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_20_4" svg:stroke-width="0.018cm" svg:stroke-color="#ff3333" draw:marker-start-width="0.175cm" draw:marker-end-width="0.175cm" draw:stroke-linejoin="miter" svg:stroke-linecap="butt" draw:textarea-horizontal-align="center" draw:textarea-vertical-align="middle" fo:padding-top="0.009cm" fo:padding-bottom="0.009cm" fo:padding-left="0.009cm" fo:padding-right="0.009cm"/>
    </style:style>
    <style:style style:name="gr2" style:family="graphic" style:parent-style-name="standard">
      <style:graphic-properties draw:stroke="solid" draw:stroke-dash="Dashed_20__28_var_29__20_4" svg:stroke-width="0.018cm" svg:stroke-color="#ff3333" draw:marker-start-width="0.175cm" draw:marker-end-width="0.175cm" draw:stroke-linejoin="miter" svg:stroke-linecap="butt" draw:fill="none" draw:textarea-horizontal-align="center" draw:textarea-vertical-align="middle" fo:padding-top="0.009cm" fo:padding-bottom="0.009cm" fo:padding-left="0.009cm" fo:padding-right="0.009cm"/>
    </style:style>
    <style:style style:name="gr3" style:family="graphic" style:parent-style-name="standard">
      <style:graphic-properties draw:stroke="solid" draw:stroke-dash="Dashed_20__28_var_29__20_4" svg:stroke-width="0.018cm" svg:stroke-color="#6666ff" draw:marker-start-width="0.175cm" draw:marker-end-width="0.175cm" draw:stroke-linejoin="miter" svg:stroke-linecap="butt" draw:textarea-horizontal-align="center" draw:textarea-vertical-align="middle" fo:padding-top="0.009cm" fo:padding-bottom="0.009cm" fo:padding-left="0.009cm" fo:padding-right="0.009cm"/>
    </style:style>
    <style:style style:name="gr4" style:family="graphic" style:parent-style-name="standard">
      <style:graphic-properties draw:stroke="solid" draw:stroke-dash="Dashed_20__28_var_29__20_4" svg:stroke-width="0.018cm" svg:stroke-color="#6666ff" draw:marker-start-width="0.175cm" draw:marker-end-width="0.175cm" draw:stroke-linejoin="miter" svg:stroke-linecap="butt" draw:fill="none" draw:textarea-horizontal-align="center" draw:textarea-vertical-align="middle" fo:padding-top="0.009cm" fo:padding-bottom="0.009cm" fo:padding-left="0.009cm" fo:padding-right="0.009cm"/>
    </style:style>
    <style:style style:name="gr5" style:family="graphic" style:parent-style-name="standard">
      <style:graphic-properties draw:stroke="solid" draw:stroke-dash="Dashed_20__28_var_29__20_4" svg:stroke-width="0cm" svg:stroke-color="#0066cc" draw:marker-start-width="0.148cm" draw:marker-end-width="0.148cm" draw:stroke-linejoin="miter" svg:stroke-linecap="butt" draw:fill="none" draw:textarea-horizontal-align="center" draw:textarea-vertical-align="middle" fo:padding-top="0cm" fo:padding-bottom="0cm" fo:padding-left="0cm" fo:padding-right="0cm"/>
    </style:style>
    <style:style style:name="gr6" style:family="graphic" style:parent-style-name="objectwithoutfill">
      <style:graphic-properties svg:stroke-width="0cm" svg:stroke-color="#ff3333" draw:marker-start-width="0.2cm" draw:marker-end-width="0.2cm" draw:fill="none" draw:textarea-horizontal-align="center" draw:textarea-vertical-align="middle" fo:padding-top="0.125cm" fo:padding-bottom="0.125cm" fo:padding-left="0.25cm" fo:padding-right="0.25cm"/>
    </style:style>
    <style:style style:name="P1" style:family="paragraph">
      <style:paragraph-properties fo:text-align="center"/>
    </style:style>
    <style:style style:name="P2" style:family="paragraph">
      <loext:graphic-properties draw:fill="none"/>
      <style:paragraph-properties fo:text-align="center"/>
    </style:style>
  </office:automatic-styles>
  <office:body>
    <office:drawing>
      <draw:page draw:name="page1" draw:style-name="dp1" draw:master-page-name="Default">
        <draw:g>
          <draw:line draw:style-name="gr1" draw:text-style-name="P1" draw:layer="TiM_F" svg:x1="29.471cm" svg:y1="9.734cm" svg:x2="29.546cm" svg:y2="9.659cm">
            <text:p/>
          </draw:line>
          <draw:line draw:style-name="gr1" draw:text-style-name="P1" draw:layer="TiM_F" svg:x1="29.471cm" svg:y1="9.734cm" svg:x2="29.471cm" svg:y2="10.154cm">
            <text:p/>
          </draw:line>
          <draw:line draw:style-name="gr1" draw:text-style-name="P1" draw:layer="TiM_F" svg:x1="29.471cm" svg:y1="10.154cm" svg:x2="29.966cm" svg:y2="10.154cm">
            <text:p/>
          </draw:line>
          <draw:line draw:style-name="gr1" draw:text-style-name="P1" draw:layer="TiM_F" svg:x1="29.966cm" svg:y1="10.154cm" svg:x2="29.966cm" svg:y2="9.659cm">
            <text:p/>
          </draw:line>
          <draw:line draw:style-name="gr1" draw:text-style-name="P1" draw:layer="TiM_F" svg:x1="29.966cm" svg:y1="9.659cm" svg:x2="29.546cm" svg:y2="9.659cm">
            <text:p/>
          </draw:line>
          <draw:path draw:style-name="gr2" draw:text-style-name="P2" draw:layer="TiM_F" svg:width="0.354cm" svg:height="0.354cm" draw:transform="rotate (1.5707963267949) translate (29.541cm 10.084cm)" svg:viewBox="0 0 355 355" svg:d="M355 178c0-33-8-60-24-89-17-29-37-48-65-65-29-17-57-24-89-24-33 0-61 7-89 24-29 16-49 36-65 65-17 28-23 56-23 89 0 32 6 59 23 88 16 28 36 49 65 66 29 16 57 23 89 23 33 0 60-7 89-23 28-17 48-38 65-66 16-29 24-56 24-88z">
            <text:p/>
          </draw:path>
          <draw:line draw:style-name="gr1" draw:text-style-name="P1" draw:layer="TiM_F" svg:x1="29.471cm" svg:y1="9.659cm" svg:x2="29.471cm" svg:y2="9.734cm">
            <text:p/>
          </draw:line>
          <draw:line draw:style-name="gr1" draw:text-style-name="P1" draw:layer="TiM_F" svg:x1="29.471cm" svg:y1="10.112cm" svg:x2="29.471cm" svg:y2="10.154cm">
            <text:p/>
          </draw:line>
          <draw:line draw:style-name="gr1" draw:text-style-name="P1" draw:layer="TiM_F" svg:x1="29.471cm" svg:y1="10.154cm" svg:x2="29.966cm" svg:y2="10.154cm">
            <text:p/>
          </draw:line>
          <draw:line draw:style-name="gr1" draw:text-style-name="P1" draw:layer="TiM_F" svg:x1="29.546cm" svg:y1="9.659cm" svg:x2="29.471cm" svg:y2="9.659cm">
            <text:p/>
          </draw:line>
          <draw:line draw:style-name="gr1" draw:text-style-name="P1" draw:layer="TiM_F" svg:x1="29.546cm" svg:y1="9.659cm" svg:x2="29.471cm" svg:y2="9.659cm">
            <text:p/>
          </draw:line>
          <draw:path draw:style-name="gr2" draw:text-style-name="P2" draw:layer="TiM_F" svg:width="0.281cm" svg:height="0.282cm" draw:transform="rotate (1.5707963267949) translate (29.577cm 10.048cm)" svg:viewBox="0 0 282 283" svg:d="M282 142c0-26-5-49-18-71-13-23-30-39-52-52-23-13-45-19-71-19s-48 6-70 19c-23 13-39 29-52 52-13 22-19 45-19 71s6 47 19 70c13 22 29 39 52 52 22 13 44 19 70 19s48-6 71-19c22-13 39-30 52-52 13-23 18-44 18-70z">
            <text:p/>
          </draw:path>
          <draw:polyline draw:style-name="gr1" draw:text-style-name="P1" draw:layer="TiM_F" svg:width="0cm" svg:height="0.019cm" draw:transform="rotate (1.5707963267949) translate (29.451cm 9.702cm)" svg:viewBox="0 0 0 20" draw:points="0,0 0,0 0,1 0,1 0,2 0,3 0,4 0,6 0,8 0,9 0,11 0,13 0,16 0,18 0,20">
            <text:p/>
          </draw:polyline>
          <draw:polyline draw:style-name="gr1" draw:text-style-name="P1" draw:layer="TiM_F" svg:width="0cm" svg:height="0.019cm" draw:transform="rotate (1.5707963267949) translate (29.451cm 9.792cm)" svg:viewBox="0 0 0 20" draw:points="0,20 0,18 0,16 0,13 0,11 0,9 0,8 0,6 0,4 0,3 0,2 0,1 0,1 0,0 0,0">
            <text:p/>
          </draw:polyline>
          <draw:line draw:style-name="gr1" draw:text-style-name="P1" draw:layer="TiM_F" svg:x1="29.451cm" svg:y1="9.792cm" svg:x2="29.451cm" svg:y2="9.702cm">
            <text:p/>
          </draw:line>
          <draw:line draw:style-name="gr1" draw:text-style-name="P1" draw:layer="TiM_F" svg:x1="22.861cm" svg:y1="27.431cm" svg:x2="24.385cm" svg:y2="27.431cm">
            <text:p/>
          </draw:line>
          <draw:line draw:style-name="gr1" draw:text-style-name="P1" draw:layer="TiM_F" svg:x1="21.337cm" svg:y1="27.431cm" svg:x2="22.861cm" svg:y2="27.431cm">
            <text:p/>
          </draw:line>
          <draw:line draw:style-name="gr1" draw:text-style-name="P1" draw:layer="TiM_F" svg:x1="24.385cm" svg:y1="27.431cm" svg:x2="25.909cm" svg:y2="27.431cm">
            <text:p/>
          </draw:line>
          <draw:line draw:style-name="gr1" draw:text-style-name="P1" draw:layer="TiM_F" svg:x1="19.813cm" svg:y1="27.431cm" svg:x2="21.337cm" svg:y2="27.431cm">
            <text:p/>
          </draw:line>
          <draw:line draw:style-name="gr1" draw:text-style-name="P1" draw:layer="TiM_F" svg:x1="25.909cm" svg:y1="27.431cm" svg:x2="27.433cm" svg:y2="27.431cm">
            <text:p/>
          </draw:line>
          <draw:line draw:style-name="gr1" draw:text-style-name="P1" draw:layer="TiM_F" svg:x1="18.289cm" svg:y1="27.431cm" svg:x2="19.813cm" svg:y2="27.431cm">
            <text:p/>
          </draw:line>
          <draw:line draw:style-name="gr1" draw:text-style-name="P1" draw:layer="TiM_F" svg:x1="27.433cm" svg:y1="27.431cm" svg:x2="28.957cm" svg:y2="27.431cm">
            <text:p/>
          </draw:line>
          <draw:line draw:style-name="gr1" draw:text-style-name="P1" draw:layer="TiM_F" svg:x1="18.289cm" svg:y1="3.049cm" svg:x2="18.289cm" svg:y2="27.431cm">
            <text:p/>
          </draw:line>
          <draw:line draw:style-name="gr1" draw:text-style-name="P1" draw:layer="TiM_F" svg:x1="28.957cm" svg:y1="27.431cm" svg:x2="30.481cm" svg:y2="27.431cm">
            <text:p/>
          </draw:line>
          <draw:line draw:style-name="gr1" draw:text-style-name="P1" draw:layer="TiM_F" svg:x1="19.813cm" svg:y1="3.049cm" svg:x2="18.289cm" svg:y2="3.049cm">
            <text:p/>
          </draw:line>
          <draw:line draw:style-name="gr1" draw:text-style-name="P1" draw:layer="TiM_F" svg:x1="30.481cm" svg:y1="3.049cm" svg:x2="30.481cm" svg:y2="27.431cm">
            <text:p/>
          </draw:line>
          <draw:line draw:style-name="gr1" draw:text-style-name="P1" draw:layer="TiM_F" svg:x1="21.337cm" svg:y1="3.049cm" svg:x2="19.813cm" svg:y2="3.049cm">
            <text:p/>
          </draw:line>
          <draw:line draw:style-name="gr1" draw:text-style-name="P1" draw:layer="TiM_F" svg:x1="30.481cm" svg:y1="3.049cm" svg:x2="28.957cm" svg:y2="3.049cm">
            <text:p/>
          </draw:line>
          <draw:line draw:style-name="gr1" draw:text-style-name="P1" draw:layer="TiM_F" svg:x1="22.861cm" svg:y1="3.049cm" svg:x2="21.337cm" svg:y2="3.049cm">
            <text:p/>
          </draw:line>
          <draw:line draw:style-name="gr1" draw:text-style-name="P1" draw:layer="TiM_F" svg:x1="28.957cm" svg:y1="3.049cm" svg:x2="27.433cm" svg:y2="3.049cm">
            <text:p/>
          </draw:line>
          <draw:line draw:style-name="gr1" draw:text-style-name="P1" draw:layer="TiM_F" svg:x1="24.385cm" svg:y1="3.049cm" svg:x2="22.861cm" svg:y2="3.049cm">
            <text:p/>
          </draw:line>
          <draw:line draw:style-name="gr1" draw:text-style-name="P1" draw:layer="TiM_F" svg:x1="27.433cm" svg:y1="3.049cm" svg:x2="25.909cm" svg:y2="3.049cm">
            <text:p/>
          </draw:line>
          <draw:line draw:style-name="gr1" draw:text-style-name="P1" draw:layer="TiM_F" svg:x1="25.909cm" svg:y1="3.049cm" svg:x2="24.385cm" svg:y2="3.049cm">
            <text:p/>
          </draw:line>
          <draw:line draw:style-name="gr1" draw:text-style-name="P1" draw:layer="TiM_F" svg:x1="19.318cm" svg:y1="17.575cm" svg:x2="19.318cm" svg:y2="17.475cm">
            <text:p/>
          </draw:line>
          <draw:line draw:style-name="gr1" draw:text-style-name="P1" draw:layer="TiM_F" svg:x1="19.318cm" svg:y1="17.32cm" svg:x2="19.318cm" svg:y2="17.41cm">
            <text:p/>
          </draw:line>
          <draw:line draw:style-name="gr1" draw:text-style-name="P1" draw:layer="TiM_F" svg:x1="19.318cm" svg:y1="17.73cm" svg:x2="19.318cm" svg:y2="17.64cm">
            <text:p/>
          </draw:line>
          <draw:line draw:style-name="gr1" draw:text-style-name="P1" draw:layer="TiM_F" svg:x1="18.803cm" svg:y1="17.773cm" svg:x2="19.298cm" svg:y2="17.773cm">
            <text:p/>
          </draw:line>
          <draw:path draw:style-name="gr2" draw:text-style-name="P2" draw:layer="TiM_F" svg:width="0.304cm" svg:height="0.303cm" draw:transform="rotate (1.5707963267949) translate (18.899cm 18.44cm)" svg:viewBox="0 0 305 304" svg:d="M305 152c0-28-6-52-20-76-14-25-32-42-56-56s-48-20-76-20-53 6-77 20c-25 14-41 31-55 56-14 24-21 48-21 76s7 52 21 76 30 42 55 56c24 14 49 20 77 20s52-6 76-20 42-32 56-56 20-48 20-76z">
            <text:p/>
          </draw:path>
          <draw:line draw:style-name="gr1" draw:text-style-name="P1" draw:layer="TiM_F" svg:x1="19.318cm" svg:y1="19.099cm" svg:x2="19.318cm" svg:y2="18.999cm">
            <text:p/>
          </draw:line>
          <draw:line draw:style-name="gr1" draw:text-style-name="P1" draw:layer="TiM_F" svg:x1="19.318cm" svg:y1="18.844cm" svg:x2="19.318cm" svg:y2="18.934cm">
            <text:p/>
          </draw:line>
          <draw:line draw:style-name="gr1" draw:text-style-name="P1" draw:layer="TiM_F" svg:x1="19.318cm" svg:y1="19.254cm" svg:x2="19.318cm" svg:y2="19.164cm">
            <text:p/>
          </draw:line>
          <draw:line draw:style-name="gr1" draw:text-style-name="P1" draw:layer="TiM_F" svg:x1="18.803cm" svg:y1="19.297cm" svg:x2="19.298cm" svg:y2="19.297cm">
            <text:p/>
          </draw:line>
          <draw:line draw:style-name="gr1" draw:text-style-name="P1" draw:layer="TiM_F" svg:x1="25.414cm" svg:y1="19.254cm" svg:x2="25.414cm" svg:y2="19.164cm">
            <text:p/>
          </draw:line>
          <draw:line draw:style-name="gr1" draw:text-style-name="P1" draw:layer="TiM_F" svg:x1="24.974cm" svg:y1="18.802cm" svg:x2="24.899cm" svg:y2="18.802cm">
            <text:p/>
          </draw:line>
          <draw:line draw:style-name="gr1" draw:text-style-name="P1" draw:layer="TiM_F" svg:x1="24.899cm" svg:y1="19.297cm" svg:x2="25.394cm" svg:y2="19.297cm">
            <text:p/>
          </draw:line>
          <draw:line draw:style-name="gr1" draw:text-style-name="P1" draw:layer="TiM_F" svg:x1="24.879cm" svg:y1="18.844cm" svg:x2="24.879cm" svg:y2="18.934cm">
            <text:p/>
          </draw:line>
          <draw:line draw:style-name="gr1" draw:text-style-name="P1" draw:layer="TiM_F" svg:x1="24.899cm" svg:y1="19.254cm" svg:x2="24.899cm" svg:y2="19.297cm">
            <text:p/>
          </draw:line>
          <draw:line draw:style-name="gr1" draw:text-style-name="P1" draw:layer="TiM_F" svg:x1="24.879cm" svg:y1="19.254cm" svg:x2="24.879cm" svg:y2="19.164cm">
            <text:p/>
          </draw:line>
          <draw:line draw:style-name="gr1" draw:text-style-name="P1" draw:layer="TiM_F" svg:x1="24.879cm" svg:y1="19.099cm" svg:x2="24.879cm" svg:y2="18.999cm">
            <text:p/>
          </draw:line>
          <draw:path draw:style-name="gr2" draw:text-style-name="P2" draw:layer="TiM_F" svg:width="0.304cm" svg:height="0.304cm" draw:transform="rotate (1.5707963267949) translate (24.994cm 18.44cm)" svg:viewBox="0 0 305 305" svg:d="M305 153c0-28-6-52-20-76-14-25-32-42-56-56s-48-21-76-21-53 7-77 21c-25 14-41 31-55 56-14 24-21 48-21 76s7 52 21 76 30 42 55 56c24 14 49 20 77 20s52-6 76-20 42-32 56-56 20-48 20-76z">
            <text:p/>
          </draw:path>
          <draw:path draw:style-name="gr2" draw:text-style-name="P2" draw:layer="TiM_F" svg:width="0.304cm" svg:height="0.304cm" draw:transform="rotate (1.5707963267949) translate (23.47cm 18.44cm)" svg:viewBox="0 0 305 305" svg:d="M305 153c0-28-6-52-20-76-14-25-32-42-56-56s-48-21-76-21-53 7-77 21c-25 14-41 31-55 56-14 24-21 48-21 76s7 52 21 76 30 42 55 56c24 14 49 20 77 20s52-6 76-20 42-32 56-56 20-48 20-76z">
            <text:p/>
          </draw:path>
          <draw:line draw:style-name="gr1" draw:text-style-name="P1" draw:layer="TiM_F" svg:x1="23.87cm" svg:y1="18.999cm" svg:x2="23.87cm" svg:y2="18.934cm">
            <text:p/>
          </draw:line>
          <draw:line draw:style-name="gr1" draw:text-style-name="P1" draw:layer="TiM_F" svg:x1="23.89cm" svg:y1="19.099cm" svg:x2="23.89cm" svg:y2="18.999cm">
            <text:p/>
          </draw:line>
          <draw:line draw:style-name="gr1" draw:text-style-name="P1" draw:layer="TiM_F" svg:x1="23.89cm" svg:y1="18.844cm" svg:x2="23.89cm" svg:y2="18.934cm">
            <text:p/>
          </draw:line>
          <draw:line draw:style-name="gr1" draw:text-style-name="P1" draw:layer="TiM_F" svg:x1="23.87cm" svg:y1="19.164cm" svg:x2="23.87cm" svg:y2="19.099cm">
            <text:p/>
          </draw:line>
          <draw:line draw:style-name="gr1" draw:text-style-name="P1" draw:layer="TiM_F" svg:x1="23.87cm" svg:y1="18.844cm" svg:x2="23.87cm" svg:y2="18.802cm">
            <text:p/>
          </draw:line>
          <draw:line draw:style-name="gr1" draw:text-style-name="P1" draw:layer="TiM_F" svg:x1="23.89cm" svg:y1="19.254cm" svg:x2="23.89cm" svg:y2="19.164cm">
            <text:p/>
          </draw:line>
          <draw:line draw:style-name="gr1" draw:text-style-name="P1" draw:layer="TiM_F" svg:x1="23.45cm" svg:y1="18.802cm" svg:x2="23.375cm" svg:y2="18.802cm">
            <text:p/>
          </draw:line>
          <draw:line draw:style-name="gr1" draw:text-style-name="P1" draw:layer="TiM_F" svg:x1="23.87cm" svg:y1="19.297cm" svg:x2="23.87cm" svg:y2="19.254cm">
            <text:p/>
          </draw:line>
          <draw:line draw:style-name="gr1" draw:text-style-name="P1" draw:layer="TiM_F" svg:x1="23.375cm" svg:y1="19.297cm" svg:x2="23.87cm" svg:y2="19.297cm">
            <text:p/>
          </draw:line>
          <draw:line draw:style-name="gr1" draw:text-style-name="P1" draw:layer="TiM_F" svg:x1="23.355cm" svg:y1="18.844cm" svg:x2="23.355cm" svg:y2="18.934cm">
            <text:p/>
          </draw:line>
          <draw:line draw:style-name="gr1" draw:text-style-name="P1" draw:layer="TiM_F" svg:x1="23.355cm" svg:y1="19.254cm" svg:x2="23.355cm" svg:y2="19.164cm">
            <text:p/>
          </draw:line>
          <draw:line draw:style-name="gr1" draw:text-style-name="P1" draw:layer="TiM_F" svg:x1="25.414cm" svg:y1="17.73cm" svg:x2="25.414cm" svg:y2="17.64cm">
            <text:p/>
          </draw:line>
          <draw:line draw:style-name="gr1" draw:text-style-name="P1" draw:layer="TiM_F" svg:x1="24.899cm" svg:y1="17.773cm" svg:x2="25.394cm" svg:y2="17.773cm">
            <text:p/>
          </draw:line>
          <draw:line draw:style-name="gr1" draw:text-style-name="P1" draw:layer="TiM_F" svg:x1="24.879cm" svg:y1="17.32cm" svg:x2="24.879cm" svg:y2="17.41cm">
            <text:p/>
          </draw:line>
          <draw:line draw:style-name="gr1" draw:text-style-name="P1" draw:layer="TiM_F" svg:x1="24.899cm" svg:y1="17.73cm" svg:x2="24.899cm" svg:y2="17.773cm">
            <text:p/>
          </draw:line>
          <draw:line draw:style-name="gr1" draw:text-style-name="P1" draw:layer="TiM_F" svg:x1="24.879cm" svg:y1="17.73cm" svg:x2="24.879cm" svg:y2="17.64cm">
            <text:p/>
          </draw:line>
          <draw:line draw:style-name="gr1" draw:text-style-name="P1" draw:layer="TiM_F" svg:x1="24.879cm" svg:y1="17.575cm" svg:x2="24.879cm" svg:y2="17.475cm">
            <text:p/>
          </draw:line>
          <draw:line draw:style-name="gr1" draw:text-style-name="P1" draw:layer="TiM_F" svg:x1="23.87cm" svg:y1="17.475cm" svg:x2="23.87cm" svg:y2="17.41cm">
            <text:p/>
          </draw:line>
          <draw:line draw:style-name="gr1" draw:text-style-name="P1" draw:layer="TiM_F" svg:x1="23.89cm" svg:y1="17.575cm" svg:x2="23.89cm" svg:y2="17.475cm">
            <text:p/>
          </draw:line>
          <draw:line draw:style-name="gr1" draw:text-style-name="P1" draw:layer="TiM_F" svg:x1="23.89cm" svg:y1="17.32cm" svg:x2="23.89cm" svg:y2="17.41cm">
            <text:p/>
          </draw:line>
          <draw:line draw:style-name="gr1" draw:text-style-name="P1" draw:layer="TiM_F" svg:x1="23.87cm" svg:y1="17.64cm" svg:x2="23.87cm" svg:y2="17.575cm">
            <text:p/>
          </draw:line>
          <draw:line draw:style-name="gr1" draw:text-style-name="P1" draw:layer="TiM_F" svg:x1="23.89cm" svg:y1="17.73cm" svg:x2="23.89cm" svg:y2="17.64cm">
            <text:p/>
          </draw:line>
          <draw:line draw:style-name="gr1" draw:text-style-name="P1" draw:layer="TiM_F" svg:x1="23.87cm" svg:y1="17.773cm" svg:x2="23.87cm" svg:y2="17.73cm">
            <text:p/>
          </draw:line>
          <draw:line draw:style-name="gr1" draw:text-style-name="P1" draw:layer="TiM_F" svg:x1="23.375cm" svg:y1="17.773cm" svg:x2="23.87cm" svg:y2="17.773cm">
            <text:p/>
          </draw:line>
          <draw:line draw:style-name="gr1" draw:text-style-name="P1" draw:layer="TiM_F" svg:x1="23.355cm" svg:y1="17.32cm" svg:x2="23.355cm" svg:y2="17.41cm">
            <text:p/>
          </draw:line>
          <draw:line draw:style-name="gr1" draw:text-style-name="P1" draw:layer="TiM_F" svg:x1="23.355cm" svg:y1="17.73cm" svg:x2="23.355cm" svg:y2="17.64cm">
            <text:p/>
          </draw:line>
          <draw:line draw:style-name="gr1" draw:text-style-name="P1" draw:layer="TiM_F" svg:x1="23.355cm" svg:y1="17.575cm" svg:x2="23.355cm" svg:y2="17.475cm">
            <text:p/>
          </draw:line>
          <draw:path draw:style-name="gr2" draw:text-style-name="P2" draw:layer="TiM_F" svg:width="0.08cm" svg:height="0.081cm" draw:transform="rotate (1.5707963267949) translate (19.264cm 15.154cm)" svg:viewBox="0 0 81 82" svg:d="M81 41c0-8-2-13-5-20-4-7-9-11-15-15-7-4-14-6-21-6-8 0-13 2-20 6s-11 8-15 15-5 12-5 20c0 7 1 13 5 20 4 6 8 11 15 15s13 6 20 6c8 0 14-2 21-6s11-9 15-15c3-7 5-13 5-20z">
            <text:p/>
          </draw:path>
          <draw:path draw:style-name="gr2" draw:text-style-name="P2" draw:layer="TiM_F" svg:width="0.08cm" svg:height="0.081cm" draw:transform="rotate (1.5707963267949) translate (19.264cm 15.407cm)" svg:viewBox="0 0 81 82" svg:d="M81 41c0-8-2-13-5-20-4-7-9-11-15-15-7-4-13-6-20-6-8 0-14 2-21 6s-11 8-15 15-5 12-5 20c0 7 1 13 5 20 4 6 8 11 15 15s13 6 21 6c7 0 13-2 20-6s11-9 15-15c3-7 5-13 5-20z">
            <text:p/>
          </draw:path>
          <draw:line draw:style-name="gr1" draw:text-style-name="P1" draw:layer="TiM_F" svg:x1="19.318cm" svg:y1="16.051cm" svg:x2="19.318cm" svg:y2="15.951cm">
            <text:p/>
          </draw:line>
          <draw:line draw:style-name="gr1" draw:text-style-name="P1" draw:layer="TiM_F" svg:x1="19.318cm" svg:y1="15.796cm" svg:x2="19.318cm" svg:y2="15.886cm">
            <text:p/>
          </draw:line>
          <draw:line draw:style-name="gr1" draw:text-style-name="P1" draw:layer="TiM_F" svg:x1="19.318cm" svg:y1="16.206cm" svg:x2="19.318cm" svg:y2="16.116cm">
            <text:p/>
          </draw:line>
          <draw:line draw:style-name="gr1" draw:text-style-name="P1" draw:layer="TiM_F" svg:x1="18.803cm" svg:y1="16.249cm" svg:x2="19.298cm" svg:y2="16.249cm">
            <text:p/>
          </draw:line>
          <draw:path draw:style-name="gr2" draw:text-style-name="P2" draw:layer="TiM_F" svg:width="0.1cm" svg:height="0.101cm" draw:transform="rotate (1.5707963267949) translate (19.254cm 17.195cm)" svg:viewBox="0 0 101 102" svg:d="M101 51c0-9-2-16-6-25-5-9-11-14-19-19s-16-7-25-7c-10 0-18 2-26 7s-13 10-18 19-7 16-7 25 2 17 7 25 10 14 18 19 16 7 26 7c9 0 17-2 25-7s14-11 19-19 6-16 6-25z">
            <text:p/>
          </draw:path>
          <draw:path draw:style-name="gr2" draw:text-style-name="P2" draw:layer="TiM_F" svg:width="0.1cm" svg:height="0.101cm" draw:transform="rotate (1.5707963267949) translate (19.254cm 16.941cm)" svg:viewBox="0 0 101 102" svg:d="M101 51c0-9-2-16-6-25-5-9-11-14-19-19s-16-7-25-7c-10 0-18 2-26 7s-13 10-18 19-7 16-7 25 2 17 7 25 10 14 18 19 16 7 26 7c9 0 17-2 25-7s14-11 19-19 6-16 6-25z">
            <text:p/>
          </draw:path>
          <draw:path draw:style-name="gr2" draw:text-style-name="P2" draw:layer="TiM_F" svg:width="0.1cm" svg:height="0.101cm" draw:transform="rotate (1.5707963267949) translate (19.254cm 16.687cm)" svg:viewBox="0 0 101 102" svg:d="M101 51c0-9-2-16-6-25-5-9-11-14-19-19s-16-7-25-7c-10 0-18 2-26 7s-13 10-18 19-7 16-7 25 2 17 7 25 10 14 18 19 16 7 26 7c9 0 17-2 25-7s14-11 19-19 6-16 6-25z">
            <text:p/>
          </draw:path>
          <draw:path draw:style-name="gr2" draw:text-style-name="P2" draw:layer="TiM_F" svg:width="0.1cm" svg:height="0.101cm" draw:transform="rotate (1.5707963267949) translate (19.254cm 16.433cm)" svg:viewBox="0 0 101 102" svg:d="M101 51c0-9-2-16-6-25-5-9-11-14-19-19s-16-7-25-7c-10 0-18 2-26 7s-13 10-18 19-7 16-7 25 2 17 7 25 10 14 18 19 16 7 26 7c9 0 17-2 25-7s14-11 19-19 6-16 6-25z">
            <text:p/>
          </draw:path>
          <draw:line draw:style-name="gr1" draw:text-style-name="P1" draw:layer="TiM_F" svg:x1="19.318cm" svg:y1="13.005cm" svg:x2="19.318cm" svg:y2="12.905cm">
            <text:p/>
          </draw:line>
          <draw:line draw:style-name="gr1" draw:text-style-name="P1" draw:layer="TiM_F" svg:x1="19.318cm" svg:y1="12.75cm" svg:x2="19.318cm" svg:y2="12.84cm">
            <text:p/>
          </draw:line>
          <draw:line draw:style-name="gr1" draw:text-style-name="P1" draw:layer="TiM_F" svg:x1="19.318cm" svg:y1="13.16cm" svg:x2="19.318cm" svg:y2="13.07cm">
            <text:p/>
          </draw:line>
          <draw:line draw:style-name="gr1" draw:text-style-name="P1" draw:layer="TiM_F" svg:x1="18.803cm" svg:y1="13.202cm" svg:x2="19.298cm" svg:y2="13.202cm">
            <text:p/>
          </draw:line>
          <draw:line draw:style-name="gr1" draw:text-style-name="P1" draw:layer="TiM_F" svg:x1="25.414cm" svg:y1="13.16cm" svg:x2="25.414cm" svg:y2="13.07cm">
            <text:p/>
          </draw:line>
          <draw:line draw:style-name="gr1" draw:text-style-name="P1" draw:layer="TiM_F" svg:x1="24.899cm" svg:y1="13.202cm" svg:x2="25.394cm" svg:y2="13.202cm">
            <text:p/>
          </draw:line>
          <draw:line draw:style-name="gr1" draw:text-style-name="P1" draw:layer="TiM_F" svg:x1="24.879cm" svg:y1="12.75cm" svg:x2="24.879cm" svg:y2="12.84cm">
            <text:p/>
          </draw:line>
          <draw:line draw:style-name="gr1" draw:text-style-name="P1" draw:layer="TiM_F" svg:x1="24.879cm" svg:y1="13.16cm" svg:x2="24.879cm" svg:y2="13.07cm">
            <text:p/>
          </draw:line>
          <draw:line draw:style-name="gr1" draw:text-style-name="P1" draw:layer="TiM_F" svg:x1="24.879cm" svg:y1="13.005cm" svg:x2="24.879cm" svg:y2="12.905cm">
            <text:p/>
          </draw:line>
          <draw:line draw:style-name="gr1" draw:text-style-name="P1" draw:layer="TiM_F" svg:x1="19.318cm" svg:y1="14.529cm" svg:x2="19.318cm" svg:y2="14.429cm">
            <text:p/>
          </draw:line>
          <draw:line draw:style-name="gr1" draw:text-style-name="P1" draw:layer="TiM_F" svg:x1="19.318cm" svg:y1="14.274cm" svg:x2="19.318cm" svg:y2="14.364cm">
            <text:p/>
          </draw:line>
          <draw:line draw:style-name="gr1" draw:text-style-name="P1" draw:layer="TiM_F" svg:x1="19.318cm" svg:y1="14.684cm" svg:x2="19.318cm" svg:y2="14.594cm">
            <text:p/>
          </draw:line>
          <draw:line draw:style-name="gr1" draw:text-style-name="P1" draw:layer="TiM_F" svg:x1="18.803cm" svg:y1="14.726cm" svg:x2="19.298cm" svg:y2="14.726cm">
            <text:p/>
          </draw:line>
          <draw:line draw:style-name="gr1" draw:text-style-name="P1" draw:layer="TiM_F" svg:x1="29.986cm" svg:y1="13.005cm" svg:x2="29.986cm" svg:y2="12.905cm">
            <text:p/>
          </draw:line>
          <draw:line draw:style-name="gr1" draw:text-style-name="P1" draw:layer="TiM_F" svg:x1="29.986cm" svg:y1="12.75cm" svg:x2="29.986cm" svg:y2="12.84cm">
            <text:p/>
          </draw:line>
          <draw:line draw:style-name="gr1" draw:text-style-name="P1" draw:layer="TiM_F" svg:x1="29.986cm" svg:y1="13.16cm" svg:x2="29.986cm" svg:y2="13.07cm">
            <text:p/>
          </draw:line>
          <draw:line draw:style-name="gr1" draw:text-style-name="P1" draw:layer="TiM_F" svg:x1="29.471cm" svg:y1="13.202cm" svg:x2="29.966cm" svg:y2="13.202cm">
            <text:p/>
          </draw:line>
          <draw:line draw:style-name="gr1" draw:text-style-name="P1" draw:layer="TiM_F" svg:x1="29.451cm" svg:y1="12.75cm" svg:x2="29.451cm" svg:y2="12.84cm">
            <text:p/>
          </draw:line>
          <draw:line draw:style-name="gr1" draw:text-style-name="P1" draw:layer="TiM_F" svg:x1="29.451cm" svg:y1="13.16cm" svg:x2="29.451cm" svg:y2="13.07cm">
            <text:p/>
          </draw:line>
          <draw:line draw:style-name="gr1" draw:text-style-name="P1" draw:layer="TiM_F" svg:x1="29.451cm" svg:y1="13.005cm" svg:x2="29.451cm" svg:y2="12.905cm">
            <text:p/>
          </draw:line>
          <draw:path draw:style-name="gr2" draw:text-style-name="P2" draw:layer="TiM_F" svg:width="0.08cm" svg:height="0.08cm" draw:transform="rotate (1.5707963267949) translate (29.424cm 15.407cm)" svg:viewBox="0 0 81 81" svg:d="M81 41c0-8-1-14-5-21s-8-11-15-15-13-5-20-5c-8 0-14 1-21 5s-11 8-15 15-5 13-5 21c0 7 1 13 5 20s8 11 15 15 13 5 21 5c7 0 13-1 20-5s11-8 15-15 5-13 5-20z">
            <text:p/>
          </draw:path>
          <draw:path draw:style-name="gr2" draw:text-style-name="P2" draw:layer="TiM_F" svg:width="0.08cm" svg:height="0.08cm" draw:transform="rotate (1.5707963267949) translate (29.424cm 15.154cm)" svg:viewBox="0 0 81 81" svg:d="M81 41c0-8-1-14-5-21s-8-11-15-15-14-5-21-5c-8 0-13 1-20 5s-11 8-15 15-5 13-5 21c0 7 1 13 5 20s8 11 15 15 13 5 20 5c8 0 14-1 21-5s11-8 15-15 5-13 5-20z">
            <text:p/>
          </draw:path>
          <draw:line draw:style-name="gr1" draw:text-style-name="P1" draw:layer="TiM_F" svg:x1="29.986cm" svg:y1="14.529cm" svg:x2="29.986cm" svg:y2="14.429cm">
            <text:p/>
          </draw:line>
          <draw:line draw:style-name="gr1" draw:text-style-name="P1" draw:layer="TiM_F" svg:x1="29.986cm" svg:y1="14.274cm" svg:x2="29.986cm" svg:y2="14.364cm">
            <text:p/>
          </draw:line>
          <draw:line draw:style-name="gr1" draw:text-style-name="P1" draw:layer="TiM_F" svg:x1="29.986cm" svg:y1="14.684cm" svg:x2="29.986cm" svg:y2="14.594cm">
            <text:p/>
          </draw:line>
          <draw:line draw:style-name="gr1" draw:text-style-name="P1" draw:layer="TiM_F" svg:x1="29.451cm" svg:y1="14.274cm" svg:x2="29.451cm" svg:y2="14.364cm">
            <text:p/>
          </draw:line>
          <draw:line draw:style-name="gr1" draw:text-style-name="P1" draw:layer="TiM_F" svg:x1="29.471cm" svg:y1="14.684cm" svg:x2="29.471cm" svg:y2="14.726cm">
            <text:p/>
          </draw:line>
          <draw:line draw:style-name="gr1" draw:text-style-name="P1" draw:layer="TiM_F" svg:x1="29.451cm" svg:y1="14.684cm" svg:x2="29.451cm" svg:y2="14.594cm">
            <text:p/>
          </draw:line>
          <draw:line draw:style-name="gr1" draw:text-style-name="P1" draw:layer="TiM_F" svg:x1="29.451cm" svg:y1="14.529cm" svg:x2="29.451cm" svg:y2="14.429cm">
            <text:p/>
          </draw:line>
          <draw:path draw:style-name="gr2" draw:text-style-name="P2" draw:layer="TiM_F" svg:width="0.304cm" svg:height="0.304cm" draw:transform="rotate (1.5707963267949) translate (29.566cm 18.44cm)" svg:viewBox="0 0 305 305" svg:d="M305 153c0-28-6-53-20-77-14-25-32-41-56-55s-48-21-76-21-53 7-77 21c-25 14-41 30-55 55-14 24-21 49-21 77s7 51 21 76c14 24 30 42 55 56 24 14 49 20 77 20s52-6 76-20 42-32 56-56c14-25 20-48 20-76z">
            <text:p/>
          </draw:path>
          <draw:line draw:style-name="gr1" draw:text-style-name="P1" draw:layer="TiM_F" svg:x1="29.986cm" svg:y1="17.575cm" svg:x2="29.986cm" svg:y2="17.475cm">
            <text:p/>
          </draw:line>
          <draw:line draw:style-name="gr1" draw:text-style-name="P1" draw:layer="TiM_F" svg:x1="29.986cm" svg:y1="17.32cm" svg:x2="29.986cm" svg:y2="17.41cm">
            <text:p/>
          </draw:line>
          <draw:line draw:style-name="gr1" draw:text-style-name="P1" draw:layer="TiM_F" svg:x1="29.986cm" svg:y1="17.73cm" svg:x2="29.986cm" svg:y2="17.64cm">
            <text:p/>
          </draw:line>
          <draw:line draw:style-name="gr1" draw:text-style-name="P1" draw:layer="TiM_F" svg:x1="29.471cm" svg:y1="17.773cm" svg:x2="29.966cm" svg:y2="17.773cm">
            <text:p/>
          </draw:line>
          <draw:line draw:style-name="gr1" draw:text-style-name="P1" draw:layer="TiM_F" svg:x1="29.451cm" svg:y1="17.32cm" svg:x2="29.451cm" svg:y2="17.41cm">
            <text:p/>
          </draw:line>
          <draw:line draw:style-name="gr1" draw:text-style-name="P1" draw:layer="TiM_F" svg:x1="29.471cm" svg:y1="17.73cm" svg:x2="29.471cm" svg:y2="17.773cm">
            <text:p/>
          </draw:line>
          <draw:line draw:style-name="gr1" draw:text-style-name="P1" draw:layer="TiM_F" svg:x1="29.451cm" svg:y1="17.73cm" svg:x2="29.451cm" svg:y2="17.64cm">
            <text:p/>
          </draw:line>
          <draw:line draw:style-name="gr1" draw:text-style-name="P1" draw:layer="TiM_F" svg:x1="29.451cm" svg:y1="17.575cm" svg:x2="29.451cm" svg:y2="17.475cm">
            <text:p/>
          </draw:line>
          <draw:line draw:style-name="gr1" draw:text-style-name="P1" draw:layer="TiM_F" svg:x1="29.986cm" svg:y1="16.051cm" svg:x2="29.986cm" svg:y2="15.951cm">
            <text:p/>
          </draw:line>
          <draw:line draw:style-name="gr1" draw:text-style-name="P1" draw:layer="TiM_F" svg:x1="29.986cm" svg:y1="15.796cm" svg:x2="29.986cm" svg:y2="15.886cm">
            <text:p/>
          </draw:line>
          <draw:line draw:style-name="gr1" draw:text-style-name="P1" draw:layer="TiM_F" svg:x1="29.986cm" svg:y1="16.206cm" svg:x2="29.986cm" svg:y2="16.116cm">
            <text:p/>
          </draw:line>
          <draw:line draw:style-name="gr1" draw:text-style-name="P1" draw:layer="TiM_F" svg:x1="29.966cm" svg:y1="15.754cm" svg:x2="29.546cm" svg:y2="15.754cm">
            <text:p/>
          </draw:line>
          <draw:line draw:style-name="gr1" draw:text-style-name="P1" draw:layer="TiM_F" svg:x1="29.451cm" svg:y1="15.796cm" svg:x2="29.451cm" svg:y2="15.886cm">
            <text:p/>
          </draw:line>
          <draw:line draw:style-name="gr1" draw:text-style-name="P1" draw:layer="TiM_F" svg:x1="29.471cm" svg:y1="16.206cm" svg:x2="29.471cm" svg:y2="16.249cm">
            <text:p/>
          </draw:line>
          <draw:line draw:style-name="gr1" draw:text-style-name="P1" draw:layer="TiM_F" svg:x1="29.451cm" svg:y1="16.206cm" svg:x2="29.451cm" svg:y2="16.116cm">
            <text:p/>
          </draw:line>
          <draw:line draw:style-name="gr1" draw:text-style-name="P1" draw:layer="TiM_F" svg:x1="29.451cm" svg:y1="16.051cm" svg:x2="29.451cm" svg:y2="15.951cm">
            <text:p/>
          </draw:line>
          <draw:line draw:style-name="gr1" draw:text-style-name="P1" draw:layer="TiM_F" svg:x1="29.986cm" svg:y1="19.099cm" svg:x2="29.986cm" svg:y2="18.999cm">
            <text:p/>
          </draw:line>
          <draw:line draw:style-name="gr1" draw:text-style-name="P1" draw:layer="TiM_F" svg:x1="29.986cm" svg:y1="18.844cm" svg:x2="29.986cm" svg:y2="18.934cm">
            <text:p/>
          </draw:line>
          <draw:line draw:style-name="gr1" draw:text-style-name="P1" draw:layer="TiM_F" svg:x1="29.986cm" svg:y1="19.254cm" svg:x2="29.986cm" svg:y2="19.164cm">
            <text:p/>
          </draw:line>
          <draw:line draw:style-name="gr1" draw:text-style-name="P1" draw:layer="TiM_F" svg:x1="29.546cm" svg:y1="18.802cm" svg:x2="29.471cm" svg:y2="18.802cm">
            <text:p/>
          </draw:line>
          <draw:line draw:style-name="gr1" draw:text-style-name="P1" draw:layer="TiM_F" svg:x1="29.471cm" svg:y1="19.297cm" svg:x2="29.966cm" svg:y2="19.297cm">
            <text:p/>
          </draw:line>
          <draw:line draw:style-name="gr1" draw:text-style-name="P1" draw:layer="TiM_F" svg:x1="29.451cm" svg:y1="18.844cm" svg:x2="29.451cm" svg:y2="18.934cm">
            <text:p/>
          </draw:line>
          <draw:line draw:style-name="gr1" draw:text-style-name="P1" draw:layer="TiM_F" svg:x1="29.471cm" svg:y1="19.254cm" svg:x2="29.471cm" svg:y2="19.297cm">
            <text:p/>
          </draw:line>
          <draw:line draw:style-name="gr1" draw:text-style-name="P1" draw:layer="TiM_F" svg:x1="29.451cm" svg:y1="19.254cm" svg:x2="29.451cm" svg:y2="19.164cm">
            <text:p/>
          </draw:line>
          <draw:line draw:style-name="gr1" draw:text-style-name="P1" draw:layer="TiM_F" svg:x1="29.451cm" svg:y1="19.099cm" svg:x2="29.451cm" svg:y2="18.999cm">
            <text:p/>
          </draw:line>
          <draw:path draw:style-name="gr2" draw:text-style-name="P2" draw:layer="TiM_F" svg:width="0.08cm" svg:height="0.08cm" draw:transform="rotate (1.5707963267949) translate (18.604cm 15.154cm)" svg:viewBox="0 0 81 81" svg:d="M81 41c0-8-1-14-5-21s-8-11-15-15-14-5-21-5c-8 0-13 1-20 5s-11 8-15 15-5 13-5 21c0 7 1 13 5 20s8 11 15 15 13 5 20 5c8 0 14-1 21-5s11-8 15-15 5-13 5-20z">
            <text:p/>
          </draw:path>
          <draw:path draw:style-name="gr2" draw:text-style-name="P2" draw:layer="TiM_F" svg:width="0.08cm" svg:height="0.08cm" draw:transform="rotate (1.5707963267949) translate (18.604cm 15.407cm)" svg:viewBox="0 0 81 81" svg:d="M81 41c0-8-1-14-5-21s-8-11-15-15-13-5-20-5c-8 0-14 1-21 5s-11 8-15 15-5 13-5 21c0 7 1 13 5 20s8 11 15 15 13 5 21 5c7 0 13-1 20-5s11-8 15-15 5-13 5-20z">
            <text:p/>
          </draw:path>
          <draw:path draw:style-name="gr2" draw:text-style-name="P2" draw:layer="TiM_F" svg:width="0.08cm" svg:height="0.08cm" draw:transform="rotate (1.5707963267949) translate (18.604cm 7.788cm)" svg:viewBox="0 0 81 81" svg:d="M81 41c0-8-3-14-6-21-4-7-7-11-14-15s-14-5-21-5c-8 0-13 1-20 5s-11 8-15 15-5 13-5 21c0 7 1 13 5 20s8 11 15 15c7 3 13 5 20 5 8 0 14-1 21-5s10-9 14-15c3-7 6-13 6-20z">
            <text:p/>
          </draw:path>
          <draw:path draw:style-name="gr2" draw:text-style-name="P2" draw:layer="TiM_F" svg:width="0.08cm" svg:height="0.081cm" draw:transform="rotate (1.5707963267949) translate (19.264cm 7.788cm)" svg:viewBox="0 0 81 82" svg:d="M81 41c0-8-2-13-6-20s-8-11-14-15c-7-4-14-6-21-6-8 0-13 2-20 6s-11 8-15 15-5 12-5 20c0 7 1 13 5 20s8 11 15 15 13 6 20 6c8 0 14-2 21-6s10-8 14-15 6-13 6-20z">
            <text:p/>
          </draw:path>
          <draw:line draw:style-name="gr1" draw:text-style-name="P1" draw:layer="TiM_F" svg:x1="19.318cm" svg:y1="8.433cm" svg:x2="19.318cm" svg:y2="8.333cm">
            <text:p/>
          </draw:line>
          <draw:line draw:style-name="gr1" draw:text-style-name="P1" draw:layer="TiM_F" svg:x1="19.318cm" svg:y1="8.178cm" svg:x2="19.318cm" svg:y2="8.268cm">
            <text:p/>
          </draw:line>
          <draw:line draw:style-name="gr1" draw:text-style-name="P1" draw:layer="TiM_F" svg:x1="19.318cm" svg:y1="8.588cm" svg:x2="19.318cm" svg:y2="8.498cm">
            <text:p/>
          </draw:line>
          <draw:line draw:style-name="gr1" draw:text-style-name="P1" draw:layer="TiM_F" svg:x1="18.783cm" svg:y1="8.178cm" svg:x2="18.783cm" svg:y2="8.268cm">
            <text:p/>
          </draw:line>
          <draw:line draw:style-name="gr1" draw:text-style-name="P1" draw:layer="TiM_F" svg:x1="18.783cm" svg:y1="8.433cm" svg:x2="18.783cm" svg:y2="8.333cm">
            <text:p/>
          </draw:line>
          <draw:path draw:style-name="gr2" draw:text-style-name="P2" draw:layer="TiM_F" svg:width="0.1cm" svg:height="0.1cm" draw:transform="rotate (1.5707963267949) translate (18.594cm 10.592cm)" svg:viewBox="0 0 101 101" svg:d="M101 51c0-10-2-18-7-26s-10-13-18-18-17-7-26-7c-10 0-17 2-25 7s-14 10-19 18-6 16-6 26c0 9 1 17 6 25s11 14 19 19 16 6 25 6c10 0 18-1 26-6s13-11 18-19 7-16 7-25z">
            <text:p/>
          </draw:path>
          <draw:path draw:style-name="gr2" draw:text-style-name="P2" draw:layer="TiM_F" svg:width="0.1cm" svg:height="0.1cm" draw:transform="rotate (1.5707963267949) translate (18.594cm 10.338cm)" svg:viewBox="0 0 101 101" svg:d="M101 51c0-10-2-18-7-26s-10-13-18-18-17-7-26-7c-10 0-17 2-25 7s-14 10-19 18-6 16-6 26c0 9 1 17 6 25s11 14 19 19 16 6 25 6c10 0 18-1 26-6s13-11 18-19 7-16 7-25z">
            <text:p/>
          </draw:path>
          <draw:line draw:style-name="gr1" draw:text-style-name="P1" draw:layer="TiM_F" svg:x1="19.318cm" svg:y1="9.957cm" svg:x2="19.318cm" svg:y2="9.857cm">
            <text:p/>
          </draw:line>
          <draw:line draw:style-name="gr1" draw:text-style-name="P1" draw:layer="TiM_F" svg:x1="19.318cm" svg:y1="9.702cm" svg:x2="19.318cm" svg:y2="9.792cm">
            <text:p/>
          </draw:line>
          <draw:line draw:style-name="gr1" draw:text-style-name="P1" draw:layer="TiM_F" svg:x1="19.318cm" svg:y1="10.112cm" svg:x2="19.318cm" svg:y2="10.022cm">
            <text:p/>
          </draw:line>
          <draw:line draw:style-name="gr1" draw:text-style-name="P1" draw:layer="TiM_F" svg:x1="18.803cm" svg:y1="10.154cm" svg:x2="19.298cm" svg:y2="10.154cm">
            <text:p/>
          </draw:line>
          <draw:line draw:style-name="gr1" draw:text-style-name="P1" draw:layer="TiM_F" svg:x1="18.783cm" svg:y1="9.702cm" svg:x2="18.783cm" svg:y2="9.792cm">
            <text:p/>
          </draw:line>
          <draw:line draw:style-name="gr1" draw:text-style-name="P1" draw:layer="TiM_F" svg:x1="18.783cm" svg:y1="9.957cm" svg:x2="18.783cm" svg:y2="9.857cm">
            <text:p/>
          </draw:line>
          <draw:path draw:style-name="gr2" draw:text-style-name="P2" draw:layer="TiM_F" svg:width="0.1cm" svg:height="0.1cm" draw:transform="rotate (1.5707963267949) translate (18.594cm 11.1cm)" svg:viewBox="0 0 101 101" svg:d="M101 51c0-10-2-18-7-26s-10-13-18-18-17-7-26-7c-10 0-17 2-25 7s-14 10-19 18-6 16-6 26c0 9 1 17 6 25s11 14 19 19 16 6 25 6c10 0 18-1 26-6s13-11 18-19 7-16 7-25z">
            <text:p/>
          </draw:path>
          <draw:path draw:style-name="gr2" draw:text-style-name="P2" draw:layer="TiM_F" svg:width="0.1cm" svg:height="0.1cm" draw:transform="rotate (1.5707963267949) translate (18.594cm 10.846cm)" svg:viewBox="0 0 101 101" svg:d="M101 51c0-10-2-18-7-26s-10-13-18-18-17-7-26-7c-10 0-17 2-25 7s-14 10-19 18-6 16-6 26c0 9 1 17 6 25s11 14 19 19 16 6 25 6c10 0 18-1 26-6s13-11 18-19 7-16 7-25z">
            <text:p/>
          </draw:path>
          <draw:path draw:style-name="gr2" draw:text-style-name="P2" draw:layer="TiM_F" svg:width="0.1cm" svg:height="0.1cm" draw:transform="rotate (1.5707963267949) translate (29.414cm 10.338cm)" svg:viewBox="0 0 101 101" svg:d="M101 51c0-10-2-18-7-26s-10-13-18-18-17-7-26-7c-10 0-17 2-25 7s-14 10-19 18-6 16-6 26c0 9 1 17 6 25s11 14 19 19 16 6 25 6c10 0 18-1 26-6s13-11 18-19 7-16 7-25z">
            <text:p/>
          </draw:path>
          <draw:line draw:style-name="gr1" draw:text-style-name="P1" draw:layer="TiM_F" svg:x1="29.986cm" svg:y1="9.957cm" svg:x2="29.986cm" svg:y2="9.857cm">
            <text:p/>
          </draw:line>
          <draw:line draw:style-name="gr1" draw:text-style-name="P1" draw:layer="TiM_F" svg:x1="29.986cm" svg:y1="9.702cm" svg:x2="29.986cm" svg:y2="9.792cm">
            <text:p/>
          </draw:line>
          <draw:line draw:style-name="gr1" draw:text-style-name="P1" draw:layer="TiM_F" svg:x1="29.986cm" svg:y1="10.112cm" svg:x2="29.986cm" svg:y2="10.022cm">
            <text:p/>
          </draw:line>
          <draw:line draw:style-name="gr1" draw:text-style-name="P1" draw:layer="TiM_F" svg:x1="29.451cm" svg:y1="9.702cm" svg:x2="29.451cm" svg:y2="9.792cm">
            <text:p/>
          </draw:line>
          <draw:line draw:style-name="gr1" draw:text-style-name="P1" draw:layer="TiM_F" svg:x1="29.451cm" svg:y1="10.112cm" svg:x2="29.451cm" svg:y2="10.022cm">
            <text:p/>
          </draw:line>
          <draw:path draw:style-name="gr2" draw:text-style-name="P2" draw:layer="TiM_F" svg:width="0.08cm" svg:height="0.08cm" draw:transform="rotate (1.5707963267949) translate (29.424cm 7.788cm)" svg:viewBox="0 0 81 81" svg:d="M81 41c0-8-3-14-6-21-4-7-7-11-14-15s-14-5-21-5c-8 0-13 1-20 5s-11 8-15 15-5 13-5 21c0 7 1 13 5 20s8 11 15 15 13 5 20 5c8 0 14-1 21-5s10-9 14-15c3-7 6-13 6-20z">
            <text:p/>
          </draw:path>
          <draw:line draw:style-name="gr1" draw:text-style-name="P1" draw:layer="TiM_F" svg:x1="29.986cm" svg:y1="8.433cm" svg:x2="29.986cm" svg:y2="8.333cm">
            <text:p/>
          </draw:line>
          <draw:line draw:style-name="gr1" draw:text-style-name="P1" draw:layer="TiM_F" svg:x1="29.986cm" svg:y1="8.178cm" svg:x2="29.986cm" svg:y2="8.268cm">
            <text:p/>
          </draw:line>
          <draw:line draw:style-name="gr1" draw:text-style-name="P1" draw:layer="TiM_F" svg:x1="29.986cm" svg:y1="8.588cm" svg:x2="29.986cm" svg:y2="8.498cm">
            <text:p/>
          </draw:line>
          <draw:line draw:style-name="gr1" draw:text-style-name="P1" draw:layer="TiM_F" svg:x1="29.471cm" svg:y1="8.588cm" svg:x2="29.471cm" svg:y2="8.63cm">
            <text:p/>
          </draw:line>
          <draw:line draw:style-name="gr1" draw:text-style-name="P1" draw:layer="TiM_F" svg:x1="29.451cm" svg:y1="8.588cm" svg:x2="29.451cm" svg:y2="8.498cm">
            <text:p/>
          </draw:line>
          <draw:line draw:style-name="gr1" draw:text-style-name="P1" draw:layer="TiM_F" svg:x1="29.451cm" svg:y1="8.433cm" svg:x2="29.451cm" svg:y2="8.333cm">
            <text:p/>
          </draw:line>
          <draw:path draw:style-name="gr2" draw:text-style-name="P2" draw:layer="TiM_F" svg:width="0.1cm" svg:height="0.1cm" draw:transform="rotate (1.5707963267949) translate (29.414cm 10.846cm)" svg:viewBox="0 0 101 101" svg:d="M101 51c0-10-2-18-7-26s-10-13-18-18-17-7-26-7c-10 0-17 2-25 7s-14 10-19 18-6 16-6 26c0 9 1 17 6 25s11 14 19 19 16 6 25 6c10 0 18-1 26-6s13-11 18-19 7-16 7-25z">
            <text:p/>
          </draw:path>
          <draw:path draw:style-name="gr2" draw:text-style-name="P2" draw:layer="TiM_F" svg:width="0.1cm" svg:height="0.1cm" draw:transform="rotate (1.5707963267949) translate (29.414cm 10.592cm)" svg:viewBox="0 0 101 101" svg:d="M101 51c0-10-2-18-7-26s-10-13-18-18-17-7-26-7c-10 0-17 2-25 7s-14 10-19 18-6 16-6 26c0 9 1 17 6 25s11 14 19 19 16 6 25 6c10 0 18-1 26-6s13-11 18-19 7-16 7-25z">
            <text:p/>
          </draw:path>
          <draw:path draw:style-name="gr2" draw:text-style-name="P2" draw:layer="TiM_F" svg:width="0.1cm" svg:height="0.1cm" draw:transform="rotate (1.5707963267949) translate (29.414cm 11.1cm)" svg:viewBox="0 0 101 101" svg:d="M101 51c0-10-2-18-7-26s-10-13-18-18-17-7-26-7c-10 0-17 2-25 7s-14 10-19 18-6 16-6 26c0 9 1 17 6 25s11 14 19 19 16 6 25 6c10 0 18-1 26-6s13-11 18-19 7-16 7-25z">
            <text:p/>
          </draw:path>
          <draw:line draw:style-name="gr1" draw:text-style-name="P1" draw:layer="TiM_F" svg:x1="19.318cm" svg:y1="11.481cm" svg:x2="19.318cm" svg:y2="11.381cm">
            <text:p/>
          </draw:line>
          <draw:line draw:style-name="gr1" draw:text-style-name="P1" draw:layer="TiM_F" svg:x1="19.318cm" svg:y1="11.226cm" svg:x2="19.318cm" svg:y2="11.316cm">
            <text:p/>
          </draw:line>
          <draw:line draw:style-name="gr1" draw:text-style-name="P1" draw:layer="TiM_F" svg:x1="19.318cm" svg:y1="11.636cm" svg:x2="19.318cm" svg:y2="11.546cm">
            <text:p/>
          </draw:line>
          <draw:line draw:style-name="gr1" draw:text-style-name="P1" draw:layer="TiM_F" svg:x1="18.803cm" svg:y1="11.678cm" svg:x2="19.298cm" svg:y2="11.678cm">
            <text:p/>
          </draw:line>
          <draw:line draw:style-name="gr1" draw:text-style-name="P1" draw:layer="TiM_F" svg:x1="18.783cm" svg:y1="11.481cm" svg:x2="18.783cm" svg:y2="11.381cm">
            <text:p/>
          </draw:line>
          <draw:line draw:style-name="gr1" draw:text-style-name="P1" draw:layer="TiM_F" svg:x1="23.89cm" svg:y1="11.481cm" svg:x2="23.89cm" svg:y2="11.381cm">
            <text:p/>
          </draw:line>
          <draw:line draw:style-name="gr1" draw:text-style-name="P1" draw:layer="TiM_F" svg:x1="23.89cm" svg:y1="11.226cm" svg:x2="23.89cm" svg:y2="11.316cm">
            <text:p/>
          </draw:line>
          <draw:line draw:style-name="gr1" draw:text-style-name="P1" draw:layer="TiM_F" svg:x1="23.89cm" svg:y1="11.636cm" svg:x2="23.89cm" svg:y2="11.546cm">
            <text:p/>
          </draw:line>
          <draw:line draw:style-name="gr1" draw:text-style-name="P1" draw:layer="TiM_F" svg:x1="23.45cm" svg:y1="11.183cm" svg:x2="23.375cm" svg:y2="11.183cm">
            <text:p/>
          </draw:line>
          <draw:line draw:style-name="gr1" draw:text-style-name="P1" draw:layer="TiM_F" svg:x1="23.375cm" svg:y1="11.678cm" svg:x2="23.87cm" svg:y2="11.678cm">
            <text:p/>
          </draw:line>
          <draw:line draw:style-name="gr1" draw:text-style-name="P1" draw:layer="TiM_F" svg:x1="23.355cm" svg:y1="11.226cm" svg:x2="23.355cm" svg:y2="11.316cm">
            <text:p/>
          </draw:line>
          <draw:line draw:style-name="gr1" draw:text-style-name="P1" draw:layer="TiM_F" svg:x1="23.355cm" svg:y1="11.636cm" svg:x2="23.355cm" svg:y2="11.546cm">
            <text:p/>
          </draw:line>
          <draw:line draw:style-name="gr1" draw:text-style-name="P1" draw:layer="TiM_F" svg:x1="29.986cm" svg:y1="11.481cm" svg:x2="29.986cm" svg:y2="11.381cm">
            <text:p/>
          </draw:line>
          <draw:line draw:style-name="gr1" draw:text-style-name="P1" draw:layer="TiM_F" svg:x1="29.986cm" svg:y1="11.226cm" svg:x2="29.986cm" svg:y2="11.316cm">
            <text:p/>
          </draw:line>
          <draw:line draw:style-name="gr1" draw:text-style-name="P1" draw:layer="TiM_F" svg:x1="29.986cm" svg:y1="11.636cm" svg:x2="29.986cm" svg:y2="11.546cm">
            <text:p/>
          </draw:line>
          <draw:line draw:style-name="gr1" draw:text-style-name="P1" draw:layer="TiM_F" svg:x1="29.546cm" svg:y1="11.183cm" svg:x2="29.471cm" svg:y2="11.183cm">
            <text:p/>
          </draw:line>
          <draw:line draw:style-name="gr1" draw:text-style-name="P1" draw:layer="TiM_F" svg:x1="29.471cm" svg:y1="11.678cm" svg:x2="29.966cm" svg:y2="11.678cm">
            <text:p/>
          </draw:line>
          <draw:line draw:style-name="gr1" draw:text-style-name="P1" draw:layer="TiM_F" svg:x1="29.451cm" svg:y1="11.226cm" svg:x2="29.451cm" svg:y2="11.316cm">
            <text:p/>
          </draw:line>
          <draw:line draw:style-name="gr1" draw:text-style-name="P1" draw:layer="TiM_F" svg:x1="29.471cm" svg:y1="11.636cm" svg:x2="29.471cm" svg:y2="11.678cm">
            <text:p/>
          </draw:line>
          <draw:line draw:style-name="gr1" draw:text-style-name="P1" draw:layer="TiM_F" svg:x1="29.451cm" svg:y1="11.636cm" svg:x2="29.451cm" svg:y2="11.546cm">
            <text:p/>
          </draw:line>
          <draw:line draw:style-name="gr1" draw:text-style-name="P1" draw:layer="TiM_F" svg:x1="29.451cm" svg:y1="11.481cm" svg:x2="29.451cm" svg:y2="11.381cm">
            <text:p/>
          </draw:line>
          <draw:line draw:style-name="gr1" draw:text-style-name="P1" draw:layer="TiM_F" svg:x1="25.414cm" svg:y1="11.636cm" svg:x2="25.414cm" svg:y2="11.546cm">
            <text:p/>
          </draw:line>
          <draw:line draw:style-name="gr1" draw:text-style-name="P1" draw:layer="TiM_F" svg:x1="24.974cm" svg:y1="11.183cm" svg:x2="24.899cm" svg:y2="11.183cm">
            <text:p/>
          </draw:line>
          <draw:line draw:style-name="gr1" draw:text-style-name="P1" draw:layer="TiM_F" svg:x1="24.899cm" svg:y1="11.678cm" svg:x2="25.394cm" svg:y2="11.678cm">
            <text:p/>
          </draw:line>
          <draw:line draw:style-name="gr1" draw:text-style-name="P1" draw:layer="TiM_F" svg:x1="24.879cm" svg:y1="11.226cm" svg:x2="24.879cm" svg:y2="11.316cm">
            <text:p/>
          </draw:line>
          <draw:line draw:style-name="gr1" draw:text-style-name="P1" draw:layer="TiM_F" svg:x1="24.899cm" svg:y1="11.636cm" svg:x2="24.899cm" svg:y2="11.678cm">
            <text:p/>
          </draw:line>
          <draw:line draw:style-name="gr1" draw:text-style-name="P1" draw:layer="TiM_F" svg:x1="24.879cm" svg:y1="11.636cm" svg:x2="24.879cm" svg:y2="11.546cm">
            <text:p/>
          </draw:line>
          <draw:line draw:style-name="gr1" draw:text-style-name="P1" draw:layer="TiM_F" svg:x1="24.879cm" svg:y1="11.481cm" svg:x2="24.879cm" svg:y2="11.381cm">
            <text:p/>
          </draw:line>
          <draw:path draw:style-name="gr2" draw:text-style-name="P2" draw:layer="TiM_F" svg:width="0.1cm" svg:height="0.1cm" draw:transform="rotate (1.5707963267949) translate (18.594cm 13.894cm)" svg:viewBox="0 0 101 101" svg:d="M101 51c0-10-2-18-7-26s-10-13-18-18-17-7-26-7c-10 0-17 2-25 7s-14 10-19 18-6 16-6 26c0 9 1 17 6 25s11 14 19 19 16 6 25 6c10 0 18-1 26-6s13-11 18-19 7-16 7-25z">
            <text:p/>
          </draw:path>
          <draw:path draw:style-name="gr2" draw:text-style-name="P2" draw:layer="TiM_F" svg:width="0.1cm" svg:height="0.1cm" draw:transform="rotate (1.5707963267949) translate (29.414cm 13.894cm)" svg:viewBox="0 0 101 101" svg:d="M101 51c0-10-2-18-7-26s-10-13-18-18-17-7-26-7c-10 0-17 2-25 7s-14 10-19 18-6 16-6 26c0 9 1 17 6 25s11 14 19 19 16 6 25 6c10 0 18-1 26-6s13-11 18-19 7-16 7-25z">
            <text:p/>
          </draw:path>
          <draw:path draw:style-name="gr2" draw:text-style-name="P2" draw:layer="TiM_F" svg:width="0.1cm" svg:height="0.1cm" draw:transform="rotate (1.5707963267949) translate (29.414cm 13.386cm)" svg:viewBox="0 0 101 101" svg:d="M101 51c0-10-2-18-7-26s-10-13-18-18-17-7-26-7c-10 0-17 2-25 7s-14 10-19 18-6 16-6 26c0 9 1 17 6 25s11 14 19 19 16 6 25 6c10 0 18-1 26-6s13-11 18-19 7-16 7-25z">
            <text:p/>
          </draw:path>
          <draw:path draw:style-name="gr2" draw:text-style-name="P2" draw:layer="TiM_F" svg:width="0.1cm" svg:height="0.1cm" draw:transform="rotate (1.5707963267949) translate (29.414cm 13.64cm)" svg:viewBox="0 0 101 101" svg:d="M101 51c0-10-2-18-7-26s-10-13-18-18-17-7-26-7c-10 0-17 2-25 7s-14 10-19 18-6 16-6 26c0 9 1 17 6 25s11 14 19 19 16 6 25 6c10 0 18-1 26-6s13-11 18-19 7-16 7-25z">
            <text:p/>
          </draw:path>
          <draw:path draw:style-name="gr2" draw:text-style-name="P2" draw:layer="TiM_F" svg:width="0.304cm" svg:height="0.304cm" draw:transform="rotate (1.5707963267949) translate (24.994cm 12.345cm)" svg:viewBox="0 0 305 305" svg:d="M305 153c0-28-7-52-21-76-14-25-31-42-55-56-25-14-49-21-77-21s-52 7-76 21-42 31-56 56c-14 24-20 48-20 76s6 52 20 76 32 42 56 56 48 20 76 20 52-6 77-20c24-14 41-32 55-56s21-48 21-76z">
            <text:p/>
          </draw:path>
          <draw:path draw:style-name="gr2" draw:text-style-name="P2" draw:layer="TiM_F" svg:width="0.304cm" svg:height="0.304cm" draw:transform="rotate (1.5707963267949) translate (23.47cm 12.345cm)" svg:viewBox="0 0 305 305" svg:d="M305 153c0-28-7-52-21-76-14-25-31-42-55-56-25-14-49-21-77-21s-52 7-76 21-42 31-56 56c-14 24-20 48-20 76s6 52 20 76 32 42 56 56 48 20 76 20 52-6 77-20c24-14 41-32 55-56s21-48 21-76z">
            <text:p/>
          </draw:path>
          <draw:path draw:style-name="gr2" draw:text-style-name="P2" draw:layer="TiM_F" svg:width="0.304cm" svg:height="0.303cm" draw:transform="rotate (1.5707963267949) translate (18.899cm 12.345cm)" svg:viewBox="0 0 305 304" svg:d="M305 152c0-28-7-52-21-76-14-25-31-42-55-56-25-14-49-20-77-20s-52 6-76 20-42 31-56 56c-14 24-20 48-20 76s6 52 20 76 32 42 56 56 48 20 76 20 52-6 77-20c24-14 41-32 55-56s21-48 21-76z">
            <text:p/>
          </draw:path>
          <draw:path draw:style-name="gr2" draw:text-style-name="P2" draw:layer="TiM_F" svg:width="0.1cm" svg:height="0.1cm" draw:transform="rotate (1.5707963267949) translate (18.594cm 13.64cm)" svg:viewBox="0 0 101 101" svg:d="M101 51c0-10-2-18-7-26s-10-13-18-18-17-7-26-7c-10 0-17 2-25 7s-14 10-19 18-6 16-6 26c0 9 1 17 6 25s11 14 19 19 16 6 25 6c10 0 18-1 26-6s13-11 18-19 7-16 7-25z">
            <text:p/>
          </draw:path>
          <draw:path draw:style-name="gr2" draw:text-style-name="P2" draw:layer="TiM_F" svg:width="0.1cm" svg:height="0.1cm" draw:transform="rotate (1.5707963267949) translate (18.594cm 13.386cm)" svg:viewBox="0 0 101 101" svg:d="M101 51c0-10-2-18-7-26s-10-13-18-18-17-7-26-7c-10 0-17 2-25 7s-14 10-19 18-6 16-6 26c0 9 1 17 6 25s11 14 19 19 16 6 25 6c10 0 18-1 26-6s13-11 18-19 7-16 7-25z">
            <text:p/>
          </draw:path>
          <draw:line draw:style-name="gr1" draw:text-style-name="P1" draw:layer="TiM_F" svg:x1="23.89cm" svg:y1="13.005cm" svg:x2="23.89cm" svg:y2="12.905cm">
            <text:p/>
          </draw:line>
          <draw:line draw:style-name="gr1" draw:text-style-name="P1" draw:layer="TiM_F" svg:x1="23.89cm" svg:y1="12.75cm" svg:x2="23.89cm" svg:y2="12.84cm">
            <text:p/>
          </draw:line>
          <draw:line draw:style-name="gr1" draw:text-style-name="P1" draw:layer="TiM_F" svg:x1="23.89cm" svg:y1="13.16cm" svg:x2="23.89cm" svg:y2="13.07cm">
            <text:p/>
          </draw:line>
          <draw:line draw:style-name="gr1" draw:text-style-name="P1" draw:layer="TiM_F" svg:x1="23.375cm" svg:y1="13.202cm" svg:x2="23.87cm" svg:y2="13.202cm">
            <text:p/>
          </draw:line>
          <draw:line draw:style-name="gr1" draw:text-style-name="P1" draw:layer="TiM_F" svg:x1="23.355cm" svg:y1="12.75cm" svg:x2="23.355cm" svg:y2="12.84cm">
            <text:p/>
          </draw:line>
          <draw:line draw:style-name="gr1" draw:text-style-name="P1" draw:layer="TiM_F" svg:x1="23.355cm" svg:y1="13.16cm" svg:x2="23.355cm" svg:y2="13.07cm">
            <text:p/>
          </draw:line>
          <draw:line draw:style-name="gr1" draw:text-style-name="P1" draw:layer="TiM_F" svg:x1="23.355cm" svg:y1="13.005cm" svg:x2="23.355cm" svg:y2="12.905cm">
            <text:p/>
          </draw:line>
          <draw:path draw:style-name="gr2" draw:text-style-name="P2" draw:layer="TiM_F" svg:width="0.304cm" svg:height="0.304cm" draw:transform="rotate (1.5707963267949) translate (29.566cm 12.345cm)" svg:viewBox="0 0 305 305" svg:d="M305 153c0-28-7-53-21-77-14-25-31-41-55-55-25-14-49-21-77-21s-52 7-76 21-42 30-56 55c-14 24-20 49-20 77s6 51 20 76c14 24 32 42 56 56s48 20 76 20 52-6 77-20c24-14 41-32 55-56 14-25 21-48 21-76z">
            <text:p/>
          </draw:path>
          <draw:path draw:style-name="gr2" draw:text-style-name="P2" draw:layer="TiM_F" svg:width="0.1cm" svg:height="0.1cm" draw:transform="rotate (1.5707963267949) translate (18.594cm 14.148cm)" svg:viewBox="0 0 101 101" svg:d="M101 51c0-10-2-18-7-26s-10-13-18-18-17-7-26-7c-10 0-17 2-25 7s-14 10-19 18-6 16-6 26c0 9 1 17 6 25s11 14 19 19 16 6 25 6c10 0 18-1 26-6s13-11 18-19 7-16 7-25z">
            <text:p/>
          </draw:path>
          <draw:path draw:style-name="gr2" draw:text-style-name="P2" draw:layer="TiM_F" svg:width="0.1cm" svg:height="0.1cm" draw:transform="rotate (1.5707963267949) translate (29.414cm 14.148cm)" svg:viewBox="0 0 101 101" svg:d="M101 51c0-10-2-18-7-26s-10-13-18-18-17-7-26-7c-10 0-17 2-25 7s-14 10-19 18-6 16-6 26c0 9 1 17 6 25s11 14 19 19 16 6 25 6c10 0 18-1 26-6s13-11 18-19 7-16 7-25z">
            <text:p/>
          </draw:path>
          <draw:path draw:style-name="gr2" draw:text-style-name="P2" draw:layer="TiM_F" svg:width="0.1cm" svg:height="0.101cm" draw:transform="rotate (1.5707963267949) translate (19.254cm 19.989cm)" svg:viewBox="0 0 101 102" svg:d="M101 51c0-9-2-16-6-25-5-9-11-14-19-19s-16-7-25-7c-10 0-18 2-26 7s-13 10-18 19-7 16-7 25 2 17 7 25 10 14 18 19 16 7 26 7c9 0 17-2 25-7s14-11 19-19 6-16 6-25z">
            <text:p/>
          </draw:path>
          <draw:path draw:style-name="gr2" draw:text-style-name="P2" draw:layer="TiM_F" svg:width="0.1cm" svg:height="0.101cm" draw:transform="rotate (1.5707963267949) translate (19.254cm 19.735cm)" svg:viewBox="0 0 101 102" svg:d="M101 51c0-9-2-16-6-25-5-9-11-14-19-19s-16-7-25-7c-10 0-18 2-26 7s-13 10-18 19-7 16-7 25 2 17 7 25 10 14 18 19 16 7 26 7c9 0 17-2 25-7s14-11 19-19 6-16 6-25z">
            <text:p/>
          </draw:path>
          <draw:path draw:style-name="gr2" draw:text-style-name="P2" draw:layer="TiM_F" svg:width="0.1cm" svg:height="0.101cm" draw:transform="rotate (1.5707963267949) translate (19.254cm 19.481cm)" svg:viewBox="0 0 101 102" svg:d="M101 51c0-9-2-16-6-25-5-9-11-14-19-19s-16-7-25-7c-10 0-18 2-26 7s-13 10-18 19-7 16-7 25 2 17 7 25 10 14 18 19 16 7 26 7c9 0 17-2 25-7s14-11 19-19 6-16 6-25z">
            <text:p/>
          </draw:path>
          <draw:line draw:style-name="gr1" draw:text-style-name="P1" draw:layer="TiM_F" svg:x1="29.986cm" svg:y1="3.861cm" svg:x2="29.986cm" svg:y2="3.761cm">
            <text:p/>
          </draw:line>
          <draw:line draw:style-name="gr1" draw:text-style-name="P1" draw:layer="TiM_F" svg:x1="29.986cm" svg:y1="3.606cm" svg:x2="29.986cm" svg:y2="3.696cm">
            <text:p/>
          </draw:line>
          <draw:line draw:style-name="gr1" draw:text-style-name="P1" draw:layer="TiM_F" svg:x1="29.451cm" svg:y1="3.606cm" svg:x2="29.451cm" svg:y2="3.696cm">
            <text:p/>
          </draw:line>
          <draw:line draw:style-name="gr1" draw:text-style-name="P1" draw:layer="TiM_F" svg:x1="29.471cm" svg:y1="4.016cm" svg:x2="29.471cm" svg:y2="4.058cm">
            <text:p/>
          </draw:line>
          <draw:line draw:style-name="gr1" draw:text-style-name="P1" draw:layer="TiM_F" svg:x1="29.451cm" svg:y1="4.016cm" svg:x2="29.451cm" svg:y2="3.926cm">
            <text:p/>
          </draw:line>
          <draw:line draw:style-name="gr1" draw:text-style-name="P1" draw:layer="TiM_F" svg:x1="28.462cm" svg:y1="3.861cm" svg:x2="28.462cm" svg:y2="3.761cm">
            <text:p/>
          </draw:line>
          <draw:line draw:style-name="gr1" draw:text-style-name="P1" draw:layer="TiM_F" svg:x1="28.462cm" svg:y1="3.606cm" svg:x2="28.462cm" svg:y2="3.696cm">
            <text:p/>
          </draw:line>
          <draw:line draw:style-name="gr1" draw:text-style-name="P1" draw:layer="TiM_F" svg:x1="28.462cm" svg:y1="4.016cm" svg:x2="28.462cm" svg:y2="3.926cm">
            <text:p/>
          </draw:line>
          <draw:line draw:style-name="gr1" draw:text-style-name="P1" draw:layer="TiM_F" svg:x1="27.927cm" svg:y1="3.606cm" svg:x2="27.927cm" svg:y2="3.696cm">
            <text:p/>
          </draw:line>
          <draw:line draw:style-name="gr1" draw:text-style-name="P1" draw:layer="TiM_F" svg:x1="27.927cm" svg:y1="4.016cm" svg:x2="27.927cm" svg:y2="3.926cm">
            <text:p/>
          </draw:line>
          <draw:line draw:style-name="gr1" draw:text-style-name="P1" draw:layer="TiM_F" svg:x1="27.927cm" svg:y1="3.861cm" svg:x2="27.927cm" svg:y2="3.761cm">
            <text:p/>
          </draw:line>
          <draw:path draw:style-name="gr2" draw:text-style-name="P2" draw:layer="TiM_F" svg:width="0.081cm" svg:height="0.08cm" draw:transform="rotate (1.5707963267949) translate (27.265cm 4.106cm)" svg:viewBox="0 0 82 81" svg:d="M82 41c0-8-3-14-6-21-4-7-9-11-15-15-7-4-13-5-20-5-8 0-13 1-20 5s-11 8-15 15-6 13-6 21c0 7 2 14 6 20s8 11 15 15 13 5 20 5c8 0 13-1 20-5s11-9 15-15 6-13 6-20z">
            <text:p/>
          </draw:path>
          <draw:path draw:style-name="gr2" draw:text-style-name="P2" draw:layer="TiM_F" svg:width="0.081cm" svg:height="0.08cm" draw:transform="rotate (1.5707963267949) translate (27.519cm 4.106cm)" svg:viewBox="0 0 82 81" svg:d="M82 41c0-8-3-14-6-21-4-7-9-11-15-15-7-4-13-5-20-5-8 0-13 1-20 5s-11 8-15 15-6 13-6 21c0 7 2 13 6 20s8 11 15 15 13 5 20 5c8 0 13-1 20-5s11-9 15-15c3-7 6-13 6-20z">
            <text:p/>
          </draw:path>
          <draw:path draw:style-name="gr2" draw:text-style-name="P2" draw:layer="TiM_F" svg:width="0.304cm" svg:height="0.304cm" draw:transform="rotate (1.5707963267949) translate (29.566cm 6.249cm)" svg:viewBox="0 0 305 305" svg:d="M305 153c0-28-7-53-21-77-14-25-32-41-56-55-25-14-48-21-76-21s-52 7-76 21-42 30-56 55c-14 24-20 49-20 77s6 51 20 76c14 24 32 42 56 56s48 20 76 20 51-6 76-20c24-14 42-32 56-56 14-25 21-48 21-76z">
            <text:p/>
          </draw:path>
          <draw:line draw:style-name="gr1" draw:text-style-name="P1" draw:layer="TiM_F" svg:x1="29.986cm" svg:y1="5.385cm" svg:x2="29.986cm" svg:y2="5.285cm">
            <text:p/>
          </draw:line>
          <draw:line draw:style-name="gr1" draw:text-style-name="P1" draw:layer="TiM_F" svg:x1="29.986cm" svg:y1="5.13cm" svg:x2="29.986cm" svg:y2="5.22cm">
            <text:p/>
          </draw:line>
          <draw:line draw:style-name="gr1" draw:text-style-name="P1" draw:layer="TiM_F" svg:x1="29.986cm" svg:y1="5.54cm" svg:x2="29.986cm" svg:y2="5.45cm">
            <text:p/>
          </draw:line>
          <draw:line draw:style-name="gr1" draw:text-style-name="P1" draw:layer="TiM_F" svg:x1="29.471cm" svg:y1="5.54cm" svg:x2="29.471cm" svg:y2="5.582cm">
            <text:p/>
          </draw:line>
          <draw:line draw:style-name="gr1" draw:text-style-name="P1" draw:layer="TiM_F" svg:x1="29.451cm" svg:y1="5.54cm" svg:x2="29.451cm" svg:y2="5.45cm">
            <text:p/>
          </draw:line>
          <draw:path draw:style-name="gr2" draw:text-style-name="P2" draw:layer="TiM_F" svg:width="0.304cm" svg:height="0.304cm" draw:transform="rotate (1.5707963267949) translate (24.994cm 6.249cm)" svg:viewBox="0 0 305 305" svg:d="M305 153c0-28-7-52-21-76-14-25-32-42-56-56-25-14-48-21-76-21s-52 7-76 21-42 31-56 56c-14 24-20 48-20 76s6 52 20 76 32 42 56 56 48 20 76 20 51-6 76-20c24-14 42-32 56-56s21-48 21-76z">
            <text:p/>
          </draw:path>
          <draw:line draw:style-name="gr1" draw:text-style-name="P1" draw:layer="TiM_F" svg:x1="25.414cm" svg:y1="5.385cm" svg:x2="25.414cm" svg:y2="5.285cm">
            <text:p/>
          </draw:line>
          <draw:line draw:style-name="gr1" draw:text-style-name="P1" draw:layer="TiM_F" svg:x1="25.414cm" svg:y1="5.13cm" svg:x2="25.414cm" svg:y2="5.22cm">
            <text:p/>
          </draw:line>
          <draw:line draw:style-name="gr1" draw:text-style-name="P1" draw:layer="TiM_F" svg:x1="24.899cm" svg:y1="5.54cm" svg:x2="24.899cm" svg:y2="5.582cm">
            <text:p/>
          </draw:line>
          <draw:line draw:style-name="gr1" draw:text-style-name="P1" draw:layer="TiM_F" svg:x1="24.879cm" svg:y1="5.54cm" svg:x2="24.879cm" svg:y2="5.45cm">
            <text:p/>
          </draw:line>
          <draw:path draw:style-name="gr2" draw:text-style-name="P2" draw:layer="TiM_F" svg:width="0.101cm" svg:height="0.101cm" draw:transform="rotate (1.5707963267949) translate (25.223cm 4.243cm)" svg:viewBox="0 0 102 102" svg:d="M102 51c0-10-2-18-7-26s-10-13-19-18-16-7-25-7-17 2-25 7-14 10-19 18-7 16-7 26c0 9 2 17 7 25s11 14 19 19 16 7 25 7 16-3 25-7c8-5 14-11 19-19s7-16 7-25z">
            <text:p/>
          </draw:path>
          <draw:path draw:style-name="gr2" draw:text-style-name="P2" draw:layer="TiM_F" svg:width="0.101cm" svg:height="0.101cm" draw:transform="rotate (1.5707963267949) translate (24.969cm 4.243cm)" svg:viewBox="0 0 102 102" svg:d="M102 51c0-10-2-18-7-26s-10-13-19-18-16-7-25-7-17 2-25 7-14 10-19 18-7 16-7 26c0 9 2 17 7 25s11 14 19 19 16 7 25 7 16-3 25-7c8-5 14-11 19-19s7-16 7-25z">
            <text:p/>
          </draw:path>
          <draw:line draw:style-name="gr1" draw:text-style-name="P1" draw:layer="TiM_F" svg:x1="25.414cm" svg:y1="3.861cm" svg:x2="25.414cm" svg:y2="3.761cm">
            <text:p/>
          </draw:line>
          <draw:line draw:style-name="gr1" draw:text-style-name="P1" draw:layer="TiM_F" svg:x1="25.414cm" svg:y1="3.606cm" svg:x2="25.414cm" svg:y2="3.696cm">
            <text:p/>
          </draw:line>
          <draw:line draw:style-name="gr1" draw:text-style-name="P1" draw:layer="TiM_F" svg:x1="25.414cm" svg:y1="4.016cm" svg:x2="25.414cm" svg:y2="3.926cm">
            <text:p/>
          </draw:line>
          <draw:line draw:style-name="gr1" draw:text-style-name="P1" draw:layer="TiM_F" svg:x1="24.879cm" svg:y1="3.606cm" svg:x2="24.879cm" svg:y2="3.696cm">
            <text:p/>
          </draw:line>
          <draw:line draw:style-name="gr1" draw:text-style-name="P1" draw:layer="TiM_F" svg:x1="24.899cm" svg:y1="4.016cm" svg:x2="24.899cm" svg:y2="4.058cm">
            <text:p/>
          </draw:line>
          <draw:line draw:style-name="gr1" draw:text-style-name="P1" draw:layer="TiM_F" svg:x1="24.879cm" svg:y1="4.016cm" svg:x2="24.879cm" svg:y2="3.926cm">
            <text:p/>
          </draw:line>
          <draw:line draw:style-name="gr1" draw:text-style-name="P1" draw:layer="TiM_F" svg:x1="26.938cm" svg:y1="3.861cm" svg:x2="26.938cm" svg:y2="3.761cm">
            <text:p/>
          </draw:line>
          <draw:line draw:style-name="gr1" draw:text-style-name="P1" draw:layer="TiM_F" svg:x1="26.938cm" svg:y1="3.606cm" svg:x2="26.938cm" svg:y2="3.696cm">
            <text:p/>
          </draw:line>
          <draw:line draw:style-name="gr1" draw:text-style-name="P1" draw:layer="TiM_F" svg:x1="26.938cm" svg:y1="4.016cm" svg:x2="26.938cm" svg:y2="3.926cm">
            <text:p/>
          </draw:line>
          <draw:line draw:style-name="gr1" draw:text-style-name="P1" draw:layer="TiM_F" svg:x1="26.403cm" svg:y1="3.606cm" svg:x2="26.403cm" svg:y2="3.696cm">
            <text:p/>
          </draw:line>
          <draw:line draw:style-name="gr1" draw:text-style-name="P1" draw:layer="TiM_F" svg:x1="26.403cm" svg:y1="4.016cm" svg:x2="26.403cm" svg:y2="3.926cm">
            <text:p/>
          </draw:line>
          <draw:line draw:style-name="gr1" draw:text-style-name="P1" draw:layer="TiM_F" svg:x1="26.403cm" svg:y1="3.861cm" svg:x2="26.403cm" svg:y2="3.761cm">
            <text:p/>
          </draw:line>
          <draw:path draw:style-name="gr2" draw:text-style-name="P2" draw:layer="TiM_F" svg:width="0.101cm" svg:height="0.101cm" draw:transform="rotate (1.5707963267949) translate (23.953cm 4.243cm)" svg:viewBox="0 0 102 102" svg:d="M102 51c0-10-2-18-7-26s-10-13-19-18-16-7-25-7-17 2-25 7-14 10-19 18-7 16-7 26c0 9 2 17 7 25s11 14 19 19 16 7 25 7 16-3 25-7c8-5 14-11 19-19s7-16 7-25z">
            <text:p/>
          </draw:path>
          <draw:path draw:style-name="gr2" draw:text-style-name="P2" draw:layer="TiM_F" svg:width="0.101cm" svg:height="0.101cm" draw:transform="rotate (1.5707963267949) translate (24.207cm 4.243cm)" svg:viewBox="0 0 102 102" svg:d="M102 51c0-10-2-18-7-26s-10-13-19-18-16-7-25-7-17 2-25 7-14 10-19 18-7 16-7 26c0 9 2 17 7 25s11 14 19 19 16 7 25 7 16-3 25-7c8-5 14-11 19-19s7-16 7-25z">
            <text:p/>
          </draw:path>
          <draw:path draw:style-name="gr2" draw:text-style-name="P2" draw:layer="TiM_F" svg:width="0.101cm" svg:height="0.101cm" draw:transform="rotate (1.5707963267949) translate (24.715cm 4.243cm)" svg:viewBox="0 0 102 102" svg:d="M102 51c0-10-2-18-7-26s-10-13-19-18-16-7-25-7-17 2-25 7-14 10-19 18-7 16-7 26c0 9 2 17 7 25s11 14 19 19 16 7 25 7 16-3 25-7c8-5 14-11 19-19s7-16 7-25z">
            <text:p/>
          </draw:path>
          <draw:path draw:style-name="gr2" draw:text-style-name="P2" draw:layer="TiM_F" svg:width="0.101cm" svg:height="0.101cm" draw:transform="rotate (1.5707963267949) translate (24.461cm 4.243cm)" svg:viewBox="0 0 102 102" svg:d="M102 51c0-10-2-18-7-26s-10-13-19-18-16-7-25-7-17 2-25 7-14 10-19 18-7 16-7 26c0 9 2 17 7 25s11 14 19 19 16 7 25 7 16-3 25-7c8-5 14-11 19-19s7-16 7-25z">
            <text:p/>
          </draw:path>
          <draw:path draw:style-name="gr2" draw:text-style-name="P2" draw:layer="TiM_F" svg:width="0.304cm" svg:height="0.304cm" draw:transform="rotate (1.5707963267949) translate (23.47cm 6.249cm)" svg:viewBox="0 0 305 305" svg:d="M305 153c0-28-7-52-21-76-14-25-32-42-56-56-25-14-48-21-76-21s-52 7-76 21-42 31-56 56c-14 24-20 48-20 76s6 52 20 76 32 42 56 56 48 20 76 20 51-6 76-20c24-14 42-32 56-56s21-48 21-76z">
            <text:p/>
          </draw:path>
          <draw:line draw:style-name="gr1" draw:text-style-name="P1" draw:layer="TiM_F" svg:x1="23.89cm" svg:y1="5.385cm" svg:x2="23.89cm" svg:y2="5.285cm">
            <text:p/>
          </draw:line>
          <draw:line draw:style-name="gr1" draw:text-style-name="P1" draw:layer="TiM_F" svg:x1="23.89cm" svg:y1="5.13cm" svg:x2="23.89cm" svg:y2="5.22cm">
            <text:p/>
          </draw:line>
          <draw:line draw:style-name="gr1" draw:text-style-name="P1" draw:layer="TiM_F" svg:x1="23.89cm" svg:y1="5.54cm" svg:x2="23.89cm" svg:y2="5.45cm">
            <text:p/>
          </draw:line>
          <draw:line draw:style-name="gr1" draw:text-style-name="P1" draw:layer="TiM_F" svg:x1="23.355cm" svg:y1="5.54cm" svg:x2="23.355cm" svg:y2="5.45cm">
            <text:p/>
          </draw:line>
          <draw:line draw:style-name="gr1" draw:text-style-name="P1" draw:layer="TiM_F" svg:x1="23.355cm" svg:y1="5.385cm" svg:x2="23.355cm" svg:y2="5.285cm">
            <text:p/>
          </draw:line>
          <draw:path draw:style-name="gr2" draw:text-style-name="P2" draw:layer="TiM_F" svg:width="0.101cm" svg:height="0.101cm" draw:transform="rotate (1.5707963267949) translate (23.699cm 4.243cm)" svg:viewBox="0 0 102 102" svg:d="M102 51c0-10-2-18-7-26s-10-13-19-18-16-7-25-7-17 2-25 7-14 10-19 18-7 16-7 26c0 9 2 17 7 25s11 14 19 19 16 7 25 7 16-3 25-7c8-5 14-11 19-19s7-16 7-25z">
            <text:p/>
          </draw:path>
          <draw:path draw:style-name="gr2" draw:text-style-name="P2" draw:layer="TiM_F" svg:width="0.101cm" svg:height="0.101cm" draw:transform="rotate (1.5707963267949) translate (23.445cm 4.243cm)" svg:viewBox="0 0 102 102" svg:d="M102 51c0-10-2-18-7-26s-10-13-19-18-16-7-25-7-17 2-25 7-14 10-19 18-7 16-7 26c0 9 2 17 7 25s11 14 19 19 16 7 25 7 16-3 25-7c8-5 14-11 19-19s7-16 7-25z">
            <text:p/>
          </draw:path>
          <draw:line draw:style-name="gr1" draw:text-style-name="P1" draw:layer="TiM_F" svg:x1="23.89cm" svg:y1="3.861cm" svg:x2="23.89cm" svg:y2="3.761cm">
            <text:p/>
          </draw:line>
          <draw:line draw:style-name="gr1" draw:text-style-name="P1" draw:layer="TiM_F" svg:x1="23.89cm" svg:y1="3.606cm" svg:x2="23.89cm" svg:y2="3.696cm">
            <text:p/>
          </draw:line>
          <draw:line draw:style-name="gr1" draw:text-style-name="P1" draw:layer="TiM_F" svg:x1="23.89cm" svg:y1="4.016cm" svg:x2="23.89cm" svg:y2="3.926cm">
            <text:p/>
          </draw:line>
          <draw:line draw:style-name="gr1" draw:text-style-name="P1" draw:layer="TiM_F" svg:x1="23.355cm" svg:y1="3.861cm" svg:x2="23.355cm" svg:y2="3.761cm">
            <text:p/>
          </draw:line>
          <draw:line draw:style-name="gr1" draw:text-style-name="P1" draw:layer="TiM_F" svg:x1="23.89cm" svg:y1="6.909cm" svg:x2="23.89cm" svg:y2="6.809cm">
            <text:p/>
          </draw:line>
          <draw:line draw:style-name="gr1" draw:text-style-name="P1" draw:layer="TiM_F" svg:x1="23.89cm" svg:y1="6.654cm" svg:x2="23.89cm" svg:y2="6.744cm">
            <text:p/>
          </draw:line>
          <draw:line draw:style-name="gr1" draw:text-style-name="P1" draw:layer="TiM_F" svg:x1="23.89cm" svg:y1="7.064cm" svg:x2="23.89cm" svg:y2="6.974cm">
            <text:p/>
          </draw:line>
          <draw:line draw:style-name="gr1" draw:text-style-name="P1" draw:layer="TiM_F" svg:x1="23.355cm" svg:y1="7.064cm" svg:x2="23.355cm" svg:y2="6.974cm">
            <text:p/>
          </draw:line>
          <draw:line draw:style-name="gr1" draw:text-style-name="P1" draw:layer="TiM_F" svg:x1="23.355cm" svg:y1="6.909cm" svg:x2="23.355cm" svg:y2="6.809cm">
            <text:p/>
          </draw:line>
          <draw:line draw:style-name="gr1" draw:text-style-name="P1" draw:layer="TiM_F" svg:x1="25.414cm" svg:y1="6.909cm" svg:x2="25.414cm" svg:y2="6.809cm">
            <text:p/>
          </draw:line>
          <draw:line draw:style-name="gr1" draw:text-style-name="P1" draw:layer="TiM_F" svg:x1="25.414cm" svg:y1="6.654cm" svg:x2="25.414cm" svg:y2="6.744cm">
            <text:p/>
          </draw:line>
          <draw:line draw:style-name="gr1" draw:text-style-name="P1" draw:layer="TiM_F" svg:x1="24.899cm" svg:y1="7.064cm" svg:x2="24.899cm" svg:y2="7.106cm">
            <text:p/>
          </draw:line>
          <draw:line draw:style-name="gr1" draw:text-style-name="P1" draw:layer="TiM_F" svg:x1="24.879cm" svg:y1="7.064cm" svg:x2="24.879cm" svg:y2="6.974cm">
            <text:p/>
          </draw:line>
          <draw:line draw:style-name="gr1" draw:text-style-name="P1" draw:layer="TiM_F" svg:x1="24.879cm" svg:y1="6.909cm" svg:x2="24.879cm" svg:y2="6.809cm">
            <text:p/>
          </draw:line>
          <draw:line draw:style-name="gr1" draw:text-style-name="P1" draw:layer="TiM_F" svg:x1="29.986cm" svg:y1="6.909cm" svg:x2="29.986cm" svg:y2="6.809cm">
            <text:p/>
          </draw:line>
          <draw:line draw:style-name="gr1" draw:text-style-name="P1" draw:layer="TiM_F" svg:x1="29.986cm" svg:y1="6.654cm" svg:x2="29.986cm" svg:y2="6.744cm">
            <text:p/>
          </draw:line>
          <draw:line draw:style-name="gr1" draw:text-style-name="P1" draw:layer="TiM_F" svg:x1="29.986cm" svg:y1="7.064cm" svg:x2="29.986cm" svg:y2="6.974cm">
            <text:p/>
          </draw:line>
          <draw:line draw:style-name="gr1" draw:text-style-name="P1" draw:layer="TiM_F" svg:x1="29.471cm" svg:y1="7.064cm" svg:x2="29.471cm" svg:y2="7.106cm">
            <text:p/>
          </draw:line>
          <draw:line draw:style-name="gr1" draw:text-style-name="P1" draw:layer="TiM_F" svg:x1="29.451cm" svg:y1="7.064cm" svg:x2="29.451cm" svg:y2="6.974cm">
            <text:p/>
          </draw:line>
          <draw:line draw:style-name="gr1" draw:text-style-name="P1" draw:layer="TiM_F" svg:x1="29.451cm" svg:y1="6.909cm" svg:x2="29.451cm" svg:y2="6.809cm">
            <text:p/>
          </draw:line>
          <draw:line draw:style-name="gr1" draw:text-style-name="P1" draw:layer="TiM_F" svg:x1="20.307cm" svg:y1="3.606cm" svg:x2="20.307cm" svg:y2="3.696cm">
            <text:p/>
          </draw:line>
          <draw:line draw:style-name="gr1" draw:text-style-name="P1" draw:layer="TiM_F" svg:x1="21.831cm" svg:y1="3.861cm" svg:x2="21.831cm" svg:y2="3.761cm">
            <text:p/>
          </draw:line>
          <draw:path draw:style-name="gr2" draw:text-style-name="P2" draw:layer="TiM_F" svg:width="0.08cm" svg:height="0.08cm" draw:transform="rotate (1.5707963267949) translate (29.424cm 7.534cm)" svg:viewBox="0 0 81 81" svg:d="M81 41c0-8-3-14-6-21-4-7-7-11-14-15s-14-5-21-5c-8 0-13 1-20 5s-11 8-15 15-5 13-5 21c0 7 1 13 5 20s8 11 15 15 13 5 20 5c8 0 14-1 21-5s10-9 14-15c3-7 6-13 6-20z">
            <text:p/>
          </draw:path>
          <draw:path draw:style-name="gr2" draw:text-style-name="P2" draw:layer="TiM_F" svg:width="0.304cm" svg:height="0.303cm" draw:transform="rotate (1.5707963267949) translate (18.899cm 6.249cm)" svg:viewBox="0 0 305 304" svg:d="M305 152c0-28-7-52-21-76-14-25-32-42-56-56-25-14-48-20-76-20s-52 6-76 20-42 31-56 56c-14 24-20 48-20 76s6 52 20 76 32 42 56 56 48 20 76 20 51-6 76-20c24-14 42-32 56-56s21-48 21-76z">
            <text:p/>
          </draw:path>
          <draw:line draw:style-name="gr1" draw:text-style-name="P1" draw:layer="TiM_F" svg:x1="19.318cm" svg:y1="5.385cm" svg:x2="19.318cm" svg:y2="5.285cm">
            <text:p/>
          </draw:line>
          <draw:line draw:style-name="gr1" draw:text-style-name="P1" draw:layer="TiM_F" svg:x1="19.318cm" svg:y1="5.13cm" svg:x2="19.318cm" svg:y2="5.22cm">
            <text:p/>
          </draw:line>
          <draw:line draw:style-name="gr1" draw:text-style-name="P1" draw:layer="TiM_F" svg:x1="19.318cm" svg:y1="5.54cm" svg:x2="19.318cm" svg:y2="5.45cm">
            <text:p/>
          </draw:line>
          <draw:line draw:style-name="gr1" draw:text-style-name="P1" draw:layer="TiM_F" svg:x1="18.783cm" svg:y1="5.13cm" svg:x2="18.783cm" svg:y2="5.22cm">
            <text:p/>
          </draw:line>
          <draw:line draw:style-name="gr1" draw:text-style-name="P1" draw:layer="TiM_F" svg:x1="19.318cm" svg:y1="3.861cm" svg:x2="19.318cm" svg:y2="3.761cm">
            <text:p/>
          </draw:line>
          <draw:line draw:style-name="gr1" draw:text-style-name="P1" draw:layer="TiM_F" svg:x1="19.318cm" svg:y1="4.016cm" svg:x2="19.318cm" svg:y2="3.926cm">
            <text:p/>
          </draw:line>
          <draw:line draw:style-name="gr1" draw:text-style-name="P1" draw:layer="TiM_F" svg:x1="18.783cm" svg:y1="3.606cm" svg:x2="18.783cm" svg:y2="3.696cm">
            <text:p/>
          </draw:line>
          <draw:path draw:style-name="gr2" draw:text-style-name="P2" draw:layer="TiM_F" svg:width="0.081cm" svg:height="0.081cm" draw:transform="rotate (1.5707963267949) translate (19.645cm 4.106cm)" svg:viewBox="0 0 82 82" svg:d="M82 41c0-8-2-13-6-20s-8-11-15-15-13-6-20-6c-8 0-13 2-20 6s-11 8-15 15-6 12-6 20c0 7 2 13 6 20s8 11 15 15 13 6 20 6c8 0 13-2 20-6s11-8 15-15 6-13 6-20z">
            <text:p/>
          </draw:path>
          <draw:path draw:style-name="gr2" draw:text-style-name="P2" draw:layer="TiM_F" svg:width="0.081cm" svg:height="0.081cm" draw:transform="rotate (1.5707963267949) translate (19.899cm 4.106cm)" svg:viewBox="0 0 82 82" svg:d="M82 41c0-8-2-13-6-20s-8-11-15-15-13-6-20-6c-8 0-13 2-20 6s-11 8-15 15-6 12-6 20c0 7 2 13 6 20s8 11 15 15 13 6 20 6c8 0 13-2 20-6s11-8 15-15 6-13 6-20z">
            <text:p/>
          </draw:path>
          <draw:line draw:style-name="gr1" draw:text-style-name="P1" draw:layer="TiM_F" svg:x1="19.318cm" svg:y1="6.909cm" svg:x2="19.318cm" svg:y2="6.809cm">
            <text:p/>
          </draw:line>
          <draw:line draw:style-name="gr1" draw:text-style-name="P1" draw:layer="TiM_F" svg:x1="19.318cm" svg:y1="6.654cm" svg:x2="19.318cm" svg:y2="6.744cm">
            <text:p/>
          </draw:line>
          <draw:line draw:style-name="gr1" draw:text-style-name="P1" draw:layer="TiM_F" svg:x1="19.318cm" svg:y1="7.064cm" svg:x2="19.318cm" svg:y2="6.974cm">
            <text:p/>
          </draw:line>
          <draw:line draw:style-name="gr1" draw:text-style-name="P1" draw:layer="TiM_F" svg:x1="18.783cm" svg:y1="6.654cm" svg:x2="18.783cm" svg:y2="6.744cm">
            <text:p/>
          </draw:line>
          <draw:path draw:style-name="gr2" draw:text-style-name="P2" draw:layer="TiM_F" svg:width="0.08cm" svg:height="0.081cm" draw:transform="rotate (1.5707963267949) translate (19.264cm 7.534cm)" svg:viewBox="0 0 81 82" svg:d="M81 41c0-8-2-13-6-20s-8-11-14-15c-7-4-14-6-21-6-8 0-13 2-20 6s-11 8-15 15-5 12-5 20c0 7 1 13 5 20s8 11 15 15 13 6 20 6c8 0 14-2 21-6s10-8 14-15 6-13 6-20z">
            <text:p/>
          </draw:path>
          <draw:path draw:style-name="gr2" draw:text-style-name="P2" draw:layer="TiM_F" svg:width="0.08cm" svg:height="0.08cm" draw:transform="rotate (1.5707963267949) translate (18.604cm 7.534cm)" svg:viewBox="0 0 81 81" svg:d="M81 41c0-8-3-14-6-21-4-7-7-11-14-15s-14-5-21-5c-8 0-13 1-20 5s-11 8-15 15-5 13-5 21c0 7 1 13 5 20s8 11 15 15c7 3 13 5 20 5 8 0 14-1 21-5s10-9 14-15c3-7 6-13 6-20z">
            <text:p/>
          </draw:path>
          <draw:line draw:style-name="gr1" draw:text-style-name="P1" draw:layer="TiM_F" svg:x1="19.318cm" svg:y1="22.147cm" svg:x2="19.318cm" svg:y2="22.047cm">
            <text:p/>
          </draw:line>
          <draw:line draw:style-name="gr1" draw:text-style-name="P1" draw:layer="TiM_F" svg:x1="19.318cm" svg:y1="21.892cm" svg:x2="19.318cm" svg:y2="21.982cm">
            <text:p/>
          </draw:line>
          <draw:path draw:style-name="gr2" draw:text-style-name="P2" draw:layer="TiM_F" svg:width="0.08cm" svg:height="0.08cm" draw:transform="rotate (1.5707963267949) translate (18.604cm 21.249cm)" svg:viewBox="0 0 81 81" svg:d="M81 41c0-8-1-14-5-21s-9-11-15-15c-7-4-13-5-20-5-8 0-14 1-21 5s-10 8-14 15-6 13-6 21c0 7 2 13 6 20 4 6 7 11 14 15s13 5 21 5c7 0 13-2 20-5 6-4 11-8 15-15s5-13 5-20z">
            <text:p/>
          </draw:path>
          <draw:path draw:style-name="gr2" draw:text-style-name="P2" draw:layer="TiM_F" svg:width="0.08cm" svg:height="0.08cm" draw:transform="rotate (1.5707963267949) translate (18.604cm 21.503cm)" svg:viewBox="0 0 81 81" svg:d="M81 41c0-8-1-14-5-21s-9-11-15-15c-7-4-13-5-20-5-8 0-14 1-21 5s-10 8-14 15-6 13-6 21c0 7 2 13 6 20 4 6 7 11 14 15s13 5 21 5c7 0 13-2 20-5 6-4 11-8 15-15s5-13 5-20z">
            <text:p/>
          </draw:path>
          <draw:path draw:style-name="gr2" draw:text-style-name="P2" draw:layer="TiM_F" svg:width="0.08cm" svg:height="0.081cm" draw:transform="rotate (1.5707963267949) translate (19.264cm 21.503cm)" svg:viewBox="0 0 81 82" svg:d="M81 41c0-8-1-13-5-20s-8-11-15-15-13-6-20-6c-8 0-14 2-21 6s-10 8-14 15-6 12-6 20c0 7 2 13 6 20s7 11 14 15 13 6 21 6c7 0 13-2 20-6s11-8 15-15 5-13 5-20z">
            <text:p/>
          </draw:path>
          <draw:path draw:style-name="gr2" draw:text-style-name="P2" draw:layer="TiM_F" svg:width="0.08cm" svg:height="0.081cm" draw:transform="rotate (1.5707963267949) translate (19.264cm 21.249cm)" svg:viewBox="0 0 81 82" svg:d="M81 41c0-8-1-13-5-20s-8-11-15-15-13-6-20-6c-8 0-14 2-21 6s-10 8-14 15-6 12-6 20c0 7 2 13 6 20s7 11 14 15 13 6 21 6c7 0 13-2 20-6s11-8 15-15 5-13 5-20z">
            <text:p/>
          </draw:path>
          <draw:path draw:style-name="gr2" draw:text-style-name="P2" draw:layer="TiM_F" svg:width="0.08cm" svg:height="0.08cm" draw:transform="rotate (1.5707963267949) translate (29.424cm 21.503cm)" svg:viewBox="0 0 81 81" svg:d="M81 41c0-8-1-14-5-21s-9-11-15-15c-7-4-13-5-20-5-8 0-14 1-21 5s-10 8-14 15-6 13-6 21c0 7 2 13 6 20 4 6 7 11 14 15s13 5 21 5c7 0 13-1 20-5s11-8 15-15 5-13 5-20z">
            <text:p/>
          </draw:path>
          <draw:line draw:style-name="gr1" draw:text-style-name="P1" draw:layer="TiM_F" svg:x1="29.986cm" svg:y1="22.147cm" svg:x2="29.986cm" svg:y2="22.047cm">
            <text:p/>
          </draw:line>
          <draw:line draw:style-name="gr1" draw:text-style-name="P1" draw:layer="TiM_F" svg:x1="29.986cm" svg:y1="21.892cm" svg:x2="29.986cm" svg:y2="21.982cm">
            <text:p/>
          </draw:line>
          <draw:line draw:style-name="gr1" draw:text-style-name="P1" draw:layer="TiM_F" svg:x1="29.986cm" svg:y1="22.302cm" svg:x2="29.986cm" svg:y2="22.212cm">
            <text:p/>
          </draw:line>
          <draw:line draw:style-name="gr1" draw:text-style-name="P1" draw:layer="TiM_F" svg:x1="29.451cm" svg:y1="21.892cm" svg:x2="29.451cm" svg:y2="21.982cm">
            <text:p/>
          </draw:line>
          <draw:line draw:style-name="gr1" draw:text-style-name="P1" draw:layer="TiM_F" svg:x1="29.471cm" svg:y1="22.302cm" svg:x2="29.471cm" svg:y2="22.345cm">
            <text:p/>
          </draw:line>
          <draw:line draw:style-name="gr1" draw:text-style-name="P1" draw:layer="TiM_F" svg:x1="29.451cm" svg:y1="22.302cm" svg:x2="29.451cm" svg:y2="22.212cm">
            <text:p/>
          </draw:line>
          <draw:line draw:style-name="gr1" draw:text-style-name="P1" draw:layer="TiM_F" svg:x1="29.451cm" svg:y1="22.147cm" svg:x2="29.451cm" svg:y2="22.047cm">
            <text:p/>
          </draw:line>
          <draw:path draw:style-name="gr2" draw:text-style-name="P2" draw:layer="TiM_F" svg:width="0.08cm" svg:height="0.08cm" draw:transform="rotate (1.5707963267949) translate (29.424cm 21.249cm)" svg:viewBox="0 0 81 81" svg:d="M81 41c0-8-1-14-5-21s-9-11-15-15c-7-4-13-5-20-5-8 0-14 1-21 5s-10 8-14 15-6 13-6 21c0 7 2 13 6 20 4 6 7 11 14 15s13 5 21 5c7 0 13-1 20-5s11-8 15-15 5-13 5-20z">
            <text:p/>
          </draw:path>
          <draw:line draw:style-name="gr1" draw:text-style-name="P1" draw:layer="TiM_F" svg:x1="19.318cm" svg:y1="20.623cm" svg:x2="19.318cm" svg:y2="20.523cm">
            <text:p/>
          </draw:line>
          <draw:line draw:style-name="gr1" draw:text-style-name="P1" draw:layer="TiM_F" svg:x1="19.318cm" svg:y1="20.368cm" svg:x2="19.318cm" svg:y2="20.458cm">
            <text:p/>
          </draw:line>
          <draw:line draw:style-name="gr1" draw:text-style-name="P1" draw:layer="TiM_F" svg:x1="18.803cm" svg:y1="20.821cm" svg:x2="19.298cm" svg:y2="20.821cm">
            <text:p/>
          </draw:line>
          <draw:line draw:style-name="gr1" draw:text-style-name="P1" draw:layer="TiM_F" svg:x1="29.986cm" svg:y1="20.623cm" svg:x2="29.986cm" svg:y2="20.523cm">
            <text:p/>
          </draw:line>
          <draw:line draw:style-name="gr1" draw:text-style-name="P1" draw:layer="TiM_F" svg:x1="29.986cm" svg:y1="20.368cm" svg:x2="29.986cm" svg:y2="20.458cm">
            <text:p/>
          </draw:line>
          <draw:line draw:style-name="gr1" draw:text-style-name="P1" draw:layer="TiM_F" svg:x1="29.986cm" svg:y1="20.778cm" svg:x2="29.986cm" svg:y2="20.688cm">
            <text:p/>
          </draw:line>
          <draw:line draw:style-name="gr1" draw:text-style-name="P1" draw:layer="TiM_F" svg:x1="29.546cm" svg:y1="20.326cm" svg:x2="29.471cm" svg:y2="20.326cm">
            <text:p/>
          </draw:line>
          <draw:line draw:style-name="gr1" draw:text-style-name="P1" draw:layer="TiM_F" svg:x1="29.471cm" svg:y1="20.821cm" svg:x2="29.966cm" svg:y2="20.821cm">
            <text:p/>
          </draw:line>
          <draw:line draw:style-name="gr1" draw:text-style-name="P1" draw:layer="TiM_F" svg:x1="29.451cm" svg:y1="20.368cm" svg:x2="29.451cm" svg:y2="20.458cm">
            <text:p/>
          </draw:line>
          <draw:line draw:style-name="gr1" draw:text-style-name="P1" draw:layer="TiM_F" svg:x1="29.471cm" svg:y1="20.778cm" svg:x2="29.471cm" svg:y2="20.821cm">
            <text:p/>
          </draw:line>
          <draw:line draw:style-name="gr1" draw:text-style-name="P1" draw:layer="TiM_F" svg:x1="29.451cm" svg:y1="20.778cm" svg:x2="29.451cm" svg:y2="20.688cm">
            <text:p/>
          </draw:line>
          <draw:line draw:style-name="gr1" draw:text-style-name="P1" draw:layer="TiM_F" svg:x1="29.451cm" svg:y1="20.623cm" svg:x2="29.451cm" svg:y2="20.523cm">
            <text:p/>
          </draw:line>
          <draw:path draw:style-name="gr2" draw:text-style-name="P2" draw:layer="TiM_F" svg:width="0.1cm" svg:height="0.101cm" draw:transform="rotate (1.5707963267949) translate (19.254cm 20.243cm)" svg:viewBox="0 0 101 102" svg:d="M101 51c0-9-2-16-6-25-5-9-11-14-19-19s-16-7-25-7c-10 0-18 2-26 7s-13 10-18 19-7 16-7 25 2 17 7 25 10 14 18 19 16 7 26 7c9 0 17-2 25-7s14-11 19-19 6-16 6-25z">
            <text:p/>
          </draw:path>
          <draw:path draw:style-name="gr2" draw:text-style-name="P2" draw:layer="TiM_F" svg:width="0.08cm" svg:height="0.081cm" draw:transform="rotate (1.5707963267949) translate (19.264cm 23.027cm)" svg:viewBox="0 0 81 82" svg:d="M81 41c0-8-1-13-5-20s-8-11-15-15-13-6-20-6c-8 0-14 2-21 6s-10 8-14 15-6 12-6 20c0 7 2 13 6 20s7 11 14 15 13 6 21 6c7 0 13-2 20-6s11-8 15-15 5-13 5-20z">
            <text:p/>
          </draw:path>
          <draw:path draw:style-name="gr2" draw:text-style-name="P2" draw:layer="TiM_F" svg:width="0.08cm" svg:height="0.081cm" draw:transform="rotate (1.5707963267949) translate (19.264cm 22.773cm)" svg:viewBox="0 0 81 82" svg:d="M81 41c0-8-1-13-5-20s-8-11-15-15-13-6-20-6c-8 0-14 2-21 6s-10 8-14 15-6 12-6 20c0 7 2 13 6 20s7 11 14 15 13 6 21 6c7 0 13-2 20-6s11-8 15-15 5-13 5-20z">
            <text:p/>
          </draw:path>
          <draw:path draw:style-name="gr2" draw:text-style-name="P2" draw:layer="TiM_F" svg:width="0.08cm" svg:height="0.08cm" draw:transform="rotate (1.5707963267949) translate (18.604cm 23.027cm)" svg:viewBox="0 0 81 81" svg:d="M81 41c0-8-1-14-5-21s-9-11-15-15c-7-4-13-5-20-5-8 0-14 1-21 5s-10 8-14 15-6 13-6 21c0 7 2 13 6 20 4 6 7 11 14 15s13 5 21 5c7 0 13-2 20-5 6-4 11-8 15-15s5-13 5-20z">
            <text:p/>
          </draw:path>
          <draw:path draw:style-name="gr2" draw:text-style-name="P2" draw:layer="TiM_F" svg:width="0.08cm" svg:height="0.08cm" draw:transform="rotate (1.5707963267949) translate (18.604cm 22.773cm)" svg:viewBox="0 0 81 81" svg:d="M81 41c0-8-1-14-5-21s-9-11-15-15c-7-4-13-5-20-5-8 0-14 1-21 5s-10 8-14 15-6 13-6 21c0 7 2 13 6 20 4 6 7 11 14 15s13 5 21 5c7 0 13-2 20-5 6-4 11-8 15-15s5-13 5-20z">
            <text:p/>
          </draw:path>
          <draw:path draw:style-name="gr2" draw:text-style-name="P2" draw:layer="TiM_F" svg:width="0.08cm" svg:height="0.08cm" draw:transform="rotate (1.5707963267949) translate (29.424cm 22.773cm)" svg:viewBox="0 0 81 81" svg:d="M81 41c0-8-1-14-5-21s-9-11-15-15c-7-4-13-5-20-5-8 0-14 1-21 5s-10 8-14 15-6 13-6 21c0 7 2 13 6 20 4 6 7 11 14 15s13 5 21 5c7 0 13-1 20-5s11-8 15-15 5-13 5-20z">
            <text:p/>
          </draw:path>
          <draw:path draw:style-name="gr2" draw:text-style-name="P2" draw:layer="TiM_F" svg:width="0.08cm" svg:height="0.08cm" draw:transform="rotate (1.5707963267949) translate (29.424cm 23.027cm)" svg:viewBox="0 0 81 81" svg:d="M81 41c0-8-1-14-5-21s-9-11-15-15c-7-4-13-5-20-5-8 0-14 1-21 5s-10 8-14 15-6 13-6 21c0 7 2 13 6 20 4 6 7 11 14 15s13 5 21 5c7 0 13-1 20-5s11-8 15-15 5-13 5-20z">
            <text:p/>
          </draw:path>
          <draw:path draw:style-name="gr2" draw:text-style-name="P2" draw:layer="TiM_F" svg:width="0.081cm" svg:height="0.08cm" draw:transform="rotate (1.5707963267949) translate (27.519cm 26.583cm)" svg:viewBox="0 0 82 81" svg:d="M82 41c0-8-2-14-6-21s-9-11-15-15c-7-4-13-5-20-5-8 0-13 1-20 5s-11 8-15 15-6 13-6 21c0 7 2 13 6 20 4 6 8 11 15 15s12 5 20 5c7 0 13-1 20-5s11-8 15-15 6-13 6-20z">
            <text:p/>
          </draw:path>
          <draw:path draw:style-name="gr2" draw:text-style-name="P2" draw:layer="TiM_F" svg:width="0.081cm" svg:height="0.08cm" draw:transform="rotate (1.5707963267949) translate (27.265cm 26.583cm)" svg:viewBox="0 0 82 81" svg:d="M82 41c0-8-2-14-6-21s-9-11-15-15c-7-4-13-5-20-5-8 0-13 1-20 5s-11 8-15 15-6 13-6 21c0 7 2 14 6 20s8 11 15 15 12 5 20 5c7 0 13-1 20-5s11-9 15-15 6-13 6-20z">
            <text:p/>
          </draw:path>
          <draw:line draw:style-name="gr1" draw:text-style-name="P1" draw:layer="TiM_F" svg:x1="26.938cm" svg:y1="26.719cm" svg:x2="26.938cm" svg:y2="26.619cm">
            <text:p/>
          </draw:line>
          <draw:line draw:style-name="gr1" draw:text-style-name="P1" draw:layer="TiM_F" svg:x1="26.938cm" svg:y1="26.464cm" svg:x2="26.938cm" svg:y2="26.554cm">
            <text:p/>
          </draw:line>
          <draw:line draw:style-name="gr1" draw:text-style-name="P1" draw:layer="TiM_F" svg:x1="26.403cm" svg:y1="26.464cm" svg:x2="26.403cm" svg:y2="26.554cm">
            <text:p/>
          </draw:line>
          <draw:line draw:style-name="gr1" draw:text-style-name="P1" draw:layer="TiM_F" svg:x1="26.403cm" svg:y1="26.874cm" svg:x2="26.403cm" svg:y2="26.784cm">
            <text:p/>
          </draw:line>
          <draw:line draw:style-name="gr1" draw:text-style-name="P1" draw:layer="TiM_F" svg:x1="26.403cm" svg:y1="26.719cm" svg:x2="26.403cm" svg:y2="26.619cm">
            <text:p/>
          </draw:line>
          <draw:line draw:style-name="gr1" draw:text-style-name="P1" draw:layer="TiM_F" svg:x1="25.414cm" svg:y1="26.719cm" svg:x2="25.414cm" svg:y2="26.619cm">
            <text:p/>
          </draw:line>
          <draw:line draw:style-name="gr1" draw:text-style-name="P1" draw:layer="TiM_F" svg:x1="25.414cm" svg:y1="26.464cm" svg:x2="25.414cm" svg:y2="26.554cm">
            <text:p/>
          </draw:line>
          <draw:line draw:style-name="gr1" draw:text-style-name="P1" draw:layer="TiM_F" svg:x1="25.414cm" svg:y1="26.874cm" svg:x2="25.414cm" svg:y2="26.784cm">
            <text:p/>
          </draw:line>
          <draw:line draw:style-name="gr1" draw:text-style-name="P1" draw:layer="TiM_F" svg:x1="24.879cm" svg:y1="26.464cm" svg:x2="24.879cm" svg:y2="26.554cm">
            <text:p/>
          </draw:line>
          <draw:line draw:style-name="gr1" draw:text-style-name="P1" draw:layer="TiM_F" svg:x1="24.899cm" svg:y1="26.874cm" svg:x2="24.899cm" svg:y2="26.917cm">
            <text:p/>
          </draw:line>
          <draw:line draw:style-name="gr1" draw:text-style-name="P1" draw:layer="TiM_F" svg:x1="24.879cm" svg:y1="26.874cm" svg:x2="24.879cm" svg:y2="26.784cm">
            <text:p/>
          </draw:line>
          <draw:line draw:style-name="gr1" draw:text-style-name="P1" draw:layer="TiM_F" svg:x1="20.307cm" svg:y1="26.874cm" svg:x2="20.307cm" svg:y2="26.784cm">
            <text:p/>
          </draw:line>
          <draw:line draw:style-name="gr1" draw:text-style-name="P1" draw:layer="TiM_F" svg:x1="20.307cm" svg:y1="26.719cm" svg:x2="20.307cm" svg:y2="26.619cm">
            <text:p/>
          </draw:line>
          <draw:line draw:style-name="gr1" draw:text-style-name="P1" draw:layer="TiM_F" svg:x1="21.831cm" svg:y1="26.719cm" svg:x2="21.831cm" svg:y2="26.619cm">
            <text:p/>
          </draw:line>
          <draw:line draw:style-name="gr1" draw:text-style-name="P1" draw:layer="TiM_F" svg:x1="25.414cm" svg:y1="25.195cm" svg:x2="25.414cm" svg:y2="25.095cm">
            <text:p/>
          </draw:line>
          <draw:line draw:style-name="gr1" draw:text-style-name="P1" draw:layer="TiM_F" svg:x1="25.414cm" svg:y1="24.94cm" svg:x2="25.414cm" svg:y2="25.03cm">
            <text:p/>
          </draw:line>
          <draw:line draw:style-name="gr1" draw:text-style-name="P1" draw:layer="TiM_F" svg:x1="25.414cm" svg:y1="25.35cm" svg:x2="25.414cm" svg:y2="25.26cm">
            <text:p/>
          </draw:line>
          <draw:line draw:style-name="gr1" draw:text-style-name="P1" draw:layer="TiM_F" svg:x1="24.879cm" svg:y1="24.94cm" svg:x2="24.879cm" svg:y2="25.03cm">
            <text:p/>
          </draw:line>
          <draw:line draw:style-name="gr1" draw:text-style-name="P1" draw:layer="TiM_F" svg:x1="24.899cm" svg:y1="25.35cm" svg:x2="24.899cm" svg:y2="25.393cm">
            <text:p/>
          </draw:line>
          <draw:line draw:style-name="gr1" draw:text-style-name="P1" draw:layer="TiM_F" svg:x1="24.879cm" svg:y1="25.35cm" svg:x2="24.879cm" svg:y2="25.26cm">
            <text:p/>
          </draw:line>
          <draw:line draw:style-name="gr1" draw:text-style-name="P1" draw:layer="TiM_F" svg:x1="28.462cm" svg:y1="26.719cm" svg:x2="28.462cm" svg:y2="26.619cm">
            <text:p/>
          </draw:line>
          <draw:line draw:style-name="gr1" draw:text-style-name="P1" draw:layer="TiM_F" svg:x1="28.462cm" svg:y1="26.464cm" svg:x2="28.462cm" svg:y2="26.554cm">
            <text:p/>
          </draw:line>
          <draw:line draw:style-name="gr1" draw:text-style-name="P1" draw:layer="TiM_F" svg:x1="28.462cm" svg:y1="26.874cm" svg:x2="28.462cm" svg:y2="26.784cm">
            <text:p/>
          </draw:line>
          <draw:line draw:style-name="gr1" draw:text-style-name="P1" draw:layer="TiM_F" svg:x1="27.927cm" svg:y1="26.464cm" svg:x2="27.927cm" svg:y2="26.554cm">
            <text:p/>
          </draw:line>
          <draw:line draw:style-name="gr1" draw:text-style-name="P1" draw:layer="TiM_F" svg:x1="27.927cm" svg:y1="26.874cm" svg:x2="27.927cm" svg:y2="26.784cm">
            <text:p/>
          </draw:line>
          <draw:line draw:style-name="gr1" draw:text-style-name="P1" draw:layer="TiM_F" svg:x1="27.927cm" svg:y1="26.719cm" svg:x2="27.927cm" svg:y2="26.619cm">
            <text:p/>
          </draw:line>
          <draw:path draw:style-name="gr2" draw:text-style-name="P2" draw:layer="TiM_F" svg:width="0.081cm" svg:height="0.081cm" draw:transform="rotate (1.5707963267949) translate (19.899cm 26.583cm)" svg:viewBox="0 0 82 82" svg:d="M82 41c0-8-2-13-6-20s-8-11-15-15-13-6-20-6c-8 0-13 2-20 6s-11 8-15 15-6 12-6 20c0 7 2 13 6 20s8 11 15 15 12 6 20 6c7 0 13-2 20-6s11-8 15-15 6-13 6-20z">
            <text:p/>
          </draw:path>
          <draw:line draw:style-name="gr1" draw:text-style-name="P1" draw:layer="TiM_F" svg:x1="29.986cm" svg:y1="23.671cm" svg:x2="29.986cm" svg:y2="23.571cm">
            <text:p/>
          </draw:line>
          <draw:line draw:style-name="gr1" draw:text-style-name="P1" draw:layer="TiM_F" svg:x1="29.986cm" svg:y1="23.416cm" svg:x2="29.986cm" svg:y2="23.506cm">
            <text:p/>
          </draw:line>
          <draw:line draw:style-name="gr1" draw:text-style-name="P1" draw:layer="TiM_F" svg:x1="29.986cm" svg:y1="23.826cm" svg:x2="29.986cm" svg:y2="23.736cm">
            <text:p/>
          </draw:line>
          <draw:line draw:style-name="gr1" draw:text-style-name="P1" draw:layer="TiM_F" svg:x1="29.451cm" svg:y1="23.416cm" svg:x2="29.451cm" svg:y2="23.506cm">
            <text:p/>
          </draw:line>
          <draw:line draw:style-name="gr1" draw:text-style-name="P1" draw:layer="TiM_F" svg:x1="29.471cm" svg:y1="23.826cm" svg:x2="29.471cm" svg:y2="23.869cm">
            <text:p/>
          </draw:line>
          <draw:line draw:style-name="gr1" draw:text-style-name="P1" draw:layer="TiM_F" svg:x1="29.451cm" svg:y1="23.826cm" svg:x2="29.451cm" svg:y2="23.736cm">
            <text:p/>
          </draw:line>
          <draw:line draw:style-name="gr1" draw:text-style-name="P1" draw:layer="TiM_F" svg:x1="29.451cm" svg:y1="23.671cm" svg:x2="29.451cm" svg:y2="23.571cm">
            <text:p/>
          </draw:line>
          <draw:path draw:style-name="gr2" draw:text-style-name="P2" draw:layer="TiM_F" svg:width="0.304cm" svg:height="0.304cm" draw:transform="rotate (1.5707963267949) translate (29.566cm 24.536cm)" svg:viewBox="0 0 305 305" svg:d="M305 153c0-28-6-53-20-77-14-25-32-41-56-55s-48-21-76-21-52 7-76 21c-25 14-42 30-56 55-14 24-21 49-21 77s7 51 21 76c14 24 31 42 56 56 24 14 48 20 76 20s52-6 76-20 42-32 56-56c14-25 20-48 20-76z">
            <text:p/>
          </draw:path>
          <draw:path draw:style-name="gr2" draw:text-style-name="P2" draw:layer="TiM_F" svg:width="0.304cm" svg:height="0.304cm" draw:transform="rotate (1.5707963267949) translate (23.47cm 24.536cm)" svg:viewBox="0 0 305 305" svg:d="M305 153c0-28-6-52-20-76-14-25-32-42-56-56s-48-21-76-21-52 7-76 21c-25 14-42 31-56 56-14 24-21 48-21 76s7 52 21 76 31 42 56 56c24 14 48 20 76 20s52-6 76-20 42-32 56-56 20-48 20-76z">
            <text:p/>
          </draw:path>
          <draw:path draw:style-name="gr2" draw:text-style-name="P2" draw:layer="TiM_F" svg:width="0.304cm" svg:height="0.304cm" draw:transform="rotate (1.5707963267949) translate (24.994cm 24.536cm)" svg:viewBox="0 0 305 305" svg:d="M305 153c0-28-6-52-20-76-14-25-32-42-56-56s-48-21-76-21-52 7-76 21c-25 14-42 31-56 56-14 24-21 48-21 76s7 52 21 76 31 42 56 56c24 14 48 20 76 20s52-6 76-20 42-32 56-56 20-48 20-76z">
            <text:p/>
          </draw:path>
          <draw:line draw:style-name="gr1" draw:text-style-name="P1" draw:layer="TiM_F" svg:x1="23.89cm" svg:y1="23.671cm" svg:x2="23.89cm" svg:y2="23.571cm">
            <text:p/>
          </draw:line>
          <draw:line draw:style-name="gr1" draw:text-style-name="P1" draw:layer="TiM_F" svg:x1="23.89cm" svg:y1="23.416cm" svg:x2="23.89cm" svg:y2="23.506cm">
            <text:p/>
          </draw:line>
          <draw:line draw:style-name="gr1" draw:text-style-name="P1" draw:layer="TiM_F" svg:x1="23.89cm" svg:y1="23.826cm" svg:x2="23.89cm" svg:y2="23.736cm">
            <text:p/>
          </draw:line>
          <draw:line draw:style-name="gr1" draw:text-style-name="P1" draw:layer="TiM_F" svg:x1="23.355cm" svg:y1="23.826cm" svg:x2="23.355cm" svg:y2="23.736cm">
            <text:p/>
          </draw:line>
          <draw:line draw:style-name="gr1" draw:text-style-name="P1" draw:layer="TiM_F" svg:x1="23.355cm" svg:y1="23.671cm" svg:x2="23.355cm" svg:y2="23.571cm">
            <text:p/>
          </draw:line>
          <draw:line draw:style-name="gr1" draw:text-style-name="P1" draw:layer="TiM_F" svg:x1="25.414cm" svg:y1="23.671cm" svg:x2="25.414cm" svg:y2="23.571cm">
            <text:p/>
          </draw:line>
          <draw:line draw:style-name="gr1" draw:text-style-name="P1" draw:layer="TiM_F" svg:x1="25.414cm" svg:y1="23.416cm" svg:x2="25.414cm" svg:y2="23.506cm">
            <text:p/>
          </draw:line>
          <draw:line draw:style-name="gr1" draw:text-style-name="P1" draw:layer="TiM_F" svg:x1="25.414cm" svg:y1="23.826cm" svg:x2="25.414cm" svg:y2="23.736cm">
            <text:p/>
          </draw:line>
          <draw:line draw:style-name="gr1" draw:text-style-name="P1" draw:layer="TiM_F" svg:x1="24.879cm" svg:y1="23.416cm" svg:x2="24.879cm" svg:y2="23.506cm">
            <text:p/>
          </draw:line>
          <draw:line draw:style-name="gr1" draw:text-style-name="P1" draw:layer="TiM_F" svg:x1="24.899cm" svg:y1="23.826cm" svg:x2="24.899cm" svg:y2="23.869cm">
            <text:p/>
          </draw:line>
          <draw:line draw:style-name="gr1" draw:text-style-name="P1" draw:layer="TiM_F" svg:x1="24.879cm" svg:y1="23.826cm" svg:x2="24.879cm" svg:y2="23.736cm">
            <text:p/>
          </draw:line>
          <draw:line draw:style-name="gr1" draw:text-style-name="P1" draw:layer="TiM_F" svg:x1="24.879cm" svg:y1="23.671cm" svg:x2="24.879cm" svg:y2="23.571cm">
            <text:p/>
          </draw:line>
          <draw:line draw:style-name="gr1" draw:text-style-name="P1" draw:layer="TiM_F" svg:x1="29.986cm" svg:y1="25.195cm" svg:x2="29.986cm" svg:y2="25.095cm">
            <text:p/>
          </draw:line>
          <draw:line draw:style-name="gr1" draw:text-style-name="P1" draw:layer="TiM_F" svg:x1="29.986cm" svg:y1="24.94cm" svg:x2="29.986cm" svg:y2="25.03cm">
            <text:p/>
          </draw:line>
          <draw:line draw:style-name="gr1" draw:text-style-name="P1" draw:layer="TiM_F" svg:x1="29.986cm" svg:y1="25.35cm" svg:x2="29.986cm" svg:y2="25.26cm">
            <text:p/>
          </draw:line>
          <draw:line draw:style-name="gr1" draw:text-style-name="P1" draw:layer="TiM_F" svg:x1="29.451cm" svg:y1="24.94cm" svg:x2="29.451cm" svg:y2="25.03cm">
            <text:p/>
          </draw:line>
          <draw:line draw:style-name="gr1" draw:text-style-name="P1" draw:layer="TiM_F" svg:x1="29.471cm" svg:y1="25.35cm" svg:x2="29.471cm" svg:y2="25.393cm">
            <text:p/>
          </draw:line>
          <draw:line draw:style-name="gr1" draw:text-style-name="P1" draw:layer="TiM_F" svg:x1="29.451cm" svg:y1="25.35cm" svg:x2="29.451cm" svg:y2="25.26cm">
            <text:p/>
          </draw:line>
          <draw:line draw:style-name="gr1" draw:text-style-name="P1" draw:layer="TiM_F" svg:x1="29.451cm" svg:y1="25.195cm" svg:x2="29.451cm" svg:y2="25.095cm">
            <text:p/>
          </draw:line>
          <draw:line draw:style-name="gr1" draw:text-style-name="P1" draw:layer="TiM_F" svg:x1="23.89cm" svg:y1="25.195cm" svg:x2="23.89cm" svg:y2="25.095cm">
            <text:p/>
          </draw:line>
          <draw:line draw:style-name="gr1" draw:text-style-name="P1" draw:layer="TiM_F" svg:x1="23.89cm" svg:y1="24.94cm" svg:x2="23.89cm" svg:y2="25.03cm">
            <text:p/>
          </draw:line>
          <draw:line draw:style-name="gr1" draw:text-style-name="P1" draw:layer="TiM_F" svg:x1="23.89cm" svg:y1="25.35cm" svg:x2="23.89cm" svg:y2="25.26cm">
            <text:p/>
          </draw:line>
          <draw:line draw:style-name="gr1" draw:text-style-name="P1" draw:layer="TiM_F" svg:x1="23.355cm" svg:y1="25.35cm" svg:x2="23.355cm" svg:y2="25.26cm">
            <text:p/>
          </draw:line>
          <draw:line draw:style-name="gr1" draw:text-style-name="P1" draw:layer="TiM_F" svg:x1="23.355cm" svg:y1="25.195cm" svg:x2="23.355cm" svg:y2="25.095cm">
            <text:p/>
          </draw:line>
          <draw:line draw:style-name="gr1" draw:text-style-name="P1" draw:layer="TiM_F" svg:x1="29.986cm" svg:y1="26.719cm" svg:x2="29.986cm" svg:y2="26.619cm">
            <text:p/>
          </draw:line>
          <draw:line draw:style-name="gr1" draw:text-style-name="P1" draw:layer="TiM_F" svg:x1="29.986cm" svg:y1="26.464cm" svg:x2="29.986cm" svg:y2="26.554cm">
            <text:p/>
          </draw:line>
          <draw:line draw:style-name="gr1" draw:text-style-name="P1" draw:layer="TiM_F" svg:x1="29.986cm" svg:y1="26.874cm" svg:x2="29.986cm" svg:y2="26.784cm">
            <text:p/>
          </draw:line>
          <draw:line draw:style-name="gr1" draw:text-style-name="P1" draw:layer="TiM_F" svg:x1="29.451cm" svg:y1="26.464cm" svg:x2="29.451cm" svg:y2="26.554cm">
            <text:p/>
          </draw:line>
          <draw:line draw:style-name="gr1" draw:text-style-name="P1" draw:layer="TiM_F" svg:x1="29.471cm" svg:y1="26.874cm" svg:x2="29.471cm" svg:y2="26.917cm">
            <text:p/>
          </draw:line>
          <draw:line draw:style-name="gr1" draw:text-style-name="P1" draw:layer="TiM_F" svg:x1="29.451cm" svg:y1="26.874cm" svg:x2="29.451cm" svg:y2="26.784cm">
            <text:p/>
          </draw:line>
          <draw:line draw:style-name="gr1" draw:text-style-name="P1" draw:layer="TiM_F" svg:x1="29.451cm" svg:y1="26.719cm" svg:x2="29.451cm" svg:y2="26.619cm">
            <text:p/>
          </draw:line>
          <draw:line draw:style-name="gr1" draw:text-style-name="P1" draw:layer="TiM_F" svg:x1="23.87cm" svg:y1="26.619cm" svg:x2="23.87cm" svg:y2="26.554cm">
            <text:p/>
          </draw:line>
          <draw:line draw:style-name="gr1" draw:text-style-name="P1" draw:layer="TiM_F" svg:x1="23.89cm" svg:y1="26.719cm" svg:x2="23.89cm" svg:y2="26.619cm">
            <text:p/>
          </draw:line>
          <draw:line draw:style-name="gr1" draw:text-style-name="P1" draw:layer="TiM_F" svg:x1="23.89cm" svg:y1="26.464cm" svg:x2="23.89cm" svg:y2="26.554cm">
            <text:p/>
          </draw:line>
          <draw:line draw:style-name="gr1" draw:text-style-name="P1" draw:layer="TiM_F" svg:x1="23.87cm" svg:y1="26.784cm" svg:x2="23.87cm" svg:y2="26.719cm">
            <text:p/>
          </draw:line>
          <draw:line draw:style-name="gr1" draw:text-style-name="P1" draw:layer="TiM_F" svg:x1="23.87cm" svg:y1="26.464cm" svg:x2="23.87cm" svg:y2="26.422cm">
            <text:p/>
          </draw:line>
          <draw:line draw:style-name="gr1" draw:text-style-name="P1" draw:layer="TiM_F" svg:x1="23.89cm" svg:y1="26.874cm" svg:x2="23.89cm" svg:y2="26.784cm">
            <text:p/>
          </draw:line>
          <draw:line draw:style-name="gr1" draw:text-style-name="P1" draw:layer="TiM_F" svg:x1="23.87cm" svg:y1="26.917cm" svg:x2="23.87cm" svg:y2="26.874cm">
            <text:p/>
          </draw:line>
          <draw:line draw:style-name="gr1" draw:text-style-name="P1" draw:layer="TiM_F" svg:x1="23.355cm" svg:y1="26.719cm" svg:x2="23.355cm" svg:y2="26.619cm">
            <text:p/>
          </draw:line>
          <draw:line draw:style-name="gr1" draw:text-style-name="P1" draw:layer="TiM_F" svg:x1="19.318cm" svg:y1="25.195cm" svg:x2="19.318cm" svg:y2="25.095cm">
            <text:p/>
          </draw:line>
          <draw:line draw:style-name="gr1" draw:text-style-name="P1" draw:layer="TiM_F" svg:x1="19.318cm" svg:y1="24.94cm" svg:x2="19.318cm" svg:y2="25.03cm">
            <text:p/>
          </draw:line>
          <draw:line draw:style-name="gr1" draw:text-style-name="P1" draw:layer="TiM_F" svg:x1="18.783cm" svg:y1="25.195cm" svg:x2="18.783cm" svg:y2="25.095cm">
            <text:p/>
          </draw:line>
          <draw:path draw:style-name="gr2" draw:text-style-name="P2" draw:layer="TiM_F" svg:width="0.081cm" svg:height="0.081cm" draw:transform="rotate (1.5707963267949) translate (19.645cm 26.583cm)" svg:viewBox="0 0 82 82" svg:d="M82 41c0-8-2-13-6-20s-8-11-15-15-13-6-20-6c-8 0-13 2-20 6s-11 8-15 15-6 12-6 20c0 7 2 13 6 20s8 11 15 15 12 6 20 6c7 0 13-2 20-6s11-8 15-15 6-13 6-20z">
            <text:p/>
          </draw:path>
          <draw:line draw:style-name="gr1" draw:text-style-name="P1" draw:layer="TiM_F" svg:x1="19.318cm" svg:y1="26.464cm" svg:x2="19.318cm" svg:y2="26.554cm">
            <text:p/>
          </draw:line>
          <draw:line draw:style-name="gr1" draw:text-style-name="P1" draw:layer="TiM_F" svg:x1="18.783cm" svg:y1="26.874cm" svg:x2="18.783cm" svg:y2="26.784cm">
            <text:p/>
          </draw:line>
          <draw:line draw:style-name="gr1" draw:text-style-name="P1" draw:layer="TiM_F" svg:x1="18.783cm" svg:y1="26.719cm" svg:x2="18.783cm" svg:y2="26.619cm">
            <text:p/>
          </draw:line>
          <draw:path draw:style-name="gr2" draw:text-style-name="P2" draw:layer="TiM_F" svg:width="0.304cm" svg:height="0.303cm" draw:transform="rotate (1.5707963267949) translate (18.899cm 24.536cm)" svg:viewBox="0 0 305 304" svg:d="M305 152c0-28-6-52-20-76-14-25-32-42-56-56s-48-20-76-20-52 6-76 20c-25 14-42 31-56 56-14 24-21 48-21 76s7 52 21 76 31 42 56 56c24 14 48 20 76 20s52-6 76-20 42-32 56-56 20-48 20-76z">
            <text:p/>
          </draw:path>
          <draw:line draw:style-name="gr1" draw:text-style-name="P1" draw:layer="TiM_F" svg:x1="19.318cm" svg:y1="23.671cm" svg:x2="19.318cm" svg:y2="23.571cm">
            <text:p/>
          </draw:line>
          <draw:line draw:style-name="gr1" draw:text-style-name="P1" draw:layer="TiM_F" svg:x1="19.318cm" svg:y1="23.416cm" svg:x2="19.318cm" svg:y2="23.506cm">
            <text:p/>
          </draw:line>
          <draw:line draw:style-name="gr1" draw:text-style-name="P1" draw:layer="TiM_F" svg:x1="18.783cm" svg:y1="23.671cm" svg:x2="18.783cm" svg:y2="23.571cm">
            <text:p/>
          </draw:line>
          <draw:path draw:style-name="gr2" draw:text-style-name="P2" draw:layer="TiM_F" svg:width="0.1cm" svg:height="0.101cm" draw:transform="rotate (1.5707963267949) translate (23.953cm 27.253cm)" svg:viewBox="0 0 101 102" svg:d="M101 51c0-10-1-18-6-26s-11-13-19-18-16-7-25-7c-10 0-18 2-26 7s-13 10-18 18-7 16-7 26c0 9 2 17 7 25s10 14 18 19 16 7 26 7c9 0 17-2 25-7s14-11 19-19 6-16 6-25z">
            <text:p/>
          </draw:path>
          <draw:path draw:style-name="gr2" draw:text-style-name="P2" draw:layer="TiM_F" svg:width="0.1cm" svg:height="0.101cm" draw:transform="rotate (1.5707963267949) translate (24.461cm 27.253cm)" svg:viewBox="0 0 101 102" svg:d="M101 51c0-10-1-18-6-26s-11-13-19-18-16-7-25-7c-10 0-18 2-26 7s-13 10-18 18-7 16-7 26c0 9 2 17 7 25s10 14 18 19 16 7 26 7c9 0 17-2 25-7s14-11 19-19 6-16 6-25z">
            <text:p/>
          </draw:path>
          <draw:path draw:style-name="gr2" draw:text-style-name="P2" draw:layer="TiM_F" svg:width="0.1cm" svg:height="0.101cm" draw:transform="rotate (1.5707963267949) translate (24.207cm 27.253cm)" svg:viewBox="0 0 101 102" svg:d="M101 51c0-10-1-18-6-26s-11-13-19-18-16-7-25-7c-10 0-18 2-26 7s-13 10-18 18-7 16-7 26c0 9 2 17 7 25s10 14 18 19 16 7 26 7c9 0 17-2 25-7s14-11 19-19 6-16 6-25z">
            <text:p/>
          </draw:path>
          <draw:path draw:style-name="gr2" draw:text-style-name="P2" draw:layer="TiM_F" svg:width="0.1cm" svg:height="0.101cm" draw:transform="rotate (1.5707963267949) translate (25.223cm 27.253cm)" svg:viewBox="0 0 101 102" svg:d="M101 51c0-10-1-18-6-26s-11-13-19-18-16-7-25-7c-10 0-18 2-26 7s-13 10-18 18-7 16-7 26c0 9 2 17 7 25s10 14 18 19 16 7 26 7c9 0 17-2 25-7s14-11 19-19 6-16 6-25z">
            <text:p/>
          </draw:path>
          <draw:path draw:style-name="gr2" draw:text-style-name="P2" draw:layer="TiM_F" svg:width="0.1cm" svg:height="0.101cm" draw:transform="rotate (1.5707963267949) translate (24.969cm 27.253cm)" svg:viewBox="0 0 101 102" svg:d="M101 51c0-10-1-18-6-26s-11-13-19-18-16-7-25-7c-10 0-18 2-26 7s-13 10-18 18-7 16-7 26c0 9 2 17 7 25s10 14 18 19 16 7 26 7c9 0 17-2 25-7s14-11 19-19 6-16 6-25z">
            <text:p/>
          </draw:path>
          <draw:path draw:style-name="gr2" draw:text-style-name="P2" draw:layer="TiM_F" svg:width="0.1cm" svg:height="0.101cm" draw:transform="rotate (1.5707963267949) translate (24.715cm 27.253cm)" svg:viewBox="0 0 101 102" svg:d="M101 51c0-10-1-18-6-26s-11-13-19-18-16-7-25-7c-10 0-18 2-26 7s-13 10-18 18-7 16-7 26c0 9 2 17 7 25s10 14 18 19 16 7 26 7c9 0 17-2 25-7s14-11 19-19 6-16 6-25z">
            <text:p/>
          </draw:path>
          <draw:path draw:style-name="gr2" draw:text-style-name="P2" draw:layer="TiM_F" svg:width="0.1cm" svg:height="0.101cm" draw:transform="rotate (1.5707963267949) translate (23.699cm 27.253cm)" svg:viewBox="0 0 101 102" svg:d="M101 51c0-10-1-18-6-26s-11-13-19-18-16-7-25-7c-10 0-18 2-26 7s-13 10-18 18-7 16-7 26c0 9 2 17 7 25s10 14 18 19 16 7 26 7c9 0 17-2 25-7s14-11 19-19 6-16 6-25z">
            <text:p/>
          </draw:path>
          <draw:path draw:style-name="gr2" draw:text-style-name="P2" draw:layer="TiM_F" svg:width="0.1cm" svg:height="0.101cm" draw:transform="rotate (1.5707963267949) translate (23.445cm 27.253cm)" svg:viewBox="0 0 101 102" svg:d="M101 51c0-10-1-18-6-26s-11-13-19-18-16-7-25-7c-10 0-18 2-26 7s-13 10-18 18-7 16-7 26c0 9 2 17 7 25s10 14 18 19 16 7 26 7c9 0 17-2 25-7s14-11 19-19 6-16 6-25z">
            <text:p/>
          </draw:path>
          <draw:path draw:style-name="gr2" draw:text-style-name="P2" draw:layer="TiM_F" svg:width="0.08cm" svg:height="0.081cm" draw:transform="rotate (1.5707963267949) translate (19.645cm 27.243cm)" svg:viewBox="0 0 81 82" svg:d="M81 41c0-8-2-13-5-20-4-7-9-11-15-15-7-4-13-6-20-6-8 0-14 2-21 6s-11 8-15 15-5 12-5 20c0 7 1 13 5 20 4 6 8 11 15 15s13 6 21 6c7 0 13-2 20-6s11-9 15-15c3-7 5-13 5-20z">
            <text:p/>
          </draw:path>
          <draw:path draw:style-name="gr2" draw:text-style-name="P2" draw:layer="TiM_F" svg:width="0.08cm" svg:height="0.081cm" draw:transform="rotate (1.5707963267949) translate (19.899cm 27.243cm)" svg:viewBox="0 0 81 82" svg:d="M81 41c0-8-2-13-5-20-4-7-9-11-15-15-7-4-13-6-20-6-8 0-14 2-21 6s-11 8-15 15-5 12-5 20c0 7 1 13 5 20 4 6 8 11 15 15s13 6 21 6c7 0 13-2 20-6s11-9 15-15c3-7 5-13 5-20z">
            <text:p/>
          </draw:path>
          <draw:path draw:style-name="gr2" draw:text-style-name="P2" draw:layer="TiM_F" svg:width="0.08cm" svg:height="0.08cm" draw:transform="rotate (1.5707963267949) translate (27.265cm 27.243cm)" svg:viewBox="0 0 81 81" svg:d="M81 41c0-8-1-14-5-21s-8-11-15-15-13-5-20-5c-8 0-14 1-21 5s-11 8-15 15-5 13-5 21c0 7 1 14 5 20s8 11 15 15 13 5 21 5c7 0 13-1 20-5s11-9 15-15 5-13 5-20z">
            <text:p/>
          </draw:path>
          <draw:path draw:style-name="gr2" draw:text-style-name="P2" draw:layer="TiM_F" svg:width="0.08cm" svg:height="0.08cm" draw:transform="rotate (1.5707963267949) translate (27.519cm 27.243cm)" svg:viewBox="0 0 81 81" svg:d="M81 41c0-8-1-14-5-21s-8-11-15-15-13-5-20-5c-8 0-14 1-21 5s-11 8-15 15-5 13-5 21c0 7 1 13 5 20s8 11 15 15 13 5 21 5c7 0 13-1 20-5s11-8 15-15 5-13 5-20z">
            <text:p/>
          </draw:path>
          <draw:path draw:style-name="gr2" draw:text-style-name="P2" draw:layer="TiM_F" svg:width="0.1cm" svg:height="0.101cm" draw:transform="rotate (1.5707963267949) translate (30.074cm 16.687cm)" svg:viewBox="0 0 101 102" svg:d="M101 51c0-9-2-16-6-25-5-9-11-14-19-19s-16-7-25-7c-10 0-18 2-26 7s-13 10-18 19-7 16-7 25 2 17 7 25 10 14 18 19 16 7 26 7c9 0 17-2 25-7s14-11 19-19 6-16 6-25z">
            <text:p/>
          </draw:path>
          <draw:path draw:style-name="gr2" draw:text-style-name="P2" draw:layer="TiM_F" svg:width="0.1cm" svg:height="0.101cm" draw:transform="rotate (1.5707963267949) translate (30.074cm 16.433cm)" svg:viewBox="0 0 101 102" svg:d="M101 51c0-9-2-16-6-25-5-9-11-14-19-19s-16-7-25-7c-10 0-18 2-26 7s-13 10-18 19-7 16-7 25 2 17 7 25 10 14 18 19 16 7 26 7c9 0 17-2 25-7s14-11 19-19 6-16 6-25z">
            <text:p/>
          </draw:path>
          <draw:path draw:style-name="gr2" draw:text-style-name="P2" draw:layer="TiM_F" svg:width="0.08cm" svg:height="0.081cm" draw:transform="rotate (1.5707963267949) translate (30.084cm 15.407cm)" svg:viewBox="0 0 81 82" svg:d="M81 41c0-8-2-13-5-20-4-7-8-11-15-15s-13-6-20-6c-8 0-14 2-21 6s-11 8-15 15-5 12-5 20c0 7 1 13 5 20 4 6 8 11 15 15s13 6 21 6c7 0 13-2 20-6s11-9 15-15c3-7 5-13 5-20z">
            <text:p/>
          </draw:path>
          <draw:path draw:style-name="gr2" draw:text-style-name="P2" draw:layer="TiM_F" svg:width="0.1cm" svg:height="0.101cm" draw:transform="rotate (1.5707963267949) translate (30.074cm 17.195cm)" svg:viewBox="0 0 101 102" svg:d="M101 51c0-9-2-16-6-25-5-9-11-14-19-19s-16-7-25-7c-10 0-18 2-26 7s-13 10-18 19-7 16-7 25 2 17 7 25 10 14 18 19 16 7 26 7c9 0 17-2 25-7s14-11 19-19 6-16 6-25z">
            <text:p/>
          </draw:path>
          <draw:path draw:style-name="gr2" draw:text-style-name="P2" draw:layer="TiM_F" svg:width="0.1cm" svg:height="0.101cm" draw:transform="rotate (1.5707963267949) translate (30.074cm 16.941cm)" svg:viewBox="0 0 101 102" svg:d="M101 51c0-9-2-16-6-25-5-9-11-14-19-19s-16-7-25-7c-10 0-18 2-26 7s-13 10-18 19-7 16-7 25 2 17 7 25 10 14 18 19 16 7 26 7c9 0 17-2 25-7s14-11 19-19 6-16 6-25z">
            <text:p/>
          </draw:path>
          <draw:path draw:style-name="gr1" draw:text-style-name="P1" draw:layer="TiM_F" svg:width="0.007cm" svg:height="0.024cm" draw:transform="rotate (1.5707963267949) translate (30.125cm 21.176cm)" svg:viewBox="0 0 8 25" svg:d="M0 25c1-2 2-3 3-5 4-6 5-13 5-20">
            <text:p/>
          </draw:path>
          <draw:line draw:style-name="gr1" draw:text-style-name="P1" draw:layer="TiM_F" svg:x1="30.15cm" svg:y1="21.176cm" svg:x2="30.155cm" svg:y2="21.176cm">
            <text:p/>
          </draw:line>
          <draw:path draw:style-name="gr1" draw:text-style-name="P1" draw:layer="TiM_F" svg:width="0.007cm" svg:height="0.024cm" draw:transform="rotate (1.5707963267949) translate (30.1cm 21.176cm)" svg:viewBox="0 0 8 25" svg:d="M8 25c0-8-1-14-5-20-1-2-2-4-3-5">
            <text:p/>
          </draw:path>
          <draw:line draw:style-name="gr1" draw:text-style-name="P1" draw:layer="TiM_F" svg:x1="30.091cm" svg:y1="21.176cm" svg:x2="30.1cm" svg:y2="21.176cm">
            <text:p/>
          </draw:line>
          <draw:path draw:style-name="gr1" draw:text-style-name="P1" draw:layer="TiM_F" svg:width="0.053cm" svg:height="0.01cm" draw:transform="rotate (1.5707963267949) translate (30.155cm 21.235cm)" svg:viewBox="0 0 54 11" svg:d="M0 0c2 2 4 4 6 5 7 4 13 6 21 6 7 0 14-2 20-6 2-1 4-3 7-5">
            <text:p/>
          </draw:path>
          <draw:line draw:style-name="gr1" draw:text-style-name="P1" draw:layer="TiM_F" svg:x1="30.091cm" svg:y1="21.185cm" svg:x2="30.091cm" svg:y2="21.176cm">
            <text:p/>
          </draw:line>
          <draw:path draw:style-name="gr1" draw:text-style-name="P1" draw:layer="TiM_F" svg:width="0.045cm" svg:height="0.006cm" draw:transform="rotate (1.5707963267949) translate (30.084cm 21.231cm)" svg:viewBox="0 0 46 7" svg:d="M46 7c-1 0-2-1-3-1-6-4-13-6-20-6-8 0-14 2-21 6-1 0-1 1-2 1">
            <text:p/>
          </draw:path>
          <draw:line draw:style-name="gr1" draw:text-style-name="P1" draw:layer="TiM_F" svg:x1="30.091cm" svg:y1="21.24cm" svg:x2="30.091cm" svg:y2="21.231cm">
            <text:p/>
          </draw:line>
          <draw:path draw:style-name="gr1" draw:text-style-name="P1" draw:layer="TiM_F" svg:width="0.008cm" svg:height="0.049cm" draw:transform="rotate (1.5707963267949) translate (30.1cm 21.249cm)" svg:viewBox="0 0 9 50" svg:d="M9 0c-2 1-2 3-3 5-4 6-6 12-6 20 0 7 2 14 6 20 1 2 1 3 3 5">
            <text:p/>
          </draw:path>
          <draw:path draw:style-name="gr2" draw:text-style-name="P2" draw:layer="TiM_F" svg:width="0.1cm" svg:height="0.101cm" draw:transform="rotate (1.5707963267949) translate (30.074cm 20.243cm)" svg:viewBox="0 0 101 102" svg:d="M101 51c0-9-2-16-6-25-5-9-11-14-19-19s-16-7-25-7c-10 0-18 2-26 7s-13 10-18 19-7 16-7 25 2 17 7 25 10 14 18 19 16 7 26 7c9 0 17-2 25-7s14-11 19-19 6-16 6-25z">
            <text:p/>
          </draw:path>
          <draw:path draw:style-name="gr2" draw:text-style-name="P2" draw:layer="TiM_F" svg:width="0.1cm" svg:height="0.101cm" draw:transform="rotate (1.5707963267949) translate (30.074cm 19.481cm)" svg:viewBox="0 0 101 102" svg:d="M101 51c0-9-2-16-6-25-5-9-11-14-19-19s-16-7-25-7c-10 0-18 2-26 7s-13 10-18 19-7 16-7 25 2 17 7 25 10 14 18 19 16 7 26 7c9 0 17-2 25-7s14-11 19-19 6-16 6-25z">
            <text:p/>
          </draw:path>
          <draw:path draw:style-name="gr2" draw:text-style-name="P2" draw:layer="TiM_F" svg:width="0.1cm" svg:height="0.101cm" draw:transform="rotate (1.5707963267949) translate (30.074cm 19.735cm)" svg:viewBox="0 0 101 102" svg:d="M101 51c0-9-2-16-6-25-5-9-11-14-19-19s-16-7-25-7c-10 0-18 2-26 7s-13 10-18 19-7 16-7 25 2 17 7 25 10 14 18 19 16 7 26 7c9 0 17-2 25-7s14-11 19-19 6-16 6-25z">
            <text:p/>
          </draw:path>
          <draw:path draw:style-name="gr2" draw:text-style-name="P2" draw:layer="TiM_F" svg:width="0.1cm" svg:height="0.101cm" draw:transform="rotate (1.5707963267949) translate (30.074cm 19.989cm)" svg:viewBox="0 0 101 102" svg:d="M101 51c0-9-2-16-6-25-5-9-11-14-19-19s-16-7-25-7c-10 0-18 2-26 7s-13 10-18 19-7 16-7 25 2 17 7 25 10 14 18 19 16 7 26 7c9 0 17-2 25-7s14-11 19-19 6-16 6-25z">
            <text:p/>
          </draw:path>
          <draw:path draw:style-name="gr1" draw:text-style-name="P1" draw:layer="TiM_F" svg:width="0.007cm" svg:height="0.024cm" draw:transform="rotate (1.5707963267949) translate (30.125cm 22.7cm)" svg:viewBox="0 0 8 25" svg:d="M0 25c1-2 2-3 3-5 4-6 5-13 5-20">
            <text:p/>
          </draw:path>
          <draw:line draw:style-name="gr1" draw:text-style-name="P1" draw:layer="TiM_F" svg:x1="30.15cm" svg:y1="22.7cm" svg:x2="30.155cm" svg:y2="22.7cm">
            <text:p/>
          </draw:line>
          <draw:path draw:style-name="gr1" draw:text-style-name="P1" draw:layer="TiM_F" svg:width="0.007cm" svg:height="0.024cm" draw:transform="rotate (1.5707963267949) translate (30.1cm 22.7cm)" svg:viewBox="0 0 8 25" svg:d="M8 25c0-8-1-14-5-20-1-2-2-4-3-5">
            <text:p/>
          </draw:path>
          <draw:line draw:style-name="gr1" draw:text-style-name="P1" draw:layer="TiM_F" svg:x1="30.091cm" svg:y1="22.7cm" svg:x2="30.1cm" svg:y2="22.7cm">
            <text:p/>
          </draw:line>
          <draw:path draw:style-name="gr1" draw:text-style-name="P1" draw:layer="TiM_F" svg:width="0.053cm" svg:height="0.01cm" draw:transform="rotate (1.5707963267949) translate (30.155cm 22.759cm)" svg:viewBox="0 0 54 11" svg:d="M0 0c2 2 4 4 6 5 7 4 13 6 21 6 7 0 14-2 20-6 3-2 5-3 7-5">
            <text:p/>
          </draw:path>
          <draw:line draw:style-name="gr1" draw:text-style-name="P1" draw:layer="TiM_F" svg:x1="30.091cm" svg:y1="22.709cm" svg:x2="30.091cm" svg:y2="22.7cm">
            <text:p/>
          </draw:line>
          <draw:path draw:style-name="gr1" draw:text-style-name="P1" draw:layer="TiM_F" svg:width="0.045cm" svg:height="0.006cm" draw:transform="rotate (1.5707963267949) translate (30.084cm 22.755cm)" svg:viewBox="0 0 46 7" svg:d="M46 7c-1 0-2-1-3-1-6-4-13-6-20-6-8 0-14 2-21 6-1 0-1 1-2 1">
            <text:p/>
          </draw:path>
          <draw:line draw:style-name="gr1" draw:text-style-name="P1" draw:layer="TiM_F" svg:x1="30.155cm" svg:y1="22.764cm" svg:x2="30.15cm" svg:y2="22.764cm">
            <text:p/>
          </draw:line>
          <draw:line draw:style-name="gr1" draw:text-style-name="P1" draw:layer="TiM_F" svg:x1="30.091cm" svg:y1="22.764cm" svg:x2="30.091cm" svg:y2="22.755cm">
            <text:p/>
          </draw:line>
          <draw:path draw:style-name="gr1" draw:text-style-name="P1" draw:layer="TiM_F" svg:width="0.008cm" svg:height="0.049cm" draw:transform="rotate (1.5707963267949) translate (30.1cm 22.773cm)" svg:viewBox="0 0 9 50" svg:d="M9 0c-1 1-2 3-3 5-4 6-6 12-6 20 0 7 2 14 6 20 1 2 2 3 3 5">
            <text:p/>
          </draw:path>
          <draw:line draw:style-name="gr1" draw:text-style-name="P1" draw:layer="TiM_F" svg:x1="30.1cm" svg:y1="22.764cm" svg:x2="30.091cm" svg:y2="22.764cm">
            <text:p/>
          </draw:line>
          <draw:path draw:style-name="gr1" draw:text-style-name="P1" draw:layer="TiM_F" svg:width="0.007cm" svg:height="0.024cm" draw:transform="rotate (1.5707963267949) translate (30.125cm 21.43cm)" svg:viewBox="0 0 8 25" svg:d="M0 25c1-2 2-3 3-5 4-6 5-13 5-20">
            <text:p/>
          </draw:path>
          <draw:line draw:style-name="gr1" draw:text-style-name="P1" draw:layer="TiM_F" svg:x1="30.15cm" svg:y1="21.43cm" svg:x2="30.155cm" svg:y2="21.43cm">
            <text:p/>
          </draw:line>
          <draw:path draw:style-name="gr1" draw:text-style-name="P1" draw:layer="TiM_F" svg:width="0.007cm" svg:height="0.024cm" draw:transform="rotate (1.5707963267949) translate (30.1cm 21.43cm)" svg:viewBox="0 0 8 25" svg:d="M8 25c0-8-1-14-5-20-1-2-2-4-3-5">
            <text:p/>
          </draw:path>
          <draw:line draw:style-name="gr1" draw:text-style-name="P1" draw:layer="TiM_F" svg:x1="30.091cm" svg:y1="21.43cm" svg:x2="30.1cm" svg:y2="21.43cm">
            <text:p/>
          </draw:line>
          <draw:path draw:style-name="gr1" draw:text-style-name="P1" draw:layer="TiM_F" svg:width="0.053cm" svg:height="0.01cm" draw:transform="rotate (1.5707963267949) translate (30.155cm 21.489cm)" svg:viewBox="0 0 54 11" svg:d="M0 0c2 2 4 4 6 5 7 4 13 6 21 6 7 0 14-2 20-6 3-2 4-3 7-5">
            <text:p/>
          </draw:path>
          <draw:line draw:style-name="gr1" draw:text-style-name="P1" draw:layer="TiM_F" svg:x1="30.091cm" svg:y1="21.439cm" svg:x2="30.091cm" svg:y2="21.43cm">
            <text:p/>
          </draw:line>
          <draw:path draw:style-name="gr1" draw:text-style-name="P1" draw:layer="TiM_F" svg:width="0.045cm" svg:height="0.006cm" draw:transform="rotate (1.5707963267949) translate (30.084cm 21.485cm)" svg:viewBox="0 0 46 7" svg:d="M46 7c-1 0-2-1-3-1-6-4-13-6-20-6-8 0-14 2-21 6-1 0-1 1-2 1">
            <text:p/>
          </draw:path>
          <draw:line draw:style-name="gr1" draw:text-style-name="P1" draw:layer="TiM_F" svg:x1="30.091cm" svg:y1="21.494cm" svg:x2="30.091cm" svg:y2="21.485cm">
            <text:p/>
          </draw:line>
          <draw:path draw:style-name="gr1" draw:text-style-name="P1" draw:layer="TiM_F" svg:width="0.008cm" svg:height="0.049cm" draw:transform="rotate (1.5707963267949) translate (30.1cm 21.503cm)" svg:viewBox="0 0 9 50" svg:d="M9 0c-2 1-2 3-3 5-4 6-6 12-6 20 0 7 2 14 6 20 1 2 1 3 3 5">
            <text:p/>
          </draw:path>
          <draw:path draw:style-name="gr1" draw:text-style-name="P1" draw:layer="TiM_F" svg:width="0.008cm" svg:height="0.024cm" draw:transform="rotate (1.5707963267949) translate (30.125cm 7.716cm)" svg:viewBox="0 0 9 25" svg:d="M0 25c1-2 2-3 3-5 4-6 6-13 6-20">
            <text:p/>
          </draw:path>
          <draw:line draw:style-name="gr1" draw:text-style-name="P1" draw:layer="TiM_F" svg:x1="30.15cm" svg:y1="7.716cm" svg:x2="30.155cm" svg:y2="7.716cm">
            <text:p/>
          </draw:line>
          <draw:path draw:style-name="gr1" draw:text-style-name="P1" draw:layer="TiM_F" svg:width="0.008cm" svg:height="0.024cm" draw:transform="rotate (1.5707963267949) translate (30.1cm 7.716cm)" svg:viewBox="0 0 9 25" svg:d="M9 25c0-8-2-14-6-20-1-2-2-4-3-5">
            <text:p/>
          </draw:path>
          <draw:line draw:style-name="gr1" draw:text-style-name="P1" draw:layer="TiM_F" svg:x1="30.091cm" svg:y1="7.716cm" svg:x2="30.1cm" svg:y2="7.716cm">
            <text:p/>
          </draw:line>
          <draw:path draw:style-name="gr1" draw:text-style-name="P1" draw:layer="TiM_F" svg:width="0.053cm" svg:height="0.01cm" draw:transform="rotate (1.5707963267949) translate (30.155cm 7.775cm)" svg:viewBox="0 0 54 11" svg:d="M0 0c2 2 4 3 7 5 6 4 12 6 20 6 7 0 14-2 21-6 2-1 4-3 6-5">
            <text:p/>
          </draw:path>
          <draw:line draw:style-name="gr1" draw:text-style-name="P1" draw:layer="TiM_F" svg:x1="30.091cm" svg:y1="7.725cm" svg:x2="30.091cm" svg:y2="7.716cm">
            <text:p/>
          </draw:line>
          <draw:path draw:style-name="gr1" draw:text-style-name="P1" draw:layer="TiM_F" svg:width="0.045cm" svg:height="0.006cm" draw:transform="rotate (1.5707963267949) translate (30.084cm 7.771cm)" svg:viewBox="0 0 46 7" svg:d="M46 7c-1 0-1-1-2-1-7-4-14-6-21-6-8 0-14 2-20 6-1 0-2 1-3 1">
            <text:p/>
          </draw:path>
          <draw:line draw:style-name="gr1" draw:text-style-name="P1" draw:layer="TiM_F" svg:x1="30.155cm" svg:y1="7.78cm" svg:x2="30.15cm" svg:y2="7.78cm">
            <text:p/>
          </draw:line>
          <draw:line draw:style-name="gr1" draw:text-style-name="P1" draw:layer="TiM_F" svg:x1="30.091cm" svg:y1="7.78cm" svg:x2="30.091cm" svg:y2="7.771cm">
            <text:p/>
          </draw:line>
          <draw:path draw:style-name="gr1" draw:text-style-name="P1" draw:layer="TiM_F" svg:width="0.007cm" svg:height="0.049cm" draw:transform="rotate (1.5707963267949) translate (30.1cm 7.788cm)" svg:viewBox="0 0 8 50" svg:d="M8 0c-1 1-2 3-3 5-4 6-5 12-5 20 0 7 1 14 5 20 1 2 2 3 3 5">
            <text:p/>
          </draw:path>
          <draw:line draw:style-name="gr1" draw:text-style-name="P1" draw:layer="TiM_F" svg:x1="30.1cm" svg:y1="7.78cm" svg:x2="30.091cm" svg:y2="7.78cm">
            <text:p/>
          </draw:line>
          <draw:path draw:style-name="gr2" draw:text-style-name="P2" draw:layer="TiM_F" svg:width="0.08cm" svg:height="0.081cm" draw:transform="rotate (1.5707963267949) translate (30.084cm 15.154cm)" svg:viewBox="0 0 81 82" svg:d="M81 41c0-8-2-13-5-20-4-7-8-11-15-15s-14-6-21-6c-8 0-13 2-20 6s-11 8-15 15-5 12-5 20c0 7 1 13 5 20 4 6 8 11 15 15s13 6 20 6c8 0 14-2 21-6s11-9 15-15c3-7 5-13 5-20z">
            <text:p/>
          </draw:path>
          <draw:path draw:style-name="gr1" draw:text-style-name="P1" draw:layer="TiM_F" svg:width="0.007cm" svg:height="0.024cm" draw:transform="rotate (1.5707963267949) translate (30.125cm 22.954cm)" svg:viewBox="0 0 8 25" svg:d="M0 25c1-2 2-3 3-5 4-6 5-13 5-20">
            <text:p/>
          </draw:path>
          <draw:line draw:style-name="gr1" draw:text-style-name="P1" draw:layer="TiM_F" svg:x1="30.15cm" svg:y1="22.954cm" svg:x2="30.155cm" svg:y2="22.954cm">
            <text:p/>
          </draw:line>
          <draw:path draw:style-name="gr1" draw:text-style-name="P1" draw:layer="TiM_F" svg:width="0.007cm" svg:height="0.024cm" draw:transform="rotate (1.5707963267949) translate (30.1cm 22.954cm)" svg:viewBox="0 0 8 25" svg:d="M8 25c0-8-1-14-5-20-1-2-2-4-3-5">
            <text:p/>
          </draw:path>
          <draw:line draw:style-name="gr1" draw:text-style-name="P1" draw:layer="TiM_F" svg:x1="30.091cm" svg:y1="22.954cm" svg:x2="30.1cm" svg:y2="22.954cm">
            <text:p/>
          </draw:line>
          <draw:path draw:style-name="gr1" draw:text-style-name="P1" draw:layer="TiM_F" svg:width="0.053cm" svg:height="0.01cm" draw:transform="rotate (1.5707963267949) translate (30.155cm 23.013cm)" svg:viewBox="0 0 54 11" svg:d="M0 0c2 2 4 4 6 5 7 4 13 6 21 6 7 0 14-2 20-6 3-2 5-3 7-5">
            <text:p/>
          </draw:path>
          <draw:line draw:style-name="gr1" draw:text-style-name="P1" draw:layer="TiM_F" svg:x1="30.091cm" svg:y1="22.963cm" svg:x2="30.091cm" svg:y2="22.954cm">
            <text:p/>
          </draw:line>
          <draw:path draw:style-name="gr1" draw:text-style-name="P1" draw:layer="TiM_F" svg:width="0.045cm" svg:height="0.006cm" draw:transform="rotate (1.5707963267949) translate (30.084cm 23.009cm)" svg:viewBox="0 0 46 7" svg:d="M46 7c-1 0-2-1-3-1-6-4-13-6-20-6-8 0-14 2-21 6-1 0-1 1-2 1">
            <text:p/>
          </draw:path>
          <draw:line draw:style-name="gr1" draw:text-style-name="P1" draw:layer="TiM_F" svg:x1="30.155cm" svg:y1="23.018cm" svg:x2="30.15cm" svg:y2="23.018cm">
            <text:p/>
          </draw:line>
          <draw:line draw:style-name="gr1" draw:text-style-name="P1" draw:layer="TiM_F" svg:x1="30.091cm" svg:y1="23.018cm" svg:x2="30.091cm" svg:y2="23.009cm">
            <text:p/>
          </draw:line>
          <draw:path draw:style-name="gr1" draw:text-style-name="P1" draw:layer="TiM_F" svg:width="0.008cm" svg:height="0.049cm" draw:transform="rotate (1.5707963267949) translate (30.1cm 23.027cm)" svg:viewBox="0 0 9 50" svg:d="M9 0c-1 1-2 3-3 5-4 6-6 12-6 20 0 7 2 14 6 20 1 2 2 3 3 5">
            <text:p/>
          </draw:path>
          <draw:line draw:style-name="gr1" draw:text-style-name="P1" draw:layer="TiM_F" svg:x1="30.1cm" svg:y1="23.018cm" svg:x2="30.091cm" svg:y2="23.018cm">
            <text:p/>
          </draw:line>
          <draw:path draw:style-name="gr1" draw:text-style-name="P1" draw:layer="TiM_F" svg:width="0.008cm" svg:height="0.024cm" draw:transform="rotate (1.5707963267949) translate (30.125cm 7.462cm)" svg:viewBox="0 0 9 25" svg:d="M0 25c1-2 2-3 3-5 4-6 6-13 6-20">
            <text:p/>
          </draw:path>
          <draw:line draw:style-name="gr1" draw:text-style-name="P1" draw:layer="TiM_F" svg:x1="30.15cm" svg:y1="7.462cm" svg:x2="30.155cm" svg:y2="7.462cm">
            <text:p/>
          </draw:line>
          <draw:path draw:style-name="gr1" draw:text-style-name="P1" draw:layer="TiM_F" svg:width="0.008cm" svg:height="0.024cm" draw:transform="rotate (1.5707963267949) translate (30.1cm 7.462cm)" svg:viewBox="0 0 9 25" svg:d="M9 25c0-8-2-14-6-20-1-2-2-4-3-5">
            <text:p/>
          </draw:path>
          <draw:line draw:style-name="gr1" draw:text-style-name="P1" draw:layer="TiM_F" svg:x1="30.091cm" svg:y1="7.462cm" svg:x2="30.1cm" svg:y2="7.462cm">
            <text:p/>
          </draw:line>
          <draw:path draw:style-name="gr1" draw:text-style-name="P1" draw:layer="TiM_F" svg:width="0.053cm" svg:height="0.01cm" draw:transform="rotate (1.5707963267949) translate (30.155cm 7.521cm)" svg:viewBox="0 0 54 11" svg:d="M0 0c2 2 4 3 7 5 6 4 12 6 20 6 7 0 14-2 21-6 2-1 4-3 6-5">
            <text:p/>
          </draw:path>
          <draw:line draw:style-name="gr1" draw:text-style-name="P1" draw:layer="TiM_F" svg:x1="30.091cm" svg:y1="7.471cm" svg:x2="30.091cm" svg:y2="7.462cm">
            <text:p/>
          </draw:line>
          <draw:path draw:style-name="gr1" draw:text-style-name="P1" draw:layer="TiM_F" svg:width="0.045cm" svg:height="0.006cm" draw:transform="rotate (1.5707963267949) translate (30.084cm 7.517cm)" svg:viewBox="0 0 46 7" svg:d="M46 7c-1 0-1-1-2-1-7-4-14-6-21-6-8 0-14 2-20 6-1 0-2 1-3 1">
            <text:p/>
          </draw:path>
          <draw:line draw:style-name="gr1" draw:text-style-name="P1" draw:layer="TiM_F" svg:x1="30.091cm" svg:y1="7.526cm" svg:x2="30.091cm" svg:y2="7.517cm">
            <text:p/>
          </draw:line>
          <draw:path draw:style-name="gr1" draw:text-style-name="P1" draw:layer="TiM_F" svg:width="0.007cm" svg:height="0.049cm" draw:transform="rotate (1.5707963267949) translate (30.1cm 7.534cm)" svg:viewBox="0 0 8 50" svg:d="M8 0c-1 1-2 3-3 5-4 6-5 12-5 20 0 7 1 14 5 20 1 2 2 3 3 5">
            <text:p/>
          </draw:path>
          <draw:path draw:style-name="gr2" draw:text-style-name="P2" draw:layer="TiM_F" svg:width="0.08cm" svg:height="0.08cm" draw:transform="rotate (1.5707963267949) translate (27.519cm 3.445cm)" svg:viewBox="0 0 81 81" svg:d="M81 41c0-8-1-14-5-21s-8-11-15-15-14-5-21-5c-8 0-13 1-20 5s-11 8-15 15-5 13-5 21c0 7 1 13 5 20s8 11 15 15 13 5 20 5c8 0 14-1 21-5s11-8 15-15 5-13 5-20z">
            <text:p/>
          </draw:path>
          <draw:path draw:style-name="gr2" draw:text-style-name="P2" draw:layer="TiM_F" svg:width="0.08cm" svg:height="0.08cm" draw:transform="rotate (1.5707963267949) translate (27.265cm 3.445cm)" svg:viewBox="0 0 81 81" svg:d="M81 41c0-8-1-14-5-21s-8-11-15-15-14-5-21-5c-8 0-13 1-20 5s-11 8-15 15-5 13-5 21c0 7 1 14 5 20s8 11 15 15 13 5 20 5c8 0 14-1 21-5s11-9 15-15 5-13 5-20z">
            <text:p/>
          </draw:path>
          <draw:path draw:style-name="gr2" draw:text-style-name="P2" draw:layer="TiM_F" svg:width="0.08cm" svg:height="0.081cm" draw:transform="rotate (1.5707963267949) translate (19.645cm 3.445cm)" svg:viewBox="0 0 81 82" svg:d="M81 41c0-8-2-13-5-20-4-7-9-11-15-15-7-4-14-6-21-6-8 0-13 2-20 6s-11 8-15 15-5 12-5 20c0 7 1 13 5 20 4 6 8 11 15 15s13 6 20 6c8 0 14-2 21-6s11-9 15-15c3-7 5-13 5-20z">
            <text:p/>
          </draw:path>
          <draw:path draw:style-name="gr2" draw:text-style-name="P2" draw:layer="TiM_F" svg:width="0.08cm" svg:height="0.081cm" draw:transform="rotate (1.5707963267949) translate (19.899cm 3.445cm)" svg:viewBox="0 0 81 82" svg:d="M81 41c0-8-2-13-5-20-4-7-9-11-15-15-7-4-14-6-21-6-8 0-13 2-20 6s-11 8-15 15-5 12-5 20c0 7 1 13 5 20 4 6 8 11 15 15s13 6 20 6c8 0 14-2 21-6s11-9 15-15c3-7 5-13 5-20z">
            <text:p/>
          </draw:path>
          <draw:polyline draw:style-name="gr1" draw:text-style-name="P1" draw:layer="TiM_F" svg:width="0cm" svg:height="0.019cm" draw:transform="rotate (1.5707963267949) translate (29.451cm 9.857cm)" svg:viewBox="0 0 0 20" draw:points="0,20 0,18 0,16 0,13 0,11 0,9 0,8 0,6 0,4 0,3 0,2 0,1 0,1 0,0 0,0">
            <text:p/>
          </draw:polyline>
          <draw:line draw:style-name="gr1" draw:text-style-name="P1" draw:layer="TiM_F" svg:x1="29.451cm" svg:y1="9.957cm" svg:x2="29.451cm" svg:y2="9.857cm">
            <text:p/>
          </draw:line>
          <draw:polyline draw:style-name="gr1" draw:text-style-name="P1" draw:layer="TiM_F" svg:width="0cm" svg:height="0.019cm" draw:transform="rotate (1.5707963267949) translate (29.451cm 9.957cm)" svg:viewBox="0 0 0 20" draw:points="0,20 0,18 0,16 0,13 0,11 0,9 0,8 0,6 0,4 0,3 0,2 0,1 0,1 0,0 0,0">
            <text:p/>
          </draw:polyline>
          <draw:polyline draw:style-name="gr1" draw:text-style-name="P1" draw:layer="TiM_F" svg:width="0cm" svg:height="0.019cm" draw:transform="rotate (1.5707963267949) translate (29.451cm 10.022cm)" svg:viewBox="0 0 0 20" draw:points="0,20 0,18 0,16 0,13 0,11 0,9 0,8 0,6 0,4 0,3 0,2 0,1 0,1 0,0 0,0">
            <text:p/>
          </draw:polyline>
          <draw:polyline draw:style-name="gr1" draw:text-style-name="P1" draw:layer="TiM_F" svg:width="0cm" svg:height="0.019cm" draw:transform="rotate (1.5707963267949) translate (29.451cm 10.112cm)" svg:viewBox="0 0 0 20" draw:points="0,0 0,0 0,1 0,1 0,2 0,3 0,4 0,6 0,8 0,9 0,11 0,13 0,16 0,18 0,20">
            <text:p/>
          </draw:polyline>
          <draw:line draw:style-name="gr1" draw:text-style-name="P1" draw:layer="TiM_F" svg:x1="29.451cm" svg:y1="10.022cm" svg:x2="29.451cm" svg:y2="10.112cm">
            <text:p/>
          </draw:line>
          <draw:polyline draw:style-name="gr1" draw:text-style-name="P1" draw:layer="TiM_F" svg:width="0cm" svg:height="0.019cm" draw:transform="rotate (1.5707963267949) translate (29.966cm 10.112cm)" svg:viewBox="0 0 0 20" draw:points="0,20 0,20 0,20 0,19 0,18 0,17 0,16 0,14 0,13 0,11 0,9 0,7 0,5 0,2 0,0">
            <text:p/>
          </draw:polyline>
          <draw:polyline draw:style-name="gr1" draw:text-style-name="P1" draw:layer="TiM_F" svg:width="0cm" svg:height="0.019cm" draw:transform="rotate (1.5707963267949) translate (29.966cm 10.022cm)" svg:viewBox="0 0 0 20" draw:points="0,0 0,2 0,5 0,7 0,9 0,11 0,13 0,14 0,16 0,17 0,18 0,19 0,20 0,20 0,20">
            <text:p/>
          </draw:polyline>
          <draw:line draw:style-name="gr1" draw:text-style-name="P1" draw:layer="TiM_F" svg:x1="29.986cm" svg:y1="10.022cm" svg:x2="29.986cm" svg:y2="10.112cm">
            <text:p/>
          </draw:line>
          <draw:polyline draw:style-name="gr1" draw:text-style-name="P1" draw:layer="TiM_F" svg:width="0cm" svg:height="0.019cm" draw:transform="rotate (1.5707963267949) translate (29.966cm 9.702cm)" svg:viewBox="0 0 0 20" draw:points="0,20 0,20 0,20 0,19 0,18 0,17 0,16 0,14 0,13 0,11 0,9 0,7 0,5 0,2 0,0">
            <text:p/>
          </draw:polyline>
          <draw:polyline draw:style-name="gr1" draw:text-style-name="P1" draw:layer="TiM_F" svg:width="0cm" svg:height="0.019cm" draw:transform="rotate (1.5707963267949) translate (29.966cm 9.792cm)" svg:viewBox="0 0 0 20" draw:points="0,0 0,2 0,5 0,7 0,9 0,11 0,13 0,14 0,16 0,17 0,18 0,19 0,20 0,20 0,20">
            <text:p/>
          </draw:polyline>
          <draw:line draw:style-name="gr1" draw:text-style-name="P1" draw:layer="TiM_F" svg:x1="29.986cm" svg:y1="9.792cm" svg:x2="29.986cm" svg:y2="9.702cm">
            <text:p/>
          </draw:line>
          <draw:polyline draw:style-name="gr1" draw:text-style-name="P1" draw:layer="TiM_F" svg:width="0cm" svg:height="0.019cm" draw:transform="rotate (1.5707963267949) translate (29.966cm 9.957cm)" svg:viewBox="0 0 0 20" draw:points="0,0 0,2 0,5 0,7 0,9 0,11 0,13 0,14 0,16 0,17 0,18 0,19 0,20 0,20 0,20">
            <text:p/>
          </draw:polyline>
          <draw:polyline draw:style-name="gr1" draw:text-style-name="P1" draw:layer="TiM_F" svg:width="0cm" svg:height="0.019cm" draw:transform="rotate (1.5707963267949) translate (29.966cm 9.857cm)" svg:viewBox="0 0 0 20" draw:points="0,0 0,2 0,5 0,7 0,9 0,11 0,13 0,14 0,16 0,17 0,18 0,19 0,20 0,20 0,20">
            <text:p/>
          </draw:polyline>
          <draw:line draw:style-name="gr1" draw:text-style-name="P1" draw:layer="TiM_F" svg:x1="29.986cm" svg:y1="9.957cm" svg:x2="29.986cm" svg:y2="9.857cm">
            <text:p/>
          </draw:line>
          <draw:line draw:style-name="gr1" draw:text-style-name="P1" draw:layer="TiM_F" svg:x1="35.051cm" svg:y1="27.431cm" svg:x2="36.575cm" svg:y2="27.431cm">
            <text:p/>
          </draw:line>
          <draw:line draw:style-name="gr1" draw:text-style-name="P1" draw:layer="TiM_F" svg:x1="33.527cm" svg:y1="27.431cm" svg:x2="35.051cm" svg:y2="27.431cm">
            <text:p/>
          </draw:line>
          <draw:line draw:style-name="gr1" draw:text-style-name="P1" draw:layer="TiM_F" svg:x1="36.575cm" svg:y1="27.431cm" svg:x2="38.099cm" svg:y2="27.431cm">
            <text:p/>
          </draw:line>
          <draw:line draw:style-name="gr1" draw:text-style-name="P1" draw:layer="TiM_F" svg:x1="32.004cm" svg:y1="27.431cm" svg:x2="33.527cm" svg:y2="27.431cm">
            <text:p/>
          </draw:line>
          <draw:line draw:style-name="gr1" draw:text-style-name="P1" draw:layer="TiM_F" svg:x1="38.099cm" svg:y1="27.431cm" svg:x2="39.623cm" svg:y2="27.431cm">
            <text:p/>
          </draw:line>
          <draw:line draw:style-name="gr1" draw:text-style-name="P1" draw:layer="TiM_F" svg:x1="30.481cm" svg:y1="27.431cm" svg:x2="32.005cm" svg:y2="27.431cm">
            <text:p/>
          </draw:line>
          <draw:line draw:style-name="gr1" draw:text-style-name="P1" draw:layer="TiM_F" svg:x1="39.623cm" svg:y1="27.431cm" svg:x2="41.147cm" svg:y2="27.431cm">
            <text:p/>
          </draw:line>
          <draw:line draw:style-name="gr1" draw:text-style-name="P1" draw:layer="TiM_F" svg:x1="41.147cm" svg:y1="27.431cm" svg:x2="42.671cm" svg:y2="27.431cm">
            <text:p/>
          </draw:line>
          <draw:line draw:style-name="gr1" draw:text-style-name="P1" draw:layer="TiM_F" svg:x1="32.005cm" svg:y1="3.049cm" svg:x2="30.481cm" svg:y2="3.049cm">
            <text:p/>
          </draw:line>
          <draw:line draw:style-name="gr1" draw:text-style-name="P1" draw:layer="TiM_F" svg:x1="42.671cm" svg:y1="27.431cm" svg:x2="42.671cm" svg:y2="3.049cm">
            <text:p/>
          </draw:line>
          <draw:line draw:style-name="gr1" draw:text-style-name="P1" draw:layer="TiM_F" svg:x1="33.527cm" svg:y1="3.049cm" svg:x2="32.004cm" svg:y2="3.049cm">
            <text:p/>
          </draw:line>
          <draw:line draw:style-name="gr1" draw:text-style-name="P1" draw:layer="TiM_F" svg:x1="42.671cm" svg:y1="3.049cm" svg:x2="41.147cm" svg:y2="3.049cm">
            <text:p/>
          </draw:line>
          <draw:line draw:style-name="gr1" draw:text-style-name="P1" draw:layer="TiM_F" svg:x1="35.051cm" svg:y1="3.049cm" svg:x2="33.527cm" svg:y2="3.049cm">
            <text:p/>
          </draw:line>
          <draw:line draw:style-name="gr1" draw:text-style-name="P1" draw:layer="TiM_F" svg:x1="41.147cm" svg:y1="3.049cm" svg:x2="39.623cm" svg:y2="3.049cm">
            <text:p/>
          </draw:line>
          <draw:line draw:style-name="gr1" draw:text-style-name="P1" draw:layer="TiM_F" svg:x1="36.575cm" svg:y1="3.049cm" svg:x2="35.051cm" svg:y2="3.049cm">
            <text:p/>
          </draw:line>
          <draw:line draw:style-name="gr1" draw:text-style-name="P1" draw:layer="TiM_F" svg:x1="39.623cm" svg:y1="3.049cm" svg:x2="38.099cm" svg:y2="3.049cm">
            <text:p/>
          </draw:line>
          <draw:line draw:style-name="gr1" draw:text-style-name="P1" draw:layer="TiM_F" svg:x1="38.099cm" svg:y1="3.049cm" svg:x2="36.575cm" svg:y2="3.049cm">
            <text:p/>
          </draw:line>
          <draw:line draw:style-name="gr1" draw:text-style-name="P1" draw:layer="TiM_F" svg:x1="31.489cm" svg:y1="17.475cm" svg:x2="31.489cm" svg:y2="17.41cm">
            <text:p/>
          </draw:line>
          <draw:line draw:style-name="gr1" draw:text-style-name="P1" draw:layer="TiM_F" svg:x1="31.509cm" svg:y1="17.575cm" svg:x2="31.509cm" svg:y2="17.475cm">
            <text:p/>
          </draw:line>
          <draw:line draw:style-name="gr1" draw:text-style-name="P1" draw:layer="TiM_F" svg:x1="31.509cm" svg:y1="17.32cm" svg:x2="31.509cm" svg:y2="17.41cm">
            <text:p/>
          </draw:line>
          <draw:line draw:style-name="gr1" draw:text-style-name="P1" draw:layer="TiM_F" svg:x1="31.489cm" svg:y1="17.64cm" svg:x2="31.489cm" svg:y2="17.575cm">
            <text:p/>
          </draw:line>
          <draw:line draw:style-name="gr1" draw:text-style-name="P1" draw:layer="TiM_F" svg:x1="31.489cm" svg:y1="17.32cm" svg:x2="31.489cm" svg:y2="17.278cm">
            <text:p/>
          </draw:line>
          <draw:line draw:style-name="gr1" draw:text-style-name="P1" draw:layer="TiM_F" svg:x1="31.509cm" svg:y1="17.73cm" svg:x2="31.509cm" svg:y2="17.64cm">
            <text:p/>
          </draw:line>
          <draw:line draw:style-name="gr1" draw:text-style-name="P1" draw:layer="TiM_F" svg:x1="31.489cm" svg:y1="17.773cm" svg:x2="31.489cm" svg:y2="17.73cm">
            <text:p/>
          </draw:line>
          <draw:line draw:style-name="gr1" draw:text-style-name="P1" draw:layer="TiM_F" svg:x1="30.994cm" svg:y1="17.773cm" svg:x2="31.489cm" svg:y2="17.773cm">
            <text:p/>
          </draw:line>
          <draw:line draw:style-name="gr1" draw:text-style-name="P1" draw:layer="TiM_F" svg:x1="30.974cm" svg:y1="17.73cm" svg:x2="30.974cm" svg:y2="17.64cm">
            <text:p/>
          </draw:line>
          <draw:line draw:style-name="gr1" draw:text-style-name="P1" draw:layer="TiM_F" svg:x1="30.974cm" svg:y1="17.575cm" svg:x2="30.974cm" svg:y2="17.475cm">
            <text:p/>
          </draw:line>
          <draw:path draw:style-name="gr2" draw:text-style-name="P2" draw:layer="TiM_F" svg:width="0.304cm" svg:height="0.304cm" draw:transform="rotate (1.5707963267949) translate (31.089cm 18.44cm)" svg:viewBox="0 0 305 305" svg:d="M305 153c0-29-6-53-20-77-14-25-32-41-56-55s-48-21-76-21-53 7-77 21c-25 14-41 30-55 55-14 24-21 48-21 77 0 28 7 51 21 76 14 24 30 41 55 56 25 14 49 20 77 20s52-6 76-20c24-15 42-32 56-56 14-25 20-48 20-76z">
            <text:p/>
          </draw:path>
          <draw:line draw:style-name="gr1" draw:text-style-name="P1" draw:layer="TiM_F" svg:x1="31.489cm" svg:y1="18.999cm" svg:x2="31.489cm" svg:y2="18.934cm">
            <text:p/>
          </draw:line>
          <draw:line draw:style-name="gr1" draw:text-style-name="P1" draw:layer="TiM_F" svg:x1="31.509cm" svg:y1="19.099cm" svg:x2="31.509cm" svg:y2="18.999cm">
            <text:p/>
          </draw:line>
          <draw:line draw:style-name="gr1" draw:text-style-name="P1" draw:layer="TiM_F" svg:x1="31.489cm" svg:y1="19.164cm" svg:x2="31.489cm" svg:y2="19.099cm">
            <text:p/>
          </draw:line>
          <draw:line draw:style-name="gr1" draw:text-style-name="P1" draw:layer="TiM_F" svg:x1="31.489cm" svg:y1="18.844cm" svg:x2="31.489cm" svg:y2="18.802cm">
            <text:p/>
          </draw:line>
          <draw:line draw:style-name="gr1" draw:text-style-name="P1" draw:layer="TiM_F" svg:x1="31.509cm" svg:y1="19.254cm" svg:x2="31.509cm" svg:y2="19.164cm">
            <text:p/>
          </draw:line>
          <draw:line draw:style-name="gr1" draw:text-style-name="P1" draw:layer="TiM_F" svg:x1="31.069cm" svg:y1="18.802cm" svg:x2="30.994cm" svg:y2="18.802cm">
            <text:p/>
          </draw:line>
          <draw:line draw:style-name="gr1" draw:text-style-name="P1" draw:layer="TiM_F" svg:x1="31.489cm" svg:y1="19.297cm" svg:x2="31.489cm" svg:y2="19.254cm">
            <text:p/>
          </draw:line>
          <draw:line draw:style-name="gr1" draw:text-style-name="P1" draw:layer="TiM_F" svg:x1="30.994cm" svg:y1="19.297cm" svg:x2="31.489cm" svg:y2="19.297cm">
            <text:p/>
          </draw:line>
          <draw:line draw:style-name="gr1" draw:text-style-name="P1" draw:layer="TiM_F" svg:x1="30.974cm" svg:y1="18.844cm" svg:x2="30.974cm" svg:y2="18.934cm">
            <text:p/>
          </draw:line>
          <draw:line draw:style-name="gr1" draw:text-style-name="P1" draw:layer="TiM_F" svg:x1="30.974cm" svg:y1="19.254cm" svg:x2="30.974cm" svg:y2="19.164cm">
            <text:p/>
          </draw:line>
          <draw:line draw:style-name="gr1" draw:text-style-name="P1" draw:layer="TiM_F" svg:x1="30.974cm" svg:y1="19.099cm" svg:x2="30.974cm" svg:y2="18.999cm">
            <text:p/>
          </draw:line>
          <draw:line draw:style-name="gr1" draw:text-style-name="P1" draw:layer="TiM_F" svg:x1="37.585cm" svg:y1="18.999cm" svg:x2="37.585cm" svg:y2="18.934cm">
            <text:p/>
          </draw:line>
          <draw:line draw:style-name="gr1" draw:text-style-name="P1" draw:layer="TiM_F" svg:x1="37.605cm" svg:y1="19.099cm" svg:x2="37.605cm" svg:y2="18.999cm">
            <text:p/>
          </draw:line>
          <draw:line draw:style-name="gr1" draw:text-style-name="P1" draw:layer="TiM_F" svg:x1="37.605cm" svg:y1="18.844cm" svg:x2="37.605cm" svg:y2="18.934cm">
            <text:p/>
          </draw:line>
          <draw:line draw:style-name="gr1" draw:text-style-name="P1" draw:layer="TiM_F" svg:x1="37.585cm" svg:y1="19.164cm" svg:x2="37.585cm" svg:y2="19.099cm">
            <text:p/>
          </draw:line>
          <draw:line draw:style-name="gr1" draw:text-style-name="P1" draw:layer="TiM_F" svg:x1="37.585cm" svg:y1="18.844cm" svg:x2="37.585cm" svg:y2="18.802cm">
            <text:p/>
          </draw:line>
          <draw:line draw:style-name="gr1" draw:text-style-name="P1" draw:layer="TiM_F" svg:x1="37.605cm" svg:y1="19.254cm" svg:x2="37.605cm" svg:y2="19.164cm">
            <text:p/>
          </draw:line>
          <draw:line draw:style-name="gr1" draw:text-style-name="P1" draw:layer="TiM_F" svg:x1="37.165cm" svg:y1="18.802cm" svg:x2="37.09cm" svg:y2="18.802cm">
            <text:p/>
          </draw:line>
          <draw:line draw:style-name="gr1" draw:text-style-name="P1" draw:layer="TiM_F" svg:x1="37.09cm" svg:y1="19.297cm" svg:x2="37.585cm" svg:y2="19.297cm">
            <text:p/>
          </draw:line>
          <draw:line draw:style-name="gr1" draw:text-style-name="P1" draw:layer="TiM_F" svg:x1="37.07cm" svg:y1="18.844cm" svg:x2="37.07cm" svg:y2="18.934cm">
            <text:p/>
          </draw:line>
          <draw:line draw:style-name="gr1" draw:text-style-name="P1" draw:layer="TiM_F" svg:x1="37.09cm" svg:y1="18.934cm" svg:x2="37.09cm" svg:y2="18.999cm">
            <text:p/>
          </draw:line>
          <draw:line draw:style-name="gr1" draw:text-style-name="P1" draw:layer="TiM_F" svg:x1="37.07cm" svg:y1="19.099cm" svg:x2="37.07cm" svg:y2="18.999cm">
            <text:p/>
          </draw:line>
          <draw:path draw:style-name="gr2" draw:text-style-name="P2" draw:layer="TiM_F" svg:width="0.304cm" svg:height="0.304cm" draw:transform="rotate (1.5707963267949) translate (37.185cm 18.44cm)" svg:viewBox="0 0 305 305" svg:d="M305 152c0-28-6-52-20-76s-32-42-56-56-48-20-76-20-53 6-77 20c-25 14-41 32-55 56s-21 48-21 76 7 52 21 77c14 24 30 41 55 55 24 14 49 21 77 21s52-7 76-21 42-31 56-55c14-25 20-49 20-77z">
            <text:p/>
          </draw:path>
          <draw:path draw:style-name="gr2" draw:text-style-name="P2" draw:layer="TiM_F" svg:width="0.304cm" svg:height="0.304cm" draw:transform="rotate (1.5707963267949) translate (35.661cm 18.44cm)" svg:viewBox="0 0 305 305" svg:d="M305 152c0-28-6-52-20-76s-32-42-56-56-48-20-76-20-53 6-77 20c-25 14-41 32-55 56s-21 48-21 76 7 52 21 77c14 24 30 41 55 55 24 14 49 21 77 21s52-7 76-21 42-31 56-55c14-25 20-49 20-77z">
            <text:p/>
          </draw:path>
          <draw:line draw:style-name="gr1" draw:text-style-name="P1" draw:layer="TiM_F" svg:x1="36.061cm" svg:y1="18.999cm" svg:x2="36.061cm" svg:y2="18.934cm">
            <text:p/>
          </draw:line>
          <draw:line draw:style-name="gr1" draw:text-style-name="P1" draw:layer="TiM_F" svg:x1="36.081cm" svg:y1="19.099cm" svg:x2="36.081cm" svg:y2="18.999cm">
            <text:p/>
          </draw:line>
          <draw:line draw:style-name="gr1" draw:text-style-name="P1" draw:layer="TiM_F" svg:x1="36.081cm" svg:y1="18.844cm" svg:x2="36.081cm" svg:y2="18.934cm">
            <text:p/>
          </draw:line>
          <draw:line draw:style-name="gr1" draw:text-style-name="P1" draw:layer="TiM_F" svg:x1="36.061cm" svg:y1="19.164cm" svg:x2="36.061cm" svg:y2="19.099cm">
            <text:p/>
          </draw:line>
          <draw:line draw:style-name="gr1" draw:text-style-name="P1" draw:layer="TiM_F" svg:x1="36.061cm" svg:y1="18.844cm" svg:x2="36.061cm" svg:y2="18.802cm">
            <text:p/>
          </draw:line>
          <draw:line draw:style-name="gr1" draw:text-style-name="P1" draw:layer="TiM_F" svg:x1="36.081cm" svg:y1="19.254cm" svg:x2="36.081cm" svg:y2="19.164cm">
            <text:p/>
          </draw:line>
          <draw:line draw:style-name="gr1" draw:text-style-name="P1" draw:layer="TiM_F" svg:x1="35.641cm" svg:y1="18.802cm" svg:x2="35.566cm" svg:y2="18.802cm">
            <text:p/>
          </draw:line>
          <draw:line draw:style-name="gr1" draw:text-style-name="P1" draw:layer="TiM_F" svg:x1="36.061cm" svg:y1="19.297cm" svg:x2="36.061cm" svg:y2="19.254cm">
            <text:p/>
          </draw:line>
          <draw:line draw:style-name="gr1" draw:text-style-name="P1" draw:layer="TiM_F" svg:x1="35.566cm" svg:y1="19.297cm" svg:x2="36.061cm" svg:y2="19.297cm">
            <text:p/>
          </draw:line>
          <draw:line draw:style-name="gr1" draw:text-style-name="P1" draw:layer="TiM_F" svg:x1="35.566cm" svg:y1="19.254cm" svg:x2="35.566cm" svg:y2="19.297cm">
            <text:p/>
          </draw:line>
          <draw:line draw:style-name="gr1" draw:text-style-name="P1" draw:layer="TiM_F" svg:x1="35.566cm" svg:y1="18.934cm" svg:x2="35.566cm" svg:y2="18.999cm">
            <text:p/>
          </draw:line>
          <draw:line draw:style-name="gr1" draw:text-style-name="P1" draw:layer="TiM_F" svg:x1="35.546cm" svg:y1="19.254cm" svg:x2="35.546cm" svg:y2="19.164cm">
            <text:p/>
          </draw:line>
          <draw:line draw:style-name="gr1" draw:text-style-name="P1" draw:layer="TiM_F" svg:x1="35.546cm" svg:y1="19.099cm" svg:x2="35.546cm" svg:y2="18.999cm">
            <text:p/>
          </draw:line>
          <draw:line draw:style-name="gr1" draw:text-style-name="P1" draw:layer="TiM_F" svg:x1="37.585cm" svg:y1="17.475cm" svg:x2="37.585cm" svg:y2="17.41cm">
            <text:p/>
          </draw:line>
          <draw:line draw:style-name="gr1" draw:text-style-name="P1" draw:layer="TiM_F" svg:x1="37.605cm" svg:y1="17.32cm" svg:x2="37.605cm" svg:y2="17.41cm">
            <text:p/>
          </draw:line>
          <draw:line draw:style-name="gr1" draw:text-style-name="P1" draw:layer="TiM_F" svg:x1="37.585cm" svg:y1="17.64cm" svg:x2="37.585cm" svg:y2="17.575cm">
            <text:p/>
          </draw:line>
          <draw:line draw:style-name="gr1" draw:text-style-name="P1" draw:layer="TiM_F" svg:x1="37.585cm" svg:y1="17.32cm" svg:x2="37.585cm" svg:y2="17.278cm">
            <text:p/>
          </draw:line>
          <draw:line draw:style-name="gr1" draw:text-style-name="P1" draw:layer="TiM_F" svg:x1="37.605cm" svg:y1="17.73cm" svg:x2="37.605cm" svg:y2="17.64cm">
            <text:p/>
          </draw:line>
          <draw:line draw:style-name="gr1" draw:text-style-name="P1" draw:layer="TiM_F" svg:x1="37.09cm" svg:y1="17.773cm" svg:x2="37.585cm" svg:y2="17.773cm">
            <text:p/>
          </draw:line>
          <draw:line draw:style-name="gr1" draw:text-style-name="P1" draw:layer="TiM_F" svg:x1="37.07cm" svg:y1="17.575cm" svg:x2="37.07cm" svg:y2="17.475cm">
            <text:p/>
          </draw:line>
          <draw:line draw:style-name="gr1" draw:text-style-name="P1" draw:layer="TiM_F" svg:x1="36.061cm" svg:y1="17.475cm" svg:x2="36.061cm" svg:y2="17.41cm">
            <text:p/>
          </draw:line>
          <draw:line draw:style-name="gr1" draw:text-style-name="P1" draw:layer="TiM_F" svg:x1="36.061cm" svg:y1="17.64cm" svg:x2="36.061cm" svg:y2="17.575cm">
            <text:p/>
          </draw:line>
          <draw:line draw:style-name="gr1" draw:text-style-name="P1" draw:layer="TiM_F" svg:x1="36.061cm" svg:y1="17.32cm" svg:x2="36.061cm" svg:y2="17.278cm">
            <text:p/>
          </draw:line>
          <draw:line draw:style-name="gr1" draw:text-style-name="P1" draw:layer="TiM_F" svg:x1="36.081cm" svg:y1="17.73cm" svg:x2="36.081cm" svg:y2="17.64cm">
            <text:p/>
          </draw:line>
          <draw:line draw:style-name="gr1" draw:text-style-name="P1" draw:layer="TiM_F" svg:x1="36.061cm" svg:y1="17.773cm" svg:x2="36.061cm" svg:y2="17.73cm">
            <text:p/>
          </draw:line>
          <draw:line draw:style-name="gr1" draw:text-style-name="P1" draw:layer="TiM_F" svg:x1="35.566cm" svg:y1="17.773cm" svg:x2="36.061cm" svg:y2="17.773cm">
            <text:p/>
          </draw:line>
          <draw:line draw:style-name="gr1" draw:text-style-name="P1" draw:layer="TiM_F" svg:x1="35.566cm" svg:y1="17.73cm" svg:x2="35.566cm" svg:y2="17.773cm">
            <text:p/>
          </draw:line>
          <draw:line draw:style-name="gr1" draw:text-style-name="P1" draw:layer="TiM_F" svg:x1="35.566cm" svg:y1="17.41cm" svg:x2="35.566cm" svg:y2="17.475cm">
            <text:p/>
          </draw:line>
          <draw:line draw:style-name="gr1" draw:text-style-name="P1" draw:layer="TiM_F" svg:x1="35.546cm" svg:y1="17.575cm" svg:x2="35.546cm" svg:y2="17.475cm">
            <text:p/>
          </draw:line>
          <draw:path draw:style-name="gr2" draw:text-style-name="P2" draw:layer="TiM_F" svg:width="0.08cm" svg:height="0.08cm" draw:transform="rotate (1.5707963267949) translate (31.455cm 15.154cm)" svg:viewBox="0 0 81 81" svg:d="M81 41c0-8-1-14-5-21s-8-11-15-15-14-5-21-5c-8 0-13 1-20 5s-11 8-15 15-5 13-5 21c0 7 1 13 5 20s8 11 15 15 13 5 20 5c8 0 14-1 21-5s11-8 15-15 5-13 5-20z">
            <text:p/>
          </draw:path>
          <draw:path draw:style-name="gr2" draw:text-style-name="P2" draw:layer="TiM_F" svg:width="0.08cm" svg:height="0.08cm" draw:transform="rotate (1.5707963267949) translate (31.455cm 15.407cm)" svg:viewBox="0 0 81 81" svg:d="M81 41c0-8-1-14-5-21s-8-11-15-15-13-5-20-5c-8 0-14 1-21 5s-11 8-15 15-5 13-5 21c0 7 1 13 5 20s8 11 15 15 13 5 21 5c7 0 13-1 20-5s11-8 15-15 5-13 5-20z">
            <text:p/>
          </draw:path>
          <draw:line draw:style-name="gr1" draw:text-style-name="P1" draw:layer="TiM_F" svg:x1="31.489cm" svg:y1="15.951cm" svg:x2="31.489cm" svg:y2="15.886cm">
            <text:p/>
          </draw:line>
          <draw:line draw:style-name="gr1" draw:text-style-name="P1" draw:layer="TiM_F" svg:x1="31.509cm" svg:y1="16.051cm" svg:x2="31.509cm" svg:y2="15.951cm">
            <text:p/>
          </draw:line>
          <draw:line draw:style-name="gr1" draw:text-style-name="P1" draw:layer="TiM_F" svg:x1="31.509cm" svg:y1="15.796cm" svg:x2="31.509cm" svg:y2="15.886cm">
            <text:p/>
          </draw:line>
          <draw:line draw:style-name="gr1" draw:text-style-name="P1" draw:layer="TiM_F" svg:x1="31.489cm" svg:y1="16.116cm" svg:x2="31.489cm" svg:y2="16.051cm">
            <text:p/>
          </draw:line>
          <draw:line draw:style-name="gr1" draw:text-style-name="P1" draw:layer="TiM_F" svg:x1="31.489cm" svg:y1="15.796cm" svg:x2="31.489cm" svg:y2="15.754cm">
            <text:p/>
          </draw:line>
          <draw:line draw:style-name="gr1" draw:text-style-name="P1" draw:layer="TiM_F" svg:x1="31.509cm" svg:y1="16.206cm" svg:x2="31.509cm" svg:y2="16.116cm">
            <text:p/>
          </draw:line>
          <draw:line draw:style-name="gr1" draw:text-style-name="P1" draw:layer="TiM_F" svg:x1="31.489cm" svg:y1="16.249cm" svg:x2="31.489cm" svg:y2="16.206cm">
            <text:p/>
          </draw:line>
          <draw:line draw:style-name="gr1" draw:text-style-name="P1" draw:layer="TiM_F" svg:x1="30.974cm" svg:y1="15.796cm" svg:x2="30.974cm" svg:y2="15.886cm">
            <text:p/>
          </draw:line>
          <draw:line draw:style-name="gr1" draw:text-style-name="P1" draw:layer="TiM_F" svg:x1="30.974cm" svg:y1="16.206cm" svg:x2="30.974cm" svg:y2="16.116cm">
            <text:p/>
          </draw:line>
          <draw:path draw:style-name="gr2" draw:text-style-name="P2" draw:layer="TiM_F" svg:width="0.1cm" svg:height="0.1cm" draw:transform="rotate (1.5707963267949) translate (31.445cm 17.195cm)" svg:viewBox="0 0 101 101" svg:d="M101 51c0-10-1-18-6-26s-11-13-19-18-16-7-25-7c-10 0-18 2-26 7s-13 10-18 18-7 16-7 26c0 9 2 17 7 25s10 14 18 19 16 6 26 6c9 0 17-1 25-6s14-11 19-19 6-16 6-25z">
            <text:p/>
          </draw:path>
          <draw:path draw:style-name="gr2" draw:text-style-name="P2" draw:layer="TiM_F" svg:width="0.1cm" svg:height="0.1cm" draw:transform="rotate (1.5707963267949) translate (31.445cm 16.941cm)" svg:viewBox="0 0 101 101" svg:d="M101 51c0-10-1-18-6-26s-11-13-19-18-16-7-25-7c-10 0-18 2-26 7s-13 10-18 18-7 16-7 26c0 9 2 17 7 25s10 14 18 19 16 6 26 6c9 0 17-1 25-6s14-11 19-19 6-16 6-25z">
            <text:p/>
          </draw:path>
          <draw:path draw:style-name="gr2" draw:text-style-name="P2" draw:layer="TiM_F" svg:width="0.1cm" svg:height="0.1cm" draw:transform="rotate (1.5707963267949) translate (31.445cm 16.687cm)" svg:viewBox="0 0 101 101" svg:d="M101 51c0-10-1-18-6-26s-11-13-19-18-16-7-25-7c-10 0-18 2-26 7s-13 10-18 18-7 16-7 26c0 9 2 17 7 25s10 14 18 19 16 6 26 6c9 0 17-1 25-6s14-11 19-19 6-16 6-25z">
            <text:p/>
          </draw:path>
          <draw:path draw:style-name="gr2" draw:text-style-name="P2" draw:layer="TiM_F" svg:width="0.1cm" svg:height="0.1cm" draw:transform="rotate (1.5707963267949) translate (31.445cm 16.433cm)" svg:viewBox="0 0 101 101" svg:d="M101 51c0-10-1-18-6-26s-11-13-19-18-16-7-25-7c-10 0-18 2-26 7s-13 10-18 18-7 16-7 26c0 9 2 17 7 25s10 14 18 19 16 6 26 6c9 0 17-1 25-6s14-11 19-19 6-16 6-25z">
            <text:p/>
          </draw:path>
          <draw:line draw:style-name="gr1" draw:text-style-name="P1" draw:layer="TiM_F" svg:x1="31.489cm" svg:y1="12.905cm" svg:x2="31.489cm" svg:y2="12.84cm">
            <text:p/>
          </draw:line>
          <draw:line draw:style-name="gr1" draw:text-style-name="P1" draw:layer="TiM_F" svg:x1="31.509cm" svg:y1="13.005cm" svg:x2="31.509cm" svg:y2="12.905cm">
            <text:p/>
          </draw:line>
          <draw:line draw:style-name="gr1" draw:text-style-name="P1" draw:layer="TiM_F" svg:x1="31.509cm" svg:y1="12.75cm" svg:x2="31.509cm" svg:y2="12.84cm">
            <text:p/>
          </draw:line>
          <draw:line draw:style-name="gr1" draw:text-style-name="P1" draw:layer="TiM_F" svg:x1="31.489cm" svg:y1="13.07cm" svg:x2="31.489cm" svg:y2="13.005cm">
            <text:p/>
          </draw:line>
          <draw:line draw:style-name="gr1" draw:text-style-name="P1" draw:layer="TiM_F" svg:x1="31.489cm" svg:y1="12.75cm" svg:x2="31.489cm" svg:y2="12.707cm">
            <text:p/>
          </draw:line>
          <draw:line draw:style-name="gr1" draw:text-style-name="P1" draw:layer="TiM_F" svg:x1="31.489cm" svg:y1="13.202cm" svg:x2="31.489cm" svg:y2="13.16cm">
            <text:p/>
          </draw:line>
          <draw:line draw:style-name="gr1" draw:text-style-name="P1" draw:layer="TiM_F" svg:x1="30.994cm" svg:y1="13.202cm" svg:x2="31.489cm" svg:y2="13.202cm">
            <text:p/>
          </draw:line>
          <draw:line draw:style-name="gr1" draw:text-style-name="P1" draw:layer="TiM_F" svg:x1="30.974cm" svg:y1="12.75cm" svg:x2="30.974cm" svg:y2="12.84cm">
            <text:p/>
          </draw:line>
          <draw:line draw:style-name="gr1" draw:text-style-name="P1" draw:layer="TiM_F" svg:x1="30.974cm" svg:y1="13.16cm" svg:x2="30.974cm" svg:y2="13.07cm">
            <text:p/>
          </draw:line>
          <draw:line draw:style-name="gr1" draw:text-style-name="P1" draw:layer="TiM_F" svg:x1="30.974cm" svg:y1="13.005cm" svg:x2="30.974cm" svg:y2="12.905cm">
            <text:p/>
          </draw:line>
          <draw:line draw:style-name="gr1" draw:text-style-name="P1" draw:layer="TiM_F" svg:x1="37.585cm" svg:y1="12.905cm" svg:x2="37.585cm" svg:y2="12.84cm">
            <text:p/>
          </draw:line>
          <draw:line draw:style-name="gr1" draw:text-style-name="P1" draw:layer="TiM_F" svg:x1="37.605cm" svg:y1="13.005cm" svg:x2="37.605cm" svg:y2="12.905cm">
            <text:p/>
          </draw:line>
          <draw:line draw:style-name="gr1" draw:text-style-name="P1" draw:layer="TiM_F" svg:x1="37.585cm" svg:y1="13.07cm" svg:x2="37.585cm" svg:y2="13.005cm">
            <text:p/>
          </draw:line>
          <draw:line draw:style-name="gr1" draw:text-style-name="P1" draw:layer="TiM_F" svg:x1="37.585cm" svg:y1="12.75cm" svg:x2="37.585cm" svg:y2="12.707cm">
            <text:p/>
          </draw:line>
          <draw:line draw:style-name="gr1" draw:text-style-name="P1" draw:layer="TiM_F" svg:x1="37.09cm" svg:y1="13.202cm" svg:x2="37.585cm" svg:y2="13.202cm">
            <text:p/>
          </draw:line>
          <draw:line draw:style-name="gr1" draw:text-style-name="P1" draw:layer="TiM_F" svg:x1="37.07cm" svg:y1="12.75cm" svg:x2="37.07cm" svg:y2="12.84cm">
            <text:p/>
          </draw:line>
          <draw:line draw:style-name="gr1" draw:text-style-name="P1" draw:layer="TiM_F" svg:x1="37.07cm" svg:y1="13.005cm" svg:x2="37.07cm" svg:y2="12.905cm">
            <text:p/>
          </draw:line>
          <draw:line draw:style-name="gr1" draw:text-style-name="P1" draw:layer="TiM_F" svg:x1="31.489cm" svg:y1="14.429cm" svg:x2="31.489cm" svg:y2="14.364cm">
            <text:p/>
          </draw:line>
          <draw:line draw:style-name="gr1" draw:text-style-name="P1" draw:layer="TiM_F" svg:x1="31.509cm" svg:y1="14.529cm" svg:x2="31.509cm" svg:y2="14.429cm">
            <text:p/>
          </draw:line>
          <draw:line draw:style-name="gr1" draw:text-style-name="P1" draw:layer="TiM_F" svg:x1="31.509cm" svg:y1="14.274cm" svg:x2="31.509cm" svg:y2="14.364cm">
            <text:p/>
          </draw:line>
          <draw:line draw:style-name="gr1" draw:text-style-name="P1" draw:layer="TiM_F" svg:x1="31.489cm" svg:y1="14.594cm" svg:x2="31.489cm" svg:y2="14.529cm">
            <text:p/>
          </draw:line>
          <draw:line draw:style-name="gr1" draw:text-style-name="P1" draw:layer="TiM_F" svg:x1="31.489cm" svg:y1="14.274cm" svg:x2="31.489cm" svg:y2="14.231cm">
            <text:p/>
          </draw:line>
          <draw:line draw:style-name="gr1" draw:text-style-name="P1" draw:layer="TiM_F" svg:x1="31.509cm" svg:y1="14.684cm" svg:x2="31.509cm" svg:y2="14.594cm">
            <text:p/>
          </draw:line>
          <draw:line draw:style-name="gr1" draw:text-style-name="P1" draw:layer="TiM_F" svg:x1="31.489cm" svg:y1="14.726cm" svg:x2="31.489cm" svg:y2="14.684cm">
            <text:p/>
          </draw:line>
          <draw:line draw:style-name="gr1" draw:text-style-name="P1" draw:layer="TiM_F" svg:x1="30.974cm" svg:y1="14.274cm" svg:x2="30.974cm" svg:y2="14.364cm">
            <text:p/>
          </draw:line>
          <draw:line draw:style-name="gr1" draw:text-style-name="P1" draw:layer="TiM_F" svg:x1="30.974cm" svg:y1="14.684cm" svg:x2="30.974cm" svg:y2="14.594cm">
            <text:p/>
          </draw:line>
          <draw:line draw:style-name="gr1" draw:text-style-name="P1" draw:layer="TiM_F" svg:x1="30.974cm" svg:y1="14.529cm" svg:x2="30.974cm" svg:y2="14.429cm">
            <text:p/>
          </draw:line>
          <draw:line draw:style-name="gr1" draw:text-style-name="P1" draw:layer="TiM_F" svg:x1="42.157cm" svg:y1="12.905cm" svg:x2="42.157cm" svg:y2="12.84cm">
            <text:p/>
          </draw:line>
          <draw:line draw:style-name="gr1" draw:text-style-name="P1" draw:layer="TiM_F" svg:x1="42.177cm" svg:y1="13.005cm" svg:x2="42.177cm" svg:y2="12.905cm">
            <text:p/>
          </draw:line>
          <draw:line draw:style-name="gr1" draw:text-style-name="P1" draw:layer="TiM_F" svg:x1="42.177cm" svg:y1="12.75cm" svg:x2="42.177cm" svg:y2="12.84cm">
            <text:p/>
          </draw:line>
          <draw:line draw:style-name="gr1" draw:text-style-name="P1" draw:layer="TiM_F" svg:x1="42.157cm" svg:y1="13.07cm" svg:x2="42.157cm" svg:y2="13.005cm">
            <text:p/>
          </draw:line>
          <draw:line draw:style-name="gr1" draw:text-style-name="P1" draw:layer="TiM_F" svg:x1="42.157cm" svg:y1="12.75cm" svg:x2="42.157cm" svg:y2="12.707cm">
            <text:p/>
          </draw:line>
          <draw:line draw:style-name="gr1" draw:text-style-name="P1" draw:layer="TiM_F" svg:x1="42.157cm" svg:y1="13.202cm" svg:x2="42.157cm" svg:y2="13.16cm">
            <text:p/>
          </draw:line>
          <draw:line draw:style-name="gr1" draw:text-style-name="P1" draw:layer="TiM_F" svg:x1="41.662cm" svg:y1="13.202cm" svg:x2="42.157cm" svg:y2="13.202cm">
            <text:p/>
          </draw:line>
          <draw:line draw:style-name="gr1" draw:text-style-name="P1" draw:layer="TiM_F" svg:x1="41.642cm" svg:y1="12.75cm" svg:x2="41.642cm" svg:y2="12.84cm">
            <text:p/>
          </draw:line>
          <draw:line draw:style-name="gr1" draw:text-style-name="P1" draw:layer="TiM_F" svg:x1="41.642cm" svg:y1="13.16cm" svg:x2="41.642cm" svg:y2="13.07cm">
            <text:p/>
          </draw:line>
          <draw:line draw:style-name="gr1" draw:text-style-name="P1" draw:layer="TiM_F" svg:x1="41.642cm" svg:y1="13.005cm" svg:x2="41.642cm" svg:y2="12.905cm">
            <text:p/>
          </draw:line>
          <draw:path draw:style-name="gr2" draw:text-style-name="P2" draw:layer="TiM_F" svg:width="0.08cm" svg:height="0.08cm" draw:transform="rotate (1.5707963267949) translate (41.615cm 15.407cm)" svg:viewBox="0 0 81 81" svg:d="M81 40c0-7-2-13-5-20-4-7-8-11-15-15s-13-5-20-5c-8 0-14 1-21 5s-11 8-15 15-5 12-5 20c0 7 1 14 5 21s8 10 15 14c7 3 13 6 21 6 7 0 13-3 20-6 6-4 11-7 15-14s5-13 5-21z">
            <text:p/>
          </draw:path>
          <draw:path draw:style-name="gr2" draw:text-style-name="P2" draw:layer="TiM_F" svg:width="0.08cm" svg:height="0.08cm" draw:transform="rotate (1.5707963267949) translate (41.615cm 15.154cm)" svg:viewBox="0 0 81 81" svg:d="M81 40c0-7-2-13-5-20-4-7-8-11-15-15s-14-5-21-5c-8 0-13 1-20 5s-11 8-15 15-5 12-5 20c0 7 1 14 5 21s8 10 15 14c7 3 13 6 20 6 8 0 14-3 21-6 6-4 11-7 15-14s5-13 5-21z">
            <text:p/>
          </draw:path>
          <draw:line draw:style-name="gr1" draw:text-style-name="P1" draw:layer="TiM_F" svg:x1="42.157cm" svg:y1="14.429cm" svg:x2="42.157cm" svg:y2="14.364cm">
            <text:p/>
          </draw:line>
          <draw:line draw:style-name="gr1" draw:text-style-name="P1" draw:layer="TiM_F" svg:x1="42.177cm" svg:y1="14.529cm" svg:x2="42.177cm" svg:y2="14.429cm">
            <text:p/>
          </draw:line>
          <draw:line draw:style-name="gr1" draw:text-style-name="P1" draw:layer="TiM_F" svg:x1="42.177cm" svg:y1="14.274cm" svg:x2="42.177cm" svg:y2="14.364cm">
            <text:p/>
          </draw:line>
          <draw:line draw:style-name="gr1" draw:text-style-name="P1" draw:layer="TiM_F" svg:x1="42.157cm" svg:y1="14.594cm" svg:x2="42.157cm" svg:y2="14.529cm">
            <text:p/>
          </draw:line>
          <draw:line draw:style-name="gr1" draw:text-style-name="P1" draw:layer="TiM_F" svg:x1="42.157cm" svg:y1="14.274cm" svg:x2="42.157cm" svg:y2="14.231cm">
            <text:p/>
          </draw:line>
          <draw:line draw:style-name="gr1" draw:text-style-name="P1" draw:layer="TiM_F" svg:x1="42.177cm" svg:y1="14.684cm" svg:x2="42.177cm" svg:y2="14.594cm">
            <text:p/>
          </draw:line>
          <draw:line draw:style-name="gr1" draw:text-style-name="P1" draw:layer="TiM_F" svg:x1="42.157cm" svg:y1="14.726cm" svg:x2="42.157cm" svg:y2="14.684cm">
            <text:p/>
          </draw:line>
          <draw:line draw:style-name="gr1" draw:text-style-name="P1" draw:layer="TiM_F" svg:x1="41.662cm" svg:y1="14.726cm" svg:x2="42.157cm" svg:y2="14.726cm">
            <text:p/>
          </draw:line>
          <draw:line draw:style-name="gr1" draw:text-style-name="P1" draw:layer="TiM_F" svg:x1="41.642cm" svg:y1="14.274cm" svg:x2="41.642cm" svg:y2="14.364cm">
            <text:p/>
          </draw:line>
          <draw:line draw:style-name="gr1" draw:text-style-name="P1" draw:layer="TiM_F" svg:x1="41.642cm" svg:y1="14.684cm" svg:x2="41.642cm" svg:y2="14.594cm">
            <text:p/>
          </draw:line>
          <draw:line draw:style-name="gr1" draw:text-style-name="P1" draw:layer="TiM_F" svg:x1="41.642cm" svg:y1="14.529cm" svg:x2="41.642cm" svg:y2="14.429cm">
            <text:p/>
          </draw:line>
          <draw:path draw:style-name="gr2" draw:text-style-name="P2" draw:layer="TiM_F" svg:width="0.304cm" svg:height="0.304cm" draw:transform="rotate (1.5707963267949) translate (41.757cm 18.44cm)" svg:viewBox="0 0 305 305" svg:d="M305 152c0-28-6-52-20-76s-32-42-56-56-48-20-76-20-53 6-77 20c-25 14-41 32-55 56s-21 48-21 76 7 51 21 76c14 24 30 42 55 56 24 14 49 21 77 21s52-7 76-21 42-32 56-56c14-25 20-48 20-76z">
            <text:p/>
          </draw:path>
          <draw:line draw:style-name="gr1" draw:text-style-name="P1" draw:layer="TiM_F" svg:x1="42.157cm" svg:y1="17.475cm" svg:x2="42.157cm" svg:y2="17.41cm">
            <text:p/>
          </draw:line>
          <draw:line draw:style-name="gr1" draw:text-style-name="P1" draw:layer="TiM_F" svg:x1="42.177cm" svg:y1="17.575cm" svg:x2="42.177cm" svg:y2="17.475cm">
            <text:p/>
          </draw:line>
          <draw:line draw:style-name="gr1" draw:text-style-name="P1" draw:layer="TiM_F" svg:x1="42.177cm" svg:y1="17.32cm" svg:x2="42.177cm" svg:y2="17.41cm">
            <text:p/>
          </draw:line>
          <draw:line draw:style-name="gr1" draw:text-style-name="P1" draw:layer="TiM_F" svg:x1="42.157cm" svg:y1="17.64cm" svg:x2="42.157cm" svg:y2="17.575cm">
            <text:p/>
          </draw:line>
          <draw:line draw:style-name="gr1" draw:text-style-name="P1" draw:layer="TiM_F" svg:x1="42.157cm" svg:y1="17.32cm" svg:x2="42.157cm" svg:y2="17.278cm">
            <text:p/>
          </draw:line>
          <draw:line draw:style-name="gr1" draw:text-style-name="P1" draw:layer="TiM_F" svg:x1="42.177cm" svg:y1="17.73cm" svg:x2="42.177cm" svg:y2="17.64cm">
            <text:p/>
          </draw:line>
          <draw:line draw:style-name="gr1" draw:text-style-name="P1" draw:layer="TiM_F" svg:x1="42.157cm" svg:y1="17.773cm" svg:x2="42.157cm" svg:y2="17.73cm">
            <text:p/>
          </draw:line>
          <draw:line draw:style-name="gr1" draw:text-style-name="P1" draw:layer="TiM_F" svg:x1="41.662cm" svg:y1="17.773cm" svg:x2="42.157cm" svg:y2="17.773cm">
            <text:p/>
          </draw:line>
          <draw:line draw:style-name="gr1" draw:text-style-name="P1" draw:layer="TiM_F" svg:x1="41.642cm" svg:y1="17.73cm" svg:x2="41.642cm" svg:y2="17.64cm">
            <text:p/>
          </draw:line>
          <draw:line draw:style-name="gr1" draw:text-style-name="P1" draw:layer="TiM_F" svg:x1="41.642cm" svg:y1="17.575cm" svg:x2="41.642cm" svg:y2="17.475cm">
            <text:p/>
          </draw:line>
          <draw:line draw:style-name="gr1" draw:text-style-name="P1" draw:layer="TiM_F" svg:x1="42.157cm" svg:y1="15.951cm" svg:x2="42.157cm" svg:y2="15.886cm">
            <text:p/>
          </draw:line>
          <draw:line draw:style-name="gr1" draw:text-style-name="P1" draw:layer="TiM_F" svg:x1="42.177cm" svg:y1="16.051cm" svg:x2="42.177cm" svg:y2="15.951cm">
            <text:p/>
          </draw:line>
          <draw:line draw:style-name="gr1" draw:text-style-name="P1" draw:layer="TiM_F" svg:x1="42.177cm" svg:y1="15.796cm" svg:x2="42.177cm" svg:y2="15.886cm">
            <text:p/>
          </draw:line>
          <draw:line draw:style-name="gr1" draw:text-style-name="P1" draw:layer="TiM_F" svg:x1="42.157cm" svg:y1="16.116cm" svg:x2="42.157cm" svg:y2="16.051cm">
            <text:p/>
          </draw:line>
          <draw:line draw:style-name="gr1" draw:text-style-name="P1" draw:layer="TiM_F" svg:x1="42.157cm" svg:y1="15.796cm" svg:x2="42.157cm" svg:y2="15.754cm">
            <text:p/>
          </draw:line>
          <draw:line draw:style-name="gr1" draw:text-style-name="P1" draw:layer="TiM_F" svg:x1="42.177cm" svg:y1="16.206cm" svg:x2="42.177cm" svg:y2="16.116cm">
            <text:p/>
          </draw:line>
          <draw:line draw:style-name="gr1" draw:text-style-name="P1" draw:layer="TiM_F" svg:x1="42.157cm" svg:y1="16.249cm" svg:x2="42.157cm" svg:y2="16.206cm">
            <text:p/>
          </draw:line>
          <draw:line draw:style-name="gr1" draw:text-style-name="P1" draw:layer="TiM_F" svg:x1="41.662cm" svg:y1="16.249cm" svg:x2="42.157cm" svg:y2="16.249cm">
            <text:p/>
          </draw:line>
          <draw:line draw:style-name="gr1" draw:text-style-name="P1" draw:layer="TiM_F" svg:x1="41.642cm" svg:y1="15.796cm" svg:x2="41.642cm" svg:y2="15.886cm">
            <text:p/>
          </draw:line>
          <draw:line draw:style-name="gr1" draw:text-style-name="P1" draw:layer="TiM_F" svg:x1="41.642cm" svg:y1="16.206cm" svg:x2="41.642cm" svg:y2="16.116cm">
            <text:p/>
          </draw:line>
          <draw:line draw:style-name="gr1" draw:text-style-name="P1" draw:layer="TiM_F" svg:x1="42.157cm" svg:y1="18.999cm" svg:x2="42.157cm" svg:y2="18.934cm">
            <text:p/>
          </draw:line>
          <draw:line draw:style-name="gr1" draw:text-style-name="P1" draw:layer="TiM_F" svg:x1="42.177cm" svg:y1="19.099cm" svg:x2="42.177cm" svg:y2="18.999cm">
            <text:p/>
          </draw:line>
          <draw:line draw:style-name="gr1" draw:text-style-name="P1" draw:layer="TiM_F" svg:x1="42.157cm" svg:y1="19.164cm" svg:x2="42.157cm" svg:y2="19.099cm">
            <text:p/>
          </draw:line>
          <draw:line draw:style-name="gr1" draw:text-style-name="P1" draw:layer="TiM_F" svg:x1="42.157cm" svg:y1="18.844cm" svg:x2="42.157cm" svg:y2="18.802cm">
            <text:p/>
          </draw:line>
          <draw:line draw:style-name="gr1" draw:text-style-name="P1" draw:layer="TiM_F" svg:x1="42.177cm" svg:y1="19.254cm" svg:x2="42.177cm" svg:y2="19.164cm">
            <text:p/>
          </draw:line>
          <draw:line draw:style-name="gr1" draw:text-style-name="P1" draw:layer="TiM_F" svg:x1="42.157cm" svg:y1="19.297cm" svg:x2="42.157cm" svg:y2="19.254cm">
            <text:p/>
          </draw:line>
          <draw:line draw:style-name="gr1" draw:text-style-name="P1" draw:layer="TiM_F" svg:x1="41.662cm" svg:y1="19.297cm" svg:x2="42.157cm" svg:y2="19.297cm">
            <text:p/>
          </draw:line>
          <draw:line draw:style-name="gr1" draw:text-style-name="P1" draw:layer="TiM_F" svg:x1="41.642cm" svg:y1="18.844cm" svg:x2="41.642cm" svg:y2="18.934cm">
            <text:p/>
          </draw:line>
          <draw:line draw:style-name="gr1" draw:text-style-name="P1" draw:layer="TiM_F" svg:x1="41.642cm" svg:y1="19.254cm" svg:x2="41.642cm" svg:y2="19.164cm">
            <text:p/>
          </draw:line>
          <draw:line draw:style-name="gr1" draw:text-style-name="P1" draw:layer="TiM_F" svg:x1="41.642cm" svg:y1="19.099cm" svg:x2="41.642cm" svg:y2="18.999cm">
            <text:p/>
          </draw:line>
          <draw:path draw:style-name="gr2" draw:text-style-name="P2" draw:layer="TiM_F" svg:width="0.08cm" svg:height="0.081cm" draw:transform="rotate (1.5707963267949) translate (30.794cm 15.154cm)" svg:viewBox="0 0 81 82" svg:d="M81 41c0-7-2-13-5-20-4-7-8-11-15-15s-14-6-21-6c-8 0-13 2-20 6s-11 8-15 15-5 12-5 20c0 7 1 13 5 20 4 6 8 11 15 15 7 3 13 6 20 6 8 0 14-3 21-6 6-4 11-9 15-15 3-7 5-12 5-20z">
            <text:p/>
          </draw:path>
          <draw:path draw:style-name="gr2" draw:text-style-name="P2" draw:layer="TiM_F" svg:width="0.08cm" svg:height="0.081cm" draw:transform="rotate (1.5707963267949) translate (30.794cm 15.407cm)" svg:viewBox="0 0 81 82" svg:d="M81 41c0-7-2-13-5-20-4-7-8-11-15-15s-13-6-20-6c-8 0-14 2-21 6s-11 8-15 15-5 12-5 20c0 7 1 13 5 20 4 6 8 11 15 15 7 3 13 6 21 6 7 0 13-3 20-6 6-4 11-9 15-15 3-7 5-12 5-20z">
            <text:p/>
          </draw:path>
          <draw:path draw:style-name="gr2" draw:text-style-name="P2" draw:layer="TiM_F" svg:width="0.08cm" svg:height="0.081cm" draw:transform="rotate (1.5707963267949) translate (30.794cm 7.788cm)" svg:viewBox="0 0 81 82" svg:d="M81 41c0-7-2-13-6-20s-7-11-14-15-14-6-21-6c-8 0-13 2-20 6s-11 8-15 15-5 12-5 20c0 7 1 13 5 20s8 11 15 15 13 6 20 6c8 0 14-3 21-6 6-4 10-8 14-15s6-12 6-20z">
            <text:p/>
          </draw:path>
          <draw:path draw:style-name="gr2" draw:text-style-name="P2" draw:layer="TiM_F" svg:width="0.08cm" svg:height="0.08cm" draw:transform="rotate (1.5707963267949) translate (31.455cm 7.788cm)" svg:viewBox="0 0 81 81" svg:d="M81 41c0-8-3-14-6-21-4-7-7-11-14-15s-14-5-21-5c-8 0-13 1-20 5s-11 8-15 15-5 13-5 21c0 7 1 13 5 20s8 11 15 15c7 3 13 5 20 5 8 0 14-1 21-5s10-9 14-15c3-7 6-13 6-20z">
            <text:p/>
          </draw:path>
          <draw:line draw:style-name="gr1" draw:text-style-name="P1" draw:layer="TiM_F" svg:x1="31.489cm" svg:y1="8.333cm" svg:x2="31.489cm" svg:y2="8.268cm">
            <text:p/>
          </draw:line>
          <draw:line draw:style-name="gr1" draw:text-style-name="P1" draw:layer="TiM_F" svg:x1="31.509cm" svg:y1="8.178cm" svg:x2="31.509cm" svg:y2="8.268cm">
            <text:p/>
          </draw:line>
          <draw:line draw:style-name="gr1" draw:text-style-name="P1" draw:layer="TiM_F" svg:x1="31.489cm" svg:y1="8.498cm" svg:x2="31.489cm" svg:y2="8.433cm">
            <text:p/>
          </draw:line>
          <draw:line draw:style-name="gr1" draw:text-style-name="P1" draw:layer="TiM_F" svg:x1="31.489cm" svg:y1="8.178cm" svg:x2="31.489cm" svg:y2="8.135cm">
            <text:p/>
          </draw:line>
          <draw:line draw:style-name="gr1" draw:text-style-name="P1" draw:layer="TiM_F" svg:x1="31.509cm" svg:y1="8.588cm" svg:x2="31.509cm" svg:y2="8.498cm">
            <text:p/>
          </draw:line>
          <draw:line draw:style-name="gr1" draw:text-style-name="P1" draw:layer="TiM_F" svg:x1="31.489cm" svg:y1="8.63cm" svg:x2="31.489cm" svg:y2="8.588cm">
            <text:p/>
          </draw:line>
          <draw:line draw:style-name="gr1" draw:text-style-name="P1" draw:layer="TiM_F" svg:x1="30.974cm" svg:y1="8.178cm" svg:x2="30.974cm" svg:y2="8.268cm">
            <text:p/>
          </draw:line>
          <draw:line draw:style-name="gr1" draw:text-style-name="P1" draw:layer="TiM_F" svg:x1="30.974cm" svg:y1="8.433cm" svg:x2="30.974cm" svg:y2="8.333cm">
            <text:p/>
          </draw:line>
          <draw:path draw:style-name="gr2" draw:text-style-name="P2" draw:layer="TiM_F" svg:width="0.1cm" svg:height="0.101cm" draw:transform="rotate (1.5707963267949) translate (30.785cm 10.592cm)" svg:viewBox="0 0 101 102" svg:d="M101 51c0-9-2-17-7-25s-10-14-18-19-17-7-26-7c-10 0-17 2-25 7s-14 11-19 19-6 15-6 25c0 9 1 17 6 26s11 13 19 18 16 7 25 7c10 0 18-2 26-7s13-10 18-18c4-9 7-16 7-26z">
            <text:p/>
          </draw:path>
          <draw:path draw:style-name="gr2" draw:text-style-name="P2" draw:layer="TiM_F" svg:width="0.1cm" svg:height="0.101cm" draw:transform="rotate (1.5707963267949) translate (30.785cm 10.338cm)" svg:viewBox="0 0 101 102" svg:d="M101 51c0-9-2-17-7-25s-10-14-18-19-17-7-26-7c-10 0-17 2-25 7s-14 11-19 19-6 15-6 25c0 9 1 17 6 26s11 13 19 18 16 7 25 7c10 0 18-2 26-7s13-10 18-18c4-9 7-16 7-26z">
            <text:p/>
          </draw:path>
          <draw:line draw:style-name="gr1" draw:text-style-name="P1" draw:layer="TiM_F" svg:x1="31.489cm" svg:y1="9.857cm" svg:x2="31.489cm" svg:y2="9.792cm">
            <text:p/>
          </draw:line>
          <draw:line draw:style-name="gr1" draw:text-style-name="P1" draw:layer="TiM_F" svg:x1="31.509cm" svg:y1="9.702cm" svg:x2="31.509cm" svg:y2="9.792cm">
            <text:p/>
          </draw:line>
          <draw:line draw:style-name="gr1" draw:text-style-name="P1" draw:layer="TiM_F" svg:x1="31.489cm" svg:y1="10.022cm" svg:x2="31.489cm" svg:y2="9.957cm">
            <text:p/>
          </draw:line>
          <draw:line draw:style-name="gr1" draw:text-style-name="P1" draw:layer="TiM_F" svg:x1="31.489cm" svg:y1="9.702cm" svg:x2="31.489cm" svg:y2="9.659cm">
            <text:p/>
          </draw:line>
          <draw:line draw:style-name="gr1" draw:text-style-name="P1" draw:layer="TiM_F" svg:x1="31.509cm" svg:y1="10.112cm" svg:x2="31.509cm" svg:y2="10.022cm">
            <text:p/>
          </draw:line>
          <draw:line draw:style-name="gr1" draw:text-style-name="P1" draw:layer="TiM_F" svg:x1="31.069cm" svg:y1="9.659cm" svg:x2="30.994cm" svg:y2="9.659cm">
            <text:p/>
          </draw:line>
          <draw:line draw:style-name="gr1" draw:text-style-name="P1" draw:layer="TiM_F" svg:x1="31.489cm" svg:y1="10.154cm" svg:x2="31.489cm" svg:y2="10.112cm">
            <text:p/>
          </draw:line>
          <draw:line draw:style-name="gr1" draw:text-style-name="P1" draw:layer="TiM_F" svg:x1="30.994cm" svg:y1="10.154cm" svg:x2="31.489cm" svg:y2="10.154cm">
            <text:p/>
          </draw:line>
          <draw:line draw:style-name="gr1" draw:text-style-name="P1" draw:layer="TiM_F" svg:x1="30.974cm" svg:y1="9.702cm" svg:x2="30.974cm" svg:y2="9.792cm">
            <text:p/>
          </draw:line>
          <draw:line draw:style-name="gr1" draw:text-style-name="P1" draw:layer="TiM_F" svg:x1="30.974cm" svg:y1="9.957cm" svg:x2="30.974cm" svg:y2="9.857cm">
            <text:p/>
          </draw:line>
          <draw:path draw:style-name="gr2" draw:text-style-name="P2" draw:layer="TiM_F" svg:width="0.1cm" svg:height="0.101cm" draw:transform="rotate (1.5707963267949) translate (30.785cm 11.1cm)" svg:viewBox="0 0 101 102" svg:d="M101 51c0-9-2-17-7-25s-10-14-18-19-17-7-26-7c-10 0-17 2-25 7s-14 11-19 19-6 15-6 25c0 9 1 17 6 26s11 13 19 18 16 7 25 7c10 0 18-2 26-7s13-10 18-18c4-9 7-16 7-26z">
            <text:p/>
          </draw:path>
          <draw:path draw:style-name="gr2" draw:text-style-name="P2" draw:layer="TiM_F" svg:width="0.1cm" svg:height="0.101cm" draw:transform="rotate (1.5707963267949) translate (30.785cm 10.846cm)" svg:viewBox="0 0 101 102" svg:d="M101 51c0-9-2-17-7-25s-10-14-18-19-17-7-26-7c-10 0-17 2-25 7s-14 11-19 19-6 15-6 25c0 9 1 17 6 26s11 13 19 18 16 7 25 7c10 0 18-2 26-7s13-10 18-18c4-9 7-16 7-26z">
            <text:p/>
          </draw:path>
          <draw:path draw:style-name="gr2" draw:text-style-name="P2" draw:layer="TiM_F" svg:width="0.1cm" svg:height="0.101cm" draw:transform="rotate (1.5707963267949) translate (41.604cm 10.338cm)" svg:viewBox="0 0 101 102" svg:d="M101 51c0-9-2-17-7-25s-10-14-18-19-17-7-26-7c-10 0-17 2-25 7s-14 11-19 19-6 15-6 25c0 9 1 18 6 26s11 13 19 18 16 7 25 7c10 0 18-2 26-7s13-10 18-18 7-16 7-26z">
            <text:p/>
          </draw:path>
          <draw:line draw:style-name="gr1" draw:text-style-name="P1" draw:layer="TiM_F" svg:x1="42.157cm" svg:y1="9.857cm" svg:x2="42.157cm" svg:y2="9.792cm">
            <text:p/>
          </draw:line>
          <draw:line draw:style-name="gr1" draw:text-style-name="P1" draw:layer="TiM_F" svg:x1="42.177cm" svg:y1="9.702cm" svg:x2="42.177cm" svg:y2="9.792cm">
            <text:p/>
          </draw:line>
          <draw:line draw:style-name="gr1" draw:text-style-name="P1" draw:layer="TiM_F" svg:x1="42.157cm" svg:y1="10.022cm" svg:x2="42.157cm" svg:y2="9.957cm">
            <text:p/>
          </draw:line>
          <draw:line draw:style-name="gr1" draw:text-style-name="P1" draw:layer="TiM_F" svg:x1="42.157cm" svg:y1="9.702cm" svg:x2="42.157cm" svg:y2="9.659cm">
            <text:p/>
          </draw:line>
          <draw:line draw:style-name="gr1" draw:text-style-name="P1" draw:layer="TiM_F" svg:x1="42.177cm" svg:y1="10.112cm" svg:x2="42.177cm" svg:y2="10.022cm">
            <text:p/>
          </draw:line>
          <draw:line draw:style-name="gr1" draw:text-style-name="P1" draw:layer="TiM_F" svg:x1="42.157cm" svg:y1="10.154cm" svg:x2="42.157cm" svg:y2="10.112cm">
            <text:p/>
          </draw:line>
          <draw:line draw:style-name="gr1" draw:text-style-name="P1" draw:layer="TiM_F" svg:x1="41.662cm" svg:y1="10.154cm" svg:x2="42.157cm" svg:y2="10.154cm">
            <text:p/>
          </draw:line>
          <draw:line draw:style-name="gr1" draw:text-style-name="P1" draw:layer="TiM_F" svg:x1="41.642cm" svg:y1="9.702cm" svg:x2="41.642cm" svg:y2="9.792cm">
            <text:p/>
          </draw:line>
          <draw:path draw:style-name="gr2" draw:text-style-name="P2" draw:layer="TiM_F" svg:width="0.08cm" svg:height="0.08cm" draw:transform="rotate (1.5707963267949) translate (41.615cm 7.788cm)" svg:viewBox="0 0 81 81" svg:d="M81 40c0-7-2-13-6-20s-7-11-14-15-14-5-21-5c-8 0-13 1-20 5s-11 8-15 15-5 12-5 20c0 7 1 14 5 21s8 10 15 14 13 6 20 6c8 0 14-3 21-6 6-4 10-8 14-14 3-7 6-13 6-21z">
            <text:p/>
          </draw:path>
          <draw:line draw:style-name="gr1" draw:text-style-name="P1" draw:layer="TiM_F" svg:x1="42.157cm" svg:y1="8.333cm" svg:x2="42.157cm" svg:y2="8.268cm">
            <text:p/>
          </draw:line>
          <draw:line draw:style-name="gr1" draw:text-style-name="P1" draw:layer="TiM_F" svg:x1="42.177cm" svg:y1="8.178cm" svg:x2="42.177cm" svg:y2="8.268cm">
            <text:p/>
          </draw:line>
          <draw:line draw:style-name="gr1" draw:text-style-name="P1" draw:layer="TiM_F" svg:x1="42.157cm" svg:y1="8.498cm" svg:x2="42.157cm" svg:y2="8.433cm">
            <text:p/>
          </draw:line>
          <draw:line draw:style-name="gr1" draw:text-style-name="P1" draw:layer="TiM_F" svg:x1="42.157cm" svg:y1="8.178cm" svg:x2="42.157cm" svg:y2="8.135cm">
            <text:p/>
          </draw:line>
          <draw:line draw:style-name="gr1" draw:text-style-name="P1" draw:layer="TiM_F" svg:x1="42.177cm" svg:y1="8.588cm" svg:x2="42.177cm" svg:y2="8.498cm">
            <text:p/>
          </draw:line>
          <draw:line draw:style-name="gr1" draw:text-style-name="P1" draw:layer="TiM_F" svg:x1="42.157cm" svg:y1="8.63cm" svg:x2="42.157cm" svg:y2="8.588cm">
            <text:p/>
          </draw:line>
          <draw:line draw:style-name="gr1" draw:text-style-name="P1" draw:layer="TiM_F" svg:x1="41.642cm" svg:y1="8.178cm" svg:x2="41.642cm" svg:y2="8.268cm">
            <text:p/>
          </draw:line>
          <draw:line draw:style-name="gr1" draw:text-style-name="P1" draw:layer="TiM_F" svg:x1="41.642cm" svg:y1="8.433cm" svg:x2="41.642cm" svg:y2="8.333cm">
            <text:p/>
          </draw:line>
          <draw:path draw:style-name="gr2" draw:text-style-name="P2" draw:layer="TiM_F" svg:width="0.1cm" svg:height="0.101cm" draw:transform="rotate (1.5707963267949) translate (41.604cm 10.846cm)" svg:viewBox="0 0 101 102" svg:d="M101 51c0-9-2-17-7-25s-10-14-18-19-17-7-26-7c-10 0-17 2-25 7s-14 11-19 19-6 15-6 25c0 9 1 18 6 26s11 13 19 18 16 7 25 7c10 0 18-2 26-7s13-10 18-18 7-16 7-26z">
            <text:p/>
          </draw:path>
          <draw:path draw:style-name="gr2" draw:text-style-name="P2" draw:layer="TiM_F" svg:width="0.1cm" svg:height="0.101cm" draw:transform="rotate (1.5707963267949) translate (41.604cm 10.592cm)" svg:viewBox="0 0 101 102" svg:d="M101 51c0-9-2-17-7-25s-10-14-18-19-17-7-26-7c-10 0-17 2-25 7s-14 11-19 19-6 15-6 25c0 9 1 18 6 26s11 13 19 18 16 7 25 7c10 0 18-2 26-7s13-10 18-18 7-16 7-26z">
            <text:p/>
          </draw:path>
          <draw:path draw:style-name="gr2" draw:text-style-name="P2" draw:layer="TiM_F" svg:width="0.1cm" svg:height="0.101cm" draw:transform="rotate (1.5707963267949) translate (41.604cm 11.1cm)" svg:viewBox="0 0 101 102" svg:d="M101 51c0-9-2-17-7-25s-10-14-18-19-17-7-26-7c-10 0-17 2-25 7s-14 11-19 19-6 15-6 25c0 9 1 18 6 26s11 13 19 18 16 7 25 7c10 0 18-2 26-7s13-10 18-18 7-16 7-26z">
            <text:p/>
          </draw:path>
          <draw:line draw:style-name="gr1" draw:text-style-name="P1" draw:layer="TiM_F" svg:x1="31.489cm" svg:y1="11.381cm" svg:x2="31.489cm" svg:y2="11.316cm">
            <text:p/>
          </draw:line>
          <draw:line draw:style-name="gr1" draw:text-style-name="P1" draw:layer="TiM_F" svg:x1="31.509cm" svg:y1="11.226cm" svg:x2="31.509cm" svg:y2="11.316cm">
            <text:p/>
          </draw:line>
          <draw:line draw:style-name="gr1" draw:text-style-name="P1" draw:layer="TiM_F" svg:x1="31.489cm" svg:y1="11.546cm" svg:x2="31.489cm" svg:y2="11.481cm">
            <text:p/>
          </draw:line>
          <draw:line draw:style-name="gr1" draw:text-style-name="P1" draw:layer="TiM_F" svg:x1="31.489cm" svg:y1="11.226cm" svg:x2="31.489cm" svg:y2="11.183cm">
            <text:p/>
          </draw:line>
          <draw:line draw:style-name="gr1" draw:text-style-name="P1" draw:layer="TiM_F" svg:x1="31.509cm" svg:y1="11.636cm" svg:x2="31.509cm" svg:y2="11.546cm">
            <text:p/>
          </draw:line>
          <draw:line draw:style-name="gr1" draw:text-style-name="P1" draw:layer="TiM_F" svg:x1="31.069cm" svg:y1="11.183cm" svg:x2="30.994cm" svg:y2="11.183cm">
            <text:p/>
          </draw:line>
          <draw:line draw:style-name="gr1" draw:text-style-name="P1" draw:layer="TiM_F" svg:x1="31.489cm" svg:y1="11.678cm" svg:x2="31.489cm" svg:y2="11.636cm">
            <text:p/>
          </draw:line>
          <draw:line draw:style-name="gr1" draw:text-style-name="P1" draw:layer="TiM_F" svg:x1="30.994cm" svg:y1="11.678cm" svg:x2="31.489cm" svg:y2="11.678cm">
            <text:p/>
          </draw:line>
          <draw:line draw:style-name="gr1" draw:text-style-name="P1" draw:layer="TiM_F" svg:x1="30.974cm" svg:y1="11.226cm" svg:x2="30.974cm" svg:y2="11.316cm">
            <text:p/>
          </draw:line>
          <draw:line draw:style-name="gr1" draw:text-style-name="P1" draw:layer="TiM_F" svg:x1="30.974cm" svg:y1="11.481cm" svg:x2="30.974cm" svg:y2="11.381cm">
            <text:p/>
          </draw:line>
          <draw:line draw:style-name="gr1" draw:text-style-name="P1" draw:layer="TiM_F" svg:x1="36.061cm" svg:y1="11.381cm" svg:x2="36.061cm" svg:y2="11.316cm">
            <text:p/>
          </draw:line>
          <draw:line draw:style-name="gr1" draw:text-style-name="P1" draw:layer="TiM_F" svg:x1="36.081cm" svg:y1="11.481cm" svg:x2="36.081cm" svg:y2="11.381cm">
            <text:p/>
          </draw:line>
          <draw:line draw:style-name="gr1" draw:text-style-name="P1" draw:layer="TiM_F" svg:x1="36.061cm" svg:y1="11.546cm" svg:x2="36.061cm" svg:y2="11.481cm">
            <text:p/>
          </draw:line>
          <draw:line draw:style-name="gr1" draw:text-style-name="P1" draw:layer="TiM_F" svg:x1="36.061cm" svg:y1="11.226cm" svg:x2="36.061cm" svg:y2="11.183cm">
            <text:p/>
          </draw:line>
          <draw:line draw:style-name="gr1" draw:text-style-name="P1" draw:layer="TiM_F" svg:x1="36.081cm" svg:y1="11.636cm" svg:x2="36.081cm" svg:y2="11.546cm">
            <text:p/>
          </draw:line>
          <draw:line draw:style-name="gr1" draw:text-style-name="P1" draw:layer="TiM_F" svg:x1="35.641cm" svg:y1="11.183cm" svg:x2="35.566cm" svg:y2="11.183cm">
            <text:p/>
          </draw:line>
          <draw:line draw:style-name="gr1" draw:text-style-name="P1" draw:layer="TiM_F" svg:x1="36.061cm" svg:y1="11.678cm" svg:x2="36.061cm" svg:y2="11.636cm">
            <text:p/>
          </draw:line>
          <draw:line draw:style-name="gr1" draw:text-style-name="P1" draw:layer="TiM_F" svg:x1="35.566cm" svg:y1="11.678cm" svg:x2="36.061cm" svg:y2="11.678cm">
            <text:p/>
          </draw:line>
          <draw:line draw:style-name="gr1" draw:text-style-name="P1" draw:layer="TiM_F" svg:x1="35.546cm" svg:y1="11.226cm" svg:x2="35.546cm" svg:y2="11.316cm">
            <text:p/>
          </draw:line>
          <draw:line draw:style-name="gr1" draw:text-style-name="P1" draw:layer="TiM_F" svg:x1="35.566cm" svg:y1="11.636cm" svg:x2="35.566cm" svg:y2="11.678cm">
            <text:p/>
          </draw:line>
          <draw:line draw:style-name="gr1" draw:text-style-name="P1" draw:layer="TiM_F" svg:x1="35.566cm" svg:y1="11.316cm" svg:x2="35.566cm" svg:y2="11.381cm">
            <text:p/>
          </draw:line>
          <draw:line draw:style-name="gr1" draw:text-style-name="P1" draw:layer="TiM_F" svg:x1="35.546cm" svg:y1="11.636cm" svg:x2="35.546cm" svg:y2="11.546cm">
            <text:p/>
          </draw:line>
          <draw:line draw:style-name="gr1" draw:text-style-name="P1" draw:layer="TiM_F" svg:x1="35.546cm" svg:y1="11.481cm" svg:x2="35.546cm" svg:y2="11.381cm">
            <text:p/>
          </draw:line>
          <draw:line draw:style-name="gr1" draw:text-style-name="P1" draw:layer="TiM_F" svg:x1="42.157cm" svg:y1="11.381cm" svg:x2="42.157cm" svg:y2="11.316cm">
            <text:p/>
          </draw:line>
          <draw:line draw:style-name="gr1" draw:text-style-name="P1" draw:layer="TiM_F" svg:x1="42.177cm" svg:y1="11.226cm" svg:x2="42.177cm" svg:y2="11.316cm">
            <text:p/>
          </draw:line>
          <draw:line draw:style-name="gr1" draw:text-style-name="P1" draw:layer="TiM_F" svg:x1="42.157cm" svg:y1="11.546cm" svg:x2="42.157cm" svg:y2="11.481cm">
            <text:p/>
          </draw:line>
          <draw:line draw:style-name="gr1" draw:text-style-name="P1" draw:layer="TiM_F" svg:x1="42.157cm" svg:y1="11.226cm" svg:x2="42.157cm" svg:y2="11.183cm">
            <text:p/>
          </draw:line>
          <draw:line draw:style-name="gr1" draw:text-style-name="P1" draw:layer="TiM_F" svg:x1="42.177cm" svg:y1="11.636cm" svg:x2="42.177cm" svg:y2="11.546cm">
            <text:p/>
          </draw:line>
          <draw:line draw:style-name="gr1" draw:text-style-name="P1" draw:layer="TiM_F" svg:x1="42.157cm" svg:y1="11.678cm" svg:x2="42.157cm" svg:y2="11.636cm">
            <text:p/>
          </draw:line>
          <draw:line draw:style-name="gr1" draw:text-style-name="P1" draw:layer="TiM_F" svg:x1="41.662cm" svg:y1="11.678cm" svg:x2="42.157cm" svg:y2="11.678cm">
            <text:p/>
          </draw:line>
          <draw:line draw:style-name="gr1" draw:text-style-name="P1" draw:layer="TiM_F" svg:x1="41.642cm" svg:y1="11.226cm" svg:x2="41.642cm" svg:y2="11.316cm">
            <text:p/>
          </draw:line>
          <draw:line draw:style-name="gr1" draw:text-style-name="P1" draw:layer="TiM_F" svg:x1="41.642cm" svg:y1="11.481cm" svg:x2="41.642cm" svg:y2="11.381cm">
            <text:p/>
          </draw:line>
          <draw:line draw:style-name="gr1" draw:text-style-name="P1" draw:layer="TiM_F" svg:x1="37.585cm" svg:y1="11.381cm" svg:x2="37.585cm" svg:y2="11.316cm">
            <text:p/>
          </draw:line>
          <draw:line draw:style-name="gr1" draw:text-style-name="P1" draw:layer="TiM_F" svg:x1="37.605cm" svg:y1="11.481cm" svg:x2="37.605cm" svg:y2="11.381cm">
            <text:p/>
          </draw:line>
          <draw:line draw:style-name="gr1" draw:text-style-name="P1" draw:layer="TiM_F" svg:x1="37.605cm" svg:y1="11.226cm" svg:x2="37.605cm" svg:y2="11.316cm">
            <text:p/>
          </draw:line>
          <draw:line draw:style-name="gr1" draw:text-style-name="P1" draw:layer="TiM_F" svg:x1="37.585cm" svg:y1="11.546cm" svg:x2="37.585cm" svg:y2="11.481cm">
            <text:p/>
          </draw:line>
          <draw:line draw:style-name="gr1" draw:text-style-name="P1" draw:layer="TiM_F" svg:x1="37.585cm" svg:y1="11.226cm" svg:x2="37.585cm" svg:y2="11.183cm">
            <text:p/>
          </draw:line>
          <draw:line draw:style-name="gr1" draw:text-style-name="P1" draw:layer="TiM_F" svg:x1="37.165cm" svg:y1="11.183cm" svg:x2="37.09cm" svg:y2="11.183cm">
            <text:p/>
          </draw:line>
          <draw:line draw:style-name="gr1" draw:text-style-name="P1" draw:layer="TiM_F" svg:x1="37.09cm" svg:y1="11.678cm" svg:x2="37.585cm" svg:y2="11.678cm">
            <text:p/>
          </draw:line>
          <draw:line draw:style-name="gr1" draw:text-style-name="P1" draw:layer="TiM_F" svg:x1="37.07cm" svg:y1="11.226cm" svg:x2="37.07cm" svg:y2="11.316cm">
            <text:p/>
          </draw:line>
          <draw:line draw:style-name="gr1" draw:text-style-name="P1" draw:layer="TiM_F" svg:x1="37.07cm" svg:y1="11.636cm" svg:x2="37.07cm" svg:y2="11.546cm">
            <text:p/>
          </draw:line>
          <draw:line draw:style-name="gr1" draw:text-style-name="P1" draw:layer="TiM_F" svg:x1="37.07cm" svg:y1="11.481cm" svg:x2="37.07cm" svg:y2="11.381cm">
            <text:p/>
          </draw:line>
          <draw:path draw:style-name="gr2" draw:text-style-name="P2" draw:layer="TiM_F" svg:width="0.1cm" svg:height="0.101cm" draw:transform="rotate (1.5707963267949) translate (30.785cm 13.894cm)" svg:viewBox="0 0 101 102" svg:d="M101 51c0-9-2-17-7-25s-10-14-18-19-17-7-26-7c-10 0-17 2-25 7s-14 11-19 19-6 15-6 25c0 9 1 17 6 26s11 13 19 18 16 7 25 7c10 0 18-2 26-7s13-10 18-18c4-9 7-16 7-26z">
            <text:p/>
          </draw:path>
          <draw:path draw:style-name="gr2" draw:text-style-name="P2" draw:layer="TiM_F" svg:width="0.1cm" svg:height="0.101cm" draw:transform="rotate (1.5707963267949) translate (41.604cm 13.894cm)" svg:viewBox="0 0 101 102" svg:d="M101 51c0-9-2-17-7-25s-10-14-18-19-17-7-26-7c-10 0-17 2-25 7s-14 11-19 19-6 15-6 25c0 9 1 18 6 26s11 13 19 18 16 7 25 7c10 0 18-2 26-7s13-10 18-18 7-16 7-26z">
            <text:p/>
          </draw:path>
          <draw:path draw:style-name="gr2" draw:text-style-name="P2" draw:layer="TiM_F" svg:width="0.1cm" svg:height="0.101cm" draw:transform="rotate (1.5707963267949) translate (41.604cm 13.386cm)" svg:viewBox="0 0 101 102" svg:d="M101 51c0-9-2-17-7-25s-10-14-18-19-17-7-26-7c-10 0-17 2-25 7s-14 11-19 19-6 15-6 25c0 9 1 18 6 26s11 13 19 18 16 7 25 7c10 0 18-2 26-7s13-10 18-18 7-16 7-26z">
            <text:p/>
          </draw:path>
          <draw:path draw:style-name="gr2" draw:text-style-name="P2" draw:layer="TiM_F" svg:width="0.1cm" svg:height="0.101cm" draw:transform="rotate (1.5707963267949) translate (41.604cm 13.64cm)" svg:viewBox="0 0 101 102" svg:d="M101 51c0-9-2-17-7-25s-10-14-18-19-17-7-26-7c-10 0-17 2-25 7s-14 11-19 19-6 15-6 25c0 9 1 18 6 26s11 13 19 18 16 7 25 7c10 0 18-2 26-7s13-10 18-18 7-16 7-26z">
            <text:p/>
          </draw:path>
          <draw:path draw:style-name="gr2" draw:text-style-name="P2" draw:layer="TiM_F" svg:width="0.304cm" svg:height="0.304cm" draw:transform="rotate (1.5707963267949) translate (37.185cm 12.345cm)" svg:viewBox="0 0 305 305" svg:d="M305 152c0-28-7-52-21-76s-31-42-55-56c-25-14-49-20-77-20s-52 6-76 20-42 32-56 56-20 48-20 76 6 52 20 77c14 24 32 41 56 55s48 21 76 21 52-7 77-21c24-14 41-31 55-55 14-25 21-49 21-77z">
            <text:p/>
          </draw:path>
          <draw:path draw:style-name="gr2" draw:text-style-name="P2" draw:layer="TiM_F" svg:width="0.304cm" svg:height="0.304cm" draw:transform="rotate (1.5707963267949) translate (35.661cm 12.345cm)" svg:viewBox="0 0 305 305" svg:d="M305 152c0-28-7-52-21-76s-31-42-55-56c-25-14-49-20-77-20s-52 6-76 20-42 32-56 56-20 48-20 76 6 52 20 77c14 24 32 41 56 55s48 21 76 21 52-7 77-21c24-14 41-31 55-55 14-25 21-49 21-77z">
            <text:p/>
          </draw:path>
          <draw:path draw:style-name="gr2" draw:text-style-name="P2" draw:layer="TiM_F" svg:width="0.304cm" svg:height="0.304cm" draw:transform="rotate (1.5707963267949) translate (31.089cm 12.345cm)" svg:viewBox="0 0 305 305" svg:d="M305 153c0-29-7-53-21-77-14-25-31-41-55-55-25-14-49-21-77-21s-52 7-76 21-42 30-56 55c-14 24-20 48-20 77 0 28 6 51 20 76 14 24 32 41 56 56 24 14 48 20 76 20s52-6 77-20c24-15 41-32 55-56 14-25 21-48 21-76z">
            <text:p/>
          </draw:path>
          <draw:path draw:style-name="gr2" draw:text-style-name="P2" draw:layer="TiM_F" svg:width="0.1cm" svg:height="0.101cm" draw:transform="rotate (1.5707963267949) translate (30.785cm 13.64cm)" svg:viewBox="0 0 101 102" svg:d="M101 51c0-9-2-17-7-25s-10-14-18-19-17-7-26-7c-10 0-17 2-25 7s-14 11-19 19-6 15-6 25c0 9 1 17 6 26s11 13 19 18 16 7 25 7c10 0 18-2 26-7s13-10 18-18c4-9 7-16 7-26z">
            <text:p/>
          </draw:path>
          <draw:path draw:style-name="gr2" draw:text-style-name="P2" draw:layer="TiM_F" svg:width="0.1cm" svg:height="0.101cm" draw:transform="rotate (1.5707963267949) translate (30.785cm 13.386cm)" svg:viewBox="0 0 101 102" svg:d="M101 51c0-9-2-17-7-25s-10-14-18-19-17-7-26-7c-10 0-17 2-25 7s-14 11-19 19-6 15-6 25c0 9 1 17 6 26s11 13 19 18 16 7 25 7c10 0 18-2 26-7s13-10 18-18c4-9 7-16 7-26z">
            <text:p/>
          </draw:path>
          <draw:line draw:style-name="gr1" draw:text-style-name="P1" draw:layer="TiM_F" svg:x1="36.061cm" svg:y1="12.905cm" svg:x2="36.061cm" svg:y2="12.84cm">
            <text:p/>
          </draw:line>
          <draw:line draw:style-name="gr1" draw:text-style-name="P1" draw:layer="TiM_F" svg:x1="36.081cm" svg:y1="13.005cm" svg:x2="36.081cm" svg:y2="12.905cm">
            <text:p/>
          </draw:line>
          <draw:line draw:style-name="gr1" draw:text-style-name="P1" draw:layer="TiM_F" svg:x1="36.061cm" svg:y1="13.07cm" svg:x2="36.061cm" svg:y2="13.005cm">
            <text:p/>
          </draw:line>
          <draw:line draw:style-name="gr1" draw:text-style-name="P1" draw:layer="TiM_F" svg:x1="36.061cm" svg:y1="12.75cm" svg:x2="36.061cm" svg:y2="12.707cm">
            <text:p/>
          </draw:line>
          <draw:line draw:style-name="gr1" draw:text-style-name="P1" draw:layer="TiM_F" svg:x1="36.061cm" svg:y1="13.202cm" svg:x2="36.061cm" svg:y2="13.16cm">
            <text:p/>
          </draw:line>
          <draw:line draw:style-name="gr1" draw:text-style-name="P1" draw:layer="TiM_F" svg:x1="35.566cm" svg:y1="13.202cm" svg:x2="36.061cm" svg:y2="13.202cm">
            <text:p/>
          </draw:line>
          <draw:line draw:style-name="gr1" draw:text-style-name="P1" draw:layer="TiM_F" svg:x1="35.546cm" svg:y1="12.75cm" svg:x2="35.546cm" svg:y2="12.84cm">
            <text:p/>
          </draw:line>
          <draw:line draw:style-name="gr1" draw:text-style-name="P1" draw:layer="TiM_F" svg:x1="35.566cm" svg:y1="13.16cm" svg:x2="35.566cm" svg:y2="13.202cm">
            <text:p/>
          </draw:line>
          <draw:line draw:style-name="gr1" draw:text-style-name="P1" draw:layer="TiM_F" svg:x1="35.566cm" svg:y1="12.84cm" svg:x2="35.566cm" svg:y2="12.905cm">
            <text:p/>
          </draw:line>
          <draw:line draw:style-name="gr1" draw:text-style-name="P1" draw:layer="TiM_F" svg:x1="35.546cm" svg:y1="13.16cm" svg:x2="35.546cm" svg:y2="13.07cm">
            <text:p/>
          </draw:line>
          <draw:line draw:style-name="gr1" draw:text-style-name="P1" draw:layer="TiM_F" svg:x1="35.546cm" svg:y1="13.005cm" svg:x2="35.546cm" svg:y2="12.905cm">
            <text:p/>
          </draw:line>
          <draw:path draw:style-name="gr2" draw:text-style-name="P2" draw:layer="TiM_F" svg:width="0.304cm" svg:height="0.304cm" draw:transform="rotate (1.5707963267949) translate (41.757cm 12.345cm)" svg:viewBox="0 0 305 305" svg:d="M305 152c0-28-7-52-21-76s-31-42-55-56c-25-14-49-20-77-20s-52 6-76 20-42 32-56 56-20 48-20 76 6 51 20 76c14 24 32 42 56 56s48 21 76 21 52-7 77-21c24-14 41-32 55-56 14-25 21-48 21-76z">
            <text:p/>
          </draw:path>
          <draw:path draw:style-name="gr2" draw:text-style-name="P2" draw:layer="TiM_F" svg:width="0.1cm" svg:height="0.101cm" draw:transform="rotate (1.5707963267949) translate (30.785cm 14.148cm)" svg:viewBox="0 0 101 102" svg:d="M101 51c0-9-2-17-7-25s-10-14-18-19-17-7-26-7c-10 0-17 2-25 7s-14 11-19 19-6 15-6 25c0 9 1 17 6 26s11 13 19 18 16 7 25 7c10 0 18-2 26-7s13-10 18-18c4-9 7-16 7-26z">
            <text:p/>
          </draw:path>
          <draw:path draw:style-name="gr2" draw:text-style-name="P2" draw:layer="TiM_F" svg:width="0.1cm" svg:height="0.101cm" draw:transform="rotate (1.5707963267949) translate (41.604cm 14.148cm)" svg:viewBox="0 0 101 102" svg:d="M101 51c0-9-2-17-7-25s-10-14-18-19-17-7-26-7c-10 0-17 2-25 7s-14 11-19 19-6 15-6 25c0 9 1 18 6 26s11 13 19 18 16 7 25 7c10 0 18-2 26-7s13-10 18-18 7-16 7-26z">
            <text:p/>
          </draw:path>
          <draw:path draw:style-name="gr2" draw:text-style-name="P2" draw:layer="TiM_F" svg:width="0.1cm" svg:height="0.1cm" draw:transform="rotate (1.5707963267949) translate (31.445cm 19.989cm)" svg:viewBox="0 0 101 101" svg:d="M101 51c0-10-1-18-6-26s-11-13-19-18-16-7-25-7c-10 0-18 2-26 7s-13 10-18 18-7 16-7 26c0 9 2 17 7 25s10 14 18 19 16 6 26 6c9 0 17-1 25-6s14-11 19-19 6-16 6-25z">
            <text:p/>
          </draw:path>
          <draw:path draw:style-name="gr2" draw:text-style-name="P2" draw:layer="TiM_F" svg:width="0.1cm" svg:height="0.1cm" draw:transform="rotate (1.5707963267949) translate (31.445cm 19.735cm)" svg:viewBox="0 0 101 101" svg:d="M101 51c0-10-1-18-6-26s-11-13-19-18-16-7-25-7c-10 0-18 2-26 7s-13 10-18 18-7 16-7 26c0 9 2 17 7 25s10 14 18 19 16 6 26 6c9 0 17-1 25-6s14-11 19-19 6-16 6-25z">
            <text:p/>
          </draw:path>
          <draw:path draw:style-name="gr2" draw:text-style-name="P2" draw:layer="TiM_F" svg:width="0.1cm" svg:height="0.1cm" draw:transform="rotate (1.5707963267949) translate (31.445cm 19.481cm)" svg:viewBox="0 0 101 101" svg:d="M101 51c0-10-1-18-6-26s-11-13-19-18-16-7-25-7c-10 0-18 2-26 7s-13 10-18 18-7 16-7 26c0 9 2 17 7 25s10 14 18 19 16 6 26 6c9 0 17-1 25-6s14-11 19-19 6-16 6-25z">
            <text:p/>
          </draw:path>
          <draw:line draw:style-name="gr1" draw:text-style-name="P1" draw:layer="TiM_F" svg:x1="42.157cm" svg:y1="3.761cm" svg:x2="42.157cm" svg:y2="3.696cm">
            <text:p/>
          </draw:line>
          <draw:line draw:style-name="gr1" draw:text-style-name="P1" draw:layer="TiM_F" svg:x1="42.177cm" svg:y1="3.861cm" svg:x2="42.177cm" svg:y2="3.761cm">
            <text:p/>
          </draw:line>
          <draw:line draw:style-name="gr1" draw:text-style-name="P1" draw:layer="TiM_F" svg:x1="42.177cm" svg:y1="3.606cm" svg:x2="42.177cm" svg:y2="3.696cm">
            <text:p/>
          </draw:line>
          <draw:line draw:style-name="gr1" draw:text-style-name="P1" draw:layer="TiM_F" svg:x1="42.157cm" svg:y1="3.926cm" svg:x2="42.157cm" svg:y2="3.861cm">
            <text:p/>
          </draw:line>
          <draw:line draw:style-name="gr1" draw:text-style-name="P1" draw:layer="TiM_F" svg:x1="42.157cm" svg:y1="3.606cm" svg:x2="42.157cm" svg:y2="3.563cm">
            <text:p/>
          </draw:line>
          <draw:line draw:style-name="gr1" draw:text-style-name="P1" draw:layer="TiM_F" svg:x1="42.177cm" svg:y1="4.016cm" svg:x2="42.177cm" svg:y2="3.926cm">
            <text:p/>
          </draw:line>
          <draw:line draw:style-name="gr1" draw:text-style-name="P1" draw:layer="TiM_F" svg:x1="42.157cm" svg:y1="4.058cm" svg:x2="42.157cm" svg:y2="4.016cm">
            <text:p/>
          </draw:line>
          <draw:line draw:style-name="gr1" draw:text-style-name="P1" draw:layer="TiM_F" svg:x1="41.642cm" svg:y1="3.606cm" svg:x2="41.642cm" svg:y2="3.696cm">
            <text:p/>
          </draw:line>
          <draw:line draw:style-name="gr1" draw:text-style-name="P1" draw:layer="TiM_F" svg:x1="41.642cm" svg:y1="4.016cm" svg:x2="41.642cm" svg:y2="3.926cm">
            <text:p/>
          </draw:line>
          <draw:line draw:style-name="gr1" draw:text-style-name="P1" draw:layer="TiM_F" svg:x1="41.642cm" svg:y1="3.861cm" svg:x2="41.642cm" svg:y2="3.761cm">
            <text:p/>
          </draw:line>
          <draw:line draw:style-name="gr1" draw:text-style-name="P1" draw:layer="TiM_F" svg:x1="40.633cm" svg:y1="3.761cm" svg:x2="40.633cm" svg:y2="3.696cm">
            <text:p/>
          </draw:line>
          <draw:line draw:style-name="gr1" draw:text-style-name="P1" draw:layer="TiM_F" svg:x1="40.653cm" svg:y1="3.861cm" svg:x2="40.653cm" svg:y2="3.761cm">
            <text:p/>
          </draw:line>
          <draw:line draw:style-name="gr1" draw:text-style-name="P1" draw:layer="TiM_F" svg:x1="40.633cm" svg:y1="3.926cm" svg:x2="40.633cm" svg:y2="3.861cm">
            <text:p/>
          </draw:line>
          <draw:line draw:style-name="gr1" draw:text-style-name="P1" draw:layer="TiM_F" svg:x1="40.633cm" svg:y1="3.606cm" svg:x2="40.633cm" svg:y2="3.563cm">
            <text:p/>
          </draw:line>
          <draw:line draw:style-name="gr1" draw:text-style-name="P1" draw:layer="TiM_F" svg:x1="40.653cm" svg:y1="4.016cm" svg:x2="40.653cm" svg:y2="3.926cm">
            <text:p/>
          </draw:line>
          <draw:line draw:style-name="gr1" draw:text-style-name="P1" draw:layer="TiM_F" svg:x1="40.633cm" svg:y1="4.058cm" svg:x2="40.633cm" svg:y2="4.016cm">
            <text:p/>
          </draw:line>
          <draw:line draw:style-name="gr1" draw:text-style-name="P1" draw:layer="TiM_F" svg:x1="40.118cm" svg:y1="3.606cm" svg:x2="40.118cm" svg:y2="3.696cm">
            <text:p/>
          </draw:line>
          <draw:path draw:style-name="gr2" draw:text-style-name="P2" draw:layer="TiM_F" svg:width="0.081cm" svg:height="0.08cm" draw:transform="rotate (1.5707963267949) translate (39.456cm 4.106cm)" svg:viewBox="0 0 82 81" svg:d="M82 40c0-7-2-13-6-20s-8-11-15-15-13-5-20-5c-8 0-13 1-20 5s-11 8-15 15-6 12-6 20c0 7 2 14 6 21s8 10 15 14 13 6 20 6c8 0 13-2 20-6s11-8 15-14c3-7 6-13 6-21z">
            <text:p/>
          </draw:path>
          <draw:path draw:style-name="gr2" draw:text-style-name="P2" draw:layer="TiM_F" svg:width="0.081cm" svg:height="0.08cm" draw:transform="rotate (1.5707963267949) translate (39.71cm 4.106cm)" svg:viewBox="0 0 82 81" svg:d="M82 40c0-7-2-13-6-20s-8-11-15-15-13-5-20-5c-8 0-13 1-20 5s-11 8-15 15-6 12-6 20c0 7 2 14 6 21s8 10 15 14 13 6 20 6c8 0 13-2 20-6s11-8 15-14c3-7 6-13 6-21z">
            <text:p/>
          </draw:path>
          <draw:path draw:style-name="gr2" draw:text-style-name="P2" draw:layer="TiM_F" svg:width="0.304cm" svg:height="0.304cm" draw:transform="rotate (1.5707963267949) translate (41.757cm 6.249cm)" svg:viewBox="0 0 305 305" svg:d="M305 152c0-28-7-52-21-76s-32-42-56-56c-25-14-48-20-76-20s-52 6-76 20-42 32-56 56-20 48-20 76 6 51 20 76c14 24 32 42 56 56s48 21 76 21 51-7 76-21c24-14 42-32 56-56 14-25 21-48 21-76z">
            <text:p/>
          </draw:path>
          <draw:line draw:style-name="gr1" draw:text-style-name="P1" draw:layer="TiM_F" svg:x1="42.157cm" svg:y1="5.285cm" svg:x2="42.157cm" svg:y2="5.22cm">
            <text:p/>
          </draw:line>
          <draw:line draw:style-name="gr1" draw:text-style-name="P1" draw:layer="TiM_F" svg:x1="42.177cm" svg:y1="5.385cm" svg:x2="42.177cm" svg:y2="5.285cm">
            <text:p/>
          </draw:line>
          <draw:line draw:style-name="gr1" draw:text-style-name="P1" draw:layer="TiM_F" svg:x1="42.177cm" svg:y1="5.13cm" svg:x2="42.177cm" svg:y2="5.22cm">
            <text:p/>
          </draw:line>
          <draw:line draw:style-name="gr1" draw:text-style-name="P1" draw:layer="TiM_F" svg:x1="42.157cm" svg:y1="5.45cm" svg:x2="42.157cm" svg:y2="5.385cm">
            <text:p/>
          </draw:line>
          <draw:line draw:style-name="gr1" draw:text-style-name="P1" draw:layer="TiM_F" svg:x1="42.157cm" svg:y1="5.13cm" svg:x2="42.157cm" svg:y2="5.087cm">
            <text:p/>
          </draw:line>
          <draw:line draw:style-name="gr1" draw:text-style-name="P1" draw:layer="TiM_F" svg:x1="42.177cm" svg:y1="5.54cm" svg:x2="42.177cm" svg:y2="5.45cm">
            <text:p/>
          </draw:line>
          <draw:line draw:style-name="gr1" draw:text-style-name="P1" draw:layer="TiM_F" svg:x1="42.157cm" svg:y1="5.582cm" svg:x2="42.157cm" svg:y2="5.54cm">
            <text:p/>
          </draw:line>
          <draw:line draw:style-name="gr1" draw:text-style-name="P1" draw:layer="TiM_F" svg:x1="41.642cm" svg:y1="5.13cm" svg:x2="41.642cm" svg:y2="5.22cm">
            <text:p/>
          </draw:line>
          <draw:line draw:style-name="gr1" draw:text-style-name="P1" draw:layer="TiM_F" svg:x1="41.642cm" svg:y1="5.54cm" svg:x2="41.642cm" svg:y2="5.45cm">
            <text:p/>
          </draw:line>
          <draw:line draw:style-name="gr1" draw:text-style-name="P1" draw:layer="TiM_F" svg:x1="41.642cm" svg:y1="5.385cm" svg:x2="41.642cm" svg:y2="5.285cm">
            <text:p/>
          </draw:line>
          <draw:path draw:style-name="gr2" draw:text-style-name="P2" draw:layer="TiM_F" svg:width="0.304cm" svg:height="0.304cm" draw:transform="rotate (1.5707963267949) translate (37.185cm 6.249cm)" svg:viewBox="0 0 305 305" svg:d="M305 152c0-28-7-52-21-76s-32-42-56-56c-25-14-48-20-76-20s-52 6-76 20-42 32-56 56-20 48-20 76 6 52 20 77c14 24 32 41 56 55s48 21 76 21 51-7 76-21c24-14 42-31 56-55 14-25 21-49 21-77z">
            <text:p/>
          </draw:path>
          <draw:line draw:style-name="gr1" draw:text-style-name="P1" draw:layer="TiM_F" svg:x1="37.585cm" svg:y1="5.285cm" svg:x2="37.585cm" svg:y2="5.22cm">
            <text:p/>
          </draw:line>
          <draw:line draw:style-name="gr1" draw:text-style-name="P1" draw:layer="TiM_F" svg:x1="37.605cm" svg:y1="5.385cm" svg:x2="37.605cm" svg:y2="5.285cm">
            <text:p/>
          </draw:line>
          <draw:line draw:style-name="gr1" draw:text-style-name="P1" draw:layer="TiM_F" svg:x1="37.585cm" svg:y1="5.45cm" svg:x2="37.585cm" svg:y2="5.385cm">
            <text:p/>
          </draw:line>
          <draw:line draw:style-name="gr1" draw:text-style-name="P1" draw:layer="TiM_F" svg:x1="37.07cm" svg:y1="5.13cm" svg:x2="37.07cm" svg:y2="5.22cm">
            <text:p/>
          </draw:line>
          <draw:line draw:style-name="gr1" draw:text-style-name="P1" draw:layer="TiM_F" svg:x1="37.09cm" svg:y1="5.54cm" svg:x2="37.09cm" svg:y2="5.582cm">
            <text:p/>
          </draw:line>
          <draw:line draw:style-name="gr1" draw:text-style-name="P1" draw:layer="TiM_F" svg:x1="37.09cm" svg:y1="5.22cm" svg:x2="37.09cm" svg:y2="5.285cm">
            <text:p/>
          </draw:line>
          <draw:line draw:style-name="gr1" draw:text-style-name="P1" draw:layer="TiM_F" svg:x1="37.07cm" svg:y1="5.54cm" svg:x2="37.07cm" svg:y2="5.45cm">
            <text:p/>
          </draw:line>
          <draw:line draw:style-name="gr1" draw:text-style-name="P1" draw:layer="TiM_F" svg:x1="37.07cm" svg:y1="5.385cm" svg:x2="37.07cm" svg:y2="5.285cm">
            <text:p/>
          </draw:line>
          <draw:path draw:style-name="gr2" draw:text-style-name="P2" draw:layer="TiM_F" svg:width="0.101cm" svg:height="0.1cm" draw:transform="rotate (1.5707963267949) translate (37.414cm 4.243cm)" svg:viewBox="0 0 102 101" svg:d="M102 50c0-9-2-17-7-25s-11-14-19-19c-9-5-16-6-25-6s-17 1-25 6-14 11-19 19-7 15-7 25c0 9 2 18 7 26s11 13 19 18 16 7 25 7 16-2 25-7 14-10 19-18 7-16 7-26z">
            <text:p/>
          </draw:path>
          <draw:path draw:style-name="gr2" draw:text-style-name="P2" draw:layer="TiM_F" svg:width="0.101cm" svg:height="0.1cm" draw:transform="rotate (1.5707963267949) translate (37.16cm 4.243cm)" svg:viewBox="0 0 102 101" svg:d="M102 50c0-9-2-17-7-25s-11-14-19-19c-9-5-16-6-25-6s-17 1-25 6-14 11-19 19-7 15-7 25c0 9 2 18 7 26s11 13 19 18 16 7 25 7 16-2 25-7 14-10 19-18 7-16 7-26z">
            <text:p/>
          </draw:path>
          <draw:line draw:style-name="gr1" draw:text-style-name="P1" draw:layer="TiM_F" svg:x1="37.585cm" svg:y1="3.761cm" svg:x2="37.585cm" svg:y2="3.696cm">
            <text:p/>
          </draw:line>
          <draw:line draw:style-name="gr1" draw:text-style-name="P1" draw:layer="TiM_F" svg:x1="37.605cm" svg:y1="3.861cm" svg:x2="37.605cm" svg:y2="3.761cm">
            <text:p/>
          </draw:line>
          <draw:line draw:style-name="gr1" draw:text-style-name="P1" draw:layer="TiM_F" svg:x1="37.585cm" svg:y1="3.926cm" svg:x2="37.585cm" svg:y2="3.861cm">
            <text:p/>
          </draw:line>
          <draw:line draw:style-name="gr1" draw:text-style-name="P1" draw:layer="TiM_F" svg:x1="37.07cm" svg:y1="3.606cm" svg:x2="37.07cm" svg:y2="3.696cm">
            <text:p/>
          </draw:line>
          <draw:line draw:style-name="gr1" draw:text-style-name="P1" draw:layer="TiM_F" svg:x1="37.09cm" svg:y1="3.696cm" svg:x2="37.09cm" svg:y2="3.761cm">
            <text:p/>
          </draw:line>
          <draw:line draw:style-name="gr1" draw:text-style-name="P1" draw:layer="TiM_F" svg:x1="37.07cm" svg:y1="4.016cm" svg:x2="37.07cm" svg:y2="3.926cm">
            <text:p/>
          </draw:line>
          <draw:line draw:style-name="gr1" draw:text-style-name="P1" draw:layer="TiM_F" svg:x1="37.07cm" svg:y1="3.861cm" svg:x2="37.07cm" svg:y2="3.761cm">
            <text:p/>
          </draw:line>
          <draw:line draw:style-name="gr1" draw:text-style-name="P1" draw:layer="TiM_F" svg:x1="39.109cm" svg:y1="3.761cm" svg:x2="39.109cm" svg:y2="3.696cm">
            <text:p/>
          </draw:line>
          <draw:line draw:style-name="gr1" draw:text-style-name="P1" draw:layer="TiM_F" svg:x1="39.129cm" svg:y1="3.861cm" svg:x2="39.129cm" svg:y2="3.761cm">
            <text:p/>
          </draw:line>
          <draw:line draw:style-name="gr1" draw:text-style-name="P1" draw:layer="TiM_F" svg:x1="39.109cm" svg:y1="3.926cm" svg:x2="39.109cm" svg:y2="3.861cm">
            <text:p/>
          </draw:line>
          <draw:line draw:style-name="gr1" draw:text-style-name="P1" draw:layer="TiM_F" svg:x1="39.109cm" svg:y1="3.606cm" svg:x2="39.109cm" svg:y2="3.563cm">
            <text:p/>
          </draw:line>
          <draw:line draw:style-name="gr1" draw:text-style-name="P1" draw:layer="TiM_F" svg:x1="39.109cm" svg:y1="4.058cm" svg:x2="39.109cm" svg:y2="4.016cm">
            <text:p/>
          </draw:line>
          <draw:line draw:style-name="gr1" draw:text-style-name="P1" draw:layer="TiM_F" svg:x1="38.594cm" svg:y1="3.606cm" svg:x2="38.594cm" svg:y2="3.696cm">
            <text:p/>
          </draw:line>
          <draw:path draw:style-name="gr2" draw:text-style-name="P2" draw:layer="TiM_F" svg:width="0.101cm" svg:height="0.1cm" draw:transform="rotate (1.5707963267949) translate (36.144cm 4.243cm)" svg:viewBox="0 0 102 101" svg:d="M102 50c0-9-2-17-7-25s-11-14-19-19c-9-5-16-6-25-6s-17 1-25 6-14 11-19 19-7 15-7 25c0 9 2 18 7 26s11 13 19 18 16 7 25 7 16-2 25-7 14-10 19-18 7-16 7-26z">
            <text:p/>
          </draw:path>
          <draw:path draw:style-name="gr2" draw:text-style-name="P2" draw:layer="TiM_F" svg:width="0.101cm" svg:height="0.1cm" draw:transform="rotate (1.5707963267949) translate (36.398cm 4.243cm)" svg:viewBox="0 0 102 101" svg:d="M102 50c0-9-2-17-7-25s-11-14-19-19c-9-5-16-6-25-6s-17 1-25 6-14 11-19 19-7 15-7 25c0 9 2 18 7 26s11 13 19 18 16 7 25 7 16-2 25-7 14-10 19-18 7-16 7-26z">
            <text:p/>
          </draw:path>
          <draw:path draw:style-name="gr2" draw:text-style-name="P2" draw:layer="TiM_F" svg:width="0.101cm" svg:height="0.1cm" draw:transform="rotate (1.5707963267949) translate (36.906cm 4.243cm)" svg:viewBox="0 0 102 101" svg:d="M102 50c0-9-2-17-7-25s-11-14-19-19c-9-5-16-6-25-6s-17 1-25 6-14 11-19 19-7 15-7 25c0 9 2 18 7 26s11 13 19 18 16 7 25 7 16-2 25-7 14-10 19-18 7-16 7-26z">
            <text:p/>
          </draw:path>
          <draw:path draw:style-name="gr2" draw:text-style-name="P2" draw:layer="TiM_F" svg:width="0.101cm" svg:height="0.1cm" draw:transform="rotate (1.5707963267949) translate (36.652cm 4.243cm)" svg:viewBox="0 0 102 101" svg:d="M102 50c0-9-2-17-7-25s-11-14-19-19c-9-5-16-6-25-6s-17 1-25 6-14 11-19 19-7 15-7 25c0 9 2 18 7 26s11 13 19 18 16 7 25 7 16-2 25-7 14-10 19-18 7-16 7-26z">
            <text:p/>
          </draw:path>
          <draw:path draw:style-name="gr2" draw:text-style-name="P2" draw:layer="TiM_F" svg:width="0.304cm" svg:height="0.304cm" draw:transform="rotate (1.5707963267949) translate (35.661cm 6.249cm)" svg:viewBox="0 0 305 305" svg:d="M305 152c0-28-7-52-21-76s-32-42-56-56c-25-14-48-20-76-20s-52 6-76 20-42 32-56 56-20 48-20 76 6 52 20 77c14 24 32 41 56 55s48 21 76 21 51-7 76-21c24-14 42-31 56-55 14-25 21-49 21-77z">
            <text:p/>
          </draw:path>
          <draw:line draw:style-name="gr1" draw:text-style-name="P1" draw:layer="TiM_F" svg:x1="36.061cm" svg:y1="5.285cm" svg:x2="36.061cm" svg:y2="5.22cm">
            <text:p/>
          </draw:line>
          <draw:line draw:style-name="gr1" draw:text-style-name="P1" draw:layer="TiM_F" svg:x1="36.081cm" svg:y1="5.13cm" svg:x2="36.081cm" svg:y2="5.22cm">
            <text:p/>
          </draw:line>
          <draw:line draw:style-name="gr1" draw:text-style-name="P1" draw:layer="TiM_F" svg:x1="36.061cm" svg:y1="5.45cm" svg:x2="36.061cm" svg:y2="5.385cm">
            <text:p/>
          </draw:line>
          <draw:line draw:style-name="gr1" draw:text-style-name="P1" draw:layer="TiM_F" svg:x1="36.061cm" svg:y1="5.13cm" svg:x2="36.061cm" svg:y2="5.087cm">
            <text:p/>
          </draw:line>
          <draw:line draw:style-name="gr1" draw:text-style-name="P1" draw:layer="TiM_F" svg:x1="35.546cm" svg:y1="5.13cm" svg:x2="35.546cm" svg:y2="5.22cm">
            <text:p/>
          </draw:line>
          <draw:line draw:style-name="gr1" draw:text-style-name="P1" draw:layer="TiM_F" svg:x1="35.566cm" svg:y1="5.54cm" svg:x2="35.566cm" svg:y2="5.582cm">
            <text:p/>
          </draw:line>
          <draw:line draw:style-name="gr1" draw:text-style-name="P1" draw:layer="TiM_F" svg:x1="35.546cm" svg:y1="5.54cm" svg:x2="35.546cm" svg:y2="5.45cm">
            <text:p/>
          </draw:line>
          <draw:line draw:style-name="gr1" draw:text-style-name="P1" draw:layer="TiM_F" svg:x1="35.546cm" svg:y1="5.385cm" svg:x2="35.546cm" svg:y2="5.285cm">
            <text:p/>
          </draw:line>
          <draw:path draw:style-name="gr2" draw:text-style-name="P2" draw:layer="TiM_F" svg:width="0.101cm" svg:height="0.1cm" draw:transform="rotate (1.5707963267949) translate (35.89cm 4.243cm)" svg:viewBox="0 0 102 101" svg:d="M102 50c0-9-2-17-7-25s-11-14-19-19c-9-5-16-6-25-6s-17 1-25 6-14 11-19 19-7 15-7 25c0 9 2 18 7 26s11 13 19 18 16 7 25 7 16-2 25-7 14-10 19-18 7-16 7-26z">
            <text:p/>
          </draw:path>
          <draw:path draw:style-name="gr2" draw:text-style-name="P2" draw:layer="TiM_F" svg:width="0.101cm" svg:height="0.1cm" draw:transform="rotate (1.5707963267949) translate (35.636cm 4.243cm)" svg:viewBox="0 0 102 101" svg:d="M102 50c0-9-2-17-7-25s-11-14-19-19c-9-5-16-6-25-6s-17 1-25 6-14 11-19 19-7 15-7 25c0 9 2 18 7 26s11 13 19 18 16 7 25 7 16-2 25-7 14-10 19-18 7-16 7-26z">
            <text:p/>
          </draw:path>
          <draw:line draw:style-name="gr1" draw:text-style-name="P1" draw:layer="TiM_F" svg:x1="36.061cm" svg:y1="3.761cm" svg:x2="36.061cm" svg:y2="3.696cm">
            <text:p/>
          </draw:line>
          <draw:line draw:style-name="gr1" draw:text-style-name="P1" draw:layer="TiM_F" svg:x1="36.081cm" svg:y1="3.606cm" svg:x2="36.081cm" svg:y2="3.696cm">
            <text:p/>
          </draw:line>
          <draw:line draw:style-name="gr1" draw:text-style-name="P1" draw:layer="TiM_F" svg:x1="36.061cm" svg:y1="3.926cm" svg:x2="36.061cm" svg:y2="3.861cm">
            <text:p/>
          </draw:line>
          <draw:line draw:style-name="gr1" draw:text-style-name="P1" draw:layer="TiM_F" svg:x1="36.061cm" svg:y1="3.606cm" svg:x2="36.061cm" svg:y2="3.563cm">
            <text:p/>
          </draw:line>
          <draw:line draw:style-name="gr1" draw:text-style-name="P1" draw:layer="TiM_F" svg:x1="36.061cm" svg:y1="4.058cm" svg:x2="36.061cm" svg:y2="4.016cm">
            <text:p/>
          </draw:line>
          <draw:line draw:style-name="gr1" draw:text-style-name="P1" draw:layer="TiM_F" svg:x1="35.546cm" svg:y1="3.606cm" svg:x2="35.546cm" svg:y2="3.696cm">
            <text:p/>
          </draw:line>
          <draw:line draw:style-name="gr1" draw:text-style-name="P1" draw:layer="TiM_F" svg:x1="35.566cm" svg:y1="4.016cm" svg:x2="35.566cm" svg:y2="4.058cm">
            <text:p/>
          </draw:line>
          <draw:line draw:style-name="gr1" draw:text-style-name="P1" draw:layer="TiM_F" svg:x1="35.546cm" svg:y1="4.016cm" svg:x2="35.546cm" svg:y2="3.926cm">
            <text:p/>
          </draw:line>
          <draw:line draw:style-name="gr1" draw:text-style-name="P1" draw:layer="TiM_F" svg:x1="35.546cm" svg:y1="3.861cm" svg:x2="35.546cm" svg:y2="3.761cm">
            <text:p/>
          </draw:line>
          <draw:line draw:style-name="gr1" draw:text-style-name="P1" draw:layer="TiM_F" svg:x1="36.061cm" svg:y1="6.809cm" svg:x2="36.061cm" svg:y2="6.744cm">
            <text:p/>
          </draw:line>
          <draw:line draw:style-name="gr1" draw:text-style-name="P1" draw:layer="TiM_F" svg:x1="36.081cm" svg:y1="6.654cm" svg:x2="36.081cm" svg:y2="6.744cm">
            <text:p/>
          </draw:line>
          <draw:line draw:style-name="gr1" draw:text-style-name="P1" draw:layer="TiM_F" svg:x1="36.061cm" svg:y1="6.974cm" svg:x2="36.061cm" svg:y2="6.909cm">
            <text:p/>
          </draw:line>
          <draw:line draw:style-name="gr1" draw:text-style-name="P1" draw:layer="TiM_F" svg:x1="36.061cm" svg:y1="6.654cm" svg:x2="36.061cm" svg:y2="6.611cm">
            <text:p/>
          </draw:line>
          <draw:line draw:style-name="gr1" draw:text-style-name="P1" draw:layer="TiM_F" svg:x1="36.081cm" svg:y1="7.064cm" svg:x2="36.081cm" svg:y2="6.974cm">
            <text:p/>
          </draw:line>
          <draw:line draw:style-name="gr1" draw:text-style-name="P1" draw:layer="TiM_F" svg:x1="36.061cm" svg:y1="7.106cm" svg:x2="36.061cm" svg:y2="7.064cm">
            <text:p/>
          </draw:line>
          <draw:line draw:style-name="gr1" draw:text-style-name="P1" draw:layer="TiM_F" svg:x1="35.566cm" svg:y1="7.064cm" svg:x2="35.566cm" svg:y2="7.106cm">
            <text:p/>
          </draw:line>
          <draw:line draw:style-name="gr1" draw:text-style-name="P1" draw:layer="TiM_F" svg:x1="35.546cm" svg:y1="7.064cm" svg:x2="35.546cm" svg:y2="6.974cm">
            <text:p/>
          </draw:line>
          <draw:line draw:style-name="gr1" draw:text-style-name="P1" draw:layer="TiM_F" svg:x1="35.546cm" svg:y1="6.909cm" svg:x2="35.546cm" svg:y2="6.809cm">
            <text:p/>
          </draw:line>
          <draw:line draw:style-name="gr1" draw:text-style-name="P1" draw:layer="TiM_F" svg:x1="37.585cm" svg:y1="6.809cm" svg:x2="37.585cm" svg:y2="6.744cm">
            <text:p/>
          </draw:line>
          <draw:line draw:style-name="gr1" draw:text-style-name="P1" draw:layer="TiM_F" svg:x1="37.605cm" svg:y1="6.909cm" svg:x2="37.605cm" svg:y2="6.809cm">
            <text:p/>
          </draw:line>
          <draw:line draw:style-name="gr1" draw:text-style-name="P1" draw:layer="TiM_F" svg:x1="37.605cm" svg:y1="6.654cm" svg:x2="37.605cm" svg:y2="6.744cm">
            <text:p/>
          </draw:line>
          <draw:line draw:style-name="gr1" draw:text-style-name="P1" draw:layer="TiM_F" svg:x1="37.585cm" svg:y1="6.974cm" svg:x2="37.585cm" svg:y2="6.909cm">
            <text:p/>
          </draw:line>
          <draw:line draw:style-name="gr1" draw:text-style-name="P1" draw:layer="TiM_F" svg:x1="37.585cm" svg:y1="6.654cm" svg:x2="37.585cm" svg:y2="6.611cm">
            <text:p/>
          </draw:line>
          <draw:line draw:style-name="gr1" draw:text-style-name="P1" draw:layer="TiM_F" svg:x1="37.605cm" svg:y1="7.064cm" svg:x2="37.605cm" svg:y2="6.974cm">
            <text:p/>
          </draw:line>
          <draw:line draw:style-name="gr1" draw:text-style-name="P1" draw:layer="TiM_F" svg:x1="37.07cm" svg:y1="6.654cm" svg:x2="37.07cm" svg:y2="6.744cm">
            <text:p/>
          </draw:line>
          <draw:line draw:style-name="gr1" draw:text-style-name="P1" draw:layer="TiM_F" svg:x1="37.07cm" svg:y1="7.064cm" svg:x2="37.07cm" svg:y2="6.974cm">
            <text:p/>
          </draw:line>
          <draw:line draw:style-name="gr1" draw:text-style-name="P1" draw:layer="TiM_F" svg:x1="37.07cm" svg:y1="6.909cm" svg:x2="37.07cm" svg:y2="6.809cm">
            <text:p/>
          </draw:line>
          <draw:line draw:style-name="gr1" draw:text-style-name="P1" draw:layer="TiM_F" svg:x1="42.157cm" svg:y1="6.809cm" svg:x2="42.157cm" svg:y2="6.744cm">
            <text:p/>
          </draw:line>
          <draw:line draw:style-name="gr1" draw:text-style-name="P1" draw:layer="TiM_F" svg:x1="42.177cm" svg:y1="6.909cm" svg:x2="42.177cm" svg:y2="6.809cm">
            <text:p/>
          </draw:line>
          <draw:line draw:style-name="gr1" draw:text-style-name="P1" draw:layer="TiM_F" svg:x1="42.177cm" svg:y1="6.654cm" svg:x2="42.177cm" svg:y2="6.744cm">
            <text:p/>
          </draw:line>
          <draw:line draw:style-name="gr1" draw:text-style-name="P1" draw:layer="TiM_F" svg:x1="42.157cm" svg:y1="6.974cm" svg:x2="42.157cm" svg:y2="6.909cm">
            <text:p/>
          </draw:line>
          <draw:line draw:style-name="gr1" draw:text-style-name="P1" draw:layer="TiM_F" svg:x1="42.157cm" svg:y1="6.654cm" svg:x2="42.157cm" svg:y2="6.611cm">
            <text:p/>
          </draw:line>
          <draw:line draw:style-name="gr1" draw:text-style-name="P1" draw:layer="TiM_F" svg:x1="42.177cm" svg:y1="7.064cm" svg:x2="42.177cm" svg:y2="6.974cm">
            <text:p/>
          </draw:line>
          <draw:line draw:style-name="gr1" draw:text-style-name="P1" draw:layer="TiM_F" svg:x1="42.157cm" svg:y1="7.106cm" svg:x2="42.157cm" svg:y2="7.064cm">
            <text:p/>
          </draw:line>
          <draw:line draw:style-name="gr1" draw:text-style-name="P1" draw:layer="TiM_F" svg:x1="41.642cm" svg:y1="7.064cm" svg:x2="41.642cm" svg:y2="6.974cm">
            <text:p/>
          </draw:line>
          <draw:line draw:style-name="gr1" draw:text-style-name="P1" draw:layer="TiM_F" svg:x1="41.642cm" svg:y1="6.909cm" svg:x2="41.642cm" svg:y2="6.809cm">
            <text:p/>
          </draw:line>
          <draw:line draw:style-name="gr1" draw:text-style-name="P1" draw:layer="TiM_F" svg:x1="33.013cm" svg:y1="3.761cm" svg:x2="33.013cm" svg:y2="3.696cm">
            <text:p/>
          </draw:line>
          <draw:line draw:style-name="gr1" draw:text-style-name="P1" draw:layer="TiM_F" svg:x1="33.033cm" svg:y1="3.606cm" svg:x2="33.033cm" svg:y2="3.696cm">
            <text:p/>
          </draw:line>
          <draw:line draw:style-name="gr1" draw:text-style-name="P1" draw:layer="TiM_F" svg:x1="33.013cm" svg:y1="3.926cm" svg:x2="33.013cm" svg:y2="3.861cm">
            <text:p/>
          </draw:line>
          <draw:line draw:style-name="gr1" draw:text-style-name="P1" draw:layer="TiM_F" svg:x1="33.013cm" svg:y1="3.606cm" svg:x2="33.013cm" svg:y2="3.563cm">
            <text:p/>
          </draw:line>
          <draw:line draw:style-name="gr1" draw:text-style-name="P1" draw:layer="TiM_F" svg:x1="33.013cm" svg:y1="4.058cm" svg:x2="33.013cm" svg:y2="4.016cm">
            <text:p/>
          </draw:line>
          <draw:line draw:style-name="gr1" draw:text-style-name="P1" draw:layer="TiM_F" svg:x1="32.498cm" svg:y1="4.016cm" svg:x2="32.498cm" svg:y2="3.926cm">
            <text:p/>
          </draw:line>
          <draw:line draw:style-name="gr1" draw:text-style-name="P1" draw:layer="TiM_F" svg:x1="32.498cm" svg:y1="3.861cm" svg:x2="32.498cm" svg:y2="3.761cm">
            <text:p/>
          </draw:line>
          <draw:line draw:style-name="gr1" draw:text-style-name="P1" draw:layer="TiM_F" svg:x1="34.537cm" svg:y1="3.761cm" svg:x2="34.537cm" svg:y2="3.696cm">
            <text:p/>
          </draw:line>
          <draw:line draw:style-name="gr1" draw:text-style-name="P1" draw:layer="TiM_F" svg:x1="34.537cm" svg:y1="3.926cm" svg:x2="34.537cm" svg:y2="3.861cm">
            <text:p/>
          </draw:line>
          <draw:line draw:style-name="gr1" draw:text-style-name="P1" draw:layer="TiM_F" svg:x1="34.537cm" svg:y1="3.606cm" svg:x2="34.537cm" svg:y2="3.563cm">
            <text:p/>
          </draw:line>
          <draw:line draw:style-name="gr1" draw:text-style-name="P1" draw:layer="TiM_F" svg:x1="34.557cm" svg:y1="4.016cm" svg:x2="34.557cm" svg:y2="3.926cm">
            <text:p/>
          </draw:line>
          <draw:line draw:style-name="gr1" draw:text-style-name="P1" draw:layer="TiM_F" svg:x1="34.537cm" svg:y1="4.058cm" svg:x2="34.537cm" svg:y2="4.016cm">
            <text:p/>
          </draw:line>
          <draw:line draw:style-name="gr1" draw:text-style-name="P1" draw:layer="TiM_F" svg:x1="34.022cm" svg:y1="3.606cm" svg:x2="34.022cm" svg:y2="3.696cm">
            <text:p/>
          </draw:line>
          <draw:line draw:style-name="gr1" draw:text-style-name="P1" draw:layer="TiM_F" svg:x1="34.022cm" svg:y1="4.016cm" svg:x2="34.022cm" svg:y2="3.926cm">
            <text:p/>
          </draw:line>
          <draw:line draw:style-name="gr1" draw:text-style-name="P1" draw:layer="TiM_F" svg:x1="34.022cm" svg:y1="3.861cm" svg:x2="34.022cm" svg:y2="3.761cm">
            <text:p/>
          </draw:line>
          <draw:path draw:style-name="gr2" draw:text-style-name="P2" draw:layer="TiM_F" svg:width="0.08cm" svg:height="0.08cm" draw:transform="rotate (1.5707963267949) translate (41.615cm 7.534cm)" svg:viewBox="0 0 81 81" svg:d="M81 40c0-7-2-13-6-20s-7-11-14-15-14-5-21-5c-8 0-13 1-20 5s-11 8-15 15-5 12-5 20c0 7 1 14 5 21s8 10 15 14 13 6 20 6c8 0 14-3 21-6 6-4 10-8 14-14 3-7 6-13 6-21z">
            <text:p/>
          </draw:path>
          <draw:path draw:style-name="gr2" draw:text-style-name="P2" draw:layer="TiM_F" svg:width="0.304cm" svg:height="0.304cm" draw:transform="rotate (1.5707963267949) translate (31.089cm 6.249cm)" svg:viewBox="0 0 305 305" svg:d="M305 153c0-29-7-53-21-77-14-25-32-41-56-55-25-14-48-21-76-21s-52 7-76 21-42 30-56 55c-14 24-20 48-20 77 0 28 6 51 20 76 14 24 32 41 56 56 24 14 48 20 76 20s51-6 76-20c24-15 42-32 56-56 14-25 21-48 21-76z">
            <text:p/>
          </draw:path>
          <draw:line draw:style-name="gr1" draw:text-style-name="P1" draw:layer="TiM_F" svg:x1="31.489cm" svg:y1="5.285cm" svg:x2="31.489cm" svg:y2="5.22cm">
            <text:p/>
          </draw:line>
          <draw:line draw:style-name="gr1" draw:text-style-name="P1" draw:layer="TiM_F" svg:x1="31.509cm" svg:y1="5.385cm" svg:x2="31.509cm" svg:y2="5.285cm">
            <text:p/>
          </draw:line>
          <draw:line draw:style-name="gr1" draw:text-style-name="P1" draw:layer="TiM_F" svg:x1="31.509cm" svg:y1="5.13cm" svg:x2="31.509cm" svg:y2="5.22cm">
            <text:p/>
          </draw:line>
          <draw:line draw:style-name="gr1" draw:text-style-name="P1" draw:layer="TiM_F" svg:x1="31.489cm" svg:y1="5.45cm" svg:x2="31.489cm" svg:y2="5.385cm">
            <text:p/>
          </draw:line>
          <draw:line draw:style-name="gr1" draw:text-style-name="P1" draw:layer="TiM_F" svg:x1="31.489cm" svg:y1="5.13cm" svg:x2="31.489cm" svg:y2="5.087cm">
            <text:p/>
          </draw:line>
          <draw:line draw:style-name="gr1" draw:text-style-name="P1" draw:layer="TiM_F" svg:x1="31.509cm" svg:y1="5.54cm" svg:x2="31.509cm" svg:y2="5.45cm">
            <text:p/>
          </draw:line>
          <draw:line draw:style-name="gr1" draw:text-style-name="P1" draw:layer="TiM_F" svg:x1="31.489cm" svg:y1="5.582cm" svg:x2="31.489cm" svg:y2="5.54cm">
            <text:p/>
          </draw:line>
          <draw:line draw:style-name="gr1" draw:text-style-name="P1" draw:layer="TiM_F" svg:x1="30.974cm" svg:y1="5.13cm" svg:x2="30.974cm" svg:y2="5.22cm">
            <text:p/>
          </draw:line>
          <draw:line draw:style-name="gr1" draw:text-style-name="P1" draw:layer="TiM_F" svg:x1="30.974cm" svg:y1="5.54cm" svg:x2="30.974cm" svg:y2="5.45cm">
            <text:p/>
          </draw:line>
          <draw:line draw:style-name="gr1" draw:text-style-name="P1" draw:layer="TiM_F" svg:x1="30.974cm" svg:y1="5.385cm" svg:x2="30.974cm" svg:y2="5.285cm">
            <text:p/>
          </draw:line>
          <draw:line draw:style-name="gr1" draw:text-style-name="P1" draw:layer="TiM_F" svg:x1="31.489cm" svg:y1="3.761cm" svg:x2="31.489cm" svg:y2="3.696cm">
            <text:p/>
          </draw:line>
          <draw:line draw:style-name="gr1" draw:text-style-name="P1" draw:layer="TiM_F" svg:x1="31.509cm" svg:y1="3.861cm" svg:x2="31.509cm" svg:y2="3.761cm">
            <text:p/>
          </draw:line>
          <draw:line draw:style-name="gr1" draw:text-style-name="P1" draw:layer="TiM_F" svg:x1="31.509cm" svg:y1="3.606cm" svg:x2="31.509cm" svg:y2="3.696cm">
            <text:p/>
          </draw:line>
          <draw:line draw:style-name="gr1" draw:text-style-name="P1" draw:layer="TiM_F" svg:x1="31.489cm" svg:y1="3.926cm" svg:x2="31.489cm" svg:y2="3.861cm">
            <text:p/>
          </draw:line>
          <draw:line draw:style-name="gr1" draw:text-style-name="P1" draw:layer="TiM_F" svg:x1="31.489cm" svg:y1="3.606cm" svg:x2="31.489cm" svg:y2="3.563cm">
            <text:p/>
          </draw:line>
          <draw:line draw:style-name="gr1" draw:text-style-name="P1" draw:layer="TiM_F" svg:x1="31.489cm" svg:y1="4.058cm" svg:x2="31.489cm" svg:y2="4.016cm">
            <text:p/>
          </draw:line>
          <draw:line draw:style-name="gr1" draw:text-style-name="P1" draw:layer="TiM_F" svg:x1="30.974cm" svg:y1="4.016cm" svg:x2="30.974cm" svg:y2="3.926cm">
            <text:p/>
          </draw:line>
          <draw:line draw:style-name="gr1" draw:text-style-name="P1" draw:layer="TiM_F" svg:x1="30.974cm" svg:y1="3.861cm" svg:x2="30.974cm" svg:y2="3.761cm">
            <text:p/>
          </draw:line>
          <draw:path draw:style-name="gr2" draw:text-style-name="P2" draw:layer="TiM_F" svg:width="0.081cm" svg:height="0.08cm" draw:transform="rotate (1.5707963267949) translate (31.836cm 4.106cm)" svg:viewBox="0 0 82 81" svg:d="M82 41c0-8-3-14-6-21-4-7-9-11-15-15-7-4-13-5-20-5-8 0-13 1-20 5s-11 8-15 15-6 13-6 21c0 7 2 13 6 20s8 11 15 15c7 3 13 5 20 5 8 0 13-2 20-5 6-4 11-9 15-15 3-7 6-13 6-20z">
            <text:p/>
          </draw:path>
          <draw:path draw:style-name="gr2" draw:text-style-name="P2" draw:layer="TiM_F" svg:width="0.081cm" svg:height="0.08cm" draw:transform="rotate (1.5707963267949) translate (32.09cm 4.106cm)" svg:viewBox="0 0 82 81" svg:d="M82 41c0-8-3-14-6-21-4-7-9-11-15-15-7-4-13-5-20-5-8 0-13 1-20 5s-11 8-15 15-6 13-6 21c0 7 2 13 6 20s8 11 15 15c7 3 13 5 20 5 8 0 13-2 20-5 6-4 11-9 15-15 3-7 6-13 6-20z">
            <text:p/>
          </draw:path>
          <draw:line draw:style-name="gr1" draw:text-style-name="P1" draw:layer="TiM_F" svg:x1="31.489cm" svg:y1="6.809cm" svg:x2="31.489cm" svg:y2="6.744cm">
            <text:p/>
          </draw:line>
          <draw:line draw:style-name="gr1" draw:text-style-name="P1" draw:layer="TiM_F" svg:x1="31.509cm" svg:y1="6.909cm" svg:x2="31.509cm" svg:y2="6.809cm">
            <text:p/>
          </draw:line>
          <draw:line draw:style-name="gr1" draw:text-style-name="P1" draw:layer="TiM_F" svg:x1="31.509cm" svg:y1="6.654cm" svg:x2="31.509cm" svg:y2="6.744cm">
            <text:p/>
          </draw:line>
          <draw:line draw:style-name="gr1" draw:text-style-name="P1" draw:layer="TiM_F" svg:x1="31.489cm" svg:y1="6.974cm" svg:x2="31.489cm" svg:y2="6.909cm">
            <text:p/>
          </draw:line>
          <draw:line draw:style-name="gr1" draw:text-style-name="P1" draw:layer="TiM_F" svg:x1="31.489cm" svg:y1="6.654cm" svg:x2="31.489cm" svg:y2="6.611cm">
            <text:p/>
          </draw:line>
          <draw:line draw:style-name="gr1" draw:text-style-name="P1" draw:layer="TiM_F" svg:x1="31.509cm" svg:y1="7.064cm" svg:x2="31.509cm" svg:y2="6.974cm">
            <text:p/>
          </draw:line>
          <draw:line draw:style-name="gr1" draw:text-style-name="P1" draw:layer="TiM_F" svg:x1="31.489cm" svg:y1="7.106cm" svg:x2="31.489cm" svg:y2="7.064cm">
            <text:p/>
          </draw:line>
          <draw:line draw:style-name="gr1" draw:text-style-name="P1" draw:layer="TiM_F" svg:x1="30.974cm" svg:y1="6.654cm" svg:x2="30.974cm" svg:y2="6.744cm">
            <text:p/>
          </draw:line>
          <draw:line draw:style-name="gr1" draw:text-style-name="P1" draw:layer="TiM_F" svg:x1="30.974cm" svg:y1="7.064cm" svg:x2="30.974cm" svg:y2="6.974cm">
            <text:p/>
          </draw:line>
          <draw:path draw:style-name="gr2" draw:text-style-name="P2" draw:layer="TiM_F" svg:width="0.08cm" svg:height="0.08cm" draw:transform="rotate (1.5707963267949) translate (31.455cm 7.534cm)" svg:viewBox="0 0 81 81" svg:d="M81 41c0-8-3-14-6-21-4-7-7-11-14-15s-14-5-21-5c-8 0-13 1-20 5s-11 8-15 15-5 13-5 21c0 7 1 13 5 20s8 11 15 15c7 3 13 5 20 5 8 0 14-1 21-5s10-9 14-15c3-7 6-13 6-20z">
            <text:p/>
          </draw:path>
          <draw:path draw:style-name="gr2" draw:text-style-name="P2" draw:layer="TiM_F" svg:width="0.08cm" svg:height="0.081cm" draw:transform="rotate (1.5707963267949) translate (30.794cm 7.534cm)" svg:viewBox="0 0 81 82" svg:d="M81 41c0-7-2-13-6-20s-7-11-14-15-14-6-21-6c-8 0-13 2-20 6s-11 8-15 15-5 12-5 20c0 7 1 13 5 20s8 11 15 15 13 6 20 6c8 0 14-3 21-6 6-4 10-8 14-15s6-12 6-20z">
            <text:p/>
          </draw:path>
          <draw:line draw:style-name="gr1" draw:text-style-name="P1" draw:layer="TiM_F" svg:x1="31.489cm" svg:y1="22.047cm" svg:x2="31.489cm" svg:y2="21.982cm">
            <text:p/>
          </draw:line>
          <draw:line draw:style-name="gr1" draw:text-style-name="P1" draw:layer="TiM_F" svg:x1="31.509cm" svg:y1="22.147cm" svg:x2="31.509cm" svg:y2="22.047cm">
            <text:p/>
          </draw:line>
          <draw:line draw:style-name="gr1" draw:text-style-name="P1" draw:layer="TiM_F" svg:x1="31.489cm" svg:y1="22.212cm" svg:x2="31.489cm" svg:y2="22.147cm">
            <text:p/>
          </draw:line>
          <draw:line draw:style-name="gr1" draw:text-style-name="P1" draw:layer="TiM_F" svg:x1="31.489cm" svg:y1="21.892cm" svg:x2="31.489cm" svg:y2="21.85cm">
            <text:p/>
          </draw:line>
          <draw:line draw:style-name="gr1" draw:text-style-name="P1" draw:layer="TiM_F" svg:x1="31.509cm" svg:y1="22.302cm" svg:x2="31.509cm" svg:y2="22.212cm">
            <text:p/>
          </draw:line>
          <draw:line draw:style-name="gr1" draw:text-style-name="P1" draw:layer="TiM_F" svg:x1="31.489cm" svg:y1="22.345cm" svg:x2="31.489cm" svg:y2="22.302cm">
            <text:p/>
          </draw:line>
          <draw:line draw:style-name="gr1" draw:text-style-name="P1" draw:layer="TiM_F" svg:x1="30.974cm" svg:y1="21.892cm" svg:x2="30.974cm" svg:y2="21.982cm">
            <text:p/>
          </draw:line>
          <draw:line draw:style-name="gr1" draw:text-style-name="P1" draw:layer="TiM_F" svg:x1="30.974cm" svg:y1="22.302cm" svg:x2="30.974cm" svg:y2="22.212cm">
            <text:p/>
          </draw:line>
          <draw:line draw:style-name="gr1" draw:text-style-name="P1" draw:layer="TiM_F" svg:x1="30.974cm" svg:y1="22.147cm" svg:x2="30.974cm" svg:y2="22.047cm">
            <text:p/>
          </draw:line>
          <draw:path draw:style-name="gr2" draw:text-style-name="P2" draw:layer="TiM_F" svg:width="0.08cm" svg:height="0.081cm" draw:transform="rotate (1.5707963267949) translate (30.794cm 21.249cm)" svg:viewBox="0 0 81 82" svg:d="M81 41c0-7-1-13-5-20s-8-11-15-15-13-6-20-6c-8 0-14 2-21 6s-10 8-14 15-6 12-6 20c0 7 2 13 6 20s7 11 14 15c7 3 13 6 21 6 7 0 13-2 20-6s11-8 15-15 5-12 5-20z">
            <text:p/>
          </draw:path>
          <draw:path draw:style-name="gr2" draw:text-style-name="P2" draw:layer="TiM_F" svg:width="0.08cm" svg:height="0.081cm" draw:transform="rotate (1.5707963267949) translate (30.794cm 21.503cm)" svg:viewBox="0 0 81 82" svg:d="M81 41c0-7-1-13-5-20s-8-11-15-15-13-6-20-6c-8 0-14 2-21 6s-10 8-14 15-6 12-6 20c0 7 2 13 6 20s7 11 14 15c7 3 13 6 21 6 7 0 13-2 20-6s11-8 15-15 5-12 5-20z">
            <text:p/>
          </draw:path>
          <draw:path draw:style-name="gr2" draw:text-style-name="P2" draw:layer="TiM_F" svg:width="0.08cm" svg:height="0.08cm" draw:transform="rotate (1.5707963267949) translate (31.455cm 21.503cm)" svg:viewBox="0 0 81 81" svg:d="M81 41c0-8-1-14-5-21s-9-11-15-15c-7-4-13-5-20-5-8 0-14 1-21 5s-10 8-14 15-6 13-6 21c0 7 2 13 6 20 4 6 7 11 14 15s13 5 21 5c7 0 13-2 20-5 6-4 11-8 15-15s5-13 5-20z">
            <text:p/>
          </draw:path>
          <draw:path draw:style-name="gr2" draw:text-style-name="P2" draw:layer="TiM_F" svg:width="0.08cm" svg:height="0.08cm" draw:transform="rotate (1.5707963267949) translate (31.455cm 21.249cm)" svg:viewBox="0 0 81 81" svg:d="M81 41c0-8-1-14-5-21s-9-11-15-15c-7-4-13-5-20-5-8 0-14 1-21 5s-10 8-14 15-6 13-6 21c0 7 2 13 6 20 4 6 7 11 14 15s13 5 21 5c7 0 13-2 20-5 6-4 11-8 15-15s5-13 5-20z">
            <text:p/>
          </draw:path>
          <draw:path draw:style-name="gr2" draw:text-style-name="P2" draw:layer="TiM_F" svg:width="0.08cm" svg:height="0.08cm" draw:transform="rotate (1.5707963267949) translate (41.615cm 21.503cm)" svg:viewBox="0 0 81 81" svg:d="M81 40c0-7-1-13-5-20s-8-11-15-15-13-5-20-5c-8 0-14 1-21 5s-10 8-14 15-6 12-6 20c0 7 2 14 6 21 4 6 7 10 14 14 7 3 13 6 21 6 7 0 13-2 20-6s11-7 15-14 5-13 5-21z">
            <text:p/>
          </draw:path>
          <draw:line draw:style-name="gr1" draw:text-style-name="P1" draw:layer="TiM_F" svg:x1="42.157cm" svg:y1="22.047cm" svg:x2="42.157cm" svg:y2="21.982cm">
            <text:p/>
          </draw:line>
          <draw:line draw:style-name="gr1" draw:text-style-name="P1" draw:layer="TiM_F" svg:x1="42.177cm" svg:y1="22.147cm" svg:x2="42.177cm" svg:y2="22.047cm">
            <text:p/>
          </draw:line>
          <draw:line draw:style-name="gr1" draw:text-style-name="P1" draw:layer="TiM_F" svg:x1="42.157cm" svg:y1="22.212cm" svg:x2="42.157cm" svg:y2="22.147cm">
            <text:p/>
          </draw:line>
          <draw:line draw:style-name="gr1" draw:text-style-name="P1" draw:layer="TiM_F" svg:x1="42.157cm" svg:y1="21.892cm" svg:x2="42.157cm" svg:y2="21.85cm">
            <text:p/>
          </draw:line>
          <draw:line draw:style-name="gr1" draw:text-style-name="P1" draw:layer="TiM_F" svg:x1="42.177cm" svg:y1="22.302cm" svg:x2="42.177cm" svg:y2="22.212cm">
            <text:p/>
          </draw:line>
          <draw:line draw:style-name="gr1" draw:text-style-name="P1" draw:layer="TiM_F" svg:x1="42.157cm" svg:y1="22.345cm" svg:x2="42.157cm" svg:y2="22.302cm">
            <text:p/>
          </draw:line>
          <draw:line draw:style-name="gr1" draw:text-style-name="P1" draw:layer="TiM_F" svg:x1="41.642cm" svg:y1="21.892cm" svg:x2="41.642cm" svg:y2="21.982cm">
            <text:p/>
          </draw:line>
          <draw:line draw:style-name="gr1" draw:text-style-name="P1" draw:layer="TiM_F" svg:x1="41.642cm" svg:y1="22.302cm" svg:x2="41.642cm" svg:y2="22.212cm">
            <text:p/>
          </draw:line>
          <draw:line draw:style-name="gr1" draw:text-style-name="P1" draw:layer="TiM_F" svg:x1="41.642cm" svg:y1="22.147cm" svg:x2="41.642cm" svg:y2="22.047cm">
            <text:p/>
          </draw:line>
          <draw:path draw:style-name="gr2" draw:text-style-name="P2" draw:layer="TiM_F" svg:width="0.08cm" svg:height="0.08cm" draw:transform="rotate (1.5707963267949) translate (41.615cm 21.249cm)" svg:viewBox="0 0 81 81" svg:d="M81 40c0-7-1-13-5-20s-8-11-15-15-13-5-20-5c-8 0-14 1-21 5s-10 8-14 15-6 12-6 20c0 7 2 14 6 21 4 6 7 10 14 14 7 3 13 6 21 6 7 0 13-2 20-6s11-7 15-14 5-13 5-21z">
            <text:p/>
          </draw:path>
          <draw:line draw:style-name="gr1" draw:text-style-name="P1" draw:layer="TiM_F" svg:x1="31.489cm" svg:y1="20.523cm" svg:x2="31.489cm" svg:y2="20.458cm">
            <text:p/>
          </draw:line>
          <draw:line draw:style-name="gr1" draw:text-style-name="P1" draw:layer="TiM_F" svg:x1="31.509cm" svg:y1="20.623cm" svg:x2="31.509cm" svg:y2="20.523cm">
            <text:p/>
          </draw:line>
          <draw:line draw:style-name="gr1" draw:text-style-name="P1" draw:layer="TiM_F" svg:x1="31.489cm" svg:y1="20.688cm" svg:x2="31.489cm" svg:y2="20.623cm">
            <text:p/>
          </draw:line>
          <draw:line draw:style-name="gr1" draw:text-style-name="P1" draw:layer="TiM_F" svg:x1="31.509cm" svg:y1="20.778cm" svg:x2="31.509cm" svg:y2="20.688cm">
            <text:p/>
          </draw:line>
          <draw:line draw:style-name="gr1" draw:text-style-name="P1" draw:layer="TiM_F" svg:x1="31.069cm" svg:y1="20.326cm" svg:x2="30.994cm" svg:y2="20.326cm">
            <text:p/>
          </draw:line>
          <draw:line draw:style-name="gr1" draw:text-style-name="P1" draw:layer="TiM_F" svg:x1="30.994cm" svg:y1="20.326cm" svg:x2="30.994cm" svg:y2="20.368cm">
            <text:p/>
          </draw:line>
          <draw:line draw:style-name="gr1" draw:text-style-name="P1" draw:layer="TiM_F" svg:x1="31.489cm" svg:y1="20.821cm" svg:x2="31.489cm" svg:y2="20.778cm">
            <text:p/>
          </draw:line>
          <draw:line draw:style-name="gr1" draw:text-style-name="P1" draw:layer="TiM_F" svg:x1="30.994cm" svg:y1="20.821cm" svg:x2="31.489cm" svg:y2="20.821cm">
            <text:p/>
          </draw:line>
          <draw:line draw:style-name="gr1" draw:text-style-name="P1" draw:layer="TiM_F" svg:x1="30.974cm" svg:y1="20.368cm" svg:x2="30.974cm" svg:y2="20.458cm">
            <text:p/>
          </draw:line>
          <draw:line draw:style-name="gr1" draw:text-style-name="P1" draw:layer="TiM_F" svg:x1="30.974cm" svg:y1="20.778cm" svg:x2="30.974cm" svg:y2="20.688cm">
            <text:p/>
          </draw:line>
          <draw:line draw:style-name="gr1" draw:text-style-name="P1" draw:layer="TiM_F" svg:x1="30.974cm" svg:y1="20.623cm" svg:x2="30.974cm" svg:y2="20.523cm">
            <text:p/>
          </draw:line>
          <draw:line draw:style-name="gr1" draw:text-style-name="P1" draw:layer="TiM_F" svg:x1="42.157cm" svg:y1="20.523cm" svg:x2="42.157cm" svg:y2="20.458cm">
            <text:p/>
          </draw:line>
          <draw:line draw:style-name="gr1" draw:text-style-name="P1" draw:layer="TiM_F" svg:x1="42.177cm" svg:y1="20.623cm" svg:x2="42.177cm" svg:y2="20.523cm">
            <text:p/>
          </draw:line>
          <draw:line draw:style-name="gr1" draw:text-style-name="P1" draw:layer="TiM_F" svg:x1="42.157cm" svg:y1="20.688cm" svg:x2="42.157cm" svg:y2="20.623cm">
            <text:p/>
          </draw:line>
          <draw:line draw:style-name="gr1" draw:text-style-name="P1" draw:layer="TiM_F" svg:x1="42.177cm" svg:y1="20.778cm" svg:x2="42.177cm" svg:y2="20.688cm">
            <text:p/>
          </draw:line>
          <draw:line draw:style-name="gr1" draw:text-style-name="P1" draw:layer="TiM_F" svg:x1="41.662cm" svg:y1="20.326cm" svg:x2="41.662cm" svg:y2="20.368cm">
            <text:p/>
          </draw:line>
          <draw:line draw:style-name="gr1" draw:text-style-name="P1" draw:layer="TiM_F" svg:x1="42.157cm" svg:y1="20.821cm" svg:x2="42.157cm" svg:y2="20.778cm">
            <text:p/>
          </draw:line>
          <draw:line draw:style-name="gr1" draw:text-style-name="P1" draw:layer="TiM_F" svg:x1="41.662cm" svg:y1="20.821cm" svg:x2="42.157cm" svg:y2="20.821cm">
            <text:p/>
          </draw:line>
          <draw:line draw:style-name="gr1" draw:text-style-name="P1" draw:layer="TiM_F" svg:x1="41.642cm" svg:y1="20.368cm" svg:x2="41.642cm" svg:y2="20.458cm">
            <text:p/>
          </draw:line>
          <draw:line draw:style-name="gr1" draw:text-style-name="P1" draw:layer="TiM_F" svg:x1="41.642cm" svg:y1="20.778cm" svg:x2="41.642cm" svg:y2="20.688cm">
            <text:p/>
          </draw:line>
          <draw:line draw:style-name="gr1" draw:text-style-name="P1" draw:layer="TiM_F" svg:x1="41.642cm" svg:y1="20.623cm" svg:x2="41.642cm" svg:y2="20.523cm">
            <text:p/>
          </draw:line>
          <draw:path draw:style-name="gr2" draw:text-style-name="P2" draw:layer="TiM_F" svg:width="0.1cm" svg:height="0.1cm" draw:transform="rotate (1.5707963267949) translate (31.445cm 20.243cm)" svg:viewBox="0 0 101 101" svg:d="M101 51c0-10-1-18-6-26s-11-13-19-18-16-7-25-7c-10 0-18 2-26 7s-13 10-18 18-7 16-7 26c0 9 2 17 7 25s10 14 18 19 16 6 26 6c9 0 17-1 25-6s14-11 19-19 6-16 6-25z">
            <text:p/>
          </draw:path>
          <draw:path draw:style-name="gr2" draw:text-style-name="P2" draw:layer="TiM_F" svg:width="0.08cm" svg:height="0.08cm" draw:transform="rotate (1.5707963267949) translate (31.455cm 23.027cm)" svg:viewBox="0 0 81 81" svg:d="M81 41c0-8-1-14-5-21s-9-11-15-15c-7-4-13-5-20-5-8 0-14 1-21 5s-10 8-14 15-6 13-6 21c0 7 2 13 6 20 4 6 7 11 14 15s13 5 21 5c7 0 13-2 20-5 6-4 11-8 15-15s5-13 5-20z">
            <text:p/>
          </draw:path>
          <draw:path draw:style-name="gr2" draw:text-style-name="P2" draw:layer="TiM_F" svg:width="0.08cm" svg:height="0.08cm" draw:transform="rotate (1.5707963267949) translate (31.455cm 22.773cm)" svg:viewBox="0 0 81 81" svg:d="M81 41c0-8-1-14-5-21s-9-11-15-15c-7-4-13-5-20-5-8 0-14 1-21 5s-10 8-14 15-6 13-6 21c0 7 2 13 6 20 4 6 7 11 14 15s13 5 21 5c7 0 13-2 20-5 6-4 11-8 15-15s5-13 5-20z">
            <text:p/>
          </draw:path>
          <draw:path draw:style-name="gr2" draw:text-style-name="P2" draw:layer="TiM_F" svg:width="0.08cm" svg:height="0.081cm" draw:transform="rotate (1.5707963267949) translate (30.794cm 23.027cm)" svg:viewBox="0 0 81 82" svg:d="M81 41c0-7-1-13-5-20s-8-11-15-15-13-6-20-6c-8 0-14 2-21 6s-10 8-14 15-6 12-6 20c0 7 2 13 6 20s7 11 14 15c7 3 13 6 21 6 7 0 13-2 20-6s11-8 15-15 5-12 5-20z">
            <text:p/>
          </draw:path>
          <draw:path draw:style-name="gr2" draw:text-style-name="P2" draw:layer="TiM_F" svg:width="0.08cm" svg:height="0.081cm" draw:transform="rotate (1.5707963267949) translate (30.794cm 22.773cm)" svg:viewBox="0 0 81 82" svg:d="M81 41c0-7-1-13-5-20s-8-11-15-15-13-6-20-6c-8 0-14 2-21 6s-10 8-14 15-6 12-6 20c0 7 2 13 6 20s7 11 14 15c7 3 13 6 21 6 7 0 13-2 20-6s11-8 15-15 5-12 5-20z">
            <text:p/>
          </draw:path>
          <draw:path draw:style-name="gr2" draw:text-style-name="P2" draw:layer="TiM_F" svg:width="0.08cm" svg:height="0.08cm" draw:transform="rotate (1.5707963267949) translate (41.615cm 22.773cm)" svg:viewBox="0 0 81 81" svg:d="M81 40c0-7-1-13-5-20s-8-11-15-15-13-5-20-5c-8 0-14 1-21 5s-10 8-14 15-6 12-6 20c0 7 2 14 6 21 4 6 7 10 14 14 7 3 13 6 21 6 7 0 13-2 20-6s11-7 15-14 5-13 5-21z">
            <text:p/>
          </draw:path>
          <draw:path draw:style-name="gr2" draw:text-style-name="P2" draw:layer="TiM_F" svg:width="0.08cm" svg:height="0.08cm" draw:transform="rotate (1.5707963267949) translate (41.615cm 23.027cm)" svg:viewBox="0 0 81 81" svg:d="M81 40c0-7-1-13-5-20s-8-11-15-15-13-5-20-5c-8 0-14 1-21 5s-10 8-14 15-6 12-6 20c0 7 2 14 6 21 4 6 7 10 14 14 7 3 13 6 21 6 7 0 13-2 20-6s11-7 15-14 5-13 5-21z">
            <text:p/>
          </draw:path>
          <draw:path draw:style-name="gr2" draw:text-style-name="P2" draw:layer="TiM_F" svg:width="0.081cm" svg:height="0.08cm" draw:transform="rotate (1.5707963267949) translate (39.71cm 26.583cm)" svg:viewBox="0 0 82 81" svg:d="M82 40c0-7-2-13-6-20s-8-11-15-15-13-5-20-5c-8 0-13 1-20 5s-11 8-15 15-6 12-6 20c0 7 2 14 6 21 4 6 8 10 15 14s12 6 20 6c7 0 13-2 20-6s11-7 15-14 6-13 6-21z">
            <text:p/>
          </draw:path>
          <draw:path draw:style-name="gr2" draw:text-style-name="P2" draw:layer="TiM_F" svg:width="0.081cm" svg:height="0.08cm" draw:transform="rotate (1.5707963267949) translate (39.456cm 26.583cm)" svg:viewBox="0 0 82 81" svg:d="M82 40c0-7-2-13-6-20s-8-11-15-15-13-5-20-5c-8 0-13 1-20 5s-11 8-15 15-6 12-6 20c0 7 2 14 6 21 4 6 8 10 15 14s12 6 20 6c7 0 13-2 20-6s11-7 15-14 6-13 6-21z">
            <text:p/>
          </draw:path>
          <draw:line draw:style-name="gr1" draw:text-style-name="P1" draw:layer="TiM_F" svg:x1="39.109cm" svg:y1="26.619cm" svg:x2="39.109cm" svg:y2="26.554cm">
            <text:p/>
          </draw:line>
          <draw:line draw:style-name="gr1" draw:text-style-name="P1" draw:layer="TiM_F" svg:x1="39.129cm" svg:y1="26.464cm" svg:x2="39.129cm" svg:y2="26.554cm">
            <text:p/>
          </draw:line>
          <draw:line draw:style-name="gr1" draw:text-style-name="P1" draw:layer="TiM_F" svg:x1="39.109cm" svg:y1="26.784cm" svg:x2="39.109cm" svg:y2="26.719cm">
            <text:p/>
          </draw:line>
          <draw:line draw:style-name="gr1" draw:text-style-name="P1" draw:layer="TiM_F" svg:x1="39.109cm" svg:y1="26.464cm" svg:x2="39.109cm" svg:y2="26.422cm">
            <text:p/>
          </draw:line>
          <draw:line draw:style-name="gr1" draw:text-style-name="P1" draw:layer="TiM_F" svg:x1="39.129cm" svg:y1="26.874cm" svg:x2="39.129cm" svg:y2="26.784cm">
            <text:p/>
          </draw:line>
          <draw:line draw:style-name="gr1" draw:text-style-name="P1" draw:layer="TiM_F" svg:x1="39.109cm" svg:y1="26.917cm" svg:x2="39.109cm" svg:y2="26.874cm">
            <text:p/>
          </draw:line>
          <draw:line draw:style-name="gr1" draw:text-style-name="P1" draw:layer="TiM_F" svg:x1="38.594cm" svg:y1="26.464cm" svg:x2="38.594cm" svg:y2="26.554cm">
            <text:p/>
          </draw:line>
          <draw:line draw:style-name="gr1" draw:text-style-name="P1" draw:layer="TiM_F" svg:x1="38.594cm" svg:y1="26.719cm" svg:x2="38.594cm" svg:y2="26.619cm">
            <text:p/>
          </draw:line>
          <draw:line draw:style-name="gr1" draw:text-style-name="P1" draw:layer="TiM_F" svg:x1="37.585cm" svg:y1="26.619cm" svg:x2="37.585cm" svg:y2="26.554cm">
            <text:p/>
          </draw:line>
          <draw:line draw:style-name="gr1" draw:text-style-name="P1" draw:layer="TiM_F" svg:x1="37.605cm" svg:y1="26.719cm" svg:x2="37.605cm" svg:y2="26.619cm">
            <text:p/>
          </draw:line>
          <draw:line draw:style-name="gr1" draw:text-style-name="P1" draw:layer="TiM_F" svg:x1="37.605cm" svg:y1="26.464cm" svg:x2="37.605cm" svg:y2="26.554cm">
            <text:p/>
          </draw:line>
          <draw:line draw:style-name="gr1" draw:text-style-name="P1" draw:layer="TiM_F" svg:x1="37.585cm" svg:y1="26.784cm" svg:x2="37.585cm" svg:y2="26.719cm">
            <text:p/>
          </draw:line>
          <draw:line draw:style-name="gr1" draw:text-style-name="P1" draw:layer="TiM_F" svg:x1="37.585cm" svg:y1="26.464cm" svg:x2="37.585cm" svg:y2="26.422cm">
            <text:p/>
          </draw:line>
          <draw:line draw:style-name="gr1" draw:text-style-name="P1" draw:layer="TiM_F" svg:x1="37.605cm" svg:y1="26.874cm" svg:x2="37.605cm" svg:y2="26.784cm">
            <text:p/>
          </draw:line>
          <draw:line draw:style-name="gr1" draw:text-style-name="P1" draw:layer="TiM_F" svg:x1="37.585cm" svg:y1="26.917cm" svg:x2="37.585cm" svg:y2="26.874cm">
            <text:p/>
          </draw:line>
          <draw:line draw:style-name="gr1" draw:text-style-name="P1" draw:layer="TiM_F" svg:x1="37.07cm" svg:y1="26.874cm" svg:x2="37.07cm" svg:y2="26.784cm">
            <text:p/>
          </draw:line>
          <draw:line draw:style-name="gr1" draw:text-style-name="P1" draw:layer="TiM_F" svg:x1="33.033cm" svg:y1="26.719cm" svg:x2="33.033cm" svg:y2="26.619cm">
            <text:p/>
          </draw:line>
          <draw:line draw:style-name="gr1" draw:text-style-name="P1" draw:layer="TiM_F" svg:x1="33.013cm" svg:y1="26.784cm" svg:x2="33.013cm" svg:y2="26.719cm">
            <text:p/>
          </draw:line>
          <draw:line draw:style-name="gr1" draw:text-style-name="P1" draw:layer="TiM_F" svg:x1="33.033cm" svg:y1="26.874cm" svg:x2="33.033cm" svg:y2="26.784cm">
            <text:p/>
          </draw:line>
          <draw:line draw:style-name="gr1" draw:text-style-name="P1" draw:layer="TiM_F" svg:x1="32.518cm" svg:y1="26.422cm" svg:x2="32.518cm" svg:y2="26.464cm">
            <text:p/>
          </draw:line>
          <draw:line draw:style-name="gr1" draw:text-style-name="P1" draw:layer="TiM_F" svg:x1="33.013cm" svg:y1="26.917cm" svg:x2="33.013cm" svg:y2="26.874cm">
            <text:p/>
          </draw:line>
          <draw:line draw:style-name="gr1" draw:text-style-name="P1" draw:layer="TiM_F" svg:x1="32.498cm" svg:y1="26.464cm" svg:x2="32.498cm" svg:y2="26.554cm">
            <text:p/>
          </draw:line>
          <draw:line draw:style-name="gr1" draw:text-style-name="P1" draw:layer="TiM_F" svg:x1="34.537cm" svg:y1="26.619cm" svg:x2="34.537cm" svg:y2="26.554cm">
            <text:p/>
          </draw:line>
          <draw:line draw:style-name="gr1" draw:text-style-name="P1" draw:layer="TiM_F" svg:x1="34.537cm" svg:y1="26.784cm" svg:x2="34.537cm" svg:y2="26.719cm">
            <text:p/>
          </draw:line>
          <draw:line draw:style-name="gr1" draw:text-style-name="P1" draw:layer="TiM_F" svg:x1="34.537cm" svg:y1="26.464cm" svg:x2="34.537cm" svg:y2="26.422cm">
            <text:p/>
          </draw:line>
          <draw:line draw:style-name="gr1" draw:text-style-name="P1" draw:layer="TiM_F" svg:x1="34.557cm" svg:y1="26.874cm" svg:x2="34.557cm" svg:y2="26.784cm">
            <text:p/>
          </draw:line>
          <draw:line draw:style-name="gr1" draw:text-style-name="P1" draw:layer="TiM_F" svg:x1="34.537cm" svg:y1="26.917cm" svg:x2="34.537cm" svg:y2="26.874cm">
            <text:p/>
          </draw:line>
          <draw:line draw:style-name="gr1" draw:text-style-name="P1" draw:layer="TiM_F" svg:x1="34.022cm" svg:y1="26.719cm" svg:x2="34.022cm" svg:y2="26.619cm">
            <text:p/>
          </draw:line>
          <draw:line draw:style-name="gr1" draw:text-style-name="P1" draw:layer="TiM_F" svg:x1="37.585cm" svg:y1="25.095cm" svg:x2="37.585cm" svg:y2="25.03cm">
            <text:p/>
          </draw:line>
          <draw:line draw:style-name="gr1" draw:text-style-name="P1" draw:layer="TiM_F" svg:x1="37.605cm" svg:y1="25.195cm" svg:x2="37.605cm" svg:y2="25.095cm">
            <text:p/>
          </draw:line>
          <draw:line draw:style-name="gr1" draw:text-style-name="P1" draw:layer="TiM_F" svg:x1="37.605cm" svg:y1="24.94cm" svg:x2="37.605cm" svg:y2="25.03cm">
            <text:p/>
          </draw:line>
          <draw:line draw:style-name="gr1" draw:text-style-name="P1" draw:layer="TiM_F" svg:x1="37.585cm" svg:y1="25.26cm" svg:x2="37.585cm" svg:y2="25.195cm">
            <text:p/>
          </draw:line>
          <draw:line draw:style-name="gr1" draw:text-style-name="P1" draw:layer="TiM_F" svg:x1="37.585cm" svg:y1="24.94cm" svg:x2="37.585cm" svg:y2="24.898cm">
            <text:p/>
          </draw:line>
          <draw:line draw:style-name="gr1" draw:text-style-name="P1" draw:layer="TiM_F" svg:x1="37.605cm" svg:y1="25.35cm" svg:x2="37.605cm" svg:y2="25.26cm">
            <text:p/>
          </draw:line>
          <draw:line draw:style-name="gr1" draw:text-style-name="P1" draw:layer="TiM_F" svg:x1="37.585cm" svg:y1="25.393cm" svg:x2="37.585cm" svg:y2="25.35cm">
            <text:p/>
          </draw:line>
          <draw:line draw:style-name="gr1" draw:text-style-name="P1" draw:layer="TiM_F" svg:x1="37.07cm" svg:y1="25.35cm" svg:x2="37.07cm" svg:y2="25.26cm">
            <text:p/>
          </draw:line>
          <draw:line draw:style-name="gr1" draw:text-style-name="P1" draw:layer="TiM_F" svg:x1="37.07cm" svg:y1="25.195cm" svg:x2="37.07cm" svg:y2="25.095cm">
            <text:p/>
          </draw:line>
          <draw:line draw:style-name="gr1" draw:text-style-name="P1" draw:layer="TiM_F" svg:x1="40.653cm" svg:y1="26.464cm" svg:x2="40.653cm" svg:y2="26.554cm">
            <text:p/>
          </draw:line>
          <draw:line draw:style-name="gr1" draw:text-style-name="P1" draw:layer="TiM_F" svg:x1="40.633cm" svg:y1="26.784cm" svg:x2="40.633cm" svg:y2="26.719cm">
            <text:p/>
          </draw:line>
          <draw:line draw:style-name="gr1" draw:text-style-name="P1" draw:layer="TiM_F" svg:x1="40.138cm" svg:y1="26.422cm" svg:x2="40.138cm" svg:y2="26.464cm">
            <text:p/>
          </draw:line>
          <draw:line draw:style-name="gr1" draw:text-style-name="P1" draw:layer="TiM_F" svg:x1="40.633cm" svg:y1="26.917cm" svg:x2="40.633cm" svg:y2="26.874cm">
            <text:p/>
          </draw:line>
          <draw:line draw:style-name="gr1" draw:text-style-name="P1" draw:layer="TiM_F" svg:x1="40.118cm" svg:y1="26.874cm" svg:x2="40.118cm" svg:y2="26.784cm">
            <text:p/>
          </draw:line>
          <draw:path draw:style-name="gr2" draw:text-style-name="P2" draw:layer="TiM_F" svg:width="0.081cm" svg:height="0.08cm" draw:transform="rotate (1.5707963267949) translate (32.09cm 26.583cm)" svg:viewBox="0 0 82 81" svg:d="M82 41c0-8-2-14-6-21s-9-11-15-15c-7-4-13-5-20-5-8 0-13 1-20 5s-11 8-15 15-6 13-6 21c0 7 2 13 6 20 4 6 8 11 15 15 7 3 12 5 20 5 7 0 13-2 20-5 6-4 11-8 15-15s6-13 6-20z">
            <text:p/>
          </draw:path>
          <draw:line draw:style-name="gr1" draw:text-style-name="P1" draw:layer="TiM_F" svg:x1="42.157cm" svg:y1="23.571cm" svg:x2="42.157cm" svg:y2="23.506cm">
            <text:p/>
          </draw:line>
          <draw:line draw:style-name="gr1" draw:text-style-name="P1" draw:layer="TiM_F" svg:x1="42.177cm" svg:y1="23.671cm" svg:x2="42.177cm" svg:y2="23.571cm">
            <text:p/>
          </draw:line>
          <draw:line draw:style-name="gr1" draw:text-style-name="P1" draw:layer="TiM_F" svg:x1="42.177cm" svg:y1="23.416cm" svg:x2="42.177cm" svg:y2="23.506cm">
            <text:p/>
          </draw:line>
          <draw:line draw:style-name="gr1" draw:text-style-name="P1" draw:layer="TiM_F" svg:x1="42.157cm" svg:y1="23.736cm" svg:x2="42.157cm" svg:y2="23.671cm">
            <text:p/>
          </draw:line>
          <draw:line draw:style-name="gr1" draw:text-style-name="P1" draw:layer="TiM_F" svg:x1="42.157cm" svg:y1="23.416cm" svg:x2="42.157cm" svg:y2="23.374cm">
            <text:p/>
          </draw:line>
          <draw:line draw:style-name="gr1" draw:text-style-name="P1" draw:layer="TiM_F" svg:x1="42.177cm" svg:y1="23.826cm" svg:x2="42.177cm" svg:y2="23.736cm">
            <text:p/>
          </draw:line>
          <draw:line draw:style-name="gr1" draw:text-style-name="P1" draw:layer="TiM_F" svg:x1="42.157cm" svg:y1="23.869cm" svg:x2="42.157cm" svg:y2="23.826cm">
            <text:p/>
          </draw:line>
          <draw:line draw:style-name="gr1" draw:text-style-name="P1" draw:layer="TiM_F" svg:x1="41.642cm" svg:y1="23.416cm" svg:x2="41.642cm" svg:y2="23.506cm">
            <text:p/>
          </draw:line>
          <draw:line draw:style-name="gr1" draw:text-style-name="P1" draw:layer="TiM_F" svg:x1="41.642cm" svg:y1="23.826cm" svg:x2="41.642cm" svg:y2="23.736cm">
            <text:p/>
          </draw:line>
          <draw:line draw:style-name="gr1" draw:text-style-name="P1" draw:layer="TiM_F" svg:x1="41.642cm" svg:y1="23.671cm" svg:x2="41.642cm" svg:y2="23.571cm">
            <text:p/>
          </draw:line>
          <draw:path draw:style-name="gr2" draw:text-style-name="P2" draw:layer="TiM_F" svg:width="0.304cm" svg:height="0.304cm" draw:transform="rotate (1.5707963267949) translate (41.757cm 24.536cm)" svg:viewBox="0 0 305 305" svg:d="M305 152c0-28-6-52-20-76s-32-42-56-56-48-20-76-20-52 6-76 20c-25 14-42 32-56 56s-21 48-21 76 7 51 21 76c14 24 31 42 56 56 24 14 48 21 76 21s52-7 76-21 42-32 56-56c14-25 20-48 20-76z">
            <text:p/>
          </draw:path>
          <draw:path draw:style-name="gr2" draw:text-style-name="P2" draw:layer="TiM_F" svg:width="0.304cm" svg:height="0.304cm" draw:transform="rotate (1.5707963267949) translate (35.661cm 24.536cm)" svg:viewBox="0 0 305 305" svg:d="M305 152c0-28-6-52-20-76s-32-42-56-56-48-20-76-20-52 6-76 20c-25 14-42 32-56 56s-21 48-21 76 7 52 21 77c14 24 31 41 56 55 24 14 48 21 76 21s52-7 76-21 42-31 56-55c14-25 20-49 20-77z">
            <text:p/>
          </draw:path>
          <draw:path draw:style-name="gr2" draw:text-style-name="P2" draw:layer="TiM_F" svg:width="0.304cm" svg:height="0.304cm" draw:transform="rotate (1.5707963267949) translate (37.185cm 24.536cm)" svg:viewBox="0 0 305 305" svg:d="M305 152c0-28-6-52-20-76s-32-42-56-56-48-20-76-20-52 6-76 20c-25 14-42 32-56 56s-21 48-21 76 7 52 21 77c14 24 31 41 56 55 24 14 48 21 76 21s52-7 76-21 42-31 56-55c14-25 20-49 20-77z">
            <text:p/>
          </draw:path>
          <draw:line draw:style-name="gr1" draw:text-style-name="P1" draw:layer="TiM_F" svg:x1="36.061cm" svg:y1="23.571cm" svg:x2="36.061cm" svg:y2="23.506cm">
            <text:p/>
          </draw:line>
          <draw:line draw:style-name="gr1" draw:text-style-name="P1" draw:layer="TiM_F" svg:x1="36.081cm" svg:y1="23.671cm" svg:x2="36.081cm" svg:y2="23.571cm">
            <text:p/>
          </draw:line>
          <draw:line draw:style-name="gr1" draw:text-style-name="P1" draw:layer="TiM_F" svg:x1="36.081cm" svg:y1="23.416cm" svg:x2="36.081cm" svg:y2="23.506cm">
            <text:p/>
          </draw:line>
          <draw:line draw:style-name="gr1" draw:text-style-name="P1" draw:layer="TiM_F" svg:x1="36.061cm" svg:y1="23.736cm" svg:x2="36.061cm" svg:y2="23.671cm">
            <text:p/>
          </draw:line>
          <draw:line draw:style-name="gr1" draw:text-style-name="P1" draw:layer="TiM_F" svg:x1="36.061cm" svg:y1="23.416cm" svg:x2="36.061cm" svg:y2="23.374cm">
            <text:p/>
          </draw:line>
          <draw:line draw:style-name="gr1" draw:text-style-name="P1" draw:layer="TiM_F" svg:x1="36.081cm" svg:y1="23.826cm" svg:x2="36.081cm" svg:y2="23.736cm">
            <text:p/>
          </draw:line>
          <draw:line draw:style-name="gr1" draw:text-style-name="P1" draw:layer="TiM_F" svg:x1="35.546cm" svg:y1="23.416cm" svg:x2="35.546cm" svg:y2="23.506cm">
            <text:p/>
          </draw:line>
          <draw:line draw:style-name="gr1" draw:text-style-name="P1" draw:layer="TiM_F" svg:x1="35.566cm" svg:y1="23.826cm" svg:x2="35.566cm" svg:y2="23.869cm">
            <text:p/>
          </draw:line>
          <draw:line draw:style-name="gr1" draw:text-style-name="P1" draw:layer="TiM_F" svg:x1="35.566cm" svg:y1="23.506cm" svg:x2="35.566cm" svg:y2="23.571cm">
            <text:p/>
          </draw:line>
          <draw:line draw:style-name="gr1" draw:text-style-name="P1" draw:layer="TiM_F" svg:x1="35.546cm" svg:y1="23.826cm" svg:x2="35.546cm" svg:y2="23.736cm">
            <text:p/>
          </draw:line>
          <draw:line draw:style-name="gr1" draw:text-style-name="P1" draw:layer="TiM_F" svg:x1="35.566cm" svg:y1="23.671cm" svg:x2="35.566cm" svg:y2="23.736cm">
            <text:p/>
          </draw:line>
          <draw:line draw:style-name="gr1" draw:text-style-name="P1" draw:layer="TiM_F" svg:x1="37.585cm" svg:y1="23.571cm" svg:x2="37.585cm" svg:y2="23.506cm">
            <text:p/>
          </draw:line>
          <draw:line draw:style-name="gr1" draw:text-style-name="P1" draw:layer="TiM_F" svg:x1="37.605cm" svg:y1="23.671cm" svg:x2="37.605cm" svg:y2="23.571cm">
            <text:p/>
          </draw:line>
          <draw:line draw:style-name="gr1" draw:text-style-name="P1" draw:layer="TiM_F" svg:x1="37.605cm" svg:y1="23.416cm" svg:x2="37.605cm" svg:y2="23.506cm">
            <text:p/>
          </draw:line>
          <draw:line draw:style-name="gr1" draw:text-style-name="P1" draw:layer="TiM_F" svg:x1="37.585cm" svg:y1="23.416cm" svg:x2="37.585cm" svg:y2="23.374cm">
            <text:p/>
          </draw:line>
          <draw:line draw:style-name="gr1" draw:text-style-name="P1" draw:layer="TiM_F" svg:x1="37.07cm" svg:y1="23.416cm" svg:x2="37.07cm" svg:y2="23.506cm">
            <text:p/>
          </draw:line>
          <draw:line draw:style-name="gr1" draw:text-style-name="P1" draw:layer="TiM_F" svg:x1="37.09cm" svg:y1="23.826cm" svg:x2="37.09cm" svg:y2="23.869cm">
            <text:p/>
          </draw:line>
          <draw:line draw:style-name="gr1" draw:text-style-name="P1" draw:layer="TiM_F" svg:x1="37.09cm" svg:y1="23.506cm" svg:x2="37.09cm" svg:y2="23.571cm">
            <text:p/>
          </draw:line>
          <draw:line draw:style-name="gr1" draw:text-style-name="P1" draw:layer="TiM_F" svg:x1="37.07cm" svg:y1="23.826cm" svg:x2="37.07cm" svg:y2="23.736cm">
            <text:p/>
          </draw:line>
          <draw:line draw:style-name="gr1" draw:text-style-name="P1" draw:layer="TiM_F" svg:x1="42.157cm" svg:y1="25.095cm" svg:x2="42.157cm" svg:y2="25.03cm">
            <text:p/>
          </draw:line>
          <draw:line draw:style-name="gr1" draw:text-style-name="P1" draw:layer="TiM_F" svg:x1="42.177cm" svg:y1="25.195cm" svg:x2="42.177cm" svg:y2="25.095cm">
            <text:p/>
          </draw:line>
          <draw:line draw:style-name="gr1" draw:text-style-name="P1" draw:layer="TiM_F" svg:x1="42.177cm" svg:y1="24.94cm" svg:x2="42.177cm" svg:y2="25.03cm">
            <text:p/>
          </draw:line>
          <draw:line draw:style-name="gr1" draw:text-style-name="P1" draw:layer="TiM_F" svg:x1="42.157cm" svg:y1="25.26cm" svg:x2="42.157cm" svg:y2="25.195cm">
            <text:p/>
          </draw:line>
          <draw:line draw:style-name="gr1" draw:text-style-name="P1" draw:layer="TiM_F" svg:x1="42.157cm" svg:y1="24.94cm" svg:x2="42.157cm" svg:y2="24.898cm">
            <text:p/>
          </draw:line>
          <draw:line draw:style-name="gr1" draw:text-style-name="P1" draw:layer="TiM_F" svg:x1="42.177cm" svg:y1="25.35cm" svg:x2="42.177cm" svg:y2="25.26cm">
            <text:p/>
          </draw:line>
          <draw:line draw:style-name="gr1" draw:text-style-name="P1" draw:layer="TiM_F" svg:x1="42.157cm" svg:y1="25.393cm" svg:x2="42.157cm" svg:y2="25.35cm">
            <text:p/>
          </draw:line>
          <draw:line draw:style-name="gr1" draw:text-style-name="P1" draw:layer="TiM_F" svg:x1="41.642cm" svg:y1="24.94cm" svg:x2="41.642cm" svg:y2="25.03cm">
            <text:p/>
          </draw:line>
          <draw:line draw:style-name="gr1" draw:text-style-name="P1" draw:layer="TiM_F" svg:x1="41.642cm" svg:y1="25.35cm" svg:x2="41.642cm" svg:y2="25.26cm">
            <text:p/>
          </draw:line>
          <draw:line draw:style-name="gr1" draw:text-style-name="P1" draw:layer="TiM_F" svg:x1="41.642cm" svg:y1="25.195cm" svg:x2="41.642cm" svg:y2="25.095cm">
            <text:p/>
          </draw:line>
          <draw:line draw:style-name="gr1" draw:text-style-name="P1" draw:layer="TiM_F" svg:x1="36.061cm" svg:y1="25.095cm" svg:x2="36.061cm" svg:y2="25.03cm">
            <text:p/>
          </draw:line>
          <draw:line draw:style-name="gr1" draw:text-style-name="P1" draw:layer="TiM_F" svg:x1="36.081cm" svg:y1="25.195cm" svg:x2="36.081cm" svg:y2="25.095cm">
            <text:p/>
          </draw:line>
          <draw:line draw:style-name="gr1" draw:text-style-name="P1" draw:layer="TiM_F" svg:x1="36.081cm" svg:y1="24.94cm" svg:x2="36.081cm" svg:y2="25.03cm">
            <text:p/>
          </draw:line>
          <draw:line draw:style-name="gr1" draw:text-style-name="P1" draw:layer="TiM_F" svg:x1="36.061cm" svg:y1="25.26cm" svg:x2="36.061cm" svg:y2="25.195cm">
            <text:p/>
          </draw:line>
          <draw:line draw:style-name="gr1" draw:text-style-name="P1" draw:layer="TiM_F" svg:x1="36.061cm" svg:y1="24.94cm" svg:x2="36.061cm" svg:y2="24.898cm">
            <text:p/>
          </draw:line>
          <draw:line draw:style-name="gr1" draw:text-style-name="P1" draw:layer="TiM_F" svg:x1="36.081cm" svg:y1="25.35cm" svg:x2="36.081cm" svg:y2="25.26cm">
            <text:p/>
          </draw:line>
          <draw:line draw:style-name="gr1" draw:text-style-name="P1" draw:layer="TiM_F" svg:x1="36.061cm" svg:y1="25.393cm" svg:x2="36.061cm" svg:y2="25.35cm">
            <text:p/>
          </draw:line>
          <draw:line draw:style-name="gr1" draw:text-style-name="P1" draw:layer="TiM_F" svg:x1="35.546cm" svg:y1="25.195cm" svg:x2="35.546cm" svg:y2="25.095cm">
            <text:p/>
          </draw:line>
          <draw:line draw:style-name="gr1" draw:text-style-name="P1" draw:layer="TiM_F" svg:x1="42.177cm" svg:y1="26.719cm" svg:x2="42.177cm" svg:y2="26.619cm">
            <text:p/>
          </draw:line>
          <draw:line draw:style-name="gr1" draw:text-style-name="P1" draw:layer="TiM_F" svg:x1="42.177cm" svg:y1="26.464cm" svg:x2="42.177cm" svg:y2="26.554cm">
            <text:p/>
          </draw:line>
          <draw:line draw:style-name="gr1" draw:text-style-name="P1" draw:layer="TiM_F" svg:x1="42.157cm" svg:y1="26.784cm" svg:x2="42.157cm" svg:y2="26.719cm">
            <text:p/>
          </draw:line>
          <draw:line draw:style-name="gr1" draw:text-style-name="P1" draw:layer="TiM_F" svg:x1="41.662cm" svg:y1="26.422cm" svg:x2="41.662cm" svg:y2="26.464cm">
            <text:p/>
          </draw:line>
          <draw:line draw:style-name="gr1" draw:text-style-name="P1" draw:layer="TiM_F" svg:x1="42.157cm" svg:y1="26.917cm" svg:x2="42.157cm" svg:y2="26.874cm">
            <text:p/>
          </draw:line>
          <draw:line draw:style-name="gr1" draw:text-style-name="P1" draw:layer="TiM_F" svg:x1="41.642cm" svg:y1="26.874cm" svg:x2="41.642cm" svg:y2="26.784cm">
            <text:p/>
          </draw:line>
          <draw:line draw:style-name="gr1" draw:text-style-name="P1" draw:layer="TiM_F" svg:x1="41.642cm" svg:y1="26.719cm" svg:x2="41.642cm" svg:y2="26.619cm">
            <text:p/>
          </draw:line>
          <draw:line draw:style-name="gr1" draw:text-style-name="P1" draw:layer="TiM_F" svg:x1="36.061cm" svg:y1="26.619cm" svg:x2="36.061cm" svg:y2="26.554cm">
            <text:p/>
          </draw:line>
          <draw:line draw:style-name="gr1" draw:text-style-name="P1" draw:layer="TiM_F" svg:x1="36.081cm" svg:y1="26.719cm" svg:x2="36.081cm" svg:y2="26.619cm">
            <text:p/>
          </draw:line>
          <draw:line draw:style-name="gr1" draw:text-style-name="P1" draw:layer="TiM_F" svg:x1="36.081cm" svg:y1="26.464cm" svg:x2="36.081cm" svg:y2="26.554cm">
            <text:p/>
          </draw:line>
          <draw:line draw:style-name="gr1" draw:text-style-name="P1" draw:layer="TiM_F" svg:x1="36.061cm" svg:y1="26.784cm" svg:x2="36.061cm" svg:y2="26.719cm">
            <text:p/>
          </draw:line>
          <draw:line draw:style-name="gr1" draw:text-style-name="P1" draw:layer="TiM_F" svg:x1="36.061cm" svg:y1="26.464cm" svg:x2="36.061cm" svg:y2="26.422cm">
            <text:p/>
          </draw:line>
          <draw:line draw:style-name="gr1" draw:text-style-name="P1" draw:layer="TiM_F" svg:x1="36.081cm" svg:y1="26.874cm" svg:x2="36.081cm" svg:y2="26.784cm">
            <text:p/>
          </draw:line>
          <draw:line draw:style-name="gr1" draw:text-style-name="P1" draw:layer="TiM_F" svg:x1="36.061cm" svg:y1="26.917cm" svg:x2="36.061cm" svg:y2="26.874cm">
            <text:p/>
          </draw:line>
          <draw:line draw:style-name="gr1" draw:text-style-name="P1" draw:layer="TiM_F" svg:x1="31.489cm" svg:y1="25.095cm" svg:x2="31.489cm" svg:y2="25.03cm">
            <text:p/>
          </draw:line>
          <draw:line draw:style-name="gr1" draw:text-style-name="P1" draw:layer="TiM_F" svg:x1="31.509cm" svg:y1="25.195cm" svg:x2="31.509cm" svg:y2="25.095cm">
            <text:p/>
          </draw:line>
          <draw:line draw:style-name="gr1" draw:text-style-name="P1" draw:layer="TiM_F" svg:x1="31.509cm" svg:y1="24.94cm" svg:x2="31.509cm" svg:y2="25.03cm">
            <text:p/>
          </draw:line>
          <draw:line draw:style-name="gr1" draw:text-style-name="P1" draw:layer="TiM_F" svg:x1="31.489cm" svg:y1="25.26cm" svg:x2="31.489cm" svg:y2="25.195cm">
            <text:p/>
          </draw:line>
          <draw:line draw:style-name="gr1" draw:text-style-name="P1" draw:layer="TiM_F" svg:x1="31.489cm" svg:y1="24.94cm" svg:x2="31.489cm" svg:y2="24.898cm">
            <text:p/>
          </draw:line>
          <draw:line draw:style-name="gr1" draw:text-style-name="P1" draw:layer="TiM_F" svg:x1="31.509cm" svg:y1="25.35cm" svg:x2="31.509cm" svg:y2="25.26cm">
            <text:p/>
          </draw:line>
          <draw:line draw:style-name="gr1" draw:text-style-name="P1" draw:layer="TiM_F" svg:x1="31.489cm" svg:y1="25.393cm" svg:x2="31.489cm" svg:y2="25.35cm">
            <text:p/>
          </draw:line>
          <draw:line draw:style-name="gr1" draw:text-style-name="P1" draw:layer="TiM_F" svg:x1="30.974cm" svg:y1="24.94cm" svg:x2="30.974cm" svg:y2="25.03cm">
            <text:p/>
          </draw:line>
          <draw:line draw:style-name="gr1" draw:text-style-name="P1" draw:layer="TiM_F" svg:x1="30.974cm" svg:y1="25.35cm" svg:x2="30.974cm" svg:y2="25.26cm">
            <text:p/>
          </draw:line>
          <draw:line draw:style-name="gr1" draw:text-style-name="P1" draw:layer="TiM_F" svg:x1="30.974cm" svg:y1="25.195cm" svg:x2="30.974cm" svg:y2="25.095cm">
            <text:p/>
          </draw:line>
          <draw:path draw:style-name="gr2" draw:text-style-name="P2" draw:layer="TiM_F" svg:width="0.081cm" svg:height="0.08cm" draw:transform="rotate (1.5707963267949) translate (31.836cm 26.583cm)" svg:viewBox="0 0 82 81" svg:d="M82 41c0-8-2-14-6-21s-9-11-15-15c-7-4-13-5-20-5-8 0-13 1-20 5s-11 8-15 15-6 13-6 21c0 7 2 13 6 20 4 6 8 11 15 15 7 3 12 5 20 5 7 0 13-2 20-5 6-4 11-8 15-15s6-13 6-20z">
            <text:p/>
          </draw:path>
          <draw:line draw:style-name="gr1" draw:text-style-name="P1" draw:layer="TiM_F" svg:x1="31.509cm" svg:y1="26.719cm" svg:x2="31.509cm" svg:y2="26.619cm">
            <text:p/>
          </draw:line>
          <draw:line draw:style-name="gr1" draw:text-style-name="P1" draw:layer="TiM_F" svg:x1="31.509cm" svg:y1="26.464cm" svg:x2="31.509cm" svg:y2="26.554cm">
            <text:p/>
          </draw:line>
          <draw:line draw:style-name="gr1" draw:text-style-name="P1" draw:layer="TiM_F" svg:x1="31.489cm" svg:y1="26.784cm" svg:x2="31.489cm" svg:y2="26.719cm">
            <text:p/>
          </draw:line>
          <draw:line draw:style-name="gr1" draw:text-style-name="P1" draw:layer="TiM_F" svg:x1="31.509cm" svg:y1="26.874cm" svg:x2="31.509cm" svg:y2="26.784cm">
            <text:p/>
          </draw:line>
          <draw:line draw:style-name="gr1" draw:text-style-name="P1" draw:layer="TiM_F" svg:x1="30.994cm" svg:y1="26.422cm" svg:x2="30.994cm" svg:y2="26.464cm">
            <text:p/>
          </draw:line>
          <draw:line draw:style-name="gr1" draw:text-style-name="P1" draw:layer="TiM_F" svg:x1="31.489cm" svg:y1="26.917cm" svg:x2="31.489cm" svg:y2="26.874cm">
            <text:p/>
          </draw:line>
          <draw:line draw:style-name="gr1" draw:text-style-name="P1" draw:layer="TiM_F" svg:x1="30.974cm" svg:y1="26.464cm" svg:x2="30.974cm" svg:y2="26.554cm">
            <text:p/>
          </draw:line>
          <draw:line draw:style-name="gr1" draw:text-style-name="P1" draw:layer="TiM_F" svg:x1="30.974cm" svg:y1="26.874cm" svg:x2="30.974cm" svg:y2="26.784cm">
            <text:p/>
          </draw:line>
          <draw:line draw:style-name="gr1" draw:text-style-name="P1" draw:layer="TiM_F" svg:x1="30.974cm" svg:y1="26.719cm" svg:x2="30.974cm" svg:y2="26.619cm">
            <text:p/>
          </draw:line>
          <draw:path draw:style-name="gr2" draw:text-style-name="P2" draw:layer="TiM_F" svg:width="0.304cm" svg:height="0.304cm" draw:transform="rotate (1.5707963267949) translate (31.089cm 24.536cm)" svg:viewBox="0 0 305 305" svg:d="M305 153c0-29-6-53-20-77-14-25-32-41-56-55s-48-21-76-21-52 7-76 21c-25 14-42 30-56 55-14 24-21 48-21 77 0 28 7 51 21 76 14 24 31 41 56 56 24 14 48 20 76 20s52-6 76-20c24-15 42-32 56-56 14-25 20-48 20-76z">
            <text:p/>
          </draw:path>
          <draw:line draw:style-name="gr1" draw:text-style-name="P1" draw:layer="TiM_F" svg:x1="31.489cm" svg:y1="23.571cm" svg:x2="31.489cm" svg:y2="23.506cm">
            <text:p/>
          </draw:line>
          <draw:line draw:style-name="gr1" draw:text-style-name="P1" draw:layer="TiM_F" svg:x1="31.509cm" svg:y1="23.671cm" svg:x2="31.509cm" svg:y2="23.571cm">
            <text:p/>
          </draw:line>
          <draw:line draw:style-name="gr1" draw:text-style-name="P1" draw:layer="TiM_F" svg:x1="31.509cm" svg:y1="23.416cm" svg:x2="31.509cm" svg:y2="23.506cm">
            <text:p/>
          </draw:line>
          <draw:line draw:style-name="gr1" draw:text-style-name="P1" draw:layer="TiM_F" svg:x1="31.489cm" svg:y1="23.736cm" svg:x2="31.489cm" svg:y2="23.671cm">
            <text:p/>
          </draw:line>
          <draw:line draw:style-name="gr1" draw:text-style-name="P1" draw:layer="TiM_F" svg:x1="31.489cm" svg:y1="23.416cm" svg:x2="31.489cm" svg:y2="23.374cm">
            <text:p/>
          </draw:line>
          <draw:line draw:style-name="gr1" draw:text-style-name="P1" draw:layer="TiM_F" svg:x1="31.489cm" svg:y1="23.869cm" svg:x2="31.489cm" svg:y2="23.826cm">
            <text:p/>
          </draw:line>
          <draw:line draw:style-name="gr1" draw:text-style-name="P1" draw:layer="TiM_F" svg:x1="30.974cm" svg:y1="23.416cm" svg:x2="30.974cm" svg:y2="23.506cm">
            <text:p/>
          </draw:line>
          <draw:line draw:style-name="gr1" draw:text-style-name="P1" draw:layer="TiM_F" svg:x1="30.974cm" svg:y1="23.826cm" svg:x2="30.974cm" svg:y2="23.736cm">
            <text:p/>
          </draw:line>
          <draw:line draw:style-name="gr1" draw:text-style-name="P1" draw:layer="TiM_F" svg:x1="30.974cm" svg:y1="23.671cm" svg:x2="30.974cm" svg:y2="23.571cm">
            <text:p/>
          </draw:line>
          <draw:path draw:style-name="gr2" draw:text-style-name="P2" draw:layer="TiM_F" svg:width="0.1cm" svg:height="0.1cm" draw:transform="rotate (1.5707963267949) translate (36.144cm 27.253cm)" svg:viewBox="0 0 101 101" svg:d="M101 50c0-9-1-17-6-25s-11-14-19-19-16-6-25-6c-10 0-18 1-26 6s-13 11-18 19-7 15-7 25c0 9 2 18 7 26s10 13 18 18 16 7 26 7c9 0 17-2 25-7s14-10 19-18 6-16 6-26z">
            <text:p/>
          </draw:path>
          <draw:path draw:style-name="gr2" draw:text-style-name="P2" draw:layer="TiM_F" svg:width="0.1cm" svg:height="0.1cm" draw:transform="rotate (1.5707963267949) translate (36.652cm 27.253cm)" svg:viewBox="0 0 101 101" svg:d="M101 50c0-9-1-17-6-25s-11-14-19-19-16-6-25-6c-10 0-18 1-26 6s-13 11-18 19-7 15-7 25c0 9 2 18 7 26s10 13 18 18 16 7 26 7c9 0 17-2 25-7s14-10 19-18 6-16 6-26z">
            <text:p/>
          </draw:path>
          <draw:path draw:style-name="gr2" draw:text-style-name="P2" draw:layer="TiM_F" svg:width="0.1cm" svg:height="0.1cm" draw:transform="rotate (1.5707963267949) translate (36.398cm 27.253cm)" svg:viewBox="0 0 101 101" svg:d="M101 50c0-9-1-17-6-25s-11-14-19-19-16-6-25-6c-10 0-18 1-26 6s-13 11-18 19-7 15-7 25c0 9 2 18 7 26s10 13 18 18 16 7 26 7c9 0 17-2 25-7s14-10 19-18 6-16 6-26z">
            <text:p/>
          </draw:path>
          <draw:path draw:style-name="gr2" draw:text-style-name="P2" draw:layer="TiM_F" svg:width="0.1cm" svg:height="0.1cm" draw:transform="rotate (1.5707963267949) translate (37.414cm 27.253cm)" svg:viewBox="0 0 101 101" svg:d="M101 50c0-9-1-17-6-25s-11-14-19-19-16-6-25-6c-10 0-18 1-26 6s-13 11-18 19-7 15-7 25c0 9 2 18 7 26s10 13 18 18 16 7 26 7c9 0 17-2 25-7s14-10 19-18 6-16 6-26z">
            <text:p/>
          </draw:path>
          <draw:path draw:style-name="gr2" draw:text-style-name="P2" draw:layer="TiM_F" svg:width="0.1cm" svg:height="0.1cm" draw:transform="rotate (1.5707963267949) translate (37.16cm 27.253cm)" svg:viewBox="0 0 101 101" svg:d="M101 50c0-9-1-17-6-25s-11-14-19-19-16-6-25-6c-10 0-18 1-26 6s-13 11-18 19-7 15-7 25c0 9 2 18 7 26s10 13 18 18 16 7 26 7c9 0 17-2 25-7s14-10 19-18 6-16 6-26z">
            <text:p/>
          </draw:path>
          <draw:path draw:style-name="gr2" draw:text-style-name="P2" draw:layer="TiM_F" svg:width="0.1cm" svg:height="0.1cm" draw:transform="rotate (1.5707963267949) translate (36.906cm 27.253cm)" svg:viewBox="0 0 101 101" svg:d="M101 50c0-9-1-17-6-25s-11-14-19-19-16-6-25-6c-10 0-18 1-26 6s-13 11-18 19-7 15-7 25c0 9 2 18 7 26s10 13 18 18 16 7 26 7c9 0 17-2 25-7s14-10 19-18 6-16 6-26z">
            <text:p/>
          </draw:path>
          <draw:path draw:style-name="gr2" draw:text-style-name="P2" draw:layer="TiM_F" svg:width="0.1cm" svg:height="0.1cm" draw:transform="rotate (1.5707963267949) translate (35.89cm 27.253cm)" svg:viewBox="0 0 101 101" svg:d="M101 50c0-9-1-17-6-25s-11-14-19-19-16-6-25-6c-10 0-18 1-26 6s-13 11-18 19-7 15-7 25c0 9 2 18 7 26s10 13 18 18 16 7 26 7c9 0 17-2 25-7s14-10 19-18 6-16 6-26z">
            <text:p/>
          </draw:path>
          <draw:path draw:style-name="gr2" draw:text-style-name="P2" draw:layer="TiM_F" svg:width="0.1cm" svg:height="0.1cm" draw:transform="rotate (1.5707963267949) translate (35.636cm 27.253cm)" svg:viewBox="0 0 101 101" svg:d="M101 50c0-9-1-17-6-25s-11-14-19-19-16-6-25-6c-10 0-18 1-26 6s-13 11-18 19-7 15-7 25c0 9 2 18 7 26s10 13 18 18 16 7 26 7c9 0 17-2 25-7s14-10 19-18 6-16 6-26z">
            <text:p/>
          </draw:path>
          <draw:path draw:style-name="gr2" draw:text-style-name="P2" draw:layer="TiM_F" svg:width="0.08cm" svg:height="0.08cm" draw:transform="rotate (1.5707963267949) translate (31.836cm 27.243cm)" svg:viewBox="0 0 81 81" svg:d="M81 41c0-8-1-14-5-21s-8-11-15-15-13-5-20-5c-8 0-14 1-21 5s-11 8-15 15-5 13-5 21c0 7 1 13 5 20s8 11 15 15 13 5 21 5c7 0 13-1 20-5s11-8 15-15 5-13 5-20z">
            <text:p/>
          </draw:path>
          <draw:path draw:style-name="gr2" draw:text-style-name="P2" draw:layer="TiM_F" svg:width="0.08cm" svg:height="0.08cm" draw:transform="rotate (1.5707963267949) translate (32.09cm 27.243cm)" svg:viewBox="0 0 81 81" svg:d="M81 41c0-8-1-14-5-21s-8-11-15-15-13-5-20-5c-8 0-14 1-21 5s-11 8-15 15-5 13-5 21c0 7 1 13 5 20s8 11 15 15 13 5 21 5c7 0 13-1 20-5s11-8 15-15 5-13 5-20z">
            <text:p/>
          </draw:path>
          <draw:path draw:style-name="gr2" draw:text-style-name="P2" draw:layer="TiM_F" svg:width="0.08cm" svg:height="0.08cm" draw:transform="rotate (1.5707963267949) translate (39.456cm 27.243cm)" svg:viewBox="0 0 81 81" svg:d="M81 40c0-7-2-13-5-20-4-7-8-11-15-15s-13-5-20-5c-8 0-14 1-21 5s-11 8-15 15-5 12-5 20c0 7 1 14 5 21s8 10 15 14c7 3 13 6 21 6 7 0 13-3 20-6 6-4 11-7 15-14s5-13 5-21z">
            <text:p/>
          </draw:path>
          <draw:path draw:style-name="gr2" draw:text-style-name="P2" draw:layer="TiM_F" svg:width="0.08cm" svg:height="0.08cm" draw:transform="rotate (1.5707963267949) translate (39.71cm 27.243cm)" svg:viewBox="0 0 81 81" svg:d="M81 40c0-7-2-13-5-20-4-7-8-11-15-15s-13-5-20-5c-8 0-14 1-21 5s-11 8-15 15-5 12-5 20c0 7 1 14 5 21s8 10 15 14c7 3 13 6 21 6 7 0 13-3 20-6 6-4 11-7 15-14s5-13 5-21z">
            <text:p/>
          </draw:path>
          <draw:path draw:style-name="gr2" draw:text-style-name="P2" draw:layer="TiM_F" svg:width="0.1cm" svg:height="0.1cm" draw:transform="rotate (1.5707963267949) translate (42.265cm 16.687cm)" svg:viewBox="0 0 101 101" svg:d="M101 51c0-10-1-18-6-26s-11-13-19-18-16-7-25-7c-10 0-18 2-26 7s-13 10-18 18-7 16-7 26c0 9 2 17 7 25s10 14 18 19 16 6 26 6c9 0 17-1 25-6s14-11 19-19 6-16 6-25z">
            <text:p/>
          </draw:path>
          <draw:path draw:style-name="gr2" draw:text-style-name="P2" draw:layer="TiM_F" svg:width="0.1cm" svg:height="0.1cm" draw:transform="rotate (1.5707963267949) translate (42.265cm 16.433cm)" svg:viewBox="0 0 101 101" svg:d="M101 51c0-10-1-18-6-26s-11-13-19-18-16-7-25-7c-10 0-18 2-26 7s-13 10-18 18-7 16-7 26c0 9 2 17 7 25s10 14 18 19 16 6 26 6c9 0 17-1 25-6s14-11 19-19 6-16 6-25z">
            <text:p/>
          </draw:path>
          <draw:path draw:style-name="gr2" draw:text-style-name="P2" draw:layer="TiM_F" svg:width="0.08cm" svg:height="0.08cm" draw:transform="rotate (1.5707963267949) translate (42.275cm 15.407cm)" svg:viewBox="0 0 81 81" svg:d="M81 41c0-8-1-14-5-21s-8-11-15-15-13-5-20-5c-8 0-14 1-21 5s-11 8-15 15-5 13-5 21c0 7 1 13 5 20s8 11 15 15 13 5 21 5c7 0 13-1 20-5s11-8 15-15 5-13 5-20z">
            <text:p/>
          </draw:path>
          <draw:path draw:style-name="gr2" draw:text-style-name="P2" draw:layer="TiM_F" svg:width="0.1cm" svg:height="0.1cm" draw:transform="rotate (1.5707963267949) translate (42.265cm 17.195cm)" svg:viewBox="0 0 101 101" svg:d="M101 51c0-10-1-18-6-26s-11-13-19-18-16-7-25-7c-10 0-18 2-26 7s-13 10-18 18-7 16-7 26c0 9 2 17 7 25s10 14 18 19 16 6 26 6c9 0 17-1 25-6s14-11 19-19 6-16 6-25z">
            <text:p/>
          </draw:path>
          <draw:path draw:style-name="gr2" draw:text-style-name="P2" draw:layer="TiM_F" svg:width="0.1cm" svg:height="0.1cm" draw:transform="rotate (1.5707963267949) translate (42.265cm 16.941cm)" svg:viewBox="0 0 101 101" svg:d="M101 51c0-10-1-18-6-26s-11-13-19-18-16-7-25-7c-10 0-18 2-26 7s-13 10-18 18-7 16-7 26c0 9 2 17 7 25s10 14 18 19 16 6 26 6c9 0 17-1 25-6s14-11 19-19 6-16 6-25z">
            <text:p/>
          </draw:path>
          <draw:path draw:style-name="gr1" draw:text-style-name="P1" draw:layer="TiM_F" svg:width="0.007cm" svg:height="0.024cm" draw:transform="rotate (1.5707963267949) translate (42.316cm 21.176cm)" svg:viewBox="0 0 8 25" svg:d="M0 25c1-2 2-3 3-5 4-7 5-13 5-20">
            <text:p/>
          </draw:path>
          <draw:line draw:style-name="gr1" draw:text-style-name="P1" draw:layer="TiM_F" svg:x1="42.341cm" svg:y1="21.176cm" svg:x2="42.346cm" svg:y2="21.176cm">
            <text:p/>
          </draw:line>
          <draw:path draw:style-name="gr1" draw:text-style-name="P1" draw:layer="TiM_F" svg:width="0.007cm" svg:height="0.024cm" draw:transform="rotate (1.5707963267949) translate (42.291cm 21.176cm)" svg:viewBox="0 0 8 25" svg:d="M8 25c0-8-1-14-5-21-1-1-2-3-3-4">
            <text:p/>
          </draw:path>
          <draw:line draw:style-name="gr1" draw:text-style-name="P1" draw:layer="TiM_F" svg:x1="42.282cm" svg:y1="21.176cm" svg:x2="42.291cm" svg:y2="21.176cm">
            <text:p/>
          </draw:line>
          <draw:path draw:style-name="gr1" draw:text-style-name="P1" draw:layer="TiM_F" svg:width="0.053cm" svg:height="0.009cm" draw:transform="rotate (1.5707963267949) translate (42.346cm 21.235cm)" svg:viewBox="0 0 54 10" svg:d="M0 0c2 2 4 3 6 5 7 4 13 5 21 5 7 0 14-1 20-5 2-2 4-3 7-5">
            <text:p/>
          </draw:path>
          <draw:line draw:style-name="gr1" draw:text-style-name="P1" draw:layer="TiM_F" svg:x1="42.282cm" svg:y1="21.185cm" svg:x2="42.282cm" svg:y2="21.176cm">
            <text:p/>
          </draw:line>
          <draw:path draw:style-name="gr1" draw:text-style-name="P1" draw:layer="TiM_F" svg:width="0.045cm" svg:height="0.006cm" draw:transform="rotate (1.5707963267949) translate (42.275cm 21.231cm)" svg:viewBox="0 0 46 7" svg:d="M46 7c-1-1-2-1-3-2-6-3-13-5-20-5-8 0-14 2-21 5-1 1-1 1-2 2">
            <text:p/>
          </draw:path>
          <draw:line draw:style-name="gr1" draw:text-style-name="P1" draw:layer="TiM_F" svg:x1="42.282cm" svg:y1="21.24cm" svg:x2="42.282cm" svg:y2="21.231cm">
            <text:p/>
          </draw:line>
          <draw:path draw:style-name="gr1" draw:text-style-name="P1" draw:layer="TiM_F" svg:width="0.008cm" svg:height="0.049cm" draw:transform="rotate (1.5707963267949) translate (42.291cm 21.249cm)" svg:viewBox="0 0 9 50" svg:d="M9 0c-2 1-2 3-3 4-4 7-6 13-6 21 0 7 2 13 6 20 1 2 1 3 3 5">
            <text:p/>
          </draw:path>
          <draw:path draw:style-name="gr2" draw:text-style-name="P2" draw:layer="TiM_F" svg:width="0.1cm" svg:height="0.1cm" draw:transform="rotate (1.5707963267949) translate (42.265cm 20.243cm)" svg:viewBox="0 0 101 101" svg:d="M101 51c0-10-1-18-6-26s-11-13-19-18-16-7-25-7c-10 0-18 2-26 7s-13 10-18 18-7 16-7 26c0 9 2 17 7 25s10 14 18 19 16 6 26 6c9 0 17-1 25-6s14-11 19-19 6-16 6-25z">
            <text:p/>
          </draw:path>
          <draw:path draw:style-name="gr2" draw:text-style-name="P2" draw:layer="TiM_F" svg:width="0.1cm" svg:height="0.1cm" draw:transform="rotate (1.5707963267949) translate (42.265cm 19.481cm)" svg:viewBox="0 0 101 101" svg:d="M101 51c0-10-1-18-6-26s-11-13-19-18-16-7-25-7c-10 0-18 2-26 7s-13 10-18 18-7 16-7 26c0 9 2 17 7 25s10 14 18 19 16 6 26 6c9 0 17-1 25-6s14-11 19-19 6-16 6-25z">
            <text:p/>
          </draw:path>
          <draw:path draw:style-name="gr2" draw:text-style-name="P2" draw:layer="TiM_F" svg:width="0.1cm" svg:height="0.1cm" draw:transform="rotate (1.5707963267949) translate (42.265cm 19.735cm)" svg:viewBox="0 0 101 101" svg:d="M101 51c0-10-1-18-6-26s-11-13-19-18-16-7-25-7c-10 0-18 2-26 7s-13 10-18 18-7 16-7 26c0 9 2 17 7 25s10 14 18 19 16 6 26 6c9 0 17-1 25-6s14-11 19-19 6-16 6-25z">
            <text:p/>
          </draw:path>
          <draw:path draw:style-name="gr2" draw:text-style-name="P2" draw:layer="TiM_F" svg:width="0.1cm" svg:height="0.1cm" draw:transform="rotate (1.5707963267949) translate (42.265cm 19.989cm)" svg:viewBox="0 0 101 101" svg:d="M101 51c0-10-1-18-6-26s-11-13-19-18-16-7-25-7c-10 0-18 2-26 7s-13 10-18 18-7 16-7 26c0 9 2 17 7 25s10 14 18 19 16 6 26 6c9 0 17-1 25-6s14-11 19-19 6-16 6-25z">
            <text:p/>
          </draw:path>
          <draw:path draw:style-name="gr1" draw:text-style-name="P1" draw:layer="TiM_F" svg:width="0.007cm" svg:height="0.024cm" draw:transform="rotate (1.5707963267949) translate (42.316cm 22.7cm)" svg:viewBox="0 0 8 25" svg:d="M0 25c1-2 2-3 3-5 4-7 5-13 5-20">
            <text:p/>
          </draw:path>
          <draw:line draw:style-name="gr1" draw:text-style-name="P1" draw:layer="TiM_F" svg:x1="42.341cm" svg:y1="22.7cm" svg:x2="42.346cm" svg:y2="22.7cm">
            <text:p/>
          </draw:line>
          <draw:path draw:style-name="gr1" draw:text-style-name="P1" draw:layer="TiM_F" svg:width="0.007cm" svg:height="0.024cm" draw:transform="rotate (1.5707963267949) translate (42.291cm 22.7cm)" svg:viewBox="0 0 8 25" svg:d="M8 25c0-8-1-14-5-21-1-1-2-3-3-4">
            <text:p/>
          </draw:path>
          <draw:line draw:style-name="gr1" draw:text-style-name="P1" draw:layer="TiM_F" svg:x1="42.282cm" svg:y1="22.7cm" svg:x2="42.291cm" svg:y2="22.7cm">
            <text:p/>
          </draw:line>
          <draw:path draw:style-name="gr1" draw:text-style-name="P1" draw:layer="TiM_F" svg:width="0.053cm" svg:height="0.009cm" draw:transform="rotate (1.5707963267949) translate (42.346cm 22.759cm)" svg:viewBox="0 0 54 10" svg:d="M0 0c2 2 4 3 6 5 7 4 13 5 21 5 7 0 14-1 20-5 3-2 5-3 7-5">
            <text:p/>
          </draw:path>
          <draw:line draw:style-name="gr1" draw:text-style-name="P1" draw:layer="TiM_F" svg:x1="42.282cm" svg:y1="22.709cm" svg:x2="42.282cm" svg:y2="22.7cm">
            <text:p/>
          </draw:line>
          <draw:path draw:style-name="gr1" draw:text-style-name="P1" draw:layer="TiM_F" svg:width="0.045cm" svg:height="0.006cm" draw:transform="rotate (1.5707963267949) translate (42.275cm 22.755cm)" svg:viewBox="0 0 46 7" svg:d="M46 7c-1-1-2-1-3-2-6-3-13-5-20-5-8 0-14 2-21 5-1 1-1 1-2 2">
            <text:p/>
          </draw:path>
          <draw:line draw:style-name="gr1" draw:text-style-name="P1" draw:layer="TiM_F" svg:x1="42.346cm" svg:y1="22.764cm" svg:x2="42.341cm" svg:y2="22.764cm">
            <text:p/>
          </draw:line>
          <draw:line draw:style-name="gr1" draw:text-style-name="P1" draw:layer="TiM_F" svg:x1="42.282cm" svg:y1="22.764cm" svg:x2="42.282cm" svg:y2="22.755cm">
            <text:p/>
          </draw:line>
          <draw:path draw:style-name="gr1" draw:text-style-name="P1" draw:layer="TiM_F" svg:width="0.008cm" svg:height="0.049cm" draw:transform="rotate (1.5707963267949) translate (42.291cm 22.773cm)" svg:viewBox="0 0 9 50" svg:d="M9 0c-1 1-2 3-3 4-4 7-6 13-6 21 0 7 2 13 6 20 1 2 2 3 3 5">
            <text:p/>
          </draw:path>
          <draw:line draw:style-name="gr1" draw:text-style-name="P1" draw:layer="TiM_F" svg:x1="42.291cm" svg:y1="22.764cm" svg:x2="42.282cm" svg:y2="22.764cm">
            <text:p/>
          </draw:line>
          <draw:path draw:style-name="gr1" draw:text-style-name="P1" draw:layer="TiM_F" svg:width="0.007cm" svg:height="0.024cm" draw:transform="rotate (1.5707963267949) translate (42.316cm 21.43cm)" svg:viewBox="0 0 8 25" svg:d="M0 25c1-2 2-3 3-5 4-7 5-13 5-20">
            <text:p/>
          </draw:path>
          <draw:line draw:style-name="gr1" draw:text-style-name="P1" draw:layer="TiM_F" svg:x1="42.341cm" svg:y1="21.43cm" svg:x2="42.346cm" svg:y2="21.43cm">
            <text:p/>
          </draw:line>
          <draw:path draw:style-name="gr1" draw:text-style-name="P1" draw:layer="TiM_F" svg:width="0.007cm" svg:height="0.024cm" draw:transform="rotate (1.5707963267949) translate (42.291cm 21.43cm)" svg:viewBox="0 0 8 25" svg:d="M8 25c0-8-1-14-5-21-1-1-2-3-3-4">
            <text:p/>
          </draw:path>
          <draw:line draw:style-name="gr1" draw:text-style-name="P1" draw:layer="TiM_F" svg:x1="42.282cm" svg:y1="21.43cm" svg:x2="42.291cm" svg:y2="21.43cm">
            <text:p/>
          </draw:line>
          <draw:path draw:style-name="gr1" draw:text-style-name="P1" draw:layer="TiM_F" svg:width="0.053cm" svg:height="0.009cm" draw:transform="rotate (1.5707963267949) translate (42.346cm 21.489cm)" svg:viewBox="0 0 54 10" svg:d="M0 0c2 2 4 3 6 5 7 4 13 5 21 5 7 0 14-1 20-5 3-2 4-3 7-5">
            <text:p/>
          </draw:path>
          <draw:line draw:style-name="gr1" draw:text-style-name="P1" draw:layer="TiM_F" svg:x1="42.282cm" svg:y1="21.439cm" svg:x2="42.282cm" svg:y2="21.43cm">
            <text:p/>
          </draw:line>
          <draw:path draw:style-name="gr1" draw:text-style-name="P1" draw:layer="TiM_F" svg:width="0.045cm" svg:height="0.006cm" draw:transform="rotate (1.5707963267949) translate (42.275cm 21.485cm)" svg:viewBox="0 0 46 7" svg:d="M46 7c-1-1-2-1-3-2-6-3-13-5-20-5-8 0-14 2-21 5-1 1-1 1-2 2">
            <text:p/>
          </draw:path>
          <draw:line draw:style-name="gr1" draw:text-style-name="P1" draw:layer="TiM_F" svg:x1="42.282cm" svg:y1="21.494cm" svg:x2="42.282cm" svg:y2="21.485cm">
            <text:p/>
          </draw:line>
          <draw:path draw:style-name="gr1" draw:text-style-name="P1" draw:layer="TiM_F" svg:width="0.008cm" svg:height="0.049cm" draw:transform="rotate (1.5707963267949) translate (42.291cm 21.503cm)" svg:viewBox="0 0 9 50" svg:d="M9 0c-2 1-2 3-3 4-4 7-6 13-6 21 0 7 2 13 6 20 1 2 1 3 3 5">
            <text:p/>
          </draw:path>
          <draw:path draw:style-name="gr1" draw:text-style-name="P1" draw:layer="TiM_F" svg:width="0.008cm" svg:height="0.024cm" draw:transform="rotate (1.5707963267949) translate (42.316cm 7.716cm)" svg:viewBox="0 0 9 25" svg:d="M0 25c1-2 2-3 3-5 4-7 6-13 6-20">
            <text:p/>
          </draw:path>
          <draw:line draw:style-name="gr1" draw:text-style-name="P1" draw:layer="TiM_F" svg:x1="42.341cm" svg:y1="7.716cm" svg:x2="42.346cm" svg:y2="7.716cm">
            <text:p/>
          </draw:line>
          <draw:path draw:style-name="gr1" draw:text-style-name="P1" draw:layer="TiM_F" svg:width="0.008cm" svg:height="0.024cm" draw:transform="rotate (1.5707963267949) translate (42.291cm 7.716cm)" svg:viewBox="0 0 9 25" svg:d="M9 25c0-8-2-14-6-21-1-1-2-3-3-4">
            <text:p/>
          </draw:path>
          <draw:line draw:style-name="gr1" draw:text-style-name="P1" draw:layer="TiM_F" svg:x1="42.282cm" svg:y1="7.716cm" svg:x2="42.291cm" svg:y2="7.716cm">
            <text:p/>
          </draw:line>
          <draw:path draw:style-name="gr1" draw:text-style-name="P1" draw:layer="TiM_F" svg:width="0.053cm" svg:height="0.009cm" draw:transform="rotate (1.5707963267949) translate (42.346cm 7.775cm)" svg:viewBox="0 0 54 10" svg:d="M0 0c2 2 4 3 7 5 6 4 12 5 20 5 7 0 14-1 21-5 2-2 4-3 6-5">
            <text:p/>
          </draw:path>
          <draw:line draw:style-name="gr1" draw:text-style-name="P1" draw:layer="TiM_F" svg:x1="42.282cm" svg:y1="7.725cm" svg:x2="42.282cm" svg:y2="7.716cm">
            <text:p/>
          </draw:line>
          <draw:path draw:style-name="gr1" draw:text-style-name="P1" draw:layer="TiM_F" svg:width="0.045cm" svg:height="0.006cm" draw:transform="rotate (1.5707963267949) translate (42.275cm 7.771cm)" svg:viewBox="0 0 46 7" svg:d="M46 7c-1-1-1-1-2-2-7-3-14-5-21-5-8 0-14 2-20 5-1 1-2 1-3 2">
            <text:p/>
          </draw:path>
          <draw:line draw:style-name="gr1" draw:text-style-name="P1" draw:layer="TiM_F" svg:x1="42.346cm" svg:y1="7.78cm" svg:x2="42.341cm" svg:y2="7.78cm">
            <text:p/>
          </draw:line>
          <draw:line draw:style-name="gr1" draw:text-style-name="P1" draw:layer="TiM_F" svg:x1="42.282cm" svg:y1="7.78cm" svg:x2="42.282cm" svg:y2="7.771cm">
            <text:p/>
          </draw:line>
          <draw:path draw:style-name="gr1" draw:text-style-name="P1" draw:layer="TiM_F" svg:width="0.007cm" svg:height="0.049cm" draw:transform="rotate (1.5707963267949) translate (42.291cm 7.788cm)" svg:viewBox="0 0 8 50" svg:d="M8 0c-1 1-2 3-3 4-4 7-5 13-5 21 0 7 1 13 5 20 1 2 2 3 3 5">
            <text:p/>
          </draw:path>
          <draw:line draw:style-name="gr1" draw:text-style-name="P1" draw:layer="TiM_F" svg:x1="42.291cm" svg:y1="7.78cm" svg:x2="42.282cm" svg:y2="7.78cm">
            <text:p/>
          </draw:line>
          <draw:path draw:style-name="gr2" draw:text-style-name="P2" draw:layer="TiM_F" svg:width="0.08cm" svg:height="0.08cm" draw:transform="rotate (1.5707963267949) translate (42.275cm 15.154cm)" svg:viewBox="0 0 81 81" svg:d="M81 41c0-8-1-14-5-21s-8-11-15-15-14-5-21-5c-8 0-13 1-20 5s-11 8-15 15-5 13-5 21c0 7 1 13 5 20s8 11 15 15 13 5 20 5c8 0 14-1 21-5s11-8 15-15 5-13 5-20z">
            <text:p/>
          </draw:path>
          <draw:path draw:style-name="gr1" draw:text-style-name="P1" draw:layer="TiM_F" svg:width="0.007cm" svg:height="0.024cm" draw:transform="rotate (1.5707963267949) translate (42.316cm 22.954cm)" svg:viewBox="0 0 8 25" svg:d="M0 25c1-2 2-3 3-5 4-7 5-13 5-20">
            <text:p/>
          </draw:path>
          <draw:line draw:style-name="gr1" draw:text-style-name="P1" draw:layer="TiM_F" svg:x1="42.341cm" svg:y1="22.954cm" svg:x2="42.346cm" svg:y2="22.954cm">
            <text:p/>
          </draw:line>
          <draw:path draw:style-name="gr1" draw:text-style-name="P1" draw:layer="TiM_F" svg:width="0.007cm" svg:height="0.024cm" draw:transform="rotate (1.5707963267949) translate (42.291cm 22.954cm)" svg:viewBox="0 0 8 25" svg:d="M8 25c0-8-1-14-5-21-1-1-2-3-3-4">
            <text:p/>
          </draw:path>
          <draw:line draw:style-name="gr1" draw:text-style-name="P1" draw:layer="TiM_F" svg:x1="42.282cm" svg:y1="22.954cm" svg:x2="42.291cm" svg:y2="22.954cm">
            <text:p/>
          </draw:line>
          <draw:path draw:style-name="gr1" draw:text-style-name="P1" draw:layer="TiM_F" svg:width="0.053cm" svg:height="0.009cm" draw:transform="rotate (1.5707963267949) translate (42.346cm 23.013cm)" svg:viewBox="0 0 54 10" svg:d="M0 0c2 2 4 3 6 5 7 4 13 5 21 5 7 0 14-1 20-5 3-2 5-3 7-5">
            <text:p/>
          </draw:path>
          <draw:line draw:style-name="gr1" draw:text-style-name="P1" draw:layer="TiM_F" svg:x1="42.282cm" svg:y1="22.963cm" svg:x2="42.282cm" svg:y2="22.954cm">
            <text:p/>
          </draw:line>
          <draw:path draw:style-name="gr1" draw:text-style-name="P1" draw:layer="TiM_F" svg:width="0.045cm" svg:height="0.006cm" draw:transform="rotate (1.5707963267949) translate (42.275cm 23.009cm)" svg:viewBox="0 0 46 7" svg:d="M46 7c-1-1-2-1-3-2-6-3-13-5-20-5-8 0-14 2-21 5-1 1-1 1-2 2">
            <text:p/>
          </draw:path>
          <draw:line draw:style-name="gr1" draw:text-style-name="P1" draw:layer="TiM_F" svg:x1="42.346cm" svg:y1="23.018cm" svg:x2="42.341cm" svg:y2="23.018cm">
            <text:p/>
          </draw:line>
          <draw:line draw:style-name="gr1" draw:text-style-name="P1" draw:layer="TiM_F" svg:x1="42.282cm" svg:y1="23.018cm" svg:x2="42.282cm" svg:y2="23.009cm">
            <text:p/>
          </draw:line>
          <draw:path draw:style-name="gr1" draw:text-style-name="P1" draw:layer="TiM_F" svg:width="0.008cm" svg:height="0.049cm" draw:transform="rotate (1.5707963267949) translate (42.291cm 23.027cm)" svg:viewBox="0 0 9 50" svg:d="M9 0c-1 1-2 3-3 4-4 7-6 13-6 21 0 7 2 13 6 20 1 2 2 3 3 5">
            <text:p/>
          </draw:path>
          <draw:line draw:style-name="gr1" draw:text-style-name="P1" draw:layer="TiM_F" svg:x1="42.291cm" svg:y1="23.018cm" svg:x2="42.282cm" svg:y2="23.018cm">
            <text:p/>
          </draw:line>
          <draw:path draw:style-name="gr1" draw:text-style-name="P1" draw:layer="TiM_F" svg:width="0.008cm" svg:height="0.024cm" draw:transform="rotate (1.5707963267949) translate (42.316cm 7.462cm)" svg:viewBox="0 0 9 25" svg:d="M0 25c1-2 2-3 3-5 4-7 6-13 6-20">
            <text:p/>
          </draw:path>
          <draw:line draw:style-name="gr1" draw:text-style-name="P1" draw:layer="TiM_F" svg:x1="42.341cm" svg:y1="7.462cm" svg:x2="42.346cm" svg:y2="7.462cm">
            <text:p/>
          </draw:line>
          <draw:path draw:style-name="gr1" draw:text-style-name="P1" draw:layer="TiM_F" svg:width="0.008cm" svg:height="0.024cm" draw:transform="rotate (1.5707963267949) translate (42.291cm 7.462cm)" svg:viewBox="0 0 9 25" svg:d="M9 25c0-8-2-14-6-21-1-1-2-3-3-4">
            <text:p/>
          </draw:path>
          <draw:line draw:style-name="gr1" draw:text-style-name="P1" draw:layer="TiM_F" svg:x1="42.282cm" svg:y1="7.462cm" svg:x2="42.291cm" svg:y2="7.462cm">
            <text:p/>
          </draw:line>
          <draw:path draw:style-name="gr1" draw:text-style-name="P1" draw:layer="TiM_F" svg:width="0.053cm" svg:height="0.009cm" draw:transform="rotate (1.5707963267949) translate (42.346cm 7.521cm)" svg:viewBox="0 0 54 10" svg:d="M0 0c2 2 4 3 7 5 6 4 12 5 20 5 7 0 14-1 21-5 2-2 4-3 6-5">
            <text:p/>
          </draw:path>
          <draw:line draw:style-name="gr1" draw:text-style-name="P1" draw:layer="TiM_F" svg:x1="42.282cm" svg:y1="7.471cm" svg:x2="42.282cm" svg:y2="7.462cm">
            <text:p/>
          </draw:line>
          <draw:path draw:style-name="gr1" draw:text-style-name="P1" draw:layer="TiM_F" svg:width="0.045cm" svg:height="0.006cm" draw:transform="rotate (1.5707963267949) translate (42.275cm 7.517cm)" svg:viewBox="0 0 46 7" svg:d="M46 7c-1-1-1-1-2-2-7-3-14-5-21-5-8 0-14 2-20 5-1 1-2 1-3 2">
            <text:p/>
          </draw:path>
          <draw:line draw:style-name="gr1" draw:text-style-name="P1" draw:layer="TiM_F" svg:x1="42.282cm" svg:y1="7.526cm" svg:x2="42.282cm" svg:y2="7.517cm">
            <text:p/>
          </draw:line>
          <draw:path draw:style-name="gr1" draw:text-style-name="P1" draw:layer="TiM_F" svg:width="0.007cm" svg:height="0.049cm" draw:transform="rotate (1.5707963267949) translate (42.291cm 7.534cm)" svg:viewBox="0 0 8 50" svg:d="M8 0c-1 1-2 3-3 4-4 7-5 13-5 21 0 7 1 13 5 20 1 2 2 3 3 5">
            <text:p/>
          </draw:path>
          <draw:path draw:style-name="gr2" draw:text-style-name="P2" draw:layer="TiM_F" svg:width="0.08cm" svg:height="0.08cm" draw:transform="rotate (1.5707963267949) translate (39.71cm 3.445cm)" svg:viewBox="0 0 81 81" svg:d="M81 40c0-7-2-13-5-20-4-7-8-11-15-15s-14-5-21-5c-8 0-13 1-20 5s-11 8-15 15-5 12-5 20c0 7 1 14 5 21s8 10 15 14c7 3 13 6 20 6 8 0 14-3 21-6 6-4 11-7 15-14s5-13 5-21z">
            <text:p/>
          </draw:path>
          <draw:path draw:style-name="gr2" draw:text-style-name="P2" draw:layer="TiM_F" svg:width="0.08cm" svg:height="0.08cm" draw:transform="rotate (1.5707963267949) translate (39.456cm 3.445cm)" svg:viewBox="0 0 81 81" svg:d="M81 40c0-7-2-13-5-20-4-7-8-11-15-15s-14-5-21-5c-8 0-13 1-20 5s-11 8-15 15-5 12-5 20c0 7 1 14 5 21s8 10 15 14c7 3 13 6 20 6 8 0 14-3 21-6 6-4 11-7 15-14s5-13 5-21z">
            <text:p/>
          </draw:path>
          <draw:path draw:style-name="gr2" draw:text-style-name="P2" draw:layer="TiM_F" svg:width="0.08cm" svg:height="0.08cm" draw:transform="rotate (1.5707963267949) translate (31.836cm 3.445cm)" svg:viewBox="0 0 81 81" svg:d="M81 41c0-8-1-14-5-21s-8-11-15-15-14-5-21-5c-8 0-13 1-20 5s-11 8-15 15-5 13-5 21c0 7 1 13 5 20s8 11 15 15 13 5 20 5c8 0 14-1 21-5s11-8 15-15 5-13 5-20z">
            <text:p/>
          </draw:path>
          <draw:path draw:style-name="gr2" draw:text-style-name="P2" draw:layer="TiM_F" svg:width="0.08cm" svg:height="0.08cm" draw:transform="rotate (1.5707963267949) translate (32.09cm 3.445cm)" svg:viewBox="0 0 81 81" svg:d="M81 41c0-8-1-14-5-21s-8-11-15-15-14-5-21-5c-8 0-13 1-20 5s-11 8-15 15-5 13-5 21c0 7 1 13 5 20s8 11 15 15 13 5 20 5c8 0 14-1 21-5s11-8 15-15 5-13 5-20z">
            <text:p/>
          </draw:path>
          <draw:polyline draw:style-name="gr1" draw:text-style-name="P1" draw:layer="TiM_F" svg:width="0cm" svg:height="0.019cm" draw:transform="rotate (1.5707963267949) translate (19.298cm 17.475cm)" svg:viewBox="0 0 0 20" draw:points="0,0 0,3 0,5 0,7 0,9 0,11 0,13 0,15 0,16 0,17 0,18 0,19 0,20 0,20 0,20">
            <text:p/>
          </draw:polyline>
          <draw:line draw:style-name="gr1" draw:text-style-name="P1" draw:layer="TiM_F" svg:x1="19.298cm" svg:y1="17.773cm" svg:x2="19.298cm" svg:y2="17.278cm">
            <text:p/>
          </draw:line>
          <draw:line draw:style-name="gr1" draw:text-style-name="P1" draw:layer="TiM_F" svg:x1="19.318cm" svg:y1="17.575cm" svg:x2="19.318cm" svg:y2="17.475cm">
            <text:p/>
          </draw:line>
          <draw:polyline draw:style-name="gr1" draw:text-style-name="P1" draw:layer="TiM_F" svg:width="0cm" svg:height="0.019cm" draw:transform="rotate (1.5707963267949) translate (19.298cm 17.41cm)" svg:viewBox="0 0 0 20" draw:points="0,0 0,3 0,5 0,7 0,9 0,11 0,13 0,15 0,16 0,17 0,18 0,19 0,20 0,20 0,20">
            <text:p/>
          </draw:polyline>
          <draw:polyline draw:style-name="gr1" draw:text-style-name="P1" draw:layer="TiM_F" svg:width="0cm" svg:height="0.019cm" draw:transform="rotate (1.5707963267949) translate (19.298cm 17.575cm)" svg:viewBox="0 0 0 20" draw:points="0,0 0,3 0,5 0,7 0,9 0,11 0,13 0,15 0,16 0,17 0,18 0,19 0,20 0,20 0,20">
            <text:p/>
          </draw:polyline>
          <draw:line draw:style-name="gr1" draw:text-style-name="P1" draw:layer="TiM_F" svg:x1="19.318cm" svg:y1="17.41cm" svg:x2="19.318cm" svg:y2="17.32cm">
            <text:p/>
          </draw:line>
          <draw:polyline draw:style-name="gr1" draw:text-style-name="P1" draw:layer="TiM_F" svg:width="0cm" svg:height="0.019cm" draw:transform="rotate (1.5707963267949) translate (19.298cm 17.32cm)" svg:viewBox="0 0 0 20" draw:points="0,20 0,20 0,20 0,19 0,18 0,17 0,16 0,15 0,13 0,11 0,9 0,7 0,5 0,3 0,0">
            <text:p/>
          </draw:polyline>
          <draw:polyline draw:style-name="gr1" draw:text-style-name="P1" draw:layer="TiM_F" svg:width="0cm" svg:height="0.019cm" draw:transform="rotate (1.5707963267949) translate (19.298cm 17.64cm)" svg:viewBox="0 0 0 20" draw:points="0,0 0,3 0,5 0,7 0,9 0,11 0,13 0,15 0,16 0,17 0,18 0,19 0,20 0,20 0,20">
            <text:p/>
          </draw:polyline>
          <draw:line draw:style-name="gr1" draw:text-style-name="P1" draw:layer="TiM_F" svg:x1="19.318cm" svg:y1="17.64cm" svg:x2="19.318cm" svg:y2="17.73cm">
            <text:p/>
          </draw:line>
          <draw:line draw:style-name="gr1" draw:text-style-name="P1" draw:layer="TiM_F" svg:x1="18.878cm" svg:y1="17.278cm" svg:x2="18.803cm" svg:y2="17.278cm">
            <text:p/>
          </draw:line>
          <draw:line draw:style-name="gr1" draw:text-style-name="P1" draw:layer="TiM_F" svg:x1="19.298cm" svg:y1="17.278cm" svg:x2="18.878cm" svg:y2="17.278cm">
            <text:p/>
          </draw:line>
          <draw:polyline draw:style-name="gr1" draw:text-style-name="P1" draw:layer="TiM_F" svg:width="0cm" svg:height="0.019cm" draw:transform="rotate (1.5707963267949) translate (19.298cm 17.73cm)" svg:viewBox="0 0 0 20" draw:points="0,20 0,20 0,20 0,19 0,18 0,17 0,16 0,15 0,13 0,11 0,9 0,7 0,5 0,3 0,0">
            <text:p/>
          </draw:polyline>
          <draw:line draw:style-name="gr1" draw:text-style-name="P1" draw:layer="TiM_F" svg:x1="18.803cm" svg:y1="17.278cm" svg:x2="18.803cm" svg:y2="17.353cm">
            <text:p/>
          </draw:line>
          <draw:line draw:style-name="gr1" draw:text-style-name="P1" draw:layer="TiM_F" svg:x1="18.803cm" svg:y1="17.353cm" svg:x2="18.803cm" svg:y2="17.773cm">
            <text:p/>
          </draw:line>
          <draw:polyline draw:style-name="gr1" draw:text-style-name="P1" draw:layer="TiM_F" svg:width="0cm" svg:height="0.019cm" draw:transform="rotate (1.5707963267949) translate (18.783cm 17.32cm)" svg:viewBox="0 0 0 20" draw:points="0,0 0,1 0,1 0,2 0,2 0,3 0,5 0,6 0,8 0,10 0,12 0,14 0,16 0,18 0,20">
            <text:p/>
          </draw:polyline>
          <draw:line draw:style-name="gr1" draw:text-style-name="P1" draw:layer="TiM_F" svg:x1="18.803cm" svg:y1="17.773cm" svg:x2="19.298cm" svg:y2="17.773cm">
            <text:p/>
          </draw:line>
          <draw:line draw:style-name="gr1" draw:text-style-name="P1" draw:layer="TiM_F" svg:x1="18.783cm" svg:y1="17.41cm" svg:x2="18.783cm" svg:y2="17.32cm">
            <text:p/>
          </draw:line>
          <draw:polyline draw:style-name="gr1" draw:text-style-name="P1" draw:layer="TiM_F" svg:width="0cm" svg:height="0.019cm" draw:transform="rotate (1.5707963267949) translate (18.783cm 17.41cm)" svg:viewBox="0 0 0 20" draw:points="0,20 0,18 0,16 0,14 0,12 0,10 0,8 0,6 0,5 0,3 0,2 0,2 0,1 0,1 0,0">
            <text:p/>
          </draw:polyline>
          <draw:polyline draw:style-name="gr1" draw:text-style-name="P1" draw:layer="TiM_F" svg:width="0cm" svg:height="0.019cm" draw:transform="rotate (1.5707963267949) translate (18.783cm 17.73cm)" svg:viewBox="0 0 0 20" draw:points="0,0 0,1 0,1 0,2 0,2 0,3 0,5 0,6 0,8 0,10 0,12 0,14 0,16 0,18 0,20">
            <text:p/>
          </draw:polyline>
          <draw:line draw:style-name="gr1" draw:text-style-name="P1" draw:layer="TiM_F" svg:x1="18.783cm" svg:y1="17.64cm" svg:x2="18.783cm" svg:y2="17.73cm">
            <text:p/>
          </draw:line>
          <draw:polyline draw:style-name="gr1" draw:text-style-name="P1" draw:layer="TiM_F" svg:width="0cm" svg:height="0.019cm" draw:transform="rotate (1.5707963267949) translate (18.783cm 17.475cm)" svg:viewBox="0 0 0 20" draw:points="0,20 0,18 0,16 0,14 0,12 0,10 0,8 0,6 0,5 0,3 0,2 0,2 0,1 0,1 0,0">
            <text:p/>
          </draw:polyline>
          <draw:polyline draw:style-name="gr1" draw:text-style-name="P1" draw:layer="TiM_F" svg:width="0cm" svg:height="0.019cm" draw:transform="rotate (1.5707963267949) translate (18.783cm 17.64cm)" svg:viewBox="0 0 0 20" draw:points="0,20 0,18 0,16 0,14 0,12 0,10 0,8 0,6 0,5 0,3 0,2 0,2 0,1 0,1 0,0">
            <text:p/>
          </draw:polyline>
          <draw:line draw:style-name="gr1" draw:text-style-name="P1" draw:layer="TiM_F" svg:x1="18.783cm" svg:y1="17.575cm" svg:x2="18.783cm" svg:y2="17.475cm">
            <text:p/>
          </draw:line>
          <draw:polyline draw:style-name="gr1" draw:text-style-name="P1" draw:layer="TiM_F" svg:width="0cm" svg:height="0.019cm" draw:transform="rotate (1.5707963267949) translate (18.783cm 17.575cm)" svg:viewBox="0 0 0 20" draw:points="0,20 0,18 0,16 0,14 0,12 0,10 0,8 0,6 0,5 0,3 0,2 0,2 0,1 0,1 0,0">
            <text:p/>
          </draw:polyline>
          <draw:polyline draw:style-name="gr1" draw:text-style-name="P1" draw:layer="TiM_F" svg:width="0cm" svg:height="0.019cm" draw:transform="rotate (1.5707963267949) translate (19.298cm 18.999cm)" svg:viewBox="0 0 0 20" draw:points="0,0 0,3 0,5 0,7 0,9 0,11 0,13 0,15 0,16 0,17 0,18 0,19 0,20 0,20 0,20">
            <text:p/>
          </draw:polyline>
          <draw:line draw:style-name="gr1" draw:text-style-name="P1" draw:layer="TiM_F" svg:x1="19.298cm" svg:y1="19.297cm" svg:x2="19.298cm" svg:y2="18.802cm">
            <text:p/>
          </draw:line>
          <draw:line draw:style-name="gr1" draw:text-style-name="P1" draw:layer="TiM_F" svg:x1="19.318cm" svg:y1="19.099cm" svg:x2="19.318cm" svg:y2="18.999cm">
            <text:p/>
          </draw:line>
          <draw:polyline draw:style-name="gr1" draw:text-style-name="P1" draw:layer="TiM_F" svg:width="0cm" svg:height="0.019cm" draw:transform="rotate (1.5707963267949) translate (19.298cm 18.934cm)" svg:viewBox="0 0 0 20" draw:points="0,0 0,3 0,5 0,7 0,9 0,11 0,13 0,15 0,16 0,17 0,18 0,19 0,20 0,20 0,20">
            <text:p/>
          </draw:polyline>
          <draw:polyline draw:style-name="gr1" draw:text-style-name="P1" draw:layer="TiM_F" svg:width="0cm" svg:height="0.019cm" draw:transform="rotate (1.5707963267949) translate (19.298cm 19.099cm)" svg:viewBox="0 0 0 20" draw:points="0,0 0,3 0,5 0,7 0,9 0,11 0,13 0,15 0,16 0,17 0,18 0,19 0,20 0,20 0,20">
            <text:p/>
          </draw:polyline>
          <draw:line draw:style-name="gr1" draw:text-style-name="P1" draw:layer="TiM_F" svg:x1="19.318cm" svg:y1="18.934cm" svg:x2="19.318cm" svg:y2="18.844cm">
            <text:p/>
          </draw:line>
          <draw:polyline draw:style-name="gr1" draw:text-style-name="P1" draw:layer="TiM_F" svg:width="0cm" svg:height="0.019cm" draw:transform="rotate (1.5707963267949) translate (19.298cm 18.844cm)" svg:viewBox="0 0 0 20" draw:points="0,20 0,20 0,20 0,19 0,18 0,17 0,16 0,15 0,13 0,11 0,9 0,7 0,5 0,3 0,0">
            <text:p/>
          </draw:polyline>
          <draw:polyline draw:style-name="gr1" draw:text-style-name="P1" draw:layer="TiM_F" svg:width="0cm" svg:height="0.019cm" draw:transform="rotate (1.5707963267949) translate (19.298cm 19.164cm)" svg:viewBox="0 0 0 20" draw:points="0,0 0,3 0,5 0,7 0,9 0,11 0,13 0,15 0,16 0,17 0,18 0,19 0,20 0,20 0,20">
            <text:p/>
          </draw:polyline>
          <draw:line draw:style-name="gr1" draw:text-style-name="P1" draw:layer="TiM_F" svg:x1="19.318cm" svg:y1="19.164cm" svg:x2="19.318cm" svg:y2="19.254cm">
            <text:p/>
          </draw:line>
          <draw:line draw:style-name="gr1" draw:text-style-name="P1" draw:layer="TiM_F" svg:x1="18.878cm" svg:y1="18.802cm" svg:x2="18.803cm" svg:y2="18.802cm">
            <text:p/>
          </draw:line>
          <draw:line draw:style-name="gr1" draw:text-style-name="P1" draw:layer="TiM_F" svg:x1="19.298cm" svg:y1="18.802cm" svg:x2="18.878cm" svg:y2="18.802cm">
            <text:p/>
          </draw:line>
          <draw:polyline draw:style-name="gr1" draw:text-style-name="P1" draw:layer="TiM_F" svg:width="0cm" svg:height="0.019cm" draw:transform="rotate (1.5707963267949) translate (19.298cm 19.254cm)" svg:viewBox="0 0 0 20" draw:points="0,20 0,20 0,20 0,19 0,18 0,17 0,16 0,15 0,13 0,11 0,9 0,7 0,5 0,3 0,0">
            <text:p/>
          </draw:polyline>
          <draw:line draw:style-name="gr1" draw:text-style-name="P1" draw:layer="TiM_F" svg:x1="18.803cm" svg:y1="18.802cm" svg:x2="18.803cm" svg:y2="18.877cm">
            <text:p/>
          </draw:line>
          <draw:line draw:style-name="gr1" draw:text-style-name="P1" draw:layer="TiM_F" svg:x1="18.803cm" svg:y1="18.877cm" svg:x2="18.803cm" svg:y2="19.297cm">
            <text:p/>
          </draw:line>
          <draw:polyline draw:style-name="gr1" draw:text-style-name="P1" draw:layer="TiM_F" svg:width="0cm" svg:height="0.019cm" draw:transform="rotate (1.5707963267949) translate (18.783cm 18.844cm)" svg:viewBox="0 0 0 20" draw:points="0,0 0,1 0,1 0,2 0,2 0,3 0,5 0,6 0,8 0,10 0,12 0,14 0,16 0,18 0,20">
            <text:p/>
          </draw:polyline>
          <draw:line draw:style-name="gr1" draw:text-style-name="P1" draw:layer="TiM_F" svg:x1="18.803cm" svg:y1="19.297cm" svg:x2="19.298cm" svg:y2="19.297cm">
            <text:p/>
          </draw:line>
          <draw:line draw:style-name="gr1" draw:text-style-name="P1" draw:layer="TiM_F" svg:x1="18.783cm" svg:y1="18.934cm" svg:x2="18.783cm" svg:y2="18.844cm">
            <text:p/>
          </draw:line>
          <draw:polyline draw:style-name="gr1" draw:text-style-name="P1" draw:layer="TiM_F" svg:width="0cm" svg:height="0.019cm" draw:transform="rotate (1.5707963267949) translate (18.783cm 18.934cm)" svg:viewBox="0 0 0 20" draw:points="0,20 0,18 0,16 0,14 0,12 0,10 0,8 0,6 0,5 0,3 0,2 0,2 0,1 0,1 0,0">
            <text:p/>
          </draw:polyline>
          <draw:polyline draw:style-name="gr1" draw:text-style-name="P1" draw:layer="TiM_F" svg:width="0cm" svg:height="0.019cm" draw:transform="rotate (1.5707963267949) translate (18.783cm 19.254cm)" svg:viewBox="0 0 0 20" draw:points="0,0 0,1 0,1 0,2 0,2 0,3 0,5 0,6 0,8 0,10 0,12 0,14 0,16 0,18 0,20">
            <text:p/>
          </draw:polyline>
          <draw:line draw:style-name="gr1" draw:text-style-name="P1" draw:layer="TiM_F" svg:x1="18.783cm" svg:y1="19.164cm" svg:x2="18.783cm" svg:y2="19.254cm">
            <text:p/>
          </draw:line>
          <draw:polyline draw:style-name="gr1" draw:text-style-name="P1" draw:layer="TiM_F" svg:width="0cm" svg:height="0.019cm" draw:transform="rotate (1.5707963267949) translate (18.783cm 18.999cm)" svg:viewBox="0 0 0 20" draw:points="0,20 0,18 0,16 0,14 0,12 0,10 0,8 0,6 0,5 0,3 0,2 0,2 0,1 0,1 0,0">
            <text:p/>
          </draw:polyline>
          <draw:polyline draw:style-name="gr1" draw:text-style-name="P1" draw:layer="TiM_F" svg:width="0cm" svg:height="0.019cm" draw:transform="rotate (1.5707963267949) translate (18.783cm 19.164cm)" svg:viewBox="0 0 0 20" draw:points="0,20 0,18 0,16 0,14 0,12 0,10 0,8 0,6 0,5 0,3 0,2 0,2 0,1 0,1 0,0">
            <text:p/>
          </draw:polyline>
          <draw:line draw:style-name="gr1" draw:text-style-name="P1" draw:layer="TiM_F" svg:x1="18.783cm" svg:y1="19.099cm" svg:x2="18.783cm" svg:y2="18.999cm">
            <text:p/>
          </draw:line>
          <draw:polyline draw:style-name="gr1" draw:text-style-name="P1" draw:layer="TiM_F" svg:width="0cm" svg:height="0.019cm" draw:transform="rotate (1.5707963267949) translate (18.783cm 19.099cm)" svg:viewBox="0 0 0 20" draw:points="0,20 0,18 0,16 0,14 0,12 0,10 0,8 0,6 0,5 0,3 0,2 0,2 0,1 0,1 0,0">
            <text:p/>
          </draw:polyline>
          <draw:polyline draw:style-name="gr1" draw:text-style-name="P1" draw:layer="TiM_F" svg:width="0cm" svg:height="0.019cm" draw:transform="rotate (1.5707963267949) translate (25.394cm 18.999cm)" svg:viewBox="0 0 0 20" draw:points="0,0 0,2 0,5 0,7 0,9 0,11 0,13 0,14 0,16 0,17 0,18 0,19 0,20 0,20 0,20">
            <text:p/>
          </draw:polyline>
          <draw:line draw:style-name="gr1" draw:text-style-name="P1" draw:layer="TiM_F" svg:x1="25.394cm" svg:y1="19.297cm" svg:x2="25.394cm" svg:y2="18.802cm">
            <text:p/>
          </draw:line>
          <draw:line draw:style-name="gr1" draw:text-style-name="P1" draw:layer="TiM_F" svg:x1="25.414cm" svg:y1="19.099cm" svg:x2="25.414cm" svg:y2="18.999cm">
            <text:p/>
          </draw:line>
          <draw:polyline draw:style-name="gr1" draw:text-style-name="P1" draw:layer="TiM_F" svg:width="0cm" svg:height="0.019cm" draw:transform="rotate (1.5707963267949) translate (25.394cm 18.934cm)" svg:viewBox="0 0 0 20" draw:points="0,0 0,2 0,5 0,7 0,9 0,11 0,13 0,14 0,16 0,17 0,18 0,19 0,20 0,20 0,20">
            <text:p/>
          </draw:polyline>
          <draw:polyline draw:style-name="gr1" draw:text-style-name="P1" draw:layer="TiM_F" svg:width="0cm" svg:height="0.019cm" draw:transform="rotate (1.5707963267949) translate (25.394cm 19.099cm)" svg:viewBox="0 0 0 20" draw:points="0,0 0,2 0,5 0,7 0,9 0,11 0,13 0,14 0,16 0,17 0,18 0,19 0,20 0,20 0,20">
            <text:p/>
          </draw:polyline>
          <draw:line draw:style-name="gr1" draw:text-style-name="P1" draw:layer="TiM_F" svg:x1="25.414cm" svg:y1="18.934cm" svg:x2="25.414cm" svg:y2="18.844cm">
            <text:p/>
          </draw:line>
          <draw:polyline draw:style-name="gr1" draw:text-style-name="P1" draw:layer="TiM_F" svg:width="0cm" svg:height="0.019cm" draw:transform="rotate (1.5707963267949) translate (25.394cm 18.844cm)" svg:viewBox="0 0 0 20" draw:points="0,20 0,20 0,20 0,19 0,18 0,17 0,16 0,14 0,13 0,11 0,9 0,7 0,5 0,2 0,0">
            <text:p/>
          </draw:polyline>
          <draw:polyline draw:style-name="gr1" draw:text-style-name="P1" draw:layer="TiM_F" svg:width="0cm" svg:height="0.019cm" draw:transform="rotate (1.5707963267949) translate (25.394cm 19.164cm)" svg:viewBox="0 0 0 20" draw:points="0,0 0,2 0,5 0,7 0,9 0,11 0,13 0,14 0,16 0,17 0,18 0,19 0,20 0,20 0,20">
            <text:p/>
          </draw:polyline>
          <draw:line draw:style-name="gr1" draw:text-style-name="P1" draw:layer="TiM_F" svg:x1="25.414cm" svg:y1="19.164cm" svg:x2="25.414cm" svg:y2="19.254cm">
            <text:p/>
          </draw:line>
          <draw:line draw:style-name="gr1" draw:text-style-name="P1" draw:layer="TiM_F" svg:x1="24.974cm" svg:y1="18.802cm" svg:x2="24.899cm" svg:y2="18.802cm">
            <text:p/>
          </draw:line>
          <draw:line draw:style-name="gr1" draw:text-style-name="P1" draw:layer="TiM_F" svg:x1="25.394cm" svg:y1="18.802cm" svg:x2="24.974cm" svg:y2="18.802cm">
            <text:p/>
          </draw:line>
          <draw:polyline draw:style-name="gr1" draw:text-style-name="P1" draw:layer="TiM_F" svg:width="0cm" svg:height="0.019cm" draw:transform="rotate (1.5707963267949) translate (25.394cm 19.254cm)" svg:viewBox="0 0 0 20" draw:points="0,20 0,20 0,20 0,19 0,18 0,17 0,16 0,14 0,13 0,11 0,9 0,7 0,5 0,2 0,0">
            <text:p/>
          </draw:polyline>
          <draw:line draw:style-name="gr1" draw:text-style-name="P1" draw:layer="TiM_F" svg:x1="24.899cm" svg:y1="18.802cm" svg:x2="24.899cm" svg:y2="18.877cm">
            <text:p/>
          </draw:line>
          <draw:line draw:style-name="gr1" draw:text-style-name="P1" draw:layer="TiM_F" svg:x1="24.899cm" svg:y1="18.877cm" svg:x2="24.899cm" svg:y2="19.297cm">
            <text:p/>
          </draw:line>
          <draw:polyline draw:style-name="gr1" draw:text-style-name="P1" draw:layer="TiM_F" svg:width="0cm" svg:height="0.019cm" draw:transform="rotate (1.5707963267949) translate (24.879cm 18.844cm)" svg:viewBox="0 0 0 20" draw:points="0,0 0,0 0,1 0,1 0,2 0,3 0,5 0,6 0,8 0,10 0,12 0,14 0,16 0,18 0,20">
            <text:p/>
          </draw:polyline>
          <draw:line draw:style-name="gr1" draw:text-style-name="P1" draw:layer="TiM_F" svg:x1="24.899cm" svg:y1="19.297cm" svg:x2="25.394cm" svg:y2="19.297cm">
            <text:p/>
          </draw:line>
          <draw:line draw:style-name="gr1" draw:text-style-name="P1" draw:layer="TiM_F" svg:x1="24.879cm" svg:y1="18.934cm" svg:x2="24.879cm" svg:y2="18.844cm">
            <text:p/>
          </draw:line>
          <draw:polyline draw:style-name="gr1" draw:text-style-name="P1" draw:layer="TiM_F" svg:width="0cm" svg:height="0.019cm" draw:transform="rotate (1.5707963267949) translate (24.879cm 18.934cm)" svg:viewBox="0 0 0 20" draw:points="0,20 0,18 0,16 0,14 0,12 0,10 0,8 0,6 0,5 0,3 0,2 0,1 0,1 0,0 0,0">
            <text:p/>
          </draw:polyline>
          <draw:polyline draw:style-name="gr1" draw:text-style-name="P1" draw:layer="TiM_F" svg:width="0cm" svg:height="0.019cm" draw:transform="rotate (1.5707963267949) translate (24.879cm 19.254cm)" svg:viewBox="0 0 0 20" draw:points="0,0 0,0 0,1 0,1 0,2 0,3 0,5 0,6 0,8 0,10 0,12 0,14 0,16 0,18 0,20">
            <text:p/>
          </draw:polyline>
          <draw:line draw:style-name="gr1" draw:text-style-name="P1" draw:layer="TiM_F" svg:x1="24.879cm" svg:y1="19.164cm" svg:x2="24.879cm" svg:y2="19.254cm">
            <text:p/>
          </draw:line>
          <draw:polyline draw:style-name="gr1" draw:text-style-name="P1" draw:layer="TiM_F" svg:width="0cm" svg:height="0.019cm" draw:transform="rotate (1.5707963267949) translate (24.879cm 18.999cm)" svg:viewBox="0 0 0 20" draw:points="0,20 0,18 0,16 0,14 0,12 0,10 0,8 0,6 0,5 0,3 0,2 0,1 0,1 0,0 0,0">
            <text:p/>
          </draw:polyline>
          <draw:polyline draw:style-name="gr1" draw:text-style-name="P1" draw:layer="TiM_F" svg:width="0cm" svg:height="0.019cm" draw:transform="rotate (1.5707963267949) translate (24.879cm 19.164cm)" svg:viewBox="0 0 0 20" draw:points="0,20 0,18 0,16 0,14 0,12 0,10 0,8 0,6 0,5 0,3 0,2 0,1 0,1 0,0 0,0">
            <text:p/>
          </draw:polyline>
          <draw:line draw:style-name="gr1" draw:text-style-name="P1" draw:layer="TiM_F" svg:x1="24.879cm" svg:y1="19.099cm" svg:x2="24.879cm" svg:y2="18.999cm">
            <text:p/>
          </draw:line>
          <draw:polyline draw:style-name="gr1" draw:text-style-name="P1" draw:layer="TiM_F" svg:width="0cm" svg:height="0.019cm" draw:transform="rotate (1.5707963267949) translate (24.879cm 19.099cm)" svg:viewBox="0 0 0 20" draw:points="0,20 0,18 0,16 0,14 0,12 0,10 0,8 0,6 0,5 0,3 0,2 0,1 0,1 0,0 0,0">
            <text:p/>
          </draw:polyline>
          <draw:polyline draw:style-name="gr1" draw:text-style-name="P1" draw:layer="TiM_F" svg:width="0cm" svg:height="0.019cm" draw:transform="rotate (1.5707963267949) translate (23.87cm 18.999cm)" svg:viewBox="0 0 0 20" draw:points="0,0 0,3 0,5 0,7 0,9 0,11 0,13 0,14 0,16 0,17 0,18 0,19 0,20 0,20 0,20">
            <text:p/>
          </draw:polyline>
          <draw:line draw:style-name="gr1" draw:text-style-name="P1" draw:layer="TiM_F" svg:x1="23.87cm" svg:y1="19.297cm" svg:x2="23.87cm" svg:y2="18.802cm">
            <text:p/>
          </draw:line>
          <draw:line draw:style-name="gr1" draw:text-style-name="P1" draw:layer="TiM_F" svg:x1="23.87cm" svg:y1="19.164cm" svg:x2="23.87cm" svg:y2="19.254cm">
            <text:p/>
          </draw:line>
          <draw:line draw:style-name="gr1" draw:text-style-name="P1" draw:layer="TiM_F" svg:x1="23.87cm" svg:y1="18.934cm" svg:x2="23.87cm" svg:y2="18.844cm">
            <text:p/>
          </draw:line>
          <draw:line draw:style-name="gr1" draw:text-style-name="P1" draw:layer="TiM_F" svg:x1="23.87cm" svg:y1="19.099cm" svg:x2="23.87cm" svg:y2="18.999cm">
            <text:p/>
          </draw:line>
          <draw:line draw:style-name="gr1" draw:text-style-name="P1" draw:layer="TiM_F" svg:x1="23.89cm" svg:y1="19.099cm" svg:x2="23.89cm" svg:y2="18.999cm">
            <text:p/>
          </draw:line>
          <draw:polyline draw:style-name="gr1" draw:text-style-name="P1" draw:layer="TiM_F" svg:width="0cm" svg:height="0.019cm" draw:transform="rotate (1.5707963267949) translate (23.87cm 18.934cm)" svg:viewBox="0 0 0 20" draw:points="0,0 0,3 0,5 0,7 0,9 0,11 0,13 0,14 0,16 0,17 0,18 0,19 0,20 0,20 0,20">
            <text:p/>
          </draw:polyline>
          <draw:polyline draw:style-name="gr1" draw:text-style-name="P1" draw:layer="TiM_F" svg:width="0cm" svg:height="0.019cm" draw:transform="rotate (1.5707963267949) translate (23.87cm 19.099cm)" svg:viewBox="0 0 0 20" draw:points="0,0 0,3 0,5 0,7 0,9 0,11 0,13 0,14 0,16 0,17 0,18 0,19 0,20 0,20 0,20">
            <text:p/>
          </draw:polyline>
          <draw:line draw:style-name="gr1" draw:text-style-name="P1" draw:layer="TiM_F" svg:x1="23.89cm" svg:y1="18.934cm" svg:x2="23.89cm" svg:y2="18.844cm">
            <text:p/>
          </draw:line>
          <draw:polyline draw:style-name="gr1" draw:text-style-name="P1" draw:layer="TiM_F" svg:width="0cm" svg:height="0.019cm" draw:transform="rotate (1.5707963267949) translate (23.87cm 18.844cm)" svg:viewBox="0 0 0 20" draw:points="0,20 0,20 0,20 0,19 0,18 0,17 0,16 0,14 0,13 0,11 0,9 0,7 0,5 0,3 0,0">
            <text:p/>
          </draw:polyline>
          <draw:polyline draw:style-name="gr1" draw:text-style-name="P1" draw:layer="TiM_F" svg:width="0cm" svg:height="0.019cm" draw:transform="rotate (1.5707963267949) translate (23.87cm 19.164cm)" svg:viewBox="0 0 0 20" draw:points="0,0 0,3 0,5 0,7 0,9 0,11 0,13 0,14 0,16 0,17 0,18 0,19 0,20 0,20 0,20">
            <text:p/>
          </draw:polyline>
          <draw:line draw:style-name="gr1" draw:text-style-name="P1" draw:layer="TiM_F" svg:x1="23.89cm" svg:y1="19.164cm" svg:x2="23.89cm" svg:y2="19.254cm">
            <text:p/>
          </draw:line>
          <draw:line draw:style-name="gr1" draw:text-style-name="P1" draw:layer="TiM_F" svg:x1="23.45cm" svg:y1="18.802cm" svg:x2="23.375cm" svg:y2="18.802cm">
            <text:p/>
          </draw:line>
          <draw:line draw:style-name="gr1" draw:text-style-name="P1" draw:layer="TiM_F" svg:x1="23.87cm" svg:y1="18.802cm" svg:x2="23.45cm" svg:y2="18.802cm">
            <text:p/>
          </draw:line>
          <draw:polyline draw:style-name="gr1" draw:text-style-name="P1" draw:layer="TiM_F" svg:width="0cm" svg:height="0.019cm" draw:transform="rotate (1.5707963267949) translate (23.87cm 19.254cm)" svg:viewBox="0 0 0 20" draw:points="0,20 0,20 0,20 0,19 0,18 0,17 0,16 0,14 0,13 0,11 0,9 0,7 0,5 0,3 0,0">
            <text:p/>
          </draw:polyline>
          <draw:line draw:style-name="gr1" draw:text-style-name="P1" draw:layer="TiM_F" svg:x1="23.375cm" svg:y1="18.802cm" svg:x2="23.375cm" svg:y2="18.877cm">
            <text:p/>
          </draw:line>
          <draw:line draw:style-name="gr1" draw:text-style-name="P1" draw:layer="TiM_F" svg:x1="23.375cm" svg:y1="18.877cm" svg:x2="23.375cm" svg:y2="19.297cm">
            <text:p/>
          </draw:line>
          <draw:polyline draw:style-name="gr1" draw:text-style-name="P1" draw:layer="TiM_F" svg:width="0cm" svg:height="0.019cm" draw:transform="rotate (1.5707963267949) translate (23.355cm 18.844cm)" svg:viewBox="0 0 0 20" draw:points="0,0 0,0 0,1 0,1 0,2 0,3 0,5 0,6 0,8 0,10 0,12 0,14 0,16 0,18 0,20">
            <text:p/>
          </draw:polyline>
          <draw:line draw:style-name="gr1" draw:text-style-name="P1" draw:layer="TiM_F" svg:x1="23.375cm" svg:y1="19.297cm" svg:x2="23.87cm" svg:y2="19.297cm">
            <text:p/>
          </draw:line>
          <draw:line draw:style-name="gr1" draw:text-style-name="P1" draw:layer="TiM_F" svg:x1="23.355cm" svg:y1="18.934cm" svg:x2="23.355cm" svg:y2="18.844cm">
            <text:p/>
          </draw:line>
          <draw:polyline draw:style-name="gr1" draw:text-style-name="P1" draw:layer="TiM_F" svg:width="0cm" svg:height="0.019cm" draw:transform="rotate (1.5707963267949) translate (23.355cm 18.934cm)" svg:viewBox="0 0 0 20" draw:points="0,20 0,18 0,16 0,14 0,12 0,10 0,8 0,6 0,5 0,3 0,2 0,1 0,1 0,0 0,0">
            <text:p/>
          </draw:polyline>
          <draw:polyline draw:style-name="gr1" draw:text-style-name="P1" draw:layer="TiM_F" svg:width="0cm" svg:height="0.019cm" draw:transform="rotate (1.5707963267949) translate (23.355cm 19.254cm)" svg:viewBox="0 0 0 20" draw:points="0,0 0,0 0,1 0,1 0,2 0,3 0,5 0,6 0,8 0,10 0,12 0,14 0,16 0,18 0,20">
            <text:p/>
          </draw:polyline>
          <draw:line draw:style-name="gr1" draw:text-style-name="P1" draw:layer="TiM_F" svg:x1="23.355cm" svg:y1="19.164cm" svg:x2="23.355cm" svg:y2="19.254cm">
            <text:p/>
          </draw:line>
          <draw:polyline draw:style-name="gr1" draw:text-style-name="P1" draw:layer="TiM_F" svg:width="0cm" svg:height="0.019cm" draw:transform="rotate (1.5707963267949) translate (23.355cm 18.999cm)" svg:viewBox="0 0 0 20" draw:points="0,20 0,18 0,16 0,14 0,12 0,10 0,8 0,6 0,5 0,3 0,2 0,1 0,1 0,0 0,0">
            <text:p/>
          </draw:polyline>
          <draw:polyline draw:style-name="gr1" draw:text-style-name="P1" draw:layer="TiM_F" svg:width="0cm" svg:height="0.019cm" draw:transform="rotate (1.5707963267949) translate (23.355cm 19.164cm)" svg:viewBox="0 0 0 20" draw:points="0,20 0,18 0,16 0,14 0,12 0,10 0,8 0,6 0,5 0,3 0,2 0,1 0,1 0,0 0,0">
            <text:p/>
          </draw:polyline>
          <draw:line draw:style-name="gr1" draw:text-style-name="P1" draw:layer="TiM_F" svg:x1="23.355cm" svg:y1="19.099cm" svg:x2="23.355cm" svg:y2="18.999cm">
            <text:p/>
          </draw:line>
          <draw:polyline draw:style-name="gr1" draw:text-style-name="P1" draw:layer="TiM_F" svg:width="0cm" svg:height="0.019cm" draw:transform="rotate (1.5707963267949) translate (23.355cm 19.099cm)" svg:viewBox="0 0 0 20" draw:points="0,20 0,18 0,16 0,14 0,12 0,10 0,8 0,6 0,5 0,3 0,2 0,1 0,1 0,0 0,0">
            <text:p/>
          </draw:polyline>
          <draw:polyline draw:style-name="gr1" draw:text-style-name="P1" draw:layer="TiM_F" svg:width="0cm" svg:height="0.019cm" draw:transform="rotate (1.5707963267949) translate (25.394cm 17.475cm)" svg:viewBox="0 0 0 20" draw:points="0,0 0,2 0,5 0,7 0,9 0,11 0,13 0,14 0,16 0,17 0,18 0,19 0,20 0,20 0,20">
            <text:p/>
          </draw:polyline>
          <draw:line draw:style-name="gr1" draw:text-style-name="P1" draw:layer="TiM_F" svg:x1="25.394cm" svg:y1="17.773cm" svg:x2="25.394cm" svg:y2="17.278cm">
            <text:p/>
          </draw:line>
          <draw:line draw:style-name="gr1" draw:text-style-name="P1" draw:layer="TiM_F" svg:x1="25.414cm" svg:y1="17.575cm" svg:x2="25.414cm" svg:y2="17.475cm">
            <text:p/>
          </draw:line>
          <draw:polyline draw:style-name="gr1" draw:text-style-name="P1" draw:layer="TiM_F" svg:width="0cm" svg:height="0.019cm" draw:transform="rotate (1.5707963267949) translate (25.394cm 17.41cm)" svg:viewBox="0 0 0 20" draw:points="0,0 0,2 0,5 0,7 0,9 0,11 0,13 0,14 0,16 0,17 0,18 0,19 0,20 0,20 0,20">
            <text:p/>
          </draw:polyline>
          <draw:polyline draw:style-name="gr1" draw:text-style-name="P1" draw:layer="TiM_F" svg:width="0cm" svg:height="0.019cm" draw:transform="rotate (1.5707963267949) translate (25.394cm 17.575cm)" svg:viewBox="0 0 0 20" draw:points="0,0 0,2 0,5 0,7 0,9 0,11 0,13 0,14 0,16 0,17 0,18 0,19 0,20 0,20 0,20">
            <text:p/>
          </draw:polyline>
          <draw:line draw:style-name="gr1" draw:text-style-name="P1" draw:layer="TiM_F" svg:x1="25.414cm" svg:y1="17.41cm" svg:x2="25.414cm" svg:y2="17.32cm">
            <text:p/>
          </draw:line>
          <draw:polyline draw:style-name="gr1" draw:text-style-name="P1" draw:layer="TiM_F" svg:width="0cm" svg:height="0.019cm" draw:transform="rotate (1.5707963267949) translate (25.394cm 17.32cm)" svg:viewBox="0 0 0 20" draw:points="0,20 0,20 0,20 0,19 0,18 0,17 0,16 0,14 0,13 0,11 0,9 0,7 0,5 0,2 0,0">
            <text:p/>
          </draw:polyline>
          <draw:polyline draw:style-name="gr1" draw:text-style-name="P1" draw:layer="TiM_F" svg:width="0cm" svg:height="0.019cm" draw:transform="rotate (1.5707963267949) translate (25.394cm 17.64cm)" svg:viewBox="0 0 0 20" draw:points="0,0 0,2 0,5 0,7 0,9 0,11 0,13 0,14 0,16 0,17 0,18 0,19 0,20 0,20 0,20">
            <text:p/>
          </draw:polyline>
          <draw:line draw:style-name="gr1" draw:text-style-name="P1" draw:layer="TiM_F" svg:x1="25.414cm" svg:y1="17.64cm" svg:x2="25.414cm" svg:y2="17.73cm">
            <text:p/>
          </draw:line>
          <draw:line draw:style-name="gr1" draw:text-style-name="P1" draw:layer="TiM_F" svg:x1="24.974cm" svg:y1="17.278cm" svg:x2="24.899cm" svg:y2="17.278cm">
            <text:p/>
          </draw:line>
          <draw:line draw:style-name="gr1" draw:text-style-name="P1" draw:layer="TiM_F" svg:x1="25.394cm" svg:y1="17.278cm" svg:x2="24.974cm" svg:y2="17.278cm">
            <text:p/>
          </draw:line>
          <draw:polyline draw:style-name="gr1" draw:text-style-name="P1" draw:layer="TiM_F" svg:width="0cm" svg:height="0.019cm" draw:transform="rotate (1.5707963267949) translate (25.394cm 17.73cm)" svg:viewBox="0 0 0 20" draw:points="0,20 0,20 0,20 0,19 0,18 0,17 0,16 0,14 0,13 0,11 0,9 0,7 0,5 0,2 0,0">
            <text:p/>
          </draw:polyline>
          <draw:line draw:style-name="gr1" draw:text-style-name="P1" draw:layer="TiM_F" svg:x1="24.899cm" svg:y1="17.278cm" svg:x2="24.899cm" svg:y2="17.353cm">
            <text:p/>
          </draw:line>
          <draw:line draw:style-name="gr1" draw:text-style-name="P1" draw:layer="TiM_F" svg:x1="24.899cm" svg:y1="17.353cm" svg:x2="24.899cm" svg:y2="17.773cm">
            <text:p/>
          </draw:line>
          <draw:polyline draw:style-name="gr1" draw:text-style-name="P1" draw:layer="TiM_F" svg:width="0cm" svg:height="0.019cm" draw:transform="rotate (1.5707963267949) translate (24.879cm 17.32cm)" svg:viewBox="0 0 0 20" draw:points="0,0 0,0 0,1 0,1 0,2 0,3 0,5 0,6 0,8 0,10 0,12 0,14 0,16 0,18 0,20">
            <text:p/>
          </draw:polyline>
          <draw:line draw:style-name="gr1" draw:text-style-name="P1" draw:layer="TiM_F" svg:x1="24.899cm" svg:y1="17.773cm" svg:x2="25.394cm" svg:y2="17.773cm">
            <text:p/>
          </draw:line>
          <draw:line draw:style-name="gr1" draw:text-style-name="P1" draw:layer="TiM_F" svg:x1="24.879cm" svg:y1="17.41cm" svg:x2="24.879cm" svg:y2="17.32cm">
            <text:p/>
          </draw:line>
          <draw:polyline draw:style-name="gr1" draw:text-style-name="P1" draw:layer="TiM_F" svg:width="0cm" svg:height="0.019cm" draw:transform="rotate (1.5707963267949) translate (24.879cm 17.41cm)" svg:viewBox="0 0 0 20" draw:points="0,20 0,18 0,16 0,14 0,12 0,10 0,8 0,6 0,5 0,3 0,2 0,1 0,1 0,0 0,0">
            <text:p/>
          </draw:polyline>
          <draw:polyline draw:style-name="gr1" draw:text-style-name="P1" draw:layer="TiM_F" svg:width="0cm" svg:height="0.019cm" draw:transform="rotate (1.5707963267949) translate (24.879cm 17.73cm)" svg:viewBox="0 0 0 20" draw:points="0,0 0,0 0,1 0,1 0,2 0,3 0,5 0,6 0,8 0,10 0,12 0,14 0,16 0,18 0,20">
            <text:p/>
          </draw:polyline>
          <draw:line draw:style-name="gr1" draw:text-style-name="P1" draw:layer="TiM_F" svg:x1="24.879cm" svg:y1="17.64cm" svg:x2="24.879cm" svg:y2="17.73cm">
            <text:p/>
          </draw:line>
          <draw:polyline draw:style-name="gr1" draw:text-style-name="P1" draw:layer="TiM_F" svg:width="0cm" svg:height="0.019cm" draw:transform="rotate (1.5707963267949) translate (24.879cm 17.475cm)" svg:viewBox="0 0 0 20" draw:points="0,20 0,18 0,16 0,14 0,12 0,10 0,8 0,6 0,5 0,3 0,2 0,1 0,1 0,0 0,0">
            <text:p/>
          </draw:polyline>
          <draw:polyline draw:style-name="gr1" draw:text-style-name="P1" draw:layer="TiM_F" svg:width="0cm" svg:height="0.019cm" draw:transform="rotate (1.5707963267949) translate (24.879cm 17.64cm)" svg:viewBox="0 0 0 20" draw:points="0,20 0,18 0,16 0,14 0,12 0,10 0,8 0,6 0,5 0,3 0,2 0,1 0,1 0,0 0,0">
            <text:p/>
          </draw:polyline>
          <draw:line draw:style-name="gr1" draw:text-style-name="P1" draw:layer="TiM_F" svg:x1="24.879cm" svg:y1="17.575cm" svg:x2="24.879cm" svg:y2="17.475cm">
            <text:p/>
          </draw:line>
          <draw:polyline draw:style-name="gr1" draw:text-style-name="P1" draw:layer="TiM_F" svg:width="0cm" svg:height="0.019cm" draw:transform="rotate (1.5707963267949) translate (24.879cm 17.575cm)" svg:viewBox="0 0 0 20" draw:points="0,20 0,18 0,16 0,14 0,12 0,10 0,8 0,6 0,5 0,3 0,2 0,1 0,1 0,0 0,0">
            <text:p/>
          </draw:polyline>
          <draw:polyline draw:style-name="gr1" draw:text-style-name="P1" draw:layer="TiM_F" svg:width="0cm" svg:height="0.019cm" draw:transform="rotate (1.5707963267949) translate (23.87cm 17.475cm)" svg:viewBox="0 0 0 20" draw:points="0,0 0,3 0,5 0,7 0,9 0,11 0,13 0,14 0,16 0,17 0,18 0,19 0,20 0,20 0,20">
            <text:p/>
          </draw:polyline>
          <draw:line draw:style-name="gr1" draw:text-style-name="P1" draw:layer="TiM_F" svg:x1="23.87cm" svg:y1="17.773cm" svg:x2="23.87cm" svg:y2="17.278cm">
            <text:p/>
          </draw:line>
          <draw:line draw:style-name="gr1" draw:text-style-name="P1" draw:layer="TiM_F" svg:x1="23.87cm" svg:y1="17.64cm" svg:x2="23.87cm" svg:y2="17.73cm">
            <text:p/>
          </draw:line>
          <draw:line draw:style-name="gr1" draw:text-style-name="P1" draw:layer="TiM_F" svg:x1="23.87cm" svg:y1="17.41cm" svg:x2="23.87cm" svg:y2="17.32cm">
            <text:p/>
          </draw:line>
          <draw:line draw:style-name="gr1" draw:text-style-name="P1" draw:layer="TiM_F" svg:x1="23.87cm" svg:y1="17.575cm" svg:x2="23.87cm" svg:y2="17.475cm">
            <text:p/>
          </draw:line>
          <draw:line draw:style-name="gr1" draw:text-style-name="P1" draw:layer="TiM_F" svg:x1="23.89cm" svg:y1="17.575cm" svg:x2="23.89cm" svg:y2="17.475cm">
            <text:p/>
          </draw:line>
          <draw:polyline draw:style-name="gr1" draw:text-style-name="P1" draw:layer="TiM_F" svg:width="0cm" svg:height="0.019cm" draw:transform="rotate (1.5707963267949) translate (23.87cm 17.41cm)" svg:viewBox="0 0 0 20" draw:points="0,0 0,3 0,5 0,7 0,9 0,11 0,13 0,14 0,16 0,17 0,18 0,19 0,20 0,20 0,20">
            <text:p/>
          </draw:polyline>
          <draw:polyline draw:style-name="gr1" draw:text-style-name="P1" draw:layer="TiM_F" svg:width="0cm" svg:height="0.019cm" draw:transform="rotate (1.5707963267949) translate (23.87cm 17.575cm)" svg:viewBox="0 0 0 20" draw:points="0,0 0,3 0,5 0,7 0,9 0,11 0,13 0,14 0,16 0,17 0,18 0,19 0,20 0,20 0,20">
            <text:p/>
          </draw:polyline>
          <draw:line draw:style-name="gr1" draw:text-style-name="P1" draw:layer="TiM_F" svg:x1="23.89cm" svg:y1="17.41cm" svg:x2="23.89cm" svg:y2="17.32cm">
            <text:p/>
          </draw:line>
          <draw:polyline draw:style-name="gr1" draw:text-style-name="P1" draw:layer="TiM_F" svg:width="0cm" svg:height="0.019cm" draw:transform="rotate (1.5707963267949) translate (23.87cm 17.32cm)" svg:viewBox="0 0 0 20" draw:points="0,20 0,20 0,20 0,19 0,18 0,17 0,16 0,14 0,13 0,11 0,9 0,7 0,5 0,3 0,0">
            <text:p/>
          </draw:polyline>
          <draw:polyline draw:style-name="gr1" draw:text-style-name="P1" draw:layer="TiM_F" svg:width="0cm" svg:height="0.019cm" draw:transform="rotate (1.5707963267949) translate (23.87cm 17.64cm)" svg:viewBox="0 0 0 20" draw:points="0,0 0,3 0,5 0,7 0,9 0,11 0,13 0,14 0,16 0,17 0,18 0,19 0,20 0,20 0,20">
            <text:p/>
          </draw:polyline>
          <draw:line draw:style-name="gr1" draw:text-style-name="P1" draw:layer="TiM_F" svg:x1="23.89cm" svg:y1="17.64cm" svg:x2="23.89cm" svg:y2="17.73cm">
            <text:p/>
          </draw:line>
          <draw:line draw:style-name="gr1" draw:text-style-name="P1" draw:layer="TiM_F" svg:x1="23.45cm" svg:y1="17.278cm" svg:x2="23.375cm" svg:y2="17.278cm">
            <text:p/>
          </draw:line>
          <draw:line draw:style-name="gr1" draw:text-style-name="P1" draw:layer="TiM_F" svg:x1="23.87cm" svg:y1="17.278cm" svg:x2="23.45cm" svg:y2="17.278cm">
            <text:p/>
          </draw:line>
          <draw:polyline draw:style-name="gr1" draw:text-style-name="P1" draw:layer="TiM_F" svg:width="0cm" svg:height="0.019cm" draw:transform="rotate (1.5707963267949) translate (23.87cm 17.73cm)" svg:viewBox="0 0 0 20" draw:points="0,20 0,20 0,20 0,19 0,18 0,17 0,16 0,14 0,13 0,11 0,9 0,7 0,5 0,3 0,0">
            <text:p/>
          </draw:polyline>
          <draw:line draw:style-name="gr1" draw:text-style-name="P1" draw:layer="TiM_F" svg:x1="23.375cm" svg:y1="17.278cm" svg:x2="23.375cm" svg:y2="17.353cm">
            <text:p/>
          </draw:line>
          <draw:line draw:style-name="gr1" draw:text-style-name="P1" draw:layer="TiM_F" svg:x1="23.375cm" svg:y1="17.353cm" svg:x2="23.375cm" svg:y2="17.773cm">
            <text:p/>
          </draw:line>
          <draw:polyline draw:style-name="gr1" draw:text-style-name="P1" draw:layer="TiM_F" svg:width="0cm" svg:height="0.019cm" draw:transform="rotate (1.5707963267949) translate (23.355cm 17.32cm)" svg:viewBox="0 0 0 20" draw:points="0,0 0,0 0,1 0,1 0,2 0,3 0,5 0,6 0,8 0,10 0,12 0,14 0,16 0,18 0,20">
            <text:p/>
          </draw:polyline>
          <draw:line draw:style-name="gr1" draw:text-style-name="P1" draw:layer="TiM_F" svg:x1="23.375cm" svg:y1="17.773cm" svg:x2="23.87cm" svg:y2="17.773cm">
            <text:p/>
          </draw:line>
          <draw:line draw:style-name="gr1" draw:text-style-name="P1" draw:layer="TiM_F" svg:x1="23.355cm" svg:y1="17.41cm" svg:x2="23.355cm" svg:y2="17.32cm">
            <text:p/>
          </draw:line>
          <draw:polyline draw:style-name="gr1" draw:text-style-name="P1" draw:layer="TiM_F" svg:width="0cm" svg:height="0.019cm" draw:transform="rotate (1.5707963267949) translate (23.355cm 17.41cm)" svg:viewBox="0 0 0 20" draw:points="0,20 0,18 0,16 0,14 0,12 0,10 0,8 0,6 0,5 0,3 0,2 0,1 0,1 0,0 0,0">
            <text:p/>
          </draw:polyline>
          <draw:polyline draw:style-name="gr1" draw:text-style-name="P1" draw:layer="TiM_F" svg:width="0cm" svg:height="0.019cm" draw:transform="rotate (1.5707963267949) translate (23.355cm 17.73cm)" svg:viewBox="0 0 0 20" draw:points="0,0 0,0 0,1 0,1 0,2 0,3 0,5 0,6 0,8 0,10 0,12 0,14 0,16 0,18 0,20">
            <text:p/>
          </draw:polyline>
          <draw:line draw:style-name="gr1" draw:text-style-name="P1" draw:layer="TiM_F" svg:x1="23.355cm" svg:y1="17.64cm" svg:x2="23.355cm" svg:y2="17.73cm">
            <text:p/>
          </draw:line>
          <draw:polyline draw:style-name="gr1" draw:text-style-name="P1" draw:layer="TiM_F" svg:width="0cm" svg:height="0.019cm" draw:transform="rotate (1.5707963267949) translate (23.355cm 17.475cm)" svg:viewBox="0 0 0 20" draw:points="0,20 0,18 0,16 0,14 0,12 0,10 0,8 0,6 0,5 0,3 0,2 0,1 0,1 0,0 0,0">
            <text:p/>
          </draw:polyline>
          <draw:polyline draw:style-name="gr1" draw:text-style-name="P1" draw:layer="TiM_F" svg:width="0cm" svg:height="0.019cm" draw:transform="rotate (1.5707963267949) translate (23.355cm 17.64cm)" svg:viewBox="0 0 0 20" draw:points="0,20 0,18 0,16 0,14 0,12 0,10 0,8 0,6 0,5 0,3 0,2 0,1 0,1 0,0 0,0">
            <text:p/>
          </draw:polyline>
          <draw:line draw:style-name="gr1" draw:text-style-name="P1" draw:layer="TiM_F" svg:x1="23.355cm" svg:y1="17.575cm" svg:x2="23.355cm" svg:y2="17.475cm">
            <text:p/>
          </draw:line>
          <draw:polyline draw:style-name="gr1" draw:text-style-name="P1" draw:layer="TiM_F" svg:width="0cm" svg:height="0.019cm" draw:transform="rotate (1.5707963267949) translate (23.355cm 17.575cm)" svg:viewBox="0 0 0 20" draw:points="0,20 0,18 0,16 0,14 0,12 0,10 0,8 0,6 0,5 0,3 0,2 0,1 0,1 0,0 0,0">
            <text:p/>
          </draw:polyline>
          <draw:polyline draw:style-name="gr1" draw:text-style-name="P1" draw:layer="TiM_F" svg:width="0cm" svg:height="0.019cm" draw:transform="rotate (1.5707963267949) translate (19.298cm 15.951cm)" svg:viewBox="0 0 0 20" draw:points="0,0 0,3 0,5 0,7 0,9 0,11 0,13 0,15 0,16 0,17 0,18 0,19 0,20 0,20 0,20">
            <text:p/>
          </draw:polyline>
          <draw:line draw:style-name="gr1" draw:text-style-name="P1" draw:layer="TiM_F" svg:x1="19.298cm" svg:y1="16.249cm" svg:x2="19.298cm" svg:y2="15.754cm">
            <text:p/>
          </draw:line>
          <draw:line draw:style-name="gr1" draw:text-style-name="P1" draw:layer="TiM_F" svg:x1="19.318cm" svg:y1="16.051cm" svg:x2="19.318cm" svg:y2="15.951cm">
            <text:p/>
          </draw:line>
          <draw:polyline draw:style-name="gr1" draw:text-style-name="P1" draw:layer="TiM_F" svg:width="0cm" svg:height="0.019cm" draw:transform="rotate (1.5707963267949) translate (19.298cm 15.886cm)" svg:viewBox="0 0 0 20" draw:points="0,0 0,3 0,5 0,7 0,9 0,11 0,13 0,15 0,16 0,17 0,18 0,19 0,20 0,20 0,20">
            <text:p/>
          </draw:polyline>
          <draw:polyline draw:style-name="gr1" draw:text-style-name="P1" draw:layer="TiM_F" svg:width="0cm" svg:height="0.019cm" draw:transform="rotate (1.5707963267949) translate (19.298cm 16.051cm)" svg:viewBox="0 0 0 20" draw:points="0,0 0,3 0,5 0,7 0,9 0,11 0,13 0,15 0,16 0,17 0,18 0,19 0,20 0,20 0,20">
            <text:p/>
          </draw:polyline>
          <draw:line draw:style-name="gr1" draw:text-style-name="P1" draw:layer="TiM_F" svg:x1="19.318cm" svg:y1="15.886cm" svg:x2="19.318cm" svg:y2="15.796cm">
            <text:p/>
          </draw:line>
          <draw:polyline draw:style-name="gr1" draw:text-style-name="P1" draw:layer="TiM_F" svg:width="0cm" svg:height="0.019cm" draw:transform="rotate (1.5707963267949) translate (19.298cm 15.796cm)" svg:viewBox="0 0 0 20" draw:points="0,20 0,20 0,20 0,19 0,18 0,17 0,16 0,15 0,13 0,11 0,9 0,7 0,5 0,3 0,0">
            <text:p/>
          </draw:polyline>
          <draw:polyline draw:style-name="gr1" draw:text-style-name="P1" draw:layer="TiM_F" svg:width="0cm" svg:height="0.019cm" draw:transform="rotate (1.5707963267949) translate (19.298cm 16.116cm)" svg:viewBox="0 0 0 20" draw:points="0,0 0,3 0,5 0,7 0,9 0,11 0,13 0,15 0,16 0,17 0,18 0,19 0,20 0,20 0,20">
            <text:p/>
          </draw:polyline>
          <draw:line draw:style-name="gr1" draw:text-style-name="P1" draw:layer="TiM_F" svg:x1="19.318cm" svg:y1="16.116cm" svg:x2="19.318cm" svg:y2="16.206cm">
            <text:p/>
          </draw:line>
          <draw:line draw:style-name="gr1" draw:text-style-name="P1" draw:layer="TiM_F" svg:x1="18.878cm" svg:y1="15.754cm" svg:x2="18.803cm" svg:y2="15.754cm">
            <text:p/>
          </draw:line>
          <draw:line draw:style-name="gr1" draw:text-style-name="P1" draw:layer="TiM_F" svg:x1="19.298cm" svg:y1="15.754cm" svg:x2="18.878cm" svg:y2="15.754cm">
            <text:p/>
          </draw:line>
          <draw:polyline draw:style-name="gr1" draw:text-style-name="P1" draw:layer="TiM_F" svg:width="0cm" svg:height="0.019cm" draw:transform="rotate (1.5707963267949) translate (19.298cm 16.206cm)" svg:viewBox="0 0 0 20" draw:points="0,20 0,20 0,20 0,19 0,18 0,17 0,16 0,15 0,13 0,11 0,9 0,7 0,5 0,3 0,0">
            <text:p/>
          </draw:polyline>
          <draw:line draw:style-name="gr1" draw:text-style-name="P1" draw:layer="TiM_F" svg:x1="18.803cm" svg:y1="15.754cm" svg:x2="18.803cm" svg:y2="15.829cm">
            <text:p/>
          </draw:line>
          <draw:line draw:style-name="gr1" draw:text-style-name="P1" draw:layer="TiM_F" svg:x1="18.803cm" svg:y1="15.829cm" svg:x2="18.803cm" svg:y2="16.249cm">
            <text:p/>
          </draw:line>
          <draw:polyline draw:style-name="gr1" draw:text-style-name="P1" draw:layer="TiM_F" svg:width="0cm" svg:height="0.019cm" draw:transform="rotate (1.5707963267949) translate (18.783cm 15.796cm)" svg:viewBox="0 0 0 20" draw:points="0,0 0,1 0,1 0,2 0,2 0,3 0,5 0,6 0,8 0,10 0,12 0,14 0,16 0,18 0,20">
            <text:p/>
          </draw:polyline>
          <draw:line draw:style-name="gr1" draw:text-style-name="P1" draw:layer="TiM_F" svg:x1="18.803cm" svg:y1="16.249cm" svg:x2="19.298cm" svg:y2="16.249cm">
            <text:p/>
          </draw:line>
          <draw:line draw:style-name="gr1" draw:text-style-name="P1" draw:layer="TiM_F" svg:x1="18.783cm" svg:y1="15.886cm" svg:x2="18.783cm" svg:y2="15.796cm">
            <text:p/>
          </draw:line>
          <draw:polyline draw:style-name="gr1" draw:text-style-name="P1" draw:layer="TiM_F" svg:width="0cm" svg:height="0.019cm" draw:transform="rotate (1.5707963267949) translate (18.783cm 15.886cm)" svg:viewBox="0 0 0 20" draw:points="0,20 0,18 0,16 0,14 0,12 0,10 0,8 0,6 0,5 0,3 0,2 0,2 0,1 0,1 0,0">
            <text:p/>
          </draw:polyline>
          <draw:polyline draw:style-name="gr1" draw:text-style-name="P1" draw:layer="TiM_F" svg:width="0cm" svg:height="0.019cm" draw:transform="rotate (1.5707963267949) translate (18.783cm 16.206cm)" svg:viewBox="0 0 0 20" draw:points="0,0 0,1 0,1 0,2 0,2 0,3 0,5 0,6 0,8 0,10 0,12 0,14 0,16 0,18 0,20">
            <text:p/>
          </draw:polyline>
          <draw:line draw:style-name="gr1" draw:text-style-name="P1" draw:layer="TiM_F" svg:x1="18.783cm" svg:y1="16.116cm" svg:x2="18.783cm" svg:y2="16.206cm">
            <text:p/>
          </draw:line>
          <draw:polyline draw:style-name="gr1" draw:text-style-name="P1" draw:layer="TiM_F" svg:width="0cm" svg:height="0.019cm" draw:transform="rotate (1.5707963267949) translate (18.783cm 15.951cm)" svg:viewBox="0 0 0 20" draw:points="0,20 0,18 0,16 0,14 0,12 0,10 0,8 0,6 0,5 0,3 0,2 0,2 0,1 0,1 0,0">
            <text:p/>
          </draw:polyline>
          <draw:polyline draw:style-name="gr1" draw:text-style-name="P1" draw:layer="TiM_F" svg:width="0cm" svg:height="0.019cm" draw:transform="rotate (1.5707963267949) translate (18.783cm 16.116cm)" svg:viewBox="0 0 0 20" draw:points="0,20 0,18 0,16 0,14 0,12 0,10 0,8 0,6 0,5 0,3 0,2 0,2 0,1 0,1 0,0">
            <text:p/>
          </draw:polyline>
          <draw:line draw:style-name="gr1" draw:text-style-name="P1" draw:layer="TiM_F" svg:x1="18.783cm" svg:y1="16.051cm" svg:x2="18.783cm" svg:y2="15.951cm">
            <text:p/>
          </draw:line>
          <draw:polyline draw:style-name="gr1" draw:text-style-name="P1" draw:layer="TiM_F" svg:width="0cm" svg:height="0.019cm" draw:transform="rotate (1.5707963267949) translate (18.783cm 16.051cm)" svg:viewBox="0 0 0 20" draw:points="0,20 0,18 0,16 0,14 0,12 0,10 0,8 0,6 0,5 0,3 0,2 0,2 0,1 0,1 0,0">
            <text:p/>
          </draw:polyline>
          <draw:polyline draw:style-name="gr1" draw:text-style-name="P1" draw:layer="TiM_F" svg:width="0cm" svg:height="0.019cm" draw:transform="rotate (1.5707963267949) translate (19.298cm 12.905cm)" svg:viewBox="0 0 0 20" draw:points="0,0 0,3 0,5 0,7 0,9 0,11 0,13 0,15 0,16 0,17 0,18 0,19 0,20 0,20 0,20">
            <text:p/>
          </draw:polyline>
          <draw:line draw:style-name="gr1" draw:text-style-name="P1" draw:layer="TiM_F" svg:x1="19.298cm" svg:y1="13.202cm" svg:x2="19.298cm" svg:y2="12.707cm">
            <text:p/>
          </draw:line>
          <draw:line draw:style-name="gr1" draw:text-style-name="P1" draw:layer="TiM_F" svg:x1="19.318cm" svg:y1="13.005cm" svg:x2="19.318cm" svg:y2="12.905cm">
            <text:p/>
          </draw:line>
          <draw:polyline draw:style-name="gr1" draw:text-style-name="P1" draw:layer="TiM_F" svg:width="0cm" svg:height="0.019cm" draw:transform="rotate (1.5707963267949) translate (19.298cm 12.84cm)" svg:viewBox="0 0 0 20" draw:points="0,0 0,3 0,5 0,7 0,9 0,11 0,13 0,15 0,16 0,17 0,18 0,19 0,20 0,20 0,20">
            <text:p/>
          </draw:polyline>
          <draw:polyline draw:style-name="gr1" draw:text-style-name="P1" draw:layer="TiM_F" svg:width="0cm" svg:height="0.019cm" draw:transform="rotate (1.5707963267949) translate (19.298cm 13.005cm)" svg:viewBox="0 0 0 20" draw:points="0,0 0,3 0,5 0,7 0,9 0,11 0,13 0,15 0,16 0,17 0,18 0,19 0,20 0,20 0,20">
            <text:p/>
          </draw:polyline>
          <draw:line draw:style-name="gr1" draw:text-style-name="P1" draw:layer="TiM_F" svg:x1="19.318cm" svg:y1="12.84cm" svg:x2="19.318cm" svg:y2="12.75cm">
            <text:p/>
          </draw:line>
          <draw:polyline draw:style-name="gr1" draw:text-style-name="P1" draw:layer="TiM_F" svg:width="0cm" svg:height="0.019cm" draw:transform="rotate (1.5707963267949) translate (19.298cm 12.75cm)" svg:viewBox="0 0 0 20" draw:points="0,20 0,20 0,20 0,19 0,18 0,17 0,16 0,15 0,13 0,11 0,9 0,7 0,5 0,3 0,0">
            <text:p/>
          </draw:polyline>
          <draw:polyline draw:style-name="gr1" draw:text-style-name="P1" draw:layer="TiM_F" svg:width="0cm" svg:height="0.019cm" draw:transform="rotate (1.5707963267949) translate (19.298cm 13.07cm)" svg:viewBox="0 0 0 20" draw:points="0,0 0,3 0,5 0,7 0,9 0,11 0,13 0,15 0,16 0,17 0,18 0,19 0,20 0,20 0,20">
            <text:p/>
          </draw:polyline>
          <draw:line draw:style-name="gr1" draw:text-style-name="P1" draw:layer="TiM_F" svg:x1="19.318cm" svg:y1="13.07cm" svg:x2="19.318cm" svg:y2="13.16cm">
            <text:p/>
          </draw:line>
          <draw:line draw:style-name="gr1" draw:text-style-name="P1" draw:layer="TiM_F" svg:x1="18.878cm" svg:y1="12.707cm" svg:x2="18.803cm" svg:y2="12.707cm">
            <text:p/>
          </draw:line>
          <draw:line draw:style-name="gr1" draw:text-style-name="P1" draw:layer="TiM_F" svg:x1="19.298cm" svg:y1="12.707cm" svg:x2="18.878cm" svg:y2="12.707cm">
            <text:p/>
          </draw:line>
          <draw:polyline draw:style-name="gr1" draw:text-style-name="P1" draw:layer="TiM_F" svg:width="0cm" svg:height="0.019cm" draw:transform="rotate (1.5707963267949) translate (19.298cm 13.16cm)" svg:viewBox="0 0 0 20" draw:points="0,20 0,20 0,20 0,19 0,18 0,17 0,16 0,15 0,13 0,11 0,9 0,7 0,5 0,3 0,0">
            <text:p/>
          </draw:polyline>
          <draw:line draw:style-name="gr1" draw:text-style-name="P1" draw:layer="TiM_F" svg:x1="18.803cm" svg:y1="12.707cm" svg:x2="18.803cm" svg:y2="12.782cm">
            <text:p/>
          </draw:line>
          <draw:line draw:style-name="gr1" draw:text-style-name="P1" draw:layer="TiM_F" svg:x1="18.803cm" svg:y1="12.782cm" svg:x2="18.803cm" svg:y2="13.202cm">
            <text:p/>
          </draw:line>
          <draw:polyline draw:style-name="gr1" draw:text-style-name="P1" draw:layer="TiM_F" svg:width="0cm" svg:height="0.019cm" draw:transform="rotate (1.5707963267949) translate (18.783cm 12.75cm)" svg:viewBox="0 0 0 20" draw:points="0,0 0,1 0,1 0,2 0,2 0,3 0,5 0,6 0,8 0,10 0,12 0,14 0,16 0,18 0,20">
            <text:p/>
          </draw:polyline>
          <draw:line draw:style-name="gr1" draw:text-style-name="P1" draw:layer="TiM_F" svg:x1="18.803cm" svg:y1="13.202cm" svg:x2="19.298cm" svg:y2="13.202cm">
            <text:p/>
          </draw:line>
          <draw:line draw:style-name="gr1" draw:text-style-name="P1" draw:layer="TiM_F" svg:x1="18.783cm" svg:y1="12.84cm" svg:x2="18.783cm" svg:y2="12.75cm">
            <text:p/>
          </draw:line>
          <draw:polyline draw:style-name="gr1" draw:text-style-name="P1" draw:layer="TiM_F" svg:width="0cm" svg:height="0.019cm" draw:transform="rotate (1.5707963267949) translate (18.783cm 12.84cm)" svg:viewBox="0 0 0 20" draw:points="0,20 0,18 0,16 0,14 0,12 0,10 0,8 0,6 0,5 0,3 0,2 0,2 0,1 0,1 0,0">
            <text:p/>
          </draw:polyline>
          <draw:polyline draw:style-name="gr1" draw:text-style-name="P1" draw:layer="TiM_F" svg:width="0cm" svg:height="0.019cm" draw:transform="rotate (1.5707963267949) translate (18.783cm 13.16cm)" svg:viewBox="0 0 0 20" draw:points="0,0 0,1 0,1 0,2 0,2 0,3 0,5 0,6 0,8 0,10 0,12 0,14 0,16 0,18 0,20">
            <text:p/>
          </draw:polyline>
          <draw:line draw:style-name="gr1" draw:text-style-name="P1" draw:layer="TiM_F" svg:x1="18.783cm" svg:y1="13.07cm" svg:x2="18.783cm" svg:y2="13.16cm">
            <text:p/>
          </draw:line>
          <draw:polyline draw:style-name="gr1" draw:text-style-name="P1" draw:layer="TiM_F" svg:width="0cm" svg:height="0.019cm" draw:transform="rotate (1.5707963267949) translate (18.783cm 12.905cm)" svg:viewBox="0 0 0 20" draw:points="0,20 0,18 0,16 0,14 0,12 0,10 0,8 0,6 0,5 0,3 0,2 0,2 0,1 0,1 0,0">
            <text:p/>
          </draw:polyline>
          <draw:polyline draw:style-name="gr1" draw:text-style-name="P1" draw:layer="TiM_F" svg:width="0cm" svg:height="0.019cm" draw:transform="rotate (1.5707963267949) translate (18.783cm 13.07cm)" svg:viewBox="0 0 0 20" draw:points="0,20 0,18 0,16 0,14 0,12 0,10 0,8 0,6 0,5 0,3 0,2 0,2 0,1 0,1 0,0">
            <text:p/>
          </draw:polyline>
          <draw:line draw:style-name="gr1" draw:text-style-name="P1" draw:layer="TiM_F" svg:x1="18.783cm" svg:y1="13.005cm" svg:x2="18.783cm" svg:y2="12.905cm">
            <text:p/>
          </draw:line>
          <draw:polyline draw:style-name="gr1" draw:text-style-name="P1" draw:layer="TiM_F" svg:width="0cm" svg:height="0.019cm" draw:transform="rotate (1.5707963267949) translate (18.783cm 13.005cm)" svg:viewBox="0 0 0 20" draw:points="0,20 0,18 0,16 0,14 0,12 0,10 0,8 0,6 0,5 0,3 0,2 0,2 0,1 0,1 0,0">
            <text:p/>
          </draw:polyline>
          <draw:polyline draw:style-name="gr1" draw:text-style-name="P1" draw:layer="TiM_F" svg:width="0cm" svg:height="0.019cm" draw:transform="rotate (1.5707963267949) translate (25.394cm 12.905cm)" svg:viewBox="0 0 0 20" draw:points="0,0 0,2 0,5 0,7 0,9 0,11 0,13 0,14 0,16 0,17 0,18 0,19 0,20 0,20 0,20">
            <text:p/>
          </draw:polyline>
          <draw:line draw:style-name="gr1" draw:text-style-name="P1" draw:layer="TiM_F" svg:x1="25.394cm" svg:y1="13.202cm" svg:x2="25.394cm" svg:y2="12.707cm">
            <text:p/>
          </draw:line>
          <draw:line draw:style-name="gr1" draw:text-style-name="P1" draw:layer="TiM_F" svg:x1="25.414cm" svg:y1="13.005cm" svg:x2="25.414cm" svg:y2="12.905cm">
            <text:p/>
          </draw:line>
          <draw:polyline draw:style-name="gr1" draw:text-style-name="P1" draw:layer="TiM_F" svg:width="0cm" svg:height="0.019cm" draw:transform="rotate (1.5707963267949) translate (25.394cm 12.84cm)" svg:viewBox="0 0 0 20" draw:points="0,0 0,2 0,5 0,7 0,9 0,11 0,13 0,14 0,16 0,17 0,18 0,19 0,20 0,20 0,20">
            <text:p/>
          </draw:polyline>
          <draw:polyline draw:style-name="gr1" draw:text-style-name="P1" draw:layer="TiM_F" svg:width="0cm" svg:height="0.019cm" draw:transform="rotate (1.5707963267949) translate (25.394cm 13.005cm)" svg:viewBox="0 0 0 20" draw:points="0,0 0,2 0,5 0,7 0,9 0,11 0,13 0,14 0,16 0,17 0,18 0,19 0,20 0,20 0,20">
            <text:p/>
          </draw:polyline>
          <draw:line draw:style-name="gr1" draw:text-style-name="P1" draw:layer="TiM_F" svg:x1="25.414cm" svg:y1="12.84cm" svg:x2="25.414cm" svg:y2="12.75cm">
            <text:p/>
          </draw:line>
          <draw:polyline draw:style-name="gr1" draw:text-style-name="P1" draw:layer="TiM_F" svg:width="0cm" svg:height="0.019cm" draw:transform="rotate (1.5707963267949) translate (25.394cm 12.75cm)" svg:viewBox="0 0 0 20" draw:points="0,20 0,20 0,20 0,19 0,18 0,17 0,16 0,14 0,13 0,11 0,9 0,7 0,5 0,2 0,0">
            <text:p/>
          </draw:polyline>
          <draw:polyline draw:style-name="gr1" draw:text-style-name="P1" draw:layer="TiM_F" svg:width="0cm" svg:height="0.019cm" draw:transform="rotate (1.5707963267949) translate (25.394cm 13.07cm)" svg:viewBox="0 0 0 20" draw:points="0,0 0,2 0,5 0,7 0,9 0,11 0,13 0,14 0,16 0,17 0,18 0,19 0,20 0,20 0,20">
            <text:p/>
          </draw:polyline>
          <draw:line draw:style-name="gr1" draw:text-style-name="P1" draw:layer="TiM_F" svg:x1="25.414cm" svg:y1="13.07cm" svg:x2="25.414cm" svg:y2="13.16cm">
            <text:p/>
          </draw:line>
          <draw:line draw:style-name="gr1" draw:text-style-name="P1" draw:layer="TiM_F" svg:x1="24.974cm" svg:y1="12.707cm" svg:x2="24.899cm" svg:y2="12.707cm">
            <text:p/>
          </draw:line>
          <draw:line draw:style-name="gr1" draw:text-style-name="P1" draw:layer="TiM_F" svg:x1="25.394cm" svg:y1="12.707cm" svg:x2="24.974cm" svg:y2="12.707cm">
            <text:p/>
          </draw:line>
          <draw:polyline draw:style-name="gr1" draw:text-style-name="P1" draw:layer="TiM_F" svg:width="0cm" svg:height="0.019cm" draw:transform="rotate (1.5707963267949) translate (25.394cm 13.16cm)" svg:viewBox="0 0 0 20" draw:points="0,20 0,20 0,20 0,19 0,18 0,17 0,16 0,14 0,13 0,11 0,9 0,7 0,5 0,2 0,0">
            <text:p/>
          </draw:polyline>
          <draw:line draw:style-name="gr1" draw:text-style-name="P1" draw:layer="TiM_F" svg:x1="24.899cm" svg:y1="12.707cm" svg:x2="24.899cm" svg:y2="12.782cm">
            <text:p/>
          </draw:line>
          <draw:line draw:style-name="gr1" draw:text-style-name="P1" draw:layer="TiM_F" svg:x1="24.899cm" svg:y1="12.782cm" svg:x2="24.899cm" svg:y2="13.202cm">
            <text:p/>
          </draw:line>
          <draw:polyline draw:style-name="gr1" draw:text-style-name="P1" draw:layer="TiM_F" svg:width="0cm" svg:height="0.019cm" draw:transform="rotate (1.5707963267949) translate (24.879cm 12.75cm)" svg:viewBox="0 0 0 20" draw:points="0,0 0,0 0,1 0,1 0,2 0,3 0,5 0,6 0,8 0,10 0,12 0,14 0,16 0,18 0,20">
            <text:p/>
          </draw:polyline>
          <draw:line draw:style-name="gr1" draw:text-style-name="P1" draw:layer="TiM_F" svg:x1="24.899cm" svg:y1="13.202cm" svg:x2="25.394cm" svg:y2="13.202cm">
            <text:p/>
          </draw:line>
          <draw:line draw:style-name="gr1" draw:text-style-name="P1" draw:layer="TiM_F" svg:x1="24.879cm" svg:y1="12.84cm" svg:x2="24.879cm" svg:y2="12.75cm">
            <text:p/>
          </draw:line>
          <draw:polyline draw:style-name="gr1" draw:text-style-name="P1" draw:layer="TiM_F" svg:width="0cm" svg:height="0.019cm" draw:transform="rotate (1.5707963267949) translate (24.879cm 12.84cm)" svg:viewBox="0 0 0 20" draw:points="0,20 0,18 0,16 0,14 0,12 0,10 0,8 0,6 0,5 0,3 0,2 0,1 0,1 0,0 0,0">
            <text:p/>
          </draw:polyline>
          <draw:polyline draw:style-name="gr1" draw:text-style-name="P1" draw:layer="TiM_F" svg:width="0cm" svg:height="0.019cm" draw:transform="rotate (1.5707963267949) translate (24.879cm 13.16cm)" svg:viewBox="0 0 0 20" draw:points="0,0 0,0 0,1 0,1 0,2 0,3 0,5 0,6 0,8 0,10 0,12 0,14 0,16 0,18 0,20">
            <text:p/>
          </draw:polyline>
          <draw:line draw:style-name="gr1" draw:text-style-name="P1" draw:layer="TiM_F" svg:x1="24.879cm" svg:y1="13.07cm" svg:x2="24.879cm" svg:y2="13.16cm">
            <text:p/>
          </draw:line>
          <draw:polyline draw:style-name="gr1" draw:text-style-name="P1" draw:layer="TiM_F" svg:width="0cm" svg:height="0.019cm" draw:transform="rotate (1.5707963267949) translate (24.879cm 12.905cm)" svg:viewBox="0 0 0 20" draw:points="0,20 0,18 0,16 0,14 0,12 0,10 0,8 0,6 0,5 0,3 0,2 0,1 0,1 0,0 0,0">
            <text:p/>
          </draw:polyline>
          <draw:polyline draw:style-name="gr1" draw:text-style-name="P1" draw:layer="TiM_F" svg:width="0cm" svg:height="0.019cm" draw:transform="rotate (1.5707963267949) translate (24.879cm 13.07cm)" svg:viewBox="0 0 0 20" draw:points="0,20 0,18 0,16 0,14 0,12 0,10 0,8 0,6 0,5 0,3 0,2 0,1 0,1 0,0 0,0">
            <text:p/>
          </draw:polyline>
          <draw:line draw:style-name="gr1" draw:text-style-name="P1" draw:layer="TiM_F" svg:x1="24.879cm" svg:y1="13.005cm" svg:x2="24.879cm" svg:y2="12.905cm">
            <text:p/>
          </draw:line>
          <draw:polyline draw:style-name="gr1" draw:text-style-name="P1" draw:layer="TiM_F" svg:width="0cm" svg:height="0.019cm" draw:transform="rotate (1.5707963267949) translate (24.879cm 13.005cm)" svg:viewBox="0 0 0 20" draw:points="0,20 0,18 0,16 0,14 0,12 0,10 0,8 0,6 0,5 0,3 0,2 0,1 0,1 0,0 0,0">
            <text:p/>
          </draw:polyline>
          <draw:polyline draw:style-name="gr1" draw:text-style-name="P1" draw:layer="TiM_F" svg:width="0cm" svg:height="0.019cm" draw:transform="rotate (1.5707963267949) translate (19.298cm 14.429cm)" svg:viewBox="0 0 0 20" draw:points="0,0 0,3 0,5 0,7 0,9 0,11 0,13 0,15 0,16 0,17 0,18 0,19 0,20 0,20 0,20">
            <text:p/>
          </draw:polyline>
          <draw:line draw:style-name="gr1" draw:text-style-name="P1" draw:layer="TiM_F" svg:x1="19.298cm" svg:y1="14.726cm" svg:x2="19.298cm" svg:y2="14.231cm">
            <text:p/>
          </draw:line>
          <draw:line draw:style-name="gr1" draw:text-style-name="P1" draw:layer="TiM_F" svg:x1="19.318cm" svg:y1="14.529cm" svg:x2="19.318cm" svg:y2="14.429cm">
            <text:p/>
          </draw:line>
          <draw:polyline draw:style-name="gr1" draw:text-style-name="P1" draw:layer="TiM_F" svg:width="0cm" svg:height="0.019cm" draw:transform="rotate (1.5707963267949) translate (19.298cm 14.364cm)" svg:viewBox="0 0 0 20" draw:points="0,0 0,3 0,5 0,7 0,9 0,11 0,13 0,15 0,16 0,17 0,18 0,19 0,20 0,20 0,20">
            <text:p/>
          </draw:polyline>
          <draw:polyline draw:style-name="gr1" draw:text-style-name="P1" draw:layer="TiM_F" svg:width="0cm" svg:height="0.019cm" draw:transform="rotate (1.5707963267949) translate (19.298cm 14.529cm)" svg:viewBox="0 0 0 20" draw:points="0,0 0,3 0,5 0,7 0,9 0,11 0,13 0,15 0,16 0,17 0,18 0,19 0,20 0,20 0,20">
            <text:p/>
          </draw:polyline>
          <draw:line draw:style-name="gr1" draw:text-style-name="P1" draw:layer="TiM_F" svg:x1="19.318cm" svg:y1="14.364cm" svg:x2="19.318cm" svg:y2="14.274cm">
            <text:p/>
          </draw:line>
          <draw:polyline draw:style-name="gr1" draw:text-style-name="P1" draw:layer="TiM_F" svg:width="0cm" svg:height="0.019cm" draw:transform="rotate (1.5707963267949) translate (19.298cm 14.274cm)" svg:viewBox="0 0 0 20" draw:points="0,20 0,20 0,20 0,19 0,18 0,17 0,16 0,15 0,13 0,11 0,9 0,7 0,5 0,3 0,0">
            <text:p/>
          </draw:polyline>
          <draw:polyline draw:style-name="gr1" draw:text-style-name="P1" draw:layer="TiM_F" svg:width="0cm" svg:height="0.019cm" draw:transform="rotate (1.5707963267949) translate (19.298cm 14.594cm)" svg:viewBox="0 0 0 20" draw:points="0,0 0,3 0,5 0,7 0,9 0,11 0,13 0,15 0,16 0,17 0,18 0,19 0,20 0,20 0,20">
            <text:p/>
          </draw:polyline>
          <draw:line draw:style-name="gr1" draw:text-style-name="P1" draw:layer="TiM_F" svg:x1="19.318cm" svg:y1="14.594cm" svg:x2="19.318cm" svg:y2="14.684cm">
            <text:p/>
          </draw:line>
          <draw:line draw:style-name="gr1" draw:text-style-name="P1" draw:layer="TiM_F" svg:x1="18.878cm" svg:y1="14.231cm" svg:x2="18.803cm" svg:y2="14.231cm">
            <text:p/>
          </draw:line>
          <draw:line draw:style-name="gr1" draw:text-style-name="P1" draw:layer="TiM_F" svg:x1="19.298cm" svg:y1="14.231cm" svg:x2="18.878cm" svg:y2="14.231cm">
            <text:p/>
          </draw:line>
          <draw:polyline draw:style-name="gr1" draw:text-style-name="P1" draw:layer="TiM_F" svg:width="0cm" svg:height="0.019cm" draw:transform="rotate (1.5707963267949) translate (19.298cm 14.684cm)" svg:viewBox="0 0 0 20" draw:points="0,20 0,20 0,20 0,19 0,18 0,17 0,16 0,15 0,13 0,11 0,9 0,7 0,5 0,3 0,0">
            <text:p/>
          </draw:polyline>
          <draw:line draw:style-name="gr1" draw:text-style-name="P1" draw:layer="TiM_F" svg:x1="18.803cm" svg:y1="14.231cm" svg:x2="18.803cm" svg:y2="14.306cm">
            <text:p/>
          </draw:line>
          <draw:line draw:style-name="gr1" draw:text-style-name="P1" draw:layer="TiM_F" svg:x1="18.803cm" svg:y1="14.306cm" svg:x2="18.803cm" svg:y2="14.726cm">
            <text:p/>
          </draw:line>
          <draw:polyline draw:style-name="gr1" draw:text-style-name="P1" draw:layer="TiM_F" svg:width="0cm" svg:height="0.019cm" draw:transform="rotate (1.5707963267949) translate (18.783cm 14.274cm)" svg:viewBox="0 0 0 20" draw:points="0,0 0,1 0,1 0,2 0,2 0,3 0,5 0,6 0,8 0,10 0,12 0,14 0,16 0,18 0,20">
            <text:p/>
          </draw:polyline>
          <draw:line draw:style-name="gr1" draw:text-style-name="P1" draw:layer="TiM_F" svg:x1="18.803cm" svg:y1="14.726cm" svg:x2="19.298cm" svg:y2="14.726cm">
            <text:p/>
          </draw:line>
          <draw:line draw:style-name="gr1" draw:text-style-name="P1" draw:layer="TiM_F" svg:x1="18.783cm" svg:y1="14.364cm" svg:x2="18.783cm" svg:y2="14.274cm">
            <text:p/>
          </draw:line>
          <draw:polyline draw:style-name="gr1" draw:text-style-name="P1" draw:layer="TiM_F" svg:width="0cm" svg:height="0.019cm" draw:transform="rotate (1.5707963267949) translate (18.783cm 14.364cm)" svg:viewBox="0 0 0 20" draw:points="0,20 0,18 0,16 0,14 0,12 0,10 0,8 0,6 0,5 0,3 0,2 0,2 0,1 0,1 0,0">
            <text:p/>
          </draw:polyline>
          <draw:polyline draw:style-name="gr1" draw:text-style-name="P1" draw:layer="TiM_F" svg:width="0cm" svg:height="0.019cm" draw:transform="rotate (1.5707963267949) translate (18.783cm 14.684cm)" svg:viewBox="0 0 0 20" draw:points="0,0 0,1 0,1 0,2 0,2 0,3 0,5 0,6 0,8 0,10 0,12 0,14 0,16 0,18 0,20">
            <text:p/>
          </draw:polyline>
          <draw:line draw:style-name="gr1" draw:text-style-name="P1" draw:layer="TiM_F" svg:x1="18.783cm" svg:y1="14.594cm" svg:x2="18.783cm" svg:y2="14.684cm">
            <text:p/>
          </draw:line>
          <draw:polyline draw:style-name="gr1" draw:text-style-name="P1" draw:layer="TiM_F" svg:width="0cm" svg:height="0.019cm" draw:transform="rotate (1.5707963267949) translate (18.783cm 14.429cm)" svg:viewBox="0 0 0 20" draw:points="0,20 0,18 0,16 0,14 0,12 0,10 0,8 0,6 0,5 0,3 0,2 0,2 0,1 0,1 0,0">
            <text:p/>
          </draw:polyline>
          <draw:polyline draw:style-name="gr1" draw:text-style-name="P1" draw:layer="TiM_F" svg:width="0cm" svg:height="0.019cm" draw:transform="rotate (1.5707963267949) translate (18.783cm 14.594cm)" svg:viewBox="0 0 0 20" draw:points="0,20 0,18 0,16 0,14 0,12 0,10 0,8 0,6 0,5 0,3 0,2 0,2 0,1 0,1 0,0">
            <text:p/>
          </draw:polyline>
          <draw:line draw:style-name="gr1" draw:text-style-name="P1" draw:layer="TiM_F" svg:x1="18.783cm" svg:y1="14.529cm" svg:x2="18.783cm" svg:y2="14.429cm">
            <text:p/>
          </draw:line>
          <draw:polyline draw:style-name="gr1" draw:text-style-name="P1" draw:layer="TiM_F" svg:width="0cm" svg:height="0.019cm" draw:transform="rotate (1.5707963267949) translate (18.783cm 14.529cm)" svg:viewBox="0 0 0 20" draw:points="0,20 0,18 0,16 0,14 0,12 0,10 0,8 0,6 0,5 0,3 0,2 0,2 0,1 0,1 0,0">
            <text:p/>
          </draw:polyline>
          <draw:polyline draw:style-name="gr1" draw:text-style-name="P1" draw:layer="TiM_F" svg:width="0cm" svg:height="0.019cm" draw:transform="rotate (1.5707963267949) translate (29.966cm 12.905cm)" svg:viewBox="0 0 0 20" draw:points="0,0 0,2 0,5 0,7 0,9 0,11 0,13 0,14 0,16 0,17 0,18 0,19 0,20 0,20 0,20">
            <text:p/>
          </draw:polyline>
          <draw:line draw:style-name="gr1" draw:text-style-name="P1" draw:layer="TiM_F" svg:x1="29.966cm" svg:y1="13.202cm" svg:x2="29.966cm" svg:y2="12.707cm">
            <text:p/>
          </draw:line>
          <draw:line draw:style-name="gr1" draw:text-style-name="P1" draw:layer="TiM_F" svg:x1="29.986cm" svg:y1="13.005cm" svg:x2="29.986cm" svg:y2="12.905cm">
            <text:p/>
          </draw:line>
          <draw:polyline draw:style-name="gr1" draw:text-style-name="P1" draw:layer="TiM_F" svg:width="0cm" svg:height="0.019cm" draw:transform="rotate (1.5707963267949) translate (29.966cm 12.84cm)" svg:viewBox="0 0 0 20" draw:points="0,0 0,2 0,5 0,7 0,9 0,11 0,13 0,14 0,16 0,17 0,18 0,19 0,20 0,20 0,20">
            <text:p/>
          </draw:polyline>
          <draw:polyline draw:style-name="gr1" draw:text-style-name="P1" draw:layer="TiM_F" svg:width="0cm" svg:height="0.019cm" draw:transform="rotate (1.5707963267949) translate (29.966cm 13.005cm)" svg:viewBox="0 0 0 20" draw:points="0,0 0,2 0,5 0,7 0,9 0,11 0,13 0,14 0,16 0,17 0,18 0,19 0,20 0,20 0,20">
            <text:p/>
          </draw:polyline>
          <draw:line draw:style-name="gr1" draw:text-style-name="P1" draw:layer="TiM_F" svg:x1="29.986cm" svg:y1="12.84cm" svg:x2="29.986cm" svg:y2="12.75cm">
            <text:p/>
          </draw:line>
          <draw:polyline draw:style-name="gr1" draw:text-style-name="P1" draw:layer="TiM_F" svg:width="0cm" svg:height="0.019cm" draw:transform="rotate (1.5707963267949) translate (29.966cm 12.75cm)" svg:viewBox="0 0 0 20" draw:points="0,20 0,20 0,20 0,19 0,18 0,17 0,16 0,14 0,13 0,11 0,9 0,7 0,5 0,2 0,0">
            <text:p/>
          </draw:polyline>
          <draw:polyline draw:style-name="gr1" draw:text-style-name="P1" draw:layer="TiM_F" svg:width="0cm" svg:height="0.019cm" draw:transform="rotate (1.5707963267949) translate (29.966cm 13.07cm)" svg:viewBox="0 0 0 20" draw:points="0,0 0,2 0,5 0,7 0,9 0,11 0,13 0,14 0,16 0,17 0,18 0,19 0,20 0,20 0,20">
            <text:p/>
          </draw:polyline>
          <draw:line draw:style-name="gr1" draw:text-style-name="P1" draw:layer="TiM_F" svg:x1="29.986cm" svg:y1="13.07cm" svg:x2="29.986cm" svg:y2="13.16cm">
            <text:p/>
          </draw:line>
          <draw:line draw:style-name="gr1" draw:text-style-name="P1" draw:layer="TiM_F" svg:x1="29.546cm" svg:y1="12.707cm" svg:x2="29.471cm" svg:y2="12.707cm">
            <text:p/>
          </draw:line>
          <draw:line draw:style-name="gr1" draw:text-style-name="P1" draw:layer="TiM_F" svg:x1="29.966cm" svg:y1="12.707cm" svg:x2="29.546cm" svg:y2="12.707cm">
            <text:p/>
          </draw:line>
          <draw:polyline draw:style-name="gr1" draw:text-style-name="P1" draw:layer="TiM_F" svg:width="0cm" svg:height="0.019cm" draw:transform="rotate (1.5707963267949) translate (29.966cm 13.16cm)" svg:viewBox="0 0 0 20" draw:points="0,20 0,20 0,20 0,19 0,18 0,17 0,16 0,14 0,13 0,11 0,9 0,7 0,5 0,2 0,0">
            <text:p/>
          </draw:polyline>
          <draw:line draw:style-name="gr1" draw:text-style-name="P1" draw:layer="TiM_F" svg:x1="29.471cm" svg:y1="12.707cm" svg:x2="29.471cm" svg:y2="12.782cm">
            <text:p/>
          </draw:line>
          <draw:line draw:style-name="gr1" draw:text-style-name="P1" draw:layer="TiM_F" svg:x1="29.471cm" svg:y1="12.782cm" svg:x2="29.471cm" svg:y2="13.202cm">
            <text:p/>
          </draw:line>
          <draw:polyline draw:style-name="gr1" draw:text-style-name="P1" draw:layer="TiM_F" svg:width="0cm" svg:height="0.019cm" draw:transform="rotate (1.5707963267949) translate (29.451cm 12.75cm)" svg:viewBox="0 0 0 20" draw:points="0,0 0,0 0,1 0,1 0,2 0,3 0,4 0,6 0,8 0,9 0,11 0,13 0,16 0,18 0,20">
            <text:p/>
          </draw:polyline>
          <draw:line draw:style-name="gr1" draw:text-style-name="P1" draw:layer="TiM_F" svg:x1="29.471cm" svg:y1="13.202cm" svg:x2="29.966cm" svg:y2="13.202cm">
            <text:p/>
          </draw:line>
          <draw:line draw:style-name="gr1" draw:text-style-name="P1" draw:layer="TiM_F" svg:x1="29.451cm" svg:y1="12.84cm" svg:x2="29.451cm" svg:y2="12.75cm">
            <text:p/>
          </draw:line>
          <draw:polyline draw:style-name="gr1" draw:text-style-name="P1" draw:layer="TiM_F" svg:width="0cm" svg:height="0.019cm" draw:transform="rotate (1.5707963267949) translate (29.451cm 12.84cm)" svg:viewBox="0 0 0 20" draw:points="0,20 0,18 0,16 0,13 0,11 0,9 0,8 0,6 0,4 0,3 0,2 0,1 0,1 0,0 0,0">
            <text:p/>
          </draw:polyline>
          <draw:polyline draw:style-name="gr1" draw:text-style-name="P1" draw:layer="TiM_F" svg:width="0cm" svg:height="0.019cm" draw:transform="rotate (1.5707963267949) translate (29.451cm 13.16cm)" svg:viewBox="0 0 0 20" draw:points="0,0 0,0 0,1 0,1 0,2 0,3 0,4 0,6 0,8 0,9 0,11 0,13 0,16 0,18 0,20">
            <text:p/>
          </draw:polyline>
          <draw:line draw:style-name="gr1" draw:text-style-name="P1" draw:layer="TiM_F" svg:x1="29.451cm" svg:y1="13.07cm" svg:x2="29.451cm" svg:y2="13.16cm">
            <text:p/>
          </draw:line>
          <draw:polyline draw:style-name="gr1" draw:text-style-name="P1" draw:layer="TiM_F" svg:width="0cm" svg:height="0.019cm" draw:transform="rotate (1.5707963267949) translate (29.451cm 12.905cm)" svg:viewBox="0 0 0 20" draw:points="0,20 0,18 0,16 0,13 0,11 0,9 0,8 0,6 0,4 0,3 0,2 0,1 0,1 0,0 0,0">
            <text:p/>
          </draw:polyline>
          <draw:polyline draw:style-name="gr1" draw:text-style-name="P1" draw:layer="TiM_F" svg:width="0cm" svg:height="0.019cm" draw:transform="rotate (1.5707963267949) translate (29.451cm 13.07cm)" svg:viewBox="0 0 0 20" draw:points="0,20 0,18 0,16 0,13 0,11 0,9 0,8 0,6 0,4 0,3 0,2 0,1 0,1 0,0 0,0">
            <text:p/>
          </draw:polyline>
          <draw:line draw:style-name="gr1" draw:text-style-name="P1" draw:layer="TiM_F" svg:x1="29.451cm" svg:y1="13.005cm" svg:x2="29.451cm" svg:y2="12.905cm">
            <text:p/>
          </draw:line>
          <draw:polyline draw:style-name="gr1" draw:text-style-name="P1" draw:layer="TiM_F" svg:width="0cm" svg:height="0.019cm" draw:transform="rotate (1.5707963267949) translate (29.451cm 13.005cm)" svg:viewBox="0 0 0 20" draw:points="0,20 0,18 0,16 0,13 0,11 0,9 0,8 0,6 0,4 0,3 0,2 0,1 0,1 0,0 0,0">
            <text:p/>
          </draw:polyline>
          <draw:polyline draw:style-name="gr1" draw:text-style-name="P1" draw:layer="TiM_F" svg:width="0cm" svg:height="0.019cm" draw:transform="rotate (1.5707963267949) translate (29.966cm 14.429cm)" svg:viewBox="0 0 0 20" draw:points="0,0 0,2 0,5 0,7 0,9 0,11 0,13 0,14 0,16 0,17 0,18 0,19 0,20 0,20 0,20">
            <text:p/>
          </draw:polyline>
          <draw:line draw:style-name="gr1" draw:text-style-name="P1" draw:layer="TiM_F" svg:x1="29.966cm" svg:y1="14.726cm" svg:x2="29.966cm" svg:y2="14.231cm">
            <text:p/>
          </draw:line>
          <draw:line draw:style-name="gr1" draw:text-style-name="P1" draw:layer="TiM_F" svg:x1="29.986cm" svg:y1="14.529cm" svg:x2="29.986cm" svg:y2="14.429cm">
            <text:p/>
          </draw:line>
          <draw:polyline draw:style-name="gr1" draw:text-style-name="P1" draw:layer="TiM_F" svg:width="0cm" svg:height="0.019cm" draw:transform="rotate (1.5707963267949) translate (29.966cm 14.364cm)" svg:viewBox="0 0 0 20" draw:points="0,0 0,2 0,5 0,7 0,9 0,11 0,13 0,14 0,16 0,17 0,18 0,19 0,20 0,20 0,20">
            <text:p/>
          </draw:polyline>
          <draw:polyline draw:style-name="gr1" draw:text-style-name="P1" draw:layer="TiM_F" svg:width="0cm" svg:height="0.019cm" draw:transform="rotate (1.5707963267949) translate (29.966cm 14.529cm)" svg:viewBox="0 0 0 20" draw:points="0,0 0,2 0,5 0,7 0,9 0,11 0,13 0,14 0,16 0,17 0,18 0,19 0,20 0,20 0,20">
            <text:p/>
          </draw:polyline>
          <draw:line draw:style-name="gr1" draw:text-style-name="P1" draw:layer="TiM_F" svg:x1="29.986cm" svg:y1="14.364cm" svg:x2="29.986cm" svg:y2="14.274cm">
            <text:p/>
          </draw:line>
          <draw:polyline draw:style-name="gr1" draw:text-style-name="P1" draw:layer="TiM_F" svg:width="0cm" svg:height="0.019cm" draw:transform="rotate (1.5707963267949) translate (29.966cm 14.274cm)" svg:viewBox="0 0 0 20" draw:points="0,20 0,20 0,20 0,19 0,18 0,17 0,16 0,14 0,13 0,11 0,9 0,7 0,5 0,2 0,0">
            <text:p/>
          </draw:polyline>
          <draw:polyline draw:style-name="gr1" draw:text-style-name="P1" draw:layer="TiM_F" svg:width="0cm" svg:height="0.019cm" draw:transform="rotate (1.5707963267949) translate (29.966cm 14.594cm)" svg:viewBox="0 0 0 20" draw:points="0,0 0,2 0,5 0,7 0,9 0,11 0,13 0,14 0,16 0,17 0,18 0,19 0,20 0,20 0,20">
            <text:p/>
          </draw:polyline>
          <draw:line draw:style-name="gr1" draw:text-style-name="P1" draw:layer="TiM_F" svg:x1="29.986cm" svg:y1="14.594cm" svg:x2="29.986cm" svg:y2="14.684cm">
            <text:p/>
          </draw:line>
          <draw:line draw:style-name="gr1" draw:text-style-name="P1" draw:layer="TiM_F" svg:x1="29.546cm" svg:y1="14.231cm" svg:x2="29.471cm" svg:y2="14.231cm">
            <text:p/>
          </draw:line>
          <draw:line draw:style-name="gr1" draw:text-style-name="P1" draw:layer="TiM_F" svg:x1="29.966cm" svg:y1="14.231cm" svg:x2="29.546cm" svg:y2="14.231cm">
            <text:p/>
          </draw:line>
          <draw:polyline draw:style-name="gr1" draw:text-style-name="P1" draw:layer="TiM_F" svg:width="0cm" svg:height="0.019cm" draw:transform="rotate (1.5707963267949) translate (29.966cm 14.684cm)" svg:viewBox="0 0 0 20" draw:points="0,20 0,20 0,20 0,19 0,18 0,17 0,16 0,14 0,13 0,11 0,9 0,7 0,5 0,2 0,0">
            <text:p/>
          </draw:polyline>
          <draw:line draw:style-name="gr1" draw:text-style-name="P1" draw:layer="TiM_F" svg:x1="29.471cm" svg:y1="14.231cm" svg:x2="29.471cm" svg:y2="14.306cm">
            <text:p/>
          </draw:line>
          <draw:line draw:style-name="gr1" draw:text-style-name="P1" draw:layer="TiM_F" svg:x1="29.471cm" svg:y1="14.306cm" svg:x2="29.471cm" svg:y2="14.726cm">
            <text:p/>
          </draw:line>
          <draw:polyline draw:style-name="gr1" draw:text-style-name="P1" draw:layer="TiM_F" svg:width="0cm" svg:height="0.019cm" draw:transform="rotate (1.5707963267949) translate (29.451cm 14.274cm)" svg:viewBox="0 0 0 20" draw:points="0,0 0,0 0,1 0,1 0,2 0,3 0,4 0,6 0,8 0,9 0,11 0,13 0,16 0,18 0,20">
            <text:p/>
          </draw:polyline>
          <draw:line draw:style-name="gr1" draw:text-style-name="P1" draw:layer="TiM_F" svg:x1="29.471cm" svg:y1="14.726cm" svg:x2="29.966cm" svg:y2="14.726cm">
            <text:p/>
          </draw:line>
          <draw:line draw:style-name="gr1" draw:text-style-name="P1" draw:layer="TiM_F" svg:x1="29.451cm" svg:y1="14.364cm" svg:x2="29.451cm" svg:y2="14.274cm">
            <text:p/>
          </draw:line>
          <draw:polyline draw:style-name="gr1" draw:text-style-name="P1" draw:layer="TiM_F" svg:width="0cm" svg:height="0.019cm" draw:transform="rotate (1.5707963267949) translate (29.451cm 14.364cm)" svg:viewBox="0 0 0 20" draw:points="0,20 0,18 0,16 0,13 0,11 0,9 0,8 0,6 0,4 0,3 0,2 0,1 0,1 0,0 0,0">
            <text:p/>
          </draw:polyline>
          <draw:polyline draw:style-name="gr1" draw:text-style-name="P1" draw:layer="TiM_F" svg:width="0cm" svg:height="0.019cm" draw:transform="rotate (1.5707963267949) translate (29.451cm 14.684cm)" svg:viewBox="0 0 0 20" draw:points="0,0 0,0 0,1 0,1 0,2 0,3 0,4 0,6 0,8 0,9 0,11 0,13 0,16 0,18 0,20">
            <text:p/>
          </draw:polyline>
          <draw:line draw:style-name="gr1" draw:text-style-name="P1" draw:layer="TiM_F" svg:x1="29.451cm" svg:y1="14.594cm" svg:x2="29.451cm" svg:y2="14.684cm">
            <text:p/>
          </draw:line>
          <draw:polyline draw:style-name="gr1" draw:text-style-name="P1" draw:layer="TiM_F" svg:width="0cm" svg:height="0.019cm" draw:transform="rotate (1.5707963267949) translate (29.451cm 14.429cm)" svg:viewBox="0 0 0 20" draw:points="0,20 0,18 0,16 0,13 0,11 0,9 0,8 0,6 0,4 0,3 0,2 0,1 0,1 0,0 0,0">
            <text:p/>
          </draw:polyline>
          <draw:polyline draw:style-name="gr1" draw:text-style-name="P1" draw:layer="TiM_F" svg:width="0cm" svg:height="0.019cm" draw:transform="rotate (1.5707963267949) translate (29.451cm 14.594cm)" svg:viewBox="0 0 0 20" draw:points="0,20 0,18 0,16 0,13 0,11 0,9 0,8 0,6 0,4 0,3 0,2 0,1 0,1 0,0 0,0">
            <text:p/>
          </draw:polyline>
          <draw:line draw:style-name="gr1" draw:text-style-name="P1" draw:layer="TiM_F" svg:x1="29.451cm" svg:y1="14.529cm" svg:x2="29.451cm" svg:y2="14.429cm">
            <text:p/>
          </draw:line>
          <draw:polyline draw:style-name="gr1" draw:text-style-name="P1" draw:layer="TiM_F" svg:width="0cm" svg:height="0.019cm" draw:transform="rotate (1.5707963267949) translate (29.451cm 14.529cm)" svg:viewBox="0 0 0 20" draw:points="0,20 0,18 0,16 0,13 0,11 0,9 0,8 0,6 0,4 0,3 0,2 0,1 0,1 0,0 0,0">
            <text:p/>
          </draw:polyline>
          <draw:polyline draw:style-name="gr1" draw:text-style-name="P1" draw:layer="TiM_F" svg:width="0cm" svg:height="0.019cm" draw:transform="rotate (1.5707963267949) translate (29.966cm 17.475cm)" svg:viewBox="0 0 0 20" draw:points="0,0 0,2 0,5 0,7 0,9 0,11 0,13 0,14 0,16 0,17 0,18 0,19 0,20 0,20 0,20">
            <text:p/>
          </draw:polyline>
          <draw:line draw:style-name="gr1" draw:text-style-name="P1" draw:layer="TiM_F" svg:x1="29.966cm" svg:y1="17.773cm" svg:x2="29.966cm" svg:y2="17.278cm">
            <text:p/>
          </draw:line>
          <draw:line draw:style-name="gr1" draw:text-style-name="P1" draw:layer="TiM_F" svg:x1="29.986cm" svg:y1="17.575cm" svg:x2="29.986cm" svg:y2="17.475cm">
            <text:p/>
          </draw:line>
          <draw:polyline draw:style-name="gr1" draw:text-style-name="P1" draw:layer="TiM_F" svg:width="0cm" svg:height="0.019cm" draw:transform="rotate (1.5707963267949) translate (29.966cm 17.41cm)" svg:viewBox="0 0 0 20" draw:points="0,0 0,2 0,5 0,7 0,9 0,11 0,13 0,14 0,16 0,17 0,18 0,19 0,20 0,20 0,20">
            <text:p/>
          </draw:polyline>
          <draw:polyline draw:style-name="gr1" draw:text-style-name="P1" draw:layer="TiM_F" svg:width="0cm" svg:height="0.019cm" draw:transform="rotate (1.5707963267949) translate (29.966cm 17.575cm)" svg:viewBox="0 0 0 20" draw:points="0,0 0,2 0,5 0,7 0,9 0,11 0,13 0,14 0,16 0,17 0,18 0,19 0,20 0,20 0,20">
            <text:p/>
          </draw:polyline>
          <draw:line draw:style-name="gr1" draw:text-style-name="P1" draw:layer="TiM_F" svg:x1="29.986cm" svg:y1="17.41cm" svg:x2="29.986cm" svg:y2="17.32cm">
            <text:p/>
          </draw:line>
          <draw:polyline draw:style-name="gr1" draw:text-style-name="P1" draw:layer="TiM_F" svg:width="0cm" svg:height="0.019cm" draw:transform="rotate (1.5707963267949) translate (29.966cm 17.32cm)" svg:viewBox="0 0 0 20" draw:points="0,20 0,20 0,20 0,19 0,18 0,17 0,16 0,14 0,13 0,11 0,9 0,7 0,5 0,2 0,0">
            <text:p/>
          </draw:polyline>
          <draw:polyline draw:style-name="gr1" draw:text-style-name="P1" draw:layer="TiM_F" svg:width="0cm" svg:height="0.019cm" draw:transform="rotate (1.5707963267949) translate (29.966cm 17.64cm)" svg:viewBox="0 0 0 20" draw:points="0,0 0,2 0,5 0,7 0,9 0,11 0,13 0,14 0,16 0,17 0,18 0,19 0,20 0,20 0,20">
            <text:p/>
          </draw:polyline>
          <draw:line draw:style-name="gr1" draw:text-style-name="P1" draw:layer="TiM_F" svg:x1="29.986cm" svg:y1="17.64cm" svg:x2="29.986cm" svg:y2="17.73cm">
            <text:p/>
          </draw:line>
          <draw:line draw:style-name="gr1" draw:text-style-name="P1" draw:layer="TiM_F" svg:x1="29.546cm" svg:y1="17.278cm" svg:x2="29.471cm" svg:y2="17.278cm">
            <text:p/>
          </draw:line>
          <draw:line draw:style-name="gr1" draw:text-style-name="P1" draw:layer="TiM_F" svg:x1="29.966cm" svg:y1="17.278cm" svg:x2="29.546cm" svg:y2="17.278cm">
            <text:p/>
          </draw:line>
          <draw:polyline draw:style-name="gr1" draw:text-style-name="P1" draw:layer="TiM_F" svg:width="0cm" svg:height="0.019cm" draw:transform="rotate (1.5707963267949) translate (29.966cm 17.73cm)" svg:viewBox="0 0 0 20" draw:points="0,20 0,20 0,20 0,19 0,18 0,17 0,16 0,14 0,13 0,11 0,9 0,7 0,5 0,2 0,0">
            <text:p/>
          </draw:polyline>
          <draw:line draw:style-name="gr1" draw:text-style-name="P1" draw:layer="TiM_F" svg:x1="29.471cm" svg:y1="17.278cm" svg:x2="29.471cm" svg:y2="17.353cm">
            <text:p/>
          </draw:line>
          <draw:line draw:style-name="gr1" draw:text-style-name="P1" draw:layer="TiM_F" svg:x1="29.471cm" svg:y1="17.353cm" svg:x2="29.471cm" svg:y2="17.773cm">
            <text:p/>
          </draw:line>
          <draw:polyline draw:style-name="gr1" draw:text-style-name="P1" draw:layer="TiM_F" svg:width="0cm" svg:height="0.019cm" draw:transform="rotate (1.5707963267949) translate (29.451cm 17.32cm)" svg:viewBox="0 0 0 20" draw:points="0,0 0,0 0,1 0,1 0,2 0,3 0,4 0,6 0,8 0,9 0,11 0,13 0,16 0,18 0,20">
            <text:p/>
          </draw:polyline>
          <draw:line draw:style-name="gr1" draw:text-style-name="P1" draw:layer="TiM_F" svg:x1="29.471cm" svg:y1="17.773cm" svg:x2="29.966cm" svg:y2="17.773cm">
            <text:p/>
          </draw:line>
          <draw:line draw:style-name="gr1" draw:text-style-name="P1" draw:layer="TiM_F" svg:x1="29.451cm" svg:y1="17.41cm" svg:x2="29.451cm" svg:y2="17.32cm">
            <text:p/>
          </draw:line>
          <draw:polyline draw:style-name="gr1" draw:text-style-name="P1" draw:layer="TiM_F" svg:width="0cm" svg:height="0.019cm" draw:transform="rotate (1.5707963267949) translate (29.451cm 17.41cm)" svg:viewBox="0 0 0 20" draw:points="0,20 0,18 0,16 0,13 0,11 0,9 0,8 0,6 0,4 0,3 0,2 0,1 0,1 0,0 0,0">
            <text:p/>
          </draw:polyline>
          <draw:polyline draw:style-name="gr1" draw:text-style-name="P1" draw:layer="TiM_F" svg:width="0cm" svg:height="0.019cm" draw:transform="rotate (1.5707963267949) translate (29.451cm 17.73cm)" svg:viewBox="0 0 0 20" draw:points="0,0 0,0 0,1 0,1 0,2 0,3 0,4 0,6 0,8 0,9 0,11 0,13 0,16 0,18 0,20">
            <text:p/>
          </draw:polyline>
          <draw:line draw:style-name="gr1" draw:text-style-name="P1" draw:layer="TiM_F" svg:x1="29.451cm" svg:y1="17.64cm" svg:x2="29.451cm" svg:y2="17.73cm">
            <text:p/>
          </draw:line>
          <draw:polyline draw:style-name="gr1" draw:text-style-name="P1" draw:layer="TiM_F" svg:width="0cm" svg:height="0.019cm" draw:transform="rotate (1.5707963267949) translate (29.451cm 17.475cm)" svg:viewBox="0 0 0 20" draw:points="0,20 0,18 0,16 0,13 0,11 0,9 0,8 0,6 0,4 0,3 0,2 0,1 0,1 0,0 0,0">
            <text:p/>
          </draw:polyline>
          <draw:polyline draw:style-name="gr1" draw:text-style-name="P1" draw:layer="TiM_F" svg:width="0cm" svg:height="0.019cm" draw:transform="rotate (1.5707963267949) translate (29.451cm 17.64cm)" svg:viewBox="0 0 0 20" draw:points="0,20 0,18 0,16 0,13 0,11 0,9 0,8 0,6 0,4 0,3 0,2 0,1 0,1 0,0 0,0">
            <text:p/>
          </draw:polyline>
          <draw:line draw:style-name="gr1" draw:text-style-name="P1" draw:layer="TiM_F" svg:x1="29.451cm" svg:y1="17.575cm" svg:x2="29.451cm" svg:y2="17.475cm">
            <text:p/>
          </draw:line>
          <draw:polyline draw:style-name="gr1" draw:text-style-name="P1" draw:layer="TiM_F" svg:width="0cm" svg:height="0.019cm" draw:transform="rotate (1.5707963267949) translate (29.451cm 17.575cm)" svg:viewBox="0 0 0 20" draw:points="0,20 0,18 0,16 0,13 0,11 0,9 0,8 0,6 0,4 0,3 0,2 0,1 0,1 0,0 0,0">
            <text:p/>
          </draw:polyline>
          <draw:polyline draw:style-name="gr1" draw:text-style-name="P1" draw:layer="TiM_F" svg:width="0cm" svg:height="0.019cm" draw:transform="rotate (1.5707963267949) translate (29.966cm 15.951cm)" svg:viewBox="0 0 0 20" draw:points="0,0 0,2 0,5 0,7 0,9 0,11 0,13 0,14 0,16 0,17 0,18 0,19 0,20 0,20 0,20">
            <text:p/>
          </draw:polyline>
          <draw:line draw:style-name="gr1" draw:text-style-name="P1" draw:layer="TiM_F" svg:x1="29.966cm" svg:y1="16.249cm" svg:x2="29.966cm" svg:y2="15.754cm">
            <text:p/>
          </draw:line>
          <draw:line draw:style-name="gr1" draw:text-style-name="P1" draw:layer="TiM_F" svg:x1="29.986cm" svg:y1="16.051cm" svg:x2="29.986cm" svg:y2="15.951cm">
            <text:p/>
          </draw:line>
          <draw:polyline draw:style-name="gr1" draw:text-style-name="P1" draw:layer="TiM_F" svg:width="0cm" svg:height="0.019cm" draw:transform="rotate (1.5707963267949) translate (29.966cm 15.886cm)" svg:viewBox="0 0 0 20" draw:points="0,0 0,2 0,5 0,7 0,9 0,11 0,13 0,14 0,16 0,17 0,18 0,19 0,20 0,20 0,20">
            <text:p/>
          </draw:polyline>
          <draw:polyline draw:style-name="gr1" draw:text-style-name="P1" draw:layer="TiM_F" svg:width="0cm" svg:height="0.019cm" draw:transform="rotate (1.5707963267949) translate (29.966cm 16.051cm)" svg:viewBox="0 0 0 20" draw:points="0,0 0,2 0,5 0,7 0,9 0,11 0,13 0,14 0,16 0,17 0,18 0,19 0,20 0,20 0,20">
            <text:p/>
          </draw:polyline>
          <draw:line draw:style-name="gr1" draw:text-style-name="P1" draw:layer="TiM_F" svg:x1="29.986cm" svg:y1="15.886cm" svg:x2="29.986cm" svg:y2="15.796cm">
            <text:p/>
          </draw:line>
          <draw:polyline draw:style-name="gr1" draw:text-style-name="P1" draw:layer="TiM_F" svg:width="0cm" svg:height="0.019cm" draw:transform="rotate (1.5707963267949) translate (29.966cm 15.796cm)" svg:viewBox="0 0 0 20" draw:points="0,20 0,20 0,20 0,19 0,18 0,17 0,16 0,14 0,13 0,11 0,9 0,7 0,5 0,2 0,0">
            <text:p/>
          </draw:polyline>
          <draw:polyline draw:style-name="gr1" draw:text-style-name="P1" draw:layer="TiM_F" svg:width="0cm" svg:height="0.019cm" draw:transform="rotate (1.5707963267949) translate (29.966cm 16.116cm)" svg:viewBox="0 0 0 20" draw:points="0,0 0,2 0,5 0,7 0,9 0,11 0,13 0,14 0,16 0,17 0,18 0,19 0,20 0,20 0,20">
            <text:p/>
          </draw:polyline>
          <draw:line draw:style-name="gr1" draw:text-style-name="P1" draw:layer="TiM_F" svg:x1="29.986cm" svg:y1="16.116cm" svg:x2="29.986cm" svg:y2="16.206cm">
            <text:p/>
          </draw:line>
          <draw:line draw:style-name="gr1" draw:text-style-name="P1" draw:layer="TiM_F" svg:x1="29.546cm" svg:y1="15.754cm" svg:x2="29.471cm" svg:y2="15.754cm">
            <text:p/>
          </draw:line>
          <draw:line draw:style-name="gr1" draw:text-style-name="P1" draw:layer="TiM_F" svg:x1="29.966cm" svg:y1="15.754cm" svg:x2="29.546cm" svg:y2="15.754cm">
            <text:p/>
          </draw:line>
          <draw:polyline draw:style-name="gr1" draw:text-style-name="P1" draw:layer="TiM_F" svg:width="0cm" svg:height="0.019cm" draw:transform="rotate (1.5707963267949) translate (29.966cm 16.206cm)" svg:viewBox="0 0 0 20" draw:points="0,20 0,20 0,20 0,19 0,18 0,17 0,16 0,14 0,13 0,11 0,9 0,7 0,5 0,2 0,0">
            <text:p/>
          </draw:polyline>
          <draw:line draw:style-name="gr1" draw:text-style-name="P1" draw:layer="TiM_F" svg:x1="29.471cm" svg:y1="15.754cm" svg:x2="29.471cm" svg:y2="15.829cm">
            <text:p/>
          </draw:line>
          <draw:line draw:style-name="gr1" draw:text-style-name="P1" draw:layer="TiM_F" svg:x1="29.471cm" svg:y1="15.829cm" svg:x2="29.471cm" svg:y2="16.249cm">
            <text:p/>
          </draw:line>
          <draw:polyline draw:style-name="gr1" draw:text-style-name="P1" draw:layer="TiM_F" svg:width="0cm" svg:height="0.019cm" draw:transform="rotate (1.5707963267949) translate (29.451cm 15.796cm)" svg:viewBox="0 0 0 20" draw:points="0,0 0,0 0,1 0,1 0,2 0,3 0,4 0,6 0,8 0,9 0,11 0,13 0,16 0,18 0,20">
            <text:p/>
          </draw:polyline>
          <draw:line draw:style-name="gr1" draw:text-style-name="P1" draw:layer="TiM_F" svg:x1="29.471cm" svg:y1="16.249cm" svg:x2="29.966cm" svg:y2="16.249cm">
            <text:p/>
          </draw:line>
          <draw:line draw:style-name="gr1" draw:text-style-name="P1" draw:layer="TiM_F" svg:x1="29.451cm" svg:y1="15.886cm" svg:x2="29.451cm" svg:y2="15.796cm">
            <text:p/>
          </draw:line>
          <draw:polyline draw:style-name="gr1" draw:text-style-name="P1" draw:layer="TiM_F" svg:width="0cm" svg:height="0.019cm" draw:transform="rotate (1.5707963267949) translate (29.451cm 15.886cm)" svg:viewBox="0 0 0 20" draw:points="0,20 0,18 0,16 0,13 0,11 0,9 0,8 0,6 0,4 0,3 0,2 0,1 0,1 0,0 0,0">
            <text:p/>
          </draw:polyline>
          <draw:polyline draw:style-name="gr1" draw:text-style-name="P1" draw:layer="TiM_F" svg:width="0cm" svg:height="0.019cm" draw:transform="rotate (1.5707963267949) translate (29.451cm 16.206cm)" svg:viewBox="0 0 0 20" draw:points="0,0 0,0 0,1 0,1 0,2 0,3 0,4 0,6 0,8 0,9 0,11 0,13 0,16 0,18 0,20">
            <text:p/>
          </draw:polyline>
          <draw:line draw:style-name="gr1" draw:text-style-name="P1" draw:layer="TiM_F" svg:x1="29.451cm" svg:y1="16.116cm" svg:x2="29.451cm" svg:y2="16.206cm">
            <text:p/>
          </draw:line>
          <draw:polyline draw:style-name="gr1" draw:text-style-name="P1" draw:layer="TiM_F" svg:width="0cm" svg:height="0.019cm" draw:transform="rotate (1.5707963267949) translate (29.451cm 15.951cm)" svg:viewBox="0 0 0 20" draw:points="0,20 0,18 0,16 0,13 0,11 0,9 0,8 0,6 0,4 0,3 0,2 0,1 0,1 0,0 0,0">
            <text:p/>
          </draw:polyline>
          <draw:polyline draw:style-name="gr1" draw:text-style-name="P1" draw:layer="TiM_F" svg:width="0cm" svg:height="0.019cm" draw:transform="rotate (1.5707963267949) translate (29.451cm 16.116cm)" svg:viewBox="0 0 0 20" draw:points="0,20 0,18 0,16 0,13 0,11 0,9 0,8 0,6 0,4 0,3 0,2 0,1 0,1 0,0 0,0">
            <text:p/>
          </draw:polyline>
          <draw:line draw:style-name="gr1" draw:text-style-name="P1" draw:layer="TiM_F" svg:x1="29.451cm" svg:y1="16.051cm" svg:x2="29.451cm" svg:y2="15.951cm">
            <text:p/>
          </draw:line>
          <draw:polyline draw:style-name="gr1" draw:text-style-name="P1" draw:layer="TiM_F" svg:width="0cm" svg:height="0.019cm" draw:transform="rotate (1.5707963267949) translate (29.451cm 16.051cm)" svg:viewBox="0 0 0 20" draw:points="0,20 0,18 0,16 0,13 0,11 0,9 0,8 0,6 0,4 0,3 0,2 0,1 0,1 0,0 0,0">
            <text:p/>
          </draw:polyline>
          <draw:polyline draw:style-name="gr1" draw:text-style-name="P1" draw:layer="TiM_F" svg:width="0cm" svg:height="0.019cm" draw:transform="rotate (1.5707963267949) translate (29.966cm 18.999cm)" svg:viewBox="0 0 0 20" draw:points="0,0 0,2 0,5 0,7 0,9 0,11 0,13 0,14 0,16 0,17 0,18 0,19 0,20 0,20 0,20">
            <text:p/>
          </draw:polyline>
          <draw:line draw:style-name="gr1" draw:text-style-name="P1" draw:layer="TiM_F" svg:x1="29.966cm" svg:y1="19.297cm" svg:x2="29.966cm" svg:y2="18.802cm">
            <text:p/>
          </draw:line>
          <draw:line draw:style-name="gr1" draw:text-style-name="P1" draw:layer="TiM_F" svg:x1="29.986cm" svg:y1="19.099cm" svg:x2="29.986cm" svg:y2="18.999cm">
            <text:p/>
          </draw:line>
          <draw:polyline draw:style-name="gr1" draw:text-style-name="P1" draw:layer="TiM_F" svg:width="0cm" svg:height="0.019cm" draw:transform="rotate (1.5707963267949) translate (29.966cm 18.934cm)" svg:viewBox="0 0 0 20" draw:points="0,0 0,2 0,5 0,7 0,9 0,11 0,13 0,14 0,16 0,17 0,18 0,19 0,20 0,20 0,20">
            <text:p/>
          </draw:polyline>
          <draw:polyline draw:style-name="gr1" draw:text-style-name="P1" draw:layer="TiM_F" svg:width="0cm" svg:height="0.019cm" draw:transform="rotate (1.5707963267949) translate (29.966cm 19.099cm)" svg:viewBox="0 0 0 20" draw:points="0,0 0,2 0,5 0,7 0,9 0,11 0,13 0,14 0,16 0,17 0,18 0,19 0,20 0,20 0,20">
            <text:p/>
          </draw:polyline>
          <draw:line draw:style-name="gr1" draw:text-style-name="P1" draw:layer="TiM_F" svg:x1="29.986cm" svg:y1="18.934cm" svg:x2="29.986cm" svg:y2="18.844cm">
            <text:p/>
          </draw:line>
          <draw:polyline draw:style-name="gr1" draw:text-style-name="P1" draw:layer="TiM_F" svg:width="0cm" svg:height="0.019cm" draw:transform="rotate (1.5707963267949) translate (29.966cm 18.844cm)" svg:viewBox="0 0 0 20" draw:points="0,20 0,20 0,20 0,19 0,18 0,17 0,16 0,14 0,13 0,11 0,9 0,7 0,5 0,2 0,0">
            <text:p/>
          </draw:polyline>
          <draw:polyline draw:style-name="gr1" draw:text-style-name="P1" draw:layer="TiM_F" svg:width="0cm" svg:height="0.019cm" draw:transform="rotate (1.5707963267949) translate (29.966cm 19.164cm)" svg:viewBox="0 0 0 20" draw:points="0,0 0,2 0,5 0,7 0,9 0,11 0,13 0,14 0,16 0,17 0,18 0,19 0,20 0,20 0,20">
            <text:p/>
          </draw:polyline>
          <draw:line draw:style-name="gr1" draw:text-style-name="P1" draw:layer="TiM_F" svg:x1="29.986cm" svg:y1="19.164cm" svg:x2="29.986cm" svg:y2="19.254cm">
            <text:p/>
          </draw:line>
          <draw:line draw:style-name="gr1" draw:text-style-name="P1" draw:layer="TiM_F" svg:x1="29.546cm" svg:y1="18.802cm" svg:x2="29.471cm" svg:y2="18.802cm">
            <text:p/>
          </draw:line>
          <draw:line draw:style-name="gr1" draw:text-style-name="P1" draw:layer="TiM_F" svg:x1="29.966cm" svg:y1="18.802cm" svg:x2="29.546cm" svg:y2="18.802cm">
            <text:p/>
          </draw:line>
          <draw:polyline draw:style-name="gr1" draw:text-style-name="P1" draw:layer="TiM_F" svg:width="0cm" svg:height="0.019cm" draw:transform="rotate (1.5707963267949) translate (29.966cm 19.254cm)" svg:viewBox="0 0 0 20" draw:points="0,20 0,20 0,20 0,19 0,18 0,17 0,16 0,14 0,13 0,11 0,9 0,7 0,5 0,2 0,0">
            <text:p/>
          </draw:polyline>
          <draw:line draw:style-name="gr1" draw:text-style-name="P1" draw:layer="TiM_F" svg:x1="29.471cm" svg:y1="18.802cm" svg:x2="29.471cm" svg:y2="18.877cm">
            <text:p/>
          </draw:line>
          <draw:line draw:style-name="gr1" draw:text-style-name="P1" draw:layer="TiM_F" svg:x1="29.471cm" svg:y1="18.877cm" svg:x2="29.471cm" svg:y2="19.297cm">
            <text:p/>
          </draw:line>
          <draw:polyline draw:style-name="gr1" draw:text-style-name="P1" draw:layer="TiM_F" svg:width="0cm" svg:height="0.019cm" draw:transform="rotate (1.5707963267949) translate (29.451cm 18.844cm)" svg:viewBox="0 0 0 20" draw:points="0,0 0,0 0,1 0,1 0,2 0,3 0,4 0,6 0,8 0,9 0,11 0,13 0,16 0,18 0,20">
            <text:p/>
          </draw:polyline>
          <draw:line draw:style-name="gr1" draw:text-style-name="P1" draw:layer="TiM_F" svg:x1="29.471cm" svg:y1="19.297cm" svg:x2="29.966cm" svg:y2="19.297cm">
            <text:p/>
          </draw:line>
          <draw:line draw:style-name="gr1" draw:text-style-name="P1" draw:layer="TiM_F" svg:x1="29.451cm" svg:y1="18.934cm" svg:x2="29.451cm" svg:y2="18.844cm">
            <text:p/>
          </draw:line>
          <draw:polyline draw:style-name="gr1" draw:text-style-name="P1" draw:layer="TiM_F" svg:width="0cm" svg:height="0.019cm" draw:transform="rotate (1.5707963267949) translate (29.451cm 18.934cm)" svg:viewBox="0 0 0 20" draw:points="0,20 0,18 0,16 0,13 0,11 0,9 0,8 0,6 0,4 0,3 0,2 0,1 0,1 0,0 0,0">
            <text:p/>
          </draw:polyline>
          <draw:polyline draw:style-name="gr1" draw:text-style-name="P1" draw:layer="TiM_F" svg:width="0cm" svg:height="0.019cm" draw:transform="rotate (1.5707963267949) translate (29.451cm 19.254cm)" svg:viewBox="0 0 0 20" draw:points="0,0 0,0 0,1 0,1 0,2 0,3 0,4 0,6 0,8 0,9 0,11 0,13 0,16 0,18 0,20">
            <text:p/>
          </draw:polyline>
          <draw:line draw:style-name="gr1" draw:text-style-name="P1" draw:layer="TiM_F" svg:x1="29.451cm" svg:y1="19.164cm" svg:x2="29.451cm" svg:y2="19.254cm">
            <text:p/>
          </draw:line>
          <draw:polyline draw:style-name="gr1" draw:text-style-name="P1" draw:layer="TiM_F" svg:width="0cm" svg:height="0.019cm" draw:transform="rotate (1.5707963267949) translate (29.451cm 18.999cm)" svg:viewBox="0 0 0 20" draw:points="0,20 0,18 0,16 0,13 0,11 0,9 0,8 0,6 0,4 0,3 0,2 0,1 0,1 0,0 0,0">
            <text:p/>
          </draw:polyline>
          <draw:polyline draw:style-name="gr1" draw:text-style-name="P1" draw:layer="TiM_F" svg:width="0cm" svg:height="0.019cm" draw:transform="rotate (1.5707963267949) translate (29.451cm 19.164cm)" svg:viewBox="0 0 0 20" draw:points="0,20 0,18 0,16 0,13 0,11 0,9 0,8 0,6 0,4 0,3 0,2 0,1 0,1 0,0 0,0">
            <text:p/>
          </draw:polyline>
          <draw:line draw:style-name="gr1" draw:text-style-name="P1" draw:layer="TiM_F" svg:x1="29.451cm" svg:y1="19.099cm" svg:x2="29.451cm" svg:y2="18.999cm">
            <text:p/>
          </draw:line>
          <draw:polyline draw:style-name="gr1" draw:text-style-name="P1" draw:layer="TiM_F" svg:width="0cm" svg:height="0.019cm" draw:transform="rotate (1.5707963267949) translate (29.451cm 19.099cm)" svg:viewBox="0 0 0 20" draw:points="0,20 0,18 0,16 0,13 0,11 0,9 0,8 0,6 0,4 0,3 0,2 0,1 0,1 0,0 0,0">
            <text:p/>
          </draw:polyline>
          <draw:polyline draw:style-name="gr1" draw:text-style-name="P1" draw:layer="TiM_F" svg:width="0cm" svg:height="0.019cm" draw:transform="rotate (1.5707963267949) translate (19.298cm 8.333cm)" svg:viewBox="0 0 0 20" draw:points="0,0 0,3 0,5 0,7 0,9 0,11 0,13 0,15 0,16 0,17 0,18 0,19 0,20 0,20 0,20">
            <text:p/>
          </draw:polyline>
          <draw:line draw:style-name="gr1" draw:text-style-name="P1" draw:layer="TiM_F" svg:x1="19.298cm" svg:y1="8.63cm" svg:x2="19.298cm" svg:y2="8.135cm">
            <text:p/>
          </draw:line>
          <draw:line draw:style-name="gr1" draw:text-style-name="P1" draw:layer="TiM_F" svg:x1="19.318cm" svg:y1="8.433cm" svg:x2="19.318cm" svg:y2="8.333cm">
            <text:p/>
          </draw:line>
          <draw:polyline draw:style-name="gr1" draw:text-style-name="P1" draw:layer="TiM_F" svg:width="0cm" svg:height="0.019cm" draw:transform="rotate (1.5707963267949) translate (19.298cm 8.268cm)" svg:viewBox="0 0 0 20" draw:points="0,0 0,3 0,5 0,7 0,9 0,11 0,13 0,15 0,16 0,17 0,18 0,19 0,20 0,20 0,20">
            <text:p/>
          </draw:polyline>
          <draw:polyline draw:style-name="gr1" draw:text-style-name="P1" draw:layer="TiM_F" svg:width="0cm" svg:height="0.019cm" draw:transform="rotate (1.5707963267949) translate (19.298cm 8.433cm)" svg:viewBox="0 0 0 20" draw:points="0,0 0,3 0,5 0,7 0,9 0,11 0,13 0,15 0,16 0,17 0,18 0,19 0,20 0,20 0,20">
            <text:p/>
          </draw:polyline>
          <draw:line draw:style-name="gr1" draw:text-style-name="P1" draw:layer="TiM_F" svg:x1="19.318cm" svg:y1="8.268cm" svg:x2="19.318cm" svg:y2="8.178cm">
            <text:p/>
          </draw:line>
          <draw:polyline draw:style-name="gr1" draw:text-style-name="P1" draw:layer="TiM_F" svg:width="0cm" svg:height="0.019cm" draw:transform="rotate (1.5707963267949) translate (19.298cm 8.178cm)" svg:viewBox="0 0 0 20" draw:points="0,20 0,20 0,20 0,19 0,18 0,17 0,16 0,15 0,13 0,11 0,9 0,7 0,5 0,3 0,0">
            <text:p/>
          </draw:polyline>
          <draw:polyline draw:style-name="gr1" draw:text-style-name="P1" draw:layer="TiM_F" svg:width="0cm" svg:height="0.019cm" draw:transform="rotate (1.5707963267949) translate (19.298cm 8.498cm)" svg:viewBox="0 0 0 20" draw:points="0,0 0,3 0,5 0,7 0,9 0,11 0,13 0,15 0,16 0,17 0,18 0,19 0,20 0,20 0,20">
            <text:p/>
          </draw:polyline>
          <draw:line draw:style-name="gr1" draw:text-style-name="P1" draw:layer="TiM_F" svg:x1="19.318cm" svg:y1="8.498cm" svg:x2="19.318cm" svg:y2="8.588cm">
            <text:p/>
          </draw:line>
          <draw:line draw:style-name="gr1" draw:text-style-name="P1" draw:layer="TiM_F" svg:x1="18.878cm" svg:y1="8.135cm" svg:x2="18.803cm" svg:y2="8.135cm">
            <text:p/>
          </draw:line>
          <draw:line draw:style-name="gr1" draw:text-style-name="P1" draw:layer="TiM_F" svg:x1="19.298cm" svg:y1="8.135cm" svg:x2="18.878cm" svg:y2="8.135cm">
            <text:p/>
          </draw:line>
          <draw:polyline draw:style-name="gr1" draw:text-style-name="P1" draw:layer="TiM_F" svg:width="0cm" svg:height="0.019cm" draw:transform="rotate (1.5707963267949) translate (19.298cm 8.588cm)" svg:viewBox="0 0 0 20" draw:points="0,20 0,20 0,20 0,19 0,18 0,17 0,16 0,15 0,13 0,11 0,9 0,7 0,5 0,3 0,0">
            <text:p/>
          </draw:polyline>
          <draw:line draw:style-name="gr1" draw:text-style-name="P1" draw:layer="TiM_F" svg:x1="18.803cm" svg:y1="8.135cm" svg:x2="18.803cm" svg:y2="8.21cm">
            <text:p/>
          </draw:line>
          <draw:line draw:style-name="gr1" draw:text-style-name="P1" draw:layer="TiM_F" svg:x1="18.803cm" svg:y1="8.21cm" svg:x2="18.803cm" svg:y2="8.63cm">
            <text:p/>
          </draw:line>
          <draw:polyline draw:style-name="gr1" draw:text-style-name="P1" draw:layer="TiM_F" svg:width="0cm" svg:height="0.019cm" draw:transform="rotate (1.5707963267949) translate (18.783cm 8.178cm)" svg:viewBox="0 0 0 20" draw:points="0,0 0,1 0,1 0,2 0,2 0,3 0,5 0,6 0,8 0,10 0,12 0,14 0,16 0,18 0,20">
            <text:p/>
          </draw:polyline>
          <draw:line draw:style-name="gr1" draw:text-style-name="P1" draw:layer="TiM_F" svg:x1="18.803cm" svg:y1="8.63cm" svg:x2="19.298cm" svg:y2="8.63cm">
            <text:p/>
          </draw:line>
          <draw:line draw:style-name="gr1" draw:text-style-name="P1" draw:layer="TiM_F" svg:x1="18.783cm" svg:y1="8.268cm" svg:x2="18.783cm" svg:y2="8.178cm">
            <text:p/>
          </draw:line>
          <draw:polyline draw:style-name="gr1" draw:text-style-name="P1" draw:layer="TiM_F" svg:width="0cm" svg:height="0.019cm" draw:transform="rotate (1.5707963267949) translate (18.783cm 8.268cm)" svg:viewBox="0 0 0 20" draw:points="0,20 0,18 0,16 0,14 0,12 0,10 0,8 0,6 0,5 0,3 0,2 0,2 0,1 0,1 0,0">
            <text:p/>
          </draw:polyline>
          <draw:polyline draw:style-name="gr1" draw:text-style-name="P1" draw:layer="TiM_F" svg:width="0cm" svg:height="0.019cm" draw:transform="rotate (1.5707963267949) translate (18.783cm 8.588cm)" svg:viewBox="0 0 0 20" draw:points="0,0 0,1 0,1 0,2 0,2 0,3 0,5 0,6 0,8 0,10 0,12 0,14 0,16 0,18 0,20">
            <text:p/>
          </draw:polyline>
          <draw:line draw:style-name="gr1" draw:text-style-name="P1" draw:layer="TiM_F" svg:x1="18.783cm" svg:y1="8.498cm" svg:x2="18.783cm" svg:y2="8.588cm">
            <text:p/>
          </draw:line>
          <draw:polyline draw:style-name="gr1" draw:text-style-name="P1" draw:layer="TiM_F" svg:width="0cm" svg:height="0.019cm" draw:transform="rotate (1.5707963267949) translate (18.783cm 8.333cm)" svg:viewBox="0 0 0 20" draw:points="0,20 0,18 0,16 0,14 0,12 0,10 0,8 0,6 0,5 0,3 0,2 0,2 0,1 0,1 0,0">
            <text:p/>
          </draw:polyline>
          <draw:polyline draw:style-name="gr1" draw:text-style-name="P1" draw:layer="TiM_F" svg:width="0cm" svg:height="0.019cm" draw:transform="rotate (1.5707963267949) translate (18.783cm 8.498cm)" svg:viewBox="0 0 0 20" draw:points="0,20 0,18 0,16 0,14 0,12 0,10 0,8 0,6 0,5 0,3 0,2 0,2 0,1 0,1 0,0">
            <text:p/>
          </draw:polyline>
          <draw:line draw:style-name="gr1" draw:text-style-name="P1" draw:layer="TiM_F" svg:x1="18.783cm" svg:y1="8.433cm" svg:x2="18.783cm" svg:y2="8.333cm">
            <text:p/>
          </draw:line>
          <draw:polyline draw:style-name="gr1" draw:text-style-name="P1" draw:layer="TiM_F" svg:width="0cm" svg:height="0.019cm" draw:transform="rotate (1.5707963267949) translate (18.783cm 8.433cm)" svg:viewBox="0 0 0 20" draw:points="0,20 0,18 0,16 0,14 0,12 0,10 0,8 0,6 0,5 0,3 0,2 0,2 0,1 0,1 0,0">
            <text:p/>
          </draw:polyline>
          <draw:polyline draw:style-name="gr1" draw:text-style-name="P1" draw:layer="TiM_F" svg:width="0cm" svg:height="0.019cm" draw:transform="rotate (1.5707963267949) translate (19.298cm 9.857cm)" svg:viewBox="0 0 0 20" draw:points="0,0 0,3 0,5 0,7 0,9 0,11 0,13 0,15 0,16 0,17 0,18 0,19 0,20 0,20 0,20">
            <text:p/>
          </draw:polyline>
          <draw:line draw:style-name="gr1" draw:text-style-name="P1" draw:layer="TiM_F" svg:x1="19.298cm" svg:y1="10.154cm" svg:x2="19.298cm" svg:y2="9.659cm">
            <text:p/>
          </draw:line>
          <draw:line draw:style-name="gr1" draw:text-style-name="P1" draw:layer="TiM_F" svg:x1="19.318cm" svg:y1="9.957cm" svg:x2="19.318cm" svg:y2="9.857cm">
            <text:p/>
          </draw:line>
          <draw:polyline draw:style-name="gr1" draw:text-style-name="P1" draw:layer="TiM_F" svg:width="0cm" svg:height="0.019cm" draw:transform="rotate (1.5707963267949) translate (19.298cm 9.792cm)" svg:viewBox="0 0 0 20" draw:points="0,0 0,3 0,5 0,7 0,9 0,11 0,13 0,15 0,16 0,17 0,18 0,19 0,20 0,20 0,20">
            <text:p/>
          </draw:polyline>
          <draw:polyline draw:style-name="gr1" draw:text-style-name="P1" draw:layer="TiM_F" svg:width="0cm" svg:height="0.019cm" draw:transform="rotate (1.5707963267949) translate (19.298cm 9.957cm)" svg:viewBox="0 0 0 20" draw:points="0,0 0,3 0,5 0,7 0,9 0,11 0,13 0,15 0,16 0,17 0,18 0,19 0,20 0,20 0,20">
            <text:p/>
          </draw:polyline>
          <draw:line draw:style-name="gr1" draw:text-style-name="P1" draw:layer="TiM_F" svg:x1="19.318cm" svg:y1="9.792cm" svg:x2="19.318cm" svg:y2="9.702cm">
            <text:p/>
          </draw:line>
          <draw:polyline draw:style-name="gr1" draw:text-style-name="P1" draw:layer="TiM_F" svg:width="0cm" svg:height="0.019cm" draw:transform="rotate (1.5707963267949) translate (19.298cm 9.702cm)" svg:viewBox="0 0 0 20" draw:points="0,20 0,20 0,20 0,19 0,18 0,17 0,16 0,15 0,13 0,11 0,9 0,7 0,5 0,3 0,0">
            <text:p/>
          </draw:polyline>
          <draw:polyline draw:style-name="gr1" draw:text-style-name="P1" draw:layer="TiM_F" svg:width="0cm" svg:height="0.019cm" draw:transform="rotate (1.5707963267949) translate (19.298cm 10.022cm)" svg:viewBox="0 0 0 20" draw:points="0,0 0,3 0,5 0,7 0,9 0,11 0,13 0,15 0,16 0,17 0,18 0,19 0,20 0,20 0,20">
            <text:p/>
          </draw:polyline>
          <draw:line draw:style-name="gr1" draw:text-style-name="P1" draw:layer="TiM_F" svg:x1="19.318cm" svg:y1="10.022cm" svg:x2="19.318cm" svg:y2="10.112cm">
            <text:p/>
          </draw:line>
          <draw:line draw:style-name="gr1" draw:text-style-name="P1" draw:layer="TiM_F" svg:x1="18.878cm" svg:y1="9.659cm" svg:x2="18.803cm" svg:y2="9.659cm">
            <text:p/>
          </draw:line>
          <draw:line draw:style-name="gr1" draw:text-style-name="P1" draw:layer="TiM_F" svg:x1="19.298cm" svg:y1="9.659cm" svg:x2="18.878cm" svg:y2="9.659cm">
            <text:p/>
          </draw:line>
          <draw:polyline draw:style-name="gr1" draw:text-style-name="P1" draw:layer="TiM_F" svg:width="0cm" svg:height="0.019cm" draw:transform="rotate (1.5707963267949) translate (19.298cm 10.112cm)" svg:viewBox="0 0 0 20" draw:points="0,20 0,20 0,20 0,19 0,18 0,17 0,16 0,15 0,13 0,11 0,9 0,7 0,5 0,3 0,0">
            <text:p/>
          </draw:polyline>
          <draw:line draw:style-name="gr1" draw:text-style-name="P1" draw:layer="TiM_F" svg:x1="18.803cm" svg:y1="9.659cm" svg:x2="18.803cm" svg:y2="9.734cm">
            <text:p/>
          </draw:line>
          <draw:line draw:style-name="gr1" draw:text-style-name="P1" draw:layer="TiM_F" svg:x1="18.803cm" svg:y1="9.734cm" svg:x2="18.803cm" svg:y2="10.154cm">
            <text:p/>
          </draw:line>
          <draw:polyline draw:style-name="gr1" draw:text-style-name="P1" draw:layer="TiM_F" svg:width="0cm" svg:height="0.019cm" draw:transform="rotate (1.5707963267949) translate (18.783cm 9.702cm)" svg:viewBox="0 0 0 20" draw:points="0,0 0,1 0,1 0,2 0,2 0,3 0,5 0,6 0,8 0,10 0,12 0,14 0,16 0,18 0,20">
            <text:p/>
          </draw:polyline>
          <draw:line draw:style-name="gr1" draw:text-style-name="P1" draw:layer="TiM_F" svg:x1="18.803cm" svg:y1="10.154cm" svg:x2="19.298cm" svg:y2="10.154cm">
            <text:p/>
          </draw:line>
          <draw:line draw:style-name="gr1" draw:text-style-name="P1" draw:layer="TiM_F" svg:x1="18.783cm" svg:y1="9.792cm" svg:x2="18.783cm" svg:y2="9.702cm">
            <text:p/>
          </draw:line>
          <draw:polyline draw:style-name="gr1" draw:text-style-name="P1" draw:layer="TiM_F" svg:width="0cm" svg:height="0.019cm" draw:transform="rotate (1.5707963267949) translate (18.783cm 9.792cm)" svg:viewBox="0 0 0 20" draw:points="0,20 0,18 0,16 0,14 0,12 0,10 0,8 0,6 0,5 0,3 0,2 0,2 0,1 0,1 0,0">
            <text:p/>
          </draw:polyline>
          <draw:polyline draw:style-name="gr1" draw:text-style-name="P1" draw:layer="TiM_F" svg:width="0cm" svg:height="0.019cm" draw:transform="rotate (1.5707963267949) translate (18.783cm 10.112cm)" svg:viewBox="0 0 0 20" draw:points="0,0 0,1 0,1 0,2 0,2 0,3 0,5 0,6 0,8 0,10 0,12 0,14 0,16 0,18 0,20">
            <text:p/>
          </draw:polyline>
          <draw:line draw:style-name="gr1" draw:text-style-name="P1" draw:layer="TiM_F" svg:x1="18.783cm" svg:y1="10.022cm" svg:x2="18.783cm" svg:y2="10.112cm">
            <text:p/>
          </draw:line>
          <draw:polyline draw:style-name="gr1" draw:text-style-name="P1" draw:layer="TiM_F" svg:width="0cm" svg:height="0.019cm" draw:transform="rotate (1.5707963267949) translate (18.783cm 9.857cm)" svg:viewBox="0 0 0 20" draw:points="0,20 0,18 0,16 0,14 0,12 0,10 0,8 0,6 0,5 0,3 0,2 0,2 0,1 0,1 0,0">
            <text:p/>
          </draw:polyline>
          <draw:polyline draw:style-name="gr1" draw:text-style-name="P1" draw:layer="TiM_F" svg:width="0cm" svg:height="0.019cm" draw:transform="rotate (1.5707963267949) translate (18.783cm 10.022cm)" svg:viewBox="0 0 0 20" draw:points="0,20 0,18 0,16 0,14 0,12 0,10 0,8 0,6 0,5 0,3 0,2 0,2 0,1 0,1 0,0">
            <text:p/>
          </draw:polyline>
          <draw:line draw:style-name="gr1" draw:text-style-name="P1" draw:layer="TiM_F" svg:x1="18.783cm" svg:y1="9.957cm" svg:x2="18.783cm" svg:y2="9.857cm">
            <text:p/>
          </draw:line>
          <draw:polyline draw:style-name="gr1" draw:text-style-name="P1" draw:layer="TiM_F" svg:width="0cm" svg:height="0.019cm" draw:transform="rotate (1.5707963267949) translate (18.783cm 9.957cm)" svg:viewBox="0 0 0 20" draw:points="0,20 0,18 0,16 0,14 0,12 0,10 0,8 0,6 0,5 0,3 0,2 0,2 0,1 0,1 0,0">
            <text:p/>
          </draw:polyline>
          <draw:polyline draw:style-name="gr1" draw:text-style-name="P1" draw:layer="TiM_F" svg:width="0cm" svg:height="0.019cm" draw:transform="rotate (1.5707963267949) translate (29.966cm 8.333cm)" svg:viewBox="0 0 0 20" draw:points="0,0 0,2 0,5 0,7 0,9 0,11 0,13 0,14 0,16 0,17 0,18 0,19 0,20 0,20 0,20">
            <text:p/>
          </draw:polyline>
          <draw:line draw:style-name="gr1" draw:text-style-name="P1" draw:layer="TiM_F" svg:x1="29.966cm" svg:y1="8.63cm" svg:x2="29.966cm" svg:y2="8.135cm">
            <text:p/>
          </draw:line>
          <draw:line draw:style-name="gr1" draw:text-style-name="P1" draw:layer="TiM_F" svg:x1="29.986cm" svg:y1="8.433cm" svg:x2="29.986cm" svg:y2="8.333cm">
            <text:p/>
          </draw:line>
          <draw:polyline draw:style-name="gr1" draw:text-style-name="P1" draw:layer="TiM_F" svg:width="0cm" svg:height="0.019cm" draw:transform="rotate (1.5707963267949) translate (29.966cm 8.268cm)" svg:viewBox="0 0 0 20" draw:points="0,0 0,2 0,5 0,7 0,9 0,11 0,13 0,14 0,16 0,17 0,18 0,19 0,20 0,20 0,20">
            <text:p/>
          </draw:polyline>
          <draw:polyline draw:style-name="gr1" draw:text-style-name="P1" draw:layer="TiM_F" svg:width="0cm" svg:height="0.019cm" draw:transform="rotate (1.5707963267949) translate (29.966cm 8.433cm)" svg:viewBox="0 0 0 20" draw:points="0,0 0,2 0,5 0,7 0,9 0,11 0,13 0,14 0,16 0,17 0,18 0,19 0,20 0,20 0,20">
            <text:p/>
          </draw:polyline>
          <draw:line draw:style-name="gr1" draw:text-style-name="P1" draw:layer="TiM_F" svg:x1="29.986cm" svg:y1="8.268cm" svg:x2="29.986cm" svg:y2="8.178cm">
            <text:p/>
          </draw:line>
          <draw:polyline draw:style-name="gr1" draw:text-style-name="P1" draw:layer="TiM_F" svg:width="0cm" svg:height="0.019cm" draw:transform="rotate (1.5707963267949) translate (29.966cm 8.178cm)" svg:viewBox="0 0 0 20" draw:points="0,20 0,20 0,20 0,19 0,18 0,17 0,16 0,14 0,13 0,11 0,9 0,7 0,5 0,2 0,0">
            <text:p/>
          </draw:polyline>
          <draw:polyline draw:style-name="gr1" draw:text-style-name="P1" draw:layer="TiM_F" svg:width="0cm" svg:height="0.019cm" draw:transform="rotate (1.5707963267949) translate (29.966cm 8.498cm)" svg:viewBox="0 0 0 20" draw:points="0,0 0,2 0,5 0,7 0,9 0,11 0,13 0,14 0,16 0,17 0,18 0,19 0,20 0,20 0,20">
            <text:p/>
          </draw:polyline>
          <draw:line draw:style-name="gr1" draw:text-style-name="P1" draw:layer="TiM_F" svg:x1="29.986cm" svg:y1="8.498cm" svg:x2="29.986cm" svg:y2="8.588cm">
            <text:p/>
          </draw:line>
          <draw:line draw:style-name="gr1" draw:text-style-name="P1" draw:layer="TiM_F" svg:x1="29.546cm" svg:y1="8.135cm" svg:x2="29.471cm" svg:y2="8.135cm">
            <text:p/>
          </draw:line>
          <draw:line draw:style-name="gr1" draw:text-style-name="P1" draw:layer="TiM_F" svg:x1="29.966cm" svg:y1="8.135cm" svg:x2="29.546cm" svg:y2="8.135cm">
            <text:p/>
          </draw:line>
          <draw:polyline draw:style-name="gr1" draw:text-style-name="P1" draw:layer="TiM_F" svg:width="0cm" svg:height="0.019cm" draw:transform="rotate (1.5707963267949) translate (29.966cm 8.588cm)" svg:viewBox="0 0 0 20" draw:points="0,20 0,20 0,20 0,19 0,18 0,17 0,16 0,14 0,13 0,11 0,9 0,7 0,5 0,2 0,0">
            <text:p/>
          </draw:polyline>
          <draw:line draw:style-name="gr1" draw:text-style-name="P1" draw:layer="TiM_F" svg:x1="29.471cm" svg:y1="8.135cm" svg:x2="29.471cm" svg:y2="8.21cm">
            <text:p/>
          </draw:line>
          <draw:line draw:style-name="gr1" draw:text-style-name="P1" draw:layer="TiM_F" svg:x1="29.471cm" svg:y1="8.21cm" svg:x2="29.471cm" svg:y2="8.63cm">
            <text:p/>
          </draw:line>
          <draw:polyline draw:style-name="gr1" draw:text-style-name="P1" draw:layer="TiM_F" svg:width="0cm" svg:height="0.019cm" draw:transform="rotate (1.5707963267949) translate (29.451cm 8.178cm)" svg:viewBox="0 0 0 20" draw:points="0,0 0,0 0,1 0,1 0,2 0,3 0,4 0,6 0,8 0,9 0,11 0,13 0,16 0,18 0,20">
            <text:p/>
          </draw:polyline>
          <draw:line draw:style-name="gr1" draw:text-style-name="P1" draw:layer="TiM_F" svg:x1="29.471cm" svg:y1="8.63cm" svg:x2="29.966cm" svg:y2="8.63cm">
            <text:p/>
          </draw:line>
          <draw:line draw:style-name="gr1" draw:text-style-name="P1" draw:layer="TiM_F" svg:x1="29.451cm" svg:y1="8.268cm" svg:x2="29.451cm" svg:y2="8.178cm">
            <text:p/>
          </draw:line>
          <draw:polyline draw:style-name="gr1" draw:text-style-name="P1" draw:layer="TiM_F" svg:width="0cm" svg:height="0.019cm" draw:transform="rotate (1.5707963267949) translate (29.451cm 8.268cm)" svg:viewBox="0 0 0 20" draw:points="0,20 0,18 0,16 0,13 0,11 0,9 0,8 0,6 0,4 0,3 0,2 0,1 0,1 0,0 0,0">
            <text:p/>
          </draw:polyline>
          <draw:polyline draw:style-name="gr1" draw:text-style-name="P1" draw:layer="TiM_F" svg:width="0cm" svg:height="0.019cm" draw:transform="rotate (1.5707963267949) translate (29.451cm 8.588cm)" svg:viewBox="0 0 0 20" draw:points="0,0 0,0 0,1 0,1 0,2 0,3 0,4 0,6 0,8 0,9 0,11 0,13 0,16 0,18 0,20">
            <text:p/>
          </draw:polyline>
          <draw:line draw:style-name="gr1" draw:text-style-name="P1" draw:layer="TiM_F" svg:x1="29.451cm" svg:y1="8.498cm" svg:x2="29.451cm" svg:y2="8.588cm">
            <text:p/>
          </draw:line>
          <draw:polyline draw:style-name="gr1" draw:text-style-name="P1" draw:layer="TiM_F" svg:width="0cm" svg:height="0.019cm" draw:transform="rotate (1.5707963267949) translate (29.451cm 8.333cm)" svg:viewBox="0 0 0 20" draw:points="0,20 0,18 0,16 0,13 0,11 0,9 0,8 0,6 0,4 0,3 0,2 0,1 0,1 0,0 0,0">
            <text:p/>
          </draw:polyline>
          <draw:polyline draw:style-name="gr1" draw:text-style-name="P1" draw:layer="TiM_F" svg:width="0cm" svg:height="0.019cm" draw:transform="rotate (1.5707963267949) translate (29.451cm 8.498cm)" svg:viewBox="0 0 0 20" draw:points="0,20 0,18 0,16 0,13 0,11 0,9 0,8 0,6 0,4 0,3 0,2 0,1 0,1 0,0 0,0">
            <text:p/>
          </draw:polyline>
          <draw:line draw:style-name="gr1" draw:text-style-name="P1" draw:layer="TiM_F" svg:x1="29.451cm" svg:y1="8.433cm" svg:x2="29.451cm" svg:y2="8.333cm">
            <text:p/>
          </draw:line>
          <draw:polyline draw:style-name="gr1" draw:text-style-name="P1" draw:layer="TiM_F" svg:width="0cm" svg:height="0.019cm" draw:transform="rotate (1.5707963267949) translate (29.451cm 8.433cm)" svg:viewBox="0 0 0 20" draw:points="0,20 0,18 0,16 0,13 0,11 0,9 0,8 0,6 0,4 0,3 0,2 0,1 0,1 0,0 0,0">
            <text:p/>
          </draw:polyline>
          <draw:polyline draw:style-name="gr1" draw:text-style-name="P1" draw:layer="TiM_F" svg:width="0cm" svg:height="0.019cm" draw:transform="rotate (1.5707963267949) translate (19.298cm 11.381cm)" svg:viewBox="0 0 0 20" draw:points="0,0 0,3 0,5 0,7 0,9 0,11 0,13 0,15 0,16 0,17 0,18 0,19 0,20 0,20 0,20">
            <text:p/>
          </draw:polyline>
          <draw:line draw:style-name="gr1" draw:text-style-name="P1" draw:layer="TiM_F" svg:x1="19.298cm" svg:y1="11.678cm" svg:x2="19.298cm" svg:y2="11.183cm">
            <text:p/>
          </draw:line>
          <draw:line draw:style-name="gr1" draw:text-style-name="P1" draw:layer="TiM_F" svg:x1="19.318cm" svg:y1="11.481cm" svg:x2="19.318cm" svg:y2="11.381cm">
            <text:p/>
          </draw:line>
          <draw:polyline draw:style-name="gr1" draw:text-style-name="P1" draw:layer="TiM_F" svg:width="0cm" svg:height="0.019cm" draw:transform="rotate (1.5707963267949) translate (19.298cm 11.316cm)" svg:viewBox="0 0 0 20" draw:points="0,0 0,3 0,5 0,7 0,9 0,11 0,13 0,15 0,16 0,17 0,18 0,19 0,20 0,20 0,20">
            <text:p/>
          </draw:polyline>
          <draw:polyline draw:style-name="gr1" draw:text-style-name="P1" draw:layer="TiM_F" svg:width="0cm" svg:height="0.019cm" draw:transform="rotate (1.5707963267949) translate (19.298cm 11.481cm)" svg:viewBox="0 0 0 20" draw:points="0,0 0,3 0,5 0,7 0,9 0,11 0,13 0,15 0,16 0,17 0,18 0,19 0,20 0,20 0,20">
            <text:p/>
          </draw:polyline>
          <draw:line draw:style-name="gr1" draw:text-style-name="P1" draw:layer="TiM_F" svg:x1="19.318cm" svg:y1="11.316cm" svg:x2="19.318cm" svg:y2="11.226cm">
            <text:p/>
          </draw:line>
          <draw:polyline draw:style-name="gr1" draw:text-style-name="P1" draw:layer="TiM_F" svg:width="0cm" svg:height="0.019cm" draw:transform="rotate (1.5707963267949) translate (19.298cm 11.226cm)" svg:viewBox="0 0 0 20" draw:points="0,20 0,20 0,20 0,19 0,18 0,17 0,16 0,15 0,13 0,11 0,9 0,7 0,5 0,3 0,0">
            <text:p/>
          </draw:polyline>
          <draw:polyline draw:style-name="gr1" draw:text-style-name="P1" draw:layer="TiM_F" svg:width="0cm" svg:height="0.019cm" draw:transform="rotate (1.5707963267949) translate (19.298cm 11.546cm)" svg:viewBox="0 0 0 20" draw:points="0,0 0,3 0,5 0,7 0,9 0,11 0,13 0,15 0,16 0,17 0,18 0,19 0,20 0,20 0,20">
            <text:p/>
          </draw:polyline>
          <draw:line draw:style-name="gr1" draw:text-style-name="P1" draw:layer="TiM_F" svg:x1="19.318cm" svg:y1="11.546cm" svg:x2="19.318cm" svg:y2="11.636cm">
            <text:p/>
          </draw:line>
          <draw:line draw:style-name="gr1" draw:text-style-name="P1" draw:layer="TiM_F" svg:x1="18.878cm" svg:y1="11.183cm" svg:x2="18.803cm" svg:y2="11.183cm">
            <text:p/>
          </draw:line>
          <draw:line draw:style-name="gr1" draw:text-style-name="P1" draw:layer="TiM_F" svg:x1="19.298cm" svg:y1="11.183cm" svg:x2="18.878cm" svg:y2="11.183cm">
            <text:p/>
          </draw:line>
          <draw:polyline draw:style-name="gr1" draw:text-style-name="P1" draw:layer="TiM_F" svg:width="0cm" svg:height="0.019cm" draw:transform="rotate (1.5707963267949) translate (19.298cm 11.636cm)" svg:viewBox="0 0 0 20" draw:points="0,20 0,20 0,20 0,19 0,18 0,17 0,16 0,15 0,13 0,11 0,9 0,7 0,5 0,3 0,0">
            <text:p/>
          </draw:polyline>
          <draw:line draw:style-name="gr1" draw:text-style-name="P1" draw:layer="TiM_F" svg:x1="18.803cm" svg:y1="11.183cm" svg:x2="18.803cm" svg:y2="11.258cm">
            <text:p/>
          </draw:line>
          <draw:line draw:style-name="gr1" draw:text-style-name="P1" draw:layer="TiM_F" svg:x1="18.803cm" svg:y1="11.258cm" svg:x2="18.803cm" svg:y2="11.678cm">
            <text:p/>
          </draw:line>
          <draw:polyline draw:style-name="gr1" draw:text-style-name="P1" draw:layer="TiM_F" svg:width="0cm" svg:height="0.019cm" draw:transform="rotate (1.5707963267949) translate (18.783cm 11.226cm)" svg:viewBox="0 0 0 20" draw:points="0,0 0,1 0,1 0,2 0,2 0,3 0,5 0,6 0,8 0,10 0,12 0,14 0,16 0,18 0,20">
            <text:p/>
          </draw:polyline>
          <draw:line draw:style-name="gr1" draw:text-style-name="P1" draw:layer="TiM_F" svg:x1="18.803cm" svg:y1="11.678cm" svg:x2="19.298cm" svg:y2="11.678cm">
            <text:p/>
          </draw:line>
          <draw:line draw:style-name="gr1" draw:text-style-name="P1" draw:layer="TiM_F" svg:x1="18.783cm" svg:y1="11.316cm" svg:x2="18.783cm" svg:y2="11.226cm">
            <text:p/>
          </draw:line>
          <draw:polyline draw:style-name="gr1" draw:text-style-name="P1" draw:layer="TiM_F" svg:width="0cm" svg:height="0.019cm" draw:transform="rotate (1.5707963267949) translate (18.783cm 11.316cm)" svg:viewBox="0 0 0 20" draw:points="0,20 0,18 0,16 0,14 0,12 0,10 0,8 0,6 0,5 0,3 0,2 0,2 0,1 0,1 0,0">
            <text:p/>
          </draw:polyline>
          <draw:polyline draw:style-name="gr1" draw:text-style-name="P1" draw:layer="TiM_F" svg:width="0cm" svg:height="0.019cm" draw:transform="rotate (1.5707963267949) translate (18.783cm 11.636cm)" svg:viewBox="0 0 0 20" draw:points="0,0 0,1 0,1 0,2 0,2 0,3 0,5 0,6 0,8 0,10 0,12 0,14 0,16 0,18 0,20">
            <text:p/>
          </draw:polyline>
          <draw:line draw:style-name="gr1" draw:text-style-name="P1" draw:layer="TiM_F" svg:x1="18.783cm" svg:y1="11.546cm" svg:x2="18.783cm" svg:y2="11.636cm">
            <text:p/>
          </draw:line>
          <draw:polyline draw:style-name="gr1" draw:text-style-name="P1" draw:layer="TiM_F" svg:width="0cm" svg:height="0.019cm" draw:transform="rotate (1.5707963267949) translate (18.783cm 11.381cm)" svg:viewBox="0 0 0 20" draw:points="0,20 0,18 0,16 0,14 0,12 0,10 0,8 0,6 0,5 0,3 0,2 0,2 0,1 0,1 0,0">
            <text:p/>
          </draw:polyline>
          <draw:polyline draw:style-name="gr1" draw:text-style-name="P1" draw:layer="TiM_F" svg:width="0cm" svg:height="0.019cm" draw:transform="rotate (1.5707963267949) translate (18.783cm 11.546cm)" svg:viewBox="0 0 0 20" draw:points="0,20 0,18 0,16 0,14 0,12 0,10 0,8 0,6 0,5 0,3 0,2 0,2 0,1 0,1 0,0">
            <text:p/>
          </draw:polyline>
          <draw:line draw:style-name="gr1" draw:text-style-name="P1" draw:layer="TiM_F" svg:x1="18.783cm" svg:y1="11.481cm" svg:x2="18.783cm" svg:y2="11.381cm">
            <text:p/>
          </draw:line>
          <draw:polyline draw:style-name="gr1" draw:text-style-name="P1" draw:layer="TiM_F" svg:width="0cm" svg:height="0.019cm" draw:transform="rotate (1.5707963267949) translate (18.783cm 11.481cm)" svg:viewBox="0 0 0 20" draw:points="0,20 0,18 0,16 0,14 0,12 0,10 0,8 0,6 0,5 0,3 0,2 0,2 0,1 0,1 0,0">
            <text:p/>
          </draw:polyline>
          <draw:polyline draw:style-name="gr1" draw:text-style-name="P1" draw:layer="TiM_F" svg:width="0cm" svg:height="0.019cm" draw:transform="rotate (1.5707963267949) translate (23.87cm 11.381cm)" svg:viewBox="0 0 0 20" draw:points="0,0 0,3 0,5 0,7 0,9 0,11 0,13 0,14 0,16 0,17 0,18 0,19 0,20 0,20 0,20">
            <text:p/>
          </draw:polyline>
          <draw:line draw:style-name="gr1" draw:text-style-name="P1" draw:layer="TiM_F" svg:x1="23.87cm" svg:y1="11.678cm" svg:x2="23.87cm" svg:y2="11.183cm">
            <text:p/>
          </draw:line>
          <draw:line draw:style-name="gr1" draw:text-style-name="P1" draw:layer="TiM_F" svg:x1="23.89cm" svg:y1="11.481cm" svg:x2="23.89cm" svg:y2="11.381cm">
            <text:p/>
          </draw:line>
          <draw:polyline draw:style-name="gr1" draw:text-style-name="P1" draw:layer="TiM_F" svg:width="0cm" svg:height="0.019cm" draw:transform="rotate (1.5707963267949) translate (23.87cm 11.316cm)" svg:viewBox="0 0 0 20" draw:points="0,0 0,3 0,5 0,7 0,9 0,11 0,13 0,14 0,16 0,17 0,18 0,19 0,20 0,20 0,20">
            <text:p/>
          </draw:polyline>
          <draw:polyline draw:style-name="gr1" draw:text-style-name="P1" draw:layer="TiM_F" svg:width="0cm" svg:height="0.019cm" draw:transform="rotate (1.5707963267949) translate (23.87cm 11.481cm)" svg:viewBox="0 0 0 20" draw:points="0,0 0,3 0,5 0,7 0,9 0,11 0,13 0,14 0,16 0,17 0,18 0,19 0,20 0,20 0,20">
            <text:p/>
          </draw:polyline>
          <draw:line draw:style-name="gr1" draw:text-style-name="P1" draw:layer="TiM_F" svg:x1="23.89cm" svg:y1="11.316cm" svg:x2="23.89cm" svg:y2="11.226cm">
            <text:p/>
          </draw:line>
          <draw:polyline draw:style-name="gr1" draw:text-style-name="P1" draw:layer="TiM_F" svg:width="0cm" svg:height="0.019cm" draw:transform="rotate (1.5707963267949) translate (23.87cm 11.226cm)" svg:viewBox="0 0 0 20" draw:points="0,20 0,20 0,20 0,19 0,18 0,17 0,16 0,14 0,13 0,11 0,9 0,7 0,5 0,3 0,0">
            <text:p/>
          </draw:polyline>
          <draw:polyline draw:style-name="gr1" draw:text-style-name="P1" draw:layer="TiM_F" svg:width="0cm" svg:height="0.019cm" draw:transform="rotate (1.5707963267949) translate (23.87cm 11.546cm)" svg:viewBox="0 0 0 20" draw:points="0,0 0,3 0,5 0,7 0,9 0,11 0,13 0,14 0,16 0,17 0,18 0,19 0,20 0,20 0,20">
            <text:p/>
          </draw:polyline>
          <draw:line draw:style-name="gr1" draw:text-style-name="P1" draw:layer="TiM_F" svg:x1="23.89cm" svg:y1="11.546cm" svg:x2="23.89cm" svg:y2="11.636cm">
            <text:p/>
          </draw:line>
          <draw:line draw:style-name="gr1" draw:text-style-name="P1" draw:layer="TiM_F" svg:x1="23.45cm" svg:y1="11.183cm" svg:x2="23.375cm" svg:y2="11.183cm">
            <text:p/>
          </draw:line>
          <draw:line draw:style-name="gr1" draw:text-style-name="P1" draw:layer="TiM_F" svg:x1="23.87cm" svg:y1="11.183cm" svg:x2="23.45cm" svg:y2="11.183cm">
            <text:p/>
          </draw:line>
          <draw:polyline draw:style-name="gr1" draw:text-style-name="P1" draw:layer="TiM_F" svg:width="0cm" svg:height="0.019cm" draw:transform="rotate (1.5707963267949) translate (23.87cm 11.636cm)" svg:viewBox="0 0 0 20" draw:points="0,20 0,20 0,20 0,19 0,18 0,17 0,16 0,14 0,13 0,11 0,9 0,7 0,5 0,3 0,0">
            <text:p/>
          </draw:polyline>
          <draw:line draw:style-name="gr1" draw:text-style-name="P1" draw:layer="TiM_F" svg:x1="23.375cm" svg:y1="11.183cm" svg:x2="23.375cm" svg:y2="11.258cm">
            <text:p/>
          </draw:line>
          <draw:line draw:style-name="gr1" draw:text-style-name="P1" draw:layer="TiM_F" svg:x1="23.375cm" svg:y1="11.258cm" svg:x2="23.375cm" svg:y2="11.678cm">
            <text:p/>
          </draw:line>
          <draw:polyline draw:style-name="gr1" draw:text-style-name="P1" draw:layer="TiM_F" svg:width="0cm" svg:height="0.019cm" draw:transform="rotate (1.5707963267949) translate (23.355cm 11.226cm)" svg:viewBox="0 0 0 20" draw:points="0,0 0,0 0,1 0,1 0,2 0,3 0,5 0,6 0,8 0,10 0,12 0,14 0,16 0,18 0,20">
            <text:p/>
          </draw:polyline>
          <draw:line draw:style-name="gr1" draw:text-style-name="P1" draw:layer="TiM_F" svg:x1="23.375cm" svg:y1="11.678cm" svg:x2="23.87cm" svg:y2="11.678cm">
            <text:p/>
          </draw:line>
          <draw:line draw:style-name="gr1" draw:text-style-name="P1" draw:layer="TiM_F" svg:x1="23.355cm" svg:y1="11.316cm" svg:x2="23.355cm" svg:y2="11.226cm">
            <text:p/>
          </draw:line>
          <draw:polyline draw:style-name="gr1" draw:text-style-name="P1" draw:layer="TiM_F" svg:width="0cm" svg:height="0.019cm" draw:transform="rotate (1.5707963267949) translate (23.355cm 11.316cm)" svg:viewBox="0 0 0 20" draw:points="0,20 0,18 0,16 0,14 0,12 0,10 0,8 0,6 0,5 0,3 0,2 0,1 0,1 0,0 0,0">
            <text:p/>
          </draw:polyline>
          <draw:polyline draw:style-name="gr1" draw:text-style-name="P1" draw:layer="TiM_F" svg:width="0cm" svg:height="0.019cm" draw:transform="rotate (1.5707963267949) translate (23.355cm 11.636cm)" svg:viewBox="0 0 0 20" draw:points="0,0 0,0 0,1 0,1 0,2 0,3 0,5 0,6 0,8 0,10 0,12 0,14 0,16 0,18 0,20">
            <text:p/>
          </draw:polyline>
          <draw:line draw:style-name="gr1" draw:text-style-name="P1" draw:layer="TiM_F" svg:x1="23.355cm" svg:y1="11.546cm" svg:x2="23.355cm" svg:y2="11.636cm">
            <text:p/>
          </draw:line>
          <draw:polyline draw:style-name="gr1" draw:text-style-name="P1" draw:layer="TiM_F" svg:width="0cm" svg:height="0.019cm" draw:transform="rotate (1.5707963267949) translate (23.355cm 11.381cm)" svg:viewBox="0 0 0 20" draw:points="0,20 0,18 0,16 0,14 0,12 0,10 0,8 0,6 0,5 0,3 0,2 0,1 0,1 0,0 0,0">
            <text:p/>
          </draw:polyline>
          <draw:polyline draw:style-name="gr1" draw:text-style-name="P1" draw:layer="TiM_F" svg:width="0cm" svg:height="0.019cm" draw:transform="rotate (1.5707963267949) translate (23.355cm 11.546cm)" svg:viewBox="0 0 0 20" draw:points="0,20 0,18 0,16 0,14 0,12 0,10 0,8 0,6 0,5 0,3 0,2 0,1 0,1 0,0 0,0">
            <text:p/>
          </draw:polyline>
          <draw:line draw:style-name="gr1" draw:text-style-name="P1" draw:layer="TiM_F" svg:x1="23.355cm" svg:y1="11.481cm" svg:x2="23.355cm" svg:y2="11.381cm">
            <text:p/>
          </draw:line>
          <draw:polyline draw:style-name="gr1" draw:text-style-name="P1" draw:layer="TiM_F" svg:width="0cm" svg:height="0.019cm" draw:transform="rotate (1.5707963267949) translate (23.355cm 11.481cm)" svg:viewBox="0 0 0 20" draw:points="0,20 0,18 0,16 0,14 0,12 0,10 0,8 0,6 0,5 0,3 0,2 0,1 0,1 0,0 0,0">
            <text:p/>
          </draw:polyline>
          <draw:polyline draw:style-name="gr1" draw:text-style-name="P1" draw:layer="TiM_F" svg:width="0cm" svg:height="0.019cm" draw:transform="rotate (1.5707963267949) translate (29.966cm 11.381cm)" svg:viewBox="0 0 0 20" draw:points="0,0 0,2 0,5 0,7 0,9 0,11 0,13 0,14 0,16 0,17 0,18 0,19 0,20 0,20 0,20">
            <text:p/>
          </draw:polyline>
          <draw:line draw:style-name="gr1" draw:text-style-name="P1" draw:layer="TiM_F" svg:x1="29.966cm" svg:y1="11.678cm" svg:x2="29.966cm" svg:y2="11.183cm">
            <text:p/>
          </draw:line>
          <draw:line draw:style-name="gr1" draw:text-style-name="P1" draw:layer="TiM_F" svg:x1="29.986cm" svg:y1="11.481cm" svg:x2="29.986cm" svg:y2="11.381cm">
            <text:p/>
          </draw:line>
          <draw:polyline draw:style-name="gr1" draw:text-style-name="P1" draw:layer="TiM_F" svg:width="0cm" svg:height="0.019cm" draw:transform="rotate (1.5707963267949) translate (29.966cm 11.316cm)" svg:viewBox="0 0 0 20" draw:points="0,0 0,2 0,5 0,7 0,9 0,11 0,13 0,14 0,16 0,17 0,18 0,19 0,20 0,20 0,20">
            <text:p/>
          </draw:polyline>
          <draw:polyline draw:style-name="gr1" draw:text-style-name="P1" draw:layer="TiM_F" svg:width="0cm" svg:height="0.019cm" draw:transform="rotate (1.5707963267949) translate (29.966cm 11.481cm)" svg:viewBox="0 0 0 20" draw:points="0,0 0,2 0,5 0,7 0,9 0,11 0,13 0,14 0,16 0,17 0,18 0,19 0,20 0,20 0,20">
            <text:p/>
          </draw:polyline>
          <draw:line draw:style-name="gr1" draw:text-style-name="P1" draw:layer="TiM_F" svg:x1="29.986cm" svg:y1="11.316cm" svg:x2="29.986cm" svg:y2="11.226cm">
            <text:p/>
          </draw:line>
          <draw:polyline draw:style-name="gr1" draw:text-style-name="P1" draw:layer="TiM_F" svg:width="0cm" svg:height="0.019cm" draw:transform="rotate (1.5707963267949) translate (29.966cm 11.226cm)" svg:viewBox="0 0 0 20" draw:points="0,20 0,20 0,20 0,19 0,18 0,17 0,16 0,14 0,13 0,11 0,9 0,7 0,5 0,2 0,0">
            <text:p/>
          </draw:polyline>
          <draw:polyline draw:style-name="gr1" draw:text-style-name="P1" draw:layer="TiM_F" svg:width="0cm" svg:height="0.019cm" draw:transform="rotate (1.5707963267949) translate (29.966cm 11.546cm)" svg:viewBox="0 0 0 20" draw:points="0,0 0,2 0,5 0,7 0,9 0,11 0,13 0,14 0,16 0,17 0,18 0,19 0,20 0,20 0,20">
            <text:p/>
          </draw:polyline>
          <draw:line draw:style-name="gr1" draw:text-style-name="P1" draw:layer="TiM_F" svg:x1="29.986cm" svg:y1="11.546cm" svg:x2="29.986cm" svg:y2="11.636cm">
            <text:p/>
          </draw:line>
          <draw:line draw:style-name="gr1" draw:text-style-name="P1" draw:layer="TiM_F" svg:x1="29.546cm" svg:y1="11.183cm" svg:x2="29.471cm" svg:y2="11.183cm">
            <text:p/>
          </draw:line>
          <draw:line draw:style-name="gr1" draw:text-style-name="P1" draw:layer="TiM_F" svg:x1="29.966cm" svg:y1="11.183cm" svg:x2="29.546cm" svg:y2="11.183cm">
            <text:p/>
          </draw:line>
          <draw:polyline draw:style-name="gr1" draw:text-style-name="P1" draw:layer="TiM_F" svg:width="0cm" svg:height="0.019cm" draw:transform="rotate (1.5707963267949) translate (29.966cm 11.636cm)" svg:viewBox="0 0 0 20" draw:points="0,20 0,20 0,20 0,19 0,18 0,17 0,16 0,14 0,13 0,11 0,9 0,7 0,5 0,2 0,0">
            <text:p/>
          </draw:polyline>
          <draw:line draw:style-name="gr1" draw:text-style-name="P1" draw:layer="TiM_F" svg:x1="29.471cm" svg:y1="11.183cm" svg:x2="29.471cm" svg:y2="11.258cm">
            <text:p/>
          </draw:line>
          <draw:line draw:style-name="gr1" draw:text-style-name="P1" draw:layer="TiM_F" svg:x1="29.471cm" svg:y1="11.258cm" svg:x2="29.471cm" svg:y2="11.678cm">
            <text:p/>
          </draw:line>
          <draw:polyline draw:style-name="gr1" draw:text-style-name="P1" draw:layer="TiM_F" svg:width="0cm" svg:height="0.019cm" draw:transform="rotate (1.5707963267949) translate (29.451cm 11.226cm)" svg:viewBox="0 0 0 20" draw:points="0,0 0,0 0,1 0,1 0,2 0,3 0,4 0,6 0,8 0,9 0,11 0,13 0,16 0,18 0,20">
            <text:p/>
          </draw:polyline>
          <draw:line draw:style-name="gr1" draw:text-style-name="P1" draw:layer="TiM_F" svg:x1="29.471cm" svg:y1="11.678cm" svg:x2="29.966cm" svg:y2="11.678cm">
            <text:p/>
          </draw:line>
          <draw:line draw:style-name="gr1" draw:text-style-name="P1" draw:layer="TiM_F" svg:x1="29.451cm" svg:y1="11.316cm" svg:x2="29.451cm" svg:y2="11.226cm">
            <text:p/>
          </draw:line>
          <draw:polyline draw:style-name="gr1" draw:text-style-name="P1" draw:layer="TiM_F" svg:width="0cm" svg:height="0.019cm" draw:transform="rotate (1.5707963267949) translate (29.451cm 11.316cm)" svg:viewBox="0 0 0 20" draw:points="0,20 0,18 0,16 0,13 0,11 0,9 0,8 0,6 0,4 0,3 0,2 0,1 0,1 0,0 0,0">
            <text:p/>
          </draw:polyline>
          <draw:polyline draw:style-name="gr1" draw:text-style-name="P1" draw:layer="TiM_F" svg:width="0cm" svg:height="0.019cm" draw:transform="rotate (1.5707963267949) translate (29.451cm 11.636cm)" svg:viewBox="0 0 0 20" draw:points="0,0 0,0 0,1 0,1 0,2 0,3 0,4 0,6 0,8 0,9 0,11 0,13 0,16 0,18 0,20">
            <text:p/>
          </draw:polyline>
          <draw:line draw:style-name="gr1" draw:text-style-name="P1" draw:layer="TiM_F" svg:x1="29.451cm" svg:y1="11.546cm" svg:x2="29.451cm" svg:y2="11.636cm">
            <text:p/>
          </draw:line>
          <draw:polyline draw:style-name="gr1" draw:text-style-name="P1" draw:layer="TiM_F" svg:width="0cm" svg:height="0.019cm" draw:transform="rotate (1.5707963267949) translate (29.451cm 11.381cm)" svg:viewBox="0 0 0 20" draw:points="0,20 0,18 0,16 0,13 0,11 0,9 0,8 0,6 0,4 0,3 0,2 0,1 0,1 0,0 0,0">
            <text:p/>
          </draw:polyline>
          <draw:polyline draw:style-name="gr1" draw:text-style-name="P1" draw:layer="TiM_F" svg:width="0cm" svg:height="0.019cm" draw:transform="rotate (1.5707963267949) translate (29.451cm 11.546cm)" svg:viewBox="0 0 0 20" draw:points="0,20 0,18 0,16 0,13 0,11 0,9 0,8 0,6 0,4 0,3 0,2 0,1 0,1 0,0 0,0">
            <text:p/>
          </draw:polyline>
          <draw:line draw:style-name="gr1" draw:text-style-name="P1" draw:layer="TiM_F" svg:x1="29.451cm" svg:y1="11.481cm" svg:x2="29.451cm" svg:y2="11.381cm">
            <text:p/>
          </draw:line>
          <draw:polyline draw:style-name="gr1" draw:text-style-name="P1" draw:layer="TiM_F" svg:width="0cm" svg:height="0.019cm" draw:transform="rotate (1.5707963267949) translate (29.451cm 11.481cm)" svg:viewBox="0 0 0 20" draw:points="0,20 0,18 0,16 0,13 0,11 0,9 0,8 0,6 0,4 0,3 0,2 0,1 0,1 0,0 0,0">
            <text:p/>
          </draw:polyline>
          <draw:polyline draw:style-name="gr1" draw:text-style-name="P1" draw:layer="TiM_F" svg:width="0cm" svg:height="0.019cm" draw:transform="rotate (1.5707963267949) translate (25.394cm 11.381cm)" svg:viewBox="0 0 0 20" draw:points="0,0 0,2 0,5 0,7 0,9 0,11 0,13 0,14 0,16 0,17 0,18 0,19 0,20 0,20 0,20">
            <text:p/>
          </draw:polyline>
          <draw:line draw:style-name="gr1" draw:text-style-name="P1" draw:layer="TiM_F" svg:x1="25.394cm" svg:y1="11.678cm" svg:x2="25.394cm" svg:y2="11.183cm">
            <text:p/>
          </draw:line>
          <draw:line draw:style-name="gr1" draw:text-style-name="P1" draw:layer="TiM_F" svg:x1="25.414cm" svg:y1="11.481cm" svg:x2="25.414cm" svg:y2="11.381cm">
            <text:p/>
          </draw:line>
          <draw:polyline draw:style-name="gr1" draw:text-style-name="P1" draw:layer="TiM_F" svg:width="0cm" svg:height="0.019cm" draw:transform="rotate (1.5707963267949) translate (25.394cm 11.316cm)" svg:viewBox="0 0 0 20" draw:points="0,0 0,2 0,5 0,7 0,9 0,11 0,13 0,14 0,16 0,17 0,18 0,19 0,20 0,20 0,20">
            <text:p/>
          </draw:polyline>
          <draw:polyline draw:style-name="gr1" draw:text-style-name="P1" draw:layer="TiM_F" svg:width="0cm" svg:height="0.019cm" draw:transform="rotate (1.5707963267949) translate (25.394cm 11.481cm)" svg:viewBox="0 0 0 20" draw:points="0,0 0,2 0,5 0,7 0,9 0,11 0,13 0,14 0,16 0,17 0,18 0,19 0,20 0,20 0,20">
            <text:p/>
          </draw:polyline>
          <draw:line draw:style-name="gr1" draw:text-style-name="P1" draw:layer="TiM_F" svg:x1="25.414cm" svg:y1="11.316cm" svg:x2="25.414cm" svg:y2="11.226cm">
            <text:p/>
          </draw:line>
          <draw:polyline draw:style-name="gr1" draw:text-style-name="P1" draw:layer="TiM_F" svg:width="0cm" svg:height="0.019cm" draw:transform="rotate (1.5707963267949) translate (25.394cm 11.226cm)" svg:viewBox="0 0 0 20" draw:points="0,20 0,20 0,20 0,19 0,18 0,17 0,16 0,14 0,13 0,11 0,9 0,7 0,5 0,2 0,0">
            <text:p/>
          </draw:polyline>
          <draw:polyline draw:style-name="gr1" draw:text-style-name="P1" draw:layer="TiM_F" svg:width="0cm" svg:height="0.019cm" draw:transform="rotate (1.5707963267949) translate (25.394cm 11.546cm)" svg:viewBox="0 0 0 20" draw:points="0,0 0,2 0,5 0,7 0,9 0,11 0,13 0,14 0,16 0,17 0,18 0,19 0,20 0,20 0,20">
            <text:p/>
          </draw:polyline>
          <draw:line draw:style-name="gr1" draw:text-style-name="P1" draw:layer="TiM_F" svg:x1="25.414cm" svg:y1="11.546cm" svg:x2="25.414cm" svg:y2="11.636cm">
            <text:p/>
          </draw:line>
          <draw:line draw:style-name="gr1" draw:text-style-name="P1" draw:layer="TiM_F" svg:x1="24.974cm" svg:y1="11.183cm" svg:x2="24.899cm" svg:y2="11.183cm">
            <text:p/>
          </draw:line>
          <draw:line draw:style-name="gr1" draw:text-style-name="P1" draw:layer="TiM_F" svg:x1="25.394cm" svg:y1="11.183cm" svg:x2="24.974cm" svg:y2="11.183cm">
            <text:p/>
          </draw:line>
          <draw:polyline draw:style-name="gr1" draw:text-style-name="P1" draw:layer="TiM_F" svg:width="0cm" svg:height="0.019cm" draw:transform="rotate (1.5707963267949) translate (25.394cm 11.636cm)" svg:viewBox="0 0 0 20" draw:points="0,20 0,20 0,20 0,19 0,18 0,17 0,16 0,14 0,13 0,11 0,9 0,7 0,5 0,2 0,0">
            <text:p/>
          </draw:polyline>
          <draw:line draw:style-name="gr1" draw:text-style-name="P1" draw:layer="TiM_F" svg:x1="24.899cm" svg:y1="11.183cm" svg:x2="24.899cm" svg:y2="11.258cm">
            <text:p/>
          </draw:line>
          <draw:line draw:style-name="gr1" draw:text-style-name="P1" draw:layer="TiM_F" svg:x1="24.899cm" svg:y1="11.258cm" svg:x2="24.899cm" svg:y2="11.678cm">
            <text:p/>
          </draw:line>
          <draw:polyline draw:style-name="gr1" draw:text-style-name="P1" draw:layer="TiM_F" svg:width="0cm" svg:height="0.019cm" draw:transform="rotate (1.5707963267949) translate (24.879cm 11.226cm)" svg:viewBox="0 0 0 20" draw:points="0,0 0,0 0,1 0,1 0,2 0,3 0,5 0,6 0,8 0,10 0,12 0,14 0,16 0,18 0,20">
            <text:p/>
          </draw:polyline>
          <draw:line draw:style-name="gr1" draw:text-style-name="P1" draw:layer="TiM_F" svg:x1="24.899cm" svg:y1="11.678cm" svg:x2="25.394cm" svg:y2="11.678cm">
            <text:p/>
          </draw:line>
          <draw:line draw:style-name="gr1" draw:text-style-name="P1" draw:layer="TiM_F" svg:x1="24.879cm" svg:y1="11.316cm" svg:x2="24.879cm" svg:y2="11.226cm">
            <text:p/>
          </draw:line>
          <draw:polyline draw:style-name="gr1" draw:text-style-name="P1" draw:layer="TiM_F" svg:width="0cm" svg:height="0.019cm" draw:transform="rotate (1.5707963267949) translate (24.879cm 11.316cm)" svg:viewBox="0 0 0 20" draw:points="0,20 0,18 0,16 0,14 0,12 0,10 0,8 0,6 0,5 0,3 0,2 0,1 0,1 0,0 0,0">
            <text:p/>
          </draw:polyline>
          <draw:polyline draw:style-name="gr1" draw:text-style-name="P1" draw:layer="TiM_F" svg:width="0cm" svg:height="0.019cm" draw:transform="rotate (1.5707963267949) translate (24.879cm 11.636cm)" svg:viewBox="0 0 0 20" draw:points="0,0 0,0 0,1 0,1 0,2 0,3 0,5 0,6 0,8 0,10 0,12 0,14 0,16 0,18 0,20">
            <text:p/>
          </draw:polyline>
          <draw:line draw:style-name="gr1" draw:text-style-name="P1" draw:layer="TiM_F" svg:x1="24.879cm" svg:y1="11.546cm" svg:x2="24.879cm" svg:y2="11.636cm">
            <text:p/>
          </draw:line>
          <draw:polyline draw:style-name="gr1" draw:text-style-name="P1" draw:layer="TiM_F" svg:width="0cm" svg:height="0.019cm" draw:transform="rotate (1.5707963267949) translate (24.879cm 11.381cm)" svg:viewBox="0 0 0 20" draw:points="0,20 0,18 0,16 0,14 0,12 0,10 0,8 0,6 0,5 0,3 0,2 0,1 0,1 0,0 0,0">
            <text:p/>
          </draw:polyline>
          <draw:polyline draw:style-name="gr1" draw:text-style-name="P1" draw:layer="TiM_F" svg:width="0cm" svg:height="0.019cm" draw:transform="rotate (1.5707963267949) translate (24.879cm 11.546cm)" svg:viewBox="0 0 0 20" draw:points="0,20 0,18 0,16 0,14 0,12 0,10 0,8 0,6 0,5 0,3 0,2 0,1 0,1 0,0 0,0">
            <text:p/>
          </draw:polyline>
          <draw:line draw:style-name="gr1" draw:text-style-name="P1" draw:layer="TiM_F" svg:x1="24.879cm" svg:y1="11.481cm" svg:x2="24.879cm" svg:y2="11.381cm">
            <text:p/>
          </draw:line>
          <draw:polyline draw:style-name="gr1" draw:text-style-name="P1" draw:layer="TiM_F" svg:width="0cm" svg:height="0.019cm" draw:transform="rotate (1.5707963267949) translate (24.879cm 11.481cm)" svg:viewBox="0 0 0 20" draw:points="0,20 0,18 0,16 0,14 0,12 0,10 0,8 0,6 0,5 0,3 0,2 0,1 0,1 0,0 0,0">
            <text:p/>
          </draw:polyline>
          <draw:polyline draw:style-name="gr1" draw:text-style-name="P1" draw:layer="TiM_F" svg:width="0cm" svg:height="0.019cm" draw:transform="rotate (1.5707963267949) translate (23.87cm 12.905cm)" svg:viewBox="0 0 0 20" draw:points="0,0 0,3 0,5 0,7 0,9 0,11 0,13 0,14 0,16 0,17 0,18 0,19 0,20 0,20 0,20">
            <text:p/>
          </draw:polyline>
          <draw:line draw:style-name="gr1" draw:text-style-name="P1" draw:layer="TiM_F" svg:x1="23.87cm" svg:y1="13.202cm" svg:x2="23.87cm" svg:y2="12.707cm">
            <text:p/>
          </draw:line>
          <draw:line draw:style-name="gr1" draw:text-style-name="P1" draw:layer="TiM_F" svg:x1="23.89cm" svg:y1="13.005cm" svg:x2="23.89cm" svg:y2="12.905cm">
            <text:p/>
          </draw:line>
          <draw:polyline draw:style-name="gr1" draw:text-style-name="P1" draw:layer="TiM_F" svg:width="0cm" svg:height="0.019cm" draw:transform="rotate (1.5707963267949) translate (23.87cm 12.84cm)" svg:viewBox="0 0 0 20" draw:points="0,0 0,3 0,5 0,7 0,9 0,11 0,13 0,14 0,16 0,17 0,18 0,19 0,20 0,20 0,20">
            <text:p/>
          </draw:polyline>
          <draw:polyline draw:style-name="gr1" draw:text-style-name="P1" draw:layer="TiM_F" svg:width="0cm" svg:height="0.019cm" draw:transform="rotate (1.5707963267949) translate (23.87cm 13.005cm)" svg:viewBox="0 0 0 20" draw:points="0,0 0,3 0,5 0,7 0,9 0,11 0,13 0,14 0,16 0,17 0,18 0,19 0,20 0,20 0,20">
            <text:p/>
          </draw:polyline>
          <draw:line draw:style-name="gr1" draw:text-style-name="P1" draw:layer="TiM_F" svg:x1="23.89cm" svg:y1="12.84cm" svg:x2="23.89cm" svg:y2="12.75cm">
            <text:p/>
          </draw:line>
          <draw:polyline draw:style-name="gr1" draw:text-style-name="P1" draw:layer="TiM_F" svg:width="0cm" svg:height="0.019cm" draw:transform="rotate (1.5707963267949) translate (23.87cm 12.75cm)" svg:viewBox="0 0 0 20" draw:points="0,20 0,20 0,20 0,19 0,18 0,17 0,16 0,14 0,13 0,11 0,9 0,7 0,5 0,3 0,0">
            <text:p/>
          </draw:polyline>
          <draw:polyline draw:style-name="gr1" draw:text-style-name="P1" draw:layer="TiM_F" svg:width="0cm" svg:height="0.019cm" draw:transform="rotate (1.5707963267949) translate (23.87cm 13.07cm)" svg:viewBox="0 0 0 20" draw:points="0,0 0,3 0,5 0,7 0,9 0,11 0,13 0,14 0,16 0,17 0,18 0,19 0,20 0,20 0,20">
            <text:p/>
          </draw:polyline>
          <draw:line draw:style-name="gr1" draw:text-style-name="P1" draw:layer="TiM_F" svg:x1="23.89cm" svg:y1="13.07cm" svg:x2="23.89cm" svg:y2="13.16cm">
            <text:p/>
          </draw:line>
          <draw:line draw:style-name="gr1" draw:text-style-name="P1" draw:layer="TiM_F" svg:x1="23.45cm" svg:y1="12.707cm" svg:x2="23.375cm" svg:y2="12.707cm">
            <text:p/>
          </draw:line>
          <draw:line draw:style-name="gr1" draw:text-style-name="P1" draw:layer="TiM_F" svg:x1="23.87cm" svg:y1="12.707cm" svg:x2="23.45cm" svg:y2="12.707cm">
            <text:p/>
          </draw:line>
          <draw:polyline draw:style-name="gr1" draw:text-style-name="P1" draw:layer="TiM_F" svg:width="0cm" svg:height="0.019cm" draw:transform="rotate (1.5707963267949) translate (23.87cm 13.16cm)" svg:viewBox="0 0 0 20" draw:points="0,20 0,20 0,20 0,19 0,18 0,17 0,16 0,14 0,13 0,11 0,9 0,7 0,5 0,3 0,0">
            <text:p/>
          </draw:polyline>
          <draw:line draw:style-name="gr1" draw:text-style-name="P1" draw:layer="TiM_F" svg:x1="23.375cm" svg:y1="12.707cm" svg:x2="23.375cm" svg:y2="12.782cm">
            <text:p/>
          </draw:line>
          <draw:line draw:style-name="gr1" draw:text-style-name="P1" draw:layer="TiM_F" svg:x1="23.375cm" svg:y1="12.782cm" svg:x2="23.375cm" svg:y2="13.202cm">
            <text:p/>
          </draw:line>
          <draw:polyline draw:style-name="gr1" draw:text-style-name="P1" draw:layer="TiM_F" svg:width="0cm" svg:height="0.019cm" draw:transform="rotate (1.5707963267949) translate (23.355cm 12.75cm)" svg:viewBox="0 0 0 20" draw:points="0,0 0,0 0,1 0,1 0,2 0,3 0,5 0,6 0,8 0,10 0,12 0,14 0,16 0,18 0,20">
            <text:p/>
          </draw:polyline>
          <draw:line draw:style-name="gr1" draw:text-style-name="P1" draw:layer="TiM_F" svg:x1="23.375cm" svg:y1="13.202cm" svg:x2="23.87cm" svg:y2="13.202cm">
            <text:p/>
          </draw:line>
          <draw:line draw:style-name="gr1" draw:text-style-name="P1" draw:layer="TiM_F" svg:x1="23.355cm" svg:y1="12.84cm" svg:x2="23.355cm" svg:y2="12.75cm">
            <text:p/>
          </draw:line>
          <draw:polyline draw:style-name="gr1" draw:text-style-name="P1" draw:layer="TiM_F" svg:width="0cm" svg:height="0.019cm" draw:transform="rotate (1.5707963267949) translate (23.355cm 12.84cm)" svg:viewBox="0 0 0 20" draw:points="0,20 0,18 0,16 0,14 0,12 0,10 0,8 0,6 0,5 0,3 0,2 0,1 0,1 0,0 0,0">
            <text:p/>
          </draw:polyline>
          <draw:polyline draw:style-name="gr1" draw:text-style-name="P1" draw:layer="TiM_F" svg:width="0cm" svg:height="0.019cm" draw:transform="rotate (1.5707963267949) translate (23.355cm 13.16cm)" svg:viewBox="0 0 0 20" draw:points="0,0 0,0 0,1 0,1 0,2 0,3 0,5 0,6 0,8 0,10 0,12 0,14 0,16 0,18 0,20">
            <text:p/>
          </draw:polyline>
          <draw:line draw:style-name="gr1" draw:text-style-name="P1" draw:layer="TiM_F" svg:x1="23.355cm" svg:y1="13.07cm" svg:x2="23.355cm" svg:y2="13.16cm">
            <text:p/>
          </draw:line>
          <draw:polyline draw:style-name="gr1" draw:text-style-name="P1" draw:layer="TiM_F" svg:width="0cm" svg:height="0.019cm" draw:transform="rotate (1.5707963267949) translate (23.355cm 12.905cm)" svg:viewBox="0 0 0 20" draw:points="0,20 0,18 0,16 0,14 0,12 0,10 0,8 0,6 0,5 0,3 0,2 0,1 0,1 0,0 0,0">
            <text:p/>
          </draw:polyline>
          <draw:polyline draw:style-name="gr1" draw:text-style-name="P1" draw:layer="TiM_F" svg:width="0cm" svg:height="0.019cm" draw:transform="rotate (1.5707963267949) translate (23.355cm 13.07cm)" svg:viewBox="0 0 0 20" draw:points="0,20 0,18 0,16 0,14 0,12 0,10 0,8 0,6 0,5 0,3 0,2 0,1 0,1 0,0 0,0">
            <text:p/>
          </draw:polyline>
          <draw:line draw:style-name="gr1" draw:text-style-name="P1" draw:layer="TiM_F" svg:x1="23.355cm" svg:y1="13.005cm" svg:x2="23.355cm" svg:y2="12.905cm">
            <text:p/>
          </draw:line>
          <draw:polyline draw:style-name="gr1" draw:text-style-name="P1" draw:layer="TiM_F" svg:width="0cm" svg:height="0.019cm" draw:transform="rotate (1.5707963267949) translate (23.355cm 13.005cm)" svg:viewBox="0 0 0 20" draw:points="0,20 0,18 0,16 0,14 0,12 0,10 0,8 0,6 0,5 0,3 0,2 0,1 0,1 0,0 0,0">
            <text:p/>
          </draw:polyline>
          <draw:polyline draw:style-name="gr1" draw:text-style-name="P1" draw:layer="TiM_F" svg:width="0cm" svg:height="0.019cm" draw:transform="rotate (1.5707963267949) translate (29.966cm 3.761cm)" svg:viewBox="0 0 0 20" draw:points="0,0 0,2 0,5 0,7 0,9 0,11 0,13 0,14 0,16 0,17 0,18 0,19 0,20 0,20 0,20">
            <text:p/>
          </draw:polyline>
          <draw:line draw:style-name="gr1" draw:text-style-name="P1" draw:layer="TiM_F" svg:x1="29.966cm" svg:y1="4.058cm" svg:x2="29.966cm" svg:y2="3.563cm">
            <text:p/>
          </draw:line>
          <draw:line draw:style-name="gr1" draw:text-style-name="P1" draw:layer="TiM_F" svg:x1="29.986cm" svg:y1="3.861cm" svg:x2="29.986cm" svg:y2="3.761cm">
            <text:p/>
          </draw:line>
          <draw:polyline draw:style-name="gr1" draw:text-style-name="P1" draw:layer="TiM_F" svg:width="0cm" svg:height="0.019cm" draw:transform="rotate (1.5707963267949) translate (29.966cm 3.696cm)" svg:viewBox="0 0 0 20" draw:points="0,0 0,2 0,5 0,7 0,9 0,11 0,13 0,14 0,16 0,17 0,18 0,19 0,20 0,20 0,20">
            <text:p/>
          </draw:polyline>
          <draw:polyline draw:style-name="gr1" draw:text-style-name="P1" draw:layer="TiM_F" svg:width="0cm" svg:height="0.019cm" draw:transform="rotate (1.5707963267949) translate (29.966cm 3.861cm)" svg:viewBox="0 0 0 20" draw:points="0,0 0,2 0,5 0,7 0,9 0,11 0,13 0,14 0,16 0,17 0,18 0,19 0,20 0,20 0,20">
            <text:p/>
          </draw:polyline>
          <draw:line draw:style-name="gr1" draw:text-style-name="P1" draw:layer="TiM_F" svg:x1="29.986cm" svg:y1="3.696cm" svg:x2="29.986cm" svg:y2="3.606cm">
            <text:p/>
          </draw:line>
          <draw:polyline draw:style-name="gr1" draw:text-style-name="P1" draw:layer="TiM_F" svg:width="0cm" svg:height="0.019cm" draw:transform="rotate (1.5707963267949) translate (29.966cm 3.606cm)" svg:viewBox="0 0 0 20" draw:points="0,20 0,20 0,20 0,19 0,18 0,17 0,16 0,14 0,13 0,11 0,9 0,7 0,5 0,2 0,0">
            <text:p/>
          </draw:polyline>
          <draw:polyline draw:style-name="gr1" draw:text-style-name="P1" draw:layer="TiM_F" svg:width="0cm" svg:height="0.019cm" draw:transform="rotate (1.5707963267949) translate (29.966cm 3.926cm)" svg:viewBox="0 0 0 20" draw:points="0,0 0,2 0,5 0,7 0,9 0,11 0,13 0,14 0,16 0,17 0,18 0,19 0,20 0,20 0,20">
            <text:p/>
          </draw:polyline>
          <draw:line draw:style-name="gr1" draw:text-style-name="P1" draw:layer="TiM_F" svg:x1="29.986cm" svg:y1="3.926cm" svg:x2="29.986cm" svg:y2="4.016cm">
            <text:p/>
          </draw:line>
          <draw:line draw:style-name="gr1" draw:text-style-name="P1" draw:layer="TiM_F" svg:x1="29.546cm" svg:y1="3.563cm" svg:x2="29.471cm" svg:y2="3.563cm">
            <text:p/>
          </draw:line>
          <draw:line draw:style-name="gr1" draw:text-style-name="P1" draw:layer="TiM_F" svg:x1="29.966cm" svg:y1="3.563cm" svg:x2="29.546cm" svg:y2="3.563cm">
            <text:p/>
          </draw:line>
          <draw:polyline draw:style-name="gr1" draw:text-style-name="P1" draw:layer="TiM_F" svg:width="0cm" svg:height="0.019cm" draw:transform="rotate (1.5707963267949) translate (29.966cm 4.016cm)" svg:viewBox="0 0 0 20" draw:points="0,20 0,20 0,20 0,19 0,18 0,17 0,16 0,14 0,13 0,11 0,9 0,7 0,5 0,2 0,0">
            <text:p/>
          </draw:polyline>
          <draw:line draw:style-name="gr1" draw:text-style-name="P1" draw:layer="TiM_F" svg:x1="29.471cm" svg:y1="3.563cm" svg:x2="29.471cm" svg:y2="3.638cm">
            <text:p/>
          </draw:line>
          <draw:line draw:style-name="gr1" draw:text-style-name="P1" draw:layer="TiM_F" svg:x1="29.471cm" svg:y1="3.638cm" svg:x2="29.471cm" svg:y2="4.058cm">
            <text:p/>
          </draw:line>
          <draw:polyline draw:style-name="gr1" draw:text-style-name="P1" draw:layer="TiM_F" svg:width="0cm" svg:height="0.019cm" draw:transform="rotate (1.5707963267949) translate (29.451cm 3.606cm)" svg:viewBox="0 0 0 20" draw:points="0,0 0,0 0,1 0,1 0,2 0,3 0,4 0,6 0,8 0,9 0,11 0,13 0,16 0,18 0,20">
            <text:p/>
          </draw:polyline>
          <draw:line draw:style-name="gr1" draw:text-style-name="P1" draw:layer="TiM_F" svg:x1="29.471cm" svg:y1="4.058cm" svg:x2="29.966cm" svg:y2="4.058cm">
            <text:p/>
          </draw:line>
          <draw:line draw:style-name="gr1" draw:text-style-name="P1" draw:layer="TiM_F" svg:x1="29.451cm" svg:y1="3.696cm" svg:x2="29.451cm" svg:y2="3.606cm">
            <text:p/>
          </draw:line>
          <draw:polyline draw:style-name="gr1" draw:text-style-name="P1" draw:layer="TiM_F" svg:width="0cm" svg:height="0.019cm" draw:transform="rotate (1.5707963267949) translate (29.451cm 3.696cm)" svg:viewBox="0 0 0 20" draw:points="0,20 0,18 0,16 0,13 0,11 0,9 0,8 0,6 0,4 0,3 0,2 0,1 0,1 0,0 0,0">
            <text:p/>
          </draw:polyline>
          <draw:polyline draw:style-name="gr1" draw:text-style-name="P1" draw:layer="TiM_F" svg:width="0cm" svg:height="0.019cm" draw:transform="rotate (1.5707963267949) translate (29.451cm 4.016cm)" svg:viewBox="0 0 0 20" draw:points="0,0 0,0 0,1 0,1 0,2 0,3 0,4 0,6 0,8 0,9 0,11 0,13 0,16 0,18 0,20">
            <text:p/>
          </draw:polyline>
          <draw:line draw:style-name="gr1" draw:text-style-name="P1" draw:layer="TiM_F" svg:x1="29.451cm" svg:y1="3.926cm" svg:x2="29.451cm" svg:y2="4.016cm">
            <text:p/>
          </draw:line>
          <draw:polyline draw:style-name="gr1" draw:text-style-name="P1" draw:layer="TiM_F" svg:width="0cm" svg:height="0.019cm" draw:transform="rotate (1.5707963267949) translate (29.451cm 3.761cm)" svg:viewBox="0 0 0 20" draw:points="0,20 0,18 0,16 0,13 0,11 0,9 0,8 0,6 0,4 0,3 0,2 0,1 0,1 0,0 0,0">
            <text:p/>
          </draw:polyline>
          <draw:polyline draw:style-name="gr1" draw:text-style-name="P1" draw:layer="TiM_F" svg:width="0cm" svg:height="0.019cm" draw:transform="rotate (1.5707963267949) translate (29.451cm 3.926cm)" svg:viewBox="0 0 0 20" draw:points="0,20 0,18 0,16 0,13 0,11 0,9 0,8 0,6 0,4 0,3 0,2 0,1 0,1 0,0 0,0">
            <text:p/>
          </draw:polyline>
          <draw:line draw:style-name="gr1" draw:text-style-name="P1" draw:layer="TiM_F" svg:x1="29.451cm" svg:y1="3.861cm" svg:x2="29.451cm" svg:y2="3.761cm">
            <text:p/>
          </draw:line>
          <draw:polyline draw:style-name="gr1" draw:text-style-name="P1" draw:layer="TiM_F" svg:width="0cm" svg:height="0.019cm" draw:transform="rotate (1.5707963267949) translate (29.451cm 3.861cm)" svg:viewBox="0 0 0 20" draw:points="0,20 0,18 0,16 0,13 0,11 0,9 0,8 0,6 0,4 0,3 0,2 0,1 0,1 0,0 0,0">
            <text:p/>
          </draw:polyline>
          <draw:polyline draw:style-name="gr1" draw:text-style-name="P1" draw:layer="TiM_F" svg:width="0cm" svg:height="0.019cm" draw:transform="rotate (1.5707963267949) translate (28.442cm 3.761cm)" svg:viewBox="0 0 0 20" draw:points="0,0 0,2 0,5 0,7 0,9 0,11 0,13 0,14 0,16 0,17 0,18 0,19 0,20 0,20 0,20">
            <text:p/>
          </draw:polyline>
          <draw:line draw:style-name="gr1" draw:text-style-name="P1" draw:layer="TiM_F" svg:x1="28.442cm" svg:y1="4.058cm" svg:x2="28.442cm" svg:y2="3.563cm">
            <text:p/>
          </draw:line>
          <draw:line draw:style-name="gr1" draw:text-style-name="P1" draw:layer="TiM_F" svg:x1="28.462cm" svg:y1="3.861cm" svg:x2="28.462cm" svg:y2="3.761cm">
            <text:p/>
          </draw:line>
          <draw:polyline draw:style-name="gr1" draw:text-style-name="P1" draw:layer="TiM_F" svg:width="0cm" svg:height="0.019cm" draw:transform="rotate (1.5707963267949) translate (28.442cm 3.696cm)" svg:viewBox="0 0 0 20" draw:points="0,0 0,2 0,5 0,7 0,9 0,11 0,13 0,14 0,16 0,17 0,18 0,19 0,20 0,20 0,20">
            <text:p/>
          </draw:polyline>
          <draw:polyline draw:style-name="gr1" draw:text-style-name="P1" draw:layer="TiM_F" svg:width="0cm" svg:height="0.019cm" draw:transform="rotate (1.5707963267949) translate (28.442cm 3.861cm)" svg:viewBox="0 0 0 20" draw:points="0,0 0,2 0,5 0,7 0,9 0,11 0,13 0,14 0,16 0,17 0,18 0,19 0,20 0,20 0,20">
            <text:p/>
          </draw:polyline>
          <draw:line draw:style-name="gr1" draw:text-style-name="P1" draw:layer="TiM_F" svg:x1="28.462cm" svg:y1="3.696cm" svg:x2="28.462cm" svg:y2="3.606cm">
            <text:p/>
          </draw:line>
          <draw:polyline draw:style-name="gr1" draw:text-style-name="P1" draw:layer="TiM_F" svg:width="0cm" svg:height="0.019cm" draw:transform="rotate (1.5707963267949) translate (28.442cm 3.606cm)" svg:viewBox="0 0 0 20" draw:points="0,20 0,20 0,20 0,19 0,18 0,17 0,16 0,14 0,13 0,11 0,9 0,7 0,5 0,2 0,0">
            <text:p/>
          </draw:polyline>
          <draw:polyline draw:style-name="gr1" draw:text-style-name="P1" draw:layer="TiM_F" svg:width="0cm" svg:height="0.019cm" draw:transform="rotate (1.5707963267949) translate (28.442cm 3.926cm)" svg:viewBox="0 0 0 20" draw:points="0,0 0,2 0,5 0,7 0,9 0,11 0,13 0,14 0,16 0,17 0,18 0,19 0,20 0,20 0,20">
            <text:p/>
          </draw:polyline>
          <draw:line draw:style-name="gr1" draw:text-style-name="P1" draw:layer="TiM_F" svg:x1="28.462cm" svg:y1="3.926cm" svg:x2="28.462cm" svg:y2="4.016cm">
            <text:p/>
          </draw:line>
          <draw:line draw:style-name="gr1" draw:text-style-name="P1" draw:layer="TiM_F" svg:x1="28.022cm" svg:y1="3.563cm" svg:x2="27.947cm" svg:y2="3.563cm">
            <text:p/>
          </draw:line>
          <draw:line draw:style-name="gr1" draw:text-style-name="P1" draw:layer="TiM_F" svg:x1="28.442cm" svg:y1="3.563cm" svg:x2="28.022cm" svg:y2="3.563cm">
            <text:p/>
          </draw:line>
          <draw:polyline draw:style-name="gr1" draw:text-style-name="P1" draw:layer="TiM_F" svg:width="0cm" svg:height="0.019cm" draw:transform="rotate (1.5707963267949) translate (28.442cm 4.016cm)" svg:viewBox="0 0 0 20" draw:points="0,20 0,20 0,20 0,19 0,18 0,17 0,16 0,14 0,13 0,11 0,9 0,7 0,5 0,2 0,0">
            <text:p/>
          </draw:polyline>
          <draw:line draw:style-name="gr1" draw:text-style-name="P1" draw:layer="TiM_F" svg:x1="27.947cm" svg:y1="3.563cm" svg:x2="27.947cm" svg:y2="3.638cm">
            <text:p/>
          </draw:line>
          <draw:line draw:style-name="gr1" draw:text-style-name="P1" draw:layer="TiM_F" svg:x1="27.947cm" svg:y1="3.638cm" svg:x2="27.947cm" svg:y2="4.058cm">
            <text:p/>
          </draw:line>
          <draw:polyline draw:style-name="gr1" draw:text-style-name="P1" draw:layer="TiM_F" svg:width="0cm" svg:height="0.019cm" draw:transform="rotate (1.5707963267949) translate (27.927cm 3.606cm)" svg:viewBox="0 0 0 20" draw:points="0,0 0,0 0,1 0,1 0,2 0,3 0,5 0,6 0,8 0,9 0,11 0,14 0,16 0,18 0,20">
            <text:p/>
          </draw:polyline>
          <draw:line draw:style-name="gr1" draw:text-style-name="P1" draw:layer="TiM_F" svg:x1="27.947cm" svg:y1="4.058cm" svg:x2="28.442cm" svg:y2="4.058cm">
            <text:p/>
          </draw:line>
          <draw:line draw:style-name="gr1" draw:text-style-name="P1" draw:layer="TiM_F" svg:x1="27.927cm" svg:y1="3.696cm" svg:x2="27.927cm" svg:y2="3.606cm">
            <text:p/>
          </draw:line>
          <draw:polyline draw:style-name="gr1" draw:text-style-name="P1" draw:layer="TiM_F" svg:width="0cm" svg:height="0.019cm" draw:transform="rotate (1.5707963267949) translate (27.927cm 3.696cm)" svg:viewBox="0 0 0 20" draw:points="0,20 0,18 0,16 0,14 0,11 0,9 0,8 0,6 0,5 0,3 0,2 0,1 0,1 0,0 0,0">
            <text:p/>
          </draw:polyline>
          <draw:polyline draw:style-name="gr1" draw:text-style-name="P1" draw:layer="TiM_F" svg:width="0cm" svg:height="0.019cm" draw:transform="rotate (1.5707963267949) translate (27.927cm 4.016cm)" svg:viewBox="0 0 0 20" draw:points="0,0 0,0 0,1 0,1 0,2 0,3 0,5 0,6 0,8 0,9 0,11 0,14 0,16 0,18 0,20">
            <text:p/>
          </draw:polyline>
          <draw:line draw:style-name="gr1" draw:text-style-name="P1" draw:layer="TiM_F" svg:x1="27.927cm" svg:y1="3.926cm" svg:x2="27.927cm" svg:y2="4.016cm">
            <text:p/>
          </draw:line>
          <draw:polyline draw:style-name="gr1" draw:text-style-name="P1" draw:layer="TiM_F" svg:width="0cm" svg:height="0.019cm" draw:transform="rotate (1.5707963267949) translate (27.927cm 3.761cm)" svg:viewBox="0 0 0 20" draw:points="0,20 0,18 0,16 0,14 0,11 0,9 0,8 0,6 0,5 0,3 0,2 0,1 0,1 0,0 0,0">
            <text:p/>
          </draw:polyline>
          <draw:polyline draw:style-name="gr1" draw:text-style-name="P1" draw:layer="TiM_F" svg:width="0cm" svg:height="0.019cm" draw:transform="rotate (1.5707963267949) translate (27.927cm 3.926cm)" svg:viewBox="0 0 0 20" draw:points="0,20 0,18 0,16 0,14 0,11 0,9 0,8 0,6 0,5 0,3 0,2 0,1 0,1 0,0 0,0">
            <text:p/>
          </draw:polyline>
          <draw:line draw:style-name="gr1" draw:text-style-name="P1" draw:layer="TiM_F" svg:x1="27.927cm" svg:y1="3.861cm" svg:x2="27.927cm" svg:y2="3.761cm">
            <text:p/>
          </draw:line>
          <draw:polyline draw:style-name="gr1" draw:text-style-name="P1" draw:layer="TiM_F" svg:width="0cm" svg:height="0.019cm" draw:transform="rotate (1.5707963267949) translate (27.927cm 3.861cm)" svg:viewBox="0 0 0 20" draw:points="0,20 0,18 0,16 0,14 0,11 0,9 0,8 0,6 0,5 0,3 0,2 0,1 0,1 0,0 0,0">
            <text:p/>
          </draw:polyline>
          <draw:polyline draw:style-name="gr1" draw:text-style-name="P1" draw:layer="TiM_F" svg:width="0cm" svg:height="0.019cm" draw:transform="rotate (1.5707963267949) translate (29.966cm 5.285cm)" svg:viewBox="0 0 0 20" draw:points="0,0 0,2 0,5 0,7 0,9 0,11 0,13 0,14 0,16 0,17 0,18 0,19 0,20 0,20 0,20">
            <text:p/>
          </draw:polyline>
          <draw:line draw:style-name="gr1" draw:text-style-name="P1" draw:layer="TiM_F" svg:x1="29.966cm" svg:y1="5.582cm" svg:x2="29.966cm" svg:y2="5.087cm">
            <text:p/>
          </draw:line>
          <draw:line draw:style-name="gr1" draw:text-style-name="P1" draw:layer="TiM_F" svg:x1="29.986cm" svg:y1="5.385cm" svg:x2="29.986cm" svg:y2="5.285cm">
            <text:p/>
          </draw:line>
          <draw:polyline draw:style-name="gr1" draw:text-style-name="P1" draw:layer="TiM_F" svg:width="0cm" svg:height="0.019cm" draw:transform="rotate (1.5707963267949) translate (29.966cm 5.22cm)" svg:viewBox="0 0 0 20" draw:points="0,0 0,2 0,5 0,7 0,9 0,11 0,13 0,14 0,16 0,17 0,18 0,19 0,20 0,20 0,20">
            <text:p/>
          </draw:polyline>
          <draw:polyline draw:style-name="gr1" draw:text-style-name="P1" draw:layer="TiM_F" svg:width="0cm" svg:height="0.019cm" draw:transform="rotate (1.5707963267949) translate (29.966cm 5.385cm)" svg:viewBox="0 0 0 20" draw:points="0,0 0,2 0,5 0,7 0,9 0,11 0,13 0,14 0,16 0,17 0,18 0,19 0,20 0,20 0,20">
            <text:p/>
          </draw:polyline>
          <draw:line draw:style-name="gr1" draw:text-style-name="P1" draw:layer="TiM_F" svg:x1="29.986cm" svg:y1="5.22cm" svg:x2="29.986cm" svg:y2="5.13cm">
            <text:p/>
          </draw:line>
          <draw:polyline draw:style-name="gr1" draw:text-style-name="P1" draw:layer="TiM_F" svg:width="0cm" svg:height="0.019cm" draw:transform="rotate (1.5707963267949) translate (29.966cm 5.13cm)" svg:viewBox="0 0 0 20" draw:points="0,20 0,20 0,20 0,19 0,18 0,17 0,16 0,14 0,13 0,11 0,9 0,7 0,5 0,2 0,0">
            <text:p/>
          </draw:polyline>
          <draw:polyline draw:style-name="gr1" draw:text-style-name="P1" draw:layer="TiM_F" svg:width="0cm" svg:height="0.019cm" draw:transform="rotate (1.5707963267949) translate (29.966cm 5.45cm)" svg:viewBox="0 0 0 20" draw:points="0,0 0,2 0,5 0,7 0,9 0,11 0,13 0,14 0,16 0,17 0,18 0,19 0,20 0,20 0,20">
            <text:p/>
          </draw:polyline>
          <draw:line draw:style-name="gr1" draw:text-style-name="P1" draw:layer="TiM_F" svg:x1="29.986cm" svg:y1="5.45cm" svg:x2="29.986cm" svg:y2="5.54cm">
            <text:p/>
          </draw:line>
          <draw:line draw:style-name="gr1" draw:text-style-name="P1" draw:layer="TiM_F" svg:x1="29.546cm" svg:y1="5.087cm" svg:x2="29.471cm" svg:y2="5.087cm">
            <text:p/>
          </draw:line>
          <draw:line draw:style-name="gr1" draw:text-style-name="P1" draw:layer="TiM_F" svg:x1="29.966cm" svg:y1="5.087cm" svg:x2="29.546cm" svg:y2="5.087cm">
            <text:p/>
          </draw:line>
          <draw:polyline draw:style-name="gr1" draw:text-style-name="P1" draw:layer="TiM_F" svg:width="0cm" svg:height="0.019cm" draw:transform="rotate (1.5707963267949) translate (29.966cm 5.54cm)" svg:viewBox="0 0 0 20" draw:points="0,20 0,20 0,20 0,19 0,18 0,17 0,16 0,14 0,13 0,11 0,9 0,7 0,5 0,2 0,0">
            <text:p/>
          </draw:polyline>
          <draw:line draw:style-name="gr1" draw:text-style-name="P1" draw:layer="TiM_F" svg:x1="29.471cm" svg:y1="5.087cm" svg:x2="29.471cm" svg:y2="5.162cm">
            <text:p/>
          </draw:line>
          <draw:line draw:style-name="gr1" draw:text-style-name="P1" draw:layer="TiM_F" svg:x1="29.471cm" svg:y1="5.162cm" svg:x2="29.471cm" svg:y2="5.582cm">
            <text:p/>
          </draw:line>
          <draw:polyline draw:style-name="gr1" draw:text-style-name="P1" draw:layer="TiM_F" svg:width="0cm" svg:height="0.019cm" draw:transform="rotate (1.5707963267949) translate (29.451cm 5.13cm)" svg:viewBox="0 0 0 20" draw:points="0,0 0,0 0,1 0,1 0,2 0,3 0,4 0,6 0,8 0,9 0,11 0,13 0,16 0,18 0,20">
            <text:p/>
          </draw:polyline>
          <draw:line draw:style-name="gr1" draw:text-style-name="P1" draw:layer="TiM_F" svg:x1="29.471cm" svg:y1="5.582cm" svg:x2="29.966cm" svg:y2="5.582cm">
            <text:p/>
          </draw:line>
          <draw:line draw:style-name="gr1" draw:text-style-name="P1" draw:layer="TiM_F" svg:x1="29.451cm" svg:y1="5.22cm" svg:x2="29.451cm" svg:y2="5.13cm">
            <text:p/>
          </draw:line>
          <draw:polyline draw:style-name="gr1" draw:text-style-name="P1" draw:layer="TiM_F" svg:width="0cm" svg:height="0.019cm" draw:transform="rotate (1.5707963267949) translate (29.451cm 5.22cm)" svg:viewBox="0 0 0 20" draw:points="0,20 0,18 0,16 0,13 0,11 0,9 0,8 0,6 0,4 0,3 0,2 0,1 0,1 0,0 0,0">
            <text:p/>
          </draw:polyline>
          <draw:polyline draw:style-name="gr1" draw:text-style-name="P1" draw:layer="TiM_F" svg:width="0cm" svg:height="0.019cm" draw:transform="rotate (1.5707963267949) translate (29.451cm 5.54cm)" svg:viewBox="0 0 0 20" draw:points="0,0 0,0 0,1 0,1 0,2 0,3 0,4 0,6 0,8 0,9 0,11 0,13 0,16 0,18 0,20">
            <text:p/>
          </draw:polyline>
          <draw:line draw:style-name="gr1" draw:text-style-name="P1" draw:layer="TiM_F" svg:x1="29.451cm" svg:y1="5.45cm" svg:x2="29.451cm" svg:y2="5.54cm">
            <text:p/>
          </draw:line>
          <draw:polyline draw:style-name="gr1" draw:text-style-name="P1" draw:layer="TiM_F" svg:width="0cm" svg:height="0.019cm" draw:transform="rotate (1.5707963267949) translate (29.451cm 5.285cm)" svg:viewBox="0 0 0 20" draw:points="0,20 0,18 0,16 0,13 0,11 0,9 0,8 0,6 0,4 0,3 0,2 0,1 0,1 0,0 0,0">
            <text:p/>
          </draw:polyline>
          <draw:polyline draw:style-name="gr1" draw:text-style-name="P1" draw:layer="TiM_F" svg:width="0cm" svg:height="0.019cm" draw:transform="rotate (1.5707963267949) translate (29.451cm 5.45cm)" svg:viewBox="0 0 0 20" draw:points="0,20 0,18 0,16 0,13 0,11 0,9 0,8 0,6 0,4 0,3 0,2 0,1 0,1 0,0 0,0">
            <text:p/>
          </draw:polyline>
          <draw:line draw:style-name="gr1" draw:text-style-name="P1" draw:layer="TiM_F" svg:x1="29.451cm" svg:y1="5.385cm" svg:x2="29.451cm" svg:y2="5.285cm">
            <text:p/>
          </draw:line>
          <draw:polyline draw:style-name="gr1" draw:text-style-name="P1" draw:layer="TiM_F" svg:width="0cm" svg:height="0.019cm" draw:transform="rotate (1.5707963267949) translate (29.451cm 5.385cm)" svg:viewBox="0 0 0 20" draw:points="0,20 0,18 0,16 0,13 0,11 0,9 0,8 0,6 0,4 0,3 0,2 0,1 0,1 0,0 0,0">
            <text:p/>
          </draw:polyline>
          <draw:polyline draw:style-name="gr1" draw:text-style-name="P1" draw:layer="TiM_F" svg:width="0cm" svg:height="0.019cm" draw:transform="rotate (1.5707963267949) translate (25.394cm 5.285cm)" svg:viewBox="0 0 0 20" draw:points="0,0 0,2 0,5 0,7 0,9 0,11 0,13 0,14 0,16 0,17 0,18 0,19 0,20 0,20 0,20">
            <text:p/>
          </draw:polyline>
          <draw:line draw:style-name="gr1" draw:text-style-name="P1" draw:layer="TiM_F" svg:x1="25.394cm" svg:y1="5.582cm" svg:x2="25.394cm" svg:y2="5.087cm">
            <text:p/>
          </draw:line>
          <draw:line draw:style-name="gr1" draw:text-style-name="P1" draw:layer="TiM_F" svg:x1="25.414cm" svg:y1="5.385cm" svg:x2="25.414cm" svg:y2="5.285cm">
            <text:p/>
          </draw:line>
          <draw:polyline draw:style-name="gr1" draw:text-style-name="P1" draw:layer="TiM_F" svg:width="0cm" svg:height="0.019cm" draw:transform="rotate (1.5707963267949) translate (25.394cm 5.22cm)" svg:viewBox="0 0 0 20" draw:points="0,0 0,2 0,5 0,7 0,9 0,11 0,13 0,14 0,16 0,17 0,18 0,19 0,20 0,20 0,20">
            <text:p/>
          </draw:polyline>
          <draw:polyline draw:style-name="gr1" draw:text-style-name="P1" draw:layer="TiM_F" svg:width="0cm" svg:height="0.019cm" draw:transform="rotate (1.5707963267949) translate (25.394cm 5.385cm)" svg:viewBox="0 0 0 20" draw:points="0,0 0,2 0,5 0,7 0,9 0,11 0,13 0,14 0,16 0,17 0,18 0,19 0,20 0,20 0,20">
            <text:p/>
          </draw:polyline>
          <draw:line draw:style-name="gr1" draw:text-style-name="P1" draw:layer="TiM_F" svg:x1="25.414cm" svg:y1="5.22cm" svg:x2="25.414cm" svg:y2="5.13cm">
            <text:p/>
          </draw:line>
          <draw:polyline draw:style-name="gr1" draw:text-style-name="P1" draw:layer="TiM_F" svg:width="0cm" svg:height="0.019cm" draw:transform="rotate (1.5707963267949) translate (25.394cm 5.13cm)" svg:viewBox="0 0 0 20" draw:points="0,20 0,20 0,20 0,19 0,18 0,17 0,16 0,14 0,13 0,11 0,9 0,7 0,5 0,2 0,0">
            <text:p/>
          </draw:polyline>
          <draw:polyline draw:style-name="gr1" draw:text-style-name="P1" draw:layer="TiM_F" svg:width="0cm" svg:height="0.019cm" draw:transform="rotate (1.5707963267949) translate (25.394cm 5.45cm)" svg:viewBox="0 0 0 20" draw:points="0,0 0,2 0,5 0,7 0,9 0,11 0,13 0,14 0,16 0,17 0,18 0,19 0,20 0,20 0,20">
            <text:p/>
          </draw:polyline>
          <draw:line draw:style-name="gr1" draw:text-style-name="P1" draw:layer="TiM_F" svg:x1="25.414cm" svg:y1="5.45cm" svg:x2="25.414cm" svg:y2="5.54cm">
            <text:p/>
          </draw:line>
          <draw:line draw:style-name="gr1" draw:text-style-name="P1" draw:layer="TiM_F" svg:x1="24.974cm" svg:y1="5.087cm" svg:x2="24.899cm" svg:y2="5.087cm">
            <text:p/>
          </draw:line>
          <draw:line draw:style-name="gr1" draw:text-style-name="P1" draw:layer="TiM_F" svg:x1="25.394cm" svg:y1="5.087cm" svg:x2="24.974cm" svg:y2="5.087cm">
            <text:p/>
          </draw:line>
          <draw:polyline draw:style-name="gr1" draw:text-style-name="P1" draw:layer="TiM_F" svg:width="0cm" svg:height="0.019cm" draw:transform="rotate (1.5707963267949) translate (25.394cm 5.54cm)" svg:viewBox="0 0 0 20" draw:points="0,20 0,20 0,20 0,19 0,18 0,17 0,16 0,14 0,13 0,11 0,9 0,7 0,5 0,2 0,0">
            <text:p/>
          </draw:polyline>
          <draw:line draw:style-name="gr1" draw:text-style-name="P1" draw:layer="TiM_F" svg:x1="24.899cm" svg:y1="5.087cm" svg:x2="24.899cm" svg:y2="5.162cm">
            <text:p/>
          </draw:line>
          <draw:line draw:style-name="gr1" draw:text-style-name="P1" draw:layer="TiM_F" svg:x1="24.899cm" svg:y1="5.162cm" svg:x2="24.899cm" svg:y2="5.582cm">
            <text:p/>
          </draw:line>
          <draw:polyline draw:style-name="gr1" draw:text-style-name="P1" draw:layer="TiM_F" svg:width="0cm" svg:height="0.019cm" draw:transform="rotate (1.5707963267949) translate (24.879cm 5.13cm)" svg:viewBox="0 0 0 20" draw:points="0,0 0,0 0,1 0,1 0,2 0,3 0,5 0,6 0,8 0,10 0,12 0,14 0,16 0,18 0,20">
            <text:p/>
          </draw:polyline>
          <draw:line draw:style-name="gr1" draw:text-style-name="P1" draw:layer="TiM_F" svg:x1="24.899cm" svg:y1="5.582cm" svg:x2="25.394cm" svg:y2="5.582cm">
            <text:p/>
          </draw:line>
          <draw:line draw:style-name="gr1" draw:text-style-name="P1" draw:layer="TiM_F" svg:x1="24.879cm" svg:y1="5.22cm" svg:x2="24.879cm" svg:y2="5.13cm">
            <text:p/>
          </draw:line>
          <draw:polyline draw:style-name="gr1" draw:text-style-name="P1" draw:layer="TiM_F" svg:width="0cm" svg:height="0.019cm" draw:transform="rotate (1.5707963267949) translate (24.879cm 5.22cm)" svg:viewBox="0 0 0 20" draw:points="0,20 0,18 0,16 0,14 0,12 0,10 0,8 0,6 0,5 0,3 0,2 0,1 0,1 0,0 0,0">
            <text:p/>
          </draw:polyline>
          <draw:polyline draw:style-name="gr1" draw:text-style-name="P1" draw:layer="TiM_F" svg:width="0cm" svg:height="0.019cm" draw:transform="rotate (1.5707963267949) translate (24.879cm 5.54cm)" svg:viewBox="0 0 0 20" draw:points="0,0 0,0 0,1 0,1 0,2 0,3 0,5 0,6 0,8 0,10 0,12 0,14 0,16 0,18 0,20">
            <text:p/>
          </draw:polyline>
          <draw:line draw:style-name="gr1" draw:text-style-name="P1" draw:layer="TiM_F" svg:x1="24.879cm" svg:y1="5.45cm" svg:x2="24.879cm" svg:y2="5.54cm">
            <text:p/>
          </draw:line>
          <draw:polyline draw:style-name="gr1" draw:text-style-name="P1" draw:layer="TiM_F" svg:width="0cm" svg:height="0.019cm" draw:transform="rotate (1.5707963267949) translate (24.879cm 5.285cm)" svg:viewBox="0 0 0 20" draw:points="0,20 0,18 0,16 0,14 0,12 0,10 0,8 0,6 0,5 0,3 0,2 0,1 0,1 0,0 0,0">
            <text:p/>
          </draw:polyline>
          <draw:polyline draw:style-name="gr1" draw:text-style-name="P1" draw:layer="TiM_F" svg:width="0cm" svg:height="0.019cm" draw:transform="rotate (1.5707963267949) translate (24.879cm 5.45cm)" svg:viewBox="0 0 0 20" draw:points="0,20 0,18 0,16 0,14 0,12 0,10 0,8 0,6 0,5 0,3 0,2 0,1 0,1 0,0 0,0">
            <text:p/>
          </draw:polyline>
          <draw:line draw:style-name="gr1" draw:text-style-name="P1" draw:layer="TiM_F" svg:x1="24.879cm" svg:y1="5.385cm" svg:x2="24.879cm" svg:y2="5.285cm">
            <text:p/>
          </draw:line>
          <draw:polyline draw:style-name="gr1" draw:text-style-name="P1" draw:layer="TiM_F" svg:width="0cm" svg:height="0.019cm" draw:transform="rotate (1.5707963267949) translate (24.879cm 5.385cm)" svg:viewBox="0 0 0 20" draw:points="0,20 0,18 0,16 0,14 0,12 0,10 0,8 0,6 0,5 0,3 0,2 0,1 0,1 0,0 0,0">
            <text:p/>
          </draw:polyline>
          <draw:polyline draw:style-name="gr1" draw:text-style-name="P1" draw:layer="TiM_F" svg:width="0cm" svg:height="0.019cm" draw:transform="rotate (1.5707963267949) translate (25.394cm 3.761cm)" svg:viewBox="0 0 0 20" draw:points="0,0 0,2 0,5 0,7 0,9 0,11 0,13 0,14 0,16 0,17 0,18 0,19 0,20 0,20 0,20">
            <text:p/>
          </draw:polyline>
          <draw:line draw:style-name="gr1" draw:text-style-name="P1" draw:layer="TiM_F" svg:x1="25.394cm" svg:y1="4.058cm" svg:x2="25.394cm" svg:y2="3.563cm">
            <text:p/>
          </draw:line>
          <draw:line draw:style-name="gr1" draw:text-style-name="P1" draw:layer="TiM_F" svg:x1="25.414cm" svg:y1="3.861cm" svg:x2="25.414cm" svg:y2="3.761cm">
            <text:p/>
          </draw:line>
          <draw:polyline draw:style-name="gr1" draw:text-style-name="P1" draw:layer="TiM_F" svg:width="0cm" svg:height="0.019cm" draw:transform="rotate (1.5707963267949) translate (25.394cm 3.696cm)" svg:viewBox="0 0 0 20" draw:points="0,0 0,2 0,5 0,7 0,9 0,11 0,13 0,14 0,16 0,17 0,18 0,19 0,20 0,20 0,20">
            <text:p/>
          </draw:polyline>
          <draw:polyline draw:style-name="gr1" draw:text-style-name="P1" draw:layer="TiM_F" svg:width="0cm" svg:height="0.019cm" draw:transform="rotate (1.5707963267949) translate (25.394cm 3.861cm)" svg:viewBox="0 0 0 20" draw:points="0,0 0,2 0,5 0,7 0,9 0,11 0,13 0,14 0,16 0,17 0,18 0,19 0,20 0,20 0,20">
            <text:p/>
          </draw:polyline>
          <draw:line draw:style-name="gr1" draw:text-style-name="P1" draw:layer="TiM_F" svg:x1="25.414cm" svg:y1="3.696cm" svg:x2="25.414cm" svg:y2="3.606cm">
            <text:p/>
          </draw:line>
          <draw:polyline draw:style-name="gr1" draw:text-style-name="P1" draw:layer="TiM_F" svg:width="0cm" svg:height="0.019cm" draw:transform="rotate (1.5707963267949) translate (25.394cm 3.606cm)" svg:viewBox="0 0 0 20" draw:points="0,20 0,20 0,20 0,19 0,18 0,17 0,16 0,14 0,13 0,11 0,9 0,7 0,5 0,2 0,0">
            <text:p/>
          </draw:polyline>
          <draw:polyline draw:style-name="gr1" draw:text-style-name="P1" draw:layer="TiM_F" svg:width="0cm" svg:height="0.019cm" draw:transform="rotate (1.5707963267949) translate (25.394cm 3.926cm)" svg:viewBox="0 0 0 20" draw:points="0,0 0,2 0,5 0,7 0,9 0,11 0,13 0,14 0,16 0,17 0,18 0,19 0,20 0,20 0,20">
            <text:p/>
          </draw:polyline>
          <draw:line draw:style-name="gr1" draw:text-style-name="P1" draw:layer="TiM_F" svg:x1="25.414cm" svg:y1="3.926cm" svg:x2="25.414cm" svg:y2="4.016cm">
            <text:p/>
          </draw:line>
          <draw:line draw:style-name="gr1" draw:text-style-name="P1" draw:layer="TiM_F" svg:x1="24.974cm" svg:y1="3.563cm" svg:x2="24.899cm" svg:y2="3.563cm">
            <text:p/>
          </draw:line>
          <draw:line draw:style-name="gr1" draw:text-style-name="P1" draw:layer="TiM_F" svg:x1="25.394cm" svg:y1="3.563cm" svg:x2="24.974cm" svg:y2="3.563cm">
            <text:p/>
          </draw:line>
          <draw:polyline draw:style-name="gr1" draw:text-style-name="P1" draw:layer="TiM_F" svg:width="0cm" svg:height="0.019cm" draw:transform="rotate (1.5707963267949) translate (25.394cm 4.016cm)" svg:viewBox="0 0 0 20" draw:points="0,20 0,20 0,20 0,19 0,18 0,17 0,16 0,14 0,13 0,11 0,9 0,7 0,5 0,2 0,0">
            <text:p/>
          </draw:polyline>
          <draw:line draw:style-name="gr1" draw:text-style-name="P1" draw:layer="TiM_F" svg:x1="24.899cm" svg:y1="3.563cm" svg:x2="24.899cm" svg:y2="3.638cm">
            <text:p/>
          </draw:line>
          <draw:line draw:style-name="gr1" draw:text-style-name="P1" draw:layer="TiM_F" svg:x1="24.899cm" svg:y1="3.638cm" svg:x2="24.899cm" svg:y2="4.058cm">
            <text:p/>
          </draw:line>
          <draw:polyline draw:style-name="gr1" draw:text-style-name="P1" draw:layer="TiM_F" svg:width="0cm" svg:height="0.019cm" draw:transform="rotate (1.5707963267949) translate (24.879cm 3.606cm)" svg:viewBox="0 0 0 20" draw:points="0,0 0,0 0,1 0,1 0,2 0,3 0,5 0,6 0,8 0,10 0,12 0,14 0,16 0,18 0,20">
            <text:p/>
          </draw:polyline>
          <draw:line draw:style-name="gr1" draw:text-style-name="P1" draw:layer="TiM_F" svg:x1="24.899cm" svg:y1="4.058cm" svg:x2="25.394cm" svg:y2="4.058cm">
            <text:p/>
          </draw:line>
          <draw:line draw:style-name="gr1" draw:text-style-name="P1" draw:layer="TiM_F" svg:x1="24.879cm" svg:y1="3.696cm" svg:x2="24.879cm" svg:y2="3.606cm">
            <text:p/>
          </draw:line>
          <draw:polyline draw:style-name="gr1" draw:text-style-name="P1" draw:layer="TiM_F" svg:width="0cm" svg:height="0.019cm" draw:transform="rotate (1.5707963267949) translate (24.879cm 3.696cm)" svg:viewBox="0 0 0 20" draw:points="0,20 0,18 0,16 0,14 0,12 0,10 0,8 0,6 0,5 0,3 0,2 0,1 0,1 0,0 0,0">
            <text:p/>
          </draw:polyline>
          <draw:polyline draw:style-name="gr1" draw:text-style-name="P1" draw:layer="TiM_F" svg:width="0cm" svg:height="0.019cm" draw:transform="rotate (1.5707963267949) translate (24.879cm 4.016cm)" svg:viewBox="0 0 0 20" draw:points="0,0 0,0 0,1 0,1 0,2 0,3 0,5 0,6 0,8 0,10 0,12 0,14 0,16 0,18 0,20">
            <text:p/>
          </draw:polyline>
          <draw:line draw:style-name="gr1" draw:text-style-name="P1" draw:layer="TiM_F" svg:x1="24.879cm" svg:y1="3.926cm" svg:x2="24.879cm" svg:y2="4.016cm">
            <text:p/>
          </draw:line>
          <draw:polyline draw:style-name="gr1" draw:text-style-name="P1" draw:layer="TiM_F" svg:width="0cm" svg:height="0.019cm" draw:transform="rotate (1.5707963267949) translate (24.879cm 3.761cm)" svg:viewBox="0 0 0 20" draw:points="0,20 0,18 0,16 0,14 0,12 0,10 0,8 0,6 0,5 0,3 0,2 0,1 0,1 0,0 0,0">
            <text:p/>
          </draw:polyline>
          <draw:polyline draw:style-name="gr1" draw:text-style-name="P1" draw:layer="TiM_F" svg:width="0cm" svg:height="0.019cm" draw:transform="rotate (1.5707963267949) translate (24.879cm 3.926cm)" svg:viewBox="0 0 0 20" draw:points="0,20 0,18 0,16 0,14 0,12 0,10 0,8 0,6 0,5 0,3 0,2 0,1 0,1 0,0 0,0">
            <text:p/>
          </draw:polyline>
          <draw:line draw:style-name="gr1" draw:text-style-name="P1" draw:layer="TiM_F" svg:x1="24.879cm" svg:y1="3.861cm" svg:x2="24.879cm" svg:y2="3.761cm">
            <text:p/>
          </draw:line>
          <draw:polyline draw:style-name="gr1" draw:text-style-name="P1" draw:layer="TiM_F" svg:width="0cm" svg:height="0.019cm" draw:transform="rotate (1.5707963267949) translate (24.879cm 3.861cm)" svg:viewBox="0 0 0 20" draw:points="0,20 0,18 0,16 0,14 0,12 0,10 0,8 0,6 0,5 0,3 0,2 0,1 0,1 0,0 0,0">
            <text:p/>
          </draw:polyline>
          <draw:polyline draw:style-name="gr1" draw:text-style-name="P1" draw:layer="TiM_F" svg:width="0cm" svg:height="0.019cm" draw:transform="rotate (1.5707963267949) translate (26.918cm 3.761cm)" svg:viewBox="0 0 0 20" draw:points="0,0 0,2 0,5 0,7 0,9 0,11 0,13 0,14 0,16 0,17 0,18 0,19 0,20 0,20 0,20">
            <text:p/>
          </draw:polyline>
          <draw:line draw:style-name="gr1" draw:text-style-name="P1" draw:layer="TiM_F" svg:x1="26.918cm" svg:y1="4.058cm" svg:x2="26.918cm" svg:y2="3.563cm">
            <text:p/>
          </draw:line>
          <draw:line draw:style-name="gr1" draw:text-style-name="P1" draw:layer="TiM_F" svg:x1="26.938cm" svg:y1="3.861cm" svg:x2="26.938cm" svg:y2="3.761cm">
            <text:p/>
          </draw:line>
          <draw:polyline draw:style-name="gr1" draw:text-style-name="P1" draw:layer="TiM_F" svg:width="0cm" svg:height="0.019cm" draw:transform="rotate (1.5707963267949) translate (26.918cm 3.696cm)" svg:viewBox="0 0 0 20" draw:points="0,0 0,2 0,5 0,7 0,9 0,11 0,13 0,14 0,16 0,17 0,18 0,19 0,20 0,20 0,20">
            <text:p/>
          </draw:polyline>
          <draw:polyline draw:style-name="gr1" draw:text-style-name="P1" draw:layer="TiM_F" svg:width="0cm" svg:height="0.019cm" draw:transform="rotate (1.5707963267949) translate (26.918cm 3.861cm)" svg:viewBox="0 0 0 20" draw:points="0,0 0,2 0,5 0,7 0,9 0,11 0,13 0,14 0,16 0,17 0,18 0,19 0,20 0,20 0,20">
            <text:p/>
          </draw:polyline>
          <draw:line draw:style-name="gr1" draw:text-style-name="P1" draw:layer="TiM_F" svg:x1="26.938cm" svg:y1="3.696cm" svg:x2="26.938cm" svg:y2="3.606cm">
            <text:p/>
          </draw:line>
          <draw:polyline draw:style-name="gr1" draw:text-style-name="P1" draw:layer="TiM_F" svg:width="0cm" svg:height="0.019cm" draw:transform="rotate (1.5707963267949) translate (26.918cm 3.606cm)" svg:viewBox="0 0 0 20" draw:points="0,20 0,20 0,20 0,19 0,18 0,17 0,16 0,14 0,13 0,11 0,9 0,7 0,5 0,2 0,0">
            <text:p/>
          </draw:polyline>
          <draw:polyline draw:style-name="gr1" draw:text-style-name="P1" draw:layer="TiM_F" svg:width="0cm" svg:height="0.019cm" draw:transform="rotate (1.5707963267949) translate (26.918cm 3.926cm)" svg:viewBox="0 0 0 20" draw:points="0,0 0,2 0,5 0,7 0,9 0,11 0,13 0,14 0,16 0,17 0,18 0,19 0,20 0,20 0,20">
            <text:p/>
          </draw:polyline>
          <draw:line draw:style-name="gr1" draw:text-style-name="P1" draw:layer="TiM_F" svg:x1="26.938cm" svg:y1="3.926cm" svg:x2="26.938cm" svg:y2="4.016cm">
            <text:p/>
          </draw:line>
          <draw:line draw:style-name="gr1" draw:text-style-name="P1" draw:layer="TiM_F" svg:x1="26.498cm" svg:y1="3.563cm" svg:x2="26.423cm" svg:y2="3.563cm">
            <text:p/>
          </draw:line>
          <draw:line draw:style-name="gr1" draw:text-style-name="P1" draw:layer="TiM_F" svg:x1="26.918cm" svg:y1="3.563cm" svg:x2="26.498cm" svg:y2="3.563cm">
            <text:p/>
          </draw:line>
          <draw:polyline draw:style-name="gr1" draw:text-style-name="P1" draw:layer="TiM_F" svg:width="0cm" svg:height="0.019cm" draw:transform="rotate (1.5707963267949) translate (26.918cm 4.016cm)" svg:viewBox="0 0 0 20" draw:points="0,20 0,20 0,20 0,19 0,18 0,17 0,16 0,14 0,13 0,11 0,9 0,7 0,5 0,2 0,0">
            <text:p/>
          </draw:polyline>
          <draw:line draw:style-name="gr1" draw:text-style-name="P1" draw:layer="TiM_F" svg:x1="26.423cm" svg:y1="3.563cm" svg:x2="26.423cm" svg:y2="3.638cm">
            <text:p/>
          </draw:line>
          <draw:line draw:style-name="gr1" draw:text-style-name="P1" draw:layer="TiM_F" svg:x1="26.423cm" svg:y1="3.638cm" svg:x2="26.423cm" svg:y2="4.058cm">
            <text:p/>
          </draw:line>
          <draw:polyline draw:style-name="gr1" draw:text-style-name="P1" draw:layer="TiM_F" svg:width="0cm" svg:height="0.019cm" draw:transform="rotate (1.5707963267949) translate (26.403cm 3.606cm)" svg:viewBox="0 0 0 20" draw:points="0,0 0,0 0,1 0,1 0,2 0,3 0,5 0,6 0,8 0,10 0,12 0,14 0,16 0,18 0,20">
            <text:p/>
          </draw:polyline>
          <draw:line draw:style-name="gr1" draw:text-style-name="P1" draw:layer="TiM_F" svg:x1="26.423cm" svg:y1="4.058cm" svg:x2="26.918cm" svg:y2="4.058cm">
            <text:p/>
          </draw:line>
          <draw:line draw:style-name="gr1" draw:text-style-name="P1" draw:layer="TiM_F" svg:x1="26.403cm" svg:y1="3.696cm" svg:x2="26.403cm" svg:y2="3.606cm">
            <text:p/>
          </draw:line>
          <draw:polyline draw:style-name="gr1" draw:text-style-name="P1" draw:layer="TiM_F" svg:width="0cm" svg:height="0.019cm" draw:transform="rotate (1.5707963267949) translate (26.403cm 3.696cm)" svg:viewBox="0 0 0 20" draw:points="0,20 0,18 0,16 0,14 0,12 0,10 0,8 0,6 0,5 0,3 0,2 0,1 0,1 0,0 0,0">
            <text:p/>
          </draw:polyline>
          <draw:polyline draw:style-name="gr1" draw:text-style-name="P1" draw:layer="TiM_F" svg:width="0cm" svg:height="0.019cm" draw:transform="rotate (1.5707963267949) translate (26.403cm 4.016cm)" svg:viewBox="0 0 0 20" draw:points="0,0 0,0 0,1 0,1 0,2 0,3 0,5 0,6 0,8 0,10 0,12 0,14 0,16 0,18 0,20">
            <text:p/>
          </draw:polyline>
          <draw:line draw:style-name="gr1" draw:text-style-name="P1" draw:layer="TiM_F" svg:x1="26.403cm" svg:y1="3.926cm" svg:x2="26.403cm" svg:y2="4.016cm">
            <text:p/>
          </draw:line>
          <draw:polyline draw:style-name="gr1" draw:text-style-name="P1" draw:layer="TiM_F" svg:width="0cm" svg:height="0.019cm" draw:transform="rotate (1.5707963267949) translate (26.403cm 3.761cm)" svg:viewBox="0 0 0 20" draw:points="0,20 0,18 0,16 0,14 0,12 0,10 0,8 0,6 0,5 0,3 0,2 0,1 0,1 0,0 0,0">
            <text:p/>
          </draw:polyline>
          <draw:polyline draw:style-name="gr1" draw:text-style-name="P1" draw:layer="TiM_F" svg:width="0cm" svg:height="0.019cm" draw:transform="rotate (1.5707963267949) translate (26.403cm 3.926cm)" svg:viewBox="0 0 0 20" draw:points="0,20 0,18 0,16 0,14 0,12 0,10 0,8 0,6 0,5 0,3 0,2 0,1 0,1 0,0 0,0">
            <text:p/>
          </draw:polyline>
          <draw:line draw:style-name="gr1" draw:text-style-name="P1" draw:layer="TiM_F" svg:x1="26.403cm" svg:y1="3.861cm" svg:x2="26.403cm" svg:y2="3.761cm">
            <text:p/>
          </draw:line>
          <draw:polyline draw:style-name="gr1" draw:text-style-name="P1" draw:layer="TiM_F" svg:width="0cm" svg:height="0.019cm" draw:transform="rotate (1.5707963267949) translate (26.403cm 3.861cm)" svg:viewBox="0 0 0 20" draw:points="0,20 0,18 0,16 0,14 0,12 0,10 0,8 0,6 0,5 0,3 0,2 0,1 0,1 0,0 0,0">
            <text:p/>
          </draw:polyline>
          <draw:polyline draw:style-name="gr1" draw:text-style-name="P1" draw:layer="TiM_F" svg:width="0cm" svg:height="0.019cm" draw:transform="rotate (1.5707963267949) translate (23.87cm 5.285cm)" svg:viewBox="0 0 0 20" draw:points="0,0 0,3 0,5 0,7 0,9 0,11 0,13 0,14 0,16 0,17 0,18 0,19 0,20 0,20 0,20">
            <text:p/>
          </draw:polyline>
          <draw:line draw:style-name="gr1" draw:text-style-name="P1" draw:layer="TiM_F" svg:x1="23.87cm" svg:y1="5.582cm" svg:x2="23.87cm" svg:y2="5.087cm">
            <text:p/>
          </draw:line>
          <draw:line draw:style-name="gr1" draw:text-style-name="P1" draw:layer="TiM_F" svg:x1="23.89cm" svg:y1="5.385cm" svg:x2="23.89cm" svg:y2="5.285cm">
            <text:p/>
          </draw:line>
          <draw:polyline draw:style-name="gr1" draw:text-style-name="P1" draw:layer="TiM_F" svg:width="0cm" svg:height="0.019cm" draw:transform="rotate (1.5707963267949) translate (23.87cm 5.22cm)" svg:viewBox="0 0 0 20" draw:points="0,0 0,3 0,5 0,7 0,9 0,11 0,13 0,14 0,16 0,17 0,18 0,19 0,20 0,20 0,20">
            <text:p/>
          </draw:polyline>
          <draw:polyline draw:style-name="gr1" draw:text-style-name="P1" draw:layer="TiM_F" svg:width="0cm" svg:height="0.019cm" draw:transform="rotate (1.5707963267949) translate (23.87cm 5.385cm)" svg:viewBox="0 0 0 20" draw:points="0,0 0,3 0,5 0,7 0,9 0,11 0,13 0,14 0,16 0,17 0,18 0,19 0,20 0,20 0,20">
            <text:p/>
          </draw:polyline>
          <draw:line draw:style-name="gr1" draw:text-style-name="P1" draw:layer="TiM_F" svg:x1="23.89cm" svg:y1="5.22cm" svg:x2="23.89cm" svg:y2="5.13cm">
            <text:p/>
          </draw:line>
          <draw:polyline draw:style-name="gr1" draw:text-style-name="P1" draw:layer="TiM_F" svg:width="0cm" svg:height="0.019cm" draw:transform="rotate (1.5707963267949) translate (23.87cm 5.13cm)" svg:viewBox="0 0 0 20" draw:points="0,20 0,20 0,20 0,19 0,18 0,17 0,16 0,14 0,13 0,11 0,9 0,7 0,5 0,3 0,0">
            <text:p/>
          </draw:polyline>
          <draw:polyline draw:style-name="gr1" draw:text-style-name="P1" draw:layer="TiM_F" svg:width="0cm" svg:height="0.019cm" draw:transform="rotate (1.5707963267949) translate (23.87cm 5.45cm)" svg:viewBox="0 0 0 20" draw:points="0,0 0,3 0,5 0,7 0,9 0,11 0,13 0,14 0,16 0,17 0,18 0,19 0,20 0,20 0,20">
            <text:p/>
          </draw:polyline>
          <draw:line draw:style-name="gr1" draw:text-style-name="P1" draw:layer="TiM_F" svg:x1="23.89cm" svg:y1="5.45cm" svg:x2="23.89cm" svg:y2="5.54cm">
            <text:p/>
          </draw:line>
          <draw:line draw:style-name="gr1" draw:text-style-name="P1" draw:layer="TiM_F" svg:x1="23.45cm" svg:y1="5.087cm" svg:x2="23.375cm" svg:y2="5.087cm">
            <text:p/>
          </draw:line>
          <draw:line draw:style-name="gr1" draw:text-style-name="P1" draw:layer="TiM_F" svg:x1="23.87cm" svg:y1="5.087cm" svg:x2="23.45cm" svg:y2="5.087cm">
            <text:p/>
          </draw:line>
          <draw:polyline draw:style-name="gr1" draw:text-style-name="P1" draw:layer="TiM_F" svg:width="0cm" svg:height="0.019cm" draw:transform="rotate (1.5707963267949) translate (23.87cm 5.54cm)" svg:viewBox="0 0 0 20" draw:points="0,20 0,20 0,20 0,19 0,18 0,17 0,16 0,14 0,13 0,11 0,9 0,7 0,5 0,3 0,0">
            <text:p/>
          </draw:polyline>
          <draw:line draw:style-name="gr1" draw:text-style-name="P1" draw:layer="TiM_F" svg:x1="23.375cm" svg:y1="5.087cm" svg:x2="23.375cm" svg:y2="5.162cm">
            <text:p/>
          </draw:line>
          <draw:line draw:style-name="gr1" draw:text-style-name="P1" draw:layer="TiM_F" svg:x1="23.375cm" svg:y1="5.162cm" svg:x2="23.375cm" svg:y2="5.582cm">
            <text:p/>
          </draw:line>
          <draw:polyline draw:style-name="gr1" draw:text-style-name="P1" draw:layer="TiM_F" svg:width="0cm" svg:height="0.019cm" draw:transform="rotate (1.5707963267949) translate (23.355cm 5.13cm)" svg:viewBox="0 0 0 20" draw:points="0,0 0,0 0,1 0,1 0,2 0,3 0,5 0,6 0,8 0,10 0,12 0,14 0,16 0,18 0,20">
            <text:p/>
          </draw:polyline>
          <draw:line draw:style-name="gr1" draw:text-style-name="P1" draw:layer="TiM_F" svg:x1="23.375cm" svg:y1="5.582cm" svg:x2="23.87cm" svg:y2="5.582cm">
            <text:p/>
          </draw:line>
          <draw:line draw:style-name="gr1" draw:text-style-name="P1" draw:layer="TiM_F" svg:x1="23.355cm" svg:y1="5.22cm" svg:x2="23.355cm" svg:y2="5.13cm">
            <text:p/>
          </draw:line>
          <draw:polyline draw:style-name="gr1" draw:text-style-name="P1" draw:layer="TiM_F" svg:width="0cm" svg:height="0.019cm" draw:transform="rotate (1.5707963267949) translate (23.355cm 5.22cm)" svg:viewBox="0 0 0 20" draw:points="0,20 0,18 0,16 0,14 0,12 0,10 0,8 0,6 0,5 0,3 0,2 0,1 0,1 0,0 0,0">
            <text:p/>
          </draw:polyline>
          <draw:polyline draw:style-name="gr1" draw:text-style-name="P1" draw:layer="TiM_F" svg:width="0cm" svg:height="0.019cm" draw:transform="rotate (1.5707963267949) translate (23.355cm 5.54cm)" svg:viewBox="0 0 0 20" draw:points="0,0 0,0 0,1 0,1 0,2 0,3 0,5 0,6 0,8 0,10 0,12 0,14 0,16 0,18 0,20">
            <text:p/>
          </draw:polyline>
          <draw:line draw:style-name="gr1" draw:text-style-name="P1" draw:layer="TiM_F" svg:x1="23.355cm" svg:y1="5.45cm" svg:x2="23.355cm" svg:y2="5.54cm">
            <text:p/>
          </draw:line>
          <draw:polyline draw:style-name="gr1" draw:text-style-name="P1" draw:layer="TiM_F" svg:width="0cm" svg:height="0.019cm" draw:transform="rotate (1.5707963267949) translate (23.355cm 5.285cm)" svg:viewBox="0 0 0 20" draw:points="0,20 0,18 0,16 0,14 0,12 0,10 0,8 0,6 0,5 0,3 0,2 0,1 0,1 0,0 0,0">
            <text:p/>
          </draw:polyline>
          <draw:polyline draw:style-name="gr1" draw:text-style-name="P1" draw:layer="TiM_F" svg:width="0cm" svg:height="0.019cm" draw:transform="rotate (1.5707963267949) translate (23.355cm 5.45cm)" svg:viewBox="0 0 0 20" draw:points="0,20 0,18 0,16 0,14 0,12 0,10 0,8 0,6 0,5 0,3 0,2 0,1 0,1 0,0 0,0">
            <text:p/>
          </draw:polyline>
          <draw:line draw:style-name="gr1" draw:text-style-name="P1" draw:layer="TiM_F" svg:x1="23.355cm" svg:y1="5.385cm" svg:x2="23.355cm" svg:y2="5.285cm">
            <text:p/>
          </draw:line>
          <draw:polyline draw:style-name="gr1" draw:text-style-name="P1" draw:layer="TiM_F" svg:width="0cm" svg:height="0.019cm" draw:transform="rotate (1.5707963267949) translate (23.355cm 5.385cm)" svg:viewBox="0 0 0 20" draw:points="0,20 0,18 0,16 0,14 0,12 0,10 0,8 0,6 0,5 0,3 0,2 0,1 0,1 0,0 0,0">
            <text:p/>
          </draw:polyline>
          <draw:polyline draw:style-name="gr1" draw:text-style-name="P1" draw:layer="TiM_F" svg:width="0cm" svg:height="0.019cm" draw:transform="rotate (1.5707963267949) translate (23.87cm 3.761cm)" svg:viewBox="0 0 0 20" draw:points="0,0 0,3 0,5 0,7 0,9 0,11 0,13 0,14 0,16 0,17 0,18 0,19 0,20 0,20 0,20">
            <text:p/>
          </draw:polyline>
          <draw:line draw:style-name="gr1" draw:text-style-name="P1" draw:layer="TiM_F" svg:x1="23.87cm" svg:y1="4.058cm" svg:x2="23.87cm" svg:y2="3.563cm">
            <text:p/>
          </draw:line>
          <draw:line draw:style-name="gr1" draw:text-style-name="P1" draw:layer="TiM_F" svg:x1="23.89cm" svg:y1="3.861cm" svg:x2="23.89cm" svg:y2="3.761cm">
            <text:p/>
          </draw:line>
          <draw:polyline draw:style-name="gr1" draw:text-style-name="P1" draw:layer="TiM_F" svg:width="0cm" svg:height="0.019cm" draw:transform="rotate (1.5707963267949) translate (23.87cm 3.696cm)" svg:viewBox="0 0 0 20" draw:points="0,0 0,3 0,5 0,7 0,9 0,11 0,13 0,14 0,16 0,17 0,18 0,19 0,20 0,20 0,20">
            <text:p/>
          </draw:polyline>
          <draw:polyline draw:style-name="gr1" draw:text-style-name="P1" draw:layer="TiM_F" svg:width="0cm" svg:height="0.019cm" draw:transform="rotate (1.5707963267949) translate (23.87cm 3.861cm)" svg:viewBox="0 0 0 20" draw:points="0,0 0,3 0,5 0,7 0,9 0,11 0,13 0,14 0,16 0,17 0,18 0,19 0,20 0,20 0,20">
            <text:p/>
          </draw:polyline>
          <draw:line draw:style-name="gr1" draw:text-style-name="P1" draw:layer="TiM_F" svg:x1="23.89cm" svg:y1="3.696cm" svg:x2="23.89cm" svg:y2="3.606cm">
            <text:p/>
          </draw:line>
          <draw:polyline draw:style-name="gr1" draw:text-style-name="P1" draw:layer="TiM_F" svg:width="0cm" svg:height="0.019cm" draw:transform="rotate (1.5707963267949) translate (23.87cm 3.606cm)" svg:viewBox="0 0 0 20" draw:points="0,20 0,20 0,20 0,19 0,18 0,17 0,16 0,14 0,13 0,11 0,9 0,7 0,5 0,3 0,0">
            <text:p/>
          </draw:polyline>
          <draw:polyline draw:style-name="gr1" draw:text-style-name="P1" draw:layer="TiM_F" svg:width="0cm" svg:height="0.019cm" draw:transform="rotate (1.5707963267949) translate (23.87cm 3.926cm)" svg:viewBox="0 0 0 20" draw:points="0,0 0,3 0,5 0,7 0,9 0,11 0,13 0,14 0,16 0,17 0,18 0,19 0,20 0,20 0,20">
            <text:p/>
          </draw:polyline>
          <draw:line draw:style-name="gr1" draw:text-style-name="P1" draw:layer="TiM_F" svg:x1="23.89cm" svg:y1="3.926cm" svg:x2="23.89cm" svg:y2="4.016cm">
            <text:p/>
          </draw:line>
          <draw:line draw:style-name="gr1" draw:text-style-name="P1" draw:layer="TiM_F" svg:x1="23.45cm" svg:y1="3.563cm" svg:x2="23.375cm" svg:y2="3.563cm">
            <text:p/>
          </draw:line>
          <draw:line draw:style-name="gr1" draw:text-style-name="P1" draw:layer="TiM_F" svg:x1="23.87cm" svg:y1="3.563cm" svg:x2="23.45cm" svg:y2="3.563cm">
            <text:p/>
          </draw:line>
          <draw:polyline draw:style-name="gr1" draw:text-style-name="P1" draw:layer="TiM_F" svg:width="0cm" svg:height="0.019cm" draw:transform="rotate (1.5707963267949) translate (23.87cm 4.016cm)" svg:viewBox="0 0 0 20" draw:points="0,20 0,20 0,20 0,19 0,18 0,17 0,16 0,14 0,13 0,11 0,9 0,7 0,5 0,3 0,0">
            <text:p/>
          </draw:polyline>
          <draw:line draw:style-name="gr1" draw:text-style-name="P1" draw:layer="TiM_F" svg:x1="23.375cm" svg:y1="3.563cm" svg:x2="23.375cm" svg:y2="3.638cm">
            <text:p/>
          </draw:line>
          <draw:line draw:style-name="gr1" draw:text-style-name="P1" draw:layer="TiM_F" svg:x1="23.375cm" svg:y1="3.638cm" svg:x2="23.375cm" svg:y2="4.058cm">
            <text:p/>
          </draw:line>
          <draw:polyline draw:style-name="gr1" draw:text-style-name="P1" draw:layer="TiM_F" svg:width="0cm" svg:height="0.019cm" draw:transform="rotate (1.5707963267949) translate (23.355cm 3.606cm)" svg:viewBox="0 0 0 20" draw:points="0,0 0,0 0,1 0,1 0,2 0,3 0,5 0,6 0,8 0,10 0,12 0,14 0,16 0,18 0,20">
            <text:p/>
          </draw:polyline>
          <draw:line draw:style-name="gr1" draw:text-style-name="P1" draw:layer="TiM_F" svg:x1="23.375cm" svg:y1="4.058cm" svg:x2="23.87cm" svg:y2="4.058cm">
            <text:p/>
          </draw:line>
          <draw:line draw:style-name="gr1" draw:text-style-name="P1" draw:layer="TiM_F" svg:x1="23.355cm" svg:y1="3.696cm" svg:x2="23.355cm" svg:y2="3.606cm">
            <text:p/>
          </draw:line>
          <draw:polyline draw:style-name="gr1" draw:text-style-name="P1" draw:layer="TiM_F" svg:width="0cm" svg:height="0.019cm" draw:transform="rotate (1.5707963267949) translate (23.355cm 3.696cm)" svg:viewBox="0 0 0 20" draw:points="0,20 0,18 0,16 0,14 0,12 0,10 0,8 0,6 0,5 0,3 0,2 0,1 0,1 0,0 0,0">
            <text:p/>
          </draw:polyline>
          <draw:polyline draw:style-name="gr1" draw:text-style-name="P1" draw:layer="TiM_F" svg:width="0cm" svg:height="0.019cm" draw:transform="rotate (1.5707963267949) translate (23.355cm 4.016cm)" svg:viewBox="0 0 0 20" draw:points="0,0 0,0 0,1 0,1 0,2 0,3 0,5 0,6 0,8 0,10 0,12 0,14 0,16 0,18 0,20">
            <text:p/>
          </draw:polyline>
          <draw:line draw:style-name="gr1" draw:text-style-name="P1" draw:layer="TiM_F" svg:x1="23.355cm" svg:y1="3.926cm" svg:x2="23.355cm" svg:y2="4.016cm">
            <text:p/>
          </draw:line>
          <draw:polyline draw:style-name="gr1" draw:text-style-name="P1" draw:layer="TiM_F" svg:width="0cm" svg:height="0.019cm" draw:transform="rotate (1.5707963267949) translate (23.355cm 3.761cm)" svg:viewBox="0 0 0 20" draw:points="0,20 0,18 0,16 0,14 0,12 0,10 0,8 0,6 0,5 0,3 0,2 0,1 0,1 0,0 0,0">
            <text:p/>
          </draw:polyline>
          <draw:polyline draw:style-name="gr1" draw:text-style-name="P1" draw:layer="TiM_F" svg:width="0cm" svg:height="0.019cm" draw:transform="rotate (1.5707963267949) translate (23.355cm 3.926cm)" svg:viewBox="0 0 0 20" draw:points="0,20 0,18 0,16 0,14 0,12 0,10 0,8 0,6 0,5 0,3 0,2 0,1 0,1 0,0 0,0">
            <text:p/>
          </draw:polyline>
          <draw:line draw:style-name="gr1" draw:text-style-name="P1" draw:layer="TiM_F" svg:x1="23.355cm" svg:y1="3.861cm" svg:x2="23.355cm" svg:y2="3.761cm">
            <text:p/>
          </draw:line>
          <draw:polyline draw:style-name="gr1" draw:text-style-name="P1" draw:layer="TiM_F" svg:width="0cm" svg:height="0.019cm" draw:transform="rotate (1.5707963267949) translate (23.355cm 3.861cm)" svg:viewBox="0 0 0 20" draw:points="0,20 0,18 0,16 0,14 0,12 0,10 0,8 0,6 0,5 0,3 0,2 0,1 0,1 0,0 0,0">
            <text:p/>
          </draw:polyline>
          <draw:polyline draw:style-name="gr1" draw:text-style-name="P1" draw:layer="TiM_F" svg:width="0cm" svg:height="0.019cm" draw:transform="rotate (1.5707963267949) translate (23.87cm 6.809cm)" svg:viewBox="0 0 0 20" draw:points="0,0 0,3 0,5 0,7 0,9 0,11 0,13 0,14 0,16 0,17 0,18 0,19 0,20 0,20 0,20">
            <text:p/>
          </draw:polyline>
          <draw:line draw:style-name="gr1" draw:text-style-name="P1" draw:layer="TiM_F" svg:x1="23.87cm" svg:y1="7.106cm" svg:x2="23.87cm" svg:y2="6.611cm">
            <text:p/>
          </draw:line>
          <draw:line draw:style-name="gr1" draw:text-style-name="P1" draw:layer="TiM_F" svg:x1="23.89cm" svg:y1="6.909cm" svg:x2="23.89cm" svg:y2="6.809cm">
            <text:p/>
          </draw:line>
          <draw:polyline draw:style-name="gr1" draw:text-style-name="P1" draw:layer="TiM_F" svg:width="0cm" svg:height="0.019cm" draw:transform="rotate (1.5707963267949) translate (23.87cm 6.744cm)" svg:viewBox="0 0 0 20" draw:points="0,0 0,3 0,5 0,7 0,9 0,11 0,13 0,14 0,16 0,17 0,18 0,19 0,20 0,20 0,20">
            <text:p/>
          </draw:polyline>
          <draw:polyline draw:style-name="gr1" draw:text-style-name="P1" draw:layer="TiM_F" svg:width="0cm" svg:height="0.019cm" draw:transform="rotate (1.5707963267949) translate (23.87cm 6.909cm)" svg:viewBox="0 0 0 20" draw:points="0,0 0,3 0,5 0,7 0,9 0,11 0,13 0,14 0,16 0,17 0,18 0,19 0,20 0,20 0,20">
            <text:p/>
          </draw:polyline>
          <draw:line draw:style-name="gr1" draw:text-style-name="P1" draw:layer="TiM_F" svg:x1="23.89cm" svg:y1="6.744cm" svg:x2="23.89cm" svg:y2="6.654cm">
            <text:p/>
          </draw:line>
          <draw:polyline draw:style-name="gr1" draw:text-style-name="P1" draw:layer="TiM_F" svg:width="0cm" svg:height="0.019cm" draw:transform="rotate (1.5707963267949) translate (23.87cm 6.654cm)" svg:viewBox="0 0 0 20" draw:points="0,20 0,20 0,20 0,19 0,18 0,17 0,16 0,14 0,13 0,11 0,9 0,7 0,5 0,3 0,0">
            <text:p/>
          </draw:polyline>
          <draw:polyline draw:style-name="gr1" draw:text-style-name="P1" draw:layer="TiM_F" svg:width="0cm" svg:height="0.019cm" draw:transform="rotate (1.5707963267949) translate (23.87cm 6.974cm)" svg:viewBox="0 0 0 20" draw:points="0,0 0,3 0,5 0,7 0,9 0,11 0,13 0,14 0,16 0,17 0,18 0,19 0,20 0,20 0,20">
            <text:p/>
          </draw:polyline>
          <draw:line draw:style-name="gr1" draw:text-style-name="P1" draw:layer="TiM_F" svg:x1="23.89cm" svg:y1="6.974cm" svg:x2="23.89cm" svg:y2="7.064cm">
            <text:p/>
          </draw:line>
          <draw:line draw:style-name="gr1" draw:text-style-name="P1" draw:layer="TiM_F" svg:x1="23.45cm" svg:y1="6.611cm" svg:x2="23.375cm" svg:y2="6.611cm">
            <text:p/>
          </draw:line>
          <draw:line draw:style-name="gr1" draw:text-style-name="P1" draw:layer="TiM_F" svg:x1="23.87cm" svg:y1="6.611cm" svg:x2="23.45cm" svg:y2="6.611cm">
            <text:p/>
          </draw:line>
          <draw:polyline draw:style-name="gr1" draw:text-style-name="P1" draw:layer="TiM_F" svg:width="0cm" svg:height="0.019cm" draw:transform="rotate (1.5707963267949) translate (23.87cm 7.064cm)" svg:viewBox="0 0 0 20" draw:points="0,20 0,20 0,20 0,19 0,18 0,17 0,16 0,14 0,13 0,11 0,9 0,7 0,5 0,3 0,0">
            <text:p/>
          </draw:polyline>
          <draw:line draw:style-name="gr1" draw:text-style-name="P1" draw:layer="TiM_F" svg:x1="23.375cm" svg:y1="6.611cm" svg:x2="23.375cm" svg:y2="6.686cm">
            <text:p/>
          </draw:line>
          <draw:line draw:style-name="gr1" draw:text-style-name="P1" draw:layer="TiM_F" svg:x1="23.375cm" svg:y1="6.686cm" svg:x2="23.375cm" svg:y2="7.106cm">
            <text:p/>
          </draw:line>
          <draw:polyline draw:style-name="gr1" draw:text-style-name="P1" draw:layer="TiM_F" svg:width="0cm" svg:height="0.019cm" draw:transform="rotate (1.5707963267949) translate (23.355cm 6.654cm)" svg:viewBox="0 0 0 20" draw:points="0,0 0,0 0,1 0,1 0,2 0,3 0,5 0,6 0,8 0,10 0,12 0,14 0,16 0,18 0,20">
            <text:p/>
          </draw:polyline>
          <draw:line draw:style-name="gr1" draw:text-style-name="P1" draw:layer="TiM_F" svg:x1="23.375cm" svg:y1="7.106cm" svg:x2="23.87cm" svg:y2="7.106cm">
            <text:p/>
          </draw:line>
          <draw:line draw:style-name="gr1" draw:text-style-name="P1" draw:layer="TiM_F" svg:x1="23.355cm" svg:y1="6.744cm" svg:x2="23.355cm" svg:y2="6.654cm">
            <text:p/>
          </draw:line>
          <draw:polyline draw:style-name="gr1" draw:text-style-name="P1" draw:layer="TiM_F" svg:width="0cm" svg:height="0.019cm" draw:transform="rotate (1.5707963267949) translate (23.355cm 6.744cm)" svg:viewBox="0 0 0 20" draw:points="0,20 0,18 0,16 0,14 0,12 0,10 0,8 0,6 0,5 0,3 0,2 0,1 0,1 0,0 0,0">
            <text:p/>
          </draw:polyline>
          <draw:polyline draw:style-name="gr1" draw:text-style-name="P1" draw:layer="TiM_F" svg:width="0cm" svg:height="0.019cm" draw:transform="rotate (1.5707963267949) translate (23.355cm 7.064cm)" svg:viewBox="0 0 0 20" draw:points="0,0 0,0 0,1 0,1 0,2 0,3 0,5 0,6 0,8 0,10 0,12 0,14 0,16 0,18 0,20">
            <text:p/>
          </draw:polyline>
          <draw:line draw:style-name="gr1" draw:text-style-name="P1" draw:layer="TiM_F" svg:x1="23.355cm" svg:y1="6.974cm" svg:x2="23.355cm" svg:y2="7.064cm">
            <text:p/>
          </draw:line>
          <draw:polyline draw:style-name="gr1" draw:text-style-name="P1" draw:layer="TiM_F" svg:width="0cm" svg:height="0.019cm" draw:transform="rotate (1.5707963267949) translate (23.355cm 6.809cm)" svg:viewBox="0 0 0 20" draw:points="0,20 0,18 0,16 0,14 0,12 0,10 0,8 0,6 0,5 0,3 0,2 0,1 0,1 0,0 0,0">
            <text:p/>
          </draw:polyline>
          <draw:polyline draw:style-name="gr1" draw:text-style-name="P1" draw:layer="TiM_F" svg:width="0cm" svg:height="0.019cm" draw:transform="rotate (1.5707963267949) translate (23.355cm 6.974cm)" svg:viewBox="0 0 0 20" draw:points="0,20 0,18 0,16 0,14 0,12 0,10 0,8 0,6 0,5 0,3 0,2 0,1 0,1 0,0 0,0">
            <text:p/>
          </draw:polyline>
          <draw:line draw:style-name="gr1" draw:text-style-name="P1" draw:layer="TiM_F" svg:x1="23.355cm" svg:y1="6.909cm" svg:x2="23.355cm" svg:y2="6.809cm">
            <text:p/>
          </draw:line>
          <draw:polyline draw:style-name="gr1" draw:text-style-name="P1" draw:layer="TiM_F" svg:width="0cm" svg:height="0.019cm" draw:transform="rotate (1.5707963267949) translate (23.355cm 6.909cm)" svg:viewBox="0 0 0 20" draw:points="0,20 0,18 0,16 0,14 0,12 0,10 0,8 0,6 0,5 0,3 0,2 0,1 0,1 0,0 0,0">
            <text:p/>
          </draw:polyline>
          <draw:polyline draw:style-name="gr1" draw:text-style-name="P1" draw:layer="TiM_F" svg:width="0cm" svg:height="0.019cm" draw:transform="rotate (1.5707963267949) translate (25.394cm 6.809cm)" svg:viewBox="0 0 0 20" draw:points="0,0 0,2 0,5 0,7 0,9 0,11 0,13 0,14 0,16 0,17 0,18 0,19 0,20 0,20 0,20">
            <text:p/>
          </draw:polyline>
          <draw:line draw:style-name="gr1" draw:text-style-name="P1" draw:layer="TiM_F" svg:x1="25.394cm" svg:y1="7.106cm" svg:x2="25.394cm" svg:y2="6.611cm">
            <text:p/>
          </draw:line>
          <draw:line draw:style-name="gr1" draw:text-style-name="P1" draw:layer="TiM_F" svg:x1="25.414cm" svg:y1="6.909cm" svg:x2="25.414cm" svg:y2="6.809cm">
            <text:p/>
          </draw:line>
          <draw:polyline draw:style-name="gr1" draw:text-style-name="P1" draw:layer="TiM_F" svg:width="0cm" svg:height="0.019cm" draw:transform="rotate (1.5707963267949) translate (25.394cm 6.744cm)" svg:viewBox="0 0 0 20" draw:points="0,0 0,2 0,5 0,7 0,9 0,11 0,13 0,14 0,16 0,17 0,18 0,19 0,20 0,20 0,20">
            <text:p/>
          </draw:polyline>
          <draw:polyline draw:style-name="gr1" draw:text-style-name="P1" draw:layer="TiM_F" svg:width="0cm" svg:height="0.019cm" draw:transform="rotate (1.5707963267949) translate (25.394cm 6.909cm)" svg:viewBox="0 0 0 20" draw:points="0,0 0,2 0,5 0,7 0,9 0,11 0,13 0,14 0,16 0,17 0,18 0,19 0,20 0,20 0,20">
            <text:p/>
          </draw:polyline>
          <draw:line draw:style-name="gr1" draw:text-style-name="P1" draw:layer="TiM_F" svg:x1="25.414cm" svg:y1="6.744cm" svg:x2="25.414cm" svg:y2="6.654cm">
            <text:p/>
          </draw:line>
          <draw:polyline draw:style-name="gr1" draw:text-style-name="P1" draw:layer="TiM_F" svg:width="0cm" svg:height="0.019cm" draw:transform="rotate (1.5707963267949) translate (25.394cm 6.654cm)" svg:viewBox="0 0 0 20" draw:points="0,20 0,20 0,20 0,19 0,18 0,17 0,16 0,14 0,13 0,11 0,9 0,7 0,5 0,2 0,0">
            <text:p/>
          </draw:polyline>
          <draw:polyline draw:style-name="gr1" draw:text-style-name="P1" draw:layer="TiM_F" svg:width="0cm" svg:height="0.019cm" draw:transform="rotate (1.5707963267949) translate (25.394cm 6.974cm)" svg:viewBox="0 0 0 20" draw:points="0,0 0,2 0,5 0,7 0,9 0,11 0,13 0,14 0,16 0,17 0,18 0,19 0,20 0,20 0,20">
            <text:p/>
          </draw:polyline>
          <draw:line draw:style-name="gr1" draw:text-style-name="P1" draw:layer="TiM_F" svg:x1="25.414cm" svg:y1="6.974cm" svg:x2="25.414cm" svg:y2="7.064cm">
            <text:p/>
          </draw:line>
          <draw:line draw:style-name="gr1" draw:text-style-name="P1" draw:layer="TiM_F" svg:x1="24.974cm" svg:y1="6.611cm" svg:x2="24.899cm" svg:y2="6.611cm">
            <text:p/>
          </draw:line>
          <draw:line draw:style-name="gr1" draw:text-style-name="P1" draw:layer="TiM_F" svg:x1="25.394cm" svg:y1="6.611cm" svg:x2="24.974cm" svg:y2="6.611cm">
            <text:p/>
          </draw:line>
          <draw:polyline draw:style-name="gr1" draw:text-style-name="P1" draw:layer="TiM_F" svg:width="0cm" svg:height="0.019cm" draw:transform="rotate (1.5707963267949) translate (25.394cm 7.064cm)" svg:viewBox="0 0 0 20" draw:points="0,20 0,20 0,20 0,19 0,18 0,17 0,16 0,14 0,13 0,11 0,9 0,7 0,5 0,2 0,0">
            <text:p/>
          </draw:polyline>
          <draw:line draw:style-name="gr1" draw:text-style-name="P1" draw:layer="TiM_F" svg:x1="24.899cm" svg:y1="6.611cm" svg:x2="24.899cm" svg:y2="6.686cm">
            <text:p/>
          </draw:line>
          <draw:line draw:style-name="gr1" draw:text-style-name="P1" draw:layer="TiM_F" svg:x1="24.899cm" svg:y1="6.686cm" svg:x2="24.899cm" svg:y2="7.106cm">
            <text:p/>
          </draw:line>
          <draw:polyline draw:style-name="gr1" draw:text-style-name="P1" draw:layer="TiM_F" svg:width="0cm" svg:height="0.019cm" draw:transform="rotate (1.5707963267949) translate (24.879cm 6.654cm)" svg:viewBox="0 0 0 20" draw:points="0,0 0,0 0,1 0,1 0,2 0,3 0,5 0,6 0,8 0,10 0,12 0,14 0,16 0,18 0,20">
            <text:p/>
          </draw:polyline>
          <draw:line draw:style-name="gr1" draw:text-style-name="P1" draw:layer="TiM_F" svg:x1="24.899cm" svg:y1="7.106cm" svg:x2="25.394cm" svg:y2="7.106cm">
            <text:p/>
          </draw:line>
          <draw:line draw:style-name="gr1" draw:text-style-name="P1" draw:layer="TiM_F" svg:x1="24.879cm" svg:y1="6.744cm" svg:x2="24.879cm" svg:y2="6.654cm">
            <text:p/>
          </draw:line>
          <draw:polyline draw:style-name="gr1" draw:text-style-name="P1" draw:layer="TiM_F" svg:width="0cm" svg:height="0.019cm" draw:transform="rotate (1.5707963267949) translate (24.879cm 6.744cm)" svg:viewBox="0 0 0 20" draw:points="0,20 0,18 0,16 0,14 0,12 0,10 0,8 0,6 0,5 0,3 0,2 0,1 0,1 0,0 0,0">
            <text:p/>
          </draw:polyline>
          <draw:polyline draw:style-name="gr1" draw:text-style-name="P1" draw:layer="TiM_F" svg:width="0cm" svg:height="0.019cm" draw:transform="rotate (1.5707963267949) translate (24.879cm 7.064cm)" svg:viewBox="0 0 0 20" draw:points="0,0 0,0 0,1 0,1 0,2 0,3 0,5 0,6 0,8 0,10 0,12 0,14 0,16 0,18 0,20">
            <text:p/>
          </draw:polyline>
          <draw:line draw:style-name="gr1" draw:text-style-name="P1" draw:layer="TiM_F" svg:x1="24.879cm" svg:y1="6.974cm" svg:x2="24.879cm" svg:y2="7.064cm">
            <text:p/>
          </draw:line>
          <draw:polyline draw:style-name="gr1" draw:text-style-name="P1" draw:layer="TiM_F" svg:width="0cm" svg:height="0.019cm" draw:transform="rotate (1.5707963267949) translate (24.879cm 6.809cm)" svg:viewBox="0 0 0 20" draw:points="0,20 0,18 0,16 0,14 0,12 0,10 0,8 0,6 0,5 0,3 0,2 0,1 0,1 0,0 0,0">
            <text:p/>
          </draw:polyline>
          <draw:polyline draw:style-name="gr1" draw:text-style-name="P1" draw:layer="TiM_F" svg:width="0cm" svg:height="0.019cm" draw:transform="rotate (1.5707963267949) translate (24.879cm 6.974cm)" svg:viewBox="0 0 0 20" draw:points="0,20 0,18 0,16 0,14 0,12 0,10 0,8 0,6 0,5 0,3 0,2 0,1 0,1 0,0 0,0">
            <text:p/>
          </draw:polyline>
          <draw:line draw:style-name="gr1" draw:text-style-name="P1" draw:layer="TiM_F" svg:x1="24.879cm" svg:y1="6.909cm" svg:x2="24.879cm" svg:y2="6.809cm">
            <text:p/>
          </draw:line>
          <draw:polyline draw:style-name="gr1" draw:text-style-name="P1" draw:layer="TiM_F" svg:width="0cm" svg:height="0.019cm" draw:transform="rotate (1.5707963267949) translate (24.879cm 6.909cm)" svg:viewBox="0 0 0 20" draw:points="0,20 0,18 0,16 0,14 0,12 0,10 0,8 0,6 0,5 0,3 0,2 0,1 0,1 0,0 0,0">
            <text:p/>
          </draw:polyline>
          <draw:polyline draw:style-name="gr1" draw:text-style-name="P1" draw:layer="TiM_F" svg:width="0cm" svg:height="0.019cm" draw:transform="rotate (1.5707963267949) translate (29.966cm 6.809cm)" svg:viewBox="0 0 0 20" draw:points="0,0 0,2 0,5 0,7 0,9 0,11 0,13 0,14 0,16 0,17 0,18 0,19 0,20 0,20 0,20">
            <text:p/>
          </draw:polyline>
          <draw:line draw:style-name="gr1" draw:text-style-name="P1" draw:layer="TiM_F" svg:x1="29.966cm" svg:y1="7.106cm" svg:x2="29.966cm" svg:y2="6.611cm">
            <text:p/>
          </draw:line>
          <draw:line draw:style-name="gr1" draw:text-style-name="P1" draw:layer="TiM_F" svg:x1="29.986cm" svg:y1="6.909cm" svg:x2="29.986cm" svg:y2="6.809cm">
            <text:p/>
          </draw:line>
          <draw:polyline draw:style-name="gr1" draw:text-style-name="P1" draw:layer="TiM_F" svg:width="0cm" svg:height="0.019cm" draw:transform="rotate (1.5707963267949) translate (29.966cm 6.744cm)" svg:viewBox="0 0 0 20" draw:points="0,0 0,2 0,5 0,7 0,9 0,11 0,13 0,14 0,16 0,17 0,18 0,19 0,20 0,20 0,20">
            <text:p/>
          </draw:polyline>
          <draw:polyline draw:style-name="gr1" draw:text-style-name="P1" draw:layer="TiM_F" svg:width="0cm" svg:height="0.019cm" draw:transform="rotate (1.5707963267949) translate (29.966cm 6.909cm)" svg:viewBox="0 0 0 20" draw:points="0,0 0,2 0,5 0,7 0,9 0,11 0,13 0,14 0,16 0,17 0,18 0,19 0,20 0,20 0,20">
            <text:p/>
          </draw:polyline>
          <draw:line draw:style-name="gr1" draw:text-style-name="P1" draw:layer="TiM_F" svg:x1="29.986cm" svg:y1="6.744cm" svg:x2="29.986cm" svg:y2="6.654cm">
            <text:p/>
          </draw:line>
          <draw:polyline draw:style-name="gr1" draw:text-style-name="P1" draw:layer="TiM_F" svg:width="0cm" svg:height="0.019cm" draw:transform="rotate (1.5707963267949) translate (29.966cm 6.654cm)" svg:viewBox="0 0 0 20" draw:points="0,20 0,20 0,20 0,19 0,18 0,17 0,16 0,14 0,13 0,11 0,9 0,7 0,5 0,2 0,0">
            <text:p/>
          </draw:polyline>
          <draw:polyline draw:style-name="gr1" draw:text-style-name="P1" draw:layer="TiM_F" svg:width="0cm" svg:height="0.019cm" draw:transform="rotate (1.5707963267949) translate (29.966cm 6.974cm)" svg:viewBox="0 0 0 20" draw:points="0,0 0,2 0,5 0,7 0,9 0,11 0,13 0,14 0,16 0,17 0,18 0,19 0,20 0,20 0,20">
            <text:p/>
          </draw:polyline>
          <draw:line draw:style-name="gr1" draw:text-style-name="P1" draw:layer="TiM_F" svg:x1="29.986cm" svg:y1="6.974cm" svg:x2="29.986cm" svg:y2="7.064cm">
            <text:p/>
          </draw:line>
          <draw:line draw:style-name="gr1" draw:text-style-name="P1" draw:layer="TiM_F" svg:x1="29.546cm" svg:y1="6.611cm" svg:x2="29.471cm" svg:y2="6.611cm">
            <text:p/>
          </draw:line>
          <draw:line draw:style-name="gr1" draw:text-style-name="P1" draw:layer="TiM_F" svg:x1="29.966cm" svg:y1="6.611cm" svg:x2="29.546cm" svg:y2="6.611cm">
            <text:p/>
          </draw:line>
          <draw:polyline draw:style-name="gr1" draw:text-style-name="P1" draw:layer="TiM_F" svg:width="0cm" svg:height="0.019cm" draw:transform="rotate (1.5707963267949) translate (29.966cm 7.064cm)" svg:viewBox="0 0 0 20" draw:points="0,20 0,20 0,20 0,19 0,18 0,17 0,16 0,14 0,13 0,11 0,9 0,7 0,5 0,2 0,0">
            <text:p/>
          </draw:polyline>
          <draw:line draw:style-name="gr1" draw:text-style-name="P1" draw:layer="TiM_F" svg:x1="29.471cm" svg:y1="6.611cm" svg:x2="29.471cm" svg:y2="6.686cm">
            <text:p/>
          </draw:line>
          <draw:line draw:style-name="gr1" draw:text-style-name="P1" draw:layer="TiM_F" svg:x1="29.471cm" svg:y1="6.686cm" svg:x2="29.471cm" svg:y2="7.106cm">
            <text:p/>
          </draw:line>
          <draw:polyline draw:style-name="gr1" draw:text-style-name="P1" draw:layer="TiM_F" svg:width="0cm" svg:height="0.019cm" draw:transform="rotate (1.5707963267949) translate (29.451cm 6.654cm)" svg:viewBox="0 0 0 20" draw:points="0,0 0,0 0,1 0,1 0,2 0,3 0,4 0,6 0,8 0,9 0,11 0,13 0,16 0,18 0,20">
            <text:p/>
          </draw:polyline>
          <draw:line draw:style-name="gr1" draw:text-style-name="P1" draw:layer="TiM_F" svg:x1="29.471cm" svg:y1="7.106cm" svg:x2="29.966cm" svg:y2="7.106cm">
            <text:p/>
          </draw:line>
          <draw:line draw:style-name="gr1" draw:text-style-name="P1" draw:layer="TiM_F" svg:x1="29.451cm" svg:y1="6.744cm" svg:x2="29.451cm" svg:y2="6.654cm">
            <text:p/>
          </draw:line>
          <draw:polyline draw:style-name="gr1" draw:text-style-name="P1" draw:layer="TiM_F" svg:width="0cm" svg:height="0.019cm" draw:transform="rotate (1.5707963267949) translate (29.451cm 6.744cm)" svg:viewBox="0 0 0 20" draw:points="0,20 0,18 0,16 0,13 0,11 0,9 0,8 0,6 0,4 0,3 0,2 0,1 0,1 0,0 0,0">
            <text:p/>
          </draw:polyline>
          <draw:polyline draw:style-name="gr1" draw:text-style-name="P1" draw:layer="TiM_F" svg:width="0cm" svg:height="0.019cm" draw:transform="rotate (1.5707963267949) translate (29.451cm 7.064cm)" svg:viewBox="0 0 0 20" draw:points="0,0 0,0 0,1 0,1 0,2 0,3 0,4 0,6 0,8 0,9 0,11 0,13 0,16 0,18 0,20">
            <text:p/>
          </draw:polyline>
          <draw:line draw:style-name="gr1" draw:text-style-name="P1" draw:layer="TiM_F" svg:x1="29.451cm" svg:y1="6.974cm" svg:x2="29.451cm" svg:y2="7.064cm">
            <text:p/>
          </draw:line>
          <draw:polyline draw:style-name="gr1" draw:text-style-name="P1" draw:layer="TiM_F" svg:width="0cm" svg:height="0.019cm" draw:transform="rotate (1.5707963267949) translate (29.451cm 6.809cm)" svg:viewBox="0 0 0 20" draw:points="0,20 0,18 0,16 0,13 0,11 0,9 0,8 0,6 0,4 0,3 0,2 0,1 0,1 0,0 0,0">
            <text:p/>
          </draw:polyline>
          <draw:polyline draw:style-name="gr1" draw:text-style-name="P1" draw:layer="TiM_F" svg:width="0cm" svg:height="0.019cm" draw:transform="rotate (1.5707963267949) translate (29.451cm 6.974cm)" svg:viewBox="0 0 0 20" draw:points="0,20 0,18 0,16 0,13 0,11 0,9 0,8 0,6 0,4 0,3 0,2 0,1 0,1 0,0 0,0">
            <text:p/>
          </draw:polyline>
          <draw:line draw:style-name="gr1" draw:text-style-name="P1" draw:layer="TiM_F" svg:x1="29.451cm" svg:y1="6.909cm" svg:x2="29.451cm" svg:y2="6.809cm">
            <text:p/>
          </draw:line>
          <draw:polyline draw:style-name="gr1" draw:text-style-name="P1" draw:layer="TiM_F" svg:width="0cm" svg:height="0.019cm" draw:transform="rotate (1.5707963267949) translate (29.451cm 6.909cm)" svg:viewBox="0 0 0 20" draw:points="0,20 0,18 0,16 0,13 0,11 0,9 0,8 0,6 0,4 0,3 0,2 0,1 0,1 0,0 0,0">
            <text:p/>
          </draw:polyline>
          <draw:polyline draw:style-name="gr1" draw:text-style-name="P1" draw:layer="TiM_F" svg:width="0cm" svg:height="0.019cm" draw:transform="rotate (1.5707963267949) translate (20.822cm 3.761cm)" svg:viewBox="0 0 0 20" draw:points="0,0 0,3 0,5 0,7 0,9 0,11 0,13 0,15 0,16 0,17 0,18 0,19 0,20 0,20 0,20">
            <text:p/>
          </draw:polyline>
          <draw:line draw:style-name="gr1" draw:text-style-name="P1" draw:layer="TiM_F" svg:x1="20.822cm" svg:y1="4.058cm" svg:x2="20.822cm" svg:y2="3.563cm">
            <text:p/>
          </draw:line>
          <draw:line draw:style-name="gr1" draw:text-style-name="P1" draw:layer="TiM_F" svg:x1="20.842cm" svg:y1="3.861cm" svg:x2="20.842cm" svg:y2="3.761cm">
            <text:p/>
          </draw:line>
          <draw:polyline draw:style-name="gr1" draw:text-style-name="P1" draw:layer="TiM_F" svg:width="0cm" svg:height="0.019cm" draw:transform="rotate (1.5707963267949) translate (20.822cm 3.696cm)" svg:viewBox="0 0 0 20" draw:points="0,0 0,3 0,5 0,7 0,9 0,11 0,13 0,15 0,16 0,17 0,18 0,19 0,20 0,20 0,20">
            <text:p/>
          </draw:polyline>
          <draw:polyline draw:style-name="gr1" draw:text-style-name="P1" draw:layer="TiM_F" svg:width="0cm" svg:height="0.019cm" draw:transform="rotate (1.5707963267949) translate (20.822cm 3.861cm)" svg:viewBox="0 0 0 20" draw:points="0,0 0,3 0,5 0,7 0,9 0,11 0,13 0,15 0,16 0,17 0,18 0,19 0,20 0,20 0,20">
            <text:p/>
          </draw:polyline>
          <draw:line draw:style-name="gr1" draw:text-style-name="P1" draw:layer="TiM_F" svg:x1="20.842cm" svg:y1="3.696cm" svg:x2="20.842cm" svg:y2="3.606cm">
            <text:p/>
          </draw:line>
          <draw:polyline draw:style-name="gr1" draw:text-style-name="P1" draw:layer="TiM_F" svg:width="0cm" svg:height="0.019cm" draw:transform="rotate (1.5707963267949) translate (20.822cm 3.606cm)" svg:viewBox="0 0 0 20" draw:points="0,20 0,20 0,20 0,19 0,18 0,17 0,16 0,15 0,13 0,11 0,9 0,7 0,5 0,3 0,0">
            <text:p/>
          </draw:polyline>
          <draw:polyline draw:style-name="gr1" draw:text-style-name="P1" draw:layer="TiM_F" svg:width="0cm" svg:height="0.019cm" draw:transform="rotate (1.5707963267949) translate (20.822cm 3.926cm)" svg:viewBox="0 0 0 20" draw:points="0,0 0,3 0,5 0,7 0,9 0,11 0,13 0,15 0,16 0,17 0,18 0,19 0,20 0,20 0,20">
            <text:p/>
          </draw:polyline>
          <draw:line draw:style-name="gr1" draw:text-style-name="P1" draw:layer="TiM_F" svg:x1="20.842cm" svg:y1="3.926cm" svg:x2="20.842cm" svg:y2="4.016cm">
            <text:p/>
          </draw:line>
          <draw:line draw:style-name="gr1" draw:text-style-name="P1" draw:layer="TiM_F" svg:x1="20.402cm" svg:y1="3.563cm" svg:x2="20.327cm" svg:y2="3.563cm">
            <text:p/>
          </draw:line>
          <draw:line draw:style-name="gr1" draw:text-style-name="P1" draw:layer="TiM_F" svg:x1="20.822cm" svg:y1="3.563cm" svg:x2="20.402cm" svg:y2="3.563cm">
            <text:p/>
          </draw:line>
          <draw:polyline draw:style-name="gr1" draw:text-style-name="P1" draw:layer="TiM_F" svg:width="0cm" svg:height="0.019cm" draw:transform="rotate (1.5707963267949) translate (20.822cm 4.016cm)" svg:viewBox="0 0 0 20" draw:points="0,20 0,20 0,20 0,19 0,18 0,17 0,16 0,15 0,13 0,11 0,9 0,7 0,5 0,3 0,0">
            <text:p/>
          </draw:polyline>
          <draw:line draw:style-name="gr1" draw:text-style-name="P1" draw:layer="TiM_F" svg:x1="20.327cm" svg:y1="3.563cm" svg:x2="20.327cm" svg:y2="3.638cm">
            <text:p/>
          </draw:line>
          <draw:line draw:style-name="gr1" draw:text-style-name="P1" draw:layer="TiM_F" svg:x1="20.327cm" svg:y1="3.638cm" svg:x2="20.327cm" svg:y2="4.058cm">
            <text:p/>
          </draw:line>
          <draw:polyline draw:style-name="gr1" draw:text-style-name="P1" draw:layer="TiM_F" svg:width="0cm" svg:height="0.019cm" draw:transform="rotate (1.5707963267949) translate (20.307cm 3.606cm)" svg:viewBox="0 0 0 20" draw:points="0,0 0,1 0,1 0,2 0,2 0,3 0,5 0,6 0,8 0,10 0,12 0,14 0,16 0,18 0,20">
            <text:p/>
          </draw:polyline>
          <draw:line draw:style-name="gr1" draw:text-style-name="P1" draw:layer="TiM_F" svg:x1="20.327cm" svg:y1="4.058cm" svg:x2="20.822cm" svg:y2="4.058cm">
            <text:p/>
          </draw:line>
          <draw:line draw:style-name="gr1" draw:text-style-name="P1" draw:layer="TiM_F" svg:x1="20.307cm" svg:y1="3.696cm" svg:x2="20.307cm" svg:y2="3.606cm">
            <text:p/>
          </draw:line>
          <draw:polyline draw:style-name="gr1" draw:text-style-name="P1" draw:layer="TiM_F" svg:width="0cm" svg:height="0.019cm" draw:transform="rotate (1.5707963267949) translate (20.307cm 3.696cm)" svg:viewBox="0 0 0 20" draw:points="0,20 0,18 0,16 0,14 0,12 0,10 0,8 0,6 0,5 0,3 0,2 0,2 0,1 0,1 0,0">
            <text:p/>
          </draw:polyline>
          <draw:polyline draw:style-name="gr1" draw:text-style-name="P1" draw:layer="TiM_F" svg:width="0cm" svg:height="0.019cm" draw:transform="rotate (1.5707963267949) translate (20.307cm 4.016cm)" svg:viewBox="0 0 0 20" draw:points="0,0 0,1 0,1 0,2 0,2 0,3 0,5 0,6 0,8 0,10 0,12 0,14 0,16 0,18 0,20">
            <text:p/>
          </draw:polyline>
          <draw:line draw:style-name="gr1" draw:text-style-name="P1" draw:layer="TiM_F" svg:x1="20.307cm" svg:y1="3.926cm" svg:x2="20.307cm" svg:y2="4.016cm">
            <text:p/>
          </draw:line>
          <draw:polyline draw:style-name="gr1" draw:text-style-name="P1" draw:layer="TiM_F" svg:width="0cm" svg:height="0.019cm" draw:transform="rotate (1.5707963267949) translate (20.307cm 3.761cm)" svg:viewBox="0 0 0 20" draw:points="0,20 0,18 0,16 0,14 0,12 0,10 0,8 0,6 0,5 0,3 0,2 0,2 0,1 0,1 0,0">
            <text:p/>
          </draw:polyline>
          <draw:polyline draw:style-name="gr1" draw:text-style-name="P1" draw:layer="TiM_F" svg:width="0cm" svg:height="0.019cm" draw:transform="rotate (1.5707963267949) translate (20.307cm 3.926cm)" svg:viewBox="0 0 0 20" draw:points="0,20 0,18 0,16 0,14 0,12 0,10 0,8 0,6 0,5 0,3 0,2 0,2 0,1 0,1 0,0">
            <text:p/>
          </draw:polyline>
          <draw:line draw:style-name="gr1" draw:text-style-name="P1" draw:layer="TiM_F" svg:x1="20.307cm" svg:y1="3.861cm" svg:x2="20.307cm" svg:y2="3.761cm">
            <text:p/>
          </draw:line>
          <draw:polyline draw:style-name="gr1" draw:text-style-name="P1" draw:layer="TiM_F" svg:width="0cm" svg:height="0.019cm" draw:transform="rotate (1.5707963267949) translate (20.307cm 3.861cm)" svg:viewBox="0 0 0 20" draw:points="0,20 0,18 0,16 0,14 0,12 0,10 0,8 0,6 0,5 0,3 0,2 0,2 0,1 0,1 0,0">
            <text:p/>
          </draw:polyline>
          <draw:polyline draw:style-name="gr1" draw:text-style-name="P1" draw:layer="TiM_F" svg:width="0cm" svg:height="0.019cm" draw:transform="rotate (1.5707963267949) translate (22.346cm 3.761cm)" svg:viewBox="0 0 0 20" draw:points="0,0 0,3 0,5 0,7 0,9 0,11 0,13 0,14 0,16 0,17 0,18 0,19 0,20 0,20 0,20">
            <text:p/>
          </draw:polyline>
          <draw:line draw:style-name="gr1" draw:text-style-name="P1" draw:layer="TiM_F" svg:x1="22.346cm" svg:y1="4.058cm" svg:x2="22.346cm" svg:y2="3.563cm">
            <text:p/>
          </draw:line>
          <draw:line draw:style-name="gr1" draw:text-style-name="P1" draw:layer="TiM_F" svg:x1="22.366cm" svg:y1="3.861cm" svg:x2="22.366cm" svg:y2="3.761cm">
            <text:p/>
          </draw:line>
          <draw:polyline draw:style-name="gr1" draw:text-style-name="P1" draw:layer="TiM_F" svg:width="0cm" svg:height="0.019cm" draw:transform="rotate (1.5707963267949) translate (22.346cm 3.696cm)" svg:viewBox="0 0 0 20" draw:points="0,0 0,3 0,5 0,7 0,9 0,11 0,13 0,14 0,16 0,17 0,18 0,19 0,20 0,20 0,20">
            <text:p/>
          </draw:polyline>
          <draw:polyline draw:style-name="gr1" draw:text-style-name="P1" draw:layer="TiM_F" svg:width="0cm" svg:height="0.019cm" draw:transform="rotate (1.5707963267949) translate (22.346cm 3.861cm)" svg:viewBox="0 0 0 20" draw:points="0,0 0,3 0,5 0,7 0,9 0,11 0,13 0,14 0,16 0,17 0,18 0,19 0,20 0,20 0,20">
            <text:p/>
          </draw:polyline>
          <draw:line draw:style-name="gr1" draw:text-style-name="P1" draw:layer="TiM_F" svg:x1="22.366cm" svg:y1="3.696cm" svg:x2="22.366cm" svg:y2="3.606cm">
            <text:p/>
          </draw:line>
          <draw:polyline draw:style-name="gr1" draw:text-style-name="P1" draw:layer="TiM_F" svg:width="0cm" svg:height="0.019cm" draw:transform="rotate (1.5707963267949) translate (22.346cm 3.606cm)" svg:viewBox="0 0 0 20" draw:points="0,20 0,20 0,20 0,19 0,18 0,17 0,16 0,14 0,13 0,11 0,9 0,7 0,5 0,3 0,0">
            <text:p/>
          </draw:polyline>
          <draw:polyline draw:style-name="gr1" draw:text-style-name="P1" draw:layer="TiM_F" svg:width="0cm" svg:height="0.019cm" draw:transform="rotate (1.5707963267949) translate (22.346cm 3.926cm)" svg:viewBox="0 0 0 20" draw:points="0,0 0,3 0,5 0,7 0,9 0,11 0,13 0,14 0,16 0,17 0,18 0,19 0,20 0,20 0,20">
            <text:p/>
          </draw:polyline>
          <draw:line draw:style-name="gr1" draw:text-style-name="P1" draw:layer="TiM_F" svg:x1="22.366cm" svg:y1="3.926cm" svg:x2="22.366cm" svg:y2="4.016cm">
            <text:p/>
          </draw:line>
          <draw:line draw:style-name="gr1" draw:text-style-name="P1" draw:layer="TiM_F" svg:x1="21.926cm" svg:y1="3.563cm" svg:x2="21.851cm" svg:y2="3.563cm">
            <text:p/>
          </draw:line>
          <draw:line draw:style-name="gr1" draw:text-style-name="P1" draw:layer="TiM_F" svg:x1="22.346cm" svg:y1="3.563cm" svg:x2="21.926cm" svg:y2="3.563cm">
            <text:p/>
          </draw:line>
          <draw:polyline draw:style-name="gr1" draw:text-style-name="P1" draw:layer="TiM_F" svg:width="0cm" svg:height="0.019cm" draw:transform="rotate (1.5707963267949) translate (22.346cm 4.016cm)" svg:viewBox="0 0 0 20" draw:points="0,20 0,20 0,20 0,19 0,18 0,17 0,16 0,14 0,13 0,11 0,9 0,7 0,5 0,3 0,0">
            <text:p/>
          </draw:polyline>
          <draw:line draw:style-name="gr1" draw:text-style-name="P1" draw:layer="TiM_F" svg:x1="21.851cm" svg:y1="3.563cm" svg:x2="21.851cm" svg:y2="3.638cm">
            <text:p/>
          </draw:line>
          <draw:line draw:style-name="gr1" draw:text-style-name="P1" draw:layer="TiM_F" svg:x1="21.851cm" svg:y1="3.638cm" svg:x2="21.851cm" svg:y2="4.058cm">
            <text:p/>
          </draw:line>
          <draw:polyline draw:style-name="gr1" draw:text-style-name="P1" draw:layer="TiM_F" svg:width="0cm" svg:height="0.019cm" draw:transform="rotate (1.5707963267949) translate (21.831cm 3.606cm)" svg:viewBox="0 0 0 20" draw:points="0,0 0,0 0,1 0,1 0,2 0,3 0,5 0,6 0,8 0,10 0,12 0,14 0,16 0,18 0,20">
            <text:p/>
          </draw:polyline>
          <draw:line draw:style-name="gr1" draw:text-style-name="P1" draw:layer="TiM_F" svg:x1="21.851cm" svg:y1="4.058cm" svg:x2="22.346cm" svg:y2="4.058cm">
            <text:p/>
          </draw:line>
          <draw:line draw:style-name="gr1" draw:text-style-name="P1" draw:layer="TiM_F" svg:x1="21.831cm" svg:y1="3.696cm" svg:x2="21.831cm" svg:y2="3.606cm">
            <text:p/>
          </draw:line>
          <draw:polyline draw:style-name="gr1" draw:text-style-name="P1" draw:layer="TiM_F" svg:width="0cm" svg:height="0.019cm" draw:transform="rotate (1.5707963267949) translate (21.831cm 3.696cm)" svg:viewBox="0 0 0 20" draw:points="0,20 0,18 0,16 0,14 0,12 0,10 0,8 0,6 0,5 0,3 0,2 0,1 0,1 0,0 0,0">
            <text:p/>
          </draw:polyline>
          <draw:polyline draw:style-name="gr1" draw:text-style-name="P1" draw:layer="TiM_F" svg:width="0cm" svg:height="0.019cm" draw:transform="rotate (1.5707963267949) translate (21.831cm 4.016cm)" svg:viewBox="0 0 0 20" draw:points="0,0 0,0 0,1 0,1 0,2 0,3 0,5 0,6 0,8 0,10 0,12 0,14 0,16 0,18 0,20">
            <text:p/>
          </draw:polyline>
          <draw:line draw:style-name="gr1" draw:text-style-name="P1" draw:layer="TiM_F" svg:x1="21.831cm" svg:y1="3.926cm" svg:x2="21.831cm" svg:y2="4.016cm">
            <text:p/>
          </draw:line>
          <draw:polyline draw:style-name="gr1" draw:text-style-name="P1" draw:layer="TiM_F" svg:width="0cm" svg:height="0.019cm" draw:transform="rotate (1.5707963267949) translate (21.831cm 3.761cm)" svg:viewBox="0 0 0 20" draw:points="0,20 0,18 0,16 0,14 0,12 0,10 0,8 0,6 0,5 0,3 0,2 0,1 0,1 0,0 0,0">
            <text:p/>
          </draw:polyline>
          <draw:polyline draw:style-name="gr1" draw:text-style-name="P1" draw:layer="TiM_F" svg:width="0cm" svg:height="0.019cm" draw:transform="rotate (1.5707963267949) translate (21.831cm 3.926cm)" svg:viewBox="0 0 0 20" draw:points="0,20 0,18 0,16 0,14 0,12 0,10 0,8 0,6 0,5 0,3 0,2 0,1 0,1 0,0 0,0">
            <text:p/>
          </draw:polyline>
          <draw:line draw:style-name="gr1" draw:text-style-name="P1" draw:layer="TiM_F" svg:x1="21.831cm" svg:y1="3.861cm" svg:x2="21.831cm" svg:y2="3.761cm">
            <text:p/>
          </draw:line>
          <draw:polyline draw:style-name="gr1" draw:text-style-name="P1" draw:layer="TiM_F" svg:width="0cm" svg:height="0.019cm" draw:transform="rotate (1.5707963267949) translate (21.831cm 3.861cm)" svg:viewBox="0 0 0 20" draw:points="0,20 0,18 0,16 0,14 0,12 0,10 0,8 0,6 0,5 0,3 0,2 0,1 0,1 0,0 0,0">
            <text:p/>
          </draw:polyline>
          <draw:polyline draw:style-name="gr1" draw:text-style-name="P1" draw:layer="TiM_F" svg:width="0cm" svg:height="0.019cm" draw:transform="rotate (1.5707963267949) translate (19.298cm 5.285cm)" svg:viewBox="0 0 0 20" draw:points="0,0 0,3 0,5 0,7 0,9 0,11 0,13 0,15 0,16 0,17 0,18 0,19 0,20 0,20 0,20">
            <text:p/>
          </draw:polyline>
          <draw:line draw:style-name="gr1" draw:text-style-name="P1" draw:layer="TiM_F" svg:x1="19.298cm" svg:y1="5.582cm" svg:x2="19.298cm" svg:y2="5.087cm">
            <text:p/>
          </draw:line>
          <draw:line draw:style-name="gr1" draw:text-style-name="P1" draw:layer="TiM_F" svg:x1="19.318cm" svg:y1="5.385cm" svg:x2="19.318cm" svg:y2="5.285cm">
            <text:p/>
          </draw:line>
          <draw:polyline draw:style-name="gr1" draw:text-style-name="P1" draw:layer="TiM_F" svg:width="0cm" svg:height="0.019cm" draw:transform="rotate (1.5707963267949) translate (19.298cm 5.22cm)" svg:viewBox="0 0 0 20" draw:points="0,0 0,3 0,5 0,7 0,9 0,11 0,13 0,15 0,16 0,17 0,18 0,19 0,20 0,20 0,20">
            <text:p/>
          </draw:polyline>
          <draw:polyline draw:style-name="gr1" draw:text-style-name="P1" draw:layer="TiM_F" svg:width="0cm" svg:height="0.019cm" draw:transform="rotate (1.5707963267949) translate (19.298cm 5.385cm)" svg:viewBox="0 0 0 20" draw:points="0,0 0,3 0,5 0,7 0,9 0,11 0,13 0,15 0,16 0,17 0,18 0,19 0,20 0,20 0,20">
            <text:p/>
          </draw:polyline>
          <draw:line draw:style-name="gr1" draw:text-style-name="P1" draw:layer="TiM_F" svg:x1="19.318cm" svg:y1="5.22cm" svg:x2="19.318cm" svg:y2="5.13cm">
            <text:p/>
          </draw:line>
          <draw:polyline draw:style-name="gr1" draw:text-style-name="P1" draw:layer="TiM_F" svg:width="0cm" svg:height="0.019cm" draw:transform="rotate (1.5707963267949) translate (19.298cm 5.13cm)" svg:viewBox="0 0 0 20" draw:points="0,20 0,20 0,20 0,19 0,18 0,17 0,16 0,15 0,13 0,11 0,9 0,7 0,5 0,3 0,0">
            <text:p/>
          </draw:polyline>
          <draw:polyline draw:style-name="gr1" draw:text-style-name="P1" draw:layer="TiM_F" svg:width="0cm" svg:height="0.019cm" draw:transform="rotate (1.5707963267949) translate (19.298cm 5.45cm)" svg:viewBox="0 0 0 20" draw:points="0,0 0,3 0,5 0,7 0,9 0,11 0,13 0,15 0,16 0,17 0,18 0,19 0,20 0,20 0,20">
            <text:p/>
          </draw:polyline>
          <draw:line draw:style-name="gr1" draw:text-style-name="P1" draw:layer="TiM_F" svg:x1="19.318cm" svg:y1="5.45cm" svg:x2="19.318cm" svg:y2="5.54cm">
            <text:p/>
          </draw:line>
          <draw:line draw:style-name="gr1" draw:text-style-name="P1" draw:layer="TiM_F" svg:x1="18.878cm" svg:y1="5.087cm" svg:x2="18.803cm" svg:y2="5.087cm">
            <text:p/>
          </draw:line>
          <draw:line draw:style-name="gr1" draw:text-style-name="P1" draw:layer="TiM_F" svg:x1="19.298cm" svg:y1="5.087cm" svg:x2="18.878cm" svg:y2="5.087cm">
            <text:p/>
          </draw:line>
          <draw:polyline draw:style-name="gr1" draw:text-style-name="P1" draw:layer="TiM_F" svg:width="0cm" svg:height="0.019cm" draw:transform="rotate (1.5707963267949) translate (19.298cm 5.54cm)" svg:viewBox="0 0 0 20" draw:points="0,20 0,20 0,20 0,19 0,18 0,17 0,16 0,15 0,13 0,11 0,9 0,7 0,5 0,3 0,0">
            <text:p/>
          </draw:polyline>
          <draw:line draw:style-name="gr1" draw:text-style-name="P1" draw:layer="TiM_F" svg:x1="18.803cm" svg:y1="5.087cm" svg:x2="18.803cm" svg:y2="5.162cm">
            <text:p/>
          </draw:line>
          <draw:line draw:style-name="gr1" draw:text-style-name="P1" draw:layer="TiM_F" svg:x1="18.803cm" svg:y1="5.162cm" svg:x2="18.803cm" svg:y2="5.582cm">
            <text:p/>
          </draw:line>
          <draw:polyline draw:style-name="gr1" draw:text-style-name="P1" draw:layer="TiM_F" svg:width="0cm" svg:height="0.019cm" draw:transform="rotate (1.5707963267949) translate (18.783cm 5.13cm)" svg:viewBox="0 0 0 20" draw:points="0,0 0,1 0,1 0,2 0,2 0,3 0,5 0,6 0,8 0,10 0,12 0,14 0,16 0,18 0,20">
            <text:p/>
          </draw:polyline>
          <draw:line draw:style-name="gr1" draw:text-style-name="P1" draw:layer="TiM_F" svg:x1="18.803cm" svg:y1="5.582cm" svg:x2="19.298cm" svg:y2="5.582cm">
            <text:p/>
          </draw:line>
          <draw:line draw:style-name="gr1" draw:text-style-name="P1" draw:layer="TiM_F" svg:x1="18.783cm" svg:y1="5.22cm" svg:x2="18.783cm" svg:y2="5.13cm">
            <text:p/>
          </draw:line>
          <draw:polyline draw:style-name="gr1" draw:text-style-name="P1" draw:layer="TiM_F" svg:width="0cm" svg:height="0.019cm" draw:transform="rotate (1.5707963267949) translate (18.783cm 5.22cm)" svg:viewBox="0 0 0 20" draw:points="0,20 0,18 0,16 0,14 0,12 0,10 0,8 0,6 0,5 0,3 0,2 0,2 0,1 0,1 0,0">
            <text:p/>
          </draw:polyline>
          <draw:polyline draw:style-name="gr1" draw:text-style-name="P1" draw:layer="TiM_F" svg:width="0cm" svg:height="0.019cm" draw:transform="rotate (1.5707963267949) translate (18.783cm 5.54cm)" svg:viewBox="0 0 0 20" draw:points="0,0 0,1 0,1 0,2 0,2 0,3 0,5 0,6 0,8 0,10 0,12 0,14 0,16 0,18 0,20">
            <text:p/>
          </draw:polyline>
          <draw:line draw:style-name="gr1" draw:text-style-name="P1" draw:layer="TiM_F" svg:x1="18.783cm" svg:y1="5.45cm" svg:x2="18.783cm" svg:y2="5.54cm">
            <text:p/>
          </draw:line>
          <draw:polyline draw:style-name="gr1" draw:text-style-name="P1" draw:layer="TiM_F" svg:width="0cm" svg:height="0.019cm" draw:transform="rotate (1.5707963267949) translate (18.783cm 5.285cm)" svg:viewBox="0 0 0 20" draw:points="0,20 0,18 0,16 0,14 0,12 0,10 0,8 0,6 0,5 0,3 0,2 0,2 0,1 0,1 0,0">
            <text:p/>
          </draw:polyline>
          <draw:polyline draw:style-name="gr1" draw:text-style-name="P1" draw:layer="TiM_F" svg:width="0cm" svg:height="0.019cm" draw:transform="rotate (1.5707963267949) translate (18.783cm 5.45cm)" svg:viewBox="0 0 0 20" draw:points="0,20 0,18 0,16 0,14 0,12 0,10 0,8 0,6 0,5 0,3 0,2 0,2 0,1 0,1 0,0">
            <text:p/>
          </draw:polyline>
          <draw:line draw:style-name="gr1" draw:text-style-name="P1" draw:layer="TiM_F" svg:x1="18.783cm" svg:y1="5.385cm" svg:x2="18.783cm" svg:y2="5.285cm">
            <text:p/>
          </draw:line>
          <draw:polyline draw:style-name="gr1" draw:text-style-name="P1" draw:layer="TiM_F" svg:width="0cm" svg:height="0.019cm" draw:transform="rotate (1.5707963267949) translate (18.783cm 5.385cm)" svg:viewBox="0 0 0 20" draw:points="0,20 0,18 0,16 0,14 0,12 0,10 0,8 0,6 0,5 0,3 0,2 0,2 0,1 0,1 0,0">
            <text:p/>
          </draw:polyline>
          <draw:polyline draw:style-name="gr1" draw:text-style-name="P1" draw:layer="TiM_F" svg:width="0cm" svg:height="0.019cm" draw:transform="rotate (1.5707963267949) translate (19.298cm 3.761cm)" svg:viewBox="0 0 0 20" draw:points="0,0 0,3 0,5 0,7 0,9 0,11 0,13 0,15 0,16 0,17 0,18 0,19 0,20 0,20 0,20">
            <text:p/>
          </draw:polyline>
          <draw:line draw:style-name="gr1" draw:text-style-name="P1" draw:layer="TiM_F" svg:x1="19.298cm" svg:y1="4.058cm" svg:x2="19.298cm" svg:y2="3.563cm">
            <text:p/>
          </draw:line>
          <draw:line draw:style-name="gr1" draw:text-style-name="P1" draw:layer="TiM_F" svg:x1="19.318cm" svg:y1="3.861cm" svg:x2="19.318cm" svg:y2="3.761cm">
            <text:p/>
          </draw:line>
          <draw:polyline draw:style-name="gr1" draw:text-style-name="P1" draw:layer="TiM_F" svg:width="0cm" svg:height="0.019cm" draw:transform="rotate (1.5707963267949) translate (19.298cm 3.696cm)" svg:viewBox="0 0 0 20" draw:points="0,0 0,3 0,5 0,7 0,9 0,11 0,13 0,15 0,16 0,17 0,18 0,19 0,20 0,20 0,20">
            <text:p/>
          </draw:polyline>
          <draw:polyline draw:style-name="gr1" draw:text-style-name="P1" draw:layer="TiM_F" svg:width="0cm" svg:height="0.019cm" draw:transform="rotate (1.5707963267949) translate (19.298cm 3.861cm)" svg:viewBox="0 0 0 20" draw:points="0,0 0,3 0,5 0,7 0,9 0,11 0,13 0,15 0,16 0,17 0,18 0,19 0,20 0,20 0,20">
            <text:p/>
          </draw:polyline>
          <draw:line draw:style-name="gr1" draw:text-style-name="P1" draw:layer="TiM_F" svg:x1="19.318cm" svg:y1="3.696cm" svg:x2="19.318cm" svg:y2="3.606cm">
            <text:p/>
          </draw:line>
          <draw:polyline draw:style-name="gr1" draw:text-style-name="P1" draw:layer="TiM_F" svg:width="0cm" svg:height="0.019cm" draw:transform="rotate (1.5707963267949) translate (19.298cm 3.606cm)" svg:viewBox="0 0 0 20" draw:points="0,20 0,20 0,20 0,19 0,18 0,17 0,16 0,15 0,13 0,11 0,9 0,7 0,5 0,3 0,0">
            <text:p/>
          </draw:polyline>
          <draw:polyline draw:style-name="gr1" draw:text-style-name="P1" draw:layer="TiM_F" svg:width="0cm" svg:height="0.019cm" draw:transform="rotate (1.5707963267949) translate (19.298cm 3.926cm)" svg:viewBox="0 0 0 20" draw:points="0,0 0,3 0,5 0,7 0,9 0,11 0,13 0,15 0,16 0,17 0,18 0,19 0,20 0,20 0,20">
            <text:p/>
          </draw:polyline>
          <draw:line draw:style-name="gr1" draw:text-style-name="P1" draw:layer="TiM_F" svg:x1="19.318cm" svg:y1="3.926cm" svg:x2="19.318cm" svg:y2="4.016cm">
            <text:p/>
          </draw:line>
          <draw:line draw:style-name="gr1" draw:text-style-name="P1" draw:layer="TiM_F" svg:x1="18.878cm" svg:y1="3.563cm" svg:x2="18.803cm" svg:y2="3.563cm">
            <text:p/>
          </draw:line>
          <draw:line draw:style-name="gr1" draw:text-style-name="P1" draw:layer="TiM_F" svg:x1="19.298cm" svg:y1="3.563cm" svg:x2="18.878cm" svg:y2="3.563cm">
            <text:p/>
          </draw:line>
          <draw:polyline draw:style-name="gr1" draw:text-style-name="P1" draw:layer="TiM_F" svg:width="0cm" svg:height="0.019cm" draw:transform="rotate (1.5707963267949) translate (19.298cm 4.016cm)" svg:viewBox="0 0 0 20" draw:points="0,20 0,20 0,20 0,19 0,18 0,17 0,16 0,15 0,13 0,11 0,9 0,7 0,5 0,3 0,0">
            <text:p/>
          </draw:polyline>
          <draw:line draw:style-name="gr1" draw:text-style-name="P1" draw:layer="TiM_F" svg:x1="18.803cm" svg:y1="3.563cm" svg:x2="18.803cm" svg:y2="3.638cm">
            <text:p/>
          </draw:line>
          <draw:line draw:style-name="gr1" draw:text-style-name="P1" draw:layer="TiM_F" svg:x1="18.803cm" svg:y1="3.638cm" svg:x2="18.803cm" svg:y2="4.058cm">
            <text:p/>
          </draw:line>
          <draw:polyline draw:style-name="gr1" draw:text-style-name="P1" draw:layer="TiM_F" svg:width="0cm" svg:height="0.019cm" draw:transform="rotate (1.5707963267949) translate (18.783cm 3.606cm)" svg:viewBox="0 0 0 20" draw:points="0,0 0,1 0,1 0,2 0,2 0,3 0,5 0,6 0,8 0,10 0,12 0,14 0,16 0,18 0,20">
            <text:p/>
          </draw:polyline>
          <draw:line draw:style-name="gr1" draw:text-style-name="P1" draw:layer="TiM_F" svg:x1="18.803cm" svg:y1="4.058cm" svg:x2="19.298cm" svg:y2="4.058cm">
            <text:p/>
          </draw:line>
          <draw:line draw:style-name="gr1" draw:text-style-name="P1" draw:layer="TiM_F" svg:x1="18.783cm" svg:y1="3.696cm" svg:x2="18.783cm" svg:y2="3.606cm">
            <text:p/>
          </draw:line>
          <draw:polyline draw:style-name="gr1" draw:text-style-name="P1" draw:layer="TiM_F" svg:width="0cm" svg:height="0.019cm" draw:transform="rotate (1.5707963267949) translate (18.783cm 3.696cm)" svg:viewBox="0 0 0 20" draw:points="0,20 0,18 0,16 0,14 0,12 0,10 0,8 0,6 0,5 0,3 0,2 0,2 0,1 0,1 0,0">
            <text:p/>
          </draw:polyline>
          <draw:polyline draw:style-name="gr1" draw:text-style-name="P1" draw:layer="TiM_F" svg:width="0cm" svg:height="0.019cm" draw:transform="rotate (1.5707963267949) translate (18.783cm 4.016cm)" svg:viewBox="0 0 0 20" draw:points="0,0 0,1 0,1 0,2 0,2 0,3 0,5 0,6 0,8 0,10 0,12 0,14 0,16 0,18 0,20">
            <text:p/>
          </draw:polyline>
          <draw:line draw:style-name="gr1" draw:text-style-name="P1" draw:layer="TiM_F" svg:x1="18.783cm" svg:y1="3.926cm" svg:x2="18.783cm" svg:y2="4.016cm">
            <text:p/>
          </draw:line>
          <draw:polyline draw:style-name="gr1" draw:text-style-name="P1" draw:layer="TiM_F" svg:width="0cm" svg:height="0.019cm" draw:transform="rotate (1.5707963267949) translate (18.783cm 3.761cm)" svg:viewBox="0 0 0 20" draw:points="0,20 0,18 0,16 0,14 0,12 0,10 0,8 0,6 0,5 0,3 0,2 0,2 0,1 0,1 0,0">
            <text:p/>
          </draw:polyline>
          <draw:polyline draw:style-name="gr1" draw:text-style-name="P1" draw:layer="TiM_F" svg:width="0cm" svg:height="0.019cm" draw:transform="rotate (1.5707963267949) translate (18.783cm 3.926cm)" svg:viewBox="0 0 0 20" draw:points="0,20 0,18 0,16 0,14 0,12 0,10 0,8 0,6 0,5 0,3 0,2 0,2 0,1 0,1 0,0">
            <text:p/>
          </draw:polyline>
          <draw:line draw:style-name="gr1" draw:text-style-name="P1" draw:layer="TiM_F" svg:x1="18.783cm" svg:y1="3.861cm" svg:x2="18.783cm" svg:y2="3.761cm">
            <text:p/>
          </draw:line>
          <draw:polyline draw:style-name="gr1" draw:text-style-name="P1" draw:layer="TiM_F" svg:width="0cm" svg:height="0.019cm" draw:transform="rotate (1.5707963267949) translate (18.783cm 3.861cm)" svg:viewBox="0 0 0 20" draw:points="0,20 0,18 0,16 0,14 0,12 0,10 0,8 0,6 0,5 0,3 0,2 0,2 0,1 0,1 0,0">
            <text:p/>
          </draw:polyline>
          <draw:polyline draw:style-name="gr1" draw:text-style-name="P1" draw:layer="TiM_F" svg:width="0cm" svg:height="0.019cm" draw:transform="rotate (1.5707963267949) translate (19.298cm 6.809cm)" svg:viewBox="0 0 0 20" draw:points="0,0 0,3 0,5 0,7 0,9 0,11 0,13 0,15 0,16 0,17 0,18 0,19 0,20 0,20 0,20">
            <text:p/>
          </draw:polyline>
          <draw:line draw:style-name="gr1" draw:text-style-name="P1" draw:layer="TiM_F" svg:x1="19.298cm" svg:y1="7.106cm" svg:x2="19.298cm" svg:y2="6.611cm">
            <text:p/>
          </draw:line>
          <draw:line draw:style-name="gr1" draw:text-style-name="P1" draw:layer="TiM_F" svg:x1="19.318cm" svg:y1="6.909cm" svg:x2="19.318cm" svg:y2="6.809cm">
            <text:p/>
          </draw:line>
          <draw:polyline draw:style-name="gr1" draw:text-style-name="P1" draw:layer="TiM_F" svg:width="0cm" svg:height="0.019cm" draw:transform="rotate (1.5707963267949) translate (19.298cm 6.744cm)" svg:viewBox="0 0 0 20" draw:points="0,0 0,3 0,5 0,7 0,9 0,11 0,13 0,15 0,16 0,17 0,18 0,19 0,20 0,20 0,20">
            <text:p/>
          </draw:polyline>
          <draw:polyline draw:style-name="gr1" draw:text-style-name="P1" draw:layer="TiM_F" svg:width="0cm" svg:height="0.019cm" draw:transform="rotate (1.5707963267949) translate (19.298cm 6.909cm)" svg:viewBox="0 0 0 20" draw:points="0,0 0,3 0,5 0,7 0,9 0,11 0,13 0,15 0,16 0,17 0,18 0,19 0,20 0,20 0,20">
            <text:p/>
          </draw:polyline>
          <draw:line draw:style-name="gr1" draw:text-style-name="P1" draw:layer="TiM_F" svg:x1="19.318cm" svg:y1="6.744cm" svg:x2="19.318cm" svg:y2="6.654cm">
            <text:p/>
          </draw:line>
          <draw:polyline draw:style-name="gr1" draw:text-style-name="P1" draw:layer="TiM_F" svg:width="0cm" svg:height="0.019cm" draw:transform="rotate (1.5707963267949) translate (19.298cm 6.654cm)" svg:viewBox="0 0 0 20" draw:points="0,20 0,20 0,20 0,19 0,18 0,17 0,16 0,15 0,13 0,11 0,9 0,7 0,5 0,3 0,0">
            <text:p/>
          </draw:polyline>
          <draw:polyline draw:style-name="gr1" draw:text-style-name="P1" draw:layer="TiM_F" svg:width="0cm" svg:height="0.019cm" draw:transform="rotate (1.5707963267949) translate (19.298cm 6.974cm)" svg:viewBox="0 0 0 20" draw:points="0,0 0,3 0,5 0,7 0,9 0,11 0,13 0,15 0,16 0,17 0,18 0,19 0,20 0,20 0,20">
            <text:p/>
          </draw:polyline>
          <draw:line draw:style-name="gr1" draw:text-style-name="P1" draw:layer="TiM_F" svg:x1="19.318cm" svg:y1="6.974cm" svg:x2="19.318cm" svg:y2="7.064cm">
            <text:p/>
          </draw:line>
          <draw:line draw:style-name="gr1" draw:text-style-name="P1" draw:layer="TiM_F" svg:x1="18.878cm" svg:y1="6.611cm" svg:x2="18.803cm" svg:y2="6.611cm">
            <text:p/>
          </draw:line>
          <draw:line draw:style-name="gr1" draw:text-style-name="P1" draw:layer="TiM_F" svg:x1="19.298cm" svg:y1="6.611cm" svg:x2="18.878cm" svg:y2="6.611cm">
            <text:p/>
          </draw:line>
          <draw:polyline draw:style-name="gr1" draw:text-style-name="P1" draw:layer="TiM_F" svg:width="0cm" svg:height="0.019cm" draw:transform="rotate (1.5707963267949) translate (19.298cm 7.064cm)" svg:viewBox="0 0 0 20" draw:points="0,20 0,20 0,20 0,19 0,18 0,17 0,16 0,15 0,13 0,11 0,9 0,7 0,5 0,3 0,0">
            <text:p/>
          </draw:polyline>
          <draw:line draw:style-name="gr1" draw:text-style-name="P1" draw:layer="TiM_F" svg:x1="18.803cm" svg:y1="6.611cm" svg:x2="18.803cm" svg:y2="6.686cm">
            <text:p/>
          </draw:line>
          <draw:line draw:style-name="gr1" draw:text-style-name="P1" draw:layer="TiM_F" svg:x1="18.803cm" svg:y1="6.686cm" svg:x2="18.803cm" svg:y2="7.106cm">
            <text:p/>
          </draw:line>
          <draw:polyline draw:style-name="gr1" draw:text-style-name="P1" draw:layer="TiM_F" svg:width="0cm" svg:height="0.019cm" draw:transform="rotate (1.5707963267949) translate (18.783cm 6.654cm)" svg:viewBox="0 0 0 20" draw:points="0,0 0,1 0,1 0,2 0,2 0,3 0,5 0,6 0,8 0,10 0,12 0,14 0,16 0,18 0,20">
            <text:p/>
          </draw:polyline>
          <draw:line draw:style-name="gr1" draw:text-style-name="P1" draw:layer="TiM_F" svg:x1="18.803cm" svg:y1="7.106cm" svg:x2="19.298cm" svg:y2="7.106cm">
            <text:p/>
          </draw:line>
          <draw:line draw:style-name="gr1" draw:text-style-name="P1" draw:layer="TiM_F" svg:x1="18.783cm" svg:y1="6.744cm" svg:x2="18.783cm" svg:y2="6.654cm">
            <text:p/>
          </draw:line>
          <draw:polyline draw:style-name="gr1" draw:text-style-name="P1" draw:layer="TiM_F" svg:width="0cm" svg:height="0.019cm" draw:transform="rotate (1.5707963267949) translate (18.783cm 6.744cm)" svg:viewBox="0 0 0 20" draw:points="0,20 0,18 0,16 0,14 0,12 0,10 0,8 0,6 0,5 0,3 0,2 0,2 0,1 0,1 0,0">
            <text:p/>
          </draw:polyline>
          <draw:polyline draw:style-name="gr1" draw:text-style-name="P1" draw:layer="TiM_F" svg:width="0cm" svg:height="0.019cm" draw:transform="rotate (1.5707963267949) translate (18.783cm 7.064cm)" svg:viewBox="0 0 0 20" draw:points="0,0 0,1 0,1 0,2 0,2 0,3 0,5 0,6 0,8 0,10 0,12 0,14 0,16 0,18 0,20">
            <text:p/>
          </draw:polyline>
          <draw:line draw:style-name="gr1" draw:text-style-name="P1" draw:layer="TiM_F" svg:x1="18.783cm" svg:y1="6.974cm" svg:x2="18.783cm" svg:y2="7.064cm">
            <text:p/>
          </draw:line>
          <draw:polyline draw:style-name="gr1" draw:text-style-name="P1" draw:layer="TiM_F" svg:width="0cm" svg:height="0.019cm" draw:transform="rotate (1.5707963267949) translate (18.783cm 6.809cm)" svg:viewBox="0 0 0 20" draw:points="0,20 0,18 0,16 0,14 0,12 0,10 0,8 0,6 0,5 0,3 0,2 0,2 0,1 0,1 0,0">
            <text:p/>
          </draw:polyline>
          <draw:polyline draw:style-name="gr1" draw:text-style-name="P1" draw:layer="TiM_F" svg:width="0cm" svg:height="0.019cm" draw:transform="rotate (1.5707963267949) translate (18.783cm 6.974cm)" svg:viewBox="0 0 0 20" draw:points="0,20 0,18 0,16 0,14 0,12 0,10 0,8 0,6 0,5 0,3 0,2 0,2 0,1 0,1 0,0">
            <text:p/>
          </draw:polyline>
          <draw:line draw:style-name="gr1" draw:text-style-name="P1" draw:layer="TiM_F" svg:x1="18.783cm" svg:y1="6.909cm" svg:x2="18.783cm" svg:y2="6.809cm">
            <text:p/>
          </draw:line>
          <draw:polyline draw:style-name="gr1" draw:text-style-name="P1" draw:layer="TiM_F" svg:width="0cm" svg:height="0.019cm" draw:transform="rotate (1.5707963267949) translate (18.783cm 6.909cm)" svg:viewBox="0 0 0 20" draw:points="0,20 0,18 0,16 0,14 0,12 0,10 0,8 0,6 0,5 0,3 0,2 0,2 0,1 0,1 0,0">
            <text:p/>
          </draw:polyline>
          <draw:polyline draw:style-name="gr1" draw:text-style-name="P1" draw:layer="TiM_F" svg:width="0cm" svg:height="0.019cm" draw:transform="rotate (1.5707963267949) translate (19.298cm 22.047cm)" svg:viewBox="0 0 0 20" draw:points="0,0 0,3 0,5 0,7 0,9 0,11 0,13 0,15 0,16 0,17 0,18 0,19 0,20 0,20 0,20">
            <text:p/>
          </draw:polyline>
          <draw:line draw:style-name="gr1" draw:text-style-name="P1" draw:layer="TiM_F" svg:x1="19.298cm" svg:y1="22.345cm" svg:x2="19.298cm" svg:y2="21.85cm">
            <text:p/>
          </draw:line>
          <draw:line draw:style-name="gr1" draw:text-style-name="P1" draw:layer="TiM_F" svg:x1="19.318cm" svg:y1="22.147cm" svg:x2="19.318cm" svg:y2="22.047cm">
            <text:p/>
          </draw:line>
          <draw:polyline draw:style-name="gr1" draw:text-style-name="P1" draw:layer="TiM_F" svg:width="0cm" svg:height="0.019cm" draw:transform="rotate (1.5707963267949) translate (19.298cm 21.982cm)" svg:viewBox="0 0 0 20" draw:points="0,0 0,3 0,5 0,7 0,9 0,11 0,13 0,15 0,16 0,17 0,18 0,19 0,20 0,20 0,20">
            <text:p/>
          </draw:polyline>
          <draw:polyline draw:style-name="gr1" draw:text-style-name="P1" draw:layer="TiM_F" svg:width="0cm" svg:height="0.019cm" draw:transform="rotate (1.5707963267949) translate (19.298cm 22.147cm)" svg:viewBox="0 0 0 20" draw:points="0,0 0,3 0,5 0,7 0,9 0,11 0,13 0,15 0,16 0,17 0,18 0,19 0,20 0,20 0,20">
            <text:p/>
          </draw:polyline>
          <draw:line draw:style-name="gr1" draw:text-style-name="P1" draw:layer="TiM_F" svg:x1="19.318cm" svg:y1="21.982cm" svg:x2="19.318cm" svg:y2="21.892cm">
            <text:p/>
          </draw:line>
          <draw:polyline draw:style-name="gr1" draw:text-style-name="P1" draw:layer="TiM_F" svg:width="0cm" svg:height="0.019cm" draw:transform="rotate (1.5707963267949) translate (19.298cm 21.892cm)" svg:viewBox="0 0 0 20" draw:points="0,20 0,20 0,20 0,19 0,18 0,17 0,16 0,15 0,13 0,11 0,9 0,7 0,5 0,3 0,0">
            <text:p/>
          </draw:polyline>
          <draw:polyline draw:style-name="gr1" draw:text-style-name="P1" draw:layer="TiM_F" svg:width="0cm" svg:height="0.019cm" draw:transform="rotate (1.5707963267949) translate (19.298cm 22.212cm)" svg:viewBox="0 0 0 20" draw:points="0,0 0,3 0,5 0,7 0,9 0,11 0,13 0,15 0,16 0,17 0,18 0,19 0,20 0,20 0,20">
            <text:p/>
          </draw:polyline>
          <draw:line draw:style-name="gr1" draw:text-style-name="P1" draw:layer="TiM_F" svg:x1="19.318cm" svg:y1="22.212cm" svg:x2="19.318cm" svg:y2="22.302cm">
            <text:p/>
          </draw:line>
          <draw:line draw:style-name="gr1" draw:text-style-name="P1" draw:layer="TiM_F" svg:x1="18.878cm" svg:y1="21.85cm" svg:x2="18.803cm" svg:y2="21.85cm">
            <text:p/>
          </draw:line>
          <draw:line draw:style-name="gr1" draw:text-style-name="P1" draw:layer="TiM_F" svg:x1="19.298cm" svg:y1="21.85cm" svg:x2="18.878cm" svg:y2="21.85cm">
            <text:p/>
          </draw:line>
          <draw:polyline draw:style-name="gr1" draw:text-style-name="P1" draw:layer="TiM_F" svg:width="0cm" svg:height="0.019cm" draw:transform="rotate (1.5707963267949) translate (19.298cm 22.302cm)" svg:viewBox="0 0 0 20" draw:points="0,20 0,20 0,20 0,19 0,18 0,17 0,16 0,15 0,13 0,11 0,9 0,7 0,5 0,3 0,0">
            <text:p/>
          </draw:polyline>
          <draw:line draw:style-name="gr1" draw:text-style-name="P1" draw:layer="TiM_F" svg:x1="18.803cm" svg:y1="21.85cm" svg:x2="18.803cm" svg:y2="21.925cm">
            <text:p/>
          </draw:line>
          <draw:line draw:style-name="gr1" draw:text-style-name="P1" draw:layer="TiM_F" svg:x1="18.803cm" svg:y1="21.925cm" svg:x2="18.803cm" svg:y2="22.345cm">
            <text:p/>
          </draw:line>
          <draw:polyline draw:style-name="gr1" draw:text-style-name="P1" draw:layer="TiM_F" svg:width="0cm" svg:height="0.019cm" draw:transform="rotate (1.5707963267949) translate (18.783cm 21.892cm)" svg:viewBox="0 0 0 20" draw:points="0,0 0,1 0,1 0,2 0,2 0,3 0,5 0,6 0,8 0,10 0,12 0,14 0,16 0,18 0,20">
            <text:p/>
          </draw:polyline>
          <draw:line draw:style-name="gr1" draw:text-style-name="P1" draw:layer="TiM_F" svg:x1="18.803cm" svg:y1="22.345cm" svg:x2="19.298cm" svg:y2="22.345cm">
            <text:p/>
          </draw:line>
          <draw:line draw:style-name="gr1" draw:text-style-name="P1" draw:layer="TiM_F" svg:x1="18.783cm" svg:y1="21.982cm" svg:x2="18.783cm" svg:y2="21.892cm">
            <text:p/>
          </draw:line>
          <draw:polyline draw:style-name="gr1" draw:text-style-name="P1" draw:layer="TiM_F" svg:width="0cm" svg:height="0.019cm" draw:transform="rotate (1.5707963267949) translate (18.783cm 21.982cm)" svg:viewBox="0 0 0 20" draw:points="0,20 0,18 0,16 0,14 0,12 0,10 0,8 0,6 0,5 0,3 0,2 0,2 0,1 0,1 0,0">
            <text:p/>
          </draw:polyline>
          <draw:polyline draw:style-name="gr1" draw:text-style-name="P1" draw:layer="TiM_F" svg:width="0cm" svg:height="0.019cm" draw:transform="rotate (1.5707963267949) translate (18.783cm 22.302cm)" svg:viewBox="0 0 0 20" draw:points="0,0 0,1 0,1 0,2 0,2 0,3 0,5 0,6 0,8 0,10 0,12 0,14 0,16 0,18 0,20">
            <text:p/>
          </draw:polyline>
          <draw:line draw:style-name="gr1" draw:text-style-name="P1" draw:layer="TiM_F" svg:x1="18.783cm" svg:y1="22.212cm" svg:x2="18.783cm" svg:y2="22.302cm">
            <text:p/>
          </draw:line>
          <draw:polyline draw:style-name="gr1" draw:text-style-name="P1" draw:layer="TiM_F" svg:width="0cm" svg:height="0.019cm" draw:transform="rotate (1.5707963267949) translate (18.783cm 22.047cm)" svg:viewBox="0 0 0 20" draw:points="0,20 0,18 0,16 0,14 0,12 0,10 0,8 0,6 0,5 0,3 0,2 0,2 0,1 0,1 0,0">
            <text:p/>
          </draw:polyline>
          <draw:polyline draw:style-name="gr1" draw:text-style-name="P1" draw:layer="TiM_F" svg:width="0cm" svg:height="0.019cm" draw:transform="rotate (1.5707963267949) translate (18.783cm 22.212cm)" svg:viewBox="0 0 0 20" draw:points="0,20 0,18 0,16 0,14 0,12 0,10 0,8 0,6 0,5 0,3 0,2 0,2 0,1 0,1 0,0">
            <text:p/>
          </draw:polyline>
          <draw:line draw:style-name="gr1" draw:text-style-name="P1" draw:layer="TiM_F" svg:x1="18.783cm" svg:y1="22.147cm" svg:x2="18.783cm" svg:y2="22.047cm">
            <text:p/>
          </draw:line>
          <draw:polyline draw:style-name="gr1" draw:text-style-name="P1" draw:layer="TiM_F" svg:width="0cm" svg:height="0.019cm" draw:transform="rotate (1.5707963267949) translate (18.783cm 22.147cm)" svg:viewBox="0 0 0 20" draw:points="0,20 0,18 0,16 0,14 0,12 0,10 0,8 0,6 0,5 0,3 0,2 0,2 0,1 0,1 0,0">
            <text:p/>
          </draw:polyline>
          <draw:polyline draw:style-name="gr1" draw:text-style-name="P1" draw:layer="TiM_F" svg:width="0cm" svg:height="0.019cm" draw:transform="rotate (1.5707963267949) translate (29.966cm 22.047cm)" svg:viewBox="0 0 0 20" draw:points="0,0 0,2 0,5 0,7 0,9 0,11 0,13 0,14 0,16 0,17 0,18 0,19 0,20 0,20 0,20">
            <text:p/>
          </draw:polyline>
          <draw:line draw:style-name="gr1" draw:text-style-name="P1" draw:layer="TiM_F" svg:x1="29.966cm" svg:y1="22.345cm" svg:x2="29.966cm" svg:y2="21.85cm">
            <text:p/>
          </draw:line>
          <draw:line draw:style-name="gr1" draw:text-style-name="P1" draw:layer="TiM_F" svg:x1="29.986cm" svg:y1="22.147cm" svg:x2="29.986cm" svg:y2="22.047cm">
            <text:p/>
          </draw:line>
          <draw:polyline draw:style-name="gr1" draw:text-style-name="P1" draw:layer="TiM_F" svg:width="0cm" svg:height="0.019cm" draw:transform="rotate (1.5707963267949) translate (29.966cm 21.982cm)" svg:viewBox="0 0 0 20" draw:points="0,0 0,2 0,5 0,7 0,9 0,11 0,13 0,14 0,16 0,17 0,18 0,19 0,20 0,20 0,20">
            <text:p/>
          </draw:polyline>
          <draw:polyline draw:style-name="gr1" draw:text-style-name="P1" draw:layer="TiM_F" svg:width="0cm" svg:height="0.019cm" draw:transform="rotate (1.5707963267949) translate (29.966cm 22.147cm)" svg:viewBox="0 0 0 20" draw:points="0,0 0,2 0,5 0,7 0,9 0,11 0,13 0,14 0,16 0,17 0,18 0,19 0,20 0,20 0,20">
            <text:p/>
          </draw:polyline>
          <draw:line draw:style-name="gr1" draw:text-style-name="P1" draw:layer="TiM_F" svg:x1="29.986cm" svg:y1="21.982cm" svg:x2="29.986cm" svg:y2="21.892cm">
            <text:p/>
          </draw:line>
          <draw:polyline draw:style-name="gr1" draw:text-style-name="P1" draw:layer="TiM_F" svg:width="0cm" svg:height="0.019cm" draw:transform="rotate (1.5707963267949) translate (29.966cm 21.892cm)" svg:viewBox="0 0 0 20" draw:points="0,20 0,20 0,20 0,19 0,18 0,17 0,16 0,14 0,13 0,11 0,9 0,7 0,5 0,2 0,0">
            <text:p/>
          </draw:polyline>
          <draw:polyline draw:style-name="gr1" draw:text-style-name="P1" draw:layer="TiM_F" svg:width="0cm" svg:height="0.019cm" draw:transform="rotate (1.5707963267949) translate (29.966cm 22.212cm)" svg:viewBox="0 0 0 20" draw:points="0,0 0,2 0,5 0,7 0,9 0,11 0,13 0,14 0,16 0,17 0,18 0,19 0,20 0,20 0,20">
            <text:p/>
          </draw:polyline>
          <draw:line draw:style-name="gr1" draw:text-style-name="P1" draw:layer="TiM_F" svg:x1="29.986cm" svg:y1="22.212cm" svg:x2="29.986cm" svg:y2="22.302cm">
            <text:p/>
          </draw:line>
          <draw:line draw:style-name="gr1" draw:text-style-name="P1" draw:layer="TiM_F" svg:x1="29.546cm" svg:y1="21.85cm" svg:x2="29.471cm" svg:y2="21.85cm">
            <text:p/>
          </draw:line>
          <draw:line draw:style-name="gr1" draw:text-style-name="P1" draw:layer="TiM_F" svg:x1="29.966cm" svg:y1="21.85cm" svg:x2="29.546cm" svg:y2="21.85cm">
            <text:p/>
          </draw:line>
          <draw:polyline draw:style-name="gr1" draw:text-style-name="P1" draw:layer="TiM_F" svg:width="0cm" svg:height="0.019cm" draw:transform="rotate (1.5707963267949) translate (29.966cm 22.302cm)" svg:viewBox="0 0 0 20" draw:points="0,20 0,20 0,20 0,19 0,18 0,17 0,16 0,14 0,13 0,11 0,9 0,7 0,5 0,2 0,0">
            <text:p/>
          </draw:polyline>
          <draw:line draw:style-name="gr1" draw:text-style-name="P1" draw:layer="TiM_F" svg:x1="29.471cm" svg:y1="21.85cm" svg:x2="29.471cm" svg:y2="21.925cm">
            <text:p/>
          </draw:line>
          <draw:line draw:style-name="gr1" draw:text-style-name="P1" draw:layer="TiM_F" svg:x1="29.471cm" svg:y1="21.925cm" svg:x2="29.471cm" svg:y2="22.345cm">
            <text:p/>
          </draw:line>
          <draw:polyline draw:style-name="gr1" draw:text-style-name="P1" draw:layer="TiM_F" svg:width="0cm" svg:height="0.019cm" draw:transform="rotate (1.5707963267949) translate (29.451cm 21.892cm)" svg:viewBox="0 0 0 20" draw:points="0,0 0,0 0,1 0,1 0,2 0,3 0,4 0,6 0,8 0,9 0,11 0,13 0,16 0,18 0,20">
            <text:p/>
          </draw:polyline>
          <draw:line draw:style-name="gr1" draw:text-style-name="P1" draw:layer="TiM_F" svg:x1="29.471cm" svg:y1="22.345cm" svg:x2="29.966cm" svg:y2="22.345cm">
            <text:p/>
          </draw:line>
          <draw:line draw:style-name="gr1" draw:text-style-name="P1" draw:layer="TiM_F" svg:x1="29.451cm" svg:y1="21.982cm" svg:x2="29.451cm" svg:y2="21.892cm">
            <text:p/>
          </draw:line>
          <draw:polyline draw:style-name="gr1" draw:text-style-name="P1" draw:layer="TiM_F" svg:width="0cm" svg:height="0.019cm" draw:transform="rotate (1.5707963267949) translate (29.451cm 21.982cm)" svg:viewBox="0 0 0 20" draw:points="0,20 0,18 0,16 0,13 0,11 0,9 0,8 0,6 0,4 0,3 0,2 0,1 0,1 0,0 0,0">
            <text:p/>
          </draw:polyline>
          <draw:polyline draw:style-name="gr1" draw:text-style-name="P1" draw:layer="TiM_F" svg:width="0cm" svg:height="0.019cm" draw:transform="rotate (1.5707963267949) translate (29.451cm 22.302cm)" svg:viewBox="0 0 0 20" draw:points="0,0 0,0 0,1 0,1 0,2 0,3 0,4 0,6 0,8 0,9 0,11 0,13 0,16 0,18 0,20">
            <text:p/>
          </draw:polyline>
          <draw:line draw:style-name="gr1" draw:text-style-name="P1" draw:layer="TiM_F" svg:x1="29.451cm" svg:y1="22.212cm" svg:x2="29.451cm" svg:y2="22.302cm">
            <text:p/>
          </draw:line>
          <draw:polyline draw:style-name="gr1" draw:text-style-name="P1" draw:layer="TiM_F" svg:width="0cm" svg:height="0.019cm" draw:transform="rotate (1.5707963267949) translate (29.451cm 22.047cm)" svg:viewBox="0 0 0 20" draw:points="0,20 0,18 0,16 0,13 0,11 0,9 0,8 0,6 0,4 0,3 0,2 0,1 0,1 0,0 0,0">
            <text:p/>
          </draw:polyline>
          <draw:polyline draw:style-name="gr1" draw:text-style-name="P1" draw:layer="TiM_F" svg:width="0cm" svg:height="0.019cm" draw:transform="rotate (1.5707963267949) translate (29.451cm 22.212cm)" svg:viewBox="0 0 0 20" draw:points="0,20 0,18 0,16 0,13 0,11 0,9 0,8 0,6 0,4 0,3 0,2 0,1 0,1 0,0 0,0">
            <text:p/>
          </draw:polyline>
          <draw:line draw:style-name="gr1" draw:text-style-name="P1" draw:layer="TiM_F" svg:x1="29.451cm" svg:y1="22.147cm" svg:x2="29.451cm" svg:y2="22.047cm">
            <text:p/>
          </draw:line>
          <draw:polyline draw:style-name="gr1" draw:text-style-name="P1" draw:layer="TiM_F" svg:width="0cm" svg:height="0.019cm" draw:transform="rotate (1.5707963267949) translate (29.451cm 22.147cm)" svg:viewBox="0 0 0 20" draw:points="0,20 0,18 0,16 0,13 0,11 0,9 0,8 0,6 0,4 0,3 0,2 0,1 0,1 0,0 0,0">
            <text:p/>
          </draw:polyline>
          <draw:polyline draw:style-name="gr1" draw:text-style-name="P1" draw:layer="TiM_F" svg:width="0cm" svg:height="0.019cm" draw:transform="rotate (1.5707963267949) translate (19.298cm 20.523cm)" svg:viewBox="0 0 0 20" draw:points="0,0 0,3 0,5 0,7 0,9 0,11 0,13 0,15 0,16 0,17 0,18 0,19 0,20 0,20 0,20">
            <text:p/>
          </draw:polyline>
          <draw:line draw:style-name="gr1" draw:text-style-name="P1" draw:layer="TiM_F" svg:x1="19.298cm" svg:y1="20.821cm" svg:x2="19.298cm" svg:y2="20.326cm">
            <text:p/>
          </draw:line>
          <draw:line draw:style-name="gr1" draw:text-style-name="P1" draw:layer="TiM_F" svg:x1="19.318cm" svg:y1="20.623cm" svg:x2="19.318cm" svg:y2="20.523cm">
            <text:p/>
          </draw:line>
          <draw:polyline draw:style-name="gr1" draw:text-style-name="P1" draw:layer="TiM_F" svg:width="0cm" svg:height="0.019cm" draw:transform="rotate (1.5707963267949) translate (19.298cm 20.458cm)" svg:viewBox="0 0 0 20" draw:points="0,0 0,3 0,5 0,7 0,9 0,11 0,13 0,15 0,16 0,17 0,18 0,19 0,20 0,20 0,20">
            <text:p/>
          </draw:polyline>
          <draw:polyline draw:style-name="gr1" draw:text-style-name="P1" draw:layer="TiM_F" svg:width="0cm" svg:height="0.019cm" draw:transform="rotate (1.5707963267949) translate (19.298cm 20.623cm)" svg:viewBox="0 0 0 20" draw:points="0,0 0,3 0,5 0,7 0,9 0,11 0,13 0,15 0,16 0,17 0,18 0,19 0,20 0,20 0,20">
            <text:p/>
          </draw:polyline>
          <draw:line draw:style-name="gr1" draw:text-style-name="P1" draw:layer="TiM_F" svg:x1="19.318cm" svg:y1="20.458cm" svg:x2="19.318cm" svg:y2="20.368cm">
            <text:p/>
          </draw:line>
          <draw:polyline draw:style-name="gr1" draw:text-style-name="P1" draw:layer="TiM_F" svg:width="0cm" svg:height="0.019cm" draw:transform="rotate (1.5707963267949) translate (19.298cm 20.368cm)" svg:viewBox="0 0 0 20" draw:points="0,20 0,20 0,20 0,19 0,18 0,17 0,16 0,15 0,13 0,11 0,9 0,7 0,5 0,3 0,0">
            <text:p/>
          </draw:polyline>
          <draw:polyline draw:style-name="gr1" draw:text-style-name="P1" draw:layer="TiM_F" svg:width="0cm" svg:height="0.019cm" draw:transform="rotate (1.5707963267949) translate (19.298cm 20.688cm)" svg:viewBox="0 0 0 20" draw:points="0,0 0,3 0,5 0,7 0,9 0,11 0,13 0,15 0,16 0,17 0,18 0,19 0,20 0,20 0,20">
            <text:p/>
          </draw:polyline>
          <draw:line draw:style-name="gr1" draw:text-style-name="P1" draw:layer="TiM_F" svg:x1="19.318cm" svg:y1="20.688cm" svg:x2="19.318cm" svg:y2="20.778cm">
            <text:p/>
          </draw:line>
          <draw:line draw:style-name="gr1" draw:text-style-name="P1" draw:layer="TiM_F" svg:x1="18.878cm" svg:y1="20.326cm" svg:x2="18.803cm" svg:y2="20.326cm">
            <text:p/>
          </draw:line>
          <draw:line draw:style-name="gr1" draw:text-style-name="P1" draw:layer="TiM_F" svg:x1="19.298cm" svg:y1="20.326cm" svg:x2="18.878cm" svg:y2="20.326cm">
            <text:p/>
          </draw:line>
          <draw:polyline draw:style-name="gr1" draw:text-style-name="P1" draw:layer="TiM_F" svg:width="0cm" svg:height="0.019cm" draw:transform="rotate (1.5707963267949) translate (19.298cm 20.778cm)" svg:viewBox="0 0 0 20" draw:points="0,20 0,20 0,20 0,19 0,18 0,17 0,16 0,15 0,13 0,11 0,9 0,7 0,5 0,3 0,0">
            <text:p/>
          </draw:polyline>
          <draw:line draw:style-name="gr1" draw:text-style-name="P1" draw:layer="TiM_F" svg:x1="18.803cm" svg:y1="20.326cm" svg:x2="18.803cm" svg:y2="20.401cm">
            <text:p/>
          </draw:line>
          <draw:line draw:style-name="gr1" draw:text-style-name="P1" draw:layer="TiM_F" svg:x1="18.803cm" svg:y1="20.401cm" svg:x2="18.803cm" svg:y2="20.821cm">
            <text:p/>
          </draw:line>
          <draw:polyline draw:style-name="gr1" draw:text-style-name="P1" draw:layer="TiM_F" svg:width="0cm" svg:height="0.019cm" draw:transform="rotate (1.5707963267949) translate (18.783cm 20.368cm)" svg:viewBox="0 0 0 20" draw:points="0,0 0,1 0,1 0,2 0,2 0,3 0,5 0,6 0,8 0,10 0,12 0,14 0,16 0,18 0,20">
            <text:p/>
          </draw:polyline>
          <draw:line draw:style-name="gr1" draw:text-style-name="P1" draw:layer="TiM_F" svg:x1="18.803cm" svg:y1="20.821cm" svg:x2="19.298cm" svg:y2="20.821cm">
            <text:p/>
          </draw:line>
          <draw:line draw:style-name="gr1" draw:text-style-name="P1" draw:layer="TiM_F" svg:x1="18.783cm" svg:y1="20.458cm" svg:x2="18.783cm" svg:y2="20.368cm">
            <text:p/>
          </draw:line>
          <draw:polyline draw:style-name="gr1" draw:text-style-name="P1" draw:layer="TiM_F" svg:width="0cm" svg:height="0.019cm" draw:transform="rotate (1.5707963267949) translate (18.783cm 20.458cm)" svg:viewBox="0 0 0 20" draw:points="0,20 0,18 0,16 0,14 0,12 0,10 0,8 0,6 0,5 0,3 0,2 0,2 0,1 0,1 0,0">
            <text:p/>
          </draw:polyline>
          <draw:polyline draw:style-name="gr1" draw:text-style-name="P1" draw:layer="TiM_F" svg:width="0cm" svg:height="0.019cm" draw:transform="rotate (1.5707963267949) translate (18.783cm 20.778cm)" svg:viewBox="0 0 0 20" draw:points="0,0 0,1 0,1 0,2 0,2 0,3 0,5 0,6 0,8 0,10 0,12 0,14 0,16 0,18 0,20">
            <text:p/>
          </draw:polyline>
          <draw:line draw:style-name="gr1" draw:text-style-name="P1" draw:layer="TiM_F" svg:x1="18.783cm" svg:y1="20.688cm" svg:x2="18.783cm" svg:y2="20.778cm">
            <text:p/>
          </draw:line>
          <draw:polyline draw:style-name="gr1" draw:text-style-name="P1" draw:layer="TiM_F" svg:width="0cm" svg:height="0.019cm" draw:transform="rotate (1.5707963267949) translate (18.783cm 20.523cm)" svg:viewBox="0 0 0 20" draw:points="0,20 0,18 0,16 0,14 0,12 0,10 0,8 0,6 0,5 0,3 0,2 0,2 0,1 0,1 0,0">
            <text:p/>
          </draw:polyline>
          <draw:polyline draw:style-name="gr1" draw:text-style-name="P1" draw:layer="TiM_F" svg:width="0cm" svg:height="0.019cm" draw:transform="rotate (1.5707963267949) translate (18.783cm 20.688cm)" svg:viewBox="0 0 0 20" draw:points="0,20 0,18 0,16 0,14 0,12 0,10 0,8 0,6 0,5 0,3 0,2 0,2 0,1 0,1 0,0">
            <text:p/>
          </draw:polyline>
          <draw:line draw:style-name="gr1" draw:text-style-name="P1" draw:layer="TiM_F" svg:x1="18.783cm" svg:y1="20.623cm" svg:x2="18.783cm" svg:y2="20.523cm">
            <text:p/>
          </draw:line>
          <draw:polyline draw:style-name="gr1" draw:text-style-name="P1" draw:layer="TiM_F" svg:width="0cm" svg:height="0.019cm" draw:transform="rotate (1.5707963267949) translate (18.783cm 20.623cm)" svg:viewBox="0 0 0 20" draw:points="0,20 0,18 0,16 0,14 0,12 0,10 0,8 0,6 0,5 0,3 0,2 0,2 0,1 0,1 0,0">
            <text:p/>
          </draw:polyline>
          <draw:polyline draw:style-name="gr1" draw:text-style-name="P1" draw:layer="TiM_F" svg:width="0cm" svg:height="0.019cm" draw:transform="rotate (1.5707963267949) translate (29.966cm 20.523cm)" svg:viewBox="0 0 0 20" draw:points="0,0 0,2 0,5 0,7 0,9 0,11 0,13 0,14 0,16 0,17 0,18 0,19 0,20 0,20 0,20">
            <text:p/>
          </draw:polyline>
          <draw:line draw:style-name="gr1" draw:text-style-name="P1" draw:layer="TiM_F" svg:x1="29.966cm" svg:y1="20.821cm" svg:x2="29.966cm" svg:y2="20.326cm">
            <text:p/>
          </draw:line>
          <draw:line draw:style-name="gr1" draw:text-style-name="P1" draw:layer="TiM_F" svg:x1="29.986cm" svg:y1="20.623cm" svg:x2="29.986cm" svg:y2="20.523cm">
            <text:p/>
          </draw:line>
          <draw:polyline draw:style-name="gr1" draw:text-style-name="P1" draw:layer="TiM_F" svg:width="0cm" svg:height="0.019cm" draw:transform="rotate (1.5707963267949) translate (29.966cm 20.458cm)" svg:viewBox="0 0 0 20" draw:points="0,0 0,2 0,5 0,7 0,9 0,11 0,13 0,14 0,16 0,17 0,18 0,19 0,20 0,20 0,20">
            <text:p/>
          </draw:polyline>
          <draw:polyline draw:style-name="gr1" draw:text-style-name="P1" draw:layer="TiM_F" svg:width="0cm" svg:height="0.019cm" draw:transform="rotate (1.5707963267949) translate (29.966cm 20.623cm)" svg:viewBox="0 0 0 20" draw:points="0,0 0,2 0,5 0,7 0,9 0,11 0,13 0,14 0,16 0,17 0,18 0,19 0,20 0,20 0,20">
            <text:p/>
          </draw:polyline>
          <draw:line draw:style-name="gr1" draw:text-style-name="P1" draw:layer="TiM_F" svg:x1="29.986cm" svg:y1="20.458cm" svg:x2="29.986cm" svg:y2="20.368cm">
            <text:p/>
          </draw:line>
          <draw:polyline draw:style-name="gr1" draw:text-style-name="P1" draw:layer="TiM_F" svg:width="0cm" svg:height="0.019cm" draw:transform="rotate (1.5707963267949) translate (29.966cm 20.368cm)" svg:viewBox="0 0 0 20" draw:points="0,20 0,20 0,20 0,19 0,18 0,17 0,16 0,14 0,13 0,11 0,9 0,7 0,5 0,2 0,0">
            <text:p/>
          </draw:polyline>
          <draw:polyline draw:style-name="gr1" draw:text-style-name="P1" draw:layer="TiM_F" svg:width="0cm" svg:height="0.019cm" draw:transform="rotate (1.5707963267949) translate (29.966cm 20.688cm)" svg:viewBox="0 0 0 20" draw:points="0,0 0,2 0,5 0,7 0,9 0,11 0,13 0,14 0,16 0,17 0,18 0,19 0,20 0,20 0,20">
            <text:p/>
          </draw:polyline>
          <draw:line draw:style-name="gr1" draw:text-style-name="P1" draw:layer="TiM_F" svg:x1="29.986cm" svg:y1="20.688cm" svg:x2="29.986cm" svg:y2="20.778cm">
            <text:p/>
          </draw:line>
          <draw:line draw:style-name="gr1" draw:text-style-name="P1" draw:layer="TiM_F" svg:x1="29.546cm" svg:y1="20.326cm" svg:x2="29.471cm" svg:y2="20.326cm">
            <text:p/>
          </draw:line>
          <draw:line draw:style-name="gr1" draw:text-style-name="P1" draw:layer="TiM_F" svg:x1="29.966cm" svg:y1="20.326cm" svg:x2="29.546cm" svg:y2="20.326cm">
            <text:p/>
          </draw:line>
          <draw:polyline draw:style-name="gr1" draw:text-style-name="P1" draw:layer="TiM_F" svg:width="0cm" svg:height="0.019cm" draw:transform="rotate (1.5707963267949) translate (29.966cm 20.778cm)" svg:viewBox="0 0 0 20" draw:points="0,20 0,20 0,20 0,19 0,18 0,17 0,16 0,14 0,13 0,11 0,9 0,7 0,5 0,2 0,0">
            <text:p/>
          </draw:polyline>
          <draw:line draw:style-name="gr1" draw:text-style-name="P1" draw:layer="TiM_F" svg:x1="29.471cm" svg:y1="20.326cm" svg:x2="29.471cm" svg:y2="20.401cm">
            <text:p/>
          </draw:line>
          <draw:line draw:style-name="gr1" draw:text-style-name="P1" draw:layer="TiM_F" svg:x1="29.471cm" svg:y1="20.401cm" svg:x2="29.471cm" svg:y2="20.821cm">
            <text:p/>
          </draw:line>
          <draw:polyline draw:style-name="gr1" draw:text-style-name="P1" draw:layer="TiM_F" svg:width="0cm" svg:height="0.019cm" draw:transform="rotate (1.5707963267949) translate (29.451cm 20.368cm)" svg:viewBox="0 0 0 20" draw:points="0,0 0,0 0,1 0,1 0,2 0,3 0,4 0,6 0,8 0,9 0,11 0,13 0,16 0,18 0,20">
            <text:p/>
          </draw:polyline>
          <draw:line draw:style-name="gr1" draw:text-style-name="P1" draw:layer="TiM_F" svg:x1="29.471cm" svg:y1="20.821cm" svg:x2="29.966cm" svg:y2="20.821cm">
            <text:p/>
          </draw:line>
          <draw:line draw:style-name="gr1" draw:text-style-name="P1" draw:layer="TiM_F" svg:x1="29.451cm" svg:y1="20.458cm" svg:x2="29.451cm" svg:y2="20.368cm">
            <text:p/>
          </draw:line>
          <draw:polyline draw:style-name="gr1" draw:text-style-name="P1" draw:layer="TiM_F" svg:width="0cm" svg:height="0.019cm" draw:transform="rotate (1.5707963267949) translate (29.451cm 20.458cm)" svg:viewBox="0 0 0 20" draw:points="0,20 0,18 0,16 0,13 0,11 0,9 0,8 0,6 0,4 0,3 0,2 0,1 0,1 0,0 0,0">
            <text:p/>
          </draw:polyline>
          <draw:polyline draw:style-name="gr1" draw:text-style-name="P1" draw:layer="TiM_F" svg:width="0cm" svg:height="0.019cm" draw:transform="rotate (1.5707963267949) translate (29.451cm 20.778cm)" svg:viewBox="0 0 0 20" draw:points="0,0 0,0 0,1 0,1 0,2 0,3 0,4 0,6 0,8 0,9 0,11 0,13 0,16 0,18 0,20">
            <text:p/>
          </draw:polyline>
          <draw:line draw:style-name="gr1" draw:text-style-name="P1" draw:layer="TiM_F" svg:x1="29.451cm" svg:y1="20.688cm" svg:x2="29.451cm" svg:y2="20.778cm">
            <text:p/>
          </draw:line>
          <draw:polyline draw:style-name="gr1" draw:text-style-name="P1" draw:layer="TiM_F" svg:width="0cm" svg:height="0.019cm" draw:transform="rotate (1.5707963267949) translate (29.451cm 20.523cm)" svg:viewBox="0 0 0 20" draw:points="0,20 0,18 0,16 0,13 0,11 0,9 0,8 0,6 0,4 0,3 0,2 0,1 0,1 0,0 0,0">
            <text:p/>
          </draw:polyline>
          <draw:polyline draw:style-name="gr1" draw:text-style-name="P1" draw:layer="TiM_F" svg:width="0cm" svg:height="0.019cm" draw:transform="rotate (1.5707963267949) translate (29.451cm 20.688cm)" svg:viewBox="0 0 0 20" draw:points="0,20 0,18 0,16 0,13 0,11 0,9 0,8 0,6 0,4 0,3 0,2 0,1 0,1 0,0 0,0">
            <text:p/>
          </draw:polyline>
          <draw:line draw:style-name="gr1" draw:text-style-name="P1" draw:layer="TiM_F" svg:x1="29.451cm" svg:y1="20.623cm" svg:x2="29.451cm" svg:y2="20.523cm">
            <text:p/>
          </draw:line>
          <draw:polyline draw:style-name="gr1" draw:text-style-name="P1" draw:layer="TiM_F" svg:width="0cm" svg:height="0.019cm" draw:transform="rotate (1.5707963267949) translate (29.451cm 20.623cm)" svg:viewBox="0 0 0 20" draw:points="0,20 0,18 0,16 0,13 0,11 0,9 0,8 0,6 0,4 0,3 0,2 0,1 0,1 0,0 0,0">
            <text:p/>
          </draw:polyline>
          <draw:polyline draw:style-name="gr1" draw:text-style-name="P1" draw:layer="TiM_F" svg:width="0cm" svg:height="0.019cm" draw:transform="rotate (1.5707963267949) translate (26.918cm 26.619cm)" svg:viewBox="0 0 0 20" draw:points="0,0 0,2 0,5 0,7 0,9 0,11 0,13 0,14 0,16 0,17 0,18 0,19 0,20 0,20 0,20">
            <text:p/>
          </draw:polyline>
          <draw:line draw:style-name="gr1" draw:text-style-name="P1" draw:layer="TiM_F" svg:x1="26.918cm" svg:y1="26.917cm" svg:x2="26.918cm" svg:y2="26.422cm">
            <text:p/>
          </draw:line>
          <draw:line draw:style-name="gr1" draw:text-style-name="P1" draw:layer="TiM_F" svg:x1="26.938cm" svg:y1="26.719cm" svg:x2="26.938cm" svg:y2="26.619cm">
            <text:p/>
          </draw:line>
          <draw:polyline draw:style-name="gr1" draw:text-style-name="P1" draw:layer="TiM_F" svg:width="0cm" svg:height="0.019cm" draw:transform="rotate (1.5707963267949) translate (26.918cm 26.554cm)" svg:viewBox="0 0 0 20" draw:points="0,0 0,2 0,5 0,7 0,9 0,11 0,13 0,14 0,16 0,17 0,18 0,19 0,20 0,20 0,20">
            <text:p/>
          </draw:polyline>
          <draw:polyline draw:style-name="gr1" draw:text-style-name="P1" draw:layer="TiM_F" svg:width="0cm" svg:height="0.019cm" draw:transform="rotate (1.5707963267949) translate (26.918cm 26.719cm)" svg:viewBox="0 0 0 20" draw:points="0,0 0,2 0,5 0,7 0,9 0,11 0,13 0,14 0,16 0,17 0,18 0,19 0,20 0,20 0,20">
            <text:p/>
          </draw:polyline>
          <draw:line draw:style-name="gr1" draw:text-style-name="P1" draw:layer="TiM_F" svg:x1="26.938cm" svg:y1="26.554cm" svg:x2="26.938cm" svg:y2="26.464cm">
            <text:p/>
          </draw:line>
          <draw:polyline draw:style-name="gr1" draw:text-style-name="P1" draw:layer="TiM_F" svg:width="0cm" svg:height="0.019cm" draw:transform="rotate (1.5707963267949) translate (26.918cm 26.464cm)" svg:viewBox="0 0 0 20" draw:points="0,20 0,20 0,20 0,19 0,18 0,17 0,16 0,14 0,13 0,11 0,9 0,7 0,5 0,2 0,0">
            <text:p/>
          </draw:polyline>
          <draw:polyline draw:style-name="gr1" draw:text-style-name="P1" draw:layer="TiM_F" svg:width="0cm" svg:height="0.019cm" draw:transform="rotate (1.5707963267949) translate (26.918cm 26.784cm)" svg:viewBox="0 0 0 20" draw:points="0,0 0,2 0,5 0,7 0,9 0,11 0,13 0,14 0,16 0,17 0,18 0,19 0,20 0,20 0,20">
            <text:p/>
          </draw:polyline>
          <draw:line draw:style-name="gr1" draw:text-style-name="P1" draw:layer="TiM_F" svg:x1="26.938cm" svg:y1="26.784cm" svg:x2="26.938cm" svg:y2="26.874cm">
            <text:p/>
          </draw:line>
          <draw:line draw:style-name="gr1" draw:text-style-name="P1" draw:layer="TiM_F" svg:x1="26.498cm" svg:y1="26.422cm" svg:x2="26.423cm" svg:y2="26.422cm">
            <text:p/>
          </draw:line>
          <draw:line draw:style-name="gr1" draw:text-style-name="P1" draw:layer="TiM_F" svg:x1="26.918cm" svg:y1="26.422cm" svg:x2="26.498cm" svg:y2="26.422cm">
            <text:p/>
          </draw:line>
          <draw:polyline draw:style-name="gr1" draw:text-style-name="P1" draw:layer="TiM_F" svg:width="0cm" svg:height="0.019cm" draw:transform="rotate (1.5707963267949) translate (26.918cm 26.874cm)" svg:viewBox="0 0 0 20" draw:points="0,20 0,20 0,20 0,19 0,18 0,17 0,16 0,14 0,13 0,11 0,9 0,7 0,5 0,2 0,0">
            <text:p/>
          </draw:polyline>
          <draw:line draw:style-name="gr1" draw:text-style-name="P1" draw:layer="TiM_F" svg:x1="26.423cm" svg:y1="26.422cm" svg:x2="26.423cm" svg:y2="26.497cm">
            <text:p/>
          </draw:line>
          <draw:line draw:style-name="gr1" draw:text-style-name="P1" draw:layer="TiM_F" svg:x1="26.423cm" svg:y1="26.497cm" svg:x2="26.423cm" svg:y2="26.917cm">
            <text:p/>
          </draw:line>
          <draw:polyline draw:style-name="gr1" draw:text-style-name="P1" draw:layer="TiM_F" svg:width="0cm" svg:height="0.019cm" draw:transform="rotate (1.5707963267949) translate (26.403cm 26.464cm)" svg:viewBox="0 0 0 20" draw:points="0,0 0,0 0,1 0,1 0,2 0,3 0,5 0,6 0,8 0,10 0,12 0,14 0,16 0,18 0,20">
            <text:p/>
          </draw:polyline>
          <draw:line draw:style-name="gr1" draw:text-style-name="P1" draw:layer="TiM_F" svg:x1="26.423cm" svg:y1="26.917cm" svg:x2="26.918cm" svg:y2="26.917cm">
            <text:p/>
          </draw:line>
          <draw:line draw:style-name="gr1" draw:text-style-name="P1" draw:layer="TiM_F" svg:x1="26.403cm" svg:y1="26.554cm" svg:x2="26.403cm" svg:y2="26.464cm">
            <text:p/>
          </draw:line>
          <draw:polyline draw:style-name="gr1" draw:text-style-name="P1" draw:layer="TiM_F" svg:width="0cm" svg:height="0.019cm" draw:transform="rotate (1.5707963267949) translate (26.403cm 26.554cm)" svg:viewBox="0 0 0 20" draw:points="0,20 0,18 0,16 0,14 0,12 0,10 0,8 0,6 0,5 0,3 0,2 0,1 0,1 0,0 0,0">
            <text:p/>
          </draw:polyline>
          <draw:polyline draw:style-name="gr1" draw:text-style-name="P1" draw:layer="TiM_F" svg:width="0cm" svg:height="0.019cm" draw:transform="rotate (1.5707963267949) translate (26.403cm 26.874cm)" svg:viewBox="0 0 0 20" draw:points="0,0 0,0 0,1 0,1 0,2 0,3 0,5 0,6 0,8 0,10 0,12 0,14 0,16 0,18 0,20">
            <text:p/>
          </draw:polyline>
          <draw:line draw:style-name="gr1" draw:text-style-name="P1" draw:layer="TiM_F" svg:x1="26.403cm" svg:y1="26.784cm" svg:x2="26.403cm" svg:y2="26.874cm">
            <text:p/>
          </draw:line>
          <draw:polyline draw:style-name="gr1" draw:text-style-name="P1" draw:layer="TiM_F" svg:width="0cm" svg:height="0.019cm" draw:transform="rotate (1.5707963267949) translate (26.403cm 26.619cm)" svg:viewBox="0 0 0 20" draw:points="0,20 0,18 0,16 0,14 0,12 0,10 0,8 0,6 0,5 0,3 0,2 0,1 0,1 0,0 0,0">
            <text:p/>
          </draw:polyline>
          <draw:polyline draw:style-name="gr1" draw:text-style-name="P1" draw:layer="TiM_F" svg:width="0cm" svg:height="0.019cm" draw:transform="rotate (1.5707963267949) translate (26.403cm 26.784cm)" svg:viewBox="0 0 0 20" draw:points="0,20 0,18 0,16 0,14 0,12 0,10 0,8 0,6 0,5 0,3 0,2 0,1 0,1 0,0 0,0">
            <text:p/>
          </draw:polyline>
          <draw:line draw:style-name="gr1" draw:text-style-name="P1" draw:layer="TiM_F" svg:x1="26.403cm" svg:y1="26.719cm" svg:x2="26.403cm" svg:y2="26.619cm">
            <text:p/>
          </draw:line>
          <draw:polyline draw:style-name="gr1" draw:text-style-name="P1" draw:layer="TiM_F" svg:width="0cm" svg:height="0.019cm" draw:transform="rotate (1.5707963267949) translate (26.403cm 26.719cm)" svg:viewBox="0 0 0 20" draw:points="0,20 0,18 0,16 0,14 0,12 0,10 0,8 0,6 0,5 0,3 0,2 0,1 0,1 0,0 0,0">
            <text:p/>
          </draw:polyline>
          <draw:polyline draw:style-name="gr1" draw:text-style-name="P1" draw:layer="TiM_F" svg:width="0cm" svg:height="0.019cm" draw:transform="rotate (1.5707963267949) translate (25.394cm 26.619cm)" svg:viewBox="0 0 0 20" draw:points="0,0 0,2 0,5 0,7 0,9 0,11 0,13 0,14 0,16 0,17 0,18 0,19 0,20 0,20 0,20">
            <text:p/>
          </draw:polyline>
          <draw:line draw:style-name="gr1" draw:text-style-name="P1" draw:layer="TiM_F" svg:x1="25.394cm" svg:y1="26.917cm" svg:x2="25.394cm" svg:y2="26.422cm">
            <text:p/>
          </draw:line>
          <draw:line draw:style-name="gr1" draw:text-style-name="P1" draw:layer="TiM_F" svg:x1="25.414cm" svg:y1="26.719cm" svg:x2="25.414cm" svg:y2="26.619cm">
            <text:p/>
          </draw:line>
          <draw:polyline draw:style-name="gr1" draw:text-style-name="P1" draw:layer="TiM_F" svg:width="0cm" svg:height="0.019cm" draw:transform="rotate (1.5707963267949) translate (25.394cm 26.554cm)" svg:viewBox="0 0 0 20" draw:points="0,0 0,2 0,5 0,7 0,9 0,11 0,13 0,14 0,16 0,17 0,18 0,19 0,20 0,20 0,20">
            <text:p/>
          </draw:polyline>
          <draw:polyline draw:style-name="gr1" draw:text-style-name="P1" draw:layer="TiM_F" svg:width="0cm" svg:height="0.019cm" draw:transform="rotate (1.5707963267949) translate (25.394cm 26.719cm)" svg:viewBox="0 0 0 20" draw:points="0,0 0,2 0,5 0,7 0,9 0,11 0,13 0,14 0,16 0,17 0,18 0,19 0,20 0,20 0,20">
            <text:p/>
          </draw:polyline>
          <draw:line draw:style-name="gr1" draw:text-style-name="P1" draw:layer="TiM_F" svg:x1="25.414cm" svg:y1="26.554cm" svg:x2="25.414cm" svg:y2="26.464cm">
            <text:p/>
          </draw:line>
          <draw:polyline draw:style-name="gr1" draw:text-style-name="P1" draw:layer="TiM_F" svg:width="0cm" svg:height="0.019cm" draw:transform="rotate (1.5707963267949) translate (25.394cm 26.464cm)" svg:viewBox="0 0 0 20" draw:points="0,20 0,20 0,20 0,19 0,18 0,17 0,16 0,14 0,13 0,11 0,9 0,7 0,5 0,2 0,0">
            <text:p/>
          </draw:polyline>
          <draw:polyline draw:style-name="gr1" draw:text-style-name="P1" draw:layer="TiM_F" svg:width="0cm" svg:height="0.019cm" draw:transform="rotate (1.5707963267949) translate (25.394cm 26.784cm)" svg:viewBox="0 0 0 20" draw:points="0,0 0,2 0,5 0,7 0,9 0,11 0,13 0,14 0,16 0,17 0,18 0,19 0,20 0,20 0,20">
            <text:p/>
          </draw:polyline>
          <draw:line draw:style-name="gr1" draw:text-style-name="P1" draw:layer="TiM_F" svg:x1="25.414cm" svg:y1="26.784cm" svg:x2="25.414cm" svg:y2="26.874cm">
            <text:p/>
          </draw:line>
          <draw:line draw:style-name="gr1" draw:text-style-name="P1" draw:layer="TiM_F" svg:x1="24.974cm" svg:y1="26.422cm" svg:x2="24.899cm" svg:y2="26.422cm">
            <text:p/>
          </draw:line>
          <draw:line draw:style-name="gr1" draw:text-style-name="P1" draw:layer="TiM_F" svg:x1="25.394cm" svg:y1="26.422cm" svg:x2="24.974cm" svg:y2="26.422cm">
            <text:p/>
          </draw:line>
          <draw:polyline draw:style-name="gr1" draw:text-style-name="P1" draw:layer="TiM_F" svg:width="0cm" svg:height="0.019cm" draw:transform="rotate (1.5707963267949) translate (25.394cm 26.874cm)" svg:viewBox="0 0 0 20" draw:points="0,20 0,20 0,20 0,19 0,18 0,17 0,16 0,14 0,13 0,11 0,9 0,7 0,5 0,2 0,0">
            <text:p/>
          </draw:polyline>
          <draw:line draw:style-name="gr1" draw:text-style-name="P1" draw:layer="TiM_F" svg:x1="24.899cm" svg:y1="26.422cm" svg:x2="24.899cm" svg:y2="26.497cm">
            <text:p/>
          </draw:line>
          <draw:line draw:style-name="gr1" draw:text-style-name="P1" draw:layer="TiM_F" svg:x1="24.899cm" svg:y1="26.497cm" svg:x2="24.899cm" svg:y2="26.917cm">
            <text:p/>
          </draw:line>
          <draw:polyline draw:style-name="gr1" draw:text-style-name="P1" draw:layer="TiM_F" svg:width="0cm" svg:height="0.019cm" draw:transform="rotate (1.5707963267949) translate (24.879cm 26.464cm)" svg:viewBox="0 0 0 20" draw:points="0,0 0,0 0,1 0,1 0,2 0,3 0,5 0,6 0,8 0,10 0,12 0,14 0,16 0,18 0,20">
            <text:p/>
          </draw:polyline>
          <draw:line draw:style-name="gr1" draw:text-style-name="P1" draw:layer="TiM_F" svg:x1="24.899cm" svg:y1="26.917cm" svg:x2="25.394cm" svg:y2="26.917cm">
            <text:p/>
          </draw:line>
          <draw:line draw:style-name="gr1" draw:text-style-name="P1" draw:layer="TiM_F" svg:x1="24.879cm" svg:y1="26.554cm" svg:x2="24.879cm" svg:y2="26.464cm">
            <text:p/>
          </draw:line>
          <draw:polyline draw:style-name="gr1" draw:text-style-name="P1" draw:layer="TiM_F" svg:width="0cm" svg:height="0.019cm" draw:transform="rotate (1.5707963267949) translate (24.879cm 26.554cm)" svg:viewBox="0 0 0 20" draw:points="0,20 0,18 0,16 0,14 0,12 0,10 0,8 0,6 0,5 0,3 0,2 0,1 0,1 0,0 0,0">
            <text:p/>
          </draw:polyline>
          <draw:polyline draw:style-name="gr1" draw:text-style-name="P1" draw:layer="TiM_F" svg:width="0cm" svg:height="0.019cm" draw:transform="rotate (1.5707963267949) translate (24.879cm 26.874cm)" svg:viewBox="0 0 0 20" draw:points="0,0 0,0 0,1 0,1 0,2 0,3 0,5 0,6 0,8 0,10 0,12 0,14 0,16 0,18 0,20">
            <text:p/>
          </draw:polyline>
          <draw:line draw:style-name="gr1" draw:text-style-name="P1" draw:layer="TiM_F" svg:x1="24.879cm" svg:y1="26.784cm" svg:x2="24.879cm" svg:y2="26.874cm">
            <text:p/>
          </draw:line>
          <draw:polyline draw:style-name="gr1" draw:text-style-name="P1" draw:layer="TiM_F" svg:width="0cm" svg:height="0.019cm" draw:transform="rotate (1.5707963267949) translate (24.879cm 26.619cm)" svg:viewBox="0 0 0 20" draw:points="0,20 0,18 0,16 0,14 0,12 0,10 0,8 0,6 0,5 0,3 0,2 0,1 0,1 0,0 0,0">
            <text:p/>
          </draw:polyline>
          <draw:polyline draw:style-name="gr1" draw:text-style-name="P1" draw:layer="TiM_F" svg:width="0cm" svg:height="0.019cm" draw:transform="rotate (1.5707963267949) translate (24.879cm 26.784cm)" svg:viewBox="0 0 0 20" draw:points="0,20 0,18 0,16 0,14 0,12 0,10 0,8 0,6 0,5 0,3 0,2 0,1 0,1 0,0 0,0">
            <text:p/>
          </draw:polyline>
          <draw:line draw:style-name="gr1" draw:text-style-name="P1" draw:layer="TiM_F" svg:x1="24.879cm" svg:y1="26.719cm" svg:x2="24.879cm" svg:y2="26.619cm">
            <text:p/>
          </draw:line>
          <draw:polyline draw:style-name="gr1" draw:text-style-name="P1" draw:layer="TiM_F" svg:width="0cm" svg:height="0.019cm" draw:transform="rotate (1.5707963267949) translate (24.879cm 26.719cm)" svg:viewBox="0 0 0 20" draw:points="0,20 0,18 0,16 0,14 0,12 0,10 0,8 0,6 0,5 0,3 0,2 0,1 0,1 0,0 0,0">
            <text:p/>
          </draw:polyline>
          <draw:polyline draw:style-name="gr1" draw:text-style-name="P1" draw:layer="TiM_F" svg:width="0cm" svg:height="0.019cm" draw:transform="rotate (1.5707963267949) translate (20.822cm 26.619cm)" svg:viewBox="0 0 0 20" draw:points="0,0 0,3 0,5 0,7 0,9 0,11 0,13 0,15 0,16 0,17 0,18 0,19 0,20 0,20 0,20">
            <text:p/>
          </draw:polyline>
          <draw:line draw:style-name="gr1" draw:text-style-name="P1" draw:layer="TiM_F" svg:x1="20.822cm" svg:y1="26.917cm" svg:x2="20.822cm" svg:y2="26.422cm">
            <text:p/>
          </draw:line>
          <draw:line draw:style-name="gr1" draw:text-style-name="P1" draw:layer="TiM_F" svg:x1="20.842cm" svg:y1="26.719cm" svg:x2="20.842cm" svg:y2="26.619cm">
            <text:p/>
          </draw:line>
          <draw:polyline draw:style-name="gr1" draw:text-style-name="P1" draw:layer="TiM_F" svg:width="0cm" svg:height="0.019cm" draw:transform="rotate (1.5707963267949) translate (20.822cm 26.554cm)" svg:viewBox="0 0 0 20" draw:points="0,0 0,3 0,5 0,7 0,9 0,11 0,13 0,15 0,16 0,17 0,18 0,19 0,20 0,20 0,20">
            <text:p/>
          </draw:polyline>
          <draw:polyline draw:style-name="gr1" draw:text-style-name="P1" draw:layer="TiM_F" svg:width="0cm" svg:height="0.019cm" draw:transform="rotate (1.5707963267949) translate (20.822cm 26.719cm)" svg:viewBox="0 0 0 20" draw:points="0,0 0,3 0,5 0,7 0,9 0,11 0,13 0,15 0,16 0,17 0,18 0,19 0,20 0,20 0,20">
            <text:p/>
          </draw:polyline>
          <draw:line draw:style-name="gr1" draw:text-style-name="P1" draw:layer="TiM_F" svg:x1="20.842cm" svg:y1="26.554cm" svg:x2="20.842cm" svg:y2="26.464cm">
            <text:p/>
          </draw:line>
          <draw:polyline draw:style-name="gr1" draw:text-style-name="P1" draw:layer="TiM_F" svg:width="0cm" svg:height="0.019cm" draw:transform="rotate (1.5707963267949) translate (20.822cm 26.464cm)" svg:viewBox="0 0 0 20" draw:points="0,20 0,20 0,20 0,19 0,18 0,17 0,16 0,15 0,13 0,11 0,9 0,7 0,5 0,3 0,0">
            <text:p/>
          </draw:polyline>
          <draw:polyline draw:style-name="gr1" draw:text-style-name="P1" draw:layer="TiM_F" svg:width="0cm" svg:height="0.019cm" draw:transform="rotate (1.5707963267949) translate (20.822cm 26.784cm)" svg:viewBox="0 0 0 20" draw:points="0,0 0,3 0,5 0,7 0,9 0,11 0,13 0,15 0,16 0,17 0,18 0,19 0,20 0,20 0,20">
            <text:p/>
          </draw:polyline>
          <draw:line draw:style-name="gr1" draw:text-style-name="P1" draw:layer="TiM_F" svg:x1="20.842cm" svg:y1="26.784cm" svg:x2="20.842cm" svg:y2="26.874cm">
            <text:p/>
          </draw:line>
          <draw:line draw:style-name="gr1" draw:text-style-name="P1" draw:layer="TiM_F" svg:x1="20.402cm" svg:y1="26.422cm" svg:x2="20.327cm" svg:y2="26.422cm">
            <text:p/>
          </draw:line>
          <draw:line draw:style-name="gr1" draw:text-style-name="P1" draw:layer="TiM_F" svg:x1="20.822cm" svg:y1="26.422cm" svg:x2="20.402cm" svg:y2="26.422cm">
            <text:p/>
          </draw:line>
          <draw:polyline draw:style-name="gr1" draw:text-style-name="P1" draw:layer="TiM_F" svg:width="0cm" svg:height="0.019cm" draw:transform="rotate (1.5707963267949) translate (20.822cm 26.874cm)" svg:viewBox="0 0 0 20" draw:points="0,20 0,20 0,20 0,19 0,18 0,17 0,16 0,15 0,13 0,11 0,9 0,7 0,5 0,3 0,0">
            <text:p/>
          </draw:polyline>
          <draw:line draw:style-name="gr1" draw:text-style-name="P1" draw:layer="TiM_F" svg:x1="20.327cm" svg:y1="26.422cm" svg:x2="20.327cm" svg:y2="26.497cm">
            <text:p/>
          </draw:line>
          <draw:line draw:style-name="gr1" draw:text-style-name="P1" draw:layer="TiM_F" svg:x1="20.327cm" svg:y1="26.497cm" svg:x2="20.327cm" svg:y2="26.917cm">
            <text:p/>
          </draw:line>
          <draw:polyline draw:style-name="gr1" draw:text-style-name="P1" draw:layer="TiM_F" svg:width="0cm" svg:height="0.019cm" draw:transform="rotate (1.5707963267949) translate (20.307cm 26.464cm)" svg:viewBox="0 0 0 20" draw:points="0,0 0,1 0,1 0,2 0,2 0,3 0,5 0,6 0,8 0,10 0,12 0,14 0,16 0,18 0,20">
            <text:p/>
          </draw:polyline>
          <draw:line draw:style-name="gr1" draw:text-style-name="P1" draw:layer="TiM_F" svg:x1="20.327cm" svg:y1="26.917cm" svg:x2="20.822cm" svg:y2="26.917cm">
            <text:p/>
          </draw:line>
          <draw:line draw:style-name="gr1" draw:text-style-name="P1" draw:layer="TiM_F" svg:x1="20.307cm" svg:y1="26.554cm" svg:x2="20.307cm" svg:y2="26.464cm">
            <text:p/>
          </draw:line>
          <draw:polyline draw:style-name="gr1" draw:text-style-name="P1" draw:layer="TiM_F" svg:width="0cm" svg:height="0.019cm" draw:transform="rotate (1.5707963267949) translate (20.307cm 26.554cm)" svg:viewBox="0 0 0 20" draw:points="0,20 0,18 0,16 0,14 0,12 0,10 0,8 0,6 0,5 0,3 0,2 0,2 0,1 0,1 0,0">
            <text:p/>
          </draw:polyline>
          <draw:polyline draw:style-name="gr1" draw:text-style-name="P1" draw:layer="TiM_F" svg:width="0cm" svg:height="0.019cm" draw:transform="rotate (1.5707963267949) translate (20.307cm 26.874cm)" svg:viewBox="0 0 0 20" draw:points="0,0 0,1 0,1 0,2 0,2 0,3 0,5 0,6 0,8 0,10 0,12 0,14 0,16 0,18 0,20">
            <text:p/>
          </draw:polyline>
          <draw:line draw:style-name="gr1" draw:text-style-name="P1" draw:layer="TiM_F" svg:x1="20.307cm" svg:y1="26.784cm" svg:x2="20.307cm" svg:y2="26.874cm">
            <text:p/>
          </draw:line>
          <draw:polyline draw:style-name="gr1" draw:text-style-name="P1" draw:layer="TiM_F" svg:width="0cm" svg:height="0.019cm" draw:transform="rotate (1.5707963267949) translate (20.307cm 26.619cm)" svg:viewBox="0 0 0 20" draw:points="0,20 0,18 0,16 0,14 0,12 0,10 0,8 0,6 0,5 0,3 0,2 0,2 0,1 0,1 0,0">
            <text:p/>
          </draw:polyline>
          <draw:polyline draw:style-name="gr1" draw:text-style-name="P1" draw:layer="TiM_F" svg:width="0cm" svg:height="0.019cm" draw:transform="rotate (1.5707963267949) translate (20.307cm 26.784cm)" svg:viewBox="0 0 0 20" draw:points="0,20 0,18 0,16 0,14 0,12 0,10 0,8 0,6 0,5 0,3 0,2 0,2 0,1 0,1 0,0">
            <text:p/>
          </draw:polyline>
          <draw:line draw:style-name="gr1" draw:text-style-name="P1" draw:layer="TiM_F" svg:x1="20.307cm" svg:y1="26.719cm" svg:x2="20.307cm" svg:y2="26.619cm">
            <text:p/>
          </draw:line>
          <draw:polyline draw:style-name="gr1" draw:text-style-name="P1" draw:layer="TiM_F" svg:width="0cm" svg:height="0.019cm" draw:transform="rotate (1.5707963267949) translate (20.307cm 26.719cm)" svg:viewBox="0 0 0 20" draw:points="0,20 0,18 0,16 0,14 0,12 0,10 0,8 0,6 0,5 0,3 0,2 0,2 0,1 0,1 0,0">
            <text:p/>
          </draw:polyline>
          <draw:polyline draw:style-name="gr1" draw:text-style-name="P1" draw:layer="TiM_F" svg:width="0cm" svg:height="0.019cm" draw:transform="rotate (1.5707963267949) translate (22.346cm 26.619cm)" svg:viewBox="0 0 0 20" draw:points="0,0 0,3 0,5 0,7 0,9 0,11 0,13 0,14 0,16 0,17 0,18 0,19 0,20 0,20 0,20">
            <text:p/>
          </draw:polyline>
          <draw:line draw:style-name="gr1" draw:text-style-name="P1" draw:layer="TiM_F" svg:x1="22.346cm" svg:y1="26.917cm" svg:x2="22.346cm" svg:y2="26.422cm">
            <text:p/>
          </draw:line>
          <draw:line draw:style-name="gr1" draw:text-style-name="P1" draw:layer="TiM_F" svg:x1="22.366cm" svg:y1="26.719cm" svg:x2="22.366cm" svg:y2="26.619cm">
            <text:p/>
          </draw:line>
          <draw:polyline draw:style-name="gr1" draw:text-style-name="P1" draw:layer="TiM_F" svg:width="0cm" svg:height="0.019cm" draw:transform="rotate (1.5707963267949) translate (22.346cm 26.554cm)" svg:viewBox="0 0 0 20" draw:points="0,0 0,3 0,5 0,7 0,9 0,11 0,13 0,14 0,16 0,17 0,18 0,19 0,20 0,20 0,20">
            <text:p/>
          </draw:polyline>
          <draw:polyline draw:style-name="gr1" draw:text-style-name="P1" draw:layer="TiM_F" svg:width="0cm" svg:height="0.019cm" draw:transform="rotate (1.5707963267949) translate (22.346cm 26.719cm)" svg:viewBox="0 0 0 20" draw:points="0,0 0,3 0,5 0,7 0,9 0,11 0,13 0,14 0,16 0,17 0,18 0,19 0,20 0,20 0,20">
            <text:p/>
          </draw:polyline>
          <draw:line draw:style-name="gr1" draw:text-style-name="P1" draw:layer="TiM_F" svg:x1="22.366cm" svg:y1="26.554cm" svg:x2="22.366cm" svg:y2="26.464cm">
            <text:p/>
          </draw:line>
          <draw:polyline draw:style-name="gr1" draw:text-style-name="P1" draw:layer="TiM_F" svg:width="0cm" svg:height="0.019cm" draw:transform="rotate (1.5707963267949) translate (22.346cm 26.464cm)" svg:viewBox="0 0 0 20" draw:points="0,20 0,20 0,20 0,19 0,18 0,17 0,16 0,14 0,13 0,11 0,9 0,7 0,5 0,3 0,0">
            <text:p/>
          </draw:polyline>
          <draw:polyline draw:style-name="gr1" draw:text-style-name="P1" draw:layer="TiM_F" svg:width="0cm" svg:height="0.019cm" draw:transform="rotate (1.5707963267949) translate (22.346cm 26.784cm)" svg:viewBox="0 0 0 20" draw:points="0,0 0,3 0,5 0,7 0,9 0,11 0,13 0,14 0,16 0,17 0,18 0,19 0,20 0,20 0,20">
            <text:p/>
          </draw:polyline>
          <draw:line draw:style-name="gr1" draw:text-style-name="P1" draw:layer="TiM_F" svg:x1="22.366cm" svg:y1="26.784cm" svg:x2="22.366cm" svg:y2="26.874cm">
            <text:p/>
          </draw:line>
          <draw:line draw:style-name="gr1" draw:text-style-name="P1" draw:layer="TiM_F" svg:x1="21.926cm" svg:y1="26.422cm" svg:x2="21.851cm" svg:y2="26.422cm">
            <text:p/>
          </draw:line>
          <draw:line draw:style-name="gr1" draw:text-style-name="P1" draw:layer="TiM_F" svg:x1="22.346cm" svg:y1="26.422cm" svg:x2="21.926cm" svg:y2="26.422cm">
            <text:p/>
          </draw:line>
          <draw:polyline draw:style-name="gr1" draw:text-style-name="P1" draw:layer="TiM_F" svg:width="0cm" svg:height="0.019cm" draw:transform="rotate (1.5707963267949) translate (22.346cm 26.874cm)" svg:viewBox="0 0 0 20" draw:points="0,20 0,20 0,20 0,19 0,18 0,17 0,16 0,14 0,13 0,11 0,9 0,7 0,5 0,3 0,0">
            <text:p/>
          </draw:polyline>
          <draw:line draw:style-name="gr1" draw:text-style-name="P1" draw:layer="TiM_F" svg:x1="21.851cm" svg:y1="26.422cm" svg:x2="21.851cm" svg:y2="26.497cm">
            <text:p/>
          </draw:line>
          <draw:line draw:style-name="gr1" draw:text-style-name="P1" draw:layer="TiM_F" svg:x1="21.851cm" svg:y1="26.497cm" svg:x2="21.851cm" svg:y2="26.917cm">
            <text:p/>
          </draw:line>
          <draw:polyline draw:style-name="gr1" draw:text-style-name="P1" draw:layer="TiM_F" svg:width="0cm" svg:height="0.019cm" draw:transform="rotate (1.5707963267949) translate (21.831cm 26.464cm)" svg:viewBox="0 0 0 20" draw:points="0,0 0,0 0,1 0,1 0,2 0,3 0,5 0,6 0,8 0,10 0,12 0,14 0,16 0,18 0,20">
            <text:p/>
          </draw:polyline>
          <draw:line draw:style-name="gr1" draw:text-style-name="P1" draw:layer="TiM_F" svg:x1="21.851cm" svg:y1="26.917cm" svg:x2="22.346cm" svg:y2="26.917cm">
            <text:p/>
          </draw:line>
          <draw:line draw:style-name="gr1" draw:text-style-name="P1" draw:layer="TiM_F" svg:x1="21.831cm" svg:y1="26.554cm" svg:x2="21.831cm" svg:y2="26.464cm">
            <text:p/>
          </draw:line>
          <draw:polyline draw:style-name="gr1" draw:text-style-name="P1" draw:layer="TiM_F" svg:width="0cm" svg:height="0.019cm" draw:transform="rotate (1.5707963267949) translate (21.831cm 26.554cm)" svg:viewBox="0 0 0 20" draw:points="0,20 0,18 0,16 0,14 0,12 0,10 0,8 0,6 0,5 0,3 0,2 0,1 0,1 0,0 0,0">
            <text:p/>
          </draw:polyline>
          <draw:polyline draw:style-name="gr1" draw:text-style-name="P1" draw:layer="TiM_F" svg:width="0cm" svg:height="0.019cm" draw:transform="rotate (1.5707963267949) translate (21.831cm 26.874cm)" svg:viewBox="0 0 0 20" draw:points="0,0 0,0 0,1 0,1 0,2 0,3 0,5 0,6 0,8 0,10 0,12 0,14 0,16 0,18 0,20">
            <text:p/>
          </draw:polyline>
          <draw:line draw:style-name="gr1" draw:text-style-name="P1" draw:layer="TiM_F" svg:x1="21.831cm" svg:y1="26.784cm" svg:x2="21.831cm" svg:y2="26.874cm">
            <text:p/>
          </draw:line>
          <draw:polyline draw:style-name="gr1" draw:text-style-name="P1" draw:layer="TiM_F" svg:width="0cm" svg:height="0.019cm" draw:transform="rotate (1.5707963267949) translate (21.831cm 26.619cm)" svg:viewBox="0 0 0 20" draw:points="0,20 0,18 0,16 0,14 0,12 0,10 0,8 0,6 0,5 0,3 0,2 0,1 0,1 0,0 0,0">
            <text:p/>
          </draw:polyline>
          <draw:polyline draw:style-name="gr1" draw:text-style-name="P1" draw:layer="TiM_F" svg:width="0cm" svg:height="0.019cm" draw:transform="rotate (1.5707963267949) translate (21.831cm 26.784cm)" svg:viewBox="0 0 0 20" draw:points="0,20 0,18 0,16 0,14 0,12 0,10 0,8 0,6 0,5 0,3 0,2 0,1 0,1 0,0 0,0">
            <text:p/>
          </draw:polyline>
          <draw:line draw:style-name="gr1" draw:text-style-name="P1" draw:layer="TiM_F" svg:x1="21.831cm" svg:y1="26.719cm" svg:x2="21.831cm" svg:y2="26.619cm">
            <text:p/>
          </draw:line>
          <draw:polyline draw:style-name="gr1" draw:text-style-name="P1" draw:layer="TiM_F" svg:width="0cm" svg:height="0.019cm" draw:transform="rotate (1.5707963267949) translate (21.831cm 26.719cm)" svg:viewBox="0 0 0 20" draw:points="0,20 0,18 0,16 0,14 0,12 0,10 0,8 0,6 0,5 0,3 0,2 0,1 0,1 0,0 0,0">
            <text:p/>
          </draw:polyline>
          <draw:polyline draw:style-name="gr1" draw:text-style-name="P1" draw:layer="TiM_F" svg:width="0cm" svg:height="0.019cm" draw:transform="rotate (1.5707963267949) translate (25.394cm 25.095cm)" svg:viewBox="0 0 0 20" draw:points="0,0 0,2 0,5 0,7 0,9 0,11 0,13 0,14 0,16 0,17 0,18 0,19 0,20 0,20 0,20">
            <text:p/>
          </draw:polyline>
          <draw:line draw:style-name="gr1" draw:text-style-name="P1" draw:layer="TiM_F" svg:x1="25.394cm" svg:y1="25.393cm" svg:x2="25.394cm" svg:y2="24.898cm">
            <text:p/>
          </draw:line>
          <draw:line draw:style-name="gr1" draw:text-style-name="P1" draw:layer="TiM_F" svg:x1="25.414cm" svg:y1="25.195cm" svg:x2="25.414cm" svg:y2="25.095cm">
            <text:p/>
          </draw:line>
          <draw:polyline draw:style-name="gr1" draw:text-style-name="P1" draw:layer="TiM_F" svg:width="0cm" svg:height="0.019cm" draw:transform="rotate (1.5707963267949) translate (25.394cm 25.03cm)" svg:viewBox="0 0 0 20" draw:points="0,0 0,2 0,5 0,7 0,9 0,11 0,13 0,14 0,16 0,17 0,18 0,19 0,20 0,20 0,20">
            <text:p/>
          </draw:polyline>
          <draw:polyline draw:style-name="gr1" draw:text-style-name="P1" draw:layer="TiM_F" svg:width="0cm" svg:height="0.019cm" draw:transform="rotate (1.5707963267949) translate (25.394cm 25.195cm)" svg:viewBox="0 0 0 20" draw:points="0,0 0,2 0,5 0,7 0,9 0,11 0,13 0,14 0,16 0,17 0,18 0,19 0,20 0,20 0,20">
            <text:p/>
          </draw:polyline>
          <draw:line draw:style-name="gr1" draw:text-style-name="P1" draw:layer="TiM_F" svg:x1="25.414cm" svg:y1="25.03cm" svg:x2="25.414cm" svg:y2="24.94cm">
            <text:p/>
          </draw:line>
          <draw:polyline draw:style-name="gr1" draw:text-style-name="P1" draw:layer="TiM_F" svg:width="0cm" svg:height="0.019cm" draw:transform="rotate (1.5707963267949) translate (25.394cm 24.94cm)" svg:viewBox="0 0 0 20" draw:points="0,20 0,20 0,20 0,19 0,18 0,17 0,16 0,14 0,13 0,11 0,9 0,7 0,5 0,2 0,0">
            <text:p/>
          </draw:polyline>
          <draw:polyline draw:style-name="gr1" draw:text-style-name="P1" draw:layer="TiM_F" svg:width="0cm" svg:height="0.019cm" draw:transform="rotate (1.5707963267949) translate (25.394cm 25.26cm)" svg:viewBox="0 0 0 20" draw:points="0,0 0,2 0,5 0,7 0,9 0,11 0,13 0,14 0,16 0,17 0,18 0,19 0,20 0,20 0,20">
            <text:p/>
          </draw:polyline>
          <draw:line draw:style-name="gr1" draw:text-style-name="P1" draw:layer="TiM_F" svg:x1="25.414cm" svg:y1="25.26cm" svg:x2="25.414cm" svg:y2="25.35cm">
            <text:p/>
          </draw:line>
          <draw:line draw:style-name="gr1" draw:text-style-name="P1" draw:layer="TiM_F" svg:x1="24.974cm" svg:y1="24.898cm" svg:x2="24.899cm" svg:y2="24.898cm">
            <text:p/>
          </draw:line>
          <draw:line draw:style-name="gr1" draw:text-style-name="P1" draw:layer="TiM_F" svg:x1="25.394cm" svg:y1="24.898cm" svg:x2="24.974cm" svg:y2="24.898cm">
            <text:p/>
          </draw:line>
          <draw:polyline draw:style-name="gr1" draw:text-style-name="P1" draw:layer="TiM_F" svg:width="0cm" svg:height="0.019cm" draw:transform="rotate (1.5707963267949) translate (25.394cm 25.35cm)" svg:viewBox="0 0 0 20" draw:points="0,20 0,20 0,20 0,19 0,18 0,17 0,16 0,14 0,13 0,11 0,9 0,7 0,5 0,2 0,0">
            <text:p/>
          </draw:polyline>
          <draw:line draw:style-name="gr1" draw:text-style-name="P1" draw:layer="TiM_F" svg:x1="24.899cm" svg:y1="24.898cm" svg:x2="24.899cm" svg:y2="24.973cm">
            <text:p/>
          </draw:line>
          <draw:line draw:style-name="gr1" draw:text-style-name="P1" draw:layer="TiM_F" svg:x1="24.899cm" svg:y1="24.973cm" svg:x2="24.899cm" svg:y2="25.393cm">
            <text:p/>
          </draw:line>
          <draw:polyline draw:style-name="gr1" draw:text-style-name="P1" draw:layer="TiM_F" svg:width="0cm" svg:height="0.019cm" draw:transform="rotate (1.5707963267949) translate (24.879cm 24.94cm)" svg:viewBox="0 0 0 20" draw:points="0,0 0,0 0,1 0,1 0,2 0,3 0,5 0,6 0,8 0,10 0,12 0,14 0,16 0,18 0,20">
            <text:p/>
          </draw:polyline>
          <draw:line draw:style-name="gr1" draw:text-style-name="P1" draw:layer="TiM_F" svg:x1="24.899cm" svg:y1="25.393cm" svg:x2="25.394cm" svg:y2="25.393cm">
            <text:p/>
          </draw:line>
          <draw:line draw:style-name="gr1" draw:text-style-name="P1" draw:layer="TiM_F" svg:x1="24.879cm" svg:y1="25.03cm" svg:x2="24.879cm" svg:y2="24.94cm">
            <text:p/>
          </draw:line>
          <draw:polyline draw:style-name="gr1" draw:text-style-name="P1" draw:layer="TiM_F" svg:width="0cm" svg:height="0.019cm" draw:transform="rotate (1.5707963267949) translate (24.879cm 25.03cm)" svg:viewBox="0 0 0 20" draw:points="0,20 0,18 0,16 0,14 0,12 0,10 0,8 0,6 0,5 0,3 0,2 0,1 0,1 0,0 0,0">
            <text:p/>
          </draw:polyline>
          <draw:polyline draw:style-name="gr1" draw:text-style-name="P1" draw:layer="TiM_F" svg:width="0cm" svg:height="0.019cm" draw:transform="rotate (1.5707963267949) translate (24.879cm 25.35cm)" svg:viewBox="0 0 0 20" draw:points="0,0 0,0 0,1 0,1 0,2 0,3 0,5 0,6 0,8 0,10 0,12 0,14 0,16 0,18 0,20">
            <text:p/>
          </draw:polyline>
          <draw:line draw:style-name="gr1" draw:text-style-name="P1" draw:layer="TiM_F" svg:x1="24.879cm" svg:y1="25.26cm" svg:x2="24.879cm" svg:y2="25.35cm">
            <text:p/>
          </draw:line>
          <draw:polyline draw:style-name="gr1" draw:text-style-name="P1" draw:layer="TiM_F" svg:width="0cm" svg:height="0.019cm" draw:transform="rotate (1.5707963267949) translate (24.879cm 25.095cm)" svg:viewBox="0 0 0 20" draw:points="0,20 0,18 0,16 0,14 0,12 0,10 0,8 0,6 0,5 0,3 0,2 0,1 0,1 0,0 0,0">
            <text:p/>
          </draw:polyline>
          <draw:polyline draw:style-name="gr1" draw:text-style-name="P1" draw:layer="TiM_F" svg:width="0cm" svg:height="0.019cm" draw:transform="rotate (1.5707963267949) translate (24.879cm 25.26cm)" svg:viewBox="0 0 0 20" draw:points="0,20 0,18 0,16 0,14 0,12 0,10 0,8 0,6 0,5 0,3 0,2 0,1 0,1 0,0 0,0">
            <text:p/>
          </draw:polyline>
          <draw:line draw:style-name="gr1" draw:text-style-name="P1" draw:layer="TiM_F" svg:x1="24.879cm" svg:y1="25.195cm" svg:x2="24.879cm" svg:y2="25.095cm">
            <text:p/>
          </draw:line>
          <draw:polyline draw:style-name="gr1" draw:text-style-name="P1" draw:layer="TiM_F" svg:width="0cm" svg:height="0.019cm" draw:transform="rotate (1.5707963267949) translate (24.879cm 25.195cm)" svg:viewBox="0 0 0 20" draw:points="0,20 0,18 0,16 0,14 0,12 0,10 0,8 0,6 0,5 0,3 0,2 0,1 0,1 0,0 0,0">
            <text:p/>
          </draw:polyline>
          <draw:polyline draw:style-name="gr1" draw:text-style-name="P1" draw:layer="TiM_F" svg:width="0cm" svg:height="0.019cm" draw:transform="rotate (1.5707963267949) translate (28.442cm 26.619cm)" svg:viewBox="0 0 0 20" draw:points="0,0 0,2 0,5 0,7 0,9 0,11 0,13 0,14 0,16 0,17 0,18 0,19 0,20 0,20 0,20">
            <text:p/>
          </draw:polyline>
          <draw:line draw:style-name="gr1" draw:text-style-name="P1" draw:layer="TiM_F" svg:x1="28.442cm" svg:y1="26.917cm" svg:x2="28.442cm" svg:y2="26.422cm">
            <text:p/>
          </draw:line>
          <draw:line draw:style-name="gr1" draw:text-style-name="P1" draw:layer="TiM_F" svg:x1="28.462cm" svg:y1="26.719cm" svg:x2="28.462cm" svg:y2="26.619cm">
            <text:p/>
          </draw:line>
          <draw:polyline draw:style-name="gr1" draw:text-style-name="P1" draw:layer="TiM_F" svg:width="0cm" svg:height="0.019cm" draw:transform="rotate (1.5707963267949) translate (28.442cm 26.554cm)" svg:viewBox="0 0 0 20" draw:points="0,0 0,2 0,5 0,7 0,9 0,11 0,13 0,14 0,16 0,17 0,18 0,19 0,20 0,20 0,20">
            <text:p/>
          </draw:polyline>
          <draw:polyline draw:style-name="gr1" draw:text-style-name="P1" draw:layer="TiM_F" svg:width="0cm" svg:height="0.019cm" draw:transform="rotate (1.5707963267949) translate (28.442cm 26.719cm)" svg:viewBox="0 0 0 20" draw:points="0,0 0,2 0,5 0,7 0,9 0,11 0,13 0,14 0,16 0,17 0,18 0,19 0,20 0,20 0,20">
            <text:p/>
          </draw:polyline>
          <draw:line draw:style-name="gr1" draw:text-style-name="P1" draw:layer="TiM_F" svg:x1="28.462cm" svg:y1="26.554cm" svg:x2="28.462cm" svg:y2="26.464cm">
            <text:p/>
          </draw:line>
          <draw:polyline draw:style-name="gr1" draw:text-style-name="P1" draw:layer="TiM_F" svg:width="0cm" svg:height="0.019cm" draw:transform="rotate (1.5707963267949) translate (28.442cm 26.464cm)" svg:viewBox="0 0 0 20" draw:points="0,20 0,20 0,20 0,19 0,18 0,17 0,16 0,14 0,13 0,11 0,9 0,7 0,5 0,2 0,0">
            <text:p/>
          </draw:polyline>
          <draw:polyline draw:style-name="gr1" draw:text-style-name="P1" draw:layer="TiM_F" svg:width="0cm" svg:height="0.019cm" draw:transform="rotate (1.5707963267949) translate (28.442cm 26.784cm)" svg:viewBox="0 0 0 20" draw:points="0,0 0,2 0,5 0,7 0,9 0,11 0,13 0,14 0,16 0,17 0,18 0,19 0,20 0,20 0,20">
            <text:p/>
          </draw:polyline>
          <draw:line draw:style-name="gr1" draw:text-style-name="P1" draw:layer="TiM_F" svg:x1="28.462cm" svg:y1="26.784cm" svg:x2="28.462cm" svg:y2="26.874cm">
            <text:p/>
          </draw:line>
          <draw:line draw:style-name="gr1" draw:text-style-name="P1" draw:layer="TiM_F" svg:x1="28.022cm" svg:y1="26.422cm" svg:x2="27.947cm" svg:y2="26.422cm">
            <text:p/>
          </draw:line>
          <draw:line draw:style-name="gr1" draw:text-style-name="P1" draw:layer="TiM_F" svg:x1="28.442cm" svg:y1="26.422cm" svg:x2="28.022cm" svg:y2="26.422cm">
            <text:p/>
          </draw:line>
          <draw:polyline draw:style-name="gr1" draw:text-style-name="P1" draw:layer="TiM_F" svg:width="0cm" svg:height="0.019cm" draw:transform="rotate (1.5707963267949) translate (28.442cm 26.874cm)" svg:viewBox="0 0 0 20" draw:points="0,20 0,20 0,20 0,19 0,18 0,17 0,16 0,14 0,13 0,11 0,9 0,7 0,5 0,2 0,0">
            <text:p/>
          </draw:polyline>
          <draw:line draw:style-name="gr1" draw:text-style-name="P1" draw:layer="TiM_F" svg:x1="27.947cm" svg:y1="26.422cm" svg:x2="27.947cm" svg:y2="26.497cm">
            <text:p/>
          </draw:line>
          <draw:line draw:style-name="gr1" draw:text-style-name="P1" draw:layer="TiM_F" svg:x1="27.947cm" svg:y1="26.497cm" svg:x2="27.947cm" svg:y2="26.917cm">
            <text:p/>
          </draw:line>
          <draw:polyline draw:style-name="gr1" draw:text-style-name="P1" draw:layer="TiM_F" svg:width="0cm" svg:height="0.019cm" draw:transform="rotate (1.5707963267949) translate (27.927cm 26.464cm)" svg:viewBox="0 0 0 20" draw:points="0,0 0,0 0,1 0,1 0,2 0,3 0,5 0,6 0,8 0,9 0,11 0,14 0,16 0,18 0,20">
            <text:p/>
          </draw:polyline>
          <draw:line draw:style-name="gr1" draw:text-style-name="P1" draw:layer="TiM_F" svg:x1="27.947cm" svg:y1="26.917cm" svg:x2="28.442cm" svg:y2="26.917cm">
            <text:p/>
          </draw:line>
          <draw:line draw:style-name="gr1" draw:text-style-name="P1" draw:layer="TiM_F" svg:x1="27.927cm" svg:y1="26.554cm" svg:x2="27.927cm" svg:y2="26.464cm">
            <text:p/>
          </draw:line>
          <draw:polyline draw:style-name="gr1" draw:text-style-name="P1" draw:layer="TiM_F" svg:width="0cm" svg:height="0.019cm" draw:transform="rotate (1.5707963267949) translate (27.927cm 26.554cm)" svg:viewBox="0 0 0 20" draw:points="0,20 0,18 0,16 0,14 0,11 0,9 0,8 0,6 0,5 0,3 0,2 0,1 0,1 0,0 0,0">
            <text:p/>
          </draw:polyline>
          <draw:polyline draw:style-name="gr1" draw:text-style-name="P1" draw:layer="TiM_F" svg:width="0cm" svg:height="0.019cm" draw:transform="rotate (1.5707963267949) translate (27.927cm 26.874cm)" svg:viewBox="0 0 0 20" draw:points="0,0 0,0 0,1 0,1 0,2 0,3 0,5 0,6 0,8 0,9 0,11 0,14 0,16 0,18 0,20">
            <text:p/>
          </draw:polyline>
          <draw:line draw:style-name="gr1" draw:text-style-name="P1" draw:layer="TiM_F" svg:x1="27.927cm" svg:y1="26.784cm" svg:x2="27.927cm" svg:y2="26.874cm">
            <text:p/>
          </draw:line>
          <draw:polyline draw:style-name="gr1" draw:text-style-name="P1" draw:layer="TiM_F" svg:width="0cm" svg:height="0.019cm" draw:transform="rotate (1.5707963267949) translate (27.927cm 26.619cm)" svg:viewBox="0 0 0 20" draw:points="0,20 0,18 0,16 0,14 0,11 0,9 0,8 0,6 0,5 0,3 0,2 0,1 0,1 0,0 0,0">
            <text:p/>
          </draw:polyline>
          <draw:polyline draw:style-name="gr1" draw:text-style-name="P1" draw:layer="TiM_F" svg:width="0cm" svg:height="0.019cm" draw:transform="rotate (1.5707963267949) translate (27.927cm 26.784cm)" svg:viewBox="0 0 0 20" draw:points="0,20 0,18 0,16 0,14 0,11 0,9 0,8 0,6 0,5 0,3 0,2 0,1 0,1 0,0 0,0">
            <text:p/>
          </draw:polyline>
          <draw:line draw:style-name="gr1" draw:text-style-name="P1" draw:layer="TiM_F" svg:x1="27.927cm" svg:y1="26.719cm" svg:x2="27.927cm" svg:y2="26.619cm">
            <text:p/>
          </draw:line>
          <draw:polyline draw:style-name="gr1" draw:text-style-name="P1" draw:layer="TiM_F" svg:width="0cm" svg:height="0.019cm" draw:transform="rotate (1.5707963267949) translate (27.927cm 26.719cm)" svg:viewBox="0 0 0 20" draw:points="0,20 0,18 0,16 0,14 0,11 0,9 0,8 0,6 0,5 0,3 0,2 0,1 0,1 0,0 0,0">
            <text:p/>
          </draw:polyline>
          <draw:polyline draw:style-name="gr1" draw:text-style-name="P1" draw:layer="TiM_F" svg:width="0cm" svg:height="0.019cm" draw:transform="rotate (1.5707963267949) translate (29.966cm 23.571cm)" svg:viewBox="0 0 0 20" draw:points="0,0 0,2 0,5 0,7 0,9 0,11 0,13 0,14 0,16 0,17 0,18 0,19 0,20 0,20 0,20">
            <text:p/>
          </draw:polyline>
          <draw:line draw:style-name="gr1" draw:text-style-name="P1" draw:layer="TiM_F" svg:x1="29.966cm" svg:y1="23.869cm" svg:x2="29.966cm" svg:y2="23.374cm">
            <text:p/>
          </draw:line>
          <draw:line draw:style-name="gr1" draw:text-style-name="P1" draw:layer="TiM_F" svg:x1="29.986cm" svg:y1="23.671cm" svg:x2="29.986cm" svg:y2="23.571cm">
            <text:p/>
          </draw:line>
          <draw:polyline draw:style-name="gr1" draw:text-style-name="P1" draw:layer="TiM_F" svg:width="0cm" svg:height="0.019cm" draw:transform="rotate (1.5707963267949) translate (29.966cm 23.506cm)" svg:viewBox="0 0 0 20" draw:points="0,0 0,2 0,5 0,7 0,9 0,11 0,13 0,14 0,16 0,17 0,18 0,19 0,20 0,20 0,20">
            <text:p/>
          </draw:polyline>
          <draw:polyline draw:style-name="gr1" draw:text-style-name="P1" draw:layer="TiM_F" svg:width="0cm" svg:height="0.019cm" draw:transform="rotate (1.5707963267949) translate (29.966cm 23.671cm)" svg:viewBox="0 0 0 20" draw:points="0,0 0,2 0,5 0,7 0,9 0,11 0,13 0,14 0,16 0,17 0,18 0,19 0,20 0,20 0,20">
            <text:p/>
          </draw:polyline>
          <draw:line draw:style-name="gr1" draw:text-style-name="P1" draw:layer="TiM_F" svg:x1="29.986cm" svg:y1="23.506cm" svg:x2="29.986cm" svg:y2="23.416cm">
            <text:p/>
          </draw:line>
          <draw:polyline draw:style-name="gr1" draw:text-style-name="P1" draw:layer="TiM_F" svg:width="0cm" svg:height="0.019cm" draw:transform="rotate (1.5707963267949) translate (29.966cm 23.416cm)" svg:viewBox="0 0 0 20" draw:points="0,20 0,20 0,20 0,19 0,18 0,17 0,16 0,14 0,13 0,11 0,9 0,7 0,5 0,2 0,0">
            <text:p/>
          </draw:polyline>
          <draw:polyline draw:style-name="gr1" draw:text-style-name="P1" draw:layer="TiM_F" svg:width="0cm" svg:height="0.019cm" draw:transform="rotate (1.5707963267949) translate (29.966cm 23.736cm)" svg:viewBox="0 0 0 20" draw:points="0,0 0,2 0,5 0,7 0,9 0,11 0,13 0,14 0,16 0,17 0,18 0,19 0,20 0,20 0,20">
            <text:p/>
          </draw:polyline>
          <draw:line draw:style-name="gr1" draw:text-style-name="P1" draw:layer="TiM_F" svg:x1="29.986cm" svg:y1="23.736cm" svg:x2="29.986cm" svg:y2="23.826cm">
            <text:p/>
          </draw:line>
          <draw:line draw:style-name="gr1" draw:text-style-name="P1" draw:layer="TiM_F" svg:x1="29.546cm" svg:y1="23.374cm" svg:x2="29.471cm" svg:y2="23.374cm">
            <text:p/>
          </draw:line>
          <draw:line draw:style-name="gr1" draw:text-style-name="P1" draw:layer="TiM_F" svg:x1="29.966cm" svg:y1="23.374cm" svg:x2="29.546cm" svg:y2="23.374cm">
            <text:p/>
          </draw:line>
          <draw:polyline draw:style-name="gr1" draw:text-style-name="P1" draw:layer="TiM_F" svg:width="0cm" svg:height="0.019cm" draw:transform="rotate (1.5707963267949) translate (29.966cm 23.826cm)" svg:viewBox="0 0 0 20" draw:points="0,20 0,20 0,20 0,19 0,18 0,17 0,16 0,14 0,13 0,11 0,9 0,7 0,5 0,2 0,0">
            <text:p/>
          </draw:polyline>
          <draw:line draw:style-name="gr1" draw:text-style-name="P1" draw:layer="TiM_F" svg:x1="29.471cm" svg:y1="23.374cm" svg:x2="29.471cm" svg:y2="23.449cm">
            <text:p/>
          </draw:line>
          <draw:line draw:style-name="gr1" draw:text-style-name="P1" draw:layer="TiM_F" svg:x1="29.471cm" svg:y1="23.449cm" svg:x2="29.471cm" svg:y2="23.869cm">
            <text:p/>
          </draw:line>
          <draw:polyline draw:style-name="gr1" draw:text-style-name="P1" draw:layer="TiM_F" svg:width="0cm" svg:height="0.019cm" draw:transform="rotate (1.5707963267949) translate (29.451cm 23.416cm)" svg:viewBox="0 0 0 20" draw:points="0,0 0,0 0,1 0,1 0,2 0,3 0,4 0,6 0,8 0,9 0,11 0,13 0,16 0,18 0,20">
            <text:p/>
          </draw:polyline>
          <draw:line draw:style-name="gr1" draw:text-style-name="P1" draw:layer="TiM_F" svg:x1="29.471cm" svg:y1="23.869cm" svg:x2="29.966cm" svg:y2="23.869cm">
            <text:p/>
          </draw:line>
          <draw:line draw:style-name="gr1" draw:text-style-name="P1" draw:layer="TiM_F" svg:x1="29.451cm" svg:y1="23.506cm" svg:x2="29.451cm" svg:y2="23.416cm">
            <text:p/>
          </draw:line>
          <draw:polyline draw:style-name="gr1" draw:text-style-name="P1" draw:layer="TiM_F" svg:width="0cm" svg:height="0.019cm" draw:transform="rotate (1.5707963267949) translate (29.451cm 23.506cm)" svg:viewBox="0 0 0 20" draw:points="0,20 0,18 0,16 0,13 0,11 0,9 0,8 0,6 0,4 0,3 0,2 0,1 0,1 0,0 0,0">
            <text:p/>
          </draw:polyline>
          <draw:polyline draw:style-name="gr1" draw:text-style-name="P1" draw:layer="TiM_F" svg:width="0cm" svg:height="0.019cm" draw:transform="rotate (1.5707963267949) translate (29.451cm 23.826cm)" svg:viewBox="0 0 0 20" draw:points="0,0 0,0 0,1 0,1 0,2 0,3 0,4 0,6 0,8 0,9 0,11 0,13 0,16 0,18 0,20">
            <text:p/>
          </draw:polyline>
          <draw:line draw:style-name="gr1" draw:text-style-name="P1" draw:layer="TiM_F" svg:x1="29.451cm" svg:y1="23.736cm" svg:x2="29.451cm" svg:y2="23.826cm">
            <text:p/>
          </draw:line>
          <draw:polyline draw:style-name="gr1" draw:text-style-name="P1" draw:layer="TiM_F" svg:width="0cm" svg:height="0.019cm" draw:transform="rotate (1.5707963267949) translate (29.451cm 23.571cm)" svg:viewBox="0 0 0 20" draw:points="0,20 0,18 0,16 0,13 0,11 0,9 0,8 0,6 0,4 0,3 0,2 0,1 0,1 0,0 0,0">
            <text:p/>
          </draw:polyline>
          <draw:polyline draw:style-name="gr1" draw:text-style-name="P1" draw:layer="TiM_F" svg:width="0cm" svg:height="0.019cm" draw:transform="rotate (1.5707963267949) translate (29.451cm 23.736cm)" svg:viewBox="0 0 0 20" draw:points="0,20 0,18 0,16 0,13 0,11 0,9 0,8 0,6 0,4 0,3 0,2 0,1 0,1 0,0 0,0">
            <text:p/>
          </draw:polyline>
          <draw:line draw:style-name="gr1" draw:text-style-name="P1" draw:layer="TiM_F" svg:x1="29.451cm" svg:y1="23.671cm" svg:x2="29.451cm" svg:y2="23.571cm">
            <text:p/>
          </draw:line>
          <draw:polyline draw:style-name="gr1" draw:text-style-name="P1" draw:layer="TiM_F" svg:width="0cm" svg:height="0.019cm" draw:transform="rotate (1.5707963267949) translate (29.451cm 23.671cm)" svg:viewBox="0 0 0 20" draw:points="0,20 0,18 0,16 0,13 0,11 0,9 0,8 0,6 0,4 0,3 0,2 0,1 0,1 0,0 0,0">
            <text:p/>
          </draw:polyline>
          <draw:polyline draw:style-name="gr1" draw:text-style-name="P1" draw:layer="TiM_F" svg:width="0cm" svg:height="0.019cm" draw:transform="rotate (1.5707963267949) translate (23.87cm 23.571cm)" svg:viewBox="0 0 0 20" draw:points="0,0 0,3 0,5 0,7 0,9 0,11 0,13 0,14 0,16 0,17 0,18 0,19 0,20 0,20 0,20">
            <text:p/>
          </draw:polyline>
          <draw:line draw:style-name="gr1" draw:text-style-name="P1" draw:layer="TiM_F" svg:x1="23.87cm" svg:y1="23.869cm" svg:x2="23.87cm" svg:y2="23.374cm">
            <text:p/>
          </draw:line>
          <draw:line draw:style-name="gr1" draw:text-style-name="P1" draw:layer="TiM_F" svg:x1="23.89cm" svg:y1="23.671cm" svg:x2="23.89cm" svg:y2="23.571cm">
            <text:p/>
          </draw:line>
          <draw:polyline draw:style-name="gr1" draw:text-style-name="P1" draw:layer="TiM_F" svg:width="0cm" svg:height="0.019cm" draw:transform="rotate (1.5707963267949) translate (23.87cm 23.506cm)" svg:viewBox="0 0 0 20" draw:points="0,0 0,3 0,5 0,7 0,9 0,11 0,13 0,14 0,16 0,17 0,18 0,19 0,20 0,20 0,20">
            <text:p/>
          </draw:polyline>
          <draw:polyline draw:style-name="gr1" draw:text-style-name="P1" draw:layer="TiM_F" svg:width="0cm" svg:height="0.019cm" draw:transform="rotate (1.5707963267949) translate (23.87cm 23.671cm)" svg:viewBox="0 0 0 20" draw:points="0,0 0,3 0,5 0,7 0,9 0,11 0,13 0,14 0,16 0,17 0,18 0,19 0,20 0,20 0,20">
            <text:p/>
          </draw:polyline>
          <draw:line draw:style-name="gr1" draw:text-style-name="P1" draw:layer="TiM_F" svg:x1="23.89cm" svg:y1="23.506cm" svg:x2="23.89cm" svg:y2="23.416cm">
            <text:p/>
          </draw:line>
          <draw:polyline draw:style-name="gr1" draw:text-style-name="P1" draw:layer="TiM_F" svg:width="0cm" svg:height="0.019cm" draw:transform="rotate (1.5707963267949) translate (23.87cm 23.416cm)" svg:viewBox="0 0 0 20" draw:points="0,20 0,20 0,20 0,19 0,18 0,17 0,16 0,14 0,13 0,11 0,9 0,7 0,5 0,3 0,0">
            <text:p/>
          </draw:polyline>
          <draw:polyline draw:style-name="gr1" draw:text-style-name="P1" draw:layer="TiM_F" svg:width="0cm" svg:height="0.019cm" draw:transform="rotate (1.5707963267949) translate (23.87cm 23.736cm)" svg:viewBox="0 0 0 20" draw:points="0,0 0,3 0,5 0,7 0,9 0,11 0,13 0,14 0,16 0,17 0,18 0,19 0,20 0,20 0,20">
            <text:p/>
          </draw:polyline>
          <draw:line draw:style-name="gr1" draw:text-style-name="P1" draw:layer="TiM_F" svg:x1="23.89cm" svg:y1="23.736cm" svg:x2="23.89cm" svg:y2="23.826cm">
            <text:p/>
          </draw:line>
          <draw:line draw:style-name="gr1" draw:text-style-name="P1" draw:layer="TiM_F" svg:x1="23.45cm" svg:y1="23.374cm" svg:x2="23.375cm" svg:y2="23.374cm">
            <text:p/>
          </draw:line>
          <draw:line draw:style-name="gr1" draw:text-style-name="P1" draw:layer="TiM_F" svg:x1="23.87cm" svg:y1="23.374cm" svg:x2="23.45cm" svg:y2="23.374cm">
            <text:p/>
          </draw:line>
          <draw:polyline draw:style-name="gr1" draw:text-style-name="P1" draw:layer="TiM_F" svg:width="0cm" svg:height="0.019cm" draw:transform="rotate (1.5707963267949) translate (23.87cm 23.826cm)" svg:viewBox="0 0 0 20" draw:points="0,20 0,20 0,20 0,19 0,18 0,17 0,16 0,14 0,13 0,11 0,9 0,7 0,5 0,3 0,0">
            <text:p/>
          </draw:polyline>
          <draw:line draw:style-name="gr1" draw:text-style-name="P1" draw:layer="TiM_F" svg:x1="23.375cm" svg:y1="23.374cm" svg:x2="23.375cm" svg:y2="23.449cm">
            <text:p/>
          </draw:line>
          <draw:line draw:style-name="gr1" draw:text-style-name="P1" draw:layer="TiM_F" svg:x1="23.375cm" svg:y1="23.449cm" svg:x2="23.375cm" svg:y2="23.869cm">
            <text:p/>
          </draw:line>
          <draw:polyline draw:style-name="gr1" draw:text-style-name="P1" draw:layer="TiM_F" svg:width="0cm" svg:height="0.019cm" draw:transform="rotate (1.5707963267949) translate (23.355cm 23.416cm)" svg:viewBox="0 0 0 20" draw:points="0,0 0,0 0,1 0,1 0,2 0,3 0,5 0,6 0,8 0,10 0,12 0,14 0,16 0,18 0,20">
            <text:p/>
          </draw:polyline>
          <draw:line draw:style-name="gr1" draw:text-style-name="P1" draw:layer="TiM_F" svg:x1="23.375cm" svg:y1="23.869cm" svg:x2="23.87cm" svg:y2="23.869cm">
            <text:p/>
          </draw:line>
          <draw:line draw:style-name="gr1" draw:text-style-name="P1" draw:layer="TiM_F" svg:x1="23.355cm" svg:y1="23.506cm" svg:x2="23.355cm" svg:y2="23.416cm">
            <text:p/>
          </draw:line>
          <draw:polyline draw:style-name="gr1" draw:text-style-name="P1" draw:layer="TiM_F" svg:width="0cm" svg:height="0.019cm" draw:transform="rotate (1.5707963267949) translate (23.355cm 23.506cm)" svg:viewBox="0 0 0 20" draw:points="0,20 0,18 0,16 0,14 0,12 0,10 0,8 0,6 0,5 0,3 0,2 0,1 0,1 0,0 0,0">
            <text:p/>
          </draw:polyline>
          <draw:polyline draw:style-name="gr1" draw:text-style-name="P1" draw:layer="TiM_F" svg:width="0cm" svg:height="0.019cm" draw:transform="rotate (1.5707963267949) translate (23.355cm 23.826cm)" svg:viewBox="0 0 0 20" draw:points="0,0 0,0 0,1 0,1 0,2 0,3 0,5 0,6 0,8 0,10 0,12 0,14 0,16 0,18 0,20">
            <text:p/>
          </draw:polyline>
          <draw:line draw:style-name="gr1" draw:text-style-name="P1" draw:layer="TiM_F" svg:x1="23.355cm" svg:y1="23.736cm" svg:x2="23.355cm" svg:y2="23.826cm">
            <text:p/>
          </draw:line>
          <draw:polyline draw:style-name="gr1" draw:text-style-name="P1" draw:layer="TiM_F" svg:width="0cm" svg:height="0.019cm" draw:transform="rotate (1.5707963267949) translate (23.355cm 23.571cm)" svg:viewBox="0 0 0 20" draw:points="0,20 0,18 0,16 0,14 0,12 0,10 0,8 0,6 0,5 0,3 0,2 0,1 0,1 0,0 0,0">
            <text:p/>
          </draw:polyline>
          <draw:polyline draw:style-name="gr1" draw:text-style-name="P1" draw:layer="TiM_F" svg:width="0cm" svg:height="0.019cm" draw:transform="rotate (1.5707963267949) translate (23.355cm 23.736cm)" svg:viewBox="0 0 0 20" draw:points="0,20 0,18 0,16 0,14 0,12 0,10 0,8 0,6 0,5 0,3 0,2 0,1 0,1 0,0 0,0">
            <text:p/>
          </draw:polyline>
          <draw:line draw:style-name="gr1" draw:text-style-name="P1" draw:layer="TiM_F" svg:x1="23.355cm" svg:y1="23.671cm" svg:x2="23.355cm" svg:y2="23.571cm">
            <text:p/>
          </draw:line>
          <draw:polyline draw:style-name="gr1" draw:text-style-name="P1" draw:layer="TiM_F" svg:width="0cm" svg:height="0.019cm" draw:transform="rotate (1.5707963267949) translate (23.355cm 23.671cm)" svg:viewBox="0 0 0 20" draw:points="0,20 0,18 0,16 0,14 0,12 0,10 0,8 0,6 0,5 0,3 0,2 0,1 0,1 0,0 0,0">
            <text:p/>
          </draw:polyline>
          <draw:polyline draw:style-name="gr1" draw:text-style-name="P1" draw:layer="TiM_F" svg:width="0cm" svg:height="0.019cm" draw:transform="rotate (1.5707963267949) translate (25.394cm 23.571cm)" svg:viewBox="0 0 0 20" draw:points="0,0 0,2 0,5 0,7 0,9 0,11 0,13 0,14 0,16 0,17 0,18 0,19 0,20 0,20 0,20">
            <text:p/>
          </draw:polyline>
          <draw:line draw:style-name="gr1" draw:text-style-name="P1" draw:layer="TiM_F" svg:x1="25.394cm" svg:y1="23.869cm" svg:x2="25.394cm" svg:y2="23.374cm">
            <text:p/>
          </draw:line>
          <draw:line draw:style-name="gr1" draw:text-style-name="P1" draw:layer="TiM_F" svg:x1="25.414cm" svg:y1="23.671cm" svg:x2="25.414cm" svg:y2="23.571cm">
            <text:p/>
          </draw:line>
          <draw:polyline draw:style-name="gr1" draw:text-style-name="P1" draw:layer="TiM_F" svg:width="0cm" svg:height="0.019cm" draw:transform="rotate (1.5707963267949) translate (25.394cm 23.506cm)" svg:viewBox="0 0 0 20" draw:points="0,0 0,2 0,5 0,7 0,9 0,11 0,13 0,14 0,16 0,17 0,18 0,19 0,20 0,20 0,20">
            <text:p/>
          </draw:polyline>
          <draw:polyline draw:style-name="gr1" draw:text-style-name="P1" draw:layer="TiM_F" svg:width="0cm" svg:height="0.019cm" draw:transform="rotate (1.5707963267949) translate (25.394cm 23.671cm)" svg:viewBox="0 0 0 20" draw:points="0,0 0,2 0,5 0,7 0,9 0,11 0,13 0,14 0,16 0,17 0,18 0,19 0,20 0,20 0,20">
            <text:p/>
          </draw:polyline>
          <draw:line draw:style-name="gr1" draw:text-style-name="P1" draw:layer="TiM_F" svg:x1="25.414cm" svg:y1="23.506cm" svg:x2="25.414cm" svg:y2="23.416cm">
            <text:p/>
          </draw:line>
          <draw:polyline draw:style-name="gr1" draw:text-style-name="P1" draw:layer="TiM_F" svg:width="0cm" svg:height="0.019cm" draw:transform="rotate (1.5707963267949) translate (25.394cm 23.416cm)" svg:viewBox="0 0 0 20" draw:points="0,20 0,20 0,20 0,19 0,18 0,17 0,16 0,14 0,13 0,11 0,9 0,7 0,5 0,2 0,0">
            <text:p/>
          </draw:polyline>
          <draw:polyline draw:style-name="gr1" draw:text-style-name="P1" draw:layer="TiM_F" svg:width="0cm" svg:height="0.019cm" draw:transform="rotate (1.5707963267949) translate (25.394cm 23.736cm)" svg:viewBox="0 0 0 20" draw:points="0,0 0,2 0,5 0,7 0,9 0,11 0,13 0,14 0,16 0,17 0,18 0,19 0,20 0,20 0,20">
            <text:p/>
          </draw:polyline>
          <draw:line draw:style-name="gr1" draw:text-style-name="P1" draw:layer="TiM_F" svg:x1="25.414cm" svg:y1="23.736cm" svg:x2="25.414cm" svg:y2="23.826cm">
            <text:p/>
          </draw:line>
          <draw:line draw:style-name="gr1" draw:text-style-name="P1" draw:layer="TiM_F" svg:x1="24.974cm" svg:y1="23.374cm" svg:x2="24.899cm" svg:y2="23.374cm">
            <text:p/>
          </draw:line>
          <draw:line draw:style-name="gr1" draw:text-style-name="P1" draw:layer="TiM_F" svg:x1="25.394cm" svg:y1="23.374cm" svg:x2="24.974cm" svg:y2="23.374cm">
            <text:p/>
          </draw:line>
          <draw:polyline draw:style-name="gr1" draw:text-style-name="P1" draw:layer="TiM_F" svg:width="0cm" svg:height="0.019cm" draw:transform="rotate (1.5707963267949) translate (25.394cm 23.826cm)" svg:viewBox="0 0 0 20" draw:points="0,20 0,20 0,20 0,19 0,18 0,17 0,16 0,14 0,13 0,11 0,9 0,7 0,5 0,2 0,0">
            <text:p/>
          </draw:polyline>
          <draw:line draw:style-name="gr1" draw:text-style-name="P1" draw:layer="TiM_F" svg:x1="24.899cm" svg:y1="23.374cm" svg:x2="24.899cm" svg:y2="23.449cm">
            <text:p/>
          </draw:line>
          <draw:line draw:style-name="gr1" draw:text-style-name="P1" draw:layer="TiM_F" svg:x1="24.899cm" svg:y1="23.449cm" svg:x2="24.899cm" svg:y2="23.869cm">
            <text:p/>
          </draw:line>
          <draw:polyline draw:style-name="gr1" draw:text-style-name="P1" draw:layer="TiM_F" svg:width="0cm" svg:height="0.019cm" draw:transform="rotate (1.5707963267949) translate (24.879cm 23.416cm)" svg:viewBox="0 0 0 20" draw:points="0,0 0,0 0,1 0,1 0,2 0,3 0,5 0,6 0,8 0,10 0,12 0,14 0,16 0,18 0,20">
            <text:p/>
          </draw:polyline>
          <draw:line draw:style-name="gr1" draw:text-style-name="P1" draw:layer="TiM_F" svg:x1="24.899cm" svg:y1="23.869cm" svg:x2="25.394cm" svg:y2="23.869cm">
            <text:p/>
          </draw:line>
          <draw:line draw:style-name="gr1" draw:text-style-name="P1" draw:layer="TiM_F" svg:x1="24.879cm" svg:y1="23.506cm" svg:x2="24.879cm" svg:y2="23.416cm">
            <text:p/>
          </draw:line>
          <draw:polyline draw:style-name="gr1" draw:text-style-name="P1" draw:layer="TiM_F" svg:width="0cm" svg:height="0.019cm" draw:transform="rotate (1.5707963267949) translate (24.879cm 23.506cm)" svg:viewBox="0 0 0 20" draw:points="0,20 0,18 0,16 0,14 0,12 0,10 0,8 0,6 0,5 0,3 0,2 0,1 0,1 0,0 0,0">
            <text:p/>
          </draw:polyline>
          <draw:polyline draw:style-name="gr1" draw:text-style-name="P1" draw:layer="TiM_F" svg:width="0cm" svg:height="0.019cm" draw:transform="rotate (1.5707963267949) translate (24.879cm 23.826cm)" svg:viewBox="0 0 0 20" draw:points="0,0 0,0 0,1 0,1 0,2 0,3 0,5 0,6 0,8 0,10 0,12 0,14 0,16 0,18 0,20">
            <text:p/>
          </draw:polyline>
          <draw:line draw:style-name="gr1" draw:text-style-name="P1" draw:layer="TiM_F" svg:x1="24.879cm" svg:y1="23.736cm" svg:x2="24.879cm" svg:y2="23.826cm">
            <text:p/>
          </draw:line>
          <draw:polyline draw:style-name="gr1" draw:text-style-name="P1" draw:layer="TiM_F" svg:width="0cm" svg:height="0.019cm" draw:transform="rotate (1.5707963267949) translate (24.879cm 23.571cm)" svg:viewBox="0 0 0 20" draw:points="0,20 0,18 0,16 0,14 0,12 0,10 0,8 0,6 0,5 0,3 0,2 0,1 0,1 0,0 0,0">
            <text:p/>
          </draw:polyline>
          <draw:polyline draw:style-name="gr1" draw:text-style-name="P1" draw:layer="TiM_F" svg:width="0cm" svg:height="0.019cm" draw:transform="rotate (1.5707963267949) translate (24.879cm 23.736cm)" svg:viewBox="0 0 0 20" draw:points="0,20 0,18 0,16 0,14 0,12 0,10 0,8 0,6 0,5 0,3 0,2 0,1 0,1 0,0 0,0">
            <text:p/>
          </draw:polyline>
          <draw:line draw:style-name="gr1" draw:text-style-name="P1" draw:layer="TiM_F" svg:x1="24.879cm" svg:y1="23.671cm" svg:x2="24.879cm" svg:y2="23.571cm">
            <text:p/>
          </draw:line>
          <draw:polyline draw:style-name="gr1" draw:text-style-name="P1" draw:layer="TiM_F" svg:width="0cm" svg:height="0.019cm" draw:transform="rotate (1.5707963267949) translate (24.879cm 23.671cm)" svg:viewBox="0 0 0 20" draw:points="0,20 0,18 0,16 0,14 0,12 0,10 0,8 0,6 0,5 0,3 0,2 0,1 0,1 0,0 0,0">
            <text:p/>
          </draw:polyline>
          <draw:polyline draw:style-name="gr1" draw:text-style-name="P1" draw:layer="TiM_F" svg:width="0cm" svg:height="0.019cm" draw:transform="rotate (1.5707963267949) translate (29.966cm 25.095cm)" svg:viewBox="0 0 0 20" draw:points="0,0 0,2 0,5 0,7 0,9 0,11 0,13 0,14 0,16 0,17 0,18 0,19 0,20 0,20 0,20">
            <text:p/>
          </draw:polyline>
          <draw:line draw:style-name="gr1" draw:text-style-name="P1" draw:layer="TiM_F" svg:x1="29.966cm" svg:y1="25.393cm" svg:x2="29.966cm" svg:y2="24.898cm">
            <text:p/>
          </draw:line>
          <draw:line draw:style-name="gr1" draw:text-style-name="P1" draw:layer="TiM_F" svg:x1="29.986cm" svg:y1="25.195cm" svg:x2="29.986cm" svg:y2="25.095cm">
            <text:p/>
          </draw:line>
          <draw:polyline draw:style-name="gr1" draw:text-style-name="P1" draw:layer="TiM_F" svg:width="0cm" svg:height="0.019cm" draw:transform="rotate (1.5707963267949) translate (29.966cm 25.03cm)" svg:viewBox="0 0 0 20" draw:points="0,0 0,2 0,5 0,7 0,9 0,11 0,13 0,14 0,16 0,17 0,18 0,19 0,20 0,20 0,20">
            <text:p/>
          </draw:polyline>
          <draw:polyline draw:style-name="gr1" draw:text-style-name="P1" draw:layer="TiM_F" svg:width="0cm" svg:height="0.019cm" draw:transform="rotate (1.5707963267949) translate (29.966cm 25.195cm)" svg:viewBox="0 0 0 20" draw:points="0,0 0,2 0,5 0,7 0,9 0,11 0,13 0,14 0,16 0,17 0,18 0,19 0,20 0,20 0,20">
            <text:p/>
          </draw:polyline>
          <draw:line draw:style-name="gr1" draw:text-style-name="P1" draw:layer="TiM_F" svg:x1="29.986cm" svg:y1="25.03cm" svg:x2="29.986cm" svg:y2="24.94cm">
            <text:p/>
          </draw:line>
          <draw:polyline draw:style-name="gr1" draw:text-style-name="P1" draw:layer="TiM_F" svg:width="0cm" svg:height="0.019cm" draw:transform="rotate (1.5707963267949) translate (29.966cm 24.94cm)" svg:viewBox="0 0 0 20" draw:points="0,20 0,20 0,20 0,19 0,18 0,17 0,16 0,14 0,13 0,11 0,9 0,7 0,5 0,2 0,0">
            <text:p/>
          </draw:polyline>
          <draw:polyline draw:style-name="gr1" draw:text-style-name="P1" draw:layer="TiM_F" svg:width="0cm" svg:height="0.019cm" draw:transform="rotate (1.5707963267949) translate (29.966cm 25.26cm)" svg:viewBox="0 0 0 20" draw:points="0,0 0,2 0,5 0,7 0,9 0,11 0,13 0,14 0,16 0,17 0,18 0,19 0,20 0,20 0,20">
            <text:p/>
          </draw:polyline>
          <draw:line draw:style-name="gr1" draw:text-style-name="P1" draw:layer="TiM_F" svg:x1="29.986cm" svg:y1="25.26cm" svg:x2="29.986cm" svg:y2="25.35cm">
            <text:p/>
          </draw:line>
          <draw:line draw:style-name="gr1" draw:text-style-name="P1" draw:layer="TiM_F" svg:x1="29.546cm" svg:y1="24.898cm" svg:x2="29.471cm" svg:y2="24.898cm">
            <text:p/>
          </draw:line>
          <draw:line draw:style-name="gr1" draw:text-style-name="P1" draw:layer="TiM_F" svg:x1="29.966cm" svg:y1="24.898cm" svg:x2="29.546cm" svg:y2="24.898cm">
            <text:p/>
          </draw:line>
          <draw:polyline draw:style-name="gr1" draw:text-style-name="P1" draw:layer="TiM_F" svg:width="0cm" svg:height="0.019cm" draw:transform="rotate (1.5707963267949) translate (29.966cm 25.35cm)" svg:viewBox="0 0 0 20" draw:points="0,20 0,20 0,20 0,19 0,18 0,17 0,16 0,14 0,13 0,11 0,9 0,7 0,5 0,2 0,0">
            <text:p/>
          </draw:polyline>
          <draw:line draw:style-name="gr1" draw:text-style-name="P1" draw:layer="TiM_F" svg:x1="29.471cm" svg:y1="24.898cm" svg:x2="29.471cm" svg:y2="24.973cm">
            <text:p/>
          </draw:line>
          <draw:line draw:style-name="gr1" draw:text-style-name="P1" draw:layer="TiM_F" svg:x1="29.471cm" svg:y1="24.973cm" svg:x2="29.471cm" svg:y2="25.393cm">
            <text:p/>
          </draw:line>
          <draw:polyline draw:style-name="gr1" draw:text-style-name="P1" draw:layer="TiM_F" svg:width="0cm" svg:height="0.019cm" draw:transform="rotate (1.5707963267949) translate (29.451cm 24.94cm)" svg:viewBox="0 0 0 20" draw:points="0,0 0,0 0,1 0,1 0,2 0,3 0,4 0,6 0,8 0,9 0,11 0,13 0,16 0,18 0,20">
            <text:p/>
          </draw:polyline>
          <draw:line draw:style-name="gr1" draw:text-style-name="P1" draw:layer="TiM_F" svg:x1="29.471cm" svg:y1="25.393cm" svg:x2="29.966cm" svg:y2="25.393cm">
            <text:p/>
          </draw:line>
          <draw:line draw:style-name="gr1" draw:text-style-name="P1" draw:layer="TiM_F" svg:x1="29.451cm" svg:y1="25.03cm" svg:x2="29.451cm" svg:y2="24.94cm">
            <text:p/>
          </draw:line>
          <draw:polyline draw:style-name="gr1" draw:text-style-name="P1" draw:layer="TiM_F" svg:width="0cm" svg:height="0.019cm" draw:transform="rotate (1.5707963267949) translate (29.451cm 25.03cm)" svg:viewBox="0 0 0 20" draw:points="0,20 0,18 0,16 0,13 0,11 0,9 0,8 0,6 0,4 0,3 0,2 0,1 0,1 0,0 0,0">
            <text:p/>
          </draw:polyline>
          <draw:polyline draw:style-name="gr1" draw:text-style-name="P1" draw:layer="TiM_F" svg:width="0cm" svg:height="0.019cm" draw:transform="rotate (1.5707963267949) translate (29.451cm 25.35cm)" svg:viewBox="0 0 0 20" draw:points="0,0 0,0 0,1 0,1 0,2 0,3 0,4 0,6 0,8 0,9 0,11 0,13 0,16 0,18 0,20">
            <text:p/>
          </draw:polyline>
          <draw:line draw:style-name="gr1" draw:text-style-name="P1" draw:layer="TiM_F" svg:x1="29.451cm" svg:y1="25.26cm" svg:x2="29.451cm" svg:y2="25.35cm">
            <text:p/>
          </draw:line>
          <draw:polyline draw:style-name="gr1" draw:text-style-name="P1" draw:layer="TiM_F" svg:width="0cm" svg:height="0.019cm" draw:transform="rotate (1.5707963267949) translate (29.451cm 25.095cm)" svg:viewBox="0 0 0 20" draw:points="0,20 0,18 0,16 0,13 0,11 0,9 0,8 0,6 0,4 0,3 0,2 0,1 0,1 0,0 0,0">
            <text:p/>
          </draw:polyline>
          <draw:polyline draw:style-name="gr1" draw:text-style-name="P1" draw:layer="TiM_F" svg:width="0cm" svg:height="0.019cm" draw:transform="rotate (1.5707963267949) translate (29.451cm 25.26cm)" svg:viewBox="0 0 0 20" draw:points="0,20 0,18 0,16 0,13 0,11 0,9 0,8 0,6 0,4 0,3 0,2 0,1 0,1 0,0 0,0">
            <text:p/>
          </draw:polyline>
          <draw:line draw:style-name="gr1" draw:text-style-name="P1" draw:layer="TiM_F" svg:x1="29.451cm" svg:y1="25.195cm" svg:x2="29.451cm" svg:y2="25.095cm">
            <text:p/>
          </draw:line>
          <draw:polyline draw:style-name="gr1" draw:text-style-name="P1" draw:layer="TiM_F" svg:width="0cm" svg:height="0.019cm" draw:transform="rotate (1.5707963267949) translate (29.451cm 25.195cm)" svg:viewBox="0 0 0 20" draw:points="0,20 0,18 0,16 0,13 0,11 0,9 0,8 0,6 0,4 0,3 0,2 0,1 0,1 0,0 0,0">
            <text:p/>
          </draw:polyline>
          <draw:polyline draw:style-name="gr1" draw:text-style-name="P1" draw:layer="TiM_F" svg:width="0cm" svg:height="0.019cm" draw:transform="rotate (1.5707963267949) translate (23.87cm 25.095cm)" svg:viewBox="0 0 0 20" draw:points="0,0 0,3 0,5 0,7 0,9 0,11 0,13 0,14 0,16 0,17 0,18 0,19 0,20 0,20 0,20">
            <text:p/>
          </draw:polyline>
          <draw:line draw:style-name="gr1" draw:text-style-name="P1" draw:layer="TiM_F" svg:x1="23.87cm" svg:y1="25.393cm" svg:x2="23.87cm" svg:y2="24.898cm">
            <text:p/>
          </draw:line>
          <draw:line draw:style-name="gr1" draw:text-style-name="P1" draw:layer="TiM_F" svg:x1="23.89cm" svg:y1="25.195cm" svg:x2="23.89cm" svg:y2="25.095cm">
            <text:p/>
          </draw:line>
          <draw:polyline draw:style-name="gr1" draw:text-style-name="P1" draw:layer="TiM_F" svg:width="0cm" svg:height="0.019cm" draw:transform="rotate (1.5707963267949) translate (23.87cm 25.03cm)" svg:viewBox="0 0 0 20" draw:points="0,0 0,3 0,5 0,7 0,9 0,11 0,13 0,14 0,16 0,17 0,18 0,19 0,20 0,20 0,20">
            <text:p/>
          </draw:polyline>
          <draw:polyline draw:style-name="gr1" draw:text-style-name="P1" draw:layer="TiM_F" svg:width="0cm" svg:height="0.019cm" draw:transform="rotate (1.5707963267949) translate (23.87cm 25.195cm)" svg:viewBox="0 0 0 20" draw:points="0,0 0,3 0,5 0,7 0,9 0,11 0,13 0,14 0,16 0,17 0,18 0,19 0,20 0,20 0,20">
            <text:p/>
          </draw:polyline>
          <draw:line draw:style-name="gr1" draw:text-style-name="P1" draw:layer="TiM_F" svg:x1="23.89cm" svg:y1="25.03cm" svg:x2="23.89cm" svg:y2="24.94cm">
            <text:p/>
          </draw:line>
          <draw:polyline draw:style-name="gr1" draw:text-style-name="P1" draw:layer="TiM_F" svg:width="0cm" svg:height="0.019cm" draw:transform="rotate (1.5707963267949) translate (23.87cm 24.94cm)" svg:viewBox="0 0 0 20" draw:points="0,20 0,20 0,20 0,19 0,18 0,17 0,16 0,14 0,13 0,11 0,9 0,7 0,5 0,3 0,0">
            <text:p/>
          </draw:polyline>
          <draw:polyline draw:style-name="gr1" draw:text-style-name="P1" draw:layer="TiM_F" svg:width="0cm" svg:height="0.019cm" draw:transform="rotate (1.5707963267949) translate (23.87cm 25.26cm)" svg:viewBox="0 0 0 20" draw:points="0,0 0,3 0,5 0,7 0,9 0,11 0,13 0,14 0,16 0,17 0,18 0,19 0,20 0,20 0,20">
            <text:p/>
          </draw:polyline>
          <draw:line draw:style-name="gr1" draw:text-style-name="P1" draw:layer="TiM_F" svg:x1="23.89cm" svg:y1="25.26cm" svg:x2="23.89cm" svg:y2="25.35cm">
            <text:p/>
          </draw:line>
          <draw:line draw:style-name="gr1" draw:text-style-name="P1" draw:layer="TiM_F" svg:x1="23.45cm" svg:y1="24.898cm" svg:x2="23.375cm" svg:y2="24.898cm">
            <text:p/>
          </draw:line>
          <draw:line draw:style-name="gr1" draw:text-style-name="P1" draw:layer="TiM_F" svg:x1="23.87cm" svg:y1="24.898cm" svg:x2="23.45cm" svg:y2="24.898cm">
            <text:p/>
          </draw:line>
          <draw:polyline draw:style-name="gr1" draw:text-style-name="P1" draw:layer="TiM_F" svg:width="0cm" svg:height="0.019cm" draw:transform="rotate (1.5707963267949) translate (23.87cm 25.35cm)" svg:viewBox="0 0 0 20" draw:points="0,20 0,20 0,20 0,19 0,18 0,17 0,16 0,14 0,13 0,11 0,9 0,7 0,5 0,3 0,0">
            <text:p/>
          </draw:polyline>
          <draw:line draw:style-name="gr1" draw:text-style-name="P1" draw:layer="TiM_F" svg:x1="23.375cm" svg:y1="24.898cm" svg:x2="23.375cm" svg:y2="24.973cm">
            <text:p/>
          </draw:line>
          <draw:line draw:style-name="gr1" draw:text-style-name="P1" draw:layer="TiM_F" svg:x1="23.375cm" svg:y1="24.973cm" svg:x2="23.375cm" svg:y2="25.393cm">
            <text:p/>
          </draw:line>
          <draw:polyline draw:style-name="gr1" draw:text-style-name="P1" draw:layer="TiM_F" svg:width="0cm" svg:height="0.019cm" draw:transform="rotate (1.5707963267949) translate (23.355cm 24.94cm)" svg:viewBox="0 0 0 20" draw:points="0,0 0,0 0,1 0,1 0,2 0,3 0,5 0,6 0,8 0,10 0,12 0,14 0,16 0,18 0,20">
            <text:p/>
          </draw:polyline>
          <draw:line draw:style-name="gr1" draw:text-style-name="P1" draw:layer="TiM_F" svg:x1="23.375cm" svg:y1="25.393cm" svg:x2="23.87cm" svg:y2="25.393cm">
            <text:p/>
          </draw:line>
          <draw:line draw:style-name="gr1" draw:text-style-name="P1" draw:layer="TiM_F" svg:x1="23.355cm" svg:y1="25.03cm" svg:x2="23.355cm" svg:y2="24.94cm">
            <text:p/>
          </draw:line>
          <draw:polyline draw:style-name="gr1" draw:text-style-name="P1" draw:layer="TiM_F" svg:width="0cm" svg:height="0.019cm" draw:transform="rotate (1.5707963267949) translate (23.355cm 25.03cm)" svg:viewBox="0 0 0 20" draw:points="0,20 0,18 0,16 0,14 0,12 0,10 0,8 0,6 0,5 0,3 0,2 0,1 0,1 0,0 0,0">
            <text:p/>
          </draw:polyline>
          <draw:polyline draw:style-name="gr1" draw:text-style-name="P1" draw:layer="TiM_F" svg:width="0cm" svg:height="0.019cm" draw:transform="rotate (1.5707963267949) translate (23.355cm 25.35cm)" svg:viewBox="0 0 0 20" draw:points="0,0 0,0 0,1 0,1 0,2 0,3 0,5 0,6 0,8 0,10 0,12 0,14 0,16 0,18 0,20">
            <text:p/>
          </draw:polyline>
          <draw:line draw:style-name="gr1" draw:text-style-name="P1" draw:layer="TiM_F" svg:x1="23.355cm" svg:y1="25.26cm" svg:x2="23.355cm" svg:y2="25.35cm">
            <text:p/>
          </draw:line>
          <draw:polyline draw:style-name="gr1" draw:text-style-name="P1" draw:layer="TiM_F" svg:width="0cm" svg:height="0.019cm" draw:transform="rotate (1.5707963267949) translate (23.355cm 25.095cm)" svg:viewBox="0 0 0 20" draw:points="0,20 0,18 0,16 0,14 0,12 0,10 0,8 0,6 0,5 0,3 0,2 0,1 0,1 0,0 0,0">
            <text:p/>
          </draw:polyline>
          <draw:polyline draw:style-name="gr1" draw:text-style-name="P1" draw:layer="TiM_F" svg:width="0cm" svg:height="0.019cm" draw:transform="rotate (1.5707963267949) translate (23.355cm 25.26cm)" svg:viewBox="0 0 0 20" draw:points="0,20 0,18 0,16 0,14 0,12 0,10 0,8 0,6 0,5 0,3 0,2 0,1 0,1 0,0 0,0">
            <text:p/>
          </draw:polyline>
          <draw:line draw:style-name="gr1" draw:text-style-name="P1" draw:layer="TiM_F" svg:x1="23.355cm" svg:y1="25.195cm" svg:x2="23.355cm" svg:y2="25.095cm">
            <text:p/>
          </draw:line>
          <draw:polyline draw:style-name="gr1" draw:text-style-name="P1" draw:layer="TiM_F" svg:width="0cm" svg:height="0.019cm" draw:transform="rotate (1.5707963267949) translate (23.355cm 25.195cm)" svg:viewBox="0 0 0 20" draw:points="0,20 0,18 0,16 0,14 0,12 0,10 0,8 0,6 0,5 0,3 0,2 0,1 0,1 0,0 0,0">
            <text:p/>
          </draw:polyline>
          <draw:polyline draw:style-name="gr1" draw:text-style-name="P1" draw:layer="TiM_F" svg:width="0cm" svg:height="0.019cm" draw:transform="rotate (1.5707963267949) translate (29.966cm 26.619cm)" svg:viewBox="0 0 0 20" draw:points="0,0 0,2 0,5 0,7 0,9 0,11 0,13 0,14 0,16 0,17 0,18 0,19 0,20 0,20 0,20">
            <text:p/>
          </draw:polyline>
          <draw:line draw:style-name="gr1" draw:text-style-name="P1" draw:layer="TiM_F" svg:x1="29.966cm" svg:y1="26.917cm" svg:x2="29.966cm" svg:y2="26.422cm">
            <text:p/>
          </draw:line>
          <draw:line draw:style-name="gr1" draw:text-style-name="P1" draw:layer="TiM_F" svg:x1="29.986cm" svg:y1="26.719cm" svg:x2="29.986cm" svg:y2="26.619cm">
            <text:p/>
          </draw:line>
          <draw:polyline draw:style-name="gr1" draw:text-style-name="P1" draw:layer="TiM_F" svg:width="0cm" svg:height="0.019cm" draw:transform="rotate (1.5707963267949) translate (29.966cm 26.554cm)" svg:viewBox="0 0 0 20" draw:points="0,0 0,2 0,5 0,7 0,9 0,11 0,13 0,14 0,16 0,17 0,18 0,19 0,20 0,20 0,20">
            <text:p/>
          </draw:polyline>
          <draw:polyline draw:style-name="gr1" draw:text-style-name="P1" draw:layer="TiM_F" svg:width="0cm" svg:height="0.019cm" draw:transform="rotate (1.5707963267949) translate (29.966cm 26.719cm)" svg:viewBox="0 0 0 20" draw:points="0,0 0,2 0,5 0,7 0,9 0,11 0,13 0,14 0,16 0,17 0,18 0,19 0,20 0,20 0,20">
            <text:p/>
          </draw:polyline>
          <draw:line draw:style-name="gr1" draw:text-style-name="P1" draw:layer="TiM_F" svg:x1="29.986cm" svg:y1="26.554cm" svg:x2="29.986cm" svg:y2="26.464cm">
            <text:p/>
          </draw:line>
          <draw:polyline draw:style-name="gr1" draw:text-style-name="P1" draw:layer="TiM_F" svg:width="0cm" svg:height="0.019cm" draw:transform="rotate (1.5707963267949) translate (29.966cm 26.464cm)" svg:viewBox="0 0 0 20" draw:points="0,20 0,20 0,20 0,19 0,18 0,17 0,16 0,14 0,13 0,11 0,9 0,7 0,5 0,2 0,0">
            <text:p/>
          </draw:polyline>
          <draw:polyline draw:style-name="gr1" draw:text-style-name="P1" draw:layer="TiM_F" svg:width="0cm" svg:height="0.019cm" draw:transform="rotate (1.5707963267949) translate (29.966cm 26.784cm)" svg:viewBox="0 0 0 20" draw:points="0,0 0,2 0,5 0,7 0,9 0,11 0,13 0,14 0,16 0,17 0,18 0,19 0,20 0,20 0,20">
            <text:p/>
          </draw:polyline>
          <draw:line draw:style-name="gr1" draw:text-style-name="P1" draw:layer="TiM_F" svg:x1="29.986cm" svg:y1="26.784cm" svg:x2="29.986cm" svg:y2="26.874cm">
            <text:p/>
          </draw:line>
          <draw:line draw:style-name="gr1" draw:text-style-name="P1" draw:layer="TiM_F" svg:x1="29.546cm" svg:y1="26.422cm" svg:x2="29.471cm" svg:y2="26.422cm">
            <text:p/>
          </draw:line>
          <draw:line draw:style-name="gr1" draw:text-style-name="P1" draw:layer="TiM_F" svg:x1="29.966cm" svg:y1="26.422cm" svg:x2="29.546cm" svg:y2="26.422cm">
            <text:p/>
          </draw:line>
          <draw:polyline draw:style-name="gr1" draw:text-style-name="P1" draw:layer="TiM_F" svg:width="0cm" svg:height="0.019cm" draw:transform="rotate (1.5707963267949) translate (29.966cm 26.874cm)" svg:viewBox="0 0 0 20" draw:points="0,20 0,20 0,20 0,19 0,18 0,17 0,16 0,14 0,13 0,11 0,9 0,7 0,5 0,2 0,0">
            <text:p/>
          </draw:polyline>
          <draw:line draw:style-name="gr1" draw:text-style-name="P1" draw:layer="TiM_F" svg:x1="29.471cm" svg:y1="26.422cm" svg:x2="29.471cm" svg:y2="26.497cm">
            <text:p/>
          </draw:line>
          <draw:line draw:style-name="gr1" draw:text-style-name="P1" draw:layer="TiM_F" svg:x1="29.471cm" svg:y1="26.497cm" svg:x2="29.471cm" svg:y2="26.917cm">
            <text:p/>
          </draw:line>
          <draw:polyline draw:style-name="gr1" draw:text-style-name="P1" draw:layer="TiM_F" svg:width="0cm" svg:height="0.019cm" draw:transform="rotate (1.5707963267949) translate (29.451cm 26.464cm)" svg:viewBox="0 0 0 20" draw:points="0,0 0,0 0,1 0,1 0,2 0,3 0,4 0,6 0,8 0,9 0,11 0,13 0,16 0,18 0,20">
            <text:p/>
          </draw:polyline>
          <draw:line draw:style-name="gr1" draw:text-style-name="P1" draw:layer="TiM_F" svg:x1="29.471cm" svg:y1="26.917cm" svg:x2="29.966cm" svg:y2="26.917cm">
            <text:p/>
          </draw:line>
          <draw:line draw:style-name="gr1" draw:text-style-name="P1" draw:layer="TiM_F" svg:x1="29.451cm" svg:y1="26.554cm" svg:x2="29.451cm" svg:y2="26.464cm">
            <text:p/>
          </draw:line>
          <draw:polyline draw:style-name="gr1" draw:text-style-name="P1" draw:layer="TiM_F" svg:width="0cm" svg:height="0.019cm" draw:transform="rotate (1.5707963267949) translate (29.451cm 26.554cm)" svg:viewBox="0 0 0 20" draw:points="0,20 0,18 0,16 0,13 0,11 0,9 0,8 0,6 0,4 0,3 0,2 0,1 0,1 0,0 0,0">
            <text:p/>
          </draw:polyline>
          <draw:polyline draw:style-name="gr1" draw:text-style-name="P1" draw:layer="TiM_F" svg:width="0cm" svg:height="0.019cm" draw:transform="rotate (1.5707963267949) translate (29.451cm 26.874cm)" svg:viewBox="0 0 0 20" draw:points="0,0 0,0 0,1 0,1 0,2 0,3 0,4 0,6 0,8 0,9 0,11 0,13 0,16 0,18 0,20">
            <text:p/>
          </draw:polyline>
          <draw:line draw:style-name="gr1" draw:text-style-name="P1" draw:layer="TiM_F" svg:x1="29.451cm" svg:y1="26.784cm" svg:x2="29.451cm" svg:y2="26.874cm">
            <text:p/>
          </draw:line>
          <draw:polyline draw:style-name="gr1" draw:text-style-name="P1" draw:layer="TiM_F" svg:width="0cm" svg:height="0.019cm" draw:transform="rotate (1.5707963267949) translate (29.451cm 26.619cm)" svg:viewBox="0 0 0 20" draw:points="0,20 0,18 0,16 0,13 0,11 0,9 0,8 0,6 0,4 0,3 0,2 0,1 0,1 0,0 0,0">
            <text:p/>
          </draw:polyline>
          <draw:polyline draw:style-name="gr1" draw:text-style-name="P1" draw:layer="TiM_F" svg:width="0cm" svg:height="0.019cm" draw:transform="rotate (1.5707963267949) translate (29.451cm 26.784cm)" svg:viewBox="0 0 0 20" draw:points="0,20 0,18 0,16 0,13 0,11 0,9 0,8 0,6 0,4 0,3 0,2 0,1 0,1 0,0 0,0">
            <text:p/>
          </draw:polyline>
          <draw:line draw:style-name="gr1" draw:text-style-name="P1" draw:layer="TiM_F" svg:x1="29.451cm" svg:y1="26.719cm" svg:x2="29.451cm" svg:y2="26.619cm">
            <text:p/>
          </draw:line>
          <draw:polyline draw:style-name="gr1" draw:text-style-name="P1" draw:layer="TiM_F" svg:width="0cm" svg:height="0.019cm" draw:transform="rotate (1.5707963267949) translate (29.451cm 26.719cm)" svg:viewBox="0 0 0 20" draw:points="0,20 0,18 0,16 0,13 0,11 0,9 0,8 0,6 0,4 0,3 0,2 0,1 0,1 0,0 0,0">
            <text:p/>
          </draw:polyline>
          <draw:polyline draw:style-name="gr1" draw:text-style-name="P1" draw:layer="TiM_F" svg:width="0cm" svg:height="0.019cm" draw:transform="rotate (1.5707963267949) translate (23.87cm 26.619cm)" svg:viewBox="0 0 0 20" draw:points="0,0 0,3 0,5 0,7 0,9 0,11 0,13 0,14 0,16 0,17 0,18 0,19 0,20 0,20 0,20">
            <text:p/>
          </draw:polyline>
          <draw:line draw:style-name="gr1" draw:text-style-name="P1" draw:layer="TiM_F" svg:x1="23.87cm" svg:y1="26.917cm" svg:x2="23.87cm" svg:y2="26.422cm">
            <text:p/>
          </draw:line>
          <draw:line draw:style-name="gr1" draw:text-style-name="P1" draw:layer="TiM_F" svg:x1="23.87cm" svg:y1="26.784cm" svg:x2="23.87cm" svg:y2="26.874cm">
            <text:p/>
          </draw:line>
          <draw:line draw:style-name="gr1" draw:text-style-name="P1" draw:layer="TiM_F" svg:x1="23.87cm" svg:y1="26.554cm" svg:x2="23.87cm" svg:y2="26.464cm">
            <text:p/>
          </draw:line>
          <draw:line draw:style-name="gr1" draw:text-style-name="P1" draw:layer="TiM_F" svg:x1="23.87cm" svg:y1="26.719cm" svg:x2="23.87cm" svg:y2="26.619cm">
            <text:p/>
          </draw:line>
          <draw:line draw:style-name="gr1" draw:text-style-name="P1" draw:layer="TiM_F" svg:x1="23.89cm" svg:y1="26.719cm" svg:x2="23.89cm" svg:y2="26.619cm">
            <text:p/>
          </draw:line>
          <draw:polyline draw:style-name="gr1" draw:text-style-name="P1" draw:layer="TiM_F" svg:width="0cm" svg:height="0.019cm" draw:transform="rotate (1.5707963267949) translate (23.87cm 26.554cm)" svg:viewBox="0 0 0 20" draw:points="0,0 0,3 0,5 0,7 0,9 0,11 0,13 0,14 0,16 0,17 0,18 0,19 0,20 0,20 0,20">
            <text:p/>
          </draw:polyline>
          <draw:polyline draw:style-name="gr1" draw:text-style-name="P1" draw:layer="TiM_F" svg:width="0cm" svg:height="0.019cm" draw:transform="rotate (1.5707963267949) translate (23.87cm 26.719cm)" svg:viewBox="0 0 0 20" draw:points="0,0 0,3 0,5 0,7 0,9 0,11 0,13 0,14 0,16 0,17 0,18 0,19 0,20 0,20 0,20">
            <text:p/>
          </draw:polyline>
          <draw:line draw:style-name="gr1" draw:text-style-name="P1" draw:layer="TiM_F" svg:x1="23.89cm" svg:y1="26.554cm" svg:x2="23.89cm" svg:y2="26.464cm">
            <text:p/>
          </draw:line>
          <draw:polyline draw:style-name="gr1" draw:text-style-name="P1" draw:layer="TiM_F" svg:width="0cm" svg:height="0.019cm" draw:transform="rotate (1.5707963267949) translate (23.87cm 26.464cm)" svg:viewBox="0 0 0 20" draw:points="0,20 0,20 0,20 0,19 0,18 0,17 0,16 0,14 0,13 0,11 0,9 0,7 0,5 0,3 0,0">
            <text:p/>
          </draw:polyline>
          <draw:polyline draw:style-name="gr1" draw:text-style-name="P1" draw:layer="TiM_F" svg:width="0cm" svg:height="0.019cm" draw:transform="rotate (1.5707963267949) translate (23.87cm 26.784cm)" svg:viewBox="0 0 0 20" draw:points="0,0 0,3 0,5 0,7 0,9 0,11 0,13 0,14 0,16 0,17 0,18 0,19 0,20 0,20 0,20">
            <text:p/>
          </draw:polyline>
          <draw:line draw:style-name="gr1" draw:text-style-name="P1" draw:layer="TiM_F" svg:x1="23.89cm" svg:y1="26.784cm" svg:x2="23.89cm" svg:y2="26.874cm">
            <text:p/>
          </draw:line>
          <draw:line draw:style-name="gr1" draw:text-style-name="P1" draw:layer="TiM_F" svg:x1="23.45cm" svg:y1="26.422cm" svg:x2="23.375cm" svg:y2="26.422cm">
            <text:p/>
          </draw:line>
          <draw:line draw:style-name="gr1" draw:text-style-name="P1" draw:layer="TiM_F" svg:x1="23.87cm" svg:y1="26.422cm" svg:x2="23.45cm" svg:y2="26.422cm">
            <text:p/>
          </draw:line>
          <draw:polyline draw:style-name="gr1" draw:text-style-name="P1" draw:layer="TiM_F" svg:width="0cm" svg:height="0.019cm" draw:transform="rotate (1.5707963267949) translate (23.87cm 26.874cm)" svg:viewBox="0 0 0 20" draw:points="0,20 0,20 0,20 0,19 0,18 0,17 0,16 0,14 0,13 0,11 0,9 0,7 0,5 0,3 0,0">
            <text:p/>
          </draw:polyline>
          <draw:line draw:style-name="gr1" draw:text-style-name="P1" draw:layer="TiM_F" svg:x1="23.375cm" svg:y1="26.422cm" svg:x2="23.375cm" svg:y2="26.497cm">
            <text:p/>
          </draw:line>
          <draw:line draw:style-name="gr1" draw:text-style-name="P1" draw:layer="TiM_F" svg:x1="23.375cm" svg:y1="26.497cm" svg:x2="23.375cm" svg:y2="26.917cm">
            <text:p/>
          </draw:line>
          <draw:polyline draw:style-name="gr1" draw:text-style-name="P1" draw:layer="TiM_F" svg:width="0cm" svg:height="0.019cm" draw:transform="rotate (1.5707963267949) translate (23.355cm 26.464cm)" svg:viewBox="0 0 0 20" draw:points="0,0 0,0 0,1 0,1 0,2 0,3 0,5 0,6 0,8 0,10 0,12 0,14 0,16 0,18 0,20">
            <text:p/>
          </draw:polyline>
          <draw:line draw:style-name="gr1" draw:text-style-name="P1" draw:layer="TiM_F" svg:x1="23.375cm" svg:y1="26.917cm" svg:x2="23.87cm" svg:y2="26.917cm">
            <text:p/>
          </draw:line>
          <draw:line draw:style-name="gr1" draw:text-style-name="P1" draw:layer="TiM_F" svg:x1="23.355cm" svg:y1="26.554cm" svg:x2="23.355cm" svg:y2="26.464cm">
            <text:p/>
          </draw:line>
          <draw:polyline draw:style-name="gr1" draw:text-style-name="P1" draw:layer="TiM_F" svg:width="0cm" svg:height="0.019cm" draw:transform="rotate (1.5707963267949) translate (23.355cm 26.554cm)" svg:viewBox="0 0 0 20" draw:points="0,20 0,18 0,16 0,14 0,12 0,10 0,8 0,6 0,5 0,3 0,2 0,1 0,1 0,0 0,0">
            <text:p/>
          </draw:polyline>
          <draw:polyline draw:style-name="gr1" draw:text-style-name="P1" draw:layer="TiM_F" svg:width="0cm" svg:height="0.019cm" draw:transform="rotate (1.5707963267949) translate (23.355cm 26.874cm)" svg:viewBox="0 0 0 20" draw:points="0,0 0,0 0,1 0,1 0,2 0,3 0,5 0,6 0,8 0,10 0,12 0,14 0,16 0,18 0,20">
            <text:p/>
          </draw:polyline>
          <draw:line draw:style-name="gr1" draw:text-style-name="P1" draw:layer="TiM_F" svg:x1="23.355cm" svg:y1="26.784cm" svg:x2="23.355cm" svg:y2="26.874cm">
            <text:p/>
          </draw:line>
          <draw:polyline draw:style-name="gr1" draw:text-style-name="P1" draw:layer="TiM_F" svg:width="0cm" svg:height="0.019cm" draw:transform="rotate (1.5707963267949) translate (23.355cm 26.619cm)" svg:viewBox="0 0 0 20" draw:points="0,20 0,18 0,16 0,14 0,12 0,10 0,8 0,6 0,5 0,3 0,2 0,1 0,1 0,0 0,0">
            <text:p/>
          </draw:polyline>
          <draw:polyline draw:style-name="gr1" draw:text-style-name="P1" draw:layer="TiM_F" svg:width="0cm" svg:height="0.019cm" draw:transform="rotate (1.5707963267949) translate (23.355cm 26.784cm)" svg:viewBox="0 0 0 20" draw:points="0,20 0,18 0,16 0,14 0,12 0,10 0,8 0,6 0,5 0,3 0,2 0,1 0,1 0,0 0,0">
            <text:p/>
          </draw:polyline>
          <draw:line draw:style-name="gr1" draw:text-style-name="P1" draw:layer="TiM_F" svg:x1="23.355cm" svg:y1="26.719cm" svg:x2="23.355cm" svg:y2="26.619cm">
            <text:p/>
          </draw:line>
          <draw:polyline draw:style-name="gr1" draw:text-style-name="P1" draw:layer="TiM_F" svg:width="0cm" svg:height="0.019cm" draw:transform="rotate (1.5707963267949) translate (23.355cm 26.719cm)" svg:viewBox="0 0 0 20" draw:points="0,20 0,18 0,16 0,14 0,12 0,10 0,8 0,6 0,5 0,3 0,2 0,1 0,1 0,0 0,0">
            <text:p/>
          </draw:polyline>
          <draw:polyline draw:style-name="gr1" draw:text-style-name="P1" draw:layer="TiM_F" svg:width="0cm" svg:height="0.019cm" draw:transform="rotate (1.5707963267949) translate (19.298cm 25.095cm)" svg:viewBox="0 0 0 20" draw:points="0,0 0,3 0,5 0,7 0,9 0,11 0,13 0,15 0,16 0,17 0,18 0,19 0,20 0,20 0,20">
            <text:p/>
          </draw:polyline>
          <draw:line draw:style-name="gr1" draw:text-style-name="P1" draw:layer="TiM_F" svg:x1="19.298cm" svg:y1="25.393cm" svg:x2="19.298cm" svg:y2="24.898cm">
            <text:p/>
          </draw:line>
          <draw:line draw:style-name="gr1" draw:text-style-name="P1" draw:layer="TiM_F" svg:x1="19.318cm" svg:y1="25.195cm" svg:x2="19.318cm" svg:y2="25.095cm">
            <text:p/>
          </draw:line>
          <draw:polyline draw:style-name="gr1" draw:text-style-name="P1" draw:layer="TiM_F" svg:width="0cm" svg:height="0.019cm" draw:transform="rotate (1.5707963267949) translate (19.298cm 25.03cm)" svg:viewBox="0 0 0 20" draw:points="0,0 0,3 0,5 0,7 0,9 0,11 0,13 0,15 0,16 0,17 0,18 0,19 0,20 0,20 0,20">
            <text:p/>
          </draw:polyline>
          <draw:polyline draw:style-name="gr1" draw:text-style-name="P1" draw:layer="TiM_F" svg:width="0cm" svg:height="0.019cm" draw:transform="rotate (1.5707963267949) translate (19.298cm 25.195cm)" svg:viewBox="0 0 0 20" draw:points="0,0 0,3 0,5 0,7 0,9 0,11 0,13 0,15 0,16 0,17 0,18 0,19 0,20 0,20 0,20">
            <text:p/>
          </draw:polyline>
          <draw:line draw:style-name="gr1" draw:text-style-name="P1" draw:layer="TiM_F" svg:x1="19.318cm" svg:y1="25.03cm" svg:x2="19.318cm" svg:y2="24.94cm">
            <text:p/>
          </draw:line>
          <draw:polyline draw:style-name="gr1" draw:text-style-name="P1" draw:layer="TiM_F" svg:width="0cm" svg:height="0.019cm" draw:transform="rotate (1.5707963267949) translate (19.298cm 24.94cm)" svg:viewBox="0 0 0 20" draw:points="0,20 0,20 0,20 0,19 0,18 0,17 0,16 0,15 0,13 0,11 0,9 0,7 0,5 0,3 0,0">
            <text:p/>
          </draw:polyline>
          <draw:polyline draw:style-name="gr1" draw:text-style-name="P1" draw:layer="TiM_F" svg:width="0cm" svg:height="0.019cm" draw:transform="rotate (1.5707963267949) translate (19.298cm 25.26cm)" svg:viewBox="0 0 0 20" draw:points="0,0 0,3 0,5 0,7 0,9 0,11 0,13 0,15 0,16 0,17 0,18 0,19 0,20 0,20 0,20">
            <text:p/>
          </draw:polyline>
          <draw:line draw:style-name="gr1" draw:text-style-name="P1" draw:layer="TiM_F" svg:x1="19.318cm" svg:y1="25.26cm" svg:x2="19.318cm" svg:y2="25.35cm">
            <text:p/>
          </draw:line>
          <draw:line draw:style-name="gr1" draw:text-style-name="P1" draw:layer="TiM_F" svg:x1="18.878cm" svg:y1="24.898cm" svg:x2="18.803cm" svg:y2="24.898cm">
            <text:p/>
          </draw:line>
          <draw:line draw:style-name="gr1" draw:text-style-name="P1" draw:layer="TiM_F" svg:x1="19.298cm" svg:y1="24.898cm" svg:x2="18.878cm" svg:y2="24.898cm">
            <text:p/>
          </draw:line>
          <draw:polyline draw:style-name="gr1" draw:text-style-name="P1" draw:layer="TiM_F" svg:width="0cm" svg:height="0.019cm" draw:transform="rotate (1.5707963267949) translate (19.298cm 25.35cm)" svg:viewBox="0 0 0 20" draw:points="0,20 0,20 0,20 0,19 0,18 0,17 0,16 0,15 0,13 0,11 0,9 0,7 0,5 0,3 0,0">
            <text:p/>
          </draw:polyline>
          <draw:line draw:style-name="gr1" draw:text-style-name="P1" draw:layer="TiM_F" svg:x1="18.803cm" svg:y1="24.898cm" svg:x2="18.803cm" svg:y2="24.973cm">
            <text:p/>
          </draw:line>
          <draw:line draw:style-name="gr1" draw:text-style-name="P1" draw:layer="TiM_F" svg:x1="18.803cm" svg:y1="24.973cm" svg:x2="18.803cm" svg:y2="25.393cm">
            <text:p/>
          </draw:line>
          <draw:polyline draw:style-name="gr1" draw:text-style-name="P1" draw:layer="TiM_F" svg:width="0cm" svg:height="0.019cm" draw:transform="rotate (1.5707963267949) translate (18.783cm 24.94cm)" svg:viewBox="0 0 0 20" draw:points="0,0 0,1 0,1 0,2 0,2 0,3 0,5 0,6 0,8 0,10 0,12 0,14 0,16 0,18 0,20">
            <text:p/>
          </draw:polyline>
          <draw:line draw:style-name="gr1" draw:text-style-name="P1" draw:layer="TiM_F" svg:x1="18.803cm" svg:y1="25.393cm" svg:x2="19.298cm" svg:y2="25.393cm">
            <text:p/>
          </draw:line>
          <draw:line draw:style-name="gr1" draw:text-style-name="P1" draw:layer="TiM_F" svg:x1="18.783cm" svg:y1="25.03cm" svg:x2="18.783cm" svg:y2="24.94cm">
            <text:p/>
          </draw:line>
          <draw:polyline draw:style-name="gr1" draw:text-style-name="P1" draw:layer="TiM_F" svg:width="0cm" svg:height="0.019cm" draw:transform="rotate (1.5707963267949) translate (18.783cm 25.03cm)" svg:viewBox="0 0 0 20" draw:points="0,20 0,18 0,16 0,14 0,12 0,10 0,8 0,6 0,5 0,3 0,2 0,2 0,1 0,1 0,0">
            <text:p/>
          </draw:polyline>
          <draw:polyline draw:style-name="gr1" draw:text-style-name="P1" draw:layer="TiM_F" svg:width="0cm" svg:height="0.019cm" draw:transform="rotate (1.5707963267949) translate (18.783cm 25.35cm)" svg:viewBox="0 0 0 20" draw:points="0,0 0,1 0,1 0,2 0,2 0,3 0,5 0,6 0,8 0,10 0,12 0,14 0,16 0,18 0,20">
            <text:p/>
          </draw:polyline>
          <draw:line draw:style-name="gr1" draw:text-style-name="P1" draw:layer="TiM_F" svg:x1="18.783cm" svg:y1="25.26cm" svg:x2="18.783cm" svg:y2="25.35cm">
            <text:p/>
          </draw:line>
          <draw:polyline draw:style-name="gr1" draw:text-style-name="P1" draw:layer="TiM_F" svg:width="0cm" svg:height="0.019cm" draw:transform="rotate (1.5707963267949) translate (18.783cm 25.095cm)" svg:viewBox="0 0 0 20" draw:points="0,20 0,18 0,16 0,14 0,12 0,10 0,8 0,6 0,5 0,3 0,2 0,2 0,1 0,1 0,0">
            <text:p/>
          </draw:polyline>
          <draw:polyline draw:style-name="gr1" draw:text-style-name="P1" draw:layer="TiM_F" svg:width="0cm" svg:height="0.019cm" draw:transform="rotate (1.5707963267949) translate (18.783cm 25.26cm)" svg:viewBox="0 0 0 20" draw:points="0,20 0,18 0,16 0,14 0,12 0,10 0,8 0,6 0,5 0,3 0,2 0,2 0,1 0,1 0,0">
            <text:p/>
          </draw:polyline>
          <draw:line draw:style-name="gr1" draw:text-style-name="P1" draw:layer="TiM_F" svg:x1="18.783cm" svg:y1="25.195cm" svg:x2="18.783cm" svg:y2="25.095cm">
            <text:p/>
          </draw:line>
          <draw:polyline draw:style-name="gr1" draw:text-style-name="P1" draw:layer="TiM_F" svg:width="0cm" svg:height="0.019cm" draw:transform="rotate (1.5707963267949) translate (18.783cm 25.195cm)" svg:viewBox="0 0 0 20" draw:points="0,20 0,18 0,16 0,14 0,12 0,10 0,8 0,6 0,5 0,3 0,2 0,2 0,1 0,1 0,0">
            <text:p/>
          </draw:polyline>
          <draw:polyline draw:style-name="gr1" draw:text-style-name="P1" draw:layer="TiM_F" svg:width="0cm" svg:height="0.019cm" draw:transform="rotate (1.5707963267949) translate (19.298cm 26.619cm)" svg:viewBox="0 0 0 20" draw:points="0,0 0,3 0,5 0,7 0,9 0,11 0,13 0,15 0,16 0,17 0,18 0,19 0,20 0,20 0,20">
            <text:p/>
          </draw:polyline>
          <draw:line draw:style-name="gr1" draw:text-style-name="P1" draw:layer="TiM_F" svg:x1="19.298cm" svg:y1="26.917cm" svg:x2="19.298cm" svg:y2="26.422cm">
            <text:p/>
          </draw:line>
          <draw:line draw:style-name="gr1" draw:text-style-name="P1" draw:layer="TiM_F" svg:x1="19.318cm" svg:y1="26.719cm" svg:x2="19.318cm" svg:y2="26.619cm">
            <text:p/>
          </draw:line>
          <draw:polyline draw:style-name="gr1" draw:text-style-name="P1" draw:layer="TiM_F" svg:width="0cm" svg:height="0.019cm" draw:transform="rotate (1.5707963267949) translate (19.298cm 26.554cm)" svg:viewBox="0 0 0 20" draw:points="0,0 0,3 0,5 0,7 0,9 0,11 0,13 0,15 0,16 0,17 0,18 0,19 0,20 0,20 0,20">
            <text:p/>
          </draw:polyline>
          <draw:polyline draw:style-name="gr1" draw:text-style-name="P1" draw:layer="TiM_F" svg:width="0cm" svg:height="0.019cm" draw:transform="rotate (1.5707963267949) translate (19.298cm 26.719cm)" svg:viewBox="0 0 0 20" draw:points="0,0 0,3 0,5 0,7 0,9 0,11 0,13 0,15 0,16 0,17 0,18 0,19 0,20 0,20 0,20">
            <text:p/>
          </draw:polyline>
          <draw:line draw:style-name="gr1" draw:text-style-name="P1" draw:layer="TiM_F" svg:x1="19.318cm" svg:y1="26.554cm" svg:x2="19.318cm" svg:y2="26.464cm">
            <text:p/>
          </draw:line>
          <draw:polyline draw:style-name="gr1" draw:text-style-name="P1" draw:layer="TiM_F" svg:width="0cm" svg:height="0.019cm" draw:transform="rotate (1.5707963267949) translate (19.298cm 26.464cm)" svg:viewBox="0 0 0 20" draw:points="0,20 0,20 0,20 0,19 0,18 0,17 0,16 0,15 0,13 0,11 0,9 0,7 0,5 0,3 0,0">
            <text:p/>
          </draw:polyline>
          <draw:polyline draw:style-name="gr1" draw:text-style-name="P1" draw:layer="TiM_F" svg:width="0cm" svg:height="0.019cm" draw:transform="rotate (1.5707963267949) translate (19.298cm 26.784cm)" svg:viewBox="0 0 0 20" draw:points="0,0 0,3 0,5 0,7 0,9 0,11 0,13 0,15 0,16 0,17 0,18 0,19 0,20 0,20 0,20">
            <text:p/>
          </draw:polyline>
          <draw:line draw:style-name="gr1" draw:text-style-name="P1" draw:layer="TiM_F" svg:x1="19.318cm" svg:y1="26.784cm" svg:x2="19.318cm" svg:y2="26.874cm">
            <text:p/>
          </draw:line>
          <draw:line draw:style-name="gr1" draw:text-style-name="P1" draw:layer="TiM_F" svg:x1="18.878cm" svg:y1="26.422cm" svg:x2="18.803cm" svg:y2="26.422cm">
            <text:p/>
          </draw:line>
          <draw:line draw:style-name="gr1" draw:text-style-name="P1" draw:layer="TiM_F" svg:x1="19.298cm" svg:y1="26.422cm" svg:x2="18.878cm" svg:y2="26.422cm">
            <text:p/>
          </draw:line>
          <draw:polyline draw:style-name="gr1" draw:text-style-name="P1" draw:layer="TiM_F" svg:width="0cm" svg:height="0.019cm" draw:transform="rotate (1.5707963267949) translate (19.298cm 26.874cm)" svg:viewBox="0 0 0 20" draw:points="0,20 0,20 0,20 0,19 0,18 0,17 0,16 0,15 0,13 0,11 0,9 0,7 0,5 0,3 0,0">
            <text:p/>
          </draw:polyline>
          <draw:line draw:style-name="gr1" draw:text-style-name="P1" draw:layer="TiM_F" svg:x1="18.803cm" svg:y1="26.422cm" svg:x2="18.803cm" svg:y2="26.497cm">
            <text:p/>
          </draw:line>
          <draw:line draw:style-name="gr1" draw:text-style-name="P1" draw:layer="TiM_F" svg:x1="18.803cm" svg:y1="26.497cm" svg:x2="18.803cm" svg:y2="26.917cm">
            <text:p/>
          </draw:line>
          <draw:polyline draw:style-name="gr1" draw:text-style-name="P1" draw:layer="TiM_F" svg:width="0cm" svg:height="0.019cm" draw:transform="rotate (1.5707963267949) translate (18.783cm 26.464cm)" svg:viewBox="0 0 0 20" draw:points="0,0 0,1 0,1 0,2 0,2 0,3 0,5 0,6 0,8 0,10 0,12 0,14 0,16 0,18 0,20">
            <text:p/>
          </draw:polyline>
          <draw:line draw:style-name="gr1" draw:text-style-name="P1" draw:layer="TiM_F" svg:x1="18.803cm" svg:y1="26.917cm" svg:x2="19.298cm" svg:y2="26.917cm">
            <text:p/>
          </draw:line>
          <draw:line draw:style-name="gr1" draw:text-style-name="P1" draw:layer="TiM_F" svg:x1="18.783cm" svg:y1="26.554cm" svg:x2="18.783cm" svg:y2="26.464cm">
            <text:p/>
          </draw:line>
          <draw:polyline draw:style-name="gr1" draw:text-style-name="P1" draw:layer="TiM_F" svg:width="0cm" svg:height="0.019cm" draw:transform="rotate (1.5707963267949) translate (18.783cm 26.554cm)" svg:viewBox="0 0 0 20" draw:points="0,20 0,18 0,16 0,14 0,12 0,10 0,8 0,6 0,5 0,3 0,2 0,2 0,1 0,1 0,0">
            <text:p/>
          </draw:polyline>
          <draw:polyline draw:style-name="gr1" draw:text-style-name="P1" draw:layer="TiM_F" svg:width="0cm" svg:height="0.019cm" draw:transform="rotate (1.5707963267949) translate (18.783cm 26.874cm)" svg:viewBox="0 0 0 20" draw:points="0,0 0,1 0,1 0,2 0,2 0,3 0,5 0,6 0,8 0,10 0,12 0,14 0,16 0,18 0,20">
            <text:p/>
          </draw:polyline>
          <draw:line draw:style-name="gr1" draw:text-style-name="P1" draw:layer="TiM_F" svg:x1="18.783cm" svg:y1="26.784cm" svg:x2="18.783cm" svg:y2="26.874cm">
            <text:p/>
          </draw:line>
          <draw:polyline draw:style-name="gr1" draw:text-style-name="P1" draw:layer="TiM_F" svg:width="0cm" svg:height="0.019cm" draw:transform="rotate (1.5707963267949) translate (18.783cm 26.619cm)" svg:viewBox="0 0 0 20" draw:points="0,20 0,18 0,16 0,14 0,12 0,10 0,8 0,6 0,5 0,3 0,2 0,2 0,1 0,1 0,0">
            <text:p/>
          </draw:polyline>
          <draw:polyline draw:style-name="gr1" draw:text-style-name="P1" draw:layer="TiM_F" svg:width="0cm" svg:height="0.019cm" draw:transform="rotate (1.5707963267949) translate (18.783cm 26.784cm)" svg:viewBox="0 0 0 20" draw:points="0,20 0,18 0,16 0,14 0,12 0,10 0,8 0,6 0,5 0,3 0,2 0,2 0,1 0,1 0,0">
            <text:p/>
          </draw:polyline>
          <draw:line draw:style-name="gr1" draw:text-style-name="P1" draw:layer="TiM_F" svg:x1="18.783cm" svg:y1="26.719cm" svg:x2="18.783cm" svg:y2="26.619cm">
            <text:p/>
          </draw:line>
          <draw:polyline draw:style-name="gr1" draw:text-style-name="P1" draw:layer="TiM_F" svg:width="0cm" svg:height="0.019cm" draw:transform="rotate (1.5707963267949) translate (18.783cm 26.719cm)" svg:viewBox="0 0 0 20" draw:points="0,20 0,18 0,16 0,14 0,12 0,10 0,8 0,6 0,5 0,3 0,2 0,2 0,1 0,1 0,0">
            <text:p/>
          </draw:polyline>
          <draw:polyline draw:style-name="gr1" draw:text-style-name="P1" draw:layer="TiM_F" svg:width="0cm" svg:height="0.019cm" draw:transform="rotate (1.5707963267949) translate (19.298cm 23.571cm)" svg:viewBox="0 0 0 20" draw:points="0,0 0,3 0,5 0,7 0,9 0,11 0,13 0,15 0,16 0,17 0,18 0,19 0,20 0,20 0,20">
            <text:p/>
          </draw:polyline>
          <draw:line draw:style-name="gr1" draw:text-style-name="P1" draw:layer="TiM_F" svg:x1="19.298cm" svg:y1="23.869cm" svg:x2="19.298cm" svg:y2="23.374cm">
            <text:p/>
          </draw:line>
          <draw:line draw:style-name="gr1" draw:text-style-name="P1" draw:layer="TiM_F" svg:x1="19.318cm" svg:y1="23.671cm" svg:x2="19.318cm" svg:y2="23.571cm">
            <text:p/>
          </draw:line>
          <draw:polyline draw:style-name="gr1" draw:text-style-name="P1" draw:layer="TiM_F" svg:width="0cm" svg:height="0.019cm" draw:transform="rotate (1.5707963267949) translate (19.298cm 23.506cm)" svg:viewBox="0 0 0 20" draw:points="0,0 0,3 0,5 0,7 0,9 0,11 0,13 0,15 0,16 0,17 0,18 0,19 0,20 0,20 0,20">
            <text:p/>
          </draw:polyline>
          <draw:polyline draw:style-name="gr1" draw:text-style-name="P1" draw:layer="TiM_F" svg:width="0cm" svg:height="0.019cm" draw:transform="rotate (1.5707963267949) translate (19.298cm 23.671cm)" svg:viewBox="0 0 0 20" draw:points="0,0 0,3 0,5 0,7 0,9 0,11 0,13 0,15 0,16 0,17 0,18 0,19 0,20 0,20 0,20">
            <text:p/>
          </draw:polyline>
          <draw:line draw:style-name="gr1" draw:text-style-name="P1" draw:layer="TiM_F" svg:x1="19.318cm" svg:y1="23.506cm" svg:x2="19.318cm" svg:y2="23.416cm">
            <text:p/>
          </draw:line>
          <draw:polyline draw:style-name="gr1" draw:text-style-name="P1" draw:layer="TiM_F" svg:width="0cm" svg:height="0.019cm" draw:transform="rotate (1.5707963267949) translate (19.298cm 23.416cm)" svg:viewBox="0 0 0 20" draw:points="0,20 0,20 0,20 0,19 0,18 0,17 0,16 0,15 0,13 0,11 0,9 0,7 0,5 0,3 0,0">
            <text:p/>
          </draw:polyline>
          <draw:polyline draw:style-name="gr1" draw:text-style-name="P1" draw:layer="TiM_F" svg:width="0cm" svg:height="0.019cm" draw:transform="rotate (1.5707963267949) translate (19.298cm 23.736cm)" svg:viewBox="0 0 0 20" draw:points="0,0 0,3 0,5 0,7 0,9 0,11 0,13 0,15 0,16 0,17 0,18 0,19 0,20 0,20 0,20">
            <text:p/>
          </draw:polyline>
          <draw:line draw:style-name="gr1" draw:text-style-name="P1" draw:layer="TiM_F" svg:x1="19.318cm" svg:y1="23.736cm" svg:x2="19.318cm" svg:y2="23.826cm">
            <text:p/>
          </draw:line>
          <draw:line draw:style-name="gr1" draw:text-style-name="P1" draw:layer="TiM_F" svg:x1="18.878cm" svg:y1="23.374cm" svg:x2="18.803cm" svg:y2="23.374cm">
            <text:p/>
          </draw:line>
          <draw:line draw:style-name="gr1" draw:text-style-name="P1" draw:layer="TiM_F" svg:x1="19.298cm" svg:y1="23.374cm" svg:x2="18.878cm" svg:y2="23.374cm">
            <text:p/>
          </draw:line>
          <draw:polyline draw:style-name="gr1" draw:text-style-name="P1" draw:layer="TiM_F" svg:width="0cm" svg:height="0.019cm" draw:transform="rotate (1.5707963267949) translate (19.298cm 23.826cm)" svg:viewBox="0 0 0 20" draw:points="0,20 0,20 0,20 0,19 0,18 0,17 0,16 0,15 0,13 0,11 0,9 0,7 0,5 0,3 0,0">
            <text:p/>
          </draw:polyline>
          <draw:line draw:style-name="gr1" draw:text-style-name="P1" draw:layer="TiM_F" svg:x1="18.803cm" svg:y1="23.374cm" svg:x2="18.803cm" svg:y2="23.449cm">
            <text:p/>
          </draw:line>
          <draw:line draw:style-name="gr1" draw:text-style-name="P1" draw:layer="TiM_F" svg:x1="18.803cm" svg:y1="23.449cm" svg:x2="18.803cm" svg:y2="23.869cm">
            <text:p/>
          </draw:line>
          <draw:polyline draw:style-name="gr1" draw:text-style-name="P1" draw:layer="TiM_F" svg:width="0cm" svg:height="0.019cm" draw:transform="rotate (1.5707963267949) translate (18.783cm 23.416cm)" svg:viewBox="0 0 0 20" draw:points="0,0 0,1 0,1 0,2 0,2 0,3 0,5 0,6 0,8 0,10 0,12 0,14 0,16 0,18 0,20">
            <text:p/>
          </draw:polyline>
          <draw:line draw:style-name="gr1" draw:text-style-name="P1" draw:layer="TiM_F" svg:x1="18.803cm" svg:y1="23.869cm" svg:x2="19.298cm" svg:y2="23.869cm">
            <text:p/>
          </draw:line>
          <draw:line draw:style-name="gr1" draw:text-style-name="P1" draw:layer="TiM_F" svg:x1="18.783cm" svg:y1="23.506cm" svg:x2="18.783cm" svg:y2="23.416cm">
            <text:p/>
          </draw:line>
          <draw:polyline draw:style-name="gr1" draw:text-style-name="P1" draw:layer="TiM_F" svg:width="0cm" svg:height="0.019cm" draw:transform="rotate (1.5707963267949) translate (18.783cm 23.506cm)" svg:viewBox="0 0 0 20" draw:points="0,20 0,18 0,16 0,14 0,12 0,10 0,8 0,6 0,5 0,3 0,2 0,2 0,1 0,1 0,0">
            <text:p/>
          </draw:polyline>
          <draw:polyline draw:style-name="gr1" draw:text-style-name="P1" draw:layer="TiM_F" svg:width="0cm" svg:height="0.019cm" draw:transform="rotate (1.5707963267949) translate (18.783cm 23.826cm)" svg:viewBox="0 0 0 20" draw:points="0,0 0,1 0,1 0,2 0,2 0,3 0,5 0,6 0,8 0,10 0,12 0,14 0,16 0,18 0,20">
            <text:p/>
          </draw:polyline>
          <draw:line draw:style-name="gr1" draw:text-style-name="P1" draw:layer="TiM_F" svg:x1="18.783cm" svg:y1="23.736cm" svg:x2="18.783cm" svg:y2="23.826cm">
            <text:p/>
          </draw:line>
          <draw:polyline draw:style-name="gr1" draw:text-style-name="P1" draw:layer="TiM_F" svg:width="0cm" svg:height="0.019cm" draw:transform="rotate (1.5707963267949) translate (18.783cm 23.571cm)" svg:viewBox="0 0 0 20" draw:points="0,20 0,18 0,16 0,14 0,12 0,10 0,8 0,6 0,5 0,3 0,2 0,2 0,1 0,1 0,0">
            <text:p/>
          </draw:polyline>
          <draw:polyline draw:style-name="gr1" draw:text-style-name="P1" draw:layer="TiM_F" svg:width="0cm" svg:height="0.019cm" draw:transform="rotate (1.5707963267949) translate (18.783cm 23.736cm)" svg:viewBox="0 0 0 20" draw:points="0,20 0,18 0,16 0,14 0,12 0,10 0,8 0,6 0,5 0,3 0,2 0,2 0,1 0,1 0,0">
            <text:p/>
          </draw:polyline>
          <draw:line draw:style-name="gr1" draw:text-style-name="P1" draw:layer="TiM_F" svg:x1="18.783cm" svg:y1="23.671cm" svg:x2="18.783cm" svg:y2="23.571cm">
            <text:p/>
          </draw:line>
          <draw:polyline draw:style-name="gr1" draw:text-style-name="P1" draw:layer="TiM_F" svg:width="0cm" svg:height="0.019cm" draw:transform="rotate (1.5707963267949) translate (18.783cm 23.671cm)" svg:viewBox="0 0 0 20" draw:points="0,20 0,18 0,16 0,14 0,12 0,10 0,8 0,6 0,5 0,3 0,2 0,2 0,1 0,1 0,0">
            <text:p/>
          </draw:polyline>
          <draw:line draw:style-name="gr1" draw:text-style-name="P1" draw:layer="TiM_F" svg:x1="30.155cm" svg:y1="21.176cm" svg:x2="30.091cm" svg:y2="21.176cm">
            <text:p/>
          </draw:line>
          <draw:polyline draw:style-name="gr1" draw:text-style-name="P1" draw:layer="TiM_F" svg:width="0cm" svg:height="0.054cm" draw:transform="rotate (1.5707963267949) translate (30.1cm 21.176cm)" svg:viewBox="0 0 0 55" draw:points="0,0 0,2 0,5 0,8 0,11 0,14 0,18 0,22 0,26 0,30 0,35 0,40 0,45 0,50 0,55">
            <text:p/>
          </draw:polyline>
          <draw:line draw:style-name="gr1" draw:text-style-name="P1" draw:layer="TiM_F" svg:x1="30.155cm" svg:y1="21.24cm" svg:x2="30.155cm" svg:y2="21.176cm">
            <text:p/>
          </draw:line>
          <draw:line draw:style-name="gr1" draw:text-style-name="P1" draw:layer="TiM_F" svg:x1="30.155cm" svg:y1="21.235cm" svg:x2="30.155cm" svg:y2="21.181cm">
            <text:p/>
          </draw:line>
          <draw:line draw:style-name="gr1" draw:text-style-name="P1" draw:layer="TiM_F" svg:x1="30.091cm" svg:y1="21.176cm" svg:x2="30.091cm" svg:y2="21.24cm">
            <text:p/>
          </draw:line>
          <draw:line draw:style-name="gr1" draw:text-style-name="P1" draw:layer="TiM_F" svg:x1="30.091cm" svg:y1="21.231cm" svg:x2="30.091cm" svg:y2="21.185cm">
            <text:p/>
          </draw:line>
          <draw:line draw:style-name="gr1" draw:text-style-name="P1" draw:layer="TiM_F" svg:x1="30.091cm" svg:y1="21.24cm" svg:x2="30.155cm" svg:y2="21.24cm">
            <text:p/>
          </draw:line>
          <draw:line draw:style-name="gr1" draw:text-style-name="P1" draw:layer="TiM_F" svg:x1="30.155cm" svg:y1="22.7cm" svg:x2="30.091cm" svg:y2="22.7cm">
            <text:p/>
          </draw:line>
          <draw:polyline draw:style-name="gr1" draw:text-style-name="P1" draw:layer="TiM_F" svg:width="0cm" svg:height="0.054cm" draw:transform="rotate (1.5707963267949) translate (30.1cm 22.7cm)" svg:viewBox="0 0 0 55" draw:points="0,0 0,2 0,5 0,8 0,11 0,14 0,18 0,22 0,26 0,30 0,35 0,40 0,45 0,50 0,55">
            <text:p/>
          </draw:polyline>
          <draw:line draw:style-name="gr1" draw:text-style-name="P1" draw:layer="TiM_F" svg:x1="30.155cm" svg:y1="22.764cm" svg:x2="30.155cm" svg:y2="22.7cm">
            <text:p/>
          </draw:line>
          <draw:line draw:style-name="gr1" draw:text-style-name="P1" draw:layer="TiM_F" svg:x1="30.155cm" svg:y1="22.759cm" svg:x2="30.155cm" svg:y2="22.705cm">
            <text:p/>
          </draw:line>
          <draw:line draw:style-name="gr1" draw:text-style-name="P1" draw:layer="TiM_F" svg:x1="30.091cm" svg:y1="22.7cm" svg:x2="30.091cm" svg:y2="22.764cm">
            <text:p/>
          </draw:line>
          <draw:line draw:style-name="gr1" draw:text-style-name="P1" draw:layer="TiM_F" svg:x1="30.091cm" svg:y1="22.755cm" svg:x2="30.091cm" svg:y2="22.709cm">
            <text:p/>
          </draw:line>
          <draw:line draw:style-name="gr1" draw:text-style-name="P1" draw:layer="TiM_F" svg:x1="30.091cm" svg:y1="22.764cm" svg:x2="30.155cm" svg:y2="22.764cm">
            <text:p/>
          </draw:line>
          <draw:polyline draw:style-name="gr1" draw:text-style-name="P1" draw:layer="TiM_F" svg:width="0cm" svg:height="0.058cm" draw:transform="rotate (1.5707963267949) translate (30.091cm 22.764cm)" svg:viewBox="0 0 0 59" draw:points="0,59 0,51 0,44 0,38 0,31 0,26 0,20 0,16 0,12 0,8 0,6 0,3 0,2 0,1 0,0">
            <text:p/>
          </draw:polyline>
          <draw:line draw:style-name="gr1" draw:text-style-name="P1" draw:layer="TiM_F" svg:x1="30.155cm" svg:y1="21.43cm" svg:x2="30.091cm" svg:y2="21.43cm">
            <text:p/>
          </draw:line>
          <draw:polyline draw:style-name="gr1" draw:text-style-name="P1" draw:layer="TiM_F" svg:width="0cm" svg:height="0.054cm" draw:transform="rotate (1.5707963267949) translate (30.1cm 21.43cm)" svg:viewBox="0 0 0 55" draw:points="0,0 0,2 0,5 0,8 0,11 0,14 0,18 0,22 0,26 0,30 0,35 0,40 0,45 0,50 0,55">
            <text:p/>
          </draw:polyline>
          <draw:line draw:style-name="gr1" draw:text-style-name="P1" draw:layer="TiM_F" svg:x1="30.155cm" svg:y1="21.494cm" svg:x2="30.155cm" svg:y2="21.43cm">
            <text:p/>
          </draw:line>
          <draw:line draw:style-name="gr1" draw:text-style-name="P1" draw:layer="TiM_F" svg:x1="30.155cm" svg:y1="21.489cm" svg:x2="30.155cm" svg:y2="21.435cm">
            <text:p/>
          </draw:line>
          <draw:line draw:style-name="gr1" draw:text-style-name="P1" draw:layer="TiM_F" svg:x1="30.091cm" svg:y1="21.43cm" svg:x2="30.091cm" svg:y2="21.494cm">
            <text:p/>
          </draw:line>
          <draw:line draw:style-name="gr1" draw:text-style-name="P1" draw:layer="TiM_F" svg:x1="30.091cm" svg:y1="21.485cm" svg:x2="30.091cm" svg:y2="21.439cm">
            <text:p/>
          </draw:line>
          <draw:line draw:style-name="gr1" draw:text-style-name="P1" draw:layer="TiM_F" svg:x1="30.091cm" svg:y1="21.494cm" svg:x2="30.155cm" svg:y2="21.494cm">
            <text:p/>
          </draw:line>
          <draw:line draw:style-name="gr1" draw:text-style-name="P1" draw:layer="TiM_F" svg:x1="30.155cm" svg:y1="7.716cm" svg:x2="30.091cm" svg:y2="7.716cm">
            <text:p/>
          </draw:line>
          <draw:polyline draw:style-name="gr1" draw:text-style-name="P1" draw:layer="TiM_F" svg:width="0cm" svg:height="0.054cm" draw:transform="rotate (1.5707963267949) translate (30.1cm 7.716cm)" svg:viewBox="0 0 0 55" draw:points="0,0 0,2 0,5 0,8 0,11 0,14 0,18 0,22 0,26 0,30 0,35 0,40 0,45 0,50 0,55">
            <text:p/>
          </draw:polyline>
          <draw:line draw:style-name="gr1" draw:text-style-name="P1" draw:layer="TiM_F" svg:x1="30.155cm" svg:y1="7.78cm" svg:x2="30.155cm" svg:y2="7.716cm">
            <text:p/>
          </draw:line>
          <draw:line draw:style-name="gr1" draw:text-style-name="P1" draw:layer="TiM_F" svg:x1="30.155cm" svg:y1="7.775cm" svg:x2="30.155cm" svg:y2="7.721cm">
            <text:p/>
          </draw:line>
          <draw:line draw:style-name="gr1" draw:text-style-name="P1" draw:layer="TiM_F" svg:x1="30.091cm" svg:y1="7.716cm" svg:x2="30.091cm" svg:y2="7.78cm">
            <text:p/>
          </draw:line>
          <draw:line draw:style-name="gr1" draw:text-style-name="P1" draw:layer="TiM_F" svg:x1="30.091cm" svg:y1="7.771cm" svg:x2="30.091cm" svg:y2="7.725cm">
            <text:p/>
          </draw:line>
          <draw:line draw:style-name="gr1" draw:text-style-name="P1" draw:layer="TiM_F" svg:x1="30.091cm" svg:y1="7.78cm" svg:x2="30.155cm" svg:y2="7.78cm">
            <text:p/>
          </draw:line>
          <draw:polyline draw:style-name="gr1" draw:text-style-name="P1" draw:layer="TiM_F" svg:width="0cm" svg:height="0.058cm" draw:transform="rotate (1.5707963267949) translate (30.091cm 7.78cm)" svg:viewBox="0 0 0 59" draw:points="0,59 0,51 0,44 0,38 0,31 0,26 0,20 0,16 0,12 0,8 0,6 0,3 0,2 0,1 0,0">
            <text:p/>
          </draw:polyline>
          <draw:line draw:style-name="gr1" draw:text-style-name="P1" draw:layer="TiM_F" svg:x1="30.155cm" svg:y1="22.954cm" svg:x2="30.091cm" svg:y2="22.954cm">
            <text:p/>
          </draw:line>
          <draw:polyline draw:style-name="gr1" draw:text-style-name="P1" draw:layer="TiM_F" svg:width="0cm" svg:height="0.054cm" draw:transform="rotate (1.5707963267949) translate (30.1cm 22.954cm)" svg:viewBox="0 0 0 55" draw:points="0,0 0,2 0,5 0,8 0,11 0,14 0,18 0,22 0,26 0,30 0,35 0,40 0,45 0,50 0,55">
            <text:p/>
          </draw:polyline>
          <draw:line draw:style-name="gr1" draw:text-style-name="P1" draw:layer="TiM_F" svg:x1="30.155cm" svg:y1="23.018cm" svg:x2="30.155cm" svg:y2="22.954cm">
            <text:p/>
          </draw:line>
          <draw:line draw:style-name="gr1" draw:text-style-name="P1" draw:layer="TiM_F" svg:x1="30.155cm" svg:y1="23.013cm" svg:x2="30.155cm" svg:y2="22.959cm">
            <text:p/>
          </draw:line>
          <draw:line draw:style-name="gr1" draw:text-style-name="P1" draw:layer="TiM_F" svg:x1="30.091cm" svg:y1="22.954cm" svg:x2="30.091cm" svg:y2="23.018cm">
            <text:p/>
          </draw:line>
          <draw:line draw:style-name="gr1" draw:text-style-name="P1" draw:layer="TiM_F" svg:x1="30.091cm" svg:y1="23.009cm" svg:x2="30.091cm" svg:y2="22.963cm">
            <text:p/>
          </draw:line>
          <draw:line draw:style-name="gr1" draw:text-style-name="P1" draw:layer="TiM_F" svg:x1="30.091cm" svg:y1="23.018cm" svg:x2="30.155cm" svg:y2="23.018cm">
            <text:p/>
          </draw:line>
          <draw:polyline draw:style-name="gr1" draw:text-style-name="P1" draw:layer="TiM_F" svg:width="0cm" svg:height="0.058cm" draw:transform="rotate (1.5707963267949) translate (30.091cm 23.018cm)" svg:viewBox="0 0 0 59" draw:points="0,59 0,51 0,44 0,38 0,31 0,26 0,20 0,16 0,12 0,8 0,6 0,3 0,2 0,1 0,0">
            <text:p/>
          </draw:polyline>
          <draw:line draw:style-name="gr1" draw:text-style-name="P1" draw:layer="TiM_F" svg:x1="30.155cm" svg:y1="7.462cm" svg:x2="30.091cm" svg:y2="7.462cm">
            <text:p/>
          </draw:line>
          <draw:polyline draw:style-name="gr1" draw:text-style-name="P1" draw:layer="TiM_F" svg:width="0cm" svg:height="0.054cm" draw:transform="rotate (1.5707963267949) translate (30.1cm 7.462cm)" svg:viewBox="0 0 0 55" draw:points="0,0 0,2 0,5 0,8 0,11 0,14 0,18 0,22 0,26 0,30 0,35 0,40 0,45 0,50 0,55">
            <text:p/>
          </draw:polyline>
          <draw:line draw:style-name="gr1" draw:text-style-name="P1" draw:layer="TiM_F" svg:x1="30.155cm" svg:y1="7.526cm" svg:x2="30.155cm" svg:y2="7.462cm">
            <text:p/>
          </draw:line>
          <draw:line draw:style-name="gr1" draw:text-style-name="P1" draw:layer="TiM_F" svg:x1="30.155cm" svg:y1="7.521cm" svg:x2="30.155cm" svg:y2="7.467cm">
            <text:p/>
          </draw:line>
          <draw:line draw:style-name="gr1" draw:text-style-name="P1" draw:layer="TiM_F" svg:x1="30.091cm" svg:y1="7.462cm" svg:x2="30.091cm" svg:y2="7.526cm">
            <text:p/>
          </draw:line>
          <draw:line draw:style-name="gr1" draw:text-style-name="P1" draw:layer="TiM_F" svg:x1="30.091cm" svg:y1="7.517cm" svg:x2="30.091cm" svg:y2="7.471cm">
            <text:p/>
          </draw:line>
          <draw:line draw:style-name="gr1" draw:text-style-name="P1" draw:layer="TiM_F" svg:x1="30.091cm" svg:y1="7.526cm" svg:x2="30.155cm" svg:y2="7.526cm">
            <text:p/>
          </draw:line>
          <draw:polyline draw:style-name="gr1" draw:text-style-name="P1" draw:layer="TiM_F" svg:width="0cm" svg:height="0.058cm" draw:transform="rotate (1.5707963267949) translate (30.091cm 7.526cm)" svg:viewBox="0 0 0 59" draw:points="0,59 0,51 0,44 0,38 0,31 0,26 0,20 0,16 0,12 0,8 0,6 0,3 0,2 0,1 0,0">
            <text:p/>
          </draw:polyline>
          <draw:line draw:style-name="gr1" draw:text-style-name="P1" draw:layer="TiM_F" svg:x1="30.091cm" svg:y1="22.709cm" svg:x2="30.091cm" svg:y2="22.7cm">
            <text:p/>
          </draw:line>
          <draw:line draw:style-name="gr1" draw:text-style-name="P1" draw:layer="TiM_F" svg:x1="30.091cm" svg:y1="22.764cm" svg:x2="30.091cm" svg:y2="22.755cm">
            <text:p/>
          </draw:line>
          <draw:line draw:style-name="gr1" draw:text-style-name="P1" draw:layer="TiM_F" svg:x1="30.155cm" svg:y1="22.705cm" svg:x2="30.155cm" svg:y2="22.7cm">
            <text:p/>
          </draw:line>
          <draw:line draw:style-name="gr1" draw:text-style-name="P1" draw:layer="TiM_F" svg:x1="30.155cm" svg:y1="22.764cm" svg:x2="30.155cm" svg:y2="22.759cm">
            <text:p/>
          </draw:line>
          <draw:line draw:style-name="gr1" draw:text-style-name="P1" draw:layer="TiM_F" svg:x1="30.091cm" svg:y1="21.439cm" svg:x2="30.091cm" svg:y2="21.43cm">
            <text:p/>
          </draw:line>
          <draw:line draw:style-name="gr1" draw:text-style-name="P1" draw:layer="TiM_F" svg:x1="30.091cm" svg:y1="21.494cm" svg:x2="30.091cm" svg:y2="21.485cm">
            <text:p/>
          </draw:line>
          <draw:line draw:style-name="gr1" draw:text-style-name="P1" draw:layer="TiM_F" svg:x1="30.155cm" svg:y1="21.435cm" svg:x2="30.155cm" svg:y2="21.43cm">
            <text:p/>
          </draw:line>
          <draw:line draw:style-name="gr1" draw:text-style-name="P1" draw:layer="TiM_F" svg:x1="30.155cm" svg:y1="21.494cm" svg:x2="30.155cm" svg:y2="21.489cm">
            <text:p/>
          </draw:line>
          <draw:line draw:style-name="gr1" draw:text-style-name="P1" draw:layer="TiM_F" svg:x1="30.091cm" svg:y1="21.185cm" svg:x2="30.091cm" svg:y2="21.176cm">
            <text:p/>
          </draw:line>
          <draw:line draw:style-name="gr1" draw:text-style-name="P1" draw:layer="TiM_F" svg:x1="30.091cm" svg:y1="21.24cm" svg:x2="30.091cm" svg:y2="21.231cm">
            <text:p/>
          </draw:line>
          <draw:line draw:style-name="gr1" draw:text-style-name="P1" draw:layer="TiM_F" svg:x1="30.155cm" svg:y1="21.181cm" svg:x2="30.155cm" svg:y2="21.176cm">
            <text:p/>
          </draw:line>
          <draw:line draw:style-name="gr1" draw:text-style-name="P1" draw:layer="TiM_F" svg:x1="30.155cm" svg:y1="21.24cm" svg:x2="30.155cm" svg:y2="21.235cm">
            <text:p/>
          </draw:line>
          <draw:line draw:style-name="gr1" draw:text-style-name="P1" draw:layer="TiM_F" svg:x1="30.091cm" svg:y1="22.963cm" svg:x2="30.091cm" svg:y2="22.954cm">
            <text:p/>
          </draw:line>
          <draw:line draw:style-name="gr1" draw:text-style-name="P1" draw:layer="TiM_F" svg:x1="30.091cm" svg:y1="23.018cm" svg:x2="30.091cm" svg:y2="23.009cm">
            <text:p/>
          </draw:line>
          <draw:line draw:style-name="gr1" draw:text-style-name="P1" draw:layer="TiM_F" svg:x1="30.155cm" svg:y1="22.959cm" svg:x2="30.155cm" svg:y2="22.954cm">
            <text:p/>
          </draw:line>
          <draw:line draw:style-name="gr1" draw:text-style-name="P1" draw:layer="TiM_F" svg:x1="30.155cm" svg:y1="23.018cm" svg:x2="30.155cm" svg:y2="23.013cm">
            <text:p/>
          </draw:line>
          <draw:line draw:style-name="gr1" draw:text-style-name="P1" draw:layer="TiM_F" svg:x1="30.091cm" svg:y1="7.725cm" svg:x2="30.091cm" svg:y2="7.716cm">
            <text:p/>
          </draw:line>
          <draw:line draw:style-name="gr1" draw:text-style-name="P1" draw:layer="TiM_F" svg:x1="30.091cm" svg:y1="7.78cm" svg:x2="30.091cm" svg:y2="7.771cm">
            <text:p/>
          </draw:line>
          <draw:line draw:style-name="gr1" draw:text-style-name="P1" draw:layer="TiM_F" svg:x1="30.155cm" svg:y1="7.721cm" svg:x2="30.155cm" svg:y2="7.716cm">
            <text:p/>
          </draw:line>
          <draw:line draw:style-name="gr1" draw:text-style-name="P1" draw:layer="TiM_F" svg:x1="30.155cm" svg:y1="7.78cm" svg:x2="30.155cm" svg:y2="7.775cm">
            <text:p/>
          </draw:line>
          <draw:line draw:style-name="gr1" draw:text-style-name="P1" draw:layer="TiM_F" svg:x1="30.091cm" svg:y1="7.471cm" svg:x2="30.091cm" svg:y2="7.462cm">
            <text:p/>
          </draw:line>
          <draw:line draw:style-name="gr1" draw:text-style-name="P1" draw:layer="TiM_F" svg:x1="30.091cm" svg:y1="7.526cm" svg:x2="30.091cm" svg:y2="7.517cm">
            <text:p/>
          </draw:line>
          <draw:line draw:style-name="gr1" draw:text-style-name="P1" draw:layer="TiM_F" svg:x1="30.155cm" svg:y1="7.467cm" svg:x2="30.155cm" svg:y2="7.462cm">
            <text:p/>
          </draw:line>
          <draw:line draw:style-name="gr1" draw:text-style-name="P1" draw:layer="TiM_F" svg:x1="30.155cm" svg:y1="7.526cm" svg:x2="30.155cm" svg:y2="7.521cm">
            <text:p/>
          </draw:line>
          <draw:polyline draw:style-name="gr1" draw:text-style-name="P1" draw:layer="TiM_F" svg:width="0cm" svg:height="0.019cm" draw:transform="rotate (1.5707963267949) translate (31.489cm 17.475cm)" svg:viewBox="0 0 0 20" draw:points="0,0 0,2 0,4 0,7 0,9 0,11 0,12 0,14 0,16 0,17 0,18 0,19 0,20 0,20 0,20">
            <text:p/>
          </draw:polyline>
          <draw:line draw:style-name="gr1" draw:text-style-name="P1" draw:layer="TiM_F" svg:x1="31.489cm" svg:y1="17.773cm" svg:x2="31.489cm" svg:y2="17.278cm">
            <text:p/>
          </draw:line>
          <draw:line draw:style-name="gr1" draw:text-style-name="P1" draw:layer="TiM_F" svg:x1="31.489cm" svg:y1="17.64cm" svg:x2="31.489cm" svg:y2="17.73cm">
            <text:p/>
          </draw:line>
          <draw:line draw:style-name="gr1" draw:text-style-name="P1" draw:layer="TiM_F" svg:x1="31.489cm" svg:y1="17.41cm" svg:x2="31.489cm" svg:y2="17.32cm">
            <text:p/>
          </draw:line>
          <draw:line draw:style-name="gr1" draw:text-style-name="P1" draw:layer="TiM_F" svg:x1="31.489cm" svg:y1="17.575cm" svg:x2="31.489cm" svg:y2="17.475cm">
            <text:p/>
          </draw:line>
          <draw:line draw:style-name="gr1" draw:text-style-name="P1" draw:layer="TiM_F" svg:x1="31.509cm" svg:y1="17.575cm" svg:x2="31.509cm" svg:y2="17.475cm">
            <text:p/>
          </draw:line>
          <draw:polyline draw:style-name="gr1" draw:text-style-name="P1" draw:layer="TiM_F" svg:width="0cm" svg:height="0.019cm" draw:transform="rotate (1.5707963267949) translate (31.489cm 17.41cm)" svg:viewBox="0 0 0 20" draw:points="0,0 0,2 0,4 0,7 0,9 0,11 0,12 0,14 0,16 0,17 0,18 0,19 0,20 0,20 0,20">
            <text:p/>
          </draw:polyline>
          <draw:polyline draw:style-name="gr1" draw:text-style-name="P1" draw:layer="TiM_F" svg:width="0cm" svg:height="0.019cm" draw:transform="rotate (1.5707963267949) translate (31.489cm 17.575cm)" svg:viewBox="0 0 0 20" draw:points="0,0 0,2 0,4 0,7 0,9 0,11 0,12 0,14 0,16 0,17 0,18 0,19 0,20 0,20 0,20">
            <text:p/>
          </draw:polyline>
          <draw:line draw:style-name="gr1" draw:text-style-name="P1" draw:layer="TiM_F" svg:x1="31.509cm" svg:y1="17.41cm" svg:x2="31.509cm" svg:y2="17.32cm">
            <text:p/>
          </draw:line>
          <draw:polyline draw:style-name="gr1" draw:text-style-name="P1" draw:layer="TiM_F" svg:width="0cm" svg:height="0.019cm" draw:transform="rotate (1.5707963267949) translate (31.489cm 17.32cm)" svg:viewBox="0 0 0 20" draw:points="0,20 0,20 0,20 0,19 0,18 0,17 0,16 0,14 0,12 0,11 0,9 0,7 0,4 0,2 0,0">
            <text:p/>
          </draw:polyline>
          <draw:polyline draw:style-name="gr1" draw:text-style-name="P1" draw:layer="TiM_F" svg:width="0cm" svg:height="0.019cm" draw:transform="rotate (1.5707963267949) translate (31.489cm 17.64cm)" svg:viewBox="0 0 0 20" draw:points="0,0 0,2 0,4 0,7 0,9 0,11 0,12 0,14 0,16 0,17 0,18 0,19 0,20 0,20 0,20">
            <text:p/>
          </draw:polyline>
          <draw:line draw:style-name="gr1" draw:text-style-name="P1" draw:layer="TiM_F" svg:x1="31.509cm" svg:y1="17.64cm" svg:x2="31.509cm" svg:y2="17.73cm">
            <text:p/>
          </draw:line>
          <draw:line draw:style-name="gr1" draw:text-style-name="P1" draw:layer="TiM_F" svg:x1="31.069cm" svg:y1="17.278cm" svg:x2="30.994cm" svg:y2="17.278cm">
            <text:p/>
          </draw:line>
          <draw:line draw:style-name="gr1" draw:text-style-name="P1" draw:layer="TiM_F" svg:x1="31.489cm" svg:y1="17.278cm" svg:x2="31.069cm" svg:y2="17.278cm">
            <text:p/>
          </draw:line>
          <draw:polyline draw:style-name="gr1" draw:text-style-name="P1" draw:layer="TiM_F" svg:width="0cm" svg:height="0.019cm" draw:transform="rotate (1.5707963267949) translate (31.489cm 17.73cm)" svg:viewBox="0 0 0 20" draw:points="0,20 0,20 0,20 0,19 0,18 0,17 0,16 0,14 0,12 0,11 0,9 0,7 0,4 0,2 0,0">
            <text:p/>
          </draw:polyline>
          <draw:line draw:style-name="gr1" draw:text-style-name="P1" draw:layer="TiM_F" svg:x1="30.994cm" svg:y1="17.278cm" svg:x2="30.994cm" svg:y2="17.353cm">
            <text:p/>
          </draw:line>
          <draw:line draw:style-name="gr1" draw:text-style-name="P1" draw:layer="TiM_F" svg:x1="30.994cm" svg:y1="17.353cm" svg:x2="30.994cm" svg:y2="17.773cm">
            <text:p/>
          </draw:line>
          <draw:polyline draw:style-name="gr1" draw:text-style-name="P1" draw:layer="TiM_F" svg:width="0cm" svg:height="0.019cm" draw:transform="rotate (1.5707963267949) translate (30.974cm 17.32cm)" svg:viewBox="0 0 0 20" draw:points="0,0 0,0 0,1 0,1 0,2 0,3 0,4 0,6 0,8 0,9 0,11 0,13 0,16 0,18 0,20">
            <text:p/>
          </draw:polyline>
          <draw:line draw:style-name="gr1" draw:text-style-name="P1" draw:layer="TiM_F" svg:x1="30.994cm" svg:y1="17.773cm" svg:x2="31.489cm" svg:y2="17.773cm">
            <text:p/>
          </draw:line>
          <draw:line draw:style-name="gr1" draw:text-style-name="P1" draw:layer="TiM_F" svg:x1="30.974cm" svg:y1="17.41cm" svg:x2="30.974cm" svg:y2="17.32cm">
            <text:p/>
          </draw:line>
          <draw:polyline draw:style-name="gr1" draw:text-style-name="P1" draw:layer="TiM_F" svg:width="0cm" svg:height="0.019cm" draw:transform="rotate (1.5707963267949) translate (30.974cm 17.41cm)" svg:viewBox="0 0 0 20" draw:points="0,20 0,18 0,16 0,13 0,11 0,9 0,8 0,6 0,4 0,3 0,2 0,1 0,1 0,0 0,0">
            <text:p/>
          </draw:polyline>
          <draw:polyline draw:style-name="gr1" draw:text-style-name="P1" draw:layer="TiM_F" svg:width="0cm" svg:height="0.019cm" draw:transform="rotate (1.5707963267949) translate (30.974cm 17.73cm)" svg:viewBox="0 0 0 20" draw:points="0,0 0,0 0,1 0,1 0,2 0,3 0,4 0,6 0,8 0,9 0,11 0,13 0,16 0,18 0,20">
            <text:p/>
          </draw:polyline>
          <draw:line draw:style-name="gr1" draw:text-style-name="P1" draw:layer="TiM_F" svg:x1="30.974cm" svg:y1="17.64cm" svg:x2="30.974cm" svg:y2="17.73cm">
            <text:p/>
          </draw:line>
          <draw:polyline draw:style-name="gr1" draw:text-style-name="P1" draw:layer="TiM_F" svg:width="0cm" svg:height="0.019cm" draw:transform="rotate (1.5707963267949) translate (30.974cm 17.475cm)" svg:viewBox="0 0 0 20" draw:points="0,20 0,18 0,16 0,13 0,11 0,9 0,8 0,6 0,4 0,3 0,2 0,1 0,1 0,0 0,0">
            <text:p/>
          </draw:polyline>
          <draw:polyline draw:style-name="gr1" draw:text-style-name="P1" draw:layer="TiM_F" svg:width="0cm" svg:height="0.019cm" draw:transform="rotate (1.5707963267949) translate (30.974cm 17.64cm)" svg:viewBox="0 0 0 20" draw:points="0,20 0,18 0,16 0,13 0,11 0,9 0,8 0,6 0,4 0,3 0,2 0,1 0,1 0,0 0,0">
            <text:p/>
          </draw:polyline>
          <draw:line draw:style-name="gr1" draw:text-style-name="P1" draw:layer="TiM_F" svg:x1="30.974cm" svg:y1="17.575cm" svg:x2="30.974cm" svg:y2="17.475cm">
            <text:p/>
          </draw:line>
          <draw:polyline draw:style-name="gr1" draw:text-style-name="P1" draw:layer="TiM_F" svg:width="0cm" svg:height="0.019cm" draw:transform="rotate (1.5707963267949) translate (30.974cm 17.575cm)" svg:viewBox="0 0 0 20" draw:points="0,20 0,18 0,16 0,13 0,11 0,9 0,8 0,6 0,4 0,3 0,2 0,1 0,1 0,0 0,0">
            <text:p/>
          </draw:polyline>
          <draw:polyline draw:style-name="gr1" draw:text-style-name="P1" draw:layer="TiM_F" svg:width="0cm" svg:height="0.019cm" draw:transform="rotate (1.5707963267949) translate (31.489cm 18.999cm)" svg:viewBox="0 0 0 20" draw:points="0,0 0,2 0,4 0,7 0,9 0,11 0,12 0,14 0,16 0,17 0,18 0,19 0,20 0,20 0,20">
            <text:p/>
          </draw:polyline>
          <draw:line draw:style-name="gr1" draw:text-style-name="P1" draw:layer="TiM_F" svg:x1="31.489cm" svg:y1="19.297cm" svg:x2="31.489cm" svg:y2="18.802cm">
            <text:p/>
          </draw:line>
          <draw:line draw:style-name="gr1" draw:text-style-name="P1" draw:layer="TiM_F" svg:x1="31.489cm" svg:y1="19.164cm" svg:x2="31.489cm" svg:y2="19.254cm">
            <text:p/>
          </draw:line>
          <draw:line draw:style-name="gr1" draw:text-style-name="P1" draw:layer="TiM_F" svg:x1="31.489cm" svg:y1="18.934cm" svg:x2="31.489cm" svg:y2="18.844cm">
            <text:p/>
          </draw:line>
          <draw:line draw:style-name="gr1" draw:text-style-name="P1" draw:layer="TiM_F" svg:x1="31.489cm" svg:y1="19.099cm" svg:x2="31.489cm" svg:y2="18.999cm">
            <text:p/>
          </draw:line>
          <draw:line draw:style-name="gr1" draw:text-style-name="P1" draw:layer="TiM_F" svg:x1="31.509cm" svg:y1="19.099cm" svg:x2="31.509cm" svg:y2="18.999cm">
            <text:p/>
          </draw:line>
          <draw:polyline draw:style-name="gr1" draw:text-style-name="P1" draw:layer="TiM_F" svg:width="0cm" svg:height="0.019cm" draw:transform="rotate (1.5707963267949) translate (31.489cm 18.934cm)" svg:viewBox="0 0 0 20" draw:points="0,0 0,2 0,4 0,7 0,9 0,11 0,12 0,14 0,16 0,17 0,18 0,19 0,20 0,20 0,20">
            <text:p/>
          </draw:polyline>
          <draw:polyline draw:style-name="gr1" draw:text-style-name="P1" draw:layer="TiM_F" svg:width="0cm" svg:height="0.019cm" draw:transform="rotate (1.5707963267949) translate (31.489cm 19.099cm)" svg:viewBox="0 0 0 20" draw:points="0,0 0,2 0,4 0,7 0,9 0,11 0,12 0,14 0,16 0,17 0,18 0,19 0,20 0,20 0,20">
            <text:p/>
          </draw:polyline>
          <draw:line draw:style-name="gr1" draw:text-style-name="P1" draw:layer="TiM_F" svg:x1="31.509cm" svg:y1="18.934cm" svg:x2="31.509cm" svg:y2="18.844cm">
            <text:p/>
          </draw:line>
          <draw:polyline draw:style-name="gr1" draw:text-style-name="P1" draw:layer="TiM_F" svg:width="0cm" svg:height="0.019cm" draw:transform="rotate (1.5707963267949) translate (31.489cm 18.844cm)" svg:viewBox="0 0 0 20" draw:points="0,20 0,20 0,20 0,19 0,18 0,17 0,16 0,14 0,12 0,11 0,9 0,7 0,4 0,2 0,0">
            <text:p/>
          </draw:polyline>
          <draw:polyline draw:style-name="gr1" draw:text-style-name="P1" draw:layer="TiM_F" svg:width="0cm" svg:height="0.019cm" draw:transform="rotate (1.5707963267949) translate (31.489cm 19.164cm)" svg:viewBox="0 0 0 20" draw:points="0,0 0,2 0,4 0,7 0,9 0,11 0,12 0,14 0,16 0,17 0,18 0,19 0,20 0,20 0,20">
            <text:p/>
          </draw:polyline>
          <draw:line draw:style-name="gr1" draw:text-style-name="P1" draw:layer="TiM_F" svg:x1="31.509cm" svg:y1="19.164cm" svg:x2="31.509cm" svg:y2="19.254cm">
            <text:p/>
          </draw:line>
          <draw:line draw:style-name="gr1" draw:text-style-name="P1" draw:layer="TiM_F" svg:x1="31.069cm" svg:y1="18.802cm" svg:x2="30.994cm" svg:y2="18.802cm">
            <text:p/>
          </draw:line>
          <draw:line draw:style-name="gr1" draw:text-style-name="P1" draw:layer="TiM_F" svg:x1="31.489cm" svg:y1="18.802cm" svg:x2="31.069cm" svg:y2="18.802cm">
            <text:p/>
          </draw:line>
          <draw:polyline draw:style-name="gr1" draw:text-style-name="P1" draw:layer="TiM_F" svg:width="0cm" svg:height="0.019cm" draw:transform="rotate (1.5707963267949) translate (31.489cm 19.254cm)" svg:viewBox="0 0 0 20" draw:points="0,20 0,20 0,20 0,19 0,18 0,17 0,16 0,14 0,12 0,11 0,9 0,7 0,4 0,2 0,0">
            <text:p/>
          </draw:polyline>
          <draw:line draw:style-name="gr1" draw:text-style-name="P1" draw:layer="TiM_F" svg:x1="30.994cm" svg:y1="18.802cm" svg:x2="30.994cm" svg:y2="18.877cm">
            <text:p/>
          </draw:line>
          <draw:line draw:style-name="gr1" draw:text-style-name="P1" draw:layer="TiM_F" svg:x1="30.994cm" svg:y1="18.877cm" svg:x2="30.994cm" svg:y2="19.297cm">
            <text:p/>
          </draw:line>
          <draw:polyline draw:style-name="gr1" draw:text-style-name="P1" draw:layer="TiM_F" svg:width="0cm" svg:height="0.019cm" draw:transform="rotate (1.5707963267949) translate (30.974cm 18.844cm)" svg:viewBox="0 0 0 20" draw:points="0,0 0,0 0,1 0,1 0,2 0,3 0,4 0,6 0,8 0,9 0,11 0,13 0,16 0,18 0,20">
            <text:p/>
          </draw:polyline>
          <draw:line draw:style-name="gr1" draw:text-style-name="P1" draw:layer="TiM_F" svg:x1="30.994cm" svg:y1="19.297cm" svg:x2="31.489cm" svg:y2="19.297cm">
            <text:p/>
          </draw:line>
          <draw:line draw:style-name="gr1" draw:text-style-name="P1" draw:layer="TiM_F" svg:x1="30.974cm" svg:y1="18.934cm" svg:x2="30.974cm" svg:y2="18.844cm">
            <text:p/>
          </draw:line>
          <draw:polyline draw:style-name="gr1" draw:text-style-name="P1" draw:layer="TiM_F" svg:width="0cm" svg:height="0.019cm" draw:transform="rotate (1.5707963267949) translate (30.974cm 18.934cm)" svg:viewBox="0 0 0 20" draw:points="0,20 0,18 0,16 0,13 0,11 0,9 0,8 0,6 0,4 0,3 0,2 0,1 0,1 0,0 0,0">
            <text:p/>
          </draw:polyline>
          <draw:polyline draw:style-name="gr1" draw:text-style-name="P1" draw:layer="TiM_F" svg:width="0cm" svg:height="0.019cm" draw:transform="rotate (1.5707963267949) translate (30.974cm 19.254cm)" svg:viewBox="0 0 0 20" draw:points="0,0 0,0 0,1 0,1 0,2 0,3 0,4 0,6 0,8 0,9 0,11 0,13 0,16 0,18 0,20">
            <text:p/>
          </draw:polyline>
          <draw:line draw:style-name="gr1" draw:text-style-name="P1" draw:layer="TiM_F" svg:x1="30.974cm" svg:y1="19.164cm" svg:x2="30.974cm" svg:y2="19.254cm">
            <text:p/>
          </draw:line>
          <draw:polyline draw:style-name="gr1" draw:text-style-name="P1" draw:layer="TiM_F" svg:width="0cm" svg:height="0.019cm" draw:transform="rotate (1.5707963267949) translate (30.974cm 18.999cm)" svg:viewBox="0 0 0 20" draw:points="0,20 0,18 0,16 0,13 0,11 0,9 0,8 0,6 0,4 0,3 0,2 0,1 0,1 0,0 0,0">
            <text:p/>
          </draw:polyline>
          <draw:polyline draw:style-name="gr1" draw:text-style-name="P1" draw:layer="TiM_F" svg:width="0cm" svg:height="0.019cm" draw:transform="rotate (1.5707963267949) translate (30.974cm 19.164cm)" svg:viewBox="0 0 0 20" draw:points="0,20 0,18 0,16 0,13 0,11 0,9 0,8 0,6 0,4 0,3 0,2 0,1 0,1 0,0 0,0">
            <text:p/>
          </draw:polyline>
          <draw:line draw:style-name="gr1" draw:text-style-name="P1" draw:layer="TiM_F" svg:x1="30.974cm" svg:y1="19.099cm" svg:x2="30.974cm" svg:y2="18.999cm">
            <text:p/>
          </draw:line>
          <draw:polyline draw:style-name="gr1" draw:text-style-name="P1" draw:layer="TiM_F" svg:width="0cm" svg:height="0.019cm" draw:transform="rotate (1.5707963267949) translate (30.974cm 19.099cm)" svg:viewBox="0 0 0 20" draw:points="0,20 0,18 0,16 0,13 0,11 0,9 0,8 0,6 0,4 0,3 0,2 0,1 0,1 0,0 0,0">
            <text:p/>
          </draw:polyline>
          <draw:polyline draw:style-name="gr1" draw:text-style-name="P1" draw:layer="TiM_F" svg:width="0cm" svg:height="0.019cm" draw:transform="rotate (1.5707963267949) translate (37.585cm 18.999cm)" svg:viewBox="0 0 0 20" draw:points="0,0 0,2 0,4 0,6 0,9 0,10 0,12 0,14 0,15 0,17 0,18 0,19 0,19 0,20 0,20">
            <text:p/>
          </draw:polyline>
          <draw:line draw:style-name="gr1" draw:text-style-name="P1" draw:layer="TiM_F" svg:x1="37.585cm" svg:y1="19.297cm" svg:x2="37.585cm" svg:y2="18.802cm">
            <text:p/>
          </draw:line>
          <draw:line draw:style-name="gr1" draw:text-style-name="P1" draw:layer="TiM_F" svg:x1="37.585cm" svg:y1="19.164cm" svg:x2="37.585cm" svg:y2="19.254cm">
            <text:p/>
          </draw:line>
          <draw:line draw:style-name="gr1" draw:text-style-name="P1" draw:layer="TiM_F" svg:x1="37.585cm" svg:y1="18.934cm" svg:x2="37.585cm" svg:y2="18.844cm">
            <text:p/>
          </draw:line>
          <draw:line draw:style-name="gr1" draw:text-style-name="P1" draw:layer="TiM_F" svg:x1="37.605cm" svg:y1="19.099cm" svg:x2="37.605cm" svg:y2="18.999cm">
            <text:p/>
          </draw:line>
          <draw:polyline draw:style-name="gr1" draw:text-style-name="P1" draw:layer="TiM_F" svg:width="0cm" svg:height="0.019cm" draw:transform="rotate (1.5707963267949) translate (37.585cm 18.934cm)" svg:viewBox="0 0 0 20" draw:points="0,0 0,2 0,4 0,6 0,9 0,10 0,12 0,14 0,15 0,17 0,18 0,19 0,19 0,20 0,20">
            <text:p/>
          </draw:polyline>
          <draw:polyline draw:style-name="gr1" draw:text-style-name="P1" draw:layer="TiM_F" svg:width="0cm" svg:height="0.019cm" draw:transform="rotate (1.5707963267949) translate (37.585cm 19.099cm)" svg:viewBox="0 0 0 20" draw:points="0,0 0,2 0,4 0,6 0,9 0,10 0,12 0,14 0,15 0,17 0,18 0,19 0,19 0,20 0,20">
            <text:p/>
          </draw:polyline>
          <draw:line draw:style-name="gr1" draw:text-style-name="P1" draw:layer="TiM_F" svg:x1="37.605cm" svg:y1="18.934cm" svg:x2="37.605cm" svg:y2="18.844cm">
            <text:p/>
          </draw:line>
          <draw:polyline draw:style-name="gr1" draw:text-style-name="P1" draw:layer="TiM_F" svg:width="0cm" svg:height="0.019cm" draw:transform="rotate (1.5707963267949) translate (37.585cm 18.844cm)" svg:viewBox="0 0 0 20" draw:points="0,20 0,20 0,19 0,19 0,18 0,17 0,15 0,14 0,12 0,10 0,9 0,6 0,4 0,2 0,0">
            <text:p/>
          </draw:polyline>
          <draw:polyline draw:style-name="gr1" draw:text-style-name="P1" draw:layer="TiM_F" svg:width="0cm" svg:height="0.019cm" draw:transform="rotate (1.5707963267949) translate (37.585cm 19.164cm)" svg:viewBox="0 0 0 20" draw:points="0,0 0,2 0,4 0,6 0,9 0,10 0,12 0,14 0,15 0,17 0,18 0,19 0,19 0,20 0,20">
            <text:p/>
          </draw:polyline>
          <draw:line draw:style-name="gr1" draw:text-style-name="P1" draw:layer="TiM_F" svg:x1="37.605cm" svg:y1="19.164cm" svg:x2="37.605cm" svg:y2="19.254cm">
            <text:p/>
          </draw:line>
          <draw:line draw:style-name="gr1" draw:text-style-name="P1" draw:layer="TiM_F" svg:x1="37.165cm" svg:y1="18.802cm" svg:x2="37.09cm" svg:y2="18.802cm">
            <text:p/>
          </draw:line>
          <draw:line draw:style-name="gr1" draw:text-style-name="P1" draw:layer="TiM_F" svg:x1="37.585cm" svg:y1="18.802cm" svg:x2="37.165cm" svg:y2="18.802cm">
            <text:p/>
          </draw:line>
          <draw:polyline draw:style-name="gr1" draw:text-style-name="P1" draw:layer="TiM_F" svg:width="0cm" svg:height="0.019cm" draw:transform="rotate (1.5707963267949) translate (37.585cm 19.254cm)" svg:viewBox="0 0 0 20" draw:points="0,20 0,20 0,19 0,19 0,18 0,17 0,15 0,14 0,12 0,10 0,9 0,6 0,4 0,2 0,0">
            <text:p/>
          </draw:polyline>
          <draw:line draw:style-name="gr1" draw:text-style-name="P1" draw:layer="TiM_F" svg:x1="37.09cm" svg:y1="18.934cm" svg:x2="37.09cm" svg:y2="18.877cm">
            <text:p/>
          </draw:line>
          <draw:line draw:style-name="gr1" draw:text-style-name="P1" draw:layer="TiM_F" svg:x1="37.09cm" svg:y1="18.802cm" svg:x2="37.09cm" svg:y2="18.877cm">
            <text:p/>
          </draw:line>
          <draw:line draw:style-name="gr1" draw:text-style-name="P1" draw:layer="TiM_F" svg:x1="37.09cm" svg:y1="18.877cm" svg:x2="37.09cm" svg:y2="19.297cm">
            <text:p/>
          </draw:line>
          <draw:polyline draw:style-name="gr1" draw:text-style-name="P1" draw:layer="TiM_F" svg:width="0cm" svg:height="0.019cm" draw:transform="rotate (1.5707963267949) translate (37.07cm 18.844cm)" svg:viewBox="0 0 0 20" draw:points="0,0 0,0 0,0 0,1 0,2 0,3 0,4 0,6 0,7 0,9 0,11 0,13 0,15 0,18 0,20">
            <text:p/>
          </draw:polyline>
          <draw:line draw:style-name="gr1" draw:text-style-name="P1" draw:layer="TiM_F" svg:x1="37.09cm" svg:y1="19.297cm" svg:x2="37.585cm" svg:y2="19.297cm">
            <text:p/>
          </draw:line>
          <draw:line draw:style-name="gr1" draw:text-style-name="P1" draw:layer="TiM_F" svg:x1="37.07cm" svg:y1="18.934cm" svg:x2="37.07cm" svg:y2="18.844cm">
            <text:p/>
          </draw:line>
          <draw:polyline draw:style-name="gr1" draw:text-style-name="P1" draw:layer="TiM_F" svg:width="0cm" svg:height="0.019cm" draw:transform="rotate (1.5707963267949) translate (37.07cm 18.934cm)" svg:viewBox="0 0 0 20" draw:points="0,20 0,18 0,15 0,13 0,11 0,9 0,7 0,6 0,4 0,3 0,2 0,1 0,0 0,0 0,0">
            <text:p/>
          </draw:polyline>
          <draw:polyline draw:style-name="gr1" draw:text-style-name="P1" draw:layer="TiM_F" svg:width="0cm" svg:height="0.019cm" draw:transform="rotate (1.5707963267949) translate (37.07cm 19.254cm)" svg:viewBox="0 0 0 20" draw:points="0,0 0,0 0,0 0,1 0,2 0,3 0,4 0,6 0,7 0,9 0,11 0,13 0,15 0,18 0,20">
            <text:p/>
          </draw:polyline>
          <draw:line draw:style-name="gr1" draw:text-style-name="P1" draw:layer="TiM_F" svg:x1="37.07cm" svg:y1="19.164cm" svg:x2="37.07cm" svg:y2="19.254cm">
            <text:p/>
          </draw:line>
          <draw:polyline draw:style-name="gr1" draw:text-style-name="P1" draw:layer="TiM_F" svg:width="0cm" svg:height="0.019cm" draw:transform="rotate (1.5707963267949) translate (37.07cm 18.999cm)" svg:viewBox="0 0 0 20" draw:points="0,20 0,18 0,15 0,13 0,11 0,9 0,7 0,6 0,4 0,3 0,2 0,1 0,0 0,0 0,0">
            <text:p/>
          </draw:polyline>
          <draw:polyline draw:style-name="gr1" draw:text-style-name="P1" draw:layer="TiM_F" svg:width="0cm" svg:height="0.019cm" draw:transform="rotate (1.5707963267949) translate (37.07cm 19.164cm)" svg:viewBox="0 0 0 20" draw:points="0,20 0,18 0,15 0,13 0,11 0,9 0,7 0,6 0,4 0,3 0,2 0,1 0,0 0,0 0,0">
            <text:p/>
          </draw:polyline>
          <draw:line draw:style-name="gr1" draw:text-style-name="P1" draw:layer="TiM_F" svg:x1="37.07cm" svg:y1="19.099cm" svg:x2="37.07cm" svg:y2="18.999cm">
            <text:p/>
          </draw:line>
          <draw:polyline draw:style-name="gr1" draw:text-style-name="P1" draw:layer="TiM_F" svg:width="0cm" svg:height="0.019cm" draw:transform="rotate (1.5707963267949) translate (37.07cm 19.099cm)" svg:viewBox="0 0 0 20" draw:points="0,20 0,18 0,15 0,13 0,11 0,9 0,7 0,6 0,4 0,3 0,2 0,1 0,0 0,0 0,0">
            <text:p/>
          </draw:polyline>
          <draw:polyline draw:style-name="gr1" draw:text-style-name="P1" draw:layer="TiM_F" svg:width="0cm" svg:height="0.019cm" draw:transform="rotate (1.5707963267949) translate (36.061cm 18.999cm)" svg:viewBox="0 0 0 20" draw:points="0,0 0,2 0,4 0,6 0,9 0,11 0,12 0,14 0,16 0,17 0,18 0,19 0,19 0,20 0,20">
            <text:p/>
          </draw:polyline>
          <draw:line draw:style-name="gr1" draw:text-style-name="P1" draw:layer="TiM_F" svg:x1="36.061cm" svg:y1="19.297cm" svg:x2="36.061cm" svg:y2="18.802cm">
            <text:p/>
          </draw:line>
          <draw:line draw:style-name="gr1" draw:text-style-name="P1" draw:layer="TiM_F" svg:x1="36.061cm" svg:y1="19.164cm" svg:x2="36.061cm" svg:y2="19.254cm">
            <text:p/>
          </draw:line>
          <draw:line draw:style-name="gr1" draw:text-style-name="P1" draw:layer="TiM_F" svg:x1="36.061cm" svg:y1="18.934cm" svg:x2="36.061cm" svg:y2="18.844cm">
            <text:p/>
          </draw:line>
          <draw:line draw:style-name="gr1" draw:text-style-name="P1" draw:layer="TiM_F" svg:x1="36.061cm" svg:y1="19.099cm" svg:x2="36.061cm" svg:y2="18.999cm">
            <text:p/>
          </draw:line>
          <draw:line draw:style-name="gr1" draw:text-style-name="P1" draw:layer="TiM_F" svg:x1="36.081cm" svg:y1="19.099cm" svg:x2="36.081cm" svg:y2="18.999cm">
            <text:p/>
          </draw:line>
          <draw:polyline draw:style-name="gr1" draw:text-style-name="P1" draw:layer="TiM_F" svg:width="0cm" svg:height="0.019cm" draw:transform="rotate (1.5707963267949) translate (36.061cm 18.934cm)" svg:viewBox="0 0 0 20" draw:points="0,0 0,2 0,4 0,6 0,9 0,11 0,12 0,14 0,16 0,17 0,18 0,19 0,19 0,20 0,20">
            <text:p/>
          </draw:polyline>
          <draw:polyline draw:style-name="gr1" draw:text-style-name="P1" draw:layer="TiM_F" svg:width="0cm" svg:height="0.019cm" draw:transform="rotate (1.5707963267949) translate (36.061cm 19.099cm)" svg:viewBox="0 0 0 20" draw:points="0,0 0,2 0,4 0,6 0,9 0,11 0,12 0,14 0,16 0,17 0,18 0,19 0,19 0,20 0,20">
            <text:p/>
          </draw:polyline>
          <draw:line draw:style-name="gr1" draw:text-style-name="P1" draw:layer="TiM_F" svg:x1="36.081cm" svg:y1="18.934cm" svg:x2="36.081cm" svg:y2="18.844cm">
            <text:p/>
          </draw:line>
          <draw:polyline draw:style-name="gr1" draw:text-style-name="P1" draw:layer="TiM_F" svg:width="0cm" svg:height="0.019cm" draw:transform="rotate (1.5707963267949) translate (36.061cm 18.844cm)" svg:viewBox="0 0 0 20" draw:points="0,20 0,20 0,19 0,19 0,18 0,17 0,16 0,14 0,12 0,11 0,9 0,6 0,4 0,2 0,0">
            <text:p/>
          </draw:polyline>
          <draw:polyline draw:style-name="gr1" draw:text-style-name="P1" draw:layer="TiM_F" svg:width="0cm" svg:height="0.019cm" draw:transform="rotate (1.5707963267949) translate (36.061cm 19.164cm)" svg:viewBox="0 0 0 20" draw:points="0,0 0,2 0,4 0,6 0,9 0,11 0,12 0,14 0,16 0,17 0,18 0,19 0,19 0,20 0,20">
            <text:p/>
          </draw:polyline>
          <draw:line draw:style-name="gr1" draw:text-style-name="P1" draw:layer="TiM_F" svg:x1="36.081cm" svg:y1="19.164cm" svg:x2="36.081cm" svg:y2="19.254cm">
            <text:p/>
          </draw:line>
          <draw:line draw:style-name="gr1" draw:text-style-name="P1" draw:layer="TiM_F" svg:x1="35.641cm" svg:y1="18.802cm" svg:x2="35.566cm" svg:y2="18.802cm">
            <text:p/>
          </draw:line>
          <draw:line draw:style-name="gr1" draw:text-style-name="P1" draw:layer="TiM_F" svg:x1="36.061cm" svg:y1="18.802cm" svg:x2="35.641cm" svg:y2="18.802cm">
            <text:p/>
          </draw:line>
          <draw:polyline draw:style-name="gr1" draw:text-style-name="P1" draw:layer="TiM_F" svg:width="0cm" svg:height="0.019cm" draw:transform="rotate (1.5707963267949) translate (36.061cm 19.254cm)" svg:viewBox="0 0 0 20" draw:points="0,20 0,20 0,19 0,19 0,18 0,17 0,16 0,14 0,12 0,11 0,9 0,6 0,4 0,2 0,0">
            <text:p/>
          </draw:polyline>
          <draw:line draw:style-name="gr1" draw:text-style-name="P1" draw:layer="TiM_F" svg:x1="35.566cm" svg:y1="18.934cm" svg:x2="35.566cm" svg:y2="18.877cm">
            <text:p/>
          </draw:line>
          <draw:line draw:style-name="gr1" draw:text-style-name="P1" draw:layer="TiM_F" svg:x1="35.566cm" svg:y1="18.802cm" svg:x2="35.566cm" svg:y2="18.877cm">
            <text:p/>
          </draw:line>
          <draw:line draw:style-name="gr1" draw:text-style-name="P1" draw:layer="TiM_F" svg:x1="35.566cm" svg:y1="18.877cm" svg:x2="35.566cm" svg:y2="19.297cm">
            <text:p/>
          </draw:line>
          <draw:polyline draw:style-name="gr1" draw:text-style-name="P1" draw:layer="TiM_F" svg:width="0cm" svg:height="0.019cm" draw:transform="rotate (1.5707963267949) translate (35.546cm 18.844cm)" svg:viewBox="0 0 0 20" draw:points="0,0 0,0 0,0 0,1 0,2 0,3 0,4 0,6 0,7 0,9 0,11 0,13 0,15 0,18 0,20">
            <text:p/>
          </draw:polyline>
          <draw:line draw:style-name="gr1" draw:text-style-name="P1" draw:layer="TiM_F" svg:x1="35.566cm" svg:y1="19.297cm" svg:x2="36.061cm" svg:y2="19.297cm">
            <text:p/>
          </draw:line>
          <draw:line draw:style-name="gr1" draw:text-style-name="P1" draw:layer="TiM_F" svg:x1="35.546cm" svg:y1="18.934cm" svg:x2="35.546cm" svg:y2="18.844cm">
            <text:p/>
          </draw:line>
          <draw:polyline draw:style-name="gr1" draw:text-style-name="P1" draw:layer="TiM_F" svg:width="0cm" svg:height="0.019cm" draw:transform="rotate (1.5707963267949) translate (35.546cm 18.934cm)" svg:viewBox="0 0 0 20" draw:points="0,20 0,18 0,15 0,13 0,11 0,9 0,7 0,6 0,4 0,3 0,2 0,1 0,0 0,0 0,0">
            <text:p/>
          </draw:polyline>
          <draw:polyline draw:style-name="gr1" draw:text-style-name="P1" draw:layer="TiM_F" svg:width="0cm" svg:height="0.019cm" draw:transform="rotate (1.5707963267949) translate (35.546cm 19.254cm)" svg:viewBox="0 0 0 20" draw:points="0,0 0,0 0,0 0,1 0,2 0,3 0,4 0,6 0,7 0,9 0,11 0,13 0,15 0,18 0,20">
            <text:p/>
          </draw:polyline>
          <draw:line draw:style-name="gr1" draw:text-style-name="P1" draw:layer="TiM_F" svg:x1="35.546cm" svg:y1="19.164cm" svg:x2="35.546cm" svg:y2="19.254cm">
            <text:p/>
          </draw:line>
          <draw:polyline draw:style-name="gr1" draw:text-style-name="P1" draw:layer="TiM_F" svg:width="0cm" svg:height="0.019cm" draw:transform="rotate (1.5707963267949) translate (35.546cm 18.999cm)" svg:viewBox="0 0 0 20" draw:points="0,20 0,18 0,15 0,13 0,11 0,9 0,7 0,6 0,4 0,3 0,2 0,1 0,0 0,0 0,0">
            <text:p/>
          </draw:polyline>
          <draw:polyline draw:style-name="gr1" draw:text-style-name="P1" draw:layer="TiM_F" svg:width="0cm" svg:height="0.019cm" draw:transform="rotate (1.5707963267949) translate (35.546cm 19.164cm)" svg:viewBox="0 0 0 20" draw:points="0,20 0,18 0,15 0,13 0,11 0,9 0,7 0,6 0,4 0,3 0,2 0,1 0,0 0,0 0,0">
            <text:p/>
          </draw:polyline>
          <draw:line draw:style-name="gr1" draw:text-style-name="P1" draw:layer="TiM_F" svg:x1="35.546cm" svg:y1="19.099cm" svg:x2="35.546cm" svg:y2="18.999cm">
            <text:p/>
          </draw:line>
          <draw:polyline draw:style-name="gr1" draw:text-style-name="P1" draw:layer="TiM_F" svg:width="0cm" svg:height="0.019cm" draw:transform="rotate (1.5707963267949) translate (35.546cm 19.099cm)" svg:viewBox="0 0 0 20" draw:points="0,20 0,18 0,15 0,13 0,11 0,9 0,7 0,6 0,4 0,3 0,2 0,1 0,0 0,0 0,0">
            <text:p/>
          </draw:polyline>
          <draw:polyline draw:style-name="gr1" draw:text-style-name="P1" draw:layer="TiM_F" svg:width="0cm" svg:height="0.019cm" draw:transform="rotate (1.5707963267949) translate (37.585cm 17.475cm)" svg:viewBox="0 0 0 20" draw:points="0,0 0,2 0,4 0,6 0,9 0,10 0,12 0,14 0,15 0,17 0,18 0,19 0,19 0,20 0,20">
            <text:p/>
          </draw:polyline>
          <draw:line draw:style-name="gr1" draw:text-style-name="P1" draw:layer="TiM_F" svg:x1="37.585cm" svg:y1="17.773cm" svg:x2="37.585cm" svg:y2="17.278cm">
            <text:p/>
          </draw:line>
          <draw:line draw:style-name="gr1" draw:text-style-name="P1" draw:layer="TiM_F" svg:x1="37.585cm" svg:y1="17.64cm" svg:x2="37.585cm" svg:y2="17.73cm">
            <text:p/>
          </draw:line>
          <draw:line draw:style-name="gr1" draw:text-style-name="P1" draw:layer="TiM_F" svg:x1="37.585cm" svg:y1="17.41cm" svg:x2="37.585cm" svg:y2="17.32cm">
            <text:p/>
          </draw:line>
          <draw:line draw:style-name="gr1" draw:text-style-name="P1" draw:layer="TiM_F" svg:x1="37.605cm" svg:y1="17.575cm" svg:x2="37.605cm" svg:y2="17.475cm">
            <text:p/>
          </draw:line>
          <draw:polyline draw:style-name="gr1" draw:text-style-name="P1" draw:layer="TiM_F" svg:width="0cm" svg:height="0.019cm" draw:transform="rotate (1.5707963267949) translate (37.585cm 17.41cm)" svg:viewBox="0 0 0 20" draw:points="0,0 0,2 0,4 0,6 0,9 0,10 0,12 0,14 0,15 0,17 0,18 0,19 0,19 0,20 0,20">
            <text:p/>
          </draw:polyline>
          <draw:polyline draw:style-name="gr1" draw:text-style-name="P1" draw:layer="TiM_F" svg:width="0cm" svg:height="0.019cm" draw:transform="rotate (1.5707963267949) translate (37.585cm 17.575cm)" svg:viewBox="0 0 0 20" draw:points="0,0 0,2 0,4 0,6 0,9 0,10 0,12 0,14 0,15 0,17 0,18 0,19 0,19 0,20 0,20">
            <text:p/>
          </draw:polyline>
          <draw:line draw:style-name="gr1" draw:text-style-name="P1" draw:layer="TiM_F" svg:x1="37.605cm" svg:y1="17.41cm" svg:x2="37.605cm" svg:y2="17.32cm">
            <text:p/>
          </draw:line>
          <draw:polyline draw:style-name="gr1" draw:text-style-name="P1" draw:layer="TiM_F" svg:width="0cm" svg:height="0.019cm" draw:transform="rotate (1.5707963267949) translate (37.585cm 17.32cm)" svg:viewBox="0 0 0 20" draw:points="0,20 0,20 0,19 0,19 0,18 0,17 0,15 0,14 0,12 0,10 0,9 0,6 0,4 0,2 0,0">
            <text:p/>
          </draw:polyline>
          <draw:polyline draw:style-name="gr1" draw:text-style-name="P1" draw:layer="TiM_F" svg:width="0cm" svg:height="0.019cm" draw:transform="rotate (1.5707963267949) translate (37.585cm 17.64cm)" svg:viewBox="0 0 0 20" draw:points="0,0 0,2 0,4 0,6 0,9 0,10 0,12 0,14 0,15 0,17 0,18 0,19 0,19 0,20 0,20">
            <text:p/>
          </draw:polyline>
          <draw:line draw:style-name="gr1" draw:text-style-name="P1" draw:layer="TiM_F" svg:x1="37.605cm" svg:y1="17.64cm" svg:x2="37.605cm" svg:y2="17.73cm">
            <text:p/>
          </draw:line>
          <draw:line draw:style-name="gr1" draw:text-style-name="P1" draw:layer="TiM_F" svg:x1="37.165cm" svg:y1="17.278cm" svg:x2="37.09cm" svg:y2="17.278cm">
            <text:p/>
          </draw:line>
          <draw:line draw:style-name="gr1" draw:text-style-name="P1" draw:layer="TiM_F" svg:x1="37.585cm" svg:y1="17.278cm" svg:x2="37.165cm" svg:y2="17.278cm">
            <text:p/>
          </draw:line>
          <draw:polyline draw:style-name="gr1" draw:text-style-name="P1" draw:layer="TiM_F" svg:width="0cm" svg:height="0.019cm" draw:transform="rotate (1.5707963267949) translate (37.585cm 17.73cm)" svg:viewBox="0 0 0 20" draw:points="0,20 0,20 0,19 0,19 0,18 0,17 0,15 0,14 0,12 0,10 0,9 0,6 0,4 0,2 0,0">
            <text:p/>
          </draw:polyline>
          <draw:line draw:style-name="gr1" draw:text-style-name="P1" draw:layer="TiM_F" svg:x1="37.09cm" svg:y1="17.41cm" svg:x2="37.09cm" svg:y2="17.353cm">
            <text:p/>
          </draw:line>
          <draw:line draw:style-name="gr1" draw:text-style-name="P1" draw:layer="TiM_F" svg:x1="37.09cm" svg:y1="17.278cm" svg:x2="37.09cm" svg:y2="17.353cm">
            <text:p/>
          </draw:line>
          <draw:line draw:style-name="gr1" draw:text-style-name="P1" draw:layer="TiM_F" svg:x1="37.09cm" svg:y1="17.353cm" svg:x2="37.09cm" svg:y2="17.773cm">
            <text:p/>
          </draw:line>
          <draw:polyline draw:style-name="gr1" draw:text-style-name="P1" draw:layer="TiM_F" svg:width="0cm" svg:height="0.019cm" draw:transform="rotate (1.5707963267949) translate (37.07cm 17.32cm)" svg:viewBox="0 0 0 20" draw:points="0,0 0,0 0,0 0,1 0,2 0,3 0,4 0,6 0,7 0,9 0,11 0,13 0,15 0,18 0,20">
            <text:p/>
          </draw:polyline>
          <draw:line draw:style-name="gr1" draw:text-style-name="P1" draw:layer="TiM_F" svg:x1="37.09cm" svg:y1="17.773cm" svg:x2="37.585cm" svg:y2="17.773cm">
            <text:p/>
          </draw:line>
          <draw:line draw:style-name="gr1" draw:text-style-name="P1" draw:layer="TiM_F" svg:x1="37.07cm" svg:y1="17.41cm" svg:x2="37.07cm" svg:y2="17.32cm">
            <text:p/>
          </draw:line>
          <draw:polyline draw:style-name="gr1" draw:text-style-name="P1" draw:layer="TiM_F" svg:width="0cm" svg:height="0.019cm" draw:transform="rotate (1.5707963267949) translate (37.07cm 17.41cm)" svg:viewBox="0 0 0 20" draw:points="0,20 0,18 0,15 0,13 0,11 0,9 0,7 0,6 0,4 0,3 0,2 0,1 0,0 0,0 0,0">
            <text:p/>
          </draw:polyline>
          <draw:polyline draw:style-name="gr1" draw:text-style-name="P1" draw:layer="TiM_F" svg:width="0cm" svg:height="0.019cm" draw:transform="rotate (1.5707963267949) translate (37.07cm 17.73cm)" svg:viewBox="0 0 0 20" draw:points="0,0 0,0 0,0 0,1 0,2 0,3 0,4 0,6 0,7 0,9 0,11 0,13 0,15 0,18 0,20">
            <text:p/>
          </draw:polyline>
          <draw:line draw:style-name="gr1" draw:text-style-name="P1" draw:layer="TiM_F" svg:x1="37.07cm" svg:y1="17.64cm" svg:x2="37.07cm" svg:y2="17.73cm">
            <text:p/>
          </draw:line>
          <draw:polyline draw:style-name="gr1" draw:text-style-name="P1" draw:layer="TiM_F" svg:width="0cm" svg:height="0.019cm" draw:transform="rotate (1.5707963267949) translate (37.07cm 17.475cm)" svg:viewBox="0 0 0 20" draw:points="0,20 0,18 0,15 0,13 0,11 0,9 0,7 0,6 0,4 0,3 0,2 0,1 0,0 0,0 0,0">
            <text:p/>
          </draw:polyline>
          <draw:polyline draw:style-name="gr1" draw:text-style-name="P1" draw:layer="TiM_F" svg:width="0cm" svg:height="0.019cm" draw:transform="rotate (1.5707963267949) translate (37.07cm 17.64cm)" svg:viewBox="0 0 0 20" draw:points="0,20 0,18 0,15 0,13 0,11 0,9 0,7 0,6 0,4 0,3 0,2 0,1 0,0 0,0 0,0">
            <text:p/>
          </draw:polyline>
          <draw:line draw:style-name="gr1" draw:text-style-name="P1" draw:layer="TiM_F" svg:x1="37.07cm" svg:y1="17.575cm" svg:x2="37.07cm" svg:y2="17.475cm">
            <text:p/>
          </draw:line>
          <draw:polyline draw:style-name="gr1" draw:text-style-name="P1" draw:layer="TiM_F" svg:width="0cm" svg:height="0.019cm" draw:transform="rotate (1.5707963267949) translate (37.07cm 17.575cm)" svg:viewBox="0 0 0 20" draw:points="0,20 0,18 0,15 0,13 0,11 0,9 0,7 0,6 0,4 0,3 0,2 0,1 0,0 0,0 0,0">
            <text:p/>
          </draw:polyline>
          <draw:polyline draw:style-name="gr1" draw:text-style-name="P1" draw:layer="TiM_F" svg:width="0cm" svg:height="0.019cm" draw:transform="rotate (1.5707963267949) translate (36.061cm 17.475cm)" svg:viewBox="0 0 0 20" draw:points="0,0 0,2 0,4 0,6 0,9 0,11 0,12 0,14 0,16 0,17 0,18 0,19 0,19 0,20 0,20">
            <text:p/>
          </draw:polyline>
          <draw:line draw:style-name="gr1" draw:text-style-name="P1" draw:layer="TiM_F" svg:x1="36.061cm" svg:y1="17.773cm" svg:x2="36.061cm" svg:y2="17.278cm">
            <text:p/>
          </draw:line>
          <draw:line draw:style-name="gr1" draw:text-style-name="P1" draw:layer="TiM_F" svg:x1="36.061cm" svg:y1="17.64cm" svg:x2="36.061cm" svg:y2="17.73cm">
            <text:p/>
          </draw:line>
          <draw:line draw:style-name="gr1" draw:text-style-name="P1" draw:layer="TiM_F" svg:x1="36.061cm" svg:y1="17.41cm" svg:x2="36.061cm" svg:y2="17.32cm">
            <text:p/>
          </draw:line>
          <draw:line draw:style-name="gr1" draw:text-style-name="P1" draw:layer="TiM_F" svg:x1="36.061cm" svg:y1="17.575cm" svg:x2="36.061cm" svg:y2="17.475cm">
            <text:p/>
          </draw:line>
          <draw:line draw:style-name="gr1" draw:text-style-name="P1" draw:layer="TiM_F" svg:x1="36.081cm" svg:y1="17.575cm" svg:x2="36.081cm" svg:y2="17.475cm">
            <text:p/>
          </draw:line>
          <draw:polyline draw:style-name="gr1" draw:text-style-name="P1" draw:layer="TiM_F" svg:width="0cm" svg:height="0.019cm" draw:transform="rotate (1.5707963267949) translate (36.061cm 17.41cm)" svg:viewBox="0 0 0 20" draw:points="0,0 0,2 0,4 0,6 0,9 0,11 0,12 0,14 0,16 0,17 0,18 0,19 0,19 0,20 0,20">
            <text:p/>
          </draw:polyline>
          <draw:polyline draw:style-name="gr1" draw:text-style-name="P1" draw:layer="TiM_F" svg:width="0cm" svg:height="0.019cm" draw:transform="rotate (1.5707963267949) translate (36.061cm 17.575cm)" svg:viewBox="0 0 0 20" draw:points="0,0 0,2 0,4 0,6 0,9 0,11 0,12 0,14 0,16 0,17 0,18 0,19 0,19 0,20 0,20">
            <text:p/>
          </draw:polyline>
          <draw:line draw:style-name="gr1" draw:text-style-name="P1" draw:layer="TiM_F" svg:x1="36.081cm" svg:y1="17.41cm" svg:x2="36.081cm" svg:y2="17.32cm">
            <text:p/>
          </draw:line>
          <draw:polyline draw:style-name="gr1" draw:text-style-name="P1" draw:layer="TiM_F" svg:width="0cm" svg:height="0.019cm" draw:transform="rotate (1.5707963267949) translate (36.061cm 17.32cm)" svg:viewBox="0 0 0 20" draw:points="0,20 0,20 0,19 0,19 0,18 0,17 0,16 0,14 0,12 0,11 0,9 0,6 0,4 0,2 0,0">
            <text:p/>
          </draw:polyline>
          <draw:polyline draw:style-name="gr1" draw:text-style-name="P1" draw:layer="TiM_F" svg:width="0cm" svg:height="0.019cm" draw:transform="rotate (1.5707963267949) translate (36.061cm 17.64cm)" svg:viewBox="0 0 0 20" draw:points="0,0 0,2 0,4 0,6 0,9 0,11 0,12 0,14 0,16 0,17 0,18 0,19 0,19 0,20 0,20">
            <text:p/>
          </draw:polyline>
          <draw:line draw:style-name="gr1" draw:text-style-name="P1" draw:layer="TiM_F" svg:x1="36.081cm" svg:y1="17.64cm" svg:x2="36.081cm" svg:y2="17.73cm">
            <text:p/>
          </draw:line>
          <draw:line draw:style-name="gr1" draw:text-style-name="P1" draw:layer="TiM_F" svg:x1="35.641cm" svg:y1="17.278cm" svg:x2="35.566cm" svg:y2="17.278cm">
            <text:p/>
          </draw:line>
          <draw:line draw:style-name="gr1" draw:text-style-name="P1" draw:layer="TiM_F" svg:x1="36.061cm" svg:y1="17.278cm" svg:x2="35.641cm" svg:y2="17.278cm">
            <text:p/>
          </draw:line>
          <draw:polyline draw:style-name="gr1" draw:text-style-name="P1" draw:layer="TiM_F" svg:width="0cm" svg:height="0.019cm" draw:transform="rotate (1.5707963267949) translate (36.061cm 17.73cm)" svg:viewBox="0 0 0 20" draw:points="0,20 0,20 0,19 0,19 0,18 0,17 0,16 0,14 0,12 0,11 0,9 0,6 0,4 0,2 0,0">
            <text:p/>
          </draw:polyline>
          <draw:line draw:style-name="gr1" draw:text-style-name="P1" draw:layer="TiM_F" svg:x1="35.566cm" svg:y1="17.41cm" svg:x2="35.566cm" svg:y2="17.353cm">
            <text:p/>
          </draw:line>
          <draw:line draw:style-name="gr1" draw:text-style-name="P1" draw:layer="TiM_F" svg:x1="35.566cm" svg:y1="17.278cm" svg:x2="35.566cm" svg:y2="17.353cm">
            <text:p/>
          </draw:line>
          <draw:line draw:style-name="gr1" draw:text-style-name="P1" draw:layer="TiM_F" svg:x1="35.566cm" svg:y1="17.353cm" svg:x2="35.566cm" svg:y2="17.773cm">
            <text:p/>
          </draw:line>
          <draw:polyline draw:style-name="gr1" draw:text-style-name="P1" draw:layer="TiM_F" svg:width="0cm" svg:height="0.019cm" draw:transform="rotate (1.5707963267949) translate (35.546cm 17.32cm)" svg:viewBox="0 0 0 20" draw:points="0,0 0,0 0,0 0,1 0,2 0,3 0,4 0,6 0,7 0,9 0,11 0,13 0,15 0,18 0,20">
            <text:p/>
          </draw:polyline>
          <draw:line draw:style-name="gr1" draw:text-style-name="P1" draw:layer="TiM_F" svg:x1="35.566cm" svg:y1="17.773cm" svg:x2="36.061cm" svg:y2="17.773cm">
            <text:p/>
          </draw:line>
          <draw:line draw:style-name="gr1" draw:text-style-name="P1" draw:layer="TiM_F" svg:x1="35.546cm" svg:y1="17.41cm" svg:x2="35.546cm" svg:y2="17.32cm">
            <text:p/>
          </draw:line>
          <draw:polyline draw:style-name="gr1" draw:text-style-name="P1" draw:layer="TiM_F" svg:width="0cm" svg:height="0.019cm" draw:transform="rotate (1.5707963267949) translate (35.546cm 17.41cm)" svg:viewBox="0 0 0 20" draw:points="0,20 0,18 0,15 0,13 0,11 0,9 0,7 0,6 0,4 0,3 0,2 0,1 0,0 0,0 0,0">
            <text:p/>
          </draw:polyline>
          <draw:polyline draw:style-name="gr1" draw:text-style-name="P1" draw:layer="TiM_F" svg:width="0cm" svg:height="0.019cm" draw:transform="rotate (1.5707963267949) translate (35.546cm 17.73cm)" svg:viewBox="0 0 0 20" draw:points="0,0 0,0 0,0 0,1 0,2 0,3 0,4 0,6 0,7 0,9 0,11 0,13 0,15 0,18 0,20">
            <text:p/>
          </draw:polyline>
          <draw:line draw:style-name="gr1" draw:text-style-name="P1" draw:layer="TiM_F" svg:x1="35.546cm" svg:y1="17.64cm" svg:x2="35.546cm" svg:y2="17.73cm">
            <text:p/>
          </draw:line>
          <draw:polyline draw:style-name="gr1" draw:text-style-name="P1" draw:layer="TiM_F" svg:width="0cm" svg:height="0.019cm" draw:transform="rotate (1.5707963267949) translate (35.546cm 17.475cm)" svg:viewBox="0 0 0 20" draw:points="0,20 0,18 0,15 0,13 0,11 0,9 0,7 0,6 0,4 0,3 0,2 0,1 0,0 0,0 0,0">
            <text:p/>
          </draw:polyline>
          <draw:polyline draw:style-name="gr1" draw:text-style-name="P1" draw:layer="TiM_F" svg:width="0cm" svg:height="0.019cm" draw:transform="rotate (1.5707963267949) translate (35.546cm 17.64cm)" svg:viewBox="0 0 0 20" draw:points="0,20 0,18 0,15 0,13 0,11 0,9 0,7 0,6 0,4 0,3 0,2 0,1 0,0 0,0 0,0">
            <text:p/>
          </draw:polyline>
          <draw:line draw:style-name="gr1" draw:text-style-name="P1" draw:layer="TiM_F" svg:x1="35.546cm" svg:y1="17.575cm" svg:x2="35.546cm" svg:y2="17.475cm">
            <text:p/>
          </draw:line>
          <draw:polyline draw:style-name="gr1" draw:text-style-name="P1" draw:layer="TiM_F" svg:width="0cm" svg:height="0.019cm" draw:transform="rotate (1.5707963267949) translate (35.546cm 17.575cm)" svg:viewBox="0 0 0 20" draw:points="0,20 0,18 0,15 0,13 0,11 0,9 0,7 0,6 0,4 0,3 0,2 0,1 0,0 0,0 0,0">
            <text:p/>
          </draw:polyline>
          <draw:polyline draw:style-name="gr1" draw:text-style-name="P1" draw:layer="TiM_F" svg:width="0cm" svg:height="0.019cm" draw:transform="rotate (1.5707963267949) translate (31.489cm 15.951cm)" svg:viewBox="0 0 0 20" draw:points="0,0 0,2 0,4 0,7 0,9 0,11 0,12 0,14 0,16 0,17 0,18 0,19 0,20 0,20 0,20">
            <text:p/>
          </draw:polyline>
          <draw:line draw:style-name="gr1" draw:text-style-name="P1" draw:layer="TiM_F" svg:x1="31.489cm" svg:y1="16.249cm" svg:x2="31.489cm" svg:y2="15.754cm">
            <text:p/>
          </draw:line>
          <draw:line draw:style-name="gr1" draw:text-style-name="P1" draw:layer="TiM_F" svg:x1="31.489cm" svg:y1="16.116cm" svg:x2="31.489cm" svg:y2="16.206cm">
            <text:p/>
          </draw:line>
          <draw:line draw:style-name="gr1" draw:text-style-name="P1" draw:layer="TiM_F" svg:x1="31.489cm" svg:y1="15.886cm" svg:x2="31.489cm" svg:y2="15.796cm">
            <text:p/>
          </draw:line>
          <draw:line draw:style-name="gr1" draw:text-style-name="P1" draw:layer="TiM_F" svg:x1="31.489cm" svg:y1="16.051cm" svg:x2="31.489cm" svg:y2="15.951cm">
            <text:p/>
          </draw:line>
          <draw:line draw:style-name="gr1" draw:text-style-name="P1" draw:layer="TiM_F" svg:x1="31.509cm" svg:y1="16.051cm" svg:x2="31.509cm" svg:y2="15.951cm">
            <text:p/>
          </draw:line>
          <draw:polyline draw:style-name="gr1" draw:text-style-name="P1" draw:layer="TiM_F" svg:width="0cm" svg:height="0.019cm" draw:transform="rotate (1.5707963267949) translate (31.489cm 15.886cm)" svg:viewBox="0 0 0 20" draw:points="0,0 0,2 0,4 0,7 0,9 0,11 0,12 0,14 0,16 0,17 0,18 0,19 0,20 0,20 0,20">
            <text:p/>
          </draw:polyline>
          <draw:polyline draw:style-name="gr1" draw:text-style-name="P1" draw:layer="TiM_F" svg:width="0cm" svg:height="0.019cm" draw:transform="rotate (1.5707963267949) translate (31.489cm 16.051cm)" svg:viewBox="0 0 0 20" draw:points="0,0 0,2 0,4 0,7 0,9 0,11 0,12 0,14 0,16 0,17 0,18 0,19 0,20 0,20 0,20">
            <text:p/>
          </draw:polyline>
          <draw:line draw:style-name="gr1" draw:text-style-name="P1" draw:layer="TiM_F" svg:x1="31.509cm" svg:y1="15.886cm" svg:x2="31.509cm" svg:y2="15.796cm">
            <text:p/>
          </draw:line>
          <draw:polyline draw:style-name="gr1" draw:text-style-name="P1" draw:layer="TiM_F" svg:width="0cm" svg:height="0.019cm" draw:transform="rotate (1.5707963267949) translate (31.489cm 15.796cm)" svg:viewBox="0 0 0 20" draw:points="0,20 0,20 0,20 0,19 0,18 0,17 0,16 0,14 0,12 0,11 0,9 0,7 0,4 0,2 0,0">
            <text:p/>
          </draw:polyline>
          <draw:polyline draw:style-name="gr1" draw:text-style-name="P1" draw:layer="TiM_F" svg:width="0cm" svg:height="0.019cm" draw:transform="rotate (1.5707963267949) translate (31.489cm 16.116cm)" svg:viewBox="0 0 0 20" draw:points="0,0 0,2 0,4 0,7 0,9 0,11 0,12 0,14 0,16 0,17 0,18 0,19 0,20 0,20 0,20">
            <text:p/>
          </draw:polyline>
          <draw:line draw:style-name="gr1" draw:text-style-name="P1" draw:layer="TiM_F" svg:x1="31.509cm" svg:y1="16.116cm" svg:x2="31.509cm" svg:y2="16.206cm">
            <text:p/>
          </draw:line>
          <draw:line draw:style-name="gr1" draw:text-style-name="P1" draw:layer="TiM_F" svg:x1="31.069cm" svg:y1="15.754cm" svg:x2="30.994cm" svg:y2="15.754cm">
            <text:p/>
          </draw:line>
          <draw:line draw:style-name="gr1" draw:text-style-name="P1" draw:layer="TiM_F" svg:x1="31.489cm" svg:y1="15.754cm" svg:x2="31.069cm" svg:y2="15.754cm">
            <text:p/>
          </draw:line>
          <draw:polyline draw:style-name="gr1" draw:text-style-name="P1" draw:layer="TiM_F" svg:width="0cm" svg:height="0.019cm" draw:transform="rotate (1.5707963267949) translate (31.489cm 16.206cm)" svg:viewBox="0 0 0 20" draw:points="0,20 0,20 0,20 0,19 0,18 0,17 0,16 0,14 0,12 0,11 0,9 0,7 0,4 0,2 0,0">
            <text:p/>
          </draw:polyline>
          <draw:line draw:style-name="gr1" draw:text-style-name="P1" draw:layer="TiM_F" svg:x1="30.994cm" svg:y1="15.754cm" svg:x2="30.994cm" svg:y2="15.829cm">
            <text:p/>
          </draw:line>
          <draw:line draw:style-name="gr1" draw:text-style-name="P1" draw:layer="TiM_F" svg:x1="30.994cm" svg:y1="15.829cm" svg:x2="30.994cm" svg:y2="16.249cm">
            <text:p/>
          </draw:line>
          <draw:polyline draw:style-name="gr1" draw:text-style-name="P1" draw:layer="TiM_F" svg:width="0cm" svg:height="0.019cm" draw:transform="rotate (1.5707963267949) translate (30.974cm 15.796cm)" svg:viewBox="0 0 0 20" draw:points="0,0 0,0 0,1 0,1 0,2 0,3 0,4 0,6 0,8 0,9 0,11 0,13 0,16 0,18 0,20">
            <text:p/>
          </draw:polyline>
          <draw:line draw:style-name="gr1" draw:text-style-name="P1" draw:layer="TiM_F" svg:x1="30.994cm" svg:y1="16.249cm" svg:x2="31.489cm" svg:y2="16.249cm">
            <text:p/>
          </draw:line>
          <draw:line draw:style-name="gr1" draw:text-style-name="P1" draw:layer="TiM_F" svg:x1="30.974cm" svg:y1="15.886cm" svg:x2="30.974cm" svg:y2="15.796cm">
            <text:p/>
          </draw:line>
          <draw:polyline draw:style-name="gr1" draw:text-style-name="P1" draw:layer="TiM_F" svg:width="0cm" svg:height="0.019cm" draw:transform="rotate (1.5707963267949) translate (30.974cm 15.886cm)" svg:viewBox="0 0 0 20" draw:points="0,20 0,18 0,16 0,13 0,11 0,9 0,8 0,6 0,4 0,3 0,2 0,1 0,1 0,0 0,0">
            <text:p/>
          </draw:polyline>
          <draw:polyline draw:style-name="gr1" draw:text-style-name="P1" draw:layer="TiM_F" svg:width="0cm" svg:height="0.019cm" draw:transform="rotate (1.5707963267949) translate (30.974cm 16.206cm)" svg:viewBox="0 0 0 20" draw:points="0,0 0,0 0,1 0,1 0,2 0,3 0,4 0,6 0,8 0,9 0,11 0,13 0,16 0,18 0,20">
            <text:p/>
          </draw:polyline>
          <draw:line draw:style-name="gr1" draw:text-style-name="P1" draw:layer="TiM_F" svg:x1="30.974cm" svg:y1="16.116cm" svg:x2="30.974cm" svg:y2="16.206cm">
            <text:p/>
          </draw:line>
          <draw:polyline draw:style-name="gr1" draw:text-style-name="P1" draw:layer="TiM_F" svg:width="0cm" svg:height="0.019cm" draw:transform="rotate (1.5707963267949) translate (30.974cm 15.951cm)" svg:viewBox="0 0 0 20" draw:points="0,20 0,18 0,16 0,13 0,11 0,9 0,8 0,6 0,4 0,3 0,2 0,1 0,1 0,0 0,0">
            <text:p/>
          </draw:polyline>
          <draw:polyline draw:style-name="gr1" draw:text-style-name="P1" draw:layer="TiM_F" svg:width="0cm" svg:height="0.019cm" draw:transform="rotate (1.5707963267949) translate (30.974cm 16.116cm)" svg:viewBox="0 0 0 20" draw:points="0,20 0,18 0,16 0,13 0,11 0,9 0,8 0,6 0,4 0,3 0,2 0,1 0,1 0,0 0,0">
            <text:p/>
          </draw:polyline>
          <draw:line draw:style-name="gr1" draw:text-style-name="P1" draw:layer="TiM_F" svg:x1="30.974cm" svg:y1="16.051cm" svg:x2="30.974cm" svg:y2="15.951cm">
            <text:p/>
          </draw:line>
          <draw:polyline draw:style-name="gr1" draw:text-style-name="P1" draw:layer="TiM_F" svg:width="0cm" svg:height="0.019cm" draw:transform="rotate (1.5707963267949) translate (30.974cm 16.051cm)" svg:viewBox="0 0 0 20" draw:points="0,20 0,18 0,16 0,13 0,11 0,9 0,8 0,6 0,4 0,3 0,2 0,1 0,1 0,0 0,0">
            <text:p/>
          </draw:polyline>
          <draw:polyline draw:style-name="gr1" draw:text-style-name="P1" draw:layer="TiM_F" svg:width="0cm" svg:height="0.019cm" draw:transform="rotate (1.5707963267949) translate (31.489cm 12.905cm)" svg:viewBox="0 0 0 20" draw:points="0,0 0,2 0,4 0,7 0,9 0,11 0,12 0,14 0,16 0,17 0,18 0,19 0,20 0,20 0,20">
            <text:p/>
          </draw:polyline>
          <draw:line draw:style-name="gr1" draw:text-style-name="P1" draw:layer="TiM_F" svg:x1="31.489cm" svg:y1="13.202cm" svg:x2="31.489cm" svg:y2="12.707cm">
            <text:p/>
          </draw:line>
          <draw:line draw:style-name="gr1" draw:text-style-name="P1" draw:layer="TiM_F" svg:x1="31.489cm" svg:y1="13.07cm" svg:x2="31.489cm" svg:y2="13.16cm">
            <text:p/>
          </draw:line>
          <draw:line draw:style-name="gr1" draw:text-style-name="P1" draw:layer="TiM_F" svg:x1="31.489cm" svg:y1="12.84cm" svg:x2="31.489cm" svg:y2="12.75cm">
            <text:p/>
          </draw:line>
          <draw:line draw:style-name="gr1" draw:text-style-name="P1" draw:layer="TiM_F" svg:x1="31.489cm" svg:y1="13.005cm" svg:x2="31.489cm" svg:y2="12.905cm">
            <text:p/>
          </draw:line>
          <draw:line draw:style-name="gr1" draw:text-style-name="P1" draw:layer="TiM_F" svg:x1="31.509cm" svg:y1="13.005cm" svg:x2="31.509cm" svg:y2="12.905cm">
            <text:p/>
          </draw:line>
          <draw:polyline draw:style-name="gr1" draw:text-style-name="P1" draw:layer="TiM_F" svg:width="0cm" svg:height="0.019cm" draw:transform="rotate (1.5707963267949) translate (31.489cm 12.84cm)" svg:viewBox="0 0 0 20" draw:points="0,0 0,2 0,4 0,7 0,9 0,11 0,12 0,14 0,16 0,17 0,18 0,19 0,20 0,20 0,20">
            <text:p/>
          </draw:polyline>
          <draw:polyline draw:style-name="gr1" draw:text-style-name="P1" draw:layer="TiM_F" svg:width="0cm" svg:height="0.019cm" draw:transform="rotate (1.5707963267949) translate (31.489cm 13.005cm)" svg:viewBox="0 0 0 20" draw:points="0,0 0,2 0,4 0,7 0,9 0,11 0,12 0,14 0,16 0,17 0,18 0,19 0,20 0,20 0,20">
            <text:p/>
          </draw:polyline>
          <draw:line draw:style-name="gr1" draw:text-style-name="P1" draw:layer="TiM_F" svg:x1="31.509cm" svg:y1="12.84cm" svg:x2="31.509cm" svg:y2="12.75cm">
            <text:p/>
          </draw:line>
          <draw:polyline draw:style-name="gr1" draw:text-style-name="P1" draw:layer="TiM_F" svg:width="0cm" svg:height="0.019cm" draw:transform="rotate (1.5707963267949) translate (31.489cm 12.75cm)" svg:viewBox="0 0 0 20" draw:points="0,20 0,20 0,20 0,19 0,18 0,17 0,16 0,14 0,12 0,11 0,9 0,7 0,4 0,2 0,0">
            <text:p/>
          </draw:polyline>
          <draw:polyline draw:style-name="gr1" draw:text-style-name="P1" draw:layer="TiM_F" svg:width="0cm" svg:height="0.019cm" draw:transform="rotate (1.5707963267949) translate (31.489cm 13.07cm)" svg:viewBox="0 0 0 20" draw:points="0,0 0,2 0,4 0,7 0,9 0,11 0,12 0,14 0,16 0,17 0,18 0,19 0,20 0,20 0,20">
            <text:p/>
          </draw:polyline>
          <draw:line draw:style-name="gr1" draw:text-style-name="P1" draw:layer="TiM_F" svg:x1="31.509cm" svg:y1="13.07cm" svg:x2="31.509cm" svg:y2="13.16cm">
            <text:p/>
          </draw:line>
          <draw:line draw:style-name="gr1" draw:text-style-name="P1" draw:layer="TiM_F" svg:x1="31.069cm" svg:y1="12.707cm" svg:x2="30.994cm" svg:y2="12.707cm">
            <text:p/>
          </draw:line>
          <draw:line draw:style-name="gr1" draw:text-style-name="P1" draw:layer="TiM_F" svg:x1="31.489cm" svg:y1="12.707cm" svg:x2="31.069cm" svg:y2="12.707cm">
            <text:p/>
          </draw:line>
          <draw:polyline draw:style-name="gr1" draw:text-style-name="P1" draw:layer="TiM_F" svg:width="0cm" svg:height="0.019cm" draw:transform="rotate (1.5707963267949) translate (31.489cm 13.16cm)" svg:viewBox="0 0 0 20" draw:points="0,20 0,20 0,20 0,19 0,18 0,17 0,16 0,14 0,12 0,11 0,9 0,7 0,4 0,2 0,0">
            <text:p/>
          </draw:polyline>
          <draw:line draw:style-name="gr1" draw:text-style-name="P1" draw:layer="TiM_F" svg:x1="30.994cm" svg:y1="12.707cm" svg:x2="30.994cm" svg:y2="12.782cm">
            <text:p/>
          </draw:line>
          <draw:line draw:style-name="gr1" draw:text-style-name="P1" draw:layer="TiM_F" svg:x1="30.994cm" svg:y1="12.782cm" svg:x2="30.994cm" svg:y2="13.202cm">
            <text:p/>
          </draw:line>
          <draw:polyline draw:style-name="gr1" draw:text-style-name="P1" draw:layer="TiM_F" svg:width="0cm" svg:height="0.019cm" draw:transform="rotate (1.5707963267949) translate (30.974cm 12.75cm)" svg:viewBox="0 0 0 20" draw:points="0,0 0,0 0,1 0,1 0,2 0,3 0,4 0,6 0,8 0,9 0,11 0,13 0,16 0,18 0,20">
            <text:p/>
          </draw:polyline>
          <draw:line draw:style-name="gr1" draw:text-style-name="P1" draw:layer="TiM_F" svg:x1="30.994cm" svg:y1="13.202cm" svg:x2="31.489cm" svg:y2="13.202cm">
            <text:p/>
          </draw:line>
          <draw:line draw:style-name="gr1" draw:text-style-name="P1" draw:layer="TiM_F" svg:x1="30.974cm" svg:y1="12.84cm" svg:x2="30.974cm" svg:y2="12.75cm">
            <text:p/>
          </draw:line>
          <draw:polyline draw:style-name="gr1" draw:text-style-name="P1" draw:layer="TiM_F" svg:width="0cm" svg:height="0.019cm" draw:transform="rotate (1.5707963267949) translate (30.974cm 12.84cm)" svg:viewBox="0 0 0 20" draw:points="0,20 0,18 0,16 0,13 0,11 0,9 0,8 0,6 0,4 0,3 0,2 0,1 0,1 0,0 0,0">
            <text:p/>
          </draw:polyline>
          <draw:polyline draw:style-name="gr1" draw:text-style-name="P1" draw:layer="TiM_F" svg:width="0cm" svg:height="0.019cm" draw:transform="rotate (1.5707963267949) translate (30.974cm 13.16cm)" svg:viewBox="0 0 0 20" draw:points="0,0 0,0 0,1 0,1 0,2 0,3 0,4 0,6 0,8 0,9 0,11 0,13 0,16 0,18 0,20">
            <text:p/>
          </draw:polyline>
          <draw:line draw:style-name="gr1" draw:text-style-name="P1" draw:layer="TiM_F" svg:x1="30.974cm" svg:y1="13.07cm" svg:x2="30.974cm" svg:y2="13.16cm">
            <text:p/>
          </draw:line>
          <draw:polyline draw:style-name="gr1" draw:text-style-name="P1" draw:layer="TiM_F" svg:width="0cm" svg:height="0.019cm" draw:transform="rotate (1.5707963267949) translate (30.974cm 12.905cm)" svg:viewBox="0 0 0 20" draw:points="0,20 0,18 0,16 0,13 0,11 0,9 0,8 0,6 0,4 0,3 0,2 0,1 0,1 0,0 0,0">
            <text:p/>
          </draw:polyline>
          <draw:polyline draw:style-name="gr1" draw:text-style-name="P1" draw:layer="TiM_F" svg:width="0cm" svg:height="0.019cm" draw:transform="rotate (1.5707963267949) translate (30.974cm 13.07cm)" svg:viewBox="0 0 0 20" draw:points="0,20 0,18 0,16 0,13 0,11 0,9 0,8 0,6 0,4 0,3 0,2 0,1 0,1 0,0 0,0">
            <text:p/>
          </draw:polyline>
          <draw:line draw:style-name="gr1" draw:text-style-name="P1" draw:layer="TiM_F" svg:x1="30.974cm" svg:y1="13.005cm" svg:x2="30.974cm" svg:y2="12.905cm">
            <text:p/>
          </draw:line>
          <draw:polyline draw:style-name="gr1" draw:text-style-name="P1" draw:layer="TiM_F" svg:width="0cm" svg:height="0.019cm" draw:transform="rotate (1.5707963267949) translate (30.974cm 13.005cm)" svg:viewBox="0 0 0 20" draw:points="0,20 0,18 0,16 0,13 0,11 0,9 0,8 0,6 0,4 0,3 0,2 0,1 0,1 0,0 0,0">
            <text:p/>
          </draw:polyline>
          <draw:polyline draw:style-name="gr1" draw:text-style-name="P1" draw:layer="TiM_F" svg:width="0cm" svg:height="0.019cm" draw:transform="rotate (1.5707963267949) translate (37.585cm 12.905cm)" svg:viewBox="0 0 0 20" draw:points="0,0 0,2 0,4 0,6 0,9 0,10 0,12 0,14 0,15 0,17 0,18 0,19 0,19 0,20 0,20">
            <text:p/>
          </draw:polyline>
          <draw:line draw:style-name="gr1" draw:text-style-name="P1" draw:layer="TiM_F" svg:x1="37.585cm" svg:y1="13.202cm" svg:x2="37.585cm" svg:y2="12.707cm">
            <text:p/>
          </draw:line>
          <draw:line draw:style-name="gr1" draw:text-style-name="P1" draw:layer="TiM_F" svg:x1="37.585cm" svg:y1="13.07cm" svg:x2="37.585cm" svg:y2="13.16cm">
            <text:p/>
          </draw:line>
          <draw:line draw:style-name="gr1" draw:text-style-name="P1" draw:layer="TiM_F" svg:x1="37.585cm" svg:y1="12.84cm" svg:x2="37.585cm" svg:y2="12.75cm">
            <text:p/>
          </draw:line>
          <draw:line draw:style-name="gr1" draw:text-style-name="P1" draw:layer="TiM_F" svg:x1="37.585cm" svg:y1="13.005cm" svg:x2="37.585cm" svg:y2="12.905cm">
            <text:p/>
          </draw:line>
          <draw:line draw:style-name="gr1" draw:text-style-name="P1" draw:layer="TiM_F" svg:x1="37.605cm" svg:y1="13.005cm" svg:x2="37.605cm" svg:y2="12.905cm">
            <text:p/>
          </draw:line>
          <draw:polyline draw:style-name="gr1" draw:text-style-name="P1" draw:layer="TiM_F" svg:width="0cm" svg:height="0.019cm" draw:transform="rotate (1.5707963267949) translate (37.585cm 12.84cm)" svg:viewBox="0 0 0 20" draw:points="0,0 0,2 0,4 0,6 0,9 0,10 0,12 0,14 0,15 0,17 0,18 0,19 0,19 0,20 0,20">
            <text:p/>
          </draw:polyline>
          <draw:polyline draw:style-name="gr1" draw:text-style-name="P1" draw:layer="TiM_F" svg:width="0cm" svg:height="0.019cm" draw:transform="rotate (1.5707963267949) translate (37.585cm 13.005cm)" svg:viewBox="0 0 0 20" draw:points="0,0 0,2 0,4 0,6 0,9 0,10 0,12 0,14 0,15 0,17 0,18 0,19 0,19 0,20 0,20">
            <text:p/>
          </draw:polyline>
          <draw:line draw:style-name="gr1" draw:text-style-name="P1" draw:layer="TiM_F" svg:x1="37.605cm" svg:y1="12.84cm" svg:x2="37.605cm" svg:y2="12.75cm">
            <text:p/>
          </draw:line>
          <draw:polyline draw:style-name="gr1" draw:text-style-name="P1" draw:layer="TiM_F" svg:width="0cm" svg:height="0.019cm" draw:transform="rotate (1.5707963267949) translate (37.585cm 12.75cm)" svg:viewBox="0 0 0 20" draw:points="0,20 0,20 0,19 0,19 0,18 0,17 0,15 0,14 0,12 0,10 0,9 0,6 0,4 0,2 0,0">
            <text:p/>
          </draw:polyline>
          <draw:polyline draw:style-name="gr1" draw:text-style-name="P1" draw:layer="TiM_F" svg:width="0cm" svg:height="0.019cm" draw:transform="rotate (1.5707963267949) translate (37.585cm 13.07cm)" svg:viewBox="0 0 0 20" draw:points="0,0 0,2 0,4 0,6 0,9 0,10 0,12 0,14 0,15 0,17 0,18 0,19 0,19 0,20 0,20">
            <text:p/>
          </draw:polyline>
          <draw:line draw:style-name="gr1" draw:text-style-name="P1" draw:layer="TiM_F" svg:x1="37.605cm" svg:y1="13.07cm" svg:x2="37.605cm" svg:y2="13.16cm">
            <text:p/>
          </draw:line>
          <draw:line draw:style-name="gr1" draw:text-style-name="P1" draw:layer="TiM_F" svg:x1="37.165cm" svg:y1="12.707cm" svg:x2="37.09cm" svg:y2="12.707cm">
            <text:p/>
          </draw:line>
          <draw:line draw:style-name="gr1" draw:text-style-name="P1" draw:layer="TiM_F" svg:x1="37.585cm" svg:y1="12.707cm" svg:x2="37.165cm" svg:y2="12.707cm">
            <text:p/>
          </draw:line>
          <draw:polyline draw:style-name="gr1" draw:text-style-name="P1" draw:layer="TiM_F" svg:width="0cm" svg:height="0.019cm" draw:transform="rotate (1.5707963267949) translate (37.585cm 13.16cm)" svg:viewBox="0 0 0 20" draw:points="0,20 0,20 0,19 0,19 0,18 0,17 0,15 0,14 0,12 0,10 0,9 0,6 0,4 0,2 0,0">
            <text:p/>
          </draw:polyline>
          <draw:line draw:style-name="gr1" draw:text-style-name="P1" draw:layer="TiM_F" svg:x1="37.09cm" svg:y1="12.707cm" svg:x2="37.09cm" svg:y2="12.782cm">
            <text:p/>
          </draw:line>
          <draw:line draw:style-name="gr1" draw:text-style-name="P1" draw:layer="TiM_F" svg:x1="37.09cm" svg:y1="12.782cm" svg:x2="37.09cm" svg:y2="13.202cm">
            <text:p/>
          </draw:line>
          <draw:polyline draw:style-name="gr1" draw:text-style-name="P1" draw:layer="TiM_F" svg:width="0cm" svg:height="0.019cm" draw:transform="rotate (1.5707963267949) translate (37.07cm 12.75cm)" svg:viewBox="0 0 0 20" draw:points="0,0 0,0 0,0 0,1 0,2 0,3 0,4 0,6 0,7 0,9 0,11 0,13 0,15 0,18 0,20">
            <text:p/>
          </draw:polyline>
          <draw:line draw:style-name="gr1" draw:text-style-name="P1" draw:layer="TiM_F" svg:x1="37.09cm" svg:y1="13.202cm" svg:x2="37.585cm" svg:y2="13.202cm">
            <text:p/>
          </draw:line>
          <draw:line draw:style-name="gr1" draw:text-style-name="P1" draw:layer="TiM_F" svg:x1="37.07cm" svg:y1="12.84cm" svg:x2="37.07cm" svg:y2="12.75cm">
            <text:p/>
          </draw:line>
          <draw:polyline draw:style-name="gr1" draw:text-style-name="P1" draw:layer="TiM_F" svg:width="0cm" svg:height="0.019cm" draw:transform="rotate (1.5707963267949) translate (37.07cm 12.84cm)" svg:viewBox="0 0 0 20" draw:points="0,20 0,18 0,15 0,13 0,11 0,9 0,7 0,6 0,4 0,3 0,2 0,1 0,0 0,0 0,0">
            <text:p/>
          </draw:polyline>
          <draw:polyline draw:style-name="gr1" draw:text-style-name="P1" draw:layer="TiM_F" svg:width="0cm" svg:height="0.019cm" draw:transform="rotate (1.5707963267949) translate (37.07cm 13.16cm)" svg:viewBox="0 0 0 20" draw:points="0,0 0,0 0,0 0,1 0,2 0,3 0,4 0,6 0,7 0,9 0,11 0,13 0,15 0,18 0,20">
            <text:p/>
          </draw:polyline>
          <draw:line draw:style-name="gr1" draw:text-style-name="P1" draw:layer="TiM_F" svg:x1="37.07cm" svg:y1="13.07cm" svg:x2="37.07cm" svg:y2="13.16cm">
            <text:p/>
          </draw:line>
          <draw:polyline draw:style-name="gr1" draw:text-style-name="P1" draw:layer="TiM_F" svg:width="0cm" svg:height="0.019cm" draw:transform="rotate (1.5707963267949) translate (37.07cm 12.905cm)" svg:viewBox="0 0 0 20" draw:points="0,20 0,18 0,15 0,13 0,11 0,9 0,7 0,6 0,4 0,3 0,2 0,1 0,0 0,0 0,0">
            <text:p/>
          </draw:polyline>
          <draw:polyline draw:style-name="gr1" draw:text-style-name="P1" draw:layer="TiM_F" svg:width="0cm" svg:height="0.019cm" draw:transform="rotate (1.5707963267949) translate (37.07cm 13.07cm)" svg:viewBox="0 0 0 20" draw:points="0,20 0,18 0,15 0,13 0,11 0,9 0,7 0,6 0,4 0,3 0,2 0,1 0,0 0,0 0,0">
            <text:p/>
          </draw:polyline>
          <draw:line draw:style-name="gr1" draw:text-style-name="P1" draw:layer="TiM_F" svg:x1="37.07cm" svg:y1="13.005cm" svg:x2="37.07cm" svg:y2="12.905cm">
            <text:p/>
          </draw:line>
          <draw:polyline draw:style-name="gr1" draw:text-style-name="P1" draw:layer="TiM_F" svg:width="0cm" svg:height="0.019cm" draw:transform="rotate (1.5707963267949) translate (37.07cm 13.005cm)" svg:viewBox="0 0 0 20" draw:points="0,20 0,18 0,15 0,13 0,11 0,9 0,7 0,6 0,4 0,3 0,2 0,1 0,0 0,0 0,0">
            <text:p/>
          </draw:polyline>
          <draw:polyline draw:style-name="gr1" draw:text-style-name="P1" draw:layer="TiM_F" svg:width="0cm" svg:height="0.019cm" draw:transform="rotate (1.5707963267949) translate (31.489cm 14.429cm)" svg:viewBox="0 0 0 20" draw:points="0,0 0,2 0,4 0,7 0,9 0,11 0,12 0,14 0,16 0,17 0,18 0,19 0,20 0,20 0,20">
            <text:p/>
          </draw:polyline>
          <draw:line draw:style-name="gr1" draw:text-style-name="P1" draw:layer="TiM_F" svg:x1="31.489cm" svg:y1="14.726cm" svg:x2="31.489cm" svg:y2="14.231cm">
            <text:p/>
          </draw:line>
          <draw:line draw:style-name="gr1" draw:text-style-name="P1" draw:layer="TiM_F" svg:x1="31.489cm" svg:y1="14.594cm" svg:x2="31.489cm" svg:y2="14.684cm">
            <text:p/>
          </draw:line>
          <draw:line draw:style-name="gr1" draw:text-style-name="P1" draw:layer="TiM_F" svg:x1="31.489cm" svg:y1="14.364cm" svg:x2="31.489cm" svg:y2="14.274cm">
            <text:p/>
          </draw:line>
          <draw:line draw:style-name="gr1" draw:text-style-name="P1" draw:layer="TiM_F" svg:x1="31.489cm" svg:y1="14.529cm" svg:x2="31.489cm" svg:y2="14.429cm">
            <text:p/>
          </draw:line>
          <draw:line draw:style-name="gr1" draw:text-style-name="P1" draw:layer="TiM_F" svg:x1="31.509cm" svg:y1="14.529cm" svg:x2="31.509cm" svg:y2="14.429cm">
            <text:p/>
          </draw:line>
          <draw:polyline draw:style-name="gr1" draw:text-style-name="P1" draw:layer="TiM_F" svg:width="0cm" svg:height="0.019cm" draw:transform="rotate (1.5707963267949) translate (31.489cm 14.364cm)" svg:viewBox="0 0 0 20" draw:points="0,0 0,2 0,4 0,7 0,9 0,11 0,12 0,14 0,16 0,17 0,18 0,19 0,20 0,20 0,20">
            <text:p/>
          </draw:polyline>
          <draw:polyline draw:style-name="gr1" draw:text-style-name="P1" draw:layer="TiM_F" svg:width="0cm" svg:height="0.019cm" draw:transform="rotate (1.5707963267949) translate (31.489cm 14.529cm)" svg:viewBox="0 0 0 20" draw:points="0,0 0,2 0,4 0,7 0,9 0,11 0,12 0,14 0,16 0,17 0,18 0,19 0,20 0,20 0,20">
            <text:p/>
          </draw:polyline>
          <draw:line draw:style-name="gr1" draw:text-style-name="P1" draw:layer="TiM_F" svg:x1="31.509cm" svg:y1="14.364cm" svg:x2="31.509cm" svg:y2="14.274cm">
            <text:p/>
          </draw:line>
          <draw:polyline draw:style-name="gr1" draw:text-style-name="P1" draw:layer="TiM_F" svg:width="0cm" svg:height="0.019cm" draw:transform="rotate (1.5707963267949) translate (31.489cm 14.274cm)" svg:viewBox="0 0 0 20" draw:points="0,20 0,20 0,20 0,19 0,18 0,17 0,16 0,14 0,12 0,11 0,9 0,7 0,4 0,2 0,0">
            <text:p/>
          </draw:polyline>
          <draw:polyline draw:style-name="gr1" draw:text-style-name="P1" draw:layer="TiM_F" svg:width="0cm" svg:height="0.019cm" draw:transform="rotate (1.5707963267949) translate (31.489cm 14.594cm)" svg:viewBox="0 0 0 20" draw:points="0,0 0,2 0,4 0,7 0,9 0,11 0,12 0,14 0,16 0,17 0,18 0,19 0,20 0,20 0,20">
            <text:p/>
          </draw:polyline>
          <draw:line draw:style-name="gr1" draw:text-style-name="P1" draw:layer="TiM_F" svg:x1="31.509cm" svg:y1="14.594cm" svg:x2="31.509cm" svg:y2="14.684cm">
            <text:p/>
          </draw:line>
          <draw:line draw:style-name="gr1" draw:text-style-name="P1" draw:layer="TiM_F" svg:x1="31.069cm" svg:y1="14.231cm" svg:x2="30.994cm" svg:y2="14.231cm">
            <text:p/>
          </draw:line>
          <draw:line draw:style-name="gr1" draw:text-style-name="P1" draw:layer="TiM_F" svg:x1="31.489cm" svg:y1="14.231cm" svg:x2="31.069cm" svg:y2="14.231cm">
            <text:p/>
          </draw:line>
          <draw:polyline draw:style-name="gr1" draw:text-style-name="P1" draw:layer="TiM_F" svg:width="0cm" svg:height="0.019cm" draw:transform="rotate (1.5707963267949) translate (31.489cm 14.684cm)" svg:viewBox="0 0 0 20" draw:points="0,20 0,20 0,20 0,19 0,18 0,17 0,16 0,14 0,12 0,11 0,9 0,7 0,4 0,2 0,0">
            <text:p/>
          </draw:polyline>
          <draw:line draw:style-name="gr1" draw:text-style-name="P1" draw:layer="TiM_F" svg:x1="30.994cm" svg:y1="14.231cm" svg:x2="30.994cm" svg:y2="14.306cm">
            <text:p/>
          </draw:line>
          <draw:line draw:style-name="gr1" draw:text-style-name="P1" draw:layer="TiM_F" svg:x1="30.994cm" svg:y1="14.306cm" svg:x2="30.994cm" svg:y2="14.726cm">
            <text:p/>
          </draw:line>
          <draw:polyline draw:style-name="gr1" draw:text-style-name="P1" draw:layer="TiM_F" svg:width="0cm" svg:height="0.019cm" draw:transform="rotate (1.5707963267949) translate (30.974cm 14.274cm)" svg:viewBox="0 0 0 20" draw:points="0,0 0,0 0,1 0,1 0,2 0,3 0,4 0,6 0,8 0,9 0,11 0,13 0,16 0,18 0,20">
            <text:p/>
          </draw:polyline>
          <draw:line draw:style-name="gr1" draw:text-style-name="P1" draw:layer="TiM_F" svg:x1="30.994cm" svg:y1="14.726cm" svg:x2="31.489cm" svg:y2="14.726cm">
            <text:p/>
          </draw:line>
          <draw:line draw:style-name="gr1" draw:text-style-name="P1" draw:layer="TiM_F" svg:x1="30.974cm" svg:y1="14.364cm" svg:x2="30.974cm" svg:y2="14.274cm">
            <text:p/>
          </draw:line>
          <draw:polyline draw:style-name="gr1" draw:text-style-name="P1" draw:layer="TiM_F" svg:width="0cm" svg:height="0.019cm" draw:transform="rotate (1.5707963267949) translate (30.974cm 14.364cm)" svg:viewBox="0 0 0 20" draw:points="0,20 0,18 0,16 0,13 0,11 0,9 0,8 0,6 0,4 0,3 0,2 0,1 0,1 0,0 0,0">
            <text:p/>
          </draw:polyline>
          <draw:polyline draw:style-name="gr1" draw:text-style-name="P1" draw:layer="TiM_F" svg:width="0cm" svg:height="0.019cm" draw:transform="rotate (1.5707963267949) translate (30.974cm 14.684cm)" svg:viewBox="0 0 0 20" draw:points="0,0 0,0 0,1 0,1 0,2 0,3 0,4 0,6 0,8 0,9 0,11 0,13 0,16 0,18 0,20">
            <text:p/>
          </draw:polyline>
          <draw:line draw:style-name="gr1" draw:text-style-name="P1" draw:layer="TiM_F" svg:x1="30.974cm" svg:y1="14.594cm" svg:x2="30.974cm" svg:y2="14.684cm">
            <text:p/>
          </draw:line>
          <draw:polyline draw:style-name="gr1" draw:text-style-name="P1" draw:layer="TiM_F" svg:width="0cm" svg:height="0.019cm" draw:transform="rotate (1.5707963267949) translate (30.974cm 14.429cm)" svg:viewBox="0 0 0 20" draw:points="0,20 0,18 0,16 0,13 0,11 0,9 0,8 0,6 0,4 0,3 0,2 0,1 0,1 0,0 0,0">
            <text:p/>
          </draw:polyline>
          <draw:polyline draw:style-name="gr1" draw:text-style-name="P1" draw:layer="TiM_F" svg:width="0cm" svg:height="0.019cm" draw:transform="rotate (1.5707963267949) translate (30.974cm 14.594cm)" svg:viewBox="0 0 0 20" draw:points="0,20 0,18 0,16 0,13 0,11 0,9 0,8 0,6 0,4 0,3 0,2 0,1 0,1 0,0 0,0">
            <text:p/>
          </draw:polyline>
          <draw:line draw:style-name="gr1" draw:text-style-name="P1" draw:layer="TiM_F" svg:x1="30.974cm" svg:y1="14.529cm" svg:x2="30.974cm" svg:y2="14.429cm">
            <text:p/>
          </draw:line>
          <draw:polyline draw:style-name="gr1" draw:text-style-name="P1" draw:layer="TiM_F" svg:width="0cm" svg:height="0.019cm" draw:transform="rotate (1.5707963267949) translate (30.974cm 14.529cm)" svg:viewBox="0 0 0 20" draw:points="0,20 0,18 0,16 0,13 0,11 0,9 0,8 0,6 0,4 0,3 0,2 0,1 0,1 0,0 0,0">
            <text:p/>
          </draw:polyline>
          <draw:polyline draw:style-name="gr1" draw:text-style-name="P1" draw:layer="TiM_F" svg:width="0cm" svg:height="0.019cm" draw:transform="rotate (1.5707963267949) translate (42.157cm 12.905cm)" svg:viewBox="0 0 0 20" draw:points="0,0 0,2 0,4 0,6 0,8 0,10 0,12 0,14 0,15 0,17 0,18 0,19 0,19 0,20 0,20">
            <text:p/>
          </draw:polyline>
          <draw:line draw:style-name="gr1" draw:text-style-name="P1" draw:layer="TiM_F" svg:x1="42.157cm" svg:y1="13.202cm" svg:x2="42.157cm" svg:y2="12.707cm">
            <text:p/>
          </draw:line>
          <draw:line draw:style-name="gr1" draw:text-style-name="P1" draw:layer="TiM_F" svg:x1="42.157cm" svg:y1="13.07cm" svg:x2="42.157cm" svg:y2="13.16cm">
            <text:p/>
          </draw:line>
          <draw:line draw:style-name="gr1" draw:text-style-name="P1" draw:layer="TiM_F" svg:x1="42.157cm" svg:y1="12.84cm" svg:x2="42.157cm" svg:y2="12.75cm">
            <text:p/>
          </draw:line>
          <draw:line draw:style-name="gr1" draw:text-style-name="P1" draw:layer="TiM_F" svg:x1="42.157cm" svg:y1="13.005cm" svg:x2="42.157cm" svg:y2="12.905cm">
            <text:p/>
          </draw:line>
          <draw:line draw:style-name="gr1" draw:text-style-name="P1" draw:layer="TiM_F" svg:x1="42.177cm" svg:y1="13.005cm" svg:x2="42.177cm" svg:y2="12.905cm">
            <text:p/>
          </draw:line>
          <draw:polyline draw:style-name="gr1" draw:text-style-name="P1" draw:layer="TiM_F" svg:width="0cm" svg:height="0.019cm" draw:transform="rotate (1.5707963267949) translate (42.157cm 12.84cm)" svg:viewBox="0 0 0 20" draw:points="0,0 0,2 0,4 0,6 0,8 0,10 0,12 0,14 0,15 0,17 0,18 0,19 0,19 0,20 0,20">
            <text:p/>
          </draw:polyline>
          <draw:polyline draw:style-name="gr1" draw:text-style-name="P1" draw:layer="TiM_F" svg:width="0cm" svg:height="0.019cm" draw:transform="rotate (1.5707963267949) translate (42.157cm 13.005cm)" svg:viewBox="0 0 0 20" draw:points="0,0 0,2 0,4 0,6 0,8 0,10 0,12 0,14 0,15 0,17 0,18 0,19 0,19 0,20 0,20">
            <text:p/>
          </draw:polyline>
          <draw:line draw:style-name="gr1" draw:text-style-name="P1" draw:layer="TiM_F" svg:x1="42.177cm" svg:y1="12.84cm" svg:x2="42.177cm" svg:y2="12.75cm">
            <text:p/>
          </draw:line>
          <draw:polyline draw:style-name="gr1" draw:text-style-name="P1" draw:layer="TiM_F" svg:width="0cm" svg:height="0.019cm" draw:transform="rotate (1.5707963267949) translate (42.157cm 12.75cm)" svg:viewBox="0 0 0 20" draw:points="0,20 0,20 0,19 0,19 0,18 0,17 0,15 0,14 0,12 0,10 0,8 0,6 0,4 0,2 0,0">
            <text:p/>
          </draw:polyline>
          <draw:polyline draw:style-name="gr1" draw:text-style-name="P1" draw:layer="TiM_F" svg:width="0cm" svg:height="0.019cm" draw:transform="rotate (1.5707963267949) translate (42.157cm 13.07cm)" svg:viewBox="0 0 0 20" draw:points="0,0 0,2 0,4 0,6 0,8 0,10 0,12 0,14 0,15 0,17 0,18 0,19 0,19 0,20 0,20">
            <text:p/>
          </draw:polyline>
          <draw:line draw:style-name="gr1" draw:text-style-name="P1" draw:layer="TiM_F" svg:x1="42.177cm" svg:y1="13.07cm" svg:x2="42.177cm" svg:y2="13.16cm">
            <text:p/>
          </draw:line>
          <draw:line draw:style-name="gr1" draw:text-style-name="P1" draw:layer="TiM_F" svg:x1="41.737cm" svg:y1="12.707cm" svg:x2="41.662cm" svg:y2="12.707cm">
            <text:p/>
          </draw:line>
          <draw:line draw:style-name="gr1" draw:text-style-name="P1" draw:layer="TiM_F" svg:x1="42.157cm" svg:y1="12.707cm" svg:x2="41.737cm" svg:y2="12.707cm">
            <text:p/>
          </draw:line>
          <draw:polyline draw:style-name="gr1" draw:text-style-name="P1" draw:layer="TiM_F" svg:width="0cm" svg:height="0.019cm" draw:transform="rotate (1.5707963267949) translate (42.157cm 13.16cm)" svg:viewBox="0 0 0 20" draw:points="0,20 0,20 0,19 0,19 0,18 0,17 0,15 0,14 0,12 0,10 0,8 0,6 0,4 0,2 0,0">
            <text:p/>
          </draw:polyline>
          <draw:line draw:style-name="gr1" draw:text-style-name="P1" draw:layer="TiM_F" svg:x1="41.662cm" svg:y1="12.707cm" svg:x2="41.662cm" svg:y2="12.782cm">
            <text:p/>
          </draw:line>
          <draw:line draw:style-name="gr1" draw:text-style-name="P1" draw:layer="TiM_F" svg:x1="41.662cm" svg:y1="12.782cm" svg:x2="41.662cm" svg:y2="13.202cm">
            <text:p/>
          </draw:line>
          <draw:polyline draw:style-name="gr1" draw:text-style-name="P1" draw:layer="TiM_F" svg:width="0cm" svg:height="0.019cm" draw:transform="rotate (1.5707963267949) translate (41.642cm 12.75cm)" svg:viewBox="0 0 0 20" draw:points="0,0 0,0 0,0 0,1 0,2 0,3 0,4 0,6 0,7 0,9 0,11 0,13 0,15 0,17 0,20">
            <text:p/>
          </draw:polyline>
          <draw:line draw:style-name="gr1" draw:text-style-name="P1" draw:layer="TiM_F" svg:x1="41.662cm" svg:y1="13.202cm" svg:x2="42.157cm" svg:y2="13.202cm">
            <text:p/>
          </draw:line>
          <draw:line draw:style-name="gr1" draw:text-style-name="P1" draw:layer="TiM_F" svg:x1="41.642cm" svg:y1="12.84cm" svg:x2="41.642cm" svg:y2="12.75cm">
            <text:p/>
          </draw:line>
          <draw:polyline draw:style-name="gr1" draw:text-style-name="P1" draw:layer="TiM_F" svg:width="0cm" svg:height="0.019cm" draw:transform="rotate (1.5707963267949) translate (41.642cm 12.84cm)" svg:viewBox="0 0 0 20" draw:points="0,20 0,17 0,15 0,13 0,11 0,9 0,7 0,6 0,4 0,3 0,2 0,1 0,0 0,0 0,0">
            <text:p/>
          </draw:polyline>
          <draw:polyline draw:style-name="gr1" draw:text-style-name="P1" draw:layer="TiM_F" svg:width="0cm" svg:height="0.019cm" draw:transform="rotate (1.5707963267949) translate (41.642cm 13.16cm)" svg:viewBox="0 0 0 20" draw:points="0,0 0,0 0,0 0,1 0,2 0,3 0,4 0,6 0,7 0,9 0,11 0,13 0,15 0,17 0,20">
            <text:p/>
          </draw:polyline>
          <draw:line draw:style-name="gr1" draw:text-style-name="P1" draw:layer="TiM_F" svg:x1="41.642cm" svg:y1="13.07cm" svg:x2="41.642cm" svg:y2="13.16cm">
            <text:p/>
          </draw:line>
          <draw:polyline draw:style-name="gr1" draw:text-style-name="P1" draw:layer="TiM_F" svg:width="0cm" svg:height="0.019cm" draw:transform="rotate (1.5707963267949) translate (41.642cm 12.905cm)" svg:viewBox="0 0 0 20" draw:points="0,20 0,17 0,15 0,13 0,11 0,9 0,7 0,6 0,4 0,3 0,2 0,1 0,0 0,0 0,0">
            <text:p/>
          </draw:polyline>
          <draw:polyline draw:style-name="gr1" draw:text-style-name="P1" draw:layer="TiM_F" svg:width="0cm" svg:height="0.019cm" draw:transform="rotate (1.5707963267949) translate (41.642cm 13.07cm)" svg:viewBox="0 0 0 20" draw:points="0,20 0,17 0,15 0,13 0,11 0,9 0,7 0,6 0,4 0,3 0,2 0,1 0,0 0,0 0,0">
            <text:p/>
          </draw:polyline>
          <draw:line draw:style-name="gr1" draw:text-style-name="P1" draw:layer="TiM_F" svg:x1="41.642cm" svg:y1="13.005cm" svg:x2="41.642cm" svg:y2="12.905cm">
            <text:p/>
          </draw:line>
          <draw:polyline draw:style-name="gr1" draw:text-style-name="P1" draw:layer="TiM_F" svg:width="0cm" svg:height="0.019cm" draw:transform="rotate (1.5707963267949) translate (41.642cm 13.005cm)" svg:viewBox="0 0 0 20" draw:points="0,20 0,17 0,15 0,13 0,11 0,9 0,7 0,6 0,4 0,3 0,2 0,1 0,0 0,0 0,0">
            <text:p/>
          </draw:polyline>
          <draw:polyline draw:style-name="gr1" draw:text-style-name="P1" draw:layer="TiM_F" svg:width="0cm" svg:height="0.019cm" draw:transform="rotate (1.5707963267949) translate (42.157cm 14.429cm)" svg:viewBox="0 0 0 20" draw:points="0,0 0,2 0,4 0,6 0,8 0,10 0,12 0,14 0,15 0,17 0,18 0,19 0,19 0,20 0,20">
            <text:p/>
          </draw:polyline>
          <draw:line draw:style-name="gr1" draw:text-style-name="P1" draw:layer="TiM_F" svg:x1="42.157cm" svg:y1="14.726cm" svg:x2="42.157cm" svg:y2="14.231cm">
            <text:p/>
          </draw:line>
          <draw:line draw:style-name="gr1" draw:text-style-name="P1" draw:layer="TiM_F" svg:x1="42.157cm" svg:y1="14.594cm" svg:x2="42.157cm" svg:y2="14.684cm">
            <text:p/>
          </draw:line>
          <draw:line draw:style-name="gr1" draw:text-style-name="P1" draw:layer="TiM_F" svg:x1="42.157cm" svg:y1="14.364cm" svg:x2="42.157cm" svg:y2="14.274cm">
            <text:p/>
          </draw:line>
          <draw:line draw:style-name="gr1" draw:text-style-name="P1" draw:layer="TiM_F" svg:x1="42.157cm" svg:y1="14.529cm" svg:x2="42.157cm" svg:y2="14.429cm">
            <text:p/>
          </draw:line>
          <draw:line draw:style-name="gr1" draw:text-style-name="P1" draw:layer="TiM_F" svg:x1="42.177cm" svg:y1="14.529cm" svg:x2="42.177cm" svg:y2="14.429cm">
            <text:p/>
          </draw:line>
          <draw:polyline draw:style-name="gr1" draw:text-style-name="P1" draw:layer="TiM_F" svg:width="0cm" svg:height="0.019cm" draw:transform="rotate (1.5707963267949) translate (42.157cm 14.364cm)" svg:viewBox="0 0 0 20" draw:points="0,0 0,2 0,4 0,6 0,8 0,10 0,12 0,14 0,15 0,17 0,18 0,19 0,19 0,20 0,20">
            <text:p/>
          </draw:polyline>
          <draw:polyline draw:style-name="gr1" draw:text-style-name="P1" draw:layer="TiM_F" svg:width="0cm" svg:height="0.019cm" draw:transform="rotate (1.5707963267949) translate (42.157cm 14.529cm)" svg:viewBox="0 0 0 20" draw:points="0,0 0,2 0,4 0,6 0,8 0,10 0,12 0,14 0,15 0,17 0,18 0,19 0,19 0,20 0,20">
            <text:p/>
          </draw:polyline>
          <draw:line draw:style-name="gr1" draw:text-style-name="P1" draw:layer="TiM_F" svg:x1="42.177cm" svg:y1="14.364cm" svg:x2="42.177cm" svg:y2="14.274cm">
            <text:p/>
          </draw:line>
          <draw:polyline draw:style-name="gr1" draw:text-style-name="P1" draw:layer="TiM_F" svg:width="0cm" svg:height="0.019cm" draw:transform="rotate (1.5707963267949) translate (42.157cm 14.274cm)" svg:viewBox="0 0 0 20" draw:points="0,20 0,20 0,19 0,19 0,18 0,17 0,15 0,14 0,12 0,10 0,8 0,6 0,4 0,2 0,0">
            <text:p/>
          </draw:polyline>
          <draw:polyline draw:style-name="gr1" draw:text-style-name="P1" draw:layer="TiM_F" svg:width="0cm" svg:height="0.019cm" draw:transform="rotate (1.5707963267949) translate (42.157cm 14.594cm)" svg:viewBox="0 0 0 20" draw:points="0,0 0,2 0,4 0,6 0,8 0,10 0,12 0,14 0,15 0,17 0,18 0,19 0,19 0,20 0,20">
            <text:p/>
          </draw:polyline>
          <draw:line draw:style-name="gr1" draw:text-style-name="P1" draw:layer="TiM_F" svg:x1="42.177cm" svg:y1="14.594cm" svg:x2="42.177cm" svg:y2="14.684cm">
            <text:p/>
          </draw:line>
          <draw:line draw:style-name="gr1" draw:text-style-name="P1" draw:layer="TiM_F" svg:x1="41.737cm" svg:y1="14.231cm" svg:x2="41.662cm" svg:y2="14.231cm">
            <text:p/>
          </draw:line>
          <draw:line draw:style-name="gr1" draw:text-style-name="P1" draw:layer="TiM_F" svg:x1="42.157cm" svg:y1="14.231cm" svg:x2="41.737cm" svg:y2="14.231cm">
            <text:p/>
          </draw:line>
          <draw:polyline draw:style-name="gr1" draw:text-style-name="P1" draw:layer="TiM_F" svg:width="0cm" svg:height="0.019cm" draw:transform="rotate (1.5707963267949) translate (42.157cm 14.684cm)" svg:viewBox="0 0 0 20" draw:points="0,20 0,20 0,19 0,19 0,18 0,17 0,15 0,14 0,12 0,10 0,8 0,6 0,4 0,2 0,0">
            <text:p/>
          </draw:polyline>
          <draw:line draw:style-name="gr1" draw:text-style-name="P1" draw:layer="TiM_F" svg:x1="41.662cm" svg:y1="14.231cm" svg:x2="41.662cm" svg:y2="14.306cm">
            <text:p/>
          </draw:line>
          <draw:line draw:style-name="gr1" draw:text-style-name="P1" draw:layer="TiM_F" svg:x1="41.662cm" svg:y1="14.306cm" svg:x2="41.662cm" svg:y2="14.726cm">
            <text:p/>
          </draw:line>
          <draw:polyline draw:style-name="gr1" draw:text-style-name="P1" draw:layer="TiM_F" svg:width="0cm" svg:height="0.019cm" draw:transform="rotate (1.5707963267949) translate (41.642cm 14.274cm)" svg:viewBox="0 0 0 20" draw:points="0,0 0,0 0,0 0,1 0,2 0,3 0,4 0,6 0,7 0,9 0,11 0,13 0,15 0,17 0,20">
            <text:p/>
          </draw:polyline>
          <draw:line draw:style-name="gr1" draw:text-style-name="P1" draw:layer="TiM_F" svg:x1="41.662cm" svg:y1="14.726cm" svg:x2="42.157cm" svg:y2="14.726cm">
            <text:p/>
          </draw:line>
          <draw:line draw:style-name="gr1" draw:text-style-name="P1" draw:layer="TiM_F" svg:x1="41.642cm" svg:y1="14.364cm" svg:x2="41.642cm" svg:y2="14.274cm">
            <text:p/>
          </draw:line>
          <draw:polyline draw:style-name="gr1" draw:text-style-name="P1" draw:layer="TiM_F" svg:width="0cm" svg:height="0.019cm" draw:transform="rotate (1.5707963267949) translate (41.642cm 14.364cm)" svg:viewBox="0 0 0 20" draw:points="0,20 0,17 0,15 0,13 0,11 0,9 0,7 0,6 0,4 0,3 0,2 0,1 0,0 0,0 0,0">
            <text:p/>
          </draw:polyline>
          <draw:polyline draw:style-name="gr1" draw:text-style-name="P1" draw:layer="TiM_F" svg:width="0cm" svg:height="0.019cm" draw:transform="rotate (1.5707963267949) translate (41.642cm 14.684cm)" svg:viewBox="0 0 0 20" draw:points="0,0 0,0 0,0 0,1 0,2 0,3 0,4 0,6 0,7 0,9 0,11 0,13 0,15 0,17 0,20">
            <text:p/>
          </draw:polyline>
          <draw:line draw:style-name="gr1" draw:text-style-name="P1" draw:layer="TiM_F" svg:x1="41.642cm" svg:y1="14.594cm" svg:x2="41.642cm" svg:y2="14.684cm">
            <text:p/>
          </draw:line>
          <draw:polyline draw:style-name="gr1" draw:text-style-name="P1" draw:layer="TiM_F" svg:width="0cm" svg:height="0.019cm" draw:transform="rotate (1.5707963267949) translate (41.642cm 14.429cm)" svg:viewBox="0 0 0 20" draw:points="0,20 0,17 0,15 0,13 0,11 0,9 0,7 0,6 0,4 0,3 0,2 0,1 0,0 0,0 0,0">
            <text:p/>
          </draw:polyline>
          <draw:polyline draw:style-name="gr1" draw:text-style-name="P1" draw:layer="TiM_F" svg:width="0cm" svg:height="0.019cm" draw:transform="rotate (1.5707963267949) translate (41.642cm 14.594cm)" svg:viewBox="0 0 0 20" draw:points="0,20 0,17 0,15 0,13 0,11 0,9 0,7 0,6 0,4 0,3 0,2 0,1 0,0 0,0 0,0">
            <text:p/>
          </draw:polyline>
          <draw:line draw:style-name="gr1" draw:text-style-name="P1" draw:layer="TiM_F" svg:x1="41.642cm" svg:y1="14.529cm" svg:x2="41.642cm" svg:y2="14.429cm">
            <text:p/>
          </draw:line>
          <draw:polyline draw:style-name="gr1" draw:text-style-name="P1" draw:layer="TiM_F" svg:width="0cm" svg:height="0.019cm" draw:transform="rotate (1.5707963267949) translate (41.642cm 14.529cm)" svg:viewBox="0 0 0 20" draw:points="0,20 0,17 0,15 0,13 0,11 0,9 0,7 0,6 0,4 0,3 0,2 0,1 0,0 0,0 0,0">
            <text:p/>
          </draw:polyline>
          <draw:polyline draw:style-name="gr1" draw:text-style-name="P1" draw:layer="TiM_F" svg:width="0cm" svg:height="0.019cm" draw:transform="rotate (1.5707963267949) translate (42.157cm 17.475cm)" svg:viewBox="0 0 0 20" draw:points="0,0 0,2 0,4 0,6 0,8 0,10 0,12 0,14 0,15 0,17 0,18 0,19 0,19 0,20 0,20">
            <text:p/>
          </draw:polyline>
          <draw:line draw:style-name="gr1" draw:text-style-name="P1" draw:layer="TiM_F" svg:x1="42.157cm" svg:y1="17.773cm" svg:x2="42.157cm" svg:y2="17.278cm">
            <text:p/>
          </draw:line>
          <draw:line draw:style-name="gr1" draw:text-style-name="P1" draw:layer="TiM_F" svg:x1="42.157cm" svg:y1="17.64cm" svg:x2="42.157cm" svg:y2="17.73cm">
            <text:p/>
          </draw:line>
          <draw:line draw:style-name="gr1" draw:text-style-name="P1" draw:layer="TiM_F" svg:x1="42.157cm" svg:y1="17.41cm" svg:x2="42.157cm" svg:y2="17.32cm">
            <text:p/>
          </draw:line>
          <draw:line draw:style-name="gr1" draw:text-style-name="P1" draw:layer="TiM_F" svg:x1="42.157cm" svg:y1="17.575cm" svg:x2="42.157cm" svg:y2="17.475cm">
            <text:p/>
          </draw:line>
          <draw:line draw:style-name="gr1" draw:text-style-name="P1" draw:layer="TiM_F" svg:x1="42.177cm" svg:y1="17.575cm" svg:x2="42.177cm" svg:y2="17.475cm">
            <text:p/>
          </draw:line>
          <draw:polyline draw:style-name="gr1" draw:text-style-name="P1" draw:layer="TiM_F" svg:width="0cm" svg:height="0.019cm" draw:transform="rotate (1.5707963267949) translate (42.157cm 17.41cm)" svg:viewBox="0 0 0 20" draw:points="0,0 0,2 0,4 0,6 0,8 0,10 0,12 0,14 0,15 0,17 0,18 0,19 0,19 0,20 0,20">
            <text:p/>
          </draw:polyline>
          <draw:polyline draw:style-name="gr1" draw:text-style-name="P1" draw:layer="TiM_F" svg:width="0cm" svg:height="0.019cm" draw:transform="rotate (1.5707963267949) translate (42.157cm 17.575cm)" svg:viewBox="0 0 0 20" draw:points="0,0 0,2 0,4 0,6 0,8 0,10 0,12 0,14 0,15 0,17 0,18 0,19 0,19 0,20 0,20">
            <text:p/>
          </draw:polyline>
          <draw:line draw:style-name="gr1" draw:text-style-name="P1" draw:layer="TiM_F" svg:x1="42.177cm" svg:y1="17.41cm" svg:x2="42.177cm" svg:y2="17.32cm">
            <text:p/>
          </draw:line>
          <draw:polyline draw:style-name="gr1" draw:text-style-name="P1" draw:layer="TiM_F" svg:width="0cm" svg:height="0.019cm" draw:transform="rotate (1.5707963267949) translate (42.157cm 17.32cm)" svg:viewBox="0 0 0 20" draw:points="0,20 0,20 0,19 0,19 0,18 0,17 0,15 0,14 0,12 0,10 0,8 0,6 0,4 0,2 0,0">
            <text:p/>
          </draw:polyline>
          <draw:polyline draw:style-name="gr1" draw:text-style-name="P1" draw:layer="TiM_F" svg:width="0cm" svg:height="0.019cm" draw:transform="rotate (1.5707963267949) translate (42.157cm 17.64cm)" svg:viewBox="0 0 0 20" draw:points="0,0 0,2 0,4 0,6 0,8 0,10 0,12 0,14 0,15 0,17 0,18 0,19 0,19 0,20 0,20">
            <text:p/>
          </draw:polyline>
          <draw:line draw:style-name="gr1" draw:text-style-name="P1" draw:layer="TiM_F" svg:x1="42.177cm" svg:y1="17.64cm" svg:x2="42.177cm" svg:y2="17.73cm">
            <text:p/>
          </draw:line>
          <draw:line draw:style-name="gr1" draw:text-style-name="P1" draw:layer="TiM_F" svg:x1="41.737cm" svg:y1="17.278cm" svg:x2="41.662cm" svg:y2="17.278cm">
            <text:p/>
          </draw:line>
          <draw:line draw:style-name="gr1" draw:text-style-name="P1" draw:layer="TiM_F" svg:x1="42.157cm" svg:y1="17.278cm" svg:x2="41.737cm" svg:y2="17.278cm">
            <text:p/>
          </draw:line>
          <draw:polyline draw:style-name="gr1" draw:text-style-name="P1" draw:layer="TiM_F" svg:width="0cm" svg:height="0.019cm" draw:transform="rotate (1.5707963267949) translate (42.157cm 17.73cm)" svg:viewBox="0 0 0 20" draw:points="0,20 0,20 0,19 0,19 0,18 0,17 0,15 0,14 0,12 0,10 0,8 0,6 0,4 0,2 0,0">
            <text:p/>
          </draw:polyline>
          <draw:line draw:style-name="gr1" draw:text-style-name="P1" draw:layer="TiM_F" svg:x1="41.662cm" svg:y1="17.278cm" svg:x2="41.662cm" svg:y2="17.353cm">
            <text:p/>
          </draw:line>
          <draw:line draw:style-name="gr1" draw:text-style-name="P1" draw:layer="TiM_F" svg:x1="41.662cm" svg:y1="17.353cm" svg:x2="41.662cm" svg:y2="17.773cm">
            <text:p/>
          </draw:line>
          <draw:polyline draw:style-name="gr1" draw:text-style-name="P1" draw:layer="TiM_F" svg:width="0cm" svg:height="0.019cm" draw:transform="rotate (1.5707963267949) translate (41.642cm 17.32cm)" svg:viewBox="0 0 0 20" draw:points="0,0 0,0 0,0 0,1 0,2 0,3 0,4 0,6 0,7 0,9 0,11 0,13 0,15 0,17 0,20">
            <text:p/>
          </draw:polyline>
          <draw:line draw:style-name="gr1" draw:text-style-name="P1" draw:layer="TiM_F" svg:x1="41.662cm" svg:y1="17.773cm" svg:x2="42.157cm" svg:y2="17.773cm">
            <text:p/>
          </draw:line>
          <draw:line draw:style-name="gr1" draw:text-style-name="P1" draw:layer="TiM_F" svg:x1="41.642cm" svg:y1="17.41cm" svg:x2="41.642cm" svg:y2="17.32cm">
            <text:p/>
          </draw:line>
          <draw:polyline draw:style-name="gr1" draw:text-style-name="P1" draw:layer="TiM_F" svg:width="0cm" svg:height="0.019cm" draw:transform="rotate (1.5707963267949) translate (41.642cm 17.41cm)" svg:viewBox="0 0 0 20" draw:points="0,20 0,17 0,15 0,13 0,11 0,9 0,7 0,6 0,4 0,3 0,2 0,1 0,0 0,0 0,0">
            <text:p/>
          </draw:polyline>
          <draw:polyline draw:style-name="gr1" draw:text-style-name="P1" draw:layer="TiM_F" svg:width="0cm" svg:height="0.019cm" draw:transform="rotate (1.5707963267949) translate (41.642cm 17.73cm)" svg:viewBox="0 0 0 20" draw:points="0,0 0,0 0,0 0,1 0,2 0,3 0,4 0,6 0,7 0,9 0,11 0,13 0,15 0,17 0,20">
            <text:p/>
          </draw:polyline>
          <draw:line draw:style-name="gr1" draw:text-style-name="P1" draw:layer="TiM_F" svg:x1="41.642cm" svg:y1="17.64cm" svg:x2="41.642cm" svg:y2="17.73cm">
            <text:p/>
          </draw:line>
          <draw:polyline draw:style-name="gr1" draw:text-style-name="P1" draw:layer="TiM_F" svg:width="0cm" svg:height="0.019cm" draw:transform="rotate (1.5707963267949) translate (41.642cm 17.475cm)" svg:viewBox="0 0 0 20" draw:points="0,20 0,17 0,15 0,13 0,11 0,9 0,7 0,6 0,4 0,3 0,2 0,1 0,0 0,0 0,0">
            <text:p/>
          </draw:polyline>
          <draw:polyline draw:style-name="gr1" draw:text-style-name="P1" draw:layer="TiM_F" svg:width="0cm" svg:height="0.019cm" draw:transform="rotate (1.5707963267949) translate (41.642cm 17.64cm)" svg:viewBox="0 0 0 20" draw:points="0,20 0,17 0,15 0,13 0,11 0,9 0,7 0,6 0,4 0,3 0,2 0,1 0,0 0,0 0,0">
            <text:p/>
          </draw:polyline>
          <draw:line draw:style-name="gr1" draw:text-style-name="P1" draw:layer="TiM_F" svg:x1="41.642cm" svg:y1="17.575cm" svg:x2="41.642cm" svg:y2="17.475cm">
            <text:p/>
          </draw:line>
          <draw:polyline draw:style-name="gr1" draw:text-style-name="P1" draw:layer="TiM_F" svg:width="0cm" svg:height="0.019cm" draw:transform="rotate (1.5707963267949) translate (41.642cm 17.575cm)" svg:viewBox="0 0 0 20" draw:points="0,20 0,17 0,15 0,13 0,11 0,9 0,7 0,6 0,4 0,3 0,2 0,1 0,0 0,0 0,0">
            <text:p/>
          </draw:polyline>
          <draw:polyline draw:style-name="gr1" draw:text-style-name="P1" draw:layer="TiM_F" svg:width="0cm" svg:height="0.019cm" draw:transform="rotate (1.5707963267949) translate (42.157cm 15.951cm)" svg:viewBox="0 0 0 20" draw:points="0,0 0,2 0,4 0,6 0,8 0,10 0,12 0,14 0,15 0,17 0,18 0,19 0,19 0,20 0,20">
            <text:p/>
          </draw:polyline>
          <draw:line draw:style-name="gr1" draw:text-style-name="P1" draw:layer="TiM_F" svg:x1="42.157cm" svg:y1="16.249cm" svg:x2="42.157cm" svg:y2="15.754cm">
            <text:p/>
          </draw:line>
          <draw:line draw:style-name="gr1" draw:text-style-name="P1" draw:layer="TiM_F" svg:x1="42.157cm" svg:y1="16.116cm" svg:x2="42.157cm" svg:y2="16.206cm">
            <text:p/>
          </draw:line>
          <draw:line draw:style-name="gr1" draw:text-style-name="P1" draw:layer="TiM_F" svg:x1="42.157cm" svg:y1="15.886cm" svg:x2="42.157cm" svg:y2="15.796cm">
            <text:p/>
          </draw:line>
          <draw:line draw:style-name="gr1" draw:text-style-name="P1" draw:layer="TiM_F" svg:x1="42.157cm" svg:y1="16.051cm" svg:x2="42.157cm" svg:y2="15.951cm">
            <text:p/>
          </draw:line>
          <draw:line draw:style-name="gr1" draw:text-style-name="P1" draw:layer="TiM_F" svg:x1="42.177cm" svg:y1="16.051cm" svg:x2="42.177cm" svg:y2="15.951cm">
            <text:p/>
          </draw:line>
          <draw:polyline draw:style-name="gr1" draw:text-style-name="P1" draw:layer="TiM_F" svg:width="0cm" svg:height="0.019cm" draw:transform="rotate (1.5707963267949) translate (42.157cm 15.886cm)" svg:viewBox="0 0 0 20" draw:points="0,0 0,2 0,4 0,6 0,8 0,10 0,12 0,14 0,15 0,17 0,18 0,19 0,19 0,20 0,20">
            <text:p/>
          </draw:polyline>
          <draw:polyline draw:style-name="gr1" draw:text-style-name="P1" draw:layer="TiM_F" svg:width="0cm" svg:height="0.019cm" draw:transform="rotate (1.5707963267949) translate (42.157cm 16.051cm)" svg:viewBox="0 0 0 20" draw:points="0,0 0,2 0,4 0,6 0,8 0,10 0,12 0,14 0,15 0,17 0,18 0,19 0,19 0,20 0,20">
            <text:p/>
          </draw:polyline>
          <draw:line draw:style-name="gr1" draw:text-style-name="P1" draw:layer="TiM_F" svg:x1="42.177cm" svg:y1="15.886cm" svg:x2="42.177cm" svg:y2="15.796cm">
            <text:p/>
          </draw:line>
          <draw:polyline draw:style-name="gr1" draw:text-style-name="P1" draw:layer="TiM_F" svg:width="0cm" svg:height="0.019cm" draw:transform="rotate (1.5707963267949) translate (42.157cm 15.796cm)" svg:viewBox="0 0 0 20" draw:points="0,20 0,20 0,19 0,19 0,18 0,17 0,15 0,14 0,12 0,10 0,8 0,6 0,4 0,2 0,0">
            <text:p/>
          </draw:polyline>
          <draw:polyline draw:style-name="gr1" draw:text-style-name="P1" draw:layer="TiM_F" svg:width="0cm" svg:height="0.019cm" draw:transform="rotate (1.5707963267949) translate (42.157cm 16.116cm)" svg:viewBox="0 0 0 20" draw:points="0,0 0,2 0,4 0,6 0,8 0,10 0,12 0,14 0,15 0,17 0,18 0,19 0,19 0,20 0,20">
            <text:p/>
          </draw:polyline>
          <draw:line draw:style-name="gr1" draw:text-style-name="P1" draw:layer="TiM_F" svg:x1="42.177cm" svg:y1="16.116cm" svg:x2="42.177cm" svg:y2="16.206cm">
            <text:p/>
          </draw:line>
          <draw:line draw:style-name="gr1" draw:text-style-name="P1" draw:layer="TiM_F" svg:x1="41.737cm" svg:y1="15.754cm" svg:x2="41.662cm" svg:y2="15.754cm">
            <text:p/>
          </draw:line>
          <draw:line draw:style-name="gr1" draw:text-style-name="P1" draw:layer="TiM_F" svg:x1="42.157cm" svg:y1="15.754cm" svg:x2="41.737cm" svg:y2="15.754cm">
            <text:p/>
          </draw:line>
          <draw:polyline draw:style-name="gr1" draw:text-style-name="P1" draw:layer="TiM_F" svg:width="0cm" svg:height="0.019cm" draw:transform="rotate (1.5707963267949) translate (42.157cm 16.206cm)" svg:viewBox="0 0 0 20" draw:points="0,20 0,20 0,19 0,19 0,18 0,17 0,15 0,14 0,12 0,10 0,8 0,6 0,4 0,2 0,0">
            <text:p/>
          </draw:polyline>
          <draw:line draw:style-name="gr1" draw:text-style-name="P1" draw:layer="TiM_F" svg:x1="41.662cm" svg:y1="15.754cm" svg:x2="41.662cm" svg:y2="15.829cm">
            <text:p/>
          </draw:line>
          <draw:line draw:style-name="gr1" draw:text-style-name="P1" draw:layer="TiM_F" svg:x1="41.662cm" svg:y1="15.829cm" svg:x2="41.662cm" svg:y2="16.249cm">
            <text:p/>
          </draw:line>
          <draw:polyline draw:style-name="gr1" draw:text-style-name="P1" draw:layer="TiM_F" svg:width="0cm" svg:height="0.019cm" draw:transform="rotate (1.5707963267949) translate (41.642cm 15.796cm)" svg:viewBox="0 0 0 20" draw:points="0,0 0,0 0,0 0,1 0,2 0,3 0,4 0,6 0,7 0,9 0,11 0,13 0,15 0,17 0,20">
            <text:p/>
          </draw:polyline>
          <draw:line draw:style-name="gr1" draw:text-style-name="P1" draw:layer="TiM_F" svg:x1="41.662cm" svg:y1="16.249cm" svg:x2="42.157cm" svg:y2="16.249cm">
            <text:p/>
          </draw:line>
          <draw:line draw:style-name="gr1" draw:text-style-name="P1" draw:layer="TiM_F" svg:x1="41.642cm" svg:y1="15.886cm" svg:x2="41.642cm" svg:y2="15.796cm">
            <text:p/>
          </draw:line>
          <draw:polyline draw:style-name="gr1" draw:text-style-name="P1" draw:layer="TiM_F" svg:width="0cm" svg:height="0.019cm" draw:transform="rotate (1.5707963267949) translate (41.642cm 15.886cm)" svg:viewBox="0 0 0 20" draw:points="0,20 0,17 0,15 0,13 0,11 0,9 0,7 0,6 0,4 0,3 0,2 0,1 0,0 0,0 0,0">
            <text:p/>
          </draw:polyline>
          <draw:polyline draw:style-name="gr1" draw:text-style-name="P1" draw:layer="TiM_F" svg:width="0cm" svg:height="0.019cm" draw:transform="rotate (1.5707963267949) translate (41.642cm 16.206cm)" svg:viewBox="0 0 0 20" draw:points="0,0 0,0 0,0 0,1 0,2 0,3 0,4 0,6 0,7 0,9 0,11 0,13 0,15 0,17 0,20">
            <text:p/>
          </draw:polyline>
          <draw:line draw:style-name="gr1" draw:text-style-name="P1" draw:layer="TiM_F" svg:x1="41.642cm" svg:y1="16.116cm" svg:x2="41.642cm" svg:y2="16.206cm">
            <text:p/>
          </draw:line>
          <draw:polyline draw:style-name="gr1" draw:text-style-name="P1" draw:layer="TiM_F" svg:width="0cm" svg:height="0.019cm" draw:transform="rotate (1.5707963267949) translate (41.642cm 15.951cm)" svg:viewBox="0 0 0 20" draw:points="0,20 0,17 0,15 0,13 0,11 0,9 0,7 0,6 0,4 0,3 0,2 0,1 0,0 0,0 0,0">
            <text:p/>
          </draw:polyline>
          <draw:polyline draw:style-name="gr1" draw:text-style-name="P1" draw:layer="TiM_F" svg:width="0cm" svg:height="0.019cm" draw:transform="rotate (1.5707963267949) translate (41.642cm 16.116cm)" svg:viewBox="0 0 0 20" draw:points="0,20 0,17 0,15 0,13 0,11 0,9 0,7 0,6 0,4 0,3 0,2 0,1 0,0 0,0 0,0">
            <text:p/>
          </draw:polyline>
          <draw:line draw:style-name="gr1" draw:text-style-name="P1" draw:layer="TiM_F" svg:x1="41.642cm" svg:y1="16.051cm" svg:x2="41.642cm" svg:y2="15.951cm">
            <text:p/>
          </draw:line>
          <draw:polyline draw:style-name="gr1" draw:text-style-name="P1" draw:layer="TiM_F" svg:width="0cm" svg:height="0.019cm" draw:transform="rotate (1.5707963267949) translate (41.642cm 16.051cm)" svg:viewBox="0 0 0 20" draw:points="0,20 0,17 0,15 0,13 0,11 0,9 0,7 0,6 0,4 0,3 0,2 0,1 0,0 0,0 0,0">
            <text:p/>
          </draw:polyline>
          <draw:polyline draw:style-name="gr1" draw:text-style-name="P1" draw:layer="TiM_F" svg:width="0cm" svg:height="0.019cm" draw:transform="rotate (1.5707963267949) translate (42.157cm 18.999cm)" svg:viewBox="0 0 0 20" draw:points="0,0 0,2 0,4 0,6 0,8 0,10 0,12 0,14 0,15 0,17 0,18 0,19 0,19 0,20 0,20">
            <text:p/>
          </draw:polyline>
          <draw:line draw:style-name="gr1" draw:text-style-name="P1" draw:layer="TiM_F" svg:x1="42.157cm" svg:y1="19.297cm" svg:x2="42.157cm" svg:y2="18.802cm">
            <text:p/>
          </draw:line>
          <draw:line draw:style-name="gr1" draw:text-style-name="P1" draw:layer="TiM_F" svg:x1="42.157cm" svg:y1="19.164cm" svg:x2="42.157cm" svg:y2="19.254cm">
            <text:p/>
          </draw:line>
          <draw:line draw:style-name="gr1" draw:text-style-name="P1" draw:layer="TiM_F" svg:x1="42.157cm" svg:y1="18.934cm" svg:x2="42.157cm" svg:y2="18.844cm">
            <text:p/>
          </draw:line>
          <draw:line draw:style-name="gr1" draw:text-style-name="P1" draw:layer="TiM_F" svg:x1="42.157cm" svg:y1="19.099cm" svg:x2="42.157cm" svg:y2="18.999cm">
            <text:p/>
          </draw:line>
          <draw:line draw:style-name="gr1" draw:text-style-name="P1" draw:layer="TiM_F" svg:x1="42.177cm" svg:y1="19.099cm" svg:x2="42.177cm" svg:y2="18.999cm">
            <text:p/>
          </draw:line>
          <draw:polyline draw:style-name="gr1" draw:text-style-name="P1" draw:layer="TiM_F" svg:width="0cm" svg:height="0.019cm" draw:transform="rotate (1.5707963267949) translate (42.157cm 18.934cm)" svg:viewBox="0 0 0 20" draw:points="0,0 0,2 0,4 0,6 0,8 0,10 0,12 0,14 0,15 0,17 0,18 0,19 0,19 0,20 0,20">
            <text:p/>
          </draw:polyline>
          <draw:polyline draw:style-name="gr1" draw:text-style-name="P1" draw:layer="TiM_F" svg:width="0cm" svg:height="0.019cm" draw:transform="rotate (1.5707963267949) translate (42.157cm 19.099cm)" svg:viewBox="0 0 0 20" draw:points="0,0 0,2 0,4 0,6 0,8 0,10 0,12 0,14 0,15 0,17 0,18 0,19 0,19 0,20 0,20">
            <text:p/>
          </draw:polyline>
          <draw:line draw:style-name="gr1" draw:text-style-name="P1" draw:layer="TiM_F" svg:x1="42.177cm" svg:y1="18.934cm" svg:x2="42.177cm" svg:y2="18.844cm">
            <text:p/>
          </draw:line>
          <draw:polyline draw:style-name="gr1" draw:text-style-name="P1" draw:layer="TiM_F" svg:width="0cm" svg:height="0.019cm" draw:transform="rotate (1.5707963267949) translate (42.157cm 18.844cm)" svg:viewBox="0 0 0 20" draw:points="0,20 0,20 0,19 0,19 0,18 0,17 0,15 0,14 0,12 0,10 0,8 0,6 0,4 0,2 0,0">
            <text:p/>
          </draw:polyline>
          <draw:polyline draw:style-name="gr1" draw:text-style-name="P1" draw:layer="TiM_F" svg:width="0cm" svg:height="0.019cm" draw:transform="rotate (1.5707963267949) translate (42.157cm 19.164cm)" svg:viewBox="0 0 0 20" draw:points="0,0 0,2 0,4 0,6 0,8 0,10 0,12 0,14 0,15 0,17 0,18 0,19 0,19 0,20 0,20">
            <text:p/>
          </draw:polyline>
          <draw:line draw:style-name="gr1" draw:text-style-name="P1" draw:layer="TiM_F" svg:x1="42.177cm" svg:y1="19.164cm" svg:x2="42.177cm" svg:y2="19.254cm">
            <text:p/>
          </draw:line>
          <draw:line draw:style-name="gr1" draw:text-style-name="P1" draw:layer="TiM_F" svg:x1="41.737cm" svg:y1="18.802cm" svg:x2="41.662cm" svg:y2="18.802cm">
            <text:p/>
          </draw:line>
          <draw:line draw:style-name="gr1" draw:text-style-name="P1" draw:layer="TiM_F" svg:x1="42.157cm" svg:y1="18.802cm" svg:x2="41.737cm" svg:y2="18.802cm">
            <text:p/>
          </draw:line>
          <draw:polyline draw:style-name="gr1" draw:text-style-name="P1" draw:layer="TiM_F" svg:width="0cm" svg:height="0.019cm" draw:transform="rotate (1.5707963267949) translate (42.157cm 19.254cm)" svg:viewBox="0 0 0 20" draw:points="0,20 0,20 0,19 0,19 0,18 0,17 0,15 0,14 0,12 0,10 0,8 0,6 0,4 0,2 0,0">
            <text:p/>
          </draw:polyline>
          <draw:line draw:style-name="gr1" draw:text-style-name="P1" draw:layer="TiM_F" svg:x1="41.662cm" svg:y1="18.802cm" svg:x2="41.662cm" svg:y2="18.877cm">
            <text:p/>
          </draw:line>
          <draw:line draw:style-name="gr1" draw:text-style-name="P1" draw:layer="TiM_F" svg:x1="41.662cm" svg:y1="18.877cm" svg:x2="41.662cm" svg:y2="19.297cm">
            <text:p/>
          </draw:line>
          <draw:polyline draw:style-name="gr1" draw:text-style-name="P1" draw:layer="TiM_F" svg:width="0cm" svg:height="0.019cm" draw:transform="rotate (1.5707963267949) translate (41.642cm 18.844cm)" svg:viewBox="0 0 0 20" draw:points="0,0 0,0 0,0 0,1 0,2 0,3 0,4 0,6 0,7 0,9 0,11 0,13 0,15 0,17 0,20">
            <text:p/>
          </draw:polyline>
          <draw:line draw:style-name="gr1" draw:text-style-name="P1" draw:layer="TiM_F" svg:x1="41.662cm" svg:y1="19.297cm" svg:x2="42.157cm" svg:y2="19.297cm">
            <text:p/>
          </draw:line>
          <draw:line draw:style-name="gr1" draw:text-style-name="P1" draw:layer="TiM_F" svg:x1="41.642cm" svg:y1="18.934cm" svg:x2="41.642cm" svg:y2="18.844cm">
            <text:p/>
          </draw:line>
          <draw:polyline draw:style-name="gr1" draw:text-style-name="P1" draw:layer="TiM_F" svg:width="0cm" svg:height="0.019cm" draw:transform="rotate (1.5707963267949) translate (41.642cm 18.934cm)" svg:viewBox="0 0 0 20" draw:points="0,20 0,17 0,15 0,13 0,11 0,9 0,7 0,6 0,4 0,3 0,2 0,1 0,0 0,0 0,0">
            <text:p/>
          </draw:polyline>
          <draw:polyline draw:style-name="gr1" draw:text-style-name="P1" draw:layer="TiM_F" svg:width="0cm" svg:height="0.019cm" draw:transform="rotate (1.5707963267949) translate (41.642cm 19.254cm)" svg:viewBox="0 0 0 20" draw:points="0,0 0,0 0,0 0,1 0,2 0,3 0,4 0,6 0,7 0,9 0,11 0,13 0,15 0,17 0,20">
            <text:p/>
          </draw:polyline>
          <draw:line draw:style-name="gr1" draw:text-style-name="P1" draw:layer="TiM_F" svg:x1="41.642cm" svg:y1="19.164cm" svg:x2="41.642cm" svg:y2="19.254cm">
            <text:p/>
          </draw:line>
          <draw:polyline draw:style-name="gr1" draw:text-style-name="P1" draw:layer="TiM_F" svg:width="0cm" svg:height="0.019cm" draw:transform="rotate (1.5707963267949) translate (41.642cm 18.999cm)" svg:viewBox="0 0 0 20" draw:points="0,20 0,17 0,15 0,13 0,11 0,9 0,7 0,6 0,4 0,3 0,2 0,1 0,0 0,0 0,0">
            <text:p/>
          </draw:polyline>
          <draw:polyline draw:style-name="gr1" draw:text-style-name="P1" draw:layer="TiM_F" svg:width="0cm" svg:height="0.019cm" draw:transform="rotate (1.5707963267949) translate (41.642cm 19.164cm)" svg:viewBox="0 0 0 20" draw:points="0,20 0,17 0,15 0,13 0,11 0,9 0,7 0,6 0,4 0,3 0,2 0,1 0,0 0,0 0,0">
            <text:p/>
          </draw:polyline>
          <draw:line draw:style-name="gr1" draw:text-style-name="P1" draw:layer="TiM_F" svg:x1="41.642cm" svg:y1="19.099cm" svg:x2="41.642cm" svg:y2="18.999cm">
            <text:p/>
          </draw:line>
          <draw:polyline draw:style-name="gr1" draw:text-style-name="P1" draw:layer="TiM_F" svg:width="0cm" svg:height="0.019cm" draw:transform="rotate (1.5707963267949) translate (41.642cm 19.099cm)" svg:viewBox="0 0 0 20" draw:points="0,20 0,17 0,15 0,13 0,11 0,9 0,7 0,6 0,4 0,3 0,2 0,1 0,0 0,0 0,0">
            <text:p/>
          </draw:polyline>
          <draw:polyline draw:style-name="gr1" draw:text-style-name="P1" draw:layer="TiM_F" svg:width="0cm" svg:height="0.019cm" draw:transform="rotate (1.5707963267949) translate (31.489cm 8.333cm)" svg:viewBox="0 0 0 20" draw:points="0,0 0,2 0,4 0,7 0,9 0,11 0,12 0,14 0,16 0,17 0,18 0,19 0,20 0,20 0,20">
            <text:p/>
          </draw:polyline>
          <draw:line draw:style-name="gr1" draw:text-style-name="P1" draw:layer="TiM_F" svg:x1="31.489cm" svg:y1="8.63cm" svg:x2="31.489cm" svg:y2="8.135cm">
            <text:p/>
          </draw:line>
          <draw:line draw:style-name="gr1" draw:text-style-name="P1" draw:layer="TiM_F" svg:x1="31.489cm" svg:y1="8.498cm" svg:x2="31.489cm" svg:y2="8.588cm">
            <text:p/>
          </draw:line>
          <draw:line draw:style-name="gr1" draw:text-style-name="P1" draw:layer="TiM_F" svg:x1="31.489cm" svg:y1="8.268cm" svg:x2="31.489cm" svg:y2="8.178cm">
            <text:p/>
          </draw:line>
          <draw:line draw:style-name="gr1" draw:text-style-name="P1" draw:layer="TiM_F" svg:x1="31.489cm" svg:y1="8.433cm" svg:x2="31.489cm" svg:y2="8.333cm">
            <text:p/>
          </draw:line>
          <draw:line draw:style-name="gr1" draw:text-style-name="P1" draw:layer="TiM_F" svg:x1="31.509cm" svg:y1="8.433cm" svg:x2="31.509cm" svg:y2="8.333cm">
            <text:p/>
          </draw:line>
          <draw:polyline draw:style-name="gr1" draw:text-style-name="P1" draw:layer="TiM_F" svg:width="0cm" svg:height="0.019cm" draw:transform="rotate (1.5707963267949) translate (31.489cm 8.268cm)" svg:viewBox="0 0 0 20" draw:points="0,0 0,2 0,4 0,7 0,9 0,11 0,12 0,14 0,16 0,17 0,18 0,19 0,20 0,20 0,20">
            <text:p/>
          </draw:polyline>
          <draw:polyline draw:style-name="gr1" draw:text-style-name="P1" draw:layer="TiM_F" svg:width="0cm" svg:height="0.019cm" draw:transform="rotate (1.5707963267949) translate (31.489cm 8.433cm)" svg:viewBox="0 0 0 20" draw:points="0,0 0,2 0,4 0,7 0,9 0,11 0,12 0,14 0,16 0,17 0,18 0,19 0,20 0,20 0,20">
            <text:p/>
          </draw:polyline>
          <draw:line draw:style-name="gr1" draw:text-style-name="P1" draw:layer="TiM_F" svg:x1="31.509cm" svg:y1="8.268cm" svg:x2="31.509cm" svg:y2="8.178cm">
            <text:p/>
          </draw:line>
          <draw:polyline draw:style-name="gr1" draw:text-style-name="P1" draw:layer="TiM_F" svg:width="0cm" svg:height="0.019cm" draw:transform="rotate (1.5707963267949) translate (31.489cm 8.178cm)" svg:viewBox="0 0 0 20" draw:points="0,20 0,20 0,20 0,19 0,18 0,17 0,16 0,14 0,12 0,11 0,9 0,7 0,4 0,2 0,0">
            <text:p/>
          </draw:polyline>
          <draw:polyline draw:style-name="gr1" draw:text-style-name="P1" draw:layer="TiM_F" svg:width="0cm" svg:height="0.019cm" draw:transform="rotate (1.5707963267949) translate (31.489cm 8.498cm)" svg:viewBox="0 0 0 20" draw:points="0,0 0,2 0,4 0,7 0,9 0,11 0,12 0,14 0,16 0,17 0,18 0,19 0,20 0,20 0,20">
            <text:p/>
          </draw:polyline>
          <draw:line draw:style-name="gr1" draw:text-style-name="P1" draw:layer="TiM_F" svg:x1="31.509cm" svg:y1="8.498cm" svg:x2="31.509cm" svg:y2="8.588cm">
            <text:p/>
          </draw:line>
          <draw:line draw:style-name="gr1" draw:text-style-name="P1" draw:layer="TiM_F" svg:x1="31.069cm" svg:y1="8.135cm" svg:x2="30.994cm" svg:y2="8.135cm">
            <text:p/>
          </draw:line>
          <draw:line draw:style-name="gr1" draw:text-style-name="P1" draw:layer="TiM_F" svg:x1="31.489cm" svg:y1="8.135cm" svg:x2="31.069cm" svg:y2="8.135cm">
            <text:p/>
          </draw:line>
          <draw:polyline draw:style-name="gr1" draw:text-style-name="P1" draw:layer="TiM_F" svg:width="0cm" svg:height="0.019cm" draw:transform="rotate (1.5707963267949) translate (31.489cm 8.588cm)" svg:viewBox="0 0 0 20" draw:points="0,20 0,20 0,20 0,19 0,18 0,17 0,16 0,14 0,12 0,11 0,9 0,7 0,4 0,2 0,0">
            <text:p/>
          </draw:polyline>
          <draw:line draw:style-name="gr1" draw:text-style-name="P1" draw:layer="TiM_F" svg:x1="30.994cm" svg:y1="8.135cm" svg:x2="30.994cm" svg:y2="8.21cm">
            <text:p/>
          </draw:line>
          <draw:line draw:style-name="gr1" draw:text-style-name="P1" draw:layer="TiM_F" svg:x1="30.994cm" svg:y1="8.21cm" svg:x2="30.994cm" svg:y2="8.63cm">
            <text:p/>
          </draw:line>
          <draw:polyline draw:style-name="gr1" draw:text-style-name="P1" draw:layer="TiM_F" svg:width="0cm" svg:height="0.019cm" draw:transform="rotate (1.5707963267949) translate (30.974cm 8.178cm)" svg:viewBox="0 0 0 20" draw:points="0,0 0,0 0,1 0,1 0,2 0,3 0,4 0,6 0,8 0,9 0,11 0,13 0,16 0,18 0,20">
            <text:p/>
          </draw:polyline>
          <draw:line draw:style-name="gr1" draw:text-style-name="P1" draw:layer="TiM_F" svg:x1="30.994cm" svg:y1="8.63cm" svg:x2="31.489cm" svg:y2="8.63cm">
            <text:p/>
          </draw:line>
          <draw:line draw:style-name="gr1" draw:text-style-name="P1" draw:layer="TiM_F" svg:x1="30.974cm" svg:y1="8.268cm" svg:x2="30.974cm" svg:y2="8.178cm">
            <text:p/>
          </draw:line>
          <draw:polyline draw:style-name="gr1" draw:text-style-name="P1" draw:layer="TiM_F" svg:width="0cm" svg:height="0.019cm" draw:transform="rotate (1.5707963267949) translate (30.974cm 8.268cm)" svg:viewBox="0 0 0 20" draw:points="0,20 0,18 0,16 0,13 0,11 0,9 0,8 0,6 0,4 0,3 0,2 0,1 0,1 0,0 0,0">
            <text:p/>
          </draw:polyline>
          <draw:polyline draw:style-name="gr1" draw:text-style-name="P1" draw:layer="TiM_F" svg:width="0cm" svg:height="0.019cm" draw:transform="rotate (1.5707963267949) translate (30.974cm 8.588cm)" svg:viewBox="0 0 0 20" draw:points="0,0 0,0 0,1 0,1 0,2 0,3 0,4 0,6 0,8 0,9 0,11 0,13 0,16 0,18 0,20">
            <text:p/>
          </draw:polyline>
          <draw:line draw:style-name="gr1" draw:text-style-name="P1" draw:layer="TiM_F" svg:x1="30.974cm" svg:y1="8.498cm" svg:x2="30.974cm" svg:y2="8.588cm">
            <text:p/>
          </draw:line>
          <draw:polyline draw:style-name="gr1" draw:text-style-name="P1" draw:layer="TiM_F" svg:width="0cm" svg:height="0.019cm" draw:transform="rotate (1.5707963267949) translate (30.974cm 8.333cm)" svg:viewBox="0 0 0 20" draw:points="0,20 0,18 0,16 0,13 0,11 0,9 0,8 0,6 0,4 0,3 0,2 0,1 0,1 0,0 0,0">
            <text:p/>
          </draw:polyline>
          <draw:polyline draw:style-name="gr1" draw:text-style-name="P1" draw:layer="TiM_F" svg:width="0cm" svg:height="0.019cm" draw:transform="rotate (1.5707963267949) translate (30.974cm 8.498cm)" svg:viewBox="0 0 0 20" draw:points="0,20 0,18 0,16 0,13 0,11 0,9 0,8 0,6 0,4 0,3 0,2 0,1 0,1 0,0 0,0">
            <text:p/>
          </draw:polyline>
          <draw:line draw:style-name="gr1" draw:text-style-name="P1" draw:layer="TiM_F" svg:x1="30.974cm" svg:y1="8.433cm" svg:x2="30.974cm" svg:y2="8.333cm">
            <text:p/>
          </draw:line>
          <draw:polyline draw:style-name="gr1" draw:text-style-name="P1" draw:layer="TiM_F" svg:width="0cm" svg:height="0.019cm" draw:transform="rotate (1.5707963267949) translate (30.974cm 8.433cm)" svg:viewBox="0 0 0 20" draw:points="0,20 0,18 0,16 0,13 0,11 0,9 0,8 0,6 0,4 0,3 0,2 0,1 0,1 0,0 0,0">
            <text:p/>
          </draw:polyline>
          <draw:polyline draw:style-name="gr1" draw:text-style-name="P1" draw:layer="TiM_F" svg:width="0cm" svg:height="0.019cm" draw:transform="rotate (1.5707963267949) translate (31.489cm 9.857cm)" svg:viewBox="0 0 0 20" draw:points="0,0 0,2 0,4 0,7 0,9 0,11 0,12 0,14 0,16 0,17 0,18 0,19 0,20 0,20 0,20">
            <text:p/>
          </draw:polyline>
          <draw:line draw:style-name="gr1" draw:text-style-name="P1" draw:layer="TiM_F" svg:x1="31.489cm" svg:y1="10.154cm" svg:x2="31.489cm" svg:y2="9.659cm">
            <text:p/>
          </draw:line>
          <draw:line draw:style-name="gr1" draw:text-style-name="P1" draw:layer="TiM_F" svg:x1="31.489cm" svg:y1="10.022cm" svg:x2="31.489cm" svg:y2="10.112cm">
            <text:p/>
          </draw:line>
          <draw:line draw:style-name="gr1" draw:text-style-name="P1" draw:layer="TiM_F" svg:x1="31.489cm" svg:y1="9.792cm" svg:x2="31.489cm" svg:y2="9.702cm">
            <text:p/>
          </draw:line>
          <draw:line draw:style-name="gr1" draw:text-style-name="P1" draw:layer="TiM_F" svg:x1="31.489cm" svg:y1="9.957cm" svg:x2="31.489cm" svg:y2="9.857cm">
            <text:p/>
          </draw:line>
          <draw:line draw:style-name="gr1" draw:text-style-name="P1" draw:layer="TiM_F" svg:x1="31.509cm" svg:y1="9.957cm" svg:x2="31.509cm" svg:y2="9.857cm">
            <text:p/>
          </draw:line>
          <draw:polyline draw:style-name="gr1" draw:text-style-name="P1" draw:layer="TiM_F" svg:width="0cm" svg:height="0.019cm" draw:transform="rotate (1.5707963267949) translate (31.489cm 9.792cm)" svg:viewBox="0 0 0 20" draw:points="0,0 0,2 0,4 0,7 0,9 0,11 0,12 0,14 0,16 0,17 0,18 0,19 0,20 0,20 0,20">
            <text:p/>
          </draw:polyline>
          <draw:polyline draw:style-name="gr1" draw:text-style-name="P1" draw:layer="TiM_F" svg:width="0cm" svg:height="0.019cm" draw:transform="rotate (1.5707963267949) translate (31.489cm 9.957cm)" svg:viewBox="0 0 0 20" draw:points="0,0 0,2 0,4 0,7 0,9 0,11 0,12 0,14 0,16 0,17 0,18 0,19 0,20 0,20 0,20">
            <text:p/>
          </draw:polyline>
          <draw:line draw:style-name="gr1" draw:text-style-name="P1" draw:layer="TiM_F" svg:x1="31.509cm" svg:y1="9.792cm" svg:x2="31.509cm" svg:y2="9.702cm">
            <text:p/>
          </draw:line>
          <draw:polyline draw:style-name="gr1" draw:text-style-name="P1" draw:layer="TiM_F" svg:width="0cm" svg:height="0.019cm" draw:transform="rotate (1.5707963267949) translate (31.489cm 9.702cm)" svg:viewBox="0 0 0 20" draw:points="0,20 0,20 0,20 0,19 0,18 0,17 0,16 0,14 0,12 0,11 0,9 0,7 0,4 0,2 0,0">
            <text:p/>
          </draw:polyline>
          <draw:polyline draw:style-name="gr1" draw:text-style-name="P1" draw:layer="TiM_F" svg:width="0cm" svg:height="0.019cm" draw:transform="rotate (1.5707963267949) translate (31.489cm 10.022cm)" svg:viewBox="0 0 0 20" draw:points="0,0 0,2 0,4 0,7 0,9 0,11 0,12 0,14 0,16 0,17 0,18 0,19 0,20 0,20 0,20">
            <text:p/>
          </draw:polyline>
          <draw:line draw:style-name="gr1" draw:text-style-name="P1" draw:layer="TiM_F" svg:x1="31.509cm" svg:y1="10.022cm" svg:x2="31.509cm" svg:y2="10.112cm">
            <text:p/>
          </draw:line>
          <draw:line draw:style-name="gr1" draw:text-style-name="P1" draw:layer="TiM_F" svg:x1="31.069cm" svg:y1="9.659cm" svg:x2="30.994cm" svg:y2="9.659cm">
            <text:p/>
          </draw:line>
          <draw:line draw:style-name="gr1" draw:text-style-name="P1" draw:layer="TiM_F" svg:x1="31.489cm" svg:y1="9.659cm" svg:x2="31.069cm" svg:y2="9.659cm">
            <text:p/>
          </draw:line>
          <draw:polyline draw:style-name="gr1" draw:text-style-name="P1" draw:layer="TiM_F" svg:width="0cm" svg:height="0.019cm" draw:transform="rotate (1.5707963267949) translate (31.489cm 10.112cm)" svg:viewBox="0 0 0 20" draw:points="0,20 0,20 0,20 0,19 0,18 0,17 0,16 0,14 0,12 0,11 0,9 0,7 0,4 0,2 0,0">
            <text:p/>
          </draw:polyline>
          <draw:line draw:style-name="gr1" draw:text-style-name="P1" draw:layer="TiM_F" svg:x1="30.994cm" svg:y1="9.659cm" svg:x2="30.994cm" svg:y2="9.734cm">
            <text:p/>
          </draw:line>
          <draw:line draw:style-name="gr1" draw:text-style-name="P1" draw:layer="TiM_F" svg:x1="30.994cm" svg:y1="9.734cm" svg:x2="30.994cm" svg:y2="10.154cm">
            <text:p/>
          </draw:line>
          <draw:polyline draw:style-name="gr1" draw:text-style-name="P1" draw:layer="TiM_F" svg:width="0cm" svg:height="0.019cm" draw:transform="rotate (1.5707963267949) translate (30.974cm 9.702cm)" svg:viewBox="0 0 0 20" draw:points="0,0 0,0 0,1 0,1 0,2 0,3 0,4 0,6 0,8 0,9 0,11 0,13 0,16 0,18 0,20">
            <text:p/>
          </draw:polyline>
          <draw:line draw:style-name="gr1" draw:text-style-name="P1" draw:layer="TiM_F" svg:x1="30.994cm" svg:y1="10.154cm" svg:x2="31.489cm" svg:y2="10.154cm">
            <text:p/>
          </draw:line>
          <draw:line draw:style-name="gr1" draw:text-style-name="P1" draw:layer="TiM_F" svg:x1="30.974cm" svg:y1="9.792cm" svg:x2="30.974cm" svg:y2="9.702cm">
            <text:p/>
          </draw:line>
          <draw:polyline draw:style-name="gr1" draw:text-style-name="P1" draw:layer="TiM_F" svg:width="0cm" svg:height="0.019cm" draw:transform="rotate (1.5707963267949) translate (30.974cm 9.792cm)" svg:viewBox="0 0 0 20" draw:points="0,20 0,18 0,16 0,13 0,11 0,9 0,8 0,6 0,4 0,3 0,2 0,1 0,1 0,0 0,0">
            <text:p/>
          </draw:polyline>
          <draw:polyline draw:style-name="gr1" draw:text-style-name="P1" draw:layer="TiM_F" svg:width="0cm" svg:height="0.019cm" draw:transform="rotate (1.5707963267949) translate (30.974cm 10.112cm)" svg:viewBox="0 0 0 20" draw:points="0,0 0,0 0,1 0,1 0,2 0,3 0,4 0,6 0,8 0,9 0,11 0,13 0,16 0,18 0,20">
            <text:p/>
          </draw:polyline>
          <draw:line draw:style-name="gr1" draw:text-style-name="P1" draw:layer="TiM_F" svg:x1="30.974cm" svg:y1="10.022cm" svg:x2="30.974cm" svg:y2="10.112cm">
            <text:p/>
          </draw:line>
          <draw:polyline draw:style-name="gr1" draw:text-style-name="P1" draw:layer="TiM_F" svg:width="0cm" svg:height="0.019cm" draw:transform="rotate (1.5707963267949) translate (30.974cm 9.857cm)" svg:viewBox="0 0 0 20" draw:points="0,20 0,18 0,16 0,13 0,11 0,9 0,8 0,6 0,4 0,3 0,2 0,1 0,1 0,0 0,0">
            <text:p/>
          </draw:polyline>
          <draw:polyline draw:style-name="gr1" draw:text-style-name="P1" draw:layer="TiM_F" svg:width="0cm" svg:height="0.019cm" draw:transform="rotate (1.5707963267949) translate (30.974cm 10.022cm)" svg:viewBox="0 0 0 20" draw:points="0,20 0,18 0,16 0,13 0,11 0,9 0,8 0,6 0,4 0,3 0,2 0,1 0,1 0,0 0,0">
            <text:p/>
          </draw:polyline>
          <draw:line draw:style-name="gr1" draw:text-style-name="P1" draw:layer="TiM_F" svg:x1="30.974cm" svg:y1="9.957cm" svg:x2="30.974cm" svg:y2="9.857cm">
            <text:p/>
          </draw:line>
          <draw:polyline draw:style-name="gr1" draw:text-style-name="P1" draw:layer="TiM_F" svg:width="0cm" svg:height="0.019cm" draw:transform="rotate (1.5707963267949) translate (30.974cm 9.957cm)" svg:viewBox="0 0 0 20" draw:points="0,20 0,18 0,16 0,13 0,11 0,9 0,8 0,6 0,4 0,3 0,2 0,1 0,1 0,0 0,0">
            <text:p/>
          </draw:polyline>
          <draw:polyline draw:style-name="gr1" draw:text-style-name="P1" draw:layer="TiM_F" svg:width="0cm" svg:height="0.019cm" draw:transform="rotate (1.5707963267949) translate (42.157cm 9.857cm)" svg:viewBox="0 0 0 20" draw:points="0,0 0,2 0,4 0,6 0,8 0,10 0,12 0,14 0,15 0,17 0,18 0,19 0,19 0,20 0,20">
            <text:p/>
          </draw:polyline>
          <draw:line draw:style-name="gr1" draw:text-style-name="P1" draw:layer="TiM_F" svg:x1="42.157cm" svg:y1="10.154cm" svg:x2="42.157cm" svg:y2="9.659cm">
            <text:p/>
          </draw:line>
          <draw:line draw:style-name="gr1" draw:text-style-name="P1" draw:layer="TiM_F" svg:x1="42.157cm" svg:y1="10.022cm" svg:x2="42.157cm" svg:y2="10.112cm">
            <text:p/>
          </draw:line>
          <draw:line draw:style-name="gr1" draw:text-style-name="P1" draw:layer="TiM_F" svg:x1="42.157cm" svg:y1="9.792cm" svg:x2="42.157cm" svg:y2="9.702cm">
            <text:p/>
          </draw:line>
          <draw:line draw:style-name="gr1" draw:text-style-name="P1" draw:layer="TiM_F" svg:x1="42.157cm" svg:y1="9.957cm" svg:x2="42.157cm" svg:y2="9.857cm">
            <text:p/>
          </draw:line>
          <draw:line draw:style-name="gr1" draw:text-style-name="P1" draw:layer="TiM_F" svg:x1="42.177cm" svg:y1="9.957cm" svg:x2="42.177cm" svg:y2="9.857cm">
            <text:p/>
          </draw:line>
          <draw:polyline draw:style-name="gr1" draw:text-style-name="P1" draw:layer="TiM_F" svg:width="0cm" svg:height="0.019cm" draw:transform="rotate (1.5707963267949) translate (42.157cm 9.792cm)" svg:viewBox="0 0 0 20" draw:points="0,0 0,2 0,4 0,6 0,8 0,10 0,12 0,14 0,15 0,17 0,18 0,19 0,19 0,20 0,20">
            <text:p/>
          </draw:polyline>
          <draw:polyline draw:style-name="gr1" draw:text-style-name="P1" draw:layer="TiM_F" svg:width="0cm" svg:height="0.019cm" draw:transform="rotate (1.5707963267949) translate (42.157cm 9.957cm)" svg:viewBox="0 0 0 20" draw:points="0,0 0,2 0,4 0,6 0,8 0,10 0,12 0,14 0,15 0,17 0,18 0,19 0,19 0,20 0,20">
            <text:p/>
          </draw:polyline>
          <draw:line draw:style-name="gr1" draw:text-style-name="P1" draw:layer="TiM_F" svg:x1="42.177cm" svg:y1="9.792cm" svg:x2="42.177cm" svg:y2="9.702cm">
            <text:p/>
          </draw:line>
          <draw:polyline draw:style-name="gr1" draw:text-style-name="P1" draw:layer="TiM_F" svg:width="0cm" svg:height="0.019cm" draw:transform="rotate (1.5707963267949) translate (42.157cm 9.702cm)" svg:viewBox="0 0 0 20" draw:points="0,20 0,20 0,19 0,19 0,18 0,17 0,15 0,14 0,12 0,10 0,8 0,6 0,4 0,2 0,0">
            <text:p/>
          </draw:polyline>
          <draw:polyline draw:style-name="gr1" draw:text-style-name="P1" draw:layer="TiM_F" svg:width="0cm" svg:height="0.019cm" draw:transform="rotate (1.5707963267949) translate (42.157cm 10.022cm)" svg:viewBox="0 0 0 20" draw:points="0,0 0,2 0,4 0,6 0,8 0,10 0,12 0,14 0,15 0,17 0,18 0,19 0,19 0,20 0,20">
            <text:p/>
          </draw:polyline>
          <draw:line draw:style-name="gr1" draw:text-style-name="P1" draw:layer="TiM_F" svg:x1="42.177cm" svg:y1="10.022cm" svg:x2="42.177cm" svg:y2="10.112cm">
            <text:p/>
          </draw:line>
          <draw:line draw:style-name="gr1" draw:text-style-name="P1" draw:layer="TiM_F" svg:x1="41.737cm" svg:y1="9.659cm" svg:x2="41.662cm" svg:y2="9.659cm">
            <text:p/>
          </draw:line>
          <draw:line draw:style-name="gr1" draw:text-style-name="P1" draw:layer="TiM_F" svg:x1="42.157cm" svg:y1="9.659cm" svg:x2="41.737cm" svg:y2="9.659cm">
            <text:p/>
          </draw:line>
          <draw:polyline draw:style-name="gr1" draw:text-style-name="P1" draw:layer="TiM_F" svg:width="0cm" svg:height="0.019cm" draw:transform="rotate (1.5707963267949) translate (42.157cm 10.112cm)" svg:viewBox="0 0 0 20" draw:points="0,20 0,20 0,19 0,19 0,18 0,17 0,15 0,14 0,12 0,10 0,8 0,6 0,4 0,2 0,0">
            <text:p/>
          </draw:polyline>
          <draw:line draw:style-name="gr1" draw:text-style-name="P1" draw:layer="TiM_F" svg:x1="41.662cm" svg:y1="9.659cm" svg:x2="41.662cm" svg:y2="9.734cm">
            <text:p/>
          </draw:line>
          <draw:line draw:style-name="gr1" draw:text-style-name="P1" draw:layer="TiM_F" svg:x1="41.662cm" svg:y1="9.734cm" svg:x2="41.662cm" svg:y2="10.154cm">
            <text:p/>
          </draw:line>
          <draw:polyline draw:style-name="gr1" draw:text-style-name="P1" draw:layer="TiM_F" svg:width="0cm" svg:height="0.019cm" draw:transform="rotate (1.5707963267949) translate (41.642cm 9.702cm)" svg:viewBox="0 0 0 20" draw:points="0,0 0,0 0,0 0,1 0,2 0,3 0,4 0,6 0,7 0,9 0,11 0,13 0,15 0,17 0,20">
            <text:p/>
          </draw:polyline>
          <draw:line draw:style-name="gr1" draw:text-style-name="P1" draw:layer="TiM_F" svg:x1="41.662cm" svg:y1="10.154cm" svg:x2="42.157cm" svg:y2="10.154cm">
            <text:p/>
          </draw:line>
          <draw:line draw:style-name="gr1" draw:text-style-name="P1" draw:layer="TiM_F" svg:x1="41.642cm" svg:y1="9.792cm" svg:x2="41.642cm" svg:y2="9.702cm">
            <text:p/>
          </draw:line>
          <draw:polyline draw:style-name="gr1" draw:text-style-name="P1" draw:layer="TiM_F" svg:width="0cm" svg:height="0.019cm" draw:transform="rotate (1.5707963267949) translate (41.642cm 9.792cm)" svg:viewBox="0 0 0 20" draw:points="0,20 0,17 0,15 0,13 0,11 0,9 0,7 0,6 0,4 0,3 0,2 0,1 0,0 0,0 0,0">
            <text:p/>
          </draw:polyline>
          <draw:polyline draw:style-name="gr1" draw:text-style-name="P1" draw:layer="TiM_F" svg:width="0cm" svg:height="0.019cm" draw:transform="rotate (1.5707963267949) translate (41.642cm 10.112cm)" svg:viewBox="0 0 0 20" draw:points="0,0 0,0 0,0 0,1 0,2 0,3 0,4 0,6 0,7 0,9 0,11 0,13 0,15 0,17 0,20">
            <text:p/>
          </draw:polyline>
          <draw:line draw:style-name="gr1" draw:text-style-name="P1" draw:layer="TiM_F" svg:x1="41.642cm" svg:y1="10.022cm" svg:x2="41.642cm" svg:y2="10.112cm">
            <text:p/>
          </draw:line>
          <draw:polyline draw:style-name="gr1" draw:text-style-name="P1" draw:layer="TiM_F" svg:width="0cm" svg:height="0.019cm" draw:transform="rotate (1.5707963267949) translate (41.642cm 9.857cm)" svg:viewBox="0 0 0 20" draw:points="0,20 0,17 0,15 0,13 0,11 0,9 0,7 0,6 0,4 0,3 0,2 0,1 0,0 0,0 0,0">
            <text:p/>
          </draw:polyline>
          <draw:polyline draw:style-name="gr1" draw:text-style-name="P1" draw:layer="TiM_F" svg:width="0cm" svg:height="0.019cm" draw:transform="rotate (1.5707963267949) translate (41.642cm 10.022cm)" svg:viewBox="0 0 0 20" draw:points="0,20 0,17 0,15 0,13 0,11 0,9 0,7 0,6 0,4 0,3 0,2 0,1 0,0 0,0 0,0">
            <text:p/>
          </draw:polyline>
          <draw:line draw:style-name="gr1" draw:text-style-name="P1" draw:layer="TiM_F" svg:x1="41.642cm" svg:y1="9.957cm" svg:x2="41.642cm" svg:y2="9.857cm">
            <text:p/>
          </draw:line>
          <draw:polyline draw:style-name="gr1" draw:text-style-name="P1" draw:layer="TiM_F" svg:width="0cm" svg:height="0.019cm" draw:transform="rotate (1.5707963267949) translate (41.642cm 9.957cm)" svg:viewBox="0 0 0 20" draw:points="0,20 0,17 0,15 0,13 0,11 0,9 0,7 0,6 0,4 0,3 0,2 0,1 0,0 0,0 0,0">
            <text:p/>
          </draw:polyline>
          <draw:polyline draw:style-name="gr1" draw:text-style-name="P1" draw:layer="TiM_F" svg:width="0cm" svg:height="0.019cm" draw:transform="rotate (1.5707963267949) translate (42.157cm 8.333cm)" svg:viewBox="0 0 0 20" draw:points="0,0 0,2 0,4 0,6 0,8 0,10 0,12 0,14 0,15 0,17 0,18 0,19 0,19 0,20 0,20">
            <text:p/>
          </draw:polyline>
          <draw:line draw:style-name="gr1" draw:text-style-name="P1" draw:layer="TiM_F" svg:x1="42.157cm" svg:y1="8.63cm" svg:x2="42.157cm" svg:y2="8.135cm">
            <text:p/>
          </draw:line>
          <draw:line draw:style-name="gr1" draw:text-style-name="P1" draw:layer="TiM_F" svg:x1="42.157cm" svg:y1="8.498cm" svg:x2="42.157cm" svg:y2="8.588cm">
            <text:p/>
          </draw:line>
          <draw:line draw:style-name="gr1" draw:text-style-name="P1" draw:layer="TiM_F" svg:x1="42.157cm" svg:y1="8.268cm" svg:x2="42.157cm" svg:y2="8.178cm">
            <text:p/>
          </draw:line>
          <draw:line draw:style-name="gr1" draw:text-style-name="P1" draw:layer="TiM_F" svg:x1="42.157cm" svg:y1="8.433cm" svg:x2="42.157cm" svg:y2="8.333cm">
            <text:p/>
          </draw:line>
          <draw:line draw:style-name="gr1" draw:text-style-name="P1" draw:layer="TiM_F" svg:x1="42.177cm" svg:y1="8.433cm" svg:x2="42.177cm" svg:y2="8.333cm">
            <text:p/>
          </draw:line>
          <draw:polyline draw:style-name="gr1" draw:text-style-name="P1" draw:layer="TiM_F" svg:width="0cm" svg:height="0.019cm" draw:transform="rotate (1.5707963267949) translate (42.157cm 8.268cm)" svg:viewBox="0 0 0 20" draw:points="0,0 0,2 0,4 0,6 0,8 0,10 0,12 0,14 0,15 0,17 0,18 0,19 0,19 0,20 0,20">
            <text:p/>
          </draw:polyline>
          <draw:polyline draw:style-name="gr1" draw:text-style-name="P1" draw:layer="TiM_F" svg:width="0cm" svg:height="0.019cm" draw:transform="rotate (1.5707963267949) translate (42.157cm 8.433cm)" svg:viewBox="0 0 0 20" draw:points="0,0 0,2 0,4 0,6 0,8 0,10 0,12 0,14 0,15 0,17 0,18 0,19 0,19 0,20 0,20">
            <text:p/>
          </draw:polyline>
          <draw:line draw:style-name="gr1" draw:text-style-name="P1" draw:layer="TiM_F" svg:x1="42.177cm" svg:y1="8.268cm" svg:x2="42.177cm" svg:y2="8.178cm">
            <text:p/>
          </draw:line>
          <draw:polyline draw:style-name="gr1" draw:text-style-name="P1" draw:layer="TiM_F" svg:width="0cm" svg:height="0.019cm" draw:transform="rotate (1.5707963267949) translate (42.157cm 8.178cm)" svg:viewBox="0 0 0 20" draw:points="0,20 0,20 0,19 0,19 0,18 0,17 0,15 0,14 0,12 0,10 0,8 0,6 0,4 0,2 0,0">
            <text:p/>
          </draw:polyline>
          <draw:polyline draw:style-name="gr1" draw:text-style-name="P1" draw:layer="TiM_F" svg:width="0cm" svg:height="0.019cm" draw:transform="rotate (1.5707963267949) translate (42.157cm 8.498cm)" svg:viewBox="0 0 0 20" draw:points="0,0 0,2 0,4 0,6 0,8 0,10 0,12 0,14 0,15 0,17 0,18 0,19 0,19 0,20 0,20">
            <text:p/>
          </draw:polyline>
          <draw:line draw:style-name="gr1" draw:text-style-name="P1" draw:layer="TiM_F" svg:x1="42.177cm" svg:y1="8.498cm" svg:x2="42.177cm" svg:y2="8.588cm">
            <text:p/>
          </draw:line>
          <draw:line draw:style-name="gr1" draw:text-style-name="P1" draw:layer="TiM_F" svg:x1="41.737cm" svg:y1="8.135cm" svg:x2="41.662cm" svg:y2="8.135cm">
            <text:p/>
          </draw:line>
          <draw:line draw:style-name="gr1" draw:text-style-name="P1" draw:layer="TiM_F" svg:x1="42.157cm" svg:y1="8.135cm" svg:x2="41.737cm" svg:y2="8.135cm">
            <text:p/>
          </draw:line>
          <draw:polyline draw:style-name="gr1" draw:text-style-name="P1" draw:layer="TiM_F" svg:width="0cm" svg:height="0.019cm" draw:transform="rotate (1.5707963267949) translate (42.157cm 8.588cm)" svg:viewBox="0 0 0 20" draw:points="0,20 0,20 0,19 0,19 0,18 0,17 0,15 0,14 0,12 0,10 0,8 0,6 0,4 0,2 0,0">
            <text:p/>
          </draw:polyline>
          <draw:line draw:style-name="gr1" draw:text-style-name="P1" draw:layer="TiM_F" svg:x1="41.662cm" svg:y1="8.135cm" svg:x2="41.662cm" svg:y2="8.21cm">
            <text:p/>
          </draw:line>
          <draw:line draw:style-name="gr1" draw:text-style-name="P1" draw:layer="TiM_F" svg:x1="41.662cm" svg:y1="8.21cm" svg:x2="41.662cm" svg:y2="8.63cm">
            <text:p/>
          </draw:line>
          <draw:polyline draw:style-name="gr1" draw:text-style-name="P1" draw:layer="TiM_F" svg:width="0cm" svg:height="0.019cm" draw:transform="rotate (1.5707963267949) translate (41.642cm 8.178cm)" svg:viewBox="0 0 0 20" draw:points="0,0 0,0 0,0 0,1 0,2 0,3 0,4 0,6 0,7 0,9 0,11 0,13 0,15 0,17 0,20">
            <text:p/>
          </draw:polyline>
          <draw:line draw:style-name="gr1" draw:text-style-name="P1" draw:layer="TiM_F" svg:x1="41.662cm" svg:y1="8.63cm" svg:x2="42.157cm" svg:y2="8.63cm">
            <text:p/>
          </draw:line>
          <draw:line draw:style-name="gr1" draw:text-style-name="P1" draw:layer="TiM_F" svg:x1="41.642cm" svg:y1="8.268cm" svg:x2="41.642cm" svg:y2="8.178cm">
            <text:p/>
          </draw:line>
          <draw:polyline draw:style-name="gr1" draw:text-style-name="P1" draw:layer="TiM_F" svg:width="0cm" svg:height="0.019cm" draw:transform="rotate (1.5707963267949) translate (41.642cm 8.268cm)" svg:viewBox="0 0 0 20" draw:points="0,20 0,17 0,15 0,13 0,11 0,9 0,7 0,6 0,4 0,3 0,2 0,1 0,0 0,0 0,0">
            <text:p/>
          </draw:polyline>
          <draw:polyline draw:style-name="gr1" draw:text-style-name="P1" draw:layer="TiM_F" svg:width="0cm" svg:height="0.019cm" draw:transform="rotate (1.5707963267949) translate (41.642cm 8.588cm)" svg:viewBox="0 0 0 20" draw:points="0,0 0,0 0,0 0,1 0,2 0,3 0,4 0,6 0,7 0,9 0,11 0,13 0,15 0,17 0,20">
            <text:p/>
          </draw:polyline>
          <draw:line draw:style-name="gr1" draw:text-style-name="P1" draw:layer="TiM_F" svg:x1="41.642cm" svg:y1="8.498cm" svg:x2="41.642cm" svg:y2="8.588cm">
            <text:p/>
          </draw:line>
          <draw:polyline draw:style-name="gr1" draw:text-style-name="P1" draw:layer="TiM_F" svg:width="0cm" svg:height="0.019cm" draw:transform="rotate (1.5707963267949) translate (41.642cm 8.333cm)" svg:viewBox="0 0 0 20" draw:points="0,20 0,17 0,15 0,13 0,11 0,9 0,7 0,6 0,4 0,3 0,2 0,1 0,0 0,0 0,0">
            <text:p/>
          </draw:polyline>
          <draw:polyline draw:style-name="gr1" draw:text-style-name="P1" draw:layer="TiM_F" svg:width="0cm" svg:height="0.019cm" draw:transform="rotate (1.5707963267949) translate (41.642cm 8.498cm)" svg:viewBox="0 0 0 20" draw:points="0,20 0,17 0,15 0,13 0,11 0,9 0,7 0,6 0,4 0,3 0,2 0,1 0,0 0,0 0,0">
            <text:p/>
          </draw:polyline>
          <draw:line draw:style-name="gr1" draw:text-style-name="P1" draw:layer="TiM_F" svg:x1="41.642cm" svg:y1="8.433cm" svg:x2="41.642cm" svg:y2="8.333cm">
            <text:p/>
          </draw:line>
          <draw:polyline draw:style-name="gr1" draw:text-style-name="P1" draw:layer="TiM_F" svg:width="0cm" svg:height="0.019cm" draw:transform="rotate (1.5707963267949) translate (41.642cm 8.433cm)" svg:viewBox="0 0 0 20" draw:points="0,20 0,17 0,15 0,13 0,11 0,9 0,7 0,6 0,4 0,3 0,2 0,1 0,0 0,0 0,0">
            <text:p/>
          </draw:polyline>
          <draw:polyline draw:style-name="gr1" draw:text-style-name="P1" draw:layer="TiM_F" svg:width="0cm" svg:height="0.019cm" draw:transform="rotate (1.5707963267949) translate (31.489cm 11.381cm)" svg:viewBox="0 0 0 20" draw:points="0,0 0,2 0,4 0,7 0,9 0,11 0,12 0,14 0,16 0,17 0,18 0,19 0,20 0,20 0,20">
            <text:p/>
          </draw:polyline>
          <draw:line draw:style-name="gr1" draw:text-style-name="P1" draw:layer="TiM_F" svg:x1="31.489cm" svg:y1="11.678cm" svg:x2="31.489cm" svg:y2="11.183cm">
            <text:p/>
          </draw:line>
          <draw:line draw:style-name="gr1" draw:text-style-name="P1" draw:layer="TiM_F" svg:x1="31.489cm" svg:y1="11.546cm" svg:x2="31.489cm" svg:y2="11.636cm">
            <text:p/>
          </draw:line>
          <draw:line draw:style-name="gr1" draw:text-style-name="P1" draw:layer="TiM_F" svg:x1="31.489cm" svg:y1="11.316cm" svg:x2="31.489cm" svg:y2="11.226cm">
            <text:p/>
          </draw:line>
          <draw:line draw:style-name="gr1" draw:text-style-name="P1" draw:layer="TiM_F" svg:x1="31.489cm" svg:y1="11.481cm" svg:x2="31.489cm" svg:y2="11.381cm">
            <text:p/>
          </draw:line>
          <draw:line draw:style-name="gr1" draw:text-style-name="P1" draw:layer="TiM_F" svg:x1="31.509cm" svg:y1="11.481cm" svg:x2="31.509cm" svg:y2="11.381cm">
            <text:p/>
          </draw:line>
          <draw:polyline draw:style-name="gr1" draw:text-style-name="P1" draw:layer="TiM_F" svg:width="0cm" svg:height="0.019cm" draw:transform="rotate (1.5707963267949) translate (31.489cm 11.316cm)" svg:viewBox="0 0 0 20" draw:points="0,0 0,2 0,4 0,7 0,9 0,11 0,12 0,14 0,16 0,17 0,18 0,19 0,20 0,20 0,20">
            <text:p/>
          </draw:polyline>
          <draw:polyline draw:style-name="gr1" draw:text-style-name="P1" draw:layer="TiM_F" svg:width="0cm" svg:height="0.019cm" draw:transform="rotate (1.5707963267949) translate (31.489cm 11.481cm)" svg:viewBox="0 0 0 20" draw:points="0,0 0,2 0,4 0,7 0,9 0,11 0,12 0,14 0,16 0,17 0,18 0,19 0,20 0,20 0,20">
            <text:p/>
          </draw:polyline>
          <draw:line draw:style-name="gr1" draw:text-style-name="P1" draw:layer="TiM_F" svg:x1="31.509cm" svg:y1="11.316cm" svg:x2="31.509cm" svg:y2="11.226cm">
            <text:p/>
          </draw:line>
          <draw:polyline draw:style-name="gr1" draw:text-style-name="P1" draw:layer="TiM_F" svg:width="0cm" svg:height="0.019cm" draw:transform="rotate (1.5707963267949) translate (31.489cm 11.226cm)" svg:viewBox="0 0 0 20" draw:points="0,20 0,20 0,20 0,19 0,18 0,17 0,16 0,14 0,12 0,11 0,9 0,7 0,4 0,2 0,0">
            <text:p/>
          </draw:polyline>
          <draw:polyline draw:style-name="gr1" draw:text-style-name="P1" draw:layer="TiM_F" svg:width="0cm" svg:height="0.019cm" draw:transform="rotate (1.5707963267949) translate (31.489cm 11.546cm)" svg:viewBox="0 0 0 20" draw:points="0,0 0,2 0,4 0,7 0,9 0,11 0,12 0,14 0,16 0,17 0,18 0,19 0,20 0,20 0,20">
            <text:p/>
          </draw:polyline>
          <draw:line draw:style-name="gr1" draw:text-style-name="P1" draw:layer="TiM_F" svg:x1="31.509cm" svg:y1="11.546cm" svg:x2="31.509cm" svg:y2="11.636cm">
            <text:p/>
          </draw:line>
          <draw:line draw:style-name="gr1" draw:text-style-name="P1" draw:layer="TiM_F" svg:x1="31.069cm" svg:y1="11.183cm" svg:x2="30.994cm" svg:y2="11.183cm">
            <text:p/>
          </draw:line>
          <draw:line draw:style-name="gr1" draw:text-style-name="P1" draw:layer="TiM_F" svg:x1="31.489cm" svg:y1="11.183cm" svg:x2="31.069cm" svg:y2="11.183cm">
            <text:p/>
          </draw:line>
          <draw:polyline draw:style-name="gr1" draw:text-style-name="P1" draw:layer="TiM_F" svg:width="0cm" svg:height="0.019cm" draw:transform="rotate (1.5707963267949) translate (31.489cm 11.636cm)" svg:viewBox="0 0 0 20" draw:points="0,20 0,20 0,20 0,19 0,18 0,17 0,16 0,14 0,12 0,11 0,9 0,7 0,4 0,2 0,0">
            <text:p/>
          </draw:polyline>
          <draw:line draw:style-name="gr1" draw:text-style-name="P1" draw:layer="TiM_F" svg:x1="30.994cm" svg:y1="11.183cm" svg:x2="30.994cm" svg:y2="11.258cm">
            <text:p/>
          </draw:line>
          <draw:line draw:style-name="gr1" draw:text-style-name="P1" draw:layer="TiM_F" svg:x1="30.994cm" svg:y1="11.258cm" svg:x2="30.994cm" svg:y2="11.678cm">
            <text:p/>
          </draw:line>
          <draw:polyline draw:style-name="gr1" draw:text-style-name="P1" draw:layer="TiM_F" svg:width="0cm" svg:height="0.019cm" draw:transform="rotate (1.5707963267949) translate (30.974cm 11.226cm)" svg:viewBox="0 0 0 20" draw:points="0,0 0,0 0,1 0,1 0,2 0,3 0,4 0,6 0,8 0,9 0,11 0,13 0,16 0,18 0,20">
            <text:p/>
          </draw:polyline>
          <draw:line draw:style-name="gr1" draw:text-style-name="P1" draw:layer="TiM_F" svg:x1="30.994cm" svg:y1="11.678cm" svg:x2="31.489cm" svg:y2="11.678cm">
            <text:p/>
          </draw:line>
          <draw:line draw:style-name="gr1" draw:text-style-name="P1" draw:layer="TiM_F" svg:x1="30.974cm" svg:y1="11.316cm" svg:x2="30.974cm" svg:y2="11.226cm">
            <text:p/>
          </draw:line>
          <draw:polyline draw:style-name="gr1" draw:text-style-name="P1" draw:layer="TiM_F" svg:width="0cm" svg:height="0.019cm" draw:transform="rotate (1.5707963267949) translate (30.974cm 11.316cm)" svg:viewBox="0 0 0 20" draw:points="0,20 0,18 0,16 0,13 0,11 0,9 0,8 0,6 0,4 0,3 0,2 0,1 0,1 0,0 0,0">
            <text:p/>
          </draw:polyline>
          <draw:polyline draw:style-name="gr1" draw:text-style-name="P1" draw:layer="TiM_F" svg:width="0cm" svg:height="0.019cm" draw:transform="rotate (1.5707963267949) translate (30.974cm 11.636cm)" svg:viewBox="0 0 0 20" draw:points="0,0 0,0 0,1 0,1 0,2 0,3 0,4 0,6 0,8 0,9 0,11 0,13 0,16 0,18 0,20">
            <text:p/>
          </draw:polyline>
          <draw:line draw:style-name="gr1" draw:text-style-name="P1" draw:layer="TiM_F" svg:x1="30.974cm" svg:y1="11.546cm" svg:x2="30.974cm" svg:y2="11.636cm">
            <text:p/>
          </draw:line>
          <draw:polyline draw:style-name="gr1" draw:text-style-name="P1" draw:layer="TiM_F" svg:width="0cm" svg:height="0.019cm" draw:transform="rotate (1.5707963267949) translate (30.974cm 11.381cm)" svg:viewBox="0 0 0 20" draw:points="0,20 0,18 0,16 0,13 0,11 0,9 0,8 0,6 0,4 0,3 0,2 0,1 0,1 0,0 0,0">
            <text:p/>
          </draw:polyline>
          <draw:polyline draw:style-name="gr1" draw:text-style-name="P1" draw:layer="TiM_F" svg:width="0cm" svg:height="0.019cm" draw:transform="rotate (1.5707963267949) translate (30.974cm 11.546cm)" svg:viewBox="0 0 0 20" draw:points="0,20 0,18 0,16 0,13 0,11 0,9 0,8 0,6 0,4 0,3 0,2 0,1 0,1 0,0 0,0">
            <text:p/>
          </draw:polyline>
          <draw:line draw:style-name="gr1" draw:text-style-name="P1" draw:layer="TiM_F" svg:x1="30.974cm" svg:y1="11.481cm" svg:x2="30.974cm" svg:y2="11.381cm">
            <text:p/>
          </draw:line>
          <draw:polyline draw:style-name="gr1" draw:text-style-name="P1" draw:layer="TiM_F" svg:width="0cm" svg:height="0.019cm" draw:transform="rotate (1.5707963267949) translate (30.974cm 11.481cm)" svg:viewBox="0 0 0 20" draw:points="0,20 0,18 0,16 0,13 0,11 0,9 0,8 0,6 0,4 0,3 0,2 0,1 0,1 0,0 0,0">
            <text:p/>
          </draw:polyline>
          <draw:polyline draw:style-name="gr1" draw:text-style-name="P1" draw:layer="TiM_F" svg:width="0cm" svg:height="0.019cm" draw:transform="rotate (1.5707963267949) translate (36.061cm 11.381cm)" svg:viewBox="0 0 0 20" draw:points="0,0 0,2 0,4 0,6 0,9 0,11 0,12 0,14 0,16 0,17 0,18 0,19 0,19 0,20 0,20">
            <text:p/>
          </draw:polyline>
          <draw:line draw:style-name="gr1" draw:text-style-name="P1" draw:layer="TiM_F" svg:x1="36.061cm" svg:y1="11.678cm" svg:x2="36.061cm" svg:y2="11.183cm">
            <text:p/>
          </draw:line>
          <draw:line draw:style-name="gr1" draw:text-style-name="P1" draw:layer="TiM_F" svg:x1="36.061cm" svg:y1="11.546cm" svg:x2="36.061cm" svg:y2="11.636cm">
            <text:p/>
          </draw:line>
          <draw:line draw:style-name="gr1" draw:text-style-name="P1" draw:layer="TiM_F" svg:x1="36.061cm" svg:y1="11.316cm" svg:x2="36.061cm" svg:y2="11.226cm">
            <text:p/>
          </draw:line>
          <draw:line draw:style-name="gr1" draw:text-style-name="P1" draw:layer="TiM_F" svg:x1="36.061cm" svg:y1="11.481cm" svg:x2="36.061cm" svg:y2="11.381cm">
            <text:p/>
          </draw:line>
          <draw:line draw:style-name="gr1" draw:text-style-name="P1" draw:layer="TiM_F" svg:x1="36.081cm" svg:y1="11.481cm" svg:x2="36.081cm" svg:y2="11.381cm">
            <text:p/>
          </draw:line>
          <draw:polyline draw:style-name="gr1" draw:text-style-name="P1" draw:layer="TiM_F" svg:width="0cm" svg:height="0.019cm" draw:transform="rotate (1.5707963267949) translate (36.061cm 11.316cm)" svg:viewBox="0 0 0 20" draw:points="0,0 0,2 0,4 0,6 0,9 0,11 0,12 0,14 0,16 0,17 0,18 0,19 0,19 0,20 0,20">
            <text:p/>
          </draw:polyline>
          <draw:polyline draw:style-name="gr1" draw:text-style-name="P1" draw:layer="TiM_F" svg:width="0cm" svg:height="0.019cm" draw:transform="rotate (1.5707963267949) translate (36.061cm 11.481cm)" svg:viewBox="0 0 0 20" draw:points="0,0 0,2 0,4 0,6 0,9 0,11 0,12 0,14 0,16 0,17 0,18 0,19 0,19 0,20 0,20">
            <text:p/>
          </draw:polyline>
          <draw:line draw:style-name="gr1" draw:text-style-name="P1" draw:layer="TiM_F" svg:x1="36.081cm" svg:y1="11.316cm" svg:x2="36.081cm" svg:y2="11.226cm">
            <text:p/>
          </draw:line>
          <draw:polyline draw:style-name="gr1" draw:text-style-name="P1" draw:layer="TiM_F" svg:width="0cm" svg:height="0.019cm" draw:transform="rotate (1.5707963267949) translate (36.061cm 11.226cm)" svg:viewBox="0 0 0 20" draw:points="0,20 0,20 0,19 0,19 0,18 0,17 0,16 0,14 0,12 0,11 0,9 0,6 0,4 0,2 0,0">
            <text:p/>
          </draw:polyline>
          <draw:polyline draw:style-name="gr1" draw:text-style-name="P1" draw:layer="TiM_F" svg:width="0cm" svg:height="0.019cm" draw:transform="rotate (1.5707963267949) translate (36.061cm 11.546cm)" svg:viewBox="0 0 0 20" draw:points="0,0 0,2 0,4 0,6 0,9 0,11 0,12 0,14 0,16 0,17 0,18 0,19 0,19 0,20 0,20">
            <text:p/>
          </draw:polyline>
          <draw:line draw:style-name="gr1" draw:text-style-name="P1" draw:layer="TiM_F" svg:x1="36.081cm" svg:y1="11.546cm" svg:x2="36.081cm" svg:y2="11.636cm">
            <text:p/>
          </draw:line>
          <draw:line draw:style-name="gr1" draw:text-style-name="P1" draw:layer="TiM_F" svg:x1="35.641cm" svg:y1="11.183cm" svg:x2="35.566cm" svg:y2="11.183cm">
            <text:p/>
          </draw:line>
          <draw:line draw:style-name="gr1" draw:text-style-name="P1" draw:layer="TiM_F" svg:x1="36.061cm" svg:y1="11.183cm" svg:x2="35.641cm" svg:y2="11.183cm">
            <text:p/>
          </draw:line>
          <draw:polyline draw:style-name="gr1" draw:text-style-name="P1" draw:layer="TiM_F" svg:width="0cm" svg:height="0.019cm" draw:transform="rotate (1.5707963267949) translate (36.061cm 11.636cm)" svg:viewBox="0 0 0 20" draw:points="0,20 0,20 0,19 0,19 0,18 0,17 0,16 0,14 0,12 0,11 0,9 0,6 0,4 0,2 0,0">
            <text:p/>
          </draw:polyline>
          <draw:line draw:style-name="gr1" draw:text-style-name="P1" draw:layer="TiM_F" svg:x1="35.566cm" svg:y1="11.316cm" svg:x2="35.566cm" svg:y2="11.258cm">
            <text:p/>
          </draw:line>
          <draw:line draw:style-name="gr1" draw:text-style-name="P1" draw:layer="TiM_F" svg:x1="35.566cm" svg:y1="11.183cm" svg:x2="35.566cm" svg:y2="11.258cm">
            <text:p/>
          </draw:line>
          <draw:line draw:style-name="gr1" draw:text-style-name="P1" draw:layer="TiM_F" svg:x1="35.566cm" svg:y1="11.258cm" svg:x2="35.566cm" svg:y2="11.678cm">
            <text:p/>
          </draw:line>
          <draw:polyline draw:style-name="gr1" draw:text-style-name="P1" draw:layer="TiM_F" svg:width="0cm" svg:height="0.019cm" draw:transform="rotate (1.5707963267949) translate (35.546cm 11.226cm)" svg:viewBox="0 0 0 20" draw:points="0,0 0,0 0,0 0,1 0,2 0,3 0,4 0,6 0,7 0,9 0,11 0,13 0,15 0,18 0,20">
            <text:p/>
          </draw:polyline>
          <draw:line draw:style-name="gr1" draw:text-style-name="P1" draw:layer="TiM_F" svg:x1="35.566cm" svg:y1="11.678cm" svg:x2="36.061cm" svg:y2="11.678cm">
            <text:p/>
          </draw:line>
          <draw:line draw:style-name="gr1" draw:text-style-name="P1" draw:layer="TiM_F" svg:x1="35.546cm" svg:y1="11.316cm" svg:x2="35.546cm" svg:y2="11.226cm">
            <text:p/>
          </draw:line>
          <draw:polyline draw:style-name="gr1" draw:text-style-name="P1" draw:layer="TiM_F" svg:width="0cm" svg:height="0.019cm" draw:transform="rotate (1.5707963267949) translate (35.546cm 11.316cm)" svg:viewBox="0 0 0 20" draw:points="0,20 0,18 0,15 0,13 0,11 0,9 0,7 0,6 0,4 0,3 0,2 0,1 0,0 0,0 0,0">
            <text:p/>
          </draw:polyline>
          <draw:polyline draw:style-name="gr1" draw:text-style-name="P1" draw:layer="TiM_F" svg:width="0cm" svg:height="0.019cm" draw:transform="rotate (1.5707963267949) translate (35.546cm 11.636cm)" svg:viewBox="0 0 0 20" draw:points="0,0 0,0 0,0 0,1 0,2 0,3 0,4 0,6 0,7 0,9 0,11 0,13 0,15 0,18 0,20">
            <text:p/>
          </draw:polyline>
          <draw:line draw:style-name="gr1" draw:text-style-name="P1" draw:layer="TiM_F" svg:x1="35.546cm" svg:y1="11.546cm" svg:x2="35.546cm" svg:y2="11.636cm">
            <text:p/>
          </draw:line>
          <draw:polyline draw:style-name="gr1" draw:text-style-name="P1" draw:layer="TiM_F" svg:width="0cm" svg:height="0.019cm" draw:transform="rotate (1.5707963267949) translate (35.546cm 11.381cm)" svg:viewBox="0 0 0 20" draw:points="0,20 0,18 0,15 0,13 0,11 0,9 0,7 0,6 0,4 0,3 0,2 0,1 0,0 0,0 0,0">
            <text:p/>
          </draw:polyline>
          <draw:polyline draw:style-name="gr1" draw:text-style-name="P1" draw:layer="TiM_F" svg:width="0cm" svg:height="0.019cm" draw:transform="rotate (1.5707963267949) translate (35.546cm 11.546cm)" svg:viewBox="0 0 0 20" draw:points="0,20 0,18 0,15 0,13 0,11 0,9 0,7 0,6 0,4 0,3 0,2 0,1 0,0 0,0 0,0">
            <text:p/>
          </draw:polyline>
          <draw:line draw:style-name="gr1" draw:text-style-name="P1" draw:layer="TiM_F" svg:x1="35.546cm" svg:y1="11.481cm" svg:x2="35.546cm" svg:y2="11.381cm">
            <text:p/>
          </draw:line>
          <draw:polyline draw:style-name="gr1" draw:text-style-name="P1" draw:layer="TiM_F" svg:width="0cm" svg:height="0.019cm" draw:transform="rotate (1.5707963267949) translate (35.546cm 11.481cm)" svg:viewBox="0 0 0 20" draw:points="0,20 0,18 0,15 0,13 0,11 0,9 0,7 0,6 0,4 0,3 0,2 0,1 0,0 0,0 0,0">
            <text:p/>
          </draw:polyline>
          <draw:polyline draw:style-name="gr1" draw:text-style-name="P1" draw:layer="TiM_F" svg:width="0cm" svg:height="0.019cm" draw:transform="rotate (1.5707963267949) translate (42.157cm 11.381cm)" svg:viewBox="0 0 0 20" draw:points="0,0 0,2 0,4 0,6 0,8 0,10 0,12 0,14 0,15 0,17 0,18 0,19 0,19 0,20 0,20">
            <text:p/>
          </draw:polyline>
          <draw:line draw:style-name="gr1" draw:text-style-name="P1" draw:layer="TiM_F" svg:x1="42.157cm" svg:y1="11.678cm" svg:x2="42.157cm" svg:y2="11.183cm">
            <text:p/>
          </draw:line>
          <draw:line draw:style-name="gr1" draw:text-style-name="P1" draw:layer="TiM_F" svg:x1="42.157cm" svg:y1="11.546cm" svg:x2="42.157cm" svg:y2="11.636cm">
            <text:p/>
          </draw:line>
          <draw:line draw:style-name="gr1" draw:text-style-name="P1" draw:layer="TiM_F" svg:x1="42.157cm" svg:y1="11.316cm" svg:x2="42.157cm" svg:y2="11.226cm">
            <text:p/>
          </draw:line>
          <draw:line draw:style-name="gr1" draw:text-style-name="P1" draw:layer="TiM_F" svg:x1="42.157cm" svg:y1="11.481cm" svg:x2="42.157cm" svg:y2="11.381cm">
            <text:p/>
          </draw:line>
          <draw:line draw:style-name="gr1" draw:text-style-name="P1" draw:layer="TiM_F" svg:x1="42.177cm" svg:y1="11.481cm" svg:x2="42.177cm" svg:y2="11.381cm">
            <text:p/>
          </draw:line>
          <draw:polyline draw:style-name="gr1" draw:text-style-name="P1" draw:layer="TiM_F" svg:width="0cm" svg:height="0.019cm" draw:transform="rotate (1.5707963267949) translate (42.157cm 11.316cm)" svg:viewBox="0 0 0 20" draw:points="0,0 0,2 0,4 0,6 0,8 0,10 0,12 0,14 0,15 0,17 0,18 0,19 0,19 0,20 0,20">
            <text:p/>
          </draw:polyline>
          <draw:polyline draw:style-name="gr1" draw:text-style-name="P1" draw:layer="TiM_F" svg:width="0cm" svg:height="0.019cm" draw:transform="rotate (1.5707963267949) translate (42.157cm 11.481cm)" svg:viewBox="0 0 0 20" draw:points="0,0 0,2 0,4 0,6 0,8 0,10 0,12 0,14 0,15 0,17 0,18 0,19 0,19 0,20 0,20">
            <text:p/>
          </draw:polyline>
          <draw:line draw:style-name="gr1" draw:text-style-name="P1" draw:layer="TiM_F" svg:x1="42.177cm" svg:y1="11.316cm" svg:x2="42.177cm" svg:y2="11.226cm">
            <text:p/>
          </draw:line>
          <draw:polyline draw:style-name="gr1" draw:text-style-name="P1" draw:layer="TiM_F" svg:width="0cm" svg:height="0.019cm" draw:transform="rotate (1.5707963267949) translate (42.157cm 11.226cm)" svg:viewBox="0 0 0 20" draw:points="0,20 0,20 0,19 0,19 0,18 0,17 0,15 0,14 0,12 0,10 0,8 0,6 0,4 0,2 0,0">
            <text:p/>
          </draw:polyline>
          <draw:polyline draw:style-name="gr1" draw:text-style-name="P1" draw:layer="TiM_F" svg:width="0cm" svg:height="0.019cm" draw:transform="rotate (1.5707963267949) translate (42.157cm 11.546cm)" svg:viewBox="0 0 0 20" draw:points="0,0 0,2 0,4 0,6 0,8 0,10 0,12 0,14 0,15 0,17 0,18 0,19 0,19 0,20 0,20">
            <text:p/>
          </draw:polyline>
          <draw:line draw:style-name="gr1" draw:text-style-name="P1" draw:layer="TiM_F" svg:x1="42.177cm" svg:y1="11.546cm" svg:x2="42.177cm" svg:y2="11.636cm">
            <text:p/>
          </draw:line>
          <draw:line draw:style-name="gr1" draw:text-style-name="P1" draw:layer="TiM_F" svg:x1="41.737cm" svg:y1="11.183cm" svg:x2="41.662cm" svg:y2="11.183cm">
            <text:p/>
          </draw:line>
          <draw:line draw:style-name="gr1" draw:text-style-name="P1" draw:layer="TiM_F" svg:x1="42.157cm" svg:y1="11.183cm" svg:x2="41.737cm" svg:y2="11.183cm">
            <text:p/>
          </draw:line>
          <draw:polyline draw:style-name="gr1" draw:text-style-name="P1" draw:layer="TiM_F" svg:width="0cm" svg:height="0.019cm" draw:transform="rotate (1.5707963267949) translate (42.157cm 11.636cm)" svg:viewBox="0 0 0 20" draw:points="0,20 0,20 0,19 0,19 0,18 0,17 0,15 0,14 0,12 0,10 0,8 0,6 0,4 0,2 0,0">
            <text:p/>
          </draw:polyline>
          <draw:line draw:style-name="gr1" draw:text-style-name="P1" draw:layer="TiM_F" svg:x1="41.662cm" svg:y1="11.183cm" svg:x2="41.662cm" svg:y2="11.258cm">
            <text:p/>
          </draw:line>
          <draw:line draw:style-name="gr1" draw:text-style-name="P1" draw:layer="TiM_F" svg:x1="41.662cm" svg:y1="11.258cm" svg:x2="41.662cm" svg:y2="11.678cm">
            <text:p/>
          </draw:line>
          <draw:polyline draw:style-name="gr1" draw:text-style-name="P1" draw:layer="TiM_F" svg:width="0cm" svg:height="0.019cm" draw:transform="rotate (1.5707963267949) translate (41.642cm 11.226cm)" svg:viewBox="0 0 0 20" draw:points="0,0 0,0 0,0 0,1 0,2 0,3 0,4 0,6 0,7 0,9 0,11 0,13 0,15 0,17 0,20">
            <text:p/>
          </draw:polyline>
          <draw:line draw:style-name="gr1" draw:text-style-name="P1" draw:layer="TiM_F" svg:x1="41.662cm" svg:y1="11.678cm" svg:x2="42.157cm" svg:y2="11.678cm">
            <text:p/>
          </draw:line>
          <draw:line draw:style-name="gr1" draw:text-style-name="P1" draw:layer="TiM_F" svg:x1="41.642cm" svg:y1="11.316cm" svg:x2="41.642cm" svg:y2="11.226cm">
            <text:p/>
          </draw:line>
          <draw:polyline draw:style-name="gr1" draw:text-style-name="P1" draw:layer="TiM_F" svg:width="0cm" svg:height="0.019cm" draw:transform="rotate (1.5707963267949) translate (41.642cm 11.316cm)" svg:viewBox="0 0 0 20" draw:points="0,20 0,17 0,15 0,13 0,11 0,9 0,7 0,6 0,4 0,3 0,2 0,1 0,0 0,0 0,0">
            <text:p/>
          </draw:polyline>
          <draw:polyline draw:style-name="gr1" draw:text-style-name="P1" draw:layer="TiM_F" svg:width="0cm" svg:height="0.019cm" draw:transform="rotate (1.5707963267949) translate (41.642cm 11.636cm)" svg:viewBox="0 0 0 20" draw:points="0,0 0,0 0,0 0,1 0,2 0,3 0,4 0,6 0,7 0,9 0,11 0,13 0,15 0,17 0,20">
            <text:p/>
          </draw:polyline>
          <draw:line draw:style-name="gr1" draw:text-style-name="P1" draw:layer="TiM_F" svg:x1="41.642cm" svg:y1="11.546cm" svg:x2="41.642cm" svg:y2="11.636cm">
            <text:p/>
          </draw:line>
          <draw:polyline draw:style-name="gr1" draw:text-style-name="P1" draw:layer="TiM_F" svg:width="0cm" svg:height="0.019cm" draw:transform="rotate (1.5707963267949) translate (41.642cm 11.381cm)" svg:viewBox="0 0 0 20" draw:points="0,20 0,17 0,15 0,13 0,11 0,9 0,7 0,6 0,4 0,3 0,2 0,1 0,0 0,0 0,0">
            <text:p/>
          </draw:polyline>
          <draw:polyline draw:style-name="gr1" draw:text-style-name="P1" draw:layer="TiM_F" svg:width="0cm" svg:height="0.019cm" draw:transform="rotate (1.5707963267949) translate (41.642cm 11.546cm)" svg:viewBox="0 0 0 20" draw:points="0,20 0,17 0,15 0,13 0,11 0,9 0,7 0,6 0,4 0,3 0,2 0,1 0,0 0,0 0,0">
            <text:p/>
          </draw:polyline>
          <draw:line draw:style-name="gr1" draw:text-style-name="P1" draw:layer="TiM_F" svg:x1="41.642cm" svg:y1="11.481cm" svg:x2="41.642cm" svg:y2="11.381cm">
            <text:p/>
          </draw:line>
          <draw:polyline draw:style-name="gr1" draw:text-style-name="P1" draw:layer="TiM_F" svg:width="0cm" svg:height="0.019cm" draw:transform="rotate (1.5707963267949) translate (41.642cm 11.481cm)" svg:viewBox="0 0 0 20" draw:points="0,20 0,17 0,15 0,13 0,11 0,9 0,7 0,6 0,4 0,3 0,2 0,1 0,0 0,0 0,0">
            <text:p/>
          </draw:polyline>
          <draw:polyline draw:style-name="gr1" draw:text-style-name="P1" draw:layer="TiM_F" svg:width="0cm" svg:height="0.019cm" draw:transform="rotate (1.5707963267949) translate (37.585cm 11.381cm)" svg:viewBox="0 0 0 20" draw:points="0,0 0,2 0,4 0,6 0,9 0,10 0,12 0,14 0,15 0,17 0,18 0,19 0,19 0,20 0,20">
            <text:p/>
          </draw:polyline>
          <draw:line draw:style-name="gr1" draw:text-style-name="P1" draw:layer="TiM_F" svg:x1="37.585cm" svg:y1="11.678cm" svg:x2="37.585cm" svg:y2="11.183cm">
            <text:p/>
          </draw:line>
          <draw:line draw:style-name="gr1" draw:text-style-name="P1" draw:layer="TiM_F" svg:x1="37.585cm" svg:y1="11.546cm" svg:x2="37.585cm" svg:y2="11.636cm">
            <text:p/>
          </draw:line>
          <draw:line draw:style-name="gr1" draw:text-style-name="P1" draw:layer="TiM_F" svg:x1="37.585cm" svg:y1="11.316cm" svg:x2="37.585cm" svg:y2="11.226cm">
            <text:p/>
          </draw:line>
          <draw:line draw:style-name="gr1" draw:text-style-name="P1" draw:layer="TiM_F" svg:x1="37.585cm" svg:y1="11.481cm" svg:x2="37.585cm" svg:y2="11.381cm">
            <text:p/>
          </draw:line>
          <draw:line draw:style-name="gr1" draw:text-style-name="P1" draw:layer="TiM_F" svg:x1="37.605cm" svg:y1="11.481cm" svg:x2="37.605cm" svg:y2="11.381cm">
            <text:p/>
          </draw:line>
          <draw:polyline draw:style-name="gr1" draw:text-style-name="P1" draw:layer="TiM_F" svg:width="0cm" svg:height="0.019cm" draw:transform="rotate (1.5707963267949) translate (37.585cm 11.316cm)" svg:viewBox="0 0 0 20" draw:points="0,0 0,2 0,4 0,6 0,9 0,10 0,12 0,14 0,15 0,17 0,18 0,19 0,19 0,20 0,20">
            <text:p/>
          </draw:polyline>
          <draw:polyline draw:style-name="gr1" draw:text-style-name="P1" draw:layer="TiM_F" svg:width="0cm" svg:height="0.019cm" draw:transform="rotate (1.5707963267949) translate (37.585cm 11.481cm)" svg:viewBox="0 0 0 20" draw:points="0,0 0,2 0,4 0,6 0,9 0,10 0,12 0,14 0,15 0,17 0,18 0,19 0,19 0,20 0,20">
            <text:p/>
          </draw:polyline>
          <draw:line draw:style-name="gr1" draw:text-style-name="P1" draw:layer="TiM_F" svg:x1="37.605cm" svg:y1="11.316cm" svg:x2="37.605cm" svg:y2="11.226cm">
            <text:p/>
          </draw:line>
          <draw:polyline draw:style-name="gr1" draw:text-style-name="P1" draw:layer="TiM_F" svg:width="0cm" svg:height="0.019cm" draw:transform="rotate (1.5707963267949) translate (37.585cm 11.226cm)" svg:viewBox="0 0 0 20" draw:points="0,20 0,20 0,19 0,19 0,18 0,17 0,15 0,14 0,12 0,10 0,9 0,6 0,4 0,2 0,0">
            <text:p/>
          </draw:polyline>
          <draw:polyline draw:style-name="gr1" draw:text-style-name="P1" draw:layer="TiM_F" svg:width="0cm" svg:height="0.019cm" draw:transform="rotate (1.5707963267949) translate (37.585cm 11.546cm)" svg:viewBox="0 0 0 20" draw:points="0,0 0,2 0,4 0,6 0,9 0,10 0,12 0,14 0,15 0,17 0,18 0,19 0,19 0,20 0,20">
            <text:p/>
          </draw:polyline>
          <draw:line draw:style-name="gr1" draw:text-style-name="P1" draw:layer="TiM_F" svg:x1="37.605cm" svg:y1="11.546cm" svg:x2="37.605cm" svg:y2="11.636cm">
            <text:p/>
          </draw:line>
          <draw:line draw:style-name="gr1" draw:text-style-name="P1" draw:layer="TiM_F" svg:x1="37.165cm" svg:y1="11.183cm" svg:x2="37.09cm" svg:y2="11.183cm">
            <text:p/>
          </draw:line>
          <draw:line draw:style-name="gr1" draw:text-style-name="P1" draw:layer="TiM_F" svg:x1="37.585cm" svg:y1="11.183cm" svg:x2="37.165cm" svg:y2="11.183cm">
            <text:p/>
          </draw:line>
          <draw:polyline draw:style-name="gr1" draw:text-style-name="P1" draw:layer="TiM_F" svg:width="0cm" svg:height="0.019cm" draw:transform="rotate (1.5707963267949) translate (37.585cm 11.636cm)" svg:viewBox="0 0 0 20" draw:points="0,20 0,20 0,19 0,19 0,18 0,17 0,15 0,14 0,12 0,10 0,9 0,6 0,4 0,2 0,0">
            <text:p/>
          </draw:polyline>
          <draw:line draw:style-name="gr1" draw:text-style-name="P1" draw:layer="TiM_F" svg:x1="37.09cm" svg:y1="11.183cm" svg:x2="37.09cm" svg:y2="11.258cm">
            <text:p/>
          </draw:line>
          <draw:line draw:style-name="gr1" draw:text-style-name="P1" draw:layer="TiM_F" svg:x1="37.09cm" svg:y1="11.258cm" svg:x2="37.09cm" svg:y2="11.678cm">
            <text:p/>
          </draw:line>
          <draw:polyline draw:style-name="gr1" draw:text-style-name="P1" draw:layer="TiM_F" svg:width="0cm" svg:height="0.019cm" draw:transform="rotate (1.5707963267949) translate (37.07cm 11.226cm)" svg:viewBox="0 0 0 20" draw:points="0,0 0,0 0,0 0,1 0,2 0,3 0,4 0,6 0,7 0,9 0,11 0,13 0,15 0,18 0,20">
            <text:p/>
          </draw:polyline>
          <draw:line draw:style-name="gr1" draw:text-style-name="P1" draw:layer="TiM_F" svg:x1="37.09cm" svg:y1="11.678cm" svg:x2="37.585cm" svg:y2="11.678cm">
            <text:p/>
          </draw:line>
          <draw:line draw:style-name="gr1" draw:text-style-name="P1" draw:layer="TiM_F" svg:x1="37.07cm" svg:y1="11.316cm" svg:x2="37.07cm" svg:y2="11.226cm">
            <text:p/>
          </draw:line>
          <draw:polyline draw:style-name="gr1" draw:text-style-name="P1" draw:layer="TiM_F" svg:width="0cm" svg:height="0.019cm" draw:transform="rotate (1.5707963267949) translate (37.07cm 11.316cm)" svg:viewBox="0 0 0 20" draw:points="0,20 0,18 0,15 0,13 0,11 0,9 0,7 0,6 0,4 0,3 0,2 0,1 0,0 0,0 0,0">
            <text:p/>
          </draw:polyline>
          <draw:polyline draw:style-name="gr1" draw:text-style-name="P1" draw:layer="TiM_F" svg:width="0cm" svg:height="0.019cm" draw:transform="rotate (1.5707963267949) translate (37.07cm 11.636cm)" svg:viewBox="0 0 0 20" draw:points="0,0 0,0 0,0 0,1 0,2 0,3 0,4 0,6 0,7 0,9 0,11 0,13 0,15 0,18 0,20">
            <text:p/>
          </draw:polyline>
          <draw:line draw:style-name="gr1" draw:text-style-name="P1" draw:layer="TiM_F" svg:x1="37.07cm" svg:y1="11.546cm" svg:x2="37.07cm" svg:y2="11.636cm">
            <text:p/>
          </draw:line>
          <draw:polyline draw:style-name="gr1" draw:text-style-name="P1" draw:layer="TiM_F" svg:width="0cm" svg:height="0.019cm" draw:transform="rotate (1.5707963267949) translate (37.07cm 11.381cm)" svg:viewBox="0 0 0 20" draw:points="0,20 0,18 0,15 0,13 0,11 0,9 0,7 0,6 0,4 0,3 0,2 0,1 0,0 0,0 0,0">
            <text:p/>
          </draw:polyline>
          <draw:polyline draw:style-name="gr1" draw:text-style-name="P1" draw:layer="TiM_F" svg:width="0cm" svg:height="0.019cm" draw:transform="rotate (1.5707963267949) translate (37.07cm 11.546cm)" svg:viewBox="0 0 0 20" draw:points="0,20 0,18 0,15 0,13 0,11 0,9 0,7 0,6 0,4 0,3 0,2 0,1 0,0 0,0 0,0">
            <text:p/>
          </draw:polyline>
          <draw:line draw:style-name="gr1" draw:text-style-name="P1" draw:layer="TiM_F" svg:x1="37.07cm" svg:y1="11.481cm" svg:x2="37.07cm" svg:y2="11.381cm">
            <text:p/>
          </draw:line>
          <draw:polyline draw:style-name="gr1" draw:text-style-name="P1" draw:layer="TiM_F" svg:width="0cm" svg:height="0.019cm" draw:transform="rotate (1.5707963267949) translate (37.07cm 11.481cm)" svg:viewBox="0 0 0 20" draw:points="0,20 0,18 0,15 0,13 0,11 0,9 0,7 0,6 0,4 0,3 0,2 0,1 0,0 0,0 0,0">
            <text:p/>
          </draw:polyline>
          <draw:polyline draw:style-name="gr1" draw:text-style-name="P1" draw:layer="TiM_F" svg:width="0cm" svg:height="0.019cm" draw:transform="rotate (1.5707963267949) translate (36.061cm 12.905cm)" svg:viewBox="0 0 0 20" draw:points="0,0 0,2 0,4 0,6 0,9 0,11 0,12 0,14 0,16 0,17 0,18 0,19 0,19 0,20 0,20">
            <text:p/>
          </draw:polyline>
          <draw:line draw:style-name="gr1" draw:text-style-name="P1" draw:layer="TiM_F" svg:x1="36.061cm" svg:y1="13.202cm" svg:x2="36.061cm" svg:y2="12.707cm">
            <text:p/>
          </draw:line>
          <draw:line draw:style-name="gr1" draw:text-style-name="P1" draw:layer="TiM_F" svg:x1="36.061cm" svg:y1="13.07cm" svg:x2="36.061cm" svg:y2="13.16cm">
            <text:p/>
          </draw:line>
          <draw:line draw:style-name="gr1" draw:text-style-name="P1" draw:layer="TiM_F" svg:x1="36.061cm" svg:y1="12.84cm" svg:x2="36.061cm" svg:y2="12.75cm">
            <text:p/>
          </draw:line>
          <draw:line draw:style-name="gr1" draw:text-style-name="P1" draw:layer="TiM_F" svg:x1="36.061cm" svg:y1="13.005cm" svg:x2="36.061cm" svg:y2="12.905cm">
            <text:p/>
          </draw:line>
          <draw:line draw:style-name="gr1" draw:text-style-name="P1" draw:layer="TiM_F" svg:x1="36.081cm" svg:y1="13.005cm" svg:x2="36.081cm" svg:y2="12.905cm">
            <text:p/>
          </draw:line>
          <draw:polyline draw:style-name="gr1" draw:text-style-name="P1" draw:layer="TiM_F" svg:width="0cm" svg:height="0.019cm" draw:transform="rotate (1.5707963267949) translate (36.061cm 12.84cm)" svg:viewBox="0 0 0 20" draw:points="0,0 0,2 0,4 0,6 0,9 0,11 0,12 0,14 0,16 0,17 0,18 0,19 0,19 0,20 0,20">
            <text:p/>
          </draw:polyline>
          <draw:polyline draw:style-name="gr1" draw:text-style-name="P1" draw:layer="TiM_F" svg:width="0cm" svg:height="0.019cm" draw:transform="rotate (1.5707963267949) translate (36.061cm 13.005cm)" svg:viewBox="0 0 0 20" draw:points="0,0 0,2 0,4 0,6 0,9 0,11 0,12 0,14 0,16 0,17 0,18 0,19 0,19 0,20 0,20">
            <text:p/>
          </draw:polyline>
          <draw:line draw:style-name="gr1" draw:text-style-name="P1" draw:layer="TiM_F" svg:x1="36.081cm" svg:y1="12.84cm" svg:x2="36.081cm" svg:y2="12.75cm">
            <text:p/>
          </draw:line>
          <draw:polyline draw:style-name="gr1" draw:text-style-name="P1" draw:layer="TiM_F" svg:width="0cm" svg:height="0.019cm" draw:transform="rotate (1.5707963267949) translate (36.061cm 12.75cm)" svg:viewBox="0 0 0 20" draw:points="0,20 0,20 0,19 0,19 0,18 0,17 0,16 0,14 0,12 0,11 0,9 0,6 0,4 0,2 0,0">
            <text:p/>
          </draw:polyline>
          <draw:polyline draw:style-name="gr1" draw:text-style-name="P1" draw:layer="TiM_F" svg:width="0cm" svg:height="0.019cm" draw:transform="rotate (1.5707963267949) translate (36.061cm 13.07cm)" svg:viewBox="0 0 0 20" draw:points="0,0 0,2 0,4 0,6 0,9 0,11 0,12 0,14 0,16 0,17 0,18 0,19 0,19 0,20 0,20">
            <text:p/>
          </draw:polyline>
          <draw:line draw:style-name="gr1" draw:text-style-name="P1" draw:layer="TiM_F" svg:x1="36.081cm" svg:y1="13.07cm" svg:x2="36.081cm" svg:y2="13.16cm">
            <text:p/>
          </draw:line>
          <draw:line draw:style-name="gr1" draw:text-style-name="P1" draw:layer="TiM_F" svg:x1="35.641cm" svg:y1="12.707cm" svg:x2="35.566cm" svg:y2="12.707cm">
            <text:p/>
          </draw:line>
          <draw:line draw:style-name="gr1" draw:text-style-name="P1" draw:layer="TiM_F" svg:x1="36.061cm" svg:y1="12.707cm" svg:x2="35.641cm" svg:y2="12.707cm">
            <text:p/>
          </draw:line>
          <draw:polyline draw:style-name="gr1" draw:text-style-name="P1" draw:layer="TiM_F" svg:width="0cm" svg:height="0.019cm" draw:transform="rotate (1.5707963267949) translate (36.061cm 13.16cm)" svg:viewBox="0 0 0 20" draw:points="0,20 0,20 0,19 0,19 0,18 0,17 0,16 0,14 0,12 0,11 0,9 0,6 0,4 0,2 0,0">
            <text:p/>
          </draw:polyline>
          <draw:line draw:style-name="gr1" draw:text-style-name="P1" draw:layer="TiM_F" svg:x1="35.566cm" svg:y1="12.84cm" svg:x2="35.566cm" svg:y2="12.782cm">
            <text:p/>
          </draw:line>
          <draw:line draw:style-name="gr1" draw:text-style-name="P1" draw:layer="TiM_F" svg:x1="35.566cm" svg:y1="12.707cm" svg:x2="35.566cm" svg:y2="12.782cm">
            <text:p/>
          </draw:line>
          <draw:line draw:style-name="gr1" draw:text-style-name="P1" draw:layer="TiM_F" svg:x1="35.566cm" svg:y1="12.782cm" svg:x2="35.566cm" svg:y2="13.202cm">
            <text:p/>
          </draw:line>
          <draw:polyline draw:style-name="gr1" draw:text-style-name="P1" draw:layer="TiM_F" svg:width="0cm" svg:height="0.019cm" draw:transform="rotate (1.5707963267949) translate (35.546cm 12.75cm)" svg:viewBox="0 0 0 20" draw:points="0,0 0,0 0,0 0,1 0,2 0,3 0,4 0,6 0,7 0,9 0,11 0,13 0,15 0,18 0,20">
            <text:p/>
          </draw:polyline>
          <draw:line draw:style-name="gr1" draw:text-style-name="P1" draw:layer="TiM_F" svg:x1="35.566cm" svg:y1="13.202cm" svg:x2="36.061cm" svg:y2="13.202cm">
            <text:p/>
          </draw:line>
          <draw:line draw:style-name="gr1" draw:text-style-name="P1" draw:layer="TiM_F" svg:x1="35.546cm" svg:y1="12.84cm" svg:x2="35.546cm" svg:y2="12.75cm">
            <text:p/>
          </draw:line>
          <draw:polyline draw:style-name="gr1" draw:text-style-name="P1" draw:layer="TiM_F" svg:width="0cm" svg:height="0.019cm" draw:transform="rotate (1.5707963267949) translate (35.546cm 12.84cm)" svg:viewBox="0 0 0 20" draw:points="0,20 0,18 0,15 0,13 0,11 0,9 0,7 0,6 0,4 0,3 0,2 0,1 0,0 0,0 0,0">
            <text:p/>
          </draw:polyline>
          <draw:polyline draw:style-name="gr1" draw:text-style-name="P1" draw:layer="TiM_F" svg:width="0cm" svg:height="0.019cm" draw:transform="rotate (1.5707963267949) translate (35.546cm 13.16cm)" svg:viewBox="0 0 0 20" draw:points="0,0 0,0 0,0 0,1 0,2 0,3 0,4 0,6 0,7 0,9 0,11 0,13 0,15 0,18 0,20">
            <text:p/>
          </draw:polyline>
          <draw:line draw:style-name="gr1" draw:text-style-name="P1" draw:layer="TiM_F" svg:x1="35.546cm" svg:y1="13.07cm" svg:x2="35.546cm" svg:y2="13.16cm">
            <text:p/>
          </draw:line>
          <draw:polyline draw:style-name="gr1" draw:text-style-name="P1" draw:layer="TiM_F" svg:width="0cm" svg:height="0.019cm" draw:transform="rotate (1.5707963267949) translate (35.546cm 12.905cm)" svg:viewBox="0 0 0 20" draw:points="0,20 0,18 0,15 0,13 0,11 0,9 0,7 0,6 0,4 0,3 0,2 0,1 0,0 0,0 0,0">
            <text:p/>
          </draw:polyline>
          <draw:polyline draw:style-name="gr1" draw:text-style-name="P1" draw:layer="TiM_F" svg:width="0cm" svg:height="0.019cm" draw:transform="rotate (1.5707963267949) translate (35.546cm 13.07cm)" svg:viewBox="0 0 0 20" draw:points="0,20 0,18 0,15 0,13 0,11 0,9 0,7 0,6 0,4 0,3 0,2 0,1 0,0 0,0 0,0">
            <text:p/>
          </draw:polyline>
          <draw:line draw:style-name="gr1" draw:text-style-name="P1" draw:layer="TiM_F" svg:x1="35.546cm" svg:y1="13.005cm" svg:x2="35.546cm" svg:y2="12.905cm">
            <text:p/>
          </draw:line>
          <draw:polyline draw:style-name="gr1" draw:text-style-name="P1" draw:layer="TiM_F" svg:width="0cm" svg:height="0.019cm" draw:transform="rotate (1.5707963267949) translate (35.546cm 13.005cm)" svg:viewBox="0 0 0 20" draw:points="0,20 0,18 0,15 0,13 0,11 0,9 0,7 0,6 0,4 0,3 0,2 0,1 0,0 0,0 0,0">
            <text:p/>
          </draw:polyline>
          <draw:polyline draw:style-name="gr1" draw:text-style-name="P1" draw:layer="TiM_F" svg:width="0cm" svg:height="0.019cm" draw:transform="rotate (1.5707963267949) translate (42.157cm 3.761cm)" svg:viewBox="0 0 0 20" draw:points="0,0 0,2 0,4 0,6 0,8 0,10 0,12 0,14 0,15 0,17 0,18 0,19 0,19 0,20 0,20">
            <text:p/>
          </draw:polyline>
          <draw:line draw:style-name="gr1" draw:text-style-name="P1" draw:layer="TiM_F" svg:x1="42.157cm" svg:y1="4.058cm" svg:x2="42.157cm" svg:y2="3.563cm">
            <text:p/>
          </draw:line>
          <draw:line draw:style-name="gr1" draw:text-style-name="P1" draw:layer="TiM_F" svg:x1="42.157cm" svg:y1="3.926cm" svg:x2="42.157cm" svg:y2="4.016cm">
            <text:p/>
          </draw:line>
          <draw:line draw:style-name="gr1" draw:text-style-name="P1" draw:layer="TiM_F" svg:x1="42.157cm" svg:y1="3.696cm" svg:x2="42.157cm" svg:y2="3.606cm">
            <text:p/>
          </draw:line>
          <draw:line draw:style-name="gr1" draw:text-style-name="P1" draw:layer="TiM_F" svg:x1="42.157cm" svg:y1="3.861cm" svg:x2="42.157cm" svg:y2="3.761cm">
            <text:p/>
          </draw:line>
          <draw:line draw:style-name="gr1" draw:text-style-name="P1" draw:layer="TiM_F" svg:x1="42.177cm" svg:y1="3.861cm" svg:x2="42.177cm" svg:y2="3.761cm">
            <text:p/>
          </draw:line>
          <draw:polyline draw:style-name="gr1" draw:text-style-name="P1" draw:layer="TiM_F" svg:width="0cm" svg:height="0.019cm" draw:transform="rotate (1.5707963267949) translate (42.157cm 3.696cm)" svg:viewBox="0 0 0 20" draw:points="0,0 0,2 0,4 0,6 0,8 0,10 0,12 0,14 0,15 0,17 0,18 0,19 0,19 0,20 0,20">
            <text:p/>
          </draw:polyline>
          <draw:polyline draw:style-name="gr1" draw:text-style-name="P1" draw:layer="TiM_F" svg:width="0cm" svg:height="0.019cm" draw:transform="rotate (1.5707963267949) translate (42.157cm 3.861cm)" svg:viewBox="0 0 0 20" draw:points="0,0 0,2 0,4 0,6 0,8 0,10 0,12 0,14 0,15 0,17 0,18 0,19 0,19 0,20 0,20">
            <text:p/>
          </draw:polyline>
          <draw:line draw:style-name="gr1" draw:text-style-name="P1" draw:layer="TiM_F" svg:x1="42.177cm" svg:y1="3.696cm" svg:x2="42.177cm" svg:y2="3.606cm">
            <text:p/>
          </draw:line>
          <draw:polyline draw:style-name="gr1" draw:text-style-name="P1" draw:layer="TiM_F" svg:width="0cm" svg:height="0.019cm" draw:transform="rotate (1.5707963267949) translate (42.157cm 3.606cm)" svg:viewBox="0 0 0 20" draw:points="0,20 0,20 0,19 0,19 0,18 0,17 0,15 0,14 0,12 0,10 0,8 0,6 0,4 0,2 0,0">
            <text:p/>
          </draw:polyline>
          <draw:polyline draw:style-name="gr1" draw:text-style-name="P1" draw:layer="TiM_F" svg:width="0cm" svg:height="0.019cm" draw:transform="rotate (1.5707963267949) translate (42.157cm 3.926cm)" svg:viewBox="0 0 0 20" draw:points="0,0 0,2 0,4 0,6 0,8 0,10 0,12 0,14 0,15 0,17 0,18 0,19 0,19 0,20 0,20">
            <text:p/>
          </draw:polyline>
          <draw:line draw:style-name="gr1" draw:text-style-name="P1" draw:layer="TiM_F" svg:x1="42.177cm" svg:y1="3.926cm" svg:x2="42.177cm" svg:y2="4.016cm">
            <text:p/>
          </draw:line>
          <draw:line draw:style-name="gr1" draw:text-style-name="P1" draw:layer="TiM_F" svg:x1="41.737cm" svg:y1="3.563cm" svg:x2="41.662cm" svg:y2="3.563cm">
            <text:p/>
          </draw:line>
          <draw:line draw:style-name="gr1" draw:text-style-name="P1" draw:layer="TiM_F" svg:x1="42.157cm" svg:y1="3.563cm" svg:x2="41.737cm" svg:y2="3.563cm">
            <text:p/>
          </draw:line>
          <draw:polyline draw:style-name="gr1" draw:text-style-name="P1" draw:layer="TiM_F" svg:width="0cm" svg:height="0.019cm" draw:transform="rotate (1.5707963267949) translate (42.157cm 4.016cm)" svg:viewBox="0 0 0 20" draw:points="0,20 0,20 0,19 0,19 0,18 0,17 0,15 0,14 0,12 0,10 0,8 0,6 0,4 0,2 0,0">
            <text:p/>
          </draw:polyline>
          <draw:line draw:style-name="gr1" draw:text-style-name="P1" draw:layer="TiM_F" svg:x1="41.662cm" svg:y1="3.563cm" svg:x2="41.662cm" svg:y2="3.638cm">
            <text:p/>
          </draw:line>
          <draw:line draw:style-name="gr1" draw:text-style-name="P1" draw:layer="TiM_F" svg:x1="41.662cm" svg:y1="3.638cm" svg:x2="41.662cm" svg:y2="4.058cm">
            <text:p/>
          </draw:line>
          <draw:polyline draw:style-name="gr1" draw:text-style-name="P1" draw:layer="TiM_F" svg:width="0cm" svg:height="0.019cm" draw:transform="rotate (1.5707963267949) translate (41.642cm 3.606cm)" svg:viewBox="0 0 0 20" draw:points="0,0 0,0 0,0 0,1 0,2 0,3 0,4 0,6 0,7 0,9 0,11 0,13 0,15 0,17 0,20">
            <text:p/>
          </draw:polyline>
          <draw:line draw:style-name="gr1" draw:text-style-name="P1" draw:layer="TiM_F" svg:x1="41.662cm" svg:y1="4.058cm" svg:x2="42.157cm" svg:y2="4.058cm">
            <text:p/>
          </draw:line>
          <draw:line draw:style-name="gr1" draw:text-style-name="P1" draw:layer="TiM_F" svg:x1="41.642cm" svg:y1="3.696cm" svg:x2="41.642cm" svg:y2="3.606cm">
            <text:p/>
          </draw:line>
          <draw:polyline draw:style-name="gr1" draw:text-style-name="P1" draw:layer="TiM_F" svg:width="0cm" svg:height="0.019cm" draw:transform="rotate (1.5707963267949) translate (41.642cm 3.696cm)" svg:viewBox="0 0 0 20" draw:points="0,20 0,17 0,15 0,13 0,11 0,9 0,7 0,6 0,4 0,3 0,2 0,1 0,0 0,0 0,0">
            <text:p/>
          </draw:polyline>
          <draw:polyline draw:style-name="gr1" draw:text-style-name="P1" draw:layer="TiM_F" svg:width="0cm" svg:height="0.019cm" draw:transform="rotate (1.5707963267949) translate (41.642cm 4.016cm)" svg:viewBox="0 0 0 20" draw:points="0,0 0,0 0,0 0,1 0,2 0,3 0,4 0,6 0,7 0,9 0,11 0,13 0,15 0,17 0,20">
            <text:p/>
          </draw:polyline>
          <draw:line draw:style-name="gr1" draw:text-style-name="P1" draw:layer="TiM_F" svg:x1="41.642cm" svg:y1="3.926cm" svg:x2="41.642cm" svg:y2="4.016cm">
            <text:p/>
          </draw:line>
          <draw:polyline draw:style-name="gr1" draw:text-style-name="P1" draw:layer="TiM_F" svg:width="0cm" svg:height="0.019cm" draw:transform="rotate (1.5707963267949) translate (41.642cm 3.761cm)" svg:viewBox="0 0 0 20" draw:points="0,20 0,17 0,15 0,13 0,11 0,9 0,7 0,6 0,4 0,3 0,2 0,1 0,0 0,0 0,0">
            <text:p/>
          </draw:polyline>
          <draw:polyline draw:style-name="gr1" draw:text-style-name="P1" draw:layer="TiM_F" svg:width="0cm" svg:height="0.019cm" draw:transform="rotate (1.5707963267949) translate (41.642cm 3.926cm)" svg:viewBox="0 0 0 20" draw:points="0,20 0,17 0,15 0,13 0,11 0,9 0,7 0,6 0,4 0,3 0,2 0,1 0,0 0,0 0,0">
            <text:p/>
          </draw:polyline>
          <draw:line draw:style-name="gr1" draw:text-style-name="P1" draw:layer="TiM_F" svg:x1="41.642cm" svg:y1="3.861cm" svg:x2="41.642cm" svg:y2="3.761cm">
            <text:p/>
          </draw:line>
          <draw:polyline draw:style-name="gr1" draw:text-style-name="P1" draw:layer="TiM_F" svg:width="0cm" svg:height="0.019cm" draw:transform="rotate (1.5707963267949) translate (41.642cm 3.861cm)" svg:viewBox="0 0 0 20" draw:points="0,20 0,17 0,15 0,13 0,11 0,9 0,7 0,6 0,4 0,3 0,2 0,1 0,0 0,0 0,0">
            <text:p/>
          </draw:polyline>
          <draw:polyline draw:style-name="gr1" draw:text-style-name="P1" draw:layer="TiM_F" svg:width="0cm" svg:height="0.019cm" draw:transform="rotate (1.5707963267949) translate (40.633cm 3.761cm)" svg:viewBox="0 0 0 20" draw:points="0,0 0,2 0,4 0,6 0,8 0,10 0,12 0,14 0,15 0,17 0,18 0,19 0,19 0,20 0,20">
            <text:p/>
          </draw:polyline>
          <draw:line draw:style-name="gr1" draw:text-style-name="P1" draw:layer="TiM_F" svg:x1="40.633cm" svg:y1="4.058cm" svg:x2="40.633cm" svg:y2="3.563cm">
            <text:p/>
          </draw:line>
          <draw:line draw:style-name="gr1" draw:text-style-name="P1" draw:layer="TiM_F" svg:x1="40.633cm" svg:y1="3.926cm" svg:x2="40.633cm" svg:y2="4.016cm">
            <text:p/>
          </draw:line>
          <draw:line draw:style-name="gr1" draw:text-style-name="P1" draw:layer="TiM_F" svg:x1="40.633cm" svg:y1="3.696cm" svg:x2="40.633cm" svg:y2="3.606cm">
            <text:p/>
          </draw:line>
          <draw:line draw:style-name="gr1" draw:text-style-name="P1" draw:layer="TiM_F" svg:x1="40.633cm" svg:y1="3.861cm" svg:x2="40.633cm" svg:y2="3.761cm">
            <text:p/>
          </draw:line>
          <draw:line draw:style-name="gr1" draw:text-style-name="P1" draw:layer="TiM_F" svg:x1="40.653cm" svg:y1="3.861cm" svg:x2="40.653cm" svg:y2="3.761cm">
            <text:p/>
          </draw:line>
          <draw:polyline draw:style-name="gr1" draw:text-style-name="P1" draw:layer="TiM_F" svg:width="0cm" svg:height="0.019cm" draw:transform="rotate (1.5707963267949) translate (40.633cm 3.696cm)" svg:viewBox="0 0 0 20" draw:points="0,0 0,2 0,4 0,6 0,8 0,10 0,12 0,14 0,15 0,17 0,18 0,19 0,19 0,20 0,20">
            <text:p/>
          </draw:polyline>
          <draw:polyline draw:style-name="gr1" draw:text-style-name="P1" draw:layer="TiM_F" svg:width="0cm" svg:height="0.019cm" draw:transform="rotate (1.5707963267949) translate (40.633cm 3.861cm)" svg:viewBox="0 0 0 20" draw:points="0,0 0,2 0,4 0,6 0,8 0,10 0,12 0,14 0,15 0,17 0,18 0,19 0,19 0,20 0,20">
            <text:p/>
          </draw:polyline>
          <draw:line draw:style-name="gr1" draw:text-style-name="P1" draw:layer="TiM_F" svg:x1="40.653cm" svg:y1="3.696cm" svg:x2="40.653cm" svg:y2="3.606cm">
            <text:p/>
          </draw:line>
          <draw:polyline draw:style-name="gr1" draw:text-style-name="P1" draw:layer="TiM_F" svg:width="0cm" svg:height="0.019cm" draw:transform="rotate (1.5707963267949) translate (40.633cm 3.606cm)" svg:viewBox="0 0 0 20" draw:points="0,20 0,20 0,19 0,19 0,18 0,17 0,15 0,14 0,12 0,10 0,8 0,6 0,4 0,2 0,0">
            <text:p/>
          </draw:polyline>
          <draw:polyline draw:style-name="gr1" draw:text-style-name="P1" draw:layer="TiM_F" svg:width="0cm" svg:height="0.019cm" draw:transform="rotate (1.5707963267949) translate (40.633cm 3.926cm)" svg:viewBox="0 0 0 20" draw:points="0,0 0,2 0,4 0,6 0,8 0,10 0,12 0,14 0,15 0,17 0,18 0,19 0,19 0,20 0,20">
            <text:p/>
          </draw:polyline>
          <draw:line draw:style-name="gr1" draw:text-style-name="P1" draw:layer="TiM_F" svg:x1="40.653cm" svg:y1="3.926cm" svg:x2="40.653cm" svg:y2="4.016cm">
            <text:p/>
          </draw:line>
          <draw:line draw:style-name="gr1" draw:text-style-name="P1" draw:layer="TiM_F" svg:x1="40.213cm" svg:y1="3.563cm" svg:x2="40.138cm" svg:y2="3.563cm">
            <text:p/>
          </draw:line>
          <draw:line draw:style-name="gr1" draw:text-style-name="P1" draw:layer="TiM_F" svg:x1="40.633cm" svg:y1="3.563cm" svg:x2="40.213cm" svg:y2="3.563cm">
            <text:p/>
          </draw:line>
          <draw:polyline draw:style-name="gr1" draw:text-style-name="P1" draw:layer="TiM_F" svg:width="0cm" svg:height="0.019cm" draw:transform="rotate (1.5707963267949) translate (40.633cm 4.016cm)" svg:viewBox="0 0 0 20" draw:points="0,20 0,20 0,19 0,19 0,18 0,17 0,15 0,14 0,12 0,10 0,8 0,6 0,4 0,2 0,0">
            <text:p/>
          </draw:polyline>
          <draw:line draw:style-name="gr1" draw:text-style-name="P1" draw:layer="TiM_F" svg:x1="40.138cm" svg:y1="3.563cm" svg:x2="40.138cm" svg:y2="3.638cm">
            <text:p/>
          </draw:line>
          <draw:line draw:style-name="gr1" draw:text-style-name="P1" draw:layer="TiM_F" svg:x1="40.138cm" svg:y1="3.638cm" svg:x2="40.138cm" svg:y2="4.058cm">
            <text:p/>
          </draw:line>
          <draw:polyline draw:style-name="gr1" draw:text-style-name="P1" draw:layer="TiM_F" svg:width="0cm" svg:height="0.019cm" draw:transform="rotate (1.5707963267949) translate (40.118cm 3.606cm)" svg:viewBox="0 0 0 20" draw:points="0,0 0,0 0,0 0,1 0,2 0,3 0,4 0,6 0,7 0,9 0,11 0,13 0,15 0,18 0,20">
            <text:p/>
          </draw:polyline>
          <draw:line draw:style-name="gr1" draw:text-style-name="P1" draw:layer="TiM_F" svg:x1="40.138cm" svg:y1="4.058cm" svg:x2="40.633cm" svg:y2="4.058cm">
            <text:p/>
          </draw:line>
          <draw:line draw:style-name="gr1" draw:text-style-name="P1" draw:layer="TiM_F" svg:x1="40.118cm" svg:y1="3.696cm" svg:x2="40.118cm" svg:y2="3.606cm">
            <text:p/>
          </draw:line>
          <draw:polyline draw:style-name="gr1" draw:text-style-name="P1" draw:layer="TiM_F" svg:width="0cm" svg:height="0.019cm" draw:transform="rotate (1.5707963267949) translate (40.118cm 3.696cm)" svg:viewBox="0 0 0 20" draw:points="0,20 0,18 0,15 0,13 0,11 0,9 0,7 0,6 0,4 0,3 0,2 0,1 0,0 0,0 0,0">
            <text:p/>
          </draw:polyline>
          <draw:polyline draw:style-name="gr1" draw:text-style-name="P1" draw:layer="TiM_F" svg:width="0cm" svg:height="0.019cm" draw:transform="rotate (1.5707963267949) translate (40.118cm 4.016cm)" svg:viewBox="0 0 0 20" draw:points="0,0 0,0 0,0 0,1 0,2 0,3 0,4 0,6 0,7 0,9 0,11 0,13 0,15 0,18 0,20">
            <text:p/>
          </draw:polyline>
          <draw:line draw:style-name="gr1" draw:text-style-name="P1" draw:layer="TiM_F" svg:x1="40.118cm" svg:y1="3.926cm" svg:x2="40.118cm" svg:y2="4.016cm">
            <text:p/>
          </draw:line>
          <draw:polyline draw:style-name="gr1" draw:text-style-name="P1" draw:layer="TiM_F" svg:width="0cm" svg:height="0.019cm" draw:transform="rotate (1.5707963267949) translate (40.118cm 3.761cm)" svg:viewBox="0 0 0 20" draw:points="0,20 0,18 0,15 0,13 0,11 0,9 0,7 0,6 0,4 0,3 0,2 0,1 0,0 0,0 0,0">
            <text:p/>
          </draw:polyline>
          <draw:polyline draw:style-name="gr1" draw:text-style-name="P1" draw:layer="TiM_F" svg:width="0cm" svg:height="0.019cm" draw:transform="rotate (1.5707963267949) translate (40.118cm 3.926cm)" svg:viewBox="0 0 0 20" draw:points="0,20 0,18 0,15 0,13 0,11 0,9 0,7 0,6 0,4 0,3 0,2 0,1 0,0 0,0 0,0">
            <text:p/>
          </draw:polyline>
          <draw:line draw:style-name="gr1" draw:text-style-name="P1" draw:layer="TiM_F" svg:x1="40.118cm" svg:y1="3.861cm" svg:x2="40.118cm" svg:y2="3.761cm">
            <text:p/>
          </draw:line>
          <draw:polyline draw:style-name="gr1" draw:text-style-name="P1" draw:layer="TiM_F" svg:width="0cm" svg:height="0.019cm" draw:transform="rotate (1.5707963267949) translate (40.118cm 3.861cm)" svg:viewBox="0 0 0 20" draw:points="0,20 0,18 0,15 0,13 0,11 0,9 0,7 0,6 0,4 0,3 0,2 0,1 0,0 0,0 0,0">
            <text:p/>
          </draw:polyline>
          <draw:polyline draw:style-name="gr1" draw:text-style-name="P1" draw:layer="TiM_F" svg:width="0cm" svg:height="0.019cm" draw:transform="rotate (1.5707963267949) translate (42.157cm 5.285cm)" svg:viewBox="0 0 0 20" draw:points="0,0 0,2 0,4 0,6 0,8 0,10 0,12 0,14 0,15 0,17 0,18 0,19 0,19 0,20 0,20">
            <text:p/>
          </draw:polyline>
          <draw:line draw:style-name="gr1" draw:text-style-name="P1" draw:layer="TiM_F" svg:x1="42.157cm" svg:y1="5.582cm" svg:x2="42.157cm" svg:y2="5.087cm">
            <text:p/>
          </draw:line>
          <draw:line draw:style-name="gr1" draw:text-style-name="P1" draw:layer="TiM_F" svg:x1="42.157cm" svg:y1="5.45cm" svg:x2="42.157cm" svg:y2="5.54cm">
            <text:p/>
          </draw:line>
          <draw:line draw:style-name="gr1" draw:text-style-name="P1" draw:layer="TiM_F" svg:x1="42.157cm" svg:y1="5.22cm" svg:x2="42.157cm" svg:y2="5.13cm">
            <text:p/>
          </draw:line>
          <draw:line draw:style-name="gr1" draw:text-style-name="P1" draw:layer="TiM_F" svg:x1="42.157cm" svg:y1="5.385cm" svg:x2="42.157cm" svg:y2="5.285cm">
            <text:p/>
          </draw:line>
          <draw:line draw:style-name="gr1" draw:text-style-name="P1" draw:layer="TiM_F" svg:x1="42.177cm" svg:y1="5.385cm" svg:x2="42.177cm" svg:y2="5.285cm">
            <text:p/>
          </draw:line>
          <draw:polyline draw:style-name="gr1" draw:text-style-name="P1" draw:layer="TiM_F" svg:width="0cm" svg:height="0.019cm" draw:transform="rotate (1.5707963267949) translate (42.157cm 5.22cm)" svg:viewBox="0 0 0 20" draw:points="0,0 0,2 0,4 0,6 0,8 0,10 0,12 0,14 0,15 0,17 0,18 0,19 0,19 0,20 0,20">
            <text:p/>
          </draw:polyline>
          <draw:polyline draw:style-name="gr1" draw:text-style-name="P1" draw:layer="TiM_F" svg:width="0cm" svg:height="0.019cm" draw:transform="rotate (1.5707963267949) translate (42.157cm 5.385cm)" svg:viewBox="0 0 0 20" draw:points="0,0 0,2 0,4 0,6 0,8 0,10 0,12 0,14 0,15 0,17 0,18 0,19 0,19 0,20 0,20">
            <text:p/>
          </draw:polyline>
          <draw:line draw:style-name="gr1" draw:text-style-name="P1" draw:layer="TiM_F" svg:x1="42.177cm" svg:y1="5.22cm" svg:x2="42.177cm" svg:y2="5.13cm">
            <text:p/>
          </draw:line>
          <draw:polyline draw:style-name="gr1" draw:text-style-name="P1" draw:layer="TiM_F" svg:width="0cm" svg:height="0.019cm" draw:transform="rotate (1.5707963267949) translate (42.157cm 5.13cm)" svg:viewBox="0 0 0 20" draw:points="0,20 0,20 0,19 0,19 0,18 0,17 0,15 0,14 0,12 0,10 0,8 0,6 0,4 0,2 0,0">
            <text:p/>
          </draw:polyline>
          <draw:polyline draw:style-name="gr1" draw:text-style-name="P1" draw:layer="TiM_F" svg:width="0cm" svg:height="0.019cm" draw:transform="rotate (1.5707963267949) translate (42.157cm 5.45cm)" svg:viewBox="0 0 0 20" draw:points="0,0 0,2 0,4 0,6 0,8 0,10 0,12 0,14 0,15 0,17 0,18 0,19 0,19 0,20 0,20">
            <text:p/>
          </draw:polyline>
          <draw:line draw:style-name="gr1" draw:text-style-name="P1" draw:layer="TiM_F" svg:x1="42.177cm" svg:y1="5.45cm" svg:x2="42.177cm" svg:y2="5.54cm">
            <text:p/>
          </draw:line>
          <draw:line draw:style-name="gr1" draw:text-style-name="P1" draw:layer="TiM_F" svg:x1="41.737cm" svg:y1="5.087cm" svg:x2="41.662cm" svg:y2="5.087cm">
            <text:p/>
          </draw:line>
          <draw:line draw:style-name="gr1" draw:text-style-name="P1" draw:layer="TiM_F" svg:x1="42.157cm" svg:y1="5.087cm" svg:x2="41.737cm" svg:y2="5.087cm">
            <text:p/>
          </draw:line>
          <draw:polyline draw:style-name="gr1" draw:text-style-name="P1" draw:layer="TiM_F" svg:width="0cm" svg:height="0.019cm" draw:transform="rotate (1.5707963267949) translate (42.157cm 5.54cm)" svg:viewBox="0 0 0 20" draw:points="0,20 0,20 0,19 0,19 0,18 0,17 0,15 0,14 0,12 0,10 0,8 0,6 0,4 0,2 0,0">
            <text:p/>
          </draw:polyline>
          <draw:line draw:style-name="gr1" draw:text-style-name="P1" draw:layer="TiM_F" svg:x1="41.662cm" svg:y1="5.087cm" svg:x2="41.662cm" svg:y2="5.162cm">
            <text:p/>
          </draw:line>
          <draw:line draw:style-name="gr1" draw:text-style-name="P1" draw:layer="TiM_F" svg:x1="41.662cm" svg:y1="5.162cm" svg:x2="41.662cm" svg:y2="5.582cm">
            <text:p/>
          </draw:line>
          <draw:polyline draw:style-name="gr1" draw:text-style-name="P1" draw:layer="TiM_F" svg:width="0cm" svg:height="0.019cm" draw:transform="rotate (1.5707963267949) translate (41.642cm 5.13cm)" svg:viewBox="0 0 0 20" draw:points="0,0 0,0 0,0 0,1 0,2 0,3 0,4 0,6 0,7 0,9 0,11 0,13 0,15 0,17 0,20">
            <text:p/>
          </draw:polyline>
          <draw:line draw:style-name="gr1" draw:text-style-name="P1" draw:layer="TiM_F" svg:x1="41.662cm" svg:y1="5.582cm" svg:x2="42.157cm" svg:y2="5.582cm">
            <text:p/>
          </draw:line>
          <draw:line draw:style-name="gr1" draw:text-style-name="P1" draw:layer="TiM_F" svg:x1="41.642cm" svg:y1="5.22cm" svg:x2="41.642cm" svg:y2="5.13cm">
            <text:p/>
          </draw:line>
          <draw:polyline draw:style-name="gr1" draw:text-style-name="P1" draw:layer="TiM_F" svg:width="0cm" svg:height="0.019cm" draw:transform="rotate (1.5707963267949) translate (41.642cm 5.22cm)" svg:viewBox="0 0 0 20" draw:points="0,20 0,17 0,15 0,13 0,11 0,9 0,7 0,6 0,4 0,3 0,2 0,1 0,0 0,0 0,0">
            <text:p/>
          </draw:polyline>
          <draw:polyline draw:style-name="gr1" draw:text-style-name="P1" draw:layer="TiM_F" svg:width="0cm" svg:height="0.019cm" draw:transform="rotate (1.5707963267949) translate (41.642cm 5.54cm)" svg:viewBox="0 0 0 20" draw:points="0,0 0,0 0,0 0,1 0,2 0,3 0,4 0,6 0,7 0,9 0,11 0,13 0,15 0,17 0,20">
            <text:p/>
          </draw:polyline>
          <draw:line draw:style-name="gr1" draw:text-style-name="P1" draw:layer="TiM_F" svg:x1="41.642cm" svg:y1="5.45cm" svg:x2="41.642cm" svg:y2="5.54cm">
            <text:p/>
          </draw:line>
          <draw:polyline draw:style-name="gr1" draw:text-style-name="P1" draw:layer="TiM_F" svg:width="0cm" svg:height="0.019cm" draw:transform="rotate (1.5707963267949) translate (41.642cm 5.285cm)" svg:viewBox="0 0 0 20" draw:points="0,20 0,17 0,15 0,13 0,11 0,9 0,7 0,6 0,4 0,3 0,2 0,1 0,0 0,0 0,0">
            <text:p/>
          </draw:polyline>
          <draw:polyline draw:style-name="gr1" draw:text-style-name="P1" draw:layer="TiM_F" svg:width="0cm" svg:height="0.019cm" draw:transform="rotate (1.5707963267949) translate (41.642cm 5.45cm)" svg:viewBox="0 0 0 20" draw:points="0,20 0,17 0,15 0,13 0,11 0,9 0,7 0,6 0,4 0,3 0,2 0,1 0,0 0,0 0,0">
            <text:p/>
          </draw:polyline>
          <draw:line draw:style-name="gr1" draw:text-style-name="P1" draw:layer="TiM_F" svg:x1="41.642cm" svg:y1="5.385cm" svg:x2="41.642cm" svg:y2="5.285cm">
            <text:p/>
          </draw:line>
          <draw:polyline draw:style-name="gr1" draw:text-style-name="P1" draw:layer="TiM_F" svg:width="0cm" svg:height="0.019cm" draw:transform="rotate (1.5707963267949) translate (41.642cm 5.385cm)" svg:viewBox="0 0 0 20" draw:points="0,20 0,17 0,15 0,13 0,11 0,9 0,7 0,6 0,4 0,3 0,2 0,1 0,0 0,0 0,0">
            <text:p/>
          </draw:polyline>
          <draw:polyline draw:style-name="gr1" draw:text-style-name="P1" draw:layer="TiM_F" svg:width="0cm" svg:height="0.019cm" draw:transform="rotate (1.5707963267949) translate (37.585cm 5.285cm)" svg:viewBox="0 0 0 20" draw:points="0,0 0,2 0,4 0,6 0,9 0,10 0,12 0,14 0,15 0,17 0,18 0,19 0,19 0,20 0,20">
            <text:p/>
          </draw:polyline>
          <draw:line draw:style-name="gr1" draw:text-style-name="P1" draw:layer="TiM_F" svg:x1="37.585cm" svg:y1="5.582cm" svg:x2="37.585cm" svg:y2="5.087cm">
            <text:p/>
          </draw:line>
          <draw:line draw:style-name="gr1" draw:text-style-name="P1" draw:layer="TiM_F" svg:x1="37.585cm" svg:y1="5.45cm" svg:x2="37.585cm" svg:y2="5.54cm">
            <text:p/>
          </draw:line>
          <draw:line draw:style-name="gr1" draw:text-style-name="P1" draw:layer="TiM_F" svg:x1="37.585cm" svg:y1="5.385cm" svg:x2="37.585cm" svg:y2="5.285cm">
            <text:p/>
          </draw:line>
          <draw:line draw:style-name="gr1" draw:text-style-name="P1" draw:layer="TiM_F" svg:x1="37.605cm" svg:y1="5.385cm" svg:x2="37.605cm" svg:y2="5.285cm">
            <text:p/>
          </draw:line>
          <draw:polyline draw:style-name="gr1" draw:text-style-name="P1" draw:layer="TiM_F" svg:width="0cm" svg:height="0.019cm" draw:transform="rotate (1.5707963267949) translate (37.585cm 5.22cm)" svg:viewBox="0 0 0 20" draw:points="0,0 0,2 0,4 0,6 0,9 0,10 0,12 0,14 0,15 0,17 0,18 0,19 0,19 0,20 0,20">
            <text:p/>
          </draw:polyline>
          <draw:polyline draw:style-name="gr1" draw:text-style-name="P1" draw:layer="TiM_F" svg:width="0cm" svg:height="0.019cm" draw:transform="rotate (1.5707963267949) translate (37.585cm 5.385cm)" svg:viewBox="0 0 0 20" draw:points="0,0 0,2 0,4 0,6 0,9 0,10 0,12 0,14 0,15 0,17 0,18 0,19 0,19 0,20 0,20">
            <text:p/>
          </draw:polyline>
          <draw:line draw:style-name="gr1" draw:text-style-name="P1" draw:layer="TiM_F" svg:x1="37.605cm" svg:y1="5.22cm" svg:x2="37.605cm" svg:y2="5.13cm">
            <text:p/>
          </draw:line>
          <draw:polyline draw:style-name="gr1" draw:text-style-name="P1" draw:layer="TiM_F" svg:width="0cm" svg:height="0.019cm" draw:transform="rotate (1.5707963267949) translate (37.585cm 5.13cm)" svg:viewBox="0 0 0 20" draw:points="0,20 0,20 0,19 0,19 0,18 0,17 0,15 0,14 0,12 0,10 0,9 0,6 0,4 0,2 0,0">
            <text:p/>
          </draw:polyline>
          <draw:polyline draw:style-name="gr1" draw:text-style-name="P1" draw:layer="TiM_F" svg:width="0cm" svg:height="0.019cm" draw:transform="rotate (1.5707963267949) translate (37.585cm 5.45cm)" svg:viewBox="0 0 0 20" draw:points="0,0 0,2 0,4 0,6 0,9 0,10 0,12 0,14 0,15 0,17 0,18 0,19 0,19 0,20 0,20">
            <text:p/>
          </draw:polyline>
          <draw:line draw:style-name="gr1" draw:text-style-name="P1" draw:layer="TiM_F" svg:x1="37.605cm" svg:y1="5.45cm" svg:x2="37.605cm" svg:y2="5.54cm">
            <text:p/>
          </draw:line>
          <draw:line draw:style-name="gr1" draw:text-style-name="P1" draw:layer="TiM_F" svg:x1="37.165cm" svg:y1="5.087cm" svg:x2="37.09cm" svg:y2="5.087cm">
            <text:p/>
          </draw:line>
          <draw:line draw:style-name="gr1" draw:text-style-name="P1" draw:layer="TiM_F" svg:x1="37.585cm" svg:y1="5.087cm" svg:x2="37.165cm" svg:y2="5.087cm">
            <text:p/>
          </draw:line>
          <draw:polyline draw:style-name="gr1" draw:text-style-name="P1" draw:layer="TiM_F" svg:width="0cm" svg:height="0.019cm" draw:transform="rotate (1.5707963267949) translate (37.585cm 5.54cm)" svg:viewBox="0 0 0 20" draw:points="0,20 0,20 0,19 0,19 0,18 0,17 0,15 0,14 0,12 0,10 0,9 0,6 0,4 0,2 0,0">
            <text:p/>
          </draw:polyline>
          <draw:line draw:style-name="gr1" draw:text-style-name="P1" draw:layer="TiM_F" svg:x1="37.09cm" svg:y1="5.22cm" svg:x2="37.09cm" svg:y2="5.162cm">
            <text:p/>
          </draw:line>
          <draw:line draw:style-name="gr1" draw:text-style-name="P1" draw:layer="TiM_F" svg:x1="37.09cm" svg:y1="5.087cm" svg:x2="37.09cm" svg:y2="5.162cm">
            <text:p/>
          </draw:line>
          <draw:line draw:style-name="gr1" draw:text-style-name="P1" draw:layer="TiM_F" svg:x1="37.09cm" svg:y1="5.162cm" svg:x2="37.09cm" svg:y2="5.582cm">
            <text:p/>
          </draw:line>
          <draw:polyline draw:style-name="gr1" draw:text-style-name="P1" draw:layer="TiM_F" svg:width="0cm" svg:height="0.019cm" draw:transform="rotate (1.5707963267949) translate (37.07cm 5.13cm)" svg:viewBox="0 0 0 20" draw:points="0,0 0,0 0,0 0,1 0,2 0,3 0,4 0,6 0,7 0,9 0,11 0,13 0,15 0,18 0,20">
            <text:p/>
          </draw:polyline>
          <draw:line draw:style-name="gr1" draw:text-style-name="P1" draw:layer="TiM_F" svg:x1="37.09cm" svg:y1="5.582cm" svg:x2="37.585cm" svg:y2="5.582cm">
            <text:p/>
          </draw:line>
          <draw:line draw:style-name="gr1" draw:text-style-name="P1" draw:layer="TiM_F" svg:x1="37.07cm" svg:y1="5.22cm" svg:x2="37.07cm" svg:y2="5.13cm">
            <text:p/>
          </draw:line>
          <draw:polyline draw:style-name="gr1" draw:text-style-name="P1" draw:layer="TiM_F" svg:width="0cm" svg:height="0.019cm" draw:transform="rotate (1.5707963267949) translate (37.07cm 5.22cm)" svg:viewBox="0 0 0 20" draw:points="0,20 0,18 0,15 0,13 0,11 0,9 0,7 0,6 0,4 0,3 0,2 0,1 0,0 0,0 0,0">
            <text:p/>
          </draw:polyline>
          <draw:polyline draw:style-name="gr1" draw:text-style-name="P1" draw:layer="TiM_F" svg:width="0cm" svg:height="0.019cm" draw:transform="rotate (1.5707963267949) translate (37.07cm 5.54cm)" svg:viewBox="0 0 0 20" draw:points="0,0 0,0 0,0 0,1 0,2 0,3 0,4 0,6 0,7 0,9 0,11 0,13 0,15 0,18 0,20">
            <text:p/>
          </draw:polyline>
          <draw:line draw:style-name="gr1" draw:text-style-name="P1" draw:layer="TiM_F" svg:x1="37.07cm" svg:y1="5.45cm" svg:x2="37.07cm" svg:y2="5.54cm">
            <text:p/>
          </draw:line>
          <draw:polyline draw:style-name="gr1" draw:text-style-name="P1" draw:layer="TiM_F" svg:width="0cm" svg:height="0.019cm" draw:transform="rotate (1.5707963267949) translate (37.07cm 5.285cm)" svg:viewBox="0 0 0 20" draw:points="0,20 0,18 0,15 0,13 0,11 0,9 0,7 0,6 0,4 0,3 0,2 0,1 0,0 0,0 0,0">
            <text:p/>
          </draw:polyline>
          <draw:polyline draw:style-name="gr1" draw:text-style-name="P1" draw:layer="TiM_F" svg:width="0cm" svg:height="0.019cm" draw:transform="rotate (1.5707963267949) translate (37.07cm 5.45cm)" svg:viewBox="0 0 0 20" draw:points="0,20 0,18 0,15 0,13 0,11 0,9 0,7 0,6 0,4 0,3 0,2 0,1 0,0 0,0 0,0">
            <text:p/>
          </draw:polyline>
          <draw:line draw:style-name="gr1" draw:text-style-name="P1" draw:layer="TiM_F" svg:x1="37.07cm" svg:y1="5.385cm" svg:x2="37.07cm" svg:y2="5.285cm">
            <text:p/>
          </draw:line>
          <draw:polyline draw:style-name="gr1" draw:text-style-name="P1" draw:layer="TiM_F" svg:width="0cm" svg:height="0.019cm" draw:transform="rotate (1.5707963267949) translate (37.07cm 5.385cm)" svg:viewBox="0 0 0 20" draw:points="0,20 0,18 0,15 0,13 0,11 0,9 0,7 0,6 0,4 0,3 0,2 0,1 0,0 0,0 0,0">
            <text:p/>
          </draw:polyline>
          <draw:polyline draw:style-name="gr1" draw:text-style-name="P1" draw:layer="TiM_F" svg:width="0cm" svg:height="0.019cm" draw:transform="rotate (1.5707963267949) translate (37.585cm 3.761cm)" svg:viewBox="0 0 0 20" draw:points="0,0 0,2 0,4 0,6 0,9 0,10 0,12 0,14 0,15 0,17 0,18 0,19 0,19 0,20 0,20">
            <text:p/>
          </draw:polyline>
          <draw:line draw:style-name="gr1" draw:text-style-name="P1" draw:layer="TiM_F" svg:x1="37.585cm" svg:y1="4.058cm" svg:x2="37.585cm" svg:y2="3.563cm">
            <text:p/>
          </draw:line>
          <draw:line draw:style-name="gr1" draw:text-style-name="P1" draw:layer="TiM_F" svg:x1="37.585cm" svg:y1="3.926cm" svg:x2="37.585cm" svg:y2="4.016cm">
            <text:p/>
          </draw:line>
          <draw:line draw:style-name="gr1" draw:text-style-name="P1" draw:layer="TiM_F" svg:x1="37.585cm" svg:y1="3.696cm" svg:x2="37.585cm" svg:y2="3.606cm">
            <text:p/>
          </draw:line>
          <draw:line draw:style-name="gr1" draw:text-style-name="P1" draw:layer="TiM_F" svg:x1="37.585cm" svg:y1="3.861cm" svg:x2="37.585cm" svg:y2="3.761cm">
            <text:p/>
          </draw:line>
          <draw:line draw:style-name="gr1" draw:text-style-name="P1" draw:layer="TiM_F" svg:x1="37.605cm" svg:y1="3.861cm" svg:x2="37.605cm" svg:y2="3.761cm">
            <text:p/>
          </draw:line>
          <draw:polyline draw:style-name="gr1" draw:text-style-name="P1" draw:layer="TiM_F" svg:width="0cm" svg:height="0.019cm" draw:transform="rotate (1.5707963267949) translate (37.585cm 3.696cm)" svg:viewBox="0 0 0 20" draw:points="0,0 0,2 0,4 0,6 0,9 0,10 0,12 0,14 0,15 0,17 0,18 0,19 0,19 0,20 0,20">
            <text:p/>
          </draw:polyline>
          <draw:polyline draw:style-name="gr1" draw:text-style-name="P1" draw:layer="TiM_F" svg:width="0cm" svg:height="0.019cm" draw:transform="rotate (1.5707963267949) translate (37.585cm 3.861cm)" svg:viewBox="0 0 0 20" draw:points="0,0 0,2 0,4 0,6 0,9 0,10 0,12 0,14 0,15 0,17 0,18 0,19 0,19 0,20 0,20">
            <text:p/>
          </draw:polyline>
          <draw:line draw:style-name="gr1" draw:text-style-name="P1" draw:layer="TiM_F" svg:x1="37.605cm" svg:y1="3.696cm" svg:x2="37.605cm" svg:y2="3.606cm">
            <text:p/>
          </draw:line>
          <draw:polyline draw:style-name="gr1" draw:text-style-name="P1" draw:layer="TiM_F" svg:width="0cm" svg:height="0.019cm" draw:transform="rotate (1.5707963267949) translate (37.585cm 3.606cm)" svg:viewBox="0 0 0 20" draw:points="0,20 0,20 0,19 0,19 0,18 0,17 0,15 0,14 0,12 0,10 0,9 0,6 0,4 0,2 0,0">
            <text:p/>
          </draw:polyline>
          <draw:polyline draw:style-name="gr1" draw:text-style-name="P1" draw:layer="TiM_F" svg:width="0cm" svg:height="0.019cm" draw:transform="rotate (1.5707963267949) translate (37.585cm 3.926cm)" svg:viewBox="0 0 0 20" draw:points="0,0 0,2 0,4 0,6 0,9 0,10 0,12 0,14 0,15 0,17 0,18 0,19 0,19 0,20 0,20">
            <text:p/>
          </draw:polyline>
          <draw:line draw:style-name="gr1" draw:text-style-name="P1" draw:layer="TiM_F" svg:x1="37.605cm" svg:y1="3.926cm" svg:x2="37.605cm" svg:y2="4.016cm">
            <text:p/>
          </draw:line>
          <draw:line draw:style-name="gr1" draw:text-style-name="P1" draw:layer="TiM_F" svg:x1="37.165cm" svg:y1="3.563cm" svg:x2="37.09cm" svg:y2="3.563cm">
            <text:p/>
          </draw:line>
          <draw:line draw:style-name="gr1" draw:text-style-name="P1" draw:layer="TiM_F" svg:x1="37.585cm" svg:y1="3.563cm" svg:x2="37.165cm" svg:y2="3.563cm">
            <text:p/>
          </draw:line>
          <draw:polyline draw:style-name="gr1" draw:text-style-name="P1" draw:layer="TiM_F" svg:width="0cm" svg:height="0.019cm" draw:transform="rotate (1.5707963267949) translate (37.585cm 4.016cm)" svg:viewBox="0 0 0 20" draw:points="0,20 0,20 0,19 0,19 0,18 0,17 0,15 0,14 0,12 0,10 0,9 0,6 0,4 0,2 0,0">
            <text:p/>
          </draw:polyline>
          <draw:line draw:style-name="gr1" draw:text-style-name="P1" draw:layer="TiM_F" svg:x1="37.09cm" svg:y1="3.696cm" svg:x2="37.09cm" svg:y2="3.638cm">
            <text:p/>
          </draw:line>
          <draw:line draw:style-name="gr1" draw:text-style-name="P1" draw:layer="TiM_F" svg:x1="37.09cm" svg:y1="3.563cm" svg:x2="37.09cm" svg:y2="3.638cm">
            <text:p/>
          </draw:line>
          <draw:line draw:style-name="gr1" draw:text-style-name="P1" draw:layer="TiM_F" svg:x1="37.09cm" svg:y1="3.638cm" svg:x2="37.09cm" svg:y2="4.058cm">
            <text:p/>
          </draw:line>
          <draw:polyline draw:style-name="gr1" draw:text-style-name="P1" draw:layer="TiM_F" svg:width="0cm" svg:height="0.019cm" draw:transform="rotate (1.5707963267949) translate (37.07cm 3.606cm)" svg:viewBox="0 0 0 20" draw:points="0,0 0,0 0,0 0,1 0,2 0,3 0,4 0,6 0,7 0,9 0,11 0,13 0,15 0,18 0,20">
            <text:p/>
          </draw:polyline>
          <draw:line draw:style-name="gr1" draw:text-style-name="P1" draw:layer="TiM_F" svg:x1="37.09cm" svg:y1="4.058cm" svg:x2="37.585cm" svg:y2="4.058cm">
            <text:p/>
          </draw:line>
          <draw:line draw:style-name="gr1" draw:text-style-name="P1" draw:layer="TiM_F" svg:x1="37.07cm" svg:y1="3.696cm" svg:x2="37.07cm" svg:y2="3.606cm">
            <text:p/>
          </draw:line>
          <draw:polyline draw:style-name="gr1" draw:text-style-name="P1" draw:layer="TiM_F" svg:width="0cm" svg:height="0.019cm" draw:transform="rotate (1.5707963267949) translate (37.07cm 3.696cm)" svg:viewBox="0 0 0 20" draw:points="0,20 0,18 0,15 0,13 0,11 0,9 0,7 0,6 0,4 0,3 0,2 0,1 0,0 0,0 0,0">
            <text:p/>
          </draw:polyline>
          <draw:polyline draw:style-name="gr1" draw:text-style-name="P1" draw:layer="TiM_F" svg:width="0cm" svg:height="0.019cm" draw:transform="rotate (1.5707963267949) translate (37.07cm 4.016cm)" svg:viewBox="0 0 0 20" draw:points="0,0 0,0 0,0 0,1 0,2 0,3 0,4 0,6 0,7 0,9 0,11 0,13 0,15 0,18 0,20">
            <text:p/>
          </draw:polyline>
          <draw:line draw:style-name="gr1" draw:text-style-name="P1" draw:layer="TiM_F" svg:x1="37.07cm" svg:y1="3.926cm" svg:x2="37.07cm" svg:y2="4.016cm">
            <text:p/>
          </draw:line>
          <draw:polyline draw:style-name="gr1" draw:text-style-name="P1" draw:layer="TiM_F" svg:width="0cm" svg:height="0.019cm" draw:transform="rotate (1.5707963267949) translate (37.07cm 3.761cm)" svg:viewBox="0 0 0 20" draw:points="0,20 0,18 0,15 0,13 0,11 0,9 0,7 0,6 0,4 0,3 0,2 0,1 0,0 0,0 0,0">
            <text:p/>
          </draw:polyline>
          <draw:polyline draw:style-name="gr1" draw:text-style-name="P1" draw:layer="TiM_F" svg:width="0cm" svg:height="0.019cm" draw:transform="rotate (1.5707963267949) translate (37.07cm 3.926cm)" svg:viewBox="0 0 0 20" draw:points="0,20 0,18 0,15 0,13 0,11 0,9 0,7 0,6 0,4 0,3 0,2 0,1 0,0 0,0 0,0">
            <text:p/>
          </draw:polyline>
          <draw:line draw:style-name="gr1" draw:text-style-name="P1" draw:layer="TiM_F" svg:x1="37.07cm" svg:y1="3.861cm" svg:x2="37.07cm" svg:y2="3.761cm">
            <text:p/>
          </draw:line>
          <draw:polyline draw:style-name="gr1" draw:text-style-name="P1" draw:layer="TiM_F" svg:width="0cm" svg:height="0.019cm" draw:transform="rotate (1.5707963267949) translate (37.07cm 3.861cm)" svg:viewBox="0 0 0 20" draw:points="0,20 0,18 0,15 0,13 0,11 0,9 0,7 0,6 0,4 0,3 0,2 0,1 0,0 0,0 0,0">
            <text:p/>
          </draw:polyline>
          <draw:polyline draw:style-name="gr1" draw:text-style-name="P1" draw:layer="TiM_F" svg:width="0cm" svg:height="0.019cm" draw:transform="rotate (1.5707963267949) translate (39.109cm 3.761cm)" svg:viewBox="0 0 0 20" draw:points="0,0 0,2 0,4 0,6 0,8 0,10 0,12 0,14 0,15 0,17 0,18 0,19 0,19 0,20 0,20">
            <text:p/>
          </draw:polyline>
          <draw:line draw:style-name="gr1" draw:text-style-name="P1" draw:layer="TiM_F" svg:x1="39.109cm" svg:y1="4.058cm" svg:x2="39.109cm" svg:y2="3.563cm">
            <text:p/>
          </draw:line>
          <draw:line draw:style-name="gr1" draw:text-style-name="P1" draw:layer="TiM_F" svg:x1="39.109cm" svg:y1="3.926cm" svg:x2="39.109cm" svg:y2="4.016cm">
            <text:p/>
          </draw:line>
          <draw:line draw:style-name="gr1" draw:text-style-name="P1" draw:layer="TiM_F" svg:x1="39.109cm" svg:y1="3.696cm" svg:x2="39.109cm" svg:y2="3.606cm">
            <text:p/>
          </draw:line>
          <draw:line draw:style-name="gr1" draw:text-style-name="P1" draw:layer="TiM_F" svg:x1="39.109cm" svg:y1="3.861cm" svg:x2="39.109cm" svg:y2="3.761cm">
            <text:p/>
          </draw:line>
          <draw:line draw:style-name="gr1" draw:text-style-name="P1" draw:layer="TiM_F" svg:x1="39.129cm" svg:y1="3.861cm" svg:x2="39.129cm" svg:y2="3.761cm">
            <text:p/>
          </draw:line>
          <draw:polyline draw:style-name="gr1" draw:text-style-name="P1" draw:layer="TiM_F" svg:width="0cm" svg:height="0.019cm" draw:transform="rotate (1.5707963267949) translate (39.109cm 3.696cm)" svg:viewBox="0 0 0 20" draw:points="0,0 0,2 0,4 0,6 0,8 0,10 0,12 0,14 0,15 0,17 0,18 0,19 0,19 0,20 0,20">
            <text:p/>
          </draw:polyline>
          <draw:polyline draw:style-name="gr1" draw:text-style-name="P1" draw:layer="TiM_F" svg:width="0cm" svg:height="0.019cm" draw:transform="rotate (1.5707963267949) translate (39.109cm 3.861cm)" svg:viewBox="0 0 0 20" draw:points="0,0 0,2 0,4 0,6 0,8 0,10 0,12 0,14 0,15 0,17 0,18 0,19 0,19 0,20 0,20">
            <text:p/>
          </draw:polyline>
          <draw:line draw:style-name="gr1" draw:text-style-name="P1" draw:layer="TiM_F" svg:x1="39.129cm" svg:y1="3.696cm" svg:x2="39.129cm" svg:y2="3.606cm">
            <text:p/>
          </draw:line>
          <draw:polyline draw:style-name="gr1" draw:text-style-name="P1" draw:layer="TiM_F" svg:width="0cm" svg:height="0.019cm" draw:transform="rotate (1.5707963267949) translate (39.109cm 3.606cm)" svg:viewBox="0 0 0 20" draw:points="0,20 0,20 0,19 0,19 0,18 0,17 0,15 0,14 0,12 0,10 0,8 0,6 0,4 0,2 0,0">
            <text:p/>
          </draw:polyline>
          <draw:polyline draw:style-name="gr1" draw:text-style-name="P1" draw:layer="TiM_F" svg:width="0cm" svg:height="0.019cm" draw:transform="rotate (1.5707963267949) translate (39.109cm 3.926cm)" svg:viewBox="0 0 0 20" draw:points="0,0 0,2 0,4 0,6 0,8 0,10 0,12 0,14 0,15 0,17 0,18 0,19 0,19 0,20 0,20">
            <text:p/>
          </draw:polyline>
          <draw:line draw:style-name="gr1" draw:text-style-name="P1" draw:layer="TiM_F" svg:x1="39.129cm" svg:y1="3.926cm" svg:x2="39.129cm" svg:y2="4.016cm">
            <text:p/>
          </draw:line>
          <draw:line draw:style-name="gr1" draw:text-style-name="P1" draw:layer="TiM_F" svg:x1="38.689cm" svg:y1="3.563cm" svg:x2="38.614cm" svg:y2="3.563cm">
            <text:p/>
          </draw:line>
          <draw:line draw:style-name="gr1" draw:text-style-name="P1" draw:layer="TiM_F" svg:x1="39.109cm" svg:y1="3.563cm" svg:x2="38.689cm" svg:y2="3.563cm">
            <text:p/>
          </draw:line>
          <draw:polyline draw:style-name="gr1" draw:text-style-name="P1" draw:layer="TiM_F" svg:width="0cm" svg:height="0.019cm" draw:transform="rotate (1.5707963267949) translate (39.109cm 4.016cm)" svg:viewBox="0 0 0 20" draw:points="0,20 0,20 0,19 0,19 0,18 0,17 0,15 0,14 0,12 0,10 0,8 0,6 0,4 0,2 0,0">
            <text:p/>
          </draw:polyline>
          <draw:line draw:style-name="gr1" draw:text-style-name="P1" draw:layer="TiM_F" svg:x1="38.614cm" svg:y1="3.563cm" svg:x2="38.614cm" svg:y2="3.638cm">
            <text:p/>
          </draw:line>
          <draw:line draw:style-name="gr1" draw:text-style-name="P1" draw:layer="TiM_F" svg:x1="38.614cm" svg:y1="3.638cm" svg:x2="38.614cm" svg:y2="4.058cm">
            <text:p/>
          </draw:line>
          <draw:polyline draw:style-name="gr1" draw:text-style-name="P1" draw:layer="TiM_F" svg:width="0cm" svg:height="0.019cm" draw:transform="rotate (1.5707963267949) translate (38.594cm 3.606cm)" svg:viewBox="0 0 0 20" draw:points="0,0 0,0 0,0 0,1 0,2 0,3 0,4 0,6 0,7 0,9 0,11 0,13 0,15 0,18 0,20">
            <text:p/>
          </draw:polyline>
          <draw:line draw:style-name="gr1" draw:text-style-name="P1" draw:layer="TiM_F" svg:x1="38.614cm" svg:y1="4.058cm" svg:x2="39.109cm" svg:y2="4.058cm">
            <text:p/>
          </draw:line>
          <draw:line draw:style-name="gr1" draw:text-style-name="P1" draw:layer="TiM_F" svg:x1="38.594cm" svg:y1="3.696cm" svg:x2="38.594cm" svg:y2="3.606cm">
            <text:p/>
          </draw:line>
          <draw:polyline draw:style-name="gr1" draw:text-style-name="P1" draw:layer="TiM_F" svg:width="0cm" svg:height="0.019cm" draw:transform="rotate (1.5707963267949) translate (38.594cm 3.696cm)" svg:viewBox="0 0 0 20" draw:points="0,20 0,18 0,15 0,13 0,11 0,9 0,7 0,6 0,4 0,3 0,2 0,1 0,0 0,0 0,0">
            <text:p/>
          </draw:polyline>
          <draw:polyline draw:style-name="gr1" draw:text-style-name="P1" draw:layer="TiM_F" svg:width="0cm" svg:height="0.019cm" draw:transform="rotate (1.5707963267949) translate (38.594cm 4.016cm)" svg:viewBox="0 0 0 20" draw:points="0,0 0,0 0,0 0,1 0,2 0,3 0,4 0,6 0,7 0,9 0,11 0,13 0,15 0,18 0,20">
            <text:p/>
          </draw:polyline>
          <draw:line draw:style-name="gr1" draw:text-style-name="P1" draw:layer="TiM_F" svg:x1="38.594cm" svg:y1="3.926cm" svg:x2="38.594cm" svg:y2="4.016cm">
            <text:p/>
          </draw:line>
          <draw:polyline draw:style-name="gr1" draw:text-style-name="P1" draw:layer="TiM_F" svg:width="0cm" svg:height="0.019cm" draw:transform="rotate (1.5707963267949) translate (38.594cm 3.761cm)" svg:viewBox="0 0 0 20" draw:points="0,20 0,18 0,15 0,13 0,11 0,9 0,7 0,6 0,4 0,3 0,2 0,1 0,0 0,0 0,0">
            <text:p/>
          </draw:polyline>
          <draw:polyline draw:style-name="gr1" draw:text-style-name="P1" draw:layer="TiM_F" svg:width="0cm" svg:height="0.019cm" draw:transform="rotate (1.5707963267949) translate (38.594cm 3.926cm)" svg:viewBox="0 0 0 20" draw:points="0,20 0,18 0,15 0,13 0,11 0,9 0,7 0,6 0,4 0,3 0,2 0,1 0,0 0,0 0,0">
            <text:p/>
          </draw:polyline>
          <draw:line draw:style-name="gr1" draw:text-style-name="P1" draw:layer="TiM_F" svg:x1="38.594cm" svg:y1="3.861cm" svg:x2="38.594cm" svg:y2="3.761cm">
            <text:p/>
          </draw:line>
          <draw:polyline draw:style-name="gr1" draw:text-style-name="P1" draw:layer="TiM_F" svg:width="0cm" svg:height="0.019cm" draw:transform="rotate (1.5707963267949) translate (38.594cm 3.861cm)" svg:viewBox="0 0 0 20" draw:points="0,20 0,18 0,15 0,13 0,11 0,9 0,7 0,6 0,4 0,3 0,2 0,1 0,0 0,0 0,0">
            <text:p/>
          </draw:polyline>
          <draw:polyline draw:style-name="gr1" draw:text-style-name="P1" draw:layer="TiM_F" svg:width="0cm" svg:height="0.019cm" draw:transform="rotate (1.5707963267949) translate (36.061cm 5.285cm)" svg:viewBox="0 0 0 20" draw:points="0,0 0,2 0,4 0,6 0,9 0,11 0,12 0,14 0,16 0,17 0,18 0,19 0,19 0,20 0,20">
            <text:p/>
          </draw:polyline>
          <draw:line draw:style-name="gr1" draw:text-style-name="P1" draw:layer="TiM_F" svg:x1="36.061cm" svg:y1="5.582cm" svg:x2="36.061cm" svg:y2="5.087cm">
            <text:p/>
          </draw:line>
          <draw:line draw:style-name="gr1" draw:text-style-name="P1" draw:layer="TiM_F" svg:x1="36.061cm" svg:y1="5.45cm" svg:x2="36.061cm" svg:y2="5.54cm">
            <text:p/>
          </draw:line>
          <draw:line draw:style-name="gr1" draw:text-style-name="P1" draw:layer="TiM_F" svg:x1="36.061cm" svg:y1="5.22cm" svg:x2="36.061cm" svg:y2="5.13cm">
            <text:p/>
          </draw:line>
          <draw:line draw:style-name="gr1" draw:text-style-name="P1" draw:layer="TiM_F" svg:x1="36.061cm" svg:y1="5.385cm" svg:x2="36.061cm" svg:y2="5.285cm">
            <text:p/>
          </draw:line>
          <draw:line draw:style-name="gr1" draw:text-style-name="P1" draw:layer="TiM_F" svg:x1="36.081cm" svg:y1="5.385cm" svg:x2="36.081cm" svg:y2="5.285cm">
            <text:p/>
          </draw:line>
          <draw:polyline draw:style-name="gr1" draw:text-style-name="P1" draw:layer="TiM_F" svg:width="0cm" svg:height="0.019cm" draw:transform="rotate (1.5707963267949) translate (36.061cm 5.22cm)" svg:viewBox="0 0 0 20" draw:points="0,0 0,2 0,4 0,6 0,9 0,11 0,12 0,14 0,16 0,17 0,18 0,19 0,19 0,20 0,20">
            <text:p/>
          </draw:polyline>
          <draw:polyline draw:style-name="gr1" draw:text-style-name="P1" draw:layer="TiM_F" svg:width="0cm" svg:height="0.019cm" draw:transform="rotate (1.5707963267949) translate (36.061cm 5.385cm)" svg:viewBox="0 0 0 20" draw:points="0,0 0,2 0,4 0,6 0,9 0,11 0,12 0,14 0,16 0,17 0,18 0,19 0,19 0,20 0,20">
            <text:p/>
          </draw:polyline>
          <draw:line draw:style-name="gr1" draw:text-style-name="P1" draw:layer="TiM_F" svg:x1="36.081cm" svg:y1="5.22cm" svg:x2="36.081cm" svg:y2="5.13cm">
            <text:p/>
          </draw:line>
          <draw:polyline draw:style-name="gr1" draw:text-style-name="P1" draw:layer="TiM_F" svg:width="0cm" svg:height="0.019cm" draw:transform="rotate (1.5707963267949) translate (36.061cm 5.13cm)" svg:viewBox="0 0 0 20" draw:points="0,20 0,20 0,19 0,19 0,18 0,17 0,16 0,14 0,12 0,11 0,9 0,6 0,4 0,2 0,0">
            <text:p/>
          </draw:polyline>
          <draw:polyline draw:style-name="gr1" draw:text-style-name="P1" draw:layer="TiM_F" svg:width="0cm" svg:height="0.019cm" draw:transform="rotate (1.5707963267949) translate (36.061cm 5.45cm)" svg:viewBox="0 0 0 20" draw:points="0,0 0,2 0,4 0,6 0,9 0,11 0,12 0,14 0,16 0,17 0,18 0,19 0,19 0,20 0,20">
            <text:p/>
          </draw:polyline>
          <draw:line draw:style-name="gr1" draw:text-style-name="P1" draw:layer="TiM_F" svg:x1="36.081cm" svg:y1="5.45cm" svg:x2="36.081cm" svg:y2="5.54cm">
            <text:p/>
          </draw:line>
          <draw:line draw:style-name="gr1" draw:text-style-name="P1" draw:layer="TiM_F" svg:x1="35.641cm" svg:y1="5.087cm" svg:x2="35.566cm" svg:y2="5.087cm">
            <text:p/>
          </draw:line>
          <draw:line draw:style-name="gr1" draw:text-style-name="P1" draw:layer="TiM_F" svg:x1="36.061cm" svg:y1="5.087cm" svg:x2="35.641cm" svg:y2="5.087cm">
            <text:p/>
          </draw:line>
          <draw:polyline draw:style-name="gr1" draw:text-style-name="P1" draw:layer="TiM_F" svg:width="0cm" svg:height="0.019cm" draw:transform="rotate (1.5707963267949) translate (36.061cm 5.54cm)" svg:viewBox="0 0 0 20" draw:points="0,20 0,20 0,19 0,19 0,18 0,17 0,16 0,14 0,12 0,11 0,9 0,6 0,4 0,2 0,0">
            <text:p/>
          </draw:polyline>
          <draw:line draw:style-name="gr1" draw:text-style-name="P1" draw:layer="TiM_F" svg:x1="35.566cm" svg:y1="5.087cm" svg:x2="35.566cm" svg:y2="5.162cm">
            <text:p/>
          </draw:line>
          <draw:line draw:style-name="gr1" draw:text-style-name="P1" draw:layer="TiM_F" svg:x1="35.566cm" svg:y1="5.162cm" svg:x2="35.566cm" svg:y2="5.582cm">
            <text:p/>
          </draw:line>
          <draw:polyline draw:style-name="gr1" draw:text-style-name="P1" draw:layer="TiM_F" svg:width="0cm" svg:height="0.019cm" draw:transform="rotate (1.5707963267949) translate (35.546cm 5.13cm)" svg:viewBox="0 0 0 20" draw:points="0,0 0,0 0,0 0,1 0,2 0,3 0,4 0,6 0,7 0,9 0,11 0,13 0,15 0,18 0,20">
            <text:p/>
          </draw:polyline>
          <draw:line draw:style-name="gr1" draw:text-style-name="P1" draw:layer="TiM_F" svg:x1="35.566cm" svg:y1="5.582cm" svg:x2="36.061cm" svg:y2="5.582cm">
            <text:p/>
          </draw:line>
          <draw:line draw:style-name="gr1" draw:text-style-name="P1" draw:layer="TiM_F" svg:x1="35.546cm" svg:y1="5.22cm" svg:x2="35.546cm" svg:y2="5.13cm">
            <text:p/>
          </draw:line>
          <draw:polyline draw:style-name="gr1" draw:text-style-name="P1" draw:layer="TiM_F" svg:width="0cm" svg:height="0.019cm" draw:transform="rotate (1.5707963267949) translate (35.546cm 5.22cm)" svg:viewBox="0 0 0 20" draw:points="0,20 0,18 0,15 0,13 0,11 0,9 0,7 0,6 0,4 0,3 0,2 0,1 0,0 0,0 0,0">
            <text:p/>
          </draw:polyline>
          <draw:polyline draw:style-name="gr1" draw:text-style-name="P1" draw:layer="TiM_F" svg:width="0cm" svg:height="0.019cm" draw:transform="rotate (1.5707963267949) translate (35.546cm 5.54cm)" svg:viewBox="0 0 0 20" draw:points="0,0 0,0 0,0 0,1 0,2 0,3 0,4 0,6 0,7 0,9 0,11 0,13 0,15 0,18 0,20">
            <text:p/>
          </draw:polyline>
          <draw:line draw:style-name="gr1" draw:text-style-name="P1" draw:layer="TiM_F" svg:x1="35.546cm" svg:y1="5.45cm" svg:x2="35.546cm" svg:y2="5.54cm">
            <text:p/>
          </draw:line>
          <draw:polyline draw:style-name="gr1" draw:text-style-name="P1" draw:layer="TiM_F" svg:width="0cm" svg:height="0.019cm" draw:transform="rotate (1.5707963267949) translate (35.546cm 5.285cm)" svg:viewBox="0 0 0 20" draw:points="0,20 0,18 0,15 0,13 0,11 0,9 0,7 0,6 0,4 0,3 0,2 0,1 0,0 0,0 0,0">
            <text:p/>
          </draw:polyline>
          <draw:polyline draw:style-name="gr1" draw:text-style-name="P1" draw:layer="TiM_F" svg:width="0cm" svg:height="0.019cm" draw:transform="rotate (1.5707963267949) translate (35.546cm 5.45cm)" svg:viewBox="0 0 0 20" draw:points="0,20 0,18 0,15 0,13 0,11 0,9 0,7 0,6 0,4 0,3 0,2 0,1 0,0 0,0 0,0">
            <text:p/>
          </draw:polyline>
          <draw:line draw:style-name="gr1" draw:text-style-name="P1" draw:layer="TiM_F" svg:x1="35.546cm" svg:y1="5.385cm" svg:x2="35.546cm" svg:y2="5.285cm">
            <text:p/>
          </draw:line>
          <draw:polyline draw:style-name="gr1" draw:text-style-name="P1" draw:layer="TiM_F" svg:width="0cm" svg:height="0.019cm" draw:transform="rotate (1.5707963267949) translate (35.546cm 5.385cm)" svg:viewBox="0 0 0 20" draw:points="0,20 0,18 0,15 0,13 0,11 0,9 0,7 0,6 0,4 0,3 0,2 0,1 0,0 0,0 0,0">
            <text:p/>
          </draw:polyline>
          <draw:polyline draw:style-name="gr1" draw:text-style-name="P1" draw:layer="TiM_F" svg:width="0cm" svg:height="0.019cm" draw:transform="rotate (1.5707963267949) translate (36.061cm 3.761cm)" svg:viewBox="0 0 0 20" draw:points="0,0 0,2 0,4 0,6 0,9 0,11 0,12 0,14 0,16 0,17 0,18 0,19 0,19 0,20 0,20">
            <text:p/>
          </draw:polyline>
          <draw:line draw:style-name="gr1" draw:text-style-name="P1" draw:layer="TiM_F" svg:x1="36.061cm" svg:y1="4.058cm" svg:x2="36.061cm" svg:y2="3.563cm">
            <text:p/>
          </draw:line>
          <draw:line draw:style-name="gr1" draw:text-style-name="P1" draw:layer="TiM_F" svg:x1="36.061cm" svg:y1="3.926cm" svg:x2="36.061cm" svg:y2="4.016cm">
            <text:p/>
          </draw:line>
          <draw:line draw:style-name="gr1" draw:text-style-name="P1" draw:layer="TiM_F" svg:x1="36.061cm" svg:y1="3.696cm" svg:x2="36.061cm" svg:y2="3.606cm">
            <text:p/>
          </draw:line>
          <draw:line draw:style-name="gr1" draw:text-style-name="P1" draw:layer="TiM_F" svg:x1="36.061cm" svg:y1="3.861cm" svg:x2="36.061cm" svg:y2="3.761cm">
            <text:p/>
          </draw:line>
          <draw:line draw:style-name="gr1" draw:text-style-name="P1" draw:layer="TiM_F" svg:x1="36.081cm" svg:y1="3.861cm" svg:x2="36.081cm" svg:y2="3.761cm">
            <text:p/>
          </draw:line>
          <draw:polyline draw:style-name="gr1" draw:text-style-name="P1" draw:layer="TiM_F" svg:width="0cm" svg:height="0.019cm" draw:transform="rotate (1.5707963267949) translate (36.061cm 3.696cm)" svg:viewBox="0 0 0 20" draw:points="0,0 0,2 0,4 0,6 0,9 0,11 0,12 0,14 0,16 0,17 0,18 0,19 0,19 0,20 0,20">
            <text:p/>
          </draw:polyline>
          <draw:polyline draw:style-name="gr1" draw:text-style-name="P1" draw:layer="TiM_F" svg:width="0cm" svg:height="0.019cm" draw:transform="rotate (1.5707963267949) translate (36.061cm 3.861cm)" svg:viewBox="0 0 0 20" draw:points="0,0 0,2 0,4 0,6 0,9 0,11 0,12 0,14 0,16 0,17 0,18 0,19 0,19 0,20 0,20">
            <text:p/>
          </draw:polyline>
          <draw:line draw:style-name="gr1" draw:text-style-name="P1" draw:layer="TiM_F" svg:x1="36.081cm" svg:y1="3.696cm" svg:x2="36.081cm" svg:y2="3.606cm">
            <text:p/>
          </draw:line>
          <draw:polyline draw:style-name="gr1" draw:text-style-name="P1" draw:layer="TiM_F" svg:width="0cm" svg:height="0.019cm" draw:transform="rotate (1.5707963267949) translate (36.061cm 3.606cm)" svg:viewBox="0 0 0 20" draw:points="0,20 0,20 0,19 0,19 0,18 0,17 0,16 0,14 0,12 0,11 0,9 0,6 0,4 0,2 0,0">
            <text:p/>
          </draw:polyline>
          <draw:polyline draw:style-name="gr1" draw:text-style-name="P1" draw:layer="TiM_F" svg:width="0cm" svg:height="0.019cm" draw:transform="rotate (1.5707963267949) translate (36.061cm 3.926cm)" svg:viewBox="0 0 0 20" draw:points="0,0 0,2 0,4 0,6 0,9 0,11 0,12 0,14 0,16 0,17 0,18 0,19 0,19 0,20 0,20">
            <text:p/>
          </draw:polyline>
          <draw:line draw:style-name="gr1" draw:text-style-name="P1" draw:layer="TiM_F" svg:x1="36.081cm" svg:y1="3.926cm" svg:x2="36.081cm" svg:y2="4.016cm">
            <text:p/>
          </draw:line>
          <draw:line draw:style-name="gr1" draw:text-style-name="P1" draw:layer="TiM_F" svg:x1="35.641cm" svg:y1="3.563cm" svg:x2="35.566cm" svg:y2="3.563cm">
            <text:p/>
          </draw:line>
          <draw:line draw:style-name="gr1" draw:text-style-name="P1" draw:layer="TiM_F" svg:x1="36.061cm" svg:y1="3.563cm" svg:x2="35.641cm" svg:y2="3.563cm">
            <text:p/>
          </draw:line>
          <draw:polyline draw:style-name="gr1" draw:text-style-name="P1" draw:layer="TiM_F" svg:width="0cm" svg:height="0.019cm" draw:transform="rotate (1.5707963267949) translate (36.061cm 4.016cm)" svg:viewBox="0 0 0 20" draw:points="0,20 0,20 0,19 0,19 0,18 0,17 0,16 0,14 0,12 0,11 0,9 0,6 0,4 0,2 0,0">
            <text:p/>
          </draw:polyline>
          <draw:line draw:style-name="gr1" draw:text-style-name="P1" draw:layer="TiM_F" svg:x1="35.566cm" svg:y1="3.563cm" svg:x2="35.566cm" svg:y2="3.638cm">
            <text:p/>
          </draw:line>
          <draw:line draw:style-name="gr1" draw:text-style-name="P1" draw:layer="TiM_F" svg:x1="35.566cm" svg:y1="3.638cm" svg:x2="35.566cm" svg:y2="4.058cm">
            <text:p/>
          </draw:line>
          <draw:polyline draw:style-name="gr1" draw:text-style-name="P1" draw:layer="TiM_F" svg:width="0cm" svg:height="0.019cm" draw:transform="rotate (1.5707963267949) translate (35.546cm 3.606cm)" svg:viewBox="0 0 0 20" draw:points="0,0 0,0 0,0 0,1 0,2 0,3 0,4 0,6 0,7 0,9 0,11 0,13 0,15 0,18 0,20">
            <text:p/>
          </draw:polyline>
          <draw:line draw:style-name="gr1" draw:text-style-name="P1" draw:layer="TiM_F" svg:x1="35.566cm" svg:y1="4.058cm" svg:x2="36.061cm" svg:y2="4.058cm">
            <text:p/>
          </draw:line>
          <draw:line draw:style-name="gr1" draw:text-style-name="P1" draw:layer="TiM_F" svg:x1="35.546cm" svg:y1="3.696cm" svg:x2="35.546cm" svg:y2="3.606cm">
            <text:p/>
          </draw:line>
          <draw:polyline draw:style-name="gr1" draw:text-style-name="P1" draw:layer="TiM_F" svg:width="0cm" svg:height="0.019cm" draw:transform="rotate (1.5707963267949) translate (35.546cm 3.696cm)" svg:viewBox="0 0 0 20" draw:points="0,20 0,18 0,15 0,13 0,11 0,9 0,7 0,6 0,4 0,3 0,2 0,1 0,0 0,0 0,0">
            <text:p/>
          </draw:polyline>
          <draw:polyline draw:style-name="gr1" draw:text-style-name="P1" draw:layer="TiM_F" svg:width="0cm" svg:height="0.019cm" draw:transform="rotate (1.5707963267949) translate (35.546cm 4.016cm)" svg:viewBox="0 0 0 20" draw:points="0,0 0,0 0,0 0,1 0,2 0,3 0,4 0,6 0,7 0,9 0,11 0,13 0,15 0,18 0,20">
            <text:p/>
          </draw:polyline>
          <draw:line draw:style-name="gr1" draw:text-style-name="P1" draw:layer="TiM_F" svg:x1="35.546cm" svg:y1="3.926cm" svg:x2="35.546cm" svg:y2="4.016cm">
            <text:p/>
          </draw:line>
          <draw:polyline draw:style-name="gr1" draw:text-style-name="P1" draw:layer="TiM_F" svg:width="0cm" svg:height="0.019cm" draw:transform="rotate (1.5707963267949) translate (35.546cm 3.761cm)" svg:viewBox="0 0 0 20" draw:points="0,20 0,18 0,15 0,13 0,11 0,9 0,7 0,6 0,4 0,3 0,2 0,1 0,0 0,0 0,0">
            <text:p/>
          </draw:polyline>
          <draw:polyline draw:style-name="gr1" draw:text-style-name="P1" draw:layer="TiM_F" svg:width="0cm" svg:height="0.019cm" draw:transform="rotate (1.5707963267949) translate (35.546cm 3.926cm)" svg:viewBox="0 0 0 20" draw:points="0,20 0,18 0,15 0,13 0,11 0,9 0,7 0,6 0,4 0,3 0,2 0,1 0,0 0,0 0,0">
            <text:p/>
          </draw:polyline>
          <draw:line draw:style-name="gr1" draw:text-style-name="P1" draw:layer="TiM_F" svg:x1="35.546cm" svg:y1="3.861cm" svg:x2="35.546cm" svg:y2="3.761cm">
            <text:p/>
          </draw:line>
          <draw:polyline draw:style-name="gr1" draw:text-style-name="P1" draw:layer="TiM_F" svg:width="0cm" svg:height="0.019cm" draw:transform="rotate (1.5707963267949) translate (35.546cm 3.861cm)" svg:viewBox="0 0 0 20" draw:points="0,20 0,18 0,15 0,13 0,11 0,9 0,7 0,6 0,4 0,3 0,2 0,1 0,0 0,0 0,0">
            <text:p/>
          </draw:polyline>
          <draw:polyline draw:style-name="gr1" draw:text-style-name="P1" draw:layer="TiM_F" svg:width="0cm" svg:height="0.019cm" draw:transform="rotate (1.5707963267949) translate (36.061cm 6.809cm)" svg:viewBox="0 0 0 20" draw:points="0,0 0,2 0,4 0,6 0,9 0,11 0,12 0,14 0,16 0,17 0,18 0,19 0,19 0,20 0,20">
            <text:p/>
          </draw:polyline>
          <draw:line draw:style-name="gr1" draw:text-style-name="P1" draw:layer="TiM_F" svg:x1="36.061cm" svg:y1="7.106cm" svg:x2="36.061cm" svg:y2="6.611cm">
            <text:p/>
          </draw:line>
          <draw:line draw:style-name="gr1" draw:text-style-name="P1" draw:layer="TiM_F" svg:x1="36.061cm" svg:y1="6.974cm" svg:x2="36.061cm" svg:y2="7.064cm">
            <text:p/>
          </draw:line>
          <draw:line draw:style-name="gr1" draw:text-style-name="P1" draw:layer="TiM_F" svg:x1="36.061cm" svg:y1="6.744cm" svg:x2="36.061cm" svg:y2="6.654cm">
            <text:p/>
          </draw:line>
          <draw:line draw:style-name="gr1" draw:text-style-name="P1" draw:layer="TiM_F" svg:x1="36.061cm" svg:y1="6.909cm" svg:x2="36.061cm" svg:y2="6.809cm">
            <text:p/>
          </draw:line>
          <draw:line draw:style-name="gr1" draw:text-style-name="P1" draw:layer="TiM_F" svg:x1="36.081cm" svg:y1="6.909cm" svg:x2="36.081cm" svg:y2="6.809cm">
            <text:p/>
          </draw:line>
          <draw:polyline draw:style-name="gr1" draw:text-style-name="P1" draw:layer="TiM_F" svg:width="0cm" svg:height="0.019cm" draw:transform="rotate (1.5707963267949) translate (36.061cm 6.744cm)" svg:viewBox="0 0 0 20" draw:points="0,0 0,2 0,4 0,6 0,9 0,11 0,12 0,14 0,16 0,17 0,18 0,19 0,19 0,20 0,20">
            <text:p/>
          </draw:polyline>
          <draw:polyline draw:style-name="gr1" draw:text-style-name="P1" draw:layer="TiM_F" svg:width="0cm" svg:height="0.019cm" draw:transform="rotate (1.5707963267949) translate (36.061cm 6.909cm)" svg:viewBox="0 0 0 20" draw:points="0,0 0,2 0,4 0,6 0,9 0,11 0,12 0,14 0,16 0,17 0,18 0,19 0,19 0,20 0,20">
            <text:p/>
          </draw:polyline>
          <draw:line draw:style-name="gr1" draw:text-style-name="P1" draw:layer="TiM_F" svg:x1="36.081cm" svg:y1="6.744cm" svg:x2="36.081cm" svg:y2="6.654cm">
            <text:p/>
          </draw:line>
          <draw:polyline draw:style-name="gr1" draw:text-style-name="P1" draw:layer="TiM_F" svg:width="0cm" svg:height="0.019cm" draw:transform="rotate (1.5707963267949) translate (36.061cm 6.654cm)" svg:viewBox="0 0 0 20" draw:points="0,20 0,20 0,19 0,19 0,18 0,17 0,16 0,14 0,12 0,11 0,9 0,6 0,4 0,2 0,0">
            <text:p/>
          </draw:polyline>
          <draw:polyline draw:style-name="gr1" draw:text-style-name="P1" draw:layer="TiM_F" svg:width="0cm" svg:height="0.019cm" draw:transform="rotate (1.5707963267949) translate (36.061cm 6.974cm)" svg:viewBox="0 0 0 20" draw:points="0,0 0,2 0,4 0,6 0,9 0,11 0,12 0,14 0,16 0,17 0,18 0,19 0,19 0,20 0,20">
            <text:p/>
          </draw:polyline>
          <draw:line draw:style-name="gr1" draw:text-style-name="P1" draw:layer="TiM_F" svg:x1="36.081cm" svg:y1="6.974cm" svg:x2="36.081cm" svg:y2="7.064cm">
            <text:p/>
          </draw:line>
          <draw:line draw:style-name="gr1" draw:text-style-name="P1" draw:layer="TiM_F" svg:x1="35.641cm" svg:y1="6.611cm" svg:x2="35.566cm" svg:y2="6.611cm">
            <text:p/>
          </draw:line>
          <draw:line draw:style-name="gr1" draw:text-style-name="P1" draw:layer="TiM_F" svg:x1="36.061cm" svg:y1="6.611cm" svg:x2="35.641cm" svg:y2="6.611cm">
            <text:p/>
          </draw:line>
          <draw:polyline draw:style-name="gr1" draw:text-style-name="P1" draw:layer="TiM_F" svg:width="0cm" svg:height="0.019cm" draw:transform="rotate (1.5707963267949) translate (36.061cm 7.064cm)" svg:viewBox="0 0 0 20" draw:points="0,20 0,20 0,19 0,19 0,18 0,17 0,16 0,14 0,12 0,11 0,9 0,6 0,4 0,2 0,0">
            <text:p/>
          </draw:polyline>
          <draw:line draw:style-name="gr1" draw:text-style-name="P1" draw:layer="TiM_F" svg:x1="35.566cm" svg:y1="6.744cm" svg:x2="35.566cm" svg:y2="6.686cm">
            <text:p/>
          </draw:line>
          <draw:line draw:style-name="gr1" draw:text-style-name="P1" draw:layer="TiM_F" svg:x1="35.566cm" svg:y1="6.611cm" svg:x2="35.566cm" svg:y2="6.686cm">
            <text:p/>
          </draw:line>
          <draw:line draw:style-name="gr1" draw:text-style-name="P1" draw:layer="TiM_F" svg:x1="35.566cm" svg:y1="6.686cm" svg:x2="35.566cm" svg:y2="7.106cm">
            <text:p/>
          </draw:line>
          <draw:polyline draw:style-name="gr1" draw:text-style-name="P1" draw:layer="TiM_F" svg:width="0cm" svg:height="0.019cm" draw:transform="rotate (1.5707963267949) translate (35.546cm 6.654cm)" svg:viewBox="0 0 0 20" draw:points="0,0 0,0 0,0 0,1 0,2 0,3 0,4 0,6 0,7 0,9 0,11 0,13 0,15 0,18 0,20">
            <text:p/>
          </draw:polyline>
          <draw:line draw:style-name="gr1" draw:text-style-name="P1" draw:layer="TiM_F" svg:x1="35.566cm" svg:y1="7.106cm" svg:x2="36.061cm" svg:y2="7.106cm">
            <text:p/>
          </draw:line>
          <draw:line draw:style-name="gr1" draw:text-style-name="P1" draw:layer="TiM_F" svg:x1="35.546cm" svg:y1="6.744cm" svg:x2="35.546cm" svg:y2="6.654cm">
            <text:p/>
          </draw:line>
          <draw:polyline draw:style-name="gr1" draw:text-style-name="P1" draw:layer="TiM_F" svg:width="0cm" svg:height="0.019cm" draw:transform="rotate (1.5707963267949) translate (35.546cm 6.744cm)" svg:viewBox="0 0 0 20" draw:points="0,20 0,18 0,15 0,13 0,11 0,9 0,7 0,6 0,4 0,3 0,2 0,1 0,0 0,0 0,0">
            <text:p/>
          </draw:polyline>
          <draw:polyline draw:style-name="gr1" draw:text-style-name="P1" draw:layer="TiM_F" svg:width="0cm" svg:height="0.019cm" draw:transform="rotate (1.5707963267949) translate (35.546cm 7.064cm)" svg:viewBox="0 0 0 20" draw:points="0,0 0,0 0,0 0,1 0,2 0,3 0,4 0,6 0,7 0,9 0,11 0,13 0,15 0,18 0,20">
            <text:p/>
          </draw:polyline>
          <draw:line draw:style-name="gr1" draw:text-style-name="P1" draw:layer="TiM_F" svg:x1="35.546cm" svg:y1="6.974cm" svg:x2="35.546cm" svg:y2="7.064cm">
            <text:p/>
          </draw:line>
          <draw:polyline draw:style-name="gr1" draw:text-style-name="P1" draw:layer="TiM_F" svg:width="0cm" svg:height="0.019cm" draw:transform="rotate (1.5707963267949) translate (35.546cm 6.809cm)" svg:viewBox="0 0 0 20" draw:points="0,20 0,18 0,15 0,13 0,11 0,9 0,7 0,6 0,4 0,3 0,2 0,1 0,0 0,0 0,0">
            <text:p/>
          </draw:polyline>
          <draw:polyline draw:style-name="gr1" draw:text-style-name="P1" draw:layer="TiM_F" svg:width="0cm" svg:height="0.019cm" draw:transform="rotate (1.5707963267949) translate (35.546cm 6.974cm)" svg:viewBox="0 0 0 20" draw:points="0,20 0,18 0,15 0,13 0,11 0,9 0,7 0,6 0,4 0,3 0,2 0,1 0,0 0,0 0,0">
            <text:p/>
          </draw:polyline>
          <draw:line draw:style-name="gr1" draw:text-style-name="P1" draw:layer="TiM_F" svg:x1="35.546cm" svg:y1="6.909cm" svg:x2="35.546cm" svg:y2="6.809cm">
            <text:p/>
          </draw:line>
          <draw:polyline draw:style-name="gr1" draw:text-style-name="P1" draw:layer="TiM_F" svg:width="0cm" svg:height="0.019cm" draw:transform="rotate (1.5707963267949) translate (35.546cm 6.909cm)" svg:viewBox="0 0 0 20" draw:points="0,20 0,18 0,15 0,13 0,11 0,9 0,7 0,6 0,4 0,3 0,2 0,1 0,0 0,0 0,0">
            <text:p/>
          </draw:polyline>
          <draw:polyline draw:style-name="gr1" draw:text-style-name="P1" draw:layer="TiM_F" svg:width="0cm" svg:height="0.019cm" draw:transform="rotate (1.5707963267949) translate (37.585cm 6.809cm)" svg:viewBox="0 0 0 20" draw:points="0,0 0,2 0,4 0,6 0,9 0,10 0,12 0,14 0,15 0,17 0,18 0,19 0,19 0,20 0,20">
            <text:p/>
          </draw:polyline>
          <draw:line draw:style-name="gr1" draw:text-style-name="P1" draw:layer="TiM_F" svg:x1="37.585cm" svg:y1="7.106cm" svg:x2="37.585cm" svg:y2="6.611cm">
            <text:p/>
          </draw:line>
          <draw:line draw:style-name="gr1" draw:text-style-name="P1" draw:layer="TiM_F" svg:x1="37.585cm" svg:y1="6.974cm" svg:x2="37.585cm" svg:y2="7.064cm">
            <text:p/>
          </draw:line>
          <draw:line draw:style-name="gr1" draw:text-style-name="P1" draw:layer="TiM_F" svg:x1="37.585cm" svg:y1="6.744cm" svg:x2="37.585cm" svg:y2="6.654cm">
            <text:p/>
          </draw:line>
          <draw:line draw:style-name="gr1" draw:text-style-name="P1" draw:layer="TiM_F" svg:x1="37.585cm" svg:y1="6.909cm" svg:x2="37.585cm" svg:y2="6.809cm">
            <text:p/>
          </draw:line>
          <draw:line draw:style-name="gr1" draw:text-style-name="P1" draw:layer="TiM_F" svg:x1="37.605cm" svg:y1="6.909cm" svg:x2="37.605cm" svg:y2="6.809cm">
            <text:p/>
          </draw:line>
          <draw:polyline draw:style-name="gr1" draw:text-style-name="P1" draw:layer="TiM_F" svg:width="0cm" svg:height="0.019cm" draw:transform="rotate (1.5707963267949) translate (37.585cm 6.744cm)" svg:viewBox="0 0 0 20" draw:points="0,0 0,2 0,4 0,6 0,9 0,10 0,12 0,14 0,15 0,17 0,18 0,19 0,19 0,20 0,20">
            <text:p/>
          </draw:polyline>
          <draw:polyline draw:style-name="gr1" draw:text-style-name="P1" draw:layer="TiM_F" svg:width="0cm" svg:height="0.019cm" draw:transform="rotate (1.5707963267949) translate (37.585cm 6.909cm)" svg:viewBox="0 0 0 20" draw:points="0,0 0,2 0,4 0,6 0,9 0,10 0,12 0,14 0,15 0,17 0,18 0,19 0,19 0,20 0,20">
            <text:p/>
          </draw:polyline>
          <draw:line draw:style-name="gr1" draw:text-style-name="P1" draw:layer="TiM_F" svg:x1="37.605cm" svg:y1="6.744cm" svg:x2="37.605cm" svg:y2="6.654cm">
            <text:p/>
          </draw:line>
          <draw:polyline draw:style-name="gr1" draw:text-style-name="P1" draw:layer="TiM_F" svg:width="0cm" svg:height="0.019cm" draw:transform="rotate (1.5707963267949) translate (37.585cm 6.654cm)" svg:viewBox="0 0 0 20" draw:points="0,20 0,20 0,19 0,19 0,18 0,17 0,15 0,14 0,12 0,10 0,9 0,6 0,4 0,2 0,0">
            <text:p/>
          </draw:polyline>
          <draw:polyline draw:style-name="gr1" draw:text-style-name="P1" draw:layer="TiM_F" svg:width="0cm" svg:height="0.019cm" draw:transform="rotate (1.5707963267949) translate (37.585cm 6.974cm)" svg:viewBox="0 0 0 20" draw:points="0,0 0,2 0,4 0,6 0,9 0,10 0,12 0,14 0,15 0,17 0,18 0,19 0,19 0,20 0,20">
            <text:p/>
          </draw:polyline>
          <draw:line draw:style-name="gr1" draw:text-style-name="P1" draw:layer="TiM_F" svg:x1="37.605cm" svg:y1="6.974cm" svg:x2="37.605cm" svg:y2="7.064cm">
            <text:p/>
          </draw:line>
          <draw:line draw:style-name="gr1" draw:text-style-name="P1" draw:layer="TiM_F" svg:x1="37.165cm" svg:y1="6.611cm" svg:x2="37.09cm" svg:y2="6.611cm">
            <text:p/>
          </draw:line>
          <draw:line draw:style-name="gr1" draw:text-style-name="P1" draw:layer="TiM_F" svg:x1="37.585cm" svg:y1="6.611cm" svg:x2="37.165cm" svg:y2="6.611cm">
            <text:p/>
          </draw:line>
          <draw:polyline draw:style-name="gr1" draw:text-style-name="P1" draw:layer="TiM_F" svg:width="0cm" svg:height="0.019cm" draw:transform="rotate (1.5707963267949) translate (37.585cm 7.064cm)" svg:viewBox="0 0 0 20" draw:points="0,20 0,20 0,19 0,19 0,18 0,17 0,15 0,14 0,12 0,10 0,9 0,6 0,4 0,2 0,0">
            <text:p/>
          </draw:polyline>
          <draw:line draw:style-name="gr1" draw:text-style-name="P1" draw:layer="TiM_F" svg:x1="37.09cm" svg:y1="6.611cm" svg:x2="37.09cm" svg:y2="6.686cm">
            <text:p/>
          </draw:line>
          <draw:line draw:style-name="gr1" draw:text-style-name="P1" draw:layer="TiM_F" svg:x1="37.09cm" svg:y1="6.686cm" svg:x2="37.09cm" svg:y2="7.106cm">
            <text:p/>
          </draw:line>
          <draw:polyline draw:style-name="gr1" draw:text-style-name="P1" draw:layer="TiM_F" svg:width="0cm" svg:height="0.019cm" draw:transform="rotate (1.5707963267949) translate (37.07cm 6.654cm)" svg:viewBox="0 0 0 20" draw:points="0,0 0,0 0,0 0,1 0,2 0,3 0,4 0,6 0,7 0,9 0,11 0,13 0,15 0,18 0,20">
            <text:p/>
          </draw:polyline>
          <draw:line draw:style-name="gr1" draw:text-style-name="P1" draw:layer="TiM_F" svg:x1="37.09cm" svg:y1="7.106cm" svg:x2="37.585cm" svg:y2="7.106cm">
            <text:p/>
          </draw:line>
          <draw:line draw:style-name="gr1" draw:text-style-name="P1" draw:layer="TiM_F" svg:x1="37.07cm" svg:y1="6.744cm" svg:x2="37.07cm" svg:y2="6.654cm">
            <text:p/>
          </draw:line>
          <draw:polyline draw:style-name="gr1" draw:text-style-name="P1" draw:layer="TiM_F" svg:width="0cm" svg:height="0.019cm" draw:transform="rotate (1.5707963267949) translate (37.07cm 6.744cm)" svg:viewBox="0 0 0 20" draw:points="0,20 0,18 0,15 0,13 0,11 0,9 0,7 0,6 0,4 0,3 0,2 0,1 0,0 0,0 0,0">
            <text:p/>
          </draw:polyline>
          <draw:polyline draw:style-name="gr1" draw:text-style-name="P1" draw:layer="TiM_F" svg:width="0cm" svg:height="0.019cm" draw:transform="rotate (1.5707963267949) translate (37.07cm 7.064cm)" svg:viewBox="0 0 0 20" draw:points="0,0 0,0 0,0 0,1 0,2 0,3 0,4 0,6 0,7 0,9 0,11 0,13 0,15 0,18 0,20">
            <text:p/>
          </draw:polyline>
          <draw:line draw:style-name="gr1" draw:text-style-name="P1" draw:layer="TiM_F" svg:x1="37.07cm" svg:y1="6.974cm" svg:x2="37.07cm" svg:y2="7.064cm">
            <text:p/>
          </draw:line>
          <draw:polyline draw:style-name="gr1" draw:text-style-name="P1" draw:layer="TiM_F" svg:width="0cm" svg:height="0.019cm" draw:transform="rotate (1.5707963267949) translate (37.07cm 6.809cm)" svg:viewBox="0 0 0 20" draw:points="0,20 0,18 0,15 0,13 0,11 0,9 0,7 0,6 0,4 0,3 0,2 0,1 0,0 0,0 0,0">
            <text:p/>
          </draw:polyline>
          <draw:polyline draw:style-name="gr1" draw:text-style-name="P1" draw:layer="TiM_F" svg:width="0cm" svg:height="0.019cm" draw:transform="rotate (1.5707963267949) translate (37.07cm 6.974cm)" svg:viewBox="0 0 0 20" draw:points="0,20 0,18 0,15 0,13 0,11 0,9 0,7 0,6 0,4 0,3 0,2 0,1 0,0 0,0 0,0">
            <text:p/>
          </draw:polyline>
          <draw:line draw:style-name="gr1" draw:text-style-name="P1" draw:layer="TiM_F" svg:x1="37.07cm" svg:y1="6.909cm" svg:x2="37.07cm" svg:y2="6.809cm">
            <text:p/>
          </draw:line>
          <draw:polyline draw:style-name="gr1" draw:text-style-name="P1" draw:layer="TiM_F" svg:width="0cm" svg:height="0.019cm" draw:transform="rotate (1.5707963267949) translate (37.07cm 6.909cm)" svg:viewBox="0 0 0 20" draw:points="0,20 0,18 0,15 0,13 0,11 0,9 0,7 0,6 0,4 0,3 0,2 0,1 0,0 0,0 0,0">
            <text:p/>
          </draw:polyline>
          <draw:polyline draw:style-name="gr1" draw:text-style-name="P1" draw:layer="TiM_F" svg:width="0cm" svg:height="0.019cm" draw:transform="rotate (1.5707963267949) translate (42.157cm 6.809cm)" svg:viewBox="0 0 0 20" draw:points="0,0 0,2 0,4 0,6 0,8 0,10 0,12 0,14 0,15 0,17 0,18 0,19 0,19 0,20 0,20">
            <text:p/>
          </draw:polyline>
          <draw:line draw:style-name="gr1" draw:text-style-name="P1" draw:layer="TiM_F" svg:x1="42.157cm" svg:y1="7.106cm" svg:x2="42.157cm" svg:y2="6.611cm">
            <text:p/>
          </draw:line>
          <draw:line draw:style-name="gr1" draw:text-style-name="P1" draw:layer="TiM_F" svg:x1="42.157cm" svg:y1="6.974cm" svg:x2="42.157cm" svg:y2="7.064cm">
            <text:p/>
          </draw:line>
          <draw:line draw:style-name="gr1" draw:text-style-name="P1" draw:layer="TiM_F" svg:x1="42.157cm" svg:y1="6.744cm" svg:x2="42.157cm" svg:y2="6.654cm">
            <text:p/>
          </draw:line>
          <draw:line draw:style-name="gr1" draw:text-style-name="P1" draw:layer="TiM_F" svg:x1="42.157cm" svg:y1="6.909cm" svg:x2="42.157cm" svg:y2="6.809cm">
            <text:p/>
          </draw:line>
          <draw:line draw:style-name="gr1" draw:text-style-name="P1" draw:layer="TiM_F" svg:x1="42.177cm" svg:y1="6.909cm" svg:x2="42.177cm" svg:y2="6.809cm">
            <text:p/>
          </draw:line>
          <draw:polyline draw:style-name="gr1" draw:text-style-name="P1" draw:layer="TiM_F" svg:width="0cm" svg:height="0.019cm" draw:transform="rotate (1.5707963267949) translate (42.157cm 6.744cm)" svg:viewBox="0 0 0 20" draw:points="0,0 0,2 0,4 0,6 0,8 0,10 0,12 0,14 0,15 0,17 0,18 0,19 0,19 0,20 0,20">
            <text:p/>
          </draw:polyline>
          <draw:polyline draw:style-name="gr1" draw:text-style-name="P1" draw:layer="TiM_F" svg:width="0cm" svg:height="0.019cm" draw:transform="rotate (1.5707963267949) translate (42.157cm 6.909cm)" svg:viewBox="0 0 0 20" draw:points="0,0 0,2 0,4 0,6 0,8 0,10 0,12 0,14 0,15 0,17 0,18 0,19 0,19 0,20 0,20">
            <text:p/>
          </draw:polyline>
          <draw:line draw:style-name="gr1" draw:text-style-name="P1" draw:layer="TiM_F" svg:x1="42.177cm" svg:y1="6.744cm" svg:x2="42.177cm" svg:y2="6.654cm">
            <text:p/>
          </draw:line>
          <draw:polyline draw:style-name="gr1" draw:text-style-name="P1" draw:layer="TiM_F" svg:width="0cm" svg:height="0.019cm" draw:transform="rotate (1.5707963267949) translate (42.157cm 6.654cm)" svg:viewBox="0 0 0 20" draw:points="0,20 0,20 0,19 0,19 0,18 0,17 0,15 0,14 0,12 0,10 0,8 0,6 0,4 0,2 0,0">
            <text:p/>
          </draw:polyline>
          <draw:polyline draw:style-name="gr1" draw:text-style-name="P1" draw:layer="TiM_F" svg:width="0cm" svg:height="0.019cm" draw:transform="rotate (1.5707963267949) translate (42.157cm 6.974cm)" svg:viewBox="0 0 0 20" draw:points="0,0 0,2 0,4 0,6 0,8 0,10 0,12 0,14 0,15 0,17 0,18 0,19 0,19 0,20 0,20">
            <text:p/>
          </draw:polyline>
          <draw:line draw:style-name="gr1" draw:text-style-name="P1" draw:layer="TiM_F" svg:x1="42.177cm" svg:y1="6.974cm" svg:x2="42.177cm" svg:y2="7.064cm">
            <text:p/>
          </draw:line>
          <draw:line draw:style-name="gr1" draw:text-style-name="P1" draw:layer="TiM_F" svg:x1="41.737cm" svg:y1="6.611cm" svg:x2="41.662cm" svg:y2="6.611cm">
            <text:p/>
          </draw:line>
          <draw:line draw:style-name="gr1" draw:text-style-name="P1" draw:layer="TiM_F" svg:x1="42.157cm" svg:y1="6.611cm" svg:x2="41.737cm" svg:y2="6.611cm">
            <text:p/>
          </draw:line>
          <draw:polyline draw:style-name="gr1" draw:text-style-name="P1" draw:layer="TiM_F" svg:width="0cm" svg:height="0.019cm" draw:transform="rotate (1.5707963267949) translate (42.157cm 7.064cm)" svg:viewBox="0 0 0 20" draw:points="0,20 0,20 0,19 0,19 0,18 0,17 0,15 0,14 0,12 0,10 0,8 0,6 0,4 0,2 0,0">
            <text:p/>
          </draw:polyline>
          <draw:line draw:style-name="gr1" draw:text-style-name="P1" draw:layer="TiM_F" svg:x1="41.662cm" svg:y1="6.611cm" svg:x2="41.662cm" svg:y2="6.686cm">
            <text:p/>
          </draw:line>
          <draw:line draw:style-name="gr1" draw:text-style-name="P1" draw:layer="TiM_F" svg:x1="41.662cm" svg:y1="6.686cm" svg:x2="41.662cm" svg:y2="7.106cm">
            <text:p/>
          </draw:line>
          <draw:polyline draw:style-name="gr1" draw:text-style-name="P1" draw:layer="TiM_F" svg:width="0cm" svg:height="0.019cm" draw:transform="rotate (1.5707963267949) translate (41.642cm 6.654cm)" svg:viewBox="0 0 0 20" draw:points="0,0 0,0 0,0 0,1 0,2 0,3 0,4 0,6 0,7 0,9 0,11 0,13 0,15 0,17 0,20">
            <text:p/>
          </draw:polyline>
          <draw:line draw:style-name="gr1" draw:text-style-name="P1" draw:layer="TiM_F" svg:x1="41.662cm" svg:y1="7.106cm" svg:x2="42.157cm" svg:y2="7.106cm">
            <text:p/>
          </draw:line>
          <draw:line draw:style-name="gr1" draw:text-style-name="P1" draw:layer="TiM_F" svg:x1="41.642cm" svg:y1="6.744cm" svg:x2="41.642cm" svg:y2="6.654cm">
            <text:p/>
          </draw:line>
          <draw:polyline draw:style-name="gr1" draw:text-style-name="P1" draw:layer="TiM_F" svg:width="0cm" svg:height="0.019cm" draw:transform="rotate (1.5707963267949) translate (41.642cm 6.744cm)" svg:viewBox="0 0 0 20" draw:points="0,20 0,17 0,15 0,13 0,11 0,9 0,7 0,6 0,4 0,3 0,2 0,1 0,0 0,0 0,0">
            <text:p/>
          </draw:polyline>
          <draw:polyline draw:style-name="gr1" draw:text-style-name="P1" draw:layer="TiM_F" svg:width="0cm" svg:height="0.019cm" draw:transform="rotate (1.5707963267949) translate (41.642cm 7.064cm)" svg:viewBox="0 0 0 20" draw:points="0,0 0,0 0,0 0,1 0,2 0,3 0,4 0,6 0,7 0,9 0,11 0,13 0,15 0,17 0,20">
            <text:p/>
          </draw:polyline>
          <draw:line draw:style-name="gr1" draw:text-style-name="P1" draw:layer="TiM_F" svg:x1="41.642cm" svg:y1="6.974cm" svg:x2="41.642cm" svg:y2="7.064cm">
            <text:p/>
          </draw:line>
          <draw:polyline draw:style-name="gr1" draw:text-style-name="P1" draw:layer="TiM_F" svg:width="0cm" svg:height="0.019cm" draw:transform="rotate (1.5707963267949) translate (41.642cm 6.809cm)" svg:viewBox="0 0 0 20" draw:points="0,20 0,17 0,15 0,13 0,11 0,9 0,7 0,6 0,4 0,3 0,2 0,1 0,0 0,0 0,0">
            <text:p/>
          </draw:polyline>
          <draw:polyline draw:style-name="gr1" draw:text-style-name="P1" draw:layer="TiM_F" svg:width="0cm" svg:height="0.019cm" draw:transform="rotate (1.5707963267949) translate (41.642cm 6.974cm)" svg:viewBox="0 0 0 20" draw:points="0,20 0,17 0,15 0,13 0,11 0,9 0,7 0,6 0,4 0,3 0,2 0,1 0,0 0,0 0,0">
            <text:p/>
          </draw:polyline>
          <draw:line draw:style-name="gr1" draw:text-style-name="P1" draw:layer="TiM_F" svg:x1="41.642cm" svg:y1="6.909cm" svg:x2="41.642cm" svg:y2="6.809cm">
            <text:p/>
          </draw:line>
          <draw:polyline draw:style-name="gr1" draw:text-style-name="P1" draw:layer="TiM_F" svg:width="0cm" svg:height="0.019cm" draw:transform="rotate (1.5707963267949) translate (41.642cm 6.909cm)" svg:viewBox="0 0 0 20" draw:points="0,20 0,17 0,15 0,13 0,11 0,9 0,7 0,6 0,4 0,3 0,2 0,1 0,0 0,0 0,0">
            <text:p/>
          </draw:polyline>
          <draw:polyline draw:style-name="gr1" draw:text-style-name="P1" draw:layer="TiM_F" svg:width="0cm" svg:height="0.019cm" draw:transform="rotate (1.5707963267949) translate (33.013cm 3.761cm)" svg:viewBox="0 0 0 20" draw:points="0,0 0,2 0,4 0,7 0,9 0,11 0,12 0,14 0,16 0,17 0,18 0,19 0,19 0,20 0,20">
            <text:p/>
          </draw:polyline>
          <draw:line draw:style-name="gr1" draw:text-style-name="P1" draw:layer="TiM_F" svg:x1="33.013cm" svg:y1="4.058cm" svg:x2="33.013cm" svg:y2="3.563cm">
            <text:p/>
          </draw:line>
          <draw:line draw:style-name="gr1" draw:text-style-name="P1" draw:layer="TiM_F" svg:x1="33.013cm" svg:y1="3.926cm" svg:x2="33.013cm" svg:y2="4.016cm">
            <text:p/>
          </draw:line>
          <draw:line draw:style-name="gr1" draw:text-style-name="P1" draw:layer="TiM_F" svg:x1="33.013cm" svg:y1="3.696cm" svg:x2="33.013cm" svg:y2="3.606cm">
            <text:p/>
          </draw:line>
          <draw:line draw:style-name="gr1" draw:text-style-name="P1" draw:layer="TiM_F" svg:x1="33.013cm" svg:y1="3.861cm" svg:x2="33.013cm" svg:y2="3.761cm">
            <text:p/>
          </draw:line>
          <draw:line draw:style-name="gr1" draw:text-style-name="P1" draw:layer="TiM_F" svg:x1="33.033cm" svg:y1="3.861cm" svg:x2="33.033cm" svg:y2="3.761cm">
            <text:p/>
          </draw:line>
          <draw:polyline draw:style-name="gr1" draw:text-style-name="P1" draw:layer="TiM_F" svg:width="0cm" svg:height="0.019cm" draw:transform="rotate (1.5707963267949) translate (33.013cm 3.696cm)" svg:viewBox="0 0 0 20" draw:points="0,0 0,2 0,4 0,7 0,9 0,11 0,12 0,14 0,16 0,17 0,18 0,19 0,19 0,20 0,20">
            <text:p/>
          </draw:polyline>
          <draw:polyline draw:style-name="gr1" draw:text-style-name="P1" draw:layer="TiM_F" svg:width="0cm" svg:height="0.019cm" draw:transform="rotate (1.5707963267949) translate (33.013cm 3.861cm)" svg:viewBox="0 0 0 20" draw:points="0,0 0,2 0,4 0,7 0,9 0,11 0,12 0,14 0,16 0,17 0,18 0,19 0,19 0,20 0,20">
            <text:p/>
          </draw:polyline>
          <draw:line draw:style-name="gr1" draw:text-style-name="P1" draw:layer="TiM_F" svg:x1="33.033cm" svg:y1="3.696cm" svg:x2="33.033cm" svg:y2="3.606cm">
            <text:p/>
          </draw:line>
          <draw:polyline draw:style-name="gr1" draw:text-style-name="P1" draw:layer="TiM_F" svg:width="0cm" svg:height="0.019cm" draw:transform="rotate (1.5707963267949) translate (33.013cm 3.606cm)" svg:viewBox="0 0 0 20" draw:points="0,20 0,20 0,19 0,19 0,18 0,17 0,16 0,14 0,12 0,11 0,9 0,7 0,4 0,2 0,0">
            <text:p/>
          </draw:polyline>
          <draw:polyline draw:style-name="gr1" draw:text-style-name="P1" draw:layer="TiM_F" svg:width="0cm" svg:height="0.019cm" draw:transform="rotate (1.5707963267949) translate (33.013cm 3.926cm)" svg:viewBox="0 0 0 20" draw:points="0,0 0,2 0,4 0,7 0,9 0,11 0,12 0,14 0,16 0,17 0,18 0,19 0,19 0,20 0,20">
            <text:p/>
          </draw:polyline>
          <draw:line draw:style-name="gr1" draw:text-style-name="P1" draw:layer="TiM_F" svg:x1="33.033cm" svg:y1="3.926cm" svg:x2="33.033cm" svg:y2="4.016cm">
            <text:p/>
          </draw:line>
          <draw:line draw:style-name="gr1" draw:text-style-name="P1" draw:layer="TiM_F" svg:x1="32.593cm" svg:y1="3.563cm" svg:x2="32.518cm" svg:y2="3.563cm">
            <text:p/>
          </draw:line>
          <draw:line draw:style-name="gr1" draw:text-style-name="P1" draw:layer="TiM_F" svg:x1="33.013cm" svg:y1="3.563cm" svg:x2="32.593cm" svg:y2="3.563cm">
            <text:p/>
          </draw:line>
          <draw:polyline draw:style-name="gr1" draw:text-style-name="P1" draw:layer="TiM_F" svg:width="0cm" svg:height="0.019cm" draw:transform="rotate (1.5707963267949) translate (33.013cm 4.016cm)" svg:viewBox="0 0 0 20" draw:points="0,20 0,20 0,19 0,19 0,18 0,17 0,16 0,14 0,12 0,11 0,9 0,7 0,4 0,2 0,0">
            <text:p/>
          </draw:polyline>
          <draw:line draw:style-name="gr1" draw:text-style-name="P1" draw:layer="TiM_F" svg:x1="32.518cm" svg:y1="3.563cm" svg:x2="32.518cm" svg:y2="3.638cm">
            <text:p/>
          </draw:line>
          <draw:line draw:style-name="gr1" draw:text-style-name="P1" draw:layer="TiM_F" svg:x1="32.518cm" svg:y1="3.638cm" svg:x2="32.518cm" svg:y2="4.058cm">
            <text:p/>
          </draw:line>
          <draw:polyline draw:style-name="gr1" draw:text-style-name="P1" draw:layer="TiM_F" svg:width="0cm" svg:height="0.019cm" draw:transform="rotate (1.5707963267949) translate (32.498cm 3.606cm)" svg:viewBox="0 0 0 20" draw:points="0,0 0,0 0,0 0,1 0,2 0,3 0,4 0,6 0,8 0,9 0,11 0,13 0,16 0,18 0,20">
            <text:p/>
          </draw:polyline>
          <draw:line draw:style-name="gr1" draw:text-style-name="P1" draw:layer="TiM_F" svg:x1="32.518cm" svg:y1="4.058cm" svg:x2="33.013cm" svg:y2="4.058cm">
            <text:p/>
          </draw:line>
          <draw:line draw:style-name="gr1" draw:text-style-name="P1" draw:layer="TiM_F" svg:x1="32.498cm" svg:y1="3.696cm" svg:x2="32.498cm" svg:y2="3.606cm">
            <text:p/>
          </draw:line>
          <draw:polyline draw:style-name="gr1" draw:text-style-name="P1" draw:layer="TiM_F" svg:width="0cm" svg:height="0.019cm" draw:transform="rotate (1.5707963267949) translate (32.498cm 3.696cm)" svg:viewBox="0 0 0 20" draw:points="0,20 0,18 0,16 0,13 0,11 0,9 0,8 0,6 0,4 0,3 0,2 0,1 0,0 0,0 0,0">
            <text:p/>
          </draw:polyline>
          <draw:polyline draw:style-name="gr1" draw:text-style-name="P1" draw:layer="TiM_F" svg:width="0cm" svg:height="0.019cm" draw:transform="rotate (1.5707963267949) translate (32.498cm 4.016cm)" svg:viewBox="0 0 0 20" draw:points="0,0 0,0 0,0 0,1 0,2 0,3 0,4 0,6 0,8 0,9 0,11 0,13 0,16 0,18 0,20">
            <text:p/>
          </draw:polyline>
          <draw:line draw:style-name="gr1" draw:text-style-name="P1" draw:layer="TiM_F" svg:x1="32.498cm" svg:y1="3.926cm" svg:x2="32.498cm" svg:y2="4.016cm">
            <text:p/>
          </draw:line>
          <draw:polyline draw:style-name="gr1" draw:text-style-name="P1" draw:layer="TiM_F" svg:width="0cm" svg:height="0.019cm" draw:transform="rotate (1.5707963267949) translate (32.498cm 3.761cm)" svg:viewBox="0 0 0 20" draw:points="0,20 0,18 0,16 0,13 0,11 0,9 0,8 0,6 0,4 0,3 0,2 0,1 0,0 0,0 0,0">
            <text:p/>
          </draw:polyline>
          <draw:polyline draw:style-name="gr1" draw:text-style-name="P1" draw:layer="TiM_F" svg:width="0cm" svg:height="0.019cm" draw:transform="rotate (1.5707963267949) translate (32.498cm 3.926cm)" svg:viewBox="0 0 0 20" draw:points="0,20 0,18 0,16 0,13 0,11 0,9 0,8 0,6 0,4 0,3 0,2 0,1 0,0 0,0 0,0">
            <text:p/>
          </draw:polyline>
          <draw:line draw:style-name="gr1" draw:text-style-name="P1" draw:layer="TiM_F" svg:x1="32.498cm" svg:y1="3.861cm" svg:x2="32.498cm" svg:y2="3.761cm">
            <text:p/>
          </draw:line>
          <draw:polyline draw:style-name="gr1" draw:text-style-name="P1" draw:layer="TiM_F" svg:width="0cm" svg:height="0.019cm" draw:transform="rotate (1.5707963267949) translate (32.498cm 3.861cm)" svg:viewBox="0 0 0 20" draw:points="0,20 0,18 0,16 0,13 0,11 0,9 0,8 0,6 0,4 0,3 0,2 0,1 0,0 0,0 0,0">
            <text:p/>
          </draw:polyline>
          <draw:polyline draw:style-name="gr1" draw:text-style-name="P1" draw:layer="TiM_F" svg:width="0cm" svg:height="0.019cm" draw:transform="rotate (1.5707963267949) translate (34.537cm 3.761cm)" svg:viewBox="0 0 0 20" draw:points="0,0 0,2 0,4 0,7 0,9 0,11 0,12 0,14 0,16 0,17 0,18 0,19 0,19 0,20 0,20">
            <text:p/>
          </draw:polyline>
          <draw:line draw:style-name="gr1" draw:text-style-name="P1" draw:layer="TiM_F" svg:x1="34.537cm" svg:y1="4.058cm" svg:x2="34.537cm" svg:y2="3.563cm">
            <text:p/>
          </draw:line>
          <draw:line draw:style-name="gr1" draw:text-style-name="P1" draw:layer="TiM_F" svg:x1="34.537cm" svg:y1="3.926cm" svg:x2="34.537cm" svg:y2="4.016cm">
            <text:p/>
          </draw:line>
          <draw:line draw:style-name="gr1" draw:text-style-name="P1" draw:layer="TiM_F" svg:x1="34.537cm" svg:y1="3.696cm" svg:x2="34.537cm" svg:y2="3.606cm">
            <text:p/>
          </draw:line>
          <draw:line draw:style-name="gr1" draw:text-style-name="P1" draw:layer="TiM_F" svg:x1="34.537cm" svg:y1="3.861cm" svg:x2="34.537cm" svg:y2="3.761cm">
            <text:p/>
          </draw:line>
          <draw:line draw:style-name="gr1" draw:text-style-name="P1" draw:layer="TiM_F" svg:x1="34.557cm" svg:y1="3.861cm" svg:x2="34.557cm" svg:y2="3.761cm">
            <text:p/>
          </draw:line>
          <draw:polyline draw:style-name="gr1" draw:text-style-name="P1" draw:layer="TiM_F" svg:width="0cm" svg:height="0.019cm" draw:transform="rotate (1.5707963267949) translate (34.537cm 3.696cm)" svg:viewBox="0 0 0 20" draw:points="0,0 0,2 0,4 0,7 0,9 0,11 0,12 0,14 0,16 0,17 0,18 0,19 0,19 0,20 0,20">
            <text:p/>
          </draw:polyline>
          <draw:polyline draw:style-name="gr1" draw:text-style-name="P1" draw:layer="TiM_F" svg:width="0cm" svg:height="0.019cm" draw:transform="rotate (1.5707963267949) translate (34.537cm 3.861cm)" svg:viewBox="0 0 0 20" draw:points="0,0 0,2 0,4 0,7 0,9 0,11 0,12 0,14 0,16 0,17 0,18 0,19 0,19 0,20 0,20">
            <text:p/>
          </draw:polyline>
          <draw:line draw:style-name="gr1" draw:text-style-name="P1" draw:layer="TiM_F" svg:x1="34.557cm" svg:y1="3.696cm" svg:x2="34.557cm" svg:y2="3.606cm">
            <text:p/>
          </draw:line>
          <draw:polyline draw:style-name="gr1" draw:text-style-name="P1" draw:layer="TiM_F" svg:width="0cm" svg:height="0.019cm" draw:transform="rotate (1.5707963267949) translate (34.537cm 3.606cm)" svg:viewBox="0 0 0 20" draw:points="0,20 0,20 0,19 0,19 0,18 0,17 0,16 0,14 0,12 0,11 0,9 0,7 0,4 0,2 0,0">
            <text:p/>
          </draw:polyline>
          <draw:polyline draw:style-name="gr1" draw:text-style-name="P1" draw:layer="TiM_F" svg:width="0cm" svg:height="0.019cm" draw:transform="rotate (1.5707963267949) translate (34.537cm 3.926cm)" svg:viewBox="0 0 0 20" draw:points="0,0 0,2 0,4 0,7 0,9 0,11 0,12 0,14 0,16 0,17 0,18 0,19 0,19 0,20 0,20">
            <text:p/>
          </draw:polyline>
          <draw:line draw:style-name="gr1" draw:text-style-name="P1" draw:layer="TiM_F" svg:x1="34.557cm" svg:y1="3.926cm" svg:x2="34.557cm" svg:y2="4.016cm">
            <text:p/>
          </draw:line>
          <draw:line draw:style-name="gr1" draw:text-style-name="P1" draw:layer="TiM_F" svg:x1="34.117cm" svg:y1="3.563cm" svg:x2="34.042cm" svg:y2="3.563cm">
            <text:p/>
          </draw:line>
          <draw:line draw:style-name="gr1" draw:text-style-name="P1" draw:layer="TiM_F" svg:x1="34.537cm" svg:y1="3.563cm" svg:x2="34.117cm" svg:y2="3.563cm">
            <text:p/>
          </draw:line>
          <draw:polyline draw:style-name="gr1" draw:text-style-name="P1" draw:layer="TiM_F" svg:width="0cm" svg:height="0.019cm" draw:transform="rotate (1.5707963267949) translate (34.537cm 4.016cm)" svg:viewBox="0 0 0 20" draw:points="0,20 0,20 0,19 0,19 0,18 0,17 0,16 0,14 0,12 0,11 0,9 0,7 0,4 0,2 0,0">
            <text:p/>
          </draw:polyline>
          <draw:line draw:style-name="gr1" draw:text-style-name="P1" draw:layer="TiM_F" svg:x1="34.042cm" svg:y1="3.563cm" svg:x2="34.042cm" svg:y2="3.638cm">
            <text:p/>
          </draw:line>
          <draw:line draw:style-name="gr1" draw:text-style-name="P1" draw:layer="TiM_F" svg:x1="34.042cm" svg:y1="3.638cm" svg:x2="34.042cm" svg:y2="4.058cm">
            <text:p/>
          </draw:line>
          <draw:polyline draw:style-name="gr1" draw:text-style-name="P1" draw:layer="TiM_F" svg:width="0cm" svg:height="0.019cm" draw:transform="rotate (1.5707963267949) translate (34.022cm 3.606cm)" svg:viewBox="0 0 0 20" draw:points="0,0 0,0 0,0 0,1 0,2 0,3 0,4 0,6 0,7 0,9 0,11 0,13 0,15 0,18 0,20">
            <text:p/>
          </draw:polyline>
          <draw:line draw:style-name="gr1" draw:text-style-name="P1" draw:layer="TiM_F" svg:x1="34.042cm" svg:y1="4.058cm" svg:x2="34.537cm" svg:y2="4.058cm">
            <text:p/>
          </draw:line>
          <draw:line draw:style-name="gr1" draw:text-style-name="P1" draw:layer="TiM_F" svg:x1="34.022cm" svg:y1="3.696cm" svg:x2="34.022cm" svg:y2="3.606cm">
            <text:p/>
          </draw:line>
          <draw:polyline draw:style-name="gr1" draw:text-style-name="P1" draw:layer="TiM_F" svg:width="0cm" svg:height="0.019cm" draw:transform="rotate (1.5707963267949) translate (34.022cm 3.696cm)" svg:viewBox="0 0 0 20" draw:points="0,20 0,18 0,15 0,13 0,11 0,9 0,7 0,6 0,4 0,3 0,2 0,1 0,0 0,0 0,0">
            <text:p/>
          </draw:polyline>
          <draw:polyline draw:style-name="gr1" draw:text-style-name="P1" draw:layer="TiM_F" svg:width="0cm" svg:height="0.019cm" draw:transform="rotate (1.5707963267949) translate (34.022cm 4.016cm)" svg:viewBox="0 0 0 20" draw:points="0,0 0,0 0,0 0,1 0,2 0,3 0,4 0,6 0,7 0,9 0,11 0,13 0,15 0,18 0,20">
            <text:p/>
          </draw:polyline>
          <draw:line draw:style-name="gr1" draw:text-style-name="P1" draw:layer="TiM_F" svg:x1="34.022cm" svg:y1="3.926cm" svg:x2="34.022cm" svg:y2="4.016cm">
            <text:p/>
          </draw:line>
          <draw:polyline draw:style-name="gr1" draw:text-style-name="P1" draw:layer="TiM_F" svg:width="0cm" svg:height="0.019cm" draw:transform="rotate (1.5707963267949) translate (34.022cm 3.761cm)" svg:viewBox="0 0 0 20" draw:points="0,20 0,18 0,15 0,13 0,11 0,9 0,7 0,6 0,4 0,3 0,2 0,1 0,0 0,0 0,0">
            <text:p/>
          </draw:polyline>
          <draw:polyline draw:style-name="gr1" draw:text-style-name="P1" draw:layer="TiM_F" svg:width="0cm" svg:height="0.019cm" draw:transform="rotate (1.5707963267949) translate (34.022cm 3.926cm)" svg:viewBox="0 0 0 20" draw:points="0,20 0,18 0,15 0,13 0,11 0,9 0,7 0,6 0,4 0,3 0,2 0,1 0,0 0,0 0,0">
            <text:p/>
          </draw:polyline>
          <draw:line draw:style-name="gr1" draw:text-style-name="P1" draw:layer="TiM_F" svg:x1="34.022cm" svg:y1="3.861cm" svg:x2="34.022cm" svg:y2="3.761cm">
            <text:p/>
          </draw:line>
          <draw:polyline draw:style-name="gr1" draw:text-style-name="P1" draw:layer="TiM_F" svg:width="0cm" svg:height="0.019cm" draw:transform="rotate (1.5707963267949) translate (34.022cm 3.861cm)" svg:viewBox="0 0 0 20" draw:points="0,20 0,18 0,15 0,13 0,11 0,9 0,7 0,6 0,4 0,3 0,2 0,1 0,0 0,0 0,0">
            <text:p/>
          </draw:polyline>
          <draw:polyline draw:style-name="gr1" draw:text-style-name="P1" draw:layer="TiM_F" svg:width="0cm" svg:height="0.019cm" draw:transform="rotate (1.5707963267949) translate (31.489cm 5.285cm)" svg:viewBox="0 0 0 20" draw:points="0,0 0,2 0,4 0,7 0,9 0,11 0,12 0,14 0,16 0,17 0,18 0,19 0,20 0,20 0,20">
            <text:p/>
          </draw:polyline>
          <draw:line draw:style-name="gr1" draw:text-style-name="P1" draw:layer="TiM_F" svg:x1="31.489cm" svg:y1="5.582cm" svg:x2="31.489cm" svg:y2="5.087cm">
            <text:p/>
          </draw:line>
          <draw:line draw:style-name="gr1" draw:text-style-name="P1" draw:layer="TiM_F" svg:x1="31.489cm" svg:y1="5.45cm" svg:x2="31.489cm" svg:y2="5.54cm">
            <text:p/>
          </draw:line>
          <draw:line draw:style-name="gr1" draw:text-style-name="P1" draw:layer="TiM_F" svg:x1="31.489cm" svg:y1="5.22cm" svg:x2="31.489cm" svg:y2="5.13cm">
            <text:p/>
          </draw:line>
          <draw:line draw:style-name="gr1" draw:text-style-name="P1" draw:layer="TiM_F" svg:x1="31.489cm" svg:y1="5.385cm" svg:x2="31.489cm" svg:y2="5.285cm">
            <text:p/>
          </draw:line>
          <draw:line draw:style-name="gr1" draw:text-style-name="P1" draw:layer="TiM_F" svg:x1="31.509cm" svg:y1="5.385cm" svg:x2="31.509cm" svg:y2="5.285cm">
            <text:p/>
          </draw:line>
          <draw:polyline draw:style-name="gr1" draw:text-style-name="P1" draw:layer="TiM_F" svg:width="0cm" svg:height="0.019cm" draw:transform="rotate (1.5707963267949) translate (31.489cm 5.22cm)" svg:viewBox="0 0 0 20" draw:points="0,0 0,2 0,4 0,7 0,9 0,11 0,12 0,14 0,16 0,17 0,18 0,19 0,20 0,20 0,20">
            <text:p/>
          </draw:polyline>
          <draw:polyline draw:style-name="gr1" draw:text-style-name="P1" draw:layer="TiM_F" svg:width="0cm" svg:height="0.019cm" draw:transform="rotate (1.5707963267949) translate (31.489cm 5.385cm)" svg:viewBox="0 0 0 20" draw:points="0,0 0,2 0,4 0,7 0,9 0,11 0,12 0,14 0,16 0,17 0,18 0,19 0,20 0,20 0,20">
            <text:p/>
          </draw:polyline>
          <draw:line draw:style-name="gr1" draw:text-style-name="P1" draw:layer="TiM_F" svg:x1="31.509cm" svg:y1="5.22cm" svg:x2="31.509cm" svg:y2="5.13cm">
            <text:p/>
          </draw:line>
          <draw:polyline draw:style-name="gr1" draw:text-style-name="P1" draw:layer="TiM_F" svg:width="0cm" svg:height="0.019cm" draw:transform="rotate (1.5707963267949) translate (31.489cm 5.13cm)" svg:viewBox="0 0 0 20" draw:points="0,20 0,20 0,20 0,19 0,18 0,17 0,16 0,14 0,12 0,11 0,9 0,7 0,4 0,2 0,0">
            <text:p/>
          </draw:polyline>
          <draw:polyline draw:style-name="gr1" draw:text-style-name="P1" draw:layer="TiM_F" svg:width="0cm" svg:height="0.019cm" draw:transform="rotate (1.5707963267949) translate (31.489cm 5.45cm)" svg:viewBox="0 0 0 20" draw:points="0,0 0,2 0,4 0,7 0,9 0,11 0,12 0,14 0,16 0,17 0,18 0,19 0,20 0,20 0,20">
            <text:p/>
          </draw:polyline>
          <draw:line draw:style-name="gr1" draw:text-style-name="P1" draw:layer="TiM_F" svg:x1="31.509cm" svg:y1="5.45cm" svg:x2="31.509cm" svg:y2="5.54cm">
            <text:p/>
          </draw:line>
          <draw:line draw:style-name="gr1" draw:text-style-name="P1" draw:layer="TiM_F" svg:x1="31.069cm" svg:y1="5.087cm" svg:x2="30.994cm" svg:y2="5.087cm">
            <text:p/>
          </draw:line>
          <draw:line draw:style-name="gr1" draw:text-style-name="P1" draw:layer="TiM_F" svg:x1="31.489cm" svg:y1="5.087cm" svg:x2="31.069cm" svg:y2="5.087cm">
            <text:p/>
          </draw:line>
          <draw:polyline draw:style-name="gr1" draw:text-style-name="P1" draw:layer="TiM_F" svg:width="0cm" svg:height="0.019cm" draw:transform="rotate (1.5707963267949) translate (31.489cm 5.54cm)" svg:viewBox="0 0 0 20" draw:points="0,20 0,20 0,20 0,19 0,18 0,17 0,16 0,14 0,12 0,11 0,9 0,7 0,4 0,2 0,0">
            <text:p/>
          </draw:polyline>
          <draw:line draw:style-name="gr1" draw:text-style-name="P1" draw:layer="TiM_F" svg:x1="30.994cm" svg:y1="5.087cm" svg:x2="30.994cm" svg:y2="5.162cm">
            <text:p/>
          </draw:line>
          <draw:line draw:style-name="gr1" draw:text-style-name="P1" draw:layer="TiM_F" svg:x1="30.994cm" svg:y1="5.162cm" svg:x2="30.994cm" svg:y2="5.582cm">
            <text:p/>
          </draw:line>
          <draw:polyline draw:style-name="gr1" draw:text-style-name="P1" draw:layer="TiM_F" svg:width="0cm" svg:height="0.019cm" draw:transform="rotate (1.5707963267949) translate (30.974cm 5.13cm)" svg:viewBox="0 0 0 20" draw:points="0,0 0,0 0,1 0,1 0,2 0,3 0,4 0,6 0,8 0,9 0,11 0,13 0,16 0,18 0,20">
            <text:p/>
          </draw:polyline>
          <draw:line draw:style-name="gr1" draw:text-style-name="P1" draw:layer="TiM_F" svg:x1="30.994cm" svg:y1="5.582cm" svg:x2="31.489cm" svg:y2="5.582cm">
            <text:p/>
          </draw:line>
          <draw:line draw:style-name="gr1" draw:text-style-name="P1" draw:layer="TiM_F" svg:x1="30.974cm" svg:y1="5.22cm" svg:x2="30.974cm" svg:y2="5.13cm">
            <text:p/>
          </draw:line>
          <draw:polyline draw:style-name="gr1" draw:text-style-name="P1" draw:layer="TiM_F" svg:width="0cm" svg:height="0.019cm" draw:transform="rotate (1.5707963267949) translate (30.974cm 5.22cm)" svg:viewBox="0 0 0 20" draw:points="0,20 0,18 0,16 0,13 0,11 0,9 0,8 0,6 0,4 0,3 0,2 0,1 0,1 0,0 0,0">
            <text:p/>
          </draw:polyline>
          <draw:polyline draw:style-name="gr1" draw:text-style-name="P1" draw:layer="TiM_F" svg:width="0cm" svg:height="0.019cm" draw:transform="rotate (1.5707963267949) translate (30.974cm 5.54cm)" svg:viewBox="0 0 0 20" draw:points="0,0 0,0 0,1 0,1 0,2 0,3 0,4 0,6 0,8 0,9 0,11 0,13 0,16 0,18 0,20">
            <text:p/>
          </draw:polyline>
          <draw:line draw:style-name="gr1" draw:text-style-name="P1" draw:layer="TiM_F" svg:x1="30.974cm" svg:y1="5.45cm" svg:x2="30.974cm" svg:y2="5.54cm">
            <text:p/>
          </draw:line>
          <draw:polyline draw:style-name="gr1" draw:text-style-name="P1" draw:layer="TiM_F" svg:width="0cm" svg:height="0.019cm" draw:transform="rotate (1.5707963267949) translate (30.974cm 5.285cm)" svg:viewBox="0 0 0 20" draw:points="0,20 0,18 0,16 0,13 0,11 0,9 0,8 0,6 0,4 0,3 0,2 0,1 0,1 0,0 0,0">
            <text:p/>
          </draw:polyline>
          <draw:polyline draw:style-name="gr1" draw:text-style-name="P1" draw:layer="TiM_F" svg:width="0cm" svg:height="0.019cm" draw:transform="rotate (1.5707963267949) translate (30.974cm 5.45cm)" svg:viewBox="0 0 0 20" draw:points="0,20 0,18 0,16 0,13 0,11 0,9 0,8 0,6 0,4 0,3 0,2 0,1 0,1 0,0 0,0">
            <text:p/>
          </draw:polyline>
          <draw:line draw:style-name="gr1" draw:text-style-name="P1" draw:layer="TiM_F" svg:x1="30.974cm" svg:y1="5.385cm" svg:x2="30.974cm" svg:y2="5.285cm">
            <text:p/>
          </draw:line>
          <draw:polyline draw:style-name="gr1" draw:text-style-name="P1" draw:layer="TiM_F" svg:width="0cm" svg:height="0.019cm" draw:transform="rotate (1.5707963267949) translate (30.974cm 5.385cm)" svg:viewBox="0 0 0 20" draw:points="0,20 0,18 0,16 0,13 0,11 0,9 0,8 0,6 0,4 0,3 0,2 0,1 0,1 0,0 0,0">
            <text:p/>
          </draw:polyline>
          <draw:polyline draw:style-name="gr1" draw:text-style-name="P1" draw:layer="TiM_F" svg:width="0cm" svg:height="0.019cm" draw:transform="rotate (1.5707963267949) translate (31.489cm 3.761cm)" svg:viewBox="0 0 0 20" draw:points="0,0 0,2 0,4 0,7 0,9 0,11 0,12 0,14 0,16 0,17 0,18 0,19 0,20 0,20 0,20">
            <text:p/>
          </draw:polyline>
          <draw:line draw:style-name="gr1" draw:text-style-name="P1" draw:layer="TiM_F" svg:x1="31.489cm" svg:y1="4.058cm" svg:x2="31.489cm" svg:y2="3.563cm">
            <text:p/>
          </draw:line>
          <draw:line draw:style-name="gr1" draw:text-style-name="P1" draw:layer="TiM_F" svg:x1="31.489cm" svg:y1="3.926cm" svg:x2="31.489cm" svg:y2="4.016cm">
            <text:p/>
          </draw:line>
          <draw:line draw:style-name="gr1" draw:text-style-name="P1" draw:layer="TiM_F" svg:x1="31.489cm" svg:y1="3.696cm" svg:x2="31.489cm" svg:y2="3.606cm">
            <text:p/>
          </draw:line>
          <draw:line draw:style-name="gr1" draw:text-style-name="P1" draw:layer="TiM_F" svg:x1="31.489cm" svg:y1="3.861cm" svg:x2="31.489cm" svg:y2="3.761cm">
            <text:p/>
          </draw:line>
          <draw:line draw:style-name="gr1" draw:text-style-name="P1" draw:layer="TiM_F" svg:x1="31.509cm" svg:y1="3.861cm" svg:x2="31.509cm" svg:y2="3.761cm">
            <text:p/>
          </draw:line>
          <draw:polyline draw:style-name="gr1" draw:text-style-name="P1" draw:layer="TiM_F" svg:width="0cm" svg:height="0.019cm" draw:transform="rotate (1.5707963267949) translate (31.489cm 3.696cm)" svg:viewBox="0 0 0 20" draw:points="0,0 0,2 0,4 0,7 0,9 0,11 0,12 0,14 0,16 0,17 0,18 0,19 0,20 0,20 0,20">
            <text:p/>
          </draw:polyline>
          <draw:polyline draw:style-name="gr1" draw:text-style-name="P1" draw:layer="TiM_F" svg:width="0cm" svg:height="0.019cm" draw:transform="rotate (1.5707963267949) translate (31.489cm 3.861cm)" svg:viewBox="0 0 0 20" draw:points="0,0 0,2 0,4 0,7 0,9 0,11 0,12 0,14 0,16 0,17 0,18 0,19 0,20 0,20 0,20">
            <text:p/>
          </draw:polyline>
          <draw:line draw:style-name="gr1" draw:text-style-name="P1" draw:layer="TiM_F" svg:x1="31.509cm" svg:y1="3.696cm" svg:x2="31.509cm" svg:y2="3.606cm">
            <text:p/>
          </draw:line>
          <draw:polyline draw:style-name="gr1" draw:text-style-name="P1" draw:layer="TiM_F" svg:width="0cm" svg:height="0.019cm" draw:transform="rotate (1.5707963267949) translate (31.489cm 3.606cm)" svg:viewBox="0 0 0 20" draw:points="0,20 0,20 0,20 0,19 0,18 0,17 0,16 0,14 0,12 0,11 0,9 0,7 0,4 0,2 0,0">
            <text:p/>
          </draw:polyline>
          <draw:polyline draw:style-name="gr1" draw:text-style-name="P1" draw:layer="TiM_F" svg:width="0cm" svg:height="0.019cm" draw:transform="rotate (1.5707963267949) translate (31.489cm 3.926cm)" svg:viewBox="0 0 0 20" draw:points="0,0 0,2 0,4 0,7 0,9 0,11 0,12 0,14 0,16 0,17 0,18 0,19 0,20 0,20 0,20">
            <text:p/>
          </draw:polyline>
          <draw:line draw:style-name="gr1" draw:text-style-name="P1" draw:layer="TiM_F" svg:x1="31.509cm" svg:y1="3.926cm" svg:x2="31.509cm" svg:y2="4.016cm">
            <text:p/>
          </draw:line>
          <draw:line draw:style-name="gr1" draw:text-style-name="P1" draw:layer="TiM_F" svg:x1="31.069cm" svg:y1="3.563cm" svg:x2="30.994cm" svg:y2="3.563cm">
            <text:p/>
          </draw:line>
          <draw:line draw:style-name="gr1" draw:text-style-name="P1" draw:layer="TiM_F" svg:x1="31.489cm" svg:y1="3.563cm" svg:x2="31.069cm" svg:y2="3.563cm">
            <text:p/>
          </draw:line>
          <draw:polyline draw:style-name="gr1" draw:text-style-name="P1" draw:layer="TiM_F" svg:width="0cm" svg:height="0.019cm" draw:transform="rotate (1.5707963267949) translate (31.489cm 4.016cm)" svg:viewBox="0 0 0 20" draw:points="0,20 0,20 0,20 0,19 0,18 0,17 0,16 0,14 0,12 0,11 0,9 0,7 0,4 0,2 0,0">
            <text:p/>
          </draw:polyline>
          <draw:line draw:style-name="gr1" draw:text-style-name="P1" draw:layer="TiM_F" svg:x1="30.994cm" svg:y1="3.563cm" svg:x2="30.994cm" svg:y2="3.638cm">
            <text:p/>
          </draw:line>
          <draw:line draw:style-name="gr1" draw:text-style-name="P1" draw:layer="TiM_F" svg:x1="30.994cm" svg:y1="3.638cm" svg:x2="30.994cm" svg:y2="4.058cm">
            <text:p/>
          </draw:line>
          <draw:polyline draw:style-name="gr1" draw:text-style-name="P1" draw:layer="TiM_F" svg:width="0cm" svg:height="0.019cm" draw:transform="rotate (1.5707963267949) translate (30.974cm 3.606cm)" svg:viewBox="0 0 0 20" draw:points="0,0 0,0 0,1 0,1 0,2 0,3 0,4 0,6 0,8 0,9 0,11 0,13 0,16 0,18 0,20">
            <text:p/>
          </draw:polyline>
          <draw:line draw:style-name="gr1" draw:text-style-name="P1" draw:layer="TiM_F" svg:x1="30.994cm" svg:y1="4.058cm" svg:x2="31.489cm" svg:y2="4.058cm">
            <text:p/>
          </draw:line>
          <draw:line draw:style-name="gr1" draw:text-style-name="P1" draw:layer="TiM_F" svg:x1="30.974cm" svg:y1="3.696cm" svg:x2="30.974cm" svg:y2="3.606cm">
            <text:p/>
          </draw:line>
          <draw:polyline draw:style-name="gr1" draw:text-style-name="P1" draw:layer="TiM_F" svg:width="0cm" svg:height="0.019cm" draw:transform="rotate (1.5707963267949) translate (30.974cm 3.696cm)" svg:viewBox="0 0 0 20" draw:points="0,20 0,18 0,16 0,13 0,11 0,9 0,8 0,6 0,4 0,3 0,2 0,1 0,1 0,0 0,0">
            <text:p/>
          </draw:polyline>
          <draw:polyline draw:style-name="gr1" draw:text-style-name="P1" draw:layer="TiM_F" svg:width="0cm" svg:height="0.019cm" draw:transform="rotate (1.5707963267949) translate (30.974cm 4.016cm)" svg:viewBox="0 0 0 20" draw:points="0,0 0,0 0,1 0,1 0,2 0,3 0,4 0,6 0,8 0,9 0,11 0,13 0,16 0,18 0,20">
            <text:p/>
          </draw:polyline>
          <draw:line draw:style-name="gr1" draw:text-style-name="P1" draw:layer="TiM_F" svg:x1="30.974cm" svg:y1="3.926cm" svg:x2="30.974cm" svg:y2="4.016cm">
            <text:p/>
          </draw:line>
          <draw:polyline draw:style-name="gr1" draw:text-style-name="P1" draw:layer="TiM_F" svg:width="0cm" svg:height="0.019cm" draw:transform="rotate (1.5707963267949) translate (30.974cm 3.761cm)" svg:viewBox="0 0 0 20" draw:points="0,20 0,18 0,16 0,13 0,11 0,9 0,8 0,6 0,4 0,3 0,2 0,1 0,1 0,0 0,0">
            <text:p/>
          </draw:polyline>
          <draw:polyline draw:style-name="gr1" draw:text-style-name="P1" draw:layer="TiM_F" svg:width="0cm" svg:height="0.019cm" draw:transform="rotate (1.5707963267949) translate (30.974cm 3.926cm)" svg:viewBox="0 0 0 20" draw:points="0,20 0,18 0,16 0,13 0,11 0,9 0,8 0,6 0,4 0,3 0,2 0,1 0,1 0,0 0,0">
            <text:p/>
          </draw:polyline>
          <draw:line draw:style-name="gr1" draw:text-style-name="P1" draw:layer="TiM_F" svg:x1="30.974cm" svg:y1="3.861cm" svg:x2="30.974cm" svg:y2="3.761cm">
            <text:p/>
          </draw:line>
          <draw:polyline draw:style-name="gr1" draw:text-style-name="P1" draw:layer="TiM_F" svg:width="0cm" svg:height="0.019cm" draw:transform="rotate (1.5707963267949) translate (30.974cm 3.861cm)" svg:viewBox="0 0 0 20" draw:points="0,20 0,18 0,16 0,13 0,11 0,9 0,8 0,6 0,4 0,3 0,2 0,1 0,1 0,0 0,0">
            <text:p/>
          </draw:polyline>
          <draw:polyline draw:style-name="gr1" draw:text-style-name="P1" draw:layer="TiM_F" svg:width="0cm" svg:height="0.019cm" draw:transform="rotate (1.5707963267949) translate (31.489cm 6.809cm)" svg:viewBox="0 0 0 20" draw:points="0,0 0,2 0,4 0,7 0,9 0,11 0,12 0,14 0,16 0,17 0,18 0,19 0,20 0,20 0,20">
            <text:p/>
          </draw:polyline>
          <draw:line draw:style-name="gr1" draw:text-style-name="P1" draw:layer="TiM_F" svg:x1="31.489cm" svg:y1="7.106cm" svg:x2="31.489cm" svg:y2="6.611cm">
            <text:p/>
          </draw:line>
          <draw:line draw:style-name="gr1" draw:text-style-name="P1" draw:layer="TiM_F" svg:x1="31.489cm" svg:y1="6.974cm" svg:x2="31.489cm" svg:y2="7.064cm">
            <text:p/>
          </draw:line>
          <draw:line draw:style-name="gr1" draw:text-style-name="P1" draw:layer="TiM_F" svg:x1="31.489cm" svg:y1="6.744cm" svg:x2="31.489cm" svg:y2="6.654cm">
            <text:p/>
          </draw:line>
          <draw:line draw:style-name="gr1" draw:text-style-name="P1" draw:layer="TiM_F" svg:x1="31.489cm" svg:y1="6.909cm" svg:x2="31.489cm" svg:y2="6.809cm">
            <text:p/>
          </draw:line>
          <draw:line draw:style-name="gr1" draw:text-style-name="P1" draw:layer="TiM_F" svg:x1="31.509cm" svg:y1="6.909cm" svg:x2="31.509cm" svg:y2="6.809cm">
            <text:p/>
          </draw:line>
          <draw:polyline draw:style-name="gr1" draw:text-style-name="P1" draw:layer="TiM_F" svg:width="0cm" svg:height="0.019cm" draw:transform="rotate (1.5707963267949) translate (31.489cm 6.744cm)" svg:viewBox="0 0 0 20" draw:points="0,0 0,2 0,4 0,7 0,9 0,11 0,12 0,14 0,16 0,17 0,18 0,19 0,20 0,20 0,20">
            <text:p/>
          </draw:polyline>
          <draw:polyline draw:style-name="gr1" draw:text-style-name="P1" draw:layer="TiM_F" svg:width="0cm" svg:height="0.019cm" draw:transform="rotate (1.5707963267949) translate (31.489cm 6.909cm)" svg:viewBox="0 0 0 20" draw:points="0,0 0,2 0,4 0,7 0,9 0,11 0,12 0,14 0,16 0,17 0,18 0,19 0,20 0,20 0,20">
            <text:p/>
          </draw:polyline>
          <draw:line draw:style-name="gr1" draw:text-style-name="P1" draw:layer="TiM_F" svg:x1="31.509cm" svg:y1="6.744cm" svg:x2="31.509cm" svg:y2="6.654cm">
            <text:p/>
          </draw:line>
          <draw:polyline draw:style-name="gr1" draw:text-style-name="P1" draw:layer="TiM_F" svg:width="0cm" svg:height="0.019cm" draw:transform="rotate (1.5707963267949) translate (31.489cm 6.654cm)" svg:viewBox="0 0 0 20" draw:points="0,20 0,20 0,20 0,19 0,18 0,17 0,16 0,14 0,12 0,11 0,9 0,7 0,4 0,2 0,0">
            <text:p/>
          </draw:polyline>
          <draw:polyline draw:style-name="gr1" draw:text-style-name="P1" draw:layer="TiM_F" svg:width="0cm" svg:height="0.019cm" draw:transform="rotate (1.5707963267949) translate (31.489cm 6.974cm)" svg:viewBox="0 0 0 20" draw:points="0,0 0,2 0,4 0,7 0,9 0,11 0,12 0,14 0,16 0,17 0,18 0,19 0,20 0,20 0,20">
            <text:p/>
          </draw:polyline>
          <draw:line draw:style-name="gr1" draw:text-style-name="P1" draw:layer="TiM_F" svg:x1="31.509cm" svg:y1="6.974cm" svg:x2="31.509cm" svg:y2="7.064cm">
            <text:p/>
          </draw:line>
          <draw:line draw:style-name="gr1" draw:text-style-name="P1" draw:layer="TiM_F" svg:x1="31.069cm" svg:y1="6.611cm" svg:x2="30.994cm" svg:y2="6.611cm">
            <text:p/>
          </draw:line>
          <draw:line draw:style-name="gr1" draw:text-style-name="P1" draw:layer="TiM_F" svg:x1="31.489cm" svg:y1="6.611cm" svg:x2="31.069cm" svg:y2="6.611cm">
            <text:p/>
          </draw:line>
          <draw:polyline draw:style-name="gr1" draw:text-style-name="P1" draw:layer="TiM_F" svg:width="0cm" svg:height="0.019cm" draw:transform="rotate (1.5707963267949) translate (31.489cm 7.064cm)" svg:viewBox="0 0 0 20" draw:points="0,20 0,20 0,20 0,19 0,18 0,17 0,16 0,14 0,12 0,11 0,9 0,7 0,4 0,2 0,0">
            <text:p/>
          </draw:polyline>
          <draw:line draw:style-name="gr1" draw:text-style-name="P1" draw:layer="TiM_F" svg:x1="30.994cm" svg:y1="6.611cm" svg:x2="30.994cm" svg:y2="6.686cm">
            <text:p/>
          </draw:line>
          <draw:line draw:style-name="gr1" draw:text-style-name="P1" draw:layer="TiM_F" svg:x1="30.994cm" svg:y1="6.686cm" svg:x2="30.994cm" svg:y2="7.106cm">
            <text:p/>
          </draw:line>
          <draw:polyline draw:style-name="gr1" draw:text-style-name="P1" draw:layer="TiM_F" svg:width="0cm" svg:height="0.019cm" draw:transform="rotate (1.5707963267949) translate (30.974cm 6.654cm)" svg:viewBox="0 0 0 20" draw:points="0,0 0,0 0,1 0,1 0,2 0,3 0,4 0,6 0,8 0,9 0,11 0,13 0,16 0,18 0,20">
            <text:p/>
          </draw:polyline>
          <draw:line draw:style-name="gr1" draw:text-style-name="P1" draw:layer="TiM_F" svg:x1="30.994cm" svg:y1="7.106cm" svg:x2="31.489cm" svg:y2="7.106cm">
            <text:p/>
          </draw:line>
          <draw:line draw:style-name="gr1" draw:text-style-name="P1" draw:layer="TiM_F" svg:x1="30.974cm" svg:y1="6.744cm" svg:x2="30.974cm" svg:y2="6.654cm">
            <text:p/>
          </draw:line>
          <draw:polyline draw:style-name="gr1" draw:text-style-name="P1" draw:layer="TiM_F" svg:width="0cm" svg:height="0.019cm" draw:transform="rotate (1.5707963267949) translate (30.974cm 6.744cm)" svg:viewBox="0 0 0 20" draw:points="0,20 0,18 0,16 0,13 0,11 0,9 0,8 0,6 0,4 0,3 0,2 0,1 0,1 0,0 0,0">
            <text:p/>
          </draw:polyline>
          <draw:polyline draw:style-name="gr1" draw:text-style-name="P1" draw:layer="TiM_F" svg:width="0cm" svg:height="0.019cm" draw:transform="rotate (1.5707963267949) translate (30.974cm 7.064cm)" svg:viewBox="0 0 0 20" draw:points="0,0 0,0 0,1 0,1 0,2 0,3 0,4 0,6 0,8 0,9 0,11 0,13 0,16 0,18 0,20">
            <text:p/>
          </draw:polyline>
          <draw:line draw:style-name="gr1" draw:text-style-name="P1" draw:layer="TiM_F" svg:x1="30.974cm" svg:y1="6.974cm" svg:x2="30.974cm" svg:y2="7.064cm">
            <text:p/>
          </draw:line>
          <draw:polyline draw:style-name="gr1" draw:text-style-name="P1" draw:layer="TiM_F" svg:width="0cm" svg:height="0.019cm" draw:transform="rotate (1.5707963267949) translate (30.974cm 6.809cm)" svg:viewBox="0 0 0 20" draw:points="0,20 0,18 0,16 0,13 0,11 0,9 0,8 0,6 0,4 0,3 0,2 0,1 0,1 0,0 0,0">
            <text:p/>
          </draw:polyline>
          <draw:polyline draw:style-name="gr1" draw:text-style-name="P1" draw:layer="TiM_F" svg:width="0cm" svg:height="0.019cm" draw:transform="rotate (1.5707963267949) translate (30.974cm 6.974cm)" svg:viewBox="0 0 0 20" draw:points="0,20 0,18 0,16 0,13 0,11 0,9 0,8 0,6 0,4 0,3 0,2 0,1 0,1 0,0 0,0">
            <text:p/>
          </draw:polyline>
          <draw:line draw:style-name="gr1" draw:text-style-name="P1" draw:layer="TiM_F" svg:x1="30.974cm" svg:y1="6.909cm" svg:x2="30.974cm" svg:y2="6.809cm">
            <text:p/>
          </draw:line>
          <draw:polyline draw:style-name="gr1" draw:text-style-name="P1" draw:layer="TiM_F" svg:width="0cm" svg:height="0.019cm" draw:transform="rotate (1.5707963267949) translate (30.974cm 6.909cm)" svg:viewBox="0 0 0 20" draw:points="0,20 0,18 0,16 0,13 0,11 0,9 0,8 0,6 0,4 0,3 0,2 0,1 0,1 0,0 0,0">
            <text:p/>
          </draw:polyline>
          <draw:polyline draw:style-name="gr1" draw:text-style-name="P1" draw:layer="TiM_F" svg:width="0cm" svg:height="0.019cm" draw:transform="rotate (1.5707963267949) translate (31.489cm 22.047cm)" svg:viewBox="0 0 0 20" draw:points="0,0 0,2 0,4 0,7 0,9 0,11 0,12 0,14 0,16 0,17 0,18 0,19 0,20 0,20 0,20">
            <text:p/>
          </draw:polyline>
          <draw:line draw:style-name="gr1" draw:text-style-name="P1" draw:layer="TiM_F" svg:x1="31.489cm" svg:y1="22.345cm" svg:x2="31.489cm" svg:y2="21.85cm">
            <text:p/>
          </draw:line>
          <draw:line draw:style-name="gr1" draw:text-style-name="P1" draw:layer="TiM_F" svg:x1="31.489cm" svg:y1="22.212cm" svg:x2="31.489cm" svg:y2="22.302cm">
            <text:p/>
          </draw:line>
          <draw:line draw:style-name="gr1" draw:text-style-name="P1" draw:layer="TiM_F" svg:x1="31.489cm" svg:y1="21.982cm" svg:x2="31.489cm" svg:y2="21.892cm">
            <text:p/>
          </draw:line>
          <draw:line draw:style-name="gr1" draw:text-style-name="P1" draw:layer="TiM_F" svg:x1="31.489cm" svg:y1="22.147cm" svg:x2="31.489cm" svg:y2="22.047cm">
            <text:p/>
          </draw:line>
          <draw:line draw:style-name="gr1" draw:text-style-name="P1" draw:layer="TiM_F" svg:x1="31.509cm" svg:y1="22.147cm" svg:x2="31.509cm" svg:y2="22.047cm">
            <text:p/>
          </draw:line>
          <draw:polyline draw:style-name="gr1" draw:text-style-name="P1" draw:layer="TiM_F" svg:width="0cm" svg:height="0.019cm" draw:transform="rotate (1.5707963267949) translate (31.489cm 21.982cm)" svg:viewBox="0 0 0 20" draw:points="0,0 0,2 0,4 0,7 0,9 0,11 0,12 0,14 0,16 0,17 0,18 0,19 0,20 0,20 0,20">
            <text:p/>
          </draw:polyline>
          <draw:polyline draw:style-name="gr1" draw:text-style-name="P1" draw:layer="TiM_F" svg:width="0cm" svg:height="0.019cm" draw:transform="rotate (1.5707963267949) translate (31.489cm 22.147cm)" svg:viewBox="0 0 0 20" draw:points="0,0 0,2 0,4 0,7 0,9 0,11 0,12 0,14 0,16 0,17 0,18 0,19 0,20 0,20 0,20">
            <text:p/>
          </draw:polyline>
          <draw:line draw:style-name="gr1" draw:text-style-name="P1" draw:layer="TiM_F" svg:x1="31.509cm" svg:y1="21.982cm" svg:x2="31.509cm" svg:y2="21.892cm">
            <text:p/>
          </draw:line>
          <draw:polyline draw:style-name="gr1" draw:text-style-name="P1" draw:layer="TiM_F" svg:width="0cm" svg:height="0.019cm" draw:transform="rotate (1.5707963267949) translate (31.489cm 21.892cm)" svg:viewBox="0 0 0 20" draw:points="0,20 0,20 0,20 0,19 0,18 0,17 0,16 0,14 0,12 0,11 0,9 0,7 0,4 0,2 0,0">
            <text:p/>
          </draw:polyline>
          <draw:polyline draw:style-name="gr1" draw:text-style-name="P1" draw:layer="TiM_F" svg:width="0cm" svg:height="0.019cm" draw:transform="rotate (1.5707963267949) translate (31.489cm 22.212cm)" svg:viewBox="0 0 0 20" draw:points="0,0 0,2 0,4 0,7 0,9 0,11 0,12 0,14 0,16 0,17 0,18 0,19 0,20 0,20 0,20">
            <text:p/>
          </draw:polyline>
          <draw:line draw:style-name="gr1" draw:text-style-name="P1" draw:layer="TiM_F" svg:x1="31.509cm" svg:y1="22.212cm" svg:x2="31.509cm" svg:y2="22.302cm">
            <text:p/>
          </draw:line>
          <draw:line draw:style-name="gr1" draw:text-style-name="P1" draw:layer="TiM_F" svg:x1="31.069cm" svg:y1="21.85cm" svg:x2="30.994cm" svg:y2="21.85cm">
            <text:p/>
          </draw:line>
          <draw:line draw:style-name="gr1" draw:text-style-name="P1" draw:layer="TiM_F" svg:x1="31.489cm" svg:y1="21.85cm" svg:x2="31.069cm" svg:y2="21.85cm">
            <text:p/>
          </draw:line>
          <draw:polyline draw:style-name="gr1" draw:text-style-name="P1" draw:layer="TiM_F" svg:width="0cm" svg:height="0.019cm" draw:transform="rotate (1.5707963267949) translate (31.489cm 22.302cm)" svg:viewBox="0 0 0 20" draw:points="0,20 0,20 0,20 0,19 0,18 0,17 0,16 0,14 0,12 0,11 0,9 0,7 0,4 0,2 0,0">
            <text:p/>
          </draw:polyline>
          <draw:line draw:style-name="gr1" draw:text-style-name="P1" draw:layer="TiM_F" svg:x1="30.994cm" svg:y1="21.85cm" svg:x2="30.994cm" svg:y2="21.925cm">
            <text:p/>
          </draw:line>
          <draw:line draw:style-name="gr1" draw:text-style-name="P1" draw:layer="TiM_F" svg:x1="30.994cm" svg:y1="21.925cm" svg:x2="30.994cm" svg:y2="22.345cm">
            <text:p/>
          </draw:line>
          <draw:polyline draw:style-name="gr1" draw:text-style-name="P1" draw:layer="TiM_F" svg:width="0cm" svg:height="0.019cm" draw:transform="rotate (1.5707963267949) translate (30.974cm 21.892cm)" svg:viewBox="0 0 0 20" draw:points="0,0 0,0 0,1 0,1 0,2 0,3 0,4 0,6 0,8 0,9 0,11 0,13 0,16 0,18 0,20">
            <text:p/>
          </draw:polyline>
          <draw:line draw:style-name="gr1" draw:text-style-name="P1" draw:layer="TiM_F" svg:x1="30.994cm" svg:y1="22.345cm" svg:x2="31.489cm" svg:y2="22.345cm">
            <text:p/>
          </draw:line>
          <draw:line draw:style-name="gr1" draw:text-style-name="P1" draw:layer="TiM_F" svg:x1="30.974cm" svg:y1="21.982cm" svg:x2="30.974cm" svg:y2="21.892cm">
            <text:p/>
          </draw:line>
          <draw:polyline draw:style-name="gr1" draw:text-style-name="P1" draw:layer="TiM_F" svg:width="0cm" svg:height="0.019cm" draw:transform="rotate (1.5707963267949) translate (30.974cm 21.982cm)" svg:viewBox="0 0 0 20" draw:points="0,20 0,18 0,16 0,13 0,11 0,9 0,8 0,6 0,4 0,3 0,2 0,1 0,1 0,0 0,0">
            <text:p/>
          </draw:polyline>
          <draw:polyline draw:style-name="gr1" draw:text-style-name="P1" draw:layer="TiM_F" svg:width="0cm" svg:height="0.019cm" draw:transform="rotate (1.5707963267949) translate (30.974cm 22.302cm)" svg:viewBox="0 0 0 20" draw:points="0,0 0,0 0,1 0,1 0,2 0,3 0,4 0,6 0,8 0,9 0,11 0,13 0,16 0,18 0,20">
            <text:p/>
          </draw:polyline>
          <draw:line draw:style-name="gr1" draw:text-style-name="P1" draw:layer="TiM_F" svg:x1="30.974cm" svg:y1="22.212cm" svg:x2="30.974cm" svg:y2="22.302cm">
            <text:p/>
          </draw:line>
          <draw:polyline draw:style-name="gr1" draw:text-style-name="P1" draw:layer="TiM_F" svg:width="0cm" svg:height="0.019cm" draw:transform="rotate (1.5707963267949) translate (30.974cm 22.047cm)" svg:viewBox="0 0 0 20" draw:points="0,20 0,18 0,16 0,13 0,11 0,9 0,8 0,6 0,4 0,3 0,2 0,1 0,1 0,0 0,0">
            <text:p/>
          </draw:polyline>
          <draw:polyline draw:style-name="gr1" draw:text-style-name="P1" draw:layer="TiM_F" svg:width="0cm" svg:height="0.019cm" draw:transform="rotate (1.5707963267949) translate (30.974cm 22.212cm)" svg:viewBox="0 0 0 20" draw:points="0,20 0,18 0,16 0,13 0,11 0,9 0,8 0,6 0,4 0,3 0,2 0,1 0,1 0,0 0,0">
            <text:p/>
          </draw:polyline>
          <draw:line draw:style-name="gr1" draw:text-style-name="P1" draw:layer="TiM_F" svg:x1="30.974cm" svg:y1="22.147cm" svg:x2="30.974cm" svg:y2="22.047cm">
            <text:p/>
          </draw:line>
          <draw:polyline draw:style-name="gr1" draw:text-style-name="P1" draw:layer="TiM_F" svg:width="0cm" svg:height="0.019cm" draw:transform="rotate (1.5707963267949) translate (30.974cm 22.147cm)" svg:viewBox="0 0 0 20" draw:points="0,20 0,18 0,16 0,13 0,11 0,9 0,8 0,6 0,4 0,3 0,2 0,1 0,1 0,0 0,0">
            <text:p/>
          </draw:polyline>
          <draw:polyline draw:style-name="gr1" draw:text-style-name="P1" draw:layer="TiM_F" svg:width="0cm" svg:height="0.019cm" draw:transform="rotate (1.5707963267949) translate (42.157cm 22.047cm)" svg:viewBox="0 0 0 20" draw:points="0,0 0,2 0,4 0,6 0,8 0,10 0,12 0,14 0,15 0,17 0,18 0,19 0,19 0,20 0,20">
            <text:p/>
          </draw:polyline>
          <draw:line draw:style-name="gr1" draw:text-style-name="P1" draw:layer="TiM_F" svg:x1="42.157cm" svg:y1="22.345cm" svg:x2="42.157cm" svg:y2="21.85cm">
            <text:p/>
          </draw:line>
          <draw:line draw:style-name="gr1" draw:text-style-name="P1" draw:layer="TiM_F" svg:x1="42.157cm" svg:y1="22.212cm" svg:x2="42.157cm" svg:y2="22.302cm">
            <text:p/>
          </draw:line>
          <draw:line draw:style-name="gr1" draw:text-style-name="P1" draw:layer="TiM_F" svg:x1="42.157cm" svg:y1="21.982cm" svg:x2="42.157cm" svg:y2="21.892cm">
            <text:p/>
          </draw:line>
          <draw:line draw:style-name="gr1" draw:text-style-name="P1" draw:layer="TiM_F" svg:x1="42.157cm" svg:y1="22.147cm" svg:x2="42.157cm" svg:y2="22.047cm">
            <text:p/>
          </draw:line>
          <draw:line draw:style-name="gr1" draw:text-style-name="P1" draw:layer="TiM_F" svg:x1="42.177cm" svg:y1="22.147cm" svg:x2="42.177cm" svg:y2="22.047cm">
            <text:p/>
          </draw:line>
          <draw:polyline draw:style-name="gr1" draw:text-style-name="P1" draw:layer="TiM_F" svg:width="0cm" svg:height="0.019cm" draw:transform="rotate (1.5707963267949) translate (42.157cm 21.982cm)" svg:viewBox="0 0 0 20" draw:points="0,0 0,2 0,4 0,6 0,8 0,10 0,12 0,14 0,15 0,17 0,18 0,19 0,19 0,20 0,20">
            <text:p/>
          </draw:polyline>
          <draw:polyline draw:style-name="gr1" draw:text-style-name="P1" draw:layer="TiM_F" svg:width="0cm" svg:height="0.019cm" draw:transform="rotate (1.5707963267949) translate (42.157cm 22.147cm)" svg:viewBox="0 0 0 20" draw:points="0,0 0,2 0,4 0,6 0,8 0,10 0,12 0,14 0,15 0,17 0,18 0,19 0,19 0,20 0,20">
            <text:p/>
          </draw:polyline>
          <draw:line draw:style-name="gr1" draw:text-style-name="P1" draw:layer="TiM_F" svg:x1="42.177cm" svg:y1="21.982cm" svg:x2="42.177cm" svg:y2="21.892cm">
            <text:p/>
          </draw:line>
          <draw:polyline draw:style-name="gr1" draw:text-style-name="P1" draw:layer="TiM_F" svg:width="0cm" svg:height="0.019cm" draw:transform="rotate (1.5707963267949) translate (42.157cm 21.892cm)" svg:viewBox="0 0 0 20" draw:points="0,20 0,20 0,19 0,19 0,18 0,17 0,15 0,14 0,12 0,10 0,8 0,6 0,4 0,2 0,0">
            <text:p/>
          </draw:polyline>
          <draw:polyline draw:style-name="gr1" draw:text-style-name="P1" draw:layer="TiM_F" svg:width="0cm" svg:height="0.019cm" draw:transform="rotate (1.5707963267949) translate (42.157cm 22.212cm)" svg:viewBox="0 0 0 20" draw:points="0,0 0,2 0,4 0,6 0,8 0,10 0,12 0,14 0,15 0,17 0,18 0,19 0,19 0,20 0,20">
            <text:p/>
          </draw:polyline>
          <draw:line draw:style-name="gr1" draw:text-style-name="P1" draw:layer="TiM_F" svg:x1="42.177cm" svg:y1="22.212cm" svg:x2="42.177cm" svg:y2="22.302cm">
            <text:p/>
          </draw:line>
          <draw:line draw:style-name="gr1" draw:text-style-name="P1" draw:layer="TiM_F" svg:x1="41.737cm" svg:y1="21.85cm" svg:x2="41.662cm" svg:y2="21.85cm">
            <text:p/>
          </draw:line>
          <draw:line draw:style-name="gr1" draw:text-style-name="P1" draw:layer="TiM_F" svg:x1="42.157cm" svg:y1="21.85cm" svg:x2="41.737cm" svg:y2="21.85cm">
            <text:p/>
          </draw:line>
          <draw:polyline draw:style-name="gr1" draw:text-style-name="P1" draw:layer="TiM_F" svg:width="0cm" svg:height="0.019cm" draw:transform="rotate (1.5707963267949) translate (42.157cm 22.302cm)" svg:viewBox="0 0 0 20" draw:points="0,20 0,20 0,19 0,19 0,18 0,17 0,15 0,14 0,12 0,10 0,8 0,6 0,4 0,2 0,0">
            <text:p/>
          </draw:polyline>
          <draw:line draw:style-name="gr1" draw:text-style-name="P1" draw:layer="TiM_F" svg:x1="41.662cm" svg:y1="21.85cm" svg:x2="41.662cm" svg:y2="21.925cm">
            <text:p/>
          </draw:line>
          <draw:line draw:style-name="gr1" draw:text-style-name="P1" draw:layer="TiM_F" svg:x1="41.662cm" svg:y1="21.925cm" svg:x2="41.662cm" svg:y2="22.345cm">
            <text:p/>
          </draw:line>
          <draw:polyline draw:style-name="gr1" draw:text-style-name="P1" draw:layer="TiM_F" svg:width="0cm" svg:height="0.019cm" draw:transform="rotate (1.5707963267949) translate (41.642cm 21.892cm)" svg:viewBox="0 0 0 20" draw:points="0,0 0,0 0,0 0,1 0,2 0,3 0,4 0,6 0,7 0,9 0,11 0,13 0,15 0,17 0,20">
            <text:p/>
          </draw:polyline>
          <draw:line draw:style-name="gr1" draw:text-style-name="P1" draw:layer="TiM_F" svg:x1="41.662cm" svg:y1="22.345cm" svg:x2="42.157cm" svg:y2="22.345cm">
            <text:p/>
          </draw:line>
          <draw:line draw:style-name="gr1" draw:text-style-name="P1" draw:layer="TiM_F" svg:x1="41.642cm" svg:y1="21.982cm" svg:x2="41.642cm" svg:y2="21.892cm">
            <text:p/>
          </draw:line>
          <draw:polyline draw:style-name="gr1" draw:text-style-name="P1" draw:layer="TiM_F" svg:width="0cm" svg:height="0.019cm" draw:transform="rotate (1.5707963267949) translate (41.642cm 21.982cm)" svg:viewBox="0 0 0 20" draw:points="0,20 0,17 0,15 0,13 0,11 0,9 0,7 0,6 0,4 0,3 0,2 0,1 0,0 0,0 0,0">
            <text:p/>
          </draw:polyline>
          <draw:polyline draw:style-name="gr1" draw:text-style-name="P1" draw:layer="TiM_F" svg:width="0cm" svg:height="0.019cm" draw:transform="rotate (1.5707963267949) translate (41.642cm 22.302cm)" svg:viewBox="0 0 0 20" draw:points="0,0 0,0 0,0 0,1 0,2 0,3 0,4 0,6 0,7 0,9 0,11 0,13 0,15 0,17 0,20">
            <text:p/>
          </draw:polyline>
          <draw:line draw:style-name="gr1" draw:text-style-name="P1" draw:layer="TiM_F" svg:x1="41.642cm" svg:y1="22.212cm" svg:x2="41.642cm" svg:y2="22.302cm">
            <text:p/>
          </draw:line>
          <draw:polyline draw:style-name="gr1" draw:text-style-name="P1" draw:layer="TiM_F" svg:width="0cm" svg:height="0.019cm" draw:transform="rotate (1.5707963267949) translate (41.642cm 22.047cm)" svg:viewBox="0 0 0 20" draw:points="0,20 0,17 0,15 0,13 0,11 0,9 0,7 0,6 0,4 0,3 0,2 0,1 0,0 0,0 0,0">
            <text:p/>
          </draw:polyline>
          <draw:polyline draw:style-name="gr1" draw:text-style-name="P1" draw:layer="TiM_F" svg:width="0cm" svg:height="0.019cm" draw:transform="rotate (1.5707963267949) translate (41.642cm 22.212cm)" svg:viewBox="0 0 0 20" draw:points="0,20 0,17 0,15 0,13 0,11 0,9 0,7 0,6 0,4 0,3 0,2 0,1 0,0 0,0 0,0">
            <text:p/>
          </draw:polyline>
          <draw:line draw:style-name="gr1" draw:text-style-name="P1" draw:layer="TiM_F" svg:x1="41.642cm" svg:y1="22.147cm" svg:x2="41.642cm" svg:y2="22.047cm">
            <text:p/>
          </draw:line>
          <draw:polyline draw:style-name="gr1" draw:text-style-name="P1" draw:layer="TiM_F" svg:width="0cm" svg:height="0.019cm" draw:transform="rotate (1.5707963267949) translate (41.642cm 22.147cm)" svg:viewBox="0 0 0 20" draw:points="0,20 0,17 0,15 0,13 0,11 0,9 0,7 0,6 0,4 0,3 0,2 0,1 0,0 0,0 0,0">
            <text:p/>
          </draw:polyline>
          <draw:polyline draw:style-name="gr1" draw:text-style-name="P1" draw:layer="TiM_F" svg:width="0cm" svg:height="0.019cm" draw:transform="rotate (1.5707963267949) translate (31.489cm 20.523cm)" svg:viewBox="0 0 0 20" draw:points="0,0 0,2 0,4 0,7 0,9 0,11 0,12 0,14 0,16 0,17 0,18 0,19 0,20 0,20 0,20">
            <text:p/>
          </draw:polyline>
          <draw:line draw:style-name="gr1" draw:text-style-name="P1" draw:layer="TiM_F" svg:x1="31.489cm" svg:y1="20.821cm" svg:x2="31.489cm" svg:y2="20.326cm">
            <text:p/>
          </draw:line>
          <draw:line draw:style-name="gr1" draw:text-style-name="P1" draw:layer="TiM_F" svg:x1="31.489cm" svg:y1="20.688cm" svg:x2="31.489cm" svg:y2="20.778cm">
            <text:p/>
          </draw:line>
          <draw:line draw:style-name="gr1" draw:text-style-name="P1" draw:layer="TiM_F" svg:x1="31.489cm" svg:y1="20.458cm" svg:x2="31.489cm" svg:y2="20.368cm">
            <text:p/>
          </draw:line>
          <draw:line draw:style-name="gr1" draw:text-style-name="P1" draw:layer="TiM_F" svg:x1="31.489cm" svg:y1="20.623cm" svg:x2="31.489cm" svg:y2="20.523cm">
            <text:p/>
          </draw:line>
          <draw:line draw:style-name="gr1" draw:text-style-name="P1" draw:layer="TiM_F" svg:x1="31.509cm" svg:y1="20.623cm" svg:x2="31.509cm" svg:y2="20.523cm">
            <text:p/>
          </draw:line>
          <draw:polyline draw:style-name="gr1" draw:text-style-name="P1" draw:layer="TiM_F" svg:width="0cm" svg:height="0.019cm" draw:transform="rotate (1.5707963267949) translate (31.489cm 20.458cm)" svg:viewBox="0 0 0 20" draw:points="0,0 0,2 0,4 0,7 0,9 0,11 0,12 0,14 0,16 0,17 0,18 0,19 0,20 0,20 0,20">
            <text:p/>
          </draw:polyline>
          <draw:polyline draw:style-name="gr1" draw:text-style-name="P1" draw:layer="TiM_F" svg:width="0cm" svg:height="0.019cm" draw:transform="rotate (1.5707963267949) translate (31.489cm 20.623cm)" svg:viewBox="0 0 0 20" draw:points="0,0 0,2 0,4 0,7 0,9 0,11 0,12 0,14 0,16 0,17 0,18 0,19 0,20 0,20 0,20">
            <text:p/>
          </draw:polyline>
          <draw:line draw:style-name="gr1" draw:text-style-name="P1" draw:layer="TiM_F" svg:x1="31.509cm" svg:y1="20.458cm" svg:x2="31.509cm" svg:y2="20.368cm">
            <text:p/>
          </draw:line>
          <draw:polyline draw:style-name="gr1" draw:text-style-name="P1" draw:layer="TiM_F" svg:width="0cm" svg:height="0.019cm" draw:transform="rotate (1.5707963267949) translate (31.489cm 20.368cm)" svg:viewBox="0 0 0 20" draw:points="0,20 0,20 0,20 0,19 0,18 0,17 0,16 0,14 0,12 0,11 0,9 0,7 0,4 0,2 0,0">
            <text:p/>
          </draw:polyline>
          <draw:polyline draw:style-name="gr1" draw:text-style-name="P1" draw:layer="TiM_F" svg:width="0cm" svg:height="0.019cm" draw:transform="rotate (1.5707963267949) translate (31.489cm 20.688cm)" svg:viewBox="0 0 0 20" draw:points="0,0 0,2 0,4 0,7 0,9 0,11 0,12 0,14 0,16 0,17 0,18 0,19 0,20 0,20 0,20">
            <text:p/>
          </draw:polyline>
          <draw:line draw:style-name="gr1" draw:text-style-name="P1" draw:layer="TiM_F" svg:x1="31.509cm" svg:y1="20.688cm" svg:x2="31.509cm" svg:y2="20.778cm">
            <text:p/>
          </draw:line>
          <draw:line draw:style-name="gr1" draw:text-style-name="P1" draw:layer="TiM_F" svg:x1="31.069cm" svg:y1="20.326cm" svg:x2="30.994cm" svg:y2="20.326cm">
            <text:p/>
          </draw:line>
          <draw:line draw:style-name="gr1" draw:text-style-name="P1" draw:layer="TiM_F" svg:x1="31.489cm" svg:y1="20.326cm" svg:x2="31.069cm" svg:y2="20.326cm">
            <text:p/>
          </draw:line>
          <draw:polyline draw:style-name="gr1" draw:text-style-name="P1" draw:layer="TiM_F" svg:width="0cm" svg:height="0.019cm" draw:transform="rotate (1.5707963267949) translate (31.489cm 20.778cm)" svg:viewBox="0 0 0 20" draw:points="0,20 0,20 0,20 0,19 0,18 0,17 0,16 0,14 0,12 0,11 0,9 0,7 0,4 0,2 0,0">
            <text:p/>
          </draw:polyline>
          <draw:line draw:style-name="gr1" draw:text-style-name="P1" draw:layer="TiM_F" svg:x1="30.994cm" svg:y1="20.401cm" svg:x2="30.994cm" svg:y2="20.368cm">
            <text:p/>
          </draw:line>
          <draw:line draw:style-name="gr1" draw:text-style-name="P1" draw:layer="TiM_F" svg:x1="30.994cm" svg:y1="20.326cm" svg:x2="30.994cm" svg:y2="20.401cm">
            <text:p/>
          </draw:line>
          <draw:line draw:style-name="gr1" draw:text-style-name="P1" draw:layer="TiM_F" svg:x1="30.994cm" svg:y1="20.401cm" svg:x2="30.994cm" svg:y2="20.821cm">
            <text:p/>
          </draw:line>
          <draw:polyline draw:style-name="gr1" draw:text-style-name="P1" draw:layer="TiM_F" svg:width="0cm" svg:height="0.019cm" draw:transform="rotate (1.5707963267949) translate (30.974cm 20.368cm)" svg:viewBox="0 0 0 20" draw:points="0,0 0,0 0,1 0,1 0,2 0,3 0,4 0,6 0,8 0,9 0,11 0,13 0,16 0,18 0,20">
            <text:p/>
          </draw:polyline>
          <draw:line draw:style-name="gr1" draw:text-style-name="P1" draw:layer="TiM_F" svg:x1="30.994cm" svg:y1="20.821cm" svg:x2="31.489cm" svg:y2="20.821cm">
            <text:p/>
          </draw:line>
          <draw:line draw:style-name="gr1" draw:text-style-name="P1" draw:layer="TiM_F" svg:x1="30.974cm" svg:y1="20.458cm" svg:x2="30.974cm" svg:y2="20.368cm">
            <text:p/>
          </draw:line>
          <draw:polyline draw:style-name="gr1" draw:text-style-name="P1" draw:layer="TiM_F" svg:width="0cm" svg:height="0.019cm" draw:transform="rotate (1.5707963267949) translate (30.974cm 20.458cm)" svg:viewBox="0 0 0 20" draw:points="0,20 0,18 0,16 0,13 0,11 0,9 0,8 0,6 0,4 0,3 0,2 0,1 0,1 0,0 0,0">
            <text:p/>
          </draw:polyline>
          <draw:polyline draw:style-name="gr1" draw:text-style-name="P1" draw:layer="TiM_F" svg:width="0cm" svg:height="0.019cm" draw:transform="rotate (1.5707963267949) translate (30.974cm 20.778cm)" svg:viewBox="0 0 0 20" draw:points="0,0 0,0 0,1 0,1 0,2 0,3 0,4 0,6 0,8 0,9 0,11 0,13 0,16 0,18 0,20">
            <text:p/>
          </draw:polyline>
          <draw:line draw:style-name="gr1" draw:text-style-name="P1" draw:layer="TiM_F" svg:x1="30.974cm" svg:y1="20.688cm" svg:x2="30.974cm" svg:y2="20.778cm">
            <text:p/>
          </draw:line>
          <draw:polyline draw:style-name="gr1" draw:text-style-name="P1" draw:layer="TiM_F" svg:width="0cm" svg:height="0.019cm" draw:transform="rotate (1.5707963267949) translate (30.974cm 20.523cm)" svg:viewBox="0 0 0 20" draw:points="0,20 0,18 0,16 0,13 0,11 0,9 0,8 0,6 0,4 0,3 0,2 0,1 0,1 0,0 0,0">
            <text:p/>
          </draw:polyline>
          <draw:polyline draw:style-name="gr1" draw:text-style-name="P1" draw:layer="TiM_F" svg:width="0cm" svg:height="0.019cm" draw:transform="rotate (1.5707963267949) translate (30.974cm 20.688cm)" svg:viewBox="0 0 0 20" draw:points="0,20 0,18 0,16 0,13 0,11 0,9 0,8 0,6 0,4 0,3 0,2 0,1 0,1 0,0 0,0">
            <text:p/>
          </draw:polyline>
          <draw:line draw:style-name="gr1" draw:text-style-name="P1" draw:layer="TiM_F" svg:x1="30.974cm" svg:y1="20.623cm" svg:x2="30.974cm" svg:y2="20.523cm">
            <text:p/>
          </draw:line>
          <draw:polyline draw:style-name="gr1" draw:text-style-name="P1" draw:layer="TiM_F" svg:width="0cm" svg:height="0.019cm" draw:transform="rotate (1.5707963267949) translate (30.974cm 20.623cm)" svg:viewBox="0 0 0 20" draw:points="0,20 0,18 0,16 0,13 0,11 0,9 0,8 0,6 0,4 0,3 0,2 0,1 0,1 0,0 0,0">
            <text:p/>
          </draw:polyline>
          <draw:polyline draw:style-name="gr1" draw:text-style-name="P1" draw:layer="TiM_F" svg:width="0cm" svg:height="0.019cm" draw:transform="rotate (1.5707963267949) translate (42.157cm 20.523cm)" svg:viewBox="0 0 0 20" draw:points="0,0 0,2 0,4 0,6 0,8 0,10 0,12 0,14 0,15 0,17 0,18 0,19 0,19 0,20 0,20">
            <text:p/>
          </draw:polyline>
          <draw:line draw:style-name="gr1" draw:text-style-name="P1" draw:layer="TiM_F" svg:x1="42.157cm" svg:y1="20.821cm" svg:x2="42.157cm" svg:y2="20.326cm">
            <text:p/>
          </draw:line>
          <draw:line draw:style-name="gr1" draw:text-style-name="P1" draw:layer="TiM_F" svg:x1="42.157cm" svg:y1="20.688cm" svg:x2="42.157cm" svg:y2="20.778cm">
            <text:p/>
          </draw:line>
          <draw:line draw:style-name="gr1" draw:text-style-name="P1" draw:layer="TiM_F" svg:x1="42.157cm" svg:y1="20.458cm" svg:x2="42.157cm" svg:y2="20.368cm">
            <text:p/>
          </draw:line>
          <draw:line draw:style-name="gr1" draw:text-style-name="P1" draw:layer="TiM_F" svg:x1="42.157cm" svg:y1="20.623cm" svg:x2="42.157cm" svg:y2="20.523cm">
            <text:p/>
          </draw:line>
          <draw:line draw:style-name="gr1" draw:text-style-name="P1" draw:layer="TiM_F" svg:x1="42.177cm" svg:y1="20.623cm" svg:x2="42.177cm" svg:y2="20.523cm">
            <text:p/>
          </draw:line>
          <draw:polyline draw:style-name="gr1" draw:text-style-name="P1" draw:layer="TiM_F" svg:width="0cm" svg:height="0.019cm" draw:transform="rotate (1.5707963267949) translate (42.157cm 20.458cm)" svg:viewBox="0 0 0 20" draw:points="0,0 0,2 0,4 0,6 0,8 0,10 0,12 0,14 0,15 0,17 0,18 0,19 0,19 0,20 0,20">
            <text:p/>
          </draw:polyline>
          <draw:polyline draw:style-name="gr1" draw:text-style-name="P1" draw:layer="TiM_F" svg:width="0cm" svg:height="0.019cm" draw:transform="rotate (1.5707963267949) translate (42.157cm 20.623cm)" svg:viewBox="0 0 0 20" draw:points="0,0 0,2 0,4 0,6 0,8 0,10 0,12 0,14 0,15 0,17 0,18 0,19 0,19 0,20 0,20">
            <text:p/>
          </draw:polyline>
          <draw:line draw:style-name="gr1" draw:text-style-name="P1" draw:layer="TiM_F" svg:x1="42.177cm" svg:y1="20.458cm" svg:x2="42.177cm" svg:y2="20.368cm">
            <text:p/>
          </draw:line>
          <draw:polyline draw:style-name="gr1" draw:text-style-name="P1" draw:layer="TiM_F" svg:width="0cm" svg:height="0.019cm" draw:transform="rotate (1.5707963267949) translate (42.157cm 20.368cm)" svg:viewBox="0 0 0 20" draw:points="0,20 0,20 0,19 0,19 0,18 0,17 0,15 0,14 0,12 0,10 0,8 0,6 0,4 0,2 0,0">
            <text:p/>
          </draw:polyline>
          <draw:polyline draw:style-name="gr1" draw:text-style-name="P1" draw:layer="TiM_F" svg:width="0cm" svg:height="0.019cm" draw:transform="rotate (1.5707963267949) translate (42.157cm 20.688cm)" svg:viewBox="0 0 0 20" draw:points="0,0 0,2 0,4 0,6 0,8 0,10 0,12 0,14 0,15 0,17 0,18 0,19 0,19 0,20 0,20">
            <text:p/>
          </draw:polyline>
          <draw:line draw:style-name="gr1" draw:text-style-name="P1" draw:layer="TiM_F" svg:x1="42.177cm" svg:y1="20.688cm" svg:x2="42.177cm" svg:y2="20.778cm">
            <text:p/>
          </draw:line>
          <draw:line draw:style-name="gr1" draw:text-style-name="P1" draw:layer="TiM_F" svg:x1="41.737cm" svg:y1="20.326cm" svg:x2="41.662cm" svg:y2="20.326cm">
            <text:p/>
          </draw:line>
          <draw:line draw:style-name="gr1" draw:text-style-name="P1" draw:layer="TiM_F" svg:x1="42.157cm" svg:y1="20.326cm" svg:x2="41.737cm" svg:y2="20.326cm">
            <text:p/>
          </draw:line>
          <draw:polyline draw:style-name="gr1" draw:text-style-name="P1" draw:layer="TiM_F" svg:width="0cm" svg:height="0.019cm" draw:transform="rotate (1.5707963267949) translate (42.157cm 20.778cm)" svg:viewBox="0 0 0 20" draw:points="0,20 0,20 0,19 0,19 0,18 0,17 0,15 0,14 0,12 0,10 0,8 0,6 0,4 0,2 0,0">
            <text:p/>
          </draw:polyline>
          <draw:line draw:style-name="gr1" draw:text-style-name="P1" draw:layer="TiM_F" svg:x1="41.662cm" svg:y1="20.401cm" svg:x2="41.662cm" svg:y2="20.368cm">
            <text:p/>
          </draw:line>
          <draw:line draw:style-name="gr1" draw:text-style-name="P1" draw:layer="TiM_F" svg:x1="41.662cm" svg:y1="20.326cm" svg:x2="41.662cm" svg:y2="20.401cm">
            <text:p/>
          </draw:line>
          <draw:line draw:style-name="gr1" draw:text-style-name="P1" draw:layer="TiM_F" svg:x1="41.662cm" svg:y1="20.401cm" svg:x2="41.662cm" svg:y2="20.821cm">
            <text:p/>
          </draw:line>
          <draw:polyline draw:style-name="gr1" draw:text-style-name="P1" draw:layer="TiM_F" svg:width="0cm" svg:height="0.019cm" draw:transform="rotate (1.5707963267949) translate (41.642cm 20.368cm)" svg:viewBox="0 0 0 20" draw:points="0,0 0,0 0,0 0,1 0,2 0,3 0,4 0,6 0,7 0,9 0,11 0,13 0,15 0,17 0,20">
            <text:p/>
          </draw:polyline>
          <draw:line draw:style-name="gr1" draw:text-style-name="P1" draw:layer="TiM_F" svg:x1="41.662cm" svg:y1="20.821cm" svg:x2="42.157cm" svg:y2="20.821cm">
            <text:p/>
          </draw:line>
          <draw:line draw:style-name="gr1" draw:text-style-name="P1" draw:layer="TiM_F" svg:x1="41.642cm" svg:y1="20.458cm" svg:x2="41.642cm" svg:y2="20.368cm">
            <text:p/>
          </draw:line>
          <draw:polyline draw:style-name="gr1" draw:text-style-name="P1" draw:layer="TiM_F" svg:width="0cm" svg:height="0.019cm" draw:transform="rotate (1.5707963267949) translate (41.642cm 20.458cm)" svg:viewBox="0 0 0 20" draw:points="0,20 0,17 0,15 0,13 0,11 0,9 0,7 0,6 0,4 0,3 0,2 0,1 0,0 0,0 0,0">
            <text:p/>
          </draw:polyline>
          <draw:polyline draw:style-name="gr1" draw:text-style-name="P1" draw:layer="TiM_F" svg:width="0cm" svg:height="0.019cm" draw:transform="rotate (1.5707963267949) translate (41.642cm 20.778cm)" svg:viewBox="0 0 0 20" draw:points="0,0 0,0 0,0 0,1 0,2 0,3 0,4 0,6 0,7 0,9 0,11 0,13 0,15 0,17 0,20">
            <text:p/>
          </draw:polyline>
          <draw:line draw:style-name="gr1" draw:text-style-name="P1" draw:layer="TiM_F" svg:x1="41.642cm" svg:y1="20.688cm" svg:x2="41.642cm" svg:y2="20.778cm">
            <text:p/>
          </draw:line>
          <draw:polyline draw:style-name="gr1" draw:text-style-name="P1" draw:layer="TiM_F" svg:width="0cm" svg:height="0.019cm" draw:transform="rotate (1.5707963267949) translate (41.642cm 20.523cm)" svg:viewBox="0 0 0 20" draw:points="0,20 0,17 0,15 0,13 0,11 0,9 0,7 0,6 0,4 0,3 0,2 0,1 0,0 0,0 0,0">
            <text:p/>
          </draw:polyline>
          <draw:polyline draw:style-name="gr1" draw:text-style-name="P1" draw:layer="TiM_F" svg:width="0cm" svg:height="0.019cm" draw:transform="rotate (1.5707963267949) translate (41.642cm 20.688cm)" svg:viewBox="0 0 0 20" draw:points="0,20 0,17 0,15 0,13 0,11 0,9 0,7 0,6 0,4 0,3 0,2 0,1 0,0 0,0 0,0">
            <text:p/>
          </draw:polyline>
          <draw:line draw:style-name="gr1" draw:text-style-name="P1" draw:layer="TiM_F" svg:x1="41.642cm" svg:y1="20.623cm" svg:x2="41.642cm" svg:y2="20.523cm">
            <text:p/>
          </draw:line>
          <draw:polyline draw:style-name="gr1" draw:text-style-name="P1" draw:layer="TiM_F" svg:width="0cm" svg:height="0.019cm" draw:transform="rotate (1.5707963267949) translate (41.642cm 20.623cm)" svg:viewBox="0 0 0 20" draw:points="0,20 0,17 0,15 0,13 0,11 0,9 0,7 0,6 0,4 0,3 0,2 0,1 0,0 0,0 0,0">
            <text:p/>
          </draw:polyline>
          <draw:polyline draw:style-name="gr1" draw:text-style-name="P1" draw:layer="TiM_F" svg:width="0cm" svg:height="0.019cm" draw:transform="rotate (1.5707963267949) translate (39.109cm 26.619cm)" svg:viewBox="0 0 0 20" draw:points="0,0 0,2 0,4 0,6 0,8 0,10 0,12 0,14 0,15 0,17 0,18 0,19 0,19 0,20 0,20">
            <text:p/>
          </draw:polyline>
          <draw:line draw:style-name="gr1" draw:text-style-name="P1" draw:layer="TiM_F" svg:x1="39.109cm" svg:y1="26.917cm" svg:x2="39.109cm" svg:y2="26.422cm">
            <text:p/>
          </draw:line>
          <draw:line draw:style-name="gr1" draw:text-style-name="P1" draw:layer="TiM_F" svg:x1="39.109cm" svg:y1="26.784cm" svg:x2="39.109cm" svg:y2="26.874cm">
            <text:p/>
          </draw:line>
          <draw:line draw:style-name="gr1" draw:text-style-name="P1" draw:layer="TiM_F" svg:x1="39.109cm" svg:y1="26.554cm" svg:x2="39.109cm" svg:y2="26.464cm">
            <text:p/>
          </draw:line>
          <draw:line draw:style-name="gr1" draw:text-style-name="P1" draw:layer="TiM_F" svg:x1="39.109cm" svg:y1="26.719cm" svg:x2="39.109cm" svg:y2="26.619cm">
            <text:p/>
          </draw:line>
          <draw:line draw:style-name="gr1" draw:text-style-name="P1" draw:layer="TiM_F" svg:x1="39.129cm" svg:y1="26.719cm" svg:x2="39.129cm" svg:y2="26.619cm">
            <text:p/>
          </draw:line>
          <draw:polyline draw:style-name="gr1" draw:text-style-name="P1" draw:layer="TiM_F" svg:width="0cm" svg:height="0.019cm" draw:transform="rotate (1.5707963267949) translate (39.109cm 26.554cm)" svg:viewBox="0 0 0 20" draw:points="0,0 0,2 0,4 0,6 0,8 0,10 0,12 0,14 0,15 0,17 0,18 0,19 0,19 0,20 0,20">
            <text:p/>
          </draw:polyline>
          <draw:polyline draw:style-name="gr1" draw:text-style-name="P1" draw:layer="TiM_F" svg:width="0cm" svg:height="0.019cm" draw:transform="rotate (1.5707963267949) translate (39.109cm 26.719cm)" svg:viewBox="0 0 0 20" draw:points="0,0 0,2 0,4 0,6 0,8 0,10 0,12 0,14 0,15 0,17 0,18 0,19 0,19 0,20 0,20">
            <text:p/>
          </draw:polyline>
          <draw:line draw:style-name="gr1" draw:text-style-name="P1" draw:layer="TiM_F" svg:x1="39.129cm" svg:y1="26.554cm" svg:x2="39.129cm" svg:y2="26.464cm">
            <text:p/>
          </draw:line>
          <draw:polyline draw:style-name="gr1" draw:text-style-name="P1" draw:layer="TiM_F" svg:width="0cm" svg:height="0.019cm" draw:transform="rotate (1.5707963267949) translate (39.109cm 26.464cm)" svg:viewBox="0 0 0 20" draw:points="0,20 0,20 0,19 0,19 0,18 0,17 0,15 0,14 0,12 0,10 0,8 0,6 0,4 0,2 0,0">
            <text:p/>
          </draw:polyline>
          <draw:polyline draw:style-name="gr1" draw:text-style-name="P1" draw:layer="TiM_F" svg:width="0cm" svg:height="0.019cm" draw:transform="rotate (1.5707963267949) translate (39.109cm 26.784cm)" svg:viewBox="0 0 0 20" draw:points="0,0 0,2 0,4 0,6 0,8 0,10 0,12 0,14 0,15 0,17 0,18 0,19 0,19 0,20 0,20">
            <text:p/>
          </draw:polyline>
          <draw:line draw:style-name="gr1" draw:text-style-name="P1" draw:layer="TiM_F" svg:x1="39.129cm" svg:y1="26.784cm" svg:x2="39.129cm" svg:y2="26.874cm">
            <text:p/>
          </draw:line>
          <draw:line draw:style-name="gr1" draw:text-style-name="P1" draw:layer="TiM_F" svg:x1="38.689cm" svg:y1="26.422cm" svg:x2="38.614cm" svg:y2="26.422cm">
            <text:p/>
          </draw:line>
          <draw:line draw:style-name="gr1" draw:text-style-name="P1" draw:layer="TiM_F" svg:x1="39.109cm" svg:y1="26.422cm" svg:x2="38.689cm" svg:y2="26.422cm">
            <text:p/>
          </draw:line>
          <draw:polyline draw:style-name="gr1" draw:text-style-name="P1" draw:layer="TiM_F" svg:width="0cm" svg:height="0.019cm" draw:transform="rotate (1.5707963267949) translate (39.109cm 26.874cm)" svg:viewBox="0 0 0 20" draw:points="0,20 0,20 0,19 0,19 0,18 0,17 0,15 0,14 0,12 0,10 0,8 0,6 0,4 0,2 0,0">
            <text:p/>
          </draw:polyline>
          <draw:line draw:style-name="gr1" draw:text-style-name="P1" draw:layer="TiM_F" svg:x1="38.614cm" svg:y1="26.422cm" svg:x2="38.614cm" svg:y2="26.497cm">
            <text:p/>
          </draw:line>
          <draw:line draw:style-name="gr1" draw:text-style-name="P1" draw:layer="TiM_F" svg:x1="38.614cm" svg:y1="26.497cm" svg:x2="38.614cm" svg:y2="26.917cm">
            <text:p/>
          </draw:line>
          <draw:polyline draw:style-name="gr1" draw:text-style-name="P1" draw:layer="TiM_F" svg:width="0cm" svg:height="0.019cm" draw:transform="rotate (1.5707963267949) translate (38.594cm 26.464cm)" svg:viewBox="0 0 0 20" draw:points="0,0 0,0 0,0 0,1 0,2 0,3 0,4 0,6 0,7 0,9 0,11 0,13 0,15 0,18 0,20">
            <text:p/>
          </draw:polyline>
          <draw:line draw:style-name="gr1" draw:text-style-name="P1" draw:layer="TiM_F" svg:x1="38.614cm" svg:y1="26.917cm" svg:x2="39.109cm" svg:y2="26.917cm">
            <text:p/>
          </draw:line>
          <draw:line draw:style-name="gr1" draw:text-style-name="P1" draw:layer="TiM_F" svg:x1="38.594cm" svg:y1="26.554cm" svg:x2="38.594cm" svg:y2="26.464cm">
            <text:p/>
          </draw:line>
          <draw:polyline draw:style-name="gr1" draw:text-style-name="P1" draw:layer="TiM_F" svg:width="0cm" svg:height="0.019cm" draw:transform="rotate (1.5707963267949) translate (38.594cm 26.554cm)" svg:viewBox="0 0 0 20" draw:points="0,20 0,18 0,15 0,13 0,11 0,9 0,7 0,6 0,4 0,3 0,2 0,1 0,0 0,0 0,0">
            <text:p/>
          </draw:polyline>
          <draw:polyline draw:style-name="gr1" draw:text-style-name="P1" draw:layer="TiM_F" svg:width="0cm" svg:height="0.019cm" draw:transform="rotate (1.5707963267949) translate (38.594cm 26.874cm)" svg:viewBox="0 0 0 20" draw:points="0,0 0,0 0,0 0,1 0,2 0,3 0,4 0,6 0,7 0,9 0,11 0,13 0,15 0,18 0,20">
            <text:p/>
          </draw:polyline>
          <draw:line draw:style-name="gr1" draw:text-style-name="P1" draw:layer="TiM_F" svg:x1="38.594cm" svg:y1="26.784cm" svg:x2="38.594cm" svg:y2="26.874cm">
            <text:p/>
          </draw:line>
          <draw:polyline draw:style-name="gr1" draw:text-style-name="P1" draw:layer="TiM_F" svg:width="0cm" svg:height="0.019cm" draw:transform="rotate (1.5707963267949) translate (38.594cm 26.619cm)" svg:viewBox="0 0 0 20" draw:points="0,20 0,18 0,15 0,13 0,11 0,9 0,7 0,6 0,4 0,3 0,2 0,1 0,0 0,0 0,0">
            <text:p/>
          </draw:polyline>
          <draw:polyline draw:style-name="gr1" draw:text-style-name="P1" draw:layer="TiM_F" svg:width="0cm" svg:height="0.019cm" draw:transform="rotate (1.5707963267949) translate (38.594cm 26.784cm)" svg:viewBox="0 0 0 20" draw:points="0,20 0,18 0,15 0,13 0,11 0,9 0,7 0,6 0,4 0,3 0,2 0,1 0,0 0,0 0,0">
            <text:p/>
          </draw:polyline>
          <draw:line draw:style-name="gr1" draw:text-style-name="P1" draw:layer="TiM_F" svg:x1="38.594cm" svg:y1="26.719cm" svg:x2="38.594cm" svg:y2="26.619cm">
            <text:p/>
          </draw:line>
          <draw:polyline draw:style-name="gr1" draw:text-style-name="P1" draw:layer="TiM_F" svg:width="0cm" svg:height="0.019cm" draw:transform="rotate (1.5707963267949) translate (38.594cm 26.719cm)" svg:viewBox="0 0 0 20" draw:points="0,20 0,18 0,15 0,13 0,11 0,9 0,7 0,6 0,4 0,3 0,2 0,1 0,0 0,0 0,0">
            <text:p/>
          </draw:polyline>
          <draw:polyline draw:style-name="gr1" draw:text-style-name="P1" draw:layer="TiM_F" svg:width="0cm" svg:height="0.019cm" draw:transform="rotate (1.5707963267949) translate (37.585cm 26.619cm)" svg:viewBox="0 0 0 20" draw:points="0,0 0,2 0,4 0,6 0,9 0,10 0,12 0,14 0,15 0,17 0,18 0,19 0,19 0,20 0,20">
            <text:p/>
          </draw:polyline>
          <draw:line draw:style-name="gr1" draw:text-style-name="P1" draw:layer="TiM_F" svg:x1="37.585cm" svg:y1="26.917cm" svg:x2="37.585cm" svg:y2="26.422cm">
            <text:p/>
          </draw:line>
          <draw:line draw:style-name="gr1" draw:text-style-name="P1" draw:layer="TiM_F" svg:x1="37.585cm" svg:y1="26.784cm" svg:x2="37.585cm" svg:y2="26.874cm">
            <text:p/>
          </draw:line>
          <draw:line draw:style-name="gr1" draw:text-style-name="P1" draw:layer="TiM_F" svg:x1="37.585cm" svg:y1="26.554cm" svg:x2="37.585cm" svg:y2="26.464cm">
            <text:p/>
          </draw:line>
          <draw:line draw:style-name="gr1" draw:text-style-name="P1" draw:layer="TiM_F" svg:x1="37.585cm" svg:y1="26.719cm" svg:x2="37.585cm" svg:y2="26.619cm">
            <text:p/>
          </draw:line>
          <draw:line draw:style-name="gr1" draw:text-style-name="P1" draw:layer="TiM_F" svg:x1="37.605cm" svg:y1="26.719cm" svg:x2="37.605cm" svg:y2="26.619cm">
            <text:p/>
          </draw:line>
          <draw:polyline draw:style-name="gr1" draw:text-style-name="P1" draw:layer="TiM_F" svg:width="0cm" svg:height="0.019cm" draw:transform="rotate (1.5707963267949) translate (37.585cm 26.554cm)" svg:viewBox="0 0 0 20" draw:points="0,0 0,2 0,4 0,6 0,9 0,10 0,12 0,14 0,15 0,17 0,18 0,19 0,19 0,20 0,20">
            <text:p/>
          </draw:polyline>
          <draw:polyline draw:style-name="gr1" draw:text-style-name="P1" draw:layer="TiM_F" svg:width="0cm" svg:height="0.019cm" draw:transform="rotate (1.5707963267949) translate (37.585cm 26.719cm)" svg:viewBox="0 0 0 20" draw:points="0,0 0,2 0,4 0,6 0,9 0,10 0,12 0,14 0,15 0,17 0,18 0,19 0,19 0,20 0,20">
            <text:p/>
          </draw:polyline>
          <draw:line draw:style-name="gr1" draw:text-style-name="P1" draw:layer="TiM_F" svg:x1="37.605cm" svg:y1="26.554cm" svg:x2="37.605cm" svg:y2="26.464cm">
            <text:p/>
          </draw:line>
          <draw:polyline draw:style-name="gr1" draw:text-style-name="P1" draw:layer="TiM_F" svg:width="0cm" svg:height="0.019cm" draw:transform="rotate (1.5707963267949) translate (37.585cm 26.464cm)" svg:viewBox="0 0 0 20" draw:points="0,20 0,20 0,19 0,19 0,18 0,17 0,15 0,14 0,12 0,10 0,9 0,6 0,4 0,2 0,0">
            <text:p/>
          </draw:polyline>
          <draw:polyline draw:style-name="gr1" draw:text-style-name="P1" draw:layer="TiM_F" svg:width="0cm" svg:height="0.019cm" draw:transform="rotate (1.5707963267949) translate (37.585cm 26.784cm)" svg:viewBox="0 0 0 20" draw:points="0,0 0,2 0,4 0,6 0,9 0,10 0,12 0,14 0,15 0,17 0,18 0,19 0,19 0,20 0,20">
            <text:p/>
          </draw:polyline>
          <draw:line draw:style-name="gr1" draw:text-style-name="P1" draw:layer="TiM_F" svg:x1="37.605cm" svg:y1="26.784cm" svg:x2="37.605cm" svg:y2="26.874cm">
            <text:p/>
          </draw:line>
          <draw:line draw:style-name="gr1" draw:text-style-name="P1" draw:layer="TiM_F" svg:x1="37.165cm" svg:y1="26.422cm" svg:x2="37.09cm" svg:y2="26.422cm">
            <text:p/>
          </draw:line>
          <draw:line draw:style-name="gr1" draw:text-style-name="P1" draw:layer="TiM_F" svg:x1="37.585cm" svg:y1="26.422cm" svg:x2="37.165cm" svg:y2="26.422cm">
            <text:p/>
          </draw:line>
          <draw:polyline draw:style-name="gr1" draw:text-style-name="P1" draw:layer="TiM_F" svg:width="0cm" svg:height="0.019cm" draw:transform="rotate (1.5707963267949) translate (37.585cm 26.874cm)" svg:viewBox="0 0 0 20" draw:points="0,20 0,20 0,19 0,19 0,18 0,17 0,15 0,14 0,12 0,10 0,9 0,6 0,4 0,2 0,0">
            <text:p/>
          </draw:polyline>
          <draw:line draw:style-name="gr1" draw:text-style-name="P1" draw:layer="TiM_F" svg:x1="37.09cm" svg:y1="26.422cm" svg:x2="37.09cm" svg:y2="26.497cm">
            <text:p/>
          </draw:line>
          <draw:line draw:style-name="gr1" draw:text-style-name="P1" draw:layer="TiM_F" svg:x1="37.09cm" svg:y1="26.497cm" svg:x2="37.09cm" svg:y2="26.917cm">
            <text:p/>
          </draw:line>
          <draw:polyline draw:style-name="gr1" draw:text-style-name="P1" draw:layer="TiM_F" svg:width="0cm" svg:height="0.019cm" draw:transform="rotate (1.5707963267949) translate (37.07cm 26.464cm)" svg:viewBox="0 0 0 20" draw:points="0,0 0,0 0,0 0,1 0,2 0,3 0,4 0,6 0,7 0,9 0,11 0,13 0,15 0,18 0,20">
            <text:p/>
          </draw:polyline>
          <draw:line draw:style-name="gr1" draw:text-style-name="P1" draw:layer="TiM_F" svg:x1="37.09cm" svg:y1="26.917cm" svg:x2="37.585cm" svg:y2="26.917cm">
            <text:p/>
          </draw:line>
          <draw:line draw:style-name="gr1" draw:text-style-name="P1" draw:layer="TiM_F" svg:x1="37.07cm" svg:y1="26.554cm" svg:x2="37.07cm" svg:y2="26.464cm">
            <text:p/>
          </draw:line>
          <draw:polyline draw:style-name="gr1" draw:text-style-name="P1" draw:layer="TiM_F" svg:width="0cm" svg:height="0.019cm" draw:transform="rotate (1.5707963267949) translate (37.07cm 26.554cm)" svg:viewBox="0 0 0 20" draw:points="0,20 0,18 0,15 0,13 0,11 0,9 0,7 0,6 0,4 0,3 0,2 0,1 0,0 0,0 0,0">
            <text:p/>
          </draw:polyline>
          <draw:polyline draw:style-name="gr1" draw:text-style-name="P1" draw:layer="TiM_F" svg:width="0cm" svg:height="0.019cm" draw:transform="rotate (1.5707963267949) translate (37.07cm 26.874cm)" svg:viewBox="0 0 0 20" draw:points="0,0 0,0 0,0 0,1 0,2 0,3 0,4 0,6 0,7 0,9 0,11 0,13 0,15 0,18 0,20">
            <text:p/>
          </draw:polyline>
          <draw:line draw:style-name="gr1" draw:text-style-name="P1" draw:layer="TiM_F" svg:x1="37.07cm" svg:y1="26.784cm" svg:x2="37.07cm" svg:y2="26.874cm">
            <text:p/>
          </draw:line>
          <draw:polyline draw:style-name="gr1" draw:text-style-name="P1" draw:layer="TiM_F" svg:width="0cm" svg:height="0.019cm" draw:transform="rotate (1.5707963267949) translate (37.07cm 26.619cm)" svg:viewBox="0 0 0 20" draw:points="0,20 0,18 0,15 0,13 0,11 0,9 0,7 0,6 0,4 0,3 0,2 0,1 0,0 0,0 0,0">
            <text:p/>
          </draw:polyline>
          <draw:polyline draw:style-name="gr1" draw:text-style-name="P1" draw:layer="TiM_F" svg:width="0cm" svg:height="0.019cm" draw:transform="rotate (1.5707963267949) translate (37.07cm 26.784cm)" svg:viewBox="0 0 0 20" draw:points="0,20 0,18 0,15 0,13 0,11 0,9 0,7 0,6 0,4 0,3 0,2 0,1 0,0 0,0 0,0">
            <text:p/>
          </draw:polyline>
          <draw:line draw:style-name="gr1" draw:text-style-name="P1" draw:layer="TiM_F" svg:x1="37.07cm" svg:y1="26.719cm" svg:x2="37.07cm" svg:y2="26.619cm">
            <text:p/>
          </draw:line>
          <draw:polyline draw:style-name="gr1" draw:text-style-name="P1" draw:layer="TiM_F" svg:width="0cm" svg:height="0.019cm" draw:transform="rotate (1.5707963267949) translate (37.07cm 26.719cm)" svg:viewBox="0 0 0 20" draw:points="0,20 0,18 0,15 0,13 0,11 0,9 0,7 0,6 0,4 0,3 0,2 0,1 0,0 0,0 0,0">
            <text:p/>
          </draw:polyline>
          <draw:polyline draw:style-name="gr1" draw:text-style-name="P1" draw:layer="TiM_F" svg:width="0cm" svg:height="0.019cm" draw:transform="rotate (1.5707963267949) translate (33.013cm 26.619cm)" svg:viewBox="0 0 0 20" draw:points="0,0 0,2 0,4 0,7 0,9 0,11 0,12 0,14 0,16 0,17 0,18 0,19 0,19 0,20 0,20">
            <text:p/>
          </draw:polyline>
          <draw:line draw:style-name="gr1" draw:text-style-name="P1" draw:layer="TiM_F" svg:x1="33.013cm" svg:y1="26.917cm" svg:x2="33.013cm" svg:y2="26.422cm">
            <text:p/>
          </draw:line>
          <draw:line draw:style-name="gr1" draw:text-style-name="P1" draw:layer="TiM_F" svg:x1="33.013cm" svg:y1="26.784cm" svg:x2="33.013cm" svg:y2="26.874cm">
            <text:p/>
          </draw:line>
          <draw:line draw:style-name="gr1" draw:text-style-name="P1" draw:layer="TiM_F" svg:x1="33.013cm" svg:y1="26.719cm" svg:x2="33.013cm" svg:y2="26.619cm">
            <text:p/>
          </draw:line>
          <draw:line draw:style-name="gr1" draw:text-style-name="P1" draw:layer="TiM_F" svg:x1="33.033cm" svg:y1="26.719cm" svg:x2="33.033cm" svg:y2="26.619cm">
            <text:p/>
          </draw:line>
          <draw:polyline draw:style-name="gr1" draw:text-style-name="P1" draw:layer="TiM_F" svg:width="0cm" svg:height="0.019cm" draw:transform="rotate (1.5707963267949) translate (33.013cm 26.554cm)" svg:viewBox="0 0 0 20" draw:points="0,0 0,2 0,4 0,7 0,9 0,11 0,12 0,14 0,16 0,17 0,18 0,19 0,19 0,20 0,20">
            <text:p/>
          </draw:polyline>
          <draw:polyline draw:style-name="gr1" draw:text-style-name="P1" draw:layer="TiM_F" svg:width="0cm" svg:height="0.019cm" draw:transform="rotate (1.5707963267949) translate (33.013cm 26.719cm)" svg:viewBox="0 0 0 20" draw:points="0,0 0,2 0,4 0,7 0,9 0,11 0,12 0,14 0,16 0,17 0,18 0,19 0,19 0,20 0,20">
            <text:p/>
          </draw:polyline>
          <draw:line draw:style-name="gr1" draw:text-style-name="P1" draw:layer="TiM_F" svg:x1="33.033cm" svg:y1="26.554cm" svg:x2="33.033cm" svg:y2="26.464cm">
            <text:p/>
          </draw:line>
          <draw:polyline draw:style-name="gr1" draw:text-style-name="P1" draw:layer="TiM_F" svg:width="0cm" svg:height="0.019cm" draw:transform="rotate (1.5707963267949) translate (33.013cm 26.464cm)" svg:viewBox="0 0 0 20" draw:points="0,20 0,20 0,19 0,19 0,18 0,17 0,16 0,14 0,12 0,11 0,9 0,7 0,4 0,2 0,0">
            <text:p/>
          </draw:polyline>
          <draw:polyline draw:style-name="gr1" draw:text-style-name="P1" draw:layer="TiM_F" svg:width="0cm" svg:height="0.019cm" draw:transform="rotate (1.5707963267949) translate (33.013cm 26.784cm)" svg:viewBox="0 0 0 20" draw:points="0,0 0,2 0,4 0,7 0,9 0,11 0,12 0,14 0,16 0,17 0,18 0,19 0,19 0,20 0,20">
            <text:p/>
          </draw:polyline>
          <draw:line draw:style-name="gr1" draw:text-style-name="P1" draw:layer="TiM_F" svg:x1="33.033cm" svg:y1="26.784cm" svg:x2="33.033cm" svg:y2="26.874cm">
            <text:p/>
          </draw:line>
          <draw:line draw:style-name="gr1" draw:text-style-name="P1" draw:layer="TiM_F" svg:x1="32.593cm" svg:y1="26.422cm" svg:x2="32.518cm" svg:y2="26.422cm">
            <text:p/>
          </draw:line>
          <draw:line draw:style-name="gr1" draw:text-style-name="P1" draw:layer="TiM_F" svg:x1="33.013cm" svg:y1="26.422cm" svg:x2="32.593cm" svg:y2="26.422cm">
            <text:p/>
          </draw:line>
          <draw:polyline draw:style-name="gr1" draw:text-style-name="P1" draw:layer="TiM_F" svg:width="0cm" svg:height="0.019cm" draw:transform="rotate (1.5707963267949) translate (33.013cm 26.874cm)" svg:viewBox="0 0 0 20" draw:points="0,20 0,20 0,19 0,19 0,18 0,17 0,16 0,14 0,12 0,11 0,9 0,7 0,4 0,2 0,0">
            <text:p/>
          </draw:polyline>
          <draw:line draw:style-name="gr1" draw:text-style-name="P1" draw:layer="TiM_F" svg:x1="32.518cm" svg:y1="26.554cm" svg:x2="32.518cm" svg:y2="26.464cm">
            <text:p/>
          </draw:line>
          <draw:line draw:style-name="gr1" draw:text-style-name="P1" draw:layer="TiM_F" svg:x1="32.518cm" svg:y1="26.422cm" svg:x2="32.518cm" svg:y2="26.497cm">
            <text:p/>
          </draw:line>
          <draw:line draw:style-name="gr1" draw:text-style-name="P1" draw:layer="TiM_F" svg:x1="32.518cm" svg:y1="26.497cm" svg:x2="32.518cm" svg:y2="26.917cm">
            <text:p/>
          </draw:line>
          <draw:polyline draw:style-name="gr1" draw:text-style-name="P1" draw:layer="TiM_F" svg:width="0cm" svg:height="0.019cm" draw:transform="rotate (1.5707963267949) translate (32.498cm 26.464cm)" svg:viewBox="0 0 0 20" draw:points="0,0 0,0 0,0 0,1 0,2 0,3 0,4 0,6 0,8 0,9 0,11 0,13 0,16 0,18 0,20">
            <text:p/>
          </draw:polyline>
          <draw:line draw:style-name="gr1" draw:text-style-name="P1" draw:layer="TiM_F" svg:x1="32.518cm" svg:y1="26.917cm" svg:x2="33.013cm" svg:y2="26.917cm">
            <text:p/>
          </draw:line>
          <draw:line draw:style-name="gr1" draw:text-style-name="P1" draw:layer="TiM_F" svg:x1="32.498cm" svg:y1="26.554cm" svg:x2="32.498cm" svg:y2="26.464cm">
            <text:p/>
          </draw:line>
          <draw:polyline draw:style-name="gr1" draw:text-style-name="P1" draw:layer="TiM_F" svg:width="0cm" svg:height="0.019cm" draw:transform="rotate (1.5707963267949) translate (32.498cm 26.554cm)" svg:viewBox="0 0 0 20" draw:points="0,20 0,18 0,16 0,13 0,11 0,9 0,8 0,6 0,4 0,3 0,2 0,1 0,0 0,0 0,0">
            <text:p/>
          </draw:polyline>
          <draw:polyline draw:style-name="gr1" draw:text-style-name="P1" draw:layer="TiM_F" svg:width="0cm" svg:height="0.019cm" draw:transform="rotate (1.5707963267949) translate (32.498cm 26.874cm)" svg:viewBox="0 0 0 20" draw:points="0,0 0,0 0,0 0,1 0,2 0,3 0,4 0,6 0,8 0,9 0,11 0,13 0,16 0,18 0,20">
            <text:p/>
          </draw:polyline>
          <draw:line draw:style-name="gr1" draw:text-style-name="P1" draw:layer="TiM_F" svg:x1="32.498cm" svg:y1="26.784cm" svg:x2="32.498cm" svg:y2="26.874cm">
            <text:p/>
          </draw:line>
          <draw:polyline draw:style-name="gr1" draw:text-style-name="P1" draw:layer="TiM_F" svg:width="0cm" svg:height="0.019cm" draw:transform="rotate (1.5707963267949) translate (32.498cm 26.619cm)" svg:viewBox="0 0 0 20" draw:points="0,20 0,18 0,16 0,13 0,11 0,9 0,8 0,6 0,4 0,3 0,2 0,1 0,0 0,0 0,0">
            <text:p/>
          </draw:polyline>
          <draw:polyline draw:style-name="gr1" draw:text-style-name="P1" draw:layer="TiM_F" svg:width="0cm" svg:height="0.019cm" draw:transform="rotate (1.5707963267949) translate (32.498cm 26.784cm)" svg:viewBox="0 0 0 20" draw:points="0,20 0,18 0,16 0,13 0,11 0,9 0,8 0,6 0,4 0,3 0,2 0,1 0,0 0,0 0,0">
            <text:p/>
          </draw:polyline>
          <draw:line draw:style-name="gr1" draw:text-style-name="P1" draw:layer="TiM_F" svg:x1="32.498cm" svg:y1="26.719cm" svg:x2="32.498cm" svg:y2="26.619cm">
            <text:p/>
          </draw:line>
          <draw:polyline draw:style-name="gr1" draw:text-style-name="P1" draw:layer="TiM_F" svg:width="0cm" svg:height="0.019cm" draw:transform="rotate (1.5707963267949) translate (32.498cm 26.719cm)" svg:viewBox="0 0 0 20" draw:points="0,20 0,18 0,16 0,13 0,11 0,9 0,8 0,6 0,4 0,3 0,2 0,1 0,0 0,0 0,0">
            <text:p/>
          </draw:polyline>
          <draw:polyline draw:style-name="gr1" draw:text-style-name="P1" draw:layer="TiM_F" svg:width="0cm" svg:height="0.019cm" draw:transform="rotate (1.5707963267949) translate (34.537cm 26.619cm)" svg:viewBox="0 0 0 20" draw:points="0,0 0,2 0,4 0,7 0,9 0,11 0,12 0,14 0,16 0,17 0,18 0,19 0,19 0,20 0,20">
            <text:p/>
          </draw:polyline>
          <draw:line draw:style-name="gr1" draw:text-style-name="P1" draw:layer="TiM_F" svg:x1="34.537cm" svg:y1="26.917cm" svg:x2="34.537cm" svg:y2="26.422cm">
            <text:p/>
          </draw:line>
          <draw:line draw:style-name="gr1" draw:text-style-name="P1" draw:layer="TiM_F" svg:x1="34.537cm" svg:y1="26.784cm" svg:x2="34.537cm" svg:y2="26.874cm">
            <text:p/>
          </draw:line>
          <draw:line draw:style-name="gr1" draw:text-style-name="P1" draw:layer="TiM_F" svg:x1="34.537cm" svg:y1="26.554cm" svg:x2="34.537cm" svg:y2="26.464cm">
            <text:p/>
          </draw:line>
          <draw:line draw:style-name="gr1" draw:text-style-name="P1" draw:layer="TiM_F" svg:x1="34.537cm" svg:y1="26.719cm" svg:x2="34.537cm" svg:y2="26.619cm">
            <text:p/>
          </draw:line>
          <draw:line draw:style-name="gr1" draw:text-style-name="P1" draw:layer="TiM_F" svg:x1="34.557cm" svg:y1="26.719cm" svg:x2="34.557cm" svg:y2="26.619cm">
            <text:p/>
          </draw:line>
          <draw:polyline draw:style-name="gr1" draw:text-style-name="P1" draw:layer="TiM_F" svg:width="0cm" svg:height="0.019cm" draw:transform="rotate (1.5707963267949) translate (34.537cm 26.554cm)" svg:viewBox="0 0 0 20" draw:points="0,0 0,2 0,4 0,7 0,9 0,11 0,12 0,14 0,16 0,17 0,18 0,19 0,19 0,20 0,20">
            <text:p/>
          </draw:polyline>
          <draw:polyline draw:style-name="gr1" draw:text-style-name="P1" draw:layer="TiM_F" svg:width="0cm" svg:height="0.019cm" draw:transform="rotate (1.5707963267949) translate (34.537cm 26.719cm)" svg:viewBox="0 0 0 20" draw:points="0,0 0,2 0,4 0,7 0,9 0,11 0,12 0,14 0,16 0,17 0,18 0,19 0,19 0,20 0,20">
            <text:p/>
          </draw:polyline>
          <draw:line draw:style-name="gr1" draw:text-style-name="P1" draw:layer="TiM_F" svg:x1="34.557cm" svg:y1="26.554cm" svg:x2="34.557cm" svg:y2="26.464cm">
            <text:p/>
          </draw:line>
          <draw:polyline draw:style-name="gr1" draw:text-style-name="P1" draw:layer="TiM_F" svg:width="0cm" svg:height="0.019cm" draw:transform="rotate (1.5707963267949) translate (34.537cm 26.464cm)" svg:viewBox="0 0 0 20" draw:points="0,20 0,20 0,19 0,19 0,18 0,17 0,16 0,14 0,12 0,11 0,9 0,7 0,4 0,2 0,0">
            <text:p/>
          </draw:polyline>
          <draw:polyline draw:style-name="gr1" draw:text-style-name="P1" draw:layer="TiM_F" svg:width="0cm" svg:height="0.019cm" draw:transform="rotate (1.5707963267949) translate (34.537cm 26.784cm)" svg:viewBox="0 0 0 20" draw:points="0,0 0,2 0,4 0,7 0,9 0,11 0,12 0,14 0,16 0,17 0,18 0,19 0,19 0,20 0,20">
            <text:p/>
          </draw:polyline>
          <draw:line draw:style-name="gr1" draw:text-style-name="P1" draw:layer="TiM_F" svg:x1="34.557cm" svg:y1="26.784cm" svg:x2="34.557cm" svg:y2="26.874cm">
            <text:p/>
          </draw:line>
          <draw:line draw:style-name="gr1" draw:text-style-name="P1" draw:layer="TiM_F" svg:x1="34.117cm" svg:y1="26.422cm" svg:x2="34.042cm" svg:y2="26.422cm">
            <text:p/>
          </draw:line>
          <draw:line draw:style-name="gr1" draw:text-style-name="P1" draw:layer="TiM_F" svg:x1="34.537cm" svg:y1="26.422cm" svg:x2="34.117cm" svg:y2="26.422cm">
            <text:p/>
          </draw:line>
          <draw:polyline draw:style-name="gr1" draw:text-style-name="P1" draw:layer="TiM_F" svg:width="0cm" svg:height="0.019cm" draw:transform="rotate (1.5707963267949) translate (34.537cm 26.874cm)" svg:viewBox="0 0 0 20" draw:points="0,20 0,20 0,19 0,19 0,18 0,17 0,16 0,14 0,12 0,11 0,9 0,7 0,4 0,2 0,0">
            <text:p/>
          </draw:polyline>
          <draw:line draw:style-name="gr1" draw:text-style-name="P1" draw:layer="TiM_F" svg:x1="34.042cm" svg:y1="26.422cm" svg:x2="34.042cm" svg:y2="26.497cm">
            <text:p/>
          </draw:line>
          <draw:line draw:style-name="gr1" draw:text-style-name="P1" draw:layer="TiM_F" svg:x1="34.042cm" svg:y1="26.497cm" svg:x2="34.042cm" svg:y2="26.917cm">
            <text:p/>
          </draw:line>
          <draw:polyline draw:style-name="gr1" draw:text-style-name="P1" draw:layer="TiM_F" svg:width="0cm" svg:height="0.019cm" draw:transform="rotate (1.5707963267949) translate (34.022cm 26.464cm)" svg:viewBox="0 0 0 20" draw:points="0,0 0,0 0,0 0,1 0,2 0,3 0,4 0,6 0,7 0,9 0,11 0,13 0,15 0,18 0,20">
            <text:p/>
          </draw:polyline>
          <draw:line draw:style-name="gr1" draw:text-style-name="P1" draw:layer="TiM_F" svg:x1="34.042cm" svg:y1="26.917cm" svg:x2="34.537cm" svg:y2="26.917cm">
            <text:p/>
          </draw:line>
          <draw:line draw:style-name="gr1" draw:text-style-name="P1" draw:layer="TiM_F" svg:x1="34.022cm" svg:y1="26.554cm" svg:x2="34.022cm" svg:y2="26.464cm">
            <text:p/>
          </draw:line>
          <draw:polyline draw:style-name="gr1" draw:text-style-name="P1" draw:layer="TiM_F" svg:width="0cm" svg:height="0.019cm" draw:transform="rotate (1.5707963267949) translate (34.022cm 26.554cm)" svg:viewBox="0 0 0 20" draw:points="0,20 0,18 0,15 0,13 0,11 0,9 0,7 0,6 0,4 0,3 0,2 0,1 0,0 0,0 0,0">
            <text:p/>
          </draw:polyline>
          <draw:polyline draw:style-name="gr1" draw:text-style-name="P1" draw:layer="TiM_F" svg:width="0cm" svg:height="0.019cm" draw:transform="rotate (1.5707963267949) translate (34.022cm 26.874cm)" svg:viewBox="0 0 0 20" draw:points="0,0 0,0 0,0 0,1 0,2 0,3 0,4 0,6 0,7 0,9 0,11 0,13 0,15 0,18 0,20">
            <text:p/>
          </draw:polyline>
          <draw:line draw:style-name="gr1" draw:text-style-name="P1" draw:layer="TiM_F" svg:x1="34.022cm" svg:y1="26.784cm" svg:x2="34.022cm" svg:y2="26.874cm">
            <text:p/>
          </draw:line>
          <draw:polyline draw:style-name="gr1" draw:text-style-name="P1" draw:layer="TiM_F" svg:width="0cm" svg:height="0.019cm" draw:transform="rotate (1.5707963267949) translate (34.022cm 26.619cm)" svg:viewBox="0 0 0 20" draw:points="0,20 0,18 0,15 0,13 0,11 0,9 0,7 0,6 0,4 0,3 0,2 0,1 0,0 0,0 0,0">
            <text:p/>
          </draw:polyline>
          <draw:polyline draw:style-name="gr1" draw:text-style-name="P1" draw:layer="TiM_F" svg:width="0cm" svg:height="0.019cm" draw:transform="rotate (1.5707963267949) translate (34.022cm 26.784cm)" svg:viewBox="0 0 0 20" draw:points="0,20 0,18 0,15 0,13 0,11 0,9 0,7 0,6 0,4 0,3 0,2 0,1 0,0 0,0 0,0">
            <text:p/>
          </draw:polyline>
          <draw:line draw:style-name="gr1" draw:text-style-name="P1" draw:layer="TiM_F" svg:x1="34.022cm" svg:y1="26.719cm" svg:x2="34.022cm" svg:y2="26.619cm">
            <text:p/>
          </draw:line>
          <draw:polyline draw:style-name="gr1" draw:text-style-name="P1" draw:layer="TiM_F" svg:width="0cm" svg:height="0.019cm" draw:transform="rotate (1.5707963267949) translate (34.022cm 26.719cm)" svg:viewBox="0 0 0 20" draw:points="0,20 0,18 0,15 0,13 0,11 0,9 0,7 0,6 0,4 0,3 0,2 0,1 0,0 0,0 0,0">
            <text:p/>
          </draw:polyline>
          <draw:polyline draw:style-name="gr1" draw:text-style-name="P1" draw:layer="TiM_F" svg:width="0cm" svg:height="0.019cm" draw:transform="rotate (1.5707963267949) translate (37.585cm 25.095cm)" svg:viewBox="0 0 0 20" draw:points="0,0 0,2 0,4 0,6 0,9 0,10 0,12 0,14 0,15 0,17 0,18 0,19 0,19 0,20 0,20">
            <text:p/>
          </draw:polyline>
          <draw:line draw:style-name="gr1" draw:text-style-name="P1" draw:layer="TiM_F" svg:x1="37.585cm" svg:y1="25.393cm" svg:x2="37.585cm" svg:y2="24.898cm">
            <text:p/>
          </draw:line>
          <draw:line draw:style-name="gr1" draw:text-style-name="P1" draw:layer="TiM_F" svg:x1="37.585cm" svg:y1="25.26cm" svg:x2="37.585cm" svg:y2="25.35cm">
            <text:p/>
          </draw:line>
          <draw:line draw:style-name="gr1" draw:text-style-name="P1" draw:layer="TiM_F" svg:x1="37.585cm" svg:y1="25.03cm" svg:x2="37.585cm" svg:y2="24.94cm">
            <text:p/>
          </draw:line>
          <draw:line draw:style-name="gr1" draw:text-style-name="P1" draw:layer="TiM_F" svg:x1="37.585cm" svg:y1="25.195cm" svg:x2="37.585cm" svg:y2="25.095cm">
            <text:p/>
          </draw:line>
          <draw:line draw:style-name="gr1" draw:text-style-name="P1" draw:layer="TiM_F" svg:x1="37.605cm" svg:y1="25.195cm" svg:x2="37.605cm" svg:y2="25.095cm">
            <text:p/>
          </draw:line>
          <draw:polyline draw:style-name="gr1" draw:text-style-name="P1" draw:layer="TiM_F" svg:width="0cm" svg:height="0.019cm" draw:transform="rotate (1.5707963267949) translate (37.585cm 25.03cm)" svg:viewBox="0 0 0 20" draw:points="0,0 0,2 0,4 0,6 0,9 0,10 0,12 0,14 0,15 0,17 0,18 0,19 0,19 0,20 0,20">
            <text:p/>
          </draw:polyline>
          <draw:polyline draw:style-name="gr1" draw:text-style-name="P1" draw:layer="TiM_F" svg:width="0cm" svg:height="0.019cm" draw:transform="rotate (1.5707963267949) translate (37.585cm 25.195cm)" svg:viewBox="0 0 0 20" draw:points="0,0 0,2 0,4 0,6 0,9 0,10 0,12 0,14 0,15 0,17 0,18 0,19 0,19 0,20 0,20">
            <text:p/>
          </draw:polyline>
          <draw:line draw:style-name="gr1" draw:text-style-name="P1" draw:layer="TiM_F" svg:x1="37.605cm" svg:y1="25.03cm" svg:x2="37.605cm" svg:y2="24.94cm">
            <text:p/>
          </draw:line>
          <draw:polyline draw:style-name="gr1" draw:text-style-name="P1" draw:layer="TiM_F" svg:width="0cm" svg:height="0.019cm" draw:transform="rotate (1.5707963267949) translate (37.585cm 24.94cm)" svg:viewBox="0 0 0 20" draw:points="0,20 0,20 0,19 0,19 0,18 0,17 0,15 0,14 0,12 0,10 0,9 0,6 0,4 0,2 0,0">
            <text:p/>
          </draw:polyline>
          <draw:polyline draw:style-name="gr1" draw:text-style-name="P1" draw:layer="TiM_F" svg:width="0cm" svg:height="0.019cm" draw:transform="rotate (1.5707963267949) translate (37.585cm 25.26cm)" svg:viewBox="0 0 0 20" draw:points="0,0 0,2 0,4 0,6 0,9 0,10 0,12 0,14 0,15 0,17 0,18 0,19 0,19 0,20 0,20">
            <text:p/>
          </draw:polyline>
          <draw:line draw:style-name="gr1" draw:text-style-name="P1" draw:layer="TiM_F" svg:x1="37.605cm" svg:y1="25.26cm" svg:x2="37.605cm" svg:y2="25.35cm">
            <text:p/>
          </draw:line>
          <draw:line draw:style-name="gr1" draw:text-style-name="P1" draw:layer="TiM_F" svg:x1="37.165cm" svg:y1="24.898cm" svg:x2="37.09cm" svg:y2="24.898cm">
            <text:p/>
          </draw:line>
          <draw:line draw:style-name="gr1" draw:text-style-name="P1" draw:layer="TiM_F" svg:x1="37.585cm" svg:y1="24.898cm" svg:x2="37.165cm" svg:y2="24.898cm">
            <text:p/>
          </draw:line>
          <draw:polyline draw:style-name="gr1" draw:text-style-name="P1" draw:layer="TiM_F" svg:width="0cm" svg:height="0.019cm" draw:transform="rotate (1.5707963267949) translate (37.585cm 25.35cm)" svg:viewBox="0 0 0 20" draw:points="0,20 0,20 0,19 0,19 0,18 0,17 0,15 0,14 0,12 0,10 0,9 0,6 0,4 0,2 0,0">
            <text:p/>
          </draw:polyline>
          <draw:line draw:style-name="gr1" draw:text-style-name="P1" draw:layer="TiM_F" svg:x1="37.09cm" svg:y1="24.898cm" svg:x2="37.09cm" svg:y2="24.973cm">
            <text:p/>
          </draw:line>
          <draw:line draw:style-name="gr1" draw:text-style-name="P1" draw:layer="TiM_F" svg:x1="37.09cm" svg:y1="24.973cm" svg:x2="37.09cm" svg:y2="25.393cm">
            <text:p/>
          </draw:line>
          <draw:polyline draw:style-name="gr1" draw:text-style-name="P1" draw:layer="TiM_F" svg:width="0cm" svg:height="0.019cm" draw:transform="rotate (1.5707963267949) translate (37.07cm 24.94cm)" svg:viewBox="0 0 0 20" draw:points="0,0 0,0 0,0 0,1 0,2 0,3 0,4 0,6 0,7 0,9 0,11 0,13 0,15 0,18 0,20">
            <text:p/>
          </draw:polyline>
          <draw:line draw:style-name="gr1" draw:text-style-name="P1" draw:layer="TiM_F" svg:x1="37.09cm" svg:y1="25.393cm" svg:x2="37.585cm" svg:y2="25.393cm">
            <text:p/>
          </draw:line>
          <draw:line draw:style-name="gr1" draw:text-style-name="P1" draw:layer="TiM_F" svg:x1="37.07cm" svg:y1="25.03cm" svg:x2="37.07cm" svg:y2="24.94cm">
            <text:p/>
          </draw:line>
          <draw:polyline draw:style-name="gr1" draw:text-style-name="P1" draw:layer="TiM_F" svg:width="0cm" svg:height="0.019cm" draw:transform="rotate (1.5707963267949) translate (37.07cm 25.03cm)" svg:viewBox="0 0 0 20" draw:points="0,20 0,18 0,15 0,13 0,11 0,9 0,7 0,6 0,4 0,3 0,2 0,1 0,0 0,0 0,0">
            <text:p/>
          </draw:polyline>
          <draw:polyline draw:style-name="gr1" draw:text-style-name="P1" draw:layer="TiM_F" svg:width="0cm" svg:height="0.019cm" draw:transform="rotate (1.5707963267949) translate (37.07cm 25.35cm)" svg:viewBox="0 0 0 20" draw:points="0,0 0,0 0,0 0,1 0,2 0,3 0,4 0,6 0,7 0,9 0,11 0,13 0,15 0,18 0,20">
            <text:p/>
          </draw:polyline>
          <draw:line draw:style-name="gr1" draw:text-style-name="P1" draw:layer="TiM_F" svg:x1="37.07cm" svg:y1="25.26cm" svg:x2="37.07cm" svg:y2="25.35cm">
            <text:p/>
          </draw:line>
          <draw:polyline draw:style-name="gr1" draw:text-style-name="P1" draw:layer="TiM_F" svg:width="0cm" svg:height="0.019cm" draw:transform="rotate (1.5707963267949) translate (37.07cm 25.095cm)" svg:viewBox="0 0 0 20" draw:points="0,20 0,18 0,15 0,13 0,11 0,9 0,7 0,6 0,4 0,3 0,2 0,1 0,0 0,0 0,0">
            <text:p/>
          </draw:polyline>
          <draw:polyline draw:style-name="gr1" draw:text-style-name="P1" draw:layer="TiM_F" svg:width="0cm" svg:height="0.019cm" draw:transform="rotate (1.5707963267949) translate (37.07cm 25.26cm)" svg:viewBox="0 0 0 20" draw:points="0,20 0,18 0,15 0,13 0,11 0,9 0,7 0,6 0,4 0,3 0,2 0,1 0,0 0,0 0,0">
            <text:p/>
          </draw:polyline>
          <draw:line draw:style-name="gr1" draw:text-style-name="P1" draw:layer="TiM_F" svg:x1="37.07cm" svg:y1="25.195cm" svg:x2="37.07cm" svg:y2="25.095cm">
            <text:p/>
          </draw:line>
          <draw:polyline draw:style-name="gr1" draw:text-style-name="P1" draw:layer="TiM_F" svg:width="0cm" svg:height="0.019cm" draw:transform="rotate (1.5707963267949) translate (37.07cm 25.195cm)" svg:viewBox="0 0 0 20" draw:points="0,20 0,18 0,15 0,13 0,11 0,9 0,7 0,6 0,4 0,3 0,2 0,1 0,0 0,0 0,0">
            <text:p/>
          </draw:polyline>
          <draw:polyline draw:style-name="gr1" draw:text-style-name="P1" draw:layer="TiM_F" svg:width="0cm" svg:height="0.019cm" draw:transform="rotate (1.5707963267949) translate (40.633cm 26.619cm)" svg:viewBox="0 0 0 20" draw:points="0,0 0,2 0,4 0,6 0,8 0,10 0,12 0,14 0,15 0,17 0,18 0,19 0,19 0,20 0,20">
            <text:p/>
          </draw:polyline>
          <draw:line draw:style-name="gr1" draw:text-style-name="P1" draw:layer="TiM_F" svg:x1="40.633cm" svg:y1="26.917cm" svg:x2="40.633cm" svg:y2="26.422cm">
            <text:p/>
          </draw:line>
          <draw:line draw:style-name="gr1" draw:text-style-name="P1" draw:layer="TiM_F" svg:x1="40.633cm" svg:y1="26.784cm" svg:x2="40.633cm" svg:y2="26.874cm">
            <text:p/>
          </draw:line>
          <draw:line draw:style-name="gr1" draw:text-style-name="P1" draw:layer="TiM_F" svg:x1="40.633cm" svg:y1="26.719cm" svg:x2="40.633cm" svg:y2="26.619cm">
            <text:p/>
          </draw:line>
          <draw:line draw:style-name="gr1" draw:text-style-name="P1" draw:layer="TiM_F" svg:x1="40.653cm" svg:y1="26.719cm" svg:x2="40.653cm" svg:y2="26.619cm">
            <text:p/>
          </draw:line>
          <draw:polyline draw:style-name="gr1" draw:text-style-name="P1" draw:layer="TiM_F" svg:width="0cm" svg:height="0.019cm" draw:transform="rotate (1.5707963267949) translate (40.633cm 26.554cm)" svg:viewBox="0 0 0 20" draw:points="0,0 0,2 0,4 0,6 0,8 0,10 0,12 0,14 0,15 0,17 0,18 0,19 0,19 0,20 0,20">
            <text:p/>
          </draw:polyline>
          <draw:polyline draw:style-name="gr1" draw:text-style-name="P1" draw:layer="TiM_F" svg:width="0cm" svg:height="0.019cm" draw:transform="rotate (1.5707963267949) translate (40.633cm 26.719cm)" svg:viewBox="0 0 0 20" draw:points="0,0 0,2 0,4 0,6 0,8 0,10 0,12 0,14 0,15 0,17 0,18 0,19 0,19 0,20 0,20">
            <text:p/>
          </draw:polyline>
          <draw:line draw:style-name="gr1" draw:text-style-name="P1" draw:layer="TiM_F" svg:x1="40.653cm" svg:y1="26.554cm" svg:x2="40.653cm" svg:y2="26.464cm">
            <text:p/>
          </draw:line>
          <draw:polyline draw:style-name="gr1" draw:text-style-name="P1" draw:layer="TiM_F" svg:width="0cm" svg:height="0.019cm" draw:transform="rotate (1.5707963267949) translate (40.633cm 26.464cm)" svg:viewBox="0 0 0 20" draw:points="0,20 0,20 0,19 0,19 0,18 0,17 0,15 0,14 0,12 0,10 0,8 0,6 0,4 0,2 0,0">
            <text:p/>
          </draw:polyline>
          <draw:polyline draw:style-name="gr1" draw:text-style-name="P1" draw:layer="TiM_F" svg:width="0cm" svg:height="0.019cm" draw:transform="rotate (1.5707963267949) translate (40.633cm 26.784cm)" svg:viewBox="0 0 0 20" draw:points="0,0 0,2 0,4 0,6 0,8 0,10 0,12 0,14 0,15 0,17 0,18 0,19 0,19 0,20 0,20">
            <text:p/>
          </draw:polyline>
          <draw:line draw:style-name="gr1" draw:text-style-name="P1" draw:layer="TiM_F" svg:x1="40.653cm" svg:y1="26.784cm" svg:x2="40.653cm" svg:y2="26.874cm">
            <text:p/>
          </draw:line>
          <draw:line draw:style-name="gr1" draw:text-style-name="P1" draw:layer="TiM_F" svg:x1="40.213cm" svg:y1="26.422cm" svg:x2="40.138cm" svg:y2="26.422cm">
            <text:p/>
          </draw:line>
          <draw:line draw:style-name="gr1" draw:text-style-name="P1" draw:layer="TiM_F" svg:x1="40.633cm" svg:y1="26.422cm" svg:x2="40.213cm" svg:y2="26.422cm">
            <text:p/>
          </draw:line>
          <draw:polyline draw:style-name="gr1" draw:text-style-name="P1" draw:layer="TiM_F" svg:width="0cm" svg:height="0.019cm" draw:transform="rotate (1.5707963267949) translate (40.633cm 26.874cm)" svg:viewBox="0 0 0 20" draw:points="0,20 0,20 0,19 0,19 0,18 0,17 0,15 0,14 0,12 0,10 0,8 0,6 0,4 0,2 0,0">
            <text:p/>
          </draw:polyline>
          <draw:line draw:style-name="gr1" draw:text-style-name="P1" draw:layer="TiM_F" svg:x1="40.138cm" svg:y1="26.554cm" svg:x2="40.138cm" svg:y2="26.464cm">
            <text:p/>
          </draw:line>
          <draw:line draw:style-name="gr1" draw:text-style-name="P1" draw:layer="TiM_F" svg:x1="40.138cm" svg:y1="26.422cm" svg:x2="40.138cm" svg:y2="26.497cm">
            <text:p/>
          </draw:line>
          <draw:line draw:style-name="gr1" draw:text-style-name="P1" draw:layer="TiM_F" svg:x1="40.138cm" svg:y1="26.497cm" svg:x2="40.138cm" svg:y2="26.917cm">
            <text:p/>
          </draw:line>
          <draw:polyline draw:style-name="gr1" draw:text-style-name="P1" draw:layer="TiM_F" svg:width="0cm" svg:height="0.019cm" draw:transform="rotate (1.5707963267949) translate (40.118cm 26.464cm)" svg:viewBox="0 0 0 20" draw:points="0,0 0,0 0,0 0,1 0,2 0,3 0,4 0,6 0,7 0,9 0,11 0,13 0,15 0,18 0,20">
            <text:p/>
          </draw:polyline>
          <draw:line draw:style-name="gr1" draw:text-style-name="P1" draw:layer="TiM_F" svg:x1="40.138cm" svg:y1="26.917cm" svg:x2="40.633cm" svg:y2="26.917cm">
            <text:p/>
          </draw:line>
          <draw:line draw:style-name="gr1" draw:text-style-name="P1" draw:layer="TiM_F" svg:x1="40.118cm" svg:y1="26.554cm" svg:x2="40.118cm" svg:y2="26.464cm">
            <text:p/>
          </draw:line>
          <draw:polyline draw:style-name="gr1" draw:text-style-name="P1" draw:layer="TiM_F" svg:width="0cm" svg:height="0.019cm" draw:transform="rotate (1.5707963267949) translate (40.118cm 26.554cm)" svg:viewBox="0 0 0 20" draw:points="0,20 0,18 0,15 0,13 0,11 0,9 0,7 0,6 0,4 0,3 0,2 0,1 0,0 0,0 0,0">
            <text:p/>
          </draw:polyline>
          <draw:polyline draw:style-name="gr1" draw:text-style-name="P1" draw:layer="TiM_F" svg:width="0cm" svg:height="0.019cm" draw:transform="rotate (1.5707963267949) translate (40.118cm 26.874cm)" svg:viewBox="0 0 0 20" draw:points="0,0 0,0 0,0 0,1 0,2 0,3 0,4 0,6 0,7 0,9 0,11 0,13 0,15 0,18 0,20">
            <text:p/>
          </draw:polyline>
          <draw:line draw:style-name="gr1" draw:text-style-name="P1" draw:layer="TiM_F" svg:x1="40.118cm" svg:y1="26.784cm" svg:x2="40.118cm" svg:y2="26.874cm">
            <text:p/>
          </draw:line>
          <draw:polyline draw:style-name="gr1" draw:text-style-name="P1" draw:layer="TiM_F" svg:width="0cm" svg:height="0.019cm" draw:transform="rotate (1.5707963267949) translate (40.118cm 26.619cm)" svg:viewBox="0 0 0 20" draw:points="0,20 0,18 0,15 0,13 0,11 0,9 0,7 0,6 0,4 0,3 0,2 0,1 0,0 0,0 0,0">
            <text:p/>
          </draw:polyline>
          <draw:polyline draw:style-name="gr1" draw:text-style-name="P1" draw:layer="TiM_F" svg:width="0cm" svg:height="0.019cm" draw:transform="rotate (1.5707963267949) translate (40.118cm 26.784cm)" svg:viewBox="0 0 0 20" draw:points="0,20 0,18 0,15 0,13 0,11 0,9 0,7 0,6 0,4 0,3 0,2 0,1 0,0 0,0 0,0">
            <text:p/>
          </draw:polyline>
          <draw:line draw:style-name="gr1" draw:text-style-name="P1" draw:layer="TiM_F" svg:x1="40.118cm" svg:y1="26.719cm" svg:x2="40.118cm" svg:y2="26.619cm">
            <text:p/>
          </draw:line>
          <draw:polyline draw:style-name="gr1" draw:text-style-name="P1" draw:layer="TiM_F" svg:width="0cm" svg:height="0.019cm" draw:transform="rotate (1.5707963267949) translate (40.118cm 26.719cm)" svg:viewBox="0 0 0 20" draw:points="0,20 0,18 0,15 0,13 0,11 0,9 0,7 0,6 0,4 0,3 0,2 0,1 0,0 0,0 0,0">
            <text:p/>
          </draw:polyline>
          <draw:polyline draw:style-name="gr1" draw:text-style-name="P1" draw:layer="TiM_F" svg:width="0cm" svg:height="0.019cm" draw:transform="rotate (1.5707963267949) translate (42.157cm 23.571cm)" svg:viewBox="0 0 0 20" draw:points="0,0 0,2 0,4 0,6 0,8 0,10 0,12 0,14 0,15 0,17 0,18 0,19 0,19 0,20 0,20">
            <text:p/>
          </draw:polyline>
          <draw:line draw:style-name="gr1" draw:text-style-name="P1" draw:layer="TiM_F" svg:x1="42.157cm" svg:y1="23.869cm" svg:x2="42.157cm" svg:y2="23.374cm">
            <text:p/>
          </draw:line>
          <draw:line draw:style-name="gr1" draw:text-style-name="P1" draw:layer="TiM_F" svg:x1="42.157cm" svg:y1="23.736cm" svg:x2="42.157cm" svg:y2="23.826cm">
            <text:p/>
          </draw:line>
          <draw:line draw:style-name="gr1" draw:text-style-name="P1" draw:layer="TiM_F" svg:x1="42.157cm" svg:y1="23.506cm" svg:x2="42.157cm" svg:y2="23.416cm">
            <text:p/>
          </draw:line>
          <draw:line draw:style-name="gr1" draw:text-style-name="P1" draw:layer="TiM_F" svg:x1="42.157cm" svg:y1="23.671cm" svg:x2="42.157cm" svg:y2="23.571cm">
            <text:p/>
          </draw:line>
          <draw:line draw:style-name="gr1" draw:text-style-name="P1" draw:layer="TiM_F" svg:x1="42.177cm" svg:y1="23.671cm" svg:x2="42.177cm" svg:y2="23.571cm">
            <text:p/>
          </draw:line>
          <draw:polyline draw:style-name="gr1" draw:text-style-name="P1" draw:layer="TiM_F" svg:width="0cm" svg:height="0.019cm" draw:transform="rotate (1.5707963267949) translate (42.157cm 23.506cm)" svg:viewBox="0 0 0 20" draw:points="0,0 0,2 0,4 0,6 0,8 0,10 0,12 0,14 0,15 0,17 0,18 0,19 0,19 0,20 0,20">
            <text:p/>
          </draw:polyline>
          <draw:polyline draw:style-name="gr1" draw:text-style-name="P1" draw:layer="TiM_F" svg:width="0cm" svg:height="0.019cm" draw:transform="rotate (1.5707963267949) translate (42.157cm 23.671cm)" svg:viewBox="0 0 0 20" draw:points="0,0 0,2 0,4 0,6 0,8 0,10 0,12 0,14 0,15 0,17 0,18 0,19 0,19 0,20 0,20">
            <text:p/>
          </draw:polyline>
          <draw:line draw:style-name="gr1" draw:text-style-name="P1" draw:layer="TiM_F" svg:x1="42.177cm" svg:y1="23.506cm" svg:x2="42.177cm" svg:y2="23.416cm">
            <text:p/>
          </draw:line>
          <draw:polyline draw:style-name="gr1" draw:text-style-name="P1" draw:layer="TiM_F" svg:width="0cm" svg:height="0.019cm" draw:transform="rotate (1.5707963267949) translate (42.157cm 23.416cm)" svg:viewBox="0 0 0 20" draw:points="0,20 0,20 0,19 0,19 0,18 0,17 0,15 0,14 0,12 0,10 0,8 0,6 0,4 0,2 0,0">
            <text:p/>
          </draw:polyline>
          <draw:polyline draw:style-name="gr1" draw:text-style-name="P1" draw:layer="TiM_F" svg:width="0cm" svg:height="0.019cm" draw:transform="rotate (1.5707963267949) translate (42.157cm 23.736cm)" svg:viewBox="0 0 0 20" draw:points="0,0 0,2 0,4 0,6 0,8 0,10 0,12 0,14 0,15 0,17 0,18 0,19 0,19 0,20 0,20">
            <text:p/>
          </draw:polyline>
          <draw:line draw:style-name="gr1" draw:text-style-name="P1" draw:layer="TiM_F" svg:x1="42.177cm" svg:y1="23.736cm" svg:x2="42.177cm" svg:y2="23.826cm">
            <text:p/>
          </draw:line>
          <draw:line draw:style-name="gr1" draw:text-style-name="P1" draw:layer="TiM_F" svg:x1="41.737cm" svg:y1="23.374cm" svg:x2="41.662cm" svg:y2="23.374cm">
            <text:p/>
          </draw:line>
          <draw:line draw:style-name="gr1" draw:text-style-name="P1" draw:layer="TiM_F" svg:x1="42.157cm" svg:y1="23.374cm" svg:x2="41.737cm" svg:y2="23.374cm">
            <text:p/>
          </draw:line>
          <draw:polyline draw:style-name="gr1" draw:text-style-name="P1" draw:layer="TiM_F" svg:width="0cm" svg:height="0.019cm" draw:transform="rotate (1.5707963267949) translate (42.157cm 23.826cm)" svg:viewBox="0 0 0 20" draw:points="0,20 0,20 0,19 0,19 0,18 0,17 0,15 0,14 0,12 0,10 0,8 0,6 0,4 0,2 0,0">
            <text:p/>
          </draw:polyline>
          <draw:line draw:style-name="gr1" draw:text-style-name="P1" draw:layer="TiM_F" svg:x1="41.662cm" svg:y1="23.374cm" svg:x2="41.662cm" svg:y2="23.449cm">
            <text:p/>
          </draw:line>
          <draw:line draw:style-name="gr1" draw:text-style-name="P1" draw:layer="TiM_F" svg:x1="41.662cm" svg:y1="23.449cm" svg:x2="41.662cm" svg:y2="23.869cm">
            <text:p/>
          </draw:line>
          <draw:polyline draw:style-name="gr1" draw:text-style-name="P1" draw:layer="TiM_F" svg:width="0cm" svg:height="0.019cm" draw:transform="rotate (1.5707963267949) translate (41.642cm 23.416cm)" svg:viewBox="0 0 0 20" draw:points="0,0 0,0 0,0 0,1 0,2 0,3 0,4 0,6 0,7 0,9 0,11 0,13 0,15 0,17 0,20">
            <text:p/>
          </draw:polyline>
          <draw:line draw:style-name="gr1" draw:text-style-name="P1" draw:layer="TiM_F" svg:x1="41.662cm" svg:y1="23.869cm" svg:x2="42.157cm" svg:y2="23.869cm">
            <text:p/>
          </draw:line>
          <draw:line draw:style-name="gr1" draw:text-style-name="P1" draw:layer="TiM_F" svg:x1="41.642cm" svg:y1="23.506cm" svg:x2="41.642cm" svg:y2="23.416cm">
            <text:p/>
          </draw:line>
          <draw:polyline draw:style-name="gr1" draw:text-style-name="P1" draw:layer="TiM_F" svg:width="0cm" svg:height="0.019cm" draw:transform="rotate (1.5707963267949) translate (41.642cm 23.506cm)" svg:viewBox="0 0 0 20" draw:points="0,20 0,17 0,15 0,13 0,11 0,9 0,7 0,6 0,4 0,3 0,2 0,1 0,0 0,0 0,0">
            <text:p/>
          </draw:polyline>
          <draw:polyline draw:style-name="gr1" draw:text-style-name="P1" draw:layer="TiM_F" svg:width="0cm" svg:height="0.019cm" draw:transform="rotate (1.5707963267949) translate (41.642cm 23.826cm)" svg:viewBox="0 0 0 20" draw:points="0,0 0,0 0,0 0,1 0,2 0,3 0,4 0,6 0,7 0,9 0,11 0,13 0,15 0,17 0,20">
            <text:p/>
          </draw:polyline>
          <draw:line draw:style-name="gr1" draw:text-style-name="P1" draw:layer="TiM_F" svg:x1="41.642cm" svg:y1="23.736cm" svg:x2="41.642cm" svg:y2="23.826cm">
            <text:p/>
          </draw:line>
          <draw:polyline draw:style-name="gr1" draw:text-style-name="P1" draw:layer="TiM_F" svg:width="0cm" svg:height="0.019cm" draw:transform="rotate (1.5707963267949) translate (41.642cm 23.571cm)" svg:viewBox="0 0 0 20" draw:points="0,20 0,17 0,15 0,13 0,11 0,9 0,7 0,6 0,4 0,3 0,2 0,1 0,0 0,0 0,0">
            <text:p/>
          </draw:polyline>
          <draw:polyline draw:style-name="gr1" draw:text-style-name="P1" draw:layer="TiM_F" svg:width="0cm" svg:height="0.019cm" draw:transform="rotate (1.5707963267949) translate (41.642cm 23.736cm)" svg:viewBox="0 0 0 20" draw:points="0,20 0,17 0,15 0,13 0,11 0,9 0,7 0,6 0,4 0,3 0,2 0,1 0,0 0,0 0,0">
            <text:p/>
          </draw:polyline>
          <draw:line draw:style-name="gr1" draw:text-style-name="P1" draw:layer="TiM_F" svg:x1="41.642cm" svg:y1="23.671cm" svg:x2="41.642cm" svg:y2="23.571cm">
            <text:p/>
          </draw:line>
          <draw:polyline draw:style-name="gr1" draw:text-style-name="P1" draw:layer="TiM_F" svg:width="0cm" svg:height="0.019cm" draw:transform="rotate (1.5707963267949) translate (41.642cm 23.671cm)" svg:viewBox="0 0 0 20" draw:points="0,20 0,17 0,15 0,13 0,11 0,9 0,7 0,6 0,4 0,3 0,2 0,1 0,0 0,0 0,0">
            <text:p/>
          </draw:polyline>
          <draw:polyline draw:style-name="gr1" draw:text-style-name="P1" draw:layer="TiM_F" svg:width="0cm" svg:height="0.019cm" draw:transform="rotate (1.5707963267949) translate (36.061cm 23.571cm)" svg:viewBox="0 0 0 20" draw:points="0,0 0,2 0,4 0,6 0,9 0,11 0,12 0,14 0,16 0,17 0,18 0,19 0,19 0,20 0,20">
            <text:p/>
          </draw:polyline>
          <draw:line draw:style-name="gr1" draw:text-style-name="P1" draw:layer="TiM_F" svg:x1="36.061cm" svg:y1="23.869cm" svg:x2="36.061cm" svg:y2="23.374cm">
            <text:p/>
          </draw:line>
          <draw:line draw:style-name="gr1" draw:text-style-name="P1" draw:layer="TiM_F" svg:x1="36.061cm" svg:y1="23.736cm" svg:x2="36.061cm" svg:y2="23.826cm">
            <text:p/>
          </draw:line>
          <draw:line draw:style-name="gr1" draw:text-style-name="P1" draw:layer="TiM_F" svg:x1="36.061cm" svg:y1="23.506cm" svg:x2="36.061cm" svg:y2="23.416cm">
            <text:p/>
          </draw:line>
          <draw:line draw:style-name="gr1" draw:text-style-name="P1" draw:layer="TiM_F" svg:x1="36.081cm" svg:y1="23.671cm" svg:x2="36.081cm" svg:y2="23.571cm">
            <text:p/>
          </draw:line>
          <draw:polyline draw:style-name="gr1" draw:text-style-name="P1" draw:layer="TiM_F" svg:width="0cm" svg:height="0.019cm" draw:transform="rotate (1.5707963267949) translate (36.061cm 23.506cm)" svg:viewBox="0 0 0 20" draw:points="0,0 0,2 0,4 0,6 0,9 0,11 0,12 0,14 0,16 0,17 0,18 0,19 0,19 0,20 0,20">
            <text:p/>
          </draw:polyline>
          <draw:polyline draw:style-name="gr1" draw:text-style-name="P1" draw:layer="TiM_F" svg:width="0cm" svg:height="0.019cm" draw:transform="rotate (1.5707963267949) translate (36.061cm 23.671cm)" svg:viewBox="0 0 0 20" draw:points="0,0 0,2 0,4 0,6 0,9 0,11 0,12 0,14 0,16 0,17 0,18 0,19 0,19 0,20 0,20">
            <text:p/>
          </draw:polyline>
          <draw:line draw:style-name="gr1" draw:text-style-name="P1" draw:layer="TiM_F" svg:x1="36.081cm" svg:y1="23.506cm" svg:x2="36.081cm" svg:y2="23.416cm">
            <text:p/>
          </draw:line>
          <draw:polyline draw:style-name="gr1" draw:text-style-name="P1" draw:layer="TiM_F" svg:width="0cm" svg:height="0.019cm" draw:transform="rotate (1.5707963267949) translate (36.061cm 23.416cm)" svg:viewBox="0 0 0 20" draw:points="0,20 0,20 0,19 0,19 0,18 0,17 0,16 0,14 0,12 0,11 0,9 0,6 0,4 0,2 0,0">
            <text:p/>
          </draw:polyline>
          <draw:polyline draw:style-name="gr1" draw:text-style-name="P1" draw:layer="TiM_F" svg:width="0cm" svg:height="0.019cm" draw:transform="rotate (1.5707963267949) translate (36.061cm 23.736cm)" svg:viewBox="0 0 0 20" draw:points="0,0 0,2 0,4 0,6 0,9 0,11 0,12 0,14 0,16 0,17 0,18 0,19 0,19 0,20 0,20">
            <text:p/>
          </draw:polyline>
          <draw:line draw:style-name="gr1" draw:text-style-name="P1" draw:layer="TiM_F" svg:x1="36.081cm" svg:y1="23.736cm" svg:x2="36.081cm" svg:y2="23.826cm">
            <text:p/>
          </draw:line>
          <draw:line draw:style-name="gr1" draw:text-style-name="P1" draw:layer="TiM_F" svg:x1="35.641cm" svg:y1="23.374cm" svg:x2="35.566cm" svg:y2="23.374cm">
            <text:p/>
          </draw:line>
          <draw:line draw:style-name="gr1" draw:text-style-name="P1" draw:layer="TiM_F" svg:x1="36.061cm" svg:y1="23.374cm" svg:x2="35.641cm" svg:y2="23.374cm">
            <text:p/>
          </draw:line>
          <draw:polyline draw:style-name="gr1" draw:text-style-name="P1" draw:layer="TiM_F" svg:width="0cm" svg:height="0.019cm" draw:transform="rotate (1.5707963267949) translate (36.061cm 23.826cm)" svg:viewBox="0 0 0 20" draw:points="0,20 0,20 0,19 0,19 0,18 0,17 0,16 0,14 0,12 0,11 0,9 0,6 0,4 0,2 0,0">
            <text:p/>
          </draw:polyline>
          <draw:line draw:style-name="gr1" draw:text-style-name="P1" draw:layer="TiM_F" svg:x1="35.566cm" svg:y1="23.506cm" svg:x2="35.566cm" svg:y2="23.449cm">
            <text:p/>
          </draw:line>
          <draw:line draw:style-name="gr1" draw:text-style-name="P1" draw:layer="TiM_F" svg:x1="35.566cm" svg:y1="23.374cm" svg:x2="35.566cm" svg:y2="23.449cm">
            <text:p/>
          </draw:line>
          <draw:line draw:style-name="gr1" draw:text-style-name="P1" draw:layer="TiM_F" svg:x1="35.566cm" svg:y1="23.449cm" svg:x2="35.566cm" svg:y2="23.869cm">
            <text:p/>
          </draw:line>
          <draw:polyline draw:style-name="gr1" draw:text-style-name="P1" draw:layer="TiM_F" svg:width="0cm" svg:height="0.019cm" draw:transform="rotate (1.5707963267949) translate (35.546cm 23.416cm)" svg:viewBox="0 0 0 20" draw:points="0,0 0,0 0,0 0,1 0,2 0,3 0,4 0,6 0,7 0,9 0,11 0,13 0,15 0,18 0,20">
            <text:p/>
          </draw:polyline>
          <draw:line draw:style-name="gr1" draw:text-style-name="P1" draw:layer="TiM_F" svg:x1="35.566cm" svg:y1="23.869cm" svg:x2="36.061cm" svg:y2="23.869cm">
            <text:p/>
          </draw:line>
          <draw:line draw:style-name="gr1" draw:text-style-name="P1" draw:layer="TiM_F" svg:x1="35.546cm" svg:y1="23.506cm" svg:x2="35.546cm" svg:y2="23.416cm">
            <text:p/>
          </draw:line>
          <draw:polyline draw:style-name="gr1" draw:text-style-name="P1" draw:layer="TiM_F" svg:width="0cm" svg:height="0.019cm" draw:transform="rotate (1.5707963267949) translate (35.546cm 23.506cm)" svg:viewBox="0 0 0 20" draw:points="0,20 0,18 0,15 0,13 0,11 0,9 0,7 0,6 0,4 0,3 0,2 0,1 0,0 0,0 0,0">
            <text:p/>
          </draw:polyline>
          <draw:polyline draw:style-name="gr1" draw:text-style-name="P1" draw:layer="TiM_F" svg:width="0cm" svg:height="0.019cm" draw:transform="rotate (1.5707963267949) translate (35.546cm 23.826cm)" svg:viewBox="0 0 0 20" draw:points="0,0 0,0 0,0 0,1 0,2 0,3 0,4 0,6 0,7 0,9 0,11 0,13 0,15 0,18 0,20">
            <text:p/>
          </draw:polyline>
          <draw:line draw:style-name="gr1" draw:text-style-name="P1" draw:layer="TiM_F" svg:x1="35.546cm" svg:y1="23.736cm" svg:x2="35.546cm" svg:y2="23.826cm">
            <text:p/>
          </draw:line>
          <draw:polyline draw:style-name="gr1" draw:text-style-name="P1" draw:layer="TiM_F" svg:width="0cm" svg:height="0.019cm" draw:transform="rotate (1.5707963267949) translate (35.546cm 23.571cm)" svg:viewBox="0 0 0 20" draw:points="0,20 0,18 0,15 0,13 0,11 0,9 0,7 0,6 0,4 0,3 0,2 0,1 0,0 0,0 0,0">
            <text:p/>
          </draw:polyline>
          <draw:polyline draw:style-name="gr1" draw:text-style-name="P1" draw:layer="TiM_F" svg:width="0cm" svg:height="0.019cm" draw:transform="rotate (1.5707963267949) translate (35.546cm 23.736cm)" svg:viewBox="0 0 0 20" draw:points="0,20 0,18 0,15 0,13 0,11 0,9 0,7 0,6 0,4 0,3 0,2 0,1 0,0 0,0 0,0">
            <text:p/>
          </draw:polyline>
          <draw:line draw:style-name="gr1" draw:text-style-name="P1" draw:layer="TiM_F" svg:x1="35.546cm" svg:y1="23.671cm" svg:x2="35.546cm" svg:y2="23.571cm">
            <text:p/>
          </draw:line>
          <draw:polyline draw:style-name="gr1" draw:text-style-name="P1" draw:layer="TiM_F" svg:width="0cm" svg:height="0.019cm" draw:transform="rotate (1.5707963267949) translate (35.546cm 23.671cm)" svg:viewBox="0 0 0 20" draw:points="0,20 0,18 0,15 0,13 0,11 0,9 0,7 0,6 0,4 0,3 0,2 0,1 0,0 0,0 0,0">
            <text:p/>
          </draw:polyline>
          <draw:polyline draw:style-name="gr1" draw:text-style-name="P1" draw:layer="TiM_F" svg:width="0cm" svg:height="0.019cm" draw:transform="rotate (1.5707963267949) translate (37.585cm 23.571cm)" svg:viewBox="0 0 0 20" draw:points="0,0 0,2 0,4 0,6 0,9 0,10 0,12 0,14 0,15 0,17 0,18 0,19 0,19 0,20 0,20">
            <text:p/>
          </draw:polyline>
          <draw:line draw:style-name="gr1" draw:text-style-name="P1" draw:layer="TiM_F" svg:x1="37.585cm" svg:y1="23.869cm" svg:x2="37.585cm" svg:y2="23.374cm">
            <text:p/>
          </draw:line>
          <draw:line draw:style-name="gr1" draw:text-style-name="P1" draw:layer="TiM_F" svg:x1="37.585cm" svg:y1="23.736cm" svg:x2="37.585cm" svg:y2="23.826cm">
            <text:p/>
          </draw:line>
          <draw:line draw:style-name="gr1" draw:text-style-name="P1" draw:layer="TiM_F" svg:x1="37.585cm" svg:y1="23.506cm" svg:x2="37.585cm" svg:y2="23.416cm">
            <text:p/>
          </draw:line>
          <draw:line draw:style-name="gr1" draw:text-style-name="P1" draw:layer="TiM_F" svg:x1="37.605cm" svg:y1="23.671cm" svg:x2="37.605cm" svg:y2="23.571cm">
            <text:p/>
          </draw:line>
          <draw:polyline draw:style-name="gr1" draw:text-style-name="P1" draw:layer="TiM_F" svg:width="0cm" svg:height="0.019cm" draw:transform="rotate (1.5707963267949) translate (37.585cm 23.506cm)" svg:viewBox="0 0 0 20" draw:points="0,0 0,2 0,4 0,6 0,9 0,10 0,12 0,14 0,15 0,17 0,18 0,19 0,19 0,20 0,20">
            <text:p/>
          </draw:polyline>
          <draw:polyline draw:style-name="gr1" draw:text-style-name="P1" draw:layer="TiM_F" svg:width="0cm" svg:height="0.019cm" draw:transform="rotate (1.5707963267949) translate (37.585cm 23.671cm)" svg:viewBox="0 0 0 20" draw:points="0,0 0,2 0,4 0,6 0,9 0,10 0,12 0,14 0,15 0,17 0,18 0,19 0,19 0,20 0,20">
            <text:p/>
          </draw:polyline>
          <draw:line draw:style-name="gr1" draw:text-style-name="P1" draw:layer="TiM_F" svg:x1="37.605cm" svg:y1="23.506cm" svg:x2="37.605cm" svg:y2="23.416cm">
            <text:p/>
          </draw:line>
          <draw:polyline draw:style-name="gr1" draw:text-style-name="P1" draw:layer="TiM_F" svg:width="0cm" svg:height="0.019cm" draw:transform="rotate (1.5707963267949) translate (37.585cm 23.416cm)" svg:viewBox="0 0 0 20" draw:points="0,20 0,20 0,19 0,19 0,18 0,17 0,15 0,14 0,12 0,10 0,9 0,6 0,4 0,2 0,0">
            <text:p/>
          </draw:polyline>
          <draw:polyline draw:style-name="gr1" draw:text-style-name="P1" draw:layer="TiM_F" svg:width="0cm" svg:height="0.019cm" draw:transform="rotate (1.5707963267949) translate (37.585cm 23.736cm)" svg:viewBox="0 0 0 20" draw:points="0,0 0,2 0,4 0,6 0,9 0,10 0,12 0,14 0,15 0,17 0,18 0,19 0,19 0,20 0,20">
            <text:p/>
          </draw:polyline>
          <draw:line draw:style-name="gr1" draw:text-style-name="P1" draw:layer="TiM_F" svg:x1="37.605cm" svg:y1="23.736cm" svg:x2="37.605cm" svg:y2="23.826cm">
            <text:p/>
          </draw:line>
          <draw:line draw:style-name="gr1" draw:text-style-name="P1" draw:layer="TiM_F" svg:x1="37.165cm" svg:y1="23.374cm" svg:x2="37.09cm" svg:y2="23.374cm">
            <text:p/>
          </draw:line>
          <draw:line draw:style-name="gr1" draw:text-style-name="P1" draw:layer="TiM_F" svg:x1="37.585cm" svg:y1="23.374cm" svg:x2="37.165cm" svg:y2="23.374cm">
            <text:p/>
          </draw:line>
          <draw:polyline draw:style-name="gr1" draw:text-style-name="P1" draw:layer="TiM_F" svg:width="0cm" svg:height="0.019cm" draw:transform="rotate (1.5707963267949) translate (37.585cm 23.826cm)" svg:viewBox="0 0 0 20" draw:points="0,20 0,20 0,19 0,19 0,18 0,17 0,15 0,14 0,12 0,10 0,9 0,6 0,4 0,2 0,0">
            <text:p/>
          </draw:polyline>
          <draw:line draw:style-name="gr1" draw:text-style-name="P1" draw:layer="TiM_F" svg:x1="37.09cm" svg:y1="23.506cm" svg:x2="37.09cm" svg:y2="23.449cm">
            <text:p/>
          </draw:line>
          <draw:line draw:style-name="gr1" draw:text-style-name="P1" draw:layer="TiM_F" svg:x1="37.09cm" svg:y1="23.374cm" svg:x2="37.09cm" svg:y2="23.449cm">
            <text:p/>
          </draw:line>
          <draw:line draw:style-name="gr1" draw:text-style-name="P1" draw:layer="TiM_F" svg:x1="37.09cm" svg:y1="23.449cm" svg:x2="37.09cm" svg:y2="23.869cm">
            <text:p/>
          </draw:line>
          <draw:polyline draw:style-name="gr1" draw:text-style-name="P1" draw:layer="TiM_F" svg:width="0cm" svg:height="0.019cm" draw:transform="rotate (1.5707963267949) translate (37.07cm 23.416cm)" svg:viewBox="0 0 0 20" draw:points="0,0 0,0 0,0 0,1 0,2 0,3 0,4 0,6 0,7 0,9 0,11 0,13 0,15 0,18 0,20">
            <text:p/>
          </draw:polyline>
          <draw:line draw:style-name="gr1" draw:text-style-name="P1" draw:layer="TiM_F" svg:x1="37.09cm" svg:y1="23.869cm" svg:x2="37.585cm" svg:y2="23.869cm">
            <text:p/>
          </draw:line>
          <draw:line draw:style-name="gr1" draw:text-style-name="P1" draw:layer="TiM_F" svg:x1="37.07cm" svg:y1="23.506cm" svg:x2="37.07cm" svg:y2="23.416cm">
            <text:p/>
          </draw:line>
          <draw:polyline draw:style-name="gr1" draw:text-style-name="P1" draw:layer="TiM_F" svg:width="0cm" svg:height="0.019cm" draw:transform="rotate (1.5707963267949) translate (37.07cm 23.506cm)" svg:viewBox="0 0 0 20" draw:points="0,20 0,18 0,15 0,13 0,11 0,9 0,7 0,6 0,4 0,3 0,2 0,1 0,0 0,0 0,0">
            <text:p/>
          </draw:polyline>
          <draw:polyline draw:style-name="gr1" draw:text-style-name="P1" draw:layer="TiM_F" svg:width="0cm" svg:height="0.019cm" draw:transform="rotate (1.5707963267949) translate (37.07cm 23.826cm)" svg:viewBox="0 0 0 20" draw:points="0,0 0,0 0,0 0,1 0,2 0,3 0,4 0,6 0,7 0,9 0,11 0,13 0,15 0,18 0,20">
            <text:p/>
          </draw:polyline>
          <draw:line draw:style-name="gr1" draw:text-style-name="P1" draw:layer="TiM_F" svg:x1="37.07cm" svg:y1="23.736cm" svg:x2="37.07cm" svg:y2="23.826cm">
            <text:p/>
          </draw:line>
          <draw:polyline draw:style-name="gr1" draw:text-style-name="P1" draw:layer="TiM_F" svg:width="0cm" svg:height="0.019cm" draw:transform="rotate (1.5707963267949) translate (37.07cm 23.571cm)" svg:viewBox="0 0 0 20" draw:points="0,20 0,18 0,15 0,13 0,11 0,9 0,7 0,6 0,4 0,3 0,2 0,1 0,0 0,0 0,0">
            <text:p/>
          </draw:polyline>
          <draw:polyline draw:style-name="gr1" draw:text-style-name="P1" draw:layer="TiM_F" svg:width="0cm" svg:height="0.019cm" draw:transform="rotate (1.5707963267949) translate (37.07cm 23.736cm)" svg:viewBox="0 0 0 20" draw:points="0,20 0,18 0,15 0,13 0,11 0,9 0,7 0,6 0,4 0,3 0,2 0,1 0,0 0,0 0,0">
            <text:p/>
          </draw:polyline>
          <draw:line draw:style-name="gr1" draw:text-style-name="P1" draw:layer="TiM_F" svg:x1="37.07cm" svg:y1="23.671cm" svg:x2="37.07cm" svg:y2="23.571cm">
            <text:p/>
          </draw:line>
          <draw:polyline draw:style-name="gr1" draw:text-style-name="P1" draw:layer="TiM_F" svg:width="0cm" svg:height="0.019cm" draw:transform="rotate (1.5707963267949) translate (37.07cm 23.671cm)" svg:viewBox="0 0 0 20" draw:points="0,20 0,18 0,15 0,13 0,11 0,9 0,7 0,6 0,4 0,3 0,2 0,1 0,0 0,0 0,0">
            <text:p/>
          </draw:polyline>
          <draw:polyline draw:style-name="gr1" draw:text-style-name="P1" draw:layer="TiM_F" svg:width="0cm" svg:height="0.019cm" draw:transform="rotate (1.5707963267949) translate (42.157cm 25.095cm)" svg:viewBox="0 0 0 20" draw:points="0,0 0,2 0,4 0,6 0,8 0,10 0,12 0,14 0,15 0,17 0,18 0,19 0,19 0,20 0,20">
            <text:p/>
          </draw:polyline>
          <draw:line draw:style-name="gr1" draw:text-style-name="P1" draw:layer="TiM_F" svg:x1="42.157cm" svg:y1="25.393cm" svg:x2="42.157cm" svg:y2="24.898cm">
            <text:p/>
          </draw:line>
          <draw:line draw:style-name="gr1" draw:text-style-name="P1" draw:layer="TiM_F" svg:x1="42.157cm" svg:y1="25.26cm" svg:x2="42.157cm" svg:y2="25.35cm">
            <text:p/>
          </draw:line>
          <draw:line draw:style-name="gr1" draw:text-style-name="P1" draw:layer="TiM_F" svg:x1="42.157cm" svg:y1="25.03cm" svg:x2="42.157cm" svg:y2="24.94cm">
            <text:p/>
          </draw:line>
          <draw:line draw:style-name="gr1" draw:text-style-name="P1" draw:layer="TiM_F" svg:x1="42.157cm" svg:y1="25.195cm" svg:x2="42.157cm" svg:y2="25.095cm">
            <text:p/>
          </draw:line>
          <draw:line draw:style-name="gr1" draw:text-style-name="P1" draw:layer="TiM_F" svg:x1="42.177cm" svg:y1="25.195cm" svg:x2="42.177cm" svg:y2="25.095cm">
            <text:p/>
          </draw:line>
          <draw:polyline draw:style-name="gr1" draw:text-style-name="P1" draw:layer="TiM_F" svg:width="0cm" svg:height="0.019cm" draw:transform="rotate (1.5707963267949) translate (42.157cm 25.03cm)" svg:viewBox="0 0 0 20" draw:points="0,0 0,2 0,4 0,6 0,8 0,10 0,12 0,14 0,15 0,17 0,18 0,19 0,19 0,20 0,20">
            <text:p/>
          </draw:polyline>
          <draw:polyline draw:style-name="gr1" draw:text-style-name="P1" draw:layer="TiM_F" svg:width="0cm" svg:height="0.019cm" draw:transform="rotate (1.5707963267949) translate (42.157cm 25.195cm)" svg:viewBox="0 0 0 20" draw:points="0,0 0,2 0,4 0,6 0,8 0,10 0,12 0,14 0,15 0,17 0,18 0,19 0,19 0,20 0,20">
            <text:p/>
          </draw:polyline>
          <draw:line draw:style-name="gr1" draw:text-style-name="P1" draw:layer="TiM_F" svg:x1="42.177cm" svg:y1="25.03cm" svg:x2="42.177cm" svg:y2="24.94cm">
            <text:p/>
          </draw:line>
          <draw:polyline draw:style-name="gr1" draw:text-style-name="P1" draw:layer="TiM_F" svg:width="0cm" svg:height="0.019cm" draw:transform="rotate (1.5707963267949) translate (42.157cm 24.94cm)" svg:viewBox="0 0 0 20" draw:points="0,20 0,20 0,19 0,19 0,18 0,17 0,15 0,14 0,12 0,10 0,8 0,6 0,4 0,2 0,0">
            <text:p/>
          </draw:polyline>
          <draw:polyline draw:style-name="gr1" draw:text-style-name="P1" draw:layer="TiM_F" svg:width="0cm" svg:height="0.019cm" draw:transform="rotate (1.5707963267949) translate (42.157cm 25.26cm)" svg:viewBox="0 0 0 20" draw:points="0,0 0,2 0,4 0,6 0,8 0,10 0,12 0,14 0,15 0,17 0,18 0,19 0,19 0,20 0,20">
            <text:p/>
          </draw:polyline>
          <draw:line draw:style-name="gr1" draw:text-style-name="P1" draw:layer="TiM_F" svg:x1="42.177cm" svg:y1="25.26cm" svg:x2="42.177cm" svg:y2="25.35cm">
            <text:p/>
          </draw:line>
          <draw:line draw:style-name="gr1" draw:text-style-name="P1" draw:layer="TiM_F" svg:x1="41.737cm" svg:y1="24.898cm" svg:x2="41.662cm" svg:y2="24.898cm">
            <text:p/>
          </draw:line>
          <draw:line draw:style-name="gr1" draw:text-style-name="P1" draw:layer="TiM_F" svg:x1="42.157cm" svg:y1="24.898cm" svg:x2="41.737cm" svg:y2="24.898cm">
            <text:p/>
          </draw:line>
          <draw:polyline draw:style-name="gr1" draw:text-style-name="P1" draw:layer="TiM_F" svg:width="0cm" svg:height="0.019cm" draw:transform="rotate (1.5707963267949) translate (42.157cm 25.35cm)" svg:viewBox="0 0 0 20" draw:points="0,20 0,20 0,19 0,19 0,18 0,17 0,15 0,14 0,12 0,10 0,8 0,6 0,4 0,2 0,0">
            <text:p/>
          </draw:polyline>
          <draw:line draw:style-name="gr1" draw:text-style-name="P1" draw:layer="TiM_F" svg:x1="41.662cm" svg:y1="24.898cm" svg:x2="41.662cm" svg:y2="24.973cm">
            <text:p/>
          </draw:line>
          <draw:line draw:style-name="gr1" draw:text-style-name="P1" draw:layer="TiM_F" svg:x1="41.662cm" svg:y1="24.973cm" svg:x2="41.662cm" svg:y2="25.393cm">
            <text:p/>
          </draw:line>
          <draw:polyline draw:style-name="gr1" draw:text-style-name="P1" draw:layer="TiM_F" svg:width="0cm" svg:height="0.019cm" draw:transform="rotate (1.5707963267949) translate (41.642cm 24.94cm)" svg:viewBox="0 0 0 20" draw:points="0,0 0,0 0,0 0,1 0,2 0,3 0,4 0,6 0,7 0,9 0,11 0,13 0,15 0,17 0,20">
            <text:p/>
          </draw:polyline>
          <draw:line draw:style-name="gr1" draw:text-style-name="P1" draw:layer="TiM_F" svg:x1="41.662cm" svg:y1="25.393cm" svg:x2="42.157cm" svg:y2="25.393cm">
            <text:p/>
          </draw:line>
          <draw:line draw:style-name="gr1" draw:text-style-name="P1" draw:layer="TiM_F" svg:x1="41.642cm" svg:y1="25.03cm" svg:x2="41.642cm" svg:y2="24.94cm">
            <text:p/>
          </draw:line>
          <draw:polyline draw:style-name="gr1" draw:text-style-name="P1" draw:layer="TiM_F" svg:width="0cm" svg:height="0.019cm" draw:transform="rotate (1.5707963267949) translate (41.642cm 25.03cm)" svg:viewBox="0 0 0 20" draw:points="0,20 0,17 0,15 0,13 0,11 0,9 0,7 0,6 0,4 0,3 0,2 0,1 0,0 0,0 0,0">
            <text:p/>
          </draw:polyline>
          <draw:polyline draw:style-name="gr1" draw:text-style-name="P1" draw:layer="TiM_F" svg:width="0cm" svg:height="0.019cm" draw:transform="rotate (1.5707963267949) translate (41.642cm 25.35cm)" svg:viewBox="0 0 0 20" draw:points="0,0 0,0 0,0 0,1 0,2 0,3 0,4 0,6 0,7 0,9 0,11 0,13 0,15 0,17 0,20">
            <text:p/>
          </draw:polyline>
          <draw:line draw:style-name="gr1" draw:text-style-name="P1" draw:layer="TiM_F" svg:x1="41.642cm" svg:y1="25.26cm" svg:x2="41.642cm" svg:y2="25.35cm">
            <text:p/>
          </draw:line>
          <draw:polyline draw:style-name="gr1" draw:text-style-name="P1" draw:layer="TiM_F" svg:width="0cm" svg:height="0.019cm" draw:transform="rotate (1.5707963267949) translate (41.642cm 25.095cm)" svg:viewBox="0 0 0 20" draw:points="0,20 0,17 0,15 0,13 0,11 0,9 0,7 0,6 0,4 0,3 0,2 0,1 0,0 0,0 0,0">
            <text:p/>
          </draw:polyline>
          <draw:polyline draw:style-name="gr1" draw:text-style-name="P1" draw:layer="TiM_F" svg:width="0cm" svg:height="0.019cm" draw:transform="rotate (1.5707963267949) translate (41.642cm 25.26cm)" svg:viewBox="0 0 0 20" draw:points="0,20 0,17 0,15 0,13 0,11 0,9 0,7 0,6 0,4 0,3 0,2 0,1 0,0 0,0 0,0">
            <text:p/>
          </draw:polyline>
          <draw:line draw:style-name="gr1" draw:text-style-name="P1" draw:layer="TiM_F" svg:x1="41.642cm" svg:y1="25.195cm" svg:x2="41.642cm" svg:y2="25.095cm">
            <text:p/>
          </draw:line>
          <draw:polyline draw:style-name="gr1" draw:text-style-name="P1" draw:layer="TiM_F" svg:width="0cm" svg:height="0.019cm" draw:transform="rotate (1.5707963267949) translate (41.642cm 25.195cm)" svg:viewBox="0 0 0 20" draw:points="0,20 0,17 0,15 0,13 0,11 0,9 0,7 0,6 0,4 0,3 0,2 0,1 0,0 0,0 0,0">
            <text:p/>
          </draw:polyline>
          <draw:polyline draw:style-name="gr1" draw:text-style-name="P1" draw:layer="TiM_F" svg:width="0cm" svg:height="0.019cm" draw:transform="rotate (1.5707963267949) translate (36.061cm 25.095cm)" svg:viewBox="0 0 0 20" draw:points="0,0 0,2 0,4 0,6 0,9 0,11 0,12 0,14 0,16 0,17 0,18 0,19 0,19 0,20 0,20">
            <text:p/>
          </draw:polyline>
          <draw:line draw:style-name="gr1" draw:text-style-name="P1" draw:layer="TiM_F" svg:x1="36.061cm" svg:y1="25.393cm" svg:x2="36.061cm" svg:y2="24.898cm">
            <text:p/>
          </draw:line>
          <draw:line draw:style-name="gr1" draw:text-style-name="P1" draw:layer="TiM_F" svg:x1="36.061cm" svg:y1="25.26cm" svg:x2="36.061cm" svg:y2="25.35cm">
            <text:p/>
          </draw:line>
          <draw:line draw:style-name="gr1" draw:text-style-name="P1" draw:layer="TiM_F" svg:x1="36.061cm" svg:y1="25.03cm" svg:x2="36.061cm" svg:y2="24.94cm">
            <text:p/>
          </draw:line>
          <draw:line draw:style-name="gr1" draw:text-style-name="P1" draw:layer="TiM_F" svg:x1="36.061cm" svg:y1="25.195cm" svg:x2="36.061cm" svg:y2="25.095cm">
            <text:p/>
          </draw:line>
          <draw:line draw:style-name="gr1" draw:text-style-name="P1" draw:layer="TiM_F" svg:x1="36.081cm" svg:y1="25.195cm" svg:x2="36.081cm" svg:y2="25.095cm">
            <text:p/>
          </draw:line>
          <draw:polyline draw:style-name="gr1" draw:text-style-name="P1" draw:layer="TiM_F" svg:width="0cm" svg:height="0.019cm" draw:transform="rotate (1.5707963267949) translate (36.061cm 25.03cm)" svg:viewBox="0 0 0 20" draw:points="0,0 0,2 0,4 0,6 0,9 0,11 0,12 0,14 0,16 0,17 0,18 0,19 0,19 0,20 0,20">
            <text:p/>
          </draw:polyline>
          <draw:polyline draw:style-name="gr1" draw:text-style-name="P1" draw:layer="TiM_F" svg:width="0cm" svg:height="0.019cm" draw:transform="rotate (1.5707963267949) translate (36.061cm 25.195cm)" svg:viewBox="0 0 0 20" draw:points="0,0 0,2 0,4 0,6 0,9 0,11 0,12 0,14 0,16 0,17 0,18 0,19 0,19 0,20 0,20">
            <text:p/>
          </draw:polyline>
          <draw:line draw:style-name="gr1" draw:text-style-name="P1" draw:layer="TiM_F" svg:x1="36.081cm" svg:y1="25.03cm" svg:x2="36.081cm" svg:y2="24.94cm">
            <text:p/>
          </draw:line>
          <draw:polyline draw:style-name="gr1" draw:text-style-name="P1" draw:layer="TiM_F" svg:width="0cm" svg:height="0.019cm" draw:transform="rotate (1.5707963267949) translate (36.061cm 24.94cm)" svg:viewBox="0 0 0 20" draw:points="0,20 0,20 0,19 0,19 0,18 0,17 0,16 0,14 0,12 0,11 0,9 0,6 0,4 0,2 0,0">
            <text:p/>
          </draw:polyline>
          <draw:polyline draw:style-name="gr1" draw:text-style-name="P1" draw:layer="TiM_F" svg:width="0cm" svg:height="0.019cm" draw:transform="rotate (1.5707963267949) translate (36.061cm 25.26cm)" svg:viewBox="0 0 0 20" draw:points="0,0 0,2 0,4 0,6 0,9 0,11 0,12 0,14 0,16 0,17 0,18 0,19 0,19 0,20 0,20">
            <text:p/>
          </draw:polyline>
          <draw:line draw:style-name="gr1" draw:text-style-name="P1" draw:layer="TiM_F" svg:x1="36.081cm" svg:y1="25.26cm" svg:x2="36.081cm" svg:y2="25.35cm">
            <text:p/>
          </draw:line>
          <draw:line draw:style-name="gr1" draw:text-style-name="P1" draw:layer="TiM_F" svg:x1="35.641cm" svg:y1="24.898cm" svg:x2="35.566cm" svg:y2="24.898cm">
            <text:p/>
          </draw:line>
          <draw:line draw:style-name="gr1" draw:text-style-name="P1" draw:layer="TiM_F" svg:x1="36.061cm" svg:y1="24.898cm" svg:x2="35.641cm" svg:y2="24.898cm">
            <text:p/>
          </draw:line>
          <draw:polyline draw:style-name="gr1" draw:text-style-name="P1" draw:layer="TiM_F" svg:width="0cm" svg:height="0.019cm" draw:transform="rotate (1.5707963267949) translate (36.061cm 25.35cm)" svg:viewBox="0 0 0 20" draw:points="0,20 0,20 0,19 0,19 0,18 0,17 0,16 0,14 0,12 0,11 0,9 0,6 0,4 0,2 0,0">
            <text:p/>
          </draw:polyline>
          <draw:line draw:style-name="gr1" draw:text-style-name="P1" draw:layer="TiM_F" svg:x1="35.566cm" svg:y1="24.898cm" svg:x2="35.566cm" svg:y2="24.973cm">
            <text:p/>
          </draw:line>
          <draw:line draw:style-name="gr1" draw:text-style-name="P1" draw:layer="TiM_F" svg:x1="35.566cm" svg:y1="24.973cm" svg:x2="35.566cm" svg:y2="25.393cm">
            <text:p/>
          </draw:line>
          <draw:polyline draw:style-name="gr1" draw:text-style-name="P1" draw:layer="TiM_F" svg:width="0cm" svg:height="0.019cm" draw:transform="rotate (1.5707963267949) translate (35.546cm 24.94cm)" svg:viewBox="0 0 0 20" draw:points="0,0 0,0 0,0 0,1 0,2 0,3 0,4 0,6 0,7 0,9 0,11 0,13 0,15 0,18 0,20">
            <text:p/>
          </draw:polyline>
          <draw:line draw:style-name="gr1" draw:text-style-name="P1" draw:layer="TiM_F" svg:x1="35.566cm" svg:y1="25.393cm" svg:x2="36.061cm" svg:y2="25.393cm">
            <text:p/>
          </draw:line>
          <draw:line draw:style-name="gr1" draw:text-style-name="P1" draw:layer="TiM_F" svg:x1="35.546cm" svg:y1="25.03cm" svg:x2="35.546cm" svg:y2="24.94cm">
            <text:p/>
          </draw:line>
          <draw:polyline draw:style-name="gr1" draw:text-style-name="P1" draw:layer="TiM_F" svg:width="0cm" svg:height="0.019cm" draw:transform="rotate (1.5707963267949) translate (35.546cm 25.03cm)" svg:viewBox="0 0 0 20" draw:points="0,20 0,18 0,15 0,13 0,11 0,9 0,7 0,6 0,4 0,3 0,2 0,1 0,0 0,0 0,0">
            <text:p/>
          </draw:polyline>
          <draw:polyline draw:style-name="gr1" draw:text-style-name="P1" draw:layer="TiM_F" svg:width="0cm" svg:height="0.019cm" draw:transform="rotate (1.5707963267949) translate (35.546cm 25.35cm)" svg:viewBox="0 0 0 20" draw:points="0,0 0,0 0,0 0,1 0,2 0,3 0,4 0,6 0,7 0,9 0,11 0,13 0,15 0,18 0,20">
            <text:p/>
          </draw:polyline>
          <draw:line draw:style-name="gr1" draw:text-style-name="P1" draw:layer="TiM_F" svg:x1="35.546cm" svg:y1="25.26cm" svg:x2="35.546cm" svg:y2="25.35cm">
            <text:p/>
          </draw:line>
          <draw:polyline draw:style-name="gr1" draw:text-style-name="P1" draw:layer="TiM_F" svg:width="0cm" svg:height="0.019cm" draw:transform="rotate (1.5707963267949) translate (35.546cm 25.095cm)" svg:viewBox="0 0 0 20" draw:points="0,20 0,18 0,15 0,13 0,11 0,9 0,7 0,6 0,4 0,3 0,2 0,1 0,0 0,0 0,0">
            <text:p/>
          </draw:polyline>
          <draw:polyline draw:style-name="gr1" draw:text-style-name="P1" draw:layer="TiM_F" svg:width="0cm" svg:height="0.019cm" draw:transform="rotate (1.5707963267949) translate (35.546cm 25.26cm)" svg:viewBox="0 0 0 20" draw:points="0,20 0,18 0,15 0,13 0,11 0,9 0,7 0,6 0,4 0,3 0,2 0,1 0,0 0,0 0,0">
            <text:p/>
          </draw:polyline>
          <draw:line draw:style-name="gr1" draw:text-style-name="P1" draw:layer="TiM_F" svg:x1="35.546cm" svg:y1="25.195cm" svg:x2="35.546cm" svg:y2="25.095cm">
            <text:p/>
          </draw:line>
          <draw:polyline draw:style-name="gr1" draw:text-style-name="P1" draw:layer="TiM_F" svg:width="0cm" svg:height="0.019cm" draw:transform="rotate (1.5707963267949) translate (35.546cm 25.195cm)" svg:viewBox="0 0 0 20" draw:points="0,20 0,18 0,15 0,13 0,11 0,9 0,7 0,6 0,4 0,3 0,2 0,1 0,0 0,0 0,0">
            <text:p/>
          </draw:polyline>
          <draw:polyline draw:style-name="gr1" draw:text-style-name="P1" draw:layer="TiM_F" svg:width="0cm" svg:height="0.019cm" draw:transform="rotate (1.5707963267949) translate (42.157cm 26.619cm)" svg:viewBox="0 0 0 20" draw:points="0,0 0,2 0,4 0,6 0,8 0,10 0,12 0,14 0,15 0,17 0,18 0,19 0,19 0,20 0,20">
            <text:p/>
          </draw:polyline>
          <draw:line draw:style-name="gr1" draw:text-style-name="P1" draw:layer="TiM_F" svg:x1="42.157cm" svg:y1="26.917cm" svg:x2="42.157cm" svg:y2="26.422cm">
            <text:p/>
          </draw:line>
          <draw:line draw:style-name="gr1" draw:text-style-name="P1" draw:layer="TiM_F" svg:x1="42.157cm" svg:y1="26.784cm" svg:x2="42.157cm" svg:y2="26.874cm">
            <text:p/>
          </draw:line>
          <draw:line draw:style-name="gr1" draw:text-style-name="P1" draw:layer="TiM_F" svg:x1="42.157cm" svg:y1="26.719cm" svg:x2="42.157cm" svg:y2="26.619cm">
            <text:p/>
          </draw:line>
          <draw:line draw:style-name="gr1" draw:text-style-name="P1" draw:layer="TiM_F" svg:x1="42.177cm" svg:y1="26.719cm" svg:x2="42.177cm" svg:y2="26.619cm">
            <text:p/>
          </draw:line>
          <draw:polyline draw:style-name="gr1" draw:text-style-name="P1" draw:layer="TiM_F" svg:width="0cm" svg:height="0.019cm" draw:transform="rotate (1.5707963267949) translate (42.157cm 26.554cm)" svg:viewBox="0 0 0 20" draw:points="0,0 0,2 0,4 0,6 0,8 0,10 0,12 0,14 0,15 0,17 0,18 0,19 0,19 0,20 0,20">
            <text:p/>
          </draw:polyline>
          <draw:polyline draw:style-name="gr1" draw:text-style-name="P1" draw:layer="TiM_F" svg:width="0cm" svg:height="0.019cm" draw:transform="rotate (1.5707963267949) translate (42.157cm 26.719cm)" svg:viewBox="0 0 0 20" draw:points="0,0 0,2 0,4 0,6 0,8 0,10 0,12 0,14 0,15 0,17 0,18 0,19 0,19 0,20 0,20">
            <text:p/>
          </draw:polyline>
          <draw:line draw:style-name="gr1" draw:text-style-name="P1" draw:layer="TiM_F" svg:x1="42.177cm" svg:y1="26.554cm" svg:x2="42.177cm" svg:y2="26.464cm">
            <text:p/>
          </draw:line>
          <draw:polyline draw:style-name="gr1" draw:text-style-name="P1" draw:layer="TiM_F" svg:width="0cm" svg:height="0.019cm" draw:transform="rotate (1.5707963267949) translate (42.157cm 26.464cm)" svg:viewBox="0 0 0 20" draw:points="0,20 0,20 0,19 0,19 0,18 0,17 0,15 0,14 0,12 0,10 0,8 0,6 0,4 0,2 0,0">
            <text:p/>
          </draw:polyline>
          <draw:polyline draw:style-name="gr1" draw:text-style-name="P1" draw:layer="TiM_F" svg:width="0cm" svg:height="0.019cm" draw:transform="rotate (1.5707963267949) translate (42.157cm 26.784cm)" svg:viewBox="0 0 0 20" draw:points="0,0 0,2 0,4 0,6 0,8 0,10 0,12 0,14 0,15 0,17 0,18 0,19 0,19 0,20 0,20">
            <text:p/>
          </draw:polyline>
          <draw:line draw:style-name="gr1" draw:text-style-name="P1" draw:layer="TiM_F" svg:x1="42.177cm" svg:y1="26.784cm" svg:x2="42.177cm" svg:y2="26.874cm">
            <text:p/>
          </draw:line>
          <draw:line draw:style-name="gr1" draw:text-style-name="P1" draw:layer="TiM_F" svg:x1="41.737cm" svg:y1="26.422cm" svg:x2="41.662cm" svg:y2="26.422cm">
            <text:p/>
          </draw:line>
          <draw:line draw:style-name="gr1" draw:text-style-name="P1" draw:layer="TiM_F" svg:x1="42.157cm" svg:y1="26.422cm" svg:x2="41.737cm" svg:y2="26.422cm">
            <text:p/>
          </draw:line>
          <draw:polyline draw:style-name="gr1" draw:text-style-name="P1" draw:layer="TiM_F" svg:width="0cm" svg:height="0.019cm" draw:transform="rotate (1.5707963267949) translate (42.157cm 26.874cm)" svg:viewBox="0 0 0 20" draw:points="0,20 0,20 0,19 0,19 0,18 0,17 0,15 0,14 0,12 0,10 0,8 0,6 0,4 0,2 0,0">
            <text:p/>
          </draw:polyline>
          <draw:line draw:style-name="gr1" draw:text-style-name="P1" draw:layer="TiM_F" svg:x1="41.662cm" svg:y1="26.554cm" svg:x2="41.662cm" svg:y2="26.464cm">
            <text:p/>
          </draw:line>
          <draw:line draw:style-name="gr1" draw:text-style-name="P1" draw:layer="TiM_F" svg:x1="41.662cm" svg:y1="26.422cm" svg:x2="41.662cm" svg:y2="26.497cm">
            <text:p/>
          </draw:line>
          <draw:line draw:style-name="gr1" draw:text-style-name="P1" draw:layer="TiM_F" svg:x1="41.662cm" svg:y1="26.497cm" svg:x2="41.662cm" svg:y2="26.917cm">
            <text:p/>
          </draw:line>
          <draw:polyline draw:style-name="gr1" draw:text-style-name="P1" draw:layer="TiM_F" svg:width="0cm" svg:height="0.019cm" draw:transform="rotate (1.5707963267949) translate (41.642cm 26.464cm)" svg:viewBox="0 0 0 20" draw:points="0,0 0,0 0,0 0,1 0,2 0,3 0,4 0,6 0,7 0,9 0,11 0,13 0,15 0,17 0,20">
            <text:p/>
          </draw:polyline>
          <draw:line draw:style-name="gr1" draw:text-style-name="P1" draw:layer="TiM_F" svg:x1="41.662cm" svg:y1="26.917cm" svg:x2="42.157cm" svg:y2="26.917cm">
            <text:p/>
          </draw:line>
          <draw:line draw:style-name="gr1" draw:text-style-name="P1" draw:layer="TiM_F" svg:x1="41.642cm" svg:y1="26.554cm" svg:x2="41.642cm" svg:y2="26.464cm">
            <text:p/>
          </draw:line>
          <draw:polyline draw:style-name="gr1" draw:text-style-name="P1" draw:layer="TiM_F" svg:width="0cm" svg:height="0.019cm" draw:transform="rotate (1.5707963267949) translate (41.642cm 26.554cm)" svg:viewBox="0 0 0 20" draw:points="0,20 0,17 0,15 0,13 0,11 0,9 0,7 0,6 0,4 0,3 0,2 0,1 0,0 0,0 0,0">
            <text:p/>
          </draw:polyline>
          <draw:polyline draw:style-name="gr1" draw:text-style-name="P1" draw:layer="TiM_F" svg:width="0cm" svg:height="0.019cm" draw:transform="rotate (1.5707963267949) translate (41.642cm 26.874cm)" svg:viewBox="0 0 0 20" draw:points="0,0 0,0 0,0 0,1 0,2 0,3 0,4 0,6 0,7 0,9 0,11 0,13 0,15 0,17 0,20">
            <text:p/>
          </draw:polyline>
          <draw:line draw:style-name="gr1" draw:text-style-name="P1" draw:layer="TiM_F" svg:x1="41.642cm" svg:y1="26.784cm" svg:x2="41.642cm" svg:y2="26.874cm">
            <text:p/>
          </draw:line>
          <draw:polyline draw:style-name="gr1" draw:text-style-name="P1" draw:layer="TiM_F" svg:width="0cm" svg:height="0.019cm" draw:transform="rotate (1.5707963267949) translate (41.642cm 26.619cm)" svg:viewBox="0 0 0 20" draw:points="0,20 0,17 0,15 0,13 0,11 0,9 0,7 0,6 0,4 0,3 0,2 0,1 0,0 0,0 0,0">
            <text:p/>
          </draw:polyline>
          <draw:polyline draw:style-name="gr1" draw:text-style-name="P1" draw:layer="TiM_F" svg:width="0cm" svg:height="0.019cm" draw:transform="rotate (1.5707963267949) translate (41.642cm 26.784cm)" svg:viewBox="0 0 0 20" draw:points="0,20 0,17 0,15 0,13 0,11 0,9 0,7 0,6 0,4 0,3 0,2 0,1 0,0 0,0 0,0">
            <text:p/>
          </draw:polyline>
          <draw:line draw:style-name="gr1" draw:text-style-name="P1" draw:layer="TiM_F" svg:x1="41.642cm" svg:y1="26.719cm" svg:x2="41.642cm" svg:y2="26.619cm">
            <text:p/>
          </draw:line>
          <draw:polyline draw:style-name="gr1" draw:text-style-name="P1" draw:layer="TiM_F" svg:width="0cm" svg:height="0.019cm" draw:transform="rotate (1.5707963267949) translate (41.642cm 26.719cm)" svg:viewBox="0 0 0 20" draw:points="0,20 0,17 0,15 0,13 0,11 0,9 0,7 0,6 0,4 0,3 0,2 0,1 0,0 0,0 0,0">
            <text:p/>
          </draw:polyline>
          <draw:polyline draw:style-name="gr1" draw:text-style-name="P1" draw:layer="TiM_F" svg:width="0cm" svg:height="0.019cm" draw:transform="rotate (1.5707963267949) translate (36.061cm 26.619cm)" svg:viewBox="0 0 0 20" draw:points="0,0 0,2 0,4 0,6 0,9 0,11 0,12 0,14 0,16 0,17 0,18 0,19 0,19 0,20 0,20">
            <text:p/>
          </draw:polyline>
          <draw:line draw:style-name="gr1" draw:text-style-name="P1" draw:layer="TiM_F" svg:x1="36.061cm" svg:y1="26.917cm" svg:x2="36.061cm" svg:y2="26.422cm">
            <text:p/>
          </draw:line>
          <draw:line draw:style-name="gr1" draw:text-style-name="P1" draw:layer="TiM_F" svg:x1="36.061cm" svg:y1="26.784cm" svg:x2="36.061cm" svg:y2="26.874cm">
            <text:p/>
          </draw:line>
          <draw:line draw:style-name="gr1" draw:text-style-name="P1" draw:layer="TiM_F" svg:x1="36.061cm" svg:y1="26.554cm" svg:x2="36.061cm" svg:y2="26.464cm">
            <text:p/>
          </draw:line>
          <draw:line draw:style-name="gr1" draw:text-style-name="P1" draw:layer="TiM_F" svg:x1="36.061cm" svg:y1="26.719cm" svg:x2="36.061cm" svg:y2="26.619cm">
            <text:p/>
          </draw:line>
          <draw:line draw:style-name="gr1" draw:text-style-name="P1" draw:layer="TiM_F" svg:x1="36.081cm" svg:y1="26.719cm" svg:x2="36.081cm" svg:y2="26.619cm">
            <text:p/>
          </draw:line>
          <draw:polyline draw:style-name="gr1" draw:text-style-name="P1" draw:layer="TiM_F" svg:width="0cm" svg:height="0.019cm" draw:transform="rotate (1.5707963267949) translate (36.061cm 26.554cm)" svg:viewBox="0 0 0 20" draw:points="0,0 0,2 0,4 0,6 0,9 0,11 0,12 0,14 0,16 0,17 0,18 0,19 0,19 0,20 0,20">
            <text:p/>
          </draw:polyline>
          <draw:polyline draw:style-name="gr1" draw:text-style-name="P1" draw:layer="TiM_F" svg:width="0cm" svg:height="0.019cm" draw:transform="rotate (1.5707963267949) translate (36.061cm 26.719cm)" svg:viewBox="0 0 0 20" draw:points="0,0 0,2 0,4 0,6 0,9 0,11 0,12 0,14 0,16 0,17 0,18 0,19 0,19 0,20 0,20">
            <text:p/>
          </draw:polyline>
          <draw:line draw:style-name="gr1" draw:text-style-name="P1" draw:layer="TiM_F" svg:x1="36.081cm" svg:y1="26.554cm" svg:x2="36.081cm" svg:y2="26.464cm">
            <text:p/>
          </draw:line>
          <draw:polyline draw:style-name="gr1" draw:text-style-name="P1" draw:layer="TiM_F" svg:width="0cm" svg:height="0.019cm" draw:transform="rotate (1.5707963267949) translate (36.061cm 26.464cm)" svg:viewBox="0 0 0 20" draw:points="0,20 0,20 0,19 0,19 0,18 0,17 0,16 0,14 0,12 0,11 0,9 0,6 0,4 0,2 0,0">
            <text:p/>
          </draw:polyline>
          <draw:polyline draw:style-name="gr1" draw:text-style-name="P1" draw:layer="TiM_F" svg:width="0cm" svg:height="0.019cm" draw:transform="rotate (1.5707963267949) translate (36.061cm 26.784cm)" svg:viewBox="0 0 0 20" draw:points="0,0 0,2 0,4 0,6 0,9 0,11 0,12 0,14 0,16 0,17 0,18 0,19 0,19 0,20 0,20">
            <text:p/>
          </draw:polyline>
          <draw:line draw:style-name="gr1" draw:text-style-name="P1" draw:layer="TiM_F" svg:x1="36.081cm" svg:y1="26.784cm" svg:x2="36.081cm" svg:y2="26.874cm">
            <text:p/>
          </draw:line>
          <draw:line draw:style-name="gr1" draw:text-style-name="P1" draw:layer="TiM_F" svg:x1="35.641cm" svg:y1="26.422cm" svg:x2="35.566cm" svg:y2="26.422cm">
            <text:p/>
          </draw:line>
          <draw:line draw:style-name="gr1" draw:text-style-name="P1" draw:layer="TiM_F" svg:x1="36.061cm" svg:y1="26.422cm" svg:x2="35.641cm" svg:y2="26.422cm">
            <text:p/>
          </draw:line>
          <draw:polyline draw:style-name="gr1" draw:text-style-name="P1" draw:layer="TiM_F" svg:width="0cm" svg:height="0.019cm" draw:transform="rotate (1.5707963267949) translate (36.061cm 26.874cm)" svg:viewBox="0 0 0 20" draw:points="0,20 0,20 0,19 0,19 0,18 0,17 0,16 0,14 0,12 0,11 0,9 0,6 0,4 0,2 0,0">
            <text:p/>
          </draw:polyline>
          <draw:line draw:style-name="gr1" draw:text-style-name="P1" draw:layer="TiM_F" svg:x1="35.566cm" svg:y1="26.422cm" svg:x2="35.566cm" svg:y2="26.497cm">
            <text:p/>
          </draw:line>
          <draw:line draw:style-name="gr1" draw:text-style-name="P1" draw:layer="TiM_F" svg:x1="35.566cm" svg:y1="26.497cm" svg:x2="35.566cm" svg:y2="26.917cm">
            <text:p/>
          </draw:line>
          <draw:polyline draw:style-name="gr1" draw:text-style-name="P1" draw:layer="TiM_F" svg:width="0cm" svg:height="0.019cm" draw:transform="rotate (1.5707963267949) translate (35.546cm 26.464cm)" svg:viewBox="0 0 0 20" draw:points="0,0 0,0 0,0 0,1 0,2 0,3 0,4 0,6 0,7 0,9 0,11 0,13 0,15 0,18 0,20">
            <text:p/>
          </draw:polyline>
          <draw:line draw:style-name="gr1" draw:text-style-name="P1" draw:layer="TiM_F" svg:x1="35.566cm" svg:y1="26.917cm" svg:x2="36.061cm" svg:y2="26.917cm">
            <text:p/>
          </draw:line>
          <draw:line draw:style-name="gr1" draw:text-style-name="P1" draw:layer="TiM_F" svg:x1="35.546cm" svg:y1="26.554cm" svg:x2="35.546cm" svg:y2="26.464cm">
            <text:p/>
          </draw:line>
          <draw:polyline draw:style-name="gr1" draw:text-style-name="P1" draw:layer="TiM_F" svg:width="0cm" svg:height="0.019cm" draw:transform="rotate (1.5707963267949) translate (35.546cm 26.554cm)" svg:viewBox="0 0 0 20" draw:points="0,20 0,18 0,15 0,13 0,11 0,9 0,7 0,6 0,4 0,3 0,2 0,1 0,0 0,0 0,0">
            <text:p/>
          </draw:polyline>
          <draw:polyline draw:style-name="gr1" draw:text-style-name="P1" draw:layer="TiM_F" svg:width="0cm" svg:height="0.019cm" draw:transform="rotate (1.5707963267949) translate (35.546cm 26.874cm)" svg:viewBox="0 0 0 20" draw:points="0,0 0,0 0,0 0,1 0,2 0,3 0,4 0,6 0,7 0,9 0,11 0,13 0,15 0,18 0,20">
            <text:p/>
          </draw:polyline>
          <draw:line draw:style-name="gr1" draw:text-style-name="P1" draw:layer="TiM_F" svg:x1="35.546cm" svg:y1="26.784cm" svg:x2="35.546cm" svg:y2="26.874cm">
            <text:p/>
          </draw:line>
          <draw:polyline draw:style-name="gr1" draw:text-style-name="P1" draw:layer="TiM_F" svg:width="0cm" svg:height="0.019cm" draw:transform="rotate (1.5707963267949) translate (35.546cm 26.619cm)" svg:viewBox="0 0 0 20" draw:points="0,20 0,18 0,15 0,13 0,11 0,9 0,7 0,6 0,4 0,3 0,2 0,1 0,0 0,0 0,0">
            <text:p/>
          </draw:polyline>
          <draw:polyline draw:style-name="gr1" draw:text-style-name="P1" draw:layer="TiM_F" svg:width="0cm" svg:height="0.019cm" draw:transform="rotate (1.5707963267949) translate (35.546cm 26.784cm)" svg:viewBox="0 0 0 20" draw:points="0,20 0,18 0,15 0,13 0,11 0,9 0,7 0,6 0,4 0,3 0,2 0,1 0,0 0,0 0,0">
            <text:p/>
          </draw:polyline>
          <draw:line draw:style-name="gr1" draw:text-style-name="P1" draw:layer="TiM_F" svg:x1="35.546cm" svg:y1="26.719cm" svg:x2="35.546cm" svg:y2="26.619cm">
            <text:p/>
          </draw:line>
          <draw:polyline draw:style-name="gr1" draw:text-style-name="P1" draw:layer="TiM_F" svg:width="0cm" svg:height="0.019cm" draw:transform="rotate (1.5707963267949) translate (35.546cm 26.719cm)" svg:viewBox="0 0 0 20" draw:points="0,20 0,18 0,15 0,13 0,11 0,9 0,7 0,6 0,4 0,3 0,2 0,1 0,0 0,0 0,0">
            <text:p/>
          </draw:polyline>
          <draw:polyline draw:style-name="gr1" draw:text-style-name="P1" draw:layer="TiM_F" svg:width="0cm" svg:height="0.019cm" draw:transform="rotate (1.5707963267949) translate (31.489cm 25.095cm)" svg:viewBox="0 0 0 20" draw:points="0,0 0,2 0,4 0,7 0,9 0,11 0,12 0,14 0,16 0,17 0,18 0,19 0,20 0,20 0,20">
            <text:p/>
          </draw:polyline>
          <draw:line draw:style-name="gr1" draw:text-style-name="P1" draw:layer="TiM_F" svg:x1="31.489cm" svg:y1="25.393cm" svg:x2="31.489cm" svg:y2="24.898cm">
            <text:p/>
          </draw:line>
          <draw:line draw:style-name="gr1" draw:text-style-name="P1" draw:layer="TiM_F" svg:x1="31.489cm" svg:y1="25.26cm" svg:x2="31.489cm" svg:y2="25.35cm">
            <text:p/>
          </draw:line>
          <draw:line draw:style-name="gr1" draw:text-style-name="P1" draw:layer="TiM_F" svg:x1="31.489cm" svg:y1="25.03cm" svg:x2="31.489cm" svg:y2="24.94cm">
            <text:p/>
          </draw:line>
          <draw:line draw:style-name="gr1" draw:text-style-name="P1" draw:layer="TiM_F" svg:x1="31.489cm" svg:y1="25.195cm" svg:x2="31.489cm" svg:y2="25.095cm">
            <text:p/>
          </draw:line>
          <draw:line draw:style-name="gr1" draw:text-style-name="P1" draw:layer="TiM_F" svg:x1="31.509cm" svg:y1="25.195cm" svg:x2="31.509cm" svg:y2="25.095cm">
            <text:p/>
          </draw:line>
          <draw:polyline draw:style-name="gr1" draw:text-style-name="P1" draw:layer="TiM_F" svg:width="0cm" svg:height="0.019cm" draw:transform="rotate (1.5707963267949) translate (31.489cm 25.03cm)" svg:viewBox="0 0 0 20" draw:points="0,0 0,2 0,4 0,7 0,9 0,11 0,12 0,14 0,16 0,17 0,18 0,19 0,20 0,20 0,20">
            <text:p/>
          </draw:polyline>
          <draw:polyline draw:style-name="gr1" draw:text-style-name="P1" draw:layer="TiM_F" svg:width="0cm" svg:height="0.019cm" draw:transform="rotate (1.5707963267949) translate (31.489cm 25.195cm)" svg:viewBox="0 0 0 20" draw:points="0,0 0,2 0,4 0,7 0,9 0,11 0,12 0,14 0,16 0,17 0,18 0,19 0,20 0,20 0,20">
            <text:p/>
          </draw:polyline>
          <draw:line draw:style-name="gr1" draw:text-style-name="P1" draw:layer="TiM_F" svg:x1="31.509cm" svg:y1="25.03cm" svg:x2="31.509cm" svg:y2="24.94cm">
            <text:p/>
          </draw:line>
          <draw:polyline draw:style-name="gr1" draw:text-style-name="P1" draw:layer="TiM_F" svg:width="0cm" svg:height="0.019cm" draw:transform="rotate (1.5707963267949) translate (31.489cm 24.94cm)" svg:viewBox="0 0 0 20" draw:points="0,20 0,20 0,20 0,19 0,18 0,17 0,16 0,14 0,12 0,11 0,9 0,7 0,4 0,2 0,0">
            <text:p/>
          </draw:polyline>
          <draw:polyline draw:style-name="gr1" draw:text-style-name="P1" draw:layer="TiM_F" svg:width="0cm" svg:height="0.019cm" draw:transform="rotate (1.5707963267949) translate (31.489cm 25.26cm)" svg:viewBox="0 0 0 20" draw:points="0,0 0,2 0,4 0,7 0,9 0,11 0,12 0,14 0,16 0,17 0,18 0,19 0,20 0,20 0,20">
            <text:p/>
          </draw:polyline>
          <draw:line draw:style-name="gr1" draw:text-style-name="P1" draw:layer="TiM_F" svg:x1="31.509cm" svg:y1="25.26cm" svg:x2="31.509cm" svg:y2="25.35cm">
            <text:p/>
          </draw:line>
          <draw:line draw:style-name="gr1" draw:text-style-name="P1" draw:layer="TiM_F" svg:x1="31.069cm" svg:y1="24.898cm" svg:x2="30.994cm" svg:y2="24.898cm">
            <text:p/>
          </draw:line>
          <draw:line draw:style-name="gr1" draw:text-style-name="P1" draw:layer="TiM_F" svg:x1="31.489cm" svg:y1="24.898cm" svg:x2="31.069cm" svg:y2="24.898cm">
            <text:p/>
          </draw:line>
          <draw:polyline draw:style-name="gr1" draw:text-style-name="P1" draw:layer="TiM_F" svg:width="0cm" svg:height="0.019cm" draw:transform="rotate (1.5707963267949) translate (31.489cm 25.35cm)" svg:viewBox="0 0 0 20" draw:points="0,20 0,20 0,20 0,19 0,18 0,17 0,16 0,14 0,12 0,11 0,9 0,7 0,4 0,2 0,0">
            <text:p/>
          </draw:polyline>
          <draw:line draw:style-name="gr1" draw:text-style-name="P1" draw:layer="TiM_F" svg:x1="30.994cm" svg:y1="24.898cm" svg:x2="30.994cm" svg:y2="24.973cm">
            <text:p/>
          </draw:line>
          <draw:line draw:style-name="gr1" draw:text-style-name="P1" draw:layer="TiM_F" svg:x1="30.994cm" svg:y1="24.973cm" svg:x2="30.994cm" svg:y2="25.393cm">
            <text:p/>
          </draw:line>
          <draw:polyline draw:style-name="gr1" draw:text-style-name="P1" draw:layer="TiM_F" svg:width="0cm" svg:height="0.019cm" draw:transform="rotate (1.5707963267949) translate (30.974cm 24.94cm)" svg:viewBox="0 0 0 20" draw:points="0,0 0,0 0,1 0,1 0,2 0,3 0,4 0,6 0,8 0,9 0,11 0,13 0,16 0,18 0,20">
            <text:p/>
          </draw:polyline>
          <draw:line draw:style-name="gr1" draw:text-style-name="P1" draw:layer="TiM_F" svg:x1="30.994cm" svg:y1="25.393cm" svg:x2="31.489cm" svg:y2="25.393cm">
            <text:p/>
          </draw:line>
          <draw:line draw:style-name="gr1" draw:text-style-name="P1" draw:layer="TiM_F" svg:x1="30.974cm" svg:y1="25.03cm" svg:x2="30.974cm" svg:y2="24.94cm">
            <text:p/>
          </draw:line>
          <draw:polyline draw:style-name="gr1" draw:text-style-name="P1" draw:layer="TiM_F" svg:width="0cm" svg:height="0.019cm" draw:transform="rotate (1.5707963267949) translate (30.974cm 25.03cm)" svg:viewBox="0 0 0 20" draw:points="0,20 0,18 0,16 0,13 0,11 0,9 0,8 0,6 0,4 0,3 0,2 0,1 0,1 0,0 0,0">
            <text:p/>
          </draw:polyline>
          <draw:polyline draw:style-name="gr1" draw:text-style-name="P1" draw:layer="TiM_F" svg:width="0cm" svg:height="0.019cm" draw:transform="rotate (1.5707963267949) translate (30.974cm 25.35cm)" svg:viewBox="0 0 0 20" draw:points="0,0 0,0 0,1 0,1 0,2 0,3 0,4 0,6 0,8 0,9 0,11 0,13 0,16 0,18 0,20">
            <text:p/>
          </draw:polyline>
          <draw:line draw:style-name="gr1" draw:text-style-name="P1" draw:layer="TiM_F" svg:x1="30.974cm" svg:y1="25.26cm" svg:x2="30.974cm" svg:y2="25.35cm">
            <text:p/>
          </draw:line>
          <draw:polyline draw:style-name="gr1" draw:text-style-name="P1" draw:layer="TiM_F" svg:width="0cm" svg:height="0.019cm" draw:transform="rotate (1.5707963267949) translate (30.974cm 25.095cm)" svg:viewBox="0 0 0 20" draw:points="0,20 0,18 0,16 0,13 0,11 0,9 0,8 0,6 0,4 0,3 0,2 0,1 0,1 0,0 0,0">
            <text:p/>
          </draw:polyline>
          <draw:polyline draw:style-name="gr1" draw:text-style-name="P1" draw:layer="TiM_F" svg:width="0cm" svg:height="0.019cm" draw:transform="rotate (1.5707963267949) translate (30.974cm 25.26cm)" svg:viewBox="0 0 0 20" draw:points="0,20 0,18 0,16 0,13 0,11 0,9 0,8 0,6 0,4 0,3 0,2 0,1 0,1 0,0 0,0">
            <text:p/>
          </draw:polyline>
          <draw:line draw:style-name="gr1" draw:text-style-name="P1" draw:layer="TiM_F" svg:x1="30.974cm" svg:y1="25.195cm" svg:x2="30.974cm" svg:y2="25.095cm">
            <text:p/>
          </draw:line>
          <draw:polyline draw:style-name="gr1" draw:text-style-name="P1" draw:layer="TiM_F" svg:width="0cm" svg:height="0.019cm" draw:transform="rotate (1.5707963267949) translate (30.974cm 25.195cm)" svg:viewBox="0 0 0 20" draw:points="0,20 0,18 0,16 0,13 0,11 0,9 0,8 0,6 0,4 0,3 0,2 0,1 0,1 0,0 0,0">
            <text:p/>
          </draw:polyline>
          <draw:polyline draw:style-name="gr1" draw:text-style-name="P1" draw:layer="TiM_F" svg:width="0cm" svg:height="0.019cm" draw:transform="rotate (1.5707963267949) translate (31.489cm 26.619cm)" svg:viewBox="0 0 0 20" draw:points="0,0 0,2 0,4 0,7 0,9 0,11 0,12 0,14 0,16 0,17 0,18 0,19 0,20 0,20 0,20">
            <text:p/>
          </draw:polyline>
          <draw:line draw:style-name="gr1" draw:text-style-name="P1" draw:layer="TiM_F" svg:x1="31.489cm" svg:y1="26.917cm" svg:x2="31.489cm" svg:y2="26.422cm">
            <text:p/>
          </draw:line>
          <draw:line draw:style-name="gr1" draw:text-style-name="P1" draw:layer="TiM_F" svg:x1="31.489cm" svg:y1="26.784cm" svg:x2="31.489cm" svg:y2="26.874cm">
            <text:p/>
          </draw:line>
          <draw:line draw:style-name="gr1" draw:text-style-name="P1" draw:layer="TiM_F" svg:x1="31.489cm" svg:y1="26.719cm" svg:x2="31.489cm" svg:y2="26.619cm">
            <text:p/>
          </draw:line>
          <draw:line draw:style-name="gr1" draw:text-style-name="P1" draw:layer="TiM_F" svg:x1="31.509cm" svg:y1="26.719cm" svg:x2="31.509cm" svg:y2="26.619cm">
            <text:p/>
          </draw:line>
          <draw:polyline draw:style-name="gr1" draw:text-style-name="P1" draw:layer="TiM_F" svg:width="0cm" svg:height="0.019cm" draw:transform="rotate (1.5707963267949) translate (31.489cm 26.554cm)" svg:viewBox="0 0 0 20" draw:points="0,0 0,2 0,4 0,7 0,9 0,11 0,12 0,14 0,16 0,17 0,18 0,19 0,20 0,20 0,20">
            <text:p/>
          </draw:polyline>
          <draw:polyline draw:style-name="gr1" draw:text-style-name="P1" draw:layer="TiM_F" svg:width="0cm" svg:height="0.019cm" draw:transform="rotate (1.5707963267949) translate (31.489cm 26.719cm)" svg:viewBox="0 0 0 20" draw:points="0,0 0,2 0,4 0,7 0,9 0,11 0,12 0,14 0,16 0,17 0,18 0,19 0,20 0,20 0,20">
            <text:p/>
          </draw:polyline>
          <draw:line draw:style-name="gr1" draw:text-style-name="P1" draw:layer="TiM_F" svg:x1="31.509cm" svg:y1="26.554cm" svg:x2="31.509cm" svg:y2="26.464cm">
            <text:p/>
          </draw:line>
          <draw:polyline draw:style-name="gr1" draw:text-style-name="P1" draw:layer="TiM_F" svg:width="0cm" svg:height="0.019cm" draw:transform="rotate (1.5707963267949) translate (31.489cm 26.464cm)" svg:viewBox="0 0 0 20" draw:points="0,20 0,20 0,20 0,19 0,18 0,17 0,16 0,14 0,12 0,11 0,9 0,7 0,4 0,2 0,0">
            <text:p/>
          </draw:polyline>
          <draw:polyline draw:style-name="gr1" draw:text-style-name="P1" draw:layer="TiM_F" svg:width="0cm" svg:height="0.019cm" draw:transform="rotate (1.5707963267949) translate (31.489cm 26.784cm)" svg:viewBox="0 0 0 20" draw:points="0,0 0,2 0,4 0,7 0,9 0,11 0,12 0,14 0,16 0,17 0,18 0,19 0,20 0,20 0,20">
            <text:p/>
          </draw:polyline>
          <draw:line draw:style-name="gr1" draw:text-style-name="P1" draw:layer="TiM_F" svg:x1="31.509cm" svg:y1="26.784cm" svg:x2="31.509cm" svg:y2="26.874cm">
            <text:p/>
          </draw:line>
          <draw:line draw:style-name="gr1" draw:text-style-name="P1" draw:layer="TiM_F" svg:x1="31.069cm" svg:y1="26.422cm" svg:x2="30.994cm" svg:y2="26.422cm">
            <text:p/>
          </draw:line>
          <draw:line draw:style-name="gr1" draw:text-style-name="P1" draw:layer="TiM_F" svg:x1="31.489cm" svg:y1="26.422cm" svg:x2="31.069cm" svg:y2="26.422cm">
            <text:p/>
          </draw:line>
          <draw:polyline draw:style-name="gr1" draw:text-style-name="P1" draw:layer="TiM_F" svg:width="0cm" svg:height="0.019cm" draw:transform="rotate (1.5707963267949) translate (31.489cm 26.874cm)" svg:viewBox="0 0 0 20" draw:points="0,20 0,20 0,20 0,19 0,18 0,17 0,16 0,14 0,12 0,11 0,9 0,7 0,4 0,2 0,0">
            <text:p/>
          </draw:polyline>
          <draw:line draw:style-name="gr1" draw:text-style-name="P1" draw:layer="TiM_F" svg:x1="30.994cm" svg:y1="26.554cm" svg:x2="30.994cm" svg:y2="26.464cm">
            <text:p/>
          </draw:line>
          <draw:line draw:style-name="gr1" draw:text-style-name="P1" draw:layer="TiM_F" svg:x1="30.994cm" svg:y1="26.422cm" svg:x2="30.994cm" svg:y2="26.497cm">
            <text:p/>
          </draw:line>
          <draw:line draw:style-name="gr1" draw:text-style-name="P1" draw:layer="TiM_F" svg:x1="30.994cm" svg:y1="26.497cm" svg:x2="30.994cm" svg:y2="26.917cm">
            <text:p/>
          </draw:line>
          <draw:polyline draw:style-name="gr1" draw:text-style-name="P1" draw:layer="TiM_F" svg:width="0cm" svg:height="0.019cm" draw:transform="rotate (1.5707963267949) translate (30.974cm 26.464cm)" svg:viewBox="0 0 0 20" draw:points="0,0 0,0 0,1 0,1 0,2 0,3 0,4 0,6 0,8 0,9 0,11 0,13 0,16 0,18 0,20">
            <text:p/>
          </draw:polyline>
          <draw:line draw:style-name="gr1" draw:text-style-name="P1" draw:layer="TiM_F" svg:x1="30.994cm" svg:y1="26.917cm" svg:x2="31.489cm" svg:y2="26.917cm">
            <text:p/>
          </draw:line>
          <draw:line draw:style-name="gr1" draw:text-style-name="P1" draw:layer="TiM_F" svg:x1="30.974cm" svg:y1="26.554cm" svg:x2="30.974cm" svg:y2="26.464cm">
            <text:p/>
          </draw:line>
          <draw:polyline draw:style-name="gr1" draw:text-style-name="P1" draw:layer="TiM_F" svg:width="0cm" svg:height="0.019cm" draw:transform="rotate (1.5707963267949) translate (30.974cm 26.554cm)" svg:viewBox="0 0 0 20" draw:points="0,20 0,18 0,16 0,13 0,11 0,9 0,8 0,6 0,4 0,3 0,2 0,1 0,1 0,0 0,0">
            <text:p/>
          </draw:polyline>
          <draw:polyline draw:style-name="gr1" draw:text-style-name="P1" draw:layer="TiM_F" svg:width="0cm" svg:height="0.019cm" draw:transform="rotate (1.5707963267949) translate (30.974cm 26.874cm)" svg:viewBox="0 0 0 20" draw:points="0,0 0,0 0,1 0,1 0,2 0,3 0,4 0,6 0,8 0,9 0,11 0,13 0,16 0,18 0,20">
            <text:p/>
          </draw:polyline>
          <draw:line draw:style-name="gr1" draw:text-style-name="P1" draw:layer="TiM_F" svg:x1="30.974cm" svg:y1="26.784cm" svg:x2="30.974cm" svg:y2="26.874cm">
            <text:p/>
          </draw:line>
          <draw:polyline draw:style-name="gr1" draw:text-style-name="P1" draw:layer="TiM_F" svg:width="0cm" svg:height="0.019cm" draw:transform="rotate (1.5707963267949) translate (30.974cm 26.619cm)" svg:viewBox="0 0 0 20" draw:points="0,20 0,18 0,16 0,13 0,11 0,9 0,8 0,6 0,4 0,3 0,2 0,1 0,1 0,0 0,0">
            <text:p/>
          </draw:polyline>
          <draw:polyline draw:style-name="gr1" draw:text-style-name="P1" draw:layer="TiM_F" svg:width="0cm" svg:height="0.019cm" draw:transform="rotate (1.5707963267949) translate (30.974cm 26.784cm)" svg:viewBox="0 0 0 20" draw:points="0,20 0,18 0,16 0,13 0,11 0,9 0,8 0,6 0,4 0,3 0,2 0,1 0,1 0,0 0,0">
            <text:p/>
          </draw:polyline>
          <draw:line draw:style-name="gr1" draw:text-style-name="P1" draw:layer="TiM_F" svg:x1="30.974cm" svg:y1="26.719cm" svg:x2="30.974cm" svg:y2="26.619cm">
            <text:p/>
          </draw:line>
          <draw:polyline draw:style-name="gr1" draw:text-style-name="P1" draw:layer="TiM_F" svg:width="0cm" svg:height="0.019cm" draw:transform="rotate (1.5707963267949) translate (30.974cm 26.719cm)" svg:viewBox="0 0 0 20" draw:points="0,20 0,18 0,16 0,13 0,11 0,9 0,8 0,6 0,4 0,3 0,2 0,1 0,1 0,0 0,0">
            <text:p/>
          </draw:polyline>
          <draw:polyline draw:style-name="gr1" draw:text-style-name="P1" draw:layer="TiM_F" svg:width="0cm" svg:height="0.019cm" draw:transform="rotate (1.5707963267949) translate (31.489cm 23.571cm)" svg:viewBox="0 0 0 20" draw:points="0,0 0,2 0,4 0,7 0,9 0,11 0,12 0,14 0,16 0,17 0,18 0,19 0,20 0,20 0,20">
            <text:p/>
          </draw:polyline>
          <draw:line draw:style-name="gr1" draw:text-style-name="P1" draw:layer="TiM_F" svg:x1="31.489cm" svg:y1="23.869cm" svg:x2="31.489cm" svg:y2="23.374cm">
            <text:p/>
          </draw:line>
          <draw:line draw:style-name="gr1" draw:text-style-name="P1" draw:layer="TiM_F" svg:x1="31.489cm" svg:y1="23.736cm" svg:x2="31.489cm" svg:y2="23.826cm">
            <text:p/>
          </draw:line>
          <draw:line draw:style-name="gr1" draw:text-style-name="P1" draw:layer="TiM_F" svg:x1="31.489cm" svg:y1="23.506cm" svg:x2="31.489cm" svg:y2="23.416cm">
            <text:p/>
          </draw:line>
          <draw:line draw:style-name="gr1" draw:text-style-name="P1" draw:layer="TiM_F" svg:x1="31.489cm" svg:y1="23.671cm" svg:x2="31.489cm" svg:y2="23.571cm">
            <text:p/>
          </draw:line>
          <draw:line draw:style-name="gr1" draw:text-style-name="P1" draw:layer="TiM_F" svg:x1="31.509cm" svg:y1="23.671cm" svg:x2="31.509cm" svg:y2="23.571cm">
            <text:p/>
          </draw:line>
          <draw:polyline draw:style-name="gr1" draw:text-style-name="P1" draw:layer="TiM_F" svg:width="0cm" svg:height="0.019cm" draw:transform="rotate (1.5707963267949) translate (31.489cm 23.506cm)" svg:viewBox="0 0 0 20" draw:points="0,0 0,2 0,4 0,7 0,9 0,11 0,12 0,14 0,16 0,17 0,18 0,19 0,20 0,20 0,20">
            <text:p/>
          </draw:polyline>
          <draw:polyline draw:style-name="gr1" draw:text-style-name="P1" draw:layer="TiM_F" svg:width="0cm" svg:height="0.019cm" draw:transform="rotate (1.5707963267949) translate (31.489cm 23.671cm)" svg:viewBox="0 0 0 20" draw:points="0,0 0,2 0,4 0,7 0,9 0,11 0,12 0,14 0,16 0,17 0,18 0,19 0,20 0,20 0,20">
            <text:p/>
          </draw:polyline>
          <draw:line draw:style-name="gr1" draw:text-style-name="P1" draw:layer="TiM_F" svg:x1="31.509cm" svg:y1="23.506cm" svg:x2="31.509cm" svg:y2="23.416cm">
            <text:p/>
          </draw:line>
          <draw:polyline draw:style-name="gr1" draw:text-style-name="P1" draw:layer="TiM_F" svg:width="0cm" svg:height="0.019cm" draw:transform="rotate (1.5707963267949) translate (31.489cm 23.416cm)" svg:viewBox="0 0 0 20" draw:points="0,20 0,20 0,20 0,19 0,18 0,17 0,16 0,14 0,12 0,11 0,9 0,7 0,4 0,2 0,0">
            <text:p/>
          </draw:polyline>
          <draw:polyline draw:style-name="gr1" draw:text-style-name="P1" draw:layer="TiM_F" svg:width="0cm" svg:height="0.019cm" draw:transform="rotate (1.5707963267949) translate (31.489cm 23.736cm)" svg:viewBox="0 0 0 20" draw:points="0,0 0,2 0,4 0,7 0,9 0,11 0,12 0,14 0,16 0,17 0,18 0,19 0,20 0,20 0,20">
            <text:p/>
          </draw:polyline>
          <draw:line draw:style-name="gr1" draw:text-style-name="P1" draw:layer="TiM_F" svg:x1="31.509cm" svg:y1="23.736cm" svg:x2="31.509cm" svg:y2="23.826cm">
            <text:p/>
          </draw:line>
          <draw:line draw:style-name="gr1" draw:text-style-name="P1" draw:layer="TiM_F" svg:x1="31.069cm" svg:y1="23.374cm" svg:x2="30.994cm" svg:y2="23.374cm">
            <text:p/>
          </draw:line>
          <draw:line draw:style-name="gr1" draw:text-style-name="P1" draw:layer="TiM_F" svg:x1="31.489cm" svg:y1="23.374cm" svg:x2="31.069cm" svg:y2="23.374cm">
            <text:p/>
          </draw:line>
          <draw:polyline draw:style-name="gr1" draw:text-style-name="P1" draw:layer="TiM_F" svg:width="0cm" svg:height="0.019cm" draw:transform="rotate (1.5707963267949) translate (31.489cm 23.826cm)" svg:viewBox="0 0 0 20" draw:points="0,20 0,20 0,20 0,19 0,18 0,17 0,16 0,14 0,12 0,11 0,9 0,7 0,4 0,2 0,0">
            <text:p/>
          </draw:polyline>
          <draw:line draw:style-name="gr1" draw:text-style-name="P1" draw:layer="TiM_F" svg:x1="30.994cm" svg:y1="23.374cm" svg:x2="30.994cm" svg:y2="23.449cm">
            <text:p/>
          </draw:line>
          <draw:line draw:style-name="gr1" draw:text-style-name="P1" draw:layer="TiM_F" svg:x1="30.994cm" svg:y1="23.449cm" svg:x2="30.994cm" svg:y2="23.869cm">
            <text:p/>
          </draw:line>
          <draw:polyline draw:style-name="gr1" draw:text-style-name="P1" draw:layer="TiM_F" svg:width="0cm" svg:height="0.019cm" draw:transform="rotate (1.5707963267949) translate (30.974cm 23.416cm)" svg:viewBox="0 0 0 20" draw:points="0,0 0,0 0,1 0,1 0,2 0,3 0,4 0,6 0,8 0,9 0,11 0,13 0,16 0,18 0,20">
            <text:p/>
          </draw:polyline>
          <draw:line draw:style-name="gr1" draw:text-style-name="P1" draw:layer="TiM_F" svg:x1="30.994cm" svg:y1="23.869cm" svg:x2="31.489cm" svg:y2="23.869cm">
            <text:p/>
          </draw:line>
          <draw:line draw:style-name="gr1" draw:text-style-name="P1" draw:layer="TiM_F" svg:x1="30.974cm" svg:y1="23.506cm" svg:x2="30.974cm" svg:y2="23.416cm">
            <text:p/>
          </draw:line>
          <draw:polyline draw:style-name="gr1" draw:text-style-name="P1" draw:layer="TiM_F" svg:width="0cm" svg:height="0.019cm" draw:transform="rotate (1.5707963267949) translate (30.974cm 23.506cm)" svg:viewBox="0 0 0 20" draw:points="0,20 0,18 0,16 0,13 0,11 0,9 0,8 0,6 0,4 0,3 0,2 0,1 0,1 0,0 0,0">
            <text:p/>
          </draw:polyline>
          <draw:polyline draw:style-name="gr1" draw:text-style-name="P1" draw:layer="TiM_F" svg:width="0cm" svg:height="0.019cm" draw:transform="rotate (1.5707963267949) translate (30.974cm 23.826cm)" svg:viewBox="0 0 0 20" draw:points="0,0 0,0 0,1 0,1 0,2 0,3 0,4 0,6 0,8 0,9 0,11 0,13 0,16 0,18 0,20">
            <text:p/>
          </draw:polyline>
          <draw:line draw:style-name="gr1" draw:text-style-name="P1" draw:layer="TiM_F" svg:x1="30.974cm" svg:y1="23.736cm" svg:x2="30.974cm" svg:y2="23.826cm">
            <text:p/>
          </draw:line>
          <draw:polyline draw:style-name="gr1" draw:text-style-name="P1" draw:layer="TiM_F" svg:width="0cm" svg:height="0.019cm" draw:transform="rotate (1.5707963267949) translate (30.974cm 23.571cm)" svg:viewBox="0 0 0 20" draw:points="0,20 0,18 0,16 0,13 0,11 0,9 0,8 0,6 0,4 0,3 0,2 0,1 0,1 0,0 0,0">
            <text:p/>
          </draw:polyline>
          <draw:polyline draw:style-name="gr1" draw:text-style-name="P1" draw:layer="TiM_F" svg:width="0cm" svg:height="0.019cm" draw:transform="rotate (1.5707963267949) translate (30.974cm 23.736cm)" svg:viewBox="0 0 0 20" draw:points="0,20 0,18 0,16 0,13 0,11 0,9 0,8 0,6 0,4 0,3 0,2 0,1 0,1 0,0 0,0">
            <text:p/>
          </draw:polyline>
          <draw:line draw:style-name="gr1" draw:text-style-name="P1" draw:layer="TiM_F" svg:x1="30.974cm" svg:y1="23.671cm" svg:x2="30.974cm" svg:y2="23.571cm">
            <text:p/>
          </draw:line>
          <draw:polyline draw:style-name="gr1" draw:text-style-name="P1" draw:layer="TiM_F" svg:width="0cm" svg:height="0.019cm" draw:transform="rotate (1.5707963267949) translate (30.974cm 23.671cm)" svg:viewBox="0 0 0 20" draw:points="0,20 0,18 0,16 0,13 0,11 0,9 0,8 0,6 0,4 0,3 0,2 0,1 0,1 0,0 0,0">
            <text:p/>
          </draw:polyline>
          <draw:line draw:style-name="gr1" draw:text-style-name="P1" draw:layer="TiM_F" svg:x1="42.346cm" svg:y1="21.176cm" svg:x2="42.282cm" svg:y2="21.176cm">
            <text:p/>
          </draw:line>
          <draw:polyline draw:style-name="gr1" draw:text-style-name="P1" draw:layer="TiM_F" svg:width="0cm" svg:height="0.054cm" draw:transform="rotate (1.5707963267949) translate (42.291cm 21.176cm)" svg:viewBox="0 0 0 55" draw:points="0,0 0,2 0,4 0,7 0,11 0,14 0,18 0,21 0,26 0,30 0,35 0,39 0,44 0,50 0,55">
            <text:p/>
          </draw:polyline>
          <draw:line draw:style-name="gr1" draw:text-style-name="P1" draw:layer="TiM_F" svg:x1="42.346cm" svg:y1="21.24cm" svg:x2="42.346cm" svg:y2="21.176cm">
            <text:p/>
          </draw:line>
          <draw:line draw:style-name="gr1" draw:text-style-name="P1" draw:layer="TiM_F" svg:x1="42.346cm" svg:y1="21.235cm" svg:x2="42.346cm" svg:y2="21.181cm">
            <text:p/>
          </draw:line>
          <draw:line draw:style-name="gr1" draw:text-style-name="P1" draw:layer="TiM_F" svg:x1="42.282cm" svg:y1="21.176cm" svg:x2="42.282cm" svg:y2="21.24cm">
            <text:p/>
          </draw:line>
          <draw:line draw:style-name="gr1" draw:text-style-name="P1" draw:layer="TiM_F" svg:x1="42.282cm" svg:y1="21.231cm" svg:x2="42.282cm" svg:y2="21.185cm">
            <text:p/>
          </draw:line>
          <draw:line draw:style-name="gr1" draw:text-style-name="P1" draw:layer="TiM_F" svg:x1="42.282cm" svg:y1="21.24cm" svg:x2="42.346cm" svg:y2="21.24cm">
            <text:p/>
          </draw:line>
          <draw:line draw:style-name="gr1" draw:text-style-name="P1" draw:layer="TiM_F" svg:x1="42.346cm" svg:y1="22.7cm" svg:x2="42.282cm" svg:y2="22.7cm">
            <text:p/>
          </draw:line>
          <draw:polyline draw:style-name="gr1" draw:text-style-name="P1" draw:layer="TiM_F" svg:width="0cm" svg:height="0.054cm" draw:transform="rotate (1.5707963267949) translate (42.291cm 22.7cm)" svg:viewBox="0 0 0 55" draw:points="0,0 0,2 0,4 0,7 0,11 0,14 0,18 0,21 0,26 0,30 0,35 0,39 0,44 0,50 0,55">
            <text:p/>
          </draw:polyline>
          <draw:line draw:style-name="gr1" draw:text-style-name="P1" draw:layer="TiM_F" svg:x1="42.346cm" svg:y1="22.764cm" svg:x2="42.346cm" svg:y2="22.7cm">
            <text:p/>
          </draw:line>
          <draw:line draw:style-name="gr1" draw:text-style-name="P1" draw:layer="TiM_F" svg:x1="42.346cm" svg:y1="22.759cm" svg:x2="42.346cm" svg:y2="22.705cm">
            <text:p/>
          </draw:line>
          <draw:line draw:style-name="gr1" draw:text-style-name="P1" draw:layer="TiM_F" svg:x1="42.282cm" svg:y1="22.7cm" svg:x2="42.282cm" svg:y2="22.764cm">
            <text:p/>
          </draw:line>
          <draw:line draw:style-name="gr1" draw:text-style-name="P1" draw:layer="TiM_F" svg:x1="42.282cm" svg:y1="22.755cm" svg:x2="42.282cm" svg:y2="22.709cm">
            <text:p/>
          </draw:line>
          <draw:line draw:style-name="gr1" draw:text-style-name="P1" draw:layer="TiM_F" svg:x1="42.282cm" svg:y1="22.764cm" svg:x2="42.346cm" svg:y2="22.764cm">
            <text:p/>
          </draw:line>
          <draw:polyline draw:style-name="gr1" draw:text-style-name="P1" draw:layer="TiM_F" svg:width="0cm" svg:height="0.058cm" draw:transform="rotate (1.5707963267949) translate (42.282cm 22.764cm)" svg:viewBox="0 0 0 59" draw:points="0,59 0,51 0,44 0,37 0,31 0,25 0,20 0,15 0,11 0,8 0,5 0,3 0,1 0,0 0,0">
            <text:p/>
          </draw:polyline>
          <draw:line draw:style-name="gr1" draw:text-style-name="P1" draw:layer="TiM_F" svg:x1="42.346cm" svg:y1="21.43cm" svg:x2="42.282cm" svg:y2="21.43cm">
            <text:p/>
          </draw:line>
          <draw:polyline draw:style-name="gr1" draw:text-style-name="P1" draw:layer="TiM_F" svg:width="0cm" svg:height="0.054cm" draw:transform="rotate (1.5707963267949) translate (42.291cm 21.43cm)" svg:viewBox="0 0 0 55" draw:points="0,0 0,2 0,4 0,7 0,11 0,14 0,18 0,21 0,26 0,30 0,35 0,39 0,44 0,50 0,55">
            <text:p/>
          </draw:polyline>
          <draw:line draw:style-name="gr1" draw:text-style-name="P1" draw:layer="TiM_F" svg:x1="42.346cm" svg:y1="21.494cm" svg:x2="42.346cm" svg:y2="21.43cm">
            <text:p/>
          </draw:line>
          <draw:line draw:style-name="gr1" draw:text-style-name="P1" draw:layer="TiM_F" svg:x1="42.346cm" svg:y1="21.489cm" svg:x2="42.346cm" svg:y2="21.435cm">
            <text:p/>
          </draw:line>
          <draw:line draw:style-name="gr1" draw:text-style-name="P1" draw:layer="TiM_F" svg:x1="42.282cm" svg:y1="21.43cm" svg:x2="42.282cm" svg:y2="21.494cm">
            <text:p/>
          </draw:line>
          <draw:line draw:style-name="gr1" draw:text-style-name="P1" draw:layer="TiM_F" svg:x1="42.282cm" svg:y1="21.485cm" svg:x2="42.282cm" svg:y2="21.439cm">
            <text:p/>
          </draw:line>
          <draw:line draw:style-name="gr1" draw:text-style-name="P1" draw:layer="TiM_F" svg:x1="42.282cm" svg:y1="21.494cm" svg:x2="42.346cm" svg:y2="21.494cm">
            <text:p/>
          </draw:line>
          <draw:line draw:style-name="gr1" draw:text-style-name="P1" draw:layer="TiM_F" svg:x1="42.346cm" svg:y1="7.716cm" svg:x2="42.282cm" svg:y2="7.716cm">
            <text:p/>
          </draw:line>
          <draw:polyline draw:style-name="gr1" draw:text-style-name="P1" draw:layer="TiM_F" svg:width="0cm" svg:height="0.054cm" draw:transform="rotate (1.5707963267949) translate (42.291cm 7.716cm)" svg:viewBox="0 0 0 55" draw:points="0,0 0,2 0,4 0,7 0,11 0,14 0,18 0,21 0,26 0,30 0,35 0,39 0,44 0,50 0,55">
            <text:p/>
          </draw:polyline>
          <draw:line draw:style-name="gr1" draw:text-style-name="P1" draw:layer="TiM_F" svg:x1="42.346cm" svg:y1="7.78cm" svg:x2="42.346cm" svg:y2="7.716cm">
            <text:p/>
          </draw:line>
          <draw:line draw:style-name="gr1" draw:text-style-name="P1" draw:layer="TiM_F" svg:x1="42.346cm" svg:y1="7.775cm" svg:x2="42.346cm" svg:y2="7.721cm">
            <text:p/>
          </draw:line>
          <draw:line draw:style-name="gr1" draw:text-style-name="P1" draw:layer="TiM_F" svg:x1="42.282cm" svg:y1="7.716cm" svg:x2="42.282cm" svg:y2="7.78cm">
            <text:p/>
          </draw:line>
          <draw:line draw:style-name="gr1" draw:text-style-name="P1" draw:layer="TiM_F" svg:x1="42.282cm" svg:y1="7.771cm" svg:x2="42.282cm" svg:y2="7.725cm">
            <text:p/>
          </draw:line>
          <draw:line draw:style-name="gr1" draw:text-style-name="P1" draw:layer="TiM_F" svg:x1="42.282cm" svg:y1="7.78cm" svg:x2="42.346cm" svg:y2="7.78cm">
            <text:p/>
          </draw:line>
          <draw:polyline draw:style-name="gr1" draw:text-style-name="P1" draw:layer="TiM_F" svg:width="0cm" svg:height="0.058cm" draw:transform="rotate (1.5707963267949) translate (42.282cm 7.78cm)" svg:viewBox="0 0 0 59" draw:points="0,59 0,51 0,44 0,37 0,31 0,25 0,20 0,15 0,11 0,8 0,5 0,3 0,1 0,0 0,0">
            <text:p/>
          </draw:polyline>
          <draw:line draw:style-name="gr1" draw:text-style-name="P1" draw:layer="TiM_F" svg:x1="42.346cm" svg:y1="22.954cm" svg:x2="42.282cm" svg:y2="22.954cm">
            <text:p/>
          </draw:line>
          <draw:polyline draw:style-name="gr1" draw:text-style-name="P1" draw:layer="TiM_F" svg:width="0cm" svg:height="0.054cm" draw:transform="rotate (1.5707963267949) translate (42.291cm 22.954cm)" svg:viewBox="0 0 0 55" draw:points="0,0 0,2 0,4 0,7 0,11 0,14 0,18 0,21 0,26 0,30 0,35 0,39 0,44 0,50 0,55">
            <text:p/>
          </draw:polyline>
          <draw:line draw:style-name="gr1" draw:text-style-name="P1" draw:layer="TiM_F" svg:x1="42.346cm" svg:y1="23.018cm" svg:x2="42.346cm" svg:y2="22.954cm">
            <text:p/>
          </draw:line>
          <draw:line draw:style-name="gr1" draw:text-style-name="P1" draw:layer="TiM_F" svg:x1="42.346cm" svg:y1="23.013cm" svg:x2="42.346cm" svg:y2="22.959cm">
            <text:p/>
          </draw:line>
          <draw:line draw:style-name="gr1" draw:text-style-name="P1" draw:layer="TiM_F" svg:x1="42.282cm" svg:y1="22.954cm" svg:x2="42.282cm" svg:y2="23.018cm">
            <text:p/>
          </draw:line>
          <draw:line draw:style-name="gr1" draw:text-style-name="P1" draw:layer="TiM_F" svg:x1="42.282cm" svg:y1="23.009cm" svg:x2="42.282cm" svg:y2="22.963cm">
            <text:p/>
          </draw:line>
          <draw:line draw:style-name="gr1" draw:text-style-name="P1" draw:layer="TiM_F" svg:x1="42.282cm" svg:y1="23.018cm" svg:x2="42.346cm" svg:y2="23.018cm">
            <text:p/>
          </draw:line>
          <draw:polyline draw:style-name="gr1" draw:text-style-name="P1" draw:layer="TiM_F" svg:width="0cm" svg:height="0.058cm" draw:transform="rotate (1.5707963267949) translate (42.282cm 23.018cm)" svg:viewBox="0 0 0 59" draw:points="0,59 0,51 0,44 0,37 0,31 0,25 0,20 0,15 0,11 0,8 0,5 0,3 0,1 0,0 0,0">
            <text:p/>
          </draw:polyline>
          <draw:line draw:style-name="gr1" draw:text-style-name="P1" draw:layer="TiM_F" svg:x1="42.346cm" svg:y1="7.462cm" svg:x2="42.282cm" svg:y2="7.462cm">
            <text:p/>
          </draw:line>
          <draw:polyline draw:style-name="gr1" draw:text-style-name="P1" draw:layer="TiM_F" svg:width="0cm" svg:height="0.054cm" draw:transform="rotate (1.5707963267949) translate (42.291cm 7.462cm)" svg:viewBox="0 0 0 55" draw:points="0,0 0,2 0,4 0,7 0,11 0,14 0,18 0,21 0,26 0,30 0,35 0,39 0,44 0,50 0,55">
            <text:p/>
          </draw:polyline>
          <draw:line draw:style-name="gr1" draw:text-style-name="P1" draw:layer="TiM_F" svg:x1="42.346cm" svg:y1="7.526cm" svg:x2="42.346cm" svg:y2="7.462cm">
            <text:p/>
          </draw:line>
          <draw:line draw:style-name="gr1" draw:text-style-name="P1" draw:layer="TiM_F" svg:x1="42.346cm" svg:y1="7.521cm" svg:x2="42.346cm" svg:y2="7.467cm">
            <text:p/>
          </draw:line>
          <draw:line draw:style-name="gr1" draw:text-style-name="P1" draw:layer="TiM_F" svg:x1="42.282cm" svg:y1="7.462cm" svg:x2="42.282cm" svg:y2="7.526cm">
            <text:p/>
          </draw:line>
          <draw:line draw:style-name="gr1" draw:text-style-name="P1" draw:layer="TiM_F" svg:x1="42.282cm" svg:y1="7.517cm" svg:x2="42.282cm" svg:y2="7.471cm">
            <text:p/>
          </draw:line>
          <draw:line draw:style-name="gr1" draw:text-style-name="P1" draw:layer="TiM_F" svg:x1="42.282cm" svg:y1="7.526cm" svg:x2="42.346cm" svg:y2="7.526cm">
            <text:p/>
          </draw:line>
          <draw:polyline draw:style-name="gr1" draw:text-style-name="P1" draw:layer="TiM_F" svg:width="0cm" svg:height="0.058cm" draw:transform="rotate (1.5707963267949) translate (42.282cm 7.526cm)" svg:viewBox="0 0 0 59" draw:points="0,59 0,51 0,44 0,37 0,31 0,25 0,20 0,15 0,11 0,8 0,5 0,3 0,1 0,0 0,0">
            <text:p/>
          </draw:polyline>
          <draw:line draw:style-name="gr1" draw:text-style-name="P1" draw:layer="TiM_F" svg:x1="18.803cm" svg:y1="17.353cm" svg:x2="18.878cm" svg:y2="17.278cm">
            <text:p/>
          </draw:line>
          <draw:path draw:style-name="gr2" draw:text-style-name="P2" draw:layer="TiM_F" svg:width="0.354cm" svg:height="0.355cm" draw:transform="rotate (1.5707963267949) translate (18.873cm 17.703cm)" svg:viewBox="0 0 355 356" svg:d="M355 178c0-33-7-61-23-89-17-28-38-49-66-65-29-16-56-24-88-24-33 0-61 8-89 24-29 16-49 37-65 65-17 28-24 56-24 89s7 60 24 89c16 28 36 49 65 65 28 16 56 24 89 24 32 0 59-8 88-24 28-16 49-37 66-65 16-29 23-56 23-89z">
            <text:p/>
          </draw:path>
          <draw:line draw:style-name="gr1" draw:text-style-name="P1" draw:layer="TiM_F" svg:x1="18.878cm" svg:y1="17.278cm" svg:x2="18.803cm" svg:y2="17.353cm">
            <text:p/>
          </draw:line>
          <draw:line draw:style-name="gr1" draw:text-style-name="P1" draw:layer="TiM_F" svg:x1="18.803cm" svg:y1="18.877cm" svg:x2="18.878cm" svg:y2="18.802cm">
            <text:p/>
          </draw:line>
          <draw:path draw:style-name="gr2" draw:text-style-name="P2" draw:layer="TiM_F" svg:width="0.354cm" svg:height="0.355cm" draw:transform="rotate (1.5707963267949) translate (18.873cm 19.227cm)" svg:viewBox="0 0 355 356" svg:d="M355 178c0-33-7-61-23-89-17-28-37-49-65-65-29-16-57-24-89-24-33 0-61 8-89 24-29 16-49 37-65 65-17 28-24 56-24 89s7 60 24 89c16 28 36 49 65 65 28 16 56 24 89 24 32 0 60-8 89-24 28-16 48-37 65-65 16-29 23-56 23-89z">
            <text:p/>
          </draw:path>
          <draw:line draw:style-name="gr1" draw:text-style-name="P1" draw:layer="TiM_F" svg:x1="24.899cm" svg:y1="18.877cm" svg:x2="24.974cm" svg:y2="18.802cm">
            <text:p/>
          </draw:line>
          <draw:path draw:style-name="gr2" draw:text-style-name="P2" draw:layer="TiM_F" svg:width="0.354cm" svg:height="0.355cm" draw:transform="rotate (1.5707963267949) translate (24.969cm 19.227cm)" svg:viewBox="0 0 355 356" svg:d="M355 178c0-33-7-61-23-89-17-29-37-49-65-65-29-17-57-24-89-24-33 0-60 7-89 24s-48 36-65 65-24 56-24 89c0 32 7 60 24 89 16 28 36 48 65 65 28 16 56 24 89 24 32 0 60-8 89-24 28-17 48-37 65-65 16-29 23-57 23-89z">
            <text:p/>
          </draw:path>
          <draw:line draw:style-name="gr1" draw:text-style-name="P1" draw:layer="TiM_F" svg:x1="23.375cm" svg:y1="18.877cm" svg:x2="23.45cm" svg:y2="18.802cm">
            <text:p/>
          </draw:line>
          <draw:path draw:style-name="gr2" draw:text-style-name="P2" draw:layer="TiM_F" svg:width="0.354cm" svg:height="0.355cm" draw:transform="rotate (1.5707963267949) translate (23.445cm 19.227cm)" svg:viewBox="0 0 355 356" svg:d="M355 178c0-33-7-61-23-89-17-28-37-49-65-65-29-17-57-24-89-24-33 0-60 7-89 24s-49 37-65 65c-17 28-24 56-24 89s7 60 24 89c16 28 36 48 65 65 28 16 56 24 89 24 32 0 60-8 89-24 28-17 48-37 65-65 16-29 23-56 23-89z">
            <text:p/>
          </draw:path>
          <draw:line draw:style-name="gr1" draw:text-style-name="P1" draw:layer="TiM_F" svg:x1="23.45cm" svg:y1="18.802cm" svg:x2="23.375cm" svg:y2="18.877cm">
            <text:p/>
          </draw:line>
          <draw:line draw:style-name="gr1" draw:text-style-name="P1" draw:layer="TiM_F" svg:x1="24.899cm" svg:y1="17.353cm" svg:x2="24.974cm" svg:y2="17.278cm">
            <text:p/>
          </draw:line>
          <draw:path draw:style-name="gr2" draw:text-style-name="P2" draw:layer="TiM_F" svg:width="0.354cm" svg:height="0.355cm" draw:transform="rotate (1.5707963267949) translate (24.969cm 17.703cm)" svg:viewBox="0 0 355 356" svg:d="M355 178c0-33-7-61-23-89-17-29-38-48-66-65-29-17-56-24-88-24-33 0-60 7-89 24s-48 36-65 65-24 56-24 89c0 32 7 60 24 89 16 28 36 48 65 65 28 16 56 24 89 24 32 0 59-8 88-24 28-17 49-37 66-65 16-29 23-57 23-89z">
            <text:p/>
          </draw:path>
          <draw:line draw:style-name="gr1" draw:text-style-name="P1" draw:layer="TiM_F" svg:x1="23.375cm" svg:y1="17.353cm" svg:x2="23.45cm" svg:y2="17.278cm">
            <text:p/>
          </draw:line>
          <draw:path draw:style-name="gr2" draw:text-style-name="P2" draw:layer="TiM_F" svg:width="0.354cm" svg:height="0.355cm" draw:transform="rotate (1.5707963267949) translate (23.445cm 17.703cm)" svg:viewBox="0 0 355 356" svg:d="M355 178c0-33-7-61-23-89-17-28-38-48-66-65-29-17-56-24-88-24-33 0-60 7-89 24s-49 37-65 65c-17 28-24 56-24 89s7 60 24 89c16 28 36 48 65 65 28 16 56 24 89 24 32 0 59-8 88-24 28-17 49-37 66-65 16-29 23-56 23-89z">
            <text:p/>
          </draw:path>
          <draw:line draw:style-name="gr1" draw:text-style-name="P1" draw:layer="TiM_F" svg:x1="23.45cm" svg:y1="17.278cm" svg:x2="23.375cm" svg:y2="17.353cm">
            <text:p/>
          </draw:line>
          <draw:line draw:style-name="gr1" draw:text-style-name="P1" draw:layer="TiM_F" svg:x1="18.803cm" svg:y1="15.829cm" svg:x2="18.878cm" svg:y2="15.754cm">
            <text:p/>
          </draw:line>
          <draw:path draw:style-name="gr2" draw:text-style-name="P2" draw:layer="TiM_F" svg:width="0.354cm" svg:height="0.355cm" draw:transform="rotate (1.5707963267949) translate (18.873cm 16.179cm)" svg:viewBox="0 0 355 356" svg:d="M355 178c0-33-7-61-23-89-17-28-38-49-66-65-29-16-56-24-88-24-33 0-61 8-89 24-29 16-49 37-65 65-17 28-24 56-24 89s7 60 24 89c16 28 36 49 65 65 28 16 56 24 89 24 32 0 59-8 88-24 28-16 49-37 66-65 16-29 23-56 23-89z">
            <text:p/>
          </draw:path>
          <draw:line draw:style-name="gr1" draw:text-style-name="P1" draw:layer="TiM_F" svg:x1="18.878cm" svg:y1="15.754cm" svg:x2="18.803cm" svg:y2="15.829cm">
            <text:p/>
          </draw:line>
          <draw:line draw:style-name="gr1" draw:text-style-name="P1" draw:layer="TiM_F" svg:x1="18.803cm" svg:y1="12.782cm" svg:x2="18.878cm" svg:y2="12.707cm">
            <text:p/>
          </draw:line>
          <draw:path draw:style-name="gr2" draw:text-style-name="P2" draw:layer="TiM_F" svg:width="0.354cm" svg:height="0.355cm" draw:transform="rotate (1.5707963267949) translate (18.873cm 13.132cm)" svg:viewBox="0 0 355 356" svg:d="M355 178c0-33-8-61-24-89-17-28-37-49-65-65-29-16-57-24-89-24-33 0-60 8-88 24-29 16-50 37-66 65-17 28-23 56-23 89s6 60 23 89c17 28 37 49 66 65 28 16 56 24 88 24 33 0 60-8 89-24 28-16 48-37 65-65 16-29 24-56 24-89z">
            <text:p/>
          </draw:path>
          <draw:line draw:style-name="gr1" draw:text-style-name="P1" draw:layer="TiM_F" svg:x1="18.878cm" svg:y1="12.707cm" svg:x2="18.803cm" svg:y2="12.782cm">
            <text:p/>
          </draw:line>
          <draw:line draw:style-name="gr1" draw:text-style-name="P1" draw:layer="TiM_F" svg:x1="24.899cm" svg:y1="12.782cm" svg:x2="24.974cm" svg:y2="12.707cm">
            <text:p/>
          </draw:line>
          <draw:path draw:style-name="gr2" draw:text-style-name="P2" draw:layer="TiM_F" svg:width="0.354cm" svg:height="0.355cm" draw:transform="rotate (1.5707963267949) translate (24.969cm 13.132cm)" svg:viewBox="0 0 355 356" svg:d="M355 178c0-33-8-60-24-89-17-29-37-48-65-65-29-17-57-24-89-24-33 0-59 7-88 24s-50 36-66 65c-17 28-23 56-23 89 0 32 6 60 23 89 17 28 37 48 66 65 28 16 56 24 88 24 33 0 60-8 89-24 28-17 48-37 65-65 16-29 24-57 24-89z">
            <text:p/>
          </draw:path>
          <draw:line draw:style-name="gr1" draw:text-style-name="P1" draw:layer="TiM_F" svg:x1="18.803cm" svg:y1="14.306cm" svg:x2="18.878cm" svg:y2="14.231cm">
            <text:p/>
          </draw:line>
          <draw:path draw:style-name="gr2" draw:text-style-name="P2" draw:layer="TiM_F" svg:width="0.354cm" svg:height="0.355cm" draw:transform="rotate (1.5707963267949) translate (18.873cm 14.656cm)" svg:viewBox="0 0 355 356" svg:d="M355 178c0-33-8-61-24-89-17-28-37-49-65-65-29-16-57-24-89-24-33 0-60 8-88 24-29 16-50 37-66 65-17 28-23 56-23 89s6 60 23 89c17 28 37 49 66 65 28 16 56 24 88 24 33 0 60-8 89-24 28-16 48-37 65-65 16-29 24-56 24-89z">
            <text:p/>
          </draw:path>
          <draw:line draw:style-name="gr1" draw:text-style-name="P1" draw:layer="TiM_F" svg:x1="18.878cm" svg:y1="14.231cm" svg:x2="18.803cm" svg:y2="14.306cm">
            <text:p/>
          </draw:line>
          <draw:line draw:style-name="gr1" draw:text-style-name="P1" draw:layer="TiM_F" svg:x1="29.471cm" svg:y1="12.782cm" svg:x2="29.546cm" svg:y2="12.707cm">
            <text:p/>
          </draw:line>
          <draw:path draw:style-name="gr2" draw:text-style-name="P2" draw:layer="TiM_F" svg:width="0.354cm" svg:height="0.354cm" draw:transform="rotate (1.5707963267949) translate (29.541cm 13.132cm)" svg:viewBox="0 0 355 355" svg:d="M355 178c0-33-8-60-24-89-17-29-37-48-65-65-29-17-57-24-89-24-33 0-59 7-88 24s-50 36-66 65c-17 28-23 56-23 89 0 32 6 59 23 88 16 28 37 49 66 66 28 16 56 23 88 23 33 0 60-7 89-23 28-17 48-38 65-66 16-29 24-56 24-88z">
            <text:p/>
          </draw:path>
          <draw:line draw:style-name="gr1" draw:text-style-name="P1" draw:layer="TiM_F" svg:x1="29.471cm" svg:y1="14.306cm" svg:x2="29.546cm" svg:y2="14.231cm">
            <text:p/>
          </draw:line>
          <draw:path draw:style-name="gr2" draw:text-style-name="P2" draw:layer="TiM_F" svg:width="0.354cm" svg:height="0.354cm" draw:transform="rotate (1.5707963267949) translate (29.541cm 14.656cm)" svg:viewBox="0 0 355 355" svg:d="M355 178c0-33-8-60-24-89-17-29-37-48-65-65-29-17-57-24-89-24-33 0-59 7-88 24s-50 36-66 65c-17 28-23 56-23 89 0 32 6 59 23 88 16 28 37 49 66 66 28 16 56 23 88 23 33 0 60-7 89-23 28-17 48-38 65-66 16-29 24-56 24-88z">
            <text:p/>
          </draw:path>
          <draw:line draw:style-name="gr1" draw:text-style-name="P1" draw:layer="TiM_F" svg:x1="29.471cm" svg:y1="17.353cm" svg:x2="29.546cm" svg:y2="17.278cm">
            <text:p/>
          </draw:line>
          <draw:path draw:style-name="gr2" draw:text-style-name="P2" draw:layer="TiM_F" svg:width="0.354cm" svg:height="0.354cm" draw:transform="rotate (1.5707963267949) translate (29.541cm 17.703cm)" svg:viewBox="0 0 355 355" svg:d="M355 178c0-33-7-61-23-89-17-29-38-48-66-65-29-17-56-24-88-24-33 0-60 7-89 24s-48 36-65 65-24 56-24 89c0 32 7 59 24 88 17 28 36 49 65 66 28 16 56 23 89 23 32 0 59-7 88-23 28-17 49-38 66-66 16-29 23-56 23-88z">
            <text:p/>
          </draw:path>
          <draw:line draw:style-name="gr1" draw:text-style-name="P1" draw:layer="TiM_F" svg:x1="29.471cm" svg:y1="15.829cm" svg:x2="29.546cm" svg:y2="15.754cm">
            <text:p/>
          </draw:line>
          <draw:path draw:style-name="gr2" draw:text-style-name="P2" draw:layer="TiM_F" svg:width="0.354cm" svg:height="0.354cm" draw:transform="rotate (1.5707963267949) translate (29.541cm 16.179cm)" svg:viewBox="0 0 355 355" svg:d="M355 178c0-33-7-61-23-89-17-29-38-48-66-65-29-17-56-24-88-24-33 0-60 7-89 24s-48 36-65 65-24 56-24 89c0 32 7 59 24 88 17 28 36 49 65 66 28 16 56 23 89 23 32 0 59-7 88-23 28-17 49-38 66-66 16-29 23-56 23-88z">
            <text:p/>
          </draw:path>
          <draw:line draw:style-name="gr1" draw:text-style-name="P1" draw:layer="TiM_F" svg:x1="29.471cm" svg:y1="18.877cm" svg:x2="29.546cm" svg:y2="18.802cm">
            <text:p/>
          </draw:line>
          <draw:path draw:style-name="gr2" draw:text-style-name="P2" draw:layer="TiM_F" svg:width="0.354cm" svg:height="0.354cm" draw:transform="rotate (1.5707963267949) translate (29.541cm 19.227cm)" svg:viewBox="0 0 355 355" svg:d="M355 178c0-33-7-61-23-89-17-29-37-49-65-65-29-17-57-24-89-24-33 0-60 7-89 24s-48 36-65 65-24 56-24 89c0 32 7 59 24 88 17 28 36 49 65 66 28 16 56 23 89 23 32 0 60-7 89-23 28-17 48-38 65-66 16-29 23-56 23-88z">
            <text:p/>
          </draw:path>
          <draw:line draw:style-name="gr1" draw:text-style-name="P1" draw:layer="TiM_F" svg:x1="18.803cm" svg:y1="8.21cm" svg:x2="18.878cm" svg:y2="8.135cm">
            <text:p/>
          </draw:line>
          <draw:path draw:style-name="gr2" draw:text-style-name="P2" draw:layer="TiM_F" svg:width="0.355cm" svg:height="0.355cm" draw:transform="rotate (1.5707963267949) translate (18.873cm 8.561cm)" svg:viewBox="0 0 356 356" svg:d="M356 178c0-33-8-61-24-89-17-28-37-49-65-65s-57-24-89-24c-33 0-61 8-89 24-29 16-49 37-65 65-17 28-24 56-24 89s7 60 24 89c17 28 36 49 65 65 28 16 57 24 89 24 33 0 61-8 89-24s48-37 65-65c16-29 24-56 24-89z">
            <text:p/>
          </draw:path>
          <draw:line draw:style-name="gr1" draw:text-style-name="P1" draw:layer="TiM_F" svg:x1="18.878cm" svg:y1="8.135cm" svg:x2="18.803cm" svg:y2="8.21cm">
            <text:p/>
          </draw:line>
          <draw:line draw:style-name="gr1" draw:text-style-name="P1" draw:layer="TiM_F" svg:x1="18.803cm" svg:y1="9.734cm" svg:x2="18.878cm" svg:y2="9.659cm">
            <text:p/>
          </draw:line>
          <draw:path draw:style-name="gr2" draw:text-style-name="P2" draw:layer="TiM_F" svg:width="0.354cm" svg:height="0.355cm" draw:transform="rotate (1.5707963267949) translate (18.873cm 10.084cm)" svg:viewBox="0 0 355 356" svg:d="M355 178c0-33-8-61-24-89-17-28-37-49-65-65-29-16-57-24-89-24-33 0-61 8-89 24-29 16-49 37-65 65-17 28-23 56-23 89s6 60 23 89c17 28 36 49 65 65 28 16 57 24 89 24 33 0 60-8 89-24 28-16 48-37 65-65 16-29 24-56 24-89z">
            <text:p/>
          </draw:path>
          <draw:line draw:style-name="gr1" draw:text-style-name="P1" draw:layer="TiM_F" svg:x1="29.471cm" svg:y1="8.21cm" svg:x2="29.546cm" svg:y2="8.135cm">
            <text:p/>
          </draw:line>
          <draw:path draw:style-name="gr2" draw:text-style-name="P2" draw:layer="TiM_F" svg:width="0.355cm" svg:height="0.354cm" draw:transform="rotate (1.5707963267949) translate (29.541cm 8.561cm)" svg:viewBox="0 0 356 355" svg:d="M356 178c0-33-8-60-24-89-17-29-37-49-65-65-28-17-57-24-89-24-33 0-61 7-89 24-29 16-49 36-65 65-17 28-24 56-24 89 0 32 7 59 24 88 16 28 36 49 65 66 29 16 57 23 89 23 33 0 61-7 89-23 28-17 48-38 65-66 16-29 24-56 24-88z">
            <text:p/>
          </draw:path>
          <draw:line draw:style-name="gr1" draw:text-style-name="P1" draw:layer="TiM_F" svg:x1="18.803cm" svg:y1="11.258cm" svg:x2="18.878cm" svg:y2="11.183cm">
            <text:p/>
          </draw:line>
          <draw:path draw:style-name="gr2" draw:text-style-name="P2" draw:layer="TiM_F" svg:width="0.354cm" svg:height="0.355cm" draw:transform="rotate (1.5707963267949) translate (18.873cm 11.608cm)" svg:viewBox="0 0 355 356" svg:d="M355 178c0-33-8-61-24-89-17-28-37-49-65-65-29-16-57-24-89-24-33 0-61 8-89 24-29 16-49 37-65 65-17 28-23 56-23 89s6 60 23 89c17 28 36 49 65 65 28 16 57 24 89 24 33 0 60-8 89-24 28-16 48-37 65-65 16-29 24-56 24-89z">
            <text:p/>
          </draw:path>
          <draw:line draw:style-name="gr1" draw:text-style-name="P1" draw:layer="TiM_F" svg:x1="23.375cm" svg:y1="11.258cm" svg:x2="23.45cm" svg:y2="11.183cm">
            <text:p/>
          </draw:line>
          <draw:path draw:style-name="gr2" draw:text-style-name="P2" draw:layer="TiM_F" svg:width="0.354cm" svg:height="0.355cm" draw:transform="rotate (1.5707963267949) translate (23.445cm 11.608cm)" svg:viewBox="0 0 355 356" svg:d="M355 178c0-33-8-61-24-89-17-28-37-48-65-65-29-17-57-24-89-24-33 0-61 7-89 24-29 16-49 37-65 65-17 28-23 56-23 89s6 60 23 89c17 28 36 48 65 65 29 16 57 24 89 24 33 0 60-8 89-24 28-17 48-37 65-65 16-29 24-56 24-89z">
            <text:p/>
          </draw:path>
          <draw:line draw:style-name="gr1" draw:text-style-name="P1" draw:layer="TiM_F" svg:x1="23.45cm" svg:y1="11.183cm" svg:x2="23.375cm" svg:y2="11.258cm">
            <text:p/>
          </draw:line>
          <draw:line draw:style-name="gr1" draw:text-style-name="P1" draw:layer="TiM_F" svg:x1="29.471cm" svg:y1="11.258cm" svg:x2="29.546cm" svg:y2="11.183cm">
            <text:p/>
          </draw:line>
          <draw:path draw:style-name="gr2" draw:text-style-name="P2" draw:layer="TiM_F" svg:width="0.354cm" svg:height="0.354cm" draw:transform="rotate (1.5707963267949) translate (29.541cm 11.608cm)" svg:viewBox="0 0 355 355" svg:d="M355 178c0-33-8-60-24-89-17-29-37-48-65-65-29-17-57-24-89-24-33 0-61 7-89 24-29 16-49 36-65 65-17 28-23 56-23 89 0 32 6 59 23 88 16 28 36 49 65 66 29 16 57 23 89 23 33 0 60-7 89-23 28-17 48-38 65-66 16-29 24-56 24-88z">
            <text:p/>
          </draw:path>
          <draw:line draw:style-name="gr1" draw:text-style-name="P1" draw:layer="TiM_F" svg:x1="24.899cm" svg:y1="11.258cm" svg:x2="24.974cm" svg:y2="11.183cm">
            <text:p/>
          </draw:line>
          <draw:path draw:style-name="gr2" draw:text-style-name="P2" draw:layer="TiM_F" svg:width="0.354cm" svg:height="0.355cm" draw:transform="rotate (1.5707963267949) translate (24.969cm 11.608cm)" svg:viewBox="0 0 355 356" svg:d="M355 178c0-33-8-60-24-89-17-29-37-48-65-65-29-17-57-24-89-24-33 0-61 7-89 24-29 16-49 36-65 65-17 28-23 56-23 89 0 32 6 60 23 89 17 28 36 48 65 65 29 16 57 24 89 24 33 0 60-8 89-24 28-17 48-37 65-65 16-29 24-57 24-89z">
            <text:p/>
          </draw:path>
          <draw:line draw:style-name="gr1" draw:text-style-name="P1" draw:layer="TiM_F" svg:x1="23.375cm" svg:y1="12.782cm" svg:x2="23.45cm" svg:y2="12.707cm">
            <text:p/>
          </draw:line>
          <draw:path draw:style-name="gr2" draw:text-style-name="P2" draw:layer="TiM_F" svg:width="0.354cm" svg:height="0.355cm" draw:transform="rotate (1.5707963267949) translate (23.445cm 13.132cm)" svg:viewBox="0 0 355 356" svg:d="M355 178c0-33-8-61-24-89-17-28-37-48-65-65-29-17-57-24-89-24-33 0-59 7-88 24s-50 37-66 65c-17 28-23 56-23 89s6 60 23 89c17 28 37 48 66 65 28 16 56 24 88 24 33 0 60-8 89-24 28-17 48-37 65-65 16-29 24-56 24-89z">
            <text:p/>
          </draw:path>
          <draw:line draw:style-name="gr1" draw:text-style-name="P1" draw:layer="TiM_F" svg:x1="23.45cm" svg:y1="12.707cm" svg:x2="23.375cm" svg:y2="12.782cm">
            <text:p/>
          </draw:line>
          <draw:line draw:style-name="gr1" draw:text-style-name="P1" draw:layer="TiM_F" svg:x1="29.471cm" svg:y1="3.638cm" svg:x2="29.546cm" svg:y2="3.563cm">
            <text:p/>
          </draw:line>
          <draw:path draw:style-name="gr2" draw:text-style-name="P2" draw:layer="TiM_F" svg:width="0.355cm" svg:height="0.354cm" draw:transform="rotate (1.5707963267949) translate (29.541cm 3.989cm)" svg:viewBox="0 0 356 355" svg:d="M356 178c0-33-8-61-24-89-16-29-37-49-65-65-28-17-56-24-89-24s-61 7-89 24c-29 16-49 36-65 65-16 28-24 56-24 89 0 32 8 59 24 88 16 28 36 49 65 66 29 16 56 23 89 23s61-7 89-23c28-17 49-38 65-66 16-29 24-56 24-88z">
            <text:p/>
          </draw:path>
          <draw:line draw:style-name="gr1" draw:text-style-name="P1" draw:layer="TiM_F" svg:x1="27.947cm" svg:y1="3.638cm" svg:x2="28.022cm" svg:y2="3.563cm">
            <text:p/>
          </draw:line>
          <draw:path draw:style-name="gr2" draw:text-style-name="P2" draw:layer="TiM_F" svg:width="0.355cm" svg:height="0.354cm" draw:transform="rotate (1.5707963267949) translate (28.017cm 3.989cm)" svg:viewBox="0 0 356 355" svg:d="M356 178c0-33-8-61-24-89-16-29-37-49-65-65-28-17-56-24-89-24s-61 7-89 24c-29 16-49 36-65 65-16 28-24 56-24 89 0 32 8 60 24 89 16 28 36 48 65 65 29 16 56 23 89 23s61-7 89-23c28-17 49-37 65-65 16-29 24-57 24-89z">
            <text:p/>
          </draw:path>
          <draw:line draw:style-name="gr1" draw:text-style-name="P1" draw:layer="TiM_F" svg:x1="29.471cm" svg:y1="5.162cm" svg:x2="29.546cm" svg:y2="5.087cm">
            <text:p/>
          </draw:line>
          <draw:path draw:style-name="gr2" draw:text-style-name="P2" draw:layer="TiM_F" svg:width="0.355cm" svg:height="0.354cm" draw:transform="rotate (1.5707963267949) translate (29.541cm 5.513cm)" svg:viewBox="0 0 356 355" svg:d="M356 178c0-33-8-61-24-89-16-29-37-49-65-65-28-17-56-24-89-24s-61 7-89 24c-29 16-49 36-65 65-17 28-24 56-24 89 0 32 7 59 24 88 16 28 36 49 65 66 29 16 56 23 89 23s61-7 89-23c28-17 49-38 65-66 16-29 24-56 24-88z">
            <text:p/>
          </draw:path>
          <draw:line draw:style-name="gr1" draw:text-style-name="P1" draw:layer="TiM_F" svg:x1="24.899cm" svg:y1="5.162cm" svg:x2="24.974cm" svg:y2="5.087cm">
            <text:p/>
          </draw:line>
          <draw:path draw:style-name="gr2" draw:text-style-name="P2" draw:layer="TiM_F" svg:width="0.355cm" svg:height="0.355cm" draw:transform="rotate (1.5707963267949) translate (24.969cm 5.513cm)" svg:viewBox="0 0 356 356" svg:d="M356 178c0-33-8-61-24-89-16-29-37-49-65-65-28-17-56-24-89-24s-61 7-89 24c-29 16-49 36-65 65-17 28-24 56-24 89 0 32 7 60 24 89 17 28 36 48 65 65 29 16 56 24 89 24s61-8 89-24c28-17 49-37 65-65 16-29 24-57 24-89z">
            <text:p/>
          </draw:path>
          <draw:line draw:style-name="gr1" draw:text-style-name="P1" draw:layer="TiM_F" svg:x1="24.899cm" svg:y1="3.638cm" svg:x2="24.974cm" svg:y2="3.563cm">
            <text:p/>
          </draw:line>
          <draw:path draw:style-name="gr2" draw:text-style-name="P2" draw:layer="TiM_F" svg:width="0.355cm" svg:height="0.355cm" draw:transform="rotate (1.5707963267949) translate (24.969cm 3.989cm)" svg:viewBox="0 0 356 356" svg:d="M356 178c0-33-8-61-24-89-16-29-37-49-65-65-28-17-56-24-89-24s-61 7-89 24c-29 16-49 36-65 65-16 28-24 56-24 89 0 32 8 60 24 89 16 28 36 48 65 65 29 16 56 24 89 24s61-8 89-24c28-17 49-37 65-65 16-29 24-57 24-89z">
            <text:p/>
          </draw:path>
          <draw:line draw:style-name="gr1" draw:text-style-name="P1" draw:layer="TiM_F" svg:x1="26.423cm" svg:y1="3.638cm" svg:x2="26.498cm" svg:y2="3.563cm">
            <text:p/>
          </draw:line>
          <draw:path draw:style-name="gr2" draw:text-style-name="P2" draw:layer="TiM_F" svg:width="0.355cm" svg:height="0.354cm" draw:transform="rotate (1.5707963267949) translate (26.493cm 3.989cm)" svg:viewBox="0 0 356 355" svg:d="M356 178c0-33-8-61-24-89-16-29-37-49-65-65-28-17-56-24-89-24s-61 7-89 24c-29 16-49 36-65 65-16 28-24 56-24 89 0 32 8 60 24 89 16 28 36 48 65 65 29 16 56 23 89 23s61-7 89-23c28-17 49-37 65-65 16-29 24-57 24-89z">
            <text:p/>
          </draw:path>
          <draw:line draw:style-name="gr1" draw:text-style-name="P1" draw:layer="TiM_F" svg:x1="23.375cm" svg:y1="5.162cm" svg:x2="23.45cm" svg:y2="5.087cm">
            <text:p/>
          </draw:line>
          <draw:path draw:style-name="gr2" draw:text-style-name="P2" draw:layer="TiM_F" svg:width="0.355cm" svg:height="0.355cm" draw:transform="rotate (1.5707963267949) translate (23.445cm 5.513cm)" svg:viewBox="0 0 356 356" svg:d="M356 178c0-33-8-61-24-89s-37-49-65-65c-28-17-56-24-89-24s-61 7-89 24c-29 16-49 37-65 65-17 28-24 56-24 89s7 60 24 89c17 28 36 48 65 65 29 16 56 24 89 24s61-8 89-24c28-17 49-37 65-65 16-29 24-56 24-89z">
            <text:p/>
          </draw:path>
          <draw:line draw:style-name="gr1" draw:text-style-name="P1" draw:layer="TiM_F" svg:x1="23.45cm" svg:y1="5.087cm" svg:x2="23.375cm" svg:y2="5.162cm">
            <text:p/>
          </draw:line>
          <draw:line draw:style-name="gr1" draw:text-style-name="P1" draw:layer="TiM_F" svg:x1="23.375cm" svg:y1="3.638cm" svg:x2="23.45cm" svg:y2="3.563cm">
            <text:p/>
          </draw:line>
          <draw:path draw:style-name="gr2" draw:text-style-name="P2" draw:layer="TiM_F" svg:width="0.355cm" svg:height="0.355cm" draw:transform="rotate (1.5707963267949) translate (23.445cm 3.989cm)" svg:viewBox="0 0 356 356" svg:d="M356 178c0-33-8-61-24-89s-37-49-65-65c-28-17-56-24-89-24s-61 7-89 24c-29 16-49 37-65 65s-24 56-24 89 8 60 24 89c16 28 36 48 65 65 29 16 56 24 89 24s61-8 89-24c28-17 49-37 65-65 16-29 24-56 24-89z">
            <text:p/>
          </draw:path>
          <draw:line draw:style-name="gr1" draw:text-style-name="P1" draw:layer="TiM_F" svg:x1="23.45cm" svg:y1="3.563cm" svg:x2="23.375cm" svg:y2="3.638cm">
            <text:p/>
          </draw:line>
          <draw:line draw:style-name="gr1" draw:text-style-name="P1" draw:layer="TiM_F" svg:x1="23.375cm" svg:y1="6.686cm" svg:x2="23.45cm" svg:y2="6.611cm">
            <text:p/>
          </draw:line>
          <draw:path draw:style-name="gr2" draw:text-style-name="P2" draw:layer="TiM_F" svg:width="0.355cm" svg:height="0.355cm" draw:transform="rotate (1.5707963267949) translate (23.445cm 7.037cm)" svg:viewBox="0 0 356 356" svg:d="M356 178c0-33-8-61-24-89-17-28-37-49-65-65-28-17-56-24-89-24s-61 7-89 24c-29 16-49 37-65 65-17 28-24 56-24 89s7 60 24 89c17 28 36 48 65 65 29 16 56 24 89 24s61-8 89-24c28-17 48-37 65-65 16-29 24-56 24-89z">
            <text:p/>
          </draw:path>
          <draw:line draw:style-name="gr1" draw:text-style-name="P1" draw:layer="TiM_F" svg:x1="23.45cm" svg:y1="6.611cm" svg:x2="23.375cm" svg:y2="6.686cm">
            <text:p/>
          </draw:line>
          <draw:line draw:style-name="gr1" draw:text-style-name="P1" draw:layer="TiM_F" svg:x1="24.899cm" svg:y1="6.686cm" svg:x2="24.974cm" svg:y2="6.611cm">
            <text:p/>
          </draw:line>
          <draw:path draw:style-name="gr2" draw:text-style-name="P2" draw:layer="TiM_F" svg:width="0.355cm" svg:height="0.355cm" draw:transform="rotate (1.5707963267949) translate (24.969cm 7.037cm)" svg:viewBox="0 0 356 356" svg:d="M356 178c0-33-8-60-24-89-17-29-37-49-65-65-28-17-56-24-89-24s-61 7-89 24c-29 16-49 36-65 65-17 28-24 56-24 89 0 32 7 60 24 89 17 28 36 48 65 65 29 16 56 24 89 24s61-8 89-24c28-17 48-37 65-65 16-29 24-57 24-89z">
            <text:p/>
          </draw:path>
          <draw:line draw:style-name="gr1" draw:text-style-name="P1" draw:layer="TiM_F" svg:x1="29.471cm" svg:y1="6.686cm" svg:x2="29.546cm" svg:y2="6.611cm">
            <text:p/>
          </draw:line>
          <draw:path draw:style-name="gr2" draw:text-style-name="P2" draw:layer="TiM_F" svg:width="0.355cm" svg:height="0.354cm" draw:transform="rotate (1.5707963267949) translate (29.541cm 7.037cm)" svg:viewBox="0 0 356 355" svg:d="M356 178c0-33-8-60-24-89-17-29-37-49-65-65-28-17-56-24-89-24s-61 7-89 24c-29 16-49 36-65 65-17 28-24 56-24 89 0 32 7 59 24 88 16 28 36 49 65 66 29 16 56 23 89 23s61-7 89-23c28-17 48-38 65-66 16-29 24-56 24-88z">
            <text:p/>
          </draw:path>
          <draw:line draw:style-name="gr1" draw:text-style-name="P1" draw:layer="TiM_F" svg:x1="20.327cm" svg:y1="3.638cm" svg:x2="20.402cm" svg:y2="3.563cm">
            <text:p/>
          </draw:line>
          <draw:path draw:style-name="gr2" draw:text-style-name="P2" draw:layer="TiM_F" svg:width="0.355cm" svg:height="0.355cm" draw:transform="rotate (1.5707963267949) translate (20.397cm 3.989cm)" svg:viewBox="0 0 356 356" svg:d="M356 178c0-33-8-61-24-89s-37-49-65-65-56-24-89-24-61 8-89 24c-29 16-49 37-65 65s-24 56-24 89 8 60 24 89c16 28 36 48 65 65 29 16 56 24 89 24s61-8 89-24c28-17 49-37 65-65 16-29 24-56 24-89z">
            <text:p/>
          </draw:path>
          <draw:line draw:style-name="gr1" draw:text-style-name="P1" draw:layer="TiM_F" svg:x1="20.402cm" svg:y1="3.563cm" svg:x2="20.327cm" svg:y2="3.638cm">
            <text:p/>
          </draw:line>
          <draw:line draw:style-name="gr1" draw:text-style-name="P1" draw:layer="TiM_F" svg:x1="21.851cm" svg:y1="3.638cm" svg:x2="21.926cm" svg:y2="3.563cm">
            <text:p/>
          </draw:line>
          <draw:path draw:style-name="gr2" draw:text-style-name="P2" draw:layer="TiM_F" svg:width="0.355cm" svg:height="0.355cm" draw:transform="rotate (1.5707963267949) translate (21.921cm 3.989cm)" svg:viewBox="0 0 356 356" svg:d="M356 178c0-33-8-61-24-89s-37-49-65-65c-28-17-56-24-89-24s-61 7-89 24c-29 16-49 37-65 65s-24 56-24 89 8 60 24 89c16 28 36 48 65 65 29 16 56 24 89 24s61-8 89-24c28-17 49-37 65-65 16-29 24-56 24-89z">
            <text:p/>
          </draw:path>
          <draw:line draw:style-name="gr1" draw:text-style-name="P1" draw:layer="TiM_F" svg:x1="21.926cm" svg:y1="3.563cm" svg:x2="21.851cm" svg:y2="3.638cm">
            <text:p/>
          </draw:line>
          <draw:line draw:style-name="gr1" draw:text-style-name="P1" draw:layer="TiM_F" svg:x1="18.803cm" svg:y1="5.162cm" svg:x2="18.878cm" svg:y2="5.087cm">
            <text:p/>
          </draw:line>
          <draw:path draw:style-name="gr2" draw:text-style-name="P2" draw:layer="TiM_F" svg:width="0.355cm" svg:height="0.355cm" draw:transform="rotate (1.5707963267949) translate (18.873cm 5.513cm)" svg:viewBox="0 0 356 356" svg:d="M356 178c0-33-8-61-24-89s-37-49-65-65-56-24-89-24-61 8-89 24c-29 16-49 37-65 65-17 28-24 56-24 89s7 60 24 89c17 28 36 49 65 65 28 16 56 24 89 24s61-8 89-24 49-37 65-65c16-29 24-56 24-89z">
            <text:p/>
          </draw:path>
          <draw:line draw:style-name="gr1" draw:text-style-name="P1" draw:layer="TiM_F" svg:x1="18.878cm" svg:y1="5.087cm" svg:x2="18.803cm" svg:y2="5.162cm">
            <text:p/>
          </draw:line>
          <draw:line draw:style-name="gr1" draw:text-style-name="P1" draw:layer="TiM_F" svg:x1="18.803cm" svg:y1="3.638cm" svg:x2="18.878cm" svg:y2="3.563cm">
            <text:p/>
          </draw:line>
          <draw:path draw:style-name="gr2" draw:text-style-name="P2" draw:layer="TiM_F" svg:width="0.355cm" svg:height="0.355cm" draw:transform="rotate (1.5707963267949) translate (18.873cm 3.989cm)" svg:viewBox="0 0 356 356" svg:d="M356 178c0-33-8-61-24-89s-37-49-65-65-56-24-89-24-61 8-89 24c-29 16-49 37-65 65s-24 56-24 89 8 60 24 89c16 28 36 49 65 65 28 16 56 24 89 24s61-8 89-24 49-37 65-65c16-29 24-56 24-89z">
            <text:p/>
          </draw:path>
          <draw:line draw:style-name="gr1" draw:text-style-name="P1" draw:layer="TiM_F" svg:x1="18.878cm" svg:y1="3.563cm" svg:x2="18.803cm" svg:y2="3.638cm">
            <text:p/>
          </draw:line>
          <draw:line draw:style-name="gr1" draw:text-style-name="P1" draw:layer="TiM_F" svg:x1="18.803cm" svg:y1="6.686cm" svg:x2="18.878cm" svg:y2="6.611cm">
            <text:p/>
          </draw:line>
          <draw:path draw:style-name="gr2" draw:text-style-name="P2" draw:layer="TiM_F" svg:width="0.355cm" svg:height="0.355cm" draw:transform="rotate (1.5707963267949) translate (18.873cm 7.037cm)" svg:viewBox="0 0 356 356" svg:d="M356 178c0-33-8-61-24-89-17-28-37-49-65-65s-56-24-89-24-61 8-89 24c-29 16-49 37-65 65-17 28-24 56-24 89s7 60 24 89c17 28 36 49 65 65 28 16 56 24 89 24s61-8 89-24 48-37 65-65c16-29 24-56 24-89z">
            <text:p/>
          </draw:path>
          <draw:line draw:style-name="gr1" draw:text-style-name="P1" draw:layer="TiM_F" svg:x1="18.878cm" svg:y1="6.611cm" svg:x2="18.803cm" svg:y2="6.686cm">
            <text:p/>
          </draw:line>
          <draw:line draw:style-name="gr1" draw:text-style-name="P1" draw:layer="TiM_F" svg:x1="18.803cm" svg:y1="21.925cm" svg:x2="18.878cm" svg:y2="21.85cm">
            <text:p/>
          </draw:line>
          <draw:path draw:style-name="gr2" draw:text-style-name="P2" draw:layer="TiM_F" svg:width="0.355cm" svg:height="0.355cm" draw:transform="rotate (1.5707963267949) translate (18.873cm 22.275cm)" svg:viewBox="0 0 356 356" svg:d="M356 178c0-33-8-61-24-89-17-28-37-49-65-65-29-16-57-24-89-24-33 0-61 8-89 24s-49 37-65 65c-17 28-24 56-24 89s7 60 24 89c16 28 37 49 65 65s56 24 89 24c32 0 60-8 89-24 28-16 48-37 65-65 16-29 24-56 24-89z">
            <text:p/>
          </draw:path>
          <draw:line draw:style-name="gr1" draw:text-style-name="P1" draw:layer="TiM_F" svg:x1="18.878cm" svg:y1="21.85cm" svg:x2="18.803cm" svg:y2="21.925cm">
            <text:p/>
          </draw:line>
          <draw:line draw:style-name="gr1" draw:text-style-name="P1" draw:layer="TiM_F" svg:x1="29.471cm" svg:y1="21.925cm" svg:x2="29.546cm" svg:y2="21.85cm">
            <text:p/>
          </draw:line>
          <draw:path draw:style-name="gr2" draw:text-style-name="P2" draw:layer="TiM_F" svg:width="0.355cm" svg:height="0.354cm" draw:transform="rotate (1.5707963267949) translate (29.541cm 22.275cm)" svg:viewBox="0 0 356 355" svg:d="M356 178c0-33-8-61-24-89-17-29-37-49-65-65-29-17-57-24-89-24-33 0-61 7-89 24-28 16-48 36-65 65s-24 56-24 89c0 32 7 59 24 88 17 28 37 49 65 66 28 16 56 23 89 23 32 0 60-7 89-23 28-17 48-38 65-66 16-29 24-56 24-88z">
            <text:p/>
          </draw:path>
          <draw:line draw:style-name="gr1" draw:text-style-name="P1" draw:layer="TiM_F" svg:x1="18.803cm" svg:y1="20.401cm" svg:x2="18.878cm" svg:y2="20.326cm">
            <text:p/>
          </draw:line>
          <draw:path draw:style-name="gr2" draw:text-style-name="P2" draw:layer="TiM_F" svg:width="0.354cm" svg:height="0.355cm" draw:transform="rotate (1.5707963267949) translate (18.873cm 20.751cm)" svg:viewBox="0 0 355 356" svg:d="M355 178c0-33-7-61-23-89-17-28-37-49-65-65-29-16-57-24-89-24-33 0-61 8-89 24-29 16-49 37-65 65-17 28-24 56-24 89s7 60 24 89c16 28 36 49 65 65 28 16 56 24 89 24 32 0 60-8 89-24 28-16 48-37 65-65 16-29 23-56 23-89z">
            <text:p/>
          </draw:path>
          <draw:line draw:style-name="gr1" draw:text-style-name="P1" draw:layer="TiM_F" svg:x1="29.471cm" svg:y1="20.401cm" svg:x2="29.546cm" svg:y2="20.326cm">
            <text:p/>
          </draw:line>
          <draw:path draw:style-name="gr2" draw:text-style-name="P2" draw:layer="TiM_F" svg:width="0.354cm" svg:height="0.354cm" draw:transform="rotate (1.5707963267949) translate (29.541cm 20.751cm)" svg:viewBox="0 0 355 355" svg:d="M355 178c0-33-7-61-23-89-17-29-37-49-65-65-29-17-57-24-89-24-33 0-60 7-89 24s-48 36-65 65-24 56-24 89c0 32 7 59 24 88 17 28 36 49 65 66 28 16 56 23 89 23 32 0 60-7 89-23 28-17 48-38 65-66 16-29 23-56 23-88z">
            <text:p/>
          </draw:path>
          <draw:line draw:style-name="gr1" draw:text-style-name="P1" draw:layer="TiM_F" svg:x1="26.423cm" svg:y1="26.497cm" svg:x2="26.498cm" svg:y2="26.422cm">
            <text:p/>
          </draw:line>
          <draw:path draw:style-name="gr2" draw:text-style-name="P2" draw:layer="TiM_F" svg:width="0.355cm" svg:height="0.354cm" draw:transform="rotate (1.5707963267949) translate (26.493cm 26.847cm)" svg:viewBox="0 0 356 355" svg:d="M356 178c0-33-8-61-24-89-16-29-37-49-65-65-29-17-56-24-89-24s-61 7-89 24c-28 16-49 36-65 65-16 28-24 56-24 89 0 32 8 60 24 89 16 28 37 48 65 65 28 16 56 23 89 23s60-7 89-23c28-17 49-37 65-65 16-29 24-57 24-89z">
            <text:p/>
          </draw:path>
          <draw:line draw:style-name="gr1" draw:text-style-name="P1" draw:layer="TiM_F" svg:x1="24.899cm" svg:y1="26.497cm" svg:x2="24.974cm" svg:y2="26.422cm">
            <text:p/>
          </draw:line>
          <draw:path draw:style-name="gr2" draw:text-style-name="P2" draw:layer="TiM_F" svg:width="0.355cm" svg:height="0.355cm" draw:transform="rotate (1.5707963267949) translate (24.969cm 26.847cm)" svg:viewBox="0 0 356 356" svg:d="M356 178c0-33-8-61-24-89-16-29-37-49-65-65-29-17-56-24-89-24s-61 7-89 24c-28 16-49 36-65 65-16 28-24 56-24 89 0 32 8 60 24 89 16 28 37 48 65 65 28 16 56 24 89 24s60-8 89-24c28-17 49-37 65-65 16-29 24-57 24-89z">
            <text:p/>
          </draw:path>
          <draw:line draw:style-name="gr1" draw:text-style-name="P1" draw:layer="TiM_F" svg:x1="20.327cm" svg:y1="26.497cm" svg:x2="20.402cm" svg:y2="26.422cm">
            <text:p/>
          </draw:line>
          <draw:path draw:style-name="gr2" draw:text-style-name="P2" draw:layer="TiM_F" svg:width="0.355cm" svg:height="0.355cm" draw:transform="rotate (1.5707963267949) translate (20.397cm 26.847cm)" svg:viewBox="0 0 356 356" svg:d="M356 178c0-33-8-61-24-89s-37-49-65-65c-29-16-56-24-89-24s-61 8-89 24-49 37-65 65-24 56-24 89 8 60 24 89c16 28 37 48 65 65 28 16 56 24 89 24s60-8 89-24c28-17 49-37 65-65 16-29 24-56 24-89z">
            <text:p/>
          </draw:path>
          <draw:line draw:style-name="gr1" draw:text-style-name="P1" draw:layer="TiM_F" svg:x1="20.402cm" svg:y1="26.422cm" svg:x2="20.327cm" svg:y2="26.497cm">
            <text:p/>
          </draw:line>
          <draw:line draw:style-name="gr1" draw:text-style-name="P1" draw:layer="TiM_F" svg:x1="21.851cm" svg:y1="26.497cm" svg:x2="21.926cm" svg:y2="26.422cm">
            <text:p/>
          </draw:line>
          <draw:path draw:style-name="gr2" draw:text-style-name="P2" draw:layer="TiM_F" svg:width="0.355cm" svg:height="0.355cm" draw:transform="rotate (1.5707963267949) translate (21.921cm 26.847cm)" svg:viewBox="0 0 356 356" svg:d="M356 178c0-33-8-61-24-89s-37-49-65-65c-29-17-56-24-89-24s-61 7-89 24c-28 16-49 37-65 65s-24 56-24 89 8 60 24 89c16 28 37 48 65 65 28 16 56 24 89 24s60-8 89-24c28-17 49-37 65-65 16-29 24-56 24-89z">
            <text:p/>
          </draw:path>
          <draw:line draw:style-name="gr1" draw:text-style-name="P1" draw:layer="TiM_F" svg:x1="21.926cm" svg:y1="26.422cm" svg:x2="21.851cm" svg:y2="26.497cm">
            <text:p/>
          </draw:line>
          <draw:line draw:style-name="gr1" draw:text-style-name="P1" draw:layer="TiM_F" svg:x1="24.899cm" svg:y1="24.973cm" svg:x2="24.974cm" svg:y2="24.898cm">
            <text:p/>
          </draw:line>
          <draw:path draw:style-name="gr2" draw:text-style-name="P2" draw:layer="TiM_F" svg:width="0.355cm" svg:height="0.355cm" draw:transform="rotate (1.5707963267949) translate (24.969cm 25.323cm)" svg:viewBox="0 0 356 356" svg:d="M356 178c0-33-8-61-24-89-17-29-37-49-65-65-29-17-56-24-89-24s-61 7-89 24c-28 16-49 36-65 65-16 28-24 56-24 89 0 32 8 60 24 89 16 28 37 48 65 65 28 16 56 24 89 24s60-8 89-24c28-17 48-37 65-65 16-29 24-57 24-89z">
            <text:p/>
          </draw:path>
          <draw:line draw:style-name="gr1" draw:text-style-name="P1" draw:layer="TiM_F" svg:x1="27.947cm" svg:y1="26.497cm" svg:x2="28.022cm" svg:y2="26.422cm">
            <text:p/>
          </draw:line>
          <draw:path draw:style-name="gr2" draw:text-style-name="P2" draw:layer="TiM_F" svg:width="0.355cm" svg:height="0.354cm" draw:transform="rotate (1.5707963267949) translate (28.017cm 26.847cm)" svg:viewBox="0 0 356 355" svg:d="M356 178c0-33-8-61-24-89-16-29-37-49-65-65-29-17-56-24-89-24s-61 7-89 24c-28 16-49 36-65 65-16 28-24 56-24 89 0 32 8 60 24 89 16 28 37 48 65 65 28 16 56 23 89 23s60-7 89-23c28-17 49-37 65-65 16-29 24-57 24-89z">
            <text:p/>
          </draw:path>
          <draw:line draw:style-name="gr1" draw:text-style-name="P1" draw:layer="TiM_F" svg:x1="29.471cm" svg:y1="23.449cm" svg:x2="29.546cm" svg:y2="23.374cm">
            <text:p/>
          </draw:line>
          <draw:path draw:style-name="gr2" draw:text-style-name="P2" draw:layer="TiM_F" svg:width="0.355cm" svg:height="0.354cm" draw:transform="rotate (1.5707963267949) translate (29.541cm 23.799cm)" svg:viewBox="0 0 356 355" svg:d="M356 178c0-33-8-61-24-89-17-29-37-49-65-65-29-17-56-24-89-24s-61 7-89 24c-28 16-48 36-65 65s-24 56-24 89c0 32 7 59 24 88 17 28 37 49 65 66 28 16 56 23 89 23s60-7 89-23c28-17 48-38 65-66 16-29 24-56 24-88z">
            <text:p/>
          </draw:path>
          <draw:line draw:style-name="gr1" draw:text-style-name="P1" draw:layer="TiM_F" svg:x1="23.375cm" svg:y1="23.449cm" svg:x2="23.45cm" svg:y2="23.374cm">
            <text:p/>
          </draw:line>
          <draw:path draw:style-name="gr2" draw:text-style-name="P2" draw:layer="TiM_F" svg:width="0.355cm" svg:height="0.355cm" draw:transform="rotate (1.5707963267949) translate (23.445cm 23.799cm)" svg:viewBox="0 0 356 356" svg:d="M356 178c0-33-8-61-24-89-17-28-37-49-65-65-29-17-56-24-89-24s-61 7-89 24c-28 16-49 37-65 65-17 28-24 56-24 89s7 60 24 89c16 28 37 48 65 65 28 16 56 24 89 24s60-8 89-24c28-17 48-37 65-65 16-29 24-56 24-89z">
            <text:p/>
          </draw:path>
          <draw:line draw:style-name="gr1" draw:text-style-name="P1" draw:layer="TiM_F" svg:x1="23.45cm" svg:y1="23.374cm" svg:x2="23.375cm" svg:y2="23.449cm">
            <text:p/>
          </draw:line>
          <draw:line draw:style-name="gr1" draw:text-style-name="P1" draw:layer="TiM_F" svg:x1="24.899cm" svg:y1="23.449cm" svg:x2="24.974cm" svg:y2="23.374cm">
            <text:p/>
          </draw:line>
          <draw:path draw:style-name="gr2" draw:text-style-name="P2" draw:layer="TiM_F" svg:width="0.355cm" svg:height="0.355cm" draw:transform="rotate (1.5707963267949) translate (24.969cm 23.799cm)" svg:viewBox="0 0 356 356" svg:d="M356 178c0-33-8-61-24-89-17-29-37-49-65-65-29-17-56-24-89-24s-61 7-89 24c-28 16-48 36-65 65s-24 56-24 89c0 32 7 60 24 89 16 28 37 48 65 65 28 16 56 24 89 24s60-8 89-24c28-17 48-37 65-65 16-29 24-57 24-89z">
            <text:p/>
          </draw:path>
          <draw:line draw:style-name="gr1" draw:text-style-name="P1" draw:layer="TiM_F" svg:x1="29.471cm" svg:y1="24.973cm" svg:x2="29.546cm" svg:y2="24.898cm">
            <text:p/>
          </draw:line>
          <draw:path draw:style-name="gr2" draw:text-style-name="P2" draw:layer="TiM_F" svg:width="0.355cm" svg:height="0.354cm" draw:transform="rotate (1.5707963267949) translate (29.541cm 25.323cm)" svg:viewBox="0 0 356 355" svg:d="M356 178c0-33-8-61-24-89-17-29-37-49-65-65-29-17-56-24-89-24s-61 7-89 24c-28 16-49 36-65 65-16 28-24 56-24 89 0 32 8 59 24 88 16 28 37 49 65 66 28 16 56 23 89 23s60-7 89-23c28-17 48-38 65-66 16-29 24-56 24-88z">
            <text:p/>
          </draw:path>
          <draw:line draw:style-name="gr1" draw:text-style-name="P1" draw:layer="TiM_F" svg:x1="23.375cm" svg:y1="24.973cm" svg:x2="23.45cm" svg:y2="24.898cm">
            <text:p/>
          </draw:line>
          <draw:path draw:style-name="gr2" draw:text-style-name="P2" draw:layer="TiM_F" svg:width="0.355cm" svg:height="0.355cm" draw:transform="rotate (1.5707963267949) translate (23.445cm 25.323cm)" svg:viewBox="0 0 356 356" svg:d="M356 178c0-33-8-61-24-89-17-28-37-49-65-65-29-17-56-24-89-24s-61 7-89 24c-28 16-49 37-65 65s-24 56-24 89 8 60 24 89c16 28 37 48 65 65 28 16 56 24 89 24s60-8 89-24c28-17 48-37 65-65 16-29 24-56 24-89z">
            <text:p/>
          </draw:path>
          <draw:line draw:style-name="gr1" draw:text-style-name="P1" draw:layer="TiM_F" svg:x1="23.45cm" svg:y1="24.898cm" svg:x2="23.375cm" svg:y2="24.973cm">
            <text:p/>
          </draw:line>
          <draw:line draw:style-name="gr1" draw:text-style-name="P1" draw:layer="TiM_F" svg:x1="29.471cm" svg:y1="26.497cm" svg:x2="29.546cm" svg:y2="26.422cm">
            <text:p/>
          </draw:line>
          <draw:path draw:style-name="gr2" draw:text-style-name="P2" draw:layer="TiM_F" svg:width="0.355cm" svg:height="0.354cm" draw:transform="rotate (1.5707963267949) translate (29.541cm 26.847cm)" svg:viewBox="0 0 356 355" svg:d="M356 178c0-33-8-61-24-89-16-29-37-49-65-65-29-17-56-24-89-24s-61 7-89 24c-28 16-49 36-65 65-16 28-24 56-24 89 0 32 8 59 24 88 16 28 37 49 65 66 28 16 56 23 89 23s60-7 89-23c28-17 49-38 65-66 16-29 24-56 24-88z">
            <text:p/>
          </draw:path>
          <draw:line draw:style-name="gr1" draw:text-style-name="P1" draw:layer="TiM_F" svg:x1="23.375cm" svg:y1="26.497cm" svg:x2="23.45cm" svg:y2="26.422cm">
            <text:p/>
          </draw:line>
          <draw:path draw:style-name="gr2" draw:text-style-name="P2" draw:layer="TiM_F" svg:width="0.355cm" svg:height="0.355cm" draw:transform="rotate (1.5707963267949) translate (23.445cm 26.847cm)" svg:viewBox="0 0 356 356" svg:d="M356 178c0-33-8-61-24-89s-37-49-65-65c-29-17-56-24-89-24s-61 7-89 24c-28 16-49 37-65 65s-24 56-24 89 8 60 24 89c16 28 37 48 65 65 28 16 56 24 89 24s60-8 89-24c28-17 49-37 65-65 16-29 24-56 24-89z">
            <text:p/>
          </draw:path>
          <draw:line draw:style-name="gr1" draw:text-style-name="P1" draw:layer="TiM_F" svg:x1="23.45cm" svg:y1="26.422cm" svg:x2="23.375cm" svg:y2="26.497cm">
            <text:p/>
          </draw:line>
          <draw:line draw:style-name="gr1" draw:text-style-name="P1" draw:layer="TiM_F" svg:x1="18.803cm" svg:y1="24.973cm" svg:x2="18.878cm" svg:y2="24.898cm">
            <text:p/>
          </draw:line>
          <draw:path draw:style-name="gr2" draw:text-style-name="P2" draw:layer="TiM_F" svg:width="0.355cm" svg:height="0.355cm" draw:transform="rotate (1.5707963267949) translate (18.873cm 25.323cm)" svg:viewBox="0 0 356 356" svg:d="M356 178c0-33-8-61-24-89-17-28-37-49-65-65-29-16-56-24-89-24s-61 8-89 24-49 37-65 65-24 56-24 89 8 60 24 89c16 28 37 49 65 65s56 24 89 24 60-8 89-24c28-16 48-37 65-65 16-29 24-56 24-89z">
            <text:p/>
          </draw:path>
          <draw:line draw:style-name="gr1" draw:text-style-name="P1" draw:layer="TiM_F" svg:x1="18.878cm" svg:y1="24.898cm" svg:x2="18.803cm" svg:y2="24.973cm">
            <text:p/>
          </draw:line>
          <draw:line draw:style-name="gr1" draw:text-style-name="P1" draw:layer="TiM_F" svg:x1="18.803cm" svg:y1="26.497cm" svg:x2="18.878cm" svg:y2="26.422cm">
            <text:p/>
          </draw:line>
          <draw:path draw:style-name="gr2" draw:text-style-name="P2" draw:layer="TiM_F" svg:width="0.355cm" svg:height="0.355cm" draw:transform="rotate (1.5707963267949) translate (18.873cm 26.847cm)" svg:viewBox="0 0 356 356" svg:d="M356 178c0-33-8-61-24-89s-37-49-65-65c-29-16-56-24-89-24s-61 8-89 24-49 37-65 65-24 56-24 89 8 60 24 89c16 28 37 49 65 65s56 24 89 24 60-8 89-24c28-16 49-37 65-65 16-29 24-56 24-89z">
            <text:p/>
          </draw:path>
          <draw:line draw:style-name="gr1" draw:text-style-name="P1" draw:layer="TiM_F" svg:x1="18.878cm" svg:y1="26.422cm" svg:x2="18.803cm" svg:y2="26.497cm">
            <text:p/>
          </draw:line>
          <draw:line draw:style-name="gr1" draw:text-style-name="P1" draw:layer="TiM_F" svg:x1="18.803cm" svg:y1="23.449cm" svg:x2="18.878cm" svg:y2="23.374cm">
            <text:p/>
          </draw:line>
          <draw:path draw:style-name="gr2" draw:text-style-name="P2" draw:layer="TiM_F" svg:width="0.355cm" svg:height="0.355cm" draw:transform="rotate (1.5707963267949) translate (18.873cm 23.799cm)" svg:viewBox="0 0 356 356" svg:d="M356 178c0-33-8-61-24-89-17-28-37-49-65-65-29-16-56-24-89-24s-61 8-89 24-49 37-65 65c-17 28-24 56-24 89s7 60 24 89c16 28 37 49 65 65s56 24 89 24 60-8 89-24c28-16 48-37 65-65 16-29 24-56 24-89z">
            <text:p/>
          </draw:path>
          <draw:line draw:style-name="gr1" draw:text-style-name="P1" draw:layer="TiM_F" svg:x1="18.878cm" svg:y1="23.374cm" svg:x2="18.803cm" svg:y2="23.449cm">
            <text:p/>
          </draw:line>
          <draw:line draw:style-name="gr1" draw:text-style-name="P1" draw:layer="TiM_F" svg:x1="30.091cm" svg:y1="21.176cm" svg:x2="30.111cm" svg:y2="21.196cm">
            <text:p/>
          </draw:line>
          <draw:line draw:style-name="gr1" draw:text-style-name="P1" draw:layer="TiM_F" svg:x1="30.111cm" svg:y1="21.196cm" svg:x2="30.135cm" svg:y2="21.196cm">
            <text:p/>
          </draw:line>
          <draw:line draw:style-name="gr1" draw:text-style-name="P1" draw:layer="TiM_F" svg:x1="30.155cm" svg:y1="21.176cm" svg:x2="30.135cm" svg:y2="21.196cm">
            <text:p/>
          </draw:line>
          <draw:line draw:style-name="gr1" draw:text-style-name="P1" draw:layer="TiM_F" svg:x1="30.135cm" svg:y1="21.196cm" svg:x2="30.135cm" svg:y2="21.22cm">
            <text:p/>
          </draw:line>
          <draw:line draw:style-name="gr1" draw:text-style-name="P1" draw:layer="TiM_F" svg:x1="30.135cm" svg:y1="21.22cm" svg:x2="30.155cm" svg:y2="21.24cm">
            <text:p/>
          </draw:line>
          <draw:line draw:style-name="gr1" draw:text-style-name="P1" draw:layer="TiM_F" svg:x1="30.111cm" svg:y1="21.22cm" svg:x2="30.091cm" svg:y2="21.24cm">
            <text:p/>
          </draw:line>
          <draw:line draw:style-name="gr1" draw:text-style-name="P1" draw:layer="TiM_F" svg:x1="30.111cm" svg:y1="21.22cm" svg:x2="30.111cm" svg:y2="21.196cm">
            <text:p/>
          </draw:line>
          <draw:line draw:style-name="gr1" draw:text-style-name="P1" draw:layer="TiM_F" svg:x1="30.135cm" svg:y1="21.22cm" svg:x2="30.111cm" svg:y2="21.22cm">
            <text:p/>
          </draw:line>
          <draw:line draw:style-name="gr1" draw:text-style-name="P1" draw:layer="TiM_F" svg:x1="30.091cm" svg:y1="22.7cm" svg:x2="30.111cm" svg:y2="22.72cm">
            <text:p/>
          </draw:line>
          <draw:line draw:style-name="gr1" draw:text-style-name="P1" draw:layer="TiM_F" svg:x1="30.111cm" svg:y1="22.72cm" svg:x2="30.135cm" svg:y2="22.72cm">
            <text:p/>
          </draw:line>
          <draw:line draw:style-name="gr1" draw:text-style-name="P1" draw:layer="TiM_F" svg:x1="30.155cm" svg:y1="22.7cm" svg:x2="30.135cm" svg:y2="22.72cm">
            <text:p/>
          </draw:line>
          <draw:line draw:style-name="gr1" draw:text-style-name="P1" draw:layer="TiM_F" svg:x1="30.135cm" svg:y1="22.72cm" svg:x2="30.135cm" svg:y2="22.744cm">
            <text:p/>
          </draw:line>
          <draw:line draw:style-name="gr1" draw:text-style-name="P1" draw:layer="TiM_F" svg:x1="30.135cm" svg:y1="22.744cm" svg:x2="30.155cm" svg:y2="22.764cm">
            <text:p/>
          </draw:line>
          <draw:line draw:style-name="gr1" draw:text-style-name="P1" draw:layer="TiM_F" svg:x1="30.111cm" svg:y1="22.744cm" svg:x2="30.091cm" svg:y2="22.764cm">
            <text:p/>
          </draw:line>
          <draw:line draw:style-name="gr1" draw:text-style-name="P1" draw:layer="TiM_F" svg:x1="30.111cm" svg:y1="22.744cm" svg:x2="30.111cm" svg:y2="22.72cm">
            <text:p/>
          </draw:line>
          <draw:line draw:style-name="gr1" draw:text-style-name="P1" draw:layer="TiM_F" svg:x1="30.135cm" svg:y1="22.744cm" svg:x2="30.111cm" svg:y2="22.744cm">
            <text:p/>
          </draw:line>
          <draw:line draw:style-name="gr1" draw:text-style-name="P1" draw:layer="TiM_F" svg:x1="30.091cm" svg:y1="21.43cm" svg:x2="30.111cm" svg:y2="21.45cm">
            <text:p/>
          </draw:line>
          <draw:line draw:style-name="gr1" draw:text-style-name="P1" draw:layer="TiM_F" svg:x1="30.111cm" svg:y1="21.45cm" svg:x2="30.135cm" svg:y2="21.45cm">
            <text:p/>
          </draw:line>
          <draw:line draw:style-name="gr1" draw:text-style-name="P1" draw:layer="TiM_F" svg:x1="30.155cm" svg:y1="21.43cm" svg:x2="30.135cm" svg:y2="21.45cm">
            <text:p/>
          </draw:line>
          <draw:line draw:style-name="gr1" draw:text-style-name="P1" draw:layer="TiM_F" svg:x1="30.135cm" svg:y1="21.45cm" svg:x2="30.135cm" svg:y2="21.474cm">
            <text:p/>
          </draw:line>
          <draw:line draw:style-name="gr1" draw:text-style-name="P1" draw:layer="TiM_F" svg:x1="30.135cm" svg:y1="21.474cm" svg:x2="30.155cm" svg:y2="21.494cm">
            <text:p/>
          </draw:line>
          <draw:line draw:style-name="gr1" draw:text-style-name="P1" draw:layer="TiM_F" svg:x1="30.111cm" svg:y1="21.474cm" svg:x2="30.091cm" svg:y2="21.494cm">
            <text:p/>
          </draw:line>
          <draw:line draw:style-name="gr1" draw:text-style-name="P1" draw:layer="TiM_F" svg:x1="30.111cm" svg:y1="21.474cm" svg:x2="30.111cm" svg:y2="21.45cm">
            <text:p/>
          </draw:line>
          <draw:line draw:style-name="gr1" draw:text-style-name="P1" draw:layer="TiM_F" svg:x1="30.135cm" svg:y1="21.474cm" svg:x2="30.111cm" svg:y2="21.474cm">
            <text:p/>
          </draw:line>
          <draw:line draw:style-name="gr1" draw:text-style-name="P1" draw:layer="TiM_F" svg:x1="30.091cm" svg:y1="7.716cm" svg:x2="30.111cm" svg:y2="7.736cm">
            <text:p/>
          </draw:line>
          <draw:line draw:style-name="gr1" draw:text-style-name="P1" draw:layer="TiM_F" svg:x1="30.111cm" svg:y1="7.736cm" svg:x2="30.135cm" svg:y2="7.736cm">
            <text:p/>
          </draw:line>
          <draw:line draw:style-name="gr1" draw:text-style-name="P1" draw:layer="TiM_F" svg:x1="30.155cm" svg:y1="7.716cm" svg:x2="30.135cm" svg:y2="7.736cm">
            <text:p/>
          </draw:line>
          <draw:line draw:style-name="gr1" draw:text-style-name="P1" draw:layer="TiM_F" svg:x1="30.135cm" svg:y1="7.736cm" svg:x2="30.135cm" svg:y2="7.76cm">
            <text:p/>
          </draw:line>
          <draw:line draw:style-name="gr1" draw:text-style-name="P1" draw:layer="TiM_F" svg:x1="30.135cm" svg:y1="7.76cm" svg:x2="30.155cm" svg:y2="7.78cm">
            <text:p/>
          </draw:line>
          <draw:line draw:style-name="gr1" draw:text-style-name="P1" draw:layer="TiM_F" svg:x1="30.111cm" svg:y1="7.76cm" svg:x2="30.091cm" svg:y2="7.78cm">
            <text:p/>
          </draw:line>
          <draw:line draw:style-name="gr1" draw:text-style-name="P1" draw:layer="TiM_F" svg:x1="30.111cm" svg:y1="7.76cm" svg:x2="30.111cm" svg:y2="7.736cm">
            <text:p/>
          </draw:line>
          <draw:line draw:style-name="gr1" draw:text-style-name="P1" draw:layer="TiM_F" svg:x1="30.135cm" svg:y1="7.76cm" svg:x2="30.111cm" svg:y2="7.76cm">
            <text:p/>
          </draw:line>
          <draw:line draw:style-name="gr1" draw:text-style-name="P1" draw:layer="TiM_F" svg:x1="30.091cm" svg:y1="22.954cm" svg:x2="30.111cm" svg:y2="22.974cm">
            <text:p/>
          </draw:line>
          <draw:line draw:style-name="gr1" draw:text-style-name="P1" draw:layer="TiM_F" svg:x1="30.111cm" svg:y1="22.974cm" svg:x2="30.135cm" svg:y2="22.974cm">
            <text:p/>
          </draw:line>
          <draw:line draw:style-name="gr1" draw:text-style-name="P1" draw:layer="TiM_F" svg:x1="30.155cm" svg:y1="22.954cm" svg:x2="30.135cm" svg:y2="22.974cm">
            <text:p/>
          </draw:line>
          <draw:line draw:style-name="gr1" draw:text-style-name="P1" draw:layer="TiM_F" svg:x1="30.135cm" svg:y1="22.974cm" svg:x2="30.135cm" svg:y2="22.998cm">
            <text:p/>
          </draw:line>
          <draw:line draw:style-name="gr1" draw:text-style-name="P1" draw:layer="TiM_F" svg:x1="30.135cm" svg:y1="22.998cm" svg:x2="30.155cm" svg:y2="23.018cm">
            <text:p/>
          </draw:line>
          <draw:line draw:style-name="gr1" draw:text-style-name="P1" draw:layer="TiM_F" svg:x1="30.111cm" svg:y1="22.998cm" svg:x2="30.091cm" svg:y2="23.018cm">
            <text:p/>
          </draw:line>
          <draw:line draw:style-name="gr1" draw:text-style-name="P1" draw:layer="TiM_F" svg:x1="30.111cm" svg:y1="22.998cm" svg:x2="30.111cm" svg:y2="22.974cm">
            <text:p/>
          </draw:line>
          <draw:line draw:style-name="gr1" draw:text-style-name="P1" draw:layer="TiM_F" svg:x1="30.135cm" svg:y1="22.998cm" svg:x2="30.111cm" svg:y2="22.998cm">
            <text:p/>
          </draw:line>
          <draw:line draw:style-name="gr1" draw:text-style-name="P1" draw:layer="TiM_F" svg:x1="30.091cm" svg:y1="7.462cm" svg:x2="30.111cm" svg:y2="7.482cm">
            <text:p/>
          </draw:line>
          <draw:line draw:style-name="gr1" draw:text-style-name="P1" draw:layer="TiM_F" svg:x1="30.111cm" svg:y1="7.482cm" svg:x2="30.135cm" svg:y2="7.482cm">
            <text:p/>
          </draw:line>
          <draw:line draw:style-name="gr1" draw:text-style-name="P1" draw:layer="TiM_F" svg:x1="30.155cm" svg:y1="7.462cm" svg:x2="30.135cm" svg:y2="7.482cm">
            <text:p/>
          </draw:line>
          <draw:line draw:style-name="gr1" draw:text-style-name="P1" draw:layer="TiM_F" svg:x1="30.135cm" svg:y1="7.482cm" svg:x2="30.135cm" svg:y2="7.506cm">
            <text:p/>
          </draw:line>
          <draw:line draw:style-name="gr1" draw:text-style-name="P1" draw:layer="TiM_F" svg:x1="30.135cm" svg:y1="7.506cm" svg:x2="30.155cm" svg:y2="7.526cm">
            <text:p/>
          </draw:line>
          <draw:line draw:style-name="gr1" draw:text-style-name="P1" draw:layer="TiM_F" svg:x1="30.111cm" svg:y1="7.506cm" svg:x2="30.091cm" svg:y2="7.526cm">
            <text:p/>
          </draw:line>
          <draw:line draw:style-name="gr1" draw:text-style-name="P1" draw:layer="TiM_F" svg:x1="30.111cm" svg:y1="7.506cm" svg:x2="30.111cm" svg:y2="7.482cm">
            <text:p/>
          </draw:line>
          <draw:line draw:style-name="gr1" draw:text-style-name="P1" draw:layer="TiM_F" svg:x1="30.135cm" svg:y1="7.506cm" svg:x2="30.111cm" svg:y2="7.506cm">
            <text:p/>
          </draw:line>
          <draw:line draw:style-name="gr1" draw:text-style-name="P1" draw:layer="TiM_F" svg:x1="42.282cm" svg:y1="22.709cm" svg:x2="42.282cm" svg:y2="22.7cm">
            <text:p/>
          </draw:line>
          <draw:line draw:style-name="gr1" draw:text-style-name="P1" draw:layer="TiM_F" svg:x1="42.282cm" svg:y1="22.764cm" svg:x2="42.282cm" svg:y2="22.755cm">
            <text:p/>
          </draw:line>
          <draw:line draw:style-name="gr1" draw:text-style-name="P1" draw:layer="TiM_F" svg:x1="42.346cm" svg:y1="22.705cm" svg:x2="42.346cm" svg:y2="22.7cm">
            <text:p/>
          </draw:line>
          <draw:line draw:style-name="gr1" draw:text-style-name="P1" draw:layer="TiM_F" svg:x1="42.346cm" svg:y1="22.764cm" svg:x2="42.346cm" svg:y2="22.759cm">
            <text:p/>
          </draw:line>
          <draw:line draw:style-name="gr1" draw:text-style-name="P1" draw:layer="TiM_F" svg:x1="42.282cm" svg:y1="21.439cm" svg:x2="42.282cm" svg:y2="21.43cm">
            <text:p/>
          </draw:line>
          <draw:line draw:style-name="gr1" draw:text-style-name="P1" draw:layer="TiM_F" svg:x1="42.282cm" svg:y1="21.494cm" svg:x2="42.282cm" svg:y2="21.485cm">
            <text:p/>
          </draw:line>
          <draw:line draw:style-name="gr1" draw:text-style-name="P1" draw:layer="TiM_F" svg:x1="42.346cm" svg:y1="21.435cm" svg:x2="42.346cm" svg:y2="21.43cm">
            <text:p/>
          </draw:line>
          <draw:line draw:style-name="gr1" draw:text-style-name="P1" draw:layer="TiM_F" svg:x1="42.346cm" svg:y1="21.494cm" svg:x2="42.346cm" svg:y2="21.489cm">
            <text:p/>
          </draw:line>
          <draw:line draw:style-name="gr1" draw:text-style-name="P1" draw:layer="TiM_F" svg:x1="42.282cm" svg:y1="21.185cm" svg:x2="42.282cm" svg:y2="21.176cm">
            <text:p/>
          </draw:line>
          <draw:line draw:style-name="gr1" draw:text-style-name="P1" draw:layer="TiM_F" svg:x1="42.282cm" svg:y1="21.24cm" svg:x2="42.282cm" svg:y2="21.231cm">
            <text:p/>
          </draw:line>
          <draw:line draw:style-name="gr1" draw:text-style-name="P1" draw:layer="TiM_F" svg:x1="42.346cm" svg:y1="21.181cm" svg:x2="42.346cm" svg:y2="21.176cm">
            <text:p/>
          </draw:line>
          <draw:line draw:style-name="gr1" draw:text-style-name="P1" draw:layer="TiM_F" svg:x1="42.346cm" svg:y1="21.24cm" svg:x2="42.346cm" svg:y2="21.235cm">
            <text:p/>
          </draw:line>
          <draw:line draw:style-name="gr1" draw:text-style-name="P1" draw:layer="TiM_F" svg:x1="42.282cm" svg:y1="22.963cm" svg:x2="42.282cm" svg:y2="22.954cm">
            <text:p/>
          </draw:line>
          <draw:line draw:style-name="gr1" draw:text-style-name="P1" draw:layer="TiM_F" svg:x1="42.282cm" svg:y1="23.018cm" svg:x2="42.282cm" svg:y2="23.009cm">
            <text:p/>
          </draw:line>
          <draw:line draw:style-name="gr1" draw:text-style-name="P1" draw:layer="TiM_F" svg:x1="42.346cm" svg:y1="22.959cm" svg:x2="42.346cm" svg:y2="22.954cm">
            <text:p/>
          </draw:line>
          <draw:line draw:style-name="gr1" draw:text-style-name="P1" draw:layer="TiM_F" svg:x1="42.346cm" svg:y1="23.018cm" svg:x2="42.346cm" svg:y2="23.013cm">
            <text:p/>
          </draw:line>
          <draw:line draw:style-name="gr1" draw:text-style-name="P1" draw:layer="TiM_F" svg:x1="42.282cm" svg:y1="7.725cm" svg:x2="42.282cm" svg:y2="7.716cm">
            <text:p/>
          </draw:line>
          <draw:line draw:style-name="gr1" draw:text-style-name="P1" draw:layer="TiM_F" svg:x1="42.282cm" svg:y1="7.78cm" svg:x2="42.282cm" svg:y2="7.771cm">
            <text:p/>
          </draw:line>
          <draw:line draw:style-name="gr1" draw:text-style-name="P1" draw:layer="TiM_F" svg:x1="42.346cm" svg:y1="7.721cm" svg:x2="42.346cm" svg:y2="7.716cm">
            <text:p/>
          </draw:line>
          <draw:line draw:style-name="gr1" draw:text-style-name="P1" draw:layer="TiM_F" svg:x1="42.346cm" svg:y1="7.78cm" svg:x2="42.346cm" svg:y2="7.775cm">
            <text:p/>
          </draw:line>
          <draw:line draw:style-name="gr1" draw:text-style-name="P1" draw:layer="TiM_F" svg:x1="42.282cm" svg:y1="7.471cm" svg:x2="42.282cm" svg:y2="7.462cm">
            <text:p/>
          </draw:line>
          <draw:line draw:style-name="gr1" draw:text-style-name="P1" draw:layer="TiM_F" svg:x1="42.282cm" svg:y1="7.526cm" svg:x2="42.282cm" svg:y2="7.517cm">
            <text:p/>
          </draw:line>
          <draw:line draw:style-name="gr1" draw:text-style-name="P1" draw:layer="TiM_F" svg:x1="42.346cm" svg:y1="7.467cm" svg:x2="42.346cm" svg:y2="7.462cm">
            <text:p/>
          </draw:line>
          <draw:line draw:style-name="gr1" draw:text-style-name="P1" draw:layer="TiM_F" svg:x1="42.346cm" svg:y1="7.526cm" svg:x2="42.346cm" svg:y2="7.521cm">
            <text:p/>
          </draw:line>
          <draw:line draw:style-name="gr1" draw:text-style-name="P1" draw:layer="TiM_F" svg:x1="30.994cm" svg:y1="17.353cm" svg:x2="31.069cm" svg:y2="17.278cm">
            <text:p/>
          </draw:line>
          <draw:path draw:style-name="gr2" draw:text-style-name="P2" draw:layer="TiM_F" svg:width="0.354cm" svg:height="0.354cm" draw:transform="rotate (1.5707963267949) translate (31.064cm 17.703cm)" svg:viewBox="0 0 355 355" svg:d="M355 178c0-33-7-61-23-89-17-29-38-48-66-65-29-17-56-24-88-24-33 0-60 7-89 24s-48 36-65 65-24 56-24 89c0 32 7 59 24 88 17 28 36 49 65 66 28 16 56 23 89 23 32 0 59-7 88-23 28-17 49-38 66-66 16-29 23-56 23-88z">
            <text:p/>
          </draw:path>
          <draw:line draw:style-name="gr1" draw:text-style-name="P1" draw:layer="TiM_F" svg:x1="30.994cm" svg:y1="18.877cm" svg:x2="31.069cm" svg:y2="18.802cm">
            <text:p/>
          </draw:line>
          <draw:path draw:style-name="gr2" draw:text-style-name="P2" draw:layer="TiM_F" svg:width="0.354cm" svg:height="0.354cm" draw:transform="rotate (1.5707963267949) translate (31.064cm 19.227cm)" svg:viewBox="0 0 355 355" svg:d="M355 178c0-33-7-61-23-89-17-29-37-49-65-65-29-17-57-24-89-24-33 0-60 7-89 24s-48 36-65 65-24 56-24 89c0 32 7 59 24 88 17 28 36 49 65 66 28 16 56 23 89 23 32 0 60-7 89-23 28-17 48-38 65-66 16-29 23-56 23-88z">
            <text:p/>
          </draw:path>
          <draw:line draw:style-name="gr1" draw:text-style-name="P1" draw:layer="TiM_F" svg:x1="37.09cm" svg:y1="18.877cm" svg:x2="37.165cm" svg:y2="18.802cm">
            <text:p/>
          </draw:line>
          <draw:path draw:style-name="gr2" draw:text-style-name="P2" draw:layer="TiM_F" svg:width="0.354cm" svg:height="0.354cm" draw:transform="rotate (1.5707963267949) translate (37.16cm 19.227cm)" svg:viewBox="0 0 355 355" svg:d="M355 177c0-32-7-60-23-89-17-29-37-48-65-65-29-17-57-23-89-23-33 0-61 6-89 23-29 16-49 36-65 65-17 28-24 56-24 89 0 32 7 60 24 89 17 28 36 48 65 65 29 16 56 24 89 24 32 0 60-8 89-24 28-17 48-37 65-65 16-29 23-56 23-89z">
            <text:p/>
          </draw:path>
          <draw:line draw:style-name="gr1" draw:text-style-name="P1" draw:layer="TiM_F" svg:x1="35.566cm" svg:y1="18.877cm" svg:x2="35.641cm" svg:y2="18.802cm">
            <text:p/>
          </draw:line>
          <draw:path draw:style-name="gr2" draw:text-style-name="P2" draw:layer="TiM_F" svg:width="0.354cm" svg:height="0.354cm" draw:transform="rotate (1.5707963267949) translate (35.636cm 19.227cm)" svg:viewBox="0 0 355 355" svg:d="M355 177c0-32-7-60-23-89-17-29-37-48-65-65-29-17-57-23-89-23-33 0-61 6-89 23-29 16-49 36-65 65-17 28-24 56-24 89 0 32 7 60 24 89 17 28 36 48 65 65 29 16 56 24 89 24 32 0 60-8 89-24 28-17 48-37 65-65 16-29 23-56 23-89z">
            <text:p/>
          </draw:path>
          <draw:line draw:style-name="gr1" draw:text-style-name="P1" draw:layer="TiM_F" svg:x1="37.09cm" svg:y1="17.353cm" svg:x2="37.165cm" svg:y2="17.278cm">
            <text:p/>
          </draw:line>
          <draw:path draw:style-name="gr2" draw:text-style-name="P2" draw:layer="TiM_F" svg:width="0.354cm" svg:height="0.354cm" draw:transform="rotate (1.5707963267949) translate (37.16cm 17.703cm)" svg:viewBox="0 0 355 355" svg:d="M355 177c0-32-7-60-23-89-17-29-38-49-66-65-29-17-56-23-88-23-33 0-61 6-89 23-29 16-49 36-65 65-17 28-24 56-24 89 0 32 7 60 24 89 17 28 36 48 65 65 29 16 56 24 89 24 32 0 59-8 88-24 28-17 49-37 66-65 16-29 23-56 23-89z">
            <text:p/>
          </draw:path>
          <draw:line draw:style-name="gr1" draw:text-style-name="P1" draw:layer="TiM_F" svg:x1="35.566cm" svg:y1="17.353cm" svg:x2="35.641cm" svg:y2="17.278cm">
            <text:p/>
          </draw:line>
          <draw:path draw:style-name="gr2" draw:text-style-name="P2" draw:layer="TiM_F" svg:width="0.354cm" svg:height="0.354cm" draw:transform="rotate (1.5707963267949) translate (35.636cm 17.703cm)" svg:viewBox="0 0 355 355" svg:d="M355 177c0-32-7-60-23-89-17-29-38-49-66-65-29-17-56-23-88-23-33 0-61 6-89 23-29 16-49 36-65 65-17 28-24 56-24 89 0 32 7 60 24 89 17 28 36 48 65 65 29 16 56 24 89 24 32 0 59-8 88-24 28-17 49-37 66-65 16-29 23-56 23-89z">
            <text:p/>
          </draw:path>
          <draw:line draw:style-name="gr1" draw:text-style-name="P1" draw:layer="TiM_F" svg:x1="30.994cm" svg:y1="15.829cm" svg:x2="31.069cm" svg:y2="15.754cm">
            <text:p/>
          </draw:line>
          <draw:path draw:style-name="gr2" draw:text-style-name="P2" draw:layer="TiM_F" svg:width="0.354cm" svg:height="0.354cm" draw:transform="rotate (1.5707963267949) translate (31.064cm 16.179cm)" svg:viewBox="0 0 355 355" svg:d="M355 178c0-33-7-61-23-89-17-29-38-48-66-65-29-17-56-24-88-24-33 0-60 7-89 24s-48 36-65 65-24 56-24 89c0 32 7 59 24 88 17 28 36 49 65 66 28 16 56 23 89 23 32 0 59-7 88-23 28-17 49-38 66-66 16-29 23-56 23-88z">
            <text:p/>
          </draw:path>
          <draw:line draw:style-name="gr1" draw:text-style-name="P1" draw:layer="TiM_F" svg:x1="30.994cm" svg:y1="12.782cm" svg:x2="31.069cm" svg:y2="12.707cm">
            <text:p/>
          </draw:line>
          <draw:path draw:style-name="gr2" draw:text-style-name="P2" draw:layer="TiM_F" svg:width="0.354cm" svg:height="0.354cm" draw:transform="rotate (1.5707963267949) translate (31.064cm 13.132cm)" svg:viewBox="0 0 355 355" svg:d="M355 178c0-33-8-60-24-89-17-29-37-48-65-65-29-17-57-24-89-24-33 0-59 7-88 24s-50 36-66 65c-17 28-23 56-23 89 0 32 6 59 23 88 16 28 37 49 66 66 28 16 56 23 88 23 33 0 60-7 89-23 28-17 48-38 65-66 16-29 24-56 24-88z">
            <text:p/>
          </draw:path>
          <draw:line draw:style-name="gr1" draw:text-style-name="P1" draw:layer="TiM_F" svg:x1="37.09cm" svg:y1="12.782cm" svg:x2="37.165cm" svg:y2="12.707cm">
            <text:p/>
          </draw:line>
          <draw:path draw:style-name="gr2" draw:text-style-name="P2" draw:layer="TiM_F" svg:width="0.354cm" svg:height="0.354cm" draw:transform="rotate (1.5707963267949) translate (37.16cm 13.132cm)" svg:viewBox="0 0 355 355" svg:d="M355 177c0-32-8-61-24-89-17-29-37-49-65-65-29-17-57-23-89-23-33 0-60 6-88 23-29 16-49 36-66 65s-23 56-23 89c0 32 6 60 23 89 16 28 37 48 66 65 29 16 56 24 88 24 33 0 60-8 89-24 28-17 48-37 65-65 16-29 24-56 24-89z">
            <text:p/>
          </draw:path>
          <draw:line draw:style-name="gr1" draw:text-style-name="P1" draw:layer="TiM_F" svg:x1="30.994cm" svg:y1="14.306cm" svg:x2="31.069cm" svg:y2="14.231cm">
            <text:p/>
          </draw:line>
          <draw:path draw:style-name="gr2" draw:text-style-name="P2" draw:layer="TiM_F" svg:width="0.354cm" svg:height="0.354cm" draw:transform="rotate (1.5707963267949) translate (31.064cm 14.656cm)" svg:viewBox="0 0 355 355" svg:d="M355 178c0-33-8-60-24-89-17-29-37-48-65-65-29-17-57-24-89-24-33 0-59 7-88 24s-50 36-66 65c-17 28-23 56-23 89 0 32 6 59 23 88 16 28 37 49 66 66 28 16 56 23 88 23 33 0 60-7 89-23 28-17 48-38 65-66 16-29 24-56 24-88z">
            <text:p/>
          </draw:path>
          <draw:line draw:style-name="gr1" draw:text-style-name="P1" draw:layer="TiM_F" svg:x1="41.662cm" svg:y1="12.782cm" svg:x2="41.737cm" svg:y2="12.707cm">
            <text:p/>
          </draw:line>
          <draw:path draw:style-name="gr2" draw:text-style-name="P2" draw:layer="TiM_F" svg:width="0.354cm" svg:height="0.355cm" draw:transform="rotate (1.5707963267949) translate (41.731cm 13.132cm)" svg:viewBox="0 0 355 356" svg:d="M355 178c0-33-8-61-24-89-17-29-37-49-65-65-29-17-57-24-89-24-33 0-60 7-88 24-29 16-49 36-66 65s-23 56-23 89 6 61 23 89c16 28 37 48 66 65 29 16 56 24 88 24 33 0 60-8 89-24 28-17 48-37 65-65 16-28 24-56 24-89z">
            <text:p/>
          </draw:path>
          <draw:line draw:style-name="gr1" draw:text-style-name="P1" draw:layer="TiM_F" svg:x1="41.662cm" svg:y1="14.306cm" svg:x2="41.737cm" svg:y2="14.231cm">
            <text:p/>
          </draw:line>
          <draw:path draw:style-name="gr2" draw:text-style-name="P2" draw:layer="TiM_F" svg:width="0.354cm" svg:height="0.355cm" draw:transform="rotate (1.5707963267949) translate (41.731cm 14.656cm)" svg:viewBox="0 0 355 356" svg:d="M355 178c0-33-8-61-24-89-17-29-37-49-65-65-29-17-57-24-89-24-33 0-60 7-88 24-29 16-49 36-66 65s-23 56-23 89 6 61 23 89c16 28 37 48 66 65 29 16 56 24 88 24 33 0 60-8 89-24 28-17 48-37 65-65 16-28 24-56 24-89z">
            <text:p/>
          </draw:path>
          <draw:line draw:style-name="gr1" draw:text-style-name="P1" draw:layer="TiM_F" svg:x1="41.662cm" svg:y1="17.353cm" svg:x2="41.737cm" svg:y2="17.278cm">
            <text:p/>
          </draw:line>
          <draw:path draw:style-name="gr2" draw:text-style-name="P2" draw:layer="TiM_F" svg:width="0.354cm" svg:height="0.355cm" draw:transform="rotate (1.5707963267949) translate (41.731cm 17.703cm)" svg:viewBox="0 0 355 356" svg:d="M355 178c0-33-7-60-23-89-17-29-38-49-66-65-29-17-56-24-88-24-33 0-61 7-89 24-29 16-49 36-65 65-17 28-24 56-24 89s7 61 24 89c16 28 36 48 65 65 29 16 56 24 89 24 32 0 59-8 88-24 28-17 49-37 66-65 16-28 23-56 23-89z">
            <text:p/>
          </draw:path>
          <draw:line draw:style-name="gr1" draw:text-style-name="P1" draw:layer="TiM_F" svg:x1="41.662cm" svg:y1="15.829cm" svg:x2="41.737cm" svg:y2="15.754cm">
            <text:p/>
          </draw:line>
          <draw:path draw:style-name="gr2" draw:text-style-name="P2" draw:layer="TiM_F" svg:width="0.354cm" svg:height="0.355cm" draw:transform="rotate (1.5707963267949) translate (41.731cm 16.179cm)" svg:viewBox="0 0 355 356" svg:d="M355 178c0-33-7-60-23-89-17-29-38-49-66-65-29-17-56-24-88-24-33 0-61 7-89 24-29 16-49 36-65 65-17 28-24 56-24 89s7 61 24 89c16 28 36 48 65 65 29 16 56 24 89 24 32 0 59-8 88-24 28-17 49-37 66-65 16-28 23-56 23-89z">
            <text:p/>
          </draw:path>
          <draw:line draw:style-name="gr1" draw:text-style-name="P1" draw:layer="TiM_F" svg:x1="41.662cm" svg:y1="18.877cm" svg:x2="41.737cm" svg:y2="18.802cm">
            <text:p/>
          </draw:line>
          <draw:path draw:style-name="gr2" draw:text-style-name="P2" draw:layer="TiM_F" svg:width="0.354cm" svg:height="0.355cm" draw:transform="rotate (1.5707963267949) translate (41.731cm 19.227cm)" svg:viewBox="0 0 355 356" svg:d="M355 178c0-33-7-60-23-89-17-29-37-48-65-65-29-17-57-24-89-24-33 0-61 7-89 24-29 16-49 36-65 65-17 28-24 56-24 89s7 61 24 89c16 28 36 48 65 65 29 16 56 24 89 24 32 0 60-8 89-24 28-17 48-37 65-65 16-28 23-56 23-89z">
            <text:p/>
          </draw:path>
          <draw:line draw:style-name="gr1" draw:text-style-name="P1" draw:layer="TiM_F" svg:x1="30.994cm" svg:y1="8.21cm" svg:x2="31.069cm" svg:y2="8.135cm">
            <text:p/>
          </draw:line>
          <draw:path draw:style-name="gr2" draw:text-style-name="P2" draw:layer="TiM_F" svg:width="0.355cm" svg:height="0.354cm" draw:transform="rotate (1.5707963267949) translate (31.064cm 8.561cm)" svg:viewBox="0 0 356 355" svg:d="M356 178c0-33-8-60-24-89-17-29-37-49-65-65-28-17-57-24-89-24-33 0-61 7-89 24-29 16-49 36-65 65-17 28-24 56-24 89 0 32 7 59 24 88 16 28 36 49 65 66 29 16 57 23 89 23 33 0 61-7 89-23 28-17 48-38 65-66 16-29 24-56 24-88z">
            <text:p/>
          </draw:path>
          <draw:line draw:style-name="gr1" draw:text-style-name="P1" draw:layer="TiM_F" svg:x1="30.994cm" svg:y1="9.734cm" svg:x2="31.069cm" svg:y2="9.659cm">
            <text:p/>
          </draw:line>
          <draw:path draw:style-name="gr2" draw:text-style-name="P2" draw:layer="TiM_F" svg:width="0.354cm" svg:height="0.354cm" draw:transform="rotate (1.5707963267949) translate (31.064cm 10.084cm)" svg:viewBox="0 0 355 355" svg:d="M355 178c0-33-8-60-24-89-17-29-37-48-65-65-29-17-57-24-89-24-33 0-61 7-89 24-29 16-49 36-65 65-17 28-23 56-23 89 0 32 6 59 23 88 16 28 36 49 65 66 29 16 57 23 89 23 33 0 60-7 89-23 28-17 48-38 65-66 16-29 24-56 24-88z">
            <text:p/>
          </draw:path>
          <draw:line draw:style-name="gr1" draw:text-style-name="P1" draw:layer="TiM_F" svg:x1="41.662cm" svg:y1="9.734cm" svg:x2="41.737cm" svg:y2="9.659cm">
            <text:p/>
          </draw:line>
          <draw:path draw:style-name="gr2" draw:text-style-name="P2" draw:layer="TiM_F" svg:width="0.354cm" svg:height="0.355cm" draw:transform="rotate (1.5707963267949) translate (41.731cm 10.084cm)" svg:viewBox="0 0 355 356" svg:d="M355 178c0-33-8-61-24-89-17-29-37-49-65-65-29-17-57-24-89-24-33 0-60 7-89 24s-48 36-65 65-23 56-23 89 6 61 23 89c16 28 36 48 65 65 28 16 57 24 89 24 33 0 60-8 89-24 28-17 48-37 65-65 16-28 24-56 24-89z">
            <text:p/>
          </draw:path>
          <draw:line draw:style-name="gr1" draw:text-style-name="P1" draw:layer="TiM_F" svg:x1="41.662cm" svg:y1="8.21cm" svg:x2="41.737cm" svg:y2="8.135cm">
            <text:p/>
          </draw:line>
          <draw:path draw:style-name="gr2" draw:text-style-name="P2" draw:layer="TiM_F" svg:width="0.355cm" svg:height="0.355cm" draw:transform="rotate (1.5707963267949) translate (41.731cm 8.561cm)" svg:viewBox="0 0 356 356" svg:d="M356 178c0-33-8-61-24-89-17-29-37-49-65-65-28-17-57-24-89-24-33 0-60 7-89 24s-48 36-65 65-24 56-24 89 7 61 24 89c16 28 36 48 65 65 28 16 57 24 89 24 33 0 61-8 89-24 28-17 48-37 65-65 16-28 24-56 24-89z">
            <text:p/>
          </draw:path>
          <draw:line draw:style-name="gr1" draw:text-style-name="P1" draw:layer="TiM_F" svg:x1="30.994cm" svg:y1="11.258cm" svg:x2="31.069cm" svg:y2="11.183cm">
            <text:p/>
          </draw:line>
          <draw:path draw:style-name="gr2" draw:text-style-name="P2" draw:layer="TiM_F" svg:width="0.354cm" svg:height="0.354cm" draw:transform="rotate (1.5707963267949) translate (31.064cm 11.608cm)" svg:viewBox="0 0 355 355" svg:d="M355 178c0-33-8-60-24-89-17-29-37-48-65-65-29-17-57-24-89-24-33 0-61 7-89 24-29 16-49 36-65 65-17 28-23 56-23 89 0 32 6 59 23 88 16 28 36 49 65 66 29 16 57 23 89 23 33 0 60-7 89-23 28-17 48-38 65-66 16-29 24-56 24-88z">
            <text:p/>
          </draw:path>
          <draw:line draw:style-name="gr1" draw:text-style-name="P1" draw:layer="TiM_F" svg:x1="35.566cm" svg:y1="11.258cm" svg:x2="35.641cm" svg:y2="11.183cm">
            <text:p/>
          </draw:line>
          <draw:path draw:style-name="gr2" draw:text-style-name="P2" draw:layer="TiM_F" svg:width="0.354cm" svg:height="0.354cm" draw:transform="rotate (1.5707963267949) translate (35.636cm 11.608cm)" svg:viewBox="0 0 355 355" svg:d="M355 177c0-32-8-61-24-89-17-29-37-49-65-65-29-17-57-23-89-23-33 0-60 6-89 23s-48 36-65 65-23 56-23 89c0 32 6 60 23 89 16 28 36 48 65 65 28 16 57 24 89 24 33 0 60-8 89-24 28-17 48-37 65-65 16-29 24-56 24-89z">
            <text:p/>
          </draw:path>
          <draw:line draw:style-name="gr1" draw:text-style-name="P1" draw:layer="TiM_F" svg:x1="41.662cm" svg:y1="11.258cm" svg:x2="41.737cm" svg:y2="11.183cm">
            <text:p/>
          </draw:line>
          <draw:path draw:style-name="gr2" draw:text-style-name="P2" draw:layer="TiM_F" svg:width="0.354cm" svg:height="0.355cm" draw:transform="rotate (1.5707963267949) translate (41.731cm 11.608cm)" svg:viewBox="0 0 355 356" svg:d="M355 178c0-33-8-61-24-89-17-29-37-49-65-65-29-17-57-24-89-24-33 0-60 7-89 24s-48 36-65 65-23 56-23 89 6 61 23 89c16 28 36 48 65 65 28 16 57 24 89 24 33 0 60-8 89-24 28-17 48-37 65-65 16-28 24-56 24-89z">
            <text:p/>
          </draw:path>
          <draw:line draw:style-name="gr1" draw:text-style-name="P1" draw:layer="TiM_F" svg:x1="37.09cm" svg:y1="11.258cm" svg:x2="37.165cm" svg:y2="11.183cm">
            <text:p/>
          </draw:line>
          <draw:path draw:style-name="gr2" draw:text-style-name="P2" draw:layer="TiM_F" svg:width="0.354cm" svg:height="0.354cm" draw:transform="rotate (1.5707963267949) translate (37.16cm 11.608cm)" svg:viewBox="0 0 355 355" svg:d="M355 177c0-32-8-61-24-89-17-29-37-49-65-65-29-17-57-23-89-23-33 0-60 6-89 23s-48 36-65 65-23 56-23 89c0 32 6 60 23 89 16 28 36 48 65 65 28 16 57 24 89 24 33 0 60-8 89-24 28-17 48-37 65-65 16-29 24-56 24-89z">
            <text:p/>
          </draw:path>
          <draw:line draw:style-name="gr1" draw:text-style-name="P1" draw:layer="TiM_F" svg:x1="35.566cm" svg:y1="12.782cm" svg:x2="35.641cm" svg:y2="12.707cm">
            <text:p/>
          </draw:line>
          <draw:path draw:style-name="gr2" draw:text-style-name="P2" draw:layer="TiM_F" svg:width="0.354cm" svg:height="0.354cm" draw:transform="rotate (1.5707963267949) translate (35.636cm 13.132cm)" svg:viewBox="0 0 355 355" svg:d="M355 177c0-32-8-61-24-89-17-29-37-49-65-65-29-17-57-23-89-23-33 0-60 6-88 23-29 16-49 36-66 65s-23 56-23 89c0 32 6 60 23 89 16 28 37 48 66 65 29 16 56 24 88 24 33 0 60-8 89-24 28-17 48-37 65-65 16-29 24-56 24-89z">
            <text:p/>
          </draw:path>
          <draw:line draw:style-name="gr1" draw:text-style-name="P1" draw:layer="TiM_F" svg:x1="41.662cm" svg:y1="3.638cm" svg:x2="41.737cm" svg:y2="3.563cm">
            <text:p/>
          </draw:line>
          <draw:path draw:style-name="gr2" draw:text-style-name="P2" draw:layer="TiM_F" svg:width="0.355cm" svg:height="0.355cm" draw:transform="rotate (1.5707963267949) translate (41.731cm 3.989cm)" svg:viewBox="0 0 356 356" svg:d="M356 178c0-33-8-61-24-89-16-29-37-49-65-65-28-17-56-24-89-24s-60 7-89 24-49 36-65 65c-16 28-24 56-24 89s8 61 24 89 36 48 65 65c28 16 56 24 89 24s61-8 89-24c28-17 49-37 65-65s24-56 24-89z">
            <text:p/>
          </draw:path>
          <draw:line draw:style-name="gr1" draw:text-style-name="P1" draw:layer="TiM_F" svg:x1="40.138cm" svg:y1="3.638cm" svg:x2="40.213cm" svg:y2="3.563cm">
            <text:p/>
          </draw:line>
          <draw:path draw:style-name="gr2" draw:text-style-name="P2" draw:layer="TiM_F" svg:width="0.355cm" svg:height="0.355cm" draw:transform="rotate (1.5707963267949) translate (40.207cm 3.989cm)" svg:viewBox="0 0 356 356" svg:d="M356 178c0-32-8-61-24-89-16-29-37-49-65-65-28-17-56-24-89-24s-60 7-89 24-49 36-65 65c-16 28-24 56-24 89 0 32 8 61 24 89s36 48 65 65c28 16 56 24 89 24s61-8 89-24c28-17 49-37 65-65s24-56 24-89z">
            <text:p/>
          </draw:path>
          <draw:line draw:style-name="gr1" draw:text-style-name="P1" draw:layer="TiM_F" svg:x1="41.662cm" svg:y1="5.162cm" svg:x2="41.737cm" svg:y2="5.087cm">
            <text:p/>
          </draw:line>
          <draw:path draw:style-name="gr2" draw:text-style-name="P2" draw:layer="TiM_F" svg:width="0.355cm" svg:height="0.355cm" draw:transform="rotate (1.5707963267949) translate (41.731cm 5.513cm)" svg:viewBox="0 0 356 356" svg:d="M356 178c0-33-8-61-24-89-16-29-37-49-65-65-28-17-56-24-89-24s-60 7-89 24-48 36-65 65-24 56-24 89 7 61 24 89c16 28 36 48 65 65 28 16 56 24 89 24s61-8 89-24c28-17 49-37 65-65s24-56 24-89z">
            <text:p/>
          </draw:path>
          <draw:line draw:style-name="gr1" draw:text-style-name="P1" draw:layer="TiM_F" svg:x1="37.09cm" svg:y1="5.162cm" svg:x2="37.165cm" svg:y2="5.087cm">
            <text:p/>
          </draw:line>
          <draw:path draw:style-name="gr2" draw:text-style-name="P2" draw:layer="TiM_F" svg:width="0.355cm" svg:height="0.354cm" draw:transform="rotate (1.5707963267949) translate (37.16cm 5.513cm)" svg:viewBox="0 0 356 355" svg:d="M356 177c0-32-8-61-24-89-16-29-37-49-65-65-28-17-56-23-89-23s-60 6-89 23-48 36-65 65-24 56-24 89c0 32 7 60 24 89 16 28 36 48 65 65 28 16 56 24 89 24s61-8 89-24c28-17 49-37 65-65 16-29 24-56 24-89z">
            <text:p/>
          </draw:path>
          <draw:line draw:style-name="gr1" draw:text-style-name="P1" draw:layer="TiM_F" svg:x1="37.165cm" svg:y1="5.087cm" svg:x2="37.09cm" svg:y2="5.162cm">
            <text:p/>
          </draw:line>
          <draw:line draw:style-name="gr1" draw:text-style-name="P1" draw:layer="TiM_F" svg:x1="37.09cm" svg:y1="3.638cm" svg:x2="37.165cm" svg:y2="3.563cm">
            <text:p/>
          </draw:line>
          <draw:path draw:style-name="gr2" draw:text-style-name="P2" draw:layer="TiM_F" svg:width="0.355cm" svg:height="0.354cm" draw:transform="rotate (1.5707963267949) translate (37.16cm 3.989cm)" svg:viewBox="0 0 356 355" svg:d="M356 177c0-32-8-61-24-89-16-29-37-49-65-65-28-17-56-23-89-23s-60 6-89 23-49 36-65 65c-16 28-24 56-24 89 0 32 8 60 24 89 16 28 36 48 65 65 28 16 56 24 89 24s61-8 89-24c28-17 49-37 65-65 16-29 24-56 24-89z">
            <text:p/>
          </draw:path>
          <draw:line draw:style-name="gr1" draw:text-style-name="P1" draw:layer="TiM_F" svg:x1="37.165cm" svg:y1="3.563cm" svg:x2="37.09cm" svg:y2="3.638cm">
            <text:p/>
          </draw:line>
          <draw:line draw:style-name="gr1" draw:text-style-name="P1" draw:layer="TiM_F" svg:x1="38.614cm" svg:y1="3.638cm" svg:x2="38.689cm" svg:y2="3.563cm">
            <text:p/>
          </draw:line>
          <draw:path draw:style-name="gr2" draw:text-style-name="P2" draw:layer="TiM_F" svg:width="0.355cm" svg:height="0.354cm" draw:transform="rotate (1.5707963267949) translate (38.684cm 3.989cm)" svg:viewBox="0 0 356 355" svg:d="M356 177c0-32-8-61-24-89-16-29-37-49-65-65-28-17-56-23-89-23s-60 6-89 23-49 36-65 65c-16 28-24 56-24 89 0 32 8 60 24 89 16 28 36 48 65 65 28 16 56 24 89 24s61-8 89-24c28-17 49-37 65-65 16-29 24-56 24-89z">
            <text:p/>
          </draw:path>
          <draw:line draw:style-name="gr1" draw:text-style-name="P1" draw:layer="TiM_F" svg:x1="38.689cm" svg:y1="3.563cm" svg:x2="38.614cm" svg:y2="3.638cm">
            <text:p/>
          </draw:line>
          <draw:line draw:style-name="gr1" draw:text-style-name="P1" draw:layer="TiM_F" svg:x1="35.566cm" svg:y1="5.162cm" svg:x2="35.641cm" svg:y2="5.087cm">
            <text:p/>
          </draw:line>
          <draw:path draw:style-name="gr2" draw:text-style-name="P2" draw:layer="TiM_F" svg:width="0.355cm" svg:height="0.354cm" draw:transform="rotate (1.5707963267949) translate (35.636cm 5.513cm)" svg:viewBox="0 0 356 355" svg:d="M356 177c0-32-8-61-24-89-16-29-37-49-65-65-28-17-56-23-89-23s-60 6-89 23-48 36-65 65-24 56-24 89c0 32 7 60 24 89 16 28 36 48 65 65 28 16 56 24 89 24s61-8 89-24c28-17 49-37 65-65 16-29 24-56 24-89z">
            <text:p/>
          </draw:path>
          <draw:line draw:style-name="gr1" draw:text-style-name="P1" draw:layer="TiM_F" svg:x1="35.641cm" svg:y1="5.087cm" svg:x2="35.566cm" svg:y2="5.162cm">
            <text:p/>
          </draw:line>
          <draw:line draw:style-name="gr1" draw:text-style-name="P1" draw:layer="TiM_F" svg:x1="35.566cm" svg:y1="3.638cm" svg:x2="35.641cm" svg:y2="3.563cm">
            <text:p/>
          </draw:line>
          <draw:path draw:style-name="gr2" draw:text-style-name="P2" draw:layer="TiM_F" svg:width="0.355cm" svg:height="0.354cm" draw:transform="rotate (1.5707963267949) translate (35.636cm 3.989cm)" svg:viewBox="0 0 356 355" svg:d="M356 177c0-32-8-61-24-89-16-29-37-49-65-65-28-17-56-23-89-23s-60 6-89 23-49 36-65 65c-16 28-24 56-24 89 0 32 8 60 24 89 16 28 36 48 65 65 28 16 56 24 89 24s61-8 89-24c28-17 49-37 65-65 16-29 24-56 24-89z">
            <text:p/>
          </draw:path>
          <draw:line draw:style-name="gr1" draw:text-style-name="P1" draw:layer="TiM_F" svg:x1="35.641cm" svg:y1="3.563cm" svg:x2="35.566cm" svg:y2="3.638cm">
            <text:p/>
          </draw:line>
          <draw:line draw:style-name="gr1" draw:text-style-name="P1" draw:layer="TiM_F" svg:x1="35.566cm" svg:y1="6.686cm" svg:x2="35.641cm" svg:y2="6.611cm">
            <text:p/>
          </draw:line>
          <draw:path draw:style-name="gr2" draw:text-style-name="P2" draw:layer="TiM_F" svg:width="0.355cm" svg:height="0.354cm" draw:transform="rotate (1.5707963267949) translate (35.636cm 7.037cm)" svg:viewBox="0 0 356 355" svg:d="M356 177c0-32-8-61-24-89-17-29-37-49-65-65-28-17-56-23-89-23s-60 6-89 23-48 36-65 65-24 56-24 89c0 32 7 60 24 89 16 28 36 48 65 65 28 16 56 24 89 24s61-8 89-24c28-17 48-37 65-65 16-29 24-56 24-89z">
            <text:p/>
          </draw:path>
          <draw:line draw:style-name="gr1" draw:text-style-name="P1" draw:layer="TiM_F" svg:x1="35.641cm" svg:y1="6.611cm" svg:x2="35.566cm" svg:y2="6.686cm">
            <text:p/>
          </draw:line>
          <draw:line draw:style-name="gr1" draw:text-style-name="P1" draw:layer="TiM_F" svg:x1="37.09cm" svg:y1="6.686cm" svg:x2="37.165cm" svg:y2="6.611cm">
            <text:p/>
          </draw:line>
          <draw:path draw:style-name="gr2" draw:text-style-name="P2" draw:layer="TiM_F" svg:width="0.355cm" svg:height="0.354cm" draw:transform="rotate (1.5707963267949) translate (37.16cm 7.037cm)" svg:viewBox="0 0 356 355" svg:d="M356 177c0-32-8-61-24-89-17-29-37-49-65-65-28-17-56-23-89-23s-60 6-89 23-48 36-65 65-24 56-24 89c0 32 7 60 24 89 16 28 36 48 65 65 28 16 56 24 89 24s61-8 89-24c28-17 48-37 65-65 16-29 24-56 24-89z">
            <text:p/>
          </draw:path>
          <draw:line draw:style-name="gr1" draw:text-style-name="P1" draw:layer="TiM_F" svg:x1="37.165cm" svg:y1="6.611cm" svg:x2="37.09cm" svg:y2="6.686cm">
            <text:p/>
          </draw:line>
          <draw:line draw:style-name="gr1" draw:text-style-name="P1" draw:layer="TiM_F" svg:x1="41.662cm" svg:y1="6.686cm" svg:x2="41.737cm" svg:y2="6.611cm">
            <text:p/>
          </draw:line>
          <draw:path draw:style-name="gr2" draw:text-style-name="P2" draw:layer="TiM_F" svg:width="0.355cm" svg:height="0.355cm" draw:transform="rotate (1.5707963267949) translate (41.731cm 7.037cm)" svg:viewBox="0 0 356 356" svg:d="M356 178c0-33-8-61-24-89-17-29-37-49-65-65-28-17-56-24-89-24s-60 7-89 24-48 36-65 65-24 56-24 89 7 61 24 89c16 28 36 48 65 65 28 16 56 24 89 24s61-8 89-24c28-17 48-37 65-65 16-28 24-56 24-89z">
            <text:p/>
          </draw:path>
          <draw:line draw:style-name="gr1" draw:text-style-name="P1" draw:layer="TiM_F" svg:x1="32.518cm" svg:y1="3.638cm" svg:x2="32.593cm" svg:y2="3.563cm">
            <text:p/>
          </draw:line>
          <draw:path draw:style-name="gr2" draw:text-style-name="P2" draw:layer="TiM_F" svg:width="0.355cm" svg:height="0.354cm" draw:transform="rotate (1.5707963267949) translate (32.588cm 3.989cm)" svg:viewBox="0 0 356 355" svg:d="M356 177c0-32-8-60-24-88-16-29-37-49-65-65-28-17-56-24-89-24s-61 7-89 24c-29 16-49 36-65 65-16 28-24 55-24 88 0 32 8 60 24 89 16 28 36 48 65 65 28 16 56 24 89 24s61-8 89-24c28-17 49-37 65-65 16-29 24-56 24-89z">
            <text:p/>
          </draw:path>
          <draw:line draw:style-name="gr1" draw:text-style-name="P1" draw:layer="TiM_F" svg:x1="34.042cm" svg:y1="3.638cm" svg:x2="34.117cm" svg:y2="3.563cm">
            <text:p/>
          </draw:line>
          <draw:path draw:style-name="gr2" draw:text-style-name="P2" draw:layer="TiM_F" svg:width="0.355cm" svg:height="0.354cm" draw:transform="rotate (1.5707963267949) translate (34.112cm 3.989cm)" svg:viewBox="0 0 356 355" svg:d="M356 177c0-32-8-60-24-88-16-29-37-50-65-66-28-17-56-23-89-23s-60 6-89 23-49 37-65 66c-16 28-24 55-24 88 0 32 8 60 24 89 16 28 36 48 65 65 28 16 56 24 89 24s61-8 89-24c28-17 49-37 65-65 16-29 24-56 24-89z">
            <text:p/>
          </draw:path>
          <draw:line draw:style-name="gr1" draw:text-style-name="P1" draw:layer="TiM_F" svg:x1="34.117cm" svg:y1="3.563cm" svg:x2="34.042cm" svg:y2="3.638cm">
            <text:p/>
          </draw:line>
          <draw:line draw:style-name="gr1" draw:text-style-name="P1" draw:layer="TiM_F" svg:x1="30.994cm" svg:y1="5.162cm" svg:x2="31.069cm" svg:y2="5.087cm">
            <text:p/>
          </draw:line>
          <draw:path draw:style-name="gr2" draw:text-style-name="P2" draw:layer="TiM_F" svg:width="0.355cm" svg:height="0.354cm" draw:transform="rotate (1.5707963267949) translate (31.064cm 5.513cm)" svg:viewBox="0 0 356 355" svg:d="M356 178c0-33-8-61-24-89-16-29-37-49-65-65-28-17-56-24-89-24s-61 7-89 24c-29 16-49 36-65 65-17 28-24 56-24 89 0 32 7 59 24 88 16 28 36 49 65 66 29 16 56 23 89 23s61-7 89-23c28-17 49-38 65-66 16-29 24-56 24-88z">
            <text:p/>
          </draw:path>
          <draw:line draw:style-name="gr1" draw:text-style-name="P1" draw:layer="TiM_F" svg:x1="30.994cm" svg:y1="3.638cm" svg:x2="31.069cm" svg:y2="3.563cm">
            <text:p/>
          </draw:line>
          <draw:path draw:style-name="gr2" draw:text-style-name="P2" draw:layer="TiM_F" svg:width="0.355cm" svg:height="0.354cm" draw:transform="rotate (1.5707963267949) translate (31.064cm 3.989cm)" svg:viewBox="0 0 356 355" svg:d="M356 178c0-33-8-61-24-89-16-29-37-49-65-65-28-17-56-24-89-24s-61 7-89 24c-29 16-49 36-65 65-16 28-24 56-24 89 0 32 8 59 24 88 16 28 36 49 65 66 29 16 56 23 89 23s61-7 89-23c28-17 49-38 65-66 16-29 24-56 24-88z">
            <text:p/>
          </draw:path>
          <draw:line draw:style-name="gr1" draw:text-style-name="P1" draw:layer="TiM_F" svg:x1="30.994cm" svg:y1="6.686cm" svg:x2="31.069cm" svg:y2="6.611cm">
            <text:p/>
          </draw:line>
          <draw:path draw:style-name="gr2" draw:text-style-name="P2" draw:layer="TiM_F" svg:width="0.355cm" svg:height="0.354cm" draw:transform="rotate (1.5707963267949) translate (31.064cm 7.037cm)" svg:viewBox="0 0 356 355" svg:d="M356 178c0-33-8-60-24-89-17-29-37-49-65-65-28-17-56-24-89-24s-61 7-89 24c-29 16-49 36-65 65-17 28-24 56-24 89 0 32 7 59 24 88 16 28 36 49 65 66 29 16 56 23 89 23s61-7 89-23c28-17 48-38 65-66 16-29 24-56 24-88z">
            <text:p/>
          </draw:path>
          <draw:line draw:style-name="gr1" draw:text-style-name="P1" draw:layer="TiM_F" svg:x1="30.994cm" svg:y1="21.925cm" svg:x2="31.069cm" svg:y2="21.85cm">
            <text:p/>
          </draw:line>
          <draw:path draw:style-name="gr2" draw:text-style-name="P2" draw:layer="TiM_F" svg:width="0.355cm" svg:height="0.354cm" draw:transform="rotate (1.5707963267949) translate (31.064cm 22.275cm)" svg:viewBox="0 0 356 355" svg:d="M356 178c0-33-8-61-24-89-17-29-37-49-65-65-29-17-57-24-89-24-33 0-61 7-89 24-28 16-48 36-65 65s-24 56-24 89c0 32 7 59 24 88 17 28 37 49 65 66 28 16 56 23 89 23 32 0 60-7 89-23 28-17 48-38 65-66 16-29 24-56 24-88z">
            <text:p/>
          </draw:path>
          <draw:line draw:style-name="gr1" draw:text-style-name="P1" draw:layer="TiM_F" svg:x1="41.662cm" svg:y1="21.925cm" svg:x2="41.737cm" svg:y2="21.85cm">
            <text:p/>
          </draw:line>
          <draw:path draw:style-name="gr2" draw:text-style-name="P2" draw:layer="TiM_F" svg:width="0.355cm" svg:height="0.355cm" draw:transform="rotate (1.5707963267949) translate (41.731cm 22.275cm)" svg:viewBox="0 0 356 356" svg:d="M356 178c0-33-8-60-24-89-17-29-37-48-65-65-29-17-57-24-89-24-33 0-61 7-89 24-28 16-49 36-65 65-17 28-24 56-24 89s7 61 24 89c16 28 37 48 65 65 28 16 56 24 89 24 32 0 60-8 89-24 28-17 48-37 65-65 16-28 24-56 24-89z">
            <text:p/>
          </draw:path>
          <draw:line draw:style-name="gr1" draw:text-style-name="P1" draw:layer="TiM_F" svg:x1="30.994cm" svg:y1="20.401cm" svg:x2="31.069cm" svg:y2="20.326cm">
            <text:p/>
          </draw:line>
          <draw:path draw:style-name="gr2" draw:text-style-name="P2" draw:layer="TiM_F" svg:width="0.354cm" svg:height="0.354cm" draw:transform="rotate (1.5707963267949) translate (31.064cm 20.751cm)" svg:viewBox="0 0 355 355" svg:d="M355 178c0-33-7-61-23-89-17-29-37-49-65-65-29-17-57-24-89-24-33 0-60 7-89 24s-48 36-65 65-24 56-24 89c0 32 7 59 24 88 17 28 36 49 65 66 28 16 56 23 89 23 32 0 60-7 89-23 28-17 48-38 65-66 16-29 23-56 23-88z">
            <text:p/>
          </draw:path>
          <draw:line draw:style-name="gr1" draw:text-style-name="P1" draw:layer="TiM_F" svg:x1="41.662cm" svg:y1="20.401cm" svg:x2="41.737cm" svg:y2="20.326cm">
            <text:p/>
          </draw:line>
          <draw:path draw:style-name="gr2" draw:text-style-name="P2" draw:layer="TiM_F" svg:width="0.354cm" svg:height="0.355cm" draw:transform="rotate (1.5707963267949) translate (41.731cm 20.751cm)" svg:viewBox="0 0 355 356" svg:d="M355 178c0-33-7-60-23-89-17-29-37-48-65-65-29-17-57-24-89-24-33 0-61 7-89 24-29 16-49 36-65 65-17 28-24 56-24 89s7 61 24 89c16 28 36 48 65 65 29 16 56 24 89 24 32 0 60-8 89-24 28-17 48-37 65-65 16-28 23-56 23-89z">
            <text:p/>
          </draw:path>
          <draw:line draw:style-name="gr1" draw:text-style-name="P1" draw:layer="TiM_F" svg:x1="38.614cm" svg:y1="26.497cm" svg:x2="38.689cm" svg:y2="26.422cm">
            <text:p/>
          </draw:line>
          <draw:path draw:style-name="gr2" draw:text-style-name="P2" draw:layer="TiM_F" svg:width="0.355cm" svg:height="0.354cm" draw:transform="rotate (1.5707963267949) translate (38.684cm 26.847cm)" svg:viewBox="0 0 356 355" svg:d="M356 177c0-32-8-61-24-89-16-29-37-48-65-65-29-17-56-23-89-23s-61 6-89 23c-28 16-49 36-65 65-16 28-24 56-24 89 0 32 8 60 24 89 16 28 37 48 65 65 28 16 56 24 89 24s60-8 89-24c28-17 49-37 65-65 16-29 24-56 24-89z">
            <text:p/>
          </draw:path>
          <draw:line draw:style-name="gr1" draw:text-style-name="P1" draw:layer="TiM_F" svg:x1="38.689cm" svg:y1="26.422cm" svg:x2="38.614cm" svg:y2="26.497cm">
            <text:p/>
          </draw:line>
          <draw:line draw:style-name="gr1" draw:text-style-name="P1" draw:layer="TiM_F" svg:x1="37.09cm" svg:y1="26.497cm" svg:x2="37.165cm" svg:y2="26.422cm">
            <text:p/>
          </draw:line>
          <draw:path draw:style-name="gr2" draw:text-style-name="P2" draw:layer="TiM_F" svg:width="0.355cm" svg:height="0.354cm" draw:transform="rotate (1.5707963267949) translate (37.16cm 26.847cm)" svg:viewBox="0 0 356 355" svg:d="M356 177c0-32-8-61-24-89-16-29-37-48-65-65-29-17-56-23-89-23s-61 6-89 23c-28 16-49 36-65 65-16 28-24 56-24 89 0 32 8 60 24 89 16 28 37 48 65 65 28 16 56 24 89 24s60-8 89-24c28-17 49-37 65-65 16-29 24-56 24-89z">
            <text:p/>
          </draw:path>
          <draw:line draw:style-name="gr1" draw:text-style-name="P1" draw:layer="TiM_F" svg:x1="37.165cm" svg:y1="26.422cm" svg:x2="37.09cm" svg:y2="26.497cm">
            <text:p/>
          </draw:line>
          <draw:line draw:style-name="gr1" draw:text-style-name="P1" draw:layer="TiM_F" svg:x1="32.518cm" svg:y1="26.497cm" svg:x2="32.593cm" svg:y2="26.422cm">
            <text:p/>
          </draw:line>
          <draw:path draw:style-name="gr2" draw:text-style-name="P2" draw:layer="TiM_F" svg:width="0.355cm" svg:height="0.354cm" draw:transform="rotate (1.5707963267949) translate (32.588cm 26.847cm)" svg:viewBox="0 0 356 355" svg:d="M356 177c0-32-8-60-24-88-16-29-37-49-65-65-29-17-56-24-89-24s-61 7-89 24c-28 16-49 36-65 65-16 28-24 55-24 88 0 32 8 60 24 89 16 28 37 48 65 65 28 16 56 24 89 24s60-8 89-24c28-17 49-37 65-65 16-29 24-56 24-89z">
            <text:p/>
          </draw:path>
          <draw:line draw:style-name="gr1" draw:text-style-name="P1" draw:layer="TiM_F" svg:x1="32.593cm" svg:y1="26.422cm" svg:x2="32.518cm" svg:y2="26.497cm">
            <text:p/>
          </draw:line>
          <draw:line draw:style-name="gr1" draw:text-style-name="P1" draw:layer="TiM_F" svg:x1="34.042cm" svg:y1="26.497cm" svg:x2="34.117cm" svg:y2="26.422cm">
            <text:p/>
          </draw:line>
          <draw:path draw:style-name="gr2" draw:text-style-name="P2" draw:layer="TiM_F" svg:width="0.355cm" svg:height="0.354cm" draw:transform="rotate (1.5707963267949) translate (34.112cm 26.847cm)" svg:viewBox="0 0 356 355" svg:d="M356 177c0-32-8-60-24-88-16-29-37-49-65-66-29-17-56-23-89-23s-61 6-89 23c-28 16-49 37-65 66-16 28-24 55-24 88 0 32 8 60 24 89 16 28 37 48 65 65 28 16 56 24 89 24s60-8 89-24c28-17 49-37 65-65 16-29 24-56 24-89z">
            <text:p/>
          </draw:path>
          <draw:line draw:style-name="gr1" draw:text-style-name="P1" draw:layer="TiM_F" svg:x1="34.117cm" svg:y1="26.422cm" svg:x2="34.042cm" svg:y2="26.497cm">
            <text:p/>
          </draw:line>
          <draw:line draw:style-name="gr1" draw:text-style-name="P1" draw:layer="TiM_F" svg:x1="37.09cm" svg:y1="24.973cm" svg:x2="37.165cm" svg:y2="24.898cm">
            <text:p/>
          </draw:line>
          <draw:path draw:style-name="gr2" draw:text-style-name="P2" draw:layer="TiM_F" svg:width="0.355cm" svg:height="0.354cm" draw:transform="rotate (1.5707963267949) translate (37.16cm 25.323cm)" svg:viewBox="0 0 356 355" svg:d="M356 177c0-32-8-60-24-89-17-29-37-48-65-65-29-17-56-23-89-23s-61 6-89 23c-28 16-49 36-65 65-16 28-24 56-24 89 0 32 8 60 24 89 16 28 37 48 65 65 28 16 56 24 89 24s60-8 89-24c28-17 48-37 65-65 16-29 24-56 24-89z">
            <text:p/>
          </draw:path>
          <draw:line draw:style-name="gr1" draw:text-style-name="P1" draw:layer="TiM_F" svg:x1="37.165cm" svg:y1="24.898cm" svg:x2="37.09cm" svg:y2="24.973cm">
            <text:p/>
          </draw:line>
          <draw:line draw:style-name="gr1" draw:text-style-name="P1" draw:layer="TiM_F" svg:x1="40.138cm" svg:y1="26.497cm" svg:x2="40.213cm" svg:y2="26.422cm">
            <text:p/>
          </draw:line>
          <draw:path draw:style-name="gr2" draw:text-style-name="P2" draw:layer="TiM_F" svg:width="0.355cm" svg:height="0.355cm" draw:transform="rotate (1.5707963267949) translate (40.207cm 26.847cm)" svg:viewBox="0 0 356 356" svg:d="M356 178c0-32-8-61-24-89-16-29-37-48-65-65-29-17-56-24-89-24s-61 7-89 24c-28 16-49 36-65 65-16 28-24 56-24 89 0 32 8 61 24 89s37 48 65 65c28 16 56 24 89 24s60-8 89-24c28-17 49-37 65-65s24-56 24-89z">
            <text:p/>
          </draw:path>
          <draw:line draw:style-name="gr1" draw:text-style-name="P1" draw:layer="TiM_F" svg:x1="40.213cm" svg:y1="26.422cm" svg:x2="40.138cm" svg:y2="26.497cm">
            <text:p/>
          </draw:line>
          <draw:line draw:style-name="gr1" draw:text-style-name="P1" draw:layer="TiM_F" svg:x1="41.662cm" svg:y1="23.449cm" svg:x2="41.737cm" svg:y2="23.374cm">
            <text:p/>
          </draw:line>
          <draw:path draw:style-name="gr2" draw:text-style-name="P2" draw:layer="TiM_F" svg:width="0.355cm" svg:height="0.355cm" draw:transform="rotate (1.5707963267949) translate (41.731cm 23.799cm)" svg:viewBox="0 0 356 356" svg:d="M356 178c0-33-8-60-24-89-17-29-37-48-65-65-29-17-56-24-89-24s-61 7-89 24c-28 16-49 36-65 65-17 28-24 56-24 89s7 61 24 89c16 28 37 48 65 65 28 16 56 24 89 24s60-8 89-24c28-17 48-37 65-65 16-28 24-56 24-89z">
            <text:p/>
          </draw:path>
          <draw:line draw:style-name="gr1" draw:text-style-name="P1" draw:layer="TiM_F" svg:x1="35.566cm" svg:y1="23.449cm" svg:x2="35.641cm" svg:y2="23.374cm">
            <text:p/>
          </draw:line>
          <draw:path draw:style-name="gr2" draw:text-style-name="P2" draw:layer="TiM_F" svg:width="0.355cm" svg:height="0.354cm" draw:transform="rotate (1.5707963267949) translate (35.636cm 23.799cm)" svg:viewBox="0 0 356 355" svg:d="M356 177c0-32-8-60-24-89-17-29-37-48-65-65-29-17-56-23-89-23s-61 6-89 23c-28 16-49 36-65 65-17 28-24 56-24 89 0 32 7 60 24 89 17 28 37 48 65 65 28 16 56 24 89 24s60-8 89-24c28-17 48-37 65-65 16-29 24-56 24-89z">
            <text:p/>
          </draw:path>
          <draw:line draw:style-name="gr1" draw:text-style-name="P1" draw:layer="TiM_F" svg:x1="35.641cm" svg:y1="23.374cm" svg:x2="35.566cm" svg:y2="23.449cm">
            <text:p/>
          </draw:line>
          <draw:line draw:style-name="gr1" draw:text-style-name="P1" draw:layer="TiM_F" svg:x1="37.09cm" svg:y1="23.449cm" svg:x2="37.165cm" svg:y2="23.374cm">
            <text:p/>
          </draw:line>
          <draw:path draw:style-name="gr2" draw:text-style-name="P2" draw:layer="TiM_F" svg:width="0.355cm" svg:height="0.354cm" draw:transform="rotate (1.5707963267949) translate (37.16cm 23.799cm)" svg:viewBox="0 0 356 355" svg:d="M356 177c0-32-8-60-24-89-17-29-37-48-65-65-29-17-56-23-89-23s-61 6-89 23c-28 16-49 36-65 65-17 28-24 56-24 89 0 32 7 60 24 89 17 28 37 48 65 65 28 16 56 24 89 24s60-8 89-24c28-17 48-37 65-65 16-29 24-56 24-89z">
            <text:p/>
          </draw:path>
          <draw:line draw:style-name="gr1" draw:text-style-name="P1" draw:layer="TiM_F" svg:x1="37.165cm" svg:y1="23.374cm" svg:x2="37.09cm" svg:y2="23.449cm">
            <text:p/>
          </draw:line>
          <draw:line draw:style-name="gr1" draw:text-style-name="P1" draw:layer="TiM_F" svg:x1="41.662cm" svg:y1="24.973cm" svg:x2="41.737cm" svg:y2="24.898cm">
            <text:p/>
          </draw:line>
          <draw:path draw:style-name="gr2" draw:text-style-name="P2" draw:layer="TiM_F" svg:width="0.355cm" svg:height="0.355cm" draw:transform="rotate (1.5707963267949) translate (41.731cm 25.323cm)" svg:viewBox="0 0 356 356" svg:d="M356 178c0-33-8-60-24-89-17-29-37-48-65-65-29-17-56-24-89-24s-61 7-89 24c-28 16-49 36-65 65-16 28-24 56-24 89s8 61 24 89 37 48 65 65c28 16 56 24 89 24s60-8 89-24c28-17 48-37 65-65 16-28 24-56 24-89z">
            <text:p/>
          </draw:path>
          <draw:line draw:style-name="gr1" draw:text-style-name="P1" draw:layer="TiM_F" svg:x1="35.566cm" svg:y1="24.973cm" svg:x2="35.641cm" svg:y2="24.898cm">
            <text:p/>
          </draw:line>
          <draw:path draw:style-name="gr2" draw:text-style-name="P2" draw:layer="TiM_F" svg:width="0.355cm" svg:height="0.354cm" draw:transform="rotate (1.5707963267949) translate (35.636cm 25.323cm)" svg:viewBox="0 0 356 355" svg:d="M356 177c0-32-8-60-24-89-17-29-37-48-65-65-29-17-56-23-89-23s-61 6-89 23c-28 16-49 36-65 65-16 28-24 56-24 89 0 32 8 60 24 89 16 28 37 48 65 65 28 16 56 24 89 24s60-8 89-24c28-17 48-37 65-65 16-29 24-56 24-89z">
            <text:p/>
          </draw:path>
          <draw:line draw:style-name="gr1" draw:text-style-name="P1" draw:layer="TiM_F" svg:x1="35.641cm" svg:y1="24.898cm" svg:x2="35.566cm" svg:y2="24.973cm">
            <text:p/>
          </draw:line>
          <draw:line draw:style-name="gr1" draw:text-style-name="P1" draw:layer="TiM_F" svg:x1="41.662cm" svg:y1="26.497cm" svg:x2="41.737cm" svg:y2="26.422cm">
            <text:p/>
          </draw:line>
          <draw:path draw:style-name="gr2" draw:text-style-name="P2" draw:layer="TiM_F" svg:width="0.355cm" svg:height="0.355cm" draw:transform="rotate (1.5707963267949) translate (41.731cm 26.847cm)" svg:viewBox="0 0 356 356" svg:d="M356 178c0-33-8-61-24-89-16-29-37-48-65-65-29-17-56-24-89-24s-61 7-89 24c-28 16-49 36-65 65-16 28-24 56-24 89s8 61 24 89 37 48 65 65c28 16 56 24 89 24s60-8 89-24c28-17 49-37 65-65s24-56 24-89z">
            <text:p/>
          </draw:path>
          <draw:line draw:style-name="gr1" draw:text-style-name="P1" draw:layer="TiM_F" svg:x1="41.737cm" svg:y1="26.422cm" svg:x2="41.662cm" svg:y2="26.497cm">
            <text:p/>
          </draw:line>
          <draw:line draw:style-name="gr1" draw:text-style-name="P1" draw:layer="TiM_F" svg:x1="35.566cm" svg:y1="26.497cm" svg:x2="35.641cm" svg:y2="26.422cm">
            <text:p/>
          </draw:line>
          <draw:path draw:style-name="gr2" draw:text-style-name="P2" draw:layer="TiM_F" svg:width="0.355cm" svg:height="0.354cm" draw:transform="rotate (1.5707963267949) translate (35.636cm 26.847cm)" svg:viewBox="0 0 356 355" svg:d="M356 177c0-32-8-61-24-89-16-29-37-48-65-65-29-17-56-23-89-23s-61 6-89 23c-28 16-49 36-65 65-16 28-24 56-24 89 0 32 8 60 24 89 16 28 37 48 65 65 28 16 56 24 89 24s60-8 89-24c28-17 49-37 65-65 16-29 24-56 24-89z">
            <text:p/>
          </draw:path>
          <draw:line draw:style-name="gr1" draw:text-style-name="P1" draw:layer="TiM_F" svg:x1="35.641cm" svg:y1="26.422cm" svg:x2="35.566cm" svg:y2="26.497cm">
            <text:p/>
          </draw:line>
          <draw:line draw:style-name="gr1" draw:text-style-name="P1" draw:layer="TiM_F" svg:x1="30.994cm" svg:y1="24.973cm" svg:x2="31.069cm" svg:y2="24.898cm">
            <text:p/>
          </draw:line>
          <draw:path draw:style-name="gr2" draw:text-style-name="P2" draw:layer="TiM_F" svg:width="0.355cm" svg:height="0.354cm" draw:transform="rotate (1.5707963267949) translate (31.064cm 25.323cm)" svg:viewBox="0 0 356 355" svg:d="M356 178c0-33-8-61-24-89-17-29-37-49-65-65-29-17-56-24-89-24s-61 7-89 24c-28 16-49 36-65 65-16 28-24 56-24 89 0 32 8 59 24 88 16 28 37 49 65 66 28 16 56 23 89 23s60-7 89-23c28-17 48-38 65-66 16-29 24-56 24-88z">
            <text:p/>
          </draw:path>
          <draw:line draw:style-name="gr1" draw:text-style-name="P1" draw:layer="TiM_F" svg:x1="30.994cm" svg:y1="26.497cm" svg:x2="31.069cm" svg:y2="26.422cm">
            <text:p/>
          </draw:line>
          <draw:path draw:style-name="gr2" draw:text-style-name="P2" draw:layer="TiM_F" svg:width="0.355cm" svg:height="0.354cm" draw:transform="rotate (1.5707963267949) translate (31.064cm 26.847cm)" svg:viewBox="0 0 356 355" svg:d="M356 178c0-33-8-61-24-89-16-29-37-49-65-65-29-17-56-24-89-24s-61 7-89 24c-28 16-49 36-65 65-16 28-24 56-24 89 0 32 8 59 24 88 16 28 37 49 65 66 28 16 56 23 89 23s60-7 89-23c28-17 49-38 65-66 16-29 24-56 24-88z">
            <text:p/>
          </draw:path>
          <draw:line draw:style-name="gr1" draw:text-style-name="P1" draw:layer="TiM_F" svg:x1="31.069cm" svg:y1="26.422cm" svg:x2="30.994cm" svg:y2="26.497cm">
            <text:p/>
          </draw:line>
          <draw:line draw:style-name="gr1" draw:text-style-name="P1" draw:layer="TiM_F" svg:x1="30.994cm" svg:y1="23.449cm" svg:x2="31.069cm" svg:y2="23.374cm">
            <text:p/>
          </draw:line>
          <draw:path draw:style-name="gr2" draw:text-style-name="P2" draw:layer="TiM_F" svg:width="0.355cm" svg:height="0.354cm" draw:transform="rotate (1.5707963267949) translate (31.064cm 23.799cm)" svg:viewBox="0 0 356 355" svg:d="M356 178c0-33-8-61-24-89-17-29-37-49-65-65-29-17-56-24-89-24s-61 7-89 24c-28 16-48 36-65 65s-24 56-24 89c0 32 7 59 24 88 17 28 37 49 65 66 28 16 56 23 89 23s60-7 89-23c28-17 48-38 65-66 16-29 24-56 24-88z">
            <text:p/>
          </draw:path>
          <draw:line draw:style-name="gr1" draw:text-style-name="P1" draw:layer="TiM_F" svg:x1="42.282cm" svg:y1="21.176cm" svg:x2="42.302cm" svg:y2="21.196cm">
            <text:p/>
          </draw:line>
          <draw:line draw:style-name="gr1" draw:text-style-name="P1" draw:layer="TiM_F" svg:x1="42.302cm" svg:y1="21.196cm" svg:x2="42.326cm" svg:y2="21.196cm">
            <text:p/>
          </draw:line>
          <draw:line draw:style-name="gr1" draw:text-style-name="P1" draw:layer="TiM_F" svg:x1="42.346cm" svg:y1="21.176cm" svg:x2="42.326cm" svg:y2="21.196cm">
            <text:p/>
          </draw:line>
          <draw:line draw:style-name="gr1" draw:text-style-name="P1" draw:layer="TiM_F" svg:x1="42.326cm" svg:y1="21.196cm" svg:x2="42.326cm" svg:y2="21.22cm">
            <text:p/>
          </draw:line>
          <draw:line draw:style-name="gr1" draw:text-style-name="P1" draw:layer="TiM_F" svg:x1="42.326cm" svg:y1="21.22cm" svg:x2="42.346cm" svg:y2="21.24cm">
            <text:p/>
          </draw:line>
          <draw:line draw:style-name="gr1" draw:text-style-name="P1" draw:layer="TiM_F" svg:x1="42.302cm" svg:y1="21.22cm" svg:x2="42.282cm" svg:y2="21.24cm">
            <text:p/>
          </draw:line>
          <draw:line draw:style-name="gr1" draw:text-style-name="P1" draw:layer="TiM_F" svg:x1="42.302cm" svg:y1="21.22cm" svg:x2="42.302cm" svg:y2="21.196cm">
            <text:p/>
          </draw:line>
          <draw:line draw:style-name="gr1" draw:text-style-name="P1" draw:layer="TiM_F" svg:x1="42.326cm" svg:y1="21.22cm" svg:x2="42.302cm" svg:y2="21.22cm">
            <text:p/>
          </draw:line>
          <draw:line draw:style-name="gr1" draw:text-style-name="P1" draw:layer="TiM_F" svg:x1="42.282cm" svg:y1="22.7cm" svg:x2="42.302cm" svg:y2="22.72cm">
            <text:p/>
          </draw:line>
          <draw:line draw:style-name="gr1" draw:text-style-name="P1" draw:layer="TiM_F" svg:x1="42.302cm" svg:y1="22.72cm" svg:x2="42.326cm" svg:y2="22.72cm">
            <text:p/>
          </draw:line>
          <draw:line draw:style-name="gr1" draw:text-style-name="P1" draw:layer="TiM_F" svg:x1="42.346cm" svg:y1="22.7cm" svg:x2="42.326cm" svg:y2="22.72cm">
            <text:p/>
          </draw:line>
          <draw:line draw:style-name="gr1" draw:text-style-name="P1" draw:layer="TiM_F" svg:x1="42.326cm" svg:y1="22.72cm" svg:x2="42.326cm" svg:y2="22.744cm">
            <text:p/>
          </draw:line>
          <draw:line draw:style-name="gr1" draw:text-style-name="P1" draw:layer="TiM_F" svg:x1="42.326cm" svg:y1="22.744cm" svg:x2="42.346cm" svg:y2="22.764cm">
            <text:p/>
          </draw:line>
          <draw:line draw:style-name="gr1" draw:text-style-name="P1" draw:layer="TiM_F" svg:x1="42.302cm" svg:y1="22.744cm" svg:x2="42.282cm" svg:y2="22.764cm">
            <text:p/>
          </draw:line>
          <draw:line draw:style-name="gr1" draw:text-style-name="P1" draw:layer="TiM_F" svg:x1="42.302cm" svg:y1="22.744cm" svg:x2="42.302cm" svg:y2="22.72cm">
            <text:p/>
          </draw:line>
          <draw:line draw:style-name="gr1" draw:text-style-name="P1" draw:layer="TiM_F" svg:x1="42.326cm" svg:y1="22.744cm" svg:x2="42.302cm" svg:y2="22.744cm">
            <text:p/>
          </draw:line>
          <draw:line draw:style-name="gr1" draw:text-style-name="P1" draw:layer="TiM_F" svg:x1="42.282cm" svg:y1="21.43cm" svg:x2="42.302cm" svg:y2="21.45cm">
            <text:p/>
          </draw:line>
          <draw:line draw:style-name="gr1" draw:text-style-name="P1" draw:layer="TiM_F" svg:x1="42.302cm" svg:y1="21.45cm" svg:x2="42.326cm" svg:y2="21.45cm">
            <text:p/>
          </draw:line>
          <draw:line draw:style-name="gr1" draw:text-style-name="P1" draw:layer="TiM_F" svg:x1="42.346cm" svg:y1="21.43cm" svg:x2="42.326cm" svg:y2="21.45cm">
            <text:p/>
          </draw:line>
          <draw:line draw:style-name="gr1" draw:text-style-name="P1" draw:layer="TiM_F" svg:x1="42.326cm" svg:y1="21.45cm" svg:x2="42.326cm" svg:y2="21.474cm">
            <text:p/>
          </draw:line>
          <draw:line draw:style-name="gr1" draw:text-style-name="P1" draw:layer="TiM_F" svg:x1="42.326cm" svg:y1="21.474cm" svg:x2="42.346cm" svg:y2="21.494cm">
            <text:p/>
          </draw:line>
          <draw:line draw:style-name="gr1" draw:text-style-name="P1" draw:layer="TiM_F" svg:x1="42.302cm" svg:y1="21.474cm" svg:x2="42.282cm" svg:y2="21.494cm">
            <text:p/>
          </draw:line>
          <draw:line draw:style-name="gr1" draw:text-style-name="P1" draw:layer="TiM_F" svg:x1="42.302cm" svg:y1="21.474cm" svg:x2="42.302cm" svg:y2="21.45cm">
            <text:p/>
          </draw:line>
          <draw:line draw:style-name="gr1" draw:text-style-name="P1" draw:layer="TiM_F" svg:x1="42.326cm" svg:y1="21.474cm" svg:x2="42.302cm" svg:y2="21.474cm">
            <text:p/>
          </draw:line>
          <draw:line draw:style-name="gr1" draw:text-style-name="P1" draw:layer="TiM_F" svg:x1="42.282cm" svg:y1="7.716cm" svg:x2="42.302cm" svg:y2="7.736cm">
            <text:p/>
          </draw:line>
          <draw:line draw:style-name="gr1" draw:text-style-name="P1" draw:layer="TiM_F" svg:x1="42.302cm" svg:y1="7.736cm" svg:x2="42.326cm" svg:y2="7.736cm">
            <text:p/>
          </draw:line>
          <draw:line draw:style-name="gr1" draw:text-style-name="P1" draw:layer="TiM_F" svg:x1="42.346cm" svg:y1="7.716cm" svg:x2="42.326cm" svg:y2="7.736cm">
            <text:p/>
          </draw:line>
          <draw:line draw:style-name="gr1" draw:text-style-name="P1" draw:layer="TiM_F" svg:x1="42.326cm" svg:y1="7.736cm" svg:x2="42.326cm" svg:y2="7.76cm">
            <text:p/>
          </draw:line>
          <draw:line draw:style-name="gr1" draw:text-style-name="P1" draw:layer="TiM_F" svg:x1="42.326cm" svg:y1="7.76cm" svg:x2="42.346cm" svg:y2="7.78cm">
            <text:p/>
          </draw:line>
          <draw:line draw:style-name="gr1" draw:text-style-name="P1" draw:layer="TiM_F" svg:x1="42.302cm" svg:y1="7.76cm" svg:x2="42.282cm" svg:y2="7.78cm">
            <text:p/>
          </draw:line>
          <draw:line draw:style-name="gr1" draw:text-style-name="P1" draw:layer="TiM_F" svg:x1="42.302cm" svg:y1="7.76cm" svg:x2="42.302cm" svg:y2="7.736cm">
            <text:p/>
          </draw:line>
          <draw:line draw:style-name="gr1" draw:text-style-name="P1" draw:layer="TiM_F" svg:x1="42.326cm" svg:y1="7.76cm" svg:x2="42.302cm" svg:y2="7.76cm">
            <text:p/>
          </draw:line>
          <draw:line draw:style-name="gr1" draw:text-style-name="P1" draw:layer="TiM_F" svg:x1="42.282cm" svg:y1="22.954cm" svg:x2="42.302cm" svg:y2="22.974cm">
            <text:p/>
          </draw:line>
          <draw:line draw:style-name="gr1" draw:text-style-name="P1" draw:layer="TiM_F" svg:x1="42.302cm" svg:y1="22.974cm" svg:x2="42.326cm" svg:y2="22.974cm">
            <text:p/>
          </draw:line>
          <draw:line draw:style-name="gr1" draw:text-style-name="P1" draw:layer="TiM_F" svg:x1="42.346cm" svg:y1="22.954cm" svg:x2="42.326cm" svg:y2="22.974cm">
            <text:p/>
          </draw:line>
          <draw:line draw:style-name="gr1" draw:text-style-name="P1" draw:layer="TiM_F" svg:x1="42.326cm" svg:y1="22.974cm" svg:x2="42.326cm" svg:y2="22.998cm">
            <text:p/>
          </draw:line>
          <draw:line draw:style-name="gr1" draw:text-style-name="P1" draw:layer="TiM_F" svg:x1="42.326cm" svg:y1="22.998cm" svg:x2="42.346cm" svg:y2="23.018cm">
            <text:p/>
          </draw:line>
          <draw:line draw:style-name="gr1" draw:text-style-name="P1" draw:layer="TiM_F" svg:x1="42.302cm" svg:y1="22.998cm" svg:x2="42.282cm" svg:y2="23.018cm">
            <text:p/>
          </draw:line>
          <draw:line draw:style-name="gr1" draw:text-style-name="P1" draw:layer="TiM_F" svg:x1="42.302cm" svg:y1="22.998cm" svg:x2="42.302cm" svg:y2="22.974cm">
            <text:p/>
          </draw:line>
          <draw:line draw:style-name="gr1" draw:text-style-name="P1" draw:layer="TiM_F" svg:x1="42.326cm" svg:y1="22.998cm" svg:x2="42.302cm" svg:y2="22.998cm">
            <text:p/>
          </draw:line>
          <draw:line draw:style-name="gr1" draw:text-style-name="P1" draw:layer="TiM_F" svg:x1="42.282cm" svg:y1="7.462cm" svg:x2="42.302cm" svg:y2="7.482cm">
            <text:p/>
          </draw:line>
          <draw:line draw:style-name="gr1" draw:text-style-name="P1" draw:layer="TiM_F" svg:x1="42.302cm" svg:y1="7.482cm" svg:x2="42.326cm" svg:y2="7.482cm">
            <text:p/>
          </draw:line>
          <draw:line draw:style-name="gr1" draw:text-style-name="P1" draw:layer="TiM_F" svg:x1="42.346cm" svg:y1="7.462cm" svg:x2="42.326cm" svg:y2="7.482cm">
            <text:p/>
          </draw:line>
          <draw:line draw:style-name="gr1" draw:text-style-name="P1" draw:layer="TiM_F" svg:x1="42.326cm" svg:y1="7.482cm" svg:x2="42.326cm" svg:y2="7.506cm">
            <text:p/>
          </draw:line>
          <draw:line draw:style-name="gr1" draw:text-style-name="P1" draw:layer="TiM_F" svg:x1="42.326cm" svg:y1="7.506cm" svg:x2="42.346cm" svg:y2="7.526cm">
            <text:p/>
          </draw:line>
          <draw:line draw:style-name="gr1" draw:text-style-name="P1" draw:layer="TiM_F" svg:x1="42.302cm" svg:y1="7.506cm" svg:x2="42.282cm" svg:y2="7.526cm">
            <text:p/>
          </draw:line>
          <draw:line draw:style-name="gr1" draw:text-style-name="P1" draw:layer="TiM_F" svg:x1="42.302cm" svg:y1="7.506cm" svg:x2="42.302cm" svg:y2="7.482cm">
            <text:p/>
          </draw:line>
          <draw:line draw:style-name="gr1" draw:text-style-name="P1" draw:layer="TiM_F" svg:x1="42.326cm" svg:y1="7.506cm" svg:x2="42.302cm" svg:y2="7.506cm">
            <text:p/>
          </draw:line>
          <draw:path draw:style-name="gr2" draw:text-style-name="P2" draw:layer="TiM_F" svg:width="0.282cm" svg:height="0.281cm" draw:transform="rotate (1.5707963267949) translate (18.91cm 17.667cm)" svg:viewBox="0 0 283 282" svg:d="M283 141c0-26-6-49-19-71-13-23-30-38-52-51-23-13-44-19-70-19s-49 6-71 19c-23 13-39 28-52 51-13 22-19 45-19 71s6 47 19 70c13 22 29 39 52 52 22 13 45 19 71 19s47-6 70-19c22-13 39-30 52-52 13-23 19-44 19-70z">
            <text:p/>
          </draw:path>
          <draw:path draw:style-name="gr2" draw:text-style-name="P2" draw:layer="TiM_F" svg:width="0.281cm" svg:height="0.281cm" draw:transform="rotate (1.5707963267949) translate (18.91cm 19.19cm)" svg:viewBox="0 0 282 282" svg:d="M282 141c0-26-6-49-19-71-13-23-30-38-52-51-23-13-44-19-70-19s-49 6-71 19c-23 13-39 28-52 51-13 22-18 45-18 71s5 47 18 70c13 22 29 39 52 52 22 13 45 19 71 19s47-6 70-19c22-13 39-30 52-52 13-23 19-44 19-70z">
            <text:p/>
          </draw:path>
          <draw:path draw:style-name="gr2" draw:text-style-name="P2" draw:layer="TiM_F" svg:width="0.281cm" svg:height="0.281cm" draw:transform="rotate (1.5707963267949) translate (25.006cm 19.19cm)" svg:viewBox="0 0 282 282" svg:d="M282 141c0-26-6-49-19-71-13-23-30-38-52-51-23-13-44-19-70-19s-49 6-71 19c-23 12-39 28-52 51-13 22-18 45-18 71s5 47 18 70c13 22 29 39 52 52 22 13 45 19 71 19s47-6 70-19c22-13 39-30 52-52 13-23 19-44 19-70z">
            <text:p/>
          </draw:path>
          <draw:path draw:style-name="gr2" draw:text-style-name="P2" draw:layer="TiM_F" svg:width="0.281cm" svg:height="0.281cm" draw:transform="rotate (1.5707963267949) translate (23.482cm 19.19cm)" svg:viewBox="0 0 282 282" svg:d="M282 141c0-26-6-49-19-71-13-23-30-38-52-51-23-13-44-19-70-19s-49 6-71 19c-23 13-39 28-52 51-13 22-18 45-18 71s5 47 18 70c13 22 29 39 52 52 22 13 45 19 71 19s47-6 70-19c22-13 39-30 52-52 13-23 19-44 19-70z">
            <text:p/>
          </draw:path>
          <draw:path draw:style-name="gr2" draw:text-style-name="P2" draw:layer="TiM_F" svg:width="0.282cm" svg:height="0.281cm" draw:transform="rotate (1.5707963267949) translate (25.006cm 17.667cm)" svg:viewBox="0 0 283 282" svg:d="M283 141c0-26-6-49-19-71-13-23-30-38-52-51-23-13-44-19-70-19s-49 6-71 19c-23 12-39 28-52 51-13 22-19 45-19 71s6 47 19 70c13 22 29 39 52 52 22 13 45 19 71 19s47-6 70-19c22-13 39-30 52-52 13-23 19-44 19-70z">
            <text:p/>
          </draw:path>
          <draw:path draw:style-name="gr2" draw:text-style-name="P2" draw:layer="TiM_F" svg:width="0.282cm" svg:height="0.281cm" draw:transform="rotate (1.5707963267949) translate (23.482cm 17.667cm)" svg:viewBox="0 0 283 282" svg:d="M283 141c0-26-6-49-19-71-13-23-30-38-52-51-23-13-44-19-70-19s-49 6-71 19c-23 13-39 28-52 51-13 22-19 45-19 71s6 47 19 70c13 22 29 39 52 52 22 13 45 19 71 19s47-6 70-19c22-13 39-30 52-52 13-23 19-44 19-70z">
            <text:p/>
          </draw:path>
          <draw:path draw:style-name="gr2" draw:text-style-name="P2" draw:layer="TiM_F" svg:width="0.282cm" svg:height="0.281cm" draw:transform="rotate (1.5707963267949) translate (18.91cm 16.143cm)" svg:viewBox="0 0 283 282" svg:d="M283 141c0-26-6-49-19-71-13-23-30-38-52-51-23-13-44-19-70-19s-49 6-71 19c-23 13-39 28-52 51-13 22-19 45-19 71s6 47 19 70c13 22 29 39 52 52 22 13 45 19 71 19s47-6 70-19c22-13 39-30 52-52 13-23 19-44 19-70z">
            <text:p/>
          </draw:path>
          <draw:path draw:style-name="gr2" draw:text-style-name="P2" draw:layer="TiM_F" svg:width="0.282cm" svg:height="0.281cm" draw:transform="rotate (1.5707963267949) translate (18.91cm 13.096cm)" svg:viewBox="0 0 283 282" svg:d="M283 141c0-26-6-49-19-71-13-23-30-38-52-51-23-13-45-19-71-19s-48 6-70 19c-23 13-39 28-52 51-13 22-19 45-19 71s6 47 19 70c13 22 29 39 52 52 22 13 44 19 70 19s48-6 71-19c22-13 39-30 52-52 13-23 19-44 19-70z">
            <text:p/>
          </draw:path>
          <draw:path draw:style-name="gr2" draw:text-style-name="P2" draw:layer="TiM_F" svg:width="0.282cm" svg:height="0.281cm" draw:transform="rotate (1.5707963267949) translate (25.006cm 13.096cm)" svg:viewBox="0 0 283 282" svg:d="M283 141c0-26-6-49-19-71-13-23-30-39-52-51-23-13-45-19-71-19s-47 6-70 19-39 28-52 51c-13 22-19 45-19 71s6 47 19 70c13 22 29 39 52 52 22 13 44 19 70 19s48-6 71-19c22-13 39-30 52-52 13-23 19-44 19-70z">
            <text:p/>
          </draw:path>
          <draw:path draw:style-name="gr2" draw:text-style-name="P2" draw:layer="TiM_F" svg:width="0.282cm" svg:height="0.281cm" draw:transform="rotate (1.5707963267949) translate (18.91cm 14.62cm)" svg:viewBox="0 0 283 282" svg:d="M283 141c0-26-6-49-19-71-13-23-30-38-52-51-23-13-45-19-71-19s-48 6-70 19c-23 13-39 28-52 51-13 22-19 45-19 71s6 47 19 70c13 22 29 39 52 52 22 13 44 19 70 19s48-6 71-19c22-13 39-30 52-52 13-23 19-44 19-70z">
            <text:p/>
          </draw:path>
          <draw:path draw:style-name="gr2" draw:text-style-name="P2" draw:layer="TiM_F" svg:width="0.282cm" svg:height="0.282cm" draw:transform="rotate (1.5707963267949) translate (29.577cm 13.096cm)" svg:viewBox="0 0 283 283" svg:d="M283 142c0-26-6-49-19-71-13-23-30-39-52-52-23-13-45-19-71-19s-48 6-70 19c-23 13-39 29-52 52-13 22-19 45-19 71s6 47 19 70c13 22 29 39 52 52 22 13 44 19 70 19s48-6 71-19c22-13 39-30 52-52 13-23 19-44 19-70z">
            <text:p/>
          </draw:path>
          <draw:path draw:style-name="gr2" draw:text-style-name="P2" draw:layer="TiM_F" svg:width="0.282cm" svg:height="0.282cm" draw:transform="rotate (1.5707963267949) translate (29.577cm 14.62cm)" svg:viewBox="0 0 283 283" svg:d="M283 142c0-26-6-49-19-71-13-23-30-39-52-52-23-13-45-19-71-19s-48 6-70 19c-23 13-39 29-52 52-13 22-19 45-19 71s6 47 19 70c13 22 29 39 52 52 22 13 44 19 70 19s48-6 71-19c22-13 39-30 52-52 13-23 19-44 19-70z">
            <text:p/>
          </draw:path>
          <draw:path draw:style-name="gr2" draw:text-style-name="P2" draw:layer="TiM_F" svg:width="0.282cm" svg:height="0.282cm" draw:transform="rotate (1.5707963267949) translate (29.577cm 17.667cm)" svg:viewBox="0 0 283 283" svg:d="M283 142c0-26-6-49-19-71-13-23-30-39-52-52-23-13-44-19-70-19s-49 6-71 19c-23 13-39 29-52 52-13 22-19 45-19 71s6 47 19 70c13 22 29 39 52 52 22 13 45 19 71 19s47-6 70-19c22-13 39-30 52-52 13-23 19-44 19-70z">
            <text:p/>
          </draw:path>
          <draw:path draw:style-name="gr2" draw:text-style-name="P2" draw:layer="TiM_F" svg:width="0.282cm" svg:height="0.282cm" draw:transform="rotate (1.5707963267949) translate (29.577cm 16.143cm)" svg:viewBox="0 0 283 283" svg:d="M283 142c0-26-6-49-19-71-13-23-30-39-52-52-23-13-44-19-70-19s-49 6-71 19c-23 13-39 29-52 52-13 22-19 45-19 71s6 47 19 70c13 22 29 39 52 52 22 13 45 19 71 19s47-6 70-19c22-13 39-30 52-52 13-23 19-44 19-70z">
            <text:p/>
          </draw:path>
          <draw:path draw:style-name="gr2" draw:text-style-name="P2" draw:layer="TiM_F" svg:width="0.281cm" svg:height="0.282cm" draw:transform="rotate (1.5707963267949) translate (29.577cm 19.19cm)" svg:viewBox="0 0 282 283" svg:d="M282 142c0-26-6-49-19-71-13-23-30-39-52-52-23-13-44-19-70-19s-49 6-71 19c-23 13-39 29-52 52-13 22-18 45-18 71s5 47 18 70c13 22 29 39 52 52 22 13 45 19 71 19s47-6 70-19c22-13 39-30 52-52 13-23 19-44 19-70z">
            <text:p/>
          </draw:path>
          <draw:path draw:style-name="gr2" draw:text-style-name="P2" draw:layer="TiM_F" svg:width="0.281cm" svg:height="0.281cm" draw:transform="rotate (1.5707963267949) translate (18.91cm 8.524cm)" svg:viewBox="0 0 282 282" svg:d="M282 141c0-26-6-49-19-71-13-23-29-38-51-51-23-13-45-19-71-19s-48 6-70 19c-23 13-39 28-52 51-13 22-19 45-19 71s6 47 19 70c13 22 29 39 52 52 22 13 44 19 70 19s48-6 71-19c22-13 38-30 51-52 13-23 19-44 19-70z">
            <text:p/>
          </draw:path>
          <draw:path draw:style-name="gr2" draw:text-style-name="P2" draw:layer="TiM_F" svg:width="0.281cm" svg:height="0.281cm" draw:transform="rotate (1.5707963267949) translate (18.91cm 10.048cm)" svg:viewBox="0 0 282 282" svg:d="M282 141c0-26-5-49-18-71-13-23-30-38-52-51-23-13-45-19-71-19s-48 6-70 19c-23 13-39 28-52 51-13 22-19 45-19 71s6 47 19 70c13 22 29 39 52 52 22 13 44 19 70 19s48-6 71-19c22-13 39-30 52-52 13-23 18-44 18-70z">
            <text:p/>
          </draw:path>
          <draw:path draw:style-name="gr2" draw:text-style-name="P2" draw:layer="TiM_F" svg:width="0.281cm" svg:height="0.282cm" draw:transform="rotate (1.5707963267949) translate (29.577cm 8.524cm)" svg:viewBox="0 0 282 283" svg:d="M282 142c0-26-6-49-19-71-13-23-29-39-51-52-23-13-45-19-71-19s-48 6-70 19c-23 13-39 29-52 52-13 22-19 45-19 71s6 47 19 70c13 22 29 39 52 52 22 13 44 19 70 19s48-6 71-19c22-13 38-30 51-52 13-23 19-44 19-70z">
            <text:p/>
          </draw:path>
          <draw:path draw:style-name="gr2" draw:text-style-name="P2" draw:layer="TiM_F" svg:width="0.281cm" svg:height="0.281cm" draw:transform="rotate (1.5707963267949) translate (18.91cm 11.572cm)" svg:viewBox="0 0 282 282" svg:d="M282 141c0-26-5-49-18-71-13-23-30-38-52-51-23-13-45-19-71-19s-48 6-70 19c-23 13-39 28-52 51-13 22-19 45-19 71s6 47 19 70c13 22 29 39 52 52 22 13 44 19 70 19s48-6 71-19c22-13 39-30 52-52 13-23 18-44 18-70z">
            <text:p/>
          </draw:path>
          <draw:path draw:style-name="gr2" draw:text-style-name="P2" draw:layer="TiM_F" svg:width="0.281cm" svg:height="0.281cm" draw:transform="rotate (1.5707963267949) translate (23.482cm 11.572cm)" svg:viewBox="0 0 282 282" svg:d="M282 141c0-26-5-49-18-71-13-23-30-38-52-51-23-13-45-19-71-19s-48 6-70 19c-23 13-39 28-52 51-13 22-19 45-19 71s6 47 19 70c13 22 29 39 52 52 22 13 44 19 70 19s48-6 71-19c22-13 39-30 52-52 13-23 18-44 18-70z">
            <text:p/>
          </draw:path>
          <draw:path draw:style-name="gr2" draw:text-style-name="P2" draw:layer="TiM_F" svg:width="0.281cm" svg:height="0.282cm" draw:transform="rotate (1.5707963267949) translate (29.577cm 11.572cm)" svg:viewBox="0 0 282 283" svg:d="M282 142c0-26-5-49-18-71-13-23-30-39-52-52-23-13-45-19-71-19s-48 6-70 19c-23 13-39 29-52 52-13 22-19 45-19 71s6 47 19 70c13 22 29 39 52 52 22 13 44 19 70 19s48-6 71-19c22-13 39-30 52-52 13-23 18-44 18-70z">
            <text:p/>
          </draw:path>
          <draw:path draw:style-name="gr2" draw:text-style-name="P2" draw:layer="TiM_F" svg:width="0.281cm" svg:height="0.281cm" draw:transform="rotate (1.5707963267949) translate (25.006cm 11.572cm)" svg:viewBox="0 0 282 282" svg:d="M282 141c0-26-5-49-18-71-13-23-30-39-52-51-23-13-45-19-71-19s-47 6-70 19-39 28-52 51c-13 22-19 45-19 71s6 47 19 70c13 22 29 39 52 52 22 13 44 19 70 19s48-6 71-19c22-13 39-30 52-52 13-23 18-44 18-70z">
            <text:p/>
          </draw:path>
          <draw:path draw:style-name="gr2" draw:text-style-name="P2" draw:layer="TiM_F" svg:width="0.282cm" svg:height="0.281cm" draw:transform="rotate (1.5707963267949) translate (23.482cm 13.096cm)" svg:viewBox="0 0 283 282" svg:d="M283 141c0-26-6-49-19-71-13-23-30-38-52-51-23-13-45-19-71-19s-48 6-70 19c-23 13-39 28-52 51-13 22-19 45-19 71s6 47 19 70c13 22 29 39 52 52 22 13 44 19 70 19s48-6 71-19c22-13 39-30 52-52 13-23 19-44 19-70z">
            <text:p/>
          </draw:path>
          <draw:path draw:style-name="gr2" draw:text-style-name="P2" draw:layer="TiM_F" svg:width="0.281cm" svg:height="0.282cm" draw:transform="rotate (1.5707963267949) translate (29.577cm 3.952cm)" svg:viewBox="0 0 282 283" svg:d="M282 142c0-26-6-49-19-71-13-23-29-39-51-52-23-13-45-19-71-19s-48 6-70 19c-23 13-39 29-52 52-13 22-19 45-19 71s6 47 19 70c13 22 29 39 52 52 22 13 44 19 70 19s48-6 71-19c22-13 38-30 51-52 13-23 19-44 19-70z">
            <text:p/>
          </draw:path>
          <draw:path draw:style-name="gr2" draw:text-style-name="P2" draw:layer="TiM_F" svg:width="0.281cm" svg:height="0.282cm" draw:transform="rotate (1.5707963267949) translate (28.053cm 3.952cm)" svg:viewBox="0 0 282 283" svg:d="M282 142c0-26-6-49-19-71-13-23-29-39-51-52-23-13-45-19-71-19s-48 6-70 19c-23 13-39 29-52 52-13 22-19 45-19 71s6 47 19 70c13 22 29 39 52 52 22 13 44 19 70 19s48-6 71-19c22-13 38-30 51-52 13-23 19-44 19-70z">
            <text:p/>
          </draw:path>
          <draw:path draw:style-name="gr2" draw:text-style-name="P2" draw:layer="TiM_F" svg:width="0.281cm" svg:height="0.282cm" draw:transform="rotate (1.5707963267949) translate (29.577cm 5.476cm)" svg:viewBox="0 0 282 283" svg:d="M282 142c0-26-6-49-19-71-13-23-29-39-51-52-23-13-45-19-71-19s-48 6-70 19c-23 13-39 29-52 52-13 22-19 45-19 71s6 47 19 70c13 22 29 39 52 52 22 13 44 19 70 19s48-6 71-19c22-13 38-30 51-52 13-23 19-44 19-70z">
            <text:p/>
          </draw:path>
          <draw:path draw:style-name="gr2" draw:text-style-name="P2" draw:layer="TiM_F" svg:width="0.281cm" svg:height="0.281cm" draw:transform="rotate (1.5707963267949) translate (25.006cm 5.476cm)" svg:viewBox="0 0 282 282" svg:d="M282 141c0-26-6-49-19-71-13-23-29-39-51-51-23-13-45-19-71-19s-47 6-70 19-39 28-52 51c-13 22-19 45-19 71s6 47 19 70c13 22 29 39 52 52 22 13 44 19 70 19s48-6 71-19c22-13 38-30 51-52 13-23 19-44 19-70z">
            <text:p/>
          </draw:path>
          <draw:path draw:style-name="gr2" draw:text-style-name="P2" draw:layer="TiM_F" svg:width="0.281cm" svg:height="0.281cm" draw:transform="rotate (1.5707963267949) translate (25.006cm 3.952cm)" svg:viewBox="0 0 282 282" svg:d="M282 141c0-26-6-49-19-71-13-23-29-39-51-51-23-13-45-19-71-19s-47 6-70 19-39 28-52 51c-13 22-19 45-19 71s6 47 19 70c13 22 29 39 52 52 22 13 44 19 70 19s48-6 71-19c22-13 38-30 51-52 13-23 19-44 19-70z">
            <text:p/>
          </draw:path>
          <draw:path draw:style-name="gr2" draw:text-style-name="P2" draw:layer="TiM_F" svg:width="0.281cm" svg:height="0.281cm" draw:transform="rotate (1.5707963267949) translate (26.53cm 3.952cm)" svg:viewBox="0 0 282 282" svg:d="M282 141c0-26-6-49-19-71-13-23-29-39-51-52-23-13-45-18-71-18s-48 5-70 18c-23 13-39 29-52 52-13 22-19 45-19 71s6 47 19 70c13 22 29 39 52 52 22 13 44 19 70 19s48-6 71-19c22-13 38-30 51-52 13-23 19-44 19-70z">
            <text:p/>
          </draw:path>
          <draw:path draw:style-name="gr2" draw:text-style-name="P2" draw:layer="TiM_F" svg:width="0.281cm" svg:height="0.281cm" draw:transform="rotate (1.5707963267949) translate (23.482cm 5.476cm)" svg:viewBox="0 0 282 282" svg:d="M282 141c0-26-6-49-19-71-13-23-29-38-51-51-23-13-45-19-71-19s-48 6-70 19c-23 13-39 28-52 51-13 22-19 45-19 71s6 47 19 70c13 22 29 39 52 52 22 13 44 19 70 19s48-6 71-19c22-13 38-30 51-52 13-23 19-44 19-70z">
            <text:p/>
          </draw:path>
          <draw:path draw:style-name="gr2" draw:text-style-name="P2" draw:layer="TiM_F" svg:width="0.281cm" svg:height="0.281cm" draw:transform="rotate (1.5707963267949) translate (23.482cm 3.952cm)" svg:viewBox="0 0 282 282" svg:d="M282 141c0-26-6-49-19-71-13-23-29-38-51-51-23-13-45-19-71-19s-48 6-70 19c-23 13-39 28-52 51-13 22-19 45-19 71s6 47 19 70c13 22 29 39 52 52 22 13 44 19 70 19s48-6 71-19c22-13 38-30 51-52 13-23 19-44 19-70z">
            <text:p/>
          </draw:path>
          <draw:path draw:style-name="gr2" draw:text-style-name="P2" draw:layer="TiM_F" svg:width="0.281cm" svg:height="0.281cm" draw:transform="rotate (1.5707963267949) translate (23.482cm 7cm)" svg:viewBox="0 0 282 282" svg:d="M282 141c0-26-6-49-19-71-13-23-29-38-51-51-23-13-45-19-71-19s-48 6-70 19c-23 13-39 28-52 51-13 22-19 45-19 71s6 47 19 70c13 22 29 39 52 52 22 13 44 19 70 19s48-6 71-19c22-13 38-30 51-52 13-23 19-44 19-70z">
            <text:p/>
          </draw:path>
          <draw:path draw:style-name="gr2" draw:text-style-name="P2" draw:layer="TiM_F" svg:width="0.281cm" svg:height="0.281cm" draw:transform="rotate (1.5707963267949) translate (25.006cm 7cm)" svg:viewBox="0 0 282 282" svg:d="M282 141c0-26-6-49-19-71-13-23-29-39-51-51-23-13-45-19-71-19s-47 6-70 19-39 28-52 51c-13 22-19 45-19 71s6 47 19 70c13 22 29 39 52 52 22 13 44 19 70 19s48-6 71-19c22-13 38-30 51-52 13-23 19-44 19-70z">
            <text:p/>
          </draw:path>
          <draw:path draw:style-name="gr2" draw:text-style-name="P2" draw:layer="TiM_F" svg:width="0.281cm" svg:height="0.282cm" draw:transform="rotate (1.5707963267949) translate (29.577cm 7cm)" svg:viewBox="0 0 282 283" svg:d="M282 142c0-26-6-49-19-71-13-23-29-39-51-52-23-13-45-19-71-19s-48 6-70 19c-23 13-39 29-52 52-13 22-19 45-19 71s6 47 19 70c13 22 29 39 52 52 22 13 44 19 70 19s48-6 71-19c22-13 38-30 51-52 13-23 19-44 19-70z">
            <text:p/>
          </draw:path>
          <draw:path draw:style-name="gr2" draw:text-style-name="P2" draw:layer="TiM_F" svg:width="0.281cm" svg:height="0.281cm" draw:transform="rotate (1.5707963267949) translate (20.434cm 3.952cm)" svg:viewBox="0 0 282 282" svg:d="M282 141c0-26-6-49-19-71-13-23-29-38-51-51-23-13-45-19-71-19s-48 6-70 19c-23 13-39 28-52 51-13 22-19 45-19 71s6 47 19 70c13 22 29 39 52 52 22 13 44 19 70 19s48-6 71-19c22-13 38-30 51-52 13-23 19-44 19-70z">
            <text:p/>
          </draw:path>
          <draw:path draw:style-name="gr2" draw:text-style-name="P2" draw:layer="TiM_F" svg:width="0.281cm" svg:height="0.281cm" draw:transform="rotate (1.5707963267949) translate (21.958cm 3.952cm)" svg:viewBox="0 0 282 282" svg:d="M282 141c0-26-6-49-19-71-13-23-29-38-51-51-23-13-45-19-71-19s-48 6-70 19c-23 13-39 28-52 51-13 22-19 45-19 71s6 47 19 70c13 22 29 39 52 52 22 13 44 19 70 19s48-6 71-19c22-13 38-30 51-52 13-23 19-44 19-70z">
            <text:p/>
          </draw:path>
          <draw:path draw:style-name="gr2" draw:text-style-name="P2" draw:layer="TiM_F" svg:width="0.281cm" svg:height="0.281cm" draw:transform="rotate (1.5707963267949) translate (18.91cm 5.476cm)" svg:viewBox="0 0 282 282" svg:d="M282 141c0-26-6-49-19-71-13-23-29-38-51-51-23-13-45-19-71-19s-48 6-70 19c-23 13-39 28-52 51-13 22-19 45-19 71s6 47 19 70c13 22 29 39 52 52 22 13 44 19 70 19s48-6 71-19c22-13 38-30 51-52 13-23 19-44 19-70z">
            <text:p/>
          </draw:path>
          <draw:path draw:style-name="gr2" draw:text-style-name="P2" draw:layer="TiM_F" svg:width="0.281cm" svg:height="0.281cm" draw:transform="rotate (1.5707963267949) translate (18.91cm 3.952cm)" svg:viewBox="0 0 282 282" svg:d="M282 141c0-26-6-49-19-71-13-23-29-38-51-51-23-13-45-19-71-19s-48 6-70 19c-23 13-39 28-52 51-13 22-19 45-19 71s6 47 19 70c13 22 29 39 52 52 22 13 44 19 70 19s48-6 71-19c22-13 38-30 51-52 13-23 19-44 19-70z">
            <text:p/>
          </draw:path>
          <draw:path draw:style-name="gr2" draw:text-style-name="P2" draw:layer="TiM_F" svg:width="0.281cm" svg:height="0.281cm" draw:transform="rotate (1.5707963267949) translate (18.91cm 7cm)" svg:viewBox="0 0 282 282" svg:d="M282 141c0-26-6-49-19-71-13-23-29-38-51-51-23-13-45-19-71-19s-48 6-70 19c-23 13-39 28-52 51-13 22-19 45-19 71s6 47 19 70c13 22 29 39 52 52 22 13 44 19 70 19s48-6 71-19c22-13 38-30 51-52 13-23 19-44 19-70z">
            <text:p/>
          </draw:path>
          <draw:path draw:style-name="gr2" draw:text-style-name="P2" draw:layer="TiM_F" svg:width="0.281cm" svg:height="0.281cm" draw:transform="rotate (1.5707963267949) translate (18.91cm 22.238cm)" svg:viewBox="0 0 282 282" svg:d="M282 141c0-26-6-49-19-71-13-23-30-38-52-51-23-13-44-19-70-19s-49 6-71 19c-23 13-38 28-51 51-13 22-19 45-19 71s6 47 19 70c13 22 28 39 51 52 22 13 45 19 71 19s47-6 70-19c22-13 39-30 52-52 13-23 19-44 19-70z">
            <text:p/>
          </draw:path>
          <draw:path draw:style-name="gr2" draw:text-style-name="P2" draw:layer="TiM_F" svg:width="0.281cm" svg:height="0.282cm" draw:transform="rotate (1.5707963267949) translate (29.577cm 22.238cm)" svg:viewBox="0 0 282 283" svg:d="M282 142c0-26-6-49-19-71-13-23-30-39-52-52-23-13-44-19-70-19s-49 6-71 19c-23 13-38 29-51 52-13 22-19 45-19 71s6 47 19 70c13 22 28 39 51 52 22 13 45 19 71 19s47-6 70-19c22-13 39-30 52-52 13-23 19-44 19-70z">
            <text:p/>
          </draw:path>
          <draw:path draw:style-name="gr2" draw:text-style-name="P2" draw:layer="TiM_F" svg:width="0.281cm" svg:height="0.281cm" draw:transform="rotate (1.5707963267949) translate (18.91cm 20.714cm)" svg:viewBox="0 0 282 282" svg:d="M282 141c0-26-6-49-19-71-13-23-30-38-52-51-23-13-44-19-70-19s-49 6-71 19c-23 13-39 28-52 51-13 22-18 45-18 71s5 47 18 70c13 22 29 39 52 52 22 13 45 19 71 19s47-6 70-19c22-13 39-30 52-52 13-23 19-44 19-70z">
            <text:p/>
          </draw:path>
          <draw:path draw:style-name="gr2" draw:text-style-name="P2" draw:layer="TiM_F" svg:width="0.281cm" svg:height="0.282cm" draw:transform="rotate (1.5707963267949) translate (29.577cm 20.714cm)" svg:viewBox="0 0 282 283" svg:d="M282 142c0-26-6-49-19-71-13-23-30-39-52-52-23-13-44-19-70-19s-49 6-71 19c-23 13-39 29-52 52-13 22-18 45-18 71s5 47 18 70c13 22 29 39 52 52 22 13 45 19 71 19s47-6 70-19c22-13 39-30 52-52 13-23 19-44 19-70z">
            <text:p/>
          </draw:path>
          <draw:path draw:style-name="gr2" draw:text-style-name="P2" draw:layer="TiM_F" svg:width="0.281cm" svg:height="0.281cm" draw:transform="rotate (1.5707963267949) translate (26.53cm 26.81cm)" svg:viewBox="0 0 282 282" svg:d="M282 141c0-26-6-49-19-71-13-23-30-39-52-52-23-13-44-18-70-18s-49 5-71 18c-23 13-38 29-51 52-13 22-19 45-19 71s6 47 19 70c13 22 28 39 51 52 22 13 45 19 71 19s47-6 70-19c22-13 39-30 52-52 13-23 19-44 19-70z">
            <text:p/>
          </draw:path>
          <draw:path draw:style-name="gr2" draw:text-style-name="P2" draw:layer="TiM_F" svg:width="0.281cm" svg:height="0.281cm" draw:transform="rotate (1.5707963267949) translate (25.006cm 26.81cm)" svg:viewBox="0 0 282 282" svg:d="M282 141c0-26-6-49-19-71-13-23-30-38-52-51-23-13-44-19-70-19s-49 6-71 19c-23 12-38 28-51 51-13 22-19 45-19 71s6 47 19 70c13 22 28 39 51 52 22 13 45 19 71 19s47-6 70-19c22-13 39-30 52-52 13-23 19-44 19-70z">
            <text:p/>
          </draw:path>
          <draw:path draw:style-name="gr2" draw:text-style-name="P2" draw:layer="TiM_F" svg:width="0.281cm" svg:height="0.281cm" draw:transform="rotate (1.5707963267949) translate (20.434cm 26.81cm)" svg:viewBox="0 0 282 282" svg:d="M282 141c0-26-6-49-19-71-13-23-30-38-52-51-23-13-44-19-70-19s-49 6-71 19c-23 13-38 28-51 51-13 22-19 45-19 71s6 47 19 70c13 22 28 39 51 52 22 13 45 19 71 19s47-6 70-19c22-13 39-30 52-52 13-23 19-44 19-70z">
            <text:p/>
          </draw:path>
          <draw:path draw:style-name="gr2" draw:text-style-name="P2" draw:layer="TiM_F" svg:width="0.281cm" svg:height="0.281cm" draw:transform="rotate (1.5707963267949) translate (21.958cm 26.81cm)" svg:viewBox="0 0 282 282" svg:d="M282 141c0-26-6-49-19-71-13-23-30-38-52-51-23-13-44-19-70-19s-49 6-71 19c-23 13-38 28-51 51-13 22-19 45-19 71s6 47 19 70c13 22 28 39 51 52 22 13 45 19 71 19s47-6 70-19c22-13 39-30 52-52 13-23 19-44 19-70z">
            <text:p/>
          </draw:path>
          <draw:path draw:style-name="gr2" draw:text-style-name="P2" draw:layer="TiM_F" svg:width="0.281cm" svg:height="0.281cm" draw:transform="rotate (1.5707963267949) translate (25.006cm 25.286cm)" svg:viewBox="0 0 282 282" svg:d="M282 141c0-26-6-49-19-71-13-23-30-38-52-51-23-13-44-19-70-19s-49 6-71 19c-23 12-38 28-51 51-13 22-19 45-19 71s6 47 19 70c13 22 28 39 51 52 22 13 45 19 71 19s47-6 70-19c22-13 39-30 52-52 13-23 19-44 19-70z">
            <text:p/>
          </draw:path>
          <draw:path draw:style-name="gr2" draw:text-style-name="P2" draw:layer="TiM_F" svg:width="0.281cm" svg:height="0.282cm" draw:transform="rotate (1.5707963267949) translate (28.053cm 26.81cm)" svg:viewBox="0 0 282 283" svg:d="M282 142c0-26-6-49-19-71-13-23-30-39-52-52-23-13-44-19-70-19s-49 6-71 19c-23 13-38 29-51 52-13 22-19 45-19 71s6 47 19 70c13 22 28 39 51 52 22 13 45 19 71 19s47-6 70-19c22-13 39-30 52-52 13-23 19-44 19-70z">
            <text:p/>
          </draw:path>
          <draw:path draw:style-name="gr2" draw:text-style-name="P2" draw:layer="TiM_F" svg:width="0.281cm" svg:height="0.282cm" draw:transform="rotate (1.5707963267949) translate (29.577cm 23.762cm)" svg:viewBox="0 0 282 283" svg:d="M282 142c0-26-6-49-19-71-13-23-30-39-52-52-23-13-44-19-70-19s-49 6-71 19c-23 13-38 29-51 52-13 22-19 45-19 71s6 47 19 70c13 22 28 39 51 52 22 13 45 19 71 19s47-6 70-19c22-13 39-30 52-52 13-23 19-44 19-70z">
            <text:p/>
          </draw:path>
          <draw:path draw:style-name="gr2" draw:text-style-name="P2" draw:layer="TiM_F" svg:width="0.281cm" svg:height="0.281cm" draw:transform="rotate (1.5707963267949) translate (23.482cm 23.762cm)" svg:viewBox="0 0 282 282" svg:d="M282 141c0-26-6-49-19-71-13-23-30-38-52-51-23-13-44-19-70-19s-49 6-71 19c-23 13-38 28-51 51-13 22-19 45-19 71s6 47 19 70c13 22 28 39 51 52 22 13 45 19 71 19s47-6 70-19c22-13 39-30 52-52 13-23 19-44 19-70z">
            <text:p/>
          </draw:path>
          <draw:path draw:style-name="gr2" draw:text-style-name="P2" draw:layer="TiM_F" svg:width="0.281cm" svg:height="0.281cm" draw:transform="rotate (1.5707963267949) translate (25.006cm 23.762cm)" svg:viewBox="0 0 282 282" svg:d="M282 141c0-26-6-49-19-71-13-23-30-38-52-51-23-13-44-19-70-19s-49 6-71 19c-23 12-38 28-51 51-13 22-19 45-19 71s6 47 19 70c13 22 28 39 51 52 22 13 45 19 71 19s47-6 70-19c22-13 39-30 52-52 13-23 19-44 19-70z">
            <text:p/>
          </draw:path>
          <draw:path draw:style-name="gr2" draw:text-style-name="P2" draw:layer="TiM_F" svg:width="0.281cm" svg:height="0.282cm" draw:transform="rotate (1.5707963267949) translate (29.577cm 25.286cm)" svg:viewBox="0 0 282 283" svg:d="M282 142c0-26-6-49-19-71-13-23-30-39-52-52-23-13-44-19-70-19s-49 6-71 19c-23 13-38 29-51 52-13 22-19 45-19 71s6 47 19 70c13 22 28 39 51 52 22 13 45 19 71 19s47-6 70-19c22-13 39-30 52-52 13-23 19-44 19-70z">
            <text:p/>
          </draw:path>
          <draw:path draw:style-name="gr2" draw:text-style-name="P2" draw:layer="TiM_F" svg:width="0.281cm" svg:height="0.281cm" draw:transform="rotate (1.5707963267949) translate (23.482cm 25.286cm)" svg:viewBox="0 0 282 282" svg:d="M282 141c0-26-6-49-19-71-13-23-30-38-52-51-23-13-44-19-70-19s-49 6-71 19c-23 13-38 28-51 51-13 22-19 45-19 71s6 47 19 70c13 22 28 39 51 52 22 13 45 19 71 19s47-6 70-19c22-13 39-30 52-52 13-23 19-44 19-70z">
            <text:p/>
          </draw:path>
          <draw:path draw:style-name="gr2" draw:text-style-name="P2" draw:layer="TiM_F" svg:width="0.281cm" svg:height="0.282cm" draw:transform="rotate (1.5707963267949) translate (29.577cm 26.81cm)" svg:viewBox="0 0 282 283" svg:d="M282 142c0-26-6-49-19-71-13-23-30-39-52-52-23-13-44-19-70-19s-49 6-71 19c-23 13-38 29-51 52-13 22-19 45-19 71s6 47 19 70c13 22 28 39 51 52 22 13 45 19 71 19s47-6 70-19c22-13 39-30 52-52 13-23 19-44 19-70z">
            <text:p/>
          </draw:path>
          <draw:path draw:style-name="gr2" draw:text-style-name="P2" draw:layer="TiM_F" svg:width="0.281cm" svg:height="0.281cm" draw:transform="rotate (1.5707963267949) translate (23.482cm 26.81cm)" svg:viewBox="0 0 282 282" svg:d="M282 141c0-26-6-49-19-71-13-23-30-38-52-51-23-13-44-19-70-19s-49 6-71 19c-23 13-38 28-51 51-13 22-19 45-19 71s6 47 19 70c13 22 28 39 51 52 22 13 45 19 71 19s47-6 70-19c22-13 39-30 52-52 13-23 19-44 19-70z">
            <text:p/>
          </draw:path>
          <draw:path draw:style-name="gr2" draw:text-style-name="P2" draw:layer="TiM_F" svg:width="0.281cm" svg:height="0.281cm" draw:transform="rotate (1.5707963267949) translate (18.91cm 25.286cm)" svg:viewBox="0 0 282 282" svg:d="M282 141c0-26-6-49-19-71-13-23-30-38-52-51-23-13-44-19-70-19s-49 6-71 19c-23 13-38 28-51 51-13 22-19 45-19 71s6 47 19 70c13 22 28 39 51 52 22 13 45 19 71 19s47-6 70-19c22-13 39-30 52-52 13-23 19-44 19-70z">
            <text:p/>
          </draw:path>
          <draw:path draw:style-name="gr2" draw:text-style-name="P2" draw:layer="TiM_F" svg:width="0.281cm" svg:height="0.281cm" draw:transform="rotate (1.5707963267949) translate (18.91cm 26.81cm)" svg:viewBox="0 0 282 282" svg:d="M282 141c0-26-6-49-19-71-13-23-30-38-52-51-23-13-44-19-70-19s-49 6-71 19c-23 13-38 28-51 51-13 22-19 45-19 71s6 47 19 70c13 22 28 39 51 52 22 13 45 19 71 19s47-6 70-19c22-13 39-30 52-52 13-23 19-44 19-70z">
            <text:p/>
          </draw:path>
          <draw:path draw:style-name="gr2" draw:text-style-name="P2" draw:layer="TiM_F" svg:width="0.281cm" svg:height="0.281cm" draw:transform="rotate (1.5707963267949) translate (18.91cm 23.762cm)" svg:viewBox="0 0 282 282" svg:d="M282 141c0-26-6-49-19-71-13-23-30-38-52-51-23-13-44-19-70-19s-49 6-71 19c-23 13-38 28-51 51-13 22-19 45-19 71s6 47 19 70c13 22 28 39 51 52 22 13 45 19 71 19s47-6 70-19c22-13 39-30 52-52 13-23 19-44 19-70z">
            <text:p/>
          </draw:path>
          <draw:path draw:style-name="gr2" draw:text-style-name="P2" draw:layer="TiM_F" svg:width="0.282cm" svg:height="0.282cm" draw:transform="rotate (1.5707963267949) translate (31.1cm 17.667cm)" svg:viewBox="0 0 283 283" svg:d="M283 142c0-26-6-49-19-71-13-23-30-39-52-52-23-13-44-19-70-19s-49 6-71 19c-23 13-39 29-52 52-13 22-19 45-19 71s6 47 19 70c13 22 29 39 52 52 22 13 45 19 71 19s47-6 70-19c22-13 39-30 52-52 13-23 19-44 19-70z">
            <text:p/>
          </draw:path>
          <draw:path draw:style-name="gr2" draw:text-style-name="P2" draw:layer="TiM_F" svg:width="0.281cm" svg:height="0.282cm" draw:transform="rotate (1.5707963267949) translate (31.1cm 19.19cm)" svg:viewBox="0 0 282 283" svg:d="M282 142c0-26-6-49-19-71-13-23-30-39-52-52-23-13-44-19-70-19s-49 6-71 19c-23 13-39 29-52 52-13 22-18 45-18 71s5 47 18 70c13 22 29 39 52 52 22 13 45 19 71 19s47-6 70-19c22-13 39-30 52-52 13-23 19-44 19-70z">
            <text:p/>
          </draw:path>
          <draw:path draw:style-name="gr2" draw:text-style-name="P2" draw:layer="TiM_F" svg:width="0.281cm" svg:height="0.281cm" draw:transform="rotate (1.5707963267949) translate (37.196cm 19.19cm)" svg:viewBox="0 0 282 282" svg:d="M282 141c0-26-6-48-19-70-13-23-30-39-52-52-23-13-44-19-70-19s-49 6-71 19c-23 13-39 29-52 52-13 22-18 44-18 70s5 48 18 71c13 22 29 39 52 52 22 13 45 18 71 18s47-5 70-18c22-13 39-30 52-52 13-23 19-45 19-71z">
            <text:p/>
          </draw:path>
          <draw:path draw:style-name="gr2" draw:text-style-name="P2" draw:layer="TiM_F" svg:width="0.281cm" svg:height="0.282cm" draw:transform="rotate (1.5707963267949) translate (35.672cm 19.19cm)" svg:viewBox="0 0 282 283" svg:d="M282 141c0-26-6-48-19-70-13-23-30-39-52-52-23-13-44-19-70-19s-49 6-71 19c-23 13-39 29-52 52-13 22-18 44-18 70s5 48 18 71c13 22 29 39 52 52 22 13 45 19 71 19s47-6 70-19c22-13 39-30 52-52 13-23 19-45 19-71z">
            <text:p/>
          </draw:path>
          <draw:path draw:style-name="gr2" draw:text-style-name="P2" draw:layer="TiM_F" svg:width="0.282cm" svg:height="0.281cm" draw:transform="rotate (1.5707963267949) translate (37.196cm 17.667cm)" svg:viewBox="0 0 283 282" svg:d="M283 141c0-26-6-48-19-70-13-23-30-39-52-52-23-13-44-19-70-19s-49 6-71 19c-23 13-39 29-52 52-13 22-19 44-19 70s6 48 19 71c13 22 29 39 52 52 22 13 45 18 71 18s47-5 70-18c22-13 39-30 52-52 13-23 19-45 19-71z">
            <text:p/>
          </draw:path>
          <draw:path draw:style-name="gr2" draw:text-style-name="P2" draw:layer="TiM_F" svg:width="0.282cm" svg:height="0.282cm" draw:transform="rotate (1.5707963267949) translate (35.672cm 17.667cm)" svg:viewBox="0 0 283 283" svg:d="M283 141c0-26-6-48-19-70-13-23-30-39-52-52-23-13-44-19-70-19s-49 6-71 19c-23 13-39 29-52 52-13 22-19 44-19 70s6 48 19 71c13 22 29 39 52 52 22 13 45 19 71 19s47-6 70-19c22-13 39-30 52-52 13-23 19-45 19-71z">
            <text:p/>
          </draw:path>
          <draw:path draw:style-name="gr2" draw:text-style-name="P2" draw:layer="TiM_F" svg:width="0.282cm" svg:height="0.282cm" draw:transform="rotate (1.5707963267949) translate (31.1cm 16.143cm)" svg:viewBox="0 0 283 283" svg:d="M283 142c0-26-6-49-19-71-13-23-30-39-52-52-23-13-44-19-70-19s-49 6-71 19c-23 13-39 29-52 52-13 22-19 45-19 71s6 47 19 70c13 22 29 39 52 52 22 13 45 19 71 19s47-6 70-19c22-13 39-30 52-52 13-23 19-44 19-70z">
            <text:p/>
          </draw:path>
          <draw:path draw:style-name="gr2" draw:text-style-name="P2" draw:layer="TiM_F" svg:width="0.282cm" svg:height="0.282cm" draw:transform="rotate (1.5707963267949) translate (31.1cm 13.096cm)" svg:viewBox="0 0 283 283" svg:d="M283 142c0-26-6-49-19-71-13-23-30-39-52-52-23-13-45-19-71-19s-48 6-70 19c-23 13-39 29-52 52-13 22-19 45-19 71s6 47 19 70c13 22 29 39 52 52 22 13 44 19 70 19s48-6 71-19c22-13 39-30 52-52 13-23 19-44 19-70z">
            <text:p/>
          </draw:path>
          <draw:path draw:style-name="gr2" draw:text-style-name="P2" draw:layer="TiM_F" svg:width="0.282cm" svg:height="0.281cm" draw:transform="rotate (1.5707963267949) translate (37.196cm 13.096cm)" svg:viewBox="0 0 283 282" svg:d="M283 141c0-26-6-48-19-70-13-23-30-39-52-52-23-13-45-19-71-19s-48 6-70 19c-23 13-39 29-52 52-13 22-19 44-19 70s6 48 19 71c13 22 29 39 52 52 22 13 44 18 70 18s48-5 71-18c22-13 39-30 52-52 13-23 19-45 19-71z">
            <text:p/>
          </draw:path>
          <draw:path draw:style-name="gr2" draw:text-style-name="P2" draw:layer="TiM_F" svg:width="0.282cm" svg:height="0.282cm" draw:transform="rotate (1.5707963267949) translate (31.1cm 14.62cm)" svg:viewBox="0 0 283 283" svg:d="M283 142c0-26-6-49-19-71-13-23-30-39-52-52-23-13-45-19-71-19s-48 6-70 19c-23 13-39 29-52 52-13 22-19 45-19 71s6 47 19 70c13 22 29 39 52 52 22 13 44 19 70 19s48-6 71-19c22-13 39-30 52-52 13-23 19-44 19-70z">
            <text:p/>
          </draw:path>
          <draw:path draw:style-name="gr2" draw:text-style-name="P2" draw:layer="TiM_F" svg:width="0.282cm" svg:height="0.281cm" draw:transform="rotate (1.5707963267949) translate (41.768cm 13.096cm)" svg:viewBox="0 0 283 282" svg:d="M283 141c0-26-6-48-19-70-13-23-30-39-52-52-23-13-45-19-71-19s-48 6-70 19c-23 13-39 29-52 52-13 22-19 44-19 70s6 48 19 71c13 22 29 38 52 51 22 13 44 19 70 19s48-6 71-19c22-13 39-29 52-51 13-23 19-45 19-71z">
            <text:p/>
          </draw:path>
          <draw:path draw:style-name="gr2" draw:text-style-name="P2" draw:layer="TiM_F" svg:width="0.282cm" svg:height="0.281cm" draw:transform="rotate (1.5707963267949) translate (41.768cm 14.62cm)" svg:viewBox="0 0 283 282" svg:d="M283 141c0-26-6-48-19-70-13-23-30-39-52-52-23-13-45-19-71-19s-48 6-70 19c-23 13-39 29-52 52-13 22-19 44-19 70s6 48 19 71c13 22 29 38 52 51 22 13 44 19 70 19s48-6 71-19c22-13 39-29 52-51 13-23 19-45 19-71z">
            <text:p/>
          </draw:path>
          <draw:path draw:style-name="gr2" draw:text-style-name="P2" draw:layer="TiM_F" svg:width="0.282cm" svg:height="0.281cm" draw:transform="rotate (1.5707963267949) translate (41.768cm 17.667cm)" svg:viewBox="0 0 283 282" svg:d="M283 141c0-26-6-48-19-70-13-23-30-39-52-52-23-13-44-19-70-19s-49 6-71 19c-23 13-39 29-52 52-13 22-19 44-19 70s6 48 19 71c13 22 29 38 52 51 22 13 45 19 71 19s47-6 70-19c22-13 39-29 52-51 13-23 19-45 19-71z">
            <text:p/>
          </draw:path>
          <draw:path draw:style-name="gr2" draw:text-style-name="P2" draw:layer="TiM_F" svg:width="0.282cm" svg:height="0.281cm" draw:transform="rotate (1.5707963267949) translate (41.768cm 16.143cm)" svg:viewBox="0 0 283 282" svg:d="M283 141c0-26-6-48-19-70-13-23-30-39-52-52-23-13-44-19-70-19s-49 6-71 19c-23 13-39 29-52 52-13 22-19 44-19 70s6 48 19 71c13 22 29 38 52 51 22 13 45 19 71 19s47-6 70-19c22-13 39-29 52-51 13-23 19-45 19-71z">
            <text:p/>
          </draw:path>
          <draw:path draw:style-name="gr2" draw:text-style-name="P2" draw:layer="TiM_F" svg:width="0.281cm" svg:height="0.281cm" draw:transform="rotate (1.5707963267949) translate (41.768cm 19.19cm)" svg:viewBox="0 0 282 282" svg:d="M282 141c0-26-6-48-19-70-13-23-30-39-52-52-23-13-44-19-70-19s-49 6-71 19c-23 13-39 29-52 52-13 22-18 44-18 70s5 48 18 71c13 22 29 38 52 51 22 13 45 19 71 19s47-6 70-19c22-13 39-29 52-51 13-23 19-45 19-71z">
            <text:p/>
          </draw:path>
          <draw:path draw:style-name="gr2" draw:text-style-name="P2" draw:layer="TiM_F" svg:width="0.281cm" svg:height="0.282cm" draw:transform="rotate (1.5707963267949) translate (31.1cm 8.524cm)" svg:viewBox="0 0 282 283" svg:d="M282 142c0-26-6-49-19-71-13-23-29-39-51-52-23-13-45-19-71-19s-48 6-70 19c-23 13-39 29-52 52-13 22-19 45-19 71s6 47 19 70c13 22 29 39 52 52 22 13 44 19 70 19s48-6 71-19c22-13 38-30 51-52 13-23 19-44 19-70z">
            <text:p/>
          </draw:path>
          <draw:path draw:style-name="gr2" draw:text-style-name="P2" draw:layer="TiM_F" svg:width="0.281cm" svg:height="0.282cm" draw:transform="rotate (1.5707963267949) translate (31.1cm 10.048cm)" svg:viewBox="0 0 282 283" svg:d="M282 142c0-26-5-49-18-71-13-23-30-39-52-52-23-13-45-19-71-19s-48 6-70 19c-23 13-39 29-52 52-13 22-19 45-19 71s6 47 19 70c13 22 29 39 52 52 22 13 44 19 70 19s48-6 71-19c22-13 39-30 52-52 13-23 18-44 18-70z">
            <text:p/>
          </draw:path>
          <draw:path draw:style-name="gr2" draw:text-style-name="P2" draw:layer="TiM_F" svg:width="0.281cm" svg:height="0.281cm" draw:transform="rotate (1.5707963267949) translate (41.768cm 10.048cm)" svg:viewBox="0 0 282 282" svg:d="M282 141c0-26-5-48-18-70-13-23-30-39-52-52-23-13-45-19-71-19s-48 6-70 19c-23 13-39 29-52 52-13 22-19 44-19 70s6 48 19 71c13 22 29 38 52 51 22 13 44 19 70 19s48-6 71-19c22-13 39-29 52-51 13-23 18-45 18-71z">
            <text:p/>
          </draw:path>
          <draw:path draw:style-name="gr2" draw:text-style-name="P2" draw:layer="TiM_F" svg:width="0.281cm" svg:height="0.281cm" draw:transform="rotate (1.5707963267949) translate (41.768cm 8.524cm)" svg:viewBox="0 0 282 282" svg:d="M282 141c0-26-6-48-19-70-13-23-29-39-51-52-23-13-45-19-71-19s-48 6-70 19c-23 13-39 29-52 52-13 22-19 44-19 70s6 48 19 71c13 22 29 38 52 51 22 13 44 19 70 19s48-6 71-19c22-13 38-29 51-51 13-23 19-45 19-71z">
            <text:p/>
          </draw:path>
          <draw:path draw:style-name="gr2" draw:text-style-name="P2" draw:layer="TiM_F" svg:width="0.281cm" svg:height="0.282cm" draw:transform="rotate (1.5707963267949) translate (31.1cm 11.572cm)" svg:viewBox="0 0 282 283" svg:d="M282 142c0-26-5-49-18-71-13-23-30-39-52-52-23-13-45-19-71-19s-48 6-70 19c-23 13-39 29-52 52-13 22-19 45-19 71s6 47 19 70c13 22 29 39 52 52 22 13 44 19 70 19s48-6 71-19c22-13 39-30 52-52 13-23 18-44 18-70z">
            <text:p/>
          </draw:path>
          <draw:path draw:style-name="gr2" draw:text-style-name="P2" draw:layer="TiM_F" svg:width="0.281cm" svg:height="0.282cm" draw:transform="rotate (1.5707963267949) translate (35.672cm 11.572cm)" svg:viewBox="0 0 282 283" svg:d="M282 141c0-26-5-48-18-70-13-23-30-39-52-52-23-13-45-19-71-19s-48 6-70 19c-23 13-39 29-52 52-13 22-19 44-19 70s6 48 19 71c13 22 29 39 52 52 22 13 44 19 70 19s48-6 71-19c22-13 39-30 52-52 13-23 18-45 18-71z">
            <text:p/>
          </draw:path>
          <draw:path draw:style-name="gr2" draw:text-style-name="P2" draw:layer="TiM_F" svg:width="0.281cm" svg:height="0.281cm" draw:transform="rotate (1.5707963267949) translate (41.768cm 11.572cm)" svg:viewBox="0 0 282 282" svg:d="M282 141c0-26-5-48-18-70-13-23-30-39-52-52-23-13-45-19-71-19s-48 6-70 19c-23 13-39 29-52 52-13 22-19 44-19 70s6 48 19 71c13 22 29 38 52 51 22 13 44 19 70 19s48-6 71-19c22-13 39-29 52-51 13-23 18-45 18-71z">
            <text:p/>
          </draw:path>
          <draw:path draw:style-name="gr2" draw:text-style-name="P2" draw:layer="TiM_F" svg:width="0.281cm" svg:height="0.281cm" draw:transform="rotate (1.5707963267949) translate (37.196cm 11.572cm)" svg:viewBox="0 0 282 282" svg:d="M282 141c0-26-5-48-18-70-13-23-30-39-52-52-23-13-45-19-71-19s-48 6-70 19c-23 13-39 29-52 52-13 22-19 44-19 70s6 48 19 71c13 22 29 39 52 52 22 13 44 18 70 18s48-5 71-18c22-13 39-30 52-52 13-23 18-45 18-71z">
            <text:p/>
          </draw:path>
          <draw:path draw:style-name="gr2" draw:text-style-name="P2" draw:layer="TiM_F" svg:width="0.282cm" svg:height="0.282cm" draw:transform="rotate (1.5707963267949) translate (35.672cm 13.096cm)" svg:viewBox="0 0 283 283" svg:d="M283 141c0-26-6-48-19-70-13-23-30-39-52-52-23-13-45-19-71-19s-48 6-70 19c-23 13-39 29-52 52-13 22-19 44-19 70s6 48 19 71c13 22 29 39 52 52 22 13 44 19 70 19s48-6 71-19c22-13 39-30 52-52 13-23 19-45 19-71z">
            <text:p/>
          </draw:path>
          <draw:path draw:style-name="gr2" draw:text-style-name="P2" draw:layer="TiM_F" svg:width="0.281cm" svg:height="0.281cm" draw:transform="rotate (1.5707963267949) translate (41.768cm 3.952cm)" svg:viewBox="0 0 282 282" svg:d="M282 141c0-26-6-48-19-70-13-23-29-39-51-52-23-13-45-19-71-19s-48 6-70 19c-23 13-39 29-52 52-13 22-19 44-19 70s6 48 19 71c13 22 29 38 52 51 22 13 44 19 70 19s48-6 71-19c22-13 38-29 51-51 13-23 19-45 19-71z">
            <text:p/>
          </draw:path>
          <draw:path draw:style-name="gr2" draw:text-style-name="P2" draw:layer="TiM_F" svg:width="0.281cm" svg:height="0.281cm" draw:transform="rotate (1.5707963267949) translate (40.244cm 3.952cm)" svg:viewBox="0 0 282 282" svg:d="M282 141c0-26-6-48-19-70-13-23-29-39-51-52-23-13-45-19-71-19s-48 6-70 19c-23 13-39 29-52 52-13 22-19 44-19 70s6 48 19 71c13 22 29 38 52 51 22 13 44 19 70 19s48-6 71-19c22-13 38-29 51-51 13-23 19-45 19-71z">
            <text:p/>
          </draw:path>
          <draw:path draw:style-name="gr2" draw:text-style-name="P2" draw:layer="TiM_F" svg:width="0.281cm" svg:height="0.281cm" draw:transform="rotate (1.5707963267949) translate (41.768cm 5.476cm)" svg:viewBox="0 0 282 282" svg:d="M282 141c0-26-6-48-19-70-13-23-29-39-51-52-23-13-45-19-71-19s-48 6-70 19c-23 13-39 29-52 52-13 22-19 44-19 70s6 48 19 71c13 22 29 38 52 51 22 13 44 19 70 19s48-6 71-19c22-13 38-29 51-51 13-23 19-45 19-71z">
            <text:p/>
          </draw:path>
          <draw:path draw:style-name="gr2" draw:text-style-name="P2" draw:layer="TiM_F" svg:width="0.281cm" svg:height="0.281cm" draw:transform="rotate (1.5707963267949) translate (37.196cm 5.476cm)" svg:viewBox="0 0 282 282" svg:d="M282 141c0-26-6-48-19-70-13-23-29-39-51-52-23-13-45-19-71-19s-48 6-70 19c-23 13-39 29-52 52-13 22-19 44-19 70s6 48 19 71c13 22 29 39 52 52 22 13 44 18 70 18s48-5 71-18c22-13 38-30 51-52 13-23 19-45 19-71z">
            <text:p/>
          </draw:path>
          <draw:path draw:style-name="gr2" draw:text-style-name="P2" draw:layer="TiM_F" svg:width="0.281cm" svg:height="0.281cm" draw:transform="rotate (1.5707963267949) translate (37.196cm 3.952cm)" svg:viewBox="0 0 282 282" svg:d="M282 141c0-26-6-48-19-70-13-23-29-39-51-52-23-13-45-19-71-19s-48 6-70 19c-23 13-39 29-52 52-13 22-19 44-19 70s6 48 19 71c13 22 29 39 52 52 22 13 44 18 70 18s48-5 71-18c22-13 38-30 51-52 13-23 19-45 19-71z">
            <text:p/>
          </draw:path>
          <draw:path draw:style-name="gr2" draw:text-style-name="P2" draw:layer="TiM_F" svg:width="0.281cm" svg:height="0.281cm" draw:transform="rotate (1.5707963267949) translate (38.72cm 3.952cm)" svg:viewBox="0 0 282 282" svg:d="M282 141c0-26-6-48-19-70-13-23-29-39-51-52-23-13-45-19-71-19s-48 6-70 19c-23 13-39 29-52 52-13 22-19 44-19 70s6 48 19 71c13 22 29 39 52 52 22 13 44 18 70 18s48-5 71-18c22-13 38-30 51-52 13-23 19-45 19-71z">
            <text:p/>
          </draw:path>
          <draw:path draw:style-name="gr2" draw:text-style-name="P2" draw:layer="TiM_F" svg:width="0.281cm" svg:height="0.282cm" draw:transform="rotate (1.5707963267949) translate (35.672cm 5.476cm)" svg:viewBox="0 0 282 283" svg:d="M282 141c0-26-6-48-19-70-13-23-29-39-51-52-23-13-45-19-71-19s-48 6-70 19c-23 13-39 29-52 52-13 22-19 44-19 70s6 48 19 71c13 22 29 39 52 52 22 13 44 19 70 19s48-6 71-19c22-13 38-30 51-52 13-23 19-45 19-71z">
            <text:p/>
          </draw:path>
          <draw:path draw:style-name="gr2" draw:text-style-name="P2" draw:layer="TiM_F" svg:width="0.281cm" svg:height="0.282cm" draw:transform="rotate (1.5707963267949) translate (35.672cm 3.952cm)" svg:viewBox="0 0 282 283" svg:d="M282 141c0-26-6-48-19-70-13-23-29-39-51-52-23-13-45-19-71-19s-48 6-70 19c-23 13-39 29-52 52-13 22-19 44-19 70s6 48 19 71c13 22 29 39 52 52 22 13 44 19 70 19s48-6 71-19c22-13 38-30 51-52 13-23 19-45 19-71z">
            <text:p/>
          </draw:path>
          <draw:path draw:style-name="gr2" draw:text-style-name="P2" draw:layer="TiM_F" svg:width="0.281cm" svg:height="0.282cm" draw:transform="rotate (1.5707963267949) translate (35.672cm 7cm)" svg:viewBox="0 0 282 283" svg:d="M282 141c0-26-6-48-19-70-13-23-29-39-51-52-23-13-45-19-71-19s-48 6-70 19c-23 13-39 29-52 52-13 22-19 44-19 70s6 48 19 71c13 22 29 39 52 52 22 13 44 19 70 19s48-6 71-19c22-13 38-30 51-52 13-23 19-45 19-71z">
            <text:p/>
          </draw:path>
          <draw:path draw:style-name="gr2" draw:text-style-name="P2" draw:layer="TiM_F" svg:width="0.281cm" svg:height="0.281cm" draw:transform="rotate (1.5707963267949) translate (37.196cm 7cm)" svg:viewBox="0 0 282 282" svg:d="M282 141c0-26-6-48-19-70-13-23-29-39-51-52-23-13-45-19-71-19s-48 6-70 19c-23 13-39 29-52 52-13 22-19 44-19 70s6 48 19 71c13 22 29 39 52 52 22 13 44 18 70 18s48-5 71-18c22-13 38-30 51-52 13-23 19-45 19-71z">
            <text:p/>
          </draw:path>
          <draw:path draw:style-name="gr2" draw:text-style-name="P2" draw:layer="TiM_F" svg:width="0.281cm" svg:height="0.281cm" draw:transform="rotate (1.5707963267949) translate (41.768cm 7cm)" svg:viewBox="0 0 282 282" svg:d="M282 141c0-26-6-48-19-70-13-23-29-39-51-52-23-13-45-19-71-19s-48 6-70 19c-23 13-39 29-52 52-13 22-19 44-19 70s6 48 19 71c13 22 29 38 52 51 22 13 44 19 70 19s48-6 71-19c22-13 38-29 51-51 13-23 19-45 19-71z">
            <text:p/>
          </draw:path>
          <draw:path draw:style-name="gr2" draw:text-style-name="P2" draw:layer="TiM_F" svg:width="0.281cm" svg:height="0.282cm" draw:transform="rotate (1.5707963267949) translate (32.624cm 3.952cm)" svg:viewBox="0 0 282 283" svg:d="M282 141c0-25-6-48-19-70-13-23-29-39-51-52-23-13-45-19-71-19s-48 6-70 19c-23 13-39 29-52 52-13 22-19 44-19 70 0 25 6 48 19 71 13 22 29 39 52 52 22 13 44 19 70 19s48-6 71-19c22-13 38-30 51-52 13-23 19-45 19-71z">
            <text:p/>
          </draw:path>
          <draw:path draw:style-name="gr2" draw:text-style-name="P2" draw:layer="TiM_F" svg:width="0.281cm" svg:height="0.282cm" draw:transform="rotate (1.5707963267949) translate (34.148cm 3.952cm)" svg:viewBox="0 0 282 283" svg:d="M282 141c0-26-6-48-19-70-13-23-29-39-51-52-23-13-45-19-71-19s-48 6-70 19c-23 13-39 29-52 52-13 22-19 44-19 70s6 48 19 71c13 22 29 39 52 52 22 13 44 19 70 19s48-6 71-19c22-13 38-30 51-52 13-23 19-45 19-71z">
            <text:p/>
          </draw:path>
          <draw:path draw:style-name="gr2" draw:text-style-name="P2" draw:layer="TiM_F" svg:width="0.281cm" svg:height="0.282cm" draw:transform="rotate (1.5707963267949) translate (31.1cm 5.476cm)" svg:viewBox="0 0 282 283" svg:d="M282 142c0-26-6-49-19-71-13-23-29-39-51-52-23-13-45-19-71-19s-48 6-70 19c-23 13-39 29-52 52-13 22-19 45-19 71s6 47 19 70c13 22 29 39 52 52 22 13 44 19 70 19s48-6 71-19c22-13 38-30 51-52 13-23 19-44 19-70z">
            <text:p/>
          </draw:path>
          <draw:path draw:style-name="gr2" draw:text-style-name="P2" draw:layer="TiM_F" svg:width="0.281cm" svg:height="0.282cm" draw:transform="rotate (1.5707963267949) translate (31.1cm 3.952cm)" svg:viewBox="0 0 282 283" svg:d="M282 142c0-26-6-49-19-71-13-23-29-39-51-52-23-13-45-19-71-19s-48 6-70 19c-23 13-39 29-52 52-13 22-19 45-19 71s6 47 19 70c13 22 29 39 52 52 22 13 44 19 70 19s48-6 71-19c22-13 38-30 51-52 13-23 19-44 19-70z">
            <text:p/>
          </draw:path>
          <draw:path draw:style-name="gr2" draw:text-style-name="P2" draw:layer="TiM_F" svg:width="0.281cm" svg:height="0.282cm" draw:transform="rotate (1.5707963267949) translate (31.1cm 7cm)" svg:viewBox="0 0 282 283" svg:d="M282 142c0-26-6-49-19-71-13-23-29-39-51-52-23-13-45-19-71-19s-48 6-70 19c-23 13-39 29-52 52-13 22-19 45-19 71s6 47 19 70c13 22 29 39 52 52 22 13 44 19 70 19s48-6 71-19c22-13 38-30 51-52 13-23 19-44 19-70z">
            <text:p/>
          </draw:path>
          <draw:path draw:style-name="gr2" draw:text-style-name="P2" draw:layer="TiM_F" svg:width="0.281cm" svg:height="0.282cm" draw:transform="rotate (1.5707963267949) translate (31.1cm 22.238cm)" svg:viewBox="0 0 282 283" svg:d="M282 142c0-26-6-49-19-71-13-23-30-39-52-52-23-13-44-19-70-19s-49 6-71 19c-23 13-38 29-51 52-13 22-19 45-19 71s6 47 19 70c13 22 28 39 51 52 22 13 45 19 71 19s47-6 70-19c22-13 39-30 52-52 13-23 19-44 19-70z">
            <text:p/>
          </draw:path>
          <draw:path draw:style-name="gr2" draw:text-style-name="P2" draw:layer="TiM_F" svg:width="0.281cm" svg:height="0.281cm" draw:transform="rotate (1.5707963267949) translate (41.768cm 22.238cm)" svg:viewBox="0 0 282 282" svg:d="M282 141c0-26-6-48-19-70-13-23-30-39-52-52-23-13-44-19-70-19s-49 6-71 19c-23 13-38 29-51 52-13 22-19 44-19 70s6 48 19 71c13 22 28 38 51 51 22 13 45 19 71 19s47-6 70-19c22-13 39-29 52-51 13-23 19-45 19-71z">
            <text:p/>
          </draw:path>
          <draw:path draw:style-name="gr2" draw:text-style-name="P2" draw:layer="TiM_F" svg:width="0.281cm" svg:height="0.282cm" draw:transform="rotate (1.5707963267949) translate (31.1cm 20.714cm)" svg:viewBox="0 0 282 283" svg:d="M282 142c0-26-6-49-19-71-13-23-30-39-52-52-23-13-44-19-70-19s-49 6-71 19c-23 13-39 29-52 52-13 22-18 45-18 71s5 47 18 70c13 22 29 39 52 52 22 13 45 19 71 19s47-6 70-19c22-13 39-30 52-52 13-23 19-44 19-70z">
            <text:p/>
          </draw:path>
          <draw:path draw:style-name="gr2" draw:text-style-name="P2" draw:layer="TiM_F" svg:width="0.281cm" svg:height="0.281cm" draw:transform="rotate (1.5707963267949) translate (41.768cm 20.714cm)" svg:viewBox="0 0 282 282" svg:d="M282 141c0-26-6-48-19-70-13-23-30-39-52-52-23-13-44-19-70-19s-49 6-71 19c-23 13-39 29-52 52-13 22-18 44-18 70s5 48 18 71c13 22 29 38 52 51 22 13 45 19 71 19s47-6 70-19c22-13 39-29 52-51 13-23 19-45 19-71z">
            <text:p/>
          </draw:path>
          <draw:path draw:style-name="gr2" draw:text-style-name="P2" draw:layer="TiM_F" svg:width="0.281cm" svg:height="0.281cm" draw:transform="rotate (1.5707963267949) translate (38.72cm 26.81cm)" svg:viewBox="0 0 282 282" svg:d="M282 141c0-26-6-48-19-70-13-23-30-39-52-52-23-13-44-19-70-19s-49 6-71 19c-23 13-38 29-51 52-13 22-19 44-19 70s6 48 19 71c13 22 28 39 51 52 22 13 45 18 71 18s47-5 70-18c22-13 39-30 52-52 13-23 19-45 19-71z">
            <text:p/>
          </draw:path>
          <draw:path draw:style-name="gr2" draw:text-style-name="P2" draw:layer="TiM_F" svg:width="0.281cm" svg:height="0.281cm" draw:transform="rotate (1.5707963267949) translate (37.196cm 26.81cm)" svg:viewBox="0 0 282 282" svg:d="M282 141c0-26-6-48-19-70-13-23-30-39-52-52-23-13-44-19-70-19s-49 6-71 19c-23 13-38 29-51 52-13 22-19 44-19 70s6 48 19 71c13 22 28 39 51 52 22 13 45 18 71 18s47-5 70-18c22-13 39-30 52-52 13-23 19-45 19-71z">
            <text:p/>
          </draw:path>
          <draw:path draw:style-name="gr2" draw:text-style-name="P2" draw:layer="TiM_F" svg:width="0.281cm" svg:height="0.282cm" draw:transform="rotate (1.5707963267949) translate (32.624cm 26.81cm)" svg:viewBox="0 0 282 283" svg:d="M282 141c0-25-6-48-19-70-13-23-30-39-52-52-23-13-44-19-70-19s-49 6-71 19c-23 13-38 29-51 52-13 22-19 44-19 70 0 25 6 48 19 71 13 22 28 39 51 52 22 13 45 19 71 19s47-6 70-19c22-13 39-30 52-52 13-23 19-45 19-71z">
            <text:p/>
          </draw:path>
          <draw:path draw:style-name="gr2" draw:text-style-name="P2" draw:layer="TiM_F" svg:width="0.281cm" svg:height="0.282cm" draw:transform="rotate (1.5707963267949) translate (34.148cm 26.81cm)" svg:viewBox="0 0 282 283" svg:d="M282 141c0-26-6-48-19-70-13-23-30-39-52-52-23-13-44-19-70-19s-49 6-71 19c-23 13-38 29-51 52-13 22-19 44-19 70s6 48 19 71c13 22 28 39 51 52 22 13 45 19 71 19s47-6 70-19c22-13 39-30 52-52 13-23 19-45 19-71z">
            <text:p/>
          </draw:path>
          <draw:path draw:style-name="gr2" draw:text-style-name="P2" draw:layer="TiM_F" svg:width="0.281cm" svg:height="0.281cm" draw:transform="rotate (1.5707963267949) translate (37.196cm 25.286cm)" svg:viewBox="0 0 282 282" svg:d="M282 141c0-26-6-48-19-70-13-23-30-39-52-52-23-13-44-19-70-19s-49 6-71 19c-23 13-38 29-51 52-13 22-19 44-19 70s6 48 19 71c13 22 28 39 51 52 22 13 45 18 71 18s47-5 70-18c22-13 39-30 52-52 13-23 19-45 19-71z">
            <text:p/>
          </draw:path>
          <draw:path draw:style-name="gr2" draw:text-style-name="P2" draw:layer="TiM_F" svg:width="0.281cm" svg:height="0.281cm" draw:transform="rotate (1.5707963267949) translate (40.244cm 26.81cm)" svg:viewBox="0 0 282 282" svg:d="M282 141c0-26-6-48-19-70-13-23-30-39-52-52-23-13-44-19-70-19s-49 6-71 19c-23 13-38 29-51 52-13 22-19 44-19 70s6 48 19 71c13 22 28 38 51 51 22 13 45 19 71 19s47-6 70-19c22-13 39-29 52-51 13-23 19-45 19-71z">
            <text:p/>
          </draw:path>
          <draw:path draw:style-name="gr2" draw:text-style-name="P2" draw:layer="TiM_F" svg:width="0.281cm" svg:height="0.281cm" draw:transform="rotate (1.5707963267949) translate (41.768cm 23.762cm)" svg:viewBox="0 0 282 282" svg:d="M282 141c0-26-6-48-19-70-13-23-30-39-52-52-23-13-44-19-70-19s-49 6-71 19c-23 13-38 29-51 52-13 22-19 44-19 70s6 48 19 71c13 22 28 38 51 51 22 13 45 19 71 19s47-6 70-19c22-13 39-29 52-51 13-23 19-45 19-71z">
            <text:p/>
          </draw:path>
          <draw:path draw:style-name="gr2" draw:text-style-name="P2" draw:layer="TiM_F" svg:width="0.281cm" svg:height="0.282cm" draw:transform="rotate (1.5707963267949) translate (35.672cm 23.762cm)" svg:viewBox="0 0 282 283" svg:d="M282 141c0-26-6-48-19-70-13-23-30-39-52-52-23-13-44-19-70-19s-49 6-71 19c-23 13-38 29-51 52-13 22-19 44-19 70s6 48 19 71c13 22 28 39 51 52 22 13 45 19 71 19s47-6 70-19c22-13 39-30 52-52 13-23 19-45 19-71z">
            <text:p/>
          </draw:path>
          <draw:path draw:style-name="gr2" draw:text-style-name="P2" draw:layer="TiM_F" svg:width="0.281cm" svg:height="0.281cm" draw:transform="rotate (1.5707963267949) translate (37.196cm 23.762cm)" svg:viewBox="0 0 282 282" svg:d="M282 141c0-26-6-48-19-70-13-23-30-39-52-52-23-13-44-19-70-19s-49 6-71 19c-23 13-38 29-51 52-13 22-19 44-19 70s6 48 19 71c13 22 28 39 51 52 22 13 45 18 71 18s47-5 70-18c22-13 39-30 52-52 13-23 19-45 19-71z">
            <text:p/>
          </draw:path>
          <draw:path draw:style-name="gr2" draw:text-style-name="P2" draw:layer="TiM_F" svg:width="0.281cm" svg:height="0.281cm" draw:transform="rotate (1.5707963267949) translate (41.768cm 25.286cm)" svg:viewBox="0 0 282 282" svg:d="M282 141c0-26-6-48-19-70-13-23-30-39-52-52-23-13-44-19-70-19s-49 6-71 19c-23 13-38 29-51 52-13 22-19 44-19 70s6 48 19 71c13 22 28 38 51 51 22 13 45 19 71 19s47-6 70-19c22-13 39-29 52-51 13-23 19-45 19-71z">
            <text:p/>
          </draw:path>
          <draw:path draw:style-name="gr2" draw:text-style-name="P2" draw:layer="TiM_F" svg:width="0.281cm" svg:height="0.282cm" draw:transform="rotate (1.5707963267949) translate (35.672cm 25.286cm)" svg:viewBox="0 0 282 283" svg:d="M282 141c0-26-6-48-19-70-13-23-30-39-52-52-23-13-44-19-70-19s-49 6-71 19c-23 13-38 29-51 52-13 22-19 44-19 70s6 48 19 71c13 22 28 39 51 52 22 13 45 19 71 19s47-6 70-19c22-13 39-30 52-52 13-23 19-45 19-71z">
            <text:p/>
          </draw:path>
          <draw:path draw:style-name="gr2" draw:text-style-name="P2" draw:layer="TiM_F" svg:width="0.281cm" svg:height="0.281cm" draw:transform="rotate (1.5707963267949) translate (41.768cm 26.81cm)" svg:viewBox="0 0 282 282" svg:d="M282 141c0-26-6-48-19-70-13-23-30-39-52-52-23-13-44-19-70-19s-49 6-71 19c-23 13-38 29-51 52-13 22-19 44-19 70s6 48 19 71c13 22 28 38 51 51 22 13 45 19 71 19s47-6 70-19c22-13 39-29 52-51 13-23 19-45 19-71z">
            <text:p/>
          </draw:path>
          <draw:path draw:style-name="gr2" draw:text-style-name="P2" draw:layer="TiM_F" svg:width="0.281cm" svg:height="0.282cm" draw:transform="rotate (1.5707963267949) translate (35.672cm 26.81cm)" svg:viewBox="0 0 282 283" svg:d="M282 141c0-26-6-48-19-70-13-23-30-39-52-52-23-13-44-19-70-19s-49 6-71 19c-23 13-38 29-51 52-13 22-19 44-19 70s6 48 19 71c13 22 28 39 51 52 22 13 45 19 71 19s47-6 70-19c22-13 39-30 52-52 13-23 19-45 19-71z">
            <text:p/>
          </draw:path>
          <draw:path draw:style-name="gr2" draw:text-style-name="P2" draw:layer="TiM_F" svg:width="0.281cm" svg:height="0.282cm" draw:transform="rotate (1.5707963267949) translate (31.1cm 25.286cm)" svg:viewBox="0 0 282 283" svg:d="M282 142c0-26-6-49-19-71-13-23-30-39-52-52-23-13-44-19-70-19s-49 6-71 19c-23 13-38 29-51 52-13 22-19 45-19 71s6 47 19 70c13 22 28 39 51 52 22 13 45 19 71 19s47-6 70-19c22-13 39-30 52-52 13-23 19-44 19-70z">
            <text:p/>
          </draw:path>
          <draw:path draw:style-name="gr2" draw:text-style-name="P2" draw:layer="TiM_F" svg:width="0.281cm" svg:height="0.282cm" draw:transform="rotate (1.5707963267949) translate (31.1cm 26.81cm)" svg:viewBox="0 0 282 283" svg:d="M282 142c0-26-6-49-19-71-13-23-30-39-52-52-23-13-44-19-70-19s-49 6-71 19c-23 13-38 29-51 52-13 22-19 45-19 71s6 47 19 70c13 22 28 39 51 52 22 13 45 19 71 19s47-6 70-19c22-13 39-30 52-52 13-23 19-44 19-70z">
            <text:p/>
          </draw:path>
          <draw:path draw:style-name="gr2" draw:text-style-name="P2" draw:layer="TiM_F" svg:width="0.281cm" svg:height="0.282cm" draw:transform="rotate (1.5707963267949) translate (31.1cm 23.762cm)" svg:viewBox="0 0 282 283" svg:d="M282 142c0-26-6-49-19-71-13-23-30-39-52-52-23-13-44-19-70-19s-49 6-71 19c-23 13-38 29-51 52-13 22-19 45-19 71s6 47 19 70c13 22 28 39 51 52 22 13 45 19 71 19s47-6 70-19c22-13 39-30 52-52 13-23 19-44 19-70z">
            <text:p/>
          </draw:path>
          <draw:line draw:style-name="gr1" draw:text-style-name="P1" draw:layer="TiM_F" svg:x1="31.518cm" svg:y1="21.176cm" svg:x2="31.478cm" svg:y2="21.176cm">
            <text:p/>
          </draw:line>
          <draw:polyline draw:style-name="gr1" draw:text-style-name="P1" draw:layer="TiM_F" svg:width="0cm" svg:height="0.007cm" draw:transform="rotate (1.5707963267949) translate (31.47cm 21.176cm)" svg:viewBox="0 0 0 8" draw:points="0,0 0,1 0,2 0,3 0,4 0,5 0,5 0,6 0,6 0,7 0,7 0,7 0,7 0,8 0,8">
            <text:p/>
          </draw:polyline>
          <draw:polyline draw:style-name="gr1" draw:text-style-name="P1" draw:layer="TiM_F" svg:width="0cm" svg:height="0.011cm" draw:transform="rotate (1.5707963267949) translate (31.466cm 21.236cm)" svg:viewBox="0 0 0 12" draw:points="0,12 0,12 0,11 0,11 0,11 0,10 0,9 0,8 0,8 0,7 0,5 0,4 0,3 0,2 0,0">
            <text:p/>
          </draw:polyline>
          <draw:line draw:style-name="gr1" draw:text-style-name="P1" draw:layer="TiM_F" svg:x1="31.518cm" svg:y1="21.236cm" svg:x2="31.478cm" svg:y2="21.236cm">
            <text:p/>
          </draw:line>
          <draw:line draw:style-name="gr1" draw:text-style-name="P1" draw:layer="TiM_F" svg:x1="31.518cm" svg:y1="22.7cm" svg:x2="31.478cm" svg:y2="22.7cm">
            <text:p/>
          </draw:line>
          <draw:polyline draw:style-name="gr1" draw:text-style-name="P1" draw:layer="TiM_F" svg:width="0cm" svg:height="0.007cm" draw:transform="rotate (1.5707963267949) translate (31.47cm 22.7cm)" svg:viewBox="0 0 0 8" draw:points="0,0 0,1 0,2 0,3 0,4 0,5 0,5 0,6 0,6 0,7 0,7 0,7 0,7 0,8 0,8">
            <text:p/>
          </draw:polyline>
          <draw:polyline draw:style-name="gr1" draw:text-style-name="P1" draw:layer="TiM_F" svg:width="0cm" svg:height="0.011cm" draw:transform="rotate (1.5707963267949) translate (31.466cm 22.76cm)" svg:viewBox="0 0 0 12" draw:points="0,12 0,12 0,11 0,11 0,11 0,10 0,9 0,8 0,8 0,7 0,5 0,4 0,3 0,2 0,0">
            <text:p/>
          </draw:polyline>
          <draw:line draw:style-name="gr1" draw:text-style-name="P1" draw:layer="TiM_F" svg:x1="31.518cm" svg:y1="22.76cm" svg:x2="31.478cm" svg:y2="22.76cm">
            <text:p/>
          </draw:line>
          <draw:line draw:style-name="gr1" draw:text-style-name="P1" draw:layer="TiM_F" svg:x1="31.518cm" svg:y1="21.43cm" svg:x2="31.478cm" svg:y2="21.43cm">
            <text:p/>
          </draw:line>
          <draw:polyline draw:style-name="gr1" draw:text-style-name="P1" draw:layer="TiM_F" svg:width="0cm" svg:height="0.007cm" draw:transform="rotate (1.5707963267949) translate (31.47cm 21.43cm)" svg:viewBox="0 0 0 8" draw:points="0,0 0,1 0,2 0,3 0,4 0,5 0,5 0,6 0,6 0,7 0,7 0,7 0,7 0,8 0,8">
            <text:p/>
          </draw:polyline>
          <draw:polyline draw:style-name="gr1" draw:text-style-name="P1" draw:layer="TiM_F" svg:width="0cm" svg:height="0.011cm" draw:transform="rotate (1.5707963267949) translate (31.466cm 21.49cm)" svg:viewBox="0 0 0 12" draw:points="0,12 0,12 0,11 0,11 0,11 0,10 0,9 0,8 0,8 0,7 0,5 0,4 0,3 0,2 0,0">
            <text:p/>
          </draw:polyline>
          <draw:line draw:style-name="gr1" draw:text-style-name="P1" draw:layer="TiM_F" svg:x1="31.518cm" svg:y1="21.49cm" svg:x2="31.478cm" svg:y2="21.49cm">
            <text:p/>
          </draw:line>
          <draw:line draw:style-name="gr1" draw:text-style-name="P1" draw:layer="TiM_F" svg:x1="31.518cm" svg:y1="7.716cm" svg:x2="31.478cm" svg:y2="7.716cm">
            <text:p/>
          </draw:line>
          <draw:polyline draw:style-name="gr1" draw:text-style-name="P1" draw:layer="TiM_F" svg:width="0cm" svg:height="0.007cm" draw:transform="rotate (1.5707963267949) translate (31.47cm 7.716cm)" svg:viewBox="0 0 0 8" draw:points="0,0 0,1 0,2 0,3 0,4 0,5 0,5 0,6 0,6 0,7 0,7 0,7 0,7 0,8 0,8">
            <text:p/>
          </draw:polyline>
          <draw:polyline draw:style-name="gr1" draw:text-style-name="P1" draw:layer="TiM_F" svg:width="0cm" svg:height="0.011cm" draw:transform="rotate (1.5707963267949) translate (31.466cm 7.776cm)" svg:viewBox="0 0 0 12" draw:points="0,12 0,12 0,11 0,11 0,11 0,10 0,9 0,8 0,8 0,7 0,5 0,4 0,3 0,2 0,0">
            <text:p/>
          </draw:polyline>
          <draw:line draw:style-name="gr1" draw:text-style-name="P1" draw:layer="TiM_F" svg:x1="31.518cm" svg:y1="7.776cm" svg:x2="31.478cm" svg:y2="7.776cm">
            <text:p/>
          </draw:line>
          <draw:line draw:style-name="gr1" draw:text-style-name="P1" draw:layer="TiM_F" svg:x1="31.518cm" svg:y1="22.954cm" svg:x2="31.478cm" svg:y2="22.954cm">
            <text:p/>
          </draw:line>
          <draw:polyline draw:style-name="gr1" draw:text-style-name="P1" draw:layer="TiM_F" svg:width="0cm" svg:height="0.007cm" draw:transform="rotate (1.5707963267949) translate (31.47cm 22.954cm)" svg:viewBox="0 0 0 8" draw:points="0,0 0,1 0,2 0,3 0,4 0,5 0,5 0,6 0,6 0,7 0,7 0,7 0,7 0,8 0,8">
            <text:p/>
          </draw:polyline>
          <draw:polyline draw:style-name="gr1" draw:text-style-name="P1" draw:layer="TiM_F" svg:width="0cm" svg:height="0.011cm" draw:transform="rotate (1.5707963267949) translate (31.466cm 23.014cm)" svg:viewBox="0 0 0 12" draw:points="0,12 0,12 0,11 0,11 0,11 0,10 0,9 0,8 0,8 0,7 0,5 0,4 0,3 0,2 0,0">
            <text:p/>
          </draw:polyline>
          <draw:line draw:style-name="gr1" draw:text-style-name="P1" draw:layer="TiM_F" svg:x1="31.518cm" svg:y1="23.014cm" svg:x2="31.478cm" svg:y2="23.014cm">
            <text:p/>
          </draw:line>
          <draw:line draw:style-name="gr1" draw:text-style-name="P1" draw:layer="TiM_F" svg:x1="31.518cm" svg:y1="7.462cm" svg:x2="31.478cm" svg:y2="7.462cm">
            <text:p/>
          </draw:line>
          <draw:polyline draw:style-name="gr1" draw:text-style-name="P1" draw:layer="TiM_F" svg:width="0cm" svg:height="0.007cm" draw:transform="rotate (1.5707963267949) translate (31.47cm 7.462cm)" svg:viewBox="0 0 0 8" draw:points="0,0 0,1 0,2 0,3 0,4 0,5 0,5 0,6 0,6 0,7 0,7 0,7 0,7 0,8 0,8">
            <text:p/>
          </draw:polyline>
          <draw:polyline draw:style-name="gr1" draw:text-style-name="P1" draw:layer="TiM_F" svg:width="0cm" svg:height="0.011cm" draw:transform="rotate (1.5707963267949) translate (31.466cm 7.522cm)" svg:viewBox="0 0 0 12" draw:points="0,12 0,12 0,11 0,11 0,11 0,10 0,9 0,8 0,8 0,7 0,5 0,4 0,3 0,2 0,0">
            <text:p/>
          </draw:polyline>
          <draw:line draw:style-name="gr1" draw:text-style-name="P1" draw:layer="TiM_F" svg:x1="31.518cm" svg:y1="7.522cm" svg:x2="31.478cm" svg:y2="7.522cm">
            <text:p/>
          </draw:line>
          <draw:line draw:style-name="gr1" draw:text-style-name="P1" draw:layer="TiM_F" svg:x1="31.478cm" svg:y1="21.236cm" svg:x2="31.478cm" svg:y2="21.224cm">
            <text:p/>
          </draw:line>
          <draw:line draw:style-name="gr1" draw:text-style-name="P1" draw:layer="TiM_F" svg:x1="31.478cm" svg:y1="21.224cm" svg:x2="31.478cm" svg:y2="21.189cm">
            <text:p/>
          </draw:line>
          <draw:line draw:style-name="gr1" draw:text-style-name="P1" draw:layer="TiM_F" svg:x1="31.478cm" svg:y1="21.189cm" svg:x2="31.478cm" svg:y2="21.176cm">
            <text:p/>
          </draw:line>
          <draw:line draw:style-name="gr1" draw:text-style-name="P1" draw:layer="TiM_F" svg:x1="31.518cm" svg:y1="21.189cm" svg:x2="31.478cm" svg:y2="21.189cm">
            <text:p/>
          </draw:line>
          <draw:line draw:style-name="gr1" draw:text-style-name="P1" draw:layer="TiM_F" svg:x1="31.518cm" svg:y1="21.189cm" svg:x2="31.518cm" svg:y2="21.176cm">
            <text:p/>
          </draw:line>
          <draw:line draw:style-name="gr1" draw:text-style-name="P1" draw:layer="TiM_F" svg:x1="31.518cm" svg:y1="21.236cm" svg:x2="31.518cm" svg:y2="21.224cm">
            <text:p/>
          </draw:line>
          <draw:line draw:style-name="gr1" draw:text-style-name="P1" draw:layer="TiM_F" svg:x1="31.518cm" svg:y1="21.176cm" svg:x2="31.518cm" svg:y2="21.236cm">
            <text:p/>
          </draw:line>
          <draw:line draw:style-name="gr1" draw:text-style-name="P1" draw:layer="TiM_F" svg:x1="31.518cm" svg:y1="21.224cm" svg:x2="31.518cm" svg:y2="21.189cm">
            <text:p/>
          </draw:line>
          <draw:line draw:style-name="gr1" draw:text-style-name="P1" draw:layer="TiM_F" svg:x1="31.518cm" svg:y1="21.224cm" svg:x2="31.478cm" svg:y2="21.224cm">
            <text:p/>
          </draw:line>
          <draw:line draw:style-name="gr1" draw:text-style-name="P1" draw:layer="TiM_F" svg:x1="31.478cm" svg:y1="22.76cm" svg:x2="31.478cm" svg:y2="22.748cm">
            <text:p/>
          </draw:line>
          <draw:line draw:style-name="gr1" draw:text-style-name="P1" draw:layer="TiM_F" svg:x1="31.478cm" svg:y1="22.748cm" svg:x2="31.478cm" svg:y2="22.713cm">
            <text:p/>
          </draw:line>
          <draw:line draw:style-name="gr1" draw:text-style-name="P1" draw:layer="TiM_F" svg:x1="31.478cm" svg:y1="22.713cm" svg:x2="31.478cm" svg:y2="22.7cm">
            <text:p/>
          </draw:line>
          <draw:line draw:style-name="gr1" draw:text-style-name="P1" draw:layer="TiM_F" svg:x1="31.518cm" svg:y1="22.713cm" svg:x2="31.478cm" svg:y2="22.713cm">
            <text:p/>
          </draw:line>
          <draw:line draw:style-name="gr1" draw:text-style-name="P1" draw:layer="TiM_F" svg:x1="31.518cm" svg:y1="22.713cm" svg:x2="31.518cm" svg:y2="22.7cm">
            <text:p/>
          </draw:line>
          <draw:line draw:style-name="gr1" draw:text-style-name="P1" draw:layer="TiM_F" svg:x1="31.518cm" svg:y1="22.76cm" svg:x2="31.518cm" svg:y2="22.748cm">
            <text:p/>
          </draw:line>
          <draw:line draw:style-name="gr1" draw:text-style-name="P1" draw:layer="TiM_F" svg:x1="31.518cm" svg:y1="22.7cm" svg:x2="31.518cm" svg:y2="22.76cm">
            <text:p/>
          </draw:line>
          <draw:line draw:style-name="gr1" draw:text-style-name="P1" draw:layer="TiM_F" svg:x1="31.518cm" svg:y1="22.748cm" svg:x2="31.518cm" svg:y2="22.713cm">
            <text:p/>
          </draw:line>
          <draw:line draw:style-name="gr1" draw:text-style-name="P1" draw:layer="TiM_F" svg:x1="31.518cm" svg:y1="22.748cm" svg:x2="31.478cm" svg:y2="22.748cm">
            <text:p/>
          </draw:line>
          <draw:line draw:style-name="gr1" draw:text-style-name="P1" draw:layer="TiM_F" svg:x1="31.478cm" svg:y1="21.49cm" svg:x2="31.478cm" svg:y2="21.478cm">
            <text:p/>
          </draw:line>
          <draw:line draw:style-name="gr1" draw:text-style-name="P1" draw:layer="TiM_F" svg:x1="31.478cm" svg:y1="21.478cm" svg:x2="31.478cm" svg:y2="21.443cm">
            <text:p/>
          </draw:line>
          <draw:line draw:style-name="gr1" draw:text-style-name="P1" draw:layer="TiM_F" svg:x1="31.478cm" svg:y1="21.443cm" svg:x2="31.478cm" svg:y2="21.43cm">
            <text:p/>
          </draw:line>
          <draw:line draw:style-name="gr1" draw:text-style-name="P1" draw:layer="TiM_F" svg:x1="31.518cm" svg:y1="21.443cm" svg:x2="31.478cm" svg:y2="21.443cm">
            <text:p/>
          </draw:line>
          <draw:line draw:style-name="gr1" draw:text-style-name="P1" draw:layer="TiM_F" svg:x1="31.518cm" svg:y1="21.443cm" svg:x2="31.518cm" svg:y2="21.43cm">
            <text:p/>
          </draw:line>
          <draw:line draw:style-name="gr1" draw:text-style-name="P1" draw:layer="TiM_F" svg:x1="31.518cm" svg:y1="21.49cm" svg:x2="31.518cm" svg:y2="21.478cm">
            <text:p/>
          </draw:line>
          <draw:line draw:style-name="gr1" draw:text-style-name="P1" draw:layer="TiM_F" svg:x1="31.518cm" svg:y1="21.43cm" svg:x2="31.518cm" svg:y2="21.49cm">
            <text:p/>
          </draw:line>
          <draw:line draw:style-name="gr1" draw:text-style-name="P1" draw:layer="TiM_F" svg:x1="31.518cm" svg:y1="21.478cm" svg:x2="31.518cm" svg:y2="21.443cm">
            <text:p/>
          </draw:line>
          <draw:line draw:style-name="gr1" draw:text-style-name="P1" draw:layer="TiM_F" svg:x1="31.518cm" svg:y1="21.478cm" svg:x2="31.478cm" svg:y2="21.478cm">
            <text:p/>
          </draw:line>
          <draw:line draw:style-name="gr1" draw:text-style-name="P1" draw:layer="TiM_F" svg:x1="31.478cm" svg:y1="7.776cm" svg:x2="31.478cm" svg:y2="7.763cm">
            <text:p/>
          </draw:line>
          <draw:line draw:style-name="gr1" draw:text-style-name="P1" draw:layer="TiM_F" svg:x1="31.478cm" svg:y1="7.763cm" svg:x2="31.478cm" svg:y2="7.728cm">
            <text:p/>
          </draw:line>
          <draw:line draw:style-name="gr1" draw:text-style-name="P1" draw:layer="TiM_F" svg:x1="31.478cm" svg:y1="7.728cm" svg:x2="31.478cm" svg:y2="7.716cm">
            <text:p/>
          </draw:line>
          <draw:line draw:style-name="gr1" draw:text-style-name="P1" draw:layer="TiM_F" svg:x1="31.518cm" svg:y1="7.728cm" svg:x2="31.478cm" svg:y2="7.728cm">
            <text:p/>
          </draw:line>
          <draw:line draw:style-name="gr1" draw:text-style-name="P1" draw:layer="TiM_F" svg:x1="31.518cm" svg:y1="7.728cm" svg:x2="31.518cm" svg:y2="7.716cm">
            <text:p/>
          </draw:line>
          <draw:line draw:style-name="gr1" draw:text-style-name="P1" draw:layer="TiM_F" svg:x1="31.518cm" svg:y1="7.776cm" svg:x2="31.518cm" svg:y2="7.763cm">
            <text:p/>
          </draw:line>
          <draw:line draw:style-name="gr1" draw:text-style-name="P1" draw:layer="TiM_F" svg:x1="31.518cm" svg:y1="7.716cm" svg:x2="31.518cm" svg:y2="7.776cm">
            <text:p/>
          </draw:line>
          <draw:line draw:style-name="gr1" draw:text-style-name="P1" draw:layer="TiM_F" svg:x1="31.518cm" svg:y1="7.763cm" svg:x2="31.518cm" svg:y2="7.728cm">
            <text:p/>
          </draw:line>
          <draw:line draw:style-name="gr1" draw:text-style-name="P1" draw:layer="TiM_F" svg:x1="31.518cm" svg:y1="7.763cm" svg:x2="31.478cm" svg:y2="7.763cm">
            <text:p/>
          </draw:line>
          <draw:line draw:style-name="gr1" draw:text-style-name="P1" draw:layer="TiM_F" svg:x1="31.478cm" svg:y1="23.014cm" svg:x2="31.478cm" svg:y2="23.002cm">
            <text:p/>
          </draw:line>
          <draw:line draw:style-name="gr1" draw:text-style-name="P1" draw:layer="TiM_F" svg:x1="31.478cm" svg:y1="23.002cm" svg:x2="31.478cm" svg:y2="22.967cm">
            <text:p/>
          </draw:line>
          <draw:line draw:style-name="gr1" draw:text-style-name="P1" draw:layer="TiM_F" svg:x1="31.478cm" svg:y1="22.967cm" svg:x2="31.478cm" svg:y2="22.954cm">
            <text:p/>
          </draw:line>
          <draw:line draw:style-name="gr1" draw:text-style-name="P1" draw:layer="TiM_F" svg:x1="31.518cm" svg:y1="22.967cm" svg:x2="31.478cm" svg:y2="22.967cm">
            <text:p/>
          </draw:line>
          <draw:line draw:style-name="gr1" draw:text-style-name="P1" draw:layer="TiM_F" svg:x1="31.518cm" svg:y1="22.967cm" svg:x2="31.518cm" svg:y2="22.954cm">
            <text:p/>
          </draw:line>
          <draw:line draw:style-name="gr1" draw:text-style-name="P1" draw:layer="TiM_F" svg:x1="31.518cm" svg:y1="23.014cm" svg:x2="31.518cm" svg:y2="23.002cm">
            <text:p/>
          </draw:line>
          <draw:line draw:style-name="gr1" draw:text-style-name="P1" draw:layer="TiM_F" svg:x1="31.518cm" svg:y1="22.954cm" svg:x2="31.518cm" svg:y2="23.014cm">
            <text:p/>
          </draw:line>
          <draw:line draw:style-name="gr1" draw:text-style-name="P1" draw:layer="TiM_F" svg:x1="31.518cm" svg:y1="23.002cm" svg:x2="31.518cm" svg:y2="22.967cm">
            <text:p/>
          </draw:line>
          <draw:line draw:style-name="gr1" draw:text-style-name="P1" draw:layer="TiM_F" svg:x1="31.518cm" svg:y1="23.002cm" svg:x2="31.478cm" svg:y2="23.002cm">
            <text:p/>
          </draw:line>
          <draw:line draw:style-name="gr1" draw:text-style-name="P1" draw:layer="TiM_F" svg:x1="31.478cm" svg:y1="7.522cm" svg:x2="31.478cm" svg:y2="7.509cm">
            <text:p/>
          </draw:line>
          <draw:line draw:style-name="gr1" draw:text-style-name="P1" draw:layer="TiM_F" svg:x1="31.478cm" svg:y1="7.509cm" svg:x2="31.478cm" svg:y2="7.474cm">
            <text:p/>
          </draw:line>
          <draw:line draw:style-name="gr1" draw:text-style-name="P1" draw:layer="TiM_F" svg:x1="31.478cm" svg:y1="7.474cm" svg:x2="31.478cm" svg:y2="7.462cm">
            <text:p/>
          </draw:line>
          <draw:line draw:style-name="gr1" draw:text-style-name="P1" draw:layer="TiM_F" svg:x1="31.518cm" svg:y1="7.474cm" svg:x2="31.478cm" svg:y2="7.474cm">
            <text:p/>
          </draw:line>
          <draw:line draw:style-name="gr1" draw:text-style-name="P1" draw:layer="TiM_F" svg:x1="31.518cm" svg:y1="7.474cm" svg:x2="31.518cm" svg:y2="7.462cm">
            <text:p/>
          </draw:line>
          <draw:line draw:style-name="gr1" draw:text-style-name="P1" draw:layer="TiM_F" svg:x1="31.518cm" svg:y1="7.522cm" svg:x2="31.518cm" svg:y2="7.509cm">
            <text:p/>
          </draw:line>
          <draw:line draw:style-name="gr1" draw:text-style-name="P1" draw:layer="TiM_F" svg:x1="31.518cm" svg:y1="7.462cm" svg:x2="31.518cm" svg:y2="7.522cm">
            <text:p/>
          </draw:line>
          <draw:line draw:style-name="gr1" draw:text-style-name="P1" draw:layer="TiM_F" svg:x1="31.518cm" svg:y1="7.509cm" svg:x2="31.518cm" svg:y2="7.474cm">
            <text:p/>
          </draw:line>
          <draw:line draw:style-name="gr1" draw:text-style-name="P1" draw:layer="TiM_F" svg:x1="31.518cm" svg:y1="7.509cm" svg:x2="31.478cm" svg:y2="7.509cm">
            <text:p/>
          </draw:line>
          <draw:line draw:style-name="gr1" draw:text-style-name="P1" draw:layer="TiM_F" svg:x1="19.327cm" svg:y1="22.954cm" svg:x2="19.287cm" svg:y2="22.954cm">
            <text:p/>
          </draw:line>
          <draw:polyline draw:style-name="gr1" draw:text-style-name="P1" draw:layer="TiM_F" svg:width="0cm" svg:height="0.006cm" draw:transform="rotate (1.5707963267949) translate (19.28cm 22.954cm)" svg:viewBox="0 0 0 7" draw:points="0,0 0,1 0,2 0,2 0,3 0,4 0,5 0,5 0,6 0,6 0,6 0,7 0,7 0,7 0,7">
            <text:p/>
          </draw:polyline>
          <draw:line draw:style-name="gr1" draw:text-style-name="P1" draw:layer="TiM_F" svg:x1="19.287cm" svg:y1="23.014cm" svg:x2="19.287cm" svg:y2="23.002cm">
            <text:p/>
          </draw:line>
          <draw:line draw:style-name="gr1" draw:text-style-name="P1" draw:layer="TiM_F" svg:x1="19.287cm" svg:y1="23.002cm" svg:x2="19.287cm" svg:y2="22.967cm">
            <text:p/>
          </draw:line>
          <draw:line draw:style-name="gr1" draw:text-style-name="P1" draw:layer="TiM_F" svg:x1="19.287cm" svg:y1="22.967cm" svg:x2="19.287cm" svg:y2="22.954cm">
            <text:p/>
          </draw:line>
          <draw:line draw:style-name="gr1" draw:text-style-name="P1" draw:layer="TiM_F" svg:x1="19.287cm" svg:y1="22.954cm" svg:x2="19.287cm" svg:y2="23.014cm">
            <text:p/>
          </draw:line>
          <draw:line draw:style-name="gr1" draw:text-style-name="P1" draw:layer="TiM_F" svg:x1="19.327cm" svg:y1="22.967cm" svg:x2="19.287cm" svg:y2="22.967cm">
            <text:p/>
          </draw:line>
          <draw:line draw:style-name="gr1" draw:text-style-name="P1" draw:layer="TiM_F" svg:x1="19.327cm" svg:y1="22.967cm" svg:x2="19.327cm" svg:y2="22.954cm">
            <text:p/>
          </draw:line>
          <draw:line draw:style-name="gr1" draw:text-style-name="P1" draw:layer="TiM_F" svg:x1="19.327cm" svg:y1="23.014cm" svg:x2="19.327cm" svg:y2="23.002cm">
            <text:p/>
          </draw:line>
          <draw:line draw:style-name="gr1" draw:text-style-name="P1" draw:layer="TiM_F" svg:x1="19.327cm" svg:y1="23.002cm" svg:x2="19.327cm" svg:y2="22.967cm">
            <text:p/>
          </draw:line>
          <draw:polyline draw:style-name="gr1" draw:text-style-name="P1" draw:layer="TiM_F" svg:width="0cm" svg:height="0.011cm" draw:transform="rotate (1.5707963267949) translate (19.275cm 23.014cm)" svg:viewBox="0 0 0 12" draw:points="0,12 0,12 0,12 0,11 0,11 0,10 0,10 0,9 0,8 0,7 0,6 0,5 0,3 0,2 0,0">
            <text:p/>
          </draw:polyline>
          <draw:line draw:style-name="gr1" draw:text-style-name="P1" draw:layer="TiM_F" svg:x1="19.327cm" svg:y1="23.014cm" svg:x2="19.287cm" svg:y2="23.014cm">
            <text:p/>
          </draw:line>
          <draw:line draw:style-name="gr1" draw:text-style-name="P1" draw:layer="TiM_F" svg:x1="19.327cm" svg:y1="23.002cm" svg:x2="19.287cm" svg:y2="23.002cm">
            <text:p/>
          </draw:line>
          <draw:line draw:style-name="gr1" draw:text-style-name="P1" draw:layer="TiM_F" svg:x1="19.327cm" svg:y1="22.7cm" svg:x2="19.287cm" svg:y2="22.7cm">
            <text:p/>
          </draw:line>
          <draw:polyline draw:style-name="gr1" draw:text-style-name="P1" draw:layer="TiM_F" svg:width="0cm" svg:height="0.006cm" draw:transform="rotate (1.5707963267949) translate (19.28cm 22.7cm)" svg:viewBox="0 0 0 7" draw:points="0,0 0,1 0,2 0,2 0,3 0,4 0,5 0,5 0,6 0,6 0,6 0,7 0,7 0,7 0,7">
            <text:p/>
          </draw:polyline>
          <draw:line draw:style-name="gr1" draw:text-style-name="P1" draw:layer="TiM_F" svg:x1="19.327cm" svg:y1="22.76cm" svg:x2="19.287cm" svg:y2="22.76cm">
            <text:p/>
          </draw:line>
          <draw:polyline draw:style-name="gr1" draw:text-style-name="P1" draw:layer="TiM_F" svg:width="0cm" svg:height="0.011cm" draw:transform="rotate (1.5707963267949) translate (19.275cm 22.76cm)" svg:viewBox="0 0 0 12" draw:points="0,12 0,12 0,12 0,11 0,11 0,10 0,10 0,9 0,8 0,7 0,6 0,5 0,3 0,2 0,0">
            <text:p/>
          </draw:polyline>
          <draw:line draw:style-name="gr1" draw:text-style-name="P1" draw:layer="TiM_F" svg:x1="19.287cm" svg:y1="22.7cm" svg:x2="19.287cm" svg:y2="22.76cm">
            <text:p/>
          </draw:line>
          <draw:line draw:style-name="gr1" draw:text-style-name="P1" draw:layer="TiM_F" svg:x1="19.287cm" svg:y1="22.76cm" svg:x2="19.287cm" svg:y2="22.748cm">
            <text:p/>
          </draw:line>
          <draw:line draw:style-name="gr1" draw:text-style-name="P1" draw:layer="TiM_F" svg:x1="19.287cm" svg:y1="22.748cm" svg:x2="19.287cm" svg:y2="22.713cm">
            <text:p/>
          </draw:line>
          <draw:line draw:style-name="gr1" draw:text-style-name="P1" draw:layer="TiM_F" svg:x1="19.287cm" svg:y1="22.713cm" svg:x2="19.287cm" svg:y2="22.7cm">
            <text:p/>
          </draw:line>
          <draw:line draw:style-name="gr1" draw:text-style-name="P1" draw:layer="TiM_F" svg:x1="19.327cm" svg:y1="22.713cm" svg:x2="19.287cm" svg:y2="22.713cm">
            <text:p/>
          </draw:line>
          <draw:line draw:style-name="gr1" draw:text-style-name="P1" draw:layer="TiM_F" svg:x1="19.327cm" svg:y1="22.713cm" svg:x2="19.327cm" svg:y2="22.7cm">
            <text:p/>
          </draw:line>
          <draw:line draw:style-name="gr1" draw:text-style-name="P1" draw:layer="TiM_F" svg:x1="19.327cm" svg:y1="22.76cm" svg:x2="19.327cm" svg:y2="22.748cm">
            <text:p/>
          </draw:line>
          <draw:line draw:style-name="gr1" draw:text-style-name="P1" draw:layer="TiM_F" svg:x1="19.327cm" svg:y1="22.748cm" svg:x2="19.327cm" svg:y2="22.713cm">
            <text:p/>
          </draw:line>
          <draw:line draw:style-name="gr1" draw:text-style-name="P1" draw:layer="TiM_F" svg:x1="19.327cm" svg:y1="22.748cm" svg:x2="19.287cm" svg:y2="22.748cm">
            <text:p/>
          </draw:line>
          <draw:line draw:style-name="gr1" draw:text-style-name="P1" draw:layer="TiM_F" svg:x1="19.327cm" svg:y1="7.716cm" svg:x2="19.287cm" svg:y2="7.716cm">
            <text:p/>
          </draw:line>
          <draw:polyline draw:style-name="gr1" draw:text-style-name="P1" draw:layer="TiM_F" svg:width="0cm" svg:height="0.006cm" draw:transform="rotate (1.5707963267949) translate (19.28cm 7.716cm)" svg:viewBox="0 0 0 7" draw:points="0,0 0,1 0,2 0,2 0,3 0,4 0,5 0,5 0,6 0,6 0,6 0,7 0,7 0,7 0,7">
            <text:p/>
          </draw:polyline>
          <draw:line draw:style-name="gr1" draw:text-style-name="P1" draw:layer="TiM_F" svg:x1="19.287cm" svg:y1="7.776cm" svg:x2="19.287cm" svg:y2="7.763cm">
            <text:p/>
          </draw:line>
          <draw:line draw:style-name="gr1" draw:text-style-name="P1" draw:layer="TiM_F" svg:x1="19.287cm" svg:y1="7.763cm" svg:x2="19.287cm" svg:y2="7.728cm">
            <text:p/>
          </draw:line>
          <draw:line draw:style-name="gr1" draw:text-style-name="P1" draw:layer="TiM_F" svg:x1="19.287cm" svg:y1="7.728cm" svg:x2="19.287cm" svg:y2="7.716cm">
            <text:p/>
          </draw:line>
          <draw:line draw:style-name="gr1" draw:text-style-name="P1" draw:layer="TiM_F" svg:x1="19.287cm" svg:y1="7.716cm" svg:x2="19.287cm" svg:y2="7.776cm">
            <text:p/>
          </draw:line>
          <draw:line draw:style-name="gr1" draw:text-style-name="P1" draw:layer="TiM_F" svg:x1="19.327cm" svg:y1="7.728cm" svg:x2="19.287cm" svg:y2="7.728cm">
            <text:p/>
          </draw:line>
          <draw:line draw:style-name="gr1" draw:text-style-name="P1" draw:layer="TiM_F" svg:x1="19.327cm" svg:y1="7.728cm" svg:x2="19.327cm" svg:y2="7.716cm">
            <text:p/>
          </draw:line>
          <draw:line draw:style-name="gr1" draw:text-style-name="P1" draw:layer="TiM_F" svg:x1="19.327cm" svg:y1="7.776cm" svg:x2="19.327cm" svg:y2="7.763cm">
            <text:p/>
          </draw:line>
          <draw:line draw:style-name="gr1" draw:text-style-name="P1" draw:layer="TiM_F" svg:x1="19.327cm" svg:y1="7.763cm" svg:x2="19.327cm" svg:y2="7.728cm">
            <text:p/>
          </draw:line>
          <draw:polyline draw:style-name="gr1" draw:text-style-name="P1" draw:layer="TiM_F" svg:width="0cm" svg:height="0.011cm" draw:transform="rotate (1.5707963267949) translate (19.275cm 7.776cm)" svg:viewBox="0 0 0 12" draw:points="0,12 0,12 0,12 0,11 0,11 0,10 0,10 0,9 0,8 0,7 0,6 0,5 0,3 0,2 0,0">
            <text:p/>
          </draw:polyline>
          <draw:line draw:style-name="gr1" draw:text-style-name="P1" draw:layer="TiM_F" svg:x1="19.327cm" svg:y1="7.776cm" svg:x2="19.287cm" svg:y2="7.776cm">
            <text:p/>
          </draw:line>
          <draw:line draw:style-name="gr1" draw:text-style-name="P1" draw:layer="TiM_F" svg:x1="19.327cm" svg:y1="7.763cm" svg:x2="19.287cm" svg:y2="7.763cm">
            <text:p/>
          </draw:line>
          <draw:line draw:style-name="gr1" draw:text-style-name="P1" draw:layer="TiM_F" svg:x1="19.327cm" svg:y1="7.462cm" svg:x2="19.287cm" svg:y2="7.462cm">
            <text:p/>
          </draw:line>
          <draw:polyline draw:style-name="gr1" draw:text-style-name="P1" draw:layer="TiM_F" svg:width="0cm" svg:height="0.006cm" draw:transform="rotate (1.5707963267949) translate (19.28cm 7.462cm)" svg:viewBox="0 0 0 7" draw:points="0,0 0,1 0,2 0,2 0,3 0,4 0,5 0,5 0,6 0,6 0,6 0,7 0,7 0,7 0,7">
            <text:p/>
          </draw:polyline>
          <draw:line draw:style-name="gr1" draw:text-style-name="P1" draw:layer="TiM_F" svg:x1="19.327cm" svg:y1="7.522cm" svg:x2="19.287cm" svg:y2="7.522cm">
            <text:p/>
          </draw:line>
          <draw:polyline draw:style-name="gr1" draw:text-style-name="P1" draw:layer="TiM_F" svg:width="0cm" svg:height="0.011cm" draw:transform="rotate (1.5707963267949) translate (19.275cm 7.522cm)" svg:viewBox="0 0 0 12" draw:points="0,12 0,12 0,12 0,11 0,11 0,10 0,10 0,9 0,8 0,7 0,6 0,5 0,3 0,2 0,0">
            <text:p/>
          </draw:polyline>
          <draw:line draw:style-name="gr1" draw:text-style-name="P1" draw:layer="TiM_F" svg:x1="19.287cm" svg:y1="7.462cm" svg:x2="19.287cm" svg:y2="7.522cm">
            <text:p/>
          </draw:line>
          <draw:line draw:style-name="gr1" draw:text-style-name="P1" draw:layer="TiM_F" svg:x1="19.287cm" svg:y1="7.522cm" svg:x2="19.287cm" svg:y2="7.509cm">
            <text:p/>
          </draw:line>
          <draw:line draw:style-name="gr1" draw:text-style-name="P1" draw:layer="TiM_F" svg:x1="19.287cm" svg:y1="7.509cm" svg:x2="19.287cm" svg:y2="7.474cm">
            <text:p/>
          </draw:line>
          <draw:line draw:style-name="gr1" draw:text-style-name="P1" draw:layer="TiM_F" svg:x1="19.287cm" svg:y1="7.474cm" svg:x2="19.287cm" svg:y2="7.462cm">
            <text:p/>
          </draw:line>
          <draw:line draw:style-name="gr1" draw:text-style-name="P1" draw:layer="TiM_F" svg:x1="19.327cm" svg:y1="7.474cm" svg:x2="19.287cm" svg:y2="7.474cm">
            <text:p/>
          </draw:line>
          <draw:line draw:style-name="gr1" draw:text-style-name="P1" draw:layer="TiM_F" svg:x1="19.327cm" svg:y1="7.474cm" svg:x2="19.327cm" svg:y2="7.462cm">
            <text:p/>
          </draw:line>
          <draw:line draw:style-name="gr1" draw:text-style-name="P1" draw:layer="TiM_F" svg:x1="19.327cm" svg:y1="7.522cm" svg:x2="19.327cm" svg:y2="7.509cm">
            <text:p/>
          </draw:line>
          <draw:line draw:style-name="gr1" draw:text-style-name="P1" draw:layer="TiM_F" svg:x1="19.327cm" svg:y1="7.509cm" svg:x2="19.327cm" svg:y2="7.474cm">
            <text:p/>
          </draw:line>
          <draw:line draw:style-name="gr1" draw:text-style-name="P1" draw:layer="TiM_F" svg:x1="19.327cm" svg:y1="7.509cm" svg:x2="19.287cm" svg:y2="7.509cm">
            <text:p/>
          </draw:line>
          <draw:line draw:style-name="gr1" draw:text-style-name="P1" draw:layer="TiM_F" svg:x1="19.327cm" svg:y1="21.43cm" svg:x2="19.287cm" svg:y2="21.43cm">
            <text:p/>
          </draw:line>
          <draw:polyline draw:style-name="gr1" draw:text-style-name="P1" draw:layer="TiM_F" svg:width="0cm" svg:height="0.006cm" draw:transform="rotate (1.5707963267949) translate (19.28cm 21.43cm)" svg:viewBox="0 0 0 7" draw:points="0,0 0,1 0,2 0,2 0,3 0,4 0,5 0,5 0,6 0,6 0,6 0,7 0,7 0,7 0,7">
            <text:p/>
          </draw:polyline>
          <draw:line draw:style-name="gr1" draw:text-style-name="P1" draw:layer="TiM_F" svg:x1="19.287cm" svg:y1="21.49cm" svg:x2="19.287cm" svg:y2="21.478cm">
            <text:p/>
          </draw:line>
          <draw:line draw:style-name="gr1" draw:text-style-name="P1" draw:layer="TiM_F" svg:x1="19.287cm" svg:y1="21.478cm" svg:x2="19.287cm" svg:y2="21.443cm">
            <text:p/>
          </draw:line>
          <draw:line draw:style-name="gr1" draw:text-style-name="P1" draw:layer="TiM_F" svg:x1="19.287cm" svg:y1="21.443cm" svg:x2="19.287cm" svg:y2="21.43cm">
            <text:p/>
          </draw:line>
          <draw:line draw:style-name="gr1" draw:text-style-name="P1" draw:layer="TiM_F" svg:x1="19.287cm" svg:y1="21.43cm" svg:x2="19.287cm" svg:y2="21.49cm">
            <text:p/>
          </draw:line>
          <draw:line draw:style-name="gr1" draw:text-style-name="P1" draw:layer="TiM_F" svg:x1="19.327cm" svg:y1="21.443cm" svg:x2="19.287cm" svg:y2="21.443cm">
            <text:p/>
          </draw:line>
          <draw:line draw:style-name="gr1" draw:text-style-name="P1" draw:layer="TiM_F" svg:x1="19.327cm" svg:y1="21.443cm" svg:x2="19.327cm" svg:y2="21.43cm">
            <text:p/>
          </draw:line>
          <draw:line draw:style-name="gr1" draw:text-style-name="P1" draw:layer="TiM_F" svg:x1="19.327cm" svg:y1="21.49cm" svg:x2="19.327cm" svg:y2="21.478cm">
            <text:p/>
          </draw:line>
          <draw:line draw:style-name="gr1" draw:text-style-name="P1" draw:layer="TiM_F" svg:x1="19.327cm" svg:y1="21.478cm" svg:x2="19.327cm" svg:y2="21.443cm">
            <text:p/>
          </draw:line>
          <draw:polyline draw:style-name="gr1" draw:text-style-name="P1" draw:layer="TiM_F" svg:width="0cm" svg:height="0.011cm" draw:transform="rotate (1.5707963267949) translate (19.275cm 21.49cm)" svg:viewBox="0 0 0 12" draw:points="0,12 0,12 0,12 0,11 0,11 0,10 0,10 0,9 0,8 0,7 0,6 0,5 0,3 0,2 0,0">
            <text:p/>
          </draw:polyline>
          <draw:line draw:style-name="gr1" draw:text-style-name="P1" draw:layer="TiM_F" svg:x1="19.327cm" svg:y1="21.49cm" svg:x2="19.287cm" svg:y2="21.49cm">
            <text:p/>
          </draw:line>
          <draw:line draw:style-name="gr1" draw:text-style-name="P1" draw:layer="TiM_F" svg:x1="19.327cm" svg:y1="21.478cm" svg:x2="19.287cm" svg:y2="21.478cm">
            <text:p/>
          </draw:line>
          <draw:line draw:style-name="gr1" draw:text-style-name="P1" draw:layer="TiM_F" svg:x1="19.327cm" svg:y1="21.176cm" svg:x2="19.287cm" svg:y2="21.176cm">
            <text:p/>
          </draw:line>
          <draw:polyline draw:style-name="gr1" draw:text-style-name="P1" draw:layer="TiM_F" svg:width="0cm" svg:height="0.006cm" draw:transform="rotate (1.5707963267949) translate (19.28cm 21.176cm)" svg:viewBox="0 0 0 7" draw:points="0,0 0,1 0,2 0,2 0,3 0,4 0,5 0,5 0,6 0,6 0,6 0,7 0,7 0,7 0,7">
            <text:p/>
          </draw:polyline>
          <draw:line draw:style-name="gr1" draw:text-style-name="P1" draw:layer="TiM_F" svg:x1="19.327cm" svg:y1="21.236cm" svg:x2="19.287cm" svg:y2="21.236cm">
            <text:p/>
          </draw:line>
          <draw:polyline draw:style-name="gr1" draw:text-style-name="P1" draw:layer="TiM_F" svg:width="0cm" svg:height="0.011cm" draw:transform="rotate (1.5707963267949) translate (19.275cm 21.236cm)" svg:viewBox="0 0 0 12" draw:points="0,12 0,12 0,12 0,11 0,11 0,10 0,10 0,9 0,8 0,7 0,6 0,5 0,3 0,2 0,0">
            <text:p/>
          </draw:polyline>
          <draw:line draw:style-name="gr1" draw:text-style-name="P1" draw:layer="TiM_F" svg:x1="19.287cm" svg:y1="21.176cm" svg:x2="19.287cm" svg:y2="21.236cm">
            <text:p/>
          </draw:line>
          <draw:line draw:style-name="gr1" draw:text-style-name="P1" draw:layer="TiM_F" svg:x1="19.287cm" svg:y1="21.236cm" svg:x2="19.287cm" svg:y2="21.224cm">
            <text:p/>
          </draw:line>
          <draw:line draw:style-name="gr1" draw:text-style-name="P1" draw:layer="TiM_F" svg:x1="19.287cm" svg:y1="21.224cm" svg:x2="19.287cm" svg:y2="21.189cm">
            <text:p/>
          </draw:line>
          <draw:line draw:style-name="gr1" draw:text-style-name="P1" draw:layer="TiM_F" svg:x1="19.287cm" svg:y1="21.189cm" svg:x2="19.287cm" svg:y2="21.176cm">
            <text:p/>
          </draw:line>
          <draw:line draw:style-name="gr1" draw:text-style-name="P1" draw:layer="TiM_F" svg:x1="19.327cm" svg:y1="21.189cm" svg:x2="19.287cm" svg:y2="21.189cm">
            <text:p/>
          </draw:line>
          <draw:line draw:style-name="gr1" draw:text-style-name="P1" draw:layer="TiM_F" svg:x1="19.327cm" svg:y1="21.189cm" svg:x2="19.327cm" svg:y2="21.176cm">
            <text:p/>
          </draw:line>
          <draw:line draw:style-name="gr1" draw:text-style-name="P1" draw:layer="TiM_F" svg:x1="19.327cm" svg:y1="21.236cm" svg:x2="19.327cm" svg:y2="21.224cm">
            <text:p/>
          </draw:line>
          <draw:line draw:style-name="gr1" draw:text-style-name="P1" draw:layer="TiM_F" svg:x1="19.327cm" svg:y1="21.224cm" svg:x2="19.327cm" svg:y2="21.189cm">
            <text:p/>
          </draw:line>
          <draw:line draw:style-name="gr1" draw:text-style-name="P1" draw:layer="TiM_F" svg:x1="19.327cm" svg:y1="21.224cm" svg:x2="19.287cm" svg:y2="21.224cm">
            <text:p/>
          </draw:line>
          <draw:line draw:style-name="gr1" draw:text-style-name="P1" draw:layer="TiM_F" svg:x1="29.719cm" svg:y1="10.084cm" svg:x2="29.719cm" svg:y2="10.048cm">
            <text:p/>
          </draw:line>
          <draw:line draw:style-name="gr1" draw:text-style-name="P1" draw:layer="TiM_F" svg:x1="19.051cm" svg:y1="17.703cm" svg:x2="19.051cm" svg:y2="17.667cm">
            <text:p/>
          </draw:line>
          <draw:line draw:style-name="gr1" draw:text-style-name="P1" draw:layer="TiM_F" svg:x1="19.051cm" svg:y1="19.227cm" svg:x2="19.051cm" svg:y2="19.19cm">
            <text:p/>
          </draw:line>
          <draw:line draw:style-name="gr1" draw:text-style-name="P1" draw:layer="TiM_F" svg:x1="25.147cm" svg:y1="19.227cm" svg:x2="25.147cm" svg:y2="19.19cm">
            <text:p/>
          </draw:line>
          <draw:line draw:style-name="gr1" draw:text-style-name="P1" draw:layer="TiM_F" svg:x1="23.623cm" svg:y1="19.227cm" svg:x2="23.623cm" svg:y2="19.19cm">
            <text:p/>
          </draw:line>
          <draw:line draw:style-name="gr1" draw:text-style-name="P1" draw:layer="TiM_F" svg:x1="25.147cm" svg:y1="17.703cm" svg:x2="25.147cm" svg:y2="17.667cm">
            <text:p/>
          </draw:line>
          <draw:line draw:style-name="gr1" draw:text-style-name="P1" draw:layer="TiM_F" svg:x1="23.623cm" svg:y1="17.703cm" svg:x2="23.623cm" svg:y2="17.667cm">
            <text:p/>
          </draw:line>
          <draw:line draw:style-name="gr1" draw:text-style-name="P1" draw:layer="TiM_F" svg:x1="19.051cm" svg:y1="16.179cm" svg:x2="19.051cm" svg:y2="16.143cm">
            <text:p/>
          </draw:line>
          <draw:line draw:style-name="gr1" draw:text-style-name="P1" draw:layer="TiM_F" svg:x1="19.051cm" svg:y1="13.132cm" svg:x2="19.051cm" svg:y2="13.096cm">
            <text:p/>
          </draw:line>
          <draw:line draw:style-name="gr1" draw:text-style-name="P1" draw:layer="TiM_F" svg:x1="25.147cm" svg:y1="13.132cm" svg:x2="25.147cm" svg:y2="13.096cm">
            <text:p/>
          </draw:line>
          <draw:line draw:style-name="gr1" draw:text-style-name="P1" draw:layer="TiM_F" svg:x1="19.051cm" svg:y1="14.656cm" svg:x2="19.051cm" svg:y2="14.62cm">
            <text:p/>
          </draw:line>
          <draw:line draw:style-name="gr1" draw:text-style-name="P1" draw:layer="TiM_F" svg:x1="29.719cm" svg:y1="13.132cm" svg:x2="29.719cm" svg:y2="13.096cm">
            <text:p/>
          </draw:line>
          <draw:line draw:style-name="gr1" draw:text-style-name="P1" draw:layer="TiM_F" svg:x1="29.719cm" svg:y1="14.656cm" svg:x2="29.719cm" svg:y2="14.62cm">
            <text:p/>
          </draw:line>
          <draw:line draw:style-name="gr1" draw:text-style-name="P1" draw:layer="TiM_F" svg:x1="29.719cm" svg:y1="17.703cm" svg:x2="29.719cm" svg:y2="17.667cm">
            <text:p/>
          </draw:line>
          <draw:line draw:style-name="gr1" draw:text-style-name="P1" draw:layer="TiM_F" svg:x1="29.719cm" svg:y1="16.179cm" svg:x2="29.719cm" svg:y2="16.143cm">
            <text:p/>
          </draw:line>
          <draw:line draw:style-name="gr1" draw:text-style-name="P1" draw:layer="TiM_F" svg:x1="29.719cm" svg:y1="19.227cm" svg:x2="29.719cm" svg:y2="19.19cm">
            <text:p/>
          </draw:line>
          <draw:line draw:style-name="gr1" draw:text-style-name="P1" draw:layer="TiM_F" svg:x1="19.051cm" svg:y1="8.561cm" svg:x2="19.051cm" svg:y2="8.524cm">
            <text:p/>
          </draw:line>
          <draw:line draw:style-name="gr1" draw:text-style-name="P1" draw:layer="TiM_F" svg:x1="19.051cm" svg:y1="10.084cm" svg:x2="19.051cm" svg:y2="10.048cm">
            <text:p/>
          </draw:line>
          <draw:line draw:style-name="gr1" draw:text-style-name="P1" draw:layer="TiM_F" svg:x1="29.719cm" svg:y1="8.561cm" svg:x2="29.719cm" svg:y2="8.524cm">
            <text:p/>
          </draw:line>
          <draw:line draw:style-name="gr1" draw:text-style-name="P1" draw:layer="TiM_F" svg:x1="19.051cm" svg:y1="11.608cm" svg:x2="19.051cm" svg:y2="11.572cm">
            <text:p/>
          </draw:line>
          <draw:line draw:style-name="gr1" draw:text-style-name="P1" draw:layer="TiM_F" svg:x1="23.623cm" svg:y1="11.608cm" svg:x2="23.623cm" svg:y2="11.572cm">
            <text:p/>
          </draw:line>
          <draw:line draw:style-name="gr1" draw:text-style-name="P1" draw:layer="TiM_F" svg:x1="29.719cm" svg:y1="11.608cm" svg:x2="29.719cm" svg:y2="11.572cm">
            <text:p/>
          </draw:line>
          <draw:line draw:style-name="gr1" draw:text-style-name="P1" draw:layer="TiM_F" svg:x1="25.147cm" svg:y1="11.608cm" svg:x2="25.147cm" svg:y2="11.572cm">
            <text:p/>
          </draw:line>
          <draw:line draw:style-name="gr1" draw:text-style-name="P1" draw:layer="TiM_F" svg:x1="23.623cm" svg:y1="13.132cm" svg:x2="23.623cm" svg:y2="13.096cm">
            <text:p/>
          </draw:line>
          <draw:line draw:style-name="gr1" draw:text-style-name="P1" draw:layer="TiM_F" svg:x1="29.719cm" svg:y1="3.989cm" svg:x2="29.719cm" svg:y2="3.952cm">
            <text:p/>
          </draw:line>
          <draw:line draw:style-name="gr1" draw:text-style-name="P1" draw:layer="TiM_F" svg:x1="28.195cm" svg:y1="3.989cm" svg:x2="28.195cm" svg:y2="3.952cm">
            <text:p/>
          </draw:line>
          <draw:line draw:style-name="gr1" draw:text-style-name="P1" draw:layer="TiM_F" svg:x1="29.719cm" svg:y1="5.513cm" svg:x2="29.719cm" svg:y2="5.476cm">
            <text:p/>
          </draw:line>
          <draw:line draw:style-name="gr1" draw:text-style-name="P1" draw:layer="TiM_F" svg:x1="25.147cm" svg:y1="5.513cm" svg:x2="25.147cm" svg:y2="5.476cm">
            <text:p/>
          </draw:line>
          <draw:line draw:style-name="gr1" draw:text-style-name="P1" draw:layer="TiM_F" svg:x1="25.147cm" svg:y1="3.989cm" svg:x2="25.147cm" svg:y2="3.952cm">
            <text:p/>
          </draw:line>
          <draw:line draw:style-name="gr1" draw:text-style-name="P1" draw:layer="TiM_F" svg:x1="26.671cm" svg:y1="3.989cm" svg:x2="26.671cm" svg:y2="3.952cm">
            <text:p/>
          </draw:line>
          <draw:line draw:style-name="gr1" draw:text-style-name="P1" draw:layer="TiM_F" svg:x1="23.623cm" svg:y1="5.513cm" svg:x2="23.623cm" svg:y2="5.476cm">
            <text:p/>
          </draw:line>
          <draw:line draw:style-name="gr1" draw:text-style-name="P1" draw:layer="TiM_F" svg:x1="23.623cm" svg:y1="3.989cm" svg:x2="23.623cm" svg:y2="3.952cm">
            <text:p/>
          </draw:line>
          <draw:line draw:style-name="gr1" draw:text-style-name="P1" draw:layer="TiM_F" svg:x1="23.623cm" svg:y1="7.037cm" svg:x2="23.623cm" svg:y2="7cm">
            <text:p/>
          </draw:line>
          <draw:line draw:style-name="gr1" draw:text-style-name="P1" draw:layer="TiM_F" svg:x1="25.147cm" svg:y1="7.037cm" svg:x2="25.147cm" svg:y2="7cm">
            <text:p/>
          </draw:line>
          <draw:line draw:style-name="gr1" draw:text-style-name="P1" draw:layer="TiM_F" svg:x1="29.719cm" svg:y1="7.037cm" svg:x2="29.719cm" svg:y2="7cm">
            <text:p/>
          </draw:line>
          <draw:line draw:style-name="gr1" draw:text-style-name="P1" draw:layer="TiM_F" svg:x1="20.575cm" svg:y1="3.989cm" svg:x2="20.575cm" svg:y2="3.952cm">
            <text:p/>
          </draw:line>
          <draw:line draw:style-name="gr1" draw:text-style-name="P1" draw:layer="TiM_F" svg:x1="22.099cm" svg:y1="3.989cm" svg:x2="22.099cm" svg:y2="3.952cm">
            <text:p/>
          </draw:line>
          <draw:line draw:style-name="gr1" draw:text-style-name="P1" draw:layer="TiM_F" svg:x1="19.051cm" svg:y1="5.513cm" svg:x2="19.051cm" svg:y2="5.476cm">
            <text:p/>
          </draw:line>
          <draw:line draw:style-name="gr1" draw:text-style-name="P1" draw:layer="TiM_F" svg:x1="19.051cm" svg:y1="3.989cm" svg:x2="19.051cm" svg:y2="3.952cm">
            <text:p/>
          </draw:line>
          <draw:line draw:style-name="gr1" draw:text-style-name="P1" draw:layer="TiM_F" svg:x1="19.051cm" svg:y1="7.037cm" svg:x2="19.051cm" svg:y2="7cm">
            <text:p/>
          </draw:line>
          <draw:line draw:style-name="gr1" draw:text-style-name="P1" draw:layer="TiM_F" svg:x1="19.051cm" svg:y1="22.275cm" svg:x2="19.051cm" svg:y2="22.238cm">
            <text:p/>
          </draw:line>
          <draw:line draw:style-name="gr1" draw:text-style-name="P1" draw:layer="TiM_F" svg:x1="29.719cm" svg:y1="22.275cm" svg:x2="29.719cm" svg:y2="22.238cm">
            <text:p/>
          </draw:line>
          <draw:line draw:style-name="gr1" draw:text-style-name="P1" draw:layer="TiM_F" svg:x1="19.051cm" svg:y1="20.751cm" svg:x2="19.051cm" svg:y2="20.714cm">
            <text:p/>
          </draw:line>
          <draw:line draw:style-name="gr1" draw:text-style-name="P1" draw:layer="TiM_F" svg:x1="29.719cm" svg:y1="20.751cm" svg:x2="29.719cm" svg:y2="20.714cm">
            <text:p/>
          </draw:line>
          <draw:line draw:style-name="gr1" draw:text-style-name="P1" draw:layer="TiM_F" svg:x1="26.671cm" svg:y1="26.847cm" svg:x2="26.671cm" svg:y2="26.81cm">
            <text:p/>
          </draw:line>
          <draw:line draw:style-name="gr1" draw:text-style-name="P1" draw:layer="TiM_F" svg:x1="25.147cm" svg:y1="26.847cm" svg:x2="25.147cm" svg:y2="26.81cm">
            <text:p/>
          </draw:line>
          <draw:line draw:style-name="gr1" draw:text-style-name="P1" draw:layer="TiM_F" svg:x1="20.575cm" svg:y1="26.847cm" svg:x2="20.575cm" svg:y2="26.81cm">
            <text:p/>
          </draw:line>
          <draw:line draw:style-name="gr1" draw:text-style-name="P1" draw:layer="TiM_F" svg:x1="22.099cm" svg:y1="26.847cm" svg:x2="22.099cm" svg:y2="26.81cm">
            <text:p/>
          </draw:line>
          <draw:line draw:style-name="gr1" draw:text-style-name="P1" draw:layer="TiM_F" svg:x1="25.147cm" svg:y1="25.323cm" svg:x2="25.147cm" svg:y2="25.286cm">
            <text:p/>
          </draw:line>
          <draw:line draw:style-name="gr1" draw:text-style-name="P1" draw:layer="TiM_F" svg:x1="28.195cm" svg:y1="26.847cm" svg:x2="28.195cm" svg:y2="26.81cm">
            <text:p/>
          </draw:line>
          <draw:line draw:style-name="gr1" draw:text-style-name="P1" draw:layer="TiM_F" svg:x1="29.719cm" svg:y1="23.799cm" svg:x2="29.719cm" svg:y2="23.762cm">
            <text:p/>
          </draw:line>
          <draw:line draw:style-name="gr1" draw:text-style-name="P1" draw:layer="TiM_F" svg:x1="23.623cm" svg:y1="23.799cm" svg:x2="23.623cm" svg:y2="23.762cm">
            <text:p/>
          </draw:line>
          <draw:line draw:style-name="gr1" draw:text-style-name="P1" draw:layer="TiM_F" svg:x1="25.147cm" svg:y1="23.799cm" svg:x2="25.147cm" svg:y2="23.762cm">
            <text:p/>
          </draw:line>
          <draw:line draw:style-name="gr1" draw:text-style-name="P1" draw:layer="TiM_F" svg:x1="29.719cm" svg:y1="25.323cm" svg:x2="29.719cm" svg:y2="25.286cm">
            <text:p/>
          </draw:line>
          <draw:line draw:style-name="gr1" draw:text-style-name="P1" draw:layer="TiM_F" svg:x1="23.623cm" svg:y1="25.323cm" svg:x2="23.623cm" svg:y2="25.286cm">
            <text:p/>
          </draw:line>
          <draw:line draw:style-name="gr1" draw:text-style-name="P1" draw:layer="TiM_F" svg:x1="29.719cm" svg:y1="26.847cm" svg:x2="29.719cm" svg:y2="26.81cm">
            <text:p/>
          </draw:line>
          <draw:line draw:style-name="gr1" draw:text-style-name="P1" draw:layer="TiM_F" svg:x1="23.623cm" svg:y1="26.847cm" svg:x2="23.623cm" svg:y2="26.81cm">
            <text:p/>
          </draw:line>
          <draw:line draw:style-name="gr1" draw:text-style-name="P1" draw:layer="TiM_F" svg:x1="19.051cm" svg:y1="25.323cm" svg:x2="19.051cm" svg:y2="25.286cm">
            <text:p/>
          </draw:line>
          <draw:line draw:style-name="gr1" draw:text-style-name="P1" draw:layer="TiM_F" svg:x1="19.051cm" svg:y1="26.847cm" svg:x2="19.051cm" svg:y2="26.81cm">
            <text:p/>
          </draw:line>
          <draw:line draw:style-name="gr1" draw:text-style-name="P1" draw:layer="TiM_F" svg:x1="19.051cm" svg:y1="23.799cm" svg:x2="19.051cm" svg:y2="23.762cm">
            <text:p/>
          </draw:line>
          <draw:line draw:style-name="gr1" draw:text-style-name="P1" draw:layer="TiM_F" svg:x1="31.242cm" svg:y1="17.703cm" svg:x2="31.242cm" svg:y2="17.667cm">
            <text:p/>
          </draw:line>
          <draw:line draw:style-name="gr1" draw:text-style-name="P1" draw:layer="TiM_F" svg:x1="31.242cm" svg:y1="19.227cm" svg:x2="31.242cm" svg:y2="19.19cm">
            <text:p/>
          </draw:line>
          <draw:line draw:style-name="gr1" draw:text-style-name="P1" draw:layer="TiM_F" svg:x1="37.337cm" svg:y1="19.227cm" svg:x2="37.337cm" svg:y2="19.19cm">
            <text:p/>
          </draw:line>
          <draw:line draw:style-name="gr1" draw:text-style-name="P1" draw:layer="TiM_F" svg:x1="35.813cm" svg:y1="19.227cm" svg:x2="35.813cm" svg:y2="19.19cm">
            <text:p/>
          </draw:line>
          <draw:line draw:style-name="gr1" draw:text-style-name="P1" draw:layer="TiM_F" svg:x1="37.337cm" svg:y1="17.703cm" svg:x2="37.337cm" svg:y2="17.667cm">
            <text:p/>
          </draw:line>
          <draw:line draw:style-name="gr1" draw:text-style-name="P1" draw:layer="TiM_F" svg:x1="35.813cm" svg:y1="17.703cm" svg:x2="35.813cm" svg:y2="17.667cm">
            <text:p/>
          </draw:line>
          <draw:line draw:style-name="gr1" draw:text-style-name="P1" draw:layer="TiM_F" svg:x1="31.242cm" svg:y1="16.179cm" svg:x2="31.242cm" svg:y2="16.143cm">
            <text:p/>
          </draw:line>
          <draw:line draw:style-name="gr1" draw:text-style-name="P1" draw:layer="TiM_F" svg:x1="31.242cm" svg:y1="13.132cm" svg:x2="31.242cm" svg:y2="13.096cm">
            <text:p/>
          </draw:line>
          <draw:line draw:style-name="gr1" draw:text-style-name="P1" draw:layer="TiM_F" svg:x1="37.337cm" svg:y1="13.132cm" svg:x2="37.337cm" svg:y2="13.096cm">
            <text:p/>
          </draw:line>
          <draw:line draw:style-name="gr1" draw:text-style-name="P1" draw:layer="TiM_F" svg:x1="31.242cm" svg:y1="14.656cm" svg:x2="31.242cm" svg:y2="14.62cm">
            <text:p/>
          </draw:line>
          <draw:line draw:style-name="gr1" draw:text-style-name="P1" draw:layer="TiM_F" svg:x1="41.909cm" svg:y1="13.132cm" svg:x2="41.909cm" svg:y2="13.096cm">
            <text:p/>
          </draw:line>
          <draw:line draw:style-name="gr1" draw:text-style-name="P1" draw:layer="TiM_F" svg:x1="41.909cm" svg:y1="14.656cm" svg:x2="41.909cm" svg:y2="14.62cm">
            <text:p/>
          </draw:line>
          <draw:line draw:style-name="gr1" draw:text-style-name="P1" draw:layer="TiM_F" svg:x1="41.909cm" svg:y1="17.703cm" svg:x2="41.909cm" svg:y2="17.667cm">
            <text:p/>
          </draw:line>
          <draw:line draw:style-name="gr1" draw:text-style-name="P1" draw:layer="TiM_F" svg:x1="41.909cm" svg:y1="16.179cm" svg:x2="41.909cm" svg:y2="16.143cm">
            <text:p/>
          </draw:line>
          <draw:line draw:style-name="gr1" draw:text-style-name="P1" draw:layer="TiM_F" svg:x1="41.909cm" svg:y1="19.227cm" svg:x2="41.909cm" svg:y2="19.19cm">
            <text:p/>
          </draw:line>
          <draw:line draw:style-name="gr1" draw:text-style-name="P1" draw:layer="TiM_F" svg:x1="31.242cm" svg:y1="8.561cm" svg:x2="31.242cm" svg:y2="8.524cm">
            <text:p/>
          </draw:line>
          <draw:line draw:style-name="gr1" draw:text-style-name="P1" draw:layer="TiM_F" svg:x1="31.242cm" svg:y1="10.084cm" svg:x2="31.242cm" svg:y2="10.048cm">
            <text:p/>
          </draw:line>
          <draw:line draw:style-name="gr1" draw:text-style-name="P1" draw:layer="TiM_F" svg:x1="41.909cm" svg:y1="10.084cm" svg:x2="41.909cm" svg:y2="10.048cm">
            <text:p/>
          </draw:line>
          <draw:line draw:style-name="gr1" draw:text-style-name="P1" draw:layer="TiM_F" svg:x1="41.909cm" svg:y1="8.561cm" svg:x2="41.909cm" svg:y2="8.524cm">
            <text:p/>
          </draw:line>
          <draw:line draw:style-name="gr1" draw:text-style-name="P1" draw:layer="TiM_F" svg:x1="31.242cm" svg:y1="11.608cm" svg:x2="31.242cm" svg:y2="11.572cm">
            <text:p/>
          </draw:line>
          <draw:line draw:style-name="gr1" draw:text-style-name="P1" draw:layer="TiM_F" svg:x1="35.813cm" svg:y1="11.608cm" svg:x2="35.813cm" svg:y2="11.572cm">
            <text:p/>
          </draw:line>
          <draw:line draw:style-name="gr1" draw:text-style-name="P1" draw:layer="TiM_F" svg:x1="41.909cm" svg:y1="11.608cm" svg:x2="41.909cm" svg:y2="11.572cm">
            <text:p/>
          </draw:line>
          <draw:line draw:style-name="gr1" draw:text-style-name="P1" draw:layer="TiM_F" svg:x1="37.337cm" svg:y1="11.608cm" svg:x2="37.337cm" svg:y2="11.572cm">
            <text:p/>
          </draw:line>
          <draw:line draw:style-name="gr1" draw:text-style-name="P1" draw:layer="TiM_F" svg:x1="35.813cm" svg:y1="13.132cm" svg:x2="35.813cm" svg:y2="13.096cm">
            <text:p/>
          </draw:line>
          <draw:line draw:style-name="gr1" draw:text-style-name="P1" draw:layer="TiM_F" svg:x1="41.909cm" svg:y1="3.989cm" svg:x2="41.909cm" svg:y2="3.952cm">
            <text:p/>
          </draw:line>
          <draw:line draw:style-name="gr1" draw:text-style-name="P1" draw:layer="TiM_F" svg:x1="40.385cm" svg:y1="3.989cm" svg:x2="40.385cm" svg:y2="3.952cm">
            <text:p/>
          </draw:line>
          <draw:line draw:style-name="gr1" draw:text-style-name="P1" draw:layer="TiM_F" svg:x1="41.909cm" svg:y1="5.513cm" svg:x2="41.909cm" svg:y2="5.476cm">
            <text:p/>
          </draw:line>
          <draw:line draw:style-name="gr1" draw:text-style-name="P1" draw:layer="TiM_F" svg:x1="37.337cm" svg:y1="5.513cm" svg:x2="37.337cm" svg:y2="5.476cm">
            <text:p/>
          </draw:line>
          <draw:line draw:style-name="gr1" draw:text-style-name="P1" draw:layer="TiM_F" svg:x1="37.337cm" svg:y1="3.989cm" svg:x2="37.337cm" svg:y2="3.952cm">
            <text:p/>
          </draw:line>
          <draw:line draw:style-name="gr1" draw:text-style-name="P1" draw:layer="TiM_F" svg:x1="38.861cm" svg:y1="3.989cm" svg:x2="38.861cm" svg:y2="3.952cm">
            <text:p/>
          </draw:line>
          <draw:line draw:style-name="gr1" draw:text-style-name="P1" draw:layer="TiM_F" svg:x1="35.813cm" svg:y1="5.513cm" svg:x2="35.813cm" svg:y2="5.476cm">
            <text:p/>
          </draw:line>
          <draw:line draw:style-name="gr1" draw:text-style-name="P1" draw:layer="TiM_F" svg:x1="35.813cm" svg:y1="3.989cm" svg:x2="35.813cm" svg:y2="3.952cm">
            <text:p/>
          </draw:line>
          <draw:line draw:style-name="gr1" draw:text-style-name="P1" draw:layer="TiM_F" svg:x1="35.813cm" svg:y1="7.037cm" svg:x2="35.813cm" svg:y2="7cm">
            <text:p/>
          </draw:line>
          <draw:line draw:style-name="gr1" draw:text-style-name="P1" draw:layer="TiM_F" svg:x1="37.337cm" svg:y1="7.037cm" svg:x2="37.337cm" svg:y2="7cm">
            <text:p/>
          </draw:line>
          <draw:line draw:style-name="gr1" draw:text-style-name="P1" draw:layer="TiM_F" svg:x1="41.909cm" svg:y1="7.037cm" svg:x2="41.909cm" svg:y2="7cm">
            <text:p/>
          </draw:line>
          <draw:line draw:style-name="gr1" draw:text-style-name="P1" draw:layer="TiM_F" svg:x1="32.765cm" svg:y1="3.989cm" svg:x2="32.765cm" svg:y2="3.952cm">
            <text:p/>
          </draw:line>
          <draw:line draw:style-name="gr1" draw:text-style-name="P1" draw:layer="TiM_F" svg:x1="34.289cm" svg:y1="3.989cm" svg:x2="34.289cm" svg:y2="3.952cm">
            <text:p/>
          </draw:line>
          <draw:line draw:style-name="gr1" draw:text-style-name="P1" draw:layer="TiM_F" svg:x1="31.242cm" svg:y1="5.513cm" svg:x2="31.242cm" svg:y2="5.476cm">
            <text:p/>
          </draw:line>
          <draw:line draw:style-name="gr1" draw:text-style-name="P1" draw:layer="TiM_F" svg:x1="31.242cm" svg:y1="3.989cm" svg:x2="31.242cm" svg:y2="3.952cm">
            <text:p/>
          </draw:line>
          <draw:line draw:style-name="gr1" draw:text-style-name="P1" draw:layer="TiM_F" svg:x1="31.242cm" svg:y1="7.037cm" svg:x2="31.242cm" svg:y2="7cm">
            <text:p/>
          </draw:line>
          <draw:line draw:style-name="gr1" draw:text-style-name="P1" draw:layer="TiM_F" svg:x1="31.242cm" svg:y1="22.275cm" svg:x2="31.242cm" svg:y2="22.238cm">
            <text:p/>
          </draw:line>
          <draw:line draw:style-name="gr1" draw:text-style-name="P1" draw:layer="TiM_F" svg:x1="41.909cm" svg:y1="22.275cm" svg:x2="41.909cm" svg:y2="22.238cm">
            <text:p/>
          </draw:line>
          <draw:line draw:style-name="gr1" draw:text-style-name="P1" draw:layer="TiM_F" svg:x1="31.242cm" svg:y1="20.751cm" svg:x2="31.242cm" svg:y2="20.714cm">
            <text:p/>
          </draw:line>
          <draw:line draw:style-name="gr1" draw:text-style-name="P1" draw:layer="TiM_F" svg:x1="41.909cm" svg:y1="20.751cm" svg:x2="41.909cm" svg:y2="20.714cm">
            <text:p/>
          </draw:line>
          <draw:line draw:style-name="gr1" draw:text-style-name="P1" draw:layer="TiM_F" svg:x1="38.861cm" svg:y1="26.847cm" svg:x2="38.861cm" svg:y2="26.81cm">
            <text:p/>
          </draw:line>
          <draw:line draw:style-name="gr1" draw:text-style-name="P1" draw:layer="TiM_F" svg:x1="37.337cm" svg:y1="26.847cm" svg:x2="37.337cm" svg:y2="26.81cm">
            <text:p/>
          </draw:line>
          <draw:line draw:style-name="gr1" draw:text-style-name="P1" draw:layer="TiM_F" svg:x1="32.765cm" svg:y1="26.847cm" svg:x2="32.765cm" svg:y2="26.81cm">
            <text:p/>
          </draw:line>
          <draw:line draw:style-name="gr1" draw:text-style-name="P1" draw:layer="TiM_F" svg:x1="34.289cm" svg:y1="26.847cm" svg:x2="34.289cm" svg:y2="26.81cm">
            <text:p/>
          </draw:line>
          <draw:line draw:style-name="gr1" draw:text-style-name="P1" draw:layer="TiM_F" svg:x1="37.337cm" svg:y1="25.323cm" svg:x2="37.337cm" svg:y2="25.286cm">
            <text:p/>
          </draw:line>
          <draw:line draw:style-name="gr1" draw:text-style-name="P1" draw:layer="TiM_F" svg:x1="40.385cm" svg:y1="26.847cm" svg:x2="40.385cm" svg:y2="26.81cm">
            <text:p/>
          </draw:line>
          <draw:line draw:style-name="gr1" draw:text-style-name="P1" draw:layer="TiM_F" svg:x1="41.909cm" svg:y1="23.799cm" svg:x2="41.909cm" svg:y2="23.762cm">
            <text:p/>
          </draw:line>
          <draw:line draw:style-name="gr1" draw:text-style-name="P1" draw:layer="TiM_F" svg:x1="35.813cm" svg:y1="23.799cm" svg:x2="35.813cm" svg:y2="23.762cm">
            <text:p/>
          </draw:line>
          <draw:line draw:style-name="gr1" draw:text-style-name="P1" draw:layer="TiM_F" svg:x1="37.337cm" svg:y1="23.799cm" svg:x2="37.337cm" svg:y2="23.762cm">
            <text:p/>
          </draw:line>
          <draw:line draw:style-name="gr1" draw:text-style-name="P1" draw:layer="TiM_F" svg:x1="41.909cm" svg:y1="25.323cm" svg:x2="41.909cm" svg:y2="25.286cm">
            <text:p/>
          </draw:line>
          <draw:line draw:style-name="gr1" draw:text-style-name="P1" draw:layer="TiM_F" svg:x1="35.813cm" svg:y1="25.323cm" svg:x2="35.813cm" svg:y2="25.286cm">
            <text:p/>
          </draw:line>
          <draw:line draw:style-name="gr1" draw:text-style-name="P1" draw:layer="TiM_F" svg:x1="41.909cm" svg:y1="26.847cm" svg:x2="41.909cm" svg:y2="26.81cm">
            <text:p/>
          </draw:line>
          <draw:line draw:style-name="gr1" draw:text-style-name="P1" draw:layer="TiM_F" svg:x1="35.813cm" svg:y1="26.847cm" svg:x2="35.813cm" svg:y2="26.81cm">
            <text:p/>
          </draw:line>
          <draw:line draw:style-name="gr1" draw:text-style-name="P1" draw:layer="TiM_F" svg:x1="31.242cm" svg:y1="25.323cm" svg:x2="31.242cm" svg:y2="25.286cm">
            <text:p/>
          </draw:line>
          <draw:line draw:style-name="gr1" draw:text-style-name="P1" draw:layer="TiM_F" svg:x1="31.242cm" svg:y1="26.847cm" svg:x2="31.242cm" svg:y2="26.81cm">
            <text:p/>
          </draw:line>
          <draw:line draw:style-name="gr1" draw:text-style-name="P1" draw:layer="TiM_F" svg:x1="31.242cm" svg:y1="23.799cm" svg:x2="31.242cm" svg:y2="23.762cm">
            <text:p/>
          </draw:line>
          <draw:line draw:style-name="gr1" draw:text-style-name="P1" draw:layer="TiM_F" svg:x1="31.458cm" svg:y1="21.223cm" svg:x2="31.458cm" svg:y2="21.194cm">
            <text:p/>
          </draw:line>
          <draw:line draw:style-name="gr1" draw:text-style-name="P1" draw:layer="TiM_F" svg:x1="31.458cm" svg:y1="22.747cm" svg:x2="31.458cm" svg:y2="22.718cm">
            <text:p/>
          </draw:line>
          <draw:line draw:style-name="gr1" draw:text-style-name="P1" draw:layer="TiM_F" svg:x1="31.458cm" svg:y1="21.477cm" svg:x2="31.458cm" svg:y2="21.448cm">
            <text:p/>
          </draw:line>
          <draw:line draw:style-name="gr1" draw:text-style-name="P1" draw:layer="TiM_F" svg:x1="31.458cm" svg:y1="7.762cm" svg:x2="31.458cm" svg:y2="7.733cm">
            <text:p/>
          </draw:line>
          <draw:line draw:style-name="gr1" draw:text-style-name="P1" draw:layer="TiM_F" svg:x1="31.458cm" svg:y1="23.001cm" svg:x2="31.458cm" svg:y2="22.972cm">
            <text:p/>
          </draw:line>
          <draw:line draw:style-name="gr1" draw:text-style-name="P1" draw:layer="TiM_F" svg:x1="31.458cm" svg:y1="7.508cm" svg:x2="31.458cm" svg:y2="7.479cm">
            <text:p/>
          </draw:line>
          <draw:line draw:style-name="gr1" draw:text-style-name="P1" draw:layer="TiM_F" svg:x1="19.267cm" svg:y1="23.001cm" svg:x2="19.267cm" svg:y2="22.972cm">
            <text:p/>
          </draw:line>
          <draw:line draw:style-name="gr1" draw:text-style-name="P1" draw:layer="TiM_F" svg:x1="19.267cm" svg:y1="22.747cm" svg:x2="19.267cm" svg:y2="22.718cm">
            <text:p/>
          </draw:line>
          <draw:line draw:style-name="gr1" draw:text-style-name="P1" draw:layer="TiM_F" svg:x1="19.267cm" svg:y1="7.762cm" svg:x2="19.267cm" svg:y2="7.733cm">
            <text:p/>
          </draw:line>
          <draw:line draw:style-name="gr1" draw:text-style-name="P1" draw:layer="TiM_F" svg:x1="19.267cm" svg:y1="7.508cm" svg:x2="19.267cm" svg:y2="7.479cm">
            <text:p/>
          </draw:line>
          <draw:line draw:style-name="gr1" draw:text-style-name="P1" draw:layer="TiM_F" svg:x1="19.267cm" svg:y1="21.477cm" svg:x2="19.267cm" svg:y2="21.448cm">
            <text:p/>
          </draw:line>
          <draw:line draw:style-name="gr1" draw:text-style-name="P1" draw:layer="TiM_F" svg:x1="19.267cm" svg:y1="21.223cm" svg:x2="19.267cm" svg:y2="21.194cm">
            <text:p/>
          </draw:line>
        </draw:g>
        <draw:g>
          <draw:line draw:style-name="gr3" draw:text-style-name="P1" draw:layer="TiM_B" svg:x1="22.861cm" svg:y1="27.431cm" svg:x2="24.385cm" svg:y2="27.431cm">
            <text:p/>
          </draw:line>
          <draw:line draw:style-name="gr3" draw:text-style-name="P1" draw:layer="TiM_B" svg:x1="21.337cm" svg:y1="27.431cm" svg:x2="22.861cm" svg:y2="27.431cm">
            <text:p/>
          </draw:line>
          <draw:line draw:style-name="gr3" draw:text-style-name="P1" draw:layer="TiM_B" svg:x1="24.385cm" svg:y1="27.431cm" svg:x2="25.909cm" svg:y2="27.431cm">
            <text:p/>
          </draw:line>
          <draw:line draw:style-name="gr3" draw:text-style-name="P1" draw:layer="TiM_B" svg:x1="19.813cm" svg:y1="27.431cm" svg:x2="21.337cm" svg:y2="27.431cm">
            <text:p/>
          </draw:line>
          <draw:line draw:style-name="gr3" draw:text-style-name="P1" draw:layer="TiM_B" svg:x1="25.909cm" svg:y1="27.431cm" svg:x2="27.433cm" svg:y2="27.431cm">
            <text:p/>
          </draw:line>
          <draw:line draw:style-name="gr3" draw:text-style-name="P1" draw:layer="TiM_B" svg:x1="18.289cm" svg:y1="27.431cm" svg:x2="19.813cm" svg:y2="27.431cm">
            <text:p/>
          </draw:line>
          <draw:line draw:style-name="gr3" draw:text-style-name="P1" draw:layer="TiM_B" svg:x1="27.433cm" svg:y1="27.431cm" svg:x2="28.957cm" svg:y2="27.431cm">
            <text:p/>
          </draw:line>
          <draw:line draw:style-name="gr3" draw:text-style-name="P1" draw:layer="TiM_B" svg:x1="18.289cm" svg:y1="3.049cm" svg:x2="18.289cm" svg:y2="27.431cm">
            <text:p/>
          </draw:line>
          <draw:line draw:style-name="gr3" draw:text-style-name="P1" draw:layer="TiM_B" svg:x1="28.957cm" svg:y1="27.431cm" svg:x2="30.481cm" svg:y2="27.431cm">
            <text:p/>
          </draw:line>
          <draw:line draw:style-name="gr3" draw:text-style-name="P1" draw:layer="TiM_B" svg:x1="19.813cm" svg:y1="3.049cm" svg:x2="18.289cm" svg:y2="3.049cm">
            <text:p/>
          </draw:line>
          <draw:line draw:style-name="gr3" draw:text-style-name="P1" draw:layer="TiM_B" svg:x1="21.337cm" svg:y1="3.049cm" svg:x2="19.813cm" svg:y2="3.049cm">
            <text:p/>
          </draw:line>
          <draw:line draw:style-name="gr3" draw:text-style-name="P1" draw:layer="TiM_B" svg:x1="30.481cm" svg:y1="3.049cm" svg:x2="28.957cm" svg:y2="3.049cm">
            <text:p/>
          </draw:line>
          <draw:line draw:style-name="gr3" draw:text-style-name="P1" draw:layer="TiM_B" svg:x1="22.861cm" svg:y1="3.049cm" svg:x2="21.337cm" svg:y2="3.049cm">
            <text:p/>
          </draw:line>
          <draw:line draw:style-name="gr3" draw:text-style-name="P1" draw:layer="TiM_B" svg:x1="28.957cm" svg:y1="3.049cm" svg:x2="27.433cm" svg:y2="3.049cm">
            <text:p/>
          </draw:line>
          <draw:line draw:style-name="gr3" draw:text-style-name="P1" draw:layer="TiM_B" svg:x1="24.385cm" svg:y1="3.049cm" svg:x2="22.861cm" svg:y2="3.049cm">
            <text:p/>
          </draw:line>
          <draw:line draw:style-name="gr3" draw:text-style-name="P1" draw:layer="TiM_B" svg:x1="27.433cm" svg:y1="3.049cm" svg:x2="25.909cm" svg:y2="3.049cm">
            <text:p/>
          </draw:line>
          <draw:line draw:style-name="gr3" draw:text-style-name="P1" draw:layer="TiM_B" svg:x1="25.909cm" svg:y1="3.049cm" svg:x2="24.385cm" svg:y2="3.049cm">
            <text:p/>
          </draw:line>
          <draw:path draw:style-name="gr4" draw:text-style-name="P2" draw:layer="TiM_B" svg:width="0.304cm" svg:height="0.303cm" draw:transform="rotate (1.5707963267949) translate (18.899cm 18.44cm)" svg:viewBox="0 0 305 304" svg:d="M0 152c0-28 7-52 21-76 14-25 30-42 55-56 24-14 49-20 77-20s52 6 76 20 42 31 56 56c14 24 20 48 20 76s-6 52-20 76-32 42-56 56-48 20-76 20-53-6-77-20c-25-14-41-32-55-56s-21-48-21-76z">
            <text:p/>
          </draw:path>
          <draw:path draw:style-name="gr4" draw:text-style-name="P2" draw:layer="TiM_B" svg:width="0.304cm" svg:height="0.304cm" draw:transform="rotate (1.5707963267949) translate (24.994cm 18.44cm)" svg:viewBox="0 0 305 305" svg:d="M0 153c0-28 7-52 21-76 14-25 30-42 55-56 24-14 49-21 77-21s52 7 76 21 42 31 56 56c14 24 20 48 20 76s-6 52-20 76-32 42-56 56-48 20-76 20-53-6-77-20c-25-14-41-32-55-56s-21-48-21-76z">
            <text:p/>
          </draw:path>
          <draw:path draw:style-name="gr4" draw:text-style-name="P2" draw:layer="TiM_B" svg:width="0.304cm" svg:height="0.304cm" draw:transform="rotate (1.5707963267949) translate (23.47cm 18.44cm)" svg:viewBox="0 0 305 305" svg:d="M0 153c0-28 7-52 21-76 14-25 30-42 55-56 24-14 49-21 77-21s52 7 76 21 42 31 56 56c14 24 20 48 20 76s-6 52-20 76-32 42-56 56-48 20-76 20-53-6-77-20c-25-14-41-32-55-56s-21-48-21-76z">
            <text:p/>
          </draw:path>
          <draw:path draw:style-name="gr4" draw:text-style-name="P2" draw:layer="TiM_B" svg:width="0.08cm" svg:height="0.081cm" draw:transform="rotate (1.5707963267949) translate (19.264cm 15.154cm)" svg:viewBox="0 0 81 82" svg:d="M0 41c0-8 1-13 5-20s8-11 15-15 12-6 20-6c7 0 14 2 21 6 6 4 11 8 15 15 3 7 5 12 5 20 0 7-2 13-5 20-4 6-8 11-15 15s-13 6-21 6c-7 0-13-2-20-6s-11-9-15-15c-4-7-5-13-5-20z">
            <text:p/>
          </draw:path>
          <draw:path draw:style-name="gr4" draw:text-style-name="P2" draw:layer="TiM_B" svg:width="0.08cm" svg:height="0.081cm" draw:transform="rotate (1.5707963267949) translate (19.264cm 15.407cm)" svg:viewBox="0 0 81 82" svg:d="M0 41c0-8 1-13 5-20s8-11 15-15 13-6 21-6c7 0 13 2 20 6 6 4 11 8 15 15 3 7 5 12 5 20 0 7-2 13-5 20-4 6-8 11-15 15s-13 6-20 6c-8 0-14-2-21-6s-11-9-15-15c-4-7-5-13-5-20z">
            <text:p/>
          </draw:path>
          <draw:path draw:style-name="gr4" draw:text-style-name="P2" draw:layer="TiM_B" svg:width="0.1cm" svg:height="0.101cm" draw:transform="rotate (1.5707963267949) translate (19.254cm 17.195cm)" svg:viewBox="0 0 101 102" svg:d="M0 51c0-9 2-16 7-25s10-14 18-19 16-7 26-7c9 0 17 2 25 7s14 10 19 19c4 9 6 16 6 25s-1 17-6 25-11 14-19 19-16 7-25 7c-10 0-18-2-26-7s-13-11-18-19-7-16-7-25z">
            <text:p/>
          </draw:path>
          <draw:path draw:style-name="gr4" draw:text-style-name="P2" draw:layer="TiM_B" svg:width="0.1cm" svg:height="0.101cm" draw:transform="rotate (1.5707963267949) translate (19.254cm 16.941cm)" svg:viewBox="0 0 101 102" svg:d="M0 51c0-9 2-16 7-25s10-14 18-19 16-7 26-7c9 0 17 2 25 7s14 10 19 19c4 9 6 16 6 25s-1 17-6 25-11 14-19 19-16 7-25 7c-10 0-18-2-26-7s-13-11-18-19-7-16-7-25z">
            <text:p/>
          </draw:path>
          <draw:path draw:style-name="gr4" draw:text-style-name="P2" draw:layer="TiM_B" svg:width="0.1cm" svg:height="0.101cm" draw:transform="rotate (1.5707963267949) translate (19.254cm 16.687cm)" svg:viewBox="0 0 101 102" svg:d="M0 51c0-9 2-16 7-25s10-14 18-19 16-7 26-7c9 0 17 2 25 7s14 10 19 19c4 9 6 16 6 25s-1 17-6 25-11 14-19 19-16 7-25 7c-10 0-18-2-26-7s-13-11-18-19-7-16-7-25z">
            <text:p/>
          </draw:path>
          <draw:path draw:style-name="gr4" draw:text-style-name="P2" draw:layer="TiM_B" svg:width="0.1cm" svg:height="0.101cm" draw:transform="rotate (1.5707963267949) translate (19.254cm 16.433cm)" svg:viewBox="0 0 101 102" svg:d="M0 51c0-9 2-16 7-25s10-14 18-19 16-7 26-7c9 0 17 2 25 7s14 10 19 19c4 9 6 16 6 25s-1 17-6 25-11 14-19 19-16 7-25 7c-10 0-18-2-26-7s-13-11-18-19-7-16-7-25z">
            <text:p/>
          </draw:path>
          <draw:path draw:style-name="gr4" draw:text-style-name="P2" draw:layer="TiM_B" svg:width="0.08cm" svg:height="0.08cm" draw:transform="rotate (1.5707963267949) translate (29.424cm 15.407cm)" svg:viewBox="0 0 81 81" svg:d="M0 41c0-8 1-14 5-21s8-11 15-15 13-5 21-5c7 0 13 1 20 5s11 8 15 15 5 13 5 21c0 7-1 13-5 20s-8 11-15 15-13 5-20 5c-8 0-14-1-21-5s-11-8-15-15-5-13-5-20z">
            <text:p/>
          </draw:path>
          <draw:path draw:style-name="gr4" draw:text-style-name="P2" draw:layer="TiM_B" svg:width="0.08cm" svg:height="0.08cm" draw:transform="rotate (1.5707963267949) translate (29.424cm 15.154cm)" svg:viewBox="0 0 81 81" svg:d="M0 41c0-8 1-14 5-21s8-11 15-15 12-5 20-5c7 0 14 1 21 5s11 8 15 15 5 13 5 21c0 7-1 13-5 20s-8 11-15 15-13 5-21 5c-7 0-13-1-20-5s-11-8-15-15-5-13-5-20z">
            <text:p/>
          </draw:path>
          <draw:path draw:style-name="gr4" draw:text-style-name="P2" draw:layer="TiM_B" svg:width="0.304cm" svg:height="0.304cm" draw:transform="rotate (1.5707963267949) translate (29.566cm 18.44cm)" svg:viewBox="0 0 305 305" svg:d="M0 153c0-28 7-53 21-77 14-25 30-41 55-55 24-14 49-21 77-21s52 7 76 21 42 30 56 55c14 24 20 49 20 77s-6 51-20 76c-14 24-32 42-56 56s-48 20-76 20-53-6-77-20c-25-14-41-32-55-56-14-25-21-48-21-76z">
            <text:p/>
          </draw:path>
          <draw:path draw:style-name="gr4" draw:text-style-name="P2" draw:layer="TiM_B" svg:width="0.08cm" svg:height="0.08cm" draw:transform="rotate (1.5707963267949) translate (18.604cm 15.154cm)" svg:viewBox="0 0 81 81" svg:d="M0 41c0-8 1-14 5-21s8-11 15-15 12-5 20-5c7 0 14 1 21 5s11 8 15 15 5 13 5 21c0 7-1 13-5 20s-8 11-15 15-13 5-21 5c-7 0-13-1-20-5s-11-8-15-15-5-13-5-20z">
            <text:p/>
          </draw:path>
          <draw:path draw:style-name="gr4" draw:text-style-name="P2" draw:layer="TiM_B" svg:width="0.08cm" svg:height="0.08cm" draw:transform="rotate (1.5707963267949) translate (18.604cm 15.407cm)" svg:viewBox="0 0 81 81" svg:d="M0 41c0-8 1-14 5-21s8-11 15-15 13-5 21-5c7 0 13 1 20 5s11 8 15 15 5 13 5 21c0 7-1 13-5 20s-8 11-15 15-13 5-20 5c-8 0-14-1-21-5s-11-8-15-15-5-13-5-20z">
            <text:p/>
          </draw:path>
          <draw:path draw:style-name="gr3" draw:text-style-name="P1" draw:layer="TiM_B" svg:width="0.008cm" svg:height="0.024cm" draw:transform="rotate (1.5707963267949) translate (19.28cm 7.716cm)" svg:viewBox="0 0 9 25" svg:d="M9 25c-1-2-2-3-3-5-4-6-6-13-6-20">
            <text:p/>
          </draw:path>
          <draw:path draw:style-name="gr3" draw:text-style-name="P1" draw:layer="TiM_B" svg:width="0.081cm" svg:height="0.069cm" draw:transform="rotate (1.5707963267949) translate (19.235cm 7.776cm)" svg:viewBox="0 0 82 70" svg:d="M0 40c0-7 2-13 6-20 3-6 8-11 15-15s12-5 20-5c7 0 13 1 20 5s11 8 15 15 6 12 6 20c0 7-2 14-6 21-2 3-4 6-7 9">
            <text:p/>
          </draw:path>
          <draw:path draw:style-name="gr4" draw:text-style-name="P2" draw:layer="TiM_B" svg:width="0.1cm" svg:height="0.1cm" draw:transform="rotate (1.5707963267949) translate (18.594cm 10.592cm)" svg:viewBox="0 0 101 101" svg:d="M0 51c0-10 1-18 6-26s11-13 19-18 15-7 25-7c9 0 18 2 26 7s13 10 18 18 7 16 7 26c0 9-2 17-7 25s-10 14-18 19-16 6-26 6c-9 0-17-1-25-6s-14-11-19-19-6-16-6-25z">
            <text:p/>
          </draw:path>
          <draw:path draw:style-name="gr4" draw:text-style-name="P2" draw:layer="TiM_B" svg:width="0.1cm" svg:height="0.1cm" draw:transform="rotate (1.5707963267949) translate (18.594cm 10.338cm)" svg:viewBox="0 0 101 101" svg:d="M0 51c0-10 1-18 6-26s11-13 19-18 15-7 25-7c9 0 18 2 26 7s13 10 18 18 7 16 7 26c0 9-2 17-7 25s-10 14-18 19-16 6-26 6c-9 0-17-1-25-6s-14-11-19-19-6-16-6-25z">
            <text:p/>
          </draw:path>
          <draw:path draw:style-name="gr4" draw:text-style-name="P2" draw:layer="TiM_B" svg:width="0.1cm" svg:height="0.1cm" draw:transform="rotate (1.5707963267949) translate (18.594cm 11.1cm)" svg:viewBox="0 0 101 101" svg:d="M0 51c0-10 1-18 6-26s11-13 19-18 15-7 25-7c9 0 18 2 26 7s13 10 18 18 7 16 7 26c0 9-2 17-7 25s-10 14-18 19-16 6-26 6c-9 0-17-1-25-6s-14-11-19-19-6-16-6-25z">
            <text:p/>
          </draw:path>
          <draw:path draw:style-name="gr4" draw:text-style-name="P2" draw:layer="TiM_B" svg:width="0.1cm" svg:height="0.1cm" draw:transform="rotate (1.5707963267949) translate (18.594cm 10.846cm)" svg:viewBox="0 0 101 101" svg:d="M0 51c0-10 1-18 6-26s11-13 19-18 15-7 25-7c9 0 18 2 26 7s13 10 18 18 7 16 7 26c0 9-2 17-7 25s-10 14-18 19-16 6-26 6c-9 0-17-1-25-6s-14-11-19-19-6-16-6-25z">
            <text:p/>
          </draw:path>
          <draw:path draw:style-name="gr4" draw:text-style-name="P2" draw:layer="TiM_B" svg:width="0.1cm" svg:height="0.1cm" draw:transform="rotate (1.5707963267949) translate (29.414cm 10.338cm)" svg:viewBox="0 0 101 101" svg:d="M0 51c0-10 1-18 6-26s11-13 19-18 15-7 25-7c9 0 18 2 26 7s13 10 18 18 7 16 7 26c0 9-2 17-7 25s-10 14-18 19-16 6-26 6c-9 0-17-1-25-6s-14-11-19-19-6-16-6-25z">
            <text:p/>
          </draw:path>
          <draw:path draw:style-name="gr4" draw:text-style-name="P2" draw:layer="TiM_B" svg:width="0.08cm" svg:height="0.08cm" draw:transform="rotate (1.5707963267949) translate (29.424cm 7.788cm)" svg:viewBox="0 0 81 81" svg:d="M0 41c0-8 1-14 5-21s8-11 15-15 12-5 20-5c7 0 14 1 21 5s10 8 14 15c3 7 6 13 6 21 0 7-3 13-6 20-4 6-7 11-14 15s-13 5-21 5c-7 0-13-1-20-5s-11-8-15-15-5-13-5-20z">
            <text:p/>
          </draw:path>
          <draw:path draw:style-name="gr4" draw:text-style-name="P2" draw:layer="TiM_B" svg:width="0.1cm" svg:height="0.1cm" draw:transform="rotate (1.5707963267949) translate (29.414cm 10.846cm)" svg:viewBox="0 0 101 101" svg:d="M0 51c0-10 1-18 6-26s11-13 19-18 15-7 25-7c9 0 18 2 26 7s13 10 18 18 7 16 7 26c0 9-2 17-7 25s-10 14-18 19-16 6-26 6c-9 0-17-1-25-6s-14-11-19-19-6-16-6-25z">
            <text:p/>
          </draw:path>
          <draw:path draw:style-name="gr4" draw:text-style-name="P2" draw:layer="TiM_B" svg:width="0.1cm" svg:height="0.1cm" draw:transform="rotate (1.5707963267949) translate (29.414cm 10.592cm)" svg:viewBox="0 0 101 101" svg:d="M0 51c0-10 1-18 6-26s11-13 19-18 15-7 25-7c9 0 18 2 26 7s13 10 18 18 7 16 7 26c0 9-2 17-7 25s-10 14-18 19-16 6-26 6c-9 0-17-1-25-6s-14-11-19-19-6-16-6-25z">
            <text:p/>
          </draw:path>
          <draw:path draw:style-name="gr4" draw:text-style-name="P2" draw:layer="TiM_B" svg:width="0.1cm" svg:height="0.1cm" draw:transform="rotate (1.5707963267949) translate (29.414cm 11.1cm)" svg:viewBox="0 0 101 101" svg:d="M0 51c0-10 1-18 6-26s11-13 19-18 15-7 25-7c9 0 18 2 26 7s13 10 18 18 7 16 7 26c0 9-2 17-7 25s-10 14-18 19-16 6-26 6c-9 0-17-1-25-6s-14-11-19-19-6-16-6-25z">
            <text:p/>
          </draw:path>
          <draw:path draw:style-name="gr4" draw:text-style-name="P2" draw:layer="TiM_B" svg:width="0.1cm" svg:height="0.1cm" draw:transform="rotate (1.5707963267949) translate (18.594cm 13.894cm)" svg:viewBox="0 0 101 101" svg:d="M0 51c0-10 1-18 6-26s11-13 19-18 15-7 25-7c9 0 18 2 26 7s13 10 18 18 7 16 7 26c0 9-2 17-7 25s-10 14-18 19-16 6-26 6c-9 0-17-1-25-6s-14-11-19-19-6-16-6-25z">
            <text:p/>
          </draw:path>
          <draw:path draw:style-name="gr4" draw:text-style-name="P2" draw:layer="TiM_B" svg:width="0.1cm" svg:height="0.1cm" draw:transform="rotate (1.5707963267949) translate (29.414cm 13.894cm)" svg:viewBox="0 0 101 101" svg:d="M0 51c0-10 1-18 6-26s11-13 19-18 15-7 25-7c9 0 18 2 26 7s13 10 18 18 7 16 7 26c0 9-2 17-7 25s-10 14-18 19-16 6-26 6c-9 0-17-1-25-6s-14-11-19-19-6-16-6-25z">
            <text:p/>
          </draw:path>
          <draw:path draw:style-name="gr4" draw:text-style-name="P2" draw:layer="TiM_B" svg:width="0.1cm" svg:height="0.1cm" draw:transform="rotate (1.5707963267949) translate (29.414cm 13.386cm)" svg:viewBox="0 0 101 101" svg:d="M0 51c0-10 1-18 6-26s11-13 19-18 15-7 25-7c9 0 18 2 26 7s13 10 18 18 7 16 7 26c0 9-2 17-7 25s-10 14-18 19-16 6-26 6c-9 0-17-1-25-6s-14-11-19-19-6-16-6-25z">
            <text:p/>
          </draw:path>
          <draw:path draw:style-name="gr4" draw:text-style-name="P2" draw:layer="TiM_B" svg:width="0.1cm" svg:height="0.1cm" draw:transform="rotate (1.5707963267949) translate (29.414cm 13.64cm)" svg:viewBox="0 0 101 101" svg:d="M0 51c0-10 1-18 6-26s11-13 19-18 15-7 25-7c9 0 18 2 26 7s13 10 18 18 7 16 7 26c0 9-2 17-7 25s-10 14-18 19-16 6-26 6c-9 0-17-1-25-6s-14-11-19-19-6-16-6-25z">
            <text:p/>
          </draw:path>
          <draw:path draw:style-name="gr4" draw:text-style-name="P2" draw:layer="TiM_B" svg:width="0.304cm" svg:height="0.304cm" draw:transform="rotate (1.5707963267949) translate (24.994cm 12.345cm)" svg:viewBox="0 0 305 305" svg:d="M0 153c0-28 6-52 20-76 14-25 32-42 56-56s48-21 76-21 52 7 77 21c24 14 41 31 55 56 14 24 21 48 21 76s-7 52-21 76-31 42-55 56c-25 14-49 20-77 20s-52-6-76-20-42-32-56-56-20-48-20-76z">
            <text:p/>
          </draw:path>
          <draw:path draw:style-name="gr4" draw:text-style-name="P2" draw:layer="TiM_B" svg:width="0.304cm" svg:height="0.304cm" draw:transform="rotate (1.5707963267949) translate (23.47cm 12.345cm)" svg:viewBox="0 0 305 305" svg:d="M0 153c0-28 6-52 20-76 14-25 32-42 56-56s48-21 76-21 52 7 77 21c24 14 41 31 55 56 14 24 21 48 21 76s-7 52-21 76-31 42-55 56c-25 14-49 20-77 20s-52-6-76-20-42-32-56-56-20-48-20-76z">
            <text:p/>
          </draw:path>
          <draw:path draw:style-name="gr4" draw:text-style-name="P2" draw:layer="TiM_B" svg:width="0.304cm" svg:height="0.303cm" draw:transform="rotate (1.5707963267949) translate (18.899cm 12.345cm)" svg:viewBox="0 0 305 304" svg:d="M0 152c0-28 6-52 20-76 14-25 32-42 56-56s48-20 76-20 52 6 77 20c24 14 41 31 55 56 14 24 21 48 21 76s-7 52-21 76-31 42-55 56c-25 14-49 20-77 20s-52-6-76-20-42-32-56-56-20-48-20-76z">
            <text:p/>
          </draw:path>
          <draw:path draw:style-name="gr4" draw:text-style-name="P2" draw:layer="TiM_B" svg:width="0.1cm" svg:height="0.1cm" draw:transform="rotate (1.5707963267949) translate (18.594cm 13.64cm)" svg:viewBox="0 0 101 101" svg:d="M0 51c0-10 1-18 6-26s11-13 19-18 15-7 25-7c9 0 18 2 26 7s13 10 18 18 7 16 7 26c0 9-2 17-7 25s-10 14-18 19-16 6-26 6c-9 0-17-1-25-6s-14-11-19-19-6-16-6-25z">
            <text:p/>
          </draw:path>
          <draw:path draw:style-name="gr4" draw:text-style-name="P2" draw:layer="TiM_B" svg:width="0.1cm" svg:height="0.1cm" draw:transform="rotate (1.5707963267949) translate (18.594cm 13.386cm)" svg:viewBox="0 0 101 101" svg:d="M0 51c0-10 1-18 6-26s11-13 19-18 15-7 25-7c9 0 18 2 26 7s13 10 18 18 7 16 7 26c0 9-2 17-7 25s-10 14-18 19-16 6-26 6c-9 0-17-1-25-6s-14-11-19-19-6-16-6-25z">
            <text:p/>
          </draw:path>
          <draw:path draw:style-name="gr4" draw:text-style-name="P2" draw:layer="TiM_B" svg:width="0.304cm" svg:height="0.304cm" draw:transform="rotate (1.5707963267949) translate (29.566cm 12.345cm)" svg:viewBox="0 0 305 305" svg:d="M0 153c0-28 6-53 20-77 14-25 32-41 56-55s48-21 76-21 52 7 77 21c24 14 41 30 55 55 14 24 21 49 21 77s-7 51-21 76c-14 24-31 42-55 56-25 14-49 20-77 20s-52-6-76-20-42-32-56-56c-14-25-20-48-20-76z">
            <text:p/>
          </draw:path>
          <draw:path draw:style-name="gr4" draw:text-style-name="P2" draw:layer="TiM_B" svg:width="0.1cm" svg:height="0.1cm" draw:transform="rotate (1.5707963267949) translate (18.594cm 14.148cm)" svg:viewBox="0 0 101 101" svg:d="M0 51c0-10 1-18 6-26s11-13 19-18 15-7 25-7c9 0 18 2 26 7s13 10 18 18 7 16 7 26c0 9-2 17-7 25s-10 14-18 19-16 6-26 6c-9 0-17-1-25-6s-14-11-19-19-6-16-6-25z">
            <text:p/>
          </draw:path>
          <draw:path draw:style-name="gr4" draw:text-style-name="P2" draw:layer="TiM_B" svg:width="0.1cm" svg:height="0.1cm" draw:transform="rotate (1.5707963267949) translate (29.414cm 14.148cm)" svg:viewBox="0 0 101 101" svg:d="M0 51c0-10 1-18 6-26s11-13 19-18 15-7 25-7c9 0 18 2 26 7s13 10 18 18 7 16 7 26c0 9-2 17-7 25s-10 14-18 19-16 6-26 6c-9 0-17-1-25-6s-14-11-19-19-6-16-6-25z">
            <text:p/>
          </draw:path>
          <draw:path draw:style-name="gr4" draw:text-style-name="P2" draw:layer="TiM_B" svg:width="0.1cm" svg:height="0.101cm" draw:transform="rotate (1.5707963267949) translate (19.254cm 19.989cm)" svg:viewBox="0 0 101 102" svg:d="M0 51c0-9 2-16 7-25s10-14 18-19 16-7 26-7c9 0 17 2 25 7s14 10 19 19c4 9 6 16 6 25s-1 17-6 25-11 14-19 19-16 7-25 7c-10 0-18-2-26-7s-13-11-18-19-7-16-7-25z">
            <text:p/>
          </draw:path>
          <draw:path draw:style-name="gr4" draw:text-style-name="P2" draw:layer="TiM_B" svg:width="0.1cm" svg:height="0.101cm" draw:transform="rotate (1.5707963267949) translate (19.254cm 19.735cm)" svg:viewBox="0 0 101 102" svg:d="M0 51c0-9 2-16 7-25s10-14 18-19 16-7 26-7c9 0 17 2 25 7s14 10 19 19c4 9 6 16 6 25s-1 17-6 25-11 14-19 19-16 7-25 7c-10 0-18-2-26-7s-13-11-18-19-7-16-7-25z">
            <text:p/>
          </draw:path>
          <draw:path draw:style-name="gr4" draw:text-style-name="P2" draw:layer="TiM_B" svg:width="0.1cm" svg:height="0.101cm" draw:transform="rotate (1.5707963267949) translate (19.254cm 19.481cm)" svg:viewBox="0 0 101 102" svg:d="M0 51c0-9 2-16 7-25s10-14 18-19 16-7 26-7c9 0 17 2 25 7s14 10 19 19c4 9 6 16 6 25s-1 17-6 25-11 14-19 19-16 7-25 7c-10 0-18-2-26-7s-13-11-18-19-7-16-7-25z">
            <text:p/>
          </draw:path>
          <draw:path draw:style-name="gr4" draw:text-style-name="P2" draw:layer="TiM_B" svg:width="0.081cm" svg:height="0.08cm" draw:transform="rotate (1.5707963267949) translate (27.265cm 4.106cm)" svg:viewBox="0 0 82 81" svg:d="M0 41c0-8 2-14 6-21s8-11 15-15 12-5 20-5c7 0 13 1 20 5 6 4 11 8 15 15 3 7 6 13 6 21 0 7-2 14-6 20s-8 11-15 15-12 5-20 5c-7 0-13-1-20-5s-11-9-15-15-6-13-6-20z">
            <text:p/>
          </draw:path>
          <draw:path draw:style-name="gr4" draw:text-style-name="P2" draw:layer="TiM_B" svg:width="0.081cm" svg:height="0.08cm" draw:transform="rotate (1.5707963267949) translate (27.519cm 4.106cm)" svg:viewBox="0 0 82 81" svg:d="M0 41c0-8 2-14 6-21s8-11 15-15 12-5 20-5c7 0 13 1 20 5 6 4 11 8 15 15 3 7 6 13 6 21 0 7-3 13-6 20-4 6-8 11-15 15s-12 5-20 5c-7 0-13-1-20-5s-11-8-15-15-6-13-6-20z">
            <text:p/>
          </draw:path>
          <draw:path draw:style-name="gr4" draw:text-style-name="P2" draw:layer="TiM_B" svg:width="0.304cm" svg:height="0.304cm" draw:transform="rotate (1.5707963267949) translate (29.566cm 6.249cm)" svg:viewBox="0 0 305 305" svg:d="M0 153c0-28 6-53 20-77 14-25 32-41 56-55s48-21 76-21 51 7 76 21c24 14 42 30 56 55 14 24 21 49 21 77s-7 51-21 76c-14 24-32 42-56 56-25 14-48 20-76 20s-52-6-76-20-42-32-56-56c-14-25-20-48-20-76z">
            <text:p/>
          </draw:path>
          <draw:path draw:style-name="gr4" draw:text-style-name="P2" draw:layer="TiM_B" svg:width="0.304cm" svg:height="0.304cm" draw:transform="rotate (1.5707963267949) translate (24.994cm 6.249cm)" svg:viewBox="0 0 305 305" svg:d="M0 153c0-28 6-52 20-76 14-25 32-42 56-56s48-21 76-21 51 7 76 21c24 14 42 31 56 56 14 24 21 48 21 76s-7 52-21 76-32 42-56 56c-25 14-48 20-76 20s-52-6-76-20-42-32-56-56-20-48-20-76z">
            <text:p/>
          </draw:path>
          <draw:path draw:style-name="gr4" draw:text-style-name="P2" draw:layer="TiM_B" svg:width="0.101cm" svg:height="0.101cm" draw:transform="rotate (1.5707963267949) translate (25.223cm 4.243cm)" svg:viewBox="0 0 102 102" svg:d="M0 51c0-10 2-18 7-26s11-13 19-18 16-7 25-7 16 2 25 7 14 10 19 18 7 16 7 26c0 9-2 17-7 25s-11 14-19 19c-9 4-16 7-25 7s-17-2-25-7-14-11-19-19-7-16-7-25z">
            <text:p/>
          </draw:path>
          <draw:path draw:style-name="gr4" draw:text-style-name="P2" draw:layer="TiM_B" svg:width="0.101cm" svg:height="0.101cm" draw:transform="rotate (1.5707963267949) translate (24.969cm 4.243cm)" svg:viewBox="0 0 102 102" svg:d="M0 51c0-10 2-18 7-26s11-13 19-18 16-7 25-7 16 2 25 7 14 10 19 18 7 16 7 26c0 9-2 17-7 25s-11 14-19 19c-9 4-16 7-25 7s-17-2-25-7-14-11-19-19-7-16-7-25z">
            <text:p/>
          </draw:path>
          <draw:path draw:style-name="gr4" draw:text-style-name="P2" draw:layer="TiM_B" svg:width="0.101cm" svg:height="0.101cm" draw:transform="rotate (1.5707963267949) translate (23.953cm 4.243cm)" svg:viewBox="0 0 102 102" svg:d="M0 51c0-10 2-18 7-26s11-13 19-18 16-7 25-7 16 2 25 7 14 10 19 18 7 16 7 26c0 9-2 17-7 25s-11 14-19 19c-9 4-16 7-25 7s-17-2-25-7-14-11-19-19-7-16-7-25z">
            <text:p/>
          </draw:path>
          <draw:path draw:style-name="gr4" draw:text-style-name="P2" draw:layer="TiM_B" svg:width="0.101cm" svg:height="0.101cm" draw:transform="rotate (1.5707963267949) translate (24.207cm 4.243cm)" svg:viewBox="0 0 102 102" svg:d="M0 51c0-10 2-18 7-26s11-13 19-18 16-7 25-7 16 2 25 7 14 10 19 18 7 16 7 26c0 9-2 17-7 25s-11 14-19 19c-9 4-16 7-25 7s-17-2-25-7-14-11-19-19-7-16-7-25z">
            <text:p/>
          </draw:path>
          <draw:path draw:style-name="gr4" draw:text-style-name="P2" draw:layer="TiM_B" svg:width="0.101cm" svg:height="0.101cm" draw:transform="rotate (1.5707963267949) translate (24.715cm 4.243cm)" svg:viewBox="0 0 102 102" svg:d="M0 51c0-10 2-18 7-26s11-13 19-18 16-7 25-7 16 2 25 7 14 10 19 18 7 16 7 26c0 9-2 17-7 25s-11 14-19 19c-9 4-16 7-25 7s-17-2-25-7-14-11-19-19-7-16-7-25z">
            <text:p/>
          </draw:path>
          <draw:path draw:style-name="gr4" draw:text-style-name="P2" draw:layer="TiM_B" svg:width="0.101cm" svg:height="0.101cm" draw:transform="rotate (1.5707963267949) translate (24.461cm 4.243cm)" svg:viewBox="0 0 102 102" svg:d="M0 51c0-10 2-18 7-26s11-13 19-18 16-7 25-7 16 2 25 7 14 10 19 18 7 16 7 26c0 9-2 17-7 25s-11 14-19 19c-9 4-16 7-25 7s-17-2-25-7-14-11-19-19-7-16-7-25z">
            <text:p/>
          </draw:path>
          <draw:path draw:style-name="gr4" draw:text-style-name="P2" draw:layer="TiM_B" svg:width="0.304cm" svg:height="0.304cm" draw:transform="rotate (1.5707963267949) translate (23.47cm 6.249cm)" svg:viewBox="0 0 305 305" svg:d="M0 153c0-28 6-52 20-76 14-25 32-42 56-56s48-21 76-21 51 7 76 21c24 14 42 31 56 56 14 24 21 48 21 76s-7 52-21 76-32 42-56 56c-25 14-48 20-76 20s-52-6-76-20-42-32-56-56-20-48-20-76z">
            <text:p/>
          </draw:path>
          <draw:path draw:style-name="gr4" draw:text-style-name="P2" draw:layer="TiM_B" svg:width="0.101cm" svg:height="0.101cm" draw:transform="rotate (1.5707963267949) translate (23.699cm 4.243cm)" svg:viewBox="0 0 102 102" svg:d="M0 51c0-10 2-18 7-26s11-13 19-18 16-7 25-7 16 2 25 7 14 10 19 18 7 16 7 26c0 9-2 17-7 25s-11 14-19 19c-9 4-16 7-25 7s-17-2-25-7-14-11-19-19-7-16-7-25z">
            <text:p/>
          </draw:path>
          <draw:path draw:style-name="gr4" draw:text-style-name="P2" draw:layer="TiM_B" svg:width="0.101cm" svg:height="0.101cm" draw:transform="rotate (1.5707963267949) translate (23.445cm 4.243cm)" svg:viewBox="0 0 102 102" svg:d="M0 51c0-10 2-18 7-26s11-13 19-18 16-7 25-7 16 2 25 7 14 10 19 18 7 16 7 26c0 9-2 17-7 25s-11 14-19 19c-9 4-16 7-25 7s-17-2-25-7-14-11-19-19-7-16-7-25z">
            <text:p/>
          </draw:path>
          <draw:path draw:style-name="gr4" draw:text-style-name="P2" draw:layer="TiM_B" svg:width="0.08cm" svg:height="0.08cm" draw:transform="rotate (1.5707963267949) translate (29.424cm 7.534cm)" svg:viewBox="0 0 81 81" svg:d="M0 41c0-8 1-14 5-21s8-11 15-15 12-5 20-5c7 0 14 1 21 5s10 8 14 15c3 7 6 13 6 21 0 7-3 13-6 20-4 6-7 11-14 15s-13 5-21 5c-7 0-13-1-20-5s-11-8-15-15-5-13-5-20z">
            <text:p/>
          </draw:path>
          <draw:path draw:style-name="gr4" draw:text-style-name="P2" draw:layer="TiM_B" svg:width="0.304cm" svg:height="0.303cm" draw:transform="rotate (1.5707963267949) translate (18.899cm 6.249cm)" svg:viewBox="0 0 305 304" svg:d="M0 152c0-28 6-52 20-76 14-25 32-42 56-56s48-20 76-20 51 6 76 20c24 14 42 31 56 56 14 24 21 48 21 76s-7 52-21 76-32 42-56 56c-25 14-48 20-76 20s-52-6-76-20-42-32-56-56-20-48-20-76z">
            <text:p/>
          </draw:path>
          <draw:path draw:style-name="gr4" draw:text-style-name="P2" draw:layer="TiM_B" svg:width="0.081cm" svg:height="0.081cm" draw:transform="rotate (1.5707963267949) translate (19.645cm 4.106cm)" svg:viewBox="0 0 82 82" svg:d="M0 41c0-8 2-13 6-20s8-11 15-15 12-6 20-6c7 0 13 2 20 6s11 8 15 15 6 12 6 20c0 7-2 13-6 20s-8 11-15 15-12 6-20 6c-7 0-13-2-20-6s-11-8-15-15-6-13-6-20z">
            <text:p/>
          </draw:path>
          <draw:path draw:style-name="gr4" draw:text-style-name="P2" draw:layer="TiM_B" svg:width="0.081cm" svg:height="0.081cm" draw:transform="rotate (1.5707963267949) translate (19.899cm 4.106cm)" svg:viewBox="0 0 82 82" svg:d="M0 41c0-8 2-13 6-20s8-11 15-15 12-6 20-6c7 0 13 2 20 6s11 8 15 15 6 12 6 20c0 7-2 13-6 20s-8 11-15 15-12 6-20 6c-7 0-13-2-20-6s-11-8-15-15-6-13-6-20z">
            <text:p/>
          </draw:path>
          <draw:path draw:style-name="gr3" draw:text-style-name="P1" draw:layer="TiM_B" svg:width="0.008cm" svg:height="0.024cm" draw:transform="rotate (1.5707963267949) translate (19.28cm 7.462cm)" svg:viewBox="0 0 9 25" svg:d="M9 25c-1-2-2-3-3-5-4-6-6-13-6-20">
            <text:p/>
          </draw:path>
          <draw:path draw:style-name="gr3" draw:text-style-name="P1" draw:layer="TiM_B" svg:width="0.081cm" svg:height="0.069cm" draw:transform="rotate (1.5707963267949) translate (19.235cm 7.522cm)" svg:viewBox="0 0 82 70" svg:d="M0 40c0-7 2-13 6-20 3-6 8-11 15-15s12-5 20-5c7 0 13 1 20 5s11 8 15 15 6 12 6 20c0 7-2 14-6 21-2 3-4 6-7 9">
            <text:p/>
          </draw:path>
          <draw:path draw:style-name="gr3" draw:text-style-name="P1" draw:layer="TiM_B" svg:width="0.007cm" svg:height="0.024cm" draw:transform="rotate (1.5707963267949) translate (19.28cm 21.43cm)" svg:viewBox="0 0 8 25" svg:d="M8 25c-1-2-2-3-3-5-4-6-5-13-5-20">
            <text:p/>
          </draw:path>
          <draw:path draw:style-name="gr3" draw:text-style-name="P1" draw:layer="TiM_B" svg:width="0.08cm" svg:height="0.069cm" draw:transform="rotate (1.5707963267949) translate (19.235cm 21.49cm)" svg:viewBox="0 0 81 70" svg:d="M0 40c0-7 1-13 5-20 4-6 8-11 15-15s12-5 20-5c7 0 14 1 21 5s11 8 15 15 5 12 5 20c0 7-2 14-5 21-2 3-5 6-8 9">
            <text:p/>
          </draw:path>
          <draw:path draw:style-name="gr3" draw:text-style-name="P1" draw:layer="TiM_B" svg:width="0.007cm" svg:height="0.024cm" draw:transform="rotate (1.5707963267949) translate (19.28cm 21.176cm)" svg:viewBox="0 0 8 25" svg:d="M8 25c-1-2-2-3-3-5-4-6-5-13-5-20">
            <text:p/>
          </draw:path>
          <draw:path draw:style-name="gr3" draw:text-style-name="P1" draw:layer="TiM_B" svg:width="0.08cm" svg:height="0.069cm" draw:transform="rotate (1.5707963267949) translate (19.235cm 21.236cm)" svg:viewBox="0 0 81 70" svg:d="M0 40c0-7 1-13 5-20 4-6 8-11 15-15s12-5 20-5c7 0 14 1 21 5s11 8 15 15 5 12 5 20c0 7-2 14-5 21-2 3-5 6-8 9">
            <text:p/>
          </draw:path>
          <draw:path draw:style-name="gr4" draw:text-style-name="P2" draw:layer="TiM_B" svg:width="0.08cm" svg:height="0.08cm" draw:transform="rotate (1.5707963267949) translate (29.424cm 21.503cm)" svg:viewBox="0 0 81 81" svg:d="M0 41c0-8 2-14 6-21s7-11 14-15 13-5 21-5c7 0 13 1 20 5 6 4 11 8 15 15s5 13 5 21c0 7-1 13-5 20s-8 11-15 15-13 5-20 5c-8 0-14-1-21-5s-10-9-14-15c-4-7-6-13-6-20z">
            <text:p/>
          </draw:path>
          <draw:path draw:style-name="gr4" draw:text-style-name="P2" draw:layer="TiM_B" svg:width="0.08cm" svg:height="0.08cm" draw:transform="rotate (1.5707963267949) translate (29.424cm 21.249cm)" svg:viewBox="0 0 81 81" svg:d="M0 41c0-8 2-14 6-21s7-11 14-15 13-5 21-5c7 0 13 1 20 5 6 4 11 8 15 15s5 13 5 21c0 7-1 13-5 20s-8 11-15 15-13 5-20 5c-8 0-14-1-21-5s-10-9-14-15c-4-7-6-13-6-20z">
            <text:p/>
          </draw:path>
          <draw:path draw:style-name="gr4" draw:text-style-name="P2" draw:layer="TiM_B" svg:width="0.1cm" svg:height="0.101cm" draw:transform="rotate (1.5707963267949) translate (19.254cm 20.243cm)" svg:viewBox="0 0 101 102" svg:d="M0 51c0-9 2-16 7-25s10-14 18-19 16-7 26-7c9 0 17 2 25 7s14 10 19 19c4 9 6 16 6 25s-1 17-6 25-11 14-19 19-16 7-25 7c-10 0-18-2-26-7s-13-11-18-19-7-16-7-25z">
            <text:p/>
          </draw:path>
          <draw:path draw:style-name="gr3" draw:text-style-name="P1" draw:layer="TiM_B" svg:width="0.007cm" svg:height="0.024cm" draw:transform="rotate (1.5707963267949) translate (19.28cm 22.954cm)" svg:viewBox="0 0 8 25" svg:d="M8 25c-1-2-2-3-3-5-4-6-5-13-5-20">
            <text:p/>
          </draw:path>
          <draw:path draw:style-name="gr3" draw:text-style-name="P1" draw:layer="TiM_B" svg:width="0.08cm" svg:height="0.069cm" draw:transform="rotate (1.5707963267949) translate (19.235cm 23.014cm)" svg:viewBox="0 0 81 70" svg:d="M0 40c0-7 1-13 5-20 4-6 8-11 15-15s12-5 20-5c7 0 14 1 21 5s11 8 15 15 5 12 5 20c0 7-2 14-5 21-2 3-5 6-8 9">
            <text:p/>
          </draw:path>
          <draw:path draw:style-name="gr3" draw:text-style-name="P1" draw:layer="TiM_B" svg:width="0.007cm" svg:height="0.024cm" draw:transform="rotate (1.5707963267949) translate (19.28cm 22.7cm)" svg:viewBox="0 0 8 25" svg:d="M8 25c-1-2-2-3-3-5-4-6-5-13-5-20">
            <text:p/>
          </draw:path>
          <draw:path draw:style-name="gr3" draw:text-style-name="P1" draw:layer="TiM_B" svg:width="0.08cm" svg:height="0.069cm" draw:transform="rotate (1.5707963267949) translate (19.235cm 22.76cm)" svg:viewBox="0 0 81 70" svg:d="M0 40c0-7 1-13 5-20 4-6 8-11 15-15s12-5 20-5c7 0 14 1 21 5s11 8 15 15 5 12 5 20c0 7-2 14-5 21-2 3-5 6-8 9">
            <text:p/>
          </draw:path>
          <draw:path draw:style-name="gr4" draw:text-style-name="P2" draw:layer="TiM_B" svg:width="0.08cm" svg:height="0.08cm" draw:transform="rotate (1.5707963267949) translate (29.424cm 22.773cm)" svg:viewBox="0 0 81 81" svg:d="M0 41c0-8 2-14 6-21s7-11 14-15 13-5 21-5c7 0 13 1 20 5 6 4 11 8 15 15s5 13 5 21c0 7-1 13-5 20s-8 11-15 15-13 5-20 5c-8 0-14-1-21-5s-10-9-14-15c-4-7-6-13-6-20z">
            <text:p/>
          </draw:path>
          <draw:path draw:style-name="gr4" draw:text-style-name="P2" draw:layer="TiM_B" svg:width="0.08cm" svg:height="0.08cm" draw:transform="rotate (1.5707963267949) translate (29.424cm 23.027cm)" svg:viewBox="0 0 81 81" svg:d="M0 41c0-8 2-14 6-21s7-11 14-15 13-5 21-5c7 0 13 1 20 5 6 4 11 8 15 15s5 13 5 21c0 7-1 13-5 20s-8 11-15 15-13 5-20 5c-8 0-14-1-21-5s-10-9-14-15c-4-7-6-13-6-20z">
            <text:p/>
          </draw:path>
          <draw:path draw:style-name="gr4" draw:text-style-name="P2" draw:layer="TiM_B" svg:width="0.081cm" svg:height="0.08cm" draw:transform="rotate (1.5707963267949) translate (27.519cm 26.583cm)" svg:viewBox="0 0 82 81" svg:d="M0 41c0-8 2-14 6-21s8-11 15-15 12-5 20-5c7 0 13 1 20 5 6 4 11 8 15 15s6 13 6 21c0 7-2 13-6 20s-8 11-15 15-13 5-20 5c-8 0-13-1-20-5s-11-9-15-15c-4-7-6-13-6-20z">
            <text:p/>
          </draw:path>
          <draw:path draw:style-name="gr4" draw:text-style-name="P2" draw:layer="TiM_B" svg:width="0.081cm" svg:height="0.08cm" draw:transform="rotate (1.5707963267949) translate (27.265cm 26.583cm)" svg:viewBox="0 0 82 81" svg:d="M0 41c0-8 2-14 6-21s8-11 15-15 12-5 20-5c7 0 13 1 20 5 6 4 11 8 15 15s6 13 6 21c0 7-2 14-6 20s-8 11-15 15-13 5-20 5c-8 0-13-1-20-5s-11-9-15-15-6-13-6-20z">
            <text:p/>
          </draw:path>
          <draw:path draw:style-name="gr4" draw:text-style-name="P2" draw:layer="TiM_B" svg:width="0.081cm" svg:height="0.081cm" draw:transform="rotate (1.5707963267949) translate (19.899cm 26.583cm)" svg:viewBox="0 0 82 82" svg:d="M0 41c0-8 2-13 6-20s8-11 15-15 12-6 20-6c7 0 13 2 20 6s11 8 15 15 6 12 6 20c0 7-2 13-6 20s-8 11-15 15-13 6-20 6c-8 0-13-2-20-6s-11-8-15-15-6-13-6-20z">
            <text:p/>
          </draw:path>
          <draw:path draw:style-name="gr4" draw:text-style-name="P2" draw:layer="TiM_B" svg:width="0.304cm" svg:height="0.304cm" draw:transform="rotate (1.5707963267949) translate (29.566cm 24.536cm)" svg:viewBox="0 0 305 305" svg:d="M0 153c0-28 7-53 21-77 14-25 31-41 56-55 24-14 48-21 76-21s52 7 76 21 42 30 56 55c14 24 20 49 20 77s-6 51-20 76c-14 24-32 42-56 56s-48 20-76 20-52-6-76-20c-25-14-42-32-56-56-14-25-21-48-21-76z">
            <text:p/>
          </draw:path>
          <draw:path draw:style-name="gr4" draw:text-style-name="P2" draw:layer="TiM_B" svg:width="0.304cm" svg:height="0.304cm" draw:transform="rotate (1.5707963267949) translate (23.47cm 24.536cm)" svg:viewBox="0 0 305 305" svg:d="M0 153c0-28 7-52 21-76 14-25 31-42 56-56 24-14 48-21 76-21s52 7 76 21 42 31 56 56c14 24 20 48 20 76s-6 52-20 76-32 42-56 56-48 20-76 20-52-6-76-20c-25-14-42-32-56-56s-21-48-21-76z">
            <text:p/>
          </draw:path>
          <draw:path draw:style-name="gr4" draw:text-style-name="P2" draw:layer="TiM_B" svg:width="0.304cm" svg:height="0.304cm" draw:transform="rotate (1.5707963267949) translate (24.994cm 24.536cm)" svg:viewBox="0 0 305 305" svg:d="M0 153c0-28 7-52 21-76 14-25 31-42 56-56 24-14 48-21 76-21s52 7 76 21 42 31 56 56c14 24 20 48 20 76s-6 52-20 76-32 42-56 56-48 20-76 20-52-6-76-20c-25-14-42-32-56-56s-21-48-21-76z">
            <text:p/>
          </draw:path>
          <draw:path draw:style-name="gr4" draw:text-style-name="P2" draw:layer="TiM_B" svg:width="0.081cm" svg:height="0.081cm" draw:transform="rotate (1.5707963267949) translate (19.645cm 26.583cm)" svg:viewBox="0 0 82 82" svg:d="M0 41c0-8 2-13 6-20s8-11 15-15 12-6 20-6c7 0 13 2 20 6s11 8 15 15 6 12 6 20c0 7-2 13-6 20s-8 11-15 15-13 6-20 6c-8 0-13-2-20-6s-11-8-15-15-6-13-6-20z">
            <text:p/>
          </draw:path>
          <draw:path draw:style-name="gr4" draw:text-style-name="P2" draw:layer="TiM_B" svg:width="0.304cm" svg:height="0.303cm" draw:transform="rotate (1.5707963267949) translate (18.899cm 24.536cm)" svg:viewBox="0 0 305 304" svg:d="M0 152c0-28 7-52 21-76 14-25 31-42 56-56 24-14 48-20 76-20s52 6 76 20 42 31 56 56c14 24 20 48 20 76s-6 52-20 76-32 42-56 56-48 20-76 20-52-6-76-20c-25-14-42-32-56-56s-21-48-21-76z">
            <text:p/>
          </draw:path>
          <draw:path draw:style-name="gr4" draw:text-style-name="P2" draw:layer="TiM_B" svg:width="0.1cm" svg:height="0.101cm" draw:transform="rotate (1.5707963267949) translate (23.953cm 27.253cm)" svg:viewBox="0 0 101 102" svg:d="M0 51c0-10 2-18 7-26s10-13 18-18 16-7 26-7c9 0 17 2 25 7s14 10 19 18 6 16 6 26c0 9-1 17-6 25s-11 14-19 19-16 7-25 7c-10 0-18-2-26-7s-13-11-18-19-7-16-7-25z">
            <text:p/>
          </draw:path>
          <draw:path draw:style-name="gr4" draw:text-style-name="P2" draw:layer="TiM_B" svg:width="0.1cm" svg:height="0.101cm" draw:transform="rotate (1.5707963267949) translate (24.461cm 27.253cm)" svg:viewBox="0 0 101 102" svg:d="M0 51c0-10 2-18 7-26s10-13 18-18 16-7 26-7c9 0 17 2 25 7s14 10 19 18 6 16 6 26c0 9-1 17-6 25s-11 14-19 19-16 7-25 7c-10 0-18-2-26-7s-13-11-18-19-7-16-7-25z">
            <text:p/>
          </draw:path>
          <draw:path draw:style-name="gr4" draw:text-style-name="P2" draw:layer="TiM_B" svg:width="0.1cm" svg:height="0.101cm" draw:transform="rotate (1.5707963267949) translate (24.207cm 27.253cm)" svg:viewBox="0 0 101 102" svg:d="M0 51c0-10 2-18 7-26s10-13 18-18 16-7 26-7c9 0 17 2 25 7s14 10 19 18 6 16 6 26c0 9-1 17-6 25s-11 14-19 19-16 7-25 7c-10 0-18-2-26-7s-13-11-18-19-7-16-7-25z">
            <text:p/>
          </draw:path>
          <draw:path draw:style-name="gr4" draw:text-style-name="P2" draw:layer="TiM_B" svg:width="0.1cm" svg:height="0.101cm" draw:transform="rotate (1.5707963267949) translate (25.223cm 27.253cm)" svg:viewBox="0 0 101 102" svg:d="M0 51c0-10 2-18 7-26s10-13 18-18 16-7 26-7c9 0 17 2 25 7s14 10 19 18 6 16 6 26c0 9-1 17-6 25s-11 14-19 19-16 7-25 7c-10 0-18-2-26-7s-13-11-18-19-7-16-7-25z">
            <text:p/>
          </draw:path>
          <draw:path draw:style-name="gr4" draw:text-style-name="P2" draw:layer="TiM_B" svg:width="0.1cm" svg:height="0.101cm" draw:transform="rotate (1.5707963267949) translate (24.969cm 27.253cm)" svg:viewBox="0 0 101 102" svg:d="M0 51c0-10 2-18 7-26s10-13 18-18 16-7 26-7c9 0 17 2 25 7s14 10 19 18 6 16 6 26c0 9-1 17-6 25s-11 14-19 19-16 7-25 7c-10 0-18-2-26-7s-13-11-18-19-7-16-7-25z">
            <text:p/>
          </draw:path>
          <draw:path draw:style-name="gr4" draw:text-style-name="P2" draw:layer="TiM_B" svg:width="0.1cm" svg:height="0.101cm" draw:transform="rotate (1.5707963267949) translate (24.715cm 27.253cm)" svg:viewBox="0 0 101 102" svg:d="M0 51c0-10 2-18 7-26s10-13 18-18 16-7 26-7c9 0 17 2 25 7s14 10 19 18 6 16 6 26c0 9-1 17-6 25s-11 14-19 19-16 7-25 7c-10 0-18-2-26-7s-13-11-18-19-7-16-7-25z">
            <text:p/>
          </draw:path>
          <draw:path draw:style-name="gr4" draw:text-style-name="P2" draw:layer="TiM_B" svg:width="0.1cm" svg:height="0.101cm" draw:transform="rotate (1.5707963267949) translate (23.699cm 27.253cm)" svg:viewBox="0 0 101 102" svg:d="M0 51c0-10 2-18 7-26s10-13 18-18 16-7 26-7c9 0 17 2 25 7s14 10 19 18 6 16 6 26c0 9-1 17-6 25s-11 14-19 19-16 7-25 7c-10 0-18-2-26-7s-13-11-18-19-7-16-7-25z">
            <text:p/>
          </draw:path>
          <draw:path draw:style-name="gr4" draw:text-style-name="P2" draw:layer="TiM_B" svg:width="0.1cm" svg:height="0.101cm" draw:transform="rotate (1.5707963267949) translate (23.445cm 27.253cm)" svg:viewBox="0 0 101 102" svg:d="M0 51c0-10 2-18 7-26s10-13 18-18 16-7 26-7c9 0 17 2 25 7s14 10 19 18 6 16 6 26c0 9-1 17-6 25s-11 14-19 19-16 7-25 7c-10 0-18-2-26-7s-13-11-18-19-7-16-7-25z">
            <text:p/>
          </draw:path>
          <draw:path draw:style-name="gr4" draw:text-style-name="P2" draw:layer="TiM_B" svg:width="0.08cm" svg:height="0.081cm" draw:transform="rotate (1.5707963267949) translate (19.645cm 27.243cm)" svg:viewBox="0 0 81 82" svg:d="M0 41c0-8 1-13 5-20s8-11 15-15 13-6 21-6c7 0 13 2 20 6 6 4 11 8 15 15 3 7 5 12 5 20 0 7-2 13-5 20-4 6-8 11-15 15s-13 6-20 6c-8 0-14-2-21-6s-11-9-15-15c-4-7-5-13-5-20z">
            <text:p/>
          </draw:path>
          <draw:path draw:style-name="gr4" draw:text-style-name="P2" draw:layer="TiM_B" svg:width="0.08cm" svg:height="0.081cm" draw:transform="rotate (1.5707963267949) translate (19.899cm 27.243cm)" svg:viewBox="0 0 81 82" svg:d="M0 41c0-8 1-13 5-20s8-11 15-15 13-6 21-6c7 0 13 2 20 6 6 4 11 8 15 15 3 7 5 12 5 20 0 7-2 13-5 20-4 6-8 11-15 15s-13 6-20 6c-8 0-14-2-21-6s-11-9-15-15c-4-7-5-13-5-20z">
            <text:p/>
          </draw:path>
          <draw:path draw:style-name="gr4" draw:text-style-name="P2" draw:layer="TiM_B" svg:width="0.08cm" svg:height="0.08cm" draw:transform="rotate (1.5707963267949) translate (27.265cm 27.243cm)" svg:viewBox="0 0 81 81" svg:d="M0 41c0-8 1-14 5-21s8-11 15-15 13-5 21-5c7 0 13 1 20 5s11 8 15 15 5 13 5 21c0 7-1 14-5 20s-8 11-15 15-13 5-20 5c-8 0-14-1-21-5s-11-9-15-15-5-13-5-20z">
            <text:p/>
          </draw:path>
          <draw:path draw:style-name="gr4" draw:text-style-name="P2" draw:layer="TiM_B" svg:width="0.08cm" svg:height="0.08cm" draw:transform="rotate (1.5707963267949) translate (27.519cm 27.243cm)" svg:viewBox="0 0 81 81" svg:d="M0 41c0-8 1-14 5-21s8-11 15-15 13-5 21-5c7 0 13 1 20 5s11 8 15 15 5 13 5 21c0 7-1 13-5 20s-8 11-15 15-13 5-20 5c-8 0-14-1-21-5s-11-8-15-15-5-13-5-20z">
            <text:p/>
          </draw:path>
          <draw:path draw:style-name="gr4" draw:text-style-name="P2" draw:layer="TiM_B" svg:width="0.1cm" svg:height="0.101cm" draw:transform="rotate (1.5707963267949) translate (30.074cm 16.687cm)" svg:viewBox="0 0 101 102" svg:d="M0 51c0-9 2-16 7-25s10-14 18-19 16-7 26-7c9 0 17 2 25 7s14 10 19 19c4 9 6 16 6 25s-1 17-6 25-11 14-19 19-16 7-25 7c-10 0-18-2-26-7s-13-11-18-19-7-16-7-25z">
            <text:p/>
          </draw:path>
          <draw:path draw:style-name="gr4" draw:text-style-name="P2" draw:layer="TiM_B" svg:width="0.1cm" svg:height="0.101cm" draw:transform="rotate (1.5707963267949) translate (30.074cm 16.433cm)" svg:viewBox="0 0 101 102" svg:d="M0 51c0-9 2-16 7-25s10-14 18-19 16-7 26-7c9 0 17 2 25 7s14 10 19 19c4 9 6 16 6 25s-1 17-6 25-11 14-19 19-16 7-25 7c-10 0-18-2-26-7s-13-11-18-19-7-16-7-25z">
            <text:p/>
          </draw:path>
          <draw:path draw:style-name="gr4" draw:text-style-name="P2" draw:layer="TiM_B" svg:width="0.08cm" svg:height="0.081cm" draw:transform="rotate (1.5707963267949) translate (30.084cm 15.407cm)" svg:viewBox="0 0 81 82" svg:d="M0 41c0-8 1-13 5-20s8-11 15-15 13-6 21-6c7 0 13 2 20 6s11 8 15 15c3 7 5 12 5 20 0 7-2 13-5 20-4 6-8 11-15 15s-13 6-20 6c-8 0-14-2-21-6s-11-9-15-15c-4-7-5-13-5-20z">
            <text:p/>
          </draw:path>
          <draw:path draw:style-name="gr4" draw:text-style-name="P2" draw:layer="TiM_B" svg:width="0.1cm" svg:height="0.101cm" draw:transform="rotate (1.5707963267949) translate (30.074cm 17.195cm)" svg:viewBox="0 0 101 102" svg:d="M0 51c0-9 2-16 7-25s10-14 18-19 16-7 26-7c9 0 17 2 25 7s14 10 19 19c4 9 6 16 6 25s-1 17-6 25-11 14-19 19-16 7-25 7c-10 0-18-2-26-7s-13-11-18-19-7-16-7-25z">
            <text:p/>
          </draw:path>
          <draw:path draw:style-name="gr4" draw:text-style-name="P2" draw:layer="TiM_B" svg:width="0.1cm" svg:height="0.101cm" draw:transform="rotate (1.5707963267949) translate (30.074cm 16.941cm)" svg:viewBox="0 0 101 102" svg:d="M0 51c0-9 2-16 7-25s10-14 18-19 16-7 26-7c9 0 17 2 25 7s14 10 19 19c4 9 6 16 6 25s-1 17-6 25-11 14-19 19-16 7-25 7c-10 0-18-2-26-7s-13-11-18-19-7-16-7-25z">
            <text:p/>
          </draw:path>
          <draw:path draw:style-name="gr3" draw:text-style-name="P1" draw:layer="TiM_B" svg:width="0.007cm" svg:height="0.024cm" draw:transform="rotate (1.5707963267949) translate (30.125cm 21.176cm)" svg:viewBox="0 0 8 25" svg:d="M0 25c0-7 1-14 5-20 1-2 2-3 3-5">
            <text:p/>
          </draw:path>
          <draw:line draw:style-name="gr3" draw:text-style-name="P1" draw:layer="TiM_B" svg:x1="30.25cm" svg:y1="21.176cm" svg:x2="30.275cm" svg:y2="21.176cm">
            <text:p/>
          </draw:line>
          <draw:polyline draw:style-name="gr3" draw:text-style-name="P1" draw:layer="TiM_B" svg:width="0cm" svg:height="0.158cm" draw:transform="rotate (1.5707963267949) translate (30.091cm 21.176cm)" svg:viewBox="0 0 0 159" draw:points="0,0 0,1 0,4 0,9 0,16 0,25 0,35 0,47 0,60 0,75 0,90 0,107 0,124 0,142 0,159">
            <text:p/>
          </draw:polyline>
          <draw:path draw:style-name="gr3" draw:text-style-name="P1" draw:layer="TiM_B" svg:width="0.007cm" svg:height="0.024cm" draw:transform="rotate (1.5707963267949) translate (30.1cm 21.176cm)" svg:viewBox="0 0 8 25" svg:d="M8 25c-1-2-2-3-3-5-4-6-5-13-5-20">
            <text:p/>
          </draw:path>
          <draw:line draw:style-name="gr3" draw:text-style-name="P1" draw:layer="TiM_B" svg:x1="30.091cm" svg:y1="21.231cm" svg:x2="30.091cm" svg:y2="21.185cm">
            <text:p/>
          </draw:line>
          <draw:path draw:style-name="gr3" draw:text-style-name="P1" draw:layer="TiM_B" svg:width="0.045cm" svg:height="0.007cm" draw:transform="rotate (1.5707963267949) translate (30.091cm 21.231cm)" svg:viewBox="0 0 46 8" svg:d="M46 0c-1 1-2 2-3 2-6 4-13 6-20 6-8 0-14-2-21-6-1 0-1-1-2-2">
            <text:p/>
          </draw:path>
          <draw:polyline draw:style-name="gr3" draw:text-style-name="P1" draw:layer="TiM_B" svg:width="0cm" svg:height="0.158cm" draw:transform="rotate (1.5707963267949) translate (30.091cm 21.24cm)" svg:viewBox="0 0 0 159" draw:points="0,159 0,142 0,124 0,107 0,90 0,75 0,60 0,47 0,35 0,25 0,16 0,9 0,4 0,1 0,0">
            <text:p/>
          </draw:polyline>
          <draw:line draw:style-name="gr3" draw:text-style-name="P1" draw:layer="TiM_B" svg:x1="30.275cm" svg:y1="21.24cm" svg:x2="30.25cm" svg:y2="21.24cm">
            <text:p/>
          </draw:line>
          <draw:path draw:style-name="gr3" draw:text-style-name="P1" draw:layer="TiM_B" svg:width="0.007cm" svg:height="0.049cm" draw:transform="rotate (1.5707963267949) translate (30.1cm 21.24cm)" svg:viewBox="0 0 8 50" svg:d="M0 0c1 1 2 3 3 5 4 6 5 12 5 20 0 7-1 14-5 20-1 2-2 3-3 5">
            <text:p/>
          </draw:path>
          <draw:path draw:style-name="gr4" draw:text-style-name="P2" draw:layer="TiM_B" svg:width="0.1cm" svg:height="0.101cm" draw:transform="rotate (1.5707963267949) translate (30.074cm 20.243cm)" svg:viewBox="0 0 101 102" svg:d="M0 51c0-9 2-16 7-25s10-14 18-19 16-7 26-7c9 0 17 2 25 7s14 10 19 19c4 9 6 16 6 25s-1 17-6 25-11 14-19 19-16 7-25 7c-10 0-18-2-26-7s-13-11-18-19-7-16-7-25z">
            <text:p/>
          </draw:path>
          <draw:path draw:style-name="gr4" draw:text-style-name="P2" draw:layer="TiM_B" svg:width="0.1cm" svg:height="0.101cm" draw:transform="rotate (1.5707963267949) translate (30.074cm 19.481cm)" svg:viewBox="0 0 101 102" svg:d="M0 51c0-9 2-16 7-25s10-14 18-19 16-7 26-7c9 0 17 2 25 7s14 10 19 19c4 9 6 16 6 25s-1 17-6 25-11 14-19 19-16 7-25 7c-10 0-18-2-26-7s-13-11-18-19-7-16-7-25z">
            <text:p/>
          </draw:path>
          <draw:path draw:style-name="gr4" draw:text-style-name="P2" draw:layer="TiM_B" svg:width="0.1cm" svg:height="0.101cm" draw:transform="rotate (1.5707963267949) translate (30.074cm 19.735cm)" svg:viewBox="0 0 101 102" svg:d="M0 51c0-9 2-16 7-25s10-14 18-19 16-7 26-7c9 0 17 2 25 7s14 10 19 19c4 9 6 16 6 25s-1 17-6 25-11 14-19 19-16 7-25 7c-10 0-18-2-26-7s-13-11-18-19-7-16-7-25z">
            <text:p/>
          </draw:path>
          <draw:path draw:style-name="gr4" draw:text-style-name="P2" draw:layer="TiM_B" svg:width="0.1cm" svg:height="0.101cm" draw:transform="rotate (1.5707963267949) translate (30.074cm 19.989cm)" svg:viewBox="0 0 101 102" svg:d="M0 51c0-9 2-16 7-25s10-14 18-19 16-7 26-7c9 0 17 2 25 7s14 10 19 19c4 9 6 16 6 25s-1 17-6 25-11 14-19 19-16 7-25 7c-10 0-18-2-26-7s-13-11-18-19-7-16-7-25z">
            <text:p/>
          </draw:path>
          <draw:path draw:style-name="gr3" draw:text-style-name="P1" draw:layer="TiM_B" svg:width="0.007cm" svg:height="0.024cm" draw:transform="rotate (1.5707963267949) translate (30.125cm 22.7cm)" svg:viewBox="0 0 8 25" svg:d="M0 25c0-7 1-14 5-20 1-2 2-3 3-5">
            <text:p/>
          </draw:path>
          <draw:line draw:style-name="gr3" draw:text-style-name="P1" draw:layer="TiM_B" svg:x1="30.25cm" svg:y1="22.7cm" svg:x2="30.275cm" svg:y2="22.7cm">
            <text:p/>
          </draw:line>
          <draw:polyline draw:style-name="gr3" draw:text-style-name="P1" draw:layer="TiM_B" svg:width="0cm" svg:height="0.158cm" draw:transform="rotate (1.5707963267949) translate (30.091cm 22.7cm)" svg:viewBox="0 0 0 159" draw:points="0,0 0,1 0,4 0,9 0,16 0,25 0,35 0,47 0,60 0,75 0,90 0,107 0,124 0,142 0,159">
            <text:p/>
          </draw:polyline>
          <draw:path draw:style-name="gr3" draw:text-style-name="P1" draw:layer="TiM_B" svg:width="0.007cm" svg:height="0.024cm" draw:transform="rotate (1.5707963267949) translate (30.1cm 22.7cm)" svg:viewBox="0 0 8 25" svg:d="M8 25c-1-2-2-3-3-5-4-6-5-13-5-20">
            <text:p/>
          </draw:path>
          <draw:line draw:style-name="gr3" draw:text-style-name="P1" draw:layer="TiM_B" svg:x1="30.091cm" svg:y1="22.755cm" svg:x2="30.091cm" svg:y2="22.709cm">
            <text:p/>
          </draw:line>
          <draw:path draw:style-name="gr3" draw:text-style-name="P1" draw:layer="TiM_B" svg:width="0.045cm" svg:height="0.007cm" draw:transform="rotate (1.5707963267949) translate (30.091cm 22.755cm)" svg:viewBox="0 0 46 8" svg:d="M46 0c-1 1-2 2-3 2-6 4-13 6-20 6-8 0-14-2-21-6-1 0-1-1-2-2">
            <text:p/>
          </draw:path>
          <draw:polyline draw:style-name="gr3" draw:text-style-name="P1" draw:layer="TiM_B" svg:width="0cm" svg:height="0.158cm" draw:transform="rotate (1.5707963267949) translate (30.091cm 22.764cm)" svg:viewBox="0 0 0 159" draw:points="0,159 0,142 0,124 0,107 0,90 0,75 0,60 0,47 0,35 0,25 0,16 0,9 0,4 0,1 0,0">
            <text:p/>
          </draw:polyline>
          <draw:line draw:style-name="gr3" draw:text-style-name="P1" draw:layer="TiM_B" svg:x1="30.275cm" svg:y1="22.764cm" svg:x2="30.25cm" svg:y2="22.764cm">
            <text:p/>
          </draw:line>
          <draw:path draw:style-name="gr3" draw:text-style-name="P1" draw:layer="TiM_B" svg:width="0.007cm" svg:height="0.049cm" draw:transform="rotate (1.5707963267949) translate (30.1cm 22.764cm)" svg:viewBox="0 0 8 50" svg:d="M0 0c1 1 2 3 3 5 4 6 5 12 5 20 0 7-1 14-5 20-1 2-2 3-3 5">
            <text:p/>
          </draw:path>
          <draw:path draw:style-name="gr3" draw:text-style-name="P1" draw:layer="TiM_B" svg:width="0.007cm" svg:height="0.024cm" draw:transform="rotate (1.5707963267949) translate (30.125cm 21.43cm)" svg:viewBox="0 0 8 25" svg:d="M0 25c0-7 1-14 5-20 1-2 2-3 3-5">
            <text:p/>
          </draw:path>
          <draw:line draw:style-name="gr3" draw:text-style-name="P1" draw:layer="TiM_B" svg:x1="30.25cm" svg:y1="21.43cm" svg:x2="30.275cm" svg:y2="21.43cm">
            <text:p/>
          </draw:line>
          <draw:polyline draw:style-name="gr3" draw:text-style-name="P1" draw:layer="TiM_B" svg:width="0cm" svg:height="0.158cm" draw:transform="rotate (1.5707963267949) translate (30.091cm 21.43cm)" svg:viewBox="0 0 0 159" draw:points="0,0 0,1 0,4 0,9 0,16 0,25 0,35 0,47 0,60 0,75 0,90 0,107 0,124 0,142 0,159">
            <text:p/>
          </draw:polyline>
          <draw:path draw:style-name="gr3" draw:text-style-name="P1" draw:layer="TiM_B" svg:width="0.007cm" svg:height="0.024cm" draw:transform="rotate (1.5707963267949) translate (30.1cm 21.43cm)" svg:viewBox="0 0 8 25" svg:d="M8 25c-1-2-2-3-3-5-4-6-5-13-5-20">
            <text:p/>
          </draw:path>
          <draw:line draw:style-name="gr3" draw:text-style-name="P1" draw:layer="TiM_B" svg:x1="30.091cm" svg:y1="21.485cm" svg:x2="30.091cm" svg:y2="21.439cm">
            <text:p/>
          </draw:line>
          <draw:path draw:style-name="gr3" draw:text-style-name="P1" draw:layer="TiM_B" svg:width="0.045cm" svg:height="0.007cm" draw:transform="rotate (1.5707963267949) translate (30.091cm 21.485cm)" svg:viewBox="0 0 46 8" svg:d="M46 0c-1 1-2 2-3 2-6 4-13 6-20 6-8 0-14-2-21-6-1 0-1-1-2-2">
            <text:p/>
          </draw:path>
          <draw:polyline draw:style-name="gr3" draw:text-style-name="P1" draw:layer="TiM_B" svg:width="0cm" svg:height="0.158cm" draw:transform="rotate (1.5707963267949) translate (30.091cm 21.494cm)" svg:viewBox="0 0 0 159" draw:points="0,159 0,142 0,124 0,107 0,90 0,75 0,60 0,47 0,35 0,25 0,16 0,9 0,4 0,1 0,0">
            <text:p/>
          </draw:polyline>
          <draw:line draw:style-name="gr3" draw:text-style-name="P1" draw:layer="TiM_B" svg:x1="30.275cm" svg:y1="21.494cm" svg:x2="30.25cm" svg:y2="21.494cm">
            <text:p/>
          </draw:line>
          <draw:path draw:style-name="gr3" draw:text-style-name="P1" draw:layer="TiM_B" svg:width="0.007cm" svg:height="0.049cm" draw:transform="rotate (1.5707963267949) translate (30.1cm 21.494cm)" svg:viewBox="0 0 8 50" svg:d="M0 0c1 1 2 3 3 5 4 6 5 12 5 20 0 7-1 14-5 20-1 2-2 3-3 5">
            <text:p/>
          </draw:path>
          <draw:path draw:style-name="gr3" draw:text-style-name="P1" draw:layer="TiM_B" svg:width="0.008cm" svg:height="0.024cm" draw:transform="rotate (1.5707963267949) translate (30.125cm 7.716cm)" svg:viewBox="0 0 9 25" svg:d="M0 25c0-7 2-14 6-20 1-2 2-3 3-5">
            <text:p/>
          </draw:path>
          <draw:line draw:style-name="gr3" draw:text-style-name="P1" draw:layer="TiM_B" svg:x1="30.25cm" svg:y1="7.716cm" svg:x2="30.275cm" svg:y2="7.716cm">
            <text:p/>
          </draw:line>
          <draw:polyline draw:style-name="gr3" draw:text-style-name="P1" draw:layer="TiM_B" svg:width="0cm" svg:height="0.158cm" draw:transform="rotate (1.5707963267949) translate (30.091cm 7.716cm)" svg:viewBox="0 0 0 159" draw:points="0,0 0,1 0,4 0,9 0,16 0,25 0,35 0,47 0,60 0,75 0,90 0,107 0,124 0,142 0,159">
            <text:p/>
          </draw:polyline>
          <draw:path draw:style-name="gr3" draw:text-style-name="P1" draw:layer="TiM_B" svg:width="0.008cm" svg:height="0.024cm" draw:transform="rotate (1.5707963267949) translate (30.1cm 7.716cm)" svg:viewBox="0 0 9 25" svg:d="M9 25c-1-2-2-3-3-5-4-6-6-13-6-20">
            <text:p/>
          </draw:path>
          <draw:line draw:style-name="gr3" draw:text-style-name="P1" draw:layer="TiM_B" svg:x1="30.091cm" svg:y1="7.771cm" svg:x2="30.091cm" svg:y2="7.725cm">
            <text:p/>
          </draw:line>
          <draw:path draw:style-name="gr3" draw:text-style-name="P1" draw:layer="TiM_B" svg:width="0.045cm" svg:height="0.007cm" draw:transform="rotate (1.5707963267949) translate (30.091cm 7.771cm)" svg:viewBox="0 0 46 8" svg:d="M46 0c-1 1-1 2-2 2-7 4-14 6-21 6-8 0-14-2-20-6-1 0-2-1-3-2">
            <text:p/>
          </draw:path>
          <draw:polyline draw:style-name="gr3" draw:text-style-name="P1" draw:layer="TiM_B" svg:width="0cm" svg:height="0.158cm" draw:transform="rotate (1.5707963267949) translate (30.091cm 7.78cm)" svg:viewBox="0 0 0 159" draw:points="0,159 0,142 0,124 0,107 0,90 0,75 0,60 0,47 0,35 0,25 0,16 0,9 0,4 0,1 0,0">
            <text:p/>
          </draw:polyline>
          <draw:line draw:style-name="gr3" draw:text-style-name="P1" draw:layer="TiM_B" svg:x1="30.275cm" svg:y1="7.78cm" svg:x2="30.25cm" svg:y2="7.78cm">
            <text:p/>
          </draw:line>
          <draw:path draw:style-name="gr3" draw:text-style-name="P1" draw:layer="TiM_B" svg:width="0.008cm" svg:height="0.049cm" draw:transform="rotate (1.5707963267949) translate (30.1cm 7.78cm)" svg:viewBox="0 0 9 50" svg:d="M0 0c1 1 2 3 3 5 4 6 6 12 6 20 0 7-2 14-6 20-1 2-2 3-3 5">
            <text:p/>
          </draw:path>
          <draw:path draw:style-name="gr4" draw:text-style-name="P2" draw:layer="TiM_B" svg:width="0.08cm" svg:height="0.081cm" draw:transform="rotate (1.5707963267949) translate (30.084cm 15.154cm)" svg:viewBox="0 0 81 82" svg:d="M0 41c0-8 1-13 5-20s8-11 15-15 12-6 20-6c7 0 14 2 21 6s11 8 15 15c3 7 5 12 5 20 0 7-2 13-5 20-4 6-8 11-15 15s-13 6-21 6c-7 0-13-2-20-6s-11-9-15-15c-4-7-5-13-5-20z">
            <text:p/>
          </draw:path>
          <draw:path draw:style-name="gr3" draw:text-style-name="P1" draw:layer="TiM_B" svg:width="0.007cm" svg:height="0.024cm" draw:transform="rotate (1.5707963267949) translate (30.125cm 22.954cm)" svg:viewBox="0 0 8 25" svg:d="M0 25c0-7 1-14 5-20 1-2 2-3 3-5">
            <text:p/>
          </draw:path>
          <draw:line draw:style-name="gr3" draw:text-style-name="P1" draw:layer="TiM_B" svg:x1="30.25cm" svg:y1="22.954cm" svg:x2="30.275cm" svg:y2="22.954cm">
            <text:p/>
          </draw:line>
          <draw:polyline draw:style-name="gr3" draw:text-style-name="P1" draw:layer="TiM_B" svg:width="0cm" svg:height="0.158cm" draw:transform="rotate (1.5707963267949) translate (30.091cm 22.954cm)" svg:viewBox="0 0 0 159" draw:points="0,0 0,1 0,4 0,9 0,16 0,25 0,35 0,47 0,60 0,75 0,90 0,107 0,124 0,142 0,159">
            <text:p/>
          </draw:polyline>
          <draw:path draw:style-name="gr3" draw:text-style-name="P1" draw:layer="TiM_B" svg:width="0.007cm" svg:height="0.024cm" draw:transform="rotate (1.5707963267949) translate (30.1cm 22.954cm)" svg:viewBox="0 0 8 25" svg:d="M8 25c-1-2-2-3-3-5-4-6-5-13-5-20">
            <text:p/>
          </draw:path>
          <draw:line draw:style-name="gr3" draw:text-style-name="P1" draw:layer="TiM_B" svg:x1="30.091cm" svg:y1="23.009cm" svg:x2="30.091cm" svg:y2="22.963cm">
            <text:p/>
          </draw:line>
          <draw:path draw:style-name="gr3" draw:text-style-name="P1" draw:layer="TiM_B" svg:width="0.045cm" svg:height="0.007cm" draw:transform="rotate (1.5707963267949) translate (30.091cm 23.009cm)" svg:viewBox="0 0 46 8" svg:d="M46 0c-1 1-2 2-3 2-6 4-13 6-20 6-8 0-14-2-21-6-1 0-1-1-2-2">
            <text:p/>
          </draw:path>
          <draw:polyline draw:style-name="gr3" draw:text-style-name="P1" draw:layer="TiM_B" svg:width="0cm" svg:height="0.158cm" draw:transform="rotate (1.5707963267949) translate (30.091cm 23.018cm)" svg:viewBox="0 0 0 159" draw:points="0,159 0,142 0,124 0,107 0,90 0,75 0,60 0,47 0,35 0,25 0,16 0,9 0,4 0,1 0,0">
            <text:p/>
          </draw:polyline>
          <draw:line draw:style-name="gr3" draw:text-style-name="P1" draw:layer="TiM_B" svg:x1="30.275cm" svg:y1="23.018cm" svg:x2="30.25cm" svg:y2="23.018cm">
            <text:p/>
          </draw:line>
          <draw:path draw:style-name="gr3" draw:text-style-name="P1" draw:layer="TiM_B" svg:width="0.007cm" svg:height="0.049cm" draw:transform="rotate (1.5707963267949) translate (30.1cm 23.018cm)" svg:viewBox="0 0 8 50" svg:d="M0 0c1 1 2 3 3 5 4 6 5 12 5 20 0 7-1 14-5 20-1 2-2 3-3 5">
            <text:p/>
          </draw:path>
          <draw:path draw:style-name="gr3" draw:text-style-name="P1" draw:layer="TiM_B" svg:width="0.008cm" svg:height="0.024cm" draw:transform="rotate (1.5707963267949) translate (30.125cm 7.462cm)" svg:viewBox="0 0 9 25" svg:d="M0 25c0-7 2-14 6-20 1-2 2-3 3-5">
            <text:p/>
          </draw:path>
          <draw:line draw:style-name="gr3" draw:text-style-name="P1" draw:layer="TiM_B" svg:x1="30.25cm" svg:y1="7.462cm" svg:x2="30.275cm" svg:y2="7.462cm">
            <text:p/>
          </draw:line>
          <draw:polyline draw:style-name="gr3" draw:text-style-name="P1" draw:layer="TiM_B" svg:width="0cm" svg:height="0.158cm" draw:transform="rotate (1.5707963267949) translate (30.091cm 7.462cm)" svg:viewBox="0 0 0 159" draw:points="0,0 0,1 0,4 0,9 0,16 0,25 0,35 0,47 0,60 0,75 0,90 0,107 0,124 0,142 0,159">
            <text:p/>
          </draw:polyline>
          <draw:path draw:style-name="gr3" draw:text-style-name="P1" draw:layer="TiM_B" svg:width="0.008cm" svg:height="0.024cm" draw:transform="rotate (1.5707963267949) translate (30.1cm 7.462cm)" svg:viewBox="0 0 9 25" svg:d="M9 25c-1-2-2-3-3-5-4-6-6-13-6-20">
            <text:p/>
          </draw:path>
          <draw:line draw:style-name="gr3" draw:text-style-name="P1" draw:layer="TiM_B" svg:x1="30.091cm" svg:y1="7.517cm" svg:x2="30.091cm" svg:y2="7.471cm">
            <text:p/>
          </draw:line>
          <draw:path draw:style-name="gr3" draw:text-style-name="P1" draw:layer="TiM_B" svg:width="0.045cm" svg:height="0.007cm" draw:transform="rotate (1.5707963267949) translate (30.091cm 7.517cm)" svg:viewBox="0 0 46 8" svg:d="M46 0c-1 1-1 2-2 2-7 4-14 6-21 6-8 0-14-2-20-6-1 0-2-1-3-2">
            <text:p/>
          </draw:path>
          <draw:polyline draw:style-name="gr3" draw:text-style-name="P1" draw:layer="TiM_B" svg:width="0cm" svg:height="0.158cm" draw:transform="rotate (1.5707963267949) translate (30.091cm 7.526cm)" svg:viewBox="0 0 0 159" draw:points="0,159 0,142 0,124 0,107 0,90 0,75 0,60 0,47 0,35 0,25 0,16 0,9 0,4 0,1 0,0">
            <text:p/>
          </draw:polyline>
          <draw:line draw:style-name="gr3" draw:text-style-name="P1" draw:layer="TiM_B" svg:x1="30.275cm" svg:y1="7.526cm" svg:x2="30.25cm" svg:y2="7.526cm">
            <text:p/>
          </draw:line>
          <draw:path draw:style-name="gr3" draw:text-style-name="P1" draw:layer="TiM_B" svg:width="0.008cm" svg:height="0.049cm" draw:transform="rotate (1.5707963267949) translate (30.1cm 7.526cm)" svg:viewBox="0 0 9 50" svg:d="M0 0c1 1 2 3 3 5 4 6 6 12 6 20 0 7-2 14-6 20-1 2-2 3-3 5">
            <text:p/>
          </draw:path>
          <draw:path draw:style-name="gr4" draw:text-style-name="P2" draw:layer="TiM_B" svg:width="0.08cm" svg:height="0.08cm" draw:transform="rotate (1.5707963267949) translate (27.519cm 3.445cm)" svg:viewBox="0 0 81 81" svg:d="M0 41c0-8 1-14 5-21s8-11 15-15 12-5 20-5c7 0 14 1 21 5s11 8 15 15 5 13 5 21c0 7-1 13-5 20s-8 11-15 15-13 5-21 5c-7 0-13-1-20-5s-11-8-15-15-5-13-5-20z">
            <text:p/>
          </draw:path>
          <draw:path draw:style-name="gr4" draw:text-style-name="P2" draw:layer="TiM_B" svg:width="0.08cm" svg:height="0.08cm" draw:transform="rotate (1.5707963267949) translate (27.265cm 3.445cm)" svg:viewBox="0 0 81 81" svg:d="M0 41c0-8 1-14 5-21s8-11 15-15 12-5 20-5c7 0 14 1 21 5s11 8 15 15 5 13 5 21c0 7-1 14-5 20s-8 11-15 15-13 5-21 5c-7 0-13-1-20-5s-11-9-15-15-5-13-5-20z">
            <text:p/>
          </draw:path>
          <draw:path draw:style-name="gr4" draw:text-style-name="P2" draw:layer="TiM_B" svg:width="0.08cm" svg:height="0.081cm" draw:transform="rotate (1.5707963267949) translate (19.645cm 3.445cm)" svg:viewBox="0 0 81 82" svg:d="M0 41c0-8 1-13 5-20s8-11 15-15 12-6 20-6c7 0 14 2 21 6 6 4 11 8 15 15 3 7 5 12 5 20 0 7-2 13-5 20-4 6-8 11-15 15s-13 6-21 6c-7 0-13-2-20-6s-11-9-15-15c-4-7-5-13-5-20z">
            <text:p/>
          </draw:path>
          <draw:path draw:style-name="gr4" draw:text-style-name="P2" draw:layer="TiM_B" svg:width="0.08cm" svg:height="0.081cm" draw:transform="rotate (1.5707963267949) translate (19.899cm 3.445cm)" svg:viewBox="0 0 81 82" svg:d="M0 41c0-8 1-13 5-20s8-11 15-15 12-6 20-6c7 0 14 2 21 6 6 4 11 8 15 15 3 7 5 12 5 20 0 7-2 13-5 20-4 6-8 11-15 15s-13 6-21 6c-7 0-13-2-20-6s-11-9-15-15c-4-7-5-13-5-20z">
            <text:p/>
          </draw:path>
          <draw:line draw:style-name="gr3" draw:text-style-name="P1" draw:layer="TiM_B" svg:x1="30.481cm" svg:y1="3.049cm" svg:x2="30.481cm" svg:y2="7.367cm">
            <text:p/>
          </draw:line>
          <draw:line draw:style-name="gr3" draw:text-style-name="P1" draw:layer="TiM_B" svg:x1="30.481cm" svg:y1="7.875cm" svg:x2="30.481cm" svg:y2="21.081cm">
            <text:p/>
          </draw:line>
          <draw:line draw:style-name="gr3" draw:text-style-name="P1" draw:layer="TiM_B" svg:x1="30.481cm" svg:y1="21.589cm" svg:x2="30.481cm" svg:y2="22.605cm">
            <text:p/>
          </draw:line>
          <draw:line draw:style-name="gr3" draw:text-style-name="P1" draw:layer="TiM_B" svg:x1="30.481cm" svg:y1="23.113cm" svg:x2="30.481cm" svg:y2="27.431cm">
            <text:p/>
          </draw:line>
          <draw:line draw:style-name="gr3" draw:text-style-name="P1" draw:layer="TiM_B" svg:x1="30.091cm" svg:y1="22.709cm" svg:x2="30.091cm" svg:y2="22.7cm">
            <text:p/>
          </draw:line>
          <draw:line draw:style-name="gr3" draw:text-style-name="P1" draw:layer="TiM_B" svg:x1="30.091cm" svg:y1="22.764cm" svg:x2="30.091cm" svg:y2="22.755cm">
            <text:p/>
          </draw:line>
          <draw:line draw:style-name="gr3" draw:text-style-name="P1" draw:layer="TiM_B" svg:x1="30.091cm" svg:y1="21.439cm" svg:x2="30.091cm" svg:y2="21.43cm">
            <text:p/>
          </draw:line>
          <draw:line draw:style-name="gr3" draw:text-style-name="P1" draw:layer="TiM_B" svg:x1="30.091cm" svg:y1="21.494cm" svg:x2="30.091cm" svg:y2="21.485cm">
            <text:p/>
          </draw:line>
          <draw:line draw:style-name="gr3" draw:text-style-name="P1" draw:layer="TiM_B" svg:x1="30.091cm" svg:y1="21.185cm" svg:x2="30.091cm" svg:y2="21.176cm">
            <text:p/>
          </draw:line>
          <draw:line draw:style-name="gr3" draw:text-style-name="P1" draw:layer="TiM_B" svg:x1="30.091cm" svg:y1="21.24cm" svg:x2="30.091cm" svg:y2="21.231cm">
            <text:p/>
          </draw:line>
          <draw:line draw:style-name="gr3" draw:text-style-name="P1" draw:layer="TiM_B" svg:x1="30.091cm" svg:y1="22.963cm" svg:x2="30.091cm" svg:y2="22.954cm">
            <text:p/>
          </draw:line>
          <draw:line draw:style-name="gr3" draw:text-style-name="P1" draw:layer="TiM_B" svg:x1="30.091cm" svg:y1="23.018cm" svg:x2="30.091cm" svg:y2="23.009cm">
            <text:p/>
          </draw:line>
          <draw:line draw:style-name="gr3" draw:text-style-name="P1" draw:layer="TiM_B" svg:x1="30.091cm" svg:y1="7.725cm" svg:x2="30.091cm" svg:y2="7.716cm">
            <text:p/>
          </draw:line>
          <draw:line draw:style-name="gr3" draw:text-style-name="P1" draw:layer="TiM_B" svg:x1="30.091cm" svg:y1="7.78cm" svg:x2="30.091cm" svg:y2="7.771cm">
            <text:p/>
          </draw:line>
          <draw:line draw:style-name="gr3" draw:text-style-name="P1" draw:layer="TiM_B" svg:x1="30.091cm" svg:y1="7.471cm" svg:x2="30.091cm" svg:y2="7.462cm">
            <text:p/>
          </draw:line>
          <draw:line draw:style-name="gr3" draw:text-style-name="P1" draw:layer="TiM_B" svg:x1="30.091cm" svg:y1="7.526cm" svg:x2="30.091cm" svg:y2="7.517cm">
            <text:p/>
          </draw:line>
          <draw:line draw:style-name="gr3" draw:text-style-name="P1" draw:layer="TiM_B" svg:x1="30.481cm" svg:y1="27.431cm" svg:x2="32.005cm" svg:y2="27.431cm">
            <text:p/>
          </draw:line>
          <draw:line draw:style-name="gr3" draw:text-style-name="P1" draw:layer="TiM_B" svg:x1="35.051cm" svg:y1="27.431cm" svg:x2="36.575cm" svg:y2="27.431cm">
            <text:p/>
          </draw:line>
          <draw:line draw:style-name="gr3" draw:text-style-name="P1" draw:layer="TiM_B" svg:x1="33.527cm" svg:y1="27.431cm" svg:x2="35.051cm" svg:y2="27.431cm">
            <text:p/>
          </draw:line>
          <draw:line draw:style-name="gr3" draw:text-style-name="P1" draw:layer="TiM_B" svg:x1="36.575cm" svg:y1="27.431cm" svg:x2="38.099cm" svg:y2="27.431cm">
            <text:p/>
          </draw:line>
          <draw:line draw:style-name="gr3" draw:text-style-name="P1" draw:layer="TiM_B" svg:x1="32.004cm" svg:y1="27.431cm" svg:x2="33.527cm" svg:y2="27.431cm">
            <text:p/>
          </draw:line>
          <draw:line draw:style-name="gr3" draw:text-style-name="P1" draw:layer="TiM_B" svg:x1="38.099cm" svg:y1="27.431cm" svg:x2="39.623cm" svg:y2="27.431cm">
            <text:p/>
          </draw:line>
          <draw:line draw:style-name="gr3" draw:text-style-name="P1" draw:layer="TiM_B" svg:x1="39.623cm" svg:y1="27.431cm" svg:x2="41.147cm" svg:y2="27.431cm">
            <text:p/>
          </draw:line>
          <draw:line draw:style-name="gr3" draw:text-style-name="P1" draw:layer="TiM_B" svg:x1="41.147cm" svg:y1="27.431cm" svg:x2="42.671cm" svg:y2="27.431cm">
            <text:p/>
          </draw:line>
          <draw:line draw:style-name="gr3" draw:text-style-name="P1" draw:layer="TiM_B" svg:x1="32.005cm" svg:y1="3.049cm" svg:x2="30.481cm" svg:y2="3.049cm">
            <text:p/>
          </draw:line>
          <draw:line draw:style-name="gr3" draw:text-style-name="P1" draw:layer="TiM_B" svg:x1="42.671cm" svg:y1="27.431cm" svg:x2="42.671cm" svg:y2="23.113cm">
            <text:p/>
          </draw:line>
          <draw:line draw:style-name="gr3" draw:text-style-name="P1" draw:layer="TiM_B" svg:x1="42.671cm" svg:y1="22.605cm" svg:x2="42.671cm" svg:y2="21.589cm">
            <text:p/>
          </draw:line>
          <draw:line draw:style-name="gr3" draw:text-style-name="P1" draw:layer="TiM_B" svg:x1="42.671cm" svg:y1="21.081cm" svg:x2="42.671cm" svg:y2="7.875cm">
            <text:p/>
          </draw:line>
          <draw:line draw:style-name="gr3" draw:text-style-name="P1" draw:layer="TiM_B" svg:x1="42.671cm" svg:y1="7.367cm" svg:x2="42.671cm" svg:y2="3.049cm">
            <text:p/>
          </draw:line>
          <draw:line draw:style-name="gr3" draw:text-style-name="P1" draw:layer="TiM_B" svg:x1="33.527cm" svg:y1="3.049cm" svg:x2="32.004cm" svg:y2="3.049cm">
            <text:p/>
          </draw:line>
          <draw:line draw:style-name="gr3" draw:text-style-name="P1" draw:layer="TiM_B" svg:x1="42.671cm" svg:y1="3.049cm" svg:x2="41.147cm" svg:y2="3.049cm">
            <text:p/>
          </draw:line>
          <draw:line draw:style-name="gr3" draw:text-style-name="P1" draw:layer="TiM_B" svg:x1="35.051cm" svg:y1="3.049cm" svg:x2="33.527cm" svg:y2="3.049cm">
            <text:p/>
          </draw:line>
          <draw:line draw:style-name="gr3" draw:text-style-name="P1" draw:layer="TiM_B" svg:x1="41.147cm" svg:y1="3.049cm" svg:x2="39.623cm" svg:y2="3.049cm">
            <text:p/>
          </draw:line>
          <draw:line draw:style-name="gr3" draw:text-style-name="P1" draw:layer="TiM_B" svg:x1="36.575cm" svg:y1="3.049cm" svg:x2="35.051cm" svg:y2="3.049cm">
            <text:p/>
          </draw:line>
          <draw:line draw:style-name="gr3" draw:text-style-name="P1" draw:layer="TiM_B" svg:x1="39.623cm" svg:y1="3.049cm" svg:x2="38.099cm" svg:y2="3.049cm">
            <text:p/>
          </draw:line>
          <draw:line draw:style-name="gr3" draw:text-style-name="P1" draw:layer="TiM_B" svg:x1="38.099cm" svg:y1="3.049cm" svg:x2="36.575cm" svg:y2="3.049cm">
            <text:p/>
          </draw:line>
          <draw:path draw:style-name="gr4" draw:text-style-name="P2" draw:layer="TiM_B" svg:width="0.304cm" svg:height="0.304cm" draw:transform="rotate (1.5707963267949) translate (31.089cm 18.44cm)" svg:viewBox="0 0 305 305" svg:d="M0 153c0-29 7-53 21-77 14-25 30-41 55-55 24-14 49-21 77-21s52 7 76 21 42 30 56 55c14 24 20 48 20 77 0 28-6 51-20 76-14 24-32 41-56 56-24 14-48 20-76 20s-52-6-77-20c-25-15-41-32-55-56-14-25-21-48-21-76z">
            <text:p/>
          </draw:path>
          <draw:path draw:style-name="gr4" draw:text-style-name="P2" draw:layer="TiM_B" svg:width="0.304cm" svg:height="0.304cm" draw:transform="rotate (1.5707963267949) translate (37.185cm 18.44cm)" svg:viewBox="0 0 305 305" svg:d="M0 152c0-28 7-52 21-76s30-42 55-56c24-14 49-20 77-20s52 6 76 20 42 32 56 56 20 48 20 76-6 52-20 77c-14 24-32 41-56 55s-48 21-76 21-53-7-77-21c-25-14-41-31-55-55-14-25-21-49-21-77z">
            <text:p/>
          </draw:path>
          <draw:path draw:style-name="gr4" draw:text-style-name="P2" draw:layer="TiM_B" svg:width="0.304cm" svg:height="0.304cm" draw:transform="rotate (1.5707963267949) translate (35.661cm 18.44cm)" svg:viewBox="0 0 305 305" svg:d="M0 152c0-28 7-52 21-76s30-42 55-56c24-14 49-20 77-20s52 6 76 20 42 32 56 56 20 48 20 76-6 52-20 77c-14 24-32 41-56 55s-48 21-76 21-53-7-77-21c-25-14-41-31-55-55-14-25-21-49-21-77z">
            <text:p/>
          </draw:path>
          <draw:path draw:style-name="gr4" draw:text-style-name="P2" draw:layer="TiM_B" svg:width="0.08cm" svg:height="0.08cm" draw:transform="rotate (1.5707963267949) translate (31.455cm 15.154cm)" svg:viewBox="0 0 81 81" svg:d="M0 41c0-8 1-14 5-21s8-11 15-15 12-5 20-5c7 0 14 1 21 5s11 8 15 15 5 13 5 21c0 7-1 13-5 20s-8 11-15 15-13 5-21 5c-7 0-13-1-20-5s-11-8-15-15-5-13-5-20z">
            <text:p/>
          </draw:path>
          <draw:path draw:style-name="gr4" draw:text-style-name="P2" draw:layer="TiM_B" svg:width="0.08cm" svg:height="0.08cm" draw:transform="rotate (1.5707963267949) translate (31.455cm 15.407cm)" svg:viewBox="0 0 81 81" svg:d="M0 41c0-8 1-14 5-21s8-11 15-15 13-5 21-5c7 0 13 1 20 5s11 8 15 15 5 13 5 21c0 7-1 13-5 20s-8 11-15 15-13 5-20 5c-8 0-14-1-21-5s-11-8-15-15-5-13-5-20z">
            <text:p/>
          </draw:path>
          <draw:path draw:style-name="gr4" draw:text-style-name="P2" draw:layer="TiM_B" svg:width="0.1cm" svg:height="0.1cm" draw:transform="rotate (1.5707963267949) translate (31.445cm 17.195cm)" svg:viewBox="0 0 101 101" svg:d="M0 51c0-10 2-18 7-26s10-13 18-18 16-7 26-7c9 0 17 2 25 7s14 10 19 18 6 16 6 26c0 9-1 17-6 25s-11 14-19 19-16 6-25 6c-10 0-18-1-26-6s-13-11-18-19-7-16-7-25z">
            <text:p/>
          </draw:path>
          <draw:path draw:style-name="gr4" draw:text-style-name="P2" draw:layer="TiM_B" svg:width="0.1cm" svg:height="0.1cm" draw:transform="rotate (1.5707963267949) translate (31.445cm 16.941cm)" svg:viewBox="0 0 101 101" svg:d="M0 51c0-10 2-18 7-26s10-13 18-18 16-7 26-7c9 0 17 2 25 7s14 10 19 18 6 16 6 26c0 9-1 17-6 25s-11 14-19 19-16 6-25 6c-10 0-18-1-26-6s-13-11-18-19-7-16-7-25z">
            <text:p/>
          </draw:path>
          <draw:path draw:style-name="gr4" draw:text-style-name="P2" draw:layer="TiM_B" svg:width="0.1cm" svg:height="0.1cm" draw:transform="rotate (1.5707963267949) translate (31.445cm 16.687cm)" svg:viewBox="0 0 101 101" svg:d="M0 51c0-10 2-18 7-26s10-13 18-18 16-7 26-7c9 0 17 2 25 7s14 10 19 18 6 16 6 26c0 9-1 17-6 25s-11 14-19 19-16 6-25 6c-10 0-18-1-26-6s-13-11-18-19-7-16-7-25z">
            <text:p/>
          </draw:path>
          <draw:path draw:style-name="gr4" draw:text-style-name="P2" draw:layer="TiM_B" svg:width="0.1cm" svg:height="0.1cm" draw:transform="rotate (1.5707963267949) translate (31.445cm 16.433cm)" svg:viewBox="0 0 101 101" svg:d="M0 51c0-10 2-18 7-26s10-13 18-18 16-7 26-7c9 0 17 2 25 7s14 10 19 18 6 16 6 26c0 9-1 17-6 25s-11 14-19 19-16 6-25 6c-10 0-18-1-26-6s-13-11-18-19-7-16-7-25z">
            <text:p/>
          </draw:path>
          <draw:path draw:style-name="gr4" draw:text-style-name="P2" draw:layer="TiM_B" svg:width="0.08cm" svg:height="0.08cm" draw:transform="rotate (1.5707963267949) translate (41.615cm 15.407cm)" svg:viewBox="0 0 81 81" svg:d="M0 40c0-7 1-13 5-20s8-11 15-15 13-5 21-5c7 0 13 1 20 5s11 8 15 15c3 7 5 12 5 20 0 7-1 14-5 21s-9 10-15 14c-7 3-13 6-20 6-8 0-14-3-21-6-7-4-11-7-15-14s-5-13-5-21z">
            <text:p/>
          </draw:path>
          <draw:path draw:style-name="gr4" draw:text-style-name="P2" draw:layer="TiM_B" svg:width="0.08cm" svg:height="0.08cm" draw:transform="rotate (1.5707963267949) translate (41.615cm 15.154cm)" svg:viewBox="0 0 81 81" svg:d="M0 40c0-7 1-13 5-20s8-11 15-15 12-5 20-5c7 0 14 1 21 5s11 8 15 15c3 7 5 12 5 20 0 7-1 14-5 21s-9 10-15 14c-7 3-13 6-21 6-7 0-13-3-20-6-7-4-11-7-15-14s-5-13-5-21z">
            <text:p/>
          </draw:path>
          <draw:path draw:style-name="gr4" draw:text-style-name="P2" draw:layer="TiM_B" svg:width="0.304cm" svg:height="0.304cm" draw:transform="rotate (1.5707963267949) translate (41.757cm 18.44cm)" svg:viewBox="0 0 305 305" svg:d="M0 152c0-28 7-52 21-76s30-42 55-56c24-14 49-20 77-20s52 6 76 20 42 32 56 56 20 48 20 76-6 51-20 76c-14 24-32 42-56 56s-48 21-76 21-53-7-77-21c-25-14-41-32-55-56-14-25-21-48-21-76z">
            <text:p/>
          </draw:path>
          <draw:path draw:style-name="gr4" draw:text-style-name="P2" draw:layer="TiM_B" svg:width="0.08cm" svg:height="0.081cm" draw:transform="rotate (1.5707963267949) translate (30.794cm 15.154cm)" svg:viewBox="0 0 81 82" svg:d="M0 41c0-7 1-13 5-20s8-11 15-15 12-6 20-6c7 0 14 2 21 6s11 8 15 15c3 7 5 12 5 20 0 7-2 13-5 20-4 6-9 11-15 15-7 3-13 6-21 6-7 0-13-3-20-6-7-4-11-9-15-15-4-7-5-12-5-20z">
            <text:p/>
          </draw:path>
          <draw:path draw:style-name="gr4" draw:text-style-name="P2" draw:layer="TiM_B" svg:width="0.08cm" svg:height="0.081cm" draw:transform="rotate (1.5707963267949) translate (30.794cm 15.407cm)" svg:viewBox="0 0 81 82" svg:d="M0 41c0-7 1-13 5-20s8-11 15-15 13-6 21-6c7 0 13 2 20 6s11 8 15 15c3 7 5 12 5 20 0 7-2 13-5 20-4 6-9 11-15 15-7 3-13 6-20 6-8 0-14-3-21-6-7-4-11-9-15-15-4-7-5-12-5-20z">
            <text:p/>
          </draw:path>
          <draw:path draw:style-name="gr3" draw:text-style-name="P1" draw:layer="TiM_B" svg:width="0.008cm" svg:height="0.025cm" draw:transform="rotate (1.5707963267949) translate (31.47cm 7.716cm)" svg:viewBox="0 0 9 26" svg:d="M9 26c-1-2-2-3-3-5-4-7-6-13-6-21">
            <text:p/>
          </draw:path>
          <draw:path draw:style-name="gr3" draw:text-style-name="P1" draw:layer="TiM_B" svg:width="0.081cm" svg:height="0.07cm" draw:transform="rotate (1.5707963267949) translate (31.425cm 7.776cm)" svg:viewBox="0 0 82 71" svg:d="M0 41c0-7 2-13 6-20s8-11 15-15 12-6 20-6c7 0 13 2 20 6s11 8 15 15 6 12 6 20c0 7-2 14-6 20-2 4-4 7-7 10">
            <text:p/>
          </draw:path>
          <draw:path draw:style-name="gr4" draw:text-style-name="P2" draw:layer="TiM_B" svg:width="0.1cm" svg:height="0.101cm" draw:transform="rotate (1.5707963267949) translate (30.785cm 10.592cm)" svg:viewBox="0 0 101 102" svg:d="M0 51c0-9 1-17 6-25s11-14 19-19 15-7 25-7c9 0 18 2 26 7s13 11 18 19 7 15 7 25c0 9-3 17-7 26-5 8-10 13-18 18s-16 7-26 7c-9 0-17-2-25-7s-14-9-19-18-6-16-6-26z">
            <text:p/>
          </draw:path>
          <draw:path draw:style-name="gr4" draw:text-style-name="P2" draw:layer="TiM_B" svg:width="0.1cm" svg:height="0.101cm" draw:transform="rotate (1.5707963267949) translate (30.785cm 10.338cm)" svg:viewBox="0 0 101 102" svg:d="M0 51c0-9 1-17 6-25s11-14 19-19 15-7 25-7c9 0 18 2 26 7s13 11 18 19 7 15 7 25c0 9-3 17-7 26-5 8-10 13-18 18s-16 7-26 7c-9 0-17-2-25-7s-14-9-19-18-6-16-6-26z">
            <text:p/>
          </draw:path>
          <draw:path draw:style-name="gr4" draw:text-style-name="P2" draw:layer="TiM_B" svg:width="0.1cm" svg:height="0.101cm" draw:transform="rotate (1.5707963267949) translate (30.785cm 11.1cm)" svg:viewBox="0 0 101 102" svg:d="M0 51c0-9 1-17 6-25s11-14 19-19 15-7 25-7c9 0 18 2 26 7s13 11 18 19 7 15 7 25c0 9-3 17-7 26-5 8-10 13-18 18s-16 7-26 7c-9 0-17-2-25-7s-14-9-19-18-6-16-6-26z">
            <text:p/>
          </draw:path>
          <draw:path draw:style-name="gr4" draw:text-style-name="P2" draw:layer="TiM_B" svg:width="0.1cm" svg:height="0.101cm" draw:transform="rotate (1.5707963267949) translate (30.785cm 10.846cm)" svg:viewBox="0 0 101 102" svg:d="M0 51c0-9 1-17 6-25s11-14 19-19 15-7 25-7c9 0 18 2 26 7s13 11 18 19 7 15 7 25c0 9-3 17-7 26-5 8-10 13-18 18s-16 7-26 7c-9 0-17-2-25-7s-14-9-19-18-6-16-6-26z">
            <text:p/>
          </draw:path>
          <draw:path draw:style-name="gr4" draw:text-style-name="P2" draw:layer="TiM_B" svg:width="0.1cm" svg:height="0.101cm" draw:transform="rotate (1.5707963267949) translate (41.604cm 10.338cm)" svg:viewBox="0 0 101 102" svg:d="M0 51c0-9 1-17 6-25s11-14 19-19 15-7 25-7c9 0 18 2 26 7s13 11 18 19 7 15 7 25c0 9-2 18-7 26s-10 13-18 18-16 7-26 7c-9 0-17-2-25-7s-14-10-19-18-6-16-6-26z">
            <text:p/>
          </draw:path>
          <draw:path draw:style-name="gr4" draw:text-style-name="P2" draw:layer="TiM_B" svg:width="0.08cm" svg:height="0.08cm" draw:transform="rotate (1.5707963267949) translate (41.615cm 7.788cm)" svg:viewBox="0 0 81 81" svg:d="M0 40c0-7 1-13 5-20s8-11 15-15 12-5 20-5c7 0 14 1 21 5s10 8 14 15 6 12 6 20c0 7-3 14-6 21-4 6-8 10-14 14-7 3-13 6-21 6-7 0-13-2-20-6s-11-7-15-14-5-13-5-21z">
            <text:p/>
          </draw:path>
          <draw:path draw:style-name="gr4" draw:text-style-name="P2" draw:layer="TiM_B" svg:width="0.1cm" svg:height="0.101cm" draw:transform="rotate (1.5707963267949) translate (41.604cm 10.846cm)" svg:viewBox="0 0 101 102" svg:d="M0 51c0-9 1-17 6-25s11-14 19-19 15-7 25-7c9 0 18 2 26 7s13 11 18 19 7 15 7 25c0 9-2 18-7 26s-10 13-18 18-16 7-26 7c-9 0-17-2-25-7s-14-10-19-18-6-16-6-26z">
            <text:p/>
          </draw:path>
          <draw:path draw:style-name="gr4" draw:text-style-name="P2" draw:layer="TiM_B" svg:width="0.1cm" svg:height="0.101cm" draw:transform="rotate (1.5707963267949) translate (41.604cm 10.592cm)" svg:viewBox="0 0 101 102" svg:d="M0 51c0-9 1-17 6-25s11-14 19-19 15-7 25-7c9 0 18 2 26 7s13 11 18 19 7 15 7 25c0 9-2 18-7 26s-10 13-18 18-16 7-26 7c-9 0-17-2-25-7s-14-10-19-18-6-16-6-26z">
            <text:p/>
          </draw:path>
          <draw:path draw:style-name="gr4" draw:text-style-name="P2" draw:layer="TiM_B" svg:width="0.1cm" svg:height="0.101cm" draw:transform="rotate (1.5707963267949) translate (41.604cm 11.1cm)" svg:viewBox="0 0 101 102" svg:d="M0 51c0-9 1-17 6-25s11-14 19-19 15-7 25-7c9 0 18 2 26 7s13 11 18 19 7 15 7 25c0 9-2 18-7 26s-10 13-18 18-16 7-26 7c-9 0-17-2-25-7s-14-10-19-18-6-16-6-26z">
            <text:p/>
          </draw:path>
          <draw:path draw:style-name="gr4" draw:text-style-name="P2" draw:layer="TiM_B" svg:width="0.1cm" svg:height="0.101cm" draw:transform="rotate (1.5707963267949) translate (30.785cm 13.894cm)" svg:viewBox="0 0 101 102" svg:d="M0 51c0-9 1-17 6-25s11-14 19-19 15-7 25-7c9 0 18 2 26 7s13 11 18 19 7 15 7 25c0 9-3 17-7 26-5 8-10 13-18 18s-16 7-26 7c-9 0-17-2-25-7s-14-9-19-18-6-16-6-26z">
            <text:p/>
          </draw:path>
          <draw:path draw:style-name="gr4" draw:text-style-name="P2" draw:layer="TiM_B" svg:width="0.1cm" svg:height="0.101cm" draw:transform="rotate (1.5707963267949) translate (41.604cm 13.894cm)" svg:viewBox="0 0 101 102" svg:d="M0 51c0-9 1-17 6-25s11-14 19-19 15-7 25-7c9 0 18 2 26 7s13 11 18 19 7 15 7 25c0 9-2 18-7 26s-10 13-18 18-16 7-26 7c-9 0-17-2-25-7s-14-10-19-18-6-16-6-26z">
            <text:p/>
          </draw:path>
          <draw:path draw:style-name="gr4" draw:text-style-name="P2" draw:layer="TiM_B" svg:width="0.1cm" svg:height="0.101cm" draw:transform="rotate (1.5707963267949) translate (41.604cm 13.386cm)" svg:viewBox="0 0 101 102" svg:d="M0 51c0-9 1-17 6-25s11-14 19-19 15-7 25-7c9 0 18 2 26 7s13 11 18 19 7 15 7 25c0 9-2 18-7 26s-10 13-18 18-16 7-26 7c-9 0-17-2-25-7s-14-10-19-18-6-16-6-26z">
            <text:p/>
          </draw:path>
          <draw:path draw:style-name="gr4" draw:text-style-name="P2" draw:layer="TiM_B" svg:width="0.1cm" svg:height="0.101cm" draw:transform="rotate (1.5707963267949) translate (41.604cm 13.64cm)" svg:viewBox="0 0 101 102" svg:d="M0 51c0-9 1-17 6-25s11-14 19-19 15-7 25-7c9 0 18 2 26 7s13 11 18 19 7 15 7 25c0 9-2 18-7 26s-10 13-18 18-16 7-26 7c-9 0-17-2-25-7s-14-10-19-18-6-16-6-26z">
            <text:p/>
          </draw:path>
          <draw:path draw:style-name="gr4" draw:text-style-name="P2" draw:layer="TiM_B" svg:width="0.304cm" svg:height="0.304cm" draw:transform="rotate (1.5707963267949) translate (37.185cm 12.345cm)" svg:viewBox="0 0 305 305" svg:d="M0 152c0-28 6-52 20-76s32-42 56-56 48-20 76-20 52 6 77 20c24 14 41 32 55 56s21 48 21 76-7 52-21 77c-14 24-31 41-55 55-25 14-49 21-77 21s-52-7-76-21-42-31-56-55c-14-25-20-49-20-77z">
            <text:p/>
          </draw:path>
          <draw:path draw:style-name="gr4" draw:text-style-name="P2" draw:layer="TiM_B" svg:width="0.304cm" svg:height="0.304cm" draw:transform="rotate (1.5707963267949) translate (35.661cm 12.345cm)" svg:viewBox="0 0 305 305" svg:d="M0 152c0-28 6-52 20-76s32-42 56-56 48-20 76-20 52 6 77 20c24 14 41 32 55 56s21 48 21 76-7 52-21 77c-14 24-31 41-55 55-25 14-49 21-77 21s-52-7-76-21-42-31-56-55c-14-25-20-49-20-77z">
            <text:p/>
          </draw:path>
          <draw:path draw:style-name="gr4" draw:text-style-name="P2" draw:layer="TiM_B" svg:width="0.304cm" svg:height="0.304cm" draw:transform="rotate (1.5707963267949) translate (31.089cm 12.345cm)" svg:viewBox="0 0 305 305" svg:d="M0 153c0-29 6-53 20-77 14-25 32-41 56-55s48-21 76-21 52 7 77 21c24 14 41 30 55 55 14 24 21 48 21 77 0 28-7 51-21 76-14 24-31 41-55 56-25 14-49 20-77 20s-52-6-76-20c-24-15-42-32-56-56-14-25-20-48-20-76z">
            <text:p/>
          </draw:path>
          <draw:path draw:style-name="gr4" draw:text-style-name="P2" draw:layer="TiM_B" svg:width="0.1cm" svg:height="0.101cm" draw:transform="rotate (1.5707963267949) translate (30.785cm 13.64cm)" svg:viewBox="0 0 101 102" svg:d="M0 51c0-9 1-17 6-25s11-14 19-19 15-7 25-7c9 0 18 2 26 7s13 11 18 19 7 15 7 25c0 9-3 17-7 26-5 8-10 13-18 18s-16 7-26 7c-9 0-17-2-25-7s-14-9-19-18-6-16-6-26z">
            <text:p/>
          </draw:path>
          <draw:path draw:style-name="gr4" draw:text-style-name="P2" draw:layer="TiM_B" svg:width="0.1cm" svg:height="0.101cm" draw:transform="rotate (1.5707963267949) translate (30.785cm 13.386cm)" svg:viewBox="0 0 101 102" svg:d="M0 51c0-9 1-17 6-25s11-14 19-19 15-7 25-7c9 0 18 2 26 7s13 11 18 19 7 15 7 25c0 9-3 17-7 26-5 8-10 13-18 18s-16 7-26 7c-9 0-17-2-25-7s-14-9-19-18-6-16-6-26z">
            <text:p/>
          </draw:path>
          <draw:path draw:style-name="gr4" draw:text-style-name="P2" draw:layer="TiM_B" svg:width="0.304cm" svg:height="0.304cm" draw:transform="rotate (1.5707963267949) translate (41.757cm 12.345cm)" svg:viewBox="0 0 305 305" svg:d="M0 152c0-28 6-52 20-76s32-42 56-56 48-20 76-20 52 6 77 20c24 14 41 32 55 56s21 48 21 76-7 51-21 76c-14 24-31 42-55 56-25 14-49 21-77 21s-52-7-76-21-42-32-56-56c-14-25-20-48-20-76z">
            <text:p/>
          </draw:path>
          <draw:path draw:style-name="gr4" draw:text-style-name="P2" draw:layer="TiM_B" svg:width="0.1cm" svg:height="0.101cm" draw:transform="rotate (1.5707963267949) translate (30.785cm 14.148cm)" svg:viewBox="0 0 101 102" svg:d="M0 51c0-9 1-17 6-25s11-14 19-19 15-7 25-7c9 0 18 2 26 7s13 11 18 19 7 15 7 25c0 9-3 17-7 26-5 8-10 13-18 18s-16 7-26 7c-9 0-17-2-25-7s-14-9-19-18-6-16-6-26z">
            <text:p/>
          </draw:path>
          <draw:path draw:style-name="gr4" draw:text-style-name="P2" draw:layer="TiM_B" svg:width="0.1cm" svg:height="0.101cm" draw:transform="rotate (1.5707963267949) translate (41.604cm 14.148cm)" svg:viewBox="0 0 101 102" svg:d="M0 51c0-9 1-17 6-25s11-14 19-19 15-7 25-7c9 0 18 2 26 7s13 11 18 19 7 15 7 25c0 9-2 18-7 26s-10 13-18 18-16 7-26 7c-9 0-17-2-25-7s-14-10-19-18-6-16-6-26z">
            <text:p/>
          </draw:path>
          <draw:path draw:style-name="gr4" draw:text-style-name="P2" draw:layer="TiM_B" svg:width="0.1cm" svg:height="0.1cm" draw:transform="rotate (1.5707963267949) translate (31.445cm 19.989cm)" svg:viewBox="0 0 101 101" svg:d="M0 51c0-10 2-18 7-26s10-13 18-18 16-7 26-7c9 0 17 2 25 7s14 10 19 18 6 16 6 26c0 9-1 17-6 25s-11 14-19 19-16 6-25 6c-10 0-18-1-26-6s-13-11-18-19-7-16-7-25z">
            <text:p/>
          </draw:path>
          <draw:path draw:style-name="gr4" draw:text-style-name="P2" draw:layer="TiM_B" svg:width="0.1cm" svg:height="0.1cm" draw:transform="rotate (1.5707963267949) translate (31.445cm 19.735cm)" svg:viewBox="0 0 101 101" svg:d="M0 51c0-10 2-18 7-26s10-13 18-18 16-7 26-7c9 0 17 2 25 7s14 10 19 18 6 16 6 26c0 9-1 17-6 25s-11 14-19 19-16 6-25 6c-10 0-18-1-26-6s-13-11-18-19-7-16-7-25z">
            <text:p/>
          </draw:path>
          <draw:path draw:style-name="gr4" draw:text-style-name="P2" draw:layer="TiM_B" svg:width="0.1cm" svg:height="0.1cm" draw:transform="rotate (1.5707963267949) translate (31.445cm 19.481cm)" svg:viewBox="0 0 101 101" svg:d="M0 51c0-10 2-18 7-26s10-13 18-18 16-7 26-7c9 0 17 2 25 7s14 10 19 18 6 16 6 26c0 9-1 17-6 25s-11 14-19 19-16 6-25 6c-10 0-18-1-26-6s-13-11-18-19-7-16-7-25z">
            <text:p/>
          </draw:path>
          <draw:path draw:style-name="gr4" draw:text-style-name="P2" draw:layer="TiM_B" svg:width="0.081cm" svg:height="0.08cm" draw:transform="rotate (1.5707963267949) translate (39.456cm 4.106cm)" svg:viewBox="0 0 82 81" svg:d="M0 40c0-7 2-13 6-20s8-11 15-15 12-5 20-5c7 0 13 1 20 5s11 8 15 15 6 12 6 20c0 7-3 14-6 21-4 6-8 10-15 14s-12 6-20 6c-7 0-13-2-20-6s-11-7-15-14-6-13-6-21z">
            <text:p/>
          </draw:path>
          <draw:path draw:style-name="gr4" draw:text-style-name="P2" draw:layer="TiM_B" svg:width="0.081cm" svg:height="0.08cm" draw:transform="rotate (1.5707963267949) translate (39.71cm 4.106cm)" svg:viewBox="0 0 82 81" svg:d="M0 40c0-7 2-13 6-20s8-11 15-15 12-5 20-5c7 0 13 1 20 5s11 8 15 15 6 12 6 20c0 7-3 14-6 21-4 6-8 10-15 14s-12 6-20 6c-7 0-13-2-20-6s-11-7-15-14-6-13-6-21z">
            <text:p/>
          </draw:path>
          <draw:path draw:style-name="gr4" draw:text-style-name="P2" draw:layer="TiM_B" svg:width="0.304cm" svg:height="0.304cm" draw:transform="rotate (1.5707963267949) translate (41.757cm 6.249cm)" svg:viewBox="0 0 305 305" svg:d="M0 152c0-28 6-52 20-76s32-42 56-56 48-20 76-20 51 6 76 20c24 14 42 32 56 56s21 48 21 76-7 51-21 76c-14 24-32 42-56 56-25 14-48 21-76 21s-52-7-76-21-42-32-56-56c-14-25-20-48-20-76z">
            <text:p/>
          </draw:path>
          <draw:path draw:style-name="gr4" draw:text-style-name="P2" draw:layer="TiM_B" svg:width="0.304cm" svg:height="0.304cm" draw:transform="rotate (1.5707963267949) translate (37.185cm 6.249cm)" svg:viewBox="0 0 305 305" svg:d="M0 152c0-28 6-52 20-76s32-42 56-56 48-20 76-20 51 6 76 20c24 14 42 32 56 56s21 48 21 76-7 52-21 77c-14 24-32 41-56 55-25 14-48 21-76 21s-52-7-76-21-42-31-56-55c-14-25-20-49-20-77z">
            <text:p/>
          </draw:path>
          <draw:path draw:style-name="gr4" draw:text-style-name="P2" draw:layer="TiM_B" svg:width="0.101cm" svg:height="0.1cm" draw:transform="rotate (1.5707963267949) translate (37.414cm 4.243cm)" svg:viewBox="0 0 102 101" svg:d="M0 50c0-9 2-17 7-25s11-14 19-19 16-6 25-6 16 1 25 6c8 5 14 11 19 19s7 15 7 25c0 9-2 18-7 26s-10 13-19 18-16 7-25 7-17-2-25-7-14-10-19-18-7-16-7-26z">
            <text:p/>
          </draw:path>
          <draw:path draw:style-name="gr4" draw:text-style-name="P2" draw:layer="TiM_B" svg:width="0.101cm" svg:height="0.1cm" draw:transform="rotate (1.5707963267949) translate (37.16cm 4.243cm)" svg:viewBox="0 0 102 101" svg:d="M0 50c0-9 2-17 7-25s11-14 19-19 16-6 25-6 16 1 25 6c8 5 14 11 19 19s7 15 7 25c0 9-2 18-7 26s-10 13-19 18-16 7-25 7-17-2-25-7-14-10-19-18-7-16-7-26z">
            <text:p/>
          </draw:path>
          <draw:path draw:style-name="gr4" draw:text-style-name="P2" draw:layer="TiM_B" svg:width="0.101cm" svg:height="0.1cm" draw:transform="rotate (1.5707963267949) translate (36.144cm 4.243cm)" svg:viewBox="0 0 102 101" svg:d="M0 50c0-9 2-17 7-25s11-14 19-19 16-6 25-6 16 1 25 6c8 5 14 11 19 19s7 15 7 25c0 9-2 18-7 26s-10 13-19 18-16 7-25 7-17-2-25-7-14-10-19-18-7-16-7-26z">
            <text:p/>
          </draw:path>
          <draw:path draw:style-name="gr4" draw:text-style-name="P2" draw:layer="TiM_B" svg:width="0.101cm" svg:height="0.1cm" draw:transform="rotate (1.5707963267949) translate (36.398cm 4.243cm)" svg:viewBox="0 0 102 101" svg:d="M0 50c0-9 2-17 7-25s11-14 19-19 16-6 25-6 16 1 25 6c8 5 14 11 19 19s7 15 7 25c0 9-2 18-7 26s-10 13-19 18-16 7-25 7-17-2-25-7-14-10-19-18-7-16-7-26z">
            <text:p/>
          </draw:path>
          <draw:path draw:style-name="gr4" draw:text-style-name="P2" draw:layer="TiM_B" svg:width="0.101cm" svg:height="0.1cm" draw:transform="rotate (1.5707963267949) translate (36.906cm 4.243cm)" svg:viewBox="0 0 102 101" svg:d="M0 50c0-9 2-17 7-25s11-14 19-19 16-6 25-6 16 1 25 6c8 5 14 11 19 19s7 15 7 25c0 9-2 18-7 26s-10 13-19 18-16 7-25 7-17-2-25-7-14-10-19-18-7-16-7-26z">
            <text:p/>
          </draw:path>
          <draw:path draw:style-name="gr4" draw:text-style-name="P2" draw:layer="TiM_B" svg:width="0.101cm" svg:height="0.1cm" draw:transform="rotate (1.5707963267949) translate (36.652cm 4.243cm)" svg:viewBox="0 0 102 101" svg:d="M0 50c0-9 2-17 7-25s11-14 19-19 16-6 25-6 16 1 25 6c8 5 14 11 19 19s7 15 7 25c0 9-2 18-7 26s-10 13-19 18-16 7-25 7-17-2-25-7-14-10-19-18-7-16-7-26z">
            <text:p/>
          </draw:path>
          <draw:path draw:style-name="gr4" draw:text-style-name="P2" draw:layer="TiM_B" svg:width="0.304cm" svg:height="0.304cm" draw:transform="rotate (1.5707963267949) translate (35.661cm 6.249cm)" svg:viewBox="0 0 305 305" svg:d="M0 152c0-28 6-52 20-76s32-42 56-56 48-20 76-20 51 6 76 20c24 14 42 32 56 56s21 48 21 76-7 52-21 77c-14 24-32 41-56 55-25 14-48 21-76 21s-52-7-76-21-42-31-56-55c-14-25-20-49-20-77z">
            <text:p/>
          </draw:path>
          <draw:path draw:style-name="gr4" draw:text-style-name="P2" draw:layer="TiM_B" svg:width="0.101cm" svg:height="0.1cm" draw:transform="rotate (1.5707963267949) translate (35.89cm 4.243cm)" svg:viewBox="0 0 102 101" svg:d="M0 50c0-9 2-17 7-25s11-14 19-19 16-6 25-6 16 1 25 6c8 5 14 11 19 19s7 15 7 25c0 9-2 18-7 26s-10 13-19 18-16 7-25 7-17-2-25-7-14-10-19-18-7-16-7-26z">
            <text:p/>
          </draw:path>
          <draw:path draw:style-name="gr4" draw:text-style-name="P2" draw:layer="TiM_B" svg:width="0.101cm" svg:height="0.1cm" draw:transform="rotate (1.5707963267949) translate (35.636cm 4.243cm)" svg:viewBox="0 0 102 101" svg:d="M0 50c0-9 2-17 7-25s11-14 19-19 16-6 25-6 16 1 25 6c8 5 14 11 19 19s7 15 7 25c0 9-2 18-7 26s-10 13-19 18-16 7-25 7-17-2-25-7-14-10-19-18-7-16-7-26z">
            <text:p/>
          </draw:path>
          <draw:path draw:style-name="gr4" draw:text-style-name="P2" draw:layer="TiM_B" svg:width="0.08cm" svg:height="0.08cm" draw:transform="rotate (1.5707963267949) translate (41.615cm 7.534cm)" svg:viewBox="0 0 81 81" svg:d="M0 40c0-7 1-13 5-20s8-11 15-15 12-5 20-5c7 0 14 1 21 5s10 8 14 15 6 12 6 20c0 7-3 14-6 21-4 6-8 10-14 14-7 3-13 6-21 6-7 0-13-2-20-6s-11-7-15-14-5-13-5-21z">
            <text:p/>
          </draw:path>
          <draw:path draw:style-name="gr4" draw:text-style-name="P2" draw:layer="TiM_B" svg:width="0.304cm" svg:height="0.304cm" draw:transform="rotate (1.5707963267949) translate (31.089cm 6.249cm)" svg:viewBox="0 0 305 305" svg:d="M0 153c0-29 6-53 20-77 14-25 32-41 56-55s48-21 76-21 51 7 76 21c24 14 42 30 56 55 14 24 21 48 21 77 0 28-7 51-21 76-14 24-32 41-56 56-25 14-48 20-76 20s-52-6-76-20c-24-15-42-32-56-56-14-25-20-48-20-76z">
            <text:p/>
          </draw:path>
          <draw:path draw:style-name="gr4" draw:text-style-name="P2" draw:layer="TiM_B" svg:width="0.081cm" svg:height="0.08cm" draw:transform="rotate (1.5707963267949) translate (31.836cm 4.106cm)" svg:viewBox="0 0 82 81" svg:d="M0 41c0-8 2-14 6-21s8-11 15-15 12-5 20-5c7 0 13 1 20 5 6 4 11 8 15 15 3 7 6 13 6 21 0 7-3 13-6 20-4 6-9 11-15 15-7 3-12 5-20 5-7 0-13-2-20-5-7-4-11-8-15-15s-6-13-6-20z">
            <text:p/>
          </draw:path>
          <draw:path draw:style-name="gr4" draw:text-style-name="P2" draw:layer="TiM_B" svg:width="0.081cm" svg:height="0.08cm" draw:transform="rotate (1.5707963267949) translate (32.09cm 4.106cm)" svg:viewBox="0 0 82 81" svg:d="M0 41c0-8 2-14 6-21s8-11 15-15 12-5 20-5c7 0 13 1 20 5 6 4 11 8 15 15 3 7 6 13 6 21 0 7-3 13-6 20-4 6-9 11-15 15-7 3-12 5-20 5-7 0-13-2-20-5-7-4-11-8-15-15s-6-13-6-20z">
            <text:p/>
          </draw:path>
          <draw:path draw:style-name="gr3" draw:text-style-name="P1" draw:layer="TiM_B" svg:width="0.008cm" svg:height="0.025cm" draw:transform="rotate (1.5707963267949) translate (31.47cm 7.462cm)" svg:viewBox="0 0 9 26" svg:d="M9 26c-1-2-2-3-3-5-4-7-6-13-6-21">
            <text:p/>
          </draw:path>
          <draw:path draw:style-name="gr3" draw:text-style-name="P1" draw:layer="TiM_B" svg:width="0.081cm" svg:height="0.07cm" draw:transform="rotate (1.5707963267949) translate (31.425cm 7.522cm)" svg:viewBox="0 0 82 71" svg:d="M0 41c0-7 2-13 6-20s8-11 15-15 12-6 20-6c7 0 13 2 20 6s11 8 15 15 6 12 6 20c0 7-2 14-6 20-2 4-4 7-7 10">
            <text:p/>
          </draw:path>
          <draw:path draw:style-name="gr3" draw:text-style-name="P1" draw:layer="TiM_B" svg:width="0.007cm" svg:height="0.025cm" draw:transform="rotate (1.5707963267949) translate (31.47cm 21.43cm)" svg:viewBox="0 0 8 26" svg:d="M8 26c-1-2-2-3-3-5-4-7-5-13-5-21">
            <text:p/>
          </draw:path>
          <draw:path draw:style-name="gr3" draw:text-style-name="P1" draw:layer="TiM_B" svg:width="0.08cm" svg:height="0.07cm" draw:transform="rotate (1.5707963267949) translate (31.425cm 21.49cm)" svg:viewBox="0 0 81 71" svg:d="M0 41c0-7 1-13 5-20s8-11 15-15 12-6 20-6c7 0 14 2 21 6s11 8 15 15c3 7 5 12 5 20 0 7-2 14-5 20-2 4-5 7-8 10">
            <text:p/>
          </draw:path>
          <draw:path draw:style-name="gr3" draw:text-style-name="P1" draw:layer="TiM_B" svg:width="0.007cm" svg:height="0.025cm" draw:transform="rotate (1.5707963267949) translate (31.47cm 21.176cm)" svg:viewBox="0 0 8 26" svg:d="M8 26c-1-2-2-3-3-5-4-7-5-13-5-21">
            <text:p/>
          </draw:path>
          <draw:path draw:style-name="gr3" draw:text-style-name="P1" draw:layer="TiM_B" svg:width="0.08cm" svg:height="0.07cm" draw:transform="rotate (1.5707963267949) translate (31.425cm 21.236cm)" svg:viewBox="0 0 81 71" svg:d="M0 41c0-7 1-13 5-20s8-11 15-15 12-6 20-6c7 0 14 2 21 6s11 8 15 15c3 7 5 12 5 20 0 7-2 14-5 20-2 4-5 7-8 10">
            <text:p/>
          </draw:path>
          <draw:path draw:style-name="gr4" draw:text-style-name="P2" draw:layer="TiM_B" svg:width="0.08cm" svg:height="0.08cm" draw:transform="rotate (1.5707963267949) translate (41.615cm 21.503cm)" svg:viewBox="0 0 81 81" svg:d="M0 40c0-7 2-13 6-20s7-11 14-15 13-5 21-5c7 0 13 1 20 5s11 8 15 15 5 12 5 20c0 7-1 14-5 21s-8 10-15 14-13 6-20 6c-8 0-14-3-21-6-7-4-10-8-14-14-4-7-6-13-6-21z">
            <text:p/>
          </draw:path>
          <draw:path draw:style-name="gr4" draw:text-style-name="P2" draw:layer="TiM_B" svg:width="0.08cm" svg:height="0.08cm" draw:transform="rotate (1.5707963267949) translate (41.615cm 21.249cm)" svg:viewBox="0 0 81 81" svg:d="M0 40c0-7 2-13 6-20s7-11 14-15 13-5 21-5c7 0 13 1 20 5s11 8 15 15 5 12 5 20c0 7-1 14-5 21s-8 10-15 14-13 6-20 6c-8 0-14-3-21-6-7-4-10-8-14-14-4-7-6-13-6-21z">
            <text:p/>
          </draw:path>
          <draw:path draw:style-name="gr4" draw:text-style-name="P2" draw:layer="TiM_B" svg:width="0.1cm" svg:height="0.1cm" draw:transform="rotate (1.5707963267949) translate (31.445cm 20.243cm)" svg:viewBox="0 0 101 101" svg:d="M0 51c0-10 2-18 7-26s10-13 18-18 16-7 26-7c9 0 17 2 25 7s14 10 19 18 6 16 6 26c0 9-1 17-6 25s-11 14-19 19-16 6-25 6c-10 0-18-1-26-6s-13-11-18-19-7-16-7-25z">
            <text:p/>
          </draw:path>
          <draw:path draw:style-name="gr3" draw:text-style-name="P1" draw:layer="TiM_B" svg:width="0.007cm" svg:height="0.025cm" draw:transform="rotate (1.5707963267949) translate (31.47cm 22.954cm)" svg:viewBox="0 0 8 26" svg:d="M8 26c-1-2-2-3-3-5-4-7-5-13-5-21">
            <text:p/>
          </draw:path>
          <draw:path draw:style-name="gr3" draw:text-style-name="P1" draw:layer="TiM_B" svg:width="0.08cm" svg:height="0.07cm" draw:transform="rotate (1.5707963267949) translate (31.425cm 23.014cm)" svg:viewBox="0 0 81 71" svg:d="M0 41c0-7 1-13 5-20s8-11 15-15 12-6 20-6c7 0 14 2 21 6s11 8 15 15c3 7 5 12 5 20 0 7-2 14-5 20-2 4-5 7-8 10">
            <text:p/>
          </draw:path>
          <draw:path draw:style-name="gr3" draw:text-style-name="P1" draw:layer="TiM_B" svg:width="0.007cm" svg:height="0.025cm" draw:transform="rotate (1.5707963267949) translate (31.47cm 22.7cm)" svg:viewBox="0 0 8 26" svg:d="M8 26c-1-2-2-3-3-5-4-7-5-13-5-21">
            <text:p/>
          </draw:path>
          <draw:path draw:style-name="gr3" draw:text-style-name="P1" draw:layer="TiM_B" svg:width="0.08cm" svg:height="0.07cm" draw:transform="rotate (1.5707963267949) translate (31.425cm 22.76cm)" svg:viewBox="0 0 81 71" svg:d="M0 41c0-7 1-13 5-20s8-11 15-15 12-6 20-6c7 0 14 2 21 6s11 8 15 15c3 7 5 12 5 20 0 7-2 14-5 20-2 4-5 7-8 10">
            <text:p/>
          </draw:path>
          <draw:path draw:style-name="gr4" draw:text-style-name="P2" draw:layer="TiM_B" svg:width="0.08cm" svg:height="0.08cm" draw:transform="rotate (1.5707963267949) translate (41.615cm 22.773cm)" svg:viewBox="0 0 81 81" svg:d="M0 40c0-7 2-13 6-20s7-11 14-15 13-5 21-5c7 0 13 1 20 5s11 8 15 15 5 12 5 20c0 7-1 14-5 21s-8 10-15 14-13 6-20 6c-8 0-14-3-21-6-7-4-10-8-14-14-4-7-6-13-6-21z">
            <text:p/>
          </draw:path>
          <draw:path draw:style-name="gr4" draw:text-style-name="P2" draw:layer="TiM_B" svg:width="0.08cm" svg:height="0.08cm" draw:transform="rotate (1.5707963267949) translate (41.615cm 23.027cm)" svg:viewBox="0 0 81 81" svg:d="M0 40c0-7 2-13 6-20s7-11 14-15 13-5 21-5c7 0 13 1 20 5s11 8 15 15 5 12 5 20c0 7-1 14-5 21s-8 10-15 14-13 6-20 6c-8 0-14-3-21-6-7-4-10-8-14-14-4-7-6-13-6-21z">
            <text:p/>
          </draw:path>
          <draw:path draw:style-name="gr4" draw:text-style-name="P2" draw:layer="TiM_B" svg:width="0.081cm" svg:height="0.08cm" draw:transform="rotate (1.5707963267949) translate (39.71cm 26.583cm)" svg:viewBox="0 0 82 81" svg:d="M0 40c0-7 2-13 6-20s8-11 15-15 12-5 20-5c7 0 13 1 20 5s11 8 15 15 6 12 6 20c0 7-2 14-6 21s-8 10-15 14-13 6-20 6c-8 0-13-2-20-6s-11-8-15-14c-4-7-6-13-6-21z">
            <text:p/>
          </draw:path>
          <draw:path draw:style-name="gr4" draw:text-style-name="P2" draw:layer="TiM_B" svg:width="0.081cm" svg:height="0.08cm" draw:transform="rotate (1.5707963267949) translate (39.456cm 26.583cm)" svg:viewBox="0 0 82 81" svg:d="M0 40c0-7 2-13 6-20s8-11 15-15 12-5 20-5c7 0 13 1 20 5s11 8 15 15 6 12 6 20c0 7-2 14-6 21s-8 10-15 14-13 6-20 6c-8 0-13-2-20-6s-11-8-15-14c-4-7-6-13-6-21z">
            <text:p/>
          </draw:path>
          <draw:path draw:style-name="gr4" draw:text-style-name="P2" draw:layer="TiM_B" svg:width="0.081cm" svg:height="0.08cm" draw:transform="rotate (1.5707963267949) translate (32.09cm 26.583cm)" svg:viewBox="0 0 82 81" svg:d="M0 41c0-8 2-14 6-21s8-11 15-15 12-5 20-5c7 0 13 1 20 5 6 4 11 8 15 15s6 13 6 21c0 7-2 13-6 20s-9 11-15 15c-7 3-13 5-20 5-8 0-13-2-20-5-7-4-11-9-15-15-4-7-6-13-6-20z">
            <text:p/>
          </draw:path>
          <draw:path draw:style-name="gr4" draw:text-style-name="P2" draw:layer="TiM_B" svg:width="0.304cm" svg:height="0.304cm" draw:transform="rotate (1.5707963267949) translate (41.757cm 24.536cm)" svg:viewBox="0 0 305 305" svg:d="M0 152c0-28 7-52 21-76s31-42 56-56c24-14 48-20 76-20s52 6 76 20 42 32 56 56 20 48 20 76-6 51-20 76c-14 24-32 42-56 56s-48 21-76 21-52-7-76-21c-25-14-42-32-56-56-14-25-21-48-21-76z">
            <text:p/>
          </draw:path>
          <draw:path draw:style-name="gr4" draw:text-style-name="P2" draw:layer="TiM_B" svg:width="0.304cm" svg:height="0.304cm" draw:transform="rotate (1.5707963267949) translate (35.661cm 24.536cm)" svg:viewBox="0 0 305 305" svg:d="M0 152c0-28 7-52 21-76s31-42 56-56c24-14 48-20 76-20s52 6 76 20 42 32 56 56 20 48 20 76-6 52-20 77c-14 24-32 41-56 55s-48 21-76 21-52-7-76-21c-25-14-42-31-56-55-14-25-21-49-21-77z">
            <text:p/>
          </draw:path>
          <draw:path draw:style-name="gr4" draw:text-style-name="P2" draw:layer="TiM_B" svg:width="0.304cm" svg:height="0.304cm" draw:transform="rotate (1.5707963267949) translate (37.185cm 24.536cm)" svg:viewBox="0 0 305 305" svg:d="M0 152c0-28 7-52 21-76s31-42 56-56c24-14 48-20 76-20s52 6 76 20 42 32 56 56 20 48 20 76-6 52-20 77c-14 24-32 41-56 55s-48 21-76 21-52-7-76-21c-25-14-42-31-56-55-14-25-21-49-21-77z">
            <text:p/>
          </draw:path>
          <draw:path draw:style-name="gr4" draw:text-style-name="P2" draw:layer="TiM_B" svg:width="0.081cm" svg:height="0.08cm" draw:transform="rotate (1.5707963267949) translate (31.836cm 26.583cm)" svg:viewBox="0 0 82 81" svg:d="M0 41c0-8 2-14 6-21s8-11 15-15 12-5 20-5c7 0 13 1 20 5 6 4 11 8 15 15s6 13 6 21c0 7-2 13-6 20s-9 11-15 15c-7 3-13 5-20 5-8 0-13-2-20-5-7-4-11-9-15-15-4-7-6-13-6-20z">
            <text:p/>
          </draw:path>
          <draw:path draw:style-name="gr4" draw:text-style-name="P2" draw:layer="TiM_B" svg:width="0.304cm" svg:height="0.304cm" draw:transform="rotate (1.5707963267949) translate (31.089cm 24.536cm)" svg:viewBox="0 0 305 305" svg:d="M0 153c0-29 7-53 21-77 14-25 31-41 56-55 24-14 48-21 76-21s52 7 76 21 42 30 56 55c14 24 20 48 20 77 0 28-6 51-20 76-14 24-32 41-56 56-24 14-48 20-76 20s-52-6-76-20c-25-15-42-32-56-56-14-25-21-48-21-76z">
            <text:p/>
          </draw:path>
          <draw:path draw:style-name="gr4" draw:text-style-name="P2" draw:layer="TiM_B" svg:width="0.1cm" svg:height="0.1cm" draw:transform="rotate (1.5707963267949) translate (36.144cm 27.253cm)" svg:viewBox="0 0 101 101" svg:d="M0 50c0-9 2-17 7-25s10-14 18-19 16-6 26-6c9 0 17 1 25 6s14 11 19 19 6 15 6 25c0 9-1 18-6 26s-11 13-19 18-16 7-25 7c-10 0-18-2-26-7s-13-10-18-18-7-16-7-26z">
            <text:p/>
          </draw:path>
          <draw:path draw:style-name="gr4" draw:text-style-name="P2" draw:layer="TiM_B" svg:width="0.1cm" svg:height="0.1cm" draw:transform="rotate (1.5707963267949) translate (36.652cm 27.253cm)" svg:viewBox="0 0 101 101" svg:d="M0 50c0-9 2-17 7-25s10-14 18-19 16-6 26-6c9 0 17 1 25 6s14 11 19 19 6 15 6 25c0 9-1 18-6 26s-11 13-19 18-16 7-25 7c-10 0-18-2-26-7s-13-10-18-18-7-16-7-26z">
            <text:p/>
          </draw:path>
          <draw:path draw:style-name="gr4" draw:text-style-name="P2" draw:layer="TiM_B" svg:width="0.1cm" svg:height="0.1cm" draw:transform="rotate (1.5707963267949) translate (36.398cm 27.253cm)" svg:viewBox="0 0 101 101" svg:d="M0 50c0-9 2-17 7-25s10-14 18-19 16-6 26-6c9 0 17 1 25 6s14 11 19 19 6 15 6 25c0 9-1 18-6 26s-11 13-19 18-16 7-25 7c-10 0-18-2-26-7s-13-10-18-18-7-16-7-26z">
            <text:p/>
          </draw:path>
          <draw:path draw:style-name="gr4" draw:text-style-name="P2" draw:layer="TiM_B" svg:width="0.1cm" svg:height="0.1cm" draw:transform="rotate (1.5707963267949) translate (37.414cm 27.253cm)" svg:viewBox="0 0 101 101" svg:d="M0 50c0-9 2-17 7-25s10-14 18-19 16-6 26-6c9 0 17 1 25 6s14 11 19 19 6 15 6 25c0 9-1 18-6 26s-11 13-19 18-16 7-25 7c-10 0-18-2-26-7s-13-10-18-18-7-16-7-26z">
            <text:p/>
          </draw:path>
          <draw:path draw:style-name="gr4" draw:text-style-name="P2" draw:layer="TiM_B" svg:width="0.1cm" svg:height="0.1cm" draw:transform="rotate (1.5707963267949) translate (37.16cm 27.253cm)" svg:viewBox="0 0 101 101" svg:d="M0 50c0-9 2-17 7-25s10-14 18-19 16-6 26-6c9 0 17 1 25 6s14 11 19 19 6 15 6 25c0 9-1 18-6 26s-11 13-19 18-16 7-25 7c-10 0-18-2-26-7s-13-10-18-18-7-16-7-26z">
            <text:p/>
          </draw:path>
          <draw:path draw:style-name="gr4" draw:text-style-name="P2" draw:layer="TiM_B" svg:width="0.1cm" svg:height="0.1cm" draw:transform="rotate (1.5707963267949) translate (36.906cm 27.253cm)" svg:viewBox="0 0 101 101" svg:d="M0 50c0-9 2-17 7-25s10-14 18-19 16-6 26-6c9 0 17 1 25 6s14 11 19 19 6 15 6 25c0 9-1 18-6 26s-11 13-19 18-16 7-25 7c-10 0-18-2-26-7s-13-10-18-18-7-16-7-26z">
            <text:p/>
          </draw:path>
          <draw:path draw:style-name="gr4" draw:text-style-name="P2" draw:layer="TiM_B" svg:width="0.1cm" svg:height="0.1cm" draw:transform="rotate (1.5707963267949) translate (35.89cm 27.253cm)" svg:viewBox="0 0 101 101" svg:d="M0 50c0-9 2-17 7-25s10-14 18-19 16-6 26-6c9 0 17 1 25 6s14 11 19 19 6 15 6 25c0 9-1 18-6 26s-11 13-19 18-16 7-25 7c-10 0-18-2-26-7s-13-10-18-18-7-16-7-26z">
            <text:p/>
          </draw:path>
          <draw:path draw:style-name="gr4" draw:text-style-name="P2" draw:layer="TiM_B" svg:width="0.1cm" svg:height="0.1cm" draw:transform="rotate (1.5707963267949) translate (35.636cm 27.253cm)" svg:viewBox="0 0 101 101" svg:d="M0 50c0-9 2-17 7-25s10-14 18-19 16-6 26-6c9 0 17 1 25 6s14 11 19 19 6 15 6 25c0 9-1 18-6 26s-11 13-19 18-16 7-25 7c-10 0-18-2-26-7s-13-10-18-18-7-16-7-26z">
            <text:p/>
          </draw:path>
          <draw:path draw:style-name="gr4" draw:text-style-name="P2" draw:layer="TiM_B" svg:width="0.08cm" svg:height="0.08cm" draw:transform="rotate (1.5707963267949) translate (31.836cm 27.243cm)" svg:viewBox="0 0 81 81" svg:d="M0 41c0-8 1-14 5-21s8-11 15-15 13-5 21-5c7 0 13 1 20 5s11 8 15 15 5 13 5 21c0 7-1 13-5 20s-8 11-15 15-13 5-20 5c-8 0-14-1-21-5s-11-8-15-15-5-13-5-20z">
            <text:p/>
          </draw:path>
          <draw:path draw:style-name="gr4" draw:text-style-name="P2" draw:layer="TiM_B" svg:width="0.08cm" svg:height="0.08cm" draw:transform="rotate (1.5707963267949) translate (32.09cm 27.243cm)" svg:viewBox="0 0 81 81" svg:d="M0 41c0-8 1-14 5-21s8-11 15-15 13-5 21-5c7 0 13 1 20 5s11 8 15 15 5 13 5 21c0 7-1 13-5 20s-8 11-15 15-13 5-20 5c-8 0-14-1-21-5s-11-8-15-15-5-13-5-20z">
            <text:p/>
          </draw:path>
          <draw:path draw:style-name="gr4" draw:text-style-name="P2" draw:layer="TiM_B" svg:width="0.08cm" svg:height="0.08cm" draw:transform="rotate (1.5707963267949) translate (39.456cm 27.243cm)" svg:viewBox="0 0 81 81" svg:d="M0 40c0-7 1-13 5-20s8-11 15-15 13-5 21-5c7 0 13 1 20 5s11 8 15 15c3 7 5 12 5 20 0 7-1 14-5 21s-9 10-15 14c-7 3-13 6-20 6-8 0-14-3-21-6-7-4-11-7-15-14s-5-13-5-21z">
            <text:p/>
          </draw:path>
          <draw:path draw:style-name="gr4" draw:text-style-name="P2" draw:layer="TiM_B" svg:width="0.08cm" svg:height="0.08cm" draw:transform="rotate (1.5707963267949) translate (39.71cm 27.243cm)" svg:viewBox="0 0 81 81" svg:d="M0 40c0-7 1-13 5-20s8-11 15-15 13-5 21-5c7 0 13 1 20 5s11 8 15 15c3 7 5 12 5 20 0 7-1 14-5 21s-9 10-15 14c-7 3-13 6-20 6-8 0-14-3-21-6-7-4-11-7-15-14s-5-13-5-21z">
            <text:p/>
          </draw:path>
          <draw:path draw:style-name="gr4" draw:text-style-name="P2" draw:layer="TiM_B" svg:width="0.1cm" svg:height="0.1cm" draw:transform="rotate (1.5707963267949) translate (42.265cm 16.687cm)" svg:viewBox="0 0 101 101" svg:d="M0 51c0-10 2-18 7-26s10-13 18-18 16-7 26-7c9 0 17 2 25 7s14 10 19 18 6 16 6 26c0 9-1 17-6 25s-11 14-19 19-16 6-25 6c-10 0-18-1-26-6s-13-11-18-19-7-16-7-25z">
            <text:p/>
          </draw:path>
          <draw:path draw:style-name="gr4" draw:text-style-name="P2" draw:layer="TiM_B" svg:width="0.1cm" svg:height="0.1cm" draw:transform="rotate (1.5707963267949) translate (42.265cm 16.433cm)" svg:viewBox="0 0 101 101" svg:d="M0 51c0-10 2-18 7-26s10-13 18-18 16-7 26-7c9 0 17 2 25 7s14 10 19 18 6 16 6 26c0 9-1 17-6 25s-11 14-19 19-16 6-25 6c-10 0-18-1-26-6s-13-11-18-19-7-16-7-25z">
            <text:p/>
          </draw:path>
          <draw:path draw:style-name="gr4" draw:text-style-name="P2" draw:layer="TiM_B" svg:width="0.08cm" svg:height="0.08cm" draw:transform="rotate (1.5707963267949) translate (42.275cm 15.407cm)" svg:viewBox="0 0 81 81" svg:d="M0 41c0-8 1-14 5-21s8-11 15-15 13-5 21-5c7 0 13 1 20 5s11 8 15 15 5 13 5 21c0 7-1 13-5 20s-8 11-15 15-13 5-20 5c-8 0-14-1-21-5s-11-8-15-15-5-13-5-20z">
            <text:p/>
          </draw:path>
          <draw:path draw:style-name="gr4" draw:text-style-name="P2" draw:layer="TiM_B" svg:width="0.1cm" svg:height="0.1cm" draw:transform="rotate (1.5707963267949) translate (42.265cm 17.195cm)" svg:viewBox="0 0 101 101" svg:d="M0 51c0-10 2-18 7-26s10-13 18-18 16-7 26-7c9 0 17 2 25 7s14 10 19 18 6 16 6 26c0 9-1 17-6 25s-11 14-19 19-16 6-25 6c-10 0-18-1-26-6s-13-11-18-19-7-16-7-25z">
            <text:p/>
          </draw:path>
          <draw:path draw:style-name="gr4" draw:text-style-name="P2" draw:layer="TiM_B" svg:width="0.1cm" svg:height="0.1cm" draw:transform="rotate (1.5707963267949) translate (42.265cm 16.941cm)" svg:viewBox="0 0 101 101" svg:d="M0 51c0-10 2-18 7-26s10-13 18-18 16-7 26-7c9 0 17 2 25 7s14 10 19 18 6 16 6 26c0 9-1 17-6 25s-11 14-19 19-16 6-25 6c-10 0-18-1-26-6s-13-11-18-19-7-16-7-25z">
            <text:p/>
          </draw:path>
          <draw:path draw:style-name="gr3" draw:text-style-name="P1" draw:layer="TiM_B" svg:width="0.007cm" svg:height="0.024cm" draw:transform="rotate (1.5707963267949) translate (42.316cm 21.176cm)" svg:viewBox="0 0 8 25" svg:d="M0 25c0-8 1-14 5-21 1-1 2-3 3-4">
            <text:p/>
          </draw:path>
          <draw:line draw:style-name="gr3" draw:text-style-name="P1" draw:layer="TiM_B" svg:x1="42.441cm" svg:y1="21.176cm" svg:x2="42.466cm" svg:y2="21.176cm">
            <text:p/>
          </draw:line>
          <draw:polyline draw:style-name="gr3" draw:text-style-name="P1" draw:layer="TiM_B" svg:width="0cm" svg:height="0.158cm" draw:transform="rotate (1.5707963267949) translate (42.282cm 21.176cm)" svg:viewBox="0 0 0 159" draw:points="0,0 0,1 0,4 0,9 0,16 0,24 0,35 0,47 0,60 0,74 0,90 0,107 0,124 0,141 0,159">
            <text:p/>
          </draw:polyline>
          <draw:path draw:style-name="gr3" draw:text-style-name="P1" draw:layer="TiM_B" svg:width="0.007cm" svg:height="0.024cm" draw:transform="rotate (1.5707963267949) translate (42.291cm 21.176cm)" svg:viewBox="0 0 8 25" svg:d="M8 25c-1-2-2-3-3-5-4-7-5-13-5-20">
            <text:p/>
          </draw:path>
          <draw:line draw:style-name="gr3" draw:text-style-name="P1" draw:layer="TiM_B" svg:x1="42.282cm" svg:y1="21.231cm" svg:x2="42.282cm" svg:y2="21.185cm">
            <text:p/>
          </draw:line>
          <draw:path draw:style-name="gr3" draw:text-style-name="P1" draw:layer="TiM_B" svg:width="0.045cm" svg:height="0.006cm" draw:transform="rotate (1.5707963267949) translate (42.282cm 21.231cm)" svg:viewBox="0 0 46 7" svg:d="M46 0c-1 1-2 1-3 2-6 4-13 5-20 5-8 0-14-1-21-5-1-1-1-1-2-2">
            <text:p/>
          </draw:path>
          <draw:polyline draw:style-name="gr3" draw:text-style-name="P1" draw:layer="TiM_B" svg:width="0cm" svg:height="0.158cm" draw:transform="rotate (1.5707963267949) translate (42.282cm 21.24cm)" svg:viewBox="0 0 0 159" draw:points="0,159 0,141 0,124 0,107 0,90 0,74 0,60 0,47 0,35 0,24 0,16 0,9 0,4 0,1 0,0">
            <text:p/>
          </draw:polyline>
          <draw:line draw:style-name="gr3" draw:text-style-name="P1" draw:layer="TiM_B" svg:x1="42.466cm" svg:y1="21.24cm" svg:x2="42.441cm" svg:y2="21.24cm">
            <text:p/>
          </draw:line>
          <draw:path draw:style-name="gr3" draw:text-style-name="P1" draw:layer="TiM_B" svg:width="0.007cm" svg:height="0.049cm" draw:transform="rotate (1.5707963267949) translate (42.291cm 21.24cm)" svg:viewBox="0 0 8 50" svg:d="M0 0c1 1 2 3 3 4 4 7 5 13 5 21 0 7-1 13-5 20-1 2-2 3-3 5">
            <text:p/>
          </draw:path>
          <draw:path draw:style-name="gr4" draw:text-style-name="P2" draw:layer="TiM_B" svg:width="0.1cm" svg:height="0.1cm" draw:transform="rotate (1.5707963267949) translate (42.265cm 20.243cm)" svg:viewBox="0 0 101 101" svg:d="M0 51c0-10 2-18 7-26s10-13 18-18 16-7 26-7c9 0 17 2 25 7s14 10 19 18 6 16 6 26c0 9-1 17-6 25s-11 14-19 19-16 6-25 6c-10 0-18-1-26-6s-13-11-18-19-7-16-7-25z">
            <text:p/>
          </draw:path>
          <draw:path draw:style-name="gr4" draw:text-style-name="P2" draw:layer="TiM_B" svg:width="0.1cm" svg:height="0.1cm" draw:transform="rotate (1.5707963267949) translate (42.265cm 19.481cm)" svg:viewBox="0 0 101 101" svg:d="M0 51c0-10 2-18 7-26s10-13 18-18 16-7 26-7c9 0 17 2 25 7s14 10 19 18 6 16 6 26c0 9-1 17-6 25s-11 14-19 19-16 6-25 6c-10 0-18-1-26-6s-13-11-18-19-7-16-7-25z">
            <text:p/>
          </draw:path>
          <draw:path draw:style-name="gr4" draw:text-style-name="P2" draw:layer="TiM_B" svg:width="0.1cm" svg:height="0.1cm" draw:transform="rotate (1.5707963267949) translate (42.265cm 19.735cm)" svg:viewBox="0 0 101 101" svg:d="M0 51c0-10 2-18 7-26s10-13 18-18 16-7 26-7c9 0 17 2 25 7s14 10 19 18 6 16 6 26c0 9-1 17-6 25s-11 14-19 19-16 6-25 6c-10 0-18-1-26-6s-13-11-18-19-7-16-7-25z">
            <text:p/>
          </draw:path>
          <draw:path draw:style-name="gr4" draw:text-style-name="P2" draw:layer="TiM_B" svg:width="0.1cm" svg:height="0.1cm" draw:transform="rotate (1.5707963267949) translate (42.265cm 19.989cm)" svg:viewBox="0 0 101 101" svg:d="M0 51c0-10 2-18 7-26s10-13 18-18 16-7 26-7c9 0 17 2 25 7s14 10 19 18 6 16 6 26c0 9-1 17-6 25s-11 14-19 19-16 6-25 6c-10 0-18-1-26-6s-13-11-18-19-7-16-7-25z">
            <text:p/>
          </draw:path>
          <draw:path draw:style-name="gr3" draw:text-style-name="P1" draw:layer="TiM_B" svg:width="0.007cm" svg:height="0.024cm" draw:transform="rotate (1.5707963267949) translate (42.316cm 22.7cm)" svg:viewBox="0 0 8 25" svg:d="M0 25c0-8 1-14 5-21 1-1 2-3 3-4">
            <text:p/>
          </draw:path>
          <draw:line draw:style-name="gr3" draw:text-style-name="P1" draw:layer="TiM_B" svg:x1="42.441cm" svg:y1="22.7cm" svg:x2="42.466cm" svg:y2="22.7cm">
            <text:p/>
          </draw:line>
          <draw:polyline draw:style-name="gr3" draw:text-style-name="P1" draw:layer="TiM_B" svg:width="0cm" svg:height="0.158cm" draw:transform="rotate (1.5707963267949) translate (42.282cm 22.7cm)" svg:viewBox="0 0 0 159" draw:points="0,0 0,1 0,4 0,9 0,16 0,24 0,35 0,47 0,60 0,74 0,90 0,107 0,124 0,141 0,159">
            <text:p/>
          </draw:polyline>
          <draw:path draw:style-name="gr3" draw:text-style-name="P1" draw:layer="TiM_B" svg:width="0.007cm" svg:height="0.024cm" draw:transform="rotate (1.5707963267949) translate (42.291cm 22.7cm)" svg:viewBox="0 0 8 25" svg:d="M8 25c-1-2-2-3-3-5-4-7-5-13-5-20">
            <text:p/>
          </draw:path>
          <draw:line draw:style-name="gr3" draw:text-style-name="P1" draw:layer="TiM_B" svg:x1="42.282cm" svg:y1="22.755cm" svg:x2="42.282cm" svg:y2="22.709cm">
            <text:p/>
          </draw:line>
          <draw:path draw:style-name="gr3" draw:text-style-name="P1" draw:layer="TiM_B" svg:width="0.045cm" svg:height="0.006cm" draw:transform="rotate (1.5707963267949) translate (42.282cm 22.755cm)" svg:viewBox="0 0 46 7" svg:d="M46 0c-1 1-2 1-3 2-6 4-13 5-20 5-8 0-14-1-21-5-1-1-1-1-2-2">
            <text:p/>
          </draw:path>
          <draw:polyline draw:style-name="gr3" draw:text-style-name="P1" draw:layer="TiM_B" svg:width="0cm" svg:height="0.158cm" draw:transform="rotate (1.5707963267949) translate (42.282cm 22.764cm)" svg:viewBox="0 0 0 159" draw:points="0,159 0,141 0,124 0,107 0,90 0,74 0,60 0,47 0,35 0,24 0,16 0,9 0,4 0,1 0,0">
            <text:p/>
          </draw:polyline>
          <draw:line draw:style-name="gr3" draw:text-style-name="P1" draw:layer="TiM_B" svg:x1="42.466cm" svg:y1="22.764cm" svg:x2="42.441cm" svg:y2="22.764cm">
            <text:p/>
          </draw:line>
          <draw:path draw:style-name="gr3" draw:text-style-name="P1" draw:layer="TiM_B" svg:width="0.007cm" svg:height="0.049cm" draw:transform="rotate (1.5707963267949) translate (42.291cm 22.764cm)" svg:viewBox="0 0 8 50" svg:d="M0 0c1 1 2 3 3 4 4 7 5 13 5 21 0 7-1 13-5 20-1 2-2 3-3 5">
            <text:p/>
          </draw:path>
          <draw:path draw:style-name="gr3" draw:text-style-name="P1" draw:layer="TiM_B" svg:width="0.007cm" svg:height="0.024cm" draw:transform="rotate (1.5707963267949) translate (42.316cm 21.43cm)" svg:viewBox="0 0 8 25" svg:d="M0 25c0-8 1-14 5-21 1-1 2-3 3-4">
            <text:p/>
          </draw:path>
          <draw:line draw:style-name="gr3" draw:text-style-name="P1" draw:layer="TiM_B" svg:x1="42.441cm" svg:y1="21.43cm" svg:x2="42.466cm" svg:y2="21.43cm">
            <text:p/>
          </draw:line>
          <draw:polyline draw:style-name="gr3" draw:text-style-name="P1" draw:layer="TiM_B" svg:width="0cm" svg:height="0.158cm" draw:transform="rotate (1.5707963267949) translate (42.282cm 21.43cm)" svg:viewBox="0 0 0 159" draw:points="0,0 0,1 0,4 0,9 0,16 0,24 0,35 0,47 0,60 0,74 0,90 0,107 0,124 0,141 0,159">
            <text:p/>
          </draw:polyline>
          <draw:path draw:style-name="gr3" draw:text-style-name="P1" draw:layer="TiM_B" svg:width="0.007cm" svg:height="0.024cm" draw:transform="rotate (1.5707963267949) translate (42.291cm 21.43cm)" svg:viewBox="0 0 8 25" svg:d="M8 25c-1-2-2-3-3-5-4-7-5-13-5-20">
            <text:p/>
          </draw:path>
          <draw:line draw:style-name="gr3" draw:text-style-name="P1" draw:layer="TiM_B" svg:x1="42.282cm" svg:y1="21.485cm" svg:x2="42.282cm" svg:y2="21.439cm">
            <text:p/>
          </draw:line>
          <draw:path draw:style-name="gr3" draw:text-style-name="P1" draw:layer="TiM_B" svg:width="0.045cm" svg:height="0.006cm" draw:transform="rotate (1.5707963267949) translate (42.282cm 21.485cm)" svg:viewBox="0 0 46 7" svg:d="M46 0c-1 1-2 1-3 2-6 4-13 5-20 5-8 0-14-1-21-5-1-1-1-1-2-2">
            <text:p/>
          </draw:path>
          <draw:polyline draw:style-name="gr3" draw:text-style-name="P1" draw:layer="TiM_B" svg:width="0cm" svg:height="0.158cm" draw:transform="rotate (1.5707963267949) translate (42.282cm 21.494cm)" svg:viewBox="0 0 0 159" draw:points="0,159 0,141 0,124 0,107 0,90 0,74 0,60 0,47 0,35 0,24 0,16 0,9 0,4 0,1 0,0">
            <text:p/>
          </draw:polyline>
          <draw:line draw:style-name="gr3" draw:text-style-name="P1" draw:layer="TiM_B" svg:x1="42.466cm" svg:y1="21.494cm" svg:x2="42.441cm" svg:y2="21.494cm">
            <text:p/>
          </draw:line>
          <draw:path draw:style-name="gr3" draw:text-style-name="P1" draw:layer="TiM_B" svg:width="0.007cm" svg:height="0.049cm" draw:transform="rotate (1.5707963267949) translate (42.291cm 21.494cm)" svg:viewBox="0 0 8 50" svg:d="M0 0c1 1 2 3 3 4 4 7 5 13 5 21 0 7-1 13-5 20-1 2-2 3-3 5">
            <text:p/>
          </draw:path>
          <draw:path draw:style-name="gr3" draw:text-style-name="P1" draw:layer="TiM_B" svg:width="0.008cm" svg:height="0.024cm" draw:transform="rotate (1.5707963267949) translate (42.316cm 7.716cm)" svg:viewBox="0 0 9 25" svg:d="M0 25c0-8 2-14 6-21 1-1 2-3 3-4">
            <text:p/>
          </draw:path>
          <draw:polyline draw:style-name="gr3" draw:text-style-name="P1" draw:layer="TiM_B" svg:width="0cm" svg:height="0.158cm" draw:transform="rotate (1.5707963267949) translate (42.282cm 7.716cm)" svg:viewBox="0 0 0 159" draw:points="0,0 0,1 0,4 0,9 0,16 0,24 0,35 0,47 0,60 0,74 0,90 0,107 0,124 0,141 0,159">
            <text:p/>
          </draw:polyline>
          <draw:path draw:style-name="gr3" draw:text-style-name="P1" draw:layer="TiM_B" svg:width="0.008cm" svg:height="0.024cm" draw:transform="rotate (1.5707963267949) translate (42.291cm 7.716cm)" svg:viewBox="0 0 9 25" svg:d="M9 25c-1-2-2-3-3-5-4-7-6-13-6-20">
            <text:p/>
          </draw:path>
          <draw:line draw:style-name="gr3" draw:text-style-name="P1" draw:layer="TiM_B" svg:x1="42.282cm" svg:y1="7.771cm" svg:x2="42.282cm" svg:y2="7.725cm">
            <text:p/>
          </draw:line>
          <draw:path draw:style-name="gr3" draw:text-style-name="P1" draw:layer="TiM_B" svg:width="0.045cm" svg:height="0.006cm" draw:transform="rotate (1.5707963267949) translate (42.282cm 7.771cm)" svg:viewBox="0 0 46 7" svg:d="M46 0c-1 1-1 1-2 2-7 4-14 5-21 5-8 0-14-1-20-5-1-1-2-1-3-2">
            <text:p/>
          </draw:path>
          <draw:polyline draw:style-name="gr3" draw:text-style-name="P1" draw:layer="TiM_B" svg:width="0cm" svg:height="0.158cm" draw:transform="rotate (1.5707963267949) translate (42.282cm 7.78cm)" svg:viewBox="0 0 0 159" draw:points="0,159 0,141 0,124 0,107 0,90 0,74 0,60 0,47 0,35 0,24 0,16 0,9 0,4 0,1 0,0">
            <text:p/>
          </draw:polyline>
          <draw:path draw:style-name="gr3" draw:text-style-name="P1" draw:layer="TiM_B" svg:width="0.008cm" svg:height="0.049cm" draw:transform="rotate (1.5707963267949) translate (42.291cm 7.78cm)" svg:viewBox="0 0 9 50" svg:d="M0 0c1 1 2 3 3 4 4 7 6 13 6 21 0 7-2 13-6 20-1 2-2 3-3 5">
            <text:p/>
          </draw:path>
          <draw:path draw:style-name="gr4" draw:text-style-name="P2" draw:layer="TiM_B" svg:width="0.08cm" svg:height="0.08cm" draw:transform="rotate (1.5707963267949) translate (42.275cm 15.154cm)" svg:viewBox="0 0 81 81" svg:d="M0 41c0-8 1-14 5-21s8-11 15-15 12-5 20-5c7 0 14 1 21 5s11 8 15 15 5 13 5 21c0 7-1 13-5 20s-8 11-15 15-13 5-21 5c-7 0-13-1-20-5s-11-8-15-15-5-13-5-20z">
            <text:p/>
          </draw:path>
          <draw:path draw:style-name="gr3" draw:text-style-name="P1" draw:layer="TiM_B" svg:width="0.007cm" svg:height="0.024cm" draw:transform="rotate (1.5707963267949) translate (42.316cm 22.954cm)" svg:viewBox="0 0 8 25" svg:d="M0 25c0-8 1-14 5-21 1-1 2-3 3-4">
            <text:p/>
          </draw:path>
          <draw:line draw:style-name="gr3" draw:text-style-name="P1" draw:layer="TiM_B" svg:x1="42.441cm" svg:y1="22.954cm" svg:x2="42.466cm" svg:y2="22.954cm">
            <text:p/>
          </draw:line>
          <draw:polyline draw:style-name="gr3" draw:text-style-name="P1" draw:layer="TiM_B" svg:width="0cm" svg:height="0.158cm" draw:transform="rotate (1.5707963267949) translate (42.282cm 22.954cm)" svg:viewBox="0 0 0 159" draw:points="0,0 0,1 0,4 0,9 0,16 0,24 0,35 0,47 0,60 0,74 0,90 0,107 0,124 0,141 0,159">
            <text:p/>
          </draw:polyline>
          <draw:path draw:style-name="gr3" draw:text-style-name="P1" draw:layer="TiM_B" svg:width="0.007cm" svg:height="0.024cm" draw:transform="rotate (1.5707963267949) translate (42.291cm 22.954cm)" svg:viewBox="0 0 8 25" svg:d="M8 25c-1-2-2-3-3-5-4-7-5-13-5-20">
            <text:p/>
          </draw:path>
          <draw:line draw:style-name="gr3" draw:text-style-name="P1" draw:layer="TiM_B" svg:x1="42.282cm" svg:y1="23.009cm" svg:x2="42.282cm" svg:y2="22.963cm">
            <text:p/>
          </draw:line>
          <draw:path draw:style-name="gr3" draw:text-style-name="P1" draw:layer="TiM_B" svg:width="0.045cm" svg:height="0.006cm" draw:transform="rotate (1.5707963267949) translate (42.282cm 23.009cm)" svg:viewBox="0 0 46 7" svg:d="M46 0c-1 1-2 1-3 2-6 4-13 5-20 5-8 0-14-1-21-5-1-1-1-1-2-2">
            <text:p/>
          </draw:path>
          <draw:polyline draw:style-name="gr3" draw:text-style-name="P1" draw:layer="TiM_B" svg:width="0cm" svg:height="0.158cm" draw:transform="rotate (1.5707963267949) translate (42.282cm 23.018cm)" svg:viewBox="0 0 0 159" draw:points="0,159 0,141 0,124 0,107 0,90 0,74 0,60 0,47 0,35 0,24 0,16 0,9 0,4 0,1 0,0">
            <text:p/>
          </draw:polyline>
          <draw:line draw:style-name="gr3" draw:text-style-name="P1" draw:layer="TiM_B" svg:x1="42.466cm" svg:y1="23.018cm" svg:x2="42.441cm" svg:y2="23.018cm">
            <text:p/>
          </draw:line>
          <draw:path draw:style-name="gr3" draw:text-style-name="P1" draw:layer="TiM_B" svg:width="0.007cm" svg:height="0.049cm" draw:transform="rotate (1.5707963267949) translate (42.291cm 23.018cm)" svg:viewBox="0 0 8 50" svg:d="M0 0c1 1 2 3 3 4 4 7 5 13 5 21 0 7-1 13-5 20-1 2-2 3-3 5">
            <text:p/>
          </draw:path>
          <draw:path draw:style-name="gr3" draw:text-style-name="P1" draw:layer="TiM_B" svg:width="0.008cm" svg:height="0.024cm" draw:transform="rotate (1.5707963267949) translate (42.316cm 7.462cm)" svg:viewBox="0 0 9 25" svg:d="M0 25c0-8 2-14 6-21 1-1 2-3 3-4">
            <text:p/>
          </draw:path>
          <draw:polyline draw:style-name="gr3" draw:text-style-name="P1" draw:layer="TiM_B" svg:width="0cm" svg:height="0.158cm" draw:transform="rotate (1.5707963267949) translate (42.282cm 7.462cm)" svg:viewBox="0 0 0 159" draw:points="0,0 0,1 0,4 0,9 0,16 0,24 0,35 0,47 0,60 0,74 0,90 0,107 0,124 0,141 0,159">
            <text:p/>
          </draw:polyline>
          <draw:path draw:style-name="gr3" draw:text-style-name="P1" draw:layer="TiM_B" svg:width="0.008cm" svg:height="0.024cm" draw:transform="rotate (1.5707963267949) translate (42.291cm 7.462cm)" svg:viewBox="0 0 9 25" svg:d="M9 25c-1-2-2-3-3-5-4-7-6-13-6-20">
            <text:p/>
          </draw:path>
          <draw:line draw:style-name="gr3" draw:text-style-name="P1" draw:layer="TiM_B" svg:x1="42.282cm" svg:y1="7.517cm" svg:x2="42.282cm" svg:y2="7.471cm">
            <text:p/>
          </draw:line>
          <draw:path draw:style-name="gr3" draw:text-style-name="P1" draw:layer="TiM_B" svg:width="0.045cm" svg:height="0.006cm" draw:transform="rotate (1.5707963267949) translate (42.282cm 7.517cm)" svg:viewBox="0 0 46 7" svg:d="M46 0c-1 1-1 1-2 2-7 4-14 5-21 5-8 0-14-1-20-5-1-1-2-1-3-2">
            <text:p/>
          </draw:path>
          <draw:polyline draw:style-name="gr3" draw:text-style-name="P1" draw:layer="TiM_B" svg:width="0cm" svg:height="0.158cm" draw:transform="rotate (1.5707963267949) translate (42.282cm 7.526cm)" svg:viewBox="0 0 0 159" draw:points="0,159 0,141 0,124 0,107 0,90 0,74 0,60 0,47 0,35 0,24 0,16 0,9 0,4 0,1 0,0">
            <text:p/>
          </draw:polyline>
          <draw:path draw:style-name="gr3" draw:text-style-name="P1" draw:layer="TiM_B" svg:width="0.008cm" svg:height="0.049cm" draw:transform="rotate (1.5707963267949) translate (42.291cm 7.526cm)" svg:viewBox="0 0 9 50" svg:d="M0 0c1 1 2 3 3 4 4 7 6 13 6 21 0 7-2 13-6 20-1 2-2 3-3 5">
            <text:p/>
          </draw:path>
          <draw:path draw:style-name="gr4" draw:text-style-name="P2" draw:layer="TiM_B" svg:width="0.08cm" svg:height="0.08cm" draw:transform="rotate (1.5707963267949) translate (39.71cm 3.445cm)" svg:viewBox="0 0 81 81" svg:d="M0 40c0-7 1-13 5-20s8-11 15-15 12-5 20-5c7 0 14 1 21 5s11 8 15 15c3 7 5 12 5 20 0 7-1 14-5 21s-9 10-15 14c-7 3-13 6-21 6-7 0-13-3-20-6-7-4-11-7-15-14s-5-13-5-21z">
            <text:p/>
          </draw:path>
          <draw:path draw:style-name="gr4" draw:text-style-name="P2" draw:layer="TiM_B" svg:width="0.08cm" svg:height="0.08cm" draw:transform="rotate (1.5707963267949) translate (39.456cm 3.445cm)" svg:viewBox="0 0 81 81" svg:d="M0 40c0-7 1-13 5-20s8-11 15-15 12-5 20-5c7 0 14 1 21 5s11 8 15 15c3 7 5 12 5 20 0 7-1 14-5 21s-9 10-15 14c-7 3-13 6-21 6-7 0-13-3-20-6-7-4-11-7-15-14s-5-13-5-21z">
            <text:p/>
          </draw:path>
          <draw:path draw:style-name="gr4" draw:text-style-name="P2" draw:layer="TiM_B" svg:width="0.08cm" svg:height="0.08cm" draw:transform="rotate (1.5707963267949) translate (31.836cm 3.445cm)" svg:viewBox="0 0 81 81" svg:d="M0 41c0-8 1-14 5-21s8-11 15-15 12-5 20-5c7 0 14 1 21 5s11 8 15 15 5 13 5 21c0 7-1 13-5 20s-8 11-15 15-13 5-21 5c-7 0-13-1-20-5s-11-8-15-15-5-13-5-20z">
            <text:p/>
          </draw:path>
          <draw:path draw:style-name="gr4" draw:text-style-name="P2" draw:layer="TiM_B" svg:width="0.08cm" svg:height="0.08cm" draw:transform="rotate (1.5707963267949) translate (32.09cm 3.445cm)" svg:viewBox="0 0 81 81" svg:d="M0 41c0-8 1-14 5-21s8-11 15-15 12-5 20-5c7 0 14 1 21 5s11 8 15 15 5 13 5 21c0 7-1 13-5 20s-8 11-15 15-13 5-21 5c-7 0-13-1-20-5s-11-8-15-15-5-13-5-20z">
            <text:p/>
          </draw:path>
          <draw:line draw:style-name="gr3" draw:text-style-name="P1" draw:layer="TiM_B" svg:x1="42.282cm" svg:y1="22.709cm" svg:x2="42.282cm" svg:y2="22.7cm">
            <text:p/>
          </draw:line>
          <draw:line draw:style-name="gr3" draw:text-style-name="P1" draw:layer="TiM_B" svg:x1="42.282cm" svg:y1="22.764cm" svg:x2="42.282cm" svg:y2="22.755cm">
            <text:p/>
          </draw:line>
          <draw:line draw:style-name="gr3" draw:text-style-name="P1" draw:layer="TiM_B" svg:x1="42.282cm" svg:y1="21.439cm" svg:x2="42.282cm" svg:y2="21.43cm">
            <text:p/>
          </draw:line>
          <draw:line draw:style-name="gr3" draw:text-style-name="P1" draw:layer="TiM_B" svg:x1="42.282cm" svg:y1="21.494cm" svg:x2="42.282cm" svg:y2="21.485cm">
            <text:p/>
          </draw:line>
          <draw:line draw:style-name="gr3" draw:text-style-name="P1" draw:layer="TiM_B" svg:x1="42.282cm" svg:y1="21.185cm" svg:x2="42.282cm" svg:y2="21.176cm">
            <text:p/>
          </draw:line>
          <draw:line draw:style-name="gr3" draw:text-style-name="P1" draw:layer="TiM_B" svg:x1="42.282cm" svg:y1="21.24cm" svg:x2="42.282cm" svg:y2="21.231cm">
            <text:p/>
          </draw:line>
          <draw:line draw:style-name="gr3" draw:text-style-name="P1" draw:layer="TiM_B" svg:x1="42.282cm" svg:y1="22.963cm" svg:x2="42.282cm" svg:y2="22.954cm">
            <text:p/>
          </draw:line>
          <draw:line draw:style-name="gr3" draw:text-style-name="P1" draw:layer="TiM_B" svg:x1="42.282cm" svg:y1="23.018cm" svg:x2="42.282cm" svg:y2="23.009cm">
            <text:p/>
          </draw:line>
          <draw:line draw:style-name="gr3" draw:text-style-name="P1" draw:layer="TiM_B" svg:x1="42.282cm" svg:y1="7.725cm" svg:x2="42.282cm" svg:y2="7.716cm">
            <text:p/>
          </draw:line>
          <draw:line draw:style-name="gr3" draw:text-style-name="P1" draw:layer="TiM_B" svg:x1="42.282cm" svg:y1="7.78cm" svg:x2="42.282cm" svg:y2="7.771cm">
            <text:p/>
          </draw:line>
          <draw:line draw:style-name="gr3" draw:text-style-name="P1" draw:layer="TiM_B" svg:x1="42.282cm" svg:y1="7.471cm" svg:x2="42.282cm" svg:y2="7.462cm">
            <text:p/>
          </draw:line>
          <draw:line draw:style-name="gr3" draw:text-style-name="P1" draw:layer="TiM_B" svg:x1="42.282cm" svg:y1="7.526cm" svg:x2="42.282cm" svg:y2="7.517cm">
            <text:p/>
          </draw:line>
          <draw:polyline draw:style-name="gr3" draw:text-style-name="P1" draw:layer="TiM_B" svg:width="0.017cm" svg:height="0cm" draw:transform="rotate (1.5707963267949) translate (29.599cm 25.555cm)" svg:viewBox="0 0 18 0" draw:points="18,0 18,0 17,0 17,0 16,0 15,0 14,0 13,0 11,0 10,0 8,0 6,0 4,0 2,0 0,0">
            <text:p/>
          </draw:polyline>
          <draw:line draw:style-name="gr3" draw:text-style-name="P1" draw:layer="TiM_B" svg:x1="29.599cm" svg:y1="25.537cm" svg:x2="29.839cm" svg:y2="25.537cm">
            <text:p/>
          </draw:line>
          <draw:polyline draw:style-name="gr3" draw:text-style-name="P1" draw:layer="TiM_B" svg:width="0.017cm" svg:height="0cm" draw:transform="rotate (1.5707963267949) translate (29.839cm 25.555cm)" svg:viewBox="0 0 18 0" draw:points="18,0 18,0 17,0 17,0 16,0 15,0 14,0 13,0 11,0 10,0 8,0 6,0 4,0 2,0 0,0">
            <text:p/>
          </draw:polyline>
          <draw:polyline draw:style-name="gr3" draw:text-style-name="P1" draw:layer="TiM_B" svg:width="0.016cm" svg:height="0cm" draw:transform="rotate (1.5707963267949) translate (29.599cm 26.277cm)" svg:viewBox="0 0 17 0" draw:points="17,0 15,0 14,0 12,0 10,0 8,0 6,0 5,0 4,0 3,0 2,0 1,0 0,0 0,0 0,0">
            <text:p/>
          </draw:polyline>
          <draw:line draw:style-name="gr3" draw:text-style-name="P1" draw:layer="TiM_B" svg:x1="29.599cm" svg:y1="26.277cm" svg:x2="29.663cm" svg:y2="26.277cm">
            <text:p/>
          </draw:line>
          <draw:line draw:style-name="gr3" draw:text-style-name="P1" draw:layer="TiM_B" svg:x1="29.666cm" svg:y1="26.277cm" svg:x2="29.772cm" svg:y2="26.277cm">
            <text:p/>
          </draw:line>
          <draw:line draw:style-name="gr3" draw:text-style-name="P1" draw:layer="TiM_B" svg:x1="29.774cm" svg:y1="26.277cm" svg:x2="29.839cm" svg:y2="26.277cm">
            <text:p/>
          </draw:line>
          <draw:polyline draw:style-name="gr3" draw:text-style-name="P1" draw:layer="TiM_B" svg:width="0.016cm" svg:height="0cm" draw:transform="rotate (1.5707963267949) translate (29.839cm 26.277cm)" svg:viewBox="0 0 17 0" draw:points="17,0 15,0 14,0 12,0 10,0 8,0 6,0 5,0 4,0 3,0 2,0 1,0 0,0 0,0 0,0">
            <text:p/>
          </draw:polyline>
          <draw:polyline draw:style-name="gr3" draw:text-style-name="P1" draw:layer="TiM_B" svg:width="0.016cm" svg:height="0cm" draw:transform="rotate (1.5707963267949) translate (18.931cm 26.277cm)" svg:viewBox="0 0 17 0" draw:points="17,0 15,0 14,0 12,0 10,0 8,0 6,0 5,0 4,0 3,0 2,0 1,0 0,0 0,0 0,0">
            <text:p/>
          </draw:polyline>
          <draw:line draw:style-name="gr3" draw:text-style-name="P1" draw:layer="TiM_B" svg:x1="18.998cm" svg:y1="26.277cm" svg:x2="19.104cm" svg:y2="26.277cm">
            <text:p/>
          </draw:line>
          <draw:polyline draw:style-name="gr3" draw:text-style-name="P1" draw:layer="TiM_B" svg:width="0.016cm" svg:height="0cm" draw:transform="rotate (1.5707963267949) translate (19.171cm 26.277cm)" svg:viewBox="0 0 17 0" draw:points="17,0 15,0 14,0 12,0 10,0 8,0 6,0 5,0 4,0 3,0 2,0 1,0 0,0 0,0 0,0">
            <text:p/>
          </draw:polyline>
          <draw:polyline draw:style-name="gr3" draw:text-style-name="P1" draw:layer="TiM_B" svg:width="0.017cm" svg:height="0cm" draw:transform="rotate (1.5707963267949) translate (18.931cm 25.555cm)" svg:viewBox="0 0 18 0" draw:points="18,0 18,0 17,0 17,0 16,0 15,0 14,0 13,0 11,0 10,0 8,0 6,0 4,0 2,0 0,0">
            <text:p/>
          </draw:polyline>
          <draw:line draw:style-name="gr3" draw:text-style-name="P1" draw:layer="TiM_B" svg:x1="18.931cm" svg:y1="25.537cm" svg:x2="19.171cm" svg:y2="25.537cm">
            <text:p/>
          </draw:line>
          <draw:polyline draw:style-name="gr3" draw:text-style-name="P1" draw:layer="TiM_B" svg:width="0.017cm" svg:height="0cm" draw:transform="rotate (1.5707963267949) translate (19.171cm 25.555cm)" svg:viewBox="0 0 18 0" draw:points="18,0 18,0 17,0 17,0 16,0 15,0 14,0 13,0 11,0 10,0 8,0 6,0 4,0 2,0 0,0">
            <text:p/>
          </draw:polyline>
          <draw:line draw:style-name="gr3" draw:text-style-name="P1" draw:layer="TiM_B" svg:x1="30.305cm" svg:y1="21.081cm" svg:x2="30.275cm" svg:y2="21.081cm">
            <text:p/>
          </draw:line>
          <draw:line draw:style-name="gr3" draw:text-style-name="P1" draw:layer="TiM_B" svg:x1="30.504cm" svg:y1="21.081cm" svg:x2="30.305cm" svg:y2="21.081cm">
            <text:p/>
          </draw:line>
          <draw:line draw:style-name="gr3" draw:text-style-name="P1" draw:layer="TiM_B" svg:x1="30.275cm" svg:y1="21.081cm" svg:x2="30.305cm" svg:y2="21.081cm">
            <text:p/>
          </draw:line>
          <draw:line draw:style-name="gr3" draw:text-style-name="P1" draw:layer="TiM_B" svg:x1="30.275cm" svg:y1="21.335cm" svg:x2="30.305cm" svg:y2="21.335cm">
            <text:p/>
          </draw:line>
          <draw:line draw:style-name="gr3" draw:text-style-name="P1" draw:layer="TiM_B" svg:x1="30.305cm" svg:y1="22.605cm" svg:x2="30.275cm" svg:y2="22.605cm">
            <text:p/>
          </draw:line>
          <draw:line draw:style-name="gr3" draw:text-style-name="P1" draw:layer="TiM_B" svg:x1="30.504cm" svg:y1="22.605cm" svg:x2="30.305cm" svg:y2="22.605cm">
            <text:p/>
          </draw:line>
          <draw:line draw:style-name="gr3" draw:text-style-name="P1" draw:layer="TiM_B" svg:x1="30.275cm" svg:y1="22.605cm" svg:x2="30.305cm" svg:y2="22.605cm">
            <text:p/>
          </draw:line>
          <draw:line draw:style-name="gr3" draw:text-style-name="P1" draw:layer="TiM_B" svg:x1="30.275cm" svg:y1="22.859cm" svg:x2="30.305cm" svg:y2="22.859cm">
            <text:p/>
          </draw:line>
          <draw:line draw:style-name="gr3" draw:text-style-name="P1" draw:layer="TiM_B" svg:x1="30.305cm" svg:y1="21.589cm" svg:x2="30.275cm" svg:y2="21.589cm">
            <text:p/>
          </draw:line>
          <draw:line draw:style-name="gr3" draw:text-style-name="P1" draw:layer="TiM_B" svg:x1="30.305cm" svg:y1="21.589cm" svg:x2="30.504cm" svg:y2="21.589cm">
            <text:p/>
          </draw:line>
          <draw:line draw:style-name="gr3" draw:text-style-name="P1" draw:layer="TiM_B" svg:x1="30.275cm" svg:y1="7.621cm" svg:x2="30.305cm" svg:y2="7.621cm">
            <text:p/>
          </draw:line>
          <draw:line draw:style-name="gr3" draw:text-style-name="P1" draw:layer="TiM_B" svg:x1="30.305cm" svg:y1="7.875cm" svg:x2="30.275cm" svg:y2="7.875cm">
            <text:p/>
          </draw:line>
          <draw:line draw:style-name="gr3" draw:text-style-name="P1" draw:layer="TiM_B" svg:x1="30.305cm" svg:y1="7.875cm" svg:x2="30.504cm" svg:y2="7.875cm">
            <text:p/>
          </draw:line>
          <draw:line draw:style-name="gr3" draw:text-style-name="P1" draw:layer="TiM_B" svg:x1="30.305cm" svg:y1="23.113cm" svg:x2="30.275cm" svg:y2="23.113cm">
            <text:p/>
          </draw:line>
          <draw:line draw:style-name="gr3" draw:text-style-name="P1" draw:layer="TiM_B" svg:x1="30.305cm" svg:y1="23.113cm" svg:x2="30.504cm" svg:y2="23.113cm">
            <text:p/>
          </draw:line>
          <draw:line draw:style-name="gr3" draw:text-style-name="P1" draw:layer="TiM_B" svg:x1="30.305cm" svg:y1="7.367cm" svg:x2="30.275cm" svg:y2="7.367cm">
            <text:p/>
          </draw:line>
          <draw:line draw:style-name="gr3" draw:text-style-name="P1" draw:layer="TiM_B" svg:x1="30.504cm" svg:y1="7.367cm" svg:x2="30.305cm" svg:y2="7.367cm">
            <text:p/>
          </draw:line>
          <draw:line draw:style-name="gr3" draw:text-style-name="P1" draw:layer="TiM_B" svg:x1="30.275cm" svg:y1="7.367cm" svg:x2="30.305cm" svg:y2="7.367cm">
            <text:p/>
          </draw:line>
          <draw:polyline draw:style-name="gr3" draw:text-style-name="P1" draw:layer="TiM_B" svg:width="0.017cm" svg:height="0cm" draw:transform="rotate (1.5707963267949) translate (41.789cm 25.555cm)" svg:viewBox="0 0 18 0" draw:points="18,0 18,0 17,0 17,0 16,0 15,0 14,0 13,0 11,0 10,0 8,0 6,0 4,0 2,0 0,0">
            <text:p/>
          </draw:polyline>
          <draw:line draw:style-name="gr3" draw:text-style-name="P1" draw:layer="TiM_B" svg:x1="41.789cm" svg:y1="25.537cm" svg:x2="42.029cm" svg:y2="25.537cm">
            <text:p/>
          </draw:line>
          <draw:polyline draw:style-name="gr3" draw:text-style-name="P1" draw:layer="TiM_B" svg:width="0.017cm" svg:height="0cm" draw:transform="rotate (1.5707963267949) translate (42.029cm 25.555cm)" svg:viewBox="0 0 18 0" draw:points="18,0 18,0 17,0 17,0 16,0 15,0 14,0 13,0 11,0 10,0 8,0 6,0 4,0 2,0 0,0">
            <text:p/>
          </draw:polyline>
          <draw:polyline draw:style-name="gr3" draw:text-style-name="P1" draw:layer="TiM_B" svg:width="0.016cm" svg:height="0cm" draw:transform="rotate (1.5707963267949) translate (41.789cm 26.277cm)" svg:viewBox="0 0 17 0" draw:points="17,0 15,0 14,0 12,0 10,0 8,0 6,0 5,0 4,0 3,0 2,0 1,0 0,0 0,0 0,0">
            <text:p/>
          </draw:polyline>
          <draw:line draw:style-name="gr3" draw:text-style-name="P1" draw:layer="TiM_B" svg:x1="41.789cm" svg:y1="26.277cm" svg:x2="41.854cm" svg:y2="26.277cm">
            <text:p/>
          </draw:line>
          <draw:line draw:style-name="gr3" draw:text-style-name="P1" draw:layer="TiM_B" svg:x1="41.856cm" svg:y1="26.277cm" svg:x2="41.962cm" svg:y2="26.277cm">
            <text:p/>
          </draw:line>
          <draw:line draw:style-name="gr3" draw:text-style-name="P1" draw:layer="TiM_B" svg:x1="41.964cm" svg:y1="26.277cm" svg:x2="42.029cm" svg:y2="26.277cm">
            <text:p/>
          </draw:line>
          <draw:polyline draw:style-name="gr3" draw:text-style-name="P1" draw:layer="TiM_B" svg:width="0.016cm" svg:height="0cm" draw:transform="rotate (1.5707963267949) translate (42.029cm 26.277cm)" svg:viewBox="0 0 17 0" draw:points="17,0 15,0 14,0 12,0 10,0 8,0 6,0 5,0 4,0 3,0 2,0 1,0 0,0 0,0 0,0">
            <text:p/>
          </draw:polyline>
          <draw:polyline draw:style-name="gr3" draw:text-style-name="P1" draw:layer="TiM_B" svg:width="0.016cm" svg:height="0cm" draw:transform="rotate (1.5707963267949) translate (31.122cm 26.277cm)" svg:viewBox="0 0 17 0" draw:points="17,0 15,0 14,0 12,0 10,0 8,0 6,0 5,0 4,0 3,0 2,0 1,0 0,0 0,0 0,0">
            <text:p/>
          </draw:polyline>
          <draw:line draw:style-name="gr3" draw:text-style-name="P1" draw:layer="TiM_B" svg:x1="31.122cm" svg:y1="26.277cm" svg:x2="31.186cm" svg:y2="26.277cm">
            <text:p/>
          </draw:line>
          <draw:line draw:style-name="gr3" draw:text-style-name="P1" draw:layer="TiM_B" svg:x1="31.189cm" svg:y1="26.277cm" svg:x2="31.295cm" svg:y2="26.277cm">
            <text:p/>
          </draw:line>
          <draw:line draw:style-name="gr3" draw:text-style-name="P1" draw:layer="TiM_B" svg:x1="31.297cm" svg:y1="26.277cm" svg:x2="31.362cm" svg:y2="26.277cm">
            <text:p/>
          </draw:line>
          <draw:polyline draw:style-name="gr3" draw:text-style-name="P1" draw:layer="TiM_B" svg:width="0.016cm" svg:height="0cm" draw:transform="rotate (1.5707963267949) translate (31.362cm 26.277cm)" svg:viewBox="0 0 17 0" draw:points="17,0 15,0 14,0 12,0 10,0 8,0 6,0 5,0 4,0 3,0 2,0 1,0 0,0 0,0 0,0">
            <text:p/>
          </draw:polyline>
          <draw:polyline draw:style-name="gr3" draw:text-style-name="P1" draw:layer="TiM_B" svg:width="0.017cm" svg:height="0cm" draw:transform="rotate (1.5707963267949) translate (31.122cm 25.555cm)" svg:viewBox="0 0 18 0" draw:points="18,0 18,0 17,0 17,0 16,0 15,0 14,0 13,0 11,0 10,0 8,0 6,0 4,0 2,0 0,0">
            <text:p/>
          </draw:polyline>
          <draw:line draw:style-name="gr3" draw:text-style-name="P1" draw:layer="TiM_B" svg:x1="31.122cm" svg:y1="25.537cm" svg:x2="31.362cm" svg:y2="25.537cm">
            <text:p/>
          </draw:line>
          <draw:polyline draw:style-name="gr3" draw:text-style-name="P1" draw:layer="TiM_B" svg:width="0.017cm" svg:height="0cm" draw:transform="rotate (1.5707963267949) translate (31.362cm 25.555cm)" svg:viewBox="0 0 18 0" draw:points="18,0 18,0 17,0 17,0 16,0 15,0 14,0 13,0 11,0 10,0 8,0 6,0 4,0 2,0 0,0">
            <text:p/>
          </draw:polyline>
          <draw:path draw:style-name="gr3" draw:text-style-name="P1" draw:layer="TiM_B" svg:width="0.017cm" svg:height="0.001cm" draw:transform="rotate (1.5707963267949) translate (29.647cm 25.555cm)" svg:viewBox="0 0 18 2" svg:d="M0 0c5 0 10 1 13 1s5 1 5 1">
            <text:p/>
          </draw:path>
          <draw:line draw:style-name="gr3" draw:text-style-name="P1" draw:layer="TiM_B" svg:x1="29.599cm" svg:y1="25.555cm" svg:x2="29.647cm" svg:y2="25.555cm">
            <text:p/>
          </draw:line>
          <draw:line draw:style-name="gr3" draw:text-style-name="P1" draw:layer="TiM_B" svg:x1="29.599cm" svg:y1="25.537cm" svg:x2="29.649cm" svg:y2="25.537cm">
            <text:p/>
          </draw:line>
          <draw:polygon draw:style-name="gr4" draw:text-style-name="P2" draw:layer="TiM_B" svg:width="0cm" svg:height="0cm" svg:x="29.649cm" svg:y="25.537cm" svg:viewBox="0 0 0 0" draw:points="0,0">
            <text:p/>
          </draw:polygon>
          <draw:line draw:style-name="gr3" draw:text-style-name="P1" draw:layer="TiM_B" svg:x1="29.788cm" svg:y1="25.537cm" svg:x2="29.839cm" svg:y2="25.537cm">
            <text:p/>
          </draw:line>
          <draw:polygon draw:style-name="gr4" draw:text-style-name="P2" draw:layer="TiM_B" svg:width="0cm" svg:height="0cm" svg:x="29.788cm" svg:y="25.537cm" svg:viewBox="0 0 0 0" draw:points="0,0">
            <text:p/>
          </draw:polygon>
          <draw:line draw:style-name="gr3" draw:text-style-name="P1" draw:layer="TiM_B" svg:x1="29.778cm" svg:y1="25.537cm" svg:x2="29.788cm" svg:y2="25.537cm">
            <text:p/>
          </draw:line>
          <draw:polyline draw:style-name="gr3" draw:text-style-name="P1" draw:layer="TiM_B" svg:width="0cm" svg:height="0.013cm" draw:transform="rotate (1.5707963267949) translate (29.764cm 25.537cm)" svg:viewBox="0 0 0 14" draw:points="0,0 0,1 0,3 0,4 0,6 0,7 0,8 0,9 0,10 0,11 0,12 0,13 0,14 0,14 0,14">
            <text:p/>
          </draw:polyline>
          <draw:line draw:style-name="gr3" draw:text-style-name="P1" draw:layer="TiM_B" svg:x1="29.674cm" svg:y1="25.537cm" svg:x2="29.764cm" svg:y2="25.537cm">
            <text:p/>
          </draw:line>
          <draw:polyline draw:style-name="gr3" draw:text-style-name="P1" draw:layer="TiM_B" svg:width="0cm" svg:height="0.014cm" draw:transform="rotate (1.5707963267949) translate (29.659cm 25.537cm)" svg:viewBox="0 0 0 15" draw:points="0,0 0,0 0,0 0,1 0,2 0,3 0,4 0,5 0,6 0,7 0,9 0,10 0,12 0,13 0,15">
            <text:p/>
          </draw:polyline>
          <draw:line draw:style-name="gr3" draw:text-style-name="P1" draw:layer="TiM_B" svg:x1="29.649cm" svg:y1="25.537cm" svg:x2="29.659cm" svg:y2="25.537cm">
            <text:p/>
          </draw:line>
          <draw:line draw:style-name="gr3" draw:text-style-name="P1" draw:layer="TiM_B" svg:x1="29.5cm" svg:y1="25.555cm" svg:x2="29.599cm" svg:y2="25.555cm">
            <text:p/>
          </draw:line>
          <draw:line draw:style-name="gr3" draw:text-style-name="P1" draw:layer="TiM_B" svg:x1="29.496cm" svg:y1="25.555cm" svg:x2="29.5cm" svg:y2="25.555cm">
            <text:p/>
          </draw:line>
          <draw:path draw:style-name="gr3" draw:text-style-name="P1" draw:layer="TiM_B" svg:width="0.002cm" svg:height="0cm" draw:transform="rotate (1.5707963267949) translate (29.649cm 25.555cm)" svg:viewBox="0 0 3 0" svg:d="M3 0h-1c-1 0-1 0-1 0h-1">
            <text:p/>
          </draw:path>
          <draw:polygon draw:style-name="gr4" draw:text-style-name="P2" draw:layer="TiM_B" svg:width="0cm" svg:height="0cm" svg:x="29.649cm" svg:y="25.552cm" svg:viewBox="0 0 0 0" draw:points="0,0">
            <text:p/>
          </draw:polygon>
          <draw:line draw:style-name="gr3" draw:text-style-name="P1" draw:layer="TiM_B" svg:x1="29.659cm" svg:y1="25.552cm" svg:x2="29.649cm" svg:y2="25.552cm">
            <text:p/>
          </draw:line>
          <draw:polyline draw:style-name="gr3" draw:text-style-name="P1" draw:layer="TiM_B" svg:width="0cm" svg:height="0.014cm" draw:transform="rotate (1.5707963267949) translate (29.659cm 25.552cm)" svg:viewBox="0 0 0 15" draw:points="0,15 0,13 0,12 0,10 0,9 0,7 0,6 0,5 0,4 0,3 0,2 0,1 0,0 0,0 0,0">
            <text:p/>
          </draw:polyline>
          <draw:line draw:style-name="gr3" draw:text-style-name="P1" draw:layer="TiM_B" svg:x1="29.764cm" svg:y1="25.552cm" svg:x2="29.674cm" svg:y2="25.552cm">
            <text:p/>
          </draw:line>
          <draw:polyline draw:style-name="gr3" draw:text-style-name="P1" draw:layer="TiM_B" svg:width="0cm" svg:height="0.013cm" draw:transform="rotate (1.5707963267949) translate (29.764cm 25.552cm)" svg:viewBox="0 0 0 14" draw:points="0,14 0,14 0,14 0,13 0,12 0,11 0,10 0,9 0,8 0,7 0,6 0,4 0,3 0,1 0,0">
            <text:p/>
          </draw:polyline>
          <draw:line draw:style-name="gr3" draw:text-style-name="P1" draw:layer="TiM_B" svg:x1="29.788cm" svg:y1="25.552cm" svg:x2="29.778cm" svg:y2="25.552cm">
            <text:p/>
          </draw:line>
          <draw:polygon draw:style-name="gr4" draw:text-style-name="P2" draw:layer="TiM_B" svg:width="0cm" svg:height="0cm" svg:x="29.788cm" svg:y="25.552cm" svg:viewBox="0 0 0 0" draw:points="0,0">
            <text:p/>
          </draw:polygon>
          <draw:polygon draw:style-name="gr4" draw:text-style-name="P2" draw:layer="TiM_B" svg:width="0cm" svg:height="0cm" svg:x="29.788cm" svg:y="25.552cm" svg:viewBox="0 0 0 0" draw:points="0,0">
            <text:p/>
          </draw:polygon>
          <draw:path draw:style-name="gr3" draw:text-style-name="P1" draw:layer="TiM_B" svg:width="0.017cm" svg:height="0.001cm" draw:transform="rotate (1.5707963267949) translate (29.788cm 25.555cm)" svg:viewBox="0 0 18 2" svg:d="M18 0h-1c-1 1-2 1-3 1s-3 0-4 0c-2 1-4 1-6 1-1 0-2 0-4 0">
            <text:p/>
          </draw:path>
          <draw:line draw:style-name="gr3" draw:text-style-name="P1" draw:layer="TiM_B" svg:x1="29.79cm" svg:y1="25.555cm" svg:x2="29.839cm" svg:y2="25.555cm">
            <text:p/>
          </draw:line>
          <draw:line draw:style-name="gr3" draw:text-style-name="P1" draw:layer="TiM_B" svg:x1="29.938cm" svg:y1="25.555cm" svg:x2="29.941cm" svg:y2="25.555cm">
            <text:p/>
          </draw:line>
          <draw:line draw:style-name="gr3" draw:text-style-name="P1" draw:layer="TiM_B" svg:x1="29.839cm" svg:y1="25.555cm" svg:x2="29.938cm" svg:y2="25.555cm">
            <text:p/>
          </draw:line>
          <draw:path draw:style-name="gr3" draw:text-style-name="P1" draw:layer="TiM_B" svg:width="0.002cm" svg:height="0cm" draw:transform="rotate (1.5707963267949) translate (29.788cm 25.555cm)" svg:viewBox="0 0 3 0" svg:d="M0 0c1 0 1 0 1 0h1c1 0 1 0 1 0">
            <text:p/>
          </draw:path>
          <draw:path draw:style-name="gr3" draw:text-style-name="P1" draw:layer="TiM_B" svg:width="0.011cm" svg:height="0.004cm" draw:transform="rotate (1.5707963267949) translate (29.659cm 26.277cm)" svg:viewBox="0 0 12 5" svg:d="M12 0c-2 0-3 0-5 0-1 0-3 0-4 1-1 0-2 1-2 1-1 1-1 2-1 3">
            <text:p/>
          </draw:path>
          <draw:line draw:style-name="gr3" draw:text-style-name="P1" draw:layer="TiM_B" svg:x1="29.599cm" svg:y1="26.277cm" svg:x2="29.664cm" svg:y2="26.277cm">
            <text:p/>
          </draw:line>
          <draw:line draw:style-name="gr3" draw:text-style-name="P1" draw:layer="TiM_B" svg:x1="29.599cm" svg:y1="26.26cm" svg:x2="29.659cm" svg:y2="26.26cm">
            <text:p/>
          </draw:line>
          <draw:polyline draw:style-name="gr3" draw:text-style-name="P1" draw:layer="TiM_B" svg:width="0.004cm" svg:height="0cm" draw:transform="rotate (1.5707963267949) translate (29.659cm 26.265cm)" svg:viewBox="0 0 5 0" draw:points="5,0 5,0 5,0 4,0 4,0 3,0 3,0 3,0 2,0 2,0 2,0 1,0 1,0 0,0 0,0">
            <text:p/>
          </draw:polyline>
          <draw:line draw:style-name="gr3" draw:text-style-name="P1" draw:layer="TiM_B" svg:x1="29.5cm" svg:y1="26.26cm" svg:x2="29.496cm" svg:y2="26.26cm">
            <text:p/>
          </draw:line>
          <draw:line draw:style-name="gr3" draw:text-style-name="P1" draw:layer="TiM_B" svg:x1="29.599cm" svg:y1="26.26cm" svg:x2="29.5cm" svg:y2="26.26cm">
            <text:p/>
          </draw:line>
          <draw:line draw:style-name="gr3" draw:text-style-name="P1" draw:layer="TiM_B" svg:x1="29.772cm" svg:y1="26.277cm" svg:x2="29.773cm" svg:y2="26.277cm">
            <text:p/>
          </draw:line>
          <draw:line draw:style-name="gr3" draw:text-style-name="P1" draw:layer="TiM_B" svg:x1="29.773cm" svg:y1="26.277cm" svg:x2="29.839cm" svg:y2="26.277cm">
            <text:p/>
          </draw:line>
          <draw:path draw:style-name="gr3" draw:text-style-name="P1" draw:layer="TiM_B" svg:width="0cm" svg:height="0.001cm" draw:transform="rotate (1.5707963267949) translate (29.664cm 26.277cm)" svg:viewBox="0 0 0 2" svg:d="M0 2c0-1 0-2 0-2">
            <text:p/>
          </draw:path>
          <draw:polyline draw:style-name="gr3" draw:text-style-name="P1" draw:layer="TiM_B" svg:width="0cm" svg:height="0.007cm" draw:transform="rotate (1.5707963267949) translate (29.666cm 26.277cm)" svg:viewBox="0 0 0 8" draw:points="0,0 0,0 0,1 0,1 0,2 0,2 0,3 0,3 0,4 0,5 0,5 0,6 0,6 0,7 0,8">
            <text:p/>
          </draw:polyline>
          <draw:line draw:style-name="gr3" draw:text-style-name="P1" draw:layer="TiM_B" svg:x1="29.674cm" svg:y1="26.277cm" svg:x2="29.764cm" svg:y2="26.277cm">
            <text:p/>
          </draw:line>
          <draw:polyline draw:style-name="gr3" draw:text-style-name="P1" draw:layer="TiM_B" svg:width="0cm" svg:height="0.007cm" draw:transform="rotate (1.5707963267949) translate (29.764cm 26.277cm)" svg:viewBox="0 0 0 8" draw:points="0,0 0,0 0,1 0,1 0,2 0,3 0,3 0,4 0,4 0,5 0,5 0,6 0,7 0,7 0,8">
            <text:p/>
          </draw:polyline>
          <draw:path draw:style-name="gr3" draw:text-style-name="P1" draw:layer="TiM_B" svg:width="0.001cm" svg:height="0cm" draw:transform="rotate (1.5707963267949) translate (29.663cm 26.262cm)" svg:viewBox="0 0 2 1" svg:d="M0 1v-1h1c1 0 1 0 1 0">
            <text:p/>
          </draw:path>
          <draw:line draw:style-name="gr3" draw:text-style-name="P1" draw:layer="TiM_B" svg:x1="29.773cm" svg:y1="26.262cm" svg:x2="29.772cm" svg:y2="26.262cm">
            <text:p/>
          </draw:line>
          <draw:polyline draw:style-name="gr3" draw:text-style-name="P1" draw:layer="TiM_B" svg:width="0cm" svg:height="0.007cm" draw:transform="rotate (1.5707963267949) translate (29.764cm 26.262cm)" svg:viewBox="0 0 0 8" draw:points="0,8 0,7 0,7 0,6 0,5 0,5 0,4 0,4 0,3 0,3 0,2 0,1 0,1 0,0 0,0">
            <text:p/>
          </draw:polyline>
          <draw:line draw:style-name="gr3" draw:text-style-name="P1" draw:layer="TiM_B" svg:x1="29.764cm" svg:y1="26.262cm" svg:x2="29.674cm" svg:y2="26.262cm">
            <text:p/>
          </draw:line>
          <draw:polyline draw:style-name="gr3" draw:text-style-name="P1" draw:layer="TiM_B" svg:width="0cm" svg:height="0.007cm" draw:transform="rotate (1.5707963267949) translate (29.666cm 26.262cm)" svg:viewBox="0 0 0 8" draw:points="0,8 0,7 0,6 0,6 0,5 0,5 0,4 0,3 0,3 0,2 0,2 0,1 0,1 0,0 0,0">
            <text:p/>
          </draw:polyline>
          <draw:path draw:style-name="gr3" draw:text-style-name="P1" draw:layer="TiM_B" svg:width="0cm" svg:height="0.001cm" draw:transform="rotate (1.5707963267949) translate (29.664cm 26.262cm)" svg:viewBox="0 0 0 2" svg:d="M0 2c0-1 0-2 0-2">
            <text:p/>
          </draw:path>
          <draw:line draw:style-name="gr3" draw:text-style-name="P1" draw:layer="TiM_B" svg:x1="29.659cm" svg:y1="26.262cm" svg:x2="29.664cm" svg:y2="26.262cm">
            <text:p/>
          </draw:line>
          <draw:line draw:style-name="gr3" draw:text-style-name="P1" draw:layer="TiM_B" svg:x1="29.773cm" svg:y1="26.262cm" svg:x2="29.779cm" svg:y2="26.262cm">
            <text:p/>
          </draw:line>
          <draw:polyline draw:style-name="gr3" draw:text-style-name="P1" draw:layer="TiM_B" svg:width="0.004cm" svg:height="0cm" draw:transform="rotate (1.5707963267949) translate (29.779cm 26.265cm)" svg:viewBox="0 0 5 0" draw:points="0,0 0,0 1,0 1,0 2,0 2,0 2,0 3,0 3,0 3,0 4,0 4,0 5,0 5,0 5,0">
            <text:p/>
          </draw:polyline>
          <draw:line draw:style-name="gr3" draw:text-style-name="P1" draw:layer="TiM_B" svg:x1="29.779cm" svg:y1="26.26cm" svg:x2="29.839cm" svg:y2="26.26cm">
            <text:p/>
          </draw:line>
          <draw:path draw:style-name="gr3" draw:text-style-name="P1" draw:layer="TiM_B" svg:width="0.011cm" svg:height="0.005cm" draw:transform="rotate (1.5707963267949) translate (29.773cm 26.277cm)" svg:viewBox="0 0 12 6" svg:d="M0 0c0 2 1 3 3 4s5 2 9 2">
            <text:p/>
          </draw:path>
          <draw:line draw:style-name="gr3" draw:text-style-name="P1" draw:layer="TiM_B" svg:x1="29.938cm" svg:y1="26.26cm" svg:x2="29.839cm" svg:y2="26.26cm">
            <text:p/>
          </draw:line>
          <draw:line draw:style-name="gr3" draw:text-style-name="P1" draw:layer="TiM_B" svg:x1="29.941cm" svg:y1="26.26cm" svg:x2="29.938cm" svg:y2="26.26cm">
            <text:p/>
          </draw:line>
          <draw:path draw:style-name="gr3" draw:text-style-name="P1" draw:layer="TiM_B" svg:width="0.001cm" svg:height="0.001cm" draw:transform="rotate (1.5707963267949) translate (29.773cm 26.262cm)" svg:viewBox="0 0 2 2" svg:d="M2 2c-1 0-1-1-1-1h-1v-1">
            <text:p/>
          </draw:path>
          <draw:path draw:style-name="gr3" draw:text-style-name="P1" draw:layer="TiM_B" svg:width="0.011cm" svg:height="0.004cm" draw:transform="rotate (1.5707963267949) translate (18.991cm 26.277cm)" svg:viewBox="0 0 12 5" svg:d="M12 0c-2 0-3 0-5 0-1 0-3 1-4 1-1 1-2 1-2 2-1 0-1 1-1 2">
            <text:p/>
          </draw:path>
          <draw:line draw:style-name="gr3" draw:text-style-name="P1" draw:layer="TiM_B" svg:x1="18.931cm" svg:y1="26.277cm" svg:x2="18.996cm" svg:y2="26.277cm">
            <text:p/>
          </draw:line>
          <draw:line draw:style-name="gr3" draw:text-style-name="P1" draw:layer="TiM_B" svg:x1="18.931cm" svg:y1="26.26cm" svg:x2="18.991cm" svg:y2="26.26cm">
            <text:p/>
          </draw:line>
          <draw:polyline draw:style-name="gr3" draw:text-style-name="P1" draw:layer="TiM_B" svg:width="0.004cm" svg:height="0cm" draw:transform="rotate (1.5707963267949) translate (18.991cm 26.265cm)" svg:viewBox="0 0 5 0" draw:points="5,0 5,0 5,0 4,0 4,0 3,0 3,0 3,0 2,0 2,0 2,0 1,0 1,0 0,0 0,0">
            <text:p/>
          </draw:polyline>
          <draw:line draw:style-name="gr3" draw:text-style-name="P1" draw:layer="TiM_B" svg:x1="18.832cm" svg:y1="26.26cm" svg:x2="18.828cm" svg:y2="26.26cm">
            <text:p/>
          </draw:line>
          <draw:line draw:style-name="gr3" draw:text-style-name="P1" draw:layer="TiM_B" svg:x1="18.931cm" svg:y1="26.26cm" svg:x2="18.832cm" svg:y2="26.26cm">
            <text:p/>
          </draw:line>
          <draw:path draw:style-name="gr3" draw:text-style-name="P1" draw:layer="TiM_B" svg:width="0cm" svg:height="0.001cm" draw:transform="rotate (1.5707963267949) translate (19.104cm 26.277cm)" svg:viewBox="0 0 0 2" svg:d="M0 0c0 1 0 1 0 2">
            <text:p/>
          </draw:path>
          <draw:line draw:style-name="gr3" draw:text-style-name="P1" draw:layer="TiM_B" svg:x1="19.106cm" svg:y1="26.277cm" svg:x2="19.171cm" svg:y2="26.277cm">
            <text:p/>
          </draw:line>
          <draw:path draw:style-name="gr3" draw:text-style-name="P1" draw:layer="TiM_B" svg:width="0cm" svg:height="0.001cm" draw:transform="rotate (1.5707963267949) translate (18.996cm 26.277cm)" svg:viewBox="0 0 0 2" svg:d="M0 2c0-1 0-1 0-2">
            <text:p/>
          </draw:path>
          <draw:polyline draw:style-name="gr3" draw:text-style-name="P1" draw:layer="TiM_B" svg:width="0cm" svg:height="0.007cm" draw:transform="rotate (1.5707963267949) translate (18.998cm 26.277cm)" svg:viewBox="0 0 0 8" draw:points="0,0 0,0 0,1 0,1 0,2 0,3 0,3 0,4 0,4 0,5 0,6 0,6 0,7 0,7 0,8">
            <text:p/>
          </draw:polyline>
          <draw:line draw:style-name="gr3" draw:text-style-name="P1" draw:layer="TiM_B" svg:x1="19.006cm" svg:y1="26.277cm" svg:x2="19.096cm" svg:y2="26.277cm">
            <text:p/>
          </draw:line>
          <draw:polyline draw:style-name="gr3" draw:text-style-name="P1" draw:layer="TiM_B" svg:width="0cm" svg:height="0.007cm" draw:transform="rotate (1.5707963267949) translate (19.096cm 26.277cm)" svg:viewBox="0 0 0 8" draw:points="0,0 0,1 0,1 0,2 0,2 0,3 0,4 0,4 0,5 0,5 0,6 0,6 0,7 0,7 0,8">
            <text:p/>
          </draw:polyline>
          <draw:path draw:style-name="gr3" draw:text-style-name="P1" draw:layer="TiM_B" svg:width="0.001cm" svg:height="0cm" draw:transform="rotate (1.5707963267949) translate (18.995cm 26.262cm)" svg:viewBox="0 0 2 1" svg:d="M0 1c0 0 0-1 1-1s1 0 1 0">
            <text:p/>
          </draw:path>
          <draw:path draw:style-name="gr3" draw:text-style-name="P1" draw:layer="TiM_B" svg:width="0cm" svg:height="0.001cm" draw:transform="rotate (1.5707963267949) translate (19.104cm 26.262cm)" svg:viewBox="0 0 0 2" svg:d="M0 2c0-1 0-1 0-2">
            <text:p/>
          </draw:path>
          <draw:polyline draw:style-name="gr3" draw:text-style-name="P1" draw:layer="TiM_B" svg:width="0cm" svg:height="0.007cm" draw:transform="rotate (1.5707963267949) translate (19.096cm 26.262cm)" svg:viewBox="0 0 0 8" draw:points="0,8 0,7 0,7 0,6 0,6 0,5 0,5 0,4 0,4 0,3 0,2 0,2 0,1 0,1 0,0">
            <text:p/>
          </draw:polyline>
          <draw:line draw:style-name="gr3" draw:text-style-name="P1" draw:layer="TiM_B" svg:x1="19.096cm" svg:y1="26.262cm" svg:x2="19.006cm" svg:y2="26.262cm">
            <text:p/>
          </draw:line>
          <draw:polyline draw:style-name="gr3" draw:text-style-name="P1" draw:layer="TiM_B" svg:width="0cm" svg:height="0.007cm" draw:transform="rotate (1.5707963267949) translate (18.998cm 26.262cm)" svg:viewBox="0 0 0 8" draw:points="0,8 0,7 0,7 0,6 0,6 0,5 0,4 0,4 0,3 0,3 0,2 0,1 0,1 0,0 0,0">
            <text:p/>
          </draw:polyline>
          <draw:path draw:style-name="gr3" draw:text-style-name="P1" draw:layer="TiM_B" svg:width="0cm" svg:height="0.001cm" draw:transform="rotate (1.5707963267949) translate (18.996cm 26.262cm)" svg:viewBox="0 0 0 2" svg:d="M0 2c0-1 0-1 0-2">
            <text:p/>
          </draw:path>
          <draw:polygon draw:style-name="gr4" draw:text-style-name="P2" draw:layer="TiM_B" svg:width="0cm" svg:height="0cm" svg:x="19.106cm" svg:y="26.262cm" svg:viewBox="0 0 0 0" draw:points="0,0">
            <text:p/>
          </draw:polygon>
          <draw:polyline draw:style-name="gr3" draw:text-style-name="P1" draw:layer="TiM_B" svg:width="0.004cm" svg:height="0cm" draw:transform="rotate (1.5707963267949) translate (19.111cm 26.265cm)" svg:viewBox="0 0 5 0" draw:points="0,0 0,0 1,0 1,0 2,0 2,0 2,0 3,0 3,0 3,0 4,0 4,0 5,0 5,0 5,0">
            <text:p/>
          </draw:polyline>
          <draw:line draw:style-name="gr3" draw:text-style-name="P1" draw:layer="TiM_B" svg:x1="19.111cm" svg:y1="26.26cm" svg:x2="19.171cm" svg:y2="26.26cm">
            <text:p/>
          </draw:line>
          <draw:path draw:style-name="gr3" draw:text-style-name="P1" draw:layer="TiM_B" svg:width="0.011cm" svg:height="0.004cm" draw:transform="rotate (1.5707963267949) translate (19.106cm 26.277cm)" svg:viewBox="0 0 12 5" svg:d="M0 0c0 2 1 3 3 4s5 1 9 1">
            <text:p/>
          </draw:path>
          <draw:line draw:style-name="gr3" draw:text-style-name="P1" draw:layer="TiM_B" svg:x1="19.27cm" svg:y1="26.26cm" svg:x2="19.171cm" svg:y2="26.26cm">
            <text:p/>
          </draw:line>
          <draw:line draw:style-name="gr3" draw:text-style-name="P1" draw:layer="TiM_B" svg:x1="19.273cm" svg:y1="26.26cm" svg:x2="19.27cm" svg:y2="26.26cm">
            <text:p/>
          </draw:line>
          <draw:path draw:style-name="gr3" draw:text-style-name="P1" draw:layer="TiM_B" svg:width="0.001cm" svg:height="0cm" draw:transform="rotate (1.5707963267949) translate (19.106cm 26.262cm)" svg:viewBox="0 0 2 1" svg:d="M2 1c-1 0-1 0-1 0l-1-1">
            <text:p/>
          </draw:path>
          <draw:path draw:style-name="gr3" draw:text-style-name="P1" draw:layer="TiM_B" svg:width="0.017cm" svg:height="0cm" draw:transform="rotate (1.5707963267949) translate (18.98cm 25.555cm)" svg:viewBox="0 0 18 1" svg:d="M0 0c5 0 10 0 13 0 3 1 5 1 5 1">
            <text:p/>
          </draw:path>
          <draw:line draw:style-name="gr3" draw:text-style-name="P1" draw:layer="TiM_B" svg:x1="18.931cm" svg:y1="25.555cm" svg:x2="18.98cm" svg:y2="25.555cm">
            <text:p/>
          </draw:line>
          <draw:line draw:style-name="gr3" draw:text-style-name="P1" draw:layer="TiM_B" svg:x1="18.931cm" svg:y1="25.537cm" svg:x2="18.981cm" svg:y2="25.537cm">
            <text:p/>
          </draw:line>
          <draw:path draw:style-name="gr3" draw:text-style-name="P1" draw:layer="TiM_B" svg:width="0cm" svg:height="0cm" draw:transform="rotate (1.5707963267949) translate (18.982cm 25.537cm)" svg:viewBox="0 0 0 1" svg:d="M0 1c0-1 0-1 0-1">
            <text:p/>
          </draw:path>
          <draw:line draw:style-name="gr3" draw:text-style-name="P1" draw:layer="TiM_B" svg:x1="19.12cm" svg:y1="25.537cm" svg:x2="19.171cm" svg:y2="25.537cm">
            <text:p/>
          </draw:line>
          <draw:polygon draw:style-name="gr4" draw:text-style-name="P2" draw:layer="TiM_B" svg:width="0cm" svg:height="0cm" svg:x="19.12cm" svg:y="25.537cm" svg:viewBox="0 0 0 0" draw:points="0,0">
            <text:p/>
          </draw:polygon>
          <draw:line draw:style-name="gr3" draw:text-style-name="P1" draw:layer="TiM_B" svg:x1="19.111cm" svg:y1="25.537cm" svg:x2="19.12cm" svg:y2="25.537cm">
            <text:p/>
          </draw:line>
          <draw:polyline draw:style-name="gr3" draw:text-style-name="P1" draw:layer="TiM_B" svg:width="0cm" svg:height="0.014cm" draw:transform="rotate (1.5707963267949) translate (19.096cm 25.537cm)" svg:viewBox="0 0 0 15" draw:points="0,0 0,1 0,3 0,4 0,6 0,7 0,9 0,10 0,11 0,12 0,13 0,13 0,14 0,14 0,15">
            <text:p/>
          </draw:polyline>
          <draw:line draw:style-name="gr3" draw:text-style-name="P1" draw:layer="TiM_B" svg:x1="19.006cm" svg:y1="25.537cm" svg:x2="19.096cm" svg:y2="25.537cm">
            <text:p/>
          </draw:line>
          <draw:polyline draw:style-name="gr3" draw:text-style-name="P1" draw:layer="TiM_B" svg:width="0cm" svg:height="0.014cm" draw:transform="rotate (1.5707963267949) translate (18.991cm 25.537cm)" svg:viewBox="0 0 0 15" draw:points="0,0 0,0 0,1 0,1 0,2 0,3 0,4 0,5 0,6 0,8 0,9 0,10 0,12 0,13 0,15">
            <text:p/>
          </draw:polyline>
          <draw:line draw:style-name="gr3" draw:text-style-name="P1" draw:layer="TiM_B" svg:x1="18.982cm" svg:y1="25.537cm" svg:x2="18.991cm" svg:y2="25.537cm">
            <text:p/>
          </draw:line>
          <draw:line draw:style-name="gr3" draw:text-style-name="P1" draw:layer="TiM_B" svg:x1="18.832cm" svg:y1="25.555cm" svg:x2="18.931cm" svg:y2="25.555cm">
            <text:p/>
          </draw:line>
          <draw:line draw:style-name="gr3" draw:text-style-name="P1" draw:layer="TiM_B" svg:x1="18.828cm" svg:y1="25.555cm" svg:x2="18.832cm" svg:y2="25.555cm">
            <text:p/>
          </draw:line>
          <draw:path draw:style-name="gr3" draw:text-style-name="P1" draw:layer="TiM_B" svg:width="0.002cm" svg:height="0cm" draw:transform="rotate (1.5707963267949) translate (18.981cm 25.555cm)" svg:viewBox="0 0 3 0" svg:d="M3 0h-1c-1 0-1 0-1 0h-1">
            <text:p/>
          </draw:path>
          <draw:line draw:style-name="gr3" draw:text-style-name="P1" draw:layer="TiM_B" svg:x1="18.982cm" svg:y1="25.552cm" svg:x2="18.983cm" svg:y2="25.552cm">
            <text:p/>
          </draw:line>
          <draw:line draw:style-name="gr3" draw:text-style-name="P1" draw:layer="TiM_B" svg:x1="18.991cm" svg:y1="25.552cm" svg:x2="18.982cm" svg:y2="25.552cm">
            <text:p/>
          </draw:line>
          <draw:polyline draw:style-name="gr3" draw:text-style-name="P1" draw:layer="TiM_B" svg:width="0cm" svg:height="0.014cm" draw:transform="rotate (1.5707963267949) translate (18.991cm 25.552cm)" svg:viewBox="0 0 0 15" draw:points="0,15 0,13 0,12 0,10 0,9 0,8 0,6 0,5 0,4 0,3 0,2 0,1 0,1 0,0 0,0">
            <text:p/>
          </draw:polyline>
          <draw:line draw:style-name="gr3" draw:text-style-name="P1" draw:layer="TiM_B" svg:x1="19.096cm" svg:y1="25.552cm" svg:x2="19.006cm" svg:y2="25.552cm">
            <text:p/>
          </draw:line>
          <draw:polyline draw:style-name="gr3" draw:text-style-name="P1" draw:layer="TiM_B" svg:width="0cm" svg:height="0.014cm" draw:transform="rotate (1.5707963267949) translate (19.096cm 25.552cm)" svg:viewBox="0 0 0 15" draw:points="0,15 0,14 0,14 0,13 0,13 0,12 0,11 0,10 0,9 0,7 0,6 0,4 0,3 0,1 0,0">
            <text:p/>
          </draw:polyline>
          <draw:line draw:style-name="gr3" draw:text-style-name="P1" draw:layer="TiM_B" svg:x1="19.12cm" svg:y1="25.552cm" svg:x2="19.111cm" svg:y2="25.552cm">
            <text:p/>
          </draw:line>
          <draw:polygon draw:style-name="gr4" draw:text-style-name="P2" draw:layer="TiM_B" svg:width="0cm" svg:height="0cm" svg:x="19.12cm" svg:y="25.552cm" svg:viewBox="0 0 0 0" draw:points="0,0">
            <text:p/>
          </draw:polygon>
          <draw:line draw:style-name="gr3" draw:text-style-name="P1" draw:layer="TiM_B" svg:x1="18.991cm" svg:y1="25.552cm" svg:x2="19.006cm" svg:y2="25.552cm">
            <text:p/>
          </draw:line>
          <draw:polygon draw:style-name="gr4" draw:text-style-name="P2" draw:layer="TiM_B" svg:width="0cm" svg:height="0cm" svg:x="19.12cm" svg:y="25.552cm" svg:viewBox="0 0 0 0" draw:points="0,0">
            <text:p/>
          </draw:polygon>
          <draw:path draw:style-name="gr3" draw:text-style-name="P1" draw:layer="TiM_B" svg:width="0.017cm" svg:height="0.001cm" draw:transform="rotate (1.5707963267949) translate (19.12cm 25.555cm)" svg:viewBox="0 0 18 2" svg:d="M18 0c0 0 0 1-1 1s-2 0-3 0-3 1-4 1c-2 0-4 0-6 0-1 0-2 0-4 0">
            <text:p/>
          </draw:path>
          <draw:line draw:style-name="gr3" draw:text-style-name="P1" draw:layer="TiM_B" svg:x1="19.122cm" svg:y1="25.555cm" svg:x2="19.171cm" svg:y2="25.555cm">
            <text:p/>
          </draw:line>
          <draw:line draw:style-name="gr3" draw:text-style-name="P1" draw:layer="TiM_B" svg:x1="19.27cm" svg:y1="25.555cm" svg:x2="19.273cm" svg:y2="25.555cm">
            <text:p/>
          </draw:line>
          <draw:line draw:style-name="gr3" draw:text-style-name="P1" draw:layer="TiM_B" svg:x1="19.171cm" svg:y1="25.555cm" svg:x2="19.27cm" svg:y2="25.555cm">
            <text:p/>
          </draw:line>
          <draw:path draw:style-name="gr3" draw:text-style-name="P1" draw:layer="TiM_B" svg:width="0.002cm" svg:height="0cm" draw:transform="rotate (1.5707963267949) translate (19.12cm 25.555cm)" svg:viewBox="0 0 3 1" svg:d="M0 1c1 0 1 0 1 0 0 0 1 0 1-1 1 0 1 0 1 0">
            <text:p/>
          </draw:path>
          <draw:line draw:style-name="gr3" draw:text-style-name="P1" draw:layer="TiM_B" svg:x1="30.504cm" svg:y1="21.305cm" svg:x2="30.504cm" svg:y2="21.335cm">
            <text:p/>
          </draw:line>
          <draw:line draw:style-name="gr3" draw:text-style-name="P1" draw:layer="TiM_B" svg:x1="30.504cm" svg:y1="21.305cm" svg:x2="30.504cm" svg:y2="21.111cm">
            <text:p/>
          </draw:line>
          <draw:line draw:style-name="gr3" draw:text-style-name="P1" draw:layer="TiM_B" svg:x1="30.504cm" svg:y1="21.081cm" svg:x2="30.504cm" svg:y2="21.111cm">
            <text:p/>
          </draw:line>
          <draw:line draw:style-name="gr3" draw:text-style-name="P1" draw:layer="TiM_B" svg:x1="30.275cm" svg:y1="21.111cm" svg:x2="30.504cm" svg:y2="21.111cm">
            <text:p/>
          </draw:line>
          <draw:line draw:style-name="gr3" draw:text-style-name="P1" draw:layer="TiM_B" svg:x1="30.275cm" svg:y1="21.111cm" svg:x2="30.275cm" svg:y2="21.081cm">
            <text:p/>
          </draw:line>
          <draw:line draw:style-name="gr3" draw:text-style-name="P1" draw:layer="TiM_B" svg:x1="30.275cm" svg:y1="21.305cm" svg:x2="30.275cm" svg:y2="21.111cm">
            <text:p/>
          </draw:line>
          <draw:line draw:style-name="gr3" draw:text-style-name="P1" draw:layer="TiM_B" svg:x1="30.275cm" svg:y1="21.335cm" svg:x2="30.275cm" svg:y2="21.305cm">
            <text:p/>
          </draw:line>
          <draw:line draw:style-name="gr3" draw:text-style-name="P1" draw:layer="TiM_B" svg:x1="30.504cm" svg:y1="22.829cm" svg:x2="30.504cm" svg:y2="22.859cm">
            <text:p/>
          </draw:line>
          <draw:line draw:style-name="gr3" draw:text-style-name="P1" draw:layer="TiM_B" svg:x1="30.504cm" svg:y1="22.829cm" svg:x2="30.504cm" svg:y2="22.635cm">
            <text:p/>
          </draw:line>
          <draw:line draw:style-name="gr3" draw:text-style-name="P1" draw:layer="TiM_B" svg:x1="30.504cm" svg:y1="22.605cm" svg:x2="30.504cm" svg:y2="22.635cm">
            <text:p/>
          </draw:line>
          <draw:line draw:style-name="gr3" draw:text-style-name="P1" draw:layer="TiM_B" svg:x1="30.275cm" svg:y1="22.635cm" svg:x2="30.504cm" svg:y2="22.635cm">
            <text:p/>
          </draw:line>
          <draw:line draw:style-name="gr3" draw:text-style-name="P1" draw:layer="TiM_B" svg:x1="30.275cm" svg:y1="22.635cm" svg:x2="30.275cm" svg:y2="22.605cm">
            <text:p/>
          </draw:line>
          <draw:line draw:style-name="gr3" draw:text-style-name="P1" draw:layer="TiM_B" svg:x1="30.275cm" svg:y1="22.829cm" svg:x2="30.275cm" svg:y2="22.635cm">
            <text:p/>
          </draw:line>
          <draw:line draw:style-name="gr3" draw:text-style-name="P1" draw:layer="TiM_B" svg:x1="30.275cm" svg:y1="22.859cm" svg:x2="30.275cm" svg:y2="22.829cm">
            <text:p/>
          </draw:line>
          <draw:line draw:style-name="gr3" draw:text-style-name="P1" draw:layer="TiM_B" svg:x1="30.275cm" svg:y1="21.559cm" svg:x2="30.275cm" svg:y2="21.365cm">
            <text:p/>
          </draw:line>
          <draw:line draw:style-name="gr3" draw:text-style-name="P1" draw:layer="TiM_B" svg:x1="30.275cm" svg:y1="21.365cm" svg:x2="30.275cm" svg:y2="21.335cm">
            <text:p/>
          </draw:line>
          <draw:line draw:style-name="gr3" draw:text-style-name="P1" draw:layer="TiM_B" svg:x1="30.275cm" svg:y1="21.589cm" svg:x2="30.275cm" svg:y2="21.559cm">
            <text:p/>
          </draw:line>
          <draw:line draw:style-name="gr3" draw:text-style-name="P1" draw:layer="TiM_B" svg:x1="30.504cm" svg:y1="21.559cm" svg:x2="30.275cm" svg:y2="21.559cm">
            <text:p/>
          </draw:line>
          <draw:line draw:style-name="gr3" draw:text-style-name="P1" draw:layer="TiM_B" svg:x1="30.504cm" svg:y1="21.559cm" svg:x2="30.504cm" svg:y2="21.589cm">
            <text:p/>
          </draw:line>
          <draw:line draw:style-name="gr3" draw:text-style-name="P1" draw:layer="TiM_B" svg:x1="30.504cm" svg:y1="21.559cm" svg:x2="30.504cm" svg:y2="21.365cm">
            <text:p/>
          </draw:line>
          <draw:line draw:style-name="gr3" draw:text-style-name="P1" draw:layer="TiM_B" svg:x1="30.504cm" svg:y1="21.335cm" svg:x2="30.504cm" svg:y2="21.365cm">
            <text:p/>
          </draw:line>
          <draw:line draw:style-name="gr3" draw:text-style-name="P1" draw:layer="TiM_B" svg:x1="30.275cm" svg:y1="7.845cm" svg:x2="30.275cm" svg:y2="7.651cm">
            <text:p/>
          </draw:line>
          <draw:line draw:style-name="gr3" draw:text-style-name="P1" draw:layer="TiM_B" svg:x1="30.275cm" svg:y1="7.651cm" svg:x2="30.275cm" svg:y2="7.621cm">
            <text:p/>
          </draw:line>
          <draw:line draw:style-name="gr3" draw:text-style-name="P1" draw:layer="TiM_B" svg:x1="30.275cm" svg:y1="7.875cm" svg:x2="30.275cm" svg:y2="7.845cm">
            <text:p/>
          </draw:line>
          <draw:line draw:style-name="gr3" draw:text-style-name="P1" draw:layer="TiM_B" svg:x1="30.504cm" svg:y1="7.845cm" svg:x2="30.275cm" svg:y2="7.845cm">
            <text:p/>
          </draw:line>
          <draw:line draw:style-name="gr3" draw:text-style-name="P1" draw:layer="TiM_B" svg:x1="30.504cm" svg:y1="7.845cm" svg:x2="30.504cm" svg:y2="7.875cm">
            <text:p/>
          </draw:line>
          <draw:line draw:style-name="gr3" draw:text-style-name="P1" draw:layer="TiM_B" svg:x1="30.504cm" svg:y1="7.845cm" svg:x2="30.504cm" svg:y2="7.651cm">
            <text:p/>
          </draw:line>
          <draw:line draw:style-name="gr3" draw:text-style-name="P1" draw:layer="TiM_B" svg:x1="30.504cm" svg:y1="7.621cm" svg:x2="30.504cm" svg:y2="7.651cm">
            <text:p/>
          </draw:line>
          <draw:line draw:style-name="gr3" draw:text-style-name="P1" draw:layer="TiM_B" svg:x1="30.275cm" svg:y1="23.083cm" svg:x2="30.275cm" svg:y2="22.889cm">
            <text:p/>
          </draw:line>
          <draw:line draw:style-name="gr3" draw:text-style-name="P1" draw:layer="TiM_B" svg:x1="30.275cm" svg:y1="22.889cm" svg:x2="30.275cm" svg:y2="22.859cm">
            <text:p/>
          </draw:line>
          <draw:line draw:style-name="gr3" draw:text-style-name="P1" draw:layer="TiM_B" svg:x1="30.275cm" svg:y1="23.113cm" svg:x2="30.275cm" svg:y2="23.083cm">
            <text:p/>
          </draw:line>
          <draw:line draw:style-name="gr3" draw:text-style-name="P1" draw:layer="TiM_B" svg:x1="30.504cm" svg:y1="23.083cm" svg:x2="30.275cm" svg:y2="23.083cm">
            <text:p/>
          </draw:line>
          <draw:line draw:style-name="gr3" draw:text-style-name="P1" draw:layer="TiM_B" svg:x1="30.504cm" svg:y1="23.083cm" svg:x2="30.504cm" svg:y2="23.113cm">
            <text:p/>
          </draw:line>
          <draw:line draw:style-name="gr3" draw:text-style-name="P1" draw:layer="TiM_B" svg:x1="30.504cm" svg:y1="23.083cm" svg:x2="30.504cm" svg:y2="22.889cm">
            <text:p/>
          </draw:line>
          <draw:line draw:style-name="gr3" draw:text-style-name="P1" draw:layer="TiM_B" svg:x1="30.504cm" svg:y1="22.859cm" svg:x2="30.504cm" svg:y2="22.889cm">
            <text:p/>
          </draw:line>
          <draw:line draw:style-name="gr3" draw:text-style-name="P1" draw:layer="TiM_B" svg:x1="30.504cm" svg:y1="7.591cm" svg:x2="30.504cm" svg:y2="7.621cm">
            <text:p/>
          </draw:line>
          <draw:line draw:style-name="gr3" draw:text-style-name="P1" draw:layer="TiM_B" svg:x1="30.504cm" svg:y1="7.591cm" svg:x2="30.504cm" svg:y2="7.397cm">
            <text:p/>
          </draw:line>
          <draw:line draw:style-name="gr3" draw:text-style-name="P1" draw:layer="TiM_B" svg:x1="30.504cm" svg:y1="7.367cm" svg:x2="30.504cm" svg:y2="7.397cm">
            <text:p/>
          </draw:line>
          <draw:line draw:style-name="gr3" draw:text-style-name="P1" draw:layer="TiM_B" svg:x1="30.275cm" svg:y1="7.397cm" svg:x2="30.504cm" svg:y2="7.397cm">
            <text:p/>
          </draw:line>
          <draw:line draw:style-name="gr3" draw:text-style-name="P1" draw:layer="TiM_B" svg:x1="30.275cm" svg:y1="7.397cm" svg:x2="30.275cm" svg:y2="7.367cm">
            <text:p/>
          </draw:line>
          <draw:line draw:style-name="gr3" draw:text-style-name="P1" draw:layer="TiM_B" svg:x1="30.275cm" svg:y1="7.591cm" svg:x2="30.275cm" svg:y2="7.397cm">
            <text:p/>
          </draw:line>
          <draw:line draw:style-name="gr3" draw:text-style-name="P1" draw:layer="TiM_B" svg:x1="30.275cm" svg:y1="7.621cm" svg:x2="30.275cm" svg:y2="7.591cm">
            <text:p/>
          </draw:line>
          <draw:path draw:style-name="gr3" draw:text-style-name="P1" draw:layer="TiM_B" svg:width="0.017cm" svg:height="0.001cm" draw:transform="rotate (1.5707963267949) translate (41.838cm 25.555cm)" svg:viewBox="0 0 18 2" svg:d="M0 0c5 0 10 0 13 1s5 0 5 1">
            <text:p/>
          </draw:path>
          <draw:line draw:style-name="gr3" draw:text-style-name="P1" draw:layer="TiM_B" svg:x1="41.789cm" svg:y1="25.555cm" svg:x2="41.838cm" svg:y2="25.555cm">
            <text:p/>
          </draw:line>
          <draw:line draw:style-name="gr3" draw:text-style-name="P1" draw:layer="TiM_B" svg:x1="41.789cm" svg:y1="25.537cm" svg:x2="41.84cm" svg:y2="25.537cm">
            <text:p/>
          </draw:line>
          <draw:polygon draw:style-name="gr4" draw:text-style-name="P2" draw:layer="TiM_B" svg:width="0cm" svg:height="0cm" svg:x="41.84cm" svg:y="25.537cm" svg:viewBox="0 0 0 0" draw:points="0,0">
            <text:p/>
          </draw:polygon>
          <draw:line draw:style-name="gr3" draw:text-style-name="P1" draw:layer="TiM_B" svg:x1="41.979cm" svg:y1="25.537cm" svg:x2="42.029cm" svg:y2="25.537cm">
            <text:p/>
          </draw:line>
          <draw:path draw:style-name="gr3" draw:text-style-name="P1" draw:layer="TiM_B" svg:width="0cm" svg:height="0cm" draw:transform="rotate (1.5707963267949) translate (41.979cm 25.537cm)" svg:viewBox="0 0 0 1" svg:d="M0 1c0-1 0-1 0-1">
            <text:p/>
          </draw:path>
          <draw:line draw:style-name="gr3" draw:text-style-name="P1" draw:layer="TiM_B" svg:x1="41.969cm" svg:y1="25.537cm" svg:x2="41.978cm" svg:y2="25.537cm">
            <text:p/>
          </draw:line>
          <draw:polyline draw:style-name="gr3" draw:text-style-name="P1" draw:layer="TiM_B" svg:width="0cm" svg:height="0.014cm" draw:transform="rotate (1.5707963267949) translate (41.954cm 25.537cm)" svg:viewBox="0 0 0 15" draw:points="0,0 0,2 0,3 0,5 0,6 0,8 0,9 0,10 0,11 0,12 0,13 0,14 0,14 0,15 0,15">
            <text:p/>
          </draw:polyline>
          <draw:line draw:style-name="gr3" draw:text-style-name="P1" draw:layer="TiM_B" svg:x1="41.864cm" svg:y1="25.537cm" svg:x2="41.954cm" svg:y2="25.537cm">
            <text:p/>
          </draw:line>
          <draw:polyline draw:style-name="gr3" draw:text-style-name="P1" draw:layer="TiM_B" svg:width="0cm" svg:height="0.014cm" draw:transform="rotate (1.5707963267949) translate (41.849cm 25.537cm)" svg:viewBox="0 0 0 15" draw:points="0,0 0,1 0,1 0,2 0,2 0,3 0,4 0,5 0,7 0,8 0,9 0,11 0,12 0,14 0,15">
            <text:p/>
          </draw:polyline>
          <draw:line draw:style-name="gr3" draw:text-style-name="P1" draw:layer="TiM_B" svg:x1="41.84cm" svg:y1="25.537cm" svg:x2="41.849cm" svg:y2="25.537cm">
            <text:p/>
          </draw:line>
          <draw:line draw:style-name="gr3" draw:text-style-name="P1" draw:layer="TiM_B" svg:x1="41.69cm" svg:y1="25.555cm" svg:x2="41.789cm" svg:y2="25.555cm">
            <text:p/>
          </draw:line>
          <draw:line draw:style-name="gr3" draw:text-style-name="P1" draw:layer="TiM_B" svg:x1="41.687cm" svg:y1="25.555cm" svg:x2="41.69cm" svg:y2="25.555cm">
            <text:p/>
          </draw:line>
          <draw:path draw:style-name="gr3" draw:text-style-name="P1" draw:layer="TiM_B" svg:width="0.002cm" svg:height="0cm" draw:transform="rotate (1.5707963267949) translate (41.84cm 25.555cm)" svg:viewBox="0 0 3 0" svg:d="M3 0h-1c-1 0-1 0-1 0h-1">
            <text:p/>
          </draw:path>
          <draw:polygon draw:style-name="gr4" draw:text-style-name="P2" draw:layer="TiM_B" svg:width="0cm" svg:height="0cm" svg:x="41.84cm" svg:y="25.552cm" svg:viewBox="0 0 0 0" draw:points="0,0">
            <text:p/>
          </draw:polygon>
          <draw:line draw:style-name="gr3" draw:text-style-name="P1" draw:layer="TiM_B" svg:x1="41.849cm" svg:y1="25.552cm" svg:x2="41.84cm" svg:y2="25.552cm">
            <text:p/>
          </draw:line>
          <draw:polyline draw:style-name="gr3" draw:text-style-name="P1" draw:layer="TiM_B" svg:width="0cm" svg:height="0.014cm" draw:transform="rotate (1.5707963267949) translate (41.849cm 25.552cm)" svg:viewBox="0 0 0 15" draw:points="0,15 0,14 0,12 0,11 0,9 0,8 0,7 0,5 0,4 0,3 0,2 0,2 0,1 0,1 0,0">
            <text:p/>
          </draw:polyline>
          <draw:line draw:style-name="gr3" draw:text-style-name="P1" draw:layer="TiM_B" svg:x1="41.954cm" svg:y1="25.552cm" svg:x2="41.864cm" svg:y2="25.552cm">
            <text:p/>
          </draw:line>
          <draw:polyline draw:style-name="gr3" draw:text-style-name="P1" draw:layer="TiM_B" svg:width="0cm" svg:height="0.014cm" draw:transform="rotate (1.5707963267949) translate (41.954cm 25.552cm)" svg:viewBox="0 0 0 15" draw:points="0,15 0,15 0,14 0,14 0,13 0,12 0,11 0,10 0,9 0,8 0,6 0,5 0,3 0,2 0,0">
            <text:p/>
          </draw:polyline>
          <draw:line draw:style-name="gr3" draw:text-style-name="P1" draw:layer="TiM_B" svg:x1="41.978cm" svg:y1="25.552cm" svg:x2="41.969cm" svg:y2="25.552cm">
            <text:p/>
          </draw:line>
          <draw:line draw:style-name="gr3" draw:text-style-name="P1" draw:layer="TiM_B" svg:x1="41.979cm" svg:y1="25.552cm" svg:x2="41.98cm" svg:y2="25.552cm">
            <text:p/>
          </draw:line>
          <draw:line draw:style-name="gr3" draw:text-style-name="P1" draw:layer="TiM_B" svg:x1="41.849cm" svg:y1="25.552cm" svg:x2="41.864cm" svg:y2="25.552cm">
            <text:p/>
          </draw:line>
          <draw:line draw:style-name="gr3" draw:text-style-name="P1" draw:layer="TiM_B" svg:x1="41.979cm" svg:y1="25.552cm" svg:x2="41.981cm" svg:y2="25.552cm">
            <text:p/>
          </draw:line>
          <draw:path draw:style-name="gr3" draw:text-style-name="P1" draw:layer="TiM_B" svg:width="0.017cm" svg:height="0.001cm" draw:transform="rotate (1.5707963267949) translate (41.979cm 25.555cm)" svg:viewBox="0 0 18 2" svg:d="M18 0h-1c-1 0-2 0-3 1-1 0-3 0-4 0-2 0-4 0-6 0-1 1-2 1-4 1">
            <text:p/>
          </draw:path>
          <draw:line draw:style-name="gr3" draw:text-style-name="P1" draw:layer="TiM_B" svg:x1="41.981cm" svg:y1="25.555cm" svg:x2="42.029cm" svg:y2="25.555cm">
            <text:p/>
          </draw:line>
          <draw:line draw:style-name="gr3" draw:text-style-name="P1" draw:layer="TiM_B" svg:x1="42.128cm" svg:y1="25.555cm" svg:x2="42.132cm" svg:y2="25.555cm">
            <text:p/>
          </draw:line>
          <draw:line draw:style-name="gr3" draw:text-style-name="P1" draw:layer="TiM_B" svg:x1="42.029cm" svg:y1="25.555cm" svg:x2="42.128cm" svg:y2="25.555cm">
            <text:p/>
          </draw:line>
          <draw:path draw:style-name="gr3" draw:text-style-name="P1" draw:layer="TiM_B" svg:width="0.002cm" svg:height="0cm" draw:transform="rotate (1.5707963267949) translate (41.979cm 25.555cm)" svg:viewBox="0 0 3 0" svg:d="M0 0c1 0 1 0 1 0h1c1 0 1 0 1 0">
            <text:p/>
          </draw:path>
          <draw:path draw:style-name="gr3" draw:text-style-name="P1" draw:layer="TiM_B" svg:width="0.011cm" svg:height="0.004cm" draw:transform="rotate (1.5707963267949) translate (41.849cm 26.277cm)" svg:viewBox="0 0 12 5" svg:d="M12 0c-2 0-3 0-5 0-1 1-3 1-4 1-1 1-2 1-2 2-1 1-1 1-1 2">
            <text:p/>
          </draw:path>
          <draw:line draw:style-name="gr3" draw:text-style-name="P1" draw:layer="TiM_B" svg:x1="41.789cm" svg:y1="26.277cm" svg:x2="41.854cm" svg:y2="26.277cm">
            <text:p/>
          </draw:line>
          <draw:line draw:style-name="gr3" draw:text-style-name="P1" draw:layer="TiM_B" svg:x1="41.789cm" svg:y1="26.26cm" svg:x2="41.849cm" svg:y2="26.26cm">
            <text:p/>
          </draw:line>
          <draw:polyline draw:style-name="gr3" draw:text-style-name="P1" draw:layer="TiM_B" svg:width="0.004cm" svg:height="0cm" draw:transform="rotate (1.5707963267949) translate (41.849cm 26.265cm)" svg:viewBox="0 0 5 0" draw:points="5,0 5,0 5,0 4,0 4,0 3,0 3,0 3,0 2,0 2,0 2,0 1,0 1,0 0,0 0,0">
            <text:p/>
          </draw:polyline>
          <draw:line draw:style-name="gr3" draw:text-style-name="P1" draw:layer="TiM_B" svg:x1="41.69cm" svg:y1="26.26cm" svg:x2="41.687cm" svg:y2="26.26cm">
            <text:p/>
          </draw:line>
          <draw:line draw:style-name="gr3" draw:text-style-name="P1" draw:layer="TiM_B" svg:x1="41.789cm" svg:y1="26.26cm" svg:x2="41.69cm" svg:y2="26.26cm">
            <text:p/>
          </draw:line>
          <draw:path draw:style-name="gr3" draw:text-style-name="P1" draw:layer="TiM_B" svg:width="0cm" svg:height="0.001cm" draw:transform="rotate (1.5707963267949) translate (41.962cm 26.277cm)" svg:viewBox="0 0 0 2" svg:d="M0 0c0 1 0 1 0 2">
            <text:p/>
          </draw:path>
          <draw:line draw:style-name="gr3" draw:text-style-name="P1" draw:layer="TiM_B" svg:x1="41.964cm" svg:y1="26.277cm" svg:x2="42.029cm" svg:y2="26.277cm">
            <text:p/>
          </draw:line>
          <draw:path draw:style-name="gr3" draw:text-style-name="P1" draw:layer="TiM_B" svg:width="0cm" svg:height="0.001cm" draw:transform="rotate (1.5707963267949) translate (41.854cm 26.277cm)" svg:viewBox="0 0 0 2" svg:d="M0 2c0 0 0-1 0-2">
            <text:p/>
          </draw:path>
          <draw:polyline draw:style-name="gr3" draw:text-style-name="P1" draw:layer="TiM_B" svg:width="0cm" svg:height="0.007cm" draw:transform="rotate (1.5707963267949) translate (41.856cm 26.277cm)" svg:viewBox="0 0 0 8" draw:points="0,0 0,1 0,1 0,2 0,2 0,3 0,3 0,4 0,5 0,5 0,6 0,6 0,7 0,8 0,8">
            <text:p/>
          </draw:polyline>
          <draw:line draw:style-name="gr3" draw:text-style-name="P1" draw:layer="TiM_B" svg:x1="41.864cm" svg:y1="26.277cm" svg:x2="41.954cm" svg:y2="26.277cm">
            <text:p/>
          </draw:line>
          <draw:polyline draw:style-name="gr3" draw:text-style-name="P1" draw:layer="TiM_B" svg:width="0cm" svg:height="0.007cm" draw:transform="rotate (1.5707963267949) translate (41.954cm 26.277cm)" svg:viewBox="0 0 0 8" draw:points="0,0 0,1 0,1 0,2 0,3 0,3 0,4 0,4 0,5 0,6 0,6 0,7 0,7 0,8 0,8">
            <text:p/>
          </draw:polyline>
          <draw:path draw:style-name="gr3" draw:text-style-name="P1" draw:layer="TiM_B" svg:width="0.001cm" svg:height="0cm" draw:transform="rotate (1.5707963267949) translate (41.853cm 26.262cm)" svg:viewBox="0 0 2 1" svg:d="M0 1h1c0-1 0-1 0-1 1 0 1 0 1 0">
            <text:p/>
          </draw:path>
          <draw:path draw:style-name="gr3" draw:text-style-name="P1" draw:layer="TiM_B" svg:width="0cm" svg:height="0.001cm" draw:transform="rotate (1.5707963267949) translate (41.962cm 26.262cm)" svg:viewBox="0 0 0 2" svg:d="M0 2c0-1 0-1 0-2">
            <text:p/>
          </draw:path>
          <draw:polyline draw:style-name="gr3" draw:text-style-name="P1" draw:layer="TiM_B" svg:width="0cm" svg:height="0.007cm" draw:transform="rotate (1.5707963267949) translate (41.954cm 26.262cm)" svg:viewBox="0 0 0 8" draw:points="0,8 0,8 0,7 0,7 0,6 0,6 0,5 0,4 0,4 0,3 0,3 0,2 0,1 0,1 0,0">
            <text:p/>
          </draw:polyline>
          <draw:line draw:style-name="gr3" draw:text-style-name="P1" draw:layer="TiM_B" svg:x1="41.954cm" svg:y1="26.262cm" svg:x2="41.864cm" svg:y2="26.262cm">
            <text:p/>
          </draw:line>
          <draw:polyline draw:style-name="gr3" draw:text-style-name="P1" draw:layer="TiM_B" svg:width="0cm" svg:height="0.007cm" draw:transform="rotate (1.5707963267949) translate (41.856cm 26.262cm)" svg:viewBox="0 0 0 8" draw:points="0,8 0,8 0,7 0,6 0,6 0,5 0,5 0,4 0,3 0,3 0,2 0,2 0,1 0,1 0,0">
            <text:p/>
          </draw:polyline>
          <draw:path draw:style-name="gr3" draw:text-style-name="P1" draw:layer="TiM_B" svg:width="0cm" svg:height="0.001cm" draw:transform="rotate (1.5707963267949) translate (41.854cm 26.262cm)" svg:viewBox="0 0 0 2" svg:d="M0 2c0 0 0-1 0-2">
            <text:p/>
          </draw:path>
          <draw:line draw:style-name="gr3" draw:text-style-name="P1" draw:layer="TiM_B" svg:x1="41.849cm" svg:y1="26.262cm" svg:x2="41.854cm" svg:y2="26.262cm">
            <text:p/>
          </draw:line>
          <draw:line draw:style-name="gr3" draw:text-style-name="P1" draw:layer="TiM_B" svg:x1="41.964cm" svg:y1="26.262cm" svg:x2="41.969cm" svg:y2="26.262cm">
            <text:p/>
          </draw:line>
          <draw:polyline draw:style-name="gr3" draw:text-style-name="P1" draw:layer="TiM_B" svg:width="0.004cm" svg:height="0cm" draw:transform="rotate (1.5707963267949) translate (41.969cm 26.265cm)" svg:viewBox="0 0 5 0" draw:points="0,0 0,0 1,0 1,0 2,0 2,0 2,0 3,0 3,0 3,0 4,0 4,0 5,0 5,0 5,0">
            <text:p/>
          </draw:polyline>
          <draw:line draw:style-name="gr3" draw:text-style-name="P1" draw:layer="TiM_B" svg:x1="41.969cm" svg:y1="26.26cm" svg:x2="42.029cm" svg:y2="26.26cm">
            <text:p/>
          </draw:line>
          <draw:path draw:style-name="gr3" draw:text-style-name="P1" draw:layer="TiM_B" svg:width="0.011cm" svg:height="0.004cm" draw:transform="rotate (1.5707963267949) translate (41.964cm 26.277cm)" svg:viewBox="0 0 12 5" svg:d="M0 0c0 2 1 3 3 4s5 1 9 1">
            <text:p/>
          </draw:path>
          <draw:line draw:style-name="gr3" draw:text-style-name="P1" draw:layer="TiM_B" svg:x1="42.128cm" svg:y1="26.26cm" svg:x2="42.029cm" svg:y2="26.26cm">
            <text:p/>
          </draw:line>
          <draw:line draw:style-name="gr3" draw:text-style-name="P1" draw:layer="TiM_B" svg:x1="42.132cm" svg:y1="26.26cm" svg:x2="42.128cm" svg:y2="26.26cm">
            <text:p/>
          </draw:line>
          <draw:path draw:style-name="gr3" draw:text-style-name="P1" draw:layer="TiM_B" svg:width="0.001cm" svg:height="0cm" draw:transform="rotate (1.5707963267949) translate (41.964cm 26.262cm)" svg:viewBox="0 0 2 1" svg:d="M2 1c-1 0-1 0-1 0h-1v-1">
            <text:p/>
          </draw:path>
          <draw:path draw:style-name="gr3" draw:text-style-name="P1" draw:layer="TiM_B" svg:width="0.011cm" svg:height="0.004cm" draw:transform="rotate (1.5707963267949) translate (31.182cm 26.277cm)" svg:viewBox="0 0 12 5" svg:d="M12 0c-2 0-3 0-5 0-1 0-3 0-4 1-1 0-2 1-2 1-1 1-1 2-1 3">
            <text:p/>
          </draw:path>
          <draw:line draw:style-name="gr3" draw:text-style-name="P1" draw:layer="TiM_B" svg:x1="31.122cm" svg:y1="26.277cm" svg:x2="31.187cm" svg:y2="26.277cm">
            <text:p/>
          </draw:line>
          <draw:line draw:style-name="gr3" draw:text-style-name="P1" draw:layer="TiM_B" svg:x1="31.122cm" svg:y1="26.26cm" svg:x2="31.182cm" svg:y2="26.26cm">
            <text:p/>
          </draw:line>
          <draw:polyline draw:style-name="gr3" draw:text-style-name="P1" draw:layer="TiM_B" svg:width="0.004cm" svg:height="0cm" draw:transform="rotate (1.5707963267949) translate (31.182cm 26.265cm)" svg:viewBox="0 0 5 0" draw:points="5,0 5,0 5,0 4,0 4,0 3,0 3,0 3,0 2,0 2,0 2,0 1,0 1,0 0,0 0,0">
            <text:p/>
          </draw:polyline>
          <draw:line draw:style-name="gr3" draw:text-style-name="P1" draw:layer="TiM_B" svg:x1="31.023cm" svg:y1="26.26cm" svg:x2="31.019cm" svg:y2="26.26cm">
            <text:p/>
          </draw:line>
          <draw:line draw:style-name="gr3" draw:text-style-name="P1" draw:layer="TiM_B" svg:x1="31.122cm" svg:y1="26.26cm" svg:x2="31.023cm" svg:y2="26.26cm">
            <text:p/>
          </draw:line>
          <draw:line draw:style-name="gr3" draw:text-style-name="P1" draw:layer="TiM_B" svg:x1="31.295cm" svg:y1="26.277cm" svg:x2="31.296cm" svg:y2="26.277cm">
            <text:p/>
          </draw:line>
          <draw:line draw:style-name="gr3" draw:text-style-name="P1" draw:layer="TiM_B" svg:x1="31.296cm" svg:y1="26.277cm" svg:x2="31.362cm" svg:y2="26.277cm">
            <text:p/>
          </draw:line>
          <draw:path draw:style-name="gr3" draw:text-style-name="P1" draw:layer="TiM_B" svg:width="0cm" svg:height="0.001cm" draw:transform="rotate (1.5707963267949) translate (31.187cm 26.277cm)" svg:viewBox="0 0 0 2" svg:d="M0 2c0-1 0-2 0-2">
            <text:p/>
          </draw:path>
          <draw:polyline draw:style-name="gr3" draw:text-style-name="P1" draw:layer="TiM_B" svg:width="0cm" svg:height="0.007cm" draw:transform="rotate (1.5707963267949) translate (31.189cm 26.277cm)" svg:viewBox="0 0 0 8" draw:points="0,0 0,0 0,1 0,1 0,2 0,2 0,3 0,3 0,4 0,5 0,5 0,6 0,6 0,7 0,8">
            <text:p/>
          </draw:polyline>
          <draw:line draw:style-name="gr3" draw:text-style-name="P1" draw:layer="TiM_B" svg:x1="31.197cm" svg:y1="26.277cm" svg:x2="31.287cm" svg:y2="26.277cm">
            <text:p/>
          </draw:line>
          <draw:polyline draw:style-name="gr3" draw:text-style-name="P1" draw:layer="TiM_B" svg:width="0cm" svg:height="0.007cm" draw:transform="rotate (1.5707963267949) translate (31.2874802930575cm 26.2770567469879cm)" svg:viewBox="0 0 0 8" draw:points="0,0 0,0 0,1 0,1 0,2 0,3 0,3 0,4 0,4 0,5 0,5 0,6 0,7 0,7 0,8">
            <text:p/>
          </draw:polyline>
          <draw:path draw:style-name="gr3" draw:text-style-name="P1" draw:layer="TiM_B" svg:width="0.001cm" svg:height="0.001cm" draw:transform="rotate (1.5707963267949) translate (31.186cm 26.262cm)" svg:viewBox="0 0 2 2" svg:d="M0 2v-1h1c1 0 1 0 1 0 0-1 0-1 0 0">
            <text:p/>
          </draw:path>
          <draw:line draw:style-name="gr3" draw:text-style-name="P1" draw:layer="TiM_B" svg:x1="31.296cm" svg:y1="26.262cm" svg:x2="31.295cm" svg:y2="26.262cm">
            <text:p/>
          </draw:line>
          <draw:polyline draw:style-name="gr3" draw:text-style-name="P1" draw:layer="TiM_B" svg:width="0cm" svg:height="0.007cm" draw:transform="rotate (1.5707963267949) translate (31.2874802930575cm 26.2620573493976cm)" svg:viewBox="0 0 0 8" draw:points="0,8 0,7 0,7 0,6 0,5 0,5 0,4 0,4 0,3 0,3 0,2 0,1 0,1 0,0 0,0">
            <text:p/>
          </draw:polyline>
          <draw:line draw:style-name="gr3" draw:text-style-name="P1" draw:layer="TiM_B" svg:x1="31.287cm" svg:y1="26.262cm" svg:x2="31.197cm" svg:y2="26.262cm">
            <text:p/>
          </draw:line>
          <draw:polyline draw:style-name="gr3" draw:text-style-name="P1" draw:layer="TiM_B" svg:width="0cm" svg:height="0.007cm" draw:transform="rotate (1.5707963267949) translate (31.189cm 26.262cm)" svg:viewBox="0 0 0 8" draw:points="0,8 0,7 0,6 0,6 0,5 0,5 0,4 0,3 0,3 0,2 0,2 0,1 0,1 0,0 0,0">
            <text:p/>
          </draw:polyline>
          <draw:path draw:style-name="gr3" draw:text-style-name="P1" draw:layer="TiM_B" svg:width="0cm" svg:height="0.001cm" draw:transform="rotate (1.5707963267949) translate (31.187cm 26.262cm)" svg:viewBox="0 0 0 2" svg:d="M0 2c0-1 0-2 0-2">
            <text:p/>
          </draw:path>
          <draw:line draw:style-name="gr3" draw:text-style-name="P1" draw:layer="TiM_B" svg:x1="31.182cm" svg:y1="26.262cm" svg:x2="31.187cm" svg:y2="26.262cm">
            <text:p/>
          </draw:line>
          <draw:line draw:style-name="gr3" draw:text-style-name="P1" draw:layer="TiM_B" svg:x1="31.296cm" svg:y1="26.262cm" svg:x2="31.302cm" svg:y2="26.262cm">
            <text:p/>
          </draw:line>
          <draw:polyline draw:style-name="gr3" draw:text-style-name="P1" draw:layer="TiM_B" svg:width="0.004cm" svg:height="0cm" draw:transform="rotate (1.5707963267949) translate (31.302cm 26.265cm)" svg:viewBox="0 0 5 0" draw:points="0,0 0,0 1,0 1,0 2,0 2,0 2,0 3,0 3,0 3,0 4,0 4,0 5,0 5,0 5,0">
            <text:p/>
          </draw:polyline>
          <draw:line draw:style-name="gr3" draw:text-style-name="P1" draw:layer="TiM_B" svg:x1="31.302cm" svg:y1="26.26cm" svg:x2="31.362cm" svg:y2="26.26cm">
            <text:p/>
          </draw:line>
          <draw:path draw:style-name="gr3" draw:text-style-name="P1" draw:layer="TiM_B" svg:width="0.011cm" svg:height="0.005cm" draw:transform="rotate (1.5707963267949) translate (31.296cm 26.277cm)" svg:viewBox="0 0 12 6" svg:d="M0 0c0 2 1 3 3 4s5 2 9 2">
            <text:p/>
          </draw:path>
          <draw:line draw:style-name="gr3" draw:text-style-name="P1" draw:layer="TiM_B" svg:x1="31.461cm" svg:y1="26.26cm" svg:x2="31.362cm" svg:y2="26.26cm">
            <text:p/>
          </draw:line>
          <draw:line draw:style-name="gr3" draw:text-style-name="P1" draw:layer="TiM_B" svg:x1="31.464cm" svg:y1="26.26cm" svg:x2="31.461cm" svg:y2="26.26cm">
            <text:p/>
          </draw:line>
          <draw:path draw:style-name="gr3" draw:text-style-name="P1" draw:layer="TiM_B" svg:width="0.001cm" svg:height="0.001cm" draw:transform="rotate (1.5707963267949) translate (31.296cm 26.262cm)" svg:viewBox="0 0 2 2" svg:d="M2 2c-1-1-1-1-1-1h-1v-1">
            <text:p/>
          </draw:path>
          <draw:path draw:style-name="gr3" draw:text-style-name="P1" draw:layer="TiM_B" svg:width="0.017cm" svg:height="0.001cm" draw:transform="rotate (1.5707963267949) translate (31.17cm 25.555cm)" svg:viewBox="0 0 18 2" svg:d="M0 0c5 0 10 1 13 1s5 1 5 1">
            <text:p/>
          </draw:path>
          <draw:line draw:style-name="gr3" draw:text-style-name="P1" draw:layer="TiM_B" svg:x1="31.122cm" svg:y1="25.555cm" svg:x2="31.17cm" svg:y2="25.555cm">
            <text:p/>
          </draw:line>
          <draw:line draw:style-name="gr3" draw:text-style-name="P1" draw:layer="TiM_B" svg:x1="31.122cm" svg:y1="25.537cm" svg:x2="31.172cm" svg:y2="25.537cm">
            <text:p/>
          </draw:line>
          <draw:polygon draw:style-name="gr4" draw:text-style-name="P2" draw:layer="TiM_B" svg:width="0cm" svg:height="0cm" svg:x="31.172cm" svg:y="25.537cm" svg:viewBox="0 0 0 0" draw:points="0,0">
            <text:p/>
          </draw:polygon>
          <draw:line draw:style-name="gr3" draw:text-style-name="P1" draw:layer="TiM_B" svg:x1="31.311cm" svg:y1="25.537cm" svg:x2="31.362cm" svg:y2="25.537cm">
            <text:p/>
          </draw:line>
          <draw:polygon draw:style-name="gr4" draw:text-style-name="P2" draw:layer="TiM_B" svg:width="0cm" svg:height="0cm" svg:x="31.311cm" svg:y="25.537cm" svg:viewBox="0 0 0 0" draw:points="0,0">
            <text:p/>
          </draw:polygon>
          <draw:line draw:style-name="gr3" draw:text-style-name="P1" draw:layer="TiM_B" svg:x1="31.301cm" svg:y1="25.537cm" svg:x2="31.311cm" svg:y2="25.537cm">
            <text:p/>
          </draw:line>
          <draw:polyline draw:style-name="gr3" draw:text-style-name="P1" draw:layer="TiM_B" svg:width="0cm" svg:height="0.013cm" draw:transform="rotate (1.5707963267949) translate (31.2874800579846cm 25.5370864658634cm)" svg:viewBox="0 0 0 14" draw:points="0,0 0,1 0,3 0,4 0,5 0,7 0,8 0,9 0,10 0,11 0,12 0,13 0,14 0,14 0,14">
            <text:p/>
          </draw:polyline>
          <draw:line draw:style-name="gr3" draw:text-style-name="P1" draw:layer="TiM_B" svg:x1="31.197cm" svg:y1="25.537cm" svg:x2="31.287cm" svg:y2="25.537cm">
            <text:p/>
          </draw:line>
          <draw:polyline draw:style-name="gr3" draw:text-style-name="P1" draw:layer="TiM_B" svg:width="0cm" svg:height="0.014cm" draw:transform="rotate (1.5707963267949) translate (31.182cm 25.537cm)" svg:viewBox="0 0 0 15" draw:points="0,0 0,0 0,0 0,1 0,2 0,3 0,4 0,5 0,6 0,7 0,9 0,10 0,12 0,13 0,15">
            <text:p/>
          </draw:polyline>
          <draw:line draw:style-name="gr3" draw:text-style-name="P1" draw:layer="TiM_B" svg:x1="31.172cm" svg:y1="25.537cm" svg:x2="31.182cm" svg:y2="25.537cm">
            <text:p/>
          </draw:line>
          <draw:line draw:style-name="gr3" draw:text-style-name="P1" draw:layer="TiM_B" svg:x1="31.023cm" svg:y1="25.555cm" svg:x2="31.122cm" svg:y2="25.555cm">
            <text:p/>
          </draw:line>
          <draw:line draw:style-name="gr3" draw:text-style-name="P1" draw:layer="TiM_B" svg:x1="31.019cm" svg:y1="25.555cm" svg:x2="31.023cm" svg:y2="25.555cm">
            <text:p/>
          </draw:line>
          <draw:path draw:style-name="gr3" draw:text-style-name="P1" draw:layer="TiM_B" svg:width="0.002cm" svg:height="0cm" draw:transform="rotate (1.5707963267949) translate (31.172cm 25.555cm)" svg:viewBox="0 0 3 0" svg:d="M3 0h-1c-1 0-1 0-1 0h-1">
            <text:p/>
          </draw:path>
          <draw:polygon draw:style-name="gr4" draw:text-style-name="P2" draw:layer="TiM_B" svg:width="0cm" svg:height="0cm" svg:x="31.172cm" svg:y="25.552cm" svg:viewBox="0 0 0 0" draw:points="0,0">
            <text:p/>
          </draw:polygon>
          <draw:line draw:style-name="gr3" draw:text-style-name="P1" draw:layer="TiM_B" svg:x1="31.182cm" svg:y1="25.552cm" svg:x2="31.172cm" svg:y2="25.552cm">
            <text:p/>
          </draw:line>
          <draw:polyline draw:style-name="gr3" draw:text-style-name="P1" draw:layer="TiM_B" svg:width="0cm" svg:height="0.014cm" draw:transform="rotate (1.5707963267949) translate (31.182cm 25.552cm)" svg:viewBox="0 0 0 15" draw:points="0,15 0,13 0,12 0,10 0,9 0,7 0,6 0,5 0,4 0,3 0,2 0,1 0,0 0,0 0,0">
            <text:p/>
          </draw:polyline>
          <draw:line draw:style-name="gr3" draw:text-style-name="P1" draw:layer="TiM_B" svg:x1="31.287cm" svg:y1="25.552cm" svg:x2="31.197cm" svg:y2="25.552cm">
            <text:p/>
          </draw:line>
          <draw:polyline draw:style-name="gr3" draw:text-style-name="P1" draw:layer="TiM_B" svg:width="0cm" svg:height="0.013cm" draw:transform="rotate (1.5707963267949) translate (31.2874800579846cm 25.5520858634538cm)" svg:viewBox="0 0 0 14" draw:points="0,14 0,14 0,14 0,13 0,12 0,11 0,10 0,9 0,8 0,7 0,5 0,4 0,3 0,1 0,0">
            <text:p/>
          </draw:polyline>
          <draw:line draw:style-name="gr3" draw:text-style-name="P1" draw:layer="TiM_B" svg:x1="31.311cm" svg:y1="25.552cm" svg:x2="31.301cm" svg:y2="25.552cm">
            <text:p/>
          </draw:line>
          <draw:polygon draw:style-name="gr4" draw:text-style-name="P2" draw:layer="TiM_B" svg:width="0cm" svg:height="0cm" svg:x="31.311cm" svg:y="25.552cm" svg:viewBox="0 0 0 0" draw:points="0,0">
            <text:p/>
          </draw:polygon>
          <draw:line draw:style-name="gr3" draw:text-style-name="P1" draw:layer="TiM_B" svg:x1="31.182cm" svg:y1="25.552cm" svg:x2="31.197cm" svg:y2="25.552cm">
            <text:p/>
          </draw:line>
          <draw:polygon draw:style-name="gr4" draw:text-style-name="P2" draw:layer="TiM_B" svg:width="0cm" svg:height="0cm" svg:x="31.311cm" svg:y="25.552cm" svg:viewBox="0 0 0 0" draw:points="0,0">
            <text:p/>
          </draw:polygon>
          <draw:path draw:style-name="gr3" draw:text-style-name="P1" draw:layer="TiM_B" svg:width="0.017cm" svg:height="0.001cm" draw:transform="rotate (1.5707963267949) translate (31.311cm 25.555cm)" svg:viewBox="0 0 18 2" svg:d="M18 0h-1c-1 1-2 1-3 1s-3 0-4 0c-2 0-4 1-6 1-1 0-2 0-4 0">
            <text:p/>
          </draw:path>
          <draw:line draw:style-name="gr3" draw:text-style-name="P1" draw:layer="TiM_B" svg:x1="31.313cm" svg:y1="25.555cm" svg:x2="31.362cm" svg:y2="25.555cm">
            <text:p/>
          </draw:line>
          <draw:line draw:style-name="gr3" draw:text-style-name="P1" draw:layer="TiM_B" svg:x1="31.461cm" svg:y1="25.555cm" svg:x2="31.464cm" svg:y2="25.555cm">
            <text:p/>
          </draw:line>
          <draw:line draw:style-name="gr3" draw:text-style-name="P1" draw:layer="TiM_B" svg:x1="31.362cm" svg:y1="25.555cm" svg:x2="31.461cm" svg:y2="25.555cm">
            <text:p/>
          </draw:line>
          <draw:path draw:style-name="gr3" draw:text-style-name="P1" draw:layer="TiM_B" svg:width="0.002cm" svg:height="0cm" draw:transform="rotate (1.5707963267949) translate (31.311cm 25.555cm)" svg:viewBox="0 0 3 0" svg:d="M0 0c1 0 1 0 1 0h1c1 0 1 0 1 0">
            <text:p/>
          </draw:path>
          <draw:line draw:style-name="gr3" draw:text-style-name="P1" draw:layer="TiM_B" svg:x1="29.649cm" svg:y1="25.537cm" svg:x2="29.649cm" svg:y2="25.552cm">
            <text:p/>
          </draw:line>
          <draw:line draw:style-name="gr3" draw:text-style-name="P1" draw:layer="TiM_B" svg:x1="29.934cm" svg:y1="25.558cm" svg:x2="29.938cm" svg:y2="25.555cm">
            <text:p/>
          </draw:line>
          <draw:path draw:style-name="gr3" draw:text-style-name="P1" draw:layer="TiM_B" svg:width="0cm" svg:height="0.029cm" draw:transform="rotate (1.5707963267949) translate (29.904cm 25.559cm)" svg:viewBox="0 0 1 30" svg:d="M1 30c-1-2-1-12-1-30">
            <text:p/>
          </draw:path>
          <draw:line draw:style-name="gr3" draw:text-style-name="P1" draw:layer="TiM_B" svg:x1="29.533cm" svg:y1="25.559cm" svg:x2="29.904cm" svg:y2="25.559cm">
            <text:p/>
          </draw:line>
          <draw:path draw:style-name="gr3" draw:text-style-name="P1" draw:layer="TiM_B" svg:width="0cm" svg:height="0.029cm" draw:transform="rotate (1.5707963267949) translate (29.503cm 25.559cm)" svg:viewBox="0 0 1 30" svg:d="M0 30c0-17 0-27 1-30">
            <text:p/>
          </draw:path>
          <draw:line draw:style-name="gr3" draw:text-style-name="P1" draw:layer="TiM_B" svg:x1="29.503cm" svg:y1="25.558cm" svg:x2="29.5cm" svg:y2="25.555cm">
            <text:p/>
          </draw:line>
          <draw:line draw:style-name="gr3" draw:text-style-name="P1" draw:layer="TiM_B" svg:x1="29.79cm" svg:y1="25.555cm" svg:x2="29.647cm" svg:y2="25.555cm">
            <text:p/>
          </draw:line>
          <draw:line draw:style-name="gr3" draw:text-style-name="P1" draw:layer="TiM_B" svg:x1="29.788cm" svg:y1="25.537cm" svg:x2="29.788cm" svg:y2="25.552cm">
            <text:p/>
          </draw:line>
          <draw:line draw:style-name="gr3" draw:text-style-name="P1" draw:layer="TiM_B" svg:x1="29.5cm" svg:y1="26.26cm" svg:x2="29.5cm" svg:y2="25.555cm">
            <text:p/>
          </draw:line>
          <draw:line draw:style-name="gr3" draw:text-style-name="P1" draw:layer="TiM_B" svg:x1="29.496cm" svg:y1="26.26cm" svg:x2="29.496cm" svg:y2="25.555cm">
            <text:p/>
          </draw:line>
          <draw:line draw:style-name="gr3" draw:text-style-name="P1" draw:layer="TiM_B" svg:x1="29.941cm" svg:y1="25.555cm" svg:x2="29.941cm" svg:y2="26.26cm">
            <text:p/>
          </draw:line>
          <draw:line draw:style-name="gr3" draw:text-style-name="P1" draw:layer="TiM_B" svg:x1="29.938cm" svg:y1="25.555cm" svg:x2="29.938cm" svg:y2="26.26cm">
            <text:p/>
          </draw:line>
          <draw:line draw:style-name="gr3" draw:text-style-name="P1" draw:layer="TiM_B" svg:x1="29.666cm" svg:y1="26.277cm" svg:x2="29.666cm" svg:y2="26.262cm">
            <text:p/>
          </draw:line>
          <draw:line draw:style-name="gr3" draw:text-style-name="P1" draw:layer="TiM_B" svg:x1="29.904cm" svg:y1="26.255cm" svg:x2="29.533cm" svg:y2="26.255cm">
            <text:p/>
          </draw:line>
          <draw:path draw:style-name="gr3" draw:text-style-name="P1" draw:layer="TiM_B" svg:width="0cm" svg:height="0.029cm" draw:transform="rotate (1.5707963267949) translate (29.904cm 26.256cm)" svg:viewBox="0 0 1 30" svg:d="M1 0c0 18 0 28-1 30">
            <text:p/>
          </draw:path>
          <draw:line draw:style-name="gr3" draw:text-style-name="P1" draw:layer="TiM_B" svg:x1="29.934cm" svg:y1="26.256cm" svg:x2="29.938cm" svg:y2="26.26cm">
            <text:p/>
          </draw:line>
          <draw:line draw:style-name="gr3" draw:text-style-name="P1" draw:layer="TiM_B" svg:x1="29.659cm" svg:y1="26.26cm" svg:x2="29.779cm" svg:y2="26.26cm">
            <text:p/>
          </draw:line>
          <draw:line draw:style-name="gr3" draw:text-style-name="P1" draw:layer="TiM_B" svg:x1="29.503cm" svg:y1="26.256cm" svg:x2="29.5cm" svg:y2="26.26cm">
            <text:p/>
          </draw:line>
          <draw:path draw:style-name="gr3" draw:text-style-name="P1" draw:layer="TiM_B" svg:width="0cm" svg:height="0.029cm" draw:transform="rotate (1.5707963267949) translate (29.503cm 26.256cm)" svg:viewBox="0 0 1 30" svg:d="M0 0c1 3 1 13 1 30">
            <text:p/>
          </draw:path>
          <draw:line draw:style-name="gr3" draw:text-style-name="P1" draw:layer="TiM_B" svg:x1="29.772cm" svg:y1="26.277cm" svg:x2="29.772cm" svg:y2="26.262cm">
            <text:p/>
          </draw:line>
          <draw:line draw:style-name="gr3" draw:text-style-name="P1" draw:layer="TiM_B" svg:x1="18.998cm" svg:y1="26.277cm" svg:x2="18.998cm" svg:y2="26.262cm">
            <text:p/>
          </draw:line>
          <draw:line draw:style-name="gr3" draw:text-style-name="P1" draw:layer="TiM_B" svg:x1="19.236cm" svg:y1="26.255cm" svg:x2="18.866cm" svg:y2="26.255cm">
            <text:p/>
          </draw:line>
          <draw:path draw:style-name="gr3" draw:text-style-name="P1" draw:layer="TiM_B" svg:width="0cm" svg:height="0.029cm" draw:transform="rotate (1.5707963267949) translate (19.236cm 26.256cm)" svg:viewBox="0 0 1 30" svg:d="M1 0c0 18 0 28-1 30">
            <text:p/>
          </draw:path>
          <draw:line draw:style-name="gr3" draw:text-style-name="P1" draw:layer="TiM_B" svg:x1="19.266cm" svg:y1="26.256cm" svg:x2="19.27cm" svg:y2="26.26cm">
            <text:p/>
          </draw:line>
          <draw:line draw:style-name="gr3" draw:text-style-name="P1" draw:layer="TiM_B" svg:x1="18.991cm" svg:y1="26.26cm" svg:x2="19.111cm" svg:y2="26.26cm">
            <text:p/>
          </draw:line>
          <draw:line draw:style-name="gr3" draw:text-style-name="P1" draw:layer="TiM_B" svg:x1="18.836cm" svg:y1="26.256cm" svg:x2="18.832cm" svg:y2="26.26cm">
            <text:p/>
          </draw:line>
          <draw:path draw:style-name="gr3" draw:text-style-name="P1" draw:layer="TiM_B" svg:width="0cm" svg:height="0.029cm" draw:transform="rotate (1.5707963267949) translate (18.836cm 26.256cm)" svg:viewBox="0 0 1 30" svg:d="M0 0c1 2 1 12 1 30">
            <text:p/>
          </draw:path>
          <draw:line draw:style-name="gr3" draw:text-style-name="P1" draw:layer="TiM_B" svg:x1="18.828cm" svg:y1="26.26cm" svg:x2="18.828cm" svg:y2="25.555cm">
            <text:p/>
          </draw:line>
          <draw:line draw:style-name="gr3" draw:text-style-name="P1" draw:layer="TiM_B" svg:x1="18.832cm" svg:y1="26.26cm" svg:x2="18.832cm" svg:y2="25.555cm">
            <text:p/>
          </draw:line>
          <draw:line draw:style-name="gr3" draw:text-style-name="P1" draw:layer="TiM_B" svg:x1="19.104cm" svg:y1="26.277cm" svg:x2="19.104cm" svg:y2="26.262cm">
            <text:p/>
          </draw:line>
          <draw:line draw:style-name="gr3" draw:text-style-name="P1" draw:layer="TiM_B" svg:x1="19.27cm" svg:y1="25.555cm" svg:x2="19.27cm" svg:y2="26.26cm">
            <text:p/>
          </draw:line>
          <draw:line draw:style-name="gr3" draw:text-style-name="P1" draw:layer="TiM_B" svg:x1="19.273cm" svg:y1="25.555cm" svg:x2="19.273cm" svg:y2="26.26cm">
            <text:p/>
          </draw:line>
          <draw:line draw:style-name="gr3" draw:text-style-name="P1" draw:layer="TiM_B" svg:x1="18.982cm" svg:y1="25.537cm" svg:x2="18.982cm" svg:y2="25.552cm">
            <text:p/>
          </draw:line>
          <draw:line draw:style-name="gr3" draw:text-style-name="P1" draw:layer="TiM_B" svg:x1="19.266cm" svg:y1="25.558cm" svg:x2="19.27cm" svg:y2="25.555cm">
            <text:p/>
          </draw:line>
          <draw:path draw:style-name="gr3" draw:text-style-name="P1" draw:layer="TiM_B" svg:width="0cm" svg:height="0.029cm" draw:transform="rotate (1.5707963267949) translate (19.236cm 25.559cm)" svg:viewBox="0 0 1 30" svg:d="M1 30c-1-2-1-12-1-30">
            <text:p/>
          </draw:path>
          <draw:line draw:style-name="gr3" draw:text-style-name="P1" draw:layer="TiM_B" svg:x1="18.866cm" svg:y1="25.559cm" svg:x2="19.236cm" svg:y2="25.559cm">
            <text:p/>
          </draw:line>
          <draw:path draw:style-name="gr3" draw:text-style-name="P1" draw:layer="TiM_B" svg:width="0cm" svg:height="0.029cm" draw:transform="rotate (1.5707963267949) translate (18.836cm 25.559cm)" svg:viewBox="0 0 1 30" svg:d="M0 30c0-18 0-28 1-30">
            <text:p/>
          </draw:path>
          <draw:line draw:style-name="gr3" draw:text-style-name="P1" draw:layer="TiM_B" svg:x1="18.836cm" svg:y1="25.558cm" svg:x2="18.832cm" svg:y2="25.555cm">
            <text:p/>
          </draw:line>
          <draw:line draw:style-name="gr3" draw:text-style-name="P1" draw:layer="TiM_B" svg:x1="19.122cm" svg:y1="25.555cm" svg:x2="18.98cm" svg:y2="25.555cm">
            <text:p/>
          </draw:line>
          <draw:line draw:style-name="gr3" draw:text-style-name="P1" draw:layer="TiM_B" svg:x1="19.12cm" svg:y1="25.537cm" svg:x2="19.12cm" svg:y2="25.552cm">
            <text:p/>
          </draw:line>
          <draw:line draw:style-name="gr3" draw:text-style-name="P1" draw:layer="TiM_B" svg:x1="42.466cm" svg:y1="21.111cm" svg:x2="42.466cm" svg:y2="21.081cm">
            <text:p/>
          </draw:line>
          <draw:line draw:style-name="gr3" draw:text-style-name="P1" draw:layer="TiM_B" svg:x1="42.466cm" svg:y1="21.305cm" svg:x2="42.466cm" svg:y2="21.111cm">
            <text:p/>
          </draw:line>
          <draw:line draw:style-name="gr3" draw:text-style-name="P1" draw:layer="TiM_B" svg:x1="42.466cm" svg:y1="21.335cm" svg:x2="42.466cm" svg:y2="21.305cm">
            <text:p/>
          </draw:line>
          <draw:line draw:style-name="gr3" draw:text-style-name="P1" draw:layer="TiM_B" svg:x1="42.466cm" svg:y1="22.635cm" svg:x2="42.466cm" svg:y2="22.605cm">
            <text:p/>
          </draw:line>
          <draw:line draw:style-name="gr3" draw:text-style-name="P1" draw:layer="TiM_B" svg:x1="42.466cm" svg:y1="22.829cm" svg:x2="42.466cm" svg:y2="22.635cm">
            <text:p/>
          </draw:line>
          <draw:line draw:style-name="gr3" draw:text-style-name="P1" draw:layer="TiM_B" svg:x1="42.466cm" svg:y1="22.859cm" svg:x2="42.466cm" svg:y2="22.829cm">
            <text:p/>
          </draw:line>
          <draw:line draw:style-name="gr3" draw:text-style-name="P1" draw:layer="TiM_B" svg:x1="42.466cm" svg:y1="21.559cm" svg:x2="42.466cm" svg:y2="21.365cm">
            <text:p/>
          </draw:line>
          <draw:line draw:style-name="gr3" draw:text-style-name="P1" draw:layer="TiM_B" svg:x1="42.466cm" svg:y1="21.365cm" svg:x2="42.466cm" svg:y2="21.335cm">
            <text:p/>
          </draw:line>
          <draw:line draw:style-name="gr3" draw:text-style-name="P1" draw:layer="TiM_B" svg:x1="42.466cm" svg:y1="21.589cm" svg:x2="42.466cm" svg:y2="21.559cm">
            <text:p/>
          </draw:line>
          <draw:line draw:style-name="gr3" draw:text-style-name="P1" draw:layer="TiM_B" svg:x1="42.466cm" svg:y1="23.083cm" svg:x2="42.466cm" svg:y2="22.889cm">
            <text:p/>
          </draw:line>
          <draw:line draw:style-name="gr3" draw:text-style-name="P1" draw:layer="TiM_B" svg:x1="42.466cm" svg:y1="22.889cm" svg:x2="42.466cm" svg:y2="22.859cm">
            <text:p/>
          </draw:line>
          <draw:line draw:style-name="gr3" draw:text-style-name="P1" draw:layer="TiM_B" svg:x1="42.466cm" svg:y1="23.113cm" svg:x2="42.466cm" svg:y2="23.083cm">
            <text:p/>
          </draw:line>
          <draw:line draw:style-name="gr3" draw:text-style-name="P1" draw:layer="TiM_B" svg:x1="30.504cm" svg:y1="21.305cm" svg:x2="30.275cm" svg:y2="21.305cm">
            <text:p/>
          </draw:line>
          <draw:line draw:style-name="gr3" draw:text-style-name="P1" draw:layer="TiM_B" svg:x1="30.504cm" svg:y1="21.335cm" svg:x2="30.305cm" svg:y2="21.335cm">
            <text:p/>
          </draw:line>
          <draw:line draw:style-name="gr3" draw:text-style-name="P1" draw:layer="TiM_B" svg:x1="30.504cm" svg:y1="21.176cm" svg:x2="30.774cm" svg:y2="21.176cm">
            <text:p/>
          </draw:line>
          <draw:line draw:style-name="gr3" draw:text-style-name="P1" draw:layer="TiM_B" svg:x1="30.774cm" svg:y1="21.24cm" svg:x2="30.504cm" svg:y2="21.24cm">
            <text:p/>
          </draw:line>
          <draw:line draw:style-name="gr3" draw:text-style-name="P1" draw:layer="TiM_B" svg:x1="30.504cm" svg:y1="22.829cm" svg:x2="30.275cm" svg:y2="22.829cm">
            <text:p/>
          </draw:line>
          <draw:line draw:style-name="gr3" draw:text-style-name="P1" draw:layer="TiM_B" svg:x1="30.504cm" svg:y1="22.859cm" svg:x2="30.305cm" svg:y2="22.859cm">
            <text:p/>
          </draw:line>
          <draw:line draw:style-name="gr3" draw:text-style-name="P1" draw:layer="TiM_B" svg:x1="30.504cm" svg:y1="22.7cm" svg:x2="30.774cm" svg:y2="22.7cm">
            <text:p/>
          </draw:line>
          <draw:line draw:style-name="gr3" draw:text-style-name="P1" draw:layer="TiM_B" svg:x1="30.774cm" svg:y1="22.764cm" svg:x2="30.504cm" svg:y2="22.764cm">
            <text:p/>
          </draw:line>
          <draw:line draw:style-name="gr3" draw:text-style-name="P1" draw:layer="TiM_B" svg:x1="30.275cm" svg:y1="21.365cm" svg:x2="30.504cm" svg:y2="21.365cm">
            <text:p/>
          </draw:line>
          <draw:line draw:style-name="gr3" draw:text-style-name="P1" draw:layer="TiM_B" svg:x1="30.504cm" svg:y1="21.43cm" svg:x2="30.774cm" svg:y2="21.43cm">
            <text:p/>
          </draw:line>
          <draw:line draw:style-name="gr3" draw:text-style-name="P1" draw:layer="TiM_B" svg:x1="30.774cm" svg:y1="21.494cm" svg:x2="30.504cm" svg:y2="21.494cm">
            <text:p/>
          </draw:line>
          <draw:line draw:style-name="gr3" draw:text-style-name="P1" draw:layer="TiM_B" svg:x1="30.275cm" svg:y1="7.651cm" svg:x2="30.504cm" svg:y2="7.651cm">
            <text:p/>
          </draw:line>
          <draw:line draw:style-name="gr3" draw:text-style-name="P1" draw:layer="TiM_B" svg:x1="30.504cm" svg:y1="7.621cm" svg:x2="30.305cm" svg:y2="7.621cm">
            <text:p/>
          </draw:line>
          <draw:line draw:style-name="gr3" draw:text-style-name="P1" draw:layer="TiM_B" svg:x1="30.504cm" svg:y1="7.716cm" svg:x2="30.774cm" svg:y2="7.716cm">
            <text:p/>
          </draw:line>
          <draw:line draw:style-name="gr3" draw:text-style-name="P1" draw:layer="TiM_B" svg:x1="30.774cm" svg:y1="7.78cm" svg:x2="30.504cm" svg:y2="7.78cm">
            <text:p/>
          </draw:line>
          <draw:line draw:style-name="gr3" draw:text-style-name="P1" draw:layer="TiM_B" svg:x1="30.275cm" svg:y1="22.889cm" svg:x2="30.504cm" svg:y2="22.889cm">
            <text:p/>
          </draw:line>
          <draw:line draw:style-name="gr3" draw:text-style-name="P1" draw:layer="TiM_B" svg:x1="30.504cm" svg:y1="22.954cm" svg:x2="30.774cm" svg:y2="22.954cm">
            <text:p/>
          </draw:line>
          <draw:line draw:style-name="gr3" draw:text-style-name="P1" draw:layer="TiM_B" svg:x1="30.774cm" svg:y1="23.018cm" svg:x2="30.504cm" svg:y2="23.018cm">
            <text:p/>
          </draw:line>
          <draw:line draw:style-name="gr3" draw:text-style-name="P1" draw:layer="TiM_B" svg:x1="30.504cm" svg:y1="7.591cm" svg:x2="30.275cm" svg:y2="7.591cm">
            <text:p/>
          </draw:line>
          <draw:line draw:style-name="gr3" draw:text-style-name="P1" draw:layer="TiM_B" svg:x1="30.504cm" svg:y1="7.462cm" svg:x2="30.774cm" svg:y2="7.462cm">
            <text:p/>
          </draw:line>
          <draw:line draw:style-name="gr3" draw:text-style-name="P1" draw:layer="TiM_B" svg:x1="30.774cm" svg:y1="7.526cm" svg:x2="30.504cm" svg:y2="7.526cm">
            <text:p/>
          </draw:line>
          <draw:line draw:style-name="gr3" draw:text-style-name="P1" draw:layer="TiM_B" svg:x1="41.84cm" svg:y1="25.537cm" svg:x2="41.84cm" svg:y2="25.552cm">
            <text:p/>
          </draw:line>
          <draw:line draw:style-name="gr3" draw:text-style-name="P1" draw:layer="TiM_B" svg:x1="42.124cm" svg:y1="25.558cm" svg:x2="42.128cm" svg:y2="25.555cm">
            <text:p/>
          </draw:line>
          <draw:path draw:style-name="gr3" draw:text-style-name="P1" draw:layer="TiM_B" svg:width="0cm" svg:height="0.029cm" draw:transform="rotate (1.5707963267949) translate (42.094cm 25.559cm)" svg:viewBox="0 0 1 30" svg:d="M1 30c-1-2-1-12-1-30">
            <text:p/>
          </draw:path>
          <draw:line draw:style-name="gr3" draw:text-style-name="P1" draw:layer="TiM_B" svg:x1="41.724cm" svg:y1="25.559cm" svg:x2="42.094cm" svg:y2="25.559cm">
            <text:p/>
          </draw:line>
          <draw:path draw:style-name="gr3" draw:text-style-name="P1" draw:layer="TiM_B" svg:width="0cm" svg:height="0.029cm" draw:transform="rotate (1.5707963267949) translate (41.694cm 25.559cm)" svg:viewBox="0 0 1 30" svg:d="M0 30c0-18 0-28 1-30">
            <text:p/>
          </draw:path>
          <draw:line draw:style-name="gr3" draw:text-style-name="P1" draw:layer="TiM_B" svg:x1="41.694cm" svg:y1="25.558cm" svg:x2="41.69cm" svg:y2="25.555cm">
            <text:p/>
          </draw:line>
          <draw:line draw:style-name="gr3" draw:text-style-name="P1" draw:layer="TiM_B" svg:x1="41.981cm" svg:y1="25.555cm" svg:x2="41.838cm" svg:y2="25.555cm">
            <text:p/>
          </draw:line>
          <draw:line draw:style-name="gr3" draw:text-style-name="P1" draw:layer="TiM_B" svg:x1="41.978cm" svg:y1="25.537cm" svg:x2="41.978cm" svg:y2="25.552cm">
            <text:p/>
          </draw:line>
          <draw:line draw:style-name="gr3" draw:text-style-name="P1" draw:layer="TiM_B" svg:x1="41.69cm" svg:y1="26.26cm" svg:x2="41.69cm" svg:y2="25.555cm">
            <text:p/>
          </draw:line>
          <draw:line draw:style-name="gr3" draw:text-style-name="P1" draw:layer="TiM_B" svg:x1="41.687cm" svg:y1="26.26cm" svg:x2="41.687cm" svg:y2="25.555cm">
            <text:p/>
          </draw:line>
          <draw:line draw:style-name="gr3" draw:text-style-name="P1" draw:layer="TiM_B" svg:x1="42.132cm" svg:y1="25.555cm" svg:x2="42.132cm" svg:y2="26.26cm">
            <text:p/>
          </draw:line>
          <draw:line draw:style-name="gr3" draw:text-style-name="P1" draw:layer="TiM_B" svg:x1="42.128cm" svg:y1="25.555cm" svg:x2="42.128cm" svg:y2="26.26cm">
            <text:p/>
          </draw:line>
          <draw:line draw:style-name="gr3" draw:text-style-name="P1" draw:layer="TiM_B" svg:x1="41.856cm" svg:y1="26.277cm" svg:x2="41.856cm" svg:y2="26.262cm">
            <text:p/>
          </draw:line>
          <draw:line draw:style-name="gr3" draw:text-style-name="P1" draw:layer="TiM_B" svg:x1="42.094cm" svg:y1="26.255cm" svg:x2="41.724cm" svg:y2="26.255cm">
            <text:p/>
          </draw:line>
          <draw:path draw:style-name="gr3" draw:text-style-name="P1" draw:layer="TiM_B" svg:width="0cm" svg:height="0.029cm" draw:transform="rotate (1.5707963267949) translate (42.094cm 26.256cm)" svg:viewBox="0 0 1 30" svg:d="M1 0c0 18 0 28-1 30">
            <text:p/>
          </draw:path>
          <draw:line draw:style-name="gr3" draw:text-style-name="P1" draw:layer="TiM_B" svg:x1="42.124cm" svg:y1="26.256cm" svg:x2="42.128cm" svg:y2="26.26cm">
            <text:p/>
          </draw:line>
          <draw:line draw:style-name="gr3" draw:text-style-name="P1" draw:layer="TiM_B" svg:x1="41.849cm" svg:y1="26.26cm" svg:x2="41.969cm" svg:y2="26.26cm">
            <text:p/>
          </draw:line>
          <draw:line draw:style-name="gr3" draw:text-style-name="P1" draw:layer="TiM_B" svg:x1="41.694cm" svg:y1="26.256cm" svg:x2="41.69cm" svg:y2="26.26cm">
            <text:p/>
          </draw:line>
          <draw:path draw:style-name="gr3" draw:text-style-name="P1" draw:layer="TiM_B" svg:width="0cm" svg:height="0.029cm" draw:transform="rotate (1.5707963267949) translate (41.694cm 26.256cm)" svg:viewBox="0 0 1 30" svg:d="M0 0c1 2 1 12 1 30">
            <text:p/>
          </draw:path>
          <draw:line draw:style-name="gr3" draw:text-style-name="P1" draw:layer="TiM_B" svg:x1="41.962cm" svg:y1="26.277cm" svg:x2="41.962cm" svg:y2="26.262cm">
            <text:p/>
          </draw:line>
          <draw:line draw:style-name="gr3" draw:text-style-name="P1" draw:layer="TiM_B" svg:x1="31.189cm" svg:y1="26.277cm" svg:x2="31.189cm" svg:y2="26.262cm">
            <text:p/>
          </draw:line>
          <draw:line draw:style-name="gr3" draw:text-style-name="P1" draw:layer="TiM_B" svg:x1="31.427cm" svg:y1="26.255cm" svg:x2="31.056cm" svg:y2="26.255cm">
            <text:p/>
          </draw:line>
          <draw:path draw:style-name="gr3" draw:text-style-name="P1" draw:layer="TiM_B" svg:width="0cm" svg:height="0.029cm" draw:transform="rotate (1.5707963267949) translate (31.427cm 26.256cm)" svg:viewBox="0 0 1 30" svg:d="M1 0c0 18 0 28-1 30">
            <text:p/>
          </draw:path>
          <draw:line draw:style-name="gr3" draw:text-style-name="P1" draw:layer="TiM_B" svg:x1="31.457cm" svg:y1="26.256cm" svg:x2="31.461cm" svg:y2="26.26cm">
            <text:p/>
          </draw:line>
          <draw:line draw:style-name="gr3" draw:text-style-name="P1" draw:layer="TiM_B" svg:x1="31.182cm" svg:y1="26.26cm" svg:x2="31.302cm" svg:y2="26.26cm">
            <text:p/>
          </draw:line>
          <draw:line draw:style-name="gr3" draw:text-style-name="P1" draw:layer="TiM_B" svg:x1="31.026cm" svg:y1="26.256cm" svg:x2="31.023cm" svg:y2="26.26cm">
            <text:p/>
          </draw:line>
          <draw:path draw:style-name="gr3" draw:text-style-name="P1" draw:layer="TiM_B" svg:width="0cm" svg:height="0.029cm" draw:transform="rotate (1.5707963267949) translate (31.026cm 26.256cm)" svg:viewBox="0 0 1 30" svg:d="M0 0c1 2 1 13 1 30">
            <text:p/>
          </draw:path>
          <draw:line draw:style-name="gr3" draw:text-style-name="P1" draw:layer="TiM_B" svg:x1="31.019cm" svg:y1="26.26cm" svg:x2="31.019cm" svg:y2="25.555cm">
            <text:p/>
          </draw:line>
          <draw:line draw:style-name="gr3" draw:text-style-name="P1" draw:layer="TiM_B" svg:x1="31.023cm" svg:y1="26.26cm" svg:x2="31.023cm" svg:y2="25.555cm">
            <text:p/>
          </draw:line>
          <draw:line draw:style-name="gr3" draw:text-style-name="P1" draw:layer="TiM_B" svg:x1="31.295cm" svg:y1="26.277cm" svg:x2="31.295cm" svg:y2="26.262cm">
            <text:p/>
          </draw:line>
          <draw:line draw:style-name="gr3" draw:text-style-name="P1" draw:layer="TiM_B" svg:x1="31.461cm" svg:y1="25.555cm" svg:x2="31.461cm" svg:y2="26.26cm">
            <text:p/>
          </draw:line>
          <draw:line draw:style-name="gr3" draw:text-style-name="P1" draw:layer="TiM_B" svg:x1="31.464cm" svg:y1="25.555cm" svg:x2="31.464cm" svg:y2="26.26cm">
            <text:p/>
          </draw:line>
          <draw:line draw:style-name="gr3" draw:text-style-name="P1" draw:layer="TiM_B" svg:x1="31.172cm" svg:y1="25.537cm" svg:x2="31.172cm" svg:y2="25.552cm">
            <text:p/>
          </draw:line>
          <draw:line draw:style-name="gr3" draw:text-style-name="P1" draw:layer="TiM_B" svg:x1="31.457cm" svg:y1="25.558cm" svg:x2="31.461cm" svg:y2="25.555cm">
            <text:p/>
          </draw:line>
          <draw:path draw:style-name="gr3" draw:text-style-name="P1" draw:layer="TiM_B" svg:width="0cm" svg:height="0.029cm" draw:transform="rotate (1.5707963267949) translate (31.427cm 25.559cm)" svg:viewBox="0 0 1 30" svg:d="M1 30c-1-2-1-12-1-30">
            <text:p/>
          </draw:path>
          <draw:line draw:style-name="gr3" draw:text-style-name="P1" draw:layer="TiM_B" svg:x1="31.056cm" svg:y1="25.559cm" svg:x2="31.427cm" svg:y2="25.559cm">
            <text:p/>
          </draw:line>
          <draw:path draw:style-name="gr3" draw:text-style-name="P1" draw:layer="TiM_B" svg:width="0cm" svg:height="0.029cm" draw:transform="rotate (1.5707963267949) translate (31.026cm 25.559cm)" svg:viewBox="0 0 1 30" svg:d="M0 30c0-17 0-28 1-30">
            <text:p/>
          </draw:path>
          <draw:line draw:style-name="gr3" draw:text-style-name="P1" draw:layer="TiM_B" svg:x1="31.026cm" svg:y1="25.558cm" svg:x2="31.023cm" svg:y2="25.555cm">
            <text:p/>
          </draw:line>
          <draw:line draw:style-name="gr3" draw:text-style-name="P1" draw:layer="TiM_B" svg:x1="31.313cm" svg:y1="25.555cm" svg:x2="31.17cm" svg:y2="25.555cm">
            <text:p/>
          </draw:line>
          <draw:line draw:style-name="gr3" draw:text-style-name="P1" draw:layer="TiM_B" svg:x1="31.311cm" svg:y1="25.537cm" svg:x2="31.311cm" svg:y2="25.552cm">
            <text:p/>
          </draw:line>
          <draw:line draw:style-name="gr3" draw:text-style-name="P1" draw:layer="TiM_B" svg:x1="29.904cm" svg:y1="25.559cm" svg:x2="29.904cm" svg:y2="25.634cm">
            <text:p/>
          </draw:line>
          <draw:line draw:style-name="gr3" draw:text-style-name="P1" draw:layer="TiM_B" svg:x1="29.533cm" svg:y1="25.634cm" svg:x2="29.533cm" svg:y2="25.559cm">
            <text:p/>
          </draw:line>
          <draw:line draw:style-name="gr3" draw:text-style-name="P1" draw:layer="TiM_B" svg:x1="29.904cm" svg:y1="25.634cm" svg:x2="29.533cm" svg:y2="25.634cm">
            <text:p/>
          </draw:line>
          <draw:path draw:style-name="gr3" draw:text-style-name="P1" draw:layer="TiM_B" svg:width="0.039cm" svg:height="0.037cm" draw:transform="rotate (1.5707963267949) translate (29.812cm 26.111cm)" svg:viewBox="0 0 40 38" svg:d="M0 0c0 2 0 4 0 5 0 2 1 4 1 5 1 2 1 4 2 5 0 2 1 3 2 5 1 1 2 2 3 4 1 1 2 2 3 3s2 2 4 3c1 1 3 2 4 3s3 1 5 2c1 1 3 1 5 1 2 1 3 1 5 1s4 0 6 1">
            <text:p/>
          </draw:path>
          <draw:path draw:style-name="gr3" draw:text-style-name="P1" draw:layer="TiM_B" svg:width="0.042cm" svg:height="0.043cm" draw:transform="rotate (1.5707963267949) translate (29.806cm 26.071cm)" svg:viewBox="0 0 43 44" svg:d="M0 44c2 0 3-1 5-1s3 0 5 0c1 0 2-1 4-1 1 0 2-1 4-1 1-1 2-1 3-2 2-1 3-1 4-2s2-2 3-2c1-1 2-2 3-3s2-2 3-3 2-2 2-3c1-2 2-3 2-4 1-1 2-3 2-4 1-1 1-3 1-4 1-1 1-3 1-4 1-2 1-3 1-5s0-3 0-5">
            <text:p/>
          </draw:path>
          <draw:line draw:style-name="gr3" draw:text-style-name="P1" draw:layer="TiM_B" svg:x1="29.806cm" svg:y1="26.028cm" svg:x2="29.805cm" svg:y2="26.041cm">
            <text:p/>
          </draw:line>
          <draw:path draw:style-name="gr3" draw:text-style-name="P1" draw:layer="TiM_B" svg:width="0.03cm" svg:height="0.029cm" draw:transform="rotate (1.5707963267949) translate (29.805cm 26.072cm)" svg:viewBox="0 0 31 30" svg:d="M31 0c0 1 0 3-1 5 0 1 0 3-1 4 0 1-1 3-1 4-1 1-1 2-2 3 0 1-1 2-2 3s-1 2-2 3c-1 0-2 1-3 2s-2 1-3 2c-2 1-3 1-4 2-1 0-2 0-4 1-1 0-2 0-4 0-1 0-2 0-4 1">
            <text:p/>
          </draw:path>
          <draw:path draw:style-name="gr3" draw:text-style-name="P1" draw:layer="TiM_B" svg:width="0.025cm" svg:height="0.021cm" draw:transform="rotate (1.5707963267949) translate (29.813cm 26.098cm)" svg:viewBox="0 0 26 22" svg:d="M26 22c-1 0-2-1-3-1s-2 0-3 0-1 0-2 0c-1-1-2-1-3-1s-1-1-2-1-2-1-2-1c-1 0-2-1-2-1-1-1-1-1-2-2-1 0-1-1-2-1 0-1-1-1-1-2 0 0-1-1-1-2-1 0-1-1-1-2 0 0-1-1-1-2 0 0 0-1 0-2-1-1-1-1-1-2s0-2 0-2">
            <text:p/>
          </draw:path>
          <draw:path draw:style-name="gr3" draw:text-style-name="P1" draw:layer="TiM_B" svg:width="0.031cm" svg:height="0.024cm" draw:transform="rotate (1.5707963267949) translate (29.788cm 26.098cm)" svg:viewBox="0 0 32 25" svg:d="M0 25c0-1 0-2 0-3s1-2 1-3 0-1 1-2c0-1 0-2 1-2 0-1 1-2 1-2 1-1 1-2 2-2 1-1 1-1 2-2 1 0 1-1 2-1 1-1 1-1 2-1 0 0 1-1 2-1 0 0 1 0 2-1 1 0 1 0 2-1 1 0 2 0 3-1 1 0 2 0 4-1 1 0 2 0 3-1 2 0 3 0 4-1">
            <text:p/>
          </draw:path>
          <draw:path draw:style-name="gr3" draw:text-style-name="P1" draw:layer="TiM_B" svg:width="0.034cm" svg:height="0.034cm" draw:transform="rotate (1.5707963267949) translate (29.753cm 26.066cm)" svg:viewBox="0 0 35 35" svg:d="M0 35c1 0 3 0 4-1 1 0 2 0 3-1 1 0 2 0 3-1 1 0 2-1 3-1s2-1 3-1c0 0 1-1 2-1s1-1 2-1c0-1 1-1 2-1 1-1 2-2 3-3 0-1 1-1 2-2s2-2 2-3c1-1 2-2 2-4 1-1 2-2 2-3s1-3 1-4 1-2 1-4c0-1 0-3 0-4">
            <text:p/>
          </draw:path>
          <draw:path draw:style-name="gr3" draw:text-style-name="P1" draw:layer="TiM_B" svg:width="0.036cm" svg:height="0.034cm" draw:transform="rotate (1.5707963267949) translate (29.718cm 26.068cm)" svg:viewBox="0 0 37 35" svg:d="M37 35c0-1 0-3 0-4s-1-2-1-3c0-2 0-3-1-4 0-1 0-2-1-3 0-1-1-2-1-3-1-1-1-2-2-3 0-1-1-2-2-3s-1-2-2-2c-1-1-2-2-3-3-1 0-2-1-3-2-1 0-2-1-3-1-1-1-2-1-3-2-1 0-2-1-4-1-1 0-2 0-3-1-2 0-3 0-4 0-2 0-3 0-4 0">
            <text:p/>
          </draw:path>
          <draw:path draw:style-name="gr3" draw:text-style-name="P1" draw:layer="TiM_B" svg:width="0.039cm" svg:height="0.037cm" draw:transform="rotate (1.5707963267949) translate (29.718cm 26.108cm)" svg:viewBox="0 0 40 38" svg:d="M40 0c-2 0-4 0-6 0s-4 1-5 1c-2 0-4 1-5 1-2 1-3 2-5 2-1 1-3 2-4 3s-3 2-4 3-2 2-3 4c-1 1-2 2-3 4 0 1-1 3-2 4 0 2-1 4-1 5-1 2-1 4-1 5-1 2-1 4-1 6">
            <text:p/>
          </draw:path>
          <draw:line draw:style-name="gr3" draw:text-style-name="P1" draw:layer="TiM_B" svg:x1="29.756cm" svg:y1="26.108cm" svg:x2="29.758cm" svg:y2="26.094cm">
            <text:p/>
          </draw:line>
          <draw:path draw:style-name="gr3" draw:text-style-name="P1" draw:layer="TiM_B" svg:width="0.024cm" svg:height="0.024cm" draw:transform="rotate (1.5707963267949) translate (29.733cm 26.094cm)" svg:viewBox="0 0 25 25" svg:d="M0 25c0-1 0-2 0-3s0-2 0-3c1-1 1-2 1-3s1-1 1-2 1-2 1-3c0 0 1-1 1-2 1 0 1-1 2-1 0-1 1-2 1-2 1-1 1-1 2-1 0-1 1-1 2-2 0 0 1 0 2-1 0 0 1 0 2-1 1 0 1 0 2 0 1-1 2-1 3-1s1 0 2 0 2 0 3 0">
            <text:p/>
          </draw:path>
          <draw:path draw:style-name="gr3" draw:text-style-name="P1" draw:layer="TiM_B" svg:width="0.024cm" svg:height="0.019cm" draw:transform="rotate (1.5707963267949) translate (29.733cm 26.069cm)" svg:viewBox="0 0 25 20" svg:d="M0 0c1 0 2 0 3 0s2 0 3 0 1 0 2 1c1 0 2 0 3 0 0 0 1 1 2 1s1 1 2 1c0 0 1 1 2 1 0 1 1 1 1 2 1 0 1 0 2 1 0 1 1 1 1 2l1 1c0 1 1 1 1 2s0 1 1 2c0 1 0 1 0 2s0 1 0 2c1 1 1 2 1 2">
            <text:p/>
          </draw:path>
          <draw:path draw:style-name="gr3" draw:text-style-name="P1" draw:layer="TiM_B" svg:width="0.004cm" svg:height="0.012cm" draw:transform="rotate (1.5707963267949) translate (29.753cm 26.049cm)" svg:viewBox="0 0 5 13" svg:d="M5 0c0 2-1 3-1 4s0 3 0 4c-1 1-1 2-2 3 0 1-1 1-2 2">
            <text:p/>
          </draw:path>
          <draw:path draw:style-name="gr3" draw:text-style-name="P1" draw:layer="TiM_B" svg:width="0.019cm" svg:height="0.008cm" draw:transform="rotate (1.5707963267949) translate (29.766cm 26.069cm)" svg:viewBox="0 0 20 9" svg:d="M20 0c0 1 0 1-1 1 0 1-1 1-1 2-1 0-2 0-2 1-1 0-2 0-3 1-1 0-2 1-3 1s-2 1-3 1-2 1-3 1-3 1-4 1">
            <text:p/>
          </draw:path>
          <draw:path draw:style-name="gr3" draw:text-style-name="P1" draw:layer="TiM_B" svg:width="0.021cm" svg:height="0.005cm" draw:transform="rotate (1.5707963267949) translate (29.775cm 26.091cm)" svg:viewBox="0 0 22 6" svg:d="M22 0c-1 0-3 0-4 1-1 0-2 0-3 1-1 0-3 0-4 1-1 0-2 0-3 0 0 1-1 1-2 1-1 1-2 1-3 1 0 0-1 0-2 1h-1">
            <text:p/>
          </draw:path>
          <draw:path draw:style-name="gr3" draw:text-style-name="P1" draw:layer="TiM_B" svg:width="0.019cm" svg:height="0.03cm" draw:transform="rotate (1.5707963267949) translate (29.781cm 26.111cm)" svg:viewBox="0 0 20 31" svg:d="M20 0c-2 1-3 2-5 3-1 1-3 2-4 3s-2 2-3 3-2 2-3 4c-1 1-2 2-2 4-1 1-1 3-2 4 0 2-1 3-1 5s0 3 0 5">
            <text:p/>
          </draw:path>
          <draw:path draw:style-name="gr3" draw:text-style-name="P1" draw:layer="TiM_B" svg:width="0.033cm" svg:height="0.051cm" draw:transform="rotate (1.5707963267949) translate (29.783cm 25.87cm)" svg:viewBox="0 0 34 52" svg:d="M34 0c0 2 0 4 0 6s0 4-1 6c0 2 0 4 0 5-1 2-1 4-1 5-1 2-1 4-2 5 0 2-1 3-1 4-1 2-1 3-2 4s-2 3-2 4c-1 1-2 2-3 3s-1 1-2 2-2 2-3 2c-1 1-2 2-3 2-1 1-2 1-3 2-1 0-3 0-4 1-1 0-2 0-3 0-2 0-3 0-4 1">
            <text:p/>
          </draw:path>
          <draw:path draw:style-name="gr3" draw:text-style-name="P1" draw:layer="TiM_B" svg:width="0.03cm" svg:height="0.031cm" draw:transform="rotate (1.5707963267949) translate (29.803cm 25.901cm)" svg:viewBox="0 0 31 32" svg:d="M31 32c-1 0-2-1-3-1s-2 0-3 0-1 0-2-1c-1 0-2 0-3 0-1-1-1-1-2-2-1 0-2 0-3-1 0 0-1-1-2-1 0-1-1-2-2-2-1-1-1-2-2-2-1-1-1-2-2-3 0-1-1-1-1-2-1-1-1-2-2-3 0-1-1-2-1-3-1-1-1-3-1-4-1-1-1-2-1-3-1-2-1-3-1-4">
            <text:p/>
          </draw:path>
          <draw:line draw:style-name="gr3" draw:text-style-name="P1" draw:layer="TiM_B" svg:x1="29.803cm" svg:y1="25.901cm" svg:x2="29.806cm" svg:y2="25.914cm">
            <text:p/>
          </draw:line>
          <draw:path draw:style-name="gr3" draw:text-style-name="P1" draw:layer="TiM_B" svg:width="0.042cm" svg:height="0.043cm" draw:transform="rotate (1.5707963267949) translate (29.806cm 25.914cm)" svg:viewBox="0 0 43 44" svg:d="M0 0c0 2 0 4 1 5 0 2 1 4 1 5 1 2 1 4 2 5s1 3 2 4c1 2 1 3 2 4s2 3 2 4c1 1 2 2 3 3s2 2 3 3 2 2 3 2c1 1 2 2 3 3 1 0 2 1 3 1 1 1 2 1 3 2 1 0 3 1 4 1s2 1 4 1c1 0 2 0 3 0 2 0 3 1 4 1">
            <text:p/>
          </draw:path>
          <draw:path draw:style-name="gr3" draw:text-style-name="P1" draw:layer="TiM_B" svg:width="0.047cm" svg:height="0.066cm" draw:transform="rotate (1.5707963267949) translate (29.783cm 25.871cm)" svg:viewBox="0 0 48 67" svg:d="M0 67c2 0 3 0 4-1 1 0 2 0 3 0s3 0 4 0c1-1 2-1 3-1 1-1 2-1 3-1 1-1 2-1 3-1 1-1 2-1 2-2 1 0 2-1 3-2 1 0 2-1 3-1 0-1 1-2 2-3 1 0 2-1 2-2 1-1 2-2 2-3 1-1 2-2 2-3 1-1 2-2 2-3 1-1 2-2 2-3 1-2 1-3 2-4 0-2 1-3 1-4 1-2 1-3 2-4 0-2 0-3 1-5 0-1 0-3 1-4 0-2 0-3 0-5 1-2 1-3 1-5s0-3 0-5 0-3 0-5">
            <text:p/>
          </draw:path>
          <draw:path draw:style-name="gr3" draw:text-style-name="P1" draw:layer="TiM_B" svg:width="0.048cm" svg:height="0.064cm" draw:transform="rotate (1.5707963267949) translate (29.718cm 25.872cm)" svg:viewBox="0 0 49 65" svg:d="M49 65c0-2 0-4 0-5 0-2 0-4 0-5 0-2 0-3-1-5 0-2 0-3 0-5-1-1-1-3-1-4-1-1-1-3-1-4-1-1-1-3-2-4 0-1-1-3-1-4-1-1-1-2-2-3 0-1-1-3-2-4 0-1-1-2-2-3 0-1-1-2-2-3-1 0-1-1-2-2s-2-2-3-3c0 0-1-1-2-2-1 0-2-1-3-2-1 0-2-1-3-2-1 0-2-1-3-1s-2-1-3-1c-1-1-2-1-3-1-1-1-2-1-3-1s-2-1-3-1-2 0-3 0-3 0-4 0">
            <text:p/>
          </draw:path>
          <draw:path draw:style-name="gr3" draw:text-style-name="P1" draw:layer="TiM_B" svg:width="0.04cm" svg:height="0.037cm" draw:transform="rotate (1.5707963267949) translate (29.718cm 25.913cm)" svg:viewBox="0 0 41 38" svg:d="M41 0c-1 0-2 0-3 0-2 0-3 0-4 0-1 1-2 1-3 1-2 0-3 1-4 1-1 1-2 1-3 2-1 0-2 1-3 1-1 1-2 2-3 2-1 1-2 2-3 3 0 0-1 1-2 2s-2 2-3 3c0 1-1 2-2 3 0 1-1 2-2 4 0 1-1 2-2 3 0 2-1 3-1 4-1 2-1 3-2 5 0 1 0 3-1 4">
            <text:p/>
          </draw:path>
          <draw:line draw:style-name="gr3" draw:text-style-name="P1" draw:layer="TiM_B" svg:x1="29.756cm" svg:y1="25.913cm" svg:x2="29.759cm" svg:y2="25.899cm">
            <text:p/>
          </draw:line>
          <draw:path draw:style-name="gr3" draw:text-style-name="P1" draw:layer="TiM_B" svg:width="0.027cm" svg:height="0.025cm" draw:transform="rotate (1.5707963267949) translate (29.733cm 25.899cm)" svg:viewBox="0 0 28 26" svg:d="M0 26c0-1 0-2 1-3 0-1 0-2 1-3 0-1 0-2 1-3 0 0 1-1 1-2s1-2 1-3c1 0 1-1 2-2 0 0 1-1 1-2 1 0 2-1 2-2 1 0 1-1 2-1 1-1 1-1 2-1 1-1 1-1 2-2 1 0 1 0 2-1 1 0 2 0 2 0 1 0 2-1 3-1s1 0 2 0 2 0 3 0">
            <text:p/>
          </draw:path>
          <draw:path draw:style-name="gr3" draw:text-style-name="P1" draw:layer="TiM_B" svg:width="0.034cm" svg:height="0.049cm" draw:transform="rotate (1.5707963267949) translate (29.733cm 25.871cm)" svg:viewBox="0 0 35 50" svg:d="M0 0c2 0 3 0 5 0 1 0 3 1 5 1 1 1 3 1 4 2 1 0 3 1 4 2s1 1 2 2c1 0 1 1 2 1 0 1 1 1 1 2 1 1 2 1 2 2 1 1 1 1 2 2 0 1 0 2 1 2 0 1 1 2 1 3 1 1 1 2 1 3 1 1 1 1 1 2 1 1 1 2 1 4 1 1 1 2 1 3s1 2 1 3 0 3 0 4c1 1 1 2 1 4 0 1 0 2 0 4 0 1 0 2 0 4">
            <text:p/>
          </draw:path>
          <draw:line draw:style-name="gr3" draw:text-style-name="P1" draw:layer="TiM_B" svg:x1="29.833cm" svg:y1="25.758cm" svg:x2="29.848cm" svg:y2="25.758cm">
            <text:p/>
          </draw:line>
          <draw:line draw:style-name="gr3" draw:text-style-name="P1" draw:layer="TiM_B" svg:x1="29.848cm" svg:y1="25.758cm" svg:x2="29.848cm" svg:y2="25.679cm">
            <text:p/>
          </draw:line>
          <draw:line draw:style-name="gr3" draw:text-style-name="P1" draw:layer="TiM_B" svg:x1="29.848cm" svg:y1="25.679cm" svg:x2="29.719cm" svg:y2="25.679cm">
            <text:p/>
          </draw:line>
          <draw:line draw:style-name="gr3" draw:text-style-name="P1" draw:layer="TiM_B" svg:x1="29.719cm" svg:y1="25.679cm" svg:x2="29.719cm" svg:y2="25.756cm">
            <text:p/>
          </draw:line>
          <draw:line draw:style-name="gr3" draw:text-style-name="P1" draw:layer="TiM_B" svg:x1="29.719cm" svg:y1="25.756cm" svg:x2="29.734cm" svg:y2="25.756cm">
            <text:p/>
          </draw:line>
          <draw:line draw:style-name="gr3" draw:text-style-name="P1" draw:layer="TiM_B" svg:x1="29.734cm" svg:y1="25.756cm" svg:x2="29.734cm" svg:y2="25.693cm">
            <text:p/>
          </draw:line>
          <draw:line draw:style-name="gr3" draw:text-style-name="P1" draw:layer="TiM_B" svg:x1="29.734cm" svg:y1="25.693cm" svg:x2="29.775cm" svg:y2="25.693cm">
            <text:p/>
          </draw:line>
          <draw:line draw:style-name="gr3" draw:text-style-name="P1" draw:layer="TiM_B" svg:x1="29.775cm" svg:y1="25.693cm" svg:x2="29.775cm" svg:y2="25.753cm">
            <text:p/>
          </draw:line>
          <draw:line draw:style-name="gr3" draw:text-style-name="P1" draw:layer="TiM_B" svg:x1="29.775cm" svg:y1="25.753cm" svg:x2="29.79cm" svg:y2="25.753cm">
            <text:p/>
          </draw:line>
          <draw:line draw:style-name="gr3" draw:text-style-name="P1" draw:layer="TiM_B" svg:x1="29.79cm" svg:y1="25.753cm" svg:x2="29.79cm" svg:y2="25.693cm">
            <text:p/>
          </draw:line>
          <draw:line draw:style-name="gr3" draw:text-style-name="P1" draw:layer="TiM_B" svg:x1="29.79cm" svg:y1="25.693cm" svg:x2="29.833cm" svg:y2="25.693cm">
            <text:p/>
          </draw:line>
          <draw:line draw:style-name="gr3" draw:text-style-name="P1" draw:layer="TiM_B" svg:x1="29.833cm" svg:y1="25.693cm" svg:x2="29.833cm" svg:y2="25.758cm">
            <text:p/>
          </draw:line>
          <draw:line draw:style-name="gr3" draw:text-style-name="P1" draw:layer="TiM_B" svg:x1="29.564cm" svg:y1="25.993cm" svg:x2="29.693cm" svg:y2="25.952cm">
            <text:p/>
          </draw:line>
          <draw:line draw:style-name="gr3" draw:text-style-name="P1" draw:layer="TiM_B" svg:x1="29.693cm" svg:y1="25.952cm" svg:x2="29.693cm" svg:y2="25.938cm">
            <text:p/>
          </draw:line>
          <draw:line draw:style-name="gr3" draw:text-style-name="P1" draw:layer="TiM_B" svg:x1="29.693cm" svg:y1="25.938cm" svg:x2="29.564cm" svg:y2="25.9cm">
            <text:p/>
          </draw:line>
          <draw:line draw:style-name="gr3" draw:text-style-name="P1" draw:layer="TiM_B" svg:x1="29.564cm" svg:y1="25.9cm" svg:x2="29.564cm" svg:y2="25.914cm">
            <text:p/>
          </draw:line>
          <draw:line draw:style-name="gr3" draw:text-style-name="P1" draw:layer="TiM_B" svg:x1="29.564cm" svg:y1="25.914cm" svg:x2="29.658cm" svg:y2="25.939cm">
            <text:p/>
          </draw:line>
          <draw:path draw:style-name="gr3" draw:text-style-name="P1" draw:layer="TiM_B" svg:width="0.005cm" svg:height="0.019cm" draw:transform="rotate (1.5707963267949) translate (29.658cm 25.945cm)" svg:viewBox="0 0 6 20" svg:d="M6 0c-1 1-1 3-2 5 0 2-1 3-1 5-1 2-1 3-1 5-1 2-1 3-2 5">
            <text:p/>
          </draw:path>
          <draw:path draw:style-name="gr3" draw:text-style-name="P1" draw:layer="TiM_B" svg:width="0.004cm" svg:height="0.019cm" draw:transform="rotate (1.5707963267949) translate (29.658cm 25.95cm)" svg:viewBox="0 0 5 20" svg:d="M5 20c0-3-1-7-2-10-1-4-2-7-3-10">
            <text:p/>
          </draw:path>
          <draw:line draw:style-name="gr3" draw:text-style-name="P1" draw:layer="TiM_B" svg:x1="29.658cm" svg:y1="25.95cm" svg:x2="29.564cm" svg:y2="25.979cm">
            <text:p/>
          </draw:line>
          <draw:line draw:style-name="gr3" draw:text-style-name="P1" draw:layer="TiM_B" svg:x1="29.564cm" svg:y1="25.979cm" svg:x2="29.564cm" svg:y2="25.993cm">
            <text:p/>
          </draw:line>
          <draw:line draw:style-name="gr3" draw:text-style-name="P1" draw:layer="TiM_B" svg:x1="29.654cm" svg:y1="25.822cm" svg:x2="29.693cm" svg:y2="25.811cm">
            <text:p/>
          </draw:line>
          <draw:line draw:style-name="gr3" draw:text-style-name="P1" draw:layer="TiM_B" svg:x1="29.693cm" svg:y1="25.811cm" svg:x2="29.693cm" svg:y2="25.797cm">
            <text:p/>
          </draw:line>
          <draw:line draw:style-name="gr3" draw:text-style-name="P1" draw:layer="TiM_B" svg:x1="29.693cm" svg:y1="25.797cm" svg:x2="29.564cm" svg:y2="25.838cm">
            <text:p/>
          </draw:line>
          <draw:line draw:style-name="gr3" draw:text-style-name="P1" draw:layer="TiM_B" svg:x1="29.564cm" svg:y1="25.838cm" svg:x2="29.564cm" svg:y2="25.851cm">
            <text:p/>
          </draw:line>
          <draw:line draw:style-name="gr3" draw:text-style-name="P1" draw:layer="TiM_B" svg:x1="29.564cm" svg:y1="25.851cm" svg:x2="29.693cm" svg:y2="25.892cm">
            <text:p/>
          </draw:line>
          <draw:line draw:style-name="gr3" draw:text-style-name="P1" draw:layer="TiM_B" svg:x1="29.693cm" svg:y1="25.892cm" svg:x2="29.693cm" svg:y2="25.878cm">
            <text:p/>
          </draw:line>
          <draw:line draw:style-name="gr3" draw:text-style-name="P1" draw:layer="TiM_B" svg:x1="29.693cm" svg:y1="25.878cm" svg:x2="29.654cm" svg:y2="25.867cm">
            <text:p/>
          </draw:line>
          <draw:line draw:style-name="gr3" draw:text-style-name="P1" draw:layer="TiM_B" svg:x1="29.654cm" svg:y1="25.867cm" svg:x2="29.654cm" svg:y2="25.822cm">
            <text:p/>
          </draw:line>
          <draw:line draw:style-name="gr3" draw:text-style-name="P1" draw:layer="TiM_B" svg:x1="29.648cm" svg:y1="26.038cm" svg:x2="29.693cm" svg:y2="26.011cm">
            <text:p/>
          </draw:line>
          <draw:line draw:style-name="gr3" draw:text-style-name="P1" draw:layer="TiM_B" svg:x1="29.693cm" svg:y1="26.011cm" svg:x2="29.693cm" svg:y2="25.995cm">
            <text:p/>
          </draw:line>
          <draw:line draw:style-name="gr3" draw:text-style-name="P1" draw:layer="TiM_B" svg:x1="29.693cm" svg:y1="25.995cm" svg:x2="29.626cm" svg:y2="26.036cm">
            <text:p/>
          </draw:line>
          <draw:line draw:style-name="gr3" draw:text-style-name="P1" draw:layer="TiM_B" svg:x1="29.626cm" svg:y1="26.036cm" svg:x2="29.564cm" svg:y2="25.999cm">
            <text:p/>
          </draw:line>
          <draw:line draw:style-name="gr3" draw:text-style-name="P1" draw:layer="TiM_B" svg:x1="29.564cm" svg:y1="25.999cm" svg:x2="29.564cm" svg:y2="26.014cm">
            <text:p/>
          </draw:line>
          <draw:line draw:style-name="gr3" draw:text-style-name="P1" draw:layer="TiM_B" svg:x1="29.564cm" svg:y1="26.014cm" svg:x2="29.598cm" svg:y2="26.034cm">
            <text:p/>
          </draw:line>
          <draw:path draw:style-name="gr3" draw:text-style-name="P1" draw:layer="TiM_B" svg:width="0.009cm" svg:height="0.014cm" draw:transform="rotate (1.5707963267949) translate (29.598cm 26.044cm)" svg:viewBox="0 0 10 15" svg:d="M10 0c-1 1-2 3-3 4-1 2-2 3-3 5 0 1-1 2-2 3s-1 2-2 3">
            <text:p/>
          </draw:path>
          <draw:path draw:style-name="gr3" draw:text-style-name="P1" draw:layer="TiM_B" svg:width="0.008cm" svg:height="0.013cm" draw:transform="rotate (1.5707963267949) translate (29.599cm 26.053cm)" svg:viewBox="0 0 9 14" svg:d="M9 14c-1-2-3-4-4-7-2-2-3-5-5-7">
            <text:p/>
          </draw:path>
          <draw:line draw:style-name="gr3" draw:text-style-name="P1" draw:layer="TiM_B" svg:x1="29.599cm" svg:y1="26.053cm" svg:x2="29.564cm" svg:y2="26.074cm">
            <text:p/>
          </draw:line>
          <draw:line draw:style-name="gr3" draw:text-style-name="P1" draw:layer="TiM_B" svg:x1="29.564cm" svg:y1="26.074cm" svg:x2="29.564cm" svg:y2="26.089cm">
            <text:p/>
          </draw:line>
          <draw:line draw:style-name="gr3" draw:text-style-name="P1" draw:layer="TiM_B" svg:x1="29.564cm" svg:y1="26.089cm" svg:x2="29.626cm" svg:y2="26.051cm">
            <text:p/>
          </draw:line>
          <draw:line draw:style-name="gr3" draw:text-style-name="P1" draw:layer="TiM_B" svg:x1="29.626cm" svg:y1="26.051cm" svg:x2="29.693cm" svg:y2="26.092cm">
            <text:p/>
          </draw:line>
          <draw:line draw:style-name="gr3" draw:text-style-name="P1" draw:layer="TiM_B" svg:x1="29.693cm" svg:y1="26.092cm" svg:x2="29.693cm" svg:y2="26.077cm">
            <text:p/>
          </draw:line>
          <draw:line draw:style-name="gr3" draw:text-style-name="P1" draw:layer="TiM_B" svg:x1="29.693cm" svg:y1="26.077cm" svg:x2="29.646cm" svg:y2="26.049cm">
            <text:p/>
          </draw:line>
          <draw:path draw:style-name="gr3" draw:text-style-name="P1" draw:layer="TiM_B" svg:width="0.004cm" svg:height="0.007cm" draw:transform="rotate (1.5707963267949) translate (29.638cm 26.049cm)" svg:viewBox="0 0 5 8" svg:d="M0 8c1-1 2-2 3-4 1-1 1-2 2-4">
            <text:p/>
          </draw:path>
          <draw:path draw:style-name="gr3" draw:text-style-name="P1" draw:layer="TiM_B" svg:width="0.005cm" svg:height="0.009cm" draw:transform="rotate (1.5707963267949) translate (29.638cm 26.044cm)" svg:viewBox="0 0 6 10" svg:d="M0 0c1 1 1 3 2 4s1 1 2 2c0 1 1 2 1 2 0 1 1 1 1 2">
            <text:p/>
          </draw:path>
          <draw:line draw:style-name="gr3" draw:text-style-name="P1" draw:layer="TiM_B" svg:x1="29.795cm" svg:y1="25.811cm" svg:x2="29.81cm" svg:y2="25.811cm">
            <text:p/>
          </draw:line>
          <draw:line draw:style-name="gr3" draw:text-style-name="P1" draw:layer="TiM_B" svg:x1="29.81cm" svg:y1="25.811cm" svg:x2="29.81cm" svg:y2="25.771cm">
            <text:p/>
          </draw:line>
          <draw:line draw:style-name="gr3" draw:text-style-name="P1" draw:layer="TiM_B" svg:x1="29.81cm" svg:y1="25.771cm" svg:x2="29.795cm" svg:y2="25.771cm">
            <text:p/>
          </draw:line>
          <draw:line draw:style-name="gr3" draw:text-style-name="P1" draw:layer="TiM_B" svg:x1="29.795cm" svg:y1="25.771cm" svg:x2="29.795cm" svg:y2="25.811cm">
            <text:p/>
          </draw:line>
          <draw:line draw:style-name="gr3" draw:text-style-name="P1" draw:layer="TiM_B" svg:x1="29.81cm" svg:y1="25.946cm" svg:x2="29.848cm" svg:y2="25.935cm">
            <text:p/>
          </draw:line>
          <draw:line draw:style-name="gr3" draw:text-style-name="P1" draw:layer="TiM_B" svg:x1="29.848cm" svg:y1="25.935cm" svg:x2="29.848cm" svg:y2="25.921cm">
            <text:p/>
          </draw:line>
          <draw:line draw:style-name="gr3" draw:text-style-name="P1" draw:layer="TiM_B" svg:x1="29.848cm" svg:y1="25.921cm" svg:x2="29.719cm" svg:y2="25.962cm">
            <text:p/>
          </draw:line>
          <draw:line draw:style-name="gr3" draw:text-style-name="P1" draw:layer="TiM_B" svg:x1="29.719cm" svg:y1="25.962cm" svg:x2="29.719cm" svg:y2="25.975cm">
            <text:p/>
          </draw:line>
          <draw:line draw:style-name="gr3" draw:text-style-name="P1" draw:layer="TiM_B" svg:x1="29.719cm" svg:y1="25.975cm" svg:x2="29.848cm" svg:y2="26.016cm">
            <text:p/>
          </draw:line>
          <draw:line draw:style-name="gr3" draw:text-style-name="P1" draw:layer="TiM_B" svg:x1="29.848cm" svg:y1="26.016cm" svg:x2="29.848cm" svg:y2="26.002cm">
            <text:p/>
          </draw:line>
          <draw:line draw:style-name="gr3" draw:text-style-name="P1" draw:layer="TiM_B" svg:x1="29.848cm" svg:y1="26.002cm" svg:x2="29.81cm" svg:y2="25.991cm">
            <text:p/>
          </draw:line>
          <draw:line draw:style-name="gr3" draw:text-style-name="P1" draw:layer="TiM_B" svg:x1="29.81cm" svg:y1="25.991cm" svg:x2="29.81cm" svg:y2="25.946cm">
            <text:p/>
          </draw:line>
          <draw:line draw:style-name="gr3" draw:text-style-name="P1" draw:layer="TiM_B" svg:x1="29.833cm" svg:y1="26.208cm" svg:x2="29.848cm" svg:y2="26.208cm">
            <text:p/>
          </draw:line>
          <draw:line draw:style-name="gr3" draw:text-style-name="P1" draw:layer="TiM_B" svg:x1="29.848cm" svg:y1="26.208cm" svg:x2="29.848cm" svg:y2="26.129cm">
            <text:p/>
          </draw:line>
          <draw:line draw:style-name="gr3" draw:text-style-name="P1" draw:layer="TiM_B" svg:x1="29.848cm" svg:y1="26.129cm" svg:x2="29.719cm" svg:y2="26.129cm">
            <text:p/>
          </draw:line>
          <draw:line draw:style-name="gr3" draw:text-style-name="P1" draw:layer="TiM_B" svg:x1="29.719cm" svg:y1="26.129cm" svg:x2="29.719cm" svg:y2="26.206cm">
            <text:p/>
          </draw:line>
          <draw:line draw:style-name="gr3" draw:text-style-name="P1" draw:layer="TiM_B" svg:x1="29.719cm" svg:y1="26.206cm" svg:x2="29.734cm" svg:y2="26.206cm">
            <text:p/>
          </draw:line>
          <draw:line draw:style-name="gr3" draw:text-style-name="P1" draw:layer="TiM_B" svg:x1="29.734cm" svg:y1="26.206cm" svg:x2="29.734cm" svg:y2="26.143cm">
            <text:p/>
          </draw:line>
          <draw:line draw:style-name="gr3" draw:text-style-name="P1" draw:layer="TiM_B" svg:x1="29.734cm" svg:y1="26.143cm" svg:x2="29.775cm" svg:y2="26.143cm">
            <text:p/>
          </draw:line>
          <draw:line draw:style-name="gr3" draw:text-style-name="P1" draw:layer="TiM_B" svg:x1="29.775cm" svg:y1="26.143cm" svg:x2="29.775cm" svg:y2="26.203cm">
            <text:p/>
          </draw:line>
          <draw:line draw:style-name="gr3" draw:text-style-name="P1" draw:layer="TiM_B" svg:x1="29.775cm" svg:y1="26.203cm" svg:x2="29.79cm" svg:y2="26.203cm">
            <text:p/>
          </draw:line>
          <draw:line draw:style-name="gr3" draw:text-style-name="P1" draw:layer="TiM_B" svg:x1="29.79cm" svg:y1="26.203cm" svg:x2="29.79cm" svg:y2="26.143cm">
            <text:p/>
          </draw:line>
          <draw:line draw:style-name="gr3" draw:text-style-name="P1" draw:layer="TiM_B" svg:x1="29.79cm" svg:y1="26.143cm" svg:x2="29.833cm" svg:y2="26.143cm">
            <text:p/>
          </draw:line>
          <draw:line draw:style-name="gr3" draw:text-style-name="P1" draw:layer="TiM_B" svg:x1="29.833cm" svg:y1="26.143cm" svg:x2="29.833cm" svg:y2="26.208cm">
            <text:p/>
          </draw:line>
          <draw:line draw:style-name="gr3" draw:text-style-name="P1" draw:layer="TiM_B" svg:x1="19.236cm" svg:y1="25.634cm" svg:x2="18.866cm" svg:y2="25.634cm">
            <text:p/>
          </draw:line>
          <draw:path draw:style-name="gr3" draw:text-style-name="P1" draw:layer="TiM_B" svg:width="0.039cm" svg:height="0.037cm" draw:transform="rotate (1.5707963267949) translate (19.144cm 26.111cm)" svg:viewBox="0 0 40 38" svg:d="M0 0c0 2 0 4 0 6 0 1 1 3 1 5 1 1 1 3 2 4 0 2 1 4 2 5s2 3 3 4 2 3 3 4 2 2 4 3c1 1 3 2 4 2 1 1 3 2 5 2 1 1 3 1 5 2 2 0 3 0 5 1 2 0 4 0 6 0">
            <text:p/>
          </draw:path>
          <draw:path draw:style-name="gr3" draw:text-style-name="P1" draw:layer="TiM_B" svg:width="0.042cm" svg:height="0.042cm" draw:transform="rotate (1.5707963267949) translate (19.139cm 26.071cm)" svg:viewBox="0 0 43 43" svg:d="M0 43c2 0 3 0 5 0s3-1 5-1c1 0 2 0 4-1 1 0 2-1 4-1 1-1 2-1 3-2 2 0 3-1 4-2 1 0 2-1 3-2s2-2 3-3 2-2 3-3 2-2 2-3c1-1 2-2 2-4 1-1 2-2 2-4 1-1 1-2 1-4 1-1 1-3 1-4 1-2 1-3 1-5 0-1 0-3 0-4">
            <text:p/>
          </draw:path>
          <draw:line draw:style-name="gr3" draw:text-style-name="P1" draw:layer="TiM_B" svg:x1="19.139cm" svg:y1="26.028cm" svg:x2="19.137cm" svg:y2="26.041cm">
            <text:p/>
          </draw:line>
          <draw:path draw:style-name="gr3" draw:text-style-name="P1" draw:layer="TiM_B" svg:width="0.03cm" svg:height="0.029cm" draw:transform="rotate (1.5707963267949) translate (19.137cm 26.072cm)" svg:viewBox="0 0 31 30" svg:d="M31 0c0 2 0 3-1 5 0 1 0 3-1 4 0 2-1 3-1 4-1 1-1 3-2 4 0 1-1 2-2 2-1 1-1 2-2 3s-2 2-3 2c-1 1-2 2-3 2-2 1-3 1-4 2-1 0-2 1-4 1-1 0-2 0-4 1-1 0-2 0-4 0">
            <text:p/>
          </draw:path>
          <draw:path draw:style-name="gr3" draw:text-style-name="P1" draw:layer="TiM_B" svg:width="0.025cm" svg:height="0.021cm" draw:transform="rotate (1.5707963267949) translate (19.145cm 26.098cm)" svg:viewBox="0 0 26 22" svg:d="M26 22c-1 0-2 0-3 0s-2 0-3-1c-1 0-1 0-2 0s-2 0-3-1c-1 0-1 0-2 0-1-1-2-1-2-2-1 0-2 0-2-1-1 0-1-1-2-1-1-1-1-1-2-2 0 0-1-1-1-2l-1-1c-1-1-1-2-1-2 0-1-1-2-1-2 0-1 0-2 0-2-1-1-1-2-1-3s0-1 0-2">
            <text:p/>
          </draw:path>
          <draw:path draw:style-name="gr3" draw:text-style-name="P1" draw:layer="TiM_B" svg:width="0.031cm" svg:height="0.023cm" draw:transform="rotate (1.5707963267949) translate (19.121cm 26.098cm)" svg:viewBox="0 0 32 24" svg:d="M0 24c0-1 0-2 0-3s1-2 1-2c0-1 0-2 1-3 0-1 0-1 1-2 0-1 1-1 1-2 1-1 1-1 2-2s1-1 2-2c1 0 1-1 2-1s1-1 2-1c0 0 1 0 2-1 0 0 1 0 2 0 1-1 1-1 2-1 1-1 2-1 3-1 1-1 2-1 4-1 1-1 2-1 3-1 2-1 3-1 4-1">
            <text:p/>
          </draw:path>
          <draw:path draw:style-name="gr3" draw:text-style-name="P1" draw:layer="TiM_B" svg:width="0.034cm" svg:height="0.035cm" draw:transform="rotate (1.5707963267949) translate (19.085cm 26.066cm)" svg:viewBox="0 0 35 36" svg:d="M0 36c1-1 3-1 4-1 1-1 2-1 3-1 1-1 2-1 3-2 1 0 2 0 3-1 1 0 2 0 3-1 0 0 1 0 2-1 1 0 1 0 2-1 0 0 1-1 2-1 1-1 2-1 3-2 0-1 1-2 2-3s2-2 2-3c1-1 2-2 2-3 1-1 2-3 2-4s1-2 1-4c0-1 1-2 1-3 0-2 0-3 0-5">
            <text:p/>
          </draw:path>
          <draw:path draw:style-name="gr3" draw:text-style-name="P1" draw:layer="TiM_B" svg:width="0.036cm" svg:height="0.034cm" draw:transform="rotate (1.5707963267949) translate (19.05cm 26.068cm)" svg:viewBox="0 0 37 35" svg:d="M37 35c0-1 0-2 0-3 0-2-1-3-1-4s0-2-1-4c0-1 0-2-1-3 0-1-1-2-1-3-1-1-1-2-2-3 0-1-1-2-2-2-1-1-1-2-2-3s-2-2-3-2c-1-1-2-2-3-2-1-1-2-1-3-2s-2-1-3-1c-1-1-2-1-4-1-1-1-2-1-3-1-2 0-3-1-4-1-2 0-3 0-4 0">
            <text:p/>
          </draw:path>
          <draw:path draw:style-name="gr3" draw:text-style-name="P1" draw:layer="TiM_B" svg:width="0.039cm" svg:height="0.037cm" draw:transform="rotate (1.5707963267949) translate (19.05cm 26.108cm)" svg:viewBox="0 0 40 38" svg:d="M40 0c-2 0-4 0-6 0-2 1-4 1-5 1-2 1-4 1-5 2-2 0-3 1-5 2-1 1-3 1-4 2s-3 2-4 3c-1 2-2 3-3 4s-2 3-3 4c0 2-1 3-2 5 0 1-1 3-1 5-1 1-1 3-1 5-1 2-1 4-1 5">
            <text:p/>
          </draw:path>
          <draw:line draw:style-name="gr3" draw:text-style-name="P1" draw:layer="TiM_B" svg:x1="19.088cm" svg:y1="26.108cm" svg:x2="19.09cm" svg:y2="26.094cm">
            <text:p/>
          </draw:line>
          <draw:path draw:style-name="gr3" draw:text-style-name="P1" draw:layer="TiM_B" svg:width="0.024cm" svg:height="0.024cm" draw:transform="rotate (1.5707963267949) translate (19.065cm 26.094cm)" svg:viewBox="0 0 25 25" svg:d="M0 25c0-1 0-2 0-3s0-2 0-3c1-1 1-2 1-2 0-1 1-2 1-3s1-1 1-2 1-2 1-2c1-1 1-1 2-2 0-1 1-1 1-2 1 0 1-1 2-1 0-1 1-1 2-1 0-1 1-1 2-1 0-1 1-1 2-1 1-1 1-1 2-1s2 0 3 0c1-1 1-1 2-1s2 0 3 0">
            <text:p/>
          </draw:path>
          <draw:path draw:style-name="gr3" draw:text-style-name="P1" draw:layer="TiM_B" svg:width="0.024cm" svg:height="0.02cm" draw:transform="rotate (1.5707963267949) translate (19.065cm 26.069cm)" svg:viewBox="0 0 25 21" svg:d="M0 0c1 0 2 0 3 0s2 0 3 1c1 0 1 0 2 0s2 0 3 1c0 0 1 0 2 0 1 1 1 1 2 1 0 1 1 1 2 2 0 0 1 0 1 1 1 0 1 1 2 1 0 1 1 1 1 2 0 0 1 1 1 2l1 1c0 1 0 2 1 2 0 1 0 2 0 2 0 1 0 2 0 2 1 1 1 2 1 3">
            <text:p/>
          </draw:path>
          <draw:path draw:style-name="gr3" draw:text-style-name="P1" draw:layer="TiM_B" svg:width="0.004cm" svg:height="0.012cm" draw:transform="rotate (1.5707963267949) translate (19.086cm 26.049cm)" svg:viewBox="0 0 5 13" svg:d="M5 0c0 1-1 2-1 4 0 1 0 2 0 3-1 1-1 2-2 3 0 1-1 2-2 3">
            <text:p/>
          </draw:path>
          <draw:path draw:style-name="gr3" draw:text-style-name="P1" draw:layer="TiM_B" svg:width="0.019cm" svg:height="0.007cm" draw:transform="rotate (1.5707963267949) translate (19.099cm 26.069cm)" svg:viewBox="0 0 20 8" svg:d="M20 0l-1 1-1 1c-1 0-2 1-2 1-1 0-2 1-3 1s-2 1-3 1c-1 1-2 1-3 1-1 1-2 1-3 1-1 1-3 1-4 1">
            <text:p/>
          </draw:path>
          <draw:path draw:style-name="gr3" draw:text-style-name="P1" draw:layer="TiM_B" svg:width="0.021cm" svg:height="0.006cm" draw:transform="rotate (1.5707963267949) translate (19.107cm 26.091cm)" svg:viewBox="0 0 22 7" svg:d="M22 0c-1 1-3 1-4 1s-2 1-3 1-3 1-4 1-2 0-3 1c0 0-1 0-2 1-1 0-2 0-3 0 0 1-1 1-2 1l-1 1">
            <text:p/>
          </draw:path>
          <draw:path draw:style-name="gr3" draw:text-style-name="P1" draw:layer="TiM_B" svg:width="0.019cm" svg:height="0.029cm" draw:transform="rotate (1.5707963267949) translate (19.114cm 26.111cm)" svg:viewBox="0 0 20 30" svg:d="M20 0c-2 1-3 1-5 2-1 1-3 2-4 3s-2 2-3 3-2 3-3 4-2 3-2 4c-1 1-1 3-2 4 0 2-1 4-1 5 0 2 0 4 0 5">
            <text:p/>
          </draw:path>
          <draw:path draw:style-name="gr3" draw:text-style-name="P1" draw:layer="TiM_B" svg:width="0.033cm" svg:height="0.051cm" draw:transform="rotate (1.5707963267949) translate (19.115cm 25.87cm)" svg:viewBox="0 0 34 52" svg:d="M34 0c0 2 0 4 0 6s0 4-1 6c0 2 0 4 0 6-1 1-1 3-1 5-1 1-1 3-2 4 0 2-1 3-1 5-1 1-1 2-2 4-1 1-2 2-2 3-1 1-2 2-3 3s-1 2-2 3c-1 0-2 1-3 2-1 0-2 1-3 2-1 0-2 1-3 1s-3 1-4 1-2 1-3 1c-2 0-3 0-4 0">
            <text:p/>
          </draw:path>
          <draw:path draw:style-name="gr3" draw:text-style-name="P1" draw:layer="TiM_B" svg:width="0.03cm" svg:height="0.031cm" draw:transform="rotate (1.5707963267949) translate (19.135cm 25.901cm)" svg:viewBox="0 0 31 32" svg:d="M31 32c-1 0-2 0-3 0s-2 0-3-1c-1 0-1 0-2 0s-2-1-3-1-1-1-2-1c-1-1-2-1-3-2 0 0-1-1-2-1 0-1-1-1-2-2s-1-1-2-2-1-2-2-2c0-1-1-2-1-3-1-1-1-2-2-3 0-1-1-2-1-3-1-1-1-2-1-3-1-2-1-3-1-4-1-1-1-3-1-4">
            <text:p/>
          </draw:path>
          <draw:line draw:style-name="gr3" draw:text-style-name="P1" draw:layer="TiM_B" svg:x1="19.135cm" svg:y1="25.901cm" svg:x2="19.139cm" svg:y2="25.914cm">
            <text:p/>
          </draw:line>
          <draw:path draw:style-name="gr3" draw:text-style-name="P1" draw:layer="TiM_B" svg:width="0.042cm" svg:height="0.042cm" draw:transform="rotate (1.5707963267949) translate (19.139cm 25.914cm)" svg:viewBox="0 0 43 43" svg:d="M0 0c0 1 0 3 1 5 0 1 1 3 1 5 1 1 1 3 2 4 1 2 1 3 2 5 1 1 1 2 2 4 1 1 2 2 2 3 1 1 2 2 3 3s2 2 3 3 2 2 3 3c1 0 2 1 3 2s2 1 3 2c1 0 2 1 3 1 1 1 3 1 4 1 1 1 2 1 4 1 1 0 2 1 3 1 2 0 3 0 4 0">
            <text:p/>
          </draw:path>
          <draw:path draw:style-name="gr3" draw:text-style-name="P1" draw:layer="TiM_B" svg:width="0.047cm" svg:height="0.066cm" draw:transform="rotate (1.5707963267949) translate (19.115cm 25.871cm)" svg:viewBox="0 0 48 67" svg:d="M0 67c2 0 3 0 4 0s2 0 3-1c1 0 3 0 4 0s2-1 3-1 2-1 3-1 2-1 3-1c1-1 2-1 2-2 1 0 2-1 3-1 1-1 2-1 3-2 0-1 1-2 2-2 1-1 2-2 2-3 1-1 2-2 2-2 1-1 2-2 2-3 1-1 2-3 2-4 1-1 2-2 2-3 1-1 1-3 2-4 0-1 1-3 1-4 1-1 1-3 2-4 0-2 0-3 1-4 0-2 0-3 1-5 0-2 0-3 0-5 1-1 1-3 1-5 0-1 0-3 0-5 0-1 0-3 0-5">
            <text:p/>
          </draw:path>
          <draw:path draw:style-name="gr3" draw:text-style-name="P1" draw:layer="TiM_B" svg:width="0.048cm" svg:height="0.064cm" draw:transform="rotate (1.5707963267949) translate (19.05cm 25.872cm)" svg:viewBox="0 0 49 65" svg:d="M49 65c0-2 0-3 0-5s0-3 0-5 0-3-1-5c0-1 0-3 0-4-1-2-1-3-1-5-1-1-1-2-1-4-1-1-1-2-2-4 0-1-1-2-1-3-1-2-1-3-2-4 0-1-1-2-2-3 0-1-1-2-2-3 0-1-1-2-2-3s-1-2-2-3-2-2-3-2c0-1-1-2-2-2-1-1-2-2-3-2-1-1-2-2-3-2-1-1-2-1-3-2-1 0-2-1-3-1s-2-1-3-1-2-1-3-1-2 0-3 0c-1-1-2-1-3-1s-3 0-4 0">
            <text:p/>
          </draw:path>
          <draw:path draw:style-name="gr3" draw:text-style-name="P1" draw:layer="TiM_B" svg:width="0.04cm" svg:height="0.037cm" draw:transform="rotate (1.5707963267949) translate (19.05cm 25.913cm)" svg:viewBox="0 0 41 38" svg:d="M41 0c-1 0-2 0-3 0-2 0-3 1-4 1s-2 0-3 1c-2 0-3 0-4 1-1 0-2 0-3 1-1 0-2 1-3 2-1 0-2 1-3 2-1 0-2 1-3 2 0 1-1 2-2 2-1 1-2 2-3 3 0 1-1 2-2 3 0 2-1 3-2 4 0 1-1 2-2 4 0 1-1 2-1 4-1 1-1 2-2 4 0 1 0 3-1 4">
            <text:p/>
          </draw:path>
          <draw:line draw:style-name="gr3" draw:text-style-name="P1" draw:layer="TiM_B" svg:x1="19.088cm" svg:y1="25.913cm" svg:x2="19.092cm" svg:y2="25.899cm">
            <text:p/>
          </draw:line>
          <draw:path draw:style-name="gr3" draw:text-style-name="P1" draw:layer="TiM_B" svg:width="0.027cm" svg:height="0.026cm" draw:transform="rotate (1.5707963267949) translate (19.065cm 25.899cm)" svg:viewBox="0 0 28 27" svg:d="M0 27c0-1 0-2 1-3 0-1 0-2 1-3 0-1 0-2 1-3 0-1 1-2 1-3s1-1 1-2c1-1 1-2 2-2 0-1 1-2 1-2 1-1 2-2 2-2 1-1 1-1 2-2 1 0 1-1 2-1 1-1 1-1 2-1 1-1 1-1 2-1s2-1 2-1c1 0 2 0 3 0 1-1 1-1 2-1s2 0 3 0">
            <text:p/>
          </draw:path>
          <draw:path draw:style-name="gr3" draw:text-style-name="P1" draw:layer="TiM_B" svg:width="0.034cm" svg:height="0.049cm" draw:transform="rotate (1.5707963267949) translate (19.065cm 25.871cm)" svg:viewBox="0 0 35 50" svg:d="M0 0c2 0 3 0 5 0 1 1 3 1 5 1 1 1 3 1 4 2s3 2 4 2c1 1 1 1 2 2 1 0 1 1 2 1 0 1 1 2 1 2 1 1 2 2 2 2 1 1 1 2 2 2 0 1 0 2 1 3 0 1 1 1 1 2 1 1 1 2 1 3 1 1 1 2 1 3 1 1 1 2 1 3 1 1 1 2 1 3s1 2 1 4c0 1 0 2 0 3 1 1 1 3 1 4s0 3 0 4 0 3 0 4">
            <text:p/>
          </draw:path>
          <draw:line draw:style-name="gr3" draw:text-style-name="P1" draw:layer="TiM_B" svg:x1="19.165cm" svg:y1="25.758cm" svg:x2="19.18cm" svg:y2="25.758cm">
            <text:p/>
          </draw:line>
          <draw:line draw:style-name="gr3" draw:text-style-name="P1" draw:layer="TiM_B" svg:x1="19.18cm" svg:y1="25.758cm" svg:x2="19.18cm" svg:y2="25.679cm">
            <text:p/>
          </draw:line>
          <draw:line draw:style-name="gr3" draw:text-style-name="P1" draw:layer="TiM_B" svg:x1="19.18cm" svg:y1="25.679cm" svg:x2="19.052cm" svg:y2="25.679cm">
            <text:p/>
          </draw:line>
          <draw:line draw:style-name="gr3" draw:text-style-name="P1" draw:layer="TiM_B" svg:x1="19.052cm" svg:y1="25.679cm" svg:x2="19.052cm" svg:y2="25.756cm">
            <text:p/>
          </draw:line>
          <draw:line draw:style-name="gr3" draw:text-style-name="P1" draw:layer="TiM_B" svg:x1="19.052cm" svg:y1="25.756cm" svg:x2="19.067cm" svg:y2="25.756cm">
            <text:p/>
          </draw:line>
          <draw:line draw:style-name="gr3" draw:text-style-name="P1" draw:layer="TiM_B" svg:x1="19.067cm" svg:y1="25.756cm" svg:x2="19.067cm" svg:y2="25.693cm">
            <text:p/>
          </draw:line>
          <draw:line draw:style-name="gr3" draw:text-style-name="P1" draw:layer="TiM_B" svg:x1="19.067cm" svg:y1="25.693cm" svg:x2="19.107cm" svg:y2="25.693cm">
            <text:p/>
          </draw:line>
          <draw:line draw:style-name="gr3" draw:text-style-name="P1" draw:layer="TiM_B" svg:x1="19.107cm" svg:y1="25.693cm" svg:x2="19.107cm" svg:y2="25.753cm">
            <text:p/>
          </draw:line>
          <draw:line draw:style-name="gr3" draw:text-style-name="P1" draw:layer="TiM_B" svg:x1="19.107cm" svg:y1="25.753cm" svg:x2="19.122cm" svg:y2="25.753cm">
            <text:p/>
          </draw:line>
          <draw:line draw:style-name="gr3" draw:text-style-name="P1" draw:layer="TiM_B" svg:x1="19.122cm" svg:y1="25.753cm" svg:x2="19.122cm" svg:y2="25.693cm">
            <text:p/>
          </draw:line>
          <draw:line draw:style-name="gr3" draw:text-style-name="P1" draw:layer="TiM_B" svg:x1="19.122cm" svg:y1="25.693cm" svg:x2="19.165cm" svg:y2="25.693cm">
            <text:p/>
          </draw:line>
          <draw:line draw:style-name="gr3" draw:text-style-name="P1" draw:layer="TiM_B" svg:x1="19.165cm" svg:y1="25.693cm" svg:x2="19.165cm" svg:y2="25.758cm">
            <text:p/>
          </draw:line>
          <draw:line draw:style-name="gr3" draw:text-style-name="P1" draw:layer="TiM_B" svg:x1="18.897cm" svg:y1="25.993cm" svg:x2="19.025cm" svg:y2="25.952cm">
            <text:p/>
          </draw:line>
          <draw:line draw:style-name="gr3" draw:text-style-name="P1" draw:layer="TiM_B" svg:x1="19.025cm" svg:y1="25.952cm" svg:x2="19.025cm" svg:y2="25.938cm">
            <text:p/>
          </draw:line>
          <draw:line draw:style-name="gr3" draw:text-style-name="P1" draw:layer="TiM_B" svg:x1="19.025cm" svg:y1="25.938cm" svg:x2="18.897cm" svg:y2="25.9cm">
            <text:p/>
          </draw:line>
          <draw:line draw:style-name="gr3" draw:text-style-name="P1" draw:layer="TiM_B" svg:x1="18.897cm" svg:y1="25.9cm" svg:x2="18.897cm" svg:y2="25.914cm">
            <text:p/>
          </draw:line>
          <draw:line draw:style-name="gr3" draw:text-style-name="P1" draw:layer="TiM_B" svg:x1="18.897cm" svg:y1="25.914cm" svg:x2="18.99cm" svg:y2="25.939cm">
            <text:p/>
          </draw:line>
          <draw:path draw:style-name="gr3" draw:text-style-name="P1" draw:layer="TiM_B" svg:width="0.005cm" svg:height="0.019cm" draw:transform="rotate (1.5707963267949) translate (18.99cm 25.945cm)" svg:viewBox="0 0 6 20" svg:d="M6 0c-1 2-1 3-2 5 0 2-1 4-1 5-1 2-1 4-1 5-1 2-1 4-2 5">
            <text:p/>
          </draw:path>
          <draw:path draw:style-name="gr3" draw:text-style-name="P1" draw:layer="TiM_B" svg:width="0.004cm" svg:height="0.019cm" draw:transform="rotate (1.5707963267949) translate (18.99cm 25.95cm)" svg:viewBox="0 0 5 20" svg:d="M5 20c0-3-1-6-2-10-1-3-2-7-3-10">
            <text:p/>
          </draw:path>
          <draw:line draw:style-name="gr3" draw:text-style-name="P1" draw:layer="TiM_B" svg:x1="18.99cm" svg:y1="25.95cm" svg:x2="18.897cm" svg:y2="25.979cm">
            <text:p/>
          </draw:line>
          <draw:line draw:style-name="gr3" draw:text-style-name="P1" draw:layer="TiM_B" svg:x1="18.897cm" svg:y1="25.979cm" svg:x2="18.897cm" svg:y2="25.993cm">
            <text:p/>
          </draw:line>
          <draw:line draw:style-name="gr3" draw:text-style-name="P1" draw:layer="TiM_B" svg:x1="18.987cm" svg:y1="25.822cm" svg:x2="19.025cm" svg:y2="25.811cm">
            <text:p/>
          </draw:line>
          <draw:line draw:style-name="gr3" draw:text-style-name="P1" draw:layer="TiM_B" svg:x1="19.025cm" svg:y1="25.811cm" svg:x2="19.025cm" svg:y2="25.797cm">
            <text:p/>
          </draw:line>
          <draw:line draw:style-name="gr3" draw:text-style-name="P1" draw:layer="TiM_B" svg:x1="19.025cm" svg:y1="25.797cm" svg:x2="18.897cm" svg:y2="25.838cm">
            <text:p/>
          </draw:line>
          <draw:line draw:style-name="gr3" draw:text-style-name="P1" draw:layer="TiM_B" svg:x1="18.897cm" svg:y1="25.838cm" svg:x2="18.897cm" svg:y2="25.851cm">
            <text:p/>
          </draw:line>
          <draw:line draw:style-name="gr3" draw:text-style-name="P1" draw:layer="TiM_B" svg:x1="18.897cm" svg:y1="25.851cm" svg:x2="19.025cm" svg:y2="25.892cm">
            <text:p/>
          </draw:line>
          <draw:line draw:style-name="gr3" draw:text-style-name="P1" draw:layer="TiM_B" svg:x1="19.025cm" svg:y1="25.892cm" svg:x2="19.025cm" svg:y2="25.878cm">
            <text:p/>
          </draw:line>
          <draw:line draw:style-name="gr3" draw:text-style-name="P1" draw:layer="TiM_B" svg:x1="19.025cm" svg:y1="25.878cm" svg:x2="18.987cm" svg:y2="25.867cm">
            <text:p/>
          </draw:line>
          <draw:line draw:style-name="gr3" draw:text-style-name="P1" draw:layer="TiM_B" svg:x1="18.987cm" svg:y1="25.867cm" svg:x2="18.987cm" svg:y2="25.822cm">
            <text:p/>
          </draw:line>
          <draw:line draw:style-name="gr3" draw:text-style-name="P1" draw:layer="TiM_B" svg:x1="18.98cm" svg:y1="26.038cm" svg:x2="19.025cm" svg:y2="26.011cm">
            <text:p/>
          </draw:line>
          <draw:line draw:style-name="gr3" draw:text-style-name="P1" draw:layer="TiM_B" svg:x1="19.025cm" svg:y1="26.011cm" svg:x2="19.025cm" svg:y2="25.995cm">
            <text:p/>
          </draw:line>
          <draw:line draw:style-name="gr3" draw:text-style-name="P1" draw:layer="TiM_B" svg:x1="19.025cm" svg:y1="25.995cm" svg:x2="18.958cm" svg:y2="26.036cm">
            <text:p/>
          </draw:line>
          <draw:line draw:style-name="gr3" draw:text-style-name="P1" draw:layer="TiM_B" svg:x1="18.958cm" svg:y1="26.036cm" svg:x2="18.897cm" svg:y2="25.999cm">
            <text:p/>
          </draw:line>
          <draw:line draw:style-name="gr3" draw:text-style-name="P1" draw:layer="TiM_B" svg:x1="18.897cm" svg:y1="25.999cm" svg:x2="18.897cm" svg:y2="26.014cm">
            <text:p/>
          </draw:line>
          <draw:line draw:style-name="gr3" draw:text-style-name="P1" draw:layer="TiM_B" svg:x1="18.897cm" svg:y1="26.014cm" svg:x2="18.93cm" svg:y2="26.034cm">
            <text:p/>
          </draw:line>
          <draw:path draw:style-name="gr3" draw:text-style-name="P1" draw:layer="TiM_B" svg:width="0.009cm" svg:height="0.015cm" draw:transform="rotate (1.5707963267949) translate (18.93cm 26.044cm)" svg:viewBox="0 0 10 16" svg:d="M10 0c-1 1-2 3-3 5-1 1-2 2-3 4 0 1-1 2-2 3s-1 2-2 4">
            <text:p/>
          </draw:path>
          <draw:path draw:style-name="gr3" draw:text-style-name="P1" draw:layer="TiM_B" svg:width="0.008cm" svg:height="0.014cm" draw:transform="rotate (1.5707963267949) translate (18.931cm 26.053cm)" svg:viewBox="0 0 9 15" svg:d="M9 15c-1-3-3-5-4-7-2-3-3-6-5-8">
            <text:p/>
          </draw:path>
          <draw:line draw:style-name="gr3" draw:text-style-name="P1" draw:layer="TiM_B" svg:x1="18.931cm" svg:y1="26.053cm" svg:x2="18.897cm" svg:y2="26.074cm">
            <text:p/>
          </draw:line>
          <draw:line draw:style-name="gr3" draw:text-style-name="P1" draw:layer="TiM_B" svg:x1="18.897cm" svg:y1="26.074cm" svg:x2="18.897cm" svg:y2="26.089cm">
            <text:p/>
          </draw:line>
          <draw:line draw:style-name="gr3" draw:text-style-name="P1" draw:layer="TiM_B" svg:x1="18.897cm" svg:y1="26.089cm" svg:x2="18.958cm" svg:y2="26.051cm">
            <text:p/>
          </draw:line>
          <draw:line draw:style-name="gr3" draw:text-style-name="P1" draw:layer="TiM_B" svg:x1="18.958cm" svg:y1="26.051cm" svg:x2="19.025cm" svg:y2="26.092cm">
            <text:p/>
          </draw:line>
          <draw:line draw:style-name="gr3" draw:text-style-name="P1" draw:layer="TiM_B" svg:x1="19.025cm" svg:y1="26.092cm" svg:x2="19.025cm" svg:y2="26.077cm">
            <text:p/>
          </draw:line>
          <draw:line draw:style-name="gr3" draw:text-style-name="P1" draw:layer="TiM_B" svg:x1="19.025cm" svg:y1="26.077cm" svg:x2="18.979cm" svg:y2="26.049cm">
            <text:p/>
          </draw:line>
          <draw:path draw:style-name="gr3" draw:text-style-name="P1" draw:layer="TiM_B" svg:width="0.004cm" svg:height="0.007cm" draw:transform="rotate (1.5707963267949) translate (18.971cm 26.049cm)" svg:viewBox="0 0 5 8" svg:d="M0 8c1-2 2-3 3-4 1-2 1-3 2-4">
            <text:p/>
          </draw:path>
          <draw:path draw:style-name="gr3" draw:text-style-name="P1" draw:layer="TiM_B" svg:width="0.005cm" svg:height="0.008cm" draw:transform="rotate (1.5707963267949) translate (18.971cm 26.044cm)" svg:viewBox="0 0 6 9" svg:d="M0 0c1 1 1 2 2 3s1 2 2 3c0 0 1 1 1 2l1 1">
            <text:p/>
          </draw:path>
          <draw:line draw:style-name="gr3" draw:text-style-name="P1" draw:layer="TiM_B" svg:x1="19.127cm" svg:y1="25.811cm" svg:x2="19.142cm" svg:y2="25.811cm">
            <text:p/>
          </draw:line>
          <draw:line draw:style-name="gr3" draw:text-style-name="P1" draw:layer="TiM_B" svg:x1="19.142cm" svg:y1="25.811cm" svg:x2="19.142cm" svg:y2="25.771cm">
            <text:p/>
          </draw:line>
          <draw:line draw:style-name="gr3" draw:text-style-name="P1" draw:layer="TiM_B" svg:x1="19.142cm" svg:y1="25.771cm" svg:x2="19.127cm" svg:y2="25.771cm">
            <text:p/>
          </draw:line>
          <draw:line draw:style-name="gr3" draw:text-style-name="P1" draw:layer="TiM_B" svg:x1="19.127cm" svg:y1="25.771cm" svg:x2="19.127cm" svg:y2="25.811cm">
            <text:p/>
          </draw:line>
          <draw:line draw:style-name="gr3" draw:text-style-name="P1" draw:layer="TiM_B" svg:x1="19.142cm" svg:y1="25.946cm" svg:x2="19.18cm" svg:y2="25.935cm">
            <text:p/>
          </draw:line>
          <draw:line draw:style-name="gr3" draw:text-style-name="P1" draw:layer="TiM_B" svg:x1="19.18cm" svg:y1="25.935cm" svg:x2="19.18cm" svg:y2="25.921cm">
            <text:p/>
          </draw:line>
          <draw:line draw:style-name="gr3" draw:text-style-name="P1" draw:layer="TiM_B" svg:x1="19.18cm" svg:y1="25.921cm" svg:x2="19.052cm" svg:y2="25.962cm">
            <text:p/>
          </draw:line>
          <draw:line draw:style-name="gr3" draw:text-style-name="P1" draw:layer="TiM_B" svg:x1="19.052cm" svg:y1="25.962cm" svg:x2="19.052cm" svg:y2="25.975cm">
            <text:p/>
          </draw:line>
          <draw:line draw:style-name="gr3" draw:text-style-name="P1" draw:layer="TiM_B" svg:x1="19.052cm" svg:y1="25.975cm" svg:x2="19.18cm" svg:y2="26.016cm">
            <text:p/>
          </draw:line>
          <draw:line draw:style-name="gr3" draw:text-style-name="P1" draw:layer="TiM_B" svg:x1="19.18cm" svg:y1="26.016cm" svg:x2="19.18cm" svg:y2="26.002cm">
            <text:p/>
          </draw:line>
          <draw:line draw:style-name="gr3" draw:text-style-name="P1" draw:layer="TiM_B" svg:x1="19.18cm" svg:y1="26.002cm" svg:x2="19.142cm" svg:y2="25.991cm">
            <text:p/>
          </draw:line>
          <draw:line draw:style-name="gr3" draw:text-style-name="P1" draw:layer="TiM_B" svg:x1="19.142cm" svg:y1="25.991cm" svg:x2="19.142cm" svg:y2="25.946cm">
            <text:p/>
          </draw:line>
          <draw:line draw:style-name="gr3" draw:text-style-name="P1" draw:layer="TiM_B" svg:x1="19.165cm" svg:y1="26.208cm" svg:x2="19.18cm" svg:y2="26.208cm">
            <text:p/>
          </draw:line>
          <draw:line draw:style-name="gr3" draw:text-style-name="P1" draw:layer="TiM_B" svg:x1="19.18cm" svg:y1="26.208cm" svg:x2="19.18cm" svg:y2="26.129cm">
            <text:p/>
          </draw:line>
          <draw:line draw:style-name="gr3" draw:text-style-name="P1" draw:layer="TiM_B" svg:x1="19.18cm" svg:y1="26.129cm" svg:x2="19.052cm" svg:y2="26.129cm">
            <text:p/>
          </draw:line>
          <draw:line draw:style-name="gr3" draw:text-style-name="P1" draw:layer="TiM_B" svg:x1="19.052cm" svg:y1="26.129cm" svg:x2="19.052cm" svg:y2="26.206cm">
            <text:p/>
          </draw:line>
          <draw:line draw:style-name="gr3" draw:text-style-name="P1" draw:layer="TiM_B" svg:x1="19.052cm" svg:y1="26.206cm" svg:x2="19.067cm" svg:y2="26.206cm">
            <text:p/>
          </draw:line>
          <draw:line draw:style-name="gr3" draw:text-style-name="P1" draw:layer="TiM_B" svg:x1="19.067cm" svg:y1="26.206cm" svg:x2="19.067cm" svg:y2="26.143cm">
            <text:p/>
          </draw:line>
          <draw:line draw:style-name="gr3" draw:text-style-name="P1" draw:layer="TiM_B" svg:x1="19.067cm" svg:y1="26.143cm" svg:x2="19.107cm" svg:y2="26.143cm">
            <text:p/>
          </draw:line>
          <draw:line draw:style-name="gr3" draw:text-style-name="P1" draw:layer="TiM_B" svg:x1="19.107cm" svg:y1="26.143cm" svg:x2="19.107cm" svg:y2="26.203cm">
            <text:p/>
          </draw:line>
          <draw:line draw:style-name="gr3" draw:text-style-name="P1" draw:layer="TiM_B" svg:x1="19.107cm" svg:y1="26.203cm" svg:x2="19.122cm" svg:y2="26.203cm">
            <text:p/>
          </draw:line>
          <draw:line draw:style-name="gr3" draw:text-style-name="P1" draw:layer="TiM_B" svg:x1="19.122cm" svg:y1="26.203cm" svg:x2="19.122cm" svg:y2="26.143cm">
            <text:p/>
          </draw:line>
          <draw:line draw:style-name="gr3" draw:text-style-name="P1" draw:layer="TiM_B" svg:x1="19.122cm" svg:y1="26.143cm" svg:x2="19.165cm" svg:y2="26.143cm">
            <text:p/>
          </draw:line>
          <draw:line draw:style-name="gr3" draw:text-style-name="P1" draw:layer="TiM_B" svg:x1="19.165cm" svg:y1="26.143cm" svg:x2="19.165cm" svg:y2="26.208cm">
            <text:p/>
          </draw:line>
          <draw:line draw:style-name="gr3" draw:text-style-name="P1" draw:layer="TiM_B" svg:x1="19.236cm" svg:y1="25.559cm" svg:x2="19.236cm" svg:y2="25.634cm">
            <text:p/>
          </draw:line>
          <draw:line draw:style-name="gr3" draw:text-style-name="P1" draw:layer="TiM_B" svg:x1="18.866cm" svg:y1="25.634cm" svg:x2="18.866cm" svg:y2="25.559cm">
            <text:p/>
          </draw:line>
          <draw:line draw:style-name="gr3" draw:text-style-name="P1" draw:layer="TiM_B" svg:x1="42.094cm" svg:y1="25.559cm" svg:x2="42.094cm" svg:y2="25.634cm">
            <text:p/>
          </draw:line>
          <draw:line draw:style-name="gr3" draw:text-style-name="P1" draw:layer="TiM_B" svg:x1="41.724cm" svg:y1="25.634cm" svg:x2="41.724cm" svg:y2="25.559cm">
            <text:p/>
          </draw:line>
          <draw:line draw:style-name="gr3" draw:text-style-name="P1" draw:layer="TiM_B" svg:x1="42.094cm" svg:y1="25.634cm" svg:x2="41.724cm" svg:y2="25.634cm">
            <text:p/>
          </draw:line>
          <draw:path draw:style-name="gr3" draw:text-style-name="P1" draw:layer="TiM_B" svg:width="0.039cm" svg:height="0.036cm" draw:transform="rotate (1.5707963267949) translate (42.003cm 26.111cm)" svg:viewBox="0 0 40 37" svg:d="M0 0c0 2 0 3 0 5s1 3 1 5c1 2 1 3 2 5 0 1 1 3 2 4 1 2 2 3 3 4 1 2 2 3 3 4s2 2 4 3c1 1 3 2 4 3 1 0 3 1 5 2 1 0 3 1 5 1s3 1 5 1 4 0 6 0">
            <text:p/>
          </draw:path>
          <draw:path draw:style-name="gr3" draw:text-style-name="P1" draw:layer="TiM_B" svg:width="0.042cm" svg:height="0.042cm" draw:transform="rotate (1.5707963267949) translate (41.997cm 26.071cm)" svg:viewBox="0 0 43 43" svg:d="M0 43c2 0 3 0 5 0s3 0 5-1c1 0 2 0 4 0 1-1 2-1 4-2 1 0 2-1 3-1 2-1 3-2 4-2 1-1 2-2 3-3s2-2 3-3c1 0 2-1 3-3 1-1 2-2 2-3 1-1 2-2 2-3 1-2 2-3 2-4 1-2 1-3 1-4 1-2 1-3 1-5 1-1 1-3 1-4 0-2 0-4 0-5">
            <text:p/>
          </draw:path>
          <draw:line draw:style-name="gr3" draw:text-style-name="P1" draw:layer="TiM_B" svg:x1="41.997cm" svg:y1="26.028cm" svg:x2="41.995cm" svg:y2="26.041cm">
            <text:p/>
          </draw:line>
          <draw:path draw:style-name="gr3" draw:text-style-name="P1" draw:layer="TiM_B" svg:width="0.03cm" svg:height="0.029cm" draw:transform="rotate (1.5707963267949) translate (41.995cm 26.072cm)" svg:viewBox="0 0 31 30" svg:d="M31 0c0 2 0 4-1 5 0 2 0 3-1 5 0 1-1 2-1 4-1 1-1 2-2 3 0 1-1 2-2 3s-1 1-2 2-2 2-3 3c-1 0-2 1-3 2-2 0-3 1-4 1-1 1-2 1-4 1-1 1-2 1-4 1-1 0-2 0-4 0">
            <text:p/>
          </draw:path>
          <draw:path draw:style-name="gr3" draw:text-style-name="P1" draw:layer="TiM_B" svg:width="0.025cm" svg:height="0.021cm" draw:transform="rotate (1.5707963267949) translate (42.003cm 26.098cm)" svg:viewBox="0 0 26 22" svg:d="M26 22c-1 0-2 0-3 0s-2 0-3 0-1-1-2-1-2 0-3 0c-1-1-1-1-2-1-1-1-2-1-2-1-1-1-2-1-2-2-1 0-1 0-2-1-1 0-1-1-2-2l-1-1c0-1-1-1-1-2-1-1-1-1-1-2s-1-1-1-2 0-1 0-2c-1-1-1-2-1-2 0-1 0-2 0-3">
            <text:p/>
          </draw:path>
          <draw:path draw:style-name="gr3" draw:text-style-name="P1" draw:layer="TiM_B" svg:width="0.031cm" svg:height="0.023cm" draw:transform="rotate (1.5707963267949) translate (41.979cm 26.098cm)" svg:viewBox="0 0 32 24" svg:d="M0 24c0-1 0-2 0-3 0 0 1-1 1-2s0-2 1-3c0 0 0-1 1-2 0-1 1-1 1-2 1-1 1-1 2-2 1 0 1-1 2-1 1-1 1-1 2-2 1 0 1 0 2-1 0 0 1 0 2 0 0-1 1-1 2-1s1-1 2-1 2-1 3-1 2-1 4-1c1 0 2-1 3-1 2 0 3-1 4-1">
            <text:p/>
          </draw:path>
          <draw:path draw:style-name="gr3" draw:text-style-name="P1" draw:layer="TiM_B" svg:width="0.034cm" svg:height="0.034cm" draw:transform="rotate (1.5707963267949) translate (41.944cm 26.066cm)" svg:viewBox="0 0 35 35" svg:d="M0 35c1 0 3-1 4-1 1-1 2-1 3-1 1-1 2-1 3-1 1-1 2-1 3-1 1-1 2-1 3-1 0-1 1-1 2-1 1-1 1-1 2-2 0 0 1 0 2-1 1 0 2-1 3-2 0-1 1-2 2-3s2-2 2-3c1-1 2-2 2-3 1-1 2-2 2-3 0-2 1-3 1-4 0-2 1-3 1-4 0-2 0-3 0-4">
            <text:p/>
          </draw:path>
          <draw:path draw:style-name="gr3" draw:text-style-name="P1" draw:layer="TiM_B" svg:width="0.036cm" svg:height="0.035cm" draw:transform="rotate (1.5707963267949) translate (41.908cm 26.068cm)" svg:viewBox="0 0 37 36" svg:d="M37 36c0-2 0-3 0-4s-1-3-1-4 0-2-1-3c0-1 0-2-1-4 0-1-1-2-1-3-1-1-1-2-2-2 0-1-1-2-2-3s-1-2-2-3-2-1-3-2-2-1-3-2-2-1-3-2c-1 0-2-1-3-1-1-1-2-1-4-1-1-1-2-1-3-1-2 0-3 0-4 0-2-1-3-1-4-1">
            <text:p/>
          </draw:path>
          <draw:path draw:style-name="gr3" draw:text-style-name="P1" draw:layer="TiM_B" svg:width="0.039cm" svg:height="0.038cm" draw:transform="rotate (1.5707963267949) translate (41.908cm 26.108cm)" svg:viewBox="0 0 40 39" svg:d="M40 0c-2 0-4 1-6 1s-4 0-5 1c-2 0-4 0-5 1-2 1-3 1-5 2-1 1-3 2-4 3s-3 2-4 3-2 2-3 3c-1 2-2 3-3 4 0 2-1 3-2 5 0 1-1 3-1 5-1 2-1 3-1 5-1 2-1 4-1 6">
            <text:p/>
          </draw:path>
          <draw:line draw:style-name="gr3" draw:text-style-name="P1" draw:layer="TiM_B" svg:x1="41.947cm" svg:y1="26.108cm" svg:x2="41.948cm" svg:y2="26.094cm">
            <text:p/>
          </draw:line>
          <draw:path draw:style-name="gr3" draw:text-style-name="P1" draw:layer="TiM_B" svg:width="0.024cm" svg:height="0.024cm" draw:transform="rotate (1.5707963267949) translate (41.923cm 26.094cm)" svg:viewBox="0 0 25 25" svg:d="M0 25c0-1 0-2 0-3s0-2 0-3c1 0 1-1 1-2s1-2 1-3c0 0 1-1 1-2s1-1 1-2c1-1 1-1 2-2l1-1c1-1 1-1 2-2 0 0 1-1 2-1 0-1 1-1 2-1 0-1 1-1 2-1s1-1 2-1 2 0 3 0 1 0 2 0c1-1 2-1 3-1">
            <text:p/>
          </draw:path>
          <draw:path draw:style-name="gr3" draw:text-style-name="P1" draw:layer="TiM_B" svg:width="0.024cm" svg:height="0.02cm" draw:transform="rotate (1.5707963267949) translate (41.923cm 26.069cm)" svg:viewBox="0 0 25 21" svg:d="M0 0c1 0 2 0 3 1 1 0 2 0 3 0s1 0 2 0 2 1 3 1c0 0 1 0 2 1 1 0 1 0 2 1 0 0 1 0 2 1l1 1c1 1 1 1 2 2l1 1c0 1 1 1 1 2 0 0 1 1 1 2 0 0 0 1 1 2 0 0 0 1 0 2 0 0 0 1 0 2 1 0 1 1 1 2">
            <text:p/>
          </draw:path>
          <draw:path draw:style-name="gr3" draw:text-style-name="P1" draw:layer="TiM_B" svg:width="0.004cm" svg:height="0.012cm" draw:transform="rotate (1.5707963267949) translate (41.944cm 26.049cm)" svg:viewBox="0 0 5 13" svg:d="M5 0c0 1-1 3-1 4s0 2 0 3c-1 1-1 2-2 3 0 1-1 2-2 3">
            <text:p/>
          </draw:path>
          <draw:path draw:style-name="gr3" draw:text-style-name="P1" draw:layer="TiM_B" svg:width="0.019cm" svg:height="0.007cm" draw:transform="rotate (1.5707963267949) translate (41.957cm 26.069cm)" svg:viewBox="0 0 20 8" svg:d="M20 0c0 0 0 1-1 1l-1 1c-1 1-2 1-2 1-1 1-2 1-3 1-1 1-2 1-3 1-1 1-2 1-3 1-1 1-2 1-3 1-1 1-3 1-4 1">
            <text:p/>
          </draw:path>
          <draw:path draw:style-name="gr3" draw:text-style-name="P1" draw:layer="TiM_B" svg:width="0.021cm" svg:height="0.006cm" draw:transform="rotate (1.5707963267949) translate (41.965cm 26.091cm)" svg:viewBox="0 0 22 7" svg:d="M22 0c-1 1-3 1-4 1-1 1-2 1-3 1-1 1-3 1-4 1s-2 1-3 1c0 0-1 1-2 1s-2 0-3 1c0 0-1 0-2 0 0 1-1 1-1 1">
            <text:p/>
          </draw:path>
          <draw:path draw:style-name="gr3" draw:text-style-name="P1" draw:layer="TiM_B" svg:width="0.019cm" svg:height="0.03cm" draw:transform="rotate (1.5707963267949) translate (41.972cm 26.111cm)" svg:viewBox="0 0 20 31" svg:d="M20 0c-2 1-3 2-5 2-1 1-3 2-4 3s-2 2-3 4c-1 1-2 2-3 3-1 2-2 3-2 4-1 2-1 3-2 5 0 1-1 3-1 5 0 1 0 3 0 5">
            <text:p/>
          </draw:path>
          <draw:path draw:style-name="gr3" draw:text-style-name="P1" draw:layer="TiM_B" svg:width="0.033cm" svg:height="0.051cm" draw:transform="rotate (1.5707963267949) translate (41.973cm 25.87cm)" svg:viewBox="0 0 34 52" svg:d="M34 0c0 3 0 5 0 7s0 4-1 6c0 1 0 3 0 5-1 2-1 3-1 5-1 2-1 3-2 5 0 1-1 3-1 4-1 1-1 3-2 4s-2 2-2 3c-1 1-2 2-3 3s-1 2-2 3-2 1-3 2-2 1-3 2c-1 0-2 1-3 1-1 1-3 1-4 1-1 1-2 1-3 1-2 0-3 0-4 0">
            <text:p/>
          </draw:path>
          <draw:path draw:style-name="gr3" draw:text-style-name="P1" draw:layer="TiM_B" svg:width="0.03cm" svg:height="0.031cm" draw:transform="rotate (1.5707963267949) translate (41.993cm 25.901cm)" svg:viewBox="0 0 31 32" svg:d="M31 32c-1 0-2 0-3 0s-2 0-3 0c-1-1-1-1-2-1s-2 0-3-1c-1 0-1-1-2-1s-2-1-3-1c0-1-1-1-2-2 0 0-1-1-2-2-1 0-1-1-2-2s-1-1-2-2c0-1-1-2-1-3-1-1-1-2-2-3 0-1-1-2-1-3-1-1-1-2-1-3-1-1-1-2-1-4-1-1-1-2-1-4">
            <text:p/>
          </draw:path>
          <draw:line draw:style-name="gr3" draw:text-style-name="P1" draw:layer="TiM_B" svg:x1="41.993cm" svg:y1="25.901cm" svg:x2="41.997cm" svg:y2="25.914cm">
            <text:p/>
          </draw:line>
          <draw:path draw:style-name="gr3" draw:text-style-name="P1" draw:layer="TiM_B" svg:width="0.042cm" svg:height="0.042cm" draw:transform="rotate (1.5707963267949) translate (41.997cm 25.914cm)" svg:viewBox="0 0 43 43" svg:d="M0 0c0 2 0 3 1 5 0 2 1 3 1 5 1 2 1 3 2 5 1 1 1 2 2 4 1 1 1 3 2 4s2 2 2 3c1 1 2 3 3 4s2 2 3 2c1 1 2 2 3 3s2 1 3 2 2 1 3 2 2 1 3 1c1 1 3 1 4 2 1 0 2 0 4 0 1 1 2 1 3 1 2 0 3 0 4 0">
            <text:p/>
          </draw:path>
          <draw:path draw:style-name="gr3" draw:text-style-name="P1" draw:layer="TiM_B" svg:width="0.047cm" svg:height="0.066cm" draw:transform="rotate (1.5707963267949) translate (41.973cm 25.871cm)" svg:viewBox="0 0 48 67" svg:d="M0 67c2 0 3 0 4 0s2 0 3 0 3-1 4-1 2 0 3-1c1 0 2 0 3-1 1 0 2 0 3-1 1 0 2-1 2-1 1-1 2-1 3-2s2-1 3-2c0-1 1-1 2-2s2-2 2-2c1-1 2-2 2-3 1-1 2-2 2-3 1-1 2-2 2-3 1-2 2-3 2-4 1-1 1-2 2-4 0-1 1-2 1-4 1-1 1-2 2-4 0-1 0-3 1-4 0-2 0-3 1-5 0-1 0-3 0-4 1-2 1-4 1-5 0-2 0-4 0-5 0-2 0-4 0-6">
            <text:p/>
          </draw:path>
          <draw:path draw:style-name="gr3" draw:text-style-name="P1" draw:layer="TiM_B" svg:width="0.048cm" svg:height="0.064cm" draw:transform="rotate (1.5707963267949) translate (41.908cm 25.872cm)" svg:viewBox="0 0 49 65" svg:d="M49 65c0-1 0-3 0-5 0-1 0-3 0-5 0-1 0-3-1-4 0-2 0-3 0-5-1-1-1-3-1-4-1-2-1-3-1-4-1-2-1-3-2-4 0-2-1-3-1-4-1-1-1-3-2-4 0-1-1-2-2-3 0-1-1-2-2-3 0-1-1-2-2-3s-1-2-2-3c-1 0-2-1-3-2 0-1-1-1-2-2s-2-2-3-2c-1-1-2-1-3-2-1 0-2-1-3-1-1-1-2-1-3-2-1 0-2 0-3-1-1 0-2 0-3-1-1 0-2 0-3 0s-2 0-3 0c-1-1-3-1-4-1">
            <text:p/>
          </draw:path>
          <draw:path draw:style-name="gr3" draw:text-style-name="P1" draw:layer="TiM_B" svg:width="0.04cm" svg:height="0.038cm" draw:transform="rotate (1.5707963267949) translate (41.908cm 25.913cm)" svg:viewBox="0 0 41 39" svg:d="M41 0c-1 0-2 0-3 1-2 0-3 0-4 0s-2 0-3 1c-2 0-3 0-4 1-1 0-2 1-3 1-1 1-2 1-3 2s-2 1-3 2-2 1-3 2c0 1-1 2-2 3s-2 2-3 3c0 1-1 2-2 3 0 1-1 2-2 3 0 1-1 3-2 4 0 1-1 3-1 4-1 1-1 3-2 4 0 2 0 3-1 5">
            <text:p/>
          </draw:path>
          <draw:line draw:style-name="gr3" draw:text-style-name="P1" draw:layer="TiM_B" svg:x1="41.947cm" svg:y1="25.913cm" svg:x2="41.95cm" svg:y2="25.899cm">
            <text:p/>
          </draw:line>
          <draw:path draw:style-name="gr3" draw:text-style-name="P1" draw:layer="TiM_B" svg:width="0.027cm" svg:height="0.026cm" draw:transform="rotate (1.5707963267949) translate (41.923cm 25.899cm)" svg:viewBox="0 0 28 27" svg:d="M0 27c0-1 0-2 1-3 0-1 0-2 1-3 0-1 0-2 1-3 0-1 1-2 1-3 0 0 1-1 1-2 1-1 1-1 2-2 0-1 1-1 1-2 1-1 2-1 2-2 1 0 1-1 2-1 1-1 1-1 2-2 1 0 1-1 2-1s1-1 2-1 2 0 2-1c1 0 2 0 3 0s1 0 2 0c1-1 2-1 3-1">
            <text:p/>
          </draw:path>
          <draw:path draw:style-name="gr3" draw:text-style-name="P1" draw:layer="TiM_B" svg:width="0.034cm" svg:height="0.049cm" draw:transform="rotate (1.5707963267949) translate (41.923cm 25.871cm)" svg:viewBox="0 0 35 50" svg:d="M0 0c2 0 3 1 5 1 1 0 3 0 5 1 1 0 3 1 4 1 1 1 3 2 4 3 1 0 1 1 2 1 1 1 1 1 2 2 0 0 1 1 1 2 1 0 2 1 2 1 1 1 1 2 2 3 0 0 0 1 1 2 0 1 1 2 1 2 1 1 1 2 1 3 1 1 1 2 1 3 1 1 1 2 1 3 1 1 1 2 1 3 0 2 1 3 1 4s0 2 0 3c1 2 1 3 1 4 0 2 0 3 0 4 0 2 0 3 0 4">
            <text:p/>
          </draw:path>
          <draw:line draw:style-name="gr3" draw:text-style-name="P1" draw:layer="TiM_B" svg:x1="42.023cm" svg:y1="25.758cm" svg:x2="42.038cm" svg:y2="25.758cm">
            <text:p/>
          </draw:line>
          <draw:line draw:style-name="gr3" draw:text-style-name="P1" draw:layer="TiM_B" svg:x1="42.038cm" svg:y1="25.758cm" svg:x2="42.038cm" svg:y2="25.679cm">
            <text:p/>
          </draw:line>
          <draw:line draw:style-name="gr3" draw:text-style-name="P1" draw:layer="TiM_B" svg:x1="42.038cm" svg:y1="25.679cm" svg:x2="41.91cm" svg:y2="25.679cm">
            <text:p/>
          </draw:line>
          <draw:line draw:style-name="gr3" draw:text-style-name="P1" draw:layer="TiM_B" svg:x1="41.91cm" svg:y1="25.679cm" svg:x2="41.91cm" svg:y2="25.756cm">
            <text:p/>
          </draw:line>
          <draw:line draw:style-name="gr3" draw:text-style-name="P1" draw:layer="TiM_B" svg:x1="41.91cm" svg:y1="25.756cm" svg:x2="41.925cm" svg:y2="25.756cm">
            <text:p/>
          </draw:line>
          <draw:line draw:style-name="gr3" draw:text-style-name="P1" draw:layer="TiM_B" svg:x1="41.925cm" svg:y1="25.756cm" svg:x2="41.925cm" svg:y2="25.693cm">
            <text:p/>
          </draw:line>
          <draw:line draw:style-name="gr3" draw:text-style-name="P1" draw:layer="TiM_B" svg:x1="41.925cm" svg:y1="25.693cm" svg:x2="41.965cm" svg:y2="25.693cm">
            <text:p/>
          </draw:line>
          <draw:line draw:style-name="gr3" draw:text-style-name="P1" draw:layer="TiM_B" svg:x1="41.965cm" svg:y1="25.693cm" svg:x2="41.965cm" svg:y2="25.753cm">
            <text:p/>
          </draw:line>
          <draw:line draw:style-name="gr3" draw:text-style-name="P1" draw:layer="TiM_B" svg:x1="41.965cm" svg:y1="25.753cm" svg:x2="41.98cm" svg:y2="25.753cm">
            <text:p/>
          </draw:line>
          <draw:line draw:style-name="gr3" draw:text-style-name="P1" draw:layer="TiM_B" svg:x1="41.98cm" svg:y1="25.753cm" svg:x2="41.98cm" svg:y2="25.693cm">
            <text:p/>
          </draw:line>
          <draw:line draw:style-name="gr3" draw:text-style-name="P1" draw:layer="TiM_B" svg:x1="41.98cm" svg:y1="25.693cm" svg:x2="42.023cm" svg:y2="25.693cm">
            <text:p/>
          </draw:line>
          <draw:line draw:style-name="gr3" draw:text-style-name="P1" draw:layer="TiM_B" svg:x1="42.023cm" svg:y1="25.693cm" svg:x2="42.023cm" svg:y2="25.758cm">
            <text:p/>
          </draw:line>
          <draw:line draw:style-name="gr3" draw:text-style-name="P1" draw:layer="TiM_B" svg:x1="41.755cm" svg:y1="25.993cm" svg:x2="41.883cm" svg:y2="25.952cm">
            <text:p/>
          </draw:line>
          <draw:line draw:style-name="gr3" draw:text-style-name="P1" draw:layer="TiM_B" svg:x1="41.883cm" svg:y1="25.952cm" svg:x2="41.883cm" svg:y2="25.938cm">
            <text:p/>
          </draw:line>
          <draw:line draw:style-name="gr3" draw:text-style-name="P1" draw:layer="TiM_B" svg:x1="41.883cm" svg:y1="25.938cm" svg:x2="41.755cm" svg:y2="25.9cm">
            <text:p/>
          </draw:line>
          <draw:line draw:style-name="gr3" draw:text-style-name="P1" draw:layer="TiM_B" svg:x1="41.755cm" svg:y1="25.9cm" svg:x2="41.755cm" svg:y2="25.914cm">
            <text:p/>
          </draw:line>
          <draw:line draw:style-name="gr3" draw:text-style-name="P1" draw:layer="TiM_B" svg:x1="41.755cm" svg:y1="25.914cm" svg:x2="41.848cm" svg:y2="25.939cm">
            <text:p/>
          </draw:line>
          <draw:path draw:style-name="gr3" draw:text-style-name="P1" draw:layer="TiM_B" svg:width="0.005cm" svg:height="0.019cm" draw:transform="rotate (1.5707963267949) translate (41.848cm 25.945cm)" svg:viewBox="0 0 6 20" svg:d="M6 0c-1 2-1 4-2 6 0 1-1 3-1 5-1 1-1 3-1 5-1 1-1 3-2 4">
            <text:p/>
          </draw:path>
          <draw:path draw:style-name="gr3" draw:text-style-name="P1" draw:layer="TiM_B" svg:width="0.004cm" svg:height="0.019cm" draw:transform="rotate (1.5707963267949) translate (41.848cm 25.95cm)" svg:viewBox="0 0 5 20" svg:d="M5 20c0-3-1-6-2-10-1-3-2-6-3-10">
            <text:p/>
          </draw:path>
          <draw:line draw:style-name="gr3" draw:text-style-name="P1" draw:layer="TiM_B" svg:x1="41.848cm" svg:y1="25.95cm" svg:x2="41.755cm" svg:y2="25.979cm">
            <text:p/>
          </draw:line>
          <draw:line draw:style-name="gr3" draw:text-style-name="P1" draw:layer="TiM_B" svg:x1="41.755cm" svg:y1="25.979cm" svg:x2="41.755cm" svg:y2="25.993cm">
            <text:p/>
          </draw:line>
          <draw:line draw:style-name="gr3" draw:text-style-name="P1" draw:layer="TiM_B" svg:x1="41.845cm" svg:y1="25.822cm" svg:x2="41.883cm" svg:y2="25.811cm">
            <text:p/>
          </draw:line>
          <draw:line draw:style-name="gr3" draw:text-style-name="P1" draw:layer="TiM_B" svg:x1="41.883cm" svg:y1="25.811cm" svg:x2="41.883cm" svg:y2="25.797cm">
            <text:p/>
          </draw:line>
          <draw:line draw:style-name="gr3" draw:text-style-name="P1" draw:layer="TiM_B" svg:x1="41.883cm" svg:y1="25.797cm" svg:x2="41.755cm" svg:y2="25.838cm">
            <text:p/>
          </draw:line>
          <draw:line draw:style-name="gr3" draw:text-style-name="P1" draw:layer="TiM_B" svg:x1="41.755cm" svg:y1="25.838cm" svg:x2="41.755cm" svg:y2="25.851cm">
            <text:p/>
          </draw:line>
          <draw:line draw:style-name="gr3" draw:text-style-name="P1" draw:layer="TiM_B" svg:x1="41.755cm" svg:y1="25.851cm" svg:x2="41.883cm" svg:y2="25.892cm">
            <text:p/>
          </draw:line>
          <draw:line draw:style-name="gr3" draw:text-style-name="P1" draw:layer="TiM_B" svg:x1="41.883cm" svg:y1="25.892cm" svg:x2="41.883cm" svg:y2="25.878cm">
            <text:p/>
          </draw:line>
          <draw:line draw:style-name="gr3" draw:text-style-name="P1" draw:layer="TiM_B" svg:x1="41.883cm" svg:y1="25.878cm" svg:x2="41.845cm" svg:y2="25.867cm">
            <text:p/>
          </draw:line>
          <draw:line draw:style-name="gr3" draw:text-style-name="P1" draw:layer="TiM_B" svg:x1="41.845cm" svg:y1="25.867cm" svg:x2="41.845cm" svg:y2="25.822cm">
            <text:p/>
          </draw:line>
          <draw:line draw:style-name="gr3" draw:text-style-name="P1" draw:layer="TiM_B" svg:x1="41.839cm" svg:y1="26.038cm" svg:x2="41.883cm" svg:y2="26.011cm">
            <text:p/>
          </draw:line>
          <draw:line draw:style-name="gr3" draw:text-style-name="P1" draw:layer="TiM_B" svg:x1="41.883cm" svg:y1="26.011cm" svg:x2="41.883cm" svg:y2="25.995cm">
            <text:p/>
          </draw:line>
          <draw:line draw:style-name="gr3" draw:text-style-name="P1" draw:layer="TiM_B" svg:x1="41.883cm" svg:y1="25.995cm" svg:x2="41.816cm" svg:y2="26.036cm">
            <text:p/>
          </draw:line>
          <draw:line draw:style-name="gr3" draw:text-style-name="P1" draw:layer="TiM_B" svg:x1="41.816cm" svg:y1="26.036cm" svg:x2="41.755cm" svg:y2="25.999cm">
            <text:p/>
          </draw:line>
          <draw:line draw:style-name="gr3" draw:text-style-name="P1" draw:layer="TiM_B" svg:x1="41.755cm" svg:y1="25.999cm" svg:x2="41.755cm" svg:y2="26.014cm">
            <text:p/>
          </draw:line>
          <draw:line draw:style-name="gr3" draw:text-style-name="P1" draw:layer="TiM_B" svg:x1="41.755cm" svg:y1="26.014cm" svg:x2="41.788cm" svg:y2="26.034cm">
            <text:p/>
          </draw:line>
          <draw:path draw:style-name="gr3" draw:text-style-name="P1" draw:layer="TiM_B" svg:width="0.009cm" svg:height="0.015cm" draw:transform="rotate (1.5707963267949) translate (41.788cm 26.044cm)" svg:viewBox="0 0 10 16" svg:d="M10 0c-1 2-2 3-3 5-1 1-2 3-3 4 0 1-1 3-2 4s-1 2-2 3">
            <text:p/>
          </draw:path>
          <draw:path draw:style-name="gr3" draw:text-style-name="P1" draw:layer="TiM_B" svg:width="0.008cm" svg:height="0.014cm" draw:transform="rotate (1.5707963267949) translate (41.789cm 26.053cm)" svg:viewBox="0 0 9 15" svg:d="M9 15c-1-3-3-5-4-7-2-3-3-5-5-8">
            <text:p/>
          </draw:path>
          <draw:line draw:style-name="gr3" draw:text-style-name="P1" draw:layer="TiM_B" svg:x1="41.789cm" svg:y1="26.053cm" svg:x2="41.755cm" svg:y2="26.074cm">
            <text:p/>
          </draw:line>
          <draw:line draw:style-name="gr3" draw:text-style-name="P1" draw:layer="TiM_B" svg:x1="41.755cm" svg:y1="26.074cm" svg:x2="41.755cm" svg:y2="26.089cm">
            <text:p/>
          </draw:line>
          <draw:line draw:style-name="gr3" draw:text-style-name="P1" draw:layer="TiM_B" svg:x1="41.755cm" svg:y1="26.089cm" svg:x2="41.817cm" svg:y2="26.051cm">
            <text:p/>
          </draw:line>
          <draw:line draw:style-name="gr3" draw:text-style-name="P1" draw:layer="TiM_B" svg:x1="41.817cm" svg:y1="26.051cm" svg:x2="41.883cm" svg:y2="26.092cm">
            <text:p/>
          </draw:line>
          <draw:line draw:style-name="gr3" draw:text-style-name="P1" draw:layer="TiM_B" svg:x1="41.883cm" svg:y1="26.092cm" svg:x2="41.883cm" svg:y2="26.077cm">
            <text:p/>
          </draw:line>
          <draw:line draw:style-name="gr3" draw:text-style-name="P1" draw:layer="TiM_B" svg:x1="41.883cm" svg:y1="26.077cm" svg:x2="41.837cm" svg:y2="26.049cm">
            <text:p/>
          </draw:line>
          <draw:path draw:style-name="gr3" draw:text-style-name="P1" draw:layer="TiM_B" svg:width="0.004cm" svg:height="0.007cm" draw:transform="rotate (1.5707963267949) translate (41.829cm 26.049cm)" svg:viewBox="0 0 5 8" svg:d="M0 8c1-1 2-3 3-4s1-3 2-4">
            <text:p/>
          </draw:path>
          <draw:path draw:style-name="gr3" draw:text-style-name="P1" draw:layer="TiM_B" svg:width="0.005cm" svg:height="0.009cm" draw:transform="rotate (1.5707963267949) translate (41.829cm 26.044cm)" svg:viewBox="0 0 6 10" svg:d="M0 0c1 1 1 2 2 3s1 2 2 3c0 1 1 1 1 2s1 1 1 2">
            <text:p/>
          </draw:path>
          <draw:line draw:style-name="gr3" draw:text-style-name="P1" draw:layer="TiM_B" svg:x1="41.985cm" svg:y1="25.811cm" svg:x2="42cm" svg:y2="25.811cm">
            <text:p/>
          </draw:line>
          <draw:line draw:style-name="gr3" draw:text-style-name="P1" draw:layer="TiM_B" svg:x1="42cm" svg:y1="25.811cm" svg:x2="42cm" svg:y2="25.771cm">
            <text:p/>
          </draw:line>
          <draw:line draw:style-name="gr3" draw:text-style-name="P1" draw:layer="TiM_B" svg:x1="42cm" svg:y1="25.771cm" svg:x2="41.985cm" svg:y2="25.771cm">
            <text:p/>
          </draw:line>
          <draw:line draw:style-name="gr3" draw:text-style-name="P1" draw:layer="TiM_B" svg:x1="41.985cm" svg:y1="25.771cm" svg:x2="41.985cm" svg:y2="25.811cm">
            <text:p/>
          </draw:line>
          <draw:line draw:style-name="gr3" draw:text-style-name="P1" draw:layer="TiM_B" svg:x1="42cm" svg:y1="25.946cm" svg:x2="42.038cm" svg:y2="25.935cm">
            <text:p/>
          </draw:line>
          <draw:line draw:style-name="gr3" draw:text-style-name="P1" draw:layer="TiM_B" svg:x1="42.038cm" svg:y1="25.935cm" svg:x2="42.038cm" svg:y2="25.921cm">
            <text:p/>
          </draw:line>
          <draw:line draw:style-name="gr3" draw:text-style-name="P1" draw:layer="TiM_B" svg:x1="42.038cm" svg:y1="25.921cm" svg:x2="41.91cm" svg:y2="25.962cm">
            <text:p/>
          </draw:line>
          <draw:line draw:style-name="gr3" draw:text-style-name="P1" draw:layer="TiM_B" svg:x1="41.91cm" svg:y1="25.962cm" svg:x2="41.91cm" svg:y2="25.975cm">
            <text:p/>
          </draw:line>
          <draw:line draw:style-name="gr3" draw:text-style-name="P1" draw:layer="TiM_B" svg:x1="41.91cm" svg:y1="25.975cm" svg:x2="42.038cm" svg:y2="26.016cm">
            <text:p/>
          </draw:line>
          <draw:line draw:style-name="gr3" draw:text-style-name="P1" draw:layer="TiM_B" svg:x1="42.038cm" svg:y1="26.016cm" svg:x2="42.038cm" svg:y2="26.002cm">
            <text:p/>
          </draw:line>
          <draw:line draw:style-name="gr3" draw:text-style-name="P1" draw:layer="TiM_B" svg:x1="42.038cm" svg:y1="26.002cm" svg:x2="42cm" svg:y2="25.991cm">
            <text:p/>
          </draw:line>
          <draw:line draw:style-name="gr3" draw:text-style-name="P1" draw:layer="TiM_B" svg:x1="42cm" svg:y1="25.991cm" svg:x2="42cm" svg:y2="25.946cm">
            <text:p/>
          </draw:line>
          <draw:line draw:style-name="gr3" draw:text-style-name="P1" draw:layer="TiM_B" svg:x1="42.023cm" svg:y1="26.208cm" svg:x2="42.038cm" svg:y2="26.208cm">
            <text:p/>
          </draw:line>
          <draw:line draw:style-name="gr3" draw:text-style-name="P1" draw:layer="TiM_B" svg:x1="42.038cm" svg:y1="26.208cm" svg:x2="42.038cm" svg:y2="26.129cm">
            <text:p/>
          </draw:line>
          <draw:line draw:style-name="gr3" draw:text-style-name="P1" draw:layer="TiM_B" svg:x1="42.038cm" svg:y1="26.129cm" svg:x2="41.91cm" svg:y2="26.129cm">
            <text:p/>
          </draw:line>
          <draw:line draw:style-name="gr3" draw:text-style-name="P1" draw:layer="TiM_B" svg:x1="41.91cm" svg:y1="26.129cm" svg:x2="41.91cm" svg:y2="26.206cm">
            <text:p/>
          </draw:line>
          <draw:line draw:style-name="gr3" draw:text-style-name="P1" draw:layer="TiM_B" svg:x1="41.91cm" svg:y1="26.206cm" svg:x2="41.925cm" svg:y2="26.206cm">
            <text:p/>
          </draw:line>
          <draw:line draw:style-name="gr3" draw:text-style-name="P1" draw:layer="TiM_B" svg:x1="41.925cm" svg:y1="26.206cm" svg:x2="41.925cm" svg:y2="26.143cm">
            <text:p/>
          </draw:line>
          <draw:line draw:style-name="gr3" draw:text-style-name="P1" draw:layer="TiM_B" svg:x1="41.925cm" svg:y1="26.143cm" svg:x2="41.965cm" svg:y2="26.143cm">
            <text:p/>
          </draw:line>
          <draw:line draw:style-name="gr3" draw:text-style-name="P1" draw:layer="TiM_B" svg:x1="41.965cm" svg:y1="26.143cm" svg:x2="41.965cm" svg:y2="26.203cm">
            <text:p/>
          </draw:line>
          <draw:line draw:style-name="gr3" draw:text-style-name="P1" draw:layer="TiM_B" svg:x1="41.965cm" svg:y1="26.203cm" svg:x2="41.98cm" svg:y2="26.203cm">
            <text:p/>
          </draw:line>
          <draw:line draw:style-name="gr3" draw:text-style-name="P1" draw:layer="TiM_B" svg:x1="41.98cm" svg:y1="26.203cm" svg:x2="41.98cm" svg:y2="26.143cm">
            <text:p/>
          </draw:line>
          <draw:line draw:style-name="gr3" draw:text-style-name="P1" draw:layer="TiM_B" svg:x1="41.98cm" svg:y1="26.143cm" svg:x2="42.023cm" svg:y2="26.143cm">
            <text:p/>
          </draw:line>
          <draw:line draw:style-name="gr3" draw:text-style-name="P1" draw:layer="TiM_B" svg:x1="42.023cm" svg:y1="26.143cm" svg:x2="42.023cm" svg:y2="26.208cm">
            <text:p/>
          </draw:line>
          <draw:line draw:style-name="gr3" draw:text-style-name="P1" draw:layer="TiM_B" svg:x1="31.427cm" svg:y1="25.634cm" svg:x2="31.056cm" svg:y2="25.634cm">
            <text:p/>
          </draw:line>
          <draw:path draw:style-name="gr3" draw:text-style-name="P1" draw:layer="TiM_B" svg:width="0.039cm" svg:height="0.036cm" draw:transform="rotate (1.5707963267949) translate (31.335cm 26.111cm)" svg:viewBox="0 0 40 37" svg:d="M0 0c0 2 0 4 0 5 0 2 1 4 1 5 1 2 1 4 2 5 0 2 1 3 2 5 1 1 2 2 3 4 1 1 2 2 3 3s2 2 4 3c1 1 3 2 4 3s3 1 5 2c1 1 3 1 5 1 2 1 3 1 5 1s4 0 6 0">
            <text:p/>
          </draw:path>
          <draw:path draw:style-name="gr3" draw:text-style-name="P1" draw:layer="TiM_B" svg:width="0.042cm" svg:height="0.042cm" draw:transform="rotate (1.5707963267949) translate (31.329cm 26.071cm)" svg:viewBox="0 0 43 43" svg:d="M0 43c2 0 3 0 5 0s3 0 5 0c1 0 2-1 4-1 1-1 2-1 4-1 1-1 2-1 3-2 2-1 3-1 4-2s2-2 3-2c1-1 2-2 3-3s2-2 3-3 2-2 2-4c1-1 2-2 2-3 1-1 2-3 2-4 1-1 1-3 1-4 1-1 1-3 1-4 1-2 1-3 1-5s0-3 0-5">
            <text:p/>
          </draw:path>
          <draw:line draw:style-name="gr3" draw:text-style-name="P1" draw:layer="TiM_B" svg:x1="31.329cm" svg:y1="26.028cm" svg:x2="31.327cm" svg:y2="26.041cm">
            <text:p/>
          </draw:line>
          <draw:path draw:style-name="gr3" draw:text-style-name="P1" draw:layer="TiM_B" svg:width="0.03cm" svg:height="0.029cm" draw:transform="rotate (1.5707963267949) translate (31.327cm 26.072cm)" svg:viewBox="0 0 31 30" svg:d="M31 0c0 2 0 4-1 6 0 1 0 3-1 4 0 1-1 3-1 4-1 1-1 2-2 3 0 1-1 2-2 3s-1 2-2 3c-1 0-2 1-3 2s-2 1-3 2c-2 0-3 1-4 1-1 1-2 1-4 2-1 0-2 0-4 0-1 0-2 0-4 0">
            <text:p/>
          </draw:path>
          <draw:path draw:style-name="gr3" draw:text-style-name="P1" draw:layer="TiM_B" svg:width="0.025cm" svg:height="0.021cm" draw:transform="rotate (1.5707963267949) translate (31.335cm 26.098cm)" svg:viewBox="0 0 26 22" svg:d="M26 22c-1 0-2 0-3 0s-2 0-3 0-1 0-2 0c-1-1-2-1-3-1s-1-1-2-1-2-1-2-1c-1 0-2-1-2-1-1-1-1-1-2-2-1 0-1-1-2-1 0-1-1-1-1-2 0 0-1-1-1-2-1 0-1-1-1-2 0 0-1-1-1-2 0 0 0-1 0-2-1-1-1-1-1-2s0-2 0-3">
            <text:p/>
          </draw:path>
          <draw:path draw:style-name="gr3" draw:text-style-name="P1" draw:layer="TiM_B" svg:width="0.031cm" svg:height="0.023cm" draw:transform="rotate (1.5707963267949) translate (31.311cm 26.098cm)" svg:viewBox="0 0 32 24" svg:d="M0 24c0 0 0-1 0-2s1-2 1-3 0-1 1-2c0-1 0-2 1-2 0-1 1-2 1-3 1 0 1-1 2-1 1-1 1-2 2-2 1-1 1-1 2-1 1-1 1-1 2-1 0 0 1-1 2-1 0 0 1-1 2-1s1 0 2-1c1 0 2 0 3-1 1 0 2 0 4-1 1 0 2 0 3-1 2 0 3 0 4-1">
            <text:p/>
          </draw:path>
          <draw:path draw:style-name="gr3" draw:text-style-name="P1" draw:layer="TiM_B" svg:width="0.034cm" svg:height="0.034cm" draw:transform="rotate (1.5707963267949) translate (31.276cm 26.066cm)" svg:viewBox="0 0 35 35" svg:d="M0 35c1 0 3 0 4-1 1 0 2-1 3-1s2-1 3-1 2-1 3-1 2-1 3-1c0 0 1-1 2-1s1-1 2-1c0-1 1-1 2-1 1-1 2-2 3-3 0-1 1-1 2-2s2-2 2-3c1-1 2-2 2-4 1-1 2-2 2-3s1-3 1-4 1-3 1-4 0-3 0-4">
            <text:p/>
          </draw:path>
          <draw:path draw:style-name="gr3" draw:text-style-name="P1" draw:layer="TiM_B" svg:width="0.036cm" svg:height="0.034cm" draw:transform="rotate (1.5707963267949) translate (31.241cm 26.068cm)" svg:viewBox="0 0 37 35" svg:d="M37 35c0-1 0-3 0-4s-1-2-1-3c0-2 0-3-1-4 0-1 0-2-1-3 0-1-1-2-1-3-1-1-1-2-2-3 0-1-1-2-2-3s-1-2-2-2c-1-1-2-2-3-3-1 0-2-1-3-2-1 0-2-1-3-1-1-1-2-1-3-2-1 0-2-1-4-1-1 0-2 0-3-1-2 0-3 0-4 0-2 0-3 0-4 0">
            <text:p/>
          </draw:path>
          <draw:path draw:style-name="gr3" draw:text-style-name="P1" draw:layer="TiM_B" svg:width="0.039cm" svg:height="0.037cm" draw:transform="rotate (1.5707963267949) translate (31.241cm 26.108cm)" svg:viewBox="0 0 40 38" svg:d="M40 0c-2 0-4 0-6 0s-4 0-5 1c-2 0-4 1-5 1-2 1-3 2-5 2-1 1-3 2-4 3s-3 2-4 3-2 2-3 4c-1 1-2 2-3 4 0 1-1 3-2 4 0 2-1 3-1 5-1 2-1 4-1 5-1 2-1 4-1 6">
            <text:p/>
          </draw:path>
          <draw:line draw:style-name="gr3" draw:text-style-name="P1" draw:layer="TiM_B" svg:x1="31.279cm" svg:y1="26.108cm" svg:x2="31.281cm" svg:y2="26.094cm">
            <text:p/>
          </draw:line>
          <draw:path draw:style-name="gr3" draw:text-style-name="P1" draw:layer="TiM_B" svg:width="0.024cm" svg:height="0.024cm" draw:transform="rotate (1.5707963267949) translate (31.256cm 26.094cm)" svg:viewBox="0 0 25 25" svg:d="M0 25c0-1 0-2 0-3s0-2 0-3c1-1 1-2 1-3s1-2 1-2c0-1 1-2 1-3 0 0 1-1 1-2 1 0 1-1 2-1 0-1 1-2 1-2 1-1 1-1 2-2 0 0 1 0 2-1 0 0 1-1 2-1 0 0 1 0 2-1 1 0 1 0 2 0 1-1 2-1 3-1s1 0 2 0 2 0 3 0">
            <text:p/>
          </draw:path>
          <draw:path draw:style-name="gr3" draw:text-style-name="P1" draw:layer="TiM_B" svg:width="0.024cm" svg:height="0.019cm" draw:transform="rotate (1.5707963267949) translate (31.256cm 26.069cm)" svg:viewBox="0 0 25 20" svg:d="M0 0c1 0 2 0 3 0s2 0 3 0 1 0 2 1c1 0 2 0 3 0 0 0 1 1 2 1s1 1 2 1c0 0 1 1 2 1 0 1 1 1 1 1 1 1 1 1 2 2 0 0 1 1 1 2l1 1c0 1 1 1 1 2s0 1 1 2c0 1 0 1 0 2s0 1 0 2c1 1 1 2 1 2">
            <text:p/>
          </draw:path>
          <draw:path draw:style-name="gr3" draw:text-style-name="P1" draw:layer="TiM_B" svg:width="0.004cm" svg:height="0.012cm" draw:transform="rotate (1.5707963267949) translate (31.276cm 26.049cm)" svg:viewBox="0 0 5 13" svg:d="M5 0c0 2-1 3-1 4s0 3 0 4c-1 1-1 2-2 3 0 1-1 1-2 2">
            <text:p/>
          </draw:path>
          <draw:path draw:style-name="gr3" draw:text-style-name="P1" draw:layer="TiM_B" svg:width="0.019cm" svg:height="0.008cm" draw:transform="rotate (1.5707963267949) translate (31.289cm 26.069cm)" svg:viewBox="0 0 20 9" svg:d="M20 0c0 1 0 1-1 1 0 1-1 1-1 2-1 0-2 0-2 1-1 0-2 0-3 1-1 0-2 0-3 1-1 0-2 0-3 1-1 0-2 1-3 1s-3 0-4 1">
            <text:p/>
          </draw:path>
          <draw:path draw:style-name="gr3" draw:text-style-name="P1" draw:layer="TiM_B" svg:width="0.021cm" svg:height="0.005cm" draw:transform="rotate (1.5707963267949) translate (31.298cm 26.091cm)" svg:viewBox="0 0 22 6" svg:d="M22 0c-1 0-3 0-4 1-1 0-2 0-3 1-1 0-3 0-4 1-1 0-2 0-3 0 0 1-1 1-2 1s-2 1-3 1c0 0-1 0-2 1h-1">
            <text:p/>
          </draw:path>
          <draw:path draw:style-name="gr3" draw:text-style-name="P1" draw:layer="TiM_B" svg:width="0.019cm" svg:height="0.03cm" draw:transform="rotate (1.5707963267949) translate (31.304cm 26.111cm)" svg:viewBox="0 0 20 31" svg:d="M20 0c-2 1-3 2-5 3-1 1-3 2-4 3s-2 2-3 3-2 2-3 4c-1 1-2 2-2 4-1 1-1 3-2 4 0 2-1 3-1 5s0 3 0 5">
            <text:p/>
          </draw:path>
          <draw:path draw:style-name="gr3" draw:text-style-name="P1" draw:layer="TiM_B" svg:width="0.033cm" svg:height="0.05cm" draw:transform="rotate (1.5707963267949) translate (31.306cm 25.87cm)" svg:viewBox="0 0 34 51" svg:d="M34 0c0 2 0 4 0 6s0 4-1 6c0 2 0 4 0 5-1 2-1 4-1 5-1 2-1 4-2 5 0 1-1 3-1 4-1 2-1 3-2 4s-2 2-2 4c-1 1-2 2-3 3s-1 1-2 2-2 2-3 2c-1 1-2 2-3 2-1 1-2 1-3 2-1 0-3 0-4 1-1 0-2 0-3 0-2 0-3 0-4 0">
            <text:p/>
          </draw:path>
          <draw:path draw:style-name="gr3" draw:text-style-name="P1" draw:layer="TiM_B" svg:width="0.03cm" svg:height="0.03cm" draw:transform="rotate (1.5707963267949) translate (31.326cm 25.901cm)" svg:viewBox="0 0 31 31" svg:d="M31 31c-1 0-2 0-3 0s-2 0-3 0-1 0-2-1c-1 0-2 0-3 0-1-1-1-1-2-2-1 0-2 0-3-1 0 0-1-1-2-2 0 0-1-1-2-1-1-1-1-2-2-2-1-1-1-2-2-3 0-1-1-1-1-2-1-1-1-2-2-3 0-1-1-2-1-3-1-1-1-3-1-4-1-1-1-2-1-3-1-2-1-3-1-4">
            <text:p/>
          </draw:path>
          <draw:line draw:style-name="gr3" draw:text-style-name="P1" draw:layer="TiM_B" svg:x1="31.326cm" svg:y1="25.901cm" svg:x2="31.329cm" svg:y2="25.914cm">
            <text:p/>
          </draw:line>
          <draw:path draw:style-name="gr3" draw:text-style-name="P1" draw:layer="TiM_B" svg:width="0.042cm" svg:height="0.042cm" draw:transform="rotate (1.5707963267949) translate (31.329cm 25.914cm)" svg:viewBox="0 0 43 43" svg:d="M0 0c0 2 0 4 1 5 0 2 1 4 1 5 1 2 1 3 2 5 1 1 1 3 2 4 1 2 1 3 2 4s2 3 2 4c1 1 2 2 3 3s2 2 3 3 2 2 3 2c1 1 2 2 3 2 1 1 2 2 3 2 1 1 2 1 3 2 1 0 3 1 4 1s2 1 4 1c1 0 2 0 3 0 2 0 3 0 4 0">
            <text:p/>
          </draw:path>
          <draw:path draw:style-name="gr3" draw:text-style-name="P1" draw:layer="TiM_B" svg:width="0.047cm" svg:height="0.065cm" draw:transform="rotate (1.5707963267949) translate (31.306cm 25.871cm)" svg:viewBox="0 0 48 66" svg:d="M0 66c2 0 3 0 4 0s2 0 3 0 3 0 4 0c1-1 2-1 3-1 1-1 2-1 3-1 1-1 2-1 3-1 1-1 2-1 2-2 1 0 2-1 3-2 1 0 2-1 3-1 0-1 1-2 2-3 1 0 2-1 2-2 1-1 2-2 2-3 1-1 2-2 2-3 1-1 2-2 2-3 1-1 2-2 2-4 1-1 1-2 2-3 0-2 1-3 1-4 1-2 1-3 2-4 0-2 0-3 1-5 0-1 0-3 1-4 0-2 0-3 0-5 1-2 1-3 1-5s0-3 0-5 0-3 0-5">
            <text:p/>
          </draw:path>
          <draw:path draw:style-name="gr3" draw:text-style-name="P1" draw:layer="TiM_B" svg:width="0.048cm" svg:height="0.064cm" draw:transform="rotate (1.5707963267949) translate (31.241cm 25.872cm)" svg:viewBox="0 0 49 65" svg:d="M49 65c0-2 0-4 0-5 0-2 0-4 0-5 0-2 0-4-1-5 0-2 0-3 0-5-1-1-1-3-1-4-1-1-1-3-1-4-1-1-1-3-2-4 0-1-1-3-1-4-1-1-1-2-2-3 0-1-1-3-2-4 0-1-1-2-2-3 0-1-1-2-2-3s-1-1-2-2-2-2-3-3c0 0-1-1-2-2s-2-1-3-2c-1 0-2-1-3-2-1 0-2-1-3-1-1-1-2-1-3-1-1-1-2-1-3-1-1-1-2-1-3-1s-2-1-3-1-2 0-3 0-3 0-4 0">
            <text:p/>
          </draw:path>
          <draw:path draw:style-name="gr3" draw:text-style-name="P1" draw:layer="TiM_B" svg:width="0.04cm" svg:height="0.037cm" draw:transform="rotate (1.5707963267949) translate (31.241cm 25.913cm)" svg:viewBox="0 0 41 38" svg:d="M41 0c-1 0-2 0-3 0-2 0-3 0-4 0-1 1-2 1-3 1-2 0-3 1-4 1-1 1-2 1-3 2-1 0-2 1-3 1-1 1-2 1-3 2s-2 2-3 2c0 1-1 2-2 3s-2 2-3 3c0 1-1 2-2 3 0 1-1 2-2 4 0 1-1 2-2 3 0 2-1 3-1 4-1 2-1 3-2 5 0 1 0 3-1 4">
            <text:p/>
          </draw:path>
          <draw:line draw:style-name="gr3" draw:text-style-name="P1" draw:layer="TiM_B" svg:x1="31.279cm" svg:y1="25.913cm" svg:x2="31.282cm" svg:y2="25.899cm">
            <text:p/>
          </draw:line>
          <draw:path draw:style-name="gr3" draw:text-style-name="P1" draw:layer="TiM_B" svg:width="0.027cm" svg:height="0.025cm" draw:transform="rotate (1.5707963267949) translate (31.256cm 25.899cm)" svg:viewBox="0 0 28 26" svg:d="M0 26c0-1 0-2 1-3 0-1 0-2 1-3 0-1 0-2 1-3 0-1 1-1 1-2s1-2 1-3c1 0 1-1 2-2 0 0 1-1 1-2 1 0 2-1 2-2 1 0 1-1 2-1 1-1 1-1 2-1 1-1 1-1 2-2 1 0 1 0 2-1 1 0 2 0 2 0 1-1 2-1 3-1s1 0 2 0 2 0 3 0">
            <text:p/>
          </draw:path>
          <draw:path draw:style-name="gr3" draw:text-style-name="P1" draw:layer="TiM_B" svg:width="0.034cm" svg:height="0.049cm" draw:transform="rotate (1.5707963267949) translate (31.256cm 25.871cm)" svg:viewBox="0 0 35 50" svg:d="M0 0c2 0 3 0 5 0 1 0 3 1 5 1 1 1 3 1 4 2 1 0 3 1 4 2 1 0 1 1 2 1 1 1 1 2 2 2 0 1 1 1 1 2 1 0 2 1 2 2 1 1 1 1 2 2 0 1 0 2 1 2 0 1 1 2 1 3 1 1 1 2 1 3 1 0 1 1 1 2 1 1 1 2 1 3 1 2 1 3 1 4s1 2 1 3 0 3 0 4c1 1 1 2 1 4 0 1 0 2 0 4 0 1 0 2 0 4">
            <text:p/>
          </draw:path>
          <draw:line draw:style-name="gr3" draw:text-style-name="P1" draw:layer="TiM_B" svg:x1="31.356cm" svg:y1="25.758cm" svg:x2="31.371cm" svg:y2="25.758cm">
            <text:p/>
          </draw:line>
          <draw:line draw:style-name="gr3" draw:text-style-name="P1" draw:layer="TiM_B" svg:x1="31.371cm" svg:y1="25.758cm" svg:x2="31.371cm" svg:y2="25.679cm">
            <text:p/>
          </draw:line>
          <draw:line draw:style-name="gr3" draw:text-style-name="P1" draw:layer="TiM_B" svg:x1="31.371cm" svg:y1="25.679cm" svg:x2="31.242cm" svg:y2="25.679cm">
            <text:p/>
          </draw:line>
          <draw:line draw:style-name="gr3" draw:text-style-name="P1" draw:layer="TiM_B" svg:x1="31.242cm" svg:y1="25.679cm" svg:x2="31.242cm" svg:y2="25.756cm">
            <text:p/>
          </draw:line>
          <draw:line draw:style-name="gr3" draw:text-style-name="P1" draw:layer="TiM_B" svg:x1="31.242cm" svg:y1="25.756cm" svg:x2="31.257cm" svg:y2="25.756cm">
            <text:p/>
          </draw:line>
          <draw:line draw:style-name="gr3" draw:text-style-name="P1" draw:layer="TiM_B" svg:x1="31.257cm" svg:y1="25.756cm" svg:x2="31.257cm" svg:y2="25.693cm">
            <text:p/>
          </draw:line>
          <draw:line draw:style-name="gr3" draw:text-style-name="P1" draw:layer="TiM_B" svg:x1="31.257cm" svg:y1="25.693cm" svg:x2="31.297cm" svg:y2="25.693cm">
            <text:p/>
          </draw:line>
          <draw:line draw:style-name="gr3" draw:text-style-name="P1" draw:layer="TiM_B" svg:x1="31.297cm" svg:y1="25.693cm" svg:x2="31.297cm" svg:y2="25.753cm">
            <text:p/>
          </draw:line>
          <draw:line draw:style-name="gr3" draw:text-style-name="P1" draw:layer="TiM_B" svg:x1="31.297cm" svg:y1="25.753cm" svg:x2="31.312cm" svg:y2="25.753cm">
            <text:p/>
          </draw:line>
          <draw:line draw:style-name="gr3" draw:text-style-name="P1" draw:layer="TiM_B" svg:x1="31.312cm" svg:y1="25.753cm" svg:x2="31.312cm" svg:y2="25.693cm">
            <text:p/>
          </draw:line>
          <draw:line draw:style-name="gr3" draw:text-style-name="P1" draw:layer="TiM_B" svg:x1="31.312cm" svg:y1="25.693cm" svg:x2="31.356cm" svg:y2="25.693cm">
            <text:p/>
          </draw:line>
          <draw:line draw:style-name="gr3" draw:text-style-name="P1" draw:layer="TiM_B" svg:x1="31.356cm" svg:y1="25.693cm" svg:x2="31.356cm" svg:y2="25.758cm">
            <text:p/>
          </draw:line>
          <draw:line draw:style-name="gr3" draw:text-style-name="P1" draw:layer="TiM_B" svg:x1="31.087cm" svg:y1="25.993cm" svg:x2="31.216cm" svg:y2="25.952cm">
            <text:p/>
          </draw:line>
          <draw:line draw:style-name="gr3" draw:text-style-name="P1" draw:layer="TiM_B" svg:x1="31.216cm" svg:y1="25.952cm" svg:x2="31.216cm" svg:y2="25.938cm">
            <text:p/>
          </draw:line>
          <draw:line draw:style-name="gr3" draw:text-style-name="P1" draw:layer="TiM_B" svg:x1="31.216cm" svg:y1="25.938cm" svg:x2="31.087cm" svg:y2="25.9cm">
            <text:p/>
          </draw:line>
          <draw:line draw:style-name="gr3" draw:text-style-name="P1" draw:layer="TiM_B" svg:x1="31.087cm" svg:y1="25.9cm" svg:x2="31.087cm" svg:y2="25.914cm">
            <text:p/>
          </draw:line>
          <draw:line draw:style-name="gr3" draw:text-style-name="P1" draw:layer="TiM_B" svg:x1="31.087cm" svg:y1="25.914cm" svg:x2="31.181cm" svg:y2="25.939cm">
            <text:p/>
          </draw:line>
          <draw:path draw:style-name="gr3" draw:text-style-name="P1" draw:layer="TiM_B" svg:width="0.005cm" svg:height="0.019cm" draw:transform="rotate (1.5707963267949) translate (31.181cm 25.945cm)" svg:viewBox="0 0 6 20" svg:d="M6 0c-1 1-1 3-2 5 0 2-1 3-1 5-1 2-1 3-1 5-1 2-1 3-2 5">
            <text:p/>
          </draw:path>
          <draw:path draw:style-name="gr3" draw:text-style-name="P1" draw:layer="TiM_B" svg:width="0.004cm" svg:height="0.019cm" draw:transform="rotate (1.5707963267949) translate (31.181cm 25.95cm)" svg:viewBox="0 0 5 20" svg:d="M5 20c0-4-1-7-2-10-1-4-2-7-3-10">
            <text:p/>
          </draw:path>
          <draw:line draw:style-name="gr3" draw:text-style-name="P1" draw:layer="TiM_B" svg:x1="31.181cm" svg:y1="25.95cm" svg:x2="31.087cm" svg:y2="25.979cm">
            <text:p/>
          </draw:line>
          <draw:line draw:style-name="gr3" draw:text-style-name="P1" draw:layer="TiM_B" svg:x1="31.087cm" svg:y1="25.979cm" svg:x2="31.087cm" svg:y2="25.993cm">
            <text:p/>
          </draw:line>
          <draw:line draw:style-name="gr3" draw:text-style-name="P1" draw:layer="TiM_B" svg:x1="31.177cm" svg:y1="25.822cm" svg:x2="31.216cm" svg:y2="25.811cm">
            <text:p/>
          </draw:line>
          <draw:line draw:style-name="gr3" draw:text-style-name="P1" draw:layer="TiM_B" svg:x1="31.216cm" svg:y1="25.811cm" svg:x2="31.216cm" svg:y2="25.797cm">
            <text:p/>
          </draw:line>
          <draw:line draw:style-name="gr3" draw:text-style-name="P1" draw:layer="TiM_B" svg:x1="31.216cm" svg:y1="25.797cm" svg:x2="31.087cm" svg:y2="25.838cm">
            <text:p/>
          </draw:line>
          <draw:line draw:style-name="gr3" draw:text-style-name="P1" draw:layer="TiM_B" svg:x1="31.087cm" svg:y1="25.838cm" svg:x2="31.087cm" svg:y2="25.851cm">
            <text:p/>
          </draw:line>
          <draw:line draw:style-name="gr3" draw:text-style-name="P1" draw:layer="TiM_B" svg:x1="31.087cm" svg:y1="25.851cm" svg:x2="31.216cm" svg:y2="25.892cm">
            <text:p/>
          </draw:line>
          <draw:line draw:style-name="gr3" draw:text-style-name="P1" draw:layer="TiM_B" svg:x1="31.216cm" svg:y1="25.892cm" svg:x2="31.216cm" svg:y2="25.878cm">
            <text:p/>
          </draw:line>
          <draw:line draw:style-name="gr3" draw:text-style-name="P1" draw:layer="TiM_B" svg:x1="31.216cm" svg:y1="25.878cm" svg:x2="31.177cm" svg:y2="25.867cm">
            <text:p/>
          </draw:line>
          <draw:line draw:style-name="gr3" draw:text-style-name="P1" draw:layer="TiM_B" svg:x1="31.177cm" svg:y1="25.867cm" svg:x2="31.177cm" svg:y2="25.822cm">
            <text:p/>
          </draw:line>
          <draw:line draw:style-name="gr3" draw:text-style-name="P1" draw:layer="TiM_B" svg:x1="31.171cm" svg:y1="26.038cm" svg:x2="31.216cm" svg:y2="26.011cm">
            <text:p/>
          </draw:line>
          <draw:line draw:style-name="gr3" draw:text-style-name="P1" draw:layer="TiM_B" svg:x1="31.216cm" svg:y1="26.011cm" svg:x2="31.216cm" svg:y2="25.995cm">
            <text:p/>
          </draw:line>
          <draw:line draw:style-name="gr3" draw:text-style-name="P1" draw:layer="TiM_B" svg:x1="31.216cm" svg:y1="25.995cm" svg:x2="31.149cm" svg:y2="26.036cm">
            <text:p/>
          </draw:line>
          <draw:line draw:style-name="gr3" draw:text-style-name="P1" draw:layer="TiM_B" svg:x1="31.149cm" svg:y1="26.036cm" svg:x2="31.087cm" svg:y2="25.999cm">
            <text:p/>
          </draw:line>
          <draw:line draw:style-name="gr3" draw:text-style-name="P1" draw:layer="TiM_B" svg:x1="31.087cm" svg:y1="25.999cm" svg:x2="31.087cm" svg:y2="26.014cm">
            <text:p/>
          </draw:line>
          <draw:line draw:style-name="gr3" draw:text-style-name="P1" draw:layer="TiM_B" svg:x1="31.087cm" svg:y1="26.014cm" svg:x2="31.121cm" svg:y2="26.034cm">
            <text:p/>
          </draw:line>
          <draw:path draw:style-name="gr3" draw:text-style-name="P1" draw:layer="TiM_B" svg:width="0.009cm" svg:height="0.014cm" draw:transform="rotate (1.5707963267949) translate (31.121cm 26.044cm)" svg:viewBox="0 0 10 15" svg:d="M10 0c-1 1-2 3-3 4-1 2-2 3-3 4 0 2-1 3-2 4s-1 2-2 3">
            <text:p/>
          </draw:path>
          <draw:path draw:style-name="gr3" draw:text-style-name="P1" draw:layer="TiM_B" svg:width="0.008cm" svg:height="0.013cm" draw:transform="rotate (1.5707963267949) translate (31.122cm 26.053cm)" svg:viewBox="0 0 9 14" svg:d="M9 14c-1-2-3-5-4-7-2-2-3-5-5-7">
            <text:p/>
          </draw:path>
          <draw:line draw:style-name="gr3" draw:text-style-name="P1" draw:layer="TiM_B" svg:x1="31.122cm" svg:y1="26.053cm" svg:x2="31.087cm" svg:y2="26.074cm">
            <text:p/>
          </draw:line>
          <draw:line draw:style-name="gr3" draw:text-style-name="P1" draw:layer="TiM_B" svg:x1="31.087cm" svg:y1="26.074cm" svg:x2="31.087cm" svg:y2="26.089cm">
            <text:p/>
          </draw:line>
          <draw:line draw:style-name="gr3" draw:text-style-name="P1" draw:layer="TiM_B" svg:x1="31.087cm" svg:y1="26.089cm" svg:x2="31.149cm" svg:y2="26.051cm">
            <text:p/>
          </draw:line>
          <draw:line draw:style-name="gr3" draw:text-style-name="P1" draw:layer="TiM_B" svg:x1="31.149cm" svg:y1="26.051cm" svg:x2="31.216cm" svg:y2="26.092cm">
            <text:p/>
          </draw:line>
          <draw:line draw:style-name="gr3" draw:text-style-name="P1" draw:layer="TiM_B" svg:x1="31.216cm" svg:y1="26.092cm" svg:x2="31.216cm" svg:y2="26.077cm">
            <text:p/>
          </draw:line>
          <draw:line draw:style-name="gr3" draw:text-style-name="P1" draw:layer="TiM_B" svg:x1="31.216cm" svg:y1="26.077cm" svg:x2="31.169cm" svg:y2="26.049cm">
            <text:p/>
          </draw:line>
          <draw:path draw:style-name="gr3" draw:text-style-name="P1" draw:layer="TiM_B" svg:width="0.004cm" svg:height="0.007cm" draw:transform="rotate (1.5707963267949) translate (31.161cm 26.049cm)" svg:viewBox="0 0 5 8" svg:d="M0 8c1-1 2-2 3-4 1-1 1-2 2-4">
            <text:p/>
          </draw:path>
          <draw:path draw:style-name="gr3" draw:text-style-name="P1" draw:layer="TiM_B" svg:width="0.005cm" svg:height="0.009cm" draw:transform="rotate (1.5707963267949) translate (31.161cm 26.044cm)" svg:viewBox="0 0 6 10" svg:d="M0 0c1 1 1 2 2 4 1 0 1 1 2 2 0 1 1 2 1 2 0 1 1 1 1 2">
            <text:p/>
          </draw:path>
          <draw:line draw:style-name="gr3" draw:text-style-name="P1" draw:layer="TiM_B" svg:x1="31.317cm" svg:y1="25.811cm" svg:x2="31.332cm" svg:y2="25.811cm">
            <text:p/>
          </draw:line>
          <draw:line draw:style-name="gr3" draw:text-style-name="P1" draw:layer="TiM_B" svg:x1="31.332cm" svg:y1="25.811cm" svg:x2="31.332cm" svg:y2="25.771cm">
            <text:p/>
          </draw:line>
          <draw:line draw:style-name="gr3" draw:text-style-name="P1" draw:layer="TiM_B" svg:x1="31.332cm" svg:y1="25.771cm" svg:x2="31.317cm" svg:y2="25.771cm">
            <text:p/>
          </draw:line>
          <draw:line draw:style-name="gr3" draw:text-style-name="P1" draw:layer="TiM_B" svg:x1="31.317cm" svg:y1="25.771cm" svg:x2="31.317cm" svg:y2="25.811cm">
            <text:p/>
          </draw:line>
          <draw:line draw:style-name="gr3" draw:text-style-name="P1" draw:layer="TiM_B" svg:x1="31.332cm" svg:y1="25.946cm" svg:x2="31.371cm" svg:y2="25.935cm">
            <text:p/>
          </draw:line>
          <draw:line draw:style-name="gr3" draw:text-style-name="P1" draw:layer="TiM_B" svg:x1="31.371cm" svg:y1="25.935cm" svg:x2="31.371cm" svg:y2="25.921cm">
            <text:p/>
          </draw:line>
          <draw:line draw:style-name="gr3" draw:text-style-name="P1" draw:layer="TiM_B" svg:x1="31.371cm" svg:y1="25.921cm" svg:x2="31.242cm" svg:y2="25.962cm">
            <text:p/>
          </draw:line>
          <draw:line draw:style-name="gr3" draw:text-style-name="P1" draw:layer="TiM_B" svg:x1="31.242cm" svg:y1="25.962cm" svg:x2="31.242cm" svg:y2="25.975cm">
            <text:p/>
          </draw:line>
          <draw:line draw:style-name="gr3" draw:text-style-name="P1" draw:layer="TiM_B" svg:x1="31.242cm" svg:y1="25.975cm" svg:x2="31.371cm" svg:y2="26.016cm">
            <text:p/>
          </draw:line>
          <draw:line draw:style-name="gr3" draw:text-style-name="P1" draw:layer="TiM_B" svg:x1="31.371cm" svg:y1="26.016cm" svg:x2="31.371cm" svg:y2="26.002cm">
            <text:p/>
          </draw:line>
          <draw:line draw:style-name="gr3" draw:text-style-name="P1" draw:layer="TiM_B" svg:x1="31.371cm" svg:y1="26.002cm" svg:x2="31.332cm" svg:y2="25.991cm">
            <text:p/>
          </draw:line>
          <draw:line draw:style-name="gr3" draw:text-style-name="P1" draw:layer="TiM_B" svg:x1="31.332cm" svg:y1="25.991cm" svg:x2="31.332cm" svg:y2="25.946cm">
            <text:p/>
          </draw:line>
          <draw:line draw:style-name="gr3" draw:text-style-name="P1" draw:layer="TiM_B" svg:x1="31.356cm" svg:y1="26.208cm" svg:x2="31.371cm" svg:y2="26.208cm">
            <text:p/>
          </draw:line>
          <draw:line draw:style-name="gr3" draw:text-style-name="P1" draw:layer="TiM_B" svg:x1="31.371cm" svg:y1="26.208cm" svg:x2="31.371cm" svg:y2="26.129cm">
            <text:p/>
          </draw:line>
          <draw:line draw:style-name="gr3" draw:text-style-name="P1" draw:layer="TiM_B" svg:x1="31.371cm" svg:y1="26.129cm" svg:x2="31.242cm" svg:y2="26.129cm">
            <text:p/>
          </draw:line>
          <draw:line draw:style-name="gr3" draw:text-style-name="P1" draw:layer="TiM_B" svg:x1="31.242cm" svg:y1="26.129cm" svg:x2="31.242cm" svg:y2="26.206cm">
            <text:p/>
          </draw:line>
          <draw:line draw:style-name="gr3" draw:text-style-name="P1" draw:layer="TiM_B" svg:x1="31.242cm" svg:y1="26.206cm" svg:x2="31.257cm" svg:y2="26.206cm">
            <text:p/>
          </draw:line>
          <draw:line draw:style-name="gr3" draw:text-style-name="P1" draw:layer="TiM_B" svg:x1="31.257cm" svg:y1="26.206cm" svg:x2="31.257cm" svg:y2="26.143cm">
            <text:p/>
          </draw:line>
          <draw:line draw:style-name="gr3" draw:text-style-name="P1" draw:layer="TiM_B" svg:x1="31.257cm" svg:y1="26.143cm" svg:x2="31.297cm" svg:y2="26.143cm">
            <text:p/>
          </draw:line>
          <draw:line draw:style-name="gr3" draw:text-style-name="P1" draw:layer="TiM_B" svg:x1="31.297cm" svg:y1="26.143cm" svg:x2="31.297cm" svg:y2="26.203cm">
            <text:p/>
          </draw:line>
          <draw:line draw:style-name="gr3" draw:text-style-name="P1" draw:layer="TiM_B" svg:x1="31.297cm" svg:y1="26.203cm" svg:x2="31.312cm" svg:y2="26.203cm">
            <text:p/>
          </draw:line>
          <draw:line draw:style-name="gr3" draw:text-style-name="P1" draw:layer="TiM_B" svg:x1="31.312cm" svg:y1="26.203cm" svg:x2="31.312cm" svg:y2="26.143cm">
            <text:p/>
          </draw:line>
          <draw:line draw:style-name="gr3" draw:text-style-name="P1" draw:layer="TiM_B" svg:x1="31.312cm" svg:y1="26.143cm" svg:x2="31.356cm" svg:y2="26.143cm">
            <text:p/>
          </draw:line>
          <draw:line draw:style-name="gr3" draw:text-style-name="P1" draw:layer="TiM_B" svg:x1="31.356cm" svg:y1="26.143cm" svg:x2="31.356cm" svg:y2="26.208cm">
            <text:p/>
          </draw:line>
          <draw:line draw:style-name="gr3" draw:text-style-name="P1" draw:layer="TiM_B" svg:x1="31.427cm" svg:y1="25.559cm" svg:x2="31.427cm" svg:y2="25.634cm">
            <text:p/>
          </draw:line>
          <draw:line draw:style-name="gr3" draw:text-style-name="P1" draw:layer="TiM_B" svg:x1="31.056cm" svg:y1="25.634cm" svg:x2="31.056cm" svg:y2="25.559cm">
            <text:p/>
          </draw:line>
          <draw:line draw:style-name="gr3" draw:text-style-name="P1" draw:layer="TiM_B" svg:x1="29.904cm" svg:y1="25.559cm" svg:x2="29.904cm" svg:y2="25.634cm">
            <text:p/>
          </draw:line>
          <draw:line draw:style-name="gr3" draw:text-style-name="P1" draw:layer="TiM_B" svg:x1="29.904cm" svg:y1="25.634cm" svg:x2="29.533cm" svg:y2="25.634cm">
            <text:p/>
          </draw:line>
          <draw:path draw:style-name="gr3" draw:text-style-name="P1" draw:layer="TiM_B" svg:width="0.039cm" svg:height="0.037cm" draw:transform="rotate (1.5707963267949) translate (29.812cm 26.111cm)" svg:viewBox="0 0 40 38" svg:d="M0 0c0 2 0 4 0 5 0 2 1 4 1 5 1 2 1 4 2 5 0 2 1 3 2 5 1 1 2 2 3 4 1 1 2 2 3 3s2 2 4 3c1 1 3 2 4 3s3 1 5 2c1 1 3 1 5 1 2 1 3 1 5 1s4 0 6 1">
            <text:p/>
          </draw:path>
          <draw:path draw:style-name="gr3" draw:text-style-name="P1" draw:layer="TiM_B" svg:width="0.03cm" svg:height="0.029cm" draw:transform="rotate (1.5707963267949) translate (29.805cm 26.072cm)" svg:viewBox="0 0 31 30" svg:d="M31 0c0 1 0 3-1 5 0 1 0 3-1 4 0 1-1 3-1 4-1 1-1 2-2 3 0 1-1 2-2 3s-1 2-2 3c-1 0-2 1-3 2s-2 1-3 2c-2 1-3 1-4 2-1 0-2 0-4 1-1 0-2 0-4 0-1 0-2 0-4 1">
            <text:p/>
          </draw:path>
          <draw:path draw:style-name="gr3" draw:text-style-name="P1" draw:layer="TiM_B" svg:width="0.025cm" svg:height="0.021cm" draw:transform="rotate (1.5707963267949) translate (29.813cm 26.098cm)" svg:viewBox="0 0 26 22" svg:d="M26 22c-1 0-2-1-3-1s-2 0-3 0-1 0-2 0c-1-1-2-1-3-1s-1-1-2-1-2-1-2-1c-1 0-2-1-2-1-1-1-1-1-2-2-1 0-1-1-2-1 0-1-1-1-1-2 0 0-1-1-1-2-1 0-1-1-1-2 0 0-1-1-1-2 0 0 0-1 0-2-1-1-1-1-1-2s0-2 0-2">
            <text:p/>
          </draw:path>
          <draw:path draw:style-name="gr3" draw:text-style-name="P1" draw:layer="TiM_B" svg:width="0.031cm" svg:height="0.024cm" draw:transform="rotate (1.5707963267949) translate (29.788cm 26.098cm)" svg:viewBox="0 0 32 25" svg:d="M0 25c0-1 0-2 0-3s1-2 1-3 0-1 1-2c0-1 0-2 1-2 0-1 1-2 1-2 1-1 1-2 2-2 1-1 1-1 2-2 1 0 1-1 2-1 1-1 1-1 2-1 0 0 1-1 2-1 0 0 1 0 2-1 1 0 1 0 2-1 1 0 2 0 3-1 1 0 2 0 4-1 1 0 2 0 3-1 2 0 3 0 4-1">
            <text:p/>
          </draw:path>
          <draw:path draw:style-name="gr3" draw:text-style-name="P1" draw:layer="TiM_B" svg:width="0.034cm" svg:height="0.034cm" draw:transform="rotate (1.5707963267949) translate (29.753cm 26.066cm)" svg:viewBox="0 0 35 35" svg:d="M0 35c1 0 3 0 4-1 1 0 2 0 3-1 1 0 2 0 3-1 1 0 2-1 3-1s2-1 3-1c0 0 1-1 2-1s1-1 2-1c0-1 1-1 2-1 1-1 2-2 3-3 0-1 1-1 2-2s2-2 2-3c1-1 2-2 2-4 1-1 2-2 2-3s1-3 1-4 1-2 1-4c0-1 0-3 0-4">
            <text:p/>
          </draw:path>
          <draw:path draw:style-name="gr3" draw:text-style-name="P1" draw:layer="TiM_B" svg:width="0.036cm" svg:height="0.034cm" draw:transform="rotate (1.5707963267949) translate (29.718cm 26.068cm)" svg:viewBox="0 0 37 35" svg:d="M37 35c0-1 0-3 0-4s-1-2-1-3c0-2 0-3-1-4 0-1 0-2-1-3 0-1-1-2-1-3-1-1-1-2-2-3 0-1-1-2-2-3s-1-2-2-2c-1-1-2-2-3-3-1 0-2-1-3-2-1 0-2-1-3-1-1-1-2-1-3-2-1 0-2-1-4-1-1 0-2 0-3-1-2 0-3 0-4 0-2 0-3 0-4 0">
            <text:p/>
          </draw:path>
          <draw:path draw:style-name="gr3" draw:text-style-name="P1" draw:layer="TiM_B" svg:width="0.024cm" svg:height="0.024cm" draw:transform="rotate (1.5707963267949) translate (29.733cm 26.094cm)" svg:viewBox="0 0 25 25" svg:d="M0 25c0-1 0-2 0-3s0-2 0-3c1-1 1-2 1-3s1-1 1-2 1-2 1-3c0 0 1-1 1-2 1 0 1-1 2-1 0-1 1-2 1-2 1-1 1-1 2-1 0-1 1-1 2-2 0 0 1 0 2-1 0 0 1 0 2-1 1 0 1 0 2 0 1-1 2-1 3-1s1 0 2 0 2 0 3 0">
            <text:p/>
          </draw:path>
          <draw:path draw:style-name="gr3" draw:text-style-name="P1" draw:layer="TiM_B" svg:width="0.021cm" svg:height="0.005cm" draw:transform="rotate (1.5707963267949) translate (29.775cm 26.091cm)" svg:viewBox="0 0 22 6" svg:d="M22 0c-1 0-3 0-4 1-1 0-2 0-3 1-1 0-3 0-4 1-1 0-2 0-3 0 0 1-1 1-2 1-1 1-2 1-3 1 0 0-1 0-2 1h-1">
            <text:p/>
          </draw:path>
          <draw:path draw:style-name="gr3" draw:text-style-name="P1" draw:layer="TiM_B" svg:width="0.019cm" svg:height="0.03cm" draw:transform="rotate (1.5707963267949) translate (29.781cm 26.111cm)" svg:viewBox="0 0 20 31" svg:d="M20 0c-2 1-3 2-5 3-1 1-3 2-4 3s-2 2-3 3-2 2-3 4c-1 1-2 2-2 4-1 1-1 3-2 4 0 2-1 3-1 5s0 3 0 5">
            <text:p/>
          </draw:path>
          <draw:path draw:style-name="gr3" draw:text-style-name="P1" draw:layer="TiM_B" svg:width="0.033cm" svg:height="0.051cm" draw:transform="rotate (1.5707963267949) translate (29.783cm 25.87cm)" svg:viewBox="0 0 34 52" svg:d="M34 0c0 2 0 4 0 6s0 4-1 6c0 2 0 4 0 5-1 2-1 4-1 5-1 2-1 4-2 5 0 2-1 3-1 4-1 2-1 3-2 4s-2 3-2 4c-1 1-2 2-3 3s-1 1-2 2-2 2-3 2c-1 1-2 2-3 2-1 1-2 1-3 2-1 0-3 0-4 1-1 0-2 0-3 0-2 0-3 0-4 1">
            <text:p/>
          </draw:path>
          <draw:path draw:style-name="gr3" draw:text-style-name="P1" draw:layer="TiM_B" svg:width="0.03cm" svg:height="0.031cm" draw:transform="rotate (1.5707963267949) translate (29.803cm 25.901cm)" svg:viewBox="0 0 31 32" svg:d="M31 32c-1 0-2-1-3-1s-2 0-3 0-1 0-2-1c-1 0-2 0-3 0-1-1-1-1-2-2-1 0-2 0-3-1 0 0-1-1-2-1 0-1-1-2-2-2-1-1-1-2-2-2-1-1-1-2-2-3 0-1-1-1-1-2-1-1-1-2-2-3 0-1-1-2-1-3-1-1-1-3-1-4-1-1-1-2-1-3-1-2-1-3-1-4">
            <text:p/>
          </draw:path>
          <draw:path draw:style-name="gr3" draw:text-style-name="P1" draw:layer="TiM_B" svg:width="0.048cm" svg:height="0.064cm" draw:transform="rotate (1.5707963267949) translate (29.718cm 25.872cm)" svg:viewBox="0 0 49 65" svg:d="M49 65c0-2 0-4 0-5 0-2 0-4 0-5 0-2 0-3-1-5 0-2 0-3 0-5-1-1-1-3-1-4-1-1-1-3-1-4-1-1-1-3-2-4 0-1-1-3-1-4-1-1-1-2-2-3 0-1-1-3-2-4 0-1-1-2-2-3 0-1-1-2-2-3-1 0-1-1-2-2s-2-2-3-3c0 0-1-1-2-2-1 0-2-1-3-2-1 0-2-1-3-2-1 0-2-1-3-1s-2-1-3-1c-1-1-2-1-3-1-1-1-2-1-3-1s-2-1-3-1-2 0-3 0-3 0-4 0">
            <text:p/>
          </draw:path>
          <draw:path draw:style-name="gr3" draw:text-style-name="P1" draw:layer="TiM_B" svg:width="0.027cm" svg:height="0.025cm" draw:transform="rotate (1.5707963267949) translate (29.733cm 25.899cm)" svg:viewBox="0 0 28 26" svg:d="M0 26c0-1 0-2 1-3 0-1 0-2 1-3 0-1 0-2 1-3 0 0 1-1 1-2s1-2 1-3c1 0 1-1 2-2 0 0 1-1 1-2 1 0 2-1 2-2 1 0 1-1 2-1 1-1 1-1 2-1 1-1 1-1 2-2 1 0 1 0 2-1 1 0 2 0 2 0 1 0 2-1 3-1s1 0 2 0 2 0 3 0">
            <text:p/>
          </draw:path>
          <draw:line draw:style-name="gr3" draw:text-style-name="P1" draw:layer="TiM_B" svg:x1="29.833cm" svg:y1="25.758cm" svg:x2="29.848cm" svg:y2="25.758cm">
            <text:p/>
          </draw:line>
          <draw:line draw:style-name="gr3" draw:text-style-name="P1" draw:layer="TiM_B" svg:x1="29.734cm" svg:y1="25.693cm" svg:x2="29.775cm" svg:y2="25.693cm">
            <text:p/>
          </draw:line>
          <draw:line draw:style-name="gr3" draw:text-style-name="P1" draw:layer="TiM_B" svg:x1="29.775cm" svg:y1="25.693cm" svg:x2="29.775cm" svg:y2="25.753cm">
            <text:p/>
          </draw:line>
          <draw:line draw:style-name="gr3" draw:text-style-name="P1" draw:layer="TiM_B" svg:x1="29.775cm" svg:y1="25.753cm" svg:x2="29.79cm" svg:y2="25.753cm">
            <text:p/>
          </draw:line>
          <draw:line draw:style-name="gr3" draw:text-style-name="P1" draw:layer="TiM_B" svg:x1="29.79cm" svg:y1="25.753cm" svg:x2="29.79cm" svg:y2="25.693cm">
            <text:p/>
          </draw:line>
          <draw:line draw:style-name="gr3" draw:text-style-name="P1" draw:layer="TiM_B" svg:x1="29.79cm" svg:y1="25.693cm" svg:x2="29.833cm" svg:y2="25.693cm">
            <text:p/>
          </draw:line>
          <draw:path draw:style-name="gr3" draw:text-style-name="P1" draw:layer="TiM_B" svg:width="0.005cm" svg:height="0.019cm" draw:transform="rotate (1.5707963267949) translate (29.658cm 25.945cm)" svg:viewBox="0 0 6 20" svg:d="M6 0c-1 1-1 3-2 5 0 2-1 3-1 5-1 2-1 3-1 5-1 2-1 3-2 5">
            <text:p/>
          </draw:path>
          <draw:line draw:style-name="gr3" draw:text-style-name="P1" draw:layer="TiM_B" svg:x1="29.654cm" svg:y1="25.822cm" svg:x2="29.693cm" svg:y2="25.811cm">
            <text:p/>
          </draw:line>
          <draw:line draw:style-name="gr3" draw:text-style-name="P1" draw:layer="TiM_B" svg:x1="29.693cm" svg:y1="25.811cm" svg:x2="29.693cm" svg:y2="25.797cm">
            <text:p/>
          </draw:line>
          <draw:line draw:style-name="gr3" draw:text-style-name="P1" draw:layer="TiM_B" svg:x1="29.564cm" svg:y1="25.851cm" svg:x2="29.693cm" svg:y2="25.892cm">
            <text:p/>
          </draw:line>
          <draw:path draw:style-name="gr3" draw:text-style-name="P1" draw:layer="TiM_B" svg:width="0.009cm" svg:height="0.014cm" draw:transform="rotate (1.5707963267949) translate (29.598cm 26.044cm)" svg:viewBox="0 0 10 15" svg:d="M10 0c-1 1-2 3-3 4-1 2-2 3-3 5 0 1-1 2-2 3s-1 2-2 3">
            <text:p/>
          </draw:path>
          <draw:path draw:style-name="gr3" draw:text-style-name="P1" draw:layer="TiM_B" svg:width="0.008cm" svg:height="0.013cm" draw:transform="rotate (1.5707963267949) translate (29.599cm 26.053cm)" svg:viewBox="0 0 9 14" svg:d="M9 14c-1-2-3-4-4-7-2-2-3-5-5-7">
            <text:p/>
          </draw:path>
          <draw:path draw:style-name="gr3" draw:text-style-name="P1" draw:layer="TiM_B" svg:width="0.005cm" svg:height="0.009cm" draw:transform="rotate (1.5707963267949) translate (29.638cm 26.044cm)" svg:viewBox="0 0 6 10" svg:d="M0 0c1 1 1 3 2 4s1 1 2 2c0 1 1 2 1 2 0 1 1 1 1 2">
            <text:p/>
          </draw:path>
          <draw:line draw:style-name="gr3" draw:text-style-name="P1" draw:layer="TiM_B" svg:x1="29.81cm" svg:y1="25.811cm" svg:x2="29.81cm" svg:y2="25.771cm">
            <text:p/>
          </draw:line>
          <draw:line draw:style-name="gr3" draw:text-style-name="P1" draw:layer="TiM_B" svg:x1="29.795cm" svg:y1="25.771cm" svg:x2="29.795cm" svg:y2="25.811cm">
            <text:p/>
          </draw:line>
          <draw:line draw:style-name="gr3" draw:text-style-name="P1" draw:layer="TiM_B" svg:x1="29.81cm" svg:y1="25.946cm" svg:x2="29.848cm" svg:y2="25.935cm">
            <text:p/>
          </draw:line>
          <draw:line draw:style-name="gr3" draw:text-style-name="P1" draw:layer="TiM_B" svg:x1="29.848cm" svg:y1="25.935cm" svg:x2="29.848cm" svg:y2="25.921cm">
            <text:p/>
          </draw:line>
          <draw:line draw:style-name="gr3" draw:text-style-name="P1" draw:layer="TiM_B" svg:x1="29.848cm" svg:y1="25.921cm" svg:x2="29.719cm" svg:y2="25.962cm">
            <text:p/>
          </draw:line>
          <draw:line draw:style-name="gr3" draw:text-style-name="P1" draw:layer="TiM_B" svg:x1="29.848cm" svg:y1="26.016cm" svg:x2="29.848cm" svg:y2="26.002cm">
            <text:p/>
          </draw:line>
          <draw:line draw:style-name="gr3" draw:text-style-name="P1" draw:layer="TiM_B" svg:x1="29.81cm" svg:y1="25.991cm" svg:x2="29.81cm" svg:y2="25.946cm">
            <text:p/>
          </draw:line>
          <draw:line draw:style-name="gr3" draw:text-style-name="P1" draw:layer="TiM_B" svg:x1="29.848cm" svg:y1="26.129cm" svg:x2="29.719cm" svg:y2="26.129cm">
            <text:p/>
          </draw:line>
          <draw:line draw:style-name="gr3" draw:text-style-name="P1" draw:layer="TiM_B" svg:x1="29.719cm" svg:y1="26.206cm" svg:x2="29.734cm" svg:y2="26.206cm">
            <text:p/>
          </draw:line>
          <draw:line draw:style-name="gr3" draw:text-style-name="P1" draw:layer="TiM_B" svg:x1="29.775cm" svg:y1="26.143cm" svg:x2="29.775cm" svg:y2="26.203cm">
            <text:p/>
          </draw:line>
          <draw:line draw:style-name="gr3" draw:text-style-name="P1" draw:layer="TiM_B" svg:x1="29.775cm" svg:y1="26.203cm" svg:x2="29.79cm" svg:y2="26.203cm">
            <text:p/>
          </draw:line>
          <draw:line draw:style-name="gr3" draw:text-style-name="P1" draw:layer="TiM_B" svg:x1="29.79cm" svg:y1="26.203cm" svg:x2="29.79cm" svg:y2="26.143cm">
            <text:p/>
          </draw:line>
          <draw:line draw:style-name="gr3" draw:text-style-name="P1" draw:layer="TiM_B" svg:x1="19.236cm" svg:y1="25.634cm" svg:x2="18.866cm" svg:y2="25.634cm">
            <text:p/>
          </draw:line>
          <draw:path draw:style-name="gr3" draw:text-style-name="P1" draw:layer="TiM_B" svg:width="0.025cm" svg:height="0.021cm" draw:transform="rotate (1.5707963267949) translate (19.145cm 26.098cm)" svg:viewBox="0 0 26 22" svg:d="M26 22c-1 0-2 0-3 0s-2 0-3-1c-1 0-1 0-2 0s-2 0-3-1c-1 0-1 0-2 0-1-1-2-1-2-2-1 0-2 0-2-1-1 0-1-1-2-1-1-1-1-1-2-2 0 0-1-1-1-2l-1-1c-1-1-1-2-1-2 0-1-1-2-1-2 0-1 0-2 0-2-1-1-1-2-1-3s0-1 0-2">
            <text:p/>
          </draw:path>
          <draw:path draw:style-name="gr3" draw:text-style-name="P1" draw:layer="TiM_B" svg:width="0.031cm" svg:height="0.023cm" draw:transform="rotate (1.5707963267949) translate (19.121cm 26.098cm)" svg:viewBox="0 0 32 24" svg:d="M0 24c0-1 0-2 0-3s1-2 1-2c0-1 0-2 1-3 0-1 0-1 1-2 0-1 1-1 1-2 1-1 1-1 2-2s1-1 2-2c1 0 1-1 2-1s1-1 2-1c0 0 1 0 2-1 0 0 1 0 2 0 1-1 1-1 2-1 1-1 2-1 3-1 1-1 2-1 4-1 1-1 2-1 3-1 2-1 3-1 4-1">
            <text:p/>
          </draw:path>
          <draw:path draw:style-name="gr3" draw:text-style-name="P1" draw:layer="TiM_B" svg:width="0.034cm" svg:height="0.035cm" draw:transform="rotate (1.5707963267949) translate (19.085cm 26.066cm)" svg:viewBox="0 0 35 36" svg:d="M0 36c1-1 3-1 4-1 1-1 2-1 3-1 1-1 2-1 3-2 1 0 2 0 3-1 1 0 2 0 3-1 0 0 1 0 2-1 1 0 1 0 2-1 0 0 1-1 2-1 1-1 2-1 3-2 0-1 1-2 2-3s2-2 2-3c1-1 2-2 2-3 1-1 2-3 2-4s1-2 1-4c0-1 1-2 1-3 0-2 0-3 0-5">
            <text:p/>
          </draw:path>
          <draw:path draw:style-name="gr3" draw:text-style-name="P1" draw:layer="TiM_B" svg:width="0.024cm" svg:height="0.024cm" draw:transform="rotate (1.5707963267949) translate (19.065cm 26.094cm)" svg:viewBox="0 0 25 25" svg:d="M0 25c0-1 0-2 0-3s0-2 0-3c1-1 1-2 1-2 0-1 1-2 1-3s1-1 1-2 1-2 1-2c1-1 1-1 2-2 0-1 1-1 1-2 1 0 1-1 2-1 0-1 1-1 2-1 0-1 1-1 2-1 0-1 1-1 2-1 1-1 1-1 2-1s2 0 3 0c1-1 1-1 2-1s2 0 3 0">
            <text:p/>
          </draw:path>
          <draw:path draw:style-name="gr3" draw:text-style-name="P1" draw:layer="TiM_B" svg:width="0.024cm" svg:height="0.02cm" draw:transform="rotate (1.5707963267949) translate (19.065cm 26.069cm)" svg:viewBox="0 0 25 21" svg:d="M0 0c1 0 2 0 3 0s2 0 3 1c1 0 1 0 2 0s2 0 3 1c0 0 1 0 2 0 1 1 1 1 2 1 0 1 1 1 2 2 0 0 1 0 1 1 1 0 1 1 2 1 0 1 1 1 1 2 0 0 1 1 1 2l1 1c0 1 0 2 1 2 0 1 0 2 0 2 0 1 0 2 0 2 1 1 1 2 1 3">
            <text:p/>
          </draw:path>
          <draw:path draw:style-name="gr3" draw:text-style-name="P1" draw:layer="TiM_B" svg:width="0.021cm" svg:height="0.006cm" draw:transform="rotate (1.5707963267949) translate (19.107cm 26.091cm)" svg:viewBox="0 0 22 7" svg:d="M22 0c-1 1-3 1-4 1s-2 1-3 1-3 1-4 1-2 0-3 1c0 0-1 0-2 1-1 0-2 0-3 0 0 1-1 1-2 1l-1 1">
            <text:p/>
          </draw:path>
          <draw:path draw:style-name="gr3" draw:text-style-name="P1" draw:layer="TiM_B" svg:width="0.033cm" svg:height="0.051cm" draw:transform="rotate (1.5707963267949) translate (19.115cm 25.87cm)" svg:viewBox="0 0 34 52" svg:d="M34 0c0 2 0 4 0 6s0 4-1 6c0 2 0 4 0 6-1 1-1 3-1 5-1 1-1 3-2 4 0 2-1 3-1 5-1 1-1 2-2 4-1 1-2 2-2 3-1 1-2 2-3 3s-1 2-2 3c-1 0-2 1-3 2-1 0-2 1-3 2-1 0-2 1-3 1s-3 1-4 1-2 1-3 1c-2 0-3 0-4 0">
            <text:p/>
          </draw:path>
          <draw:path draw:style-name="gr3" draw:text-style-name="P1" draw:layer="TiM_B" svg:width="0.048cm" svg:height="0.064cm" draw:transform="rotate (1.5707963267949) translate (19.05cm 25.872cm)" svg:viewBox="0 0 49 65" svg:d="M49 65c0-2 0-3 0-5s0-3 0-5 0-3-1-5c0-1 0-3 0-4-1-2-1-3-1-5-1-1-1-2-1-4-1-1-1-2-2-4 0-1-1-2-1-3-1-2-1-3-2-4 0-1-1-2-2-3 0-1-1-2-2-3 0-1-1-2-2-3s-1-2-2-3-2-2-3-2c0-1-1-2-2-2-1-1-2-2-3-2-1-1-2-2-3-2-1-1-2-1-3-2-1 0-2-1-3-1s-2-1-3-1-2-1-3-1-2 0-3 0c-1-1-2-1-3-1s-3 0-4 0">
            <text:p/>
          </draw:path>
          <draw:path draw:style-name="gr3" draw:text-style-name="P1" draw:layer="TiM_B" svg:width="0.04cm" svg:height="0.037cm" draw:transform="rotate (1.5707963267949) translate (19.05cm 25.913cm)" svg:viewBox="0 0 41 38" svg:d="M41 0c-1 0-2 0-3 0-2 0-3 1-4 1s-2 0-3 1c-2 0-3 0-4 1-1 0-2 0-3 1-1 0-2 1-3 2-1 0-2 1-3 2-1 0-2 1-3 2 0 1-1 2-2 2-1 1-2 2-3 3 0 1-1 2-2 3 0 2-1 3-2 4 0 1-1 2-2 4 0 1-1 2-1 4-1 1-1 2-2 4 0 1 0 3-1 4">
            <text:p/>
          </draw:path>
          <draw:line draw:style-name="gr3" draw:text-style-name="P1" draw:layer="TiM_B" svg:x1="19.165cm" svg:y1="25.758cm" svg:x2="19.18cm" svg:y2="25.758cm">
            <text:p/>
          </draw:line>
          <draw:line draw:style-name="gr3" draw:text-style-name="P1" draw:layer="TiM_B" svg:x1="19.052cm" svg:y1="25.679cm" svg:x2="19.052cm" svg:y2="25.756cm">
            <text:p/>
          </draw:line>
          <draw:line draw:style-name="gr3" draw:text-style-name="P1" draw:layer="TiM_B" svg:x1="19.067cm" svg:y1="25.693cm" svg:x2="19.107cm" svg:y2="25.693cm">
            <text:p/>
          </draw:line>
          <draw:line draw:style-name="gr3" draw:text-style-name="P1" draw:layer="TiM_B" svg:x1="19.107cm" svg:y1="25.693cm" svg:x2="19.107cm" svg:y2="25.753cm">
            <text:p/>
          </draw:line>
          <draw:line draw:style-name="gr3" draw:text-style-name="P1" draw:layer="TiM_B" svg:x1="19.107cm" svg:y1="25.753cm" svg:x2="19.122cm" svg:y2="25.753cm">
            <text:p/>
          </draw:line>
          <draw:line draw:style-name="gr3" draw:text-style-name="P1" draw:layer="TiM_B" svg:x1="19.122cm" svg:y1="25.753cm" svg:x2="19.122cm" svg:y2="25.693cm">
            <text:p/>
          </draw:line>
          <draw:line draw:style-name="gr3" draw:text-style-name="P1" draw:layer="TiM_B" svg:x1="19.122cm" svg:y1="25.693cm" svg:x2="19.165cm" svg:y2="25.693cm">
            <text:p/>
          </draw:line>
          <draw:line draw:style-name="gr3" draw:text-style-name="P1" draw:layer="TiM_B" svg:x1="19.165cm" svg:y1="25.693cm" svg:x2="19.165cm" svg:y2="25.758cm">
            <text:p/>
          </draw:line>
          <draw:path draw:style-name="gr3" draw:text-style-name="P1" draw:layer="TiM_B" svg:width="0.005cm" svg:height="0.019cm" draw:transform="rotate (1.5707963267949) translate (18.99cm 25.945cm)" svg:viewBox="0 0 6 20" svg:d="M6 0c-1 2-1 3-2 5 0 2-1 4-1 5-1 2-1 4-1 5-1 2-1 4-2 5">
            <text:p/>
          </draw:path>
          <draw:line draw:style-name="gr3" draw:text-style-name="P1" draw:layer="TiM_B" svg:x1="18.987cm" svg:y1="25.822cm" svg:x2="19.025cm" svg:y2="25.811cm">
            <text:p/>
          </draw:line>
          <draw:line draw:style-name="gr3" draw:text-style-name="P1" draw:layer="TiM_B" svg:x1="19.025cm" svg:y1="25.811cm" svg:x2="19.025cm" svg:y2="25.797cm">
            <text:p/>
          </draw:line>
          <draw:line draw:style-name="gr3" draw:text-style-name="P1" draw:layer="TiM_B" svg:x1="18.897cm" svg:y1="25.851cm" svg:x2="19.025cm" svg:y2="25.892cm">
            <text:p/>
          </draw:line>
          <draw:path draw:style-name="gr3" draw:text-style-name="P1" draw:layer="TiM_B" svg:width="0.009cm" svg:height="0.015cm" draw:transform="rotate (1.5707963267949) translate (18.93cm 26.044cm)" svg:viewBox="0 0 10 16" svg:d="M10 0c-1 1-2 3-3 5-1 1-2 2-3 4 0 1-1 2-2 3s-1 2-2 4">
            <text:p/>
          </draw:path>
          <draw:path draw:style-name="gr3" draw:text-style-name="P1" draw:layer="TiM_B" svg:width="0.005cm" svg:height="0.008cm" draw:transform="rotate (1.5707963267949) translate (18.971cm 26.044cm)" svg:viewBox="0 0 6 9" svg:d="M0 0c1 1 1 2 2 3s1 2 2 3c0 0 1 1 1 2l1 1">
            <text:p/>
          </draw:path>
          <draw:line draw:style-name="gr3" draw:text-style-name="P1" draw:layer="TiM_B" svg:x1="19.18cm" svg:y1="25.935cm" svg:x2="19.18cm" svg:y2="25.921cm">
            <text:p/>
          </draw:line>
          <draw:line draw:style-name="gr3" draw:text-style-name="P1" draw:layer="TiM_B" svg:x1="19.18cm" svg:y1="25.921cm" svg:x2="19.052cm" svg:y2="25.962cm">
            <text:p/>
          </draw:line>
          <draw:line draw:style-name="gr3" draw:text-style-name="P1" draw:layer="TiM_B" svg:x1="19.18cm" svg:y1="26.016cm" svg:x2="19.18cm" svg:y2="26.002cm">
            <text:p/>
          </draw:line>
          <draw:line draw:style-name="gr3" draw:text-style-name="P1" draw:layer="TiM_B" svg:x1="19.142cm" svg:y1="25.991cm" svg:x2="19.142cm" svg:y2="25.946cm">
            <text:p/>
          </draw:line>
          <draw:line draw:style-name="gr3" draw:text-style-name="P1" draw:layer="TiM_B" svg:x1="19.18cm" svg:y1="26.129cm" svg:x2="19.052cm" svg:y2="26.129cm">
            <text:p/>
          </draw:line>
          <draw:line draw:style-name="gr3" draw:text-style-name="P1" draw:layer="TiM_B" svg:x1="19.052cm" svg:y1="26.129cm" svg:x2="19.052cm" svg:y2="26.206cm">
            <text:p/>
          </draw:line>
          <draw:line draw:style-name="gr3" draw:text-style-name="P1" draw:layer="TiM_B" svg:x1="19.052cm" svg:y1="26.206cm" svg:x2="19.067cm" svg:y2="26.206cm">
            <text:p/>
          </draw:line>
          <draw:line draw:style-name="gr3" draw:text-style-name="P1" draw:layer="TiM_B" svg:x1="19.107cm" svg:y1="26.143cm" svg:x2="19.107cm" svg:y2="26.203cm">
            <text:p/>
          </draw:line>
          <draw:line draw:style-name="gr3" draw:text-style-name="P1" draw:layer="TiM_B" svg:x1="19.107cm" svg:y1="26.203cm" svg:x2="19.122cm" svg:y2="26.203cm">
            <text:p/>
          </draw:line>
          <draw:line draw:style-name="gr3" draw:text-style-name="P1" draw:layer="TiM_B" svg:x1="19.122cm" svg:y1="26.203cm" svg:x2="19.122cm" svg:y2="26.143cm">
            <text:p/>
          </draw:line>
          <draw:line draw:style-name="gr3" draw:text-style-name="P1" draw:layer="TiM_B" svg:x1="19.165cm" svg:y1="26.143cm" svg:x2="19.165cm" svg:y2="26.208cm">
            <text:p/>
          </draw:line>
          <draw:line draw:style-name="gr3" draw:text-style-name="P1" draw:layer="TiM_B" svg:x1="19.236cm" svg:y1="25.559cm" svg:x2="19.236cm" svg:y2="25.634cm">
            <text:p/>
          </draw:line>
          <draw:polyline draw:style-name="gr3" draw:text-style-name="P1" draw:layer="TiM_B" svg:width="0cm" svg:height="0.059cm" draw:transform="rotate (1.5707963267949) translate (31.458cm 21.176cm)" svg:viewBox="0 0 0 60" draw:points="0,60 0,59 0,58 0,56 0,54 0,50 0,47 0,42 0,37 0,32 0,26 0,19 0,13 0,6 0,0">
            <text:p/>
          </draw:polyline>
          <draw:line draw:style-name="gr3" draw:text-style-name="P1" draw:layer="TiM_B" svg:x1="31.458cm" svg:y1="21.176cm" svg:x2="31.338cm" svg:y2="21.176cm">
            <text:p/>
          </draw:line>
          <draw:polyline draw:style-name="gr3" draw:text-style-name="P1" draw:layer="TiM_B" svg:width="0cm" svg:height="0.059cm" draw:transform="rotate (1.5707963267949) translate (31.458cm 21.236cm)" svg:viewBox="0 0 0 60" draw:points="0,60 0,59 0,58 0,56 0,54 0,50 0,47 0,42 0,37 0,32 0,26 0,19 0,13 0,6 0,0">
            <text:p/>
          </draw:polyline>
          <draw:line draw:style-name="gr3" draw:text-style-name="P1" draw:layer="TiM_B" svg:x1="31.458cm" svg:y1="21.236cm" svg:x2="31.338cm" svg:y2="21.236cm">
            <text:p/>
          </draw:line>
          <draw:polyline draw:style-name="gr3" draw:text-style-name="P1" draw:layer="TiM_B" svg:width="0cm" svg:height="0.059cm" draw:transform="rotate (1.5707963267949) translate (31.458cm 22.7cm)" svg:viewBox="0 0 0 60" draw:points="0,60 0,59 0,58 0,56 0,54 0,50 0,47 0,42 0,37 0,32 0,26 0,19 0,13 0,6 0,0">
            <text:p/>
          </draw:polyline>
          <draw:line draw:style-name="gr3" draw:text-style-name="P1" draw:layer="TiM_B" svg:x1="31.458cm" svg:y1="22.7cm" svg:x2="31.338cm" svg:y2="22.7cm">
            <text:p/>
          </draw:line>
          <draw:polyline draw:style-name="gr3" draw:text-style-name="P1" draw:layer="TiM_B" svg:width="0cm" svg:height="0.059cm" draw:transform="rotate (1.5707963267949) translate (31.458cm 22.76cm)" svg:viewBox="0 0 0 60" draw:points="0,60 0,59 0,58 0,56 0,54 0,50 0,47 0,42 0,37 0,32 0,26 0,19 0,13 0,6 0,0">
            <text:p/>
          </draw:polyline>
          <draw:line draw:style-name="gr3" draw:text-style-name="P1" draw:layer="TiM_B" svg:x1="31.458cm" svg:y1="22.76cm" svg:x2="31.338cm" svg:y2="22.76cm">
            <text:p/>
          </draw:line>
          <draw:polyline draw:style-name="gr3" draw:text-style-name="P1" draw:layer="TiM_B" svg:width="0cm" svg:height="0.059cm" draw:transform="rotate (1.5707963267949) translate (31.458cm 21.43cm)" svg:viewBox="0 0 0 60" draw:points="0,60 0,59 0,58 0,56 0,54 0,50 0,47 0,42 0,37 0,32 0,26 0,19 0,13 0,6 0,0">
            <text:p/>
          </draw:polyline>
          <draw:line draw:style-name="gr3" draw:text-style-name="P1" draw:layer="TiM_B" svg:x1="31.458cm" svg:y1="21.43cm" svg:x2="31.338cm" svg:y2="21.43cm">
            <text:p/>
          </draw:line>
          <draw:polyline draw:style-name="gr3" draw:text-style-name="P1" draw:layer="TiM_B" svg:width="0cm" svg:height="0.059cm" draw:transform="rotate (1.5707963267949) translate (31.458cm 21.49cm)" svg:viewBox="0 0 0 60" draw:points="0,60 0,59 0,58 0,56 0,54 0,50 0,47 0,42 0,37 0,32 0,26 0,19 0,13 0,6 0,0">
            <text:p/>
          </draw:polyline>
          <draw:line draw:style-name="gr3" draw:text-style-name="P1" draw:layer="TiM_B" svg:x1="31.458cm" svg:y1="21.49cm" svg:x2="31.338cm" svg:y2="21.49cm">
            <text:p/>
          </draw:line>
          <draw:polyline draw:style-name="gr3" draw:text-style-name="P1" draw:layer="TiM_B" svg:width="0cm" svg:height="0.059cm" draw:transform="rotate (1.5707963267949) translate (31.458cm 7.716cm)" svg:viewBox="0 0 0 60" draw:points="0,60 0,59 0,58 0,56 0,54 0,50 0,47 0,42 0,37 0,32 0,26 0,19 0,13 0,6 0,0">
            <text:p/>
          </draw:polyline>
          <draw:line draw:style-name="gr3" draw:text-style-name="P1" draw:layer="TiM_B" svg:x1="31.458cm" svg:y1="7.716cm" svg:x2="31.338cm" svg:y2="7.716cm">
            <text:p/>
          </draw:line>
          <draw:polyline draw:style-name="gr3" draw:text-style-name="P1" draw:layer="TiM_B" svg:width="0cm" svg:height="0.059cm" draw:transform="rotate (1.5707963267949) translate (31.458cm 7.776cm)" svg:viewBox="0 0 0 60" draw:points="0,60 0,59 0,58 0,56 0,54 0,50 0,47 0,42 0,37 0,32 0,26 0,19 0,13 0,6 0,0">
            <text:p/>
          </draw:polyline>
          <draw:line draw:style-name="gr3" draw:text-style-name="P1" draw:layer="TiM_B" svg:x1="31.458cm" svg:y1="7.776cm" svg:x2="31.338cm" svg:y2="7.776cm">
            <text:p/>
          </draw:line>
          <draw:polyline draw:style-name="gr3" draw:text-style-name="P1" draw:layer="TiM_B" svg:width="0cm" svg:height="0.059cm" draw:transform="rotate (1.5707963267949) translate (31.458cm 22.954cm)" svg:viewBox="0 0 0 60" draw:points="0,60 0,59 0,58 0,56 0,54 0,50 0,47 0,42 0,37 0,32 0,26 0,19 0,13 0,6 0,0">
            <text:p/>
          </draw:polyline>
          <draw:line draw:style-name="gr3" draw:text-style-name="P1" draw:layer="TiM_B" svg:x1="31.458cm" svg:y1="22.954cm" svg:x2="31.338cm" svg:y2="22.954cm">
            <text:p/>
          </draw:line>
          <draw:polyline draw:style-name="gr3" draw:text-style-name="P1" draw:layer="TiM_B" svg:width="0cm" svg:height="0.059cm" draw:transform="rotate (1.5707963267949) translate (31.458cm 23.014cm)" svg:viewBox="0 0 0 60" draw:points="0,60 0,59 0,58 0,56 0,54 0,50 0,47 0,42 0,37 0,32 0,26 0,19 0,13 0,6 0,0">
            <text:p/>
          </draw:polyline>
          <draw:line draw:style-name="gr3" draw:text-style-name="P1" draw:layer="TiM_B" svg:x1="31.458cm" svg:y1="23.014cm" svg:x2="31.338cm" svg:y2="23.014cm">
            <text:p/>
          </draw:line>
          <draw:polyline draw:style-name="gr3" draw:text-style-name="P1" draw:layer="TiM_B" svg:width="0cm" svg:height="0.059cm" draw:transform="rotate (1.5707963267949) translate (31.458cm 7.462cm)" svg:viewBox="0 0 0 60" draw:points="0,60 0,59 0,58 0,56 0,54 0,50 0,47 0,42 0,37 0,32 0,26 0,19 0,13 0,6 0,0">
            <text:p/>
          </draw:polyline>
          <draw:line draw:style-name="gr3" draw:text-style-name="P1" draw:layer="TiM_B" svg:x1="31.458cm" svg:y1="7.462cm" svg:x2="31.338cm" svg:y2="7.462cm">
            <text:p/>
          </draw:line>
          <draw:polyline draw:style-name="gr3" draw:text-style-name="P1" draw:layer="TiM_B" svg:width="0cm" svg:height="0.059cm" draw:transform="rotate (1.5707963267949) translate (31.458cm 7.522cm)" svg:viewBox="0 0 0 60" draw:points="0,60 0,59 0,58 0,56 0,54 0,50 0,47 0,42 0,37 0,32 0,26 0,19 0,13 0,6 0,0">
            <text:p/>
          </draw:polyline>
          <draw:line draw:style-name="gr3" draw:text-style-name="P1" draw:layer="TiM_B" svg:x1="31.458cm" svg:y1="7.522cm" svg:x2="31.338cm" svg:y2="7.522cm">
            <text:p/>
          </draw:line>
          <draw:line draw:style-name="gr3" draw:text-style-name="P1" draw:layer="TiM_B" svg:x1="42.094cm" svg:y1="25.559cm" svg:x2="42.094cm" svg:y2="25.634cm">
            <text:p/>
          </draw:line>
          <draw:line draw:style-name="gr3" draw:text-style-name="P1" draw:layer="TiM_B" svg:x1="42.094cm" svg:y1="25.634cm" svg:x2="41.724cm" svg:y2="25.634cm">
            <text:p/>
          </draw:line>
          <draw:path draw:style-name="gr3" draw:text-style-name="P1" draw:layer="TiM_B" svg:width="0.025cm" svg:height="0.021cm" draw:transform="rotate (1.5707963267949) translate (42.003cm 26.098cm)" svg:viewBox="0 0 26 22" svg:d="M26 22c-1 0-2 0-3 0s-2 0-3 0-1-1-2-1-2 0-3 0c-1-1-1-1-2-1-1-1-2-1-2-1-1-1-2-1-2-2-1 0-1 0-2-1-1 0-1-1-2-2l-1-1c0-1-1-1-1-2-1-1-1-1-1-2s-1-1-1-2 0-1 0-2c-1-1-1-2-1-2 0-1 0-2 0-3">
            <text:p/>
          </draw:path>
          <draw:path draw:style-name="gr3" draw:text-style-name="P1" draw:layer="TiM_B" svg:width="0.031cm" svg:height="0.023cm" draw:transform="rotate (1.5707963267949) translate (41.979cm 26.098cm)" svg:viewBox="0 0 32 24" svg:d="M0 24c0-1 0-2 0-3 0 0 1-1 1-2s0-2 1-3c0 0 0-1 1-2 0-1 1-1 1-2 1-1 1-1 2-2 1 0 1-1 2-1 1-1 1-1 2-2 1 0 1 0 2-1 0 0 1 0 2 0 0-1 1-1 2-1s1-1 2-1 2-1 3-1 2-1 4-1c1 0 2-1 3-1 2 0 3-1 4-1">
            <text:p/>
          </draw:path>
          <draw:path draw:style-name="gr3" draw:text-style-name="P1" draw:layer="TiM_B" svg:width="0.034cm" svg:height="0.034cm" draw:transform="rotate (1.5707963267949) translate (41.944cm 26.066cm)" svg:viewBox="0 0 35 35" svg:d="M0 35c1 0 3-1 4-1 1-1 2-1 3-1 1-1 2-1 3-1 1-1 2-1 3-1 1-1 2-1 3-1 0-1 1-1 2-1 1-1 1-1 2-2 0 0 1 0 2-1 1 0 2-1 3-2 0-1 1-2 2-3s2-2 2-3c1-1 2-2 2-3 1-1 2-2 2-3 0-2 1-3 1-4 0-2 1-3 1-4 0-2 0-3 0-4">
            <text:p/>
          </draw:path>
          <draw:path draw:style-name="gr3" draw:text-style-name="P1" draw:layer="TiM_B" svg:width="0.036cm" svg:height="0.035cm" draw:transform="rotate (1.5707963267949) translate (41.908cm 26.068cm)" svg:viewBox="0 0 37 36" svg:d="M37 36c0-2 0-3 0-4s-1-3-1-4 0-2-1-3c0-1 0-2-1-4 0-1-1-2-1-3-1-1-1-2-2-2 0-1-1-2-2-3s-1-2-2-3-2-1-3-2-2-1-3-2-2-1-3-2c-1 0-2-1-3-1-1-1-2-1-4-1-1-1-2-1-3-1-2 0-3 0-4 0-2-1-3-1-4-1">
            <text:p/>
          </draw:path>
          <draw:path draw:style-name="gr3" draw:text-style-name="P1" draw:layer="TiM_B" svg:width="0.024cm" svg:height="0.024cm" draw:transform="rotate (1.5707963267949) translate (41.923cm 26.094cm)" svg:viewBox="0 0 25 25" svg:d="M0 25c0-1 0-2 0-3s0-2 0-3c1 0 1-1 1-2s1-2 1-3c0 0 1-1 1-2s1-1 1-2c1-1 1-1 2-2l1-1c1-1 1-1 2-2 0 0 1-1 2-1 0-1 1-1 2-1 0-1 1-1 2-1s1-1 2-1 2 0 3 0 1 0 2 0c1-1 2-1 3-1">
            <text:p/>
          </draw:path>
          <draw:path draw:style-name="gr3" draw:text-style-name="P1" draw:layer="TiM_B" svg:width="0.021cm" svg:height="0.006cm" draw:transform="rotate (1.5707963267949) translate (41.965cm 26.091cm)" svg:viewBox="0 0 22 7" svg:d="M22 0c-1 1-3 1-4 1-1 1-2 1-3 1-1 1-3 1-4 1s-2 1-3 1c0 0-1 1-2 1s-2 0-3 1c0 0-1 0-2 0 0 1-1 1-1 1">
            <text:p/>
          </draw:path>
          <draw:path draw:style-name="gr3" draw:text-style-name="P1" draw:layer="TiM_B" svg:width="0.019cm" svg:height="0.03cm" draw:transform="rotate (1.5707963267949) translate (41.972cm 26.111cm)" svg:viewBox="0 0 20 31" svg:d="M20 0c-2 1-3 2-5 2-1 1-3 2-4 3s-2 2-3 4c-1 1-2 2-3 3-1 2-2 3-2 4-1 2-1 3-2 5 0 1-1 3-1 5 0 1 0 3 0 5">
            <text:p/>
          </draw:path>
          <draw:path draw:style-name="gr3" draw:text-style-name="P1" draw:layer="TiM_B" svg:width="0.033cm" svg:height="0.051cm" draw:transform="rotate (1.5707963267949) translate (41.973cm 25.87cm)" svg:viewBox="0 0 34 52" svg:d="M34 0c0 3 0 5 0 7s0 4-1 6c0 1 0 3 0 5-1 2-1 3-1 5-1 2-1 3-2 5 0 1-1 3-1 4-1 1-1 3-2 4s-2 2-2 3c-1 1-2 2-3 3s-1 2-2 3-2 1-3 2-2 1-3 2c-1 0-2 1-3 1-1 1-3 1-4 1-1 1-2 1-3 1-2 0-3 0-4 0">
            <text:p/>
          </draw:path>
          <draw:path draw:style-name="gr3" draw:text-style-name="P1" draw:layer="TiM_B" svg:width="0.048cm" svg:height="0.064cm" draw:transform="rotate (1.5707963267949) translate (41.908cm 25.872cm)" svg:viewBox="0 0 49 65" svg:d="M49 65c0-1 0-3 0-5 0-1 0-3 0-5 0-1 0-3-1-4 0-2 0-3 0-5-1-1-1-3-1-4-1-2-1-3-1-4-1-2-1-3-2-4 0-2-1-3-1-4-1-1-1-3-2-4 0-1-1-2-2-3 0-1-1-2-2-3 0-1-1-2-2-3s-1-2-2-3c-1 0-2-1-3-2 0-1-1-1-2-2s-2-2-3-2c-1-1-2-1-3-2-1 0-2-1-3-1-1-1-2-1-3-2-1 0-2 0-3-1-1 0-2 0-3-1-1 0-2 0-3 0s-2 0-3 0c-1-1-3-1-4-1">
            <text:p/>
          </draw:path>
          <draw:path draw:style-name="gr3" draw:text-style-name="P1" draw:layer="TiM_B" svg:width="0.04cm" svg:height="0.038cm" draw:transform="rotate (1.5707963267949) translate (41.908cm 25.913cm)" svg:viewBox="0 0 41 39" svg:d="M41 0c-1 0-2 0-3 1-2 0-3 0-4 0s-2 0-3 1c-2 0-3 0-4 1-1 0-2 1-3 1-1 1-2 1-3 2s-2 1-3 2-2 1-3 2c0 1-1 2-2 3s-2 2-3 3c0 1-1 2-2 3 0 1-1 2-2 3 0 1-1 3-2 4 0 1-1 3-1 4-1 1-1 3-2 4 0 2 0 3-1 5">
            <text:p/>
          </draw:path>
          <draw:path draw:style-name="gr3" draw:text-style-name="P1" draw:layer="TiM_B" svg:width="0.027cm" svg:height="0.026cm" draw:transform="rotate (1.5707963267949) translate (41.923cm 25.899cm)" svg:viewBox="0 0 28 27" svg:d="M0 27c0-1 0-2 1-3 0-1 0-2 1-3 0-1 0-2 1-3 0-1 1-2 1-3 0 0 1-1 1-2 1-1 1-1 2-2 0-1 1-1 1-2 1-1 2-1 2-2 1 0 1-1 2-1 1-1 1-1 2-2 1 0 1-1 2-1s1-1 2-1 2 0 2-1c1 0 2 0 3 0s1 0 2 0c1-1 2-1 3-1">
            <text:p/>
          </draw:path>
          <draw:line draw:style-name="gr3" draw:text-style-name="P1" draw:layer="TiM_B" svg:x1="42.023cm" svg:y1="25.758cm" svg:x2="42.038cm" svg:y2="25.758cm">
            <text:p/>
          </draw:line>
          <draw:line draw:style-name="gr3" draw:text-style-name="P1" draw:layer="TiM_B" svg:x1="41.91cm" svg:y1="25.679cm" svg:x2="41.91cm" svg:y2="25.756cm">
            <text:p/>
          </draw:line>
          <draw:line draw:style-name="gr3" draw:text-style-name="P1" draw:layer="TiM_B" svg:x1="41.925cm" svg:y1="25.693cm" svg:x2="41.965cm" svg:y2="25.693cm">
            <text:p/>
          </draw:line>
          <draw:line draw:style-name="gr3" draw:text-style-name="P1" draw:layer="TiM_B" svg:x1="41.965cm" svg:y1="25.753cm" svg:x2="41.98cm" svg:y2="25.753cm">
            <text:p/>
          </draw:line>
          <draw:line draw:style-name="gr3" draw:text-style-name="P1" draw:layer="TiM_B" svg:x1="41.98cm" svg:y1="25.693cm" svg:x2="42.023cm" svg:y2="25.693cm">
            <text:p/>
          </draw:line>
          <draw:path draw:style-name="gr3" draw:text-style-name="P1" draw:layer="TiM_B" svg:width="0.005cm" svg:height="0.019cm" draw:transform="rotate (1.5707963267949) translate (41.848cm 25.945cm)" svg:viewBox="0 0 6 20" svg:d="M6 0c-1 2-1 4-2 6 0 1-1 3-1 5-1 1-1 3-1 5-1 1-1 3-2 4">
            <text:p/>
          </draw:path>
          <draw:line draw:style-name="gr3" draw:text-style-name="P1" draw:layer="TiM_B" svg:x1="41.845cm" svg:y1="25.822cm" svg:x2="41.883cm" svg:y2="25.811cm">
            <text:p/>
          </draw:line>
          <draw:line draw:style-name="gr3" draw:text-style-name="P1" draw:layer="TiM_B" svg:x1="41.883cm" svg:y1="25.811cm" svg:x2="41.883cm" svg:y2="25.797cm">
            <text:p/>
          </draw:line>
          <draw:line draw:style-name="gr3" draw:text-style-name="P1" draw:layer="TiM_B" svg:x1="41.755cm" svg:y1="25.851cm" svg:x2="41.883cm" svg:y2="25.892cm">
            <text:p/>
          </draw:line>
          <draw:path draw:style-name="gr3" draw:text-style-name="P1" draw:layer="TiM_B" svg:width="0.009cm" svg:height="0.015cm" draw:transform="rotate (1.5707963267949) translate (41.788cm 26.044cm)" svg:viewBox="0 0 10 16" svg:d="M10 0c-1 2-2 3-3 5-1 1-2 3-3 4 0 1-1 3-2 4s-1 2-2 3">
            <text:p/>
          </draw:path>
          <draw:path draw:style-name="gr3" draw:text-style-name="P1" draw:layer="TiM_B" svg:width="0.008cm" svg:height="0.014cm" draw:transform="rotate (1.5707963267949) translate (41.789cm 26.053cm)" svg:viewBox="0 0 9 15" svg:d="M9 15c-1-3-3-5-4-7-2-3-3-5-5-8">
            <text:p/>
          </draw:path>
          <draw:path draw:style-name="gr3" draw:text-style-name="P1" draw:layer="TiM_B" svg:width="0.005cm" svg:height="0.009cm" draw:transform="rotate (1.5707963267949) translate (41.829cm 26.044cm)" svg:viewBox="0 0 6 10" svg:d="M0 0c1 1 1 2 2 3s1 2 2 3c0 1 1 1 1 2s1 1 1 2">
            <text:p/>
          </draw:path>
          <draw:line draw:style-name="gr3" draw:text-style-name="P1" draw:layer="TiM_B" svg:x1="42.038cm" svg:y1="25.935cm" svg:x2="42.038cm" svg:y2="25.921cm">
            <text:p/>
          </draw:line>
          <draw:line draw:style-name="gr3" draw:text-style-name="P1" draw:layer="TiM_B" svg:x1="42.038cm" svg:y1="25.921cm" svg:x2="41.91cm" svg:y2="25.962cm">
            <text:p/>
          </draw:line>
          <draw:line draw:style-name="gr3" draw:text-style-name="P1" draw:layer="TiM_B" svg:x1="42.038cm" svg:y1="26.016cm" svg:x2="42.038cm" svg:y2="26.002cm">
            <text:p/>
          </draw:line>
          <draw:line draw:style-name="gr3" draw:text-style-name="P1" draw:layer="TiM_B" svg:x1="42cm" svg:y1="25.991cm" svg:x2="42cm" svg:y2="25.946cm">
            <text:p/>
          </draw:line>
          <draw:line draw:style-name="gr3" draw:text-style-name="P1" draw:layer="TiM_B" svg:x1="42.038cm" svg:y1="26.129cm" svg:x2="41.91cm" svg:y2="26.129cm">
            <text:p/>
          </draw:line>
          <draw:line draw:style-name="gr3" draw:text-style-name="P1" draw:layer="TiM_B" svg:x1="41.91cm" svg:y1="26.129cm" svg:x2="41.91cm" svg:y2="26.206cm">
            <text:p/>
          </draw:line>
          <draw:line draw:style-name="gr3" draw:text-style-name="P1" draw:layer="TiM_B" svg:x1="41.91cm" svg:y1="26.206cm" svg:x2="41.925cm" svg:y2="26.206cm">
            <text:p/>
          </draw:line>
          <draw:line draw:style-name="gr3" draw:text-style-name="P1" draw:layer="TiM_B" svg:x1="41.965cm" svg:y1="26.203cm" svg:x2="41.98cm" svg:y2="26.203cm">
            <text:p/>
          </draw:line>
          <draw:line draw:style-name="gr3" draw:text-style-name="P1" draw:layer="TiM_B" svg:x1="31.427cm" svg:y1="25.634cm" svg:x2="31.056cm" svg:y2="25.634cm">
            <text:p/>
          </draw:line>
          <draw:path draw:style-name="gr3" draw:text-style-name="P1" draw:layer="TiM_B" svg:width="0.025cm" svg:height="0.021cm" draw:transform="rotate (1.5707963267949) translate (31.335cm 26.098cm)" svg:viewBox="0 0 26 22" svg:d="M26 22c-1 0-2 0-3 0s-2 0-3 0-1 0-2 0c-1-1-2-1-3-1s-1-1-2-1-2-1-2-1c-1 0-2-1-2-1-1-1-1-1-2-2-1 0-1-1-2-1 0-1-1-1-1-2 0 0-1-1-1-2-1 0-1-1-1-2 0 0-1-1-1-2 0 0 0-1 0-2-1-1-1-1-1-2s0-2 0-3">
            <text:p/>
          </draw:path>
          <draw:path draw:style-name="gr3" draw:text-style-name="P1" draw:layer="TiM_B" svg:width="0.031cm" svg:height="0.023cm" draw:transform="rotate (1.5707963267949) translate (31.311cm 26.098cm)" svg:viewBox="0 0 32 24" svg:d="M0 24c0 0 0-1 0-2s1-2 1-3 0-1 1-2c0-1 0-2 1-2 0-1 1-2 1-3 1 0 1-1 2-1 1-1 1-2 2-2 1-1 1-1 2-1 1-1 1-1 2-1 0 0 1-1 2-1 0 0 1-1 2-1s1 0 2-1c1 0 2 0 3-1 1 0 2 0 4-1 1 0 2 0 3-1 2 0 3 0 4-1">
            <text:p/>
          </draw:path>
          <draw:path draw:style-name="gr3" draw:text-style-name="P1" draw:layer="TiM_B" svg:width="0.034cm" svg:height="0.034cm" draw:transform="rotate (1.5707963267949) translate (31.276cm 26.066cm)" svg:viewBox="0 0 35 35" svg:d="M0 35c1 0 3 0 4-1 1 0 2-1 3-1s2-1 3-1 2-1 3-1 2-1 3-1c0 0 1-1 2-1s1-1 2-1c0-1 1-1 2-1 1-1 2-2 3-3 0-1 1-1 2-2s2-2 2-3c1-1 2-2 2-4 1-1 2-2 2-3s1-3 1-4 1-3 1-4 0-3 0-4">
            <text:p/>
          </draw:path>
          <draw:path draw:style-name="gr3" draw:text-style-name="P1" draw:layer="TiM_B" svg:width="0.036cm" svg:height="0.034cm" draw:transform="rotate (1.5707963267949) translate (31.241cm 26.068cm)" svg:viewBox="0 0 37 35" svg:d="M37 35c0-1 0-3 0-4s-1-2-1-3c0-2 0-3-1-4 0-1 0-2-1-3 0-1-1-2-1-3-1-1-1-2-2-3 0-1-1-2-2-3s-1-2-2-2c-1-1-2-2-3-3-1 0-2-1-3-2-1 0-2-1-3-1-1-1-2-1-3-2-1 0-2-1-4-1-1 0-2 0-3-1-2 0-3 0-4 0-2 0-3 0-4 0">
            <text:p/>
          </draw:path>
          <draw:path draw:style-name="gr3" draw:text-style-name="P1" draw:layer="TiM_B" svg:width="0.024cm" svg:height="0.024cm" draw:transform="rotate (1.5707963267949) translate (31.256cm 26.094cm)" svg:viewBox="0 0 25 25" svg:d="M0 25c0-1 0-2 0-3s0-2 0-3c1-1 1-2 1-3s1-2 1-2c0-1 1-2 1-3 0 0 1-1 1-2 1 0 1-1 2-1 0-1 1-2 1-2 1-1 1-1 2-2 0 0 1 0 2-1 0 0 1-1 2-1 0 0 1 0 2-1 1 0 1 0 2 0 1-1 2-1 3-1s1 0 2 0 2 0 3 0">
            <text:p/>
          </draw:path>
          <draw:path draw:style-name="gr3" draw:text-style-name="P1" draw:layer="TiM_B" svg:width="0.021cm" svg:height="0.005cm" draw:transform="rotate (1.5707963267949) translate (31.298cm 26.091cm)" svg:viewBox="0 0 22 6" svg:d="M22 0c-1 0-3 0-4 1-1 0-2 0-3 1-1 0-3 0-4 1-1 0-2 0-3 0 0 1-1 1-2 1s-2 1-3 1c0 0-1 0-2 1h-1">
            <text:p/>
          </draw:path>
          <draw:path draw:style-name="gr3" draw:text-style-name="P1" draw:layer="TiM_B" svg:width="0.019cm" svg:height="0.03cm" draw:transform="rotate (1.5707963267949) translate (31.304cm 26.111cm)" svg:viewBox="0 0 20 31" svg:d="M20 0c-2 1-3 2-5 3-1 1-3 2-4 3s-2 2-3 3-2 2-3 4c-1 1-2 2-2 4-1 1-1 3-2 4 0 2-1 3-1 5s0 3 0 5">
            <text:p/>
          </draw:path>
          <draw:path draw:style-name="gr3" draw:text-style-name="P1" draw:layer="TiM_B" svg:width="0.033cm" svg:height="0.05cm" draw:transform="rotate (1.5707963267949) translate (31.306cm 25.87cm)" svg:viewBox="0 0 34 51" svg:d="M34 0c0 2 0 4 0 6s0 4-1 6c0 2 0 4 0 5-1 2-1 4-1 5-1 2-1 4-2 5 0 1-1 3-1 4-1 2-1 3-2 4s-2 2-2 4c-1 1-2 2-3 3s-1 1-2 2-2 2-3 2c-1 1-2 2-3 2-1 1-2 1-3 2-1 0-3 0-4 1-1 0-2 0-3 0-2 0-3 0-4 0">
            <text:p/>
          </draw:path>
          <draw:path draw:style-name="gr3" draw:text-style-name="P1" draw:layer="TiM_B" svg:width="0.048cm" svg:height="0.064cm" draw:transform="rotate (1.5707963267949) translate (31.241cm 25.872cm)" svg:viewBox="0 0 49 65" svg:d="M49 65c0-2 0-4 0-5 0-2 0-4 0-5 0-2 0-4-1-5 0-2 0-3 0-5-1-1-1-3-1-4-1-1-1-3-1-4-1-1-1-3-2-4 0-1-1-3-1-4-1-1-1-2-2-3 0-1-1-3-2-4 0-1-1-2-2-3 0-1-1-2-2-3s-1-1-2-2-2-2-3-3c0 0-1-1-2-2s-2-1-3-2c-1 0-2-1-3-2-1 0-2-1-3-1-1-1-2-1-3-1-1-1-2-1-3-1-1-1-2-1-3-1s-2-1-3-1-2 0-3 0-3 0-4 0">
            <text:p/>
          </draw:path>
          <draw:path draw:style-name="gr3" draw:text-style-name="P1" draw:layer="TiM_B" svg:width="0.04cm" svg:height="0.037cm" draw:transform="rotate (1.5707963267949) translate (31.241cm 25.913cm)" svg:viewBox="0 0 41 38" svg:d="M41 0c-1 0-2 0-3 0-2 0-3 0-4 0-1 1-2 1-3 1-2 0-3 1-4 1-1 1-2 1-3 2-1 0-2 1-3 1-1 1-2 1-3 2s-2 2-3 2c0 1-1 2-2 3s-2 2-3 3c0 1-1 2-2 3 0 1-1 2-2 4 0 1-1 2-2 3 0 2-1 3-1 4-1 2-1 3-2 5 0 1 0 3-1 4">
            <text:p/>
          </draw:path>
          <draw:path draw:style-name="gr3" draw:text-style-name="P1" draw:layer="TiM_B" svg:width="0.027cm" svg:height="0.025cm" draw:transform="rotate (1.5707963267949) translate (31.256cm 25.899cm)" svg:viewBox="0 0 28 26" svg:d="M0 26c0-1 0-2 1-3 0-1 0-2 1-3 0-1 0-2 1-3 0-1 1-1 1-2s1-2 1-3c1 0 1-1 2-2 0 0 1-1 1-2 1 0 2-1 2-2 1 0 1-1 2-1 1-1 1-1 2-1 1-1 1-1 2-2 1 0 1 0 2-1 1 0 2 0 2 0 1-1 2-1 3-1s1 0 2 0 2 0 3 0">
            <text:p/>
          </draw:path>
          <draw:line draw:style-name="gr3" draw:text-style-name="P1" draw:layer="TiM_B" svg:x1="31.356cm" svg:y1="25.758cm" svg:x2="31.371cm" svg:y2="25.758cm">
            <text:p/>
          </draw:line>
          <draw:line draw:style-name="gr3" draw:text-style-name="P1" draw:layer="TiM_B" svg:x1="31.242cm" svg:y1="25.679cm" svg:x2="31.242cm" svg:y2="25.756cm">
            <text:p/>
          </draw:line>
          <draw:line draw:style-name="gr3" draw:text-style-name="P1" draw:layer="TiM_B" svg:x1="31.257cm" svg:y1="25.693cm" svg:x2="31.297cm" svg:y2="25.693cm">
            <text:p/>
          </draw:line>
          <draw:line draw:style-name="gr3" draw:text-style-name="P1" draw:layer="TiM_B" svg:x1="31.297cm" svg:y1="25.753cm" svg:x2="31.312cm" svg:y2="25.753cm">
            <text:p/>
          </draw:line>
          <draw:line draw:style-name="gr3" draw:text-style-name="P1" draw:layer="TiM_B" svg:x1="31.312cm" svg:y1="25.693cm" svg:x2="31.356cm" svg:y2="25.693cm">
            <text:p/>
          </draw:line>
          <draw:path draw:style-name="gr3" draw:text-style-name="P1" draw:layer="TiM_B" svg:width="0.005cm" svg:height="0.019cm" draw:transform="rotate (1.5707963267949) translate (31.181cm 25.945cm)" svg:viewBox="0 0 6 20" svg:d="M6 0c-1 1-1 3-2 5 0 2-1 3-1 5-1 2-1 3-1 5-1 2-1 3-2 5">
            <text:p/>
          </draw:path>
          <draw:line draw:style-name="gr3" draw:text-style-name="P1" draw:layer="TiM_B" svg:x1="31.177cm" svg:y1="25.822cm" svg:x2="31.216cm" svg:y2="25.811cm">
            <text:p/>
          </draw:line>
          <draw:line draw:style-name="gr3" draw:text-style-name="P1" draw:layer="TiM_B" svg:x1="31.216cm" svg:y1="25.811cm" svg:x2="31.216cm" svg:y2="25.797cm">
            <text:p/>
          </draw:line>
          <draw:line draw:style-name="gr3" draw:text-style-name="P1" draw:layer="TiM_B" svg:x1="31.087cm" svg:y1="25.851cm" svg:x2="31.216cm" svg:y2="25.892cm">
            <text:p/>
          </draw:line>
          <draw:path draw:style-name="gr3" draw:text-style-name="P1" draw:layer="TiM_B" svg:width="0.009cm" svg:height="0.014cm" draw:transform="rotate (1.5707963267949) translate (31.121cm 26.044cm)" svg:viewBox="0 0 10 15" svg:d="M10 0c-1 1-2 3-3 4-1 2-2 3-3 4 0 2-1 3-2 4s-1 2-2 3">
            <text:p/>
          </draw:path>
          <draw:path draw:style-name="gr3" draw:text-style-name="P1" draw:layer="TiM_B" svg:width="0.008cm" svg:height="0.013cm" draw:transform="rotate (1.5707963267949) translate (31.122cm 26.053cm)" svg:viewBox="0 0 9 14" svg:d="M9 14c-1-2-3-5-4-7-2-2-3-5-5-7">
            <text:p/>
          </draw:path>
          <draw:path draw:style-name="gr3" draw:text-style-name="P1" draw:layer="TiM_B" svg:width="0.005cm" svg:height="0.009cm" draw:transform="rotate (1.5707963267949) translate (31.161cm 26.044cm)" svg:viewBox="0 0 6 10" svg:d="M0 0c1 1 1 2 2 4 1 0 1 1 2 2 0 1 1 2 1 2 0 1 1 1 1 2">
            <text:p/>
          </draw:path>
          <draw:line draw:style-name="gr3" draw:text-style-name="P1" draw:layer="TiM_B" svg:x1="31.371cm" svg:y1="25.935cm" svg:x2="31.371cm" svg:y2="25.921cm">
            <text:p/>
          </draw:line>
          <draw:line draw:style-name="gr3" draw:text-style-name="P1" draw:layer="TiM_B" svg:x1="31.371cm" svg:y1="25.921cm" svg:x2="31.242cm" svg:y2="25.962cm">
            <text:p/>
          </draw:line>
          <draw:line draw:style-name="gr3" draw:text-style-name="P1" draw:layer="TiM_B" svg:x1="31.371cm" svg:y1="26.016cm" svg:x2="31.371cm" svg:y2="26.002cm">
            <text:p/>
          </draw:line>
          <draw:line draw:style-name="gr3" draw:text-style-name="P1" draw:layer="TiM_B" svg:x1="31.332cm" svg:y1="25.991cm" svg:x2="31.332cm" svg:y2="25.946cm">
            <text:p/>
          </draw:line>
          <draw:line draw:style-name="gr3" draw:text-style-name="P1" draw:layer="TiM_B" svg:x1="31.371cm" svg:y1="26.129cm" svg:x2="31.242cm" svg:y2="26.129cm">
            <text:p/>
          </draw:line>
          <draw:line draw:style-name="gr3" draw:text-style-name="P1" draw:layer="TiM_B" svg:x1="31.242cm" svg:y1="26.129cm" svg:x2="31.242cm" svg:y2="26.206cm">
            <text:p/>
          </draw:line>
          <draw:line draw:style-name="gr3" draw:text-style-name="P1" draw:layer="TiM_B" svg:x1="31.242cm" svg:y1="26.206cm" svg:x2="31.257cm" svg:y2="26.206cm">
            <text:p/>
          </draw:line>
          <draw:line draw:style-name="gr3" draw:text-style-name="P1" draw:layer="TiM_B" svg:x1="31.297cm" svg:y1="26.203cm" svg:x2="31.312cm" svg:y2="26.203cm">
            <text:p/>
          </draw:line>
          <draw:line draw:style-name="gr3" draw:text-style-name="P1" draw:layer="TiM_B" svg:x1="31.427cm" svg:y1="25.559cm" svg:x2="31.427cm" svg:y2="25.634cm">
            <text:p/>
          </draw:line>
          <draw:path draw:style-name="gr3" draw:text-style-name="P1" draw:layer="TiM_B" svg:width="0.005cm" svg:height="0.023cm" draw:transform="rotate (1.5707963267949) translate (29.578cm 25.845cm)" svg:viewBox="0 0 6 24" svg:d="M0 0c1 2 1 4 2 6 0 2 1 4 1 6s1 4 2 6c0 2 1 4 1 6">
            <text:p/>
          </draw:path>
          <draw:path draw:style-name="gr3" draw:text-style-name="P1" draw:layer="TiM_B" svg:width="0.005cm" svg:height="0.023cm" draw:transform="rotate (1.5707963267949) translate (29.733cm 25.969cm)" svg:viewBox="0 0 6 24" svg:d="M0 0c1 2 1 4 2 6 0 2 1 4 1 6s1 4 2 6c0 2 1 4 1 6">
            <text:p/>
          </draw:path>
          <draw:path draw:style-name="gr3" draw:text-style-name="P1" draw:layer="TiM_B" svg:width="0.006cm" svg:height="0.025cm" draw:transform="rotate (1.5707963267949) translate (29.733cm 25.976cm)" svg:viewBox="0 0 7 26" svg:d="M0 26c1-1 1-2 1-4 1-1 1-2 1-4 1-1 1-2 2-3 0-1 0-2 0-3 1-2 1-3 1-4 1-1 1-2 1-3s1-2 1-3c0 0 0-1 0-2">
            <text:p/>
          </draw:path>
          <draw:path draw:style-name="gr3" draw:text-style-name="P1" draw:layer="TiM_B" svg:width="0.005cm" svg:height="0.023cm" draw:transform="rotate (1.5707963267949) translate (19.065cm 25.969cm)" svg:viewBox="0 0 6 24" svg:d="M0 0c1 2 1 4 2 6 0 2 1 4 1 6s1 4 2 6c0 2 1 4 1 6">
            <text:p/>
          </draw:path>
          <draw:path draw:style-name="gr3" draw:text-style-name="P1" draw:layer="TiM_B" svg:width="0.006cm" svg:height="0.026cm" draw:transform="rotate (1.5707963267949) translate (19.065cm 25.976cm)" svg:viewBox="0 0 7 27" svg:d="M0 27c1-2 1-3 1-4 1-2 1-3 1-4 1-1 1-3 2-4 0-1 0-2 0-3 1-1 1-2 1-3 1-1 1-2 1-3s1-2 1-3 0-2 0-3">
            <text:p/>
          </draw:path>
          <draw:line draw:style-name="gr3" draw:text-style-name="P1" draw:layer="TiM_B" svg:x1="31.518cm" svg:y1="21.176cm" svg:x2="31.518cm" svg:y2="21.236cm">
            <text:p/>
          </draw:line>
          <draw:line draw:style-name="gr3" draw:text-style-name="P1" draw:layer="TiM_B" svg:x1="31.518cm" svg:y1="22.7cm" svg:x2="31.518cm" svg:y2="22.76cm">
            <text:p/>
          </draw:line>
          <draw:line draw:style-name="gr3" draw:text-style-name="P1" draw:layer="TiM_B" svg:x1="31.518cm" svg:y1="21.43cm" svg:x2="31.518cm" svg:y2="21.49cm">
            <text:p/>
          </draw:line>
          <draw:line draw:style-name="gr3" draw:text-style-name="P1" draw:layer="TiM_B" svg:x1="31.518cm" svg:y1="7.716cm" svg:x2="31.518cm" svg:y2="7.776cm">
            <text:p/>
          </draw:line>
          <draw:line draw:style-name="gr3" draw:text-style-name="P1" draw:layer="TiM_B" svg:x1="31.518cm" svg:y1="22.954cm" svg:x2="31.518cm" svg:y2="23.014cm">
            <text:p/>
          </draw:line>
          <draw:line draw:style-name="gr3" draw:text-style-name="P1" draw:layer="TiM_B" svg:x1="31.518cm" svg:y1="7.462cm" svg:x2="31.518cm" svg:y2="7.522cm">
            <text:p/>
          </draw:line>
          <draw:path draw:style-name="gr3" draw:text-style-name="P1" draw:layer="TiM_B" svg:width="0.005cm" svg:height="0.024cm" draw:transform="rotate (1.5707963267949) translate (41.768cm 25.845cm)" svg:viewBox="0 0 6 25" svg:d="M0 0c1 2 1 4 2 7 0 2 1 4 1 6s1 4 2 6c0 2 1 4 1 6">
            <text:p/>
          </draw:path>
          <draw:path draw:style-name="gr3" draw:text-style-name="P1" draw:layer="TiM_B" svg:width="0.005cm" svg:height="0.024cm" draw:transform="rotate (1.5707963267949) translate (41.923cm 25.969cm)" svg:viewBox="0 0 6 25" svg:d="M0 0c1 2 1 5 2 7 0 2 1 4 1 6s1 4 2 6c0 2 1 4 1 6">
            <text:p/>
          </draw:path>
          <draw:path draw:style-name="gr3" draw:text-style-name="P1" draw:layer="TiM_B" svg:width="0.005cm" svg:height="0.023cm" draw:transform="rotate (1.5707963267949) translate (31.101cm 25.845cm)" svg:viewBox="0 0 6 24" svg:d="M0 0c1 2 1 4 2 6 0 2 1 4 1 6s1 4 2 6c0 2 1 4 1 6">
            <text:p/>
          </draw:path>
          <draw:path draw:style-name="gr3" draw:text-style-name="P1" draw:layer="TiM_B" svg:width="0.005cm" svg:height="0.023cm" draw:transform="rotate (1.5707963267949) translate (31.256cm 25.969cm)" svg:viewBox="0 0 6 24" svg:d="M0 0c1 2 1 4 2 6 0 2 1 4 1 6s1 4 2 6c0 2 1 4 1 6">
            <text:p/>
          </draw:path>
          <draw:path draw:style-name="gr3" draw:text-style-name="P1" draw:layer="TiM_B" svg:width="0.005cm" svg:height="0.023cm" draw:transform="rotate (1.5707963267949) translate (29.578cm 25.845cm)" svg:viewBox="0 0 6 24" svg:d="M0 0c1 2 1 4 2 6 0 2 1 4 1 6s1 4 2 6c0 2 1 4 1 6">
            <text:p/>
          </draw:path>
          <draw:path draw:style-name="gr3" draw:text-style-name="P1" draw:layer="TiM_B" svg:width="0.006cm" svg:height="0.025cm" draw:transform="rotate (1.5707963267949) translate (29.578cm 25.852cm)" svg:viewBox="0 0 7 26" svg:d="M0 26c1-1 1-2 1-4 1-1 1-2 1-4 1-1 1-2 2-3 0-1 0-2 0-4 1-1 1-2 1-3 1-1 1-2 1-3s1-2 1-3c0 0 0-1 0-2">
            <text:p/>
          </draw:path>
          <draw:line draw:style-name="gr3" draw:text-style-name="P1" draw:layer="TiM_B" svg:x1="29.639cm" svg:y1="25.863cm" svg:x2="29.604cm" svg:y2="25.852cm">
            <text:p/>
          </draw:line>
          <draw:line draw:style-name="gr3" draw:text-style-name="P1" draw:layer="TiM_B" svg:x1="29.639cm" svg:y1="25.826cm" svg:x2="29.639cm" svg:y2="25.863cm">
            <text:p/>
          </draw:line>
          <draw:line draw:style-name="gr3" draw:text-style-name="P1" draw:layer="TiM_B" svg:x1="29.602cm" svg:y1="25.839cm" svg:x2="29.639cm" svg:y2="25.826cm">
            <text:p/>
          </draw:line>
          <draw:path draw:style-name="gr3" draw:text-style-name="P1" draw:layer="TiM_B" svg:width="0.005cm" svg:height="0.023cm" draw:transform="rotate (1.5707963267949) translate (29.733cm 25.969cm)" svg:viewBox="0 0 6 24" svg:d="M0 0c1 2 1 4 2 6 0 2 1 4 1 6s1 4 2 6c0 2 1 4 1 6">
            <text:p/>
          </draw:path>
          <draw:path draw:style-name="gr3" draw:text-style-name="P1" draw:layer="TiM_B" svg:width="0.006cm" svg:height="0.025cm" draw:transform="rotate (1.5707963267949) translate (29.733cm 25.976cm)" svg:viewBox="0 0 7 26" svg:d="M0 26c1-1 1-2 1-4 1-1 1-2 1-4 1-1 1-2 2-3 0-1 0-2 0-3 1-2 1-3 1-4 1-1 1-2 1-3s1-2 1-3c0 0 0-1 0-2">
            <text:p/>
          </draw:path>
          <draw:line draw:style-name="gr3" draw:text-style-name="P1" draw:layer="TiM_B" svg:x1="29.795cm" svg:y1="25.987cm" svg:x2="29.759cm" svg:y2="25.976cm">
            <text:p/>
          </draw:line>
          <draw:line draw:style-name="gr3" draw:text-style-name="P1" draw:layer="TiM_B" svg:x1="29.795cm" svg:y1="25.951cm" svg:x2="29.795cm" svg:y2="25.987cm">
            <text:p/>
          </draw:line>
          <draw:line draw:style-name="gr3" draw:text-style-name="P1" draw:layer="TiM_B" svg:x1="29.757cm" svg:y1="25.963cm" svg:x2="29.795cm" svg:y2="25.951cm">
            <text:p/>
          </draw:line>
          <draw:path draw:style-name="gr3" draw:text-style-name="P1" draw:layer="TiM_B" svg:width="0.005cm" svg:height="0.023cm" draw:transform="rotate (1.5707963267949) translate (18.91cm 25.845cm)" svg:viewBox="0 0 6 24" svg:d="M0 0c1 2 1 4 2 6 0 2 1 4 1 6s1 4 2 6c0 2 1 4 1 6">
            <text:p/>
          </draw:path>
          <draw:path draw:style-name="gr3" draw:text-style-name="P1" draw:layer="TiM_B" svg:width="0.006cm" svg:height="0.026cm" draw:transform="rotate (1.5707963267949) translate (18.91cm 25.852cm)" svg:viewBox="0 0 7 27" svg:d="M0 27c1-2 1-3 1-4 1-2 1-3 1-4 1-1 1-3 2-4 0-1 0-2 0-3 1-1 1-2 1-3 1-1 1-2 1-3s1-2 1-3 0-2 0-3">
            <text:p/>
          </draw:path>
          <draw:line draw:style-name="gr3" draw:text-style-name="P1" draw:layer="TiM_B" svg:x1="18.972cm" svg:y1="25.863cm" svg:x2="18.937cm" svg:y2="25.852cm">
            <text:p/>
          </draw:line>
          <draw:line draw:style-name="gr3" draw:text-style-name="P1" draw:layer="TiM_B" svg:x1="18.972cm" svg:y1="25.826cm" svg:x2="18.972cm" svg:y2="25.863cm">
            <text:p/>
          </draw:line>
          <draw:line draw:style-name="gr3" draw:text-style-name="P1" draw:layer="TiM_B" svg:x1="18.934cm" svg:y1="25.839cm" svg:x2="18.972cm" svg:y2="25.826cm">
            <text:p/>
          </draw:line>
          <draw:path draw:style-name="gr3" draw:text-style-name="P1" draw:layer="TiM_B" svg:width="0.005cm" svg:height="0.023cm" draw:transform="rotate (1.5707963267949) translate (19.065cm 25.969cm)" svg:viewBox="0 0 6 24" svg:d="M0 0c1 2 1 4 2 6 0 2 1 4 1 6s1 4 2 6c0 2 1 4 1 6">
            <text:p/>
          </draw:path>
          <draw:path draw:style-name="gr3" draw:text-style-name="P1" draw:layer="TiM_B" svg:width="0.006cm" svg:height="0.026cm" draw:transform="rotate (1.5707963267949) translate (19.065cm 25.976cm)" svg:viewBox="0 0 7 27" svg:d="M0 27c1-2 1-3 1-4 1-2 1-3 1-4 1-1 1-3 2-4 0-1 0-2 0-3 1-1 1-2 1-3 1-1 1-2 1-3s1-2 1-3 0-2 0-3">
            <text:p/>
          </draw:path>
          <draw:line draw:style-name="gr3" draw:text-style-name="P1" draw:layer="TiM_B" svg:x1="19.127cm" svg:y1="25.987cm" svg:x2="19.092cm" svg:y2="25.976cm">
            <text:p/>
          </draw:line>
          <draw:line draw:style-name="gr3" draw:text-style-name="P1" draw:layer="TiM_B" svg:x1="19.127cm" svg:y1="25.951cm" svg:x2="19.127cm" svg:y2="25.987cm">
            <text:p/>
          </draw:line>
          <draw:line draw:style-name="gr3" draw:text-style-name="P1" draw:layer="TiM_B" svg:x1="19.089cm" svg:y1="25.963cm" svg:x2="19.127cm" svg:y2="25.951cm">
            <text:p/>
          </draw:line>
          <draw:line draw:style-name="gr3" draw:text-style-name="P1" draw:layer="TiM_B" svg:x1="30.774cm" svg:y1="21.056cm" svg:x2="30.774cm" svg:y2="21.614cm">
            <text:p/>
          </draw:line>
          <draw:line draw:style-name="gr3" draw:text-style-name="P1" draw:layer="TiM_B" svg:x1="31.339cm" svg:y1="21.056cm" svg:x2="30.774cm" svg:y2="21.056cm">
            <text:p/>
          </draw:line>
          <draw:line draw:style-name="gr3" draw:text-style-name="P1" draw:layer="TiM_B" svg:x1="31.338cm" svg:y1="21.614cm" svg:x2="31.338cm" svg:y2="21.49cm">
            <text:p/>
          </draw:line>
          <draw:line draw:style-name="gr3" draw:text-style-name="P1" draw:layer="TiM_B" svg:x1="31.338cm" svg:y1="21.43cm" svg:x2="31.338cm" svg:y2="21.236cm">
            <text:p/>
          </draw:line>
          <draw:line draw:style-name="gr3" draw:text-style-name="P1" draw:layer="TiM_B" svg:x1="31.338cm" svg:y1="21.176cm" svg:x2="31.338cm" svg:y2="21.056cm">
            <text:p/>
          </draw:line>
          <draw:line draw:style-name="gr3" draw:text-style-name="P1" draw:layer="TiM_B" svg:x1="31.339cm" svg:y1="21.614cm" svg:x2="30.774cm" svg:y2="21.614cm">
            <text:p/>
          </draw:line>
          <draw:line draw:style-name="gr3" draw:text-style-name="P1" draw:layer="TiM_B" svg:x1="30.774cm" svg:y1="22.58cm" svg:x2="30.774cm" svg:y2="23.138cm">
            <text:p/>
          </draw:line>
          <draw:line draw:style-name="gr3" draw:text-style-name="P1" draw:layer="TiM_B" svg:x1="31.338cm" svg:y1="22.58cm" svg:x2="31.298cm" svg:y2="22.58cm">
            <text:p/>
          </draw:line>
          <draw:line draw:style-name="gr3" draw:text-style-name="P1" draw:layer="TiM_B" svg:x1="31.339cm" svg:y1="22.58cm" svg:x2="30.774cm" svg:y2="22.58cm">
            <text:p/>
          </draw:line>
          <draw:line draw:style-name="gr3" draw:text-style-name="P1" draw:layer="TiM_B" svg:x1="31.338cm" svg:y1="23.138cm" svg:x2="31.338cm" svg:y2="23.014cm">
            <text:p/>
          </draw:line>
          <draw:line draw:style-name="gr3" draw:text-style-name="P1" draw:layer="TiM_B" svg:x1="31.338cm" svg:y1="22.954cm" svg:x2="31.338cm" svg:y2="22.76cm">
            <text:p/>
          </draw:line>
          <draw:line draw:style-name="gr3" draw:text-style-name="P1" draw:layer="TiM_B" svg:x1="31.338cm" svg:y1="22.7cm" svg:x2="31.338cm" svg:y2="22.58cm">
            <text:p/>
          </draw:line>
          <draw:line draw:style-name="gr3" draw:text-style-name="P1" draw:layer="TiM_B" svg:x1="31.339cm" svg:y1="23.138cm" svg:x2="30.774cm" svg:y2="23.138cm">
            <text:p/>
          </draw:line>
          <draw:line draw:style-name="gr3" draw:text-style-name="P1" draw:layer="TiM_B" svg:x1="30.774cm" svg:y1="7.342cm" svg:x2="30.774cm" svg:y2="7.9cm">
            <text:p/>
          </draw:line>
          <draw:line draw:style-name="gr3" draw:text-style-name="P1" draw:layer="TiM_B" svg:x1="31.338cm" svg:y1="7.342cm" svg:x2="31.298cm" svg:y2="7.342cm">
            <text:p/>
          </draw:line>
          <draw:line draw:style-name="gr3" draw:text-style-name="P1" draw:layer="TiM_B" svg:x1="31.339cm" svg:y1="7.342cm" svg:x2="30.774cm" svg:y2="7.342cm">
            <text:p/>
          </draw:line>
          <draw:line draw:style-name="gr3" draw:text-style-name="P1" draw:layer="TiM_B" svg:x1="31.338cm" svg:y1="7.9cm" svg:x2="31.338cm" svg:y2="7.776cm">
            <text:p/>
          </draw:line>
          <draw:line draw:style-name="gr3" draw:text-style-name="P1" draw:layer="TiM_B" svg:x1="31.338cm" svg:y1="7.716cm" svg:x2="31.338cm" svg:y2="7.522cm">
            <text:p/>
          </draw:line>
          <draw:line draw:style-name="gr3" draw:text-style-name="P1" draw:layer="TiM_B" svg:x1="31.338cm" svg:y1="7.462cm" svg:x2="31.338cm" svg:y2="7.342cm">
            <text:p/>
          </draw:line>
          <draw:line draw:style-name="gr3" draw:text-style-name="P1" draw:layer="TiM_B" svg:x1="31.339cm" svg:y1="7.9cm" svg:x2="30.774cm" svg:y2="7.9cm">
            <text:p/>
          </draw:line>
          <draw:path draw:style-name="gr3" draw:text-style-name="P1" draw:layer="TiM_B" svg:width="0.005cm" svg:height="0.024cm" draw:transform="rotate (1.5707963267949) translate (41.768cm 25.845cm)" svg:viewBox="0 0 6 25" svg:d="M0 0c1 2 1 4 2 7 0 2 1 4 1 6s1 4 2 6c0 2 1 4 1 6">
            <text:p/>
          </draw:path>
          <draw:path draw:style-name="gr3" draw:text-style-name="P1" draw:layer="TiM_B" svg:width="0.006cm" svg:height="0.026cm" draw:transform="rotate (1.5707963267949) translate (41.768cm 25.852cm)" svg:viewBox="0 0 7 27" svg:d="M0 27c1-2 1-3 1-4 1-1 1-3 1-4 1-1 1-2 2-4 0-1 0-2 0-3 1-1 1-2 1-3 1-1 1-2 1-3s1-2 1-3 0-2 0-3">
            <text:p/>
          </draw:path>
          <draw:line draw:style-name="gr3" draw:text-style-name="P1" draw:layer="TiM_B" svg:x1="41.83cm" svg:y1="25.863cm" svg:x2="41.795cm" svg:y2="25.852cm">
            <text:p/>
          </draw:line>
          <draw:line draw:style-name="gr3" draw:text-style-name="P1" draw:layer="TiM_B" svg:x1="41.83cm" svg:y1="25.826cm" svg:x2="41.83cm" svg:y2="25.863cm">
            <text:p/>
          </draw:line>
          <draw:line draw:style-name="gr3" draw:text-style-name="P1" draw:layer="TiM_B" svg:x1="41.793cm" svg:y1="25.839cm" svg:x2="41.83cm" svg:y2="25.826cm">
            <text:p/>
          </draw:line>
          <draw:path draw:style-name="gr3" draw:text-style-name="P1" draw:layer="TiM_B" svg:width="0.005cm" svg:height="0.024cm" draw:transform="rotate (1.5707963267949) translate (41.923cm 25.969cm)" svg:viewBox="0 0 6 25" svg:d="M0 0c1 2 1 5 2 7 0 2 1 4 1 6s1 4 2 6c0 2 1 4 1 6">
            <text:p/>
          </draw:path>
          <draw:path draw:style-name="gr3" draw:text-style-name="P1" draw:layer="TiM_B" svg:width="0.006cm" svg:height="0.026cm" draw:transform="rotate (1.5707963267949) translate (41.923cm 25.976cm)" svg:viewBox="0 0 7 27" svg:d="M0 27c1-1 1-3 1-4 1-1 1-3 1-4 1-1 1-2 2-3 0-2 0-3 0-4 1-1 1-2 1-3 1-1 1-2 1-3s1-2 1-3 0-2 0-3">
            <text:p/>
          </draw:path>
          <draw:line draw:style-name="gr3" draw:text-style-name="P1" draw:layer="TiM_B" svg:x1="41.985cm" svg:y1="25.987cm" svg:x2="41.95cm" svg:y2="25.976cm">
            <text:p/>
          </draw:line>
          <draw:line draw:style-name="gr3" draw:text-style-name="P1" draw:layer="TiM_B" svg:x1="41.985cm" svg:y1="25.951cm" svg:x2="41.985cm" svg:y2="25.987cm">
            <text:p/>
          </draw:line>
          <draw:line draw:style-name="gr3" draw:text-style-name="P1" draw:layer="TiM_B" svg:x1="41.948cm" svg:y1="25.963cm" svg:x2="41.985cm" svg:y2="25.951cm">
            <text:p/>
          </draw:line>
          <draw:path draw:style-name="gr3" draw:text-style-name="P1" draw:layer="TiM_B" svg:width="0.005cm" svg:height="0.023cm" draw:transform="rotate (1.5707963267949) translate (31.101cm 25.845cm)" svg:viewBox="0 0 6 24" svg:d="M0 0c1 2 1 4 2 6 0 2 1 4 1 6s1 4 2 6c0 2 1 4 1 6">
            <text:p/>
          </draw:path>
          <draw:path draw:style-name="gr3" draw:text-style-name="P1" draw:layer="TiM_B" svg:width="0.006cm" svg:height="0.025cm" draw:transform="rotate (1.5707963267949) translate (31.101cm 25.852cm)" svg:viewBox="0 0 7 26" svg:d="M0 26c1-1 1-2 1-4 1-1 1-2 1-4 1-1 1-2 2-3 0-1 0-2 0-4 1-1 1-2 1-3 1-1 1-2 1-3s1-2 1-3 0-1 0-2">
            <text:p/>
          </draw:path>
          <draw:line draw:style-name="gr3" draw:text-style-name="P1" draw:layer="TiM_B" svg:x1="31.162cm" svg:y1="25.863cm" svg:x2="31.127cm" svg:y2="25.852cm">
            <text:p/>
          </draw:line>
          <draw:line draw:style-name="gr3" draw:text-style-name="P1" draw:layer="TiM_B" svg:x1="31.162cm" svg:y1="25.826cm" svg:x2="31.162cm" svg:y2="25.863cm">
            <text:p/>
          </draw:line>
          <draw:line draw:style-name="gr3" draw:text-style-name="P1" draw:layer="TiM_B" svg:x1="31.125cm" svg:y1="25.839cm" svg:x2="31.162cm" svg:y2="25.826cm">
            <text:p/>
          </draw:line>
          <draw:path draw:style-name="gr3" draw:text-style-name="P1" draw:layer="TiM_B" svg:width="0.005cm" svg:height="0.023cm" draw:transform="rotate (1.5707963267949) translate (31.256cm 25.969cm)" svg:viewBox="0 0 6 24" svg:d="M0 0c1 2 1 4 2 6 0 2 1 4 1 6s1 4 2 6c0 2 1 4 1 6">
            <text:p/>
          </draw:path>
          <draw:path draw:style-name="gr3" draw:text-style-name="P1" draw:layer="TiM_B" svg:width="0.006cm" svg:height="0.025cm" draw:transform="rotate (1.5707963267949) translate (31.256cm 25.976cm)" svg:viewBox="0 0 7 26" svg:d="M0 26c1-1 1-2 1-4 1-1 1-2 1-4 1-1 1-2 2-3 0-1 0-2 0-4 1-1 1-2 1-3 1-1 1-2 1-3s1-2 1-3c0 0 0-1 0-2">
            <text:p/>
          </draw:path>
          <draw:line draw:style-name="gr3" draw:text-style-name="P1" draw:layer="TiM_B" svg:x1="31.317cm" svg:y1="25.987cm" svg:x2="31.282cm" svg:y2="25.976cm">
            <text:p/>
          </draw:line>
          <draw:line draw:style-name="gr3" draw:text-style-name="P1" draw:layer="TiM_B" svg:x1="31.317cm" svg:y1="25.951cm" svg:x2="31.317cm" svg:y2="25.987cm">
            <text:p/>
          </draw:line>
          <draw:line draw:style-name="gr3" draw:text-style-name="P1" draw:layer="TiM_B" svg:x1="31.28cm" svg:y1="25.963cm" svg:x2="31.317cm" svg:y2="25.951cm">
            <text:p/>
          </draw:line>
          <draw:line draw:style-name="gr3" draw:text-style-name="P1" draw:layer="TiM_B" svg:x1="31.338cm" svg:y1="21.056cm" svg:x2="31.338cm" svg:y2="21.614cm">
            <text:p/>
          </draw:line>
          <draw:line draw:style-name="gr3" draw:text-style-name="P1" draw:layer="TiM_B" svg:x1="31.338cm" svg:y1="22.58cm" svg:x2="31.338cm" svg:y2="23.138cm">
            <text:p/>
          </draw:line>
          <draw:line draw:style-name="gr3" draw:text-style-name="P1" draw:layer="TiM_B" svg:x1="31.338cm" svg:y1="7.342cm" svg:x2="31.338cm" svg:y2="7.9cm">
            <text:p/>
          </draw:line>
          <draw:polyline draw:style-name="gr3" draw:text-style-name="P1" draw:layer="TiM_B" svg:width="0cm" svg:height="0.059cm" draw:transform="rotate (1.5707963267949) translate (19.267cm 22.954cm)" svg:viewBox="0 0 0 60" draw:points="0,60 0,60 0,59 0,57 0,54 0,51 0,47 0,42 0,37 0,32 0,26 0,20 0,13 0,7 0,0">
            <text:p/>
          </draw:polyline>
          <draw:line draw:style-name="gr3" draw:text-style-name="P1" draw:layer="TiM_B" svg:x1="19.267cm" svg:y1="22.954cm" svg:x2="19.147cm" svg:y2="22.954cm">
            <text:p/>
          </draw:line>
          <draw:line draw:style-name="gr3" draw:text-style-name="P1" draw:layer="TiM_B" svg:x1="19.327cm" svg:y1="22.954cm" svg:x2="19.327cm" svg:y2="23.014cm">
            <text:p/>
          </draw:line>
          <draw:polyline draw:style-name="gr3" draw:text-style-name="P1" draw:layer="TiM_B" svg:width="0cm" svg:height="0.059cm" draw:transform="rotate (1.5707963267949) translate (19.267cm 23.014cm)" svg:viewBox="0 0 0 60" draw:points="0,60 0,60 0,59 0,57 0,54 0,51 0,47 0,42 0,37 0,32 0,26 0,20 0,13 0,7 0,0">
            <text:p/>
          </draw:polyline>
          <draw:line draw:style-name="gr3" draw:text-style-name="P1" draw:layer="TiM_B" svg:x1="19.267cm" svg:y1="23.014cm" svg:x2="19.147cm" svg:y2="23.014cm">
            <text:p/>
          </draw:line>
          <draw:line draw:style-name="gr3" draw:text-style-name="P1" draw:layer="TiM_B" svg:x1="19.147cm" svg:y1="22.58cm" svg:x2="19.107cm" svg:y2="22.58cm">
            <text:p/>
          </draw:line>
          <draw:line draw:style-name="gr3" draw:text-style-name="P1" draw:layer="TiM_B" svg:x1="19.147cm" svg:y1="22.58cm" svg:x2="18.582cm" svg:y2="22.58cm">
            <text:p/>
          </draw:line>
          <draw:line draw:style-name="gr3" draw:text-style-name="P1" draw:layer="TiM_B" svg:x1="19.147cm" svg:y1="23.138cm" svg:x2="19.147cm" svg:y2="23.014cm">
            <text:p/>
          </draw:line>
          <draw:line draw:style-name="gr3" draw:text-style-name="P1" draw:layer="TiM_B" svg:x1="19.147cm" svg:y1="22.954cm" svg:x2="19.147cm" svg:y2="22.76cm">
            <text:p/>
          </draw:line>
          <draw:line draw:style-name="gr3" draw:text-style-name="P1" draw:layer="TiM_B" svg:x1="19.147cm" svg:y1="22.7cm" svg:x2="19.147cm" svg:y2="22.58cm">
            <text:p/>
          </draw:line>
          <draw:line draw:style-name="gr3" draw:text-style-name="P1" draw:layer="TiM_B" svg:x1="19.147cm" svg:y1="23.138cm" svg:x2="18.582cm" svg:y2="23.138cm">
            <text:p/>
          </draw:line>
          <draw:line draw:style-name="gr3" draw:text-style-name="P1" draw:layer="TiM_B" svg:x1="18.582cm" svg:y1="22.58cm" svg:x2="18.582cm" svg:y2="23.138cm">
            <text:p/>
          </draw:line>
          <draw:line draw:style-name="gr3" draw:text-style-name="P1" draw:layer="TiM_B" svg:x1="19.267cm" svg:y1="22.76cm" svg:x2="19.147cm" svg:y2="22.76cm">
            <text:p/>
          </draw:line>
          <draw:line draw:style-name="gr3" draw:text-style-name="P1" draw:layer="TiM_B" svg:x1="19.267cm" svg:y1="22.7cm" svg:x2="19.147cm" svg:y2="22.7cm">
            <text:p/>
          </draw:line>
          <draw:line draw:style-name="gr3" draw:text-style-name="P1" draw:layer="TiM_B" svg:x1="19.147cm" svg:y1="22.58cm" svg:x2="19.147cm" svg:y2="23.138cm">
            <text:p/>
          </draw:line>
          <draw:polyline draw:style-name="gr3" draw:text-style-name="P1" draw:layer="TiM_B" svg:width="0cm" svg:height="0.059cm" draw:transform="rotate (1.5707963267949) translate (19.267cm 22.7cm)" svg:viewBox="0 0 0 60" draw:points="0,60 0,60 0,59 0,57 0,54 0,51 0,47 0,42 0,37 0,32 0,26 0,20 0,13 0,7 0,0">
            <text:p/>
          </draw:polyline>
          <draw:line draw:style-name="gr3" draw:text-style-name="P1" draw:layer="TiM_B" svg:x1="19.327cm" svg:y1="22.7cm" svg:x2="19.327cm" svg:y2="22.76cm">
            <text:p/>
          </draw:line>
          <draw:polyline draw:style-name="gr3" draw:text-style-name="P1" draw:layer="TiM_B" svg:width="0cm" svg:height="0.059cm" draw:transform="rotate (1.5707963267949) translate (19.267cm 22.76cm)" svg:viewBox="0 0 0 60" draw:points="0,60 0,60 0,59 0,57 0,54 0,51 0,47 0,42 0,37 0,32 0,26 0,20 0,13 0,7 0,0">
            <text:p/>
          </draw:polyline>
          <draw:polyline draw:style-name="gr3" draw:text-style-name="P1" draw:layer="TiM_B" svg:width="0cm" svg:height="0.059cm" draw:transform="rotate (1.5707963267949) translate (19.267cm 7.716cm)" svg:viewBox="0 0 0 60" draw:points="0,60 0,60 0,59 0,57 0,54 0,51 0,47 0,42 0,37 0,32 0,26 0,20 0,13 0,7 0,0">
            <text:p/>
          </draw:polyline>
          <draw:line draw:style-name="gr3" draw:text-style-name="P1" draw:layer="TiM_B" svg:x1="19.267cm" svg:y1="7.716cm" svg:x2="19.147cm" svg:y2="7.716cm">
            <text:p/>
          </draw:line>
          <draw:line draw:style-name="gr3" draw:text-style-name="P1" draw:layer="TiM_B" svg:x1="19.327cm" svg:y1="7.716cm" svg:x2="19.327cm" svg:y2="7.776cm">
            <text:p/>
          </draw:line>
          <draw:polyline draw:style-name="gr3" draw:text-style-name="P1" draw:layer="TiM_B" svg:width="0cm" svg:height="0.059cm" draw:transform="rotate (1.5707963267949) translate (19.267cm 7.776cm)" svg:viewBox="0 0 0 60" draw:points="0,60 0,60 0,59 0,57 0,54 0,51 0,47 0,42 0,37 0,32 0,26 0,20 0,13 0,7 0,0">
            <text:p/>
          </draw:polyline>
          <draw:line draw:style-name="gr3" draw:text-style-name="P1" draw:layer="TiM_B" svg:x1="19.267cm" svg:y1="7.776cm" svg:x2="19.147cm" svg:y2="7.776cm">
            <text:p/>
          </draw:line>
          <draw:line draw:style-name="gr3" draw:text-style-name="P1" draw:layer="TiM_B" svg:x1="19.147cm" svg:y1="7.342cm" svg:x2="19.107cm" svg:y2="7.342cm">
            <text:p/>
          </draw:line>
          <draw:line draw:style-name="gr3" draw:text-style-name="P1" draw:layer="TiM_B" svg:x1="19.147cm" svg:y1="7.342cm" svg:x2="18.582cm" svg:y2="7.342cm">
            <text:p/>
          </draw:line>
          <draw:line draw:style-name="gr3" draw:text-style-name="P1" draw:layer="TiM_B" svg:x1="19.147cm" svg:y1="7.9cm" svg:x2="19.147cm" svg:y2="7.776cm">
            <text:p/>
          </draw:line>
          <draw:line draw:style-name="gr3" draw:text-style-name="P1" draw:layer="TiM_B" svg:x1="19.147cm" svg:y1="7.716cm" svg:x2="19.147cm" svg:y2="7.522cm">
            <text:p/>
          </draw:line>
          <draw:line draw:style-name="gr3" draw:text-style-name="P1" draw:layer="TiM_B" svg:x1="19.147cm" svg:y1="7.462cm" svg:x2="19.147cm" svg:y2="7.342cm">
            <text:p/>
          </draw:line>
          <draw:line draw:style-name="gr3" draw:text-style-name="P1" draw:layer="TiM_B" svg:x1="19.147cm" svg:y1="7.9cm" svg:x2="18.582cm" svg:y2="7.9cm">
            <text:p/>
          </draw:line>
          <draw:line draw:style-name="gr3" draw:text-style-name="P1" draw:layer="TiM_B" svg:x1="18.582cm" svg:y1="7.342cm" svg:x2="18.582cm" svg:y2="7.9cm">
            <text:p/>
          </draw:line>
          <draw:line draw:style-name="gr3" draw:text-style-name="P1" draw:layer="TiM_B" svg:x1="18.582cm" svg:y1="7.404cm" svg:x2="18.582cm" svg:y2="7.584cm">
            <text:p/>
          </draw:line>
          <draw:line draw:style-name="gr3" draw:text-style-name="P1" draw:layer="TiM_B" svg:x1="19.267cm" svg:y1="7.522cm" svg:x2="19.147cm" svg:y2="7.522cm">
            <text:p/>
          </draw:line>
          <draw:line draw:style-name="gr3" draw:text-style-name="P1" draw:layer="TiM_B" svg:x1="19.267cm" svg:y1="7.462cm" svg:x2="19.147cm" svg:y2="7.462cm">
            <text:p/>
          </draw:line>
          <draw:line draw:style-name="gr3" draw:text-style-name="P1" draw:layer="TiM_B" svg:x1="19.147cm" svg:y1="7.342cm" svg:x2="19.147cm" svg:y2="7.9cm">
            <text:p/>
          </draw:line>
          <draw:polyline draw:style-name="gr3" draw:text-style-name="P1" draw:layer="TiM_B" svg:width="0cm" svg:height="0.059cm" draw:transform="rotate (1.5707963267949) translate (19.267cm 7.462cm)" svg:viewBox="0 0 0 60" draw:points="0,60 0,60 0,59 0,57 0,54 0,51 0,47 0,42 0,37 0,32 0,26 0,20 0,13 0,7 0,0">
            <text:p/>
          </draw:polyline>
          <draw:line draw:style-name="gr3" draw:text-style-name="P1" draw:layer="TiM_B" svg:x1="19.327cm" svg:y1="7.462cm" svg:x2="19.327cm" svg:y2="7.522cm">
            <text:p/>
          </draw:line>
          <draw:polyline draw:style-name="gr3" draw:text-style-name="P1" draw:layer="TiM_B" svg:width="0cm" svg:height="0.059cm" draw:transform="rotate (1.5707963267949) translate (19.267cm 7.522cm)" svg:viewBox="0 0 0 60" draw:points="0,60 0,60 0,59 0,57 0,54 0,51 0,47 0,42 0,37 0,32 0,26 0,20 0,13 0,7 0,0">
            <text:p/>
          </draw:polyline>
          <draw:polyline draw:style-name="gr3" draw:text-style-name="P1" draw:layer="TiM_B" svg:width="0cm" svg:height="0.059cm" draw:transform="rotate (1.5707963267949) translate (19.267cm 21.43cm)" svg:viewBox="0 0 0 60" draw:points="0,60 0,60 0,59 0,57 0,54 0,51 0,47 0,42 0,37 0,32 0,26 0,20 0,13 0,7 0,0">
            <text:p/>
          </draw:polyline>
          <draw:line draw:style-name="gr3" draw:text-style-name="P1" draw:layer="TiM_B" svg:x1="19.267cm" svg:y1="21.43cm" svg:x2="19.147cm" svg:y2="21.43cm">
            <text:p/>
          </draw:line>
          <draw:line draw:style-name="gr3" draw:text-style-name="P1" draw:layer="TiM_B" svg:x1="19.327cm" svg:y1="21.43cm" svg:x2="19.327cm" svg:y2="21.49cm">
            <text:p/>
          </draw:line>
          <draw:polyline draw:style-name="gr3" draw:text-style-name="P1" draw:layer="TiM_B" svg:width="0cm" svg:height="0.059cm" draw:transform="rotate (1.5707963267949) translate (19.267cm 21.49cm)" svg:viewBox="0 0 0 60" draw:points="0,60 0,60 0,59 0,57 0,54 0,51 0,47 0,42 0,37 0,32 0,26 0,20 0,13 0,7 0,0">
            <text:p/>
          </draw:polyline>
          <draw:line draw:style-name="gr3" draw:text-style-name="P1" draw:layer="TiM_B" svg:x1="19.267cm" svg:y1="21.49cm" svg:x2="19.147cm" svg:y2="21.49cm">
            <text:p/>
          </draw:line>
          <draw:line draw:style-name="gr3" draw:text-style-name="P1" draw:layer="TiM_B" svg:x1="19.147cm" svg:y1="21.056cm" svg:x2="19.107cm" svg:y2="21.056cm">
            <text:p/>
          </draw:line>
          <draw:line draw:style-name="gr3" draw:text-style-name="P1" draw:layer="TiM_B" svg:x1="19.147cm" svg:y1="21.056cm" svg:x2="18.582cm" svg:y2="21.056cm">
            <text:p/>
          </draw:line>
          <draw:line draw:style-name="gr3" draw:text-style-name="P1" draw:layer="TiM_B" svg:x1="19.147cm" svg:y1="21.614cm" svg:x2="19.147cm" svg:y2="21.49cm">
            <text:p/>
          </draw:line>
          <draw:line draw:style-name="gr3" draw:text-style-name="P1" draw:layer="TiM_B" svg:x1="19.147cm" svg:y1="21.43cm" svg:x2="19.147cm" svg:y2="21.236cm">
            <text:p/>
          </draw:line>
          <draw:line draw:style-name="gr3" draw:text-style-name="P1" draw:layer="TiM_B" svg:x1="19.147cm" svg:y1="21.176cm" svg:x2="19.147cm" svg:y2="21.056cm">
            <text:p/>
          </draw:line>
          <draw:line draw:style-name="gr3" draw:text-style-name="P1" draw:layer="TiM_B" svg:x1="19.147cm" svg:y1="21.614cm" svg:x2="18.582cm" svg:y2="21.614cm">
            <text:p/>
          </draw:line>
          <draw:line draw:style-name="gr3" draw:text-style-name="P1" draw:layer="TiM_B" svg:x1="18.582cm" svg:y1="21.056cm" svg:x2="18.582cm" svg:y2="21.614cm">
            <text:p/>
          </draw:line>
          <draw:line draw:style-name="gr3" draw:text-style-name="P1" draw:layer="TiM_B" svg:x1="19.267cm" svg:y1="21.236cm" svg:x2="19.147cm" svg:y2="21.236cm">
            <text:p/>
          </draw:line>
          <draw:line draw:style-name="gr3" draw:text-style-name="P1" draw:layer="TiM_B" svg:x1="19.267cm" svg:y1="21.176cm" svg:x2="19.147cm" svg:y2="21.176cm">
            <text:p/>
          </draw:line>
          <draw:line draw:style-name="gr3" draw:text-style-name="P1" draw:layer="TiM_B" svg:x1="19.147cm" svg:y1="21.056cm" svg:x2="19.147cm" svg:y2="21.614cm">
            <text:p/>
          </draw:line>
          <draw:polyline draw:style-name="gr3" draw:text-style-name="P1" draw:layer="TiM_B" svg:width="0cm" svg:height="0.059cm" draw:transform="rotate (1.5707963267949) translate (19.267cm 21.176cm)" svg:viewBox="0 0 0 60" draw:points="0,60 0,60 0,59 0,57 0,54 0,51 0,47 0,42 0,37 0,32 0,26 0,20 0,13 0,7 0,0">
            <text:p/>
          </draw:polyline>
          <draw:line draw:style-name="gr3" draw:text-style-name="P1" draw:layer="TiM_B" svg:x1="19.327cm" svg:y1="21.176cm" svg:x2="19.327cm" svg:y2="21.236cm">
            <text:p/>
          </draw:line>
          <draw:polyline draw:style-name="gr3" draw:text-style-name="P1" draw:layer="TiM_B" svg:width="0cm" svg:height="0.059cm" draw:transform="rotate (1.5707963267949) translate (19.267cm 21.236cm)" svg:viewBox="0 0 0 60" draw:points="0,60 0,60 0,59 0,57 0,54 0,51 0,47 0,42 0,37 0,32 0,26 0,20 0,13 0,7 0,0">
            <text:p/>
          </draw:polyline>
          <draw:line draw:style-name="gr3" draw:text-style-name="P1" draw:layer="TiM_B" svg:x1="30.25cm" svg:y1="21.176cm" svg:x2="30.25cm" svg:y2="21.24cm">
            <text:p/>
          </draw:line>
          <draw:line draw:style-name="gr3" draw:text-style-name="P1" draw:layer="TiM_B" svg:x1="30.25cm" svg:y1="22.7cm" svg:x2="30.25cm" svg:y2="22.764cm">
            <text:p/>
          </draw:line>
          <draw:line draw:style-name="gr3" draw:text-style-name="P1" draw:layer="TiM_B" svg:x1="30.25cm" svg:y1="21.43cm" svg:x2="30.25cm" svg:y2="21.494cm">
            <text:p/>
          </draw:line>
          <draw:line draw:style-name="gr3" draw:text-style-name="P1" draw:layer="TiM_B" svg:x1="30.25cm" svg:y1="7.716cm" svg:x2="30.25cm" svg:y2="7.78cm">
            <text:p/>
          </draw:line>
          <draw:line draw:style-name="gr3" draw:text-style-name="P1" draw:layer="TiM_B" svg:x1="30.25cm" svg:y1="22.954cm" svg:x2="30.25cm" svg:y2="23.018cm">
            <text:p/>
          </draw:line>
          <draw:line draw:style-name="gr3" draw:text-style-name="P1" draw:layer="TiM_B" svg:x1="30.25cm" svg:y1="7.462cm" svg:x2="30.25cm" svg:y2="7.526cm">
            <text:p/>
          </draw:line>
          <draw:line draw:style-name="gr3" draw:text-style-name="P1" draw:layer="TiM_B" svg:x1="42.441cm" svg:y1="21.176cm" svg:x2="42.441cm" svg:y2="21.24cm">
            <text:p/>
          </draw:line>
          <draw:line draw:style-name="gr3" draw:text-style-name="P1" draw:layer="TiM_B" svg:x1="42.441cm" svg:y1="22.7cm" svg:x2="42.441cm" svg:y2="22.764cm">
            <text:p/>
          </draw:line>
          <draw:line draw:style-name="gr3" draw:text-style-name="P1" draw:layer="TiM_B" svg:x1="42.441cm" svg:y1="21.43cm" svg:x2="42.441cm" svg:y2="21.494cm">
            <text:p/>
          </draw:line>
          <draw:line draw:style-name="gr3" draw:text-style-name="P1" draw:layer="TiM_B" svg:x1="42.441cm" svg:y1="7.716cm" svg:x2="42.441cm" svg:y2="7.78cm">
            <text:p/>
          </draw:line>
          <draw:line draw:style-name="gr3" draw:text-style-name="P1" draw:layer="TiM_B" svg:x1="42.441cm" svg:y1="22.954cm" svg:x2="42.441cm" svg:y2="23.018cm">
            <text:p/>
          </draw:line>
          <draw:line draw:style-name="gr3" draw:text-style-name="P1" draw:layer="TiM_B" svg:x1="42.441cm" svg:y1="7.462cm" svg:x2="42.441cm" svg:y2="7.526cm">
            <text:p/>
          </draw:line>
          <draw:line draw:style-name="gr3" draw:text-style-name="P1" draw:layer="TiM_B" svg:x1="29.778cm" svg:y1="25.537cm" svg:x2="29.778cm" svg:y2="25.552cm">
            <text:p/>
          </draw:line>
          <draw:line draw:style-name="gr3" draw:text-style-name="P1" draw:layer="TiM_B" svg:x1="29.764cm" svg:y1="25.537cm" svg:x2="29.764cm" svg:y2="25.552cm">
            <text:p/>
          </draw:line>
          <draw:line draw:style-name="gr3" draw:text-style-name="P1" draw:layer="TiM_B" svg:x1="29.674cm" svg:y1="25.537cm" svg:x2="29.674cm" svg:y2="25.552cm">
            <text:p/>
          </draw:line>
          <draw:line draw:style-name="gr3" draw:text-style-name="P1" draw:layer="TiM_B" svg:x1="29.659cm" svg:y1="25.537cm" svg:x2="29.659cm" svg:y2="25.552cm">
            <text:p/>
          </draw:line>
          <draw:line draw:style-name="gr3" draw:text-style-name="P1" draw:layer="TiM_B" svg:x1="29.674cm" svg:y1="26.277cm" svg:x2="29.674cm" svg:y2="26.262cm">
            <text:p/>
          </draw:line>
          <draw:line draw:style-name="gr3" draw:text-style-name="P1" draw:layer="TiM_B" svg:x1="29.764cm" svg:y1="26.277cm" svg:x2="29.764cm" svg:y2="26.262cm">
            <text:p/>
          </draw:line>
          <draw:line draw:style-name="gr3" draw:text-style-name="P1" draw:layer="TiM_B" svg:x1="19.006cm" svg:y1="26.277cm" svg:x2="19.006cm" svg:y2="26.262cm">
            <text:p/>
          </draw:line>
          <draw:line draw:style-name="gr3" draw:text-style-name="P1" draw:layer="TiM_B" svg:x1="19.096cm" svg:y1="26.277cm" svg:x2="19.096cm" svg:y2="26.262cm">
            <text:p/>
          </draw:line>
          <draw:line draw:style-name="gr3" draw:text-style-name="P1" draw:layer="TiM_B" svg:x1="19.111cm" svg:y1="25.537cm" svg:x2="19.111cm" svg:y2="25.552cm">
            <text:p/>
          </draw:line>
          <draw:line draw:style-name="gr3" draw:text-style-name="P1" draw:layer="TiM_B" svg:x1="19.096cm" svg:y1="25.537cm" svg:x2="19.096cm" svg:y2="25.552cm">
            <text:p/>
          </draw:line>
          <draw:line draw:style-name="gr3" draw:text-style-name="P1" draw:layer="TiM_B" svg:x1="19.006cm" svg:y1="25.537cm" svg:x2="19.006cm" svg:y2="25.552cm">
            <text:p/>
          </draw:line>
          <draw:line draw:style-name="gr3" draw:text-style-name="P1" draw:layer="TiM_B" svg:x1="18.991cm" svg:y1="25.537cm" svg:x2="18.991cm" svg:y2="25.552cm">
            <text:p/>
          </draw:line>
          <draw:line draw:style-name="gr3" draw:text-style-name="P1" draw:layer="TiM_B" svg:x1="41.969cm" svg:y1="25.537cm" svg:x2="41.969cm" svg:y2="25.552cm">
            <text:p/>
          </draw:line>
          <draw:line draw:style-name="gr3" draw:text-style-name="P1" draw:layer="TiM_B" svg:x1="41.954cm" svg:y1="25.537cm" svg:x2="41.954cm" svg:y2="25.552cm">
            <text:p/>
          </draw:line>
          <draw:line draw:style-name="gr3" draw:text-style-name="P1" draw:layer="TiM_B" svg:x1="41.864cm" svg:y1="25.537cm" svg:x2="41.864cm" svg:y2="25.552cm">
            <text:p/>
          </draw:line>
          <draw:line draw:style-name="gr3" draw:text-style-name="P1" draw:layer="TiM_B" svg:x1="41.849cm" svg:y1="25.537cm" svg:x2="41.849cm" svg:y2="25.552cm">
            <text:p/>
          </draw:line>
          <draw:line draw:style-name="gr3" draw:text-style-name="P1" draw:layer="TiM_B" svg:x1="41.864cm" svg:y1="26.277cm" svg:x2="41.864cm" svg:y2="26.262cm">
            <text:p/>
          </draw:line>
          <draw:line draw:style-name="gr3" draw:text-style-name="P1" draw:layer="TiM_B" svg:x1="41.954cm" svg:y1="26.277cm" svg:x2="41.954cm" svg:y2="26.262cm">
            <text:p/>
          </draw:line>
          <draw:line draw:style-name="gr3" draw:text-style-name="P1" draw:layer="TiM_B" svg:x1="31.197cm" svg:y1="26.277cm" svg:x2="31.197cm" svg:y2="26.262cm">
            <text:p/>
          </draw:line>
          <draw:line draw:style-name="gr3" draw:text-style-name="P1" draw:layer="TiM_B" svg:x1="31.287cm" svg:y1="26.277cm" svg:x2="31.287cm" svg:y2="26.262cm">
            <text:p/>
          </draw:line>
          <draw:line draw:style-name="gr3" draw:text-style-name="P1" draw:layer="TiM_B" svg:x1="31.301cm" svg:y1="25.537cm" svg:x2="31.301cm" svg:y2="25.552cm">
            <text:p/>
          </draw:line>
          <draw:line draw:style-name="gr3" draw:text-style-name="P1" draw:layer="TiM_B" svg:x1="31.287cm" svg:y1="25.537cm" svg:x2="31.287cm" svg:y2="25.552cm">
            <text:p/>
          </draw:line>
          <draw:line draw:style-name="gr3" draw:text-style-name="P1" draw:layer="TiM_B" svg:x1="31.197cm" svg:y1="25.537cm" svg:x2="31.197cm" svg:y2="25.552cm">
            <text:p/>
          </draw:line>
          <draw:line draw:style-name="gr3" draw:text-style-name="P1" draw:layer="TiM_B" svg:x1="31.182cm" svg:y1="25.537cm" svg:x2="31.182cm" svg:y2="25.552cm">
            <text:p/>
          </draw:line>
          <draw:line draw:style-name="gr3" draw:text-style-name="P1" draw:layer="TiM_B" svg:x1="29.934cm" svg:y1="26.256cm" svg:x2="29.934cm" svg:y2="25.558cm">
            <text:p/>
          </draw:line>
          <draw:line draw:style-name="gr3" draw:text-style-name="P1" draw:layer="TiM_B" svg:x1="29.904cm" svg:y1="25.634cm" svg:x2="29.904cm" svg:y2="26.255cm">
            <text:p/>
          </draw:line>
          <draw:line draw:style-name="gr3" draw:text-style-name="P1" draw:layer="TiM_B" svg:x1="29.503cm" svg:y1="25.558cm" svg:x2="29.503cm" svg:y2="26.256cm">
            <text:p/>
          </draw:line>
          <draw:line draw:style-name="gr3" draw:text-style-name="P1" draw:layer="TiM_B" svg:x1="29.533cm" svg:y1="26.255cm" svg:x2="29.533cm" svg:y2="25.634cm">
            <text:p/>
          </draw:line>
          <draw:line draw:style-name="gr3" draw:text-style-name="P1" draw:layer="TiM_B" svg:x1="19.236cm" svg:y1="25.634cm" svg:x2="19.236cm" svg:y2="26.255cm">
            <text:p/>
          </draw:line>
          <draw:line draw:style-name="gr3" draw:text-style-name="P1" draw:layer="TiM_B" svg:x1="18.866cm" svg:y1="26.255cm" svg:x2="18.866cm" svg:y2="25.634cm">
            <text:p/>
          </draw:line>
          <draw:line draw:style-name="gr3" draw:text-style-name="P1" draw:layer="TiM_B" svg:x1="19.266cm" svg:y1="26.256cm" svg:x2="19.266cm" svg:y2="25.558cm">
            <text:p/>
          </draw:line>
          <draw:line draw:style-name="gr3" draw:text-style-name="P1" draw:layer="TiM_B" svg:x1="18.836cm" svg:y1="25.558cm" svg:x2="18.836cm" svg:y2="26.256cm">
            <text:p/>
          </draw:line>
          <draw:line draw:style-name="gr3" draw:text-style-name="P1" draw:layer="TiM_B" svg:x1="42.124cm" svg:y1="26.256cm" svg:x2="42.124cm" svg:y2="25.558cm">
            <text:p/>
          </draw:line>
          <draw:line draw:style-name="gr3" draw:text-style-name="P1" draw:layer="TiM_B" svg:x1="42.094cm" svg:y1="25.634cm" svg:x2="42.094cm" svg:y2="26.255cm">
            <text:p/>
          </draw:line>
          <draw:line draw:style-name="gr3" draw:text-style-name="P1" draw:layer="TiM_B" svg:x1="41.694cm" svg:y1="25.558cm" svg:x2="41.694cm" svg:y2="26.256cm">
            <text:p/>
          </draw:line>
          <draw:line draw:style-name="gr3" draw:text-style-name="P1" draw:layer="TiM_B" svg:x1="41.724cm" svg:y1="26.255cm" svg:x2="41.724cm" svg:y2="25.634cm">
            <text:p/>
          </draw:line>
          <draw:line draw:style-name="gr3" draw:text-style-name="P1" draw:layer="TiM_B" svg:x1="31.427cm" svg:y1="25.634cm" svg:x2="31.427cm" svg:y2="26.255cm">
            <text:p/>
          </draw:line>
          <draw:line draw:style-name="gr3" draw:text-style-name="P1" draw:layer="TiM_B" svg:x1="31.056cm" svg:y1="26.255cm" svg:x2="31.056cm" svg:y2="25.634cm">
            <text:p/>
          </draw:line>
          <draw:line draw:style-name="gr3" draw:text-style-name="P1" draw:layer="TiM_B" svg:x1="31.457cm" svg:y1="26.256cm" svg:x2="31.457cm" svg:y2="25.558cm">
            <text:p/>
          </draw:line>
          <draw:line draw:style-name="gr3" draw:text-style-name="P1" draw:layer="TiM_B" svg:x1="31.026cm" svg:y1="25.558cm" svg:x2="31.026cm" svg:y2="26.256cm">
            <text:p/>
          </draw:line>
          <draw:line draw:style-name="gr3" draw:text-style-name="P1" draw:layer="TiM_B" svg:x1="31.458cm" svg:y1="21.236cm" svg:x2="31.458cm" svg:y2="21.176cm">
            <text:p/>
          </draw:line>
          <draw:line draw:style-name="gr3" draw:text-style-name="P1" draw:layer="TiM_B" svg:x1="31.458cm" svg:y1="22.76cm" svg:x2="31.458cm" svg:y2="22.7cm">
            <text:p/>
          </draw:line>
          <draw:line draw:style-name="gr3" draw:text-style-name="P1" draw:layer="TiM_B" svg:x1="31.458cm" svg:y1="21.49cm" svg:x2="31.458cm" svg:y2="21.43cm">
            <text:p/>
          </draw:line>
          <draw:line draw:style-name="gr3" draw:text-style-name="P1" draw:layer="TiM_B" svg:x1="31.458cm" svg:y1="7.776cm" svg:x2="31.458cm" svg:y2="7.716cm">
            <text:p/>
          </draw:line>
          <draw:line draw:style-name="gr3" draw:text-style-name="P1" draw:layer="TiM_B" svg:x1="31.458cm" svg:y1="23.014cm" svg:x2="31.458cm" svg:y2="22.954cm">
            <text:p/>
          </draw:line>
          <draw:line draw:style-name="gr3" draw:text-style-name="P1" draw:layer="TiM_B" svg:x1="31.458cm" svg:y1="7.522cm" svg:x2="31.458cm" svg:y2="7.462cm">
            <text:p/>
          </draw:line>
          <draw:line draw:style-name="gr3" draw:text-style-name="P1" draw:layer="TiM_B" svg:x1="19.267cm" svg:y1="23.014cm" svg:x2="19.267cm" svg:y2="22.954cm">
            <text:p/>
          </draw:line>
          <draw:line draw:style-name="gr3" draw:text-style-name="P1" draw:layer="TiM_B" svg:x1="19.267cm" svg:y1="22.76cm" svg:x2="19.267cm" svg:y2="22.7cm">
            <text:p/>
          </draw:line>
          <draw:line draw:style-name="gr3" draw:text-style-name="P1" draw:layer="TiM_B" svg:x1="19.267cm" svg:y1="7.776cm" svg:x2="19.267cm" svg:y2="7.716cm">
            <text:p/>
          </draw:line>
          <draw:line draw:style-name="gr3" draw:text-style-name="P1" draw:layer="TiM_B" svg:x1="19.267cm" svg:y1="7.522cm" svg:x2="19.267cm" svg:y2="7.462cm">
            <text:p/>
          </draw:line>
          <draw:line draw:style-name="gr3" draw:text-style-name="P1" draw:layer="TiM_B" svg:x1="19.267cm" svg:y1="21.49cm" svg:x2="19.267cm" svg:y2="21.43cm">
            <text:p/>
          </draw:line>
          <draw:line draw:style-name="gr3" draw:text-style-name="P1" draw:layer="TiM_B" svg:x1="19.267cm" svg:y1="21.236cm" svg:x2="19.267cm" svg:y2="21.176cm">
            <text:p/>
          </draw:line>
        </draw:g>
        <draw:path draw:style-name="gr5" draw:text-style-name="P2" draw:layer="Acrylic" svg:width="24.381cm" svg:height="24.381cm" svg:x="18.289cm" svg:y="3.049cm" svg:viewBox="0 0 24382 24382" svg:d="M762 15086c-28 0-52 6-76 20-25 14-42 32-56 56s-20 48-20 76 6 53 20 77c14 25 31 41 56 55 24 14 48 21 76 21s52-7 76-21 42-30 56-55c14-24 20-49 20-77s-6-52-20-76-32-42-56-56-48-20-76-20zM762 8991c-28 0-52 7-76 21-25 14-42 31-56 55-14 25-20 49-20 77s6 52 20 76 31 42 56 56c24 14 48 20 76 20s52-6 76-20 42-32 56-56 20-48 20-76-6-52-20-77c-14-24-32-41-56-55s-48-21-76-21zM762 2895c-28 0-52 7-76 21-25 14-42 32-56 56-14 25-20 48-20 76s6 52 20 76 31 42 56 56c24 14 48 20 76 20s52-6 76-20 42-32 56-56 20-48 20-76-6-51-20-76c-14-24-32-42-56-56s-48-21-76-21zM762 21182c-28 0-52 6-76 20-25 14-42 32-56 56s-20 48-20 76 6 52 20 76c14 25 31 42 56 56 24 14 48 21 76 21s52-7 76-21 42-31 56-56c14-24 20-48 20-76s-6-52-20-76-32-42-56-56-48-20-76-20zM23620 15086c-28 0-52 6-76 20s-42 32-56 56-20 48-20 76 6 53 20 77c14 25 32 41 56 55s48 21 76 21 51-7 76-21c24-14 42-30 56-55 14-24 21-49 21-77s-7-52-21-76-32-42-56-56c-25-14-48-20-76-20zM23620 8991c-28 0-52 7-76 21s-42 31-56 55c-14 25-20 49-20 77s6 52 20 76 32 42 56 56 48 20 76 20 51-6 76-20c24-14 42-32 56-56s21-48 21-76-7-52-21-77c-14-24-32-41-56-55-25-14-48-21-76-21zM23620 2895c-28 0-52 7-76 21s-42 32-56 56c-14 25-20 48-20 76s6 52 20 76 32 42 56 56 48 20 76 20 51-6 76-20c24-14 42-32 56-56s21-48 21-76-7-51-21-76c-14-24-32-42-56-56-25-14-48-21-76-21zM23620 21182c-28 0-52 6-76 20s-42 32-56 56-20 48-20 76 6 52 20 76c14 25 32 42 56 56s48 21 76 21 51-7 76-21c24-14 42-31 56-56 14-24 21-48 21-76s-7-52-21-76-32-42-56-56c-25-14-48-20-76-20zM24382 24382h-24382v-24382h24382z">
          <text:p/>
        </draw:path>
        <draw:path draw:style-name="gr6" draw:text-style-name="P2" draw:layer="MDF" svg:width="46.989cm" svg:height="24.383cm" svg:x="6.985cm" svg:y="3.048cm" svg:viewBox="0 0 46990 24384" svg:d="M45847 1v2666h762c0 0 381 0 381 381s-381 381-381 381h-762v5334h762c0 0 381 0 381 381s-381 381-381 381h-762v5334h762c0 0 381 0 381 381s-381 381-381 381h-762v5334h762c0 0 381 0 381 381s-381 381-381 381h-762v2666h-44704v-2666h-762c0 0-381 0-381-381s381-381 381-381h762v-5334h-762c0 0-381 0-381-381s381-381 381-381h762v-5334h-762c0 0-381 0-381-381s381-381 381-381h762v-5334h-762c0 0-381 0-381-381s381-381 381-381h762v-2666zM379 2894c86 0 153 66 153 152s-67 153-153 153-152-67-152-153 66-152 152-152zM227 2894zM533 3200zM379 8994c86 0 153 66 153 152s-67 153-153 153-152-67-152-153 66-152 152-152zM227 8994zM533 9300zM379 15094c86 0 153 66 153 152s-67 153-153 153-152-67-152-153 66-152 152-152zM227 15094zM533 15400zM380 21183c86 0 153 66 153 152s-67 153-153 153-152-67-152-153 66-152 152-152zM228 21183zM534 21489zM46608 2895c86 0 153 66 153 152s-67 153-153 153-152-67-152-153 66-152 152-152zM46456 2895zM46762 3201zM46608 8995c86 0 153 66 153 152s-67 153-153 153-152-67-152-153 66-152 152-152zM46456 8995zM46762 9301zM46608 15095c86 0 153 66 153 152s-67 153-153 153-152-67-152-153 66-152 152-152zM46456 15095zM46762 15401zM46608 21195c86 0 153 66 153 152s-67 153-153 153-152-67-152-153 66-152 152-152zM46456 21195zM46762 21501zM23495 11735c259 0 457 198 457 457s-198 457-457 457-457-198-457-457 198-457 457-457zM23038 11735zM23953 12650zM18415 11874c180 0 318 138 318 318s-138 318-318 318-318-138-318-318 138-318 318-318zM18097 11874zM18734 12511zM28575 11874c180 0 318 138 318 318s-138 318-318 318-318-138-318-318 138-318 318-318zM28257 11874zM28894 12511zM23495 16954c180 0 318 138 318 318s-138 318-318 318-318-138-318-318 138-318 318-318zM23177 16954zM23814 17591zM23495 6794c180 0 318 138 318 318s-138 318-318 318-318-138-318-318 138-318 318-318zM23177 6794zM23814 7431zM36957 1v2285zM37211 1409v2285zM37465 0v2286zM37719 1408v2285zM37973 1v2285zM38227 1409v2285zM38481 0v2286zM38735 1408v2285zM38989 1v2285zM39243 1409v2285zM39497 0v2286zM39751 1408v2285zM40005 1v2285zM40259 1409v2285zM40513 0v2286zM40767 1408v2285zM41021 1v2285zM41275 1409v2285zM41529 0v2286zM41783 1408v2285zM42037 1v2285zM42291 1409v2285zM42545 0v2286zM42799 1408v2285zM43053 1v2285zM43307 1409v2285zM43561 0v2286zM43815 1408v2285zM44069 1v2285zM44323 1409v2285zM44577 0v2286zM36957 2541v2285zM37211 3949v2285zM37465 2540v2286zM37719 3948v2285zM37973 2541v2285zM38227 3949v2285zM38481 2540v2286zM38735 3948v2285zM38989 2541v2285zM39243 3949v2285zM39497 2540v2286zM39751 3948v2285zM40005 2541v2285zM40259 3949v2285zM40513 2540v2286zM40767 3948v2285zM41021 2541v2285zM41275 3949v2285zM41529 2540v2286zM41783 3948v2285zM42037 2541v2285zM42291 3949v2285zM42545 2540v2286zM42799 3948v2285zM43053 2541v2285zM43307 3949v2285zM43561 2540v2286zM43815 3948v2285zM44069 2541v2285zM44323 3949v2285zM44577 2540v2286zM36957 5081v2285zM37211 6489v2285zM37465 5080v2286zM37719 6488v2285zM37973 5081v2285zM38227 6489v2285zM38481 5080v2286zM38735 6488v2285zM38989 5081v2285zM39243 6489v2285zM39497 5080v2286zM39751 6488v2285zM40005 5081v2285zM40259 6489v2285zM40513 5080v2286zM40767 6488v2285zM41021 5081v2285zM41275 6489v2285zM41529 5080v2286zM41783 6488v2285zM42037 5081v2285zM42291 6489v2285zM42545 5080v2286zM42799 6488v2285zM43053 5081v2285zM43307 6489v2285zM43561 5080v2286zM43815 6488v2285zM44069 5081v2285zM44323 6489v2285zM44577 5080v2286zM36957 7621v2285zM37211 9029v2285zM37465 7620v2286zM37719 9028v2285zM37973 7621v2285zM38227 9029v2285zM38481 7620v2286zM38735 9028v2285zM38989 7621v2285zM39243 9029v2285zM39497 7620v2286zM39751 9028v2285zM40005 7621v2285zM40259 9029v2285zM40513 7620v2286zM40767 9028v2285zM41021 7621v2285zM41275 9029v2285zM41529 7620v2286zM41783 9028v2285zM42037 7621v2285zM42291 9029v2285zM42545 7620v2286zM42799 9028v2285zM43053 7621v2285zM43307 9029v2285zM43561 7620v2286zM43815 9028v2285zM44069 7621v2285zM44323 9029v2285zM44577 7620v2286zM36957 10161v2285zM37211 11569v2285zM37465 10160v2286zM37719 11568v2285zM37973 10161v2285zM38227 11569v2285zM38481 10160v2286zM38735 11568v2285zM38989 10161v2285zM39243 11569v2285zM39497 10160v2286zM39751 11568v2285zM40005 10161v2285zM40259 11569v2285zM40513 10160v2286zM40767 11568v2285zM41021 10161v2285zM41275 11569v2285zM41529 10160v2286zM41783 11568v2285zM42037 10161v2285zM42291 11569v2285zM42545 10160v2286zM42799 11568v2285zM43053 10161v2285zM43307 11569v2285zM43561 10160v2286zM43815 11568v2285zM44069 10161v2285zM44323 11569v2285zM44577 10160v2286zM36957 12701v2285zM37211 14109v2285zM37465 12700v2286zM37719 14108v2285zM37973 12701v2285zM38227 14109v2285zM38481 12700v2286zM38735 14108v2285zM38989 12701v2285zM39243 14109v2285zM39497 12700v2286zM39751 14108v2285zM40005 12701v2285zM40259 14109v2285zM40513 12700v2286zM40767 14108v2285zM41021 12701v2285zM41275 14109v2285zM41529 12700v2286zM41783 14108v2285zM42037 12701v2285zM42291 14109v2285zM42545 12700v2286zM42799 14108v2285zM43053 12701v2285zM43307 14109v2285zM43561 12700v2286zM43815 14108v2285zM44069 12701v2285zM44323 14109v2285zM44577 12700v2286zM36957 15241v2285zM37211 16649v2285zM37465 15240v2286zM37719 16648v2285zM37973 15241v2285zM38227 16649v2285zM38481 15240v2286zM38735 16648v2285zM38989 15241v2285zM39243 16649v2285zM39497 15240v2286zM39751 16648v2285zM40005 15241v2285zM40259 16649v2285zM40513 15240v2286zM40767 16648v2285zM41021 15241v2285zM41275 16649v2285zM41529 15240v2286zM41783 16648v2285zM42037 15241v2285zM42291 16649v2285zM42545 15240v2286zM42799 16648v2285zM43053 15241v2285zM43307 16649v2285zM43561 15240v2286zM43815 16648v2285zM44069 15241v2285zM44323 16649v2285zM44577 15240v2286zM36957 17781v2285zM37211 19189v2285zM37465 17780v2286zM37719 19188v2285zM37973 17781v2285zM38227 19189v2285zM38481 17780v2286zM38735 19188v2285zM38989 17781v2285zM39243 19189v2285zM39497 17780v2286zM39751 19188v2285zM40005 17781v2285zM40259 19189v2285zM40513 17780v2286zM40767 19188v2285zM41021 17781v2285zM41275 19189v2285zM41529 17780v2286zM41783 19188v2285zM42037 17781v2285zM42291 19189v2285zM42545 17780v2286zM42799 19188v2285zM43053 17781v2285zM43307 19189v2285zM43561 17780v2286zM43815 19188v2285zM44069 17781v2285zM44323 19189v2285zM44577 17780v2286zM36957 20321v2285zM37211 21729v2285zM37465 20320v2286zM37719 21728v2285zM37973 20321v2285zM38227 21729v2285zM38481 20320v2286zM38735 21728v2285zM38989 20321v2285zM39243 21729v2285zM39497 20320v2286zM39751 21728v2285zM40005 20321v2285zM40259 21729v2285zM40513 20320v2286zM40767 21728v2285zM41021 20321v2285zM41275 21729v2285zM41529 20320v2286zM41783 21728v2285zM42037 20321v2285zM42291 21729v2285zM42545 20320v2286zM42799 21728v2285zM43053 20321v2285zM43307 21729v2285zM43561 20320v2286zM43815 21728v2285zM44069 20321v2285zM44323 21729v2285zM44577 20320v2286zM36957 22861v1523zM37465 22860v1524zM37973 22861v1523zM38481 22860v1524zM38989 22861v1523zM39497 22860v1524zM40005 22861v1523zM40513 22860v1524zM41021 22861v1523zM41529 22860v1524zM42037 22861v1523zM42545 22860v1524zM43053 22861v1523zM43561 22860v1524zM44069 22861v1523zM44577 22860v1524zM37211 1v1142zM37719 0v1143zM38227 1v1142zM38735 0v1143zM39243 1v1142zM39751 0v1143zM40259 1v1142zM40767 0v1143zM41275 1v1142zM41783 0v1143zM42291 1v1142zM42799 0v1143zM43307 1v1142zM43815 0v1143zM44323 1v1142zM2413 1v2285zM2667 1409v2285zM2921 0v2286zM3175 1408v2285zM3429 1v2285zM3683 1409v2285zM3937 0v2286zM4191 1408v2285zM4445 1v2285zM4699 1409v2285zM4953 0v2286zM5207 1408v2285zM5461 1v2285zM5715 1409v2285zM5969 0v2286zM6223 1408v2285zM6477 1v2285zM6731 1409v2285zM6985 0v2286zM7239 1408v2285zM7493 1v2285zM7747 1409v2285zM8001 0v2286zM8255 1408v2285zM8509 1v2285zM8763 1409v2285zM9017 0v2286zM9271 1408v2285zM9525 1v2285zM9779 1409v2285zM10033 0v2286zM2413 2541v2285zM2667 3949v2285zM2921 2540v2286zM3175 3948v2285zM3429 2541v2285zM3683 3949v2285zM3937 2540v2286zM4191 3948v2285zM4445 2541v2285zM4699 3949v2285zM4953 2540v2286zM5207 3948v2285zM5461 2541v2285zM5715 3949v2285zM5969 2540v2286zM6223 3948v2285zM6477 2541v2285zM6731 3949v2285zM6985 2540v2286zM7239 3948v2285zM7493 2541v2285zM7747 3949v2285zM8001 2540v2286zM8255 3948v2285zM8509 2541v2285zM8763 3949v2285zM9017 2540v2286zM9271 3948v2285zM9525 2541v2285zM9779 3949v2285zM10033 2540v2286zM2413 5081v2285zM2667 6489v2285zM2921 5080v2286zM3175 6488v2285zM3429 5081v2285zM3683 6489v2285zM3937 5080v2286zM4191 6488v2285zM4445 5081v2285zM4699 6489v2285zM4953 5080v2286zM5207 6488v2285zM5461 5081v2285zM5715 6489v2285zM5969 5080v2286zM6223 6488v2285zM6477 5081v2285zM6731 6489v2285zM6985 5080v2286zM7239 6488v2285zM7493 5081v2285zM7747 6489v2285zM8001 5080v2286zM8255 6488v2285zM8509 5081v2285zM8763 6489v2285zM9017 5080v2286zM9271 6488v2285zM9525 5081v2285zM9779 6489v2285zM10033 5080v2286zM2413 7621v2285zM2667 9029v2285zM2921 7620v2286zM3175 9028v2285zM3429 7621v2285zM3683 9029v2285zM3937 7620v2286zM4191 9028v2285zM4445 7621v2285zM4699 9029v2285zM4953 7620v2286zM5207 9028v2285zM5461 7621v2285zM5715 9029v2285zM5969 7620v2286zM6223 9028v2285zM6477 7621v2285zM6731 9029v2285zM6985 7620v2286zM7239 9028v2285zM7493 7621v2285zM7747 9029v2285zM8001 7620v2286zM8255 9028v2285zM8509 7621v2285zM8763 9029v2285zM9017 7620v2286zM9271 9028v2285zM9525 7621v2285zM9779 9029v2285zM10033 7620v2286zM2413 10161v2285zM2667 11569v2285zM2921 10160v2286zM3175 11568v2285zM3429 10161v2285zM3683 11569v2285zM3937 10160v2286zM4191 11568v2285zM4445 10161v2285zM4699 11569v2285zM4953 10160v2286zM5207 11568v2285zM5461 10161v2285zM5715 11569v2285zM5969 10160v2286zM6223 11568v2285zM6477 10161v2285zM6731 11569v2285zM6985 10160v2286zM7239 11568v2285zM7493 10161v2285zM7747 11569v2285zM8001 10160v2286zM8255 11568v2285zM8509 10161v2285zM8763 11569v2285zM9017 10160v2286zM9271 11568v2285zM9525 10161v2285zM9779 11569v2285zM10033 10160v2286zM2413 12701v2285zM2667 14109v2285zM2921 12700v2286zM3175 14108v2285zM3429 12701v2285zM3683 14109v2285zM3937 12700v2286zM4191 14108v2285zM4445 12701v2285zM4699 14109v2285zM4953 12700v2286zM5207 14108v2285zM5461 12701v2285zM5715 14109v2285zM5969 12700v2286zM6223 14108v2285zM6477 12701v2285zM6731 14109v2285zM6985 12700v2286zM7239 14108v2285zM7493 12701v2285zM7747 14109v2285zM8001 12700v2286zM8255 14108v2285zM8509 12701v2285zM8763 14109v2285zM9017 12700v2286zM9271 14108v2285zM9525 12701v2285zM9779 14109v2285zM10033 12700v2286zM2413 15241v2285zM2667 16649v2285zM2921 15240v2286zM3175 16648v2285zM3429 15241v2285zM3683 16649v2285zM3937 15240v2286zM4191 16648v2285zM4445 15241v2285zM4699 16649v2285zM4953 15240v2286zM5207 16648v2285zM5461 15241v2285zM5715 16649v2285zM5969 15240v2286zM6223 16648v2285zM6477 15241v2285zM6731 16649v2285zM6985 15240v2286zM7239 16648v2285zM7493 15241v2285zM7747 16649v2285zM8001 15240v2286zM8255 16648v2285zM8509 15241v2285zM8763 16649v2285zM9017 15240v2286zM9271 16648v2285zM9525 15241v2285zM9779 16649v2285zM10033 15240v2286zM2413 17781v2285zM2667 19189v2285zM2921 17780v2286zM3175 19188v2285zM3429 17781v2285zM3683 19189v2285zM3937 17780v2286zM4191 19188v2285zM4445 17781v2285zM4699 19189v2285zM4953 17780v2286zM5207 19188v2285zM5461 17781v2285zM5715 19189v2285zM5969 17780v2286zM6223 19188v2285zM6477 17781v2285zM6731 19189v2285zM6985 17780v2286zM7239 19188v2285zM7493 17781v2285zM7747 19189v2285zM8001 17780v2286zM8255 19188v2285zM8509 17781v2285zM8763 19189v2285zM9017 17780v2286zM9271 19188v2285zM9525 17781v2285zM9779 19189v2285zM10033 17780v2286zM2413 20321v2285zM2667 21729v2285zM2921 20320v2286zM3175 21728v2285zM3429 20321v2285zM3683 21729v2285zM3937 20320v2286zM4191 21728v2285zM4445 20321v2285zM4699 21729v2285zM4953 20320v2286zM5207 21728v2285zM5461 20321v2285zM5715 21729v2285zM5969 20320v2286zM6223 21728v2285zM6477 20321v2285zM6731 21729v2285zM6985 20320v2286zM7239 21728v2285zM7493 20321v2285zM7747 21729v2285zM8001 20320v2286zM8255 21728v2285zM8509 20321v2285zM8763 21729v2285zM9017 20320v2286zM9271 21728v2285zM9525 20321v2285zM9779 21729v2285zM10033 20320v2286zM2413 22861v1523zM2921 22860v1524zM3429 22861v1523zM3937 22860v1524zM4445 22861v1523zM4953 22860v1524zM5461 22861v1523zM5969 22860v1524zM6477 22861v1523zM6985 22860v1524zM7493 22861v1523zM8001 22860v1524zM8509 22861v1523zM9017 22860v1524zM9525 22861v1523zM10033 22860v1524zM2667 1v1142zM3175 0v1143zM3683 1v1142zM4191 0v1143zM4699 1v1142zM5207 0v1143zM5715 1v1142zM6223 0v1143zM6731 1v1142zM7239 0v1143zM7747 1v1142zM8255 0v1143zM8763 1v1142zM9271 0v1143zM9779 1v1142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96cm" fo:page-height="30.4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TiM_F"/>
      <draw:layer draw:name="TiM_B"/>
      <draw:layer draw:name="Acrylic"/>
      <draw:layer draw:name="MDF"/>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24T22:33:52.838481295</meta:creation-date>
    <dc:date>2016-03-25T23:19:41.811452741</dc:date>
    <dc:creator>Anool Mahidharia</dc:creator>
    <meta:editing-duration>PT1H28M42S</meta:editing-duration>
    <meta:editing-cycles>16</meta:editing-cycles>
    <meta:generator>LibreOffice/5.0.5.2$Linux_X86_64 LibreOffice_project/00m0$Build-2</meta:generator>
    <meta:document-statistic meta:object-count="6800"/>
  </office:meta>
</office:document-meta>
</file>